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26" style:family="table-cell" style:parent-style-name="Default">
      <style:table-cell-properties fo:border-bottom="none" fo:border-left="0.74pt solid #000000" fo:border-right="0.74pt solid #000000" fo:border-top="0.74pt solid #000000"/>
      <style:text-properties fo:color="#ff0000"/>
    </style:style>
    <style:style style:name="ce27" style:family="table-cell" style:parent-style-name="Default">
      <style:table-cell-properties fo:border-bottom="none" fo:border-left="0.74pt solid #000000" fo:border-right="0.74pt solid #000000" fo:border-top="none"/>
      <style:text-properties fo:color="#ff0000"/>
    </style:style>
    <style:style style:name="ce28" style:family="table-cell" style:parent-style-name="Default">
      <style:table-cell-properties fo:border-bottom="0.74pt solid #000000" fo:border-left="0.74pt solid #000000" fo:border-right="0.74pt solid #000000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0.74pt solid #000000" fo:border-left="0.74pt solid #000000" fo:border-right="none" fo:border-top="0.74pt solid #000000"/>
      <style:text-properties fo:color="#ff0000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ff0000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74pt solid #000000" fo:border-left="none" fo:border-right="none" fo:border-top="0.74pt solid #000000"/>
      <style:text-properties fo:color="#ff0000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0.74pt solid #000000" fo:border-left="none" fo:border-right="0.74pt solid #000000" fo:border-top="0.74pt solid #000000"/>
      <style:text-properties fo:color="#ff0000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7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7" style:family="table-cell" style:parent-style-name="Default">
      <style:table-cell-properties fo:border-bottom="none" fo:border-left="0.74pt solid #000000" fo:border-right="0.74pt solid #000000" fo:border-top="none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0.74pt solid #000000" fo:border-left="0.74pt solid #000000" fo:border-right="none" fo:border-top="none"/>
    </style:style>
    <style:style style:name="ce81" style:family="table-cell" style:parent-style-name="Default">
      <style:table-cell-properties fo:border-bottom="none" fo:border-left="none" fo:border-right="none" fo:border-top="0.74pt solid #000000"/>
    </style:style>
    <style:style style:name="ce82" style:family="table-cell" style:parent-style-name="Default">
      <style:table-cell-properties fo:border-bottom="0.74pt solid #000000" fo:border-left="none" fo:border-right="none" fo:border-top="none"/>
    </style:style>
    <style:style style:name="ce83" style:family="table-cell" style:parent-style-name="Default">
      <style:table-cell-properties fo:border-bottom="none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order-left="none" fo:border-right="0.74pt solid #000000" fo:border-top="none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fff5ce"/>
      <style:text-properties fo:color="#00a933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7" style:family="table-cell" style:parent-style-name="Default">
      <style:table-cell-properties fo:background-color="#fff5ce"/>
    </style:style>
    <style:style style:name="ce57" style:family="table-cell" style:parent-style-name="Default">
      <style:table-cell-properties fo:background-color="#fff5ce"/>
      <style:text-properties fo:color="#00a933" fo:font-style="normal" style:font-style-asian="normal" style:font-style-complex="normal"/>
    </style:style>
    <style:style style:name="ce58" style:family="table-cell" style:parent-style-name="Default">
      <style:table-cell-properties fo:background-color="#fff5ce"/>
      <style:text-properties fo:font-style="normal" style:font-style-asian="normal" style:font-style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999999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.175cm" fo:min-width="4.086cm"/>
    </style:style>
    <style:style style:name="gr2" style:family="graphic">
      <style:graphic-properties draw:textarea-horizontal-align="justify" draw:textarea-vertical-align="middle" draw:auto-grow-height="false" fo:min-height="1.2cm" fo:min-width="4.114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.212cm" svg:height="1.301cm" svg:x="1.06cm" svg:y="0.452c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82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I</text:p>
          </table:table-cell>
          <table:table-cell table:number-columns-repeated="8"/>
          <table:table-cell office:value-type="string" calcext:value-type="string">
            <text:p>III</text:p>
          </table:table-cell>
          <table:table-cell table:number-columns-repeated="8"/>
          <table:table-cell office:value-type="string" calcext:value-type="string">
            <text:p>IV</text:p>
          </table:table-cell>
          <table:table-cell table:number-columns-repeated="8"/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VI</text:p>
          </table:table-cell>
          <table:table-cell table:number-columns-repeated="8"/>
          <table:table-cell office:value-type="string" calcext:value-type="string">
            <text:p>VII</text:p>
          </table:table-cell>
          <table:table-cell table:number-columns-repeated="8"/>
          <table:table-cell office:value-type="string" calcext:value-type="string">
            <text:p>VIII</text:p>
          </table:table-cell>
          <table:table-cell table:number-columns-repeated="8"/>
          <table:table-cell office:value-type="string" calcext:value-type="string">
            <text:p>I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I</text:p>
          </table:table-cell>
          <table:table-cell table:number-columns-repeated="8"/>
          <table:table-cell office:value-type="string" calcext:value-type="string">
            <text:p>XII</text:p>
          </table:table-cell>
          <table:table-cell table:number-columns-repeated="8"/>
          <table:table-cell office:value-type="string" calcext:value-type="string">
            <text:p>XIII</text:p>
          </table:table-cell>
          <table:table-cell table:number-columns-repeated="8"/>
          <table:table-cell office:value-type="string" calcext:value-type="string">
            <text:p>XIV</text:p>
          </table:table-cell>
          <table:table-cell table:number-columns-repeated="8"/>
          <table:table-cell office:value-type="string" calcext:value-type="string">
            <text:p>XV</text:p>
          </table:table-cell>
          <table:table-cell table:number-columns-repeated="8"/>
          <table:table-cell office:value-type="string" calcext:value-type="string">
            <text:p>XVI</text:p>
          </table:table-cell>
          <table:table-cell table:number-columns-repeated="8"/>
          <table:table-cell office:value-type="string" calcext:value-type="string">
            <text:p>XVII</text:p>
          </table:table-cell>
          <table:table-cell table:number-columns-repeated="8"/>
          <table:table-cell office:value-type="string" calcext:value-type="string">
            <text:p>XVIII</text:p>
          </table:table-cell>
          <table:table-cell table:number-columns-repeated="8"/>
          <table:table-cell office:value-type="string" calcext:value-type="string">
            <text:p>XIX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29" office:value-type="string" calcext:value-type="string" table:number-columns-spanned="2" table:number-rows-spanned="1">
            <text:p>Mvt1</text:p>
          </table:table-cell>
          <table:covered-table-cell/>
          <table:table-cell/>
          <table:table-cell table:style-name="ce29" office:value-type="string" calcext:value-type="string" table:number-columns-spanned="2" table:number-rows-spanned="1">
            <text:p>Mvt2</text:p>
          </table:table-cell>
          <table:covered-table-cell/>
          <table:table-cell/>
          <table:table-cell table:style-name="ce29" office:value-type="string" calcext:value-type="string" table:number-columns-spanned="2" table:number-rows-spanned="1">
            <text:p>Mvt3</text:p>
          </table:table-cell>
          <table:covered-table-cell/>
          <table:table-cell table:number-columns-repeated="174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4.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6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 office:value-type="float" office:value="532" calcext:value-type="float">
            <text:p>532</text:p>
          </table:table-cell>
          <table:table-cell table:style-name="ce7" office:value-type="string" calcext:value-type="string">
            <text:p>s1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s4.</text:p>
          </table:table-cell>
          <table:table-cell table:style-name="ce7"/>
          <table:table-cell table:style-name="ce7" office:value-type="float" office:value="333" calcext:value-type="float">
            <text:p>333</text:p>
          </table:table-cell>
          <table:table-cell table:style-name="ce48" office:value-type="string" calcext:value-type="string">
            <text:p>s2</text:p>
          </table:table-cell>
          <table:table-cell table:style-name="ce17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5"/>
          <table:table-cell table:style-name="ce7" office:value-type="float" office:value="443" calcext:value-type="float">
            <text:p>443</text:p>
          </table:table-cell>
          <table:table-cell table:style-name="ce48" office:value-type="string" calcext:value-type="string">
            <text:p>s2.</text:p>
          </table:table-cell>
          <table:table-cell table:style-name="ce17"/>
          <table:table-cell/>
          <table:table-cell table:formula="of:=475-442" office:value-type="float" office:value="33" calcext:value-type="float">
            <text:p>33</text:p>
          </table:table-cell>
          <table:table-cell table:number-columns-repeated="171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5"/>
          <table:table-cell table:style-name="ce7" office:value-type="float" office:value="476" calcext:value-type="float">
            <text:p>476</text:p>
          </table:table-cell>
          <table:table-cell table:style-name="ce48" office:value-type="string" calcext:value-type="string">
            <text:p>s2.</text:p>
          </table:table-cell>
          <table:table-cell table:style-name="ce17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3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9-TripleConcerto/00-Common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3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TripleConcerto_Format_temp.ly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10"/>
          <table:table-cell table:style-name="ce15" table:number-columns-repeated="7"/>
          <table:table-cell table:style-name="ce18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5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Flote</text:p>
          </table:table-cell>
          <table:table-cell table:number-columns-repeated="8"/>
          <table:table-cell office:value-type="string" calcext:value-type="string">
            <text:p>OboeI</text:p>
          </table:table-cell>
          <table:table-cell table:number-columns-repeated="8"/>
          <table:table-cell office:value-type="string" calcext:value-type="string">
            <text:p>OboeII</text:p>
          </table:table-cell>
          <table:table-cell table:number-columns-repeated="8"/>
          <table:table-cell office:value-type="string" calcext:value-type="string">
            <text:p>ClarinetI</text:p>
          </table:table-cell>
          <table:table-cell table:number-columns-repeated="8"/>
          <table:table-cell office:value-type="string" calcext:value-type="string">
            <text:p>ClarinetII</text:p>
          </table:table-cell>
          <table:table-cell table:number-columns-repeated="8"/>
          <table:table-cell office:value-type="string" calcext:value-type="string">
            <text:p>FagottoI</text:p>
          </table:table-cell>
          <table:table-cell table:number-columns-repeated="8"/>
          <table:table-cell office:value-type="string" calcext:value-type="string">
            <text:p>FagottoII</text:p>
          </table:table-cell>
          <table:table-cell table:number-columns-repeated="8"/>
          <table:table-cell office:value-type="string" calcext:value-type="string">
            <text:p>CornoI</text:p>
          </table:table-cell>
          <table:table-cell table:number-columns-repeated="8"/>
          <table:table-cell office:value-type="string" calcext:value-type="string">
            <text:p>CornoII</text:p>
          </table:table-cell>
          <table:table-cell table:number-columns-repeated="8"/>
          <table:table-cell office:value-type="string" calcext:value-type="string">
            <text:p>TrombeI</text:p>
          </table:table-cell>
          <table:table-cell table:number-columns-repeated="8"/>
          <table:table-cell office:value-type="string" calcext:value-type="string">
            <text:p>TrombeII</text:p>
          </table:table-cell>
          <table:table-cell table:number-columns-repeated="8"/>
          <table:table-cell office:value-type="string" calcext:value-type="string">
            <text:p>Timpani</text:p>
          </table:table-cell>
          <table:table-cell table:number-columns-repeated="8"/>
          <table:table-cell office:value-type="string" calcext:value-type="string">
            <text:p>SoloViolin</text:p>
          </table:table-cell>
          <table:table-cell table:number-columns-repeated="8"/>
          <table:table-cell office:value-type="string" calcext:value-type="string">
            <text:p>SoloCello</text:p>
          </table:table-cell>
          <table:table-cell table:number-columns-repeated="8"/>
          <table:table-cell office:value-type="string" calcext:value-type="string">
            <text:p>PianoUp</text:p>
          </table:table-cell>
          <table:table-cell table:number-columns-repeated="8"/>
          <table:table-cell office:value-type="string" calcext:value-type="string">
            <text:p>ViolinI</text:p>
          </table:table-cell>
          <table:table-cell table:number-columns-repeated="8"/>
          <table:table-cell office:value-type="string" calcext:value-type="string">
            <text:p>ViolinII</text:p>
          </table:table-cell>
          <table:table-cell table:number-columns-repeated="8"/>
          <table:table-cell office:value-type="string" calcext:value-type="string">
            <text:p>Viola</text:p>
          </table:table-cell>
          <table:table-cell table:number-columns-repeated="8"/>
          <table:table-cell office:value-type="string" calcext:value-type="string">
            <text:p>Violonc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d -r '/^[s ]/ {N;N;N;s/\n/ /g};s/ format/\nformat/g;s/ }/\n}/g;s/ \\override/\n\\override/g' TripleConcerto_Format_temp.ly | sed -r 's/^([\\s ])/\t&amp;/g;/^$/d' &gt; res.ly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style-name="Default"/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6:.$HB16];MATCH([.$B$7];[.$W$1:.$HB$1];0)+[.L$1])=&quot;&quot;;&quot;&quot;;INDEX([.$W16:.$HB16];MATCH([.$B$7];[.$W$1:.$HB$1];0)+[.L$1]))" office:value-type="string" office:string-value="Y" calcext:value-type="string">
            <text:p>Y</text:p>
          </table:table-cell>
          <table:table-cell table:style-name="ce3" table:formula="of:=IF(INDEX([.$W16:.$HB16];MATCH([.$B$7];[.$W$1:.$HB$1];0)+[.M$1])=&quot;&quot;;&quot;&quot;;INDEX([.$W16:.$HB16];MATCH([.$B$7];[.$W$1:.$HB$1];0)+[.M$1]))" office:value-type="string" office:string-value="formatFagottoIMvtI" calcext:value-type="string">
            <text:p>formatFagottoIMvt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&quot;" office:value-type="string" office:string-value="formatFloteMvtI" calcext:value-type="string">
            <text:p>formatFlote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F$13]&amp;&quot;MvtI&quot;" office:value-type="string" office:string-value="formatOboeIMvtI" calcext:value-type="string">
            <text:p>formatOboe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O$13]&amp;&quot;MvtI&quot;" office:value-type="string" office:string-value="formatOboeIIMvtI" calcext:value-type="string">
            <text:p>formatOboe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&quot;" office:value-type="string" office:string-value="formatClarinetIMvtI" calcext:value-type="string">
            <text:p>formatClarinet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&quot;" office:value-type="string" office:string-value="formatClarinetIIMvtI" calcext:value-type="string">
            <text:p>formatClarinet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&quot;" office:value-type="string" office:string-value="formatFagottoIMvtI" calcext:value-type="string">
            <text:p>formatFagotto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&quot;" office:value-type="string" office:string-value="formatFagottoIIMvtI" calcext:value-type="string">
            <text:p>formatFagotto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&quot;" office:value-type="string" office:string-value="formatCornoIMvtI" calcext:value-type="string">
            <text:p>formatCorno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&quot;" office:value-type="string" office:string-value="formatCornoIIMvtI" calcext:value-type="string">
            <text:p>formatCorno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Z$13]&amp;&quot;MvtI&quot;" office:value-type="string" office:string-value="formatTrombeIMvtI" calcext:value-type="string">
            <text:p>formatTrombe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I$13]&amp;&quot;MvtI&quot;" office:value-type="string" office:string-value="formatTrombeIIMvtI" calcext:value-type="string">
            <text:p>formatTrombe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&quot;" office:value-type="string" office:string-value="formatTimpaniMvtI" calcext:value-type="string">
            <text:p>formatTimpan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&quot;" office:value-type="string" office:string-value="formatSoloViolinMvtI" calcext:value-type="string">
            <text:p>formatSoloViolin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&quot;" office:value-type="string" office:string-value="formatSoloCelloMvtI" calcext:value-type="string">
            <text:p>formatSoloCello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S$13]&amp;&quot;MvtI&quot;" office:value-type="string" office:string-value="formatPianoUpMvtI" calcext:value-type="string">
            <text:p>formatPianoUp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&quot;" office:value-type="string" office:string-value="formatViolinIMvtI" calcext:value-type="string">
            <text:p>formatViolin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&quot;" office:value-type="string" office:string-value="formatViolinIIMvtI" calcext:value-type="string">
            <text:p>formatViolin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&quot;" office:value-type="string" office:string-value="formatViolaMvtI" calcext:value-type="string">
            <text:p>formatViola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&quot;" office:value-type="string" office:string-value="formatVioloncellMvtI" calcext:value-type="string">
            <text:p>formatVioloncellMvtI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7:.$HB17];MATCH([.$B$7];[.$W$1:.$HB$1];0)+[.L$1])=&quot;&quot;;&quot;&quot;;INDEX([.$W17:.$HB17];MATCH([.$B$7];[.$W$1:.$HB$1];0)+[.L$1]))" office:value-type="string" office:string-value="Y" calcext:value-type="string">
            <text:p>Y</text:p>
          </table:table-cell>
          <table:table-cell table:style-name="ce3" table:formula="of:=IF(INDEX([.$W17:.$HB17];MATCH([.$B$7];[.$W$1:.$HB$1];0)+[.M$1])=&quot;&quot;;&quot;&quot;;INDEX([.$W17:.$HB17];MATCH([.$B$7];[.$W$1:.$HB$1];0)+[.M$1]))" office:value-type="string" office:string-value="formatFagottoIMvtII" calcext:value-type="string">
            <text:p>formatFagottoIMvtI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I&quot;" office:value-type="string" office:string-value="formatFloteMvtII" calcext:value-type="string">
            <text:p>formatFlote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AF$13]&amp;&quot;MvtII&quot;" office:value-type="string" office:string-value="formatOboeIMvtII" calcext:value-type="string">
            <text:p>formatOboeI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AO$13]&amp;&quot;MvtII&quot;" office:value-type="string" office:string-value="formatOboeIIMvtII" calcext:value-type="string">
            <text:p>formatOboe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I&quot;" office:value-type="string" office:string-value="formatClarinetIMvtII" calcext:value-type="string">
            <text:p>formatClarinet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I&quot;" office:value-type="string" office:string-value="formatClarinetIIMvtII" calcext:value-type="string">
            <text:p>formatClarinet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I&quot;" office:value-type="string" office:string-value="formatFagottoIMvtII" calcext:value-type="string">
            <text:p>formatFagotto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I&quot;" office:value-type="string" office:string-value="formatFagottoIIMvtII" calcext:value-type="string">
            <text:p>formatFagotto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I&quot;" office:value-type="string" office:string-value="formatCornoIMvtII" calcext:value-type="string">
            <text:p>formatCorno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I&quot;" office:value-type="string" office:string-value="formatCornoIIMvtII" calcext:value-type="string">
            <text:p>formatCorno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Z$13]&amp;&quot;MvtII&quot;" office:value-type="string" office:string-value="formatTrombeIMvtII" calcext:value-type="string">
            <text:p>formatTrombe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I$13]&amp;&quot;MvtII&quot;" office:value-type="string" office:string-value="formatTrombeIIMvtII" calcext:value-type="string">
            <text:p>formatTrombe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I&quot;" office:value-type="string" office:string-value="formatTimpaniMvtII" calcext:value-type="string">
            <text:p>formatTimpan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I&quot;" office:value-type="string" office:string-value="formatSoloViolinMvtII" calcext:value-type="string">
            <text:p>formatSoloViolin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I&quot;" office:value-type="string" office:string-value="formatSoloCelloMvtII" calcext:value-type="string">
            <text:p>formatSoloCello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ES$13]&amp;&quot;MvtII&quot;" office:value-type="string" office:string-value="formatPianoUpMvtII" calcext:value-type="string">
            <text:p>formatPianoUp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I&quot;" office:value-type="string" office:string-value="formatViolinIMvtII" calcext:value-type="string">
            <text:p>formatViolin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I&quot;" office:value-type="string" office:string-value="formatViolinIIMvtII" calcext:value-type="string">
            <text:p>formatViolin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I&quot;" office:value-type="string" office:string-value="formatViolaMvtII" calcext:value-type="string">
            <text:p>formatViola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I&quot;" office:value-type="string" office:string-value="formatVioloncellMvtII" calcext:value-type="string">
            <text:p>formatVioloncellMvtII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8:.$HB18];MATCH([.$B$7];[.$W$1:.$HB$1];0)+[.L$1])=&quot;&quot;;&quot;&quot;;INDEX([.$W18:.$HB18];MATCH([.$B$7];[.$W$1:.$HB$1];0)+[.L$1]))" office:value-type="string" office:string-value="Y" calcext:value-type="string">
            <text:p>Y</text:p>
          </table:table-cell>
          <table:table-cell table:style-name="ce3" table:formula="of:=IF(INDEX([.$W18:.$HB18];MATCH([.$B$7];[.$W$1:.$HB$1];0)+[.M$1])=&quot;&quot;;&quot;&quot;;INDEX([.$W18:.$HB18];MATCH([.$B$7];[.$W$1:.$HB$1];0)+[.M$1]))" office:value-type="string" office:string-value="formatFagottoIMvtIII" calcext:value-type="string">
            <text:p>formatFagottoIMvtII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II&quot;" office:value-type="string" office:string-value="formatFloteMvtIII" calcext:value-type="string">
            <text:p>formatFlote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F$13]&amp;&quot;MvtIII&quot;" office:value-type="string" office:string-value="formatOboeIMvtIII" calcext:value-type="string">
            <text:p>formatOboe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O$13]&amp;&quot;MvtIII&quot;" office:value-type="string" office:string-value="formatOboeIIMvtIII" calcext:value-type="string">
            <text:p>formatOboe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II&quot;" office:value-type="string" office:string-value="formatClarinetIMvtIII" calcext:value-type="string">
            <text:p>formatClarinet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II&quot;" office:value-type="string" office:string-value="formatClarinetIIMvtIII" calcext:value-type="string">
            <text:p>formatClarinet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II&quot;" office:value-type="string" office:string-value="formatFagottoIMvtIII" calcext:value-type="string">
            <text:p>formatFagotto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II&quot;" office:value-type="string" office:string-value="formatFagottoIIMvtIII" calcext:value-type="string">
            <text:p>formatFagotto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II&quot;" office:value-type="string" office:string-value="formatCornoIMvtIII" calcext:value-type="string">
            <text:p>formatCorno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II&quot;" office:value-type="string" office:string-value="formatCornoIIMvtIII" calcext:value-type="string">
            <text:p>formatCorno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Z$13]&amp;&quot;MvtIII&quot;" office:value-type="string" office:string-value="formatTrombeIMvtIII" calcext:value-type="string">
            <text:p>formatTrombe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I$13]&amp;&quot;MvtIII&quot;" office:value-type="string" office:string-value="formatTrombeIIMvtIII" calcext:value-type="string">
            <text:p>formatTrombe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II&quot;" office:value-type="string" office:string-value="formatTimpaniMvtIII" calcext:value-type="string">
            <text:p>formatTimpan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II&quot;" office:value-type="string" office:string-value="formatSoloViolinMvtIII" calcext:value-type="string">
            <text:p>formatSoloViolin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II&quot;" office:value-type="string" office:string-value="formatSoloCelloMvtIII" calcext:value-type="string">
            <text:p>formatSoloCello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S$13]&amp;&quot;MvtIII&quot;" office:value-type="string" office:string-value="formatPianoUpMvtIII" calcext:value-type="string">
            <text:p>formatPianoUp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II&quot;" office:value-type="string" office:string-value="formatViolinIMvtIII" calcext:value-type="string">
            <text:p>formatViolin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II&quot;" office:value-type="string" office:string-value="formatViolinIIMvtIII" calcext:value-type="string">
            <text:p>formatViolin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II&quot;" office:value-type="string" office:string-value="formatViolaMvtIII" calcext:value-type="string">
            <text:p>formatViola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II&quot;" office:value-type="string" office:string-value="formatVioloncellMvtIII" calcext:value-type="string">
            <text:p>formatVioloncellMvtIII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 table:number-columns-repeated="10"/>
          <table:table-cell table:number-columns-repeated="17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35" table:formula="of:=IF(INDEX([.$W20:.$HB20];MATCH([.$B$7];[.$W$1:.$HB$1];0)+[.L$1])=&quot;&quot;;&quot;&quot;;INDEX([.$W20:.$HB20];MATCH([.$B$7];[.$W$1:.$HB$1];0)+[.L$1]))" office:value-type="string" office:string-value="Mvt 1" calcext:value-type="string">
            <text:p>Mvt 1</text:p>
          </table:table-cell>
          <table:table-cell table:style-name="ce41" table:formula="of:=IF(INDEX([.$W20:.$HB20];MATCH([.$B$7];[.$W$1:.$HB$1];0)+[.M$1])=&quot;&quot;;&quot;&quot;;INDEX([.$W20:.$HB20];MATCH([.$B$7];[.$W$1:.$HB$1];0)+[.M$1]))">
            <text:p/>
          </table:table-cell>
          <table:table-cell table:style-name="ce41"/>
          <table:table-cell table:style-name="ce41" table:formula="of:=IF(INDEX([.$W20:.$HB20];MATCH([.$B$7];[.$W$1:.$HB$1];0)+[.O$1])=&quot;&quot;;&quot;&quot;;INDEX([.$W20:.$HB20];MATCH([.$B$7];[.$W$1:.$HB$1];0)+[.O$1]))" office:value-type="string" office:string-value="Mvt 2" calcext:value-type="string">
            <text:p>Mvt 2</text:p>
          </table:table-cell>
          <table:table-cell table:style-name="ce41" table:formula="of:=IF(INDEX([.$W20:.$HB20];MATCH([.$B$7];[.$W$1:.$HB$1];0)+[.P$1])=&quot;&quot;;&quot;&quot;;INDEX([.$W20:.$HB20];MATCH([.$B$7];[.$W$1:.$HB$1];0)+[.P$1]))">
            <text:p/>
          </table:table-cell>
          <table:table-cell table:style-name="ce41"/>
          <table:table-cell table:style-name="ce41" table:formula="of:=IF(INDEX([.$W20:.$HB20];MATCH([.$B$7];[.$W$1:.$HB$1];0)+[.R$1])=&quot;&quot;;&quot;&quot;;INDEX([.$W20:.$HB20];MATCH([.$B$7];[.$W$1:.$HB$1];0)+[.R$1]))" office:value-type="string" office:string-value="Mvt 3" calcext:value-type="string">
            <text:p>Mvt 3</text:p>
          </table:table-cell>
          <table:table-cell table:style-name="ce41" table:formula="of:=IF(INDEX([.$W20:.$HB20];MATCH([.$B$7];[.$W$1:.$HB$1];0)+[.S$1])=&quot;&quot;;&quot;&quot;;INDEX([.$W20:.$HB20];MATCH([.$B$7];[.$W$1:.$HB$1];0)+[.S$1]))">
            <text:p/>
          </table:table-cell>
          <table:table-cell table:style-name="ce65"/>
          <table:table-cell table:number-columns-repeated="2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6]&amp;&quot; = {&quot;" office:value-type="string" office:string-value="formatFagottoIMvtI = {" calcext:value-type="string">
            <text:p>formatFagottoIMvtI = {</text:p>
          </table:table-cell>
          <table:table-cell table:number-columns-repeated="2"/>
          <table:table-cell table:style-name="ce26"/>
          <table:table-cell table:style-name="ce4"/>
          <table:table-cell table:style-name="ce11" table:number-columns-repeated="7"/>
          <table:table-cell table:style-name="ce19"/>
          <table:table-cell table:number-columns-repeated="2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L$4:.$L$101];[.A22]));&quot;&quot;;SMALL([.$L$4:.$L$101];[.A22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6" table:formula="of:=IF(INDEX([.$W22:.$HB22];MATCH([.$B$7];[.$W$1:.$HB$1];0)+[.L$1])=&quot;&quot;;&quot;&quot;;INDEX([.$W22:.$HB22];MATCH([.$B$7];[.$W$1:.$HB$1];0)+[.L$1]))" office:value-type="float" office:value="1" calcext:value-type="float">
            <text:p>1</text:p>
          </table:table-cell>
          <table:table-cell table:style-name="ce12" table:formula="of:=IF(INDEX([.$W22:.$HB22];MATCH([.$B$7];[.$W$1:.$HB$1];0)+[.M$1])=&quot;&quot;;&quot;&quot;;INDEX([.$W22:.$HB22];MATCH([.$B$7];[.$W$1:.$HB$1];0)+[.M$1]))">
            <text:p/>
          </table:table-cell>
          <table:table-cell table:style-name="ce12"/>
          <table:table-cell table:style-name="ce12" table:formula="of:=IF(INDEX([.$W22:.$HB22];MATCH([.$B$7];[.$W$1:.$HB$1];0)+[.O$1])=&quot;&quot;;&quot;&quot;;INDEX([.$W22:.$HB22];MATCH([.$B$7];[.$W$1:.$HB$1];0)+[.O$1]))" office:value-type="float" office:value="1" calcext:value-type="float">
            <text:p>1</text:p>
          </table:table-cell>
          <table:table-cell table:style-name="ce12" table:formula="of:=IF(INDEX([.$W22:.$HB22];MATCH([.$B$7];[.$W$1:.$HB$1];0)+[.P$1])=&quot;&quot;;&quot;&quot;;INDEX([.$W22:.$HB22];MATCH([.$B$7];[.$W$1:.$HB$1];0)+[.P$1]))">
            <text:p/>
          </table:table-cell>
          <table:table-cell table:style-name="ce12"/>
          <table:table-cell table:style-name="ce12" table:formula="of:=IF(INDEX([.$W22:.$HB22];MATCH([.$B$7];[.$W$1:.$HB$1];0)+[.R$1])=&quot;&quot;;&quot;&quot;;INDEX([.$W22:.$HB22];MATCH([.$B$7];[.$W$1:.$HB$1];0)+[.R$1]))" office:value-type="float" office:value="1" calcext:value-type="float">
            <text:p>1</text:p>
          </table:table-cell>
          <table:table-cell table:style-name="ce60" table:formula="of:=IF(INDEX([.$W22:.$HB22];MATCH([.$B$7];[.$W$1:.$HB$1];0)+[.S$1])=&quot;&quot;;&quot;&quot;;INDEX([.$W22:.$HB22];MATCH([.$B$7];[.$W$1:.$HB$1];0)+[.S$1]))">
            <text:p/>
          </table:table-cell>
          <table:table-cell table:style-name="ce20"/>
          <table:table-cell/>
          <table:table-cell table:style-name="ce7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L$4:.$L$101];[.A23]));&quot;&quot;;SMALL([.$L$4:.$L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L$4:.$L$11];0));&quot;&quot;;INDEX([.$M$22:.$M$101];MATCH([.B23];[.$L$22:.$L$101];1))))">
            <text:p/>
          </table:table-cell>
          <table:table-cell table:style-name="ce2" table:formula="of:=IF([.B23]=&quot;&quot;;&quot;&quot;;IF([.B22]&lt;[.$L$4];INDEX([.$M$4:.$M$11];MATCH([.B22];[.$L$4:.$L$11];-1));INDEX([.$M$4:.$M$11];MATCH([.B22];[.$L$4:.$L$11];1))))" office:value-type="string" office:string-value="s1" calcext:value-type="string">
            <text:p>s1</text:p>
          </table:table-cell>
          <table:table-cell table:style-name="ce2" table:number-columns-repeated="2"/>
          <table:table-cell table:style-name="Default" table:formula="of:=IF([.L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36" table:formula="of:=IF(INDEX([.$W23:.$HB23];MATCH([.$B$7];[.$W$1:.$HB$1];0)+[.L$1])=&quot;&quot;;&quot;&quot;;INDEX([.$W23:.$HB23];MATCH([.$B$7];[.$W$1:.$HB$1];0)+[.L$1]))" office:value-type="float" office:value="19" calcext:value-type="float">
            <text:p>19</text:p>
          </table:table-cell>
          <table:table-cell table:style-name="ce12" table:formula="of:=IF(INDEX([.$W23:.$HB23];MATCH([.$B$7];[.$W$1:.$HB$1];0)+[.M$1])=&quot;&quot;;&quot;&quot;;INDEX([.$W23:.$HB23];MATCH([.$B$7];[.$W$1:.$HB$1];0)+[.M$1]))" office:value-type="string" office:string-value="b" calcext:value-type="string">
            <text:p>b</text:p>
          </table:table-cell>
          <table:table-cell table:style-name="ce12" table:formula="of:=IF(INDEX([.$W23:.$HB23];MATCH([.$B$7];[.$W$1:.$HB$1];0)+[.N$1])=&quot;&quot;;&quot;&quot;;INDEX([.$W23:.$HB23];MATCH([.$B$7];[.$W$1:.$HB$1];0)+[.N$1]))">
            <text:p/>
          </table:table-cell>
          <table:table-cell table:style-name="ce12" table:formula="of:=IF(INDEX([.$W23:.$HB23];MATCH([.$B$7];[.$W$1:.$HB$1];0)+[.O$1])=&quot;&quot;;&quot;&quot;;INDEX([.$W23:.$HB23];MATCH([.$B$7];[.$W$1:.$HB$1];0)+[.O$1]))" office:value-type="float" office:value="24" calcext:value-type="float">
            <text:p>24</text:p>
          </table:table-cell>
          <table:table-cell table:style-name="ce12" table:formula="of:=IF(INDEX([.$W23:.$HB23];MATCH([.$B$7];[.$W$1:.$HB$1];0)+[.P$1])=&quot;&quot;;&quot;&quot;;INDEX([.$W23:.$HB23];MATCH([.$B$7];[.$W$1:.$HB$1];0)+[.P$1]))" office:value-type="string" office:string-value="b" calcext:value-type="string">
            <text:p>b</text:p>
          </table:table-cell>
          <table:table-cell table:style-name="ce12" table:formula="of:=IF(INDEX([.$W23:.$HB23];MATCH([.$B$7];[.$W$1:.$HB$1];0)+[.Q$1])=&quot;&quot;;&quot;&quot;;INDEX([.$W23:.$HB23];MATCH([.$B$7];[.$W$1:.$HB$1];0)+[.Q$1]))">
            <text:p/>
          </table:table-cell>
          <table:table-cell table:style-name="ce12" table:formula="of:=IF(INDEX([.$W23:.$HB23];MATCH([.$B$7];[.$W$1:.$HB$1];0)+[.R$1])=&quot;&quot;;&quot;&quot;;INDEX([.$W23:.$HB23];MATCH([.$B$7];[.$W$1:.$HB$1];0)+[.R$1]))" office:value-type="float" office:value="19" calcext:value-type="float">
            <text:p>19</text:p>
          </table:table-cell>
          <table:table-cell table:style-name="ce60" table:formula="of:=IF(INDEX([.$W23:.$HB23];MATCH([.$B$7];[.$W$1:.$HB$1];0)+[.S$1])=&quot;&quot;;&quot;&quot;;INDEX([.$W23:.$HB23];MATCH([.$B$7];[.$W$1:.$HB$1];0)+[.S$1]))" office:value-type="string" office:string-value="b" calcext:value-type="string">
            <text:p>b</text:p>
          </table:table-cell>
          <table:table-cell table:style-name="ce20" table:formula="of:=IF(INDEX([.$W23:.$HB23];MATCH([.$B$7];[.$W$1:.$HB$1];0)+[.T$1])=&quot;&quot;;&quot;&quot;;INDEX([.$W23:.$HB23];MATCH([.$B$7];[.$W$1:.$HB$1];0)+[.T$1]))">
            <text:p/>
          </table:table-cell>
          <table:table-cell/>
          <table:table-cell table:style-name="ce77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L$4:.$L$101];[.A24]));&quot;&quot;;SMALL([.$L$4:.$L$101];[.A24]))" office:value-type="float" office:value="19" calcext:value-type="float">
            <text:p>19</text:p>
          </table:table-cell>
          <table:table-cell table:formula="of:=IF([.B24]=&quot;&quot;;&quot;&quot;;[.B24]-[.B23])" office:value-type="float" office:value="18" calcext:value-type="float">
            <text:p>18</text:p>
          </table:table-cell>
          <table:table-cell table:formula="of:=IF([.B24]=&quot;&quot;;&quot;&quot;;IF(ISNUMBER(MATCH([.B24];[.$L$4:.$L$11];0));&quot;&quot;;INDEX([.$M$22:.$M$101];MATCH([.B24];[.$L$22:.$L$101];1))))" office:value-type="string" office:string-value="b" calcext:value-type="string">
            <text:p>b</text:p>
          </table:table-cell>
          <table:table-cell table:formula="of:=IF([.B24]=&quot;&quot;;&quot;&quot;;IF([.B23]&lt;[.$L$4];INDEX([.$M$4:.$M$11];MATCH([.B23];[.$L$4:.$L$11];-1));INDEX([.$M$4:.$M$11];MATCH([.B23];[.$L$4:.$L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M$22:.$M$101];MATCH([.B2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4];[.$L$23:.$L$101];0))=&quot;&quot;;&quot;&quot;;IF(ISERROR(MATCH([.B24];[.$L$23:.$L$101];0));&quot;&quot;;&quot;\grace {&quot;&amp;INDEX([.$N$23:.$N$101];MATCH([.B24];[.$L$23:.$L$101];0))&amp;&quot;}&quot;))">
            <text:p/>
          </table:table-cell>
          <table:table-cell table:formula="of:=IF([.B24]=&quot;&quot;;&quot;&quot;;IF([.$L$16]=&quot;Y&quot;;IF([.C24]=0;&quot; &quot;&amp;[.F24];[.E24]&amp;&quot;*&quot;&amp;[.C24]&amp;&quot; &quot;&amp;[.F24]&amp;&quot; &quot;&amp;[.G24]);&quot;&quot;))" office:value-type="string" office:string-value="s1*18 \break " calcext:value-type="string">
            <text:p>s1*18 \break 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6" table:formula="of:=IF(INDEX([.$W24:.$HB24];MATCH([.$B$7];[.$W$1:.$HB$1];0)+[.L$1])=&quot;&quot;;&quot;&quot;;INDEX([.$W24:.$HB24];MATCH([.$B$7];[.$W$1:.$HB$1];0)+[.L$1]))" office:value-type="float" office:value="29" calcext:value-type="float">
            <text:p>29</text:p>
          </table:table-cell>
          <table:table-cell table:style-name="ce12" table:formula="of:=IF(INDEX([.$W24:.$HB24];MATCH([.$B$7];[.$W$1:.$HB$1];0)+[.M$1])=&quot;&quot;;&quot;&quot;;INDEX([.$W24:.$HB24];MATCH([.$B$7];[.$W$1:.$HB$1];0)+[.M$1]))" office:value-type="string" office:string-value="b" calcext:value-type="string">
            <text:p>b</text:p>
          </table:table-cell>
          <table:table-cell table:style-name="ce12" table:formula="of:=IF(INDEX([.$W24:.$HB24];MATCH([.$B$7];[.$W$1:.$HB$1];0)+[.N$1])=&quot;&quot;;&quot;&quot;;INDEX([.$W24:.$HB24];MATCH([.$B$7];[.$W$1:.$HB$1];0)+[.N$1]))">
            <text:p/>
          </table:table-cell>
          <table:table-cell table:style-name="ce12" table:formula="of:=IF(INDEX([.$W24:.$HB24];MATCH([.$B$7];[.$W$1:.$HB$1];0)+[.O$1])=&quot;&quot;;&quot;&quot;;INDEX([.$W24:.$HB24];MATCH([.$B$7];[.$W$1:.$HB$1];0)+[.O$1]))" office:value-type="float" office:value="32" calcext:value-type="float">
            <text:p>32</text:p>
          </table:table-cell>
          <table:table-cell table:style-name="ce12" table:formula="of:=IF(INDEX([.$W24:.$HB24];MATCH([.$B$7];[.$W$1:.$HB$1];0)+[.P$1])=&quot;&quot;;&quot;&quot;;INDEX([.$W24:.$HB24];MATCH([.$B$7];[.$W$1:.$HB$1];0)+[.P$1]))" office:value-type="string" office:string-value="b" calcext:value-type="string">
            <text:p>b</text:p>
          </table:table-cell>
          <table:table-cell table:style-name="ce12" table:formula="of:=IF(INDEX([.$W24:.$HB24];MATCH([.$B$7];[.$W$1:.$HB$1];0)+[.Q$1])=&quot;&quot;;&quot;&quot;;INDEX([.$W24:.$HB24];MATCH([.$B$7];[.$W$1:.$HB$1];0)+[.Q$1]))">
            <text:p/>
          </table:table-cell>
          <table:table-cell table:style-name="ce12" table:formula="of:=IF(INDEX([.$W24:.$HB24];MATCH([.$B$7];[.$W$1:.$HB$1];0)+[.R$1])=&quot;&quot;;&quot;&quot;;INDEX([.$W24:.$HB24];MATCH([.$B$7];[.$W$1:.$HB$1];0)+[.R$1]))" office:value-type="float" office:value="39" calcext:value-type="float">
            <text:p>39</text:p>
          </table:table-cell>
          <table:table-cell table:style-name="ce60" table:formula="of:=IF(INDEX([.$W24:.$HB24];MATCH([.$B$7];[.$W$1:.$HB$1];0)+[.S$1])=&quot;&quot;;&quot;&quot;;INDEX([.$W24:.$HB24];MATCH([.$B$7];[.$W$1:.$HB$1];0)+[.S$1]))" office:value-type="string" office:string-value="b" calcext:value-type="string">
            <text:p>b</text:p>
          </table:table-cell>
          <table:table-cell table:style-name="ce20" table:formula="of:=IF(INDEX([.$W24:.$HB24];MATCH([.$B$7];[.$W$1:.$HB$1];0)+[.T$1])=&quot;&quot;;&quot;&quot;;INDEX([.$W24:.$HB24];MATCH([.$B$7];[.$W$1:.$HB$1];0)+[.T$1]))" office:value-type="string" office:string-value="s8" calcext:value-type="string">
            <text:p>s8</text:p>
          </table:table-cell>
          <table:table-cell/>
          <table:table-cell table:style-name="ce77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L$4:.$L$101];[.A25]));&quot;&quot;;SMALL([.$L$4:.$L$101];[.A25]))" office:value-type="float" office:value="29" calcext:value-type="float">
            <text:p>29</text:p>
          </table:table-cell>
          <table:table-cell table:formula="of:=IF([.B25]=&quot;&quot;;&quot;&quot;;[.B25]-[.B24])" office:value-type="float" office:value="10" calcext:value-type="float">
            <text:p>10</text:p>
          </table:table-cell>
          <table:table-cell table:formula="of:=IF([.B25]=&quot;&quot;;&quot;&quot;;IF(ISNUMBER(MATCH([.B25];[.$L$4:.$L$11];0));&quot;&quot;;INDEX([.$M$22:.$M$101];MATCH([.B25];[.$L$22:.$L$101];1))))" office:value-type="string" office:string-value="b" calcext:value-type="string">
            <text:p>b</text:p>
          </table:table-cell>
          <table:table-cell table:formula="of:=IF([.B25]=&quot;&quot;;&quot;&quot;;IF([.B24]&lt;[.$L$4];INDEX([.$M$4:.$M$11];MATCH([.B24];[.$L$4:.$L$11];-1));INDEX([.$M$4:.$M$11];MATCH([.B24];[.$L$4:.$L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M$22:.$M$101];MATCH([.B25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5];[.$L$23:.$L$101];0))=&quot;&quot;;&quot;&quot;;IF(ISERROR(MATCH([.B25];[.$L$23:.$L$101];0));&quot;&quot;;&quot;\grace {&quot;&amp;INDEX([.$N$23:.$N$101];MATCH([.B25];[.$L$23:.$L$101];0))&amp;&quot;}&quot;))">
            <text:p/>
          </table:table-cell>
          <table:table-cell table:formula="of:=IF([.B25]=&quot;&quot;;&quot;&quot;;IF([.$L$16]=&quot;Y&quot;;IF([.C25]=0;&quot; &quot;&amp;[.F25];[.E25]&amp;&quot;*&quot;&amp;[.C25]&amp;&quot; &quot;&amp;[.F25]&amp;&quot; &quot;&amp;[.G25]);&quot;&quot;))" office:value-type="string" office:string-value="s1*10 \break " calcext:value-type="string">
            <text:p>s1*10 \break 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6" table:formula="of:=IF(INDEX([.$W25:.$HB25];MATCH([.$B$7];[.$W$1:.$HB$1];0)+[.L$1])=&quot;&quot;;&quot;&quot;;INDEX([.$W25:.$HB25];MATCH([.$B$7];[.$W$1:.$HB$1];0)+[.L$1]))" office:value-type="float" office:value="39" calcext:value-type="float">
            <text:p>39</text:p>
          </table:table-cell>
          <table:table-cell table:style-name="ce12" table:formula="of:=IF(INDEX([.$W25:.$HB25];MATCH([.$B$7];[.$W$1:.$HB$1];0)+[.M$1])=&quot;&quot;;&quot;&quot;;INDEX([.$W25:.$HB25];MATCH([.$B$7];[.$W$1:.$HB$1];0)+[.M$1]))" office:value-type="string" office:string-value="b" calcext:value-type="string">
            <text:p>b</text:p>
          </table:table-cell>
          <table:table-cell table:style-name="ce12" table:formula="of:=IF(INDEX([.$W25:.$HB25];MATCH([.$B$7];[.$W$1:.$HB$1];0)+[.N$1])=&quot;&quot;;&quot;&quot;;INDEX([.$W25:.$HB25];MATCH([.$B$7];[.$W$1:.$HB$1];0)+[.N$1]))">
            <text:p/>
          </table:table-cell>
          <table:table-cell table:style-name="ce12" table:formula="of:=IF(INDEX([.$W25:.$HB25];MATCH([.$B$7];[.$W$1:.$HB$1];0)+[.O$1])=&quot;&quot;;&quot;&quot;;INDEX([.$W25:.$HB25];MATCH([.$B$7];[.$W$1:.$HB$1];0)+[.O$1]))" office:value-type="float" office:value="40" calcext:value-type="float">
            <text:p>40</text:p>
          </table:table-cell>
          <table:table-cell table:style-name="ce12" table:formula="of:=IF(INDEX([.$W25:.$HB25];MATCH([.$B$7];[.$W$1:.$HB$1];0)+[.P$1])=&quot;&quot;;&quot;&quot;;INDEX([.$W25:.$HB25];MATCH([.$B$7];[.$W$1:.$HB$1];0)+[.P$1]))" office:value-type="string" office:string-value="b" calcext:value-type="string">
            <text:p>b</text:p>
          </table:table-cell>
          <table:table-cell table:style-name="ce12" table:formula="of:=IF(INDEX([.$W25:.$HB25];MATCH([.$B$7];[.$W$1:.$HB$1];0)+[.Q$1])=&quot;&quot;;&quot;&quot;;INDEX([.$W25:.$HB25];MATCH([.$B$7];[.$W$1:.$HB$1];0)+[.Q$1]))">
            <text:p/>
          </table:table-cell>
          <table:table-cell table:style-name="ce12" table:formula="of:=IF(INDEX([.$W25:.$HB25];MATCH([.$B$7];[.$W$1:.$HB$1];0)+[.R$1])=&quot;&quot;;&quot;&quot;;INDEX([.$W25:.$HB25];MATCH([.$B$7];[.$W$1:.$HB$1];0)+[.R$1]))" office:value-type="float" office:value="45" calcext:value-type="float">
            <text:p>45</text:p>
          </table:table-cell>
          <table:table-cell table:style-name="ce60" table:formula="of:=IF(INDEX([.$W25:.$HB25];MATCH([.$B$7];[.$W$1:.$HB$1];0)+[.S$1])=&quot;&quot;;&quot;&quot;;INDEX([.$W25:.$HB25];MATCH([.$B$7];[.$W$1:.$HB$1];0)+[.S$1]))" office:value-type="string" office:string-value="b" calcext:value-type="string">
            <text:p>b</text:p>
          </table:table-cell>
          <table:table-cell table:style-name="ce20" table:formula="of:=IF(INDEX([.$W25:.$HB25];MATCH([.$B$7];[.$W$1:.$HB$1];0)+[.T$1])=&quot;&quot;;&quot;&quot;;INDEX([.$W25:.$HB25];MATCH([.$B$7];[.$W$1:.$HB$1];0)+[.T$1]))">
            <text:p/>
          </table:table-cell>
          <table:table-cell/>
          <table:table-cell table:style-name="ce77" office:value-type="float" office:value="4" calcext:value-type="float">
            <text:p>4</text:p>
          </table:table-cell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L$4:.$L$101];[.A26]));&quot;&quot;;SMALL([.$L$4:.$L$101];[.A26]))" office:value-type="float" office:value="39" calcext:value-type="float">
            <text:p>39</text:p>
          </table:table-cell>
          <table:table-cell table:formula="of:=IF([.B26]=&quot;&quot;;&quot;&quot;;[.B26]-[.B25])" office:value-type="float" office:value="10" calcext:value-type="float">
            <text:p>10</text:p>
          </table:table-cell>
          <table:table-cell table:formula="of:=IF([.B26]=&quot;&quot;;&quot;&quot;;IF(ISNUMBER(MATCH([.B26];[.$L$4:.$L$11];0));&quot;&quot;;INDEX([.$M$22:.$M$101];MATCH([.B26];[.$L$22:.$L$101];1))))" office:value-type="string" office:string-value="b" calcext:value-type="string">
            <text:p>b</text:p>
          </table:table-cell>
          <table:table-cell table:formula="of:=IF([.B26]=&quot;&quot;;&quot;&quot;;IF([.B25]&lt;[.$L$4];INDEX([.$M$4:.$M$11];MATCH([.B25];[.$L$4:.$L$11];-1));INDEX([.$M$4:.$M$11];MATCH([.B25];[.$L$4:.$L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M$22:.$M$101];MATCH([.B26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6];[.$L$23:.$L$101];0))=&quot;&quot;;&quot;&quot;;IF(ISERROR(MATCH([.B26];[.$L$23:.$L$101];0));&quot;&quot;;&quot;\grace {&quot;&amp;INDEX([.$N$23:.$N$101];MATCH([.B26];[.$L$23:.$L$101];0))&amp;&quot;}&quot;))">
            <text:p/>
          </table:table-cell>
          <table:table-cell table:formula="of:=IF([.B26]=&quot;&quot;;&quot;&quot;;IF([.$L$16]=&quot;Y&quot;;IF([.C26]=0;&quot; &quot;&amp;[.F26];[.E26]&amp;&quot;*&quot;&amp;[.C26]&amp;&quot; &quot;&amp;[.F26]&amp;&quot; &quot;&amp;[.G26]);&quot;&quot;))" office:value-type="string" office:string-value="s1*10 \break " calcext:value-type="string">
            <text:p>s1*10 \break 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6" table:formula="of:=IF(INDEX([.$W26:.$HB26];MATCH([.$B$7];[.$W$1:.$HB$1];0)+[.L$1])=&quot;&quot;;&quot;&quot;;INDEX([.$W26:.$HB26];MATCH([.$B$7];[.$W$1:.$HB$1];0)+[.L$1]))" office:value-type="float" office:value="50" calcext:value-type="float">
            <text:p>50</text:p>
          </table:table-cell>
          <table:table-cell table:style-name="ce12" table:formula="of:=IF(INDEX([.$W26:.$HB26];MATCH([.$B$7];[.$W$1:.$HB$1];0)+[.M$1])=&quot;&quot;;&quot;&quot;;INDEX([.$W26:.$HB26];MATCH([.$B$7];[.$W$1:.$HB$1];0)+[.M$1]))" office:value-type="string" office:string-value="b" calcext:value-type="string">
            <text:p>b</text:p>
          </table:table-cell>
          <table:table-cell table:style-name="ce12" table:formula="of:=IF(INDEX([.$W26:.$HB26];MATCH([.$B$7];[.$W$1:.$HB$1];0)+[.N$1])=&quot;&quot;;&quot;&quot;;INDEX([.$W26:.$HB26];MATCH([.$B$7];[.$W$1:.$HB$1];0)+[.N$1]))">
            <text:p/>
          </table:table-cell>
          <table:table-cell table:style-name="ce12" table:formula="of:=IF(INDEX([.$W26:.$HB26];MATCH([.$B$7];[.$W$1:.$HB$1];0)+[.O$1])=&quot;&quot;;&quot;&quot;;INDEX([.$W26:.$HB26];MATCH([.$B$7];[.$W$1:.$HB$1];0)+[.O$1]))">
            <text:p/>
          </table:table-cell>
          <table:table-cell table:style-name="ce12" table:formula="of:=IF(INDEX([.$W26:.$HB26];MATCH([.$B$7];[.$W$1:.$HB$1];0)+[.P$1])=&quot;&quot;;&quot;&quot;;INDEX([.$W26:.$HB26];MATCH([.$B$7];[.$W$1:.$HB$1];0)+[.P$1]))">
            <text:p/>
          </table:table-cell>
          <table:table-cell table:style-name="ce12" table:formula="of:=IF(INDEX([.$W26:.$HB26];MATCH([.$B$7];[.$W$1:.$HB$1];0)+[.Q$1])=&quot;&quot;;&quot;&quot;;INDEX([.$W26:.$HB26];MATCH([.$B$7];[.$W$1:.$HB$1];0)+[.Q$1]))">
            <text:p/>
          </table:table-cell>
          <table:table-cell table:style-name="ce12" table:formula="of:=IF(INDEX([.$W26:.$HB26];MATCH([.$B$7];[.$W$1:.$HB$1];0)+[.R$1])=&quot;&quot;;&quot;&quot;;INDEX([.$W26:.$HB26];MATCH([.$B$7];[.$W$1:.$HB$1];0)+[.R$1]))" office:value-type="float" office:value="51" calcext:value-type="float">
            <text:p>51</text:p>
          </table:table-cell>
          <table:table-cell table:style-name="ce60" table:formula="of:=IF(INDEX([.$W26:.$HB26];MATCH([.$B$7];[.$W$1:.$HB$1];0)+[.S$1])=&quot;&quot;;&quot;&quot;;INDEX([.$W26:.$HB26];MATCH([.$B$7];[.$W$1:.$HB$1];0)+[.S$1]))" office:value-type="string" office:string-value="b" calcext:value-type="string">
            <text:p>b</text:p>
          </table:table-cell>
          <table:table-cell table:style-name="ce20" table:formula="of:=IF(INDEX([.$W26:.$HB26];MATCH([.$B$7];[.$W$1:.$HB$1];0)+[.T$1])=&quot;&quot;;&quot;&quot;;INDEX([.$W26:.$HB26];MATCH([.$B$7];[.$W$1:.$HB$1];0)+[.T$1]))">
            <text:p/>
          </table:table-cell>
          <table:table-cell/>
          <table:table-cell table:style-name="ce77" office:value-type="float" office:value="5" calcext:value-type="float">
            <text:p>5</text:p>
          </table:table-cell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L$4:.$L$101];[.A27]));&quot;&quot;;SMALL([.$L$4:.$L$101];[.A27]))" office:value-type="float" office:value="50" calcext:value-type="float">
            <text:p>50</text:p>
          </table:table-cell>
          <table:table-cell table:formula="of:=IF([.B27]=&quot;&quot;;&quot;&quot;;[.B27]-[.B26])" office:value-type="float" office:value="11" calcext:value-type="float">
            <text:p>11</text:p>
          </table:table-cell>
          <table:table-cell table:formula="of:=IF([.B27]=&quot;&quot;;&quot;&quot;;IF(ISNUMBER(MATCH([.B27];[.$L$4:.$L$11];0));&quot;&quot;;INDEX([.$M$22:.$M$101];MATCH([.B27];[.$L$22:.$L$101];1))))" office:value-type="string" office:string-value="b" calcext:value-type="string">
            <text:p>b</text:p>
          </table:table-cell>
          <table:table-cell table:formula="of:=IF([.B27]=&quot;&quot;;&quot;&quot;;IF([.B26]&lt;[.$L$4];INDEX([.$M$4:.$M$11];MATCH([.B26];[.$L$4:.$L$11];-1));INDEX([.$M$4:.$M$11];MATCH([.B26];[.$L$4:.$L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M$22:.$M$101];MATCH([.B27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7];[.$L$23:.$L$101];0))=&quot;&quot;;&quot;&quot;;IF(ISERROR(MATCH([.B27];[.$L$23:.$L$101];0));&quot;&quot;;&quot;\grace {&quot;&amp;INDEX([.$N$23:.$N$101];MATCH([.B27];[.$L$23:.$L$101];0))&amp;&quot;}&quot;))">
            <text:p/>
          </table:table-cell>
          <table:table-cell table:formula="of:=IF([.B27]=&quot;&quot;;&quot;&quot;;IF([.$L$16]=&quot;Y&quot;;IF([.C27]=0;&quot; &quot;&amp;[.F27];[.E27]&amp;&quot;*&quot;&amp;[.C27]&amp;&quot; &quot;&amp;[.F27]&amp;&quot; &quot;&amp;[.G27]);&quot;&quot;))" office:value-type="string" office:string-value="s1*11 \break " calcext:value-type="string">
            <text:p>s1*11 \break 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36" table:formula="of:=IF(INDEX([.$W27:.$HB27];MATCH([.$B$7];[.$W$1:.$HB$1];0)+[.L$1])=&quot;&quot;;&quot;&quot;;INDEX([.$W27:.$HB27];MATCH([.$B$7];[.$W$1:.$HB$1];0)+[.L$1]))" office:value-type="float" office:value="63" calcext:value-type="float">
            <text:p>63</text:p>
          </table:table-cell>
          <table:table-cell table:style-name="ce12" table:formula="of:=IF(INDEX([.$W27:.$HB27];MATCH([.$B$7];[.$W$1:.$HB$1];0)+[.M$1])=&quot;&quot;;&quot;&quot;;INDEX([.$W27:.$HB27];MATCH([.$B$7];[.$W$1:.$HB$1];0)+[.M$1]))" office:value-type="string" office:string-value="b" calcext:value-type="string">
            <text:p>b</text:p>
          </table:table-cell>
          <table:table-cell table:style-name="ce12" table:formula="of:=IF(INDEX([.$W27:.$HB27];MATCH([.$B$7];[.$W$1:.$HB$1];0)+[.N$1])=&quot;&quot;;&quot;&quot;;INDEX([.$W27:.$HB27];MATCH([.$B$7];[.$W$1:.$HB$1];0)+[.N$1]))">
            <text:p/>
          </table:table-cell>
          <table:table-cell table:style-name="ce12" table:formula="of:=IF(INDEX([.$W27:.$HB27];MATCH([.$B$7];[.$W$1:.$HB$1];0)+[.O$1])=&quot;&quot;;&quot;&quot;;INDEX([.$W27:.$HB27];MATCH([.$B$7];[.$W$1:.$HB$1];0)+[.O$1]))">
            <text:p/>
          </table:table-cell>
          <table:table-cell table:style-name="ce12" table:formula="of:=IF(INDEX([.$W27:.$HB27];MATCH([.$B$7];[.$W$1:.$HB$1];0)+[.P$1])=&quot;&quot;;&quot;&quot;;INDEX([.$W27:.$HB27];MATCH([.$B$7];[.$W$1:.$HB$1];0)+[.P$1]))">
            <text:p/>
          </table:table-cell>
          <table:table-cell table:style-name="ce12" table:formula="of:=IF(INDEX([.$W27:.$HB27];MATCH([.$B$7];[.$W$1:.$HB$1];0)+[.Q$1])=&quot;&quot;;&quot;&quot;;INDEX([.$W27:.$HB27];MATCH([.$B$7];[.$W$1:.$HB$1];0)+[.Q$1]))">
            <text:p/>
          </table:table-cell>
          <table:table-cell table:style-name="ce12" table:formula="of:=IF(INDEX([.$W27:.$HB27];MATCH([.$B$7];[.$W$1:.$HB$1];0)+[.R$1])=&quot;&quot;;&quot;&quot;;INDEX([.$W27:.$HB27];MATCH([.$B$7];[.$W$1:.$HB$1];0)+[.R$1]))" office:value-type="float" office:value="57" calcext:value-type="float">
            <text:p>57</text:p>
          </table:table-cell>
          <table:table-cell table:style-name="ce60" table:formula="of:=IF(INDEX([.$W27:.$HB27];MATCH([.$B$7];[.$W$1:.$HB$1];0)+[.S$1])=&quot;&quot;;&quot;&quot;;INDEX([.$W27:.$HB27];MATCH([.$B$7];[.$W$1:.$HB$1];0)+[.S$1]))" office:value-type="string" office:string-value="b" calcext:value-type="string">
            <text:p>b</text:p>
          </table:table-cell>
          <table:table-cell table:style-name="ce20" table:formula="of:=IF(INDEX([.$W27:.$HB27];MATCH([.$B$7];[.$W$1:.$HB$1];0)+[.T$1])=&quot;&quot;;&quot;&quot;;INDEX([.$W27:.$HB27];MATCH([.$B$7];[.$W$1:.$HB$1];0)+[.T$1]))">
            <text:p/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9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L$4:.$L$101];[.A28]));&quot;&quot;;SMALL([.$L$4:.$L$101];[.A28]))" office:value-type="float" office:value="63" calcext:value-type="float">
            <text:p>63</text:p>
          </table:table-cell>
          <table:table-cell table:formula="of:=IF([.B28]=&quot;&quot;;&quot;&quot;;[.B28]-[.B27])" office:value-type="float" office:value="13" calcext:value-type="float">
            <text:p>13</text:p>
          </table:table-cell>
          <table:table-cell table:formula="of:=IF([.B28]=&quot;&quot;;&quot;&quot;;IF(ISNUMBER(MATCH([.B28];[.$L$4:.$L$11];0));&quot;&quot;;INDEX([.$M$22:.$M$101];MATCH([.B28];[.$L$22:.$L$101];1))))" office:value-type="string" office:string-value="b" calcext:value-type="string">
            <text:p>b</text:p>
          </table:table-cell>
          <table:table-cell table:formula="of:=IF([.B28]=&quot;&quot;;&quot;&quot;;IF([.B27]&lt;[.$L$4];INDEX([.$M$4:.$M$11];MATCH([.B27];[.$L$4:.$L$11];-1));INDEX([.$M$4:.$M$11];MATCH([.B27];[.$L$4:.$L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M$22:.$M$101];MATCH([.B28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8];[.$L$23:.$L$101];0))=&quot;&quot;;&quot;&quot;;IF(ISERROR(MATCH([.B28];[.$L$23:.$L$101];0));&quot;&quot;;&quot;\grace {&quot;&amp;INDEX([.$N$23:.$N$101];MATCH([.B28];[.$L$23:.$L$101];0))&amp;&quot;}&quot;))">
            <text:p/>
          </table:table-cell>
          <table:table-cell table:formula="of:=IF([.B28]=&quot;&quot;;&quot;&quot;;IF([.$L$16]=&quot;Y&quot;;IF([.C28]=0;&quot; &quot;&amp;[.F28];[.E28]&amp;&quot;*&quot;&amp;[.C28]&amp;&quot; &quot;&amp;[.F28]&amp;&quot; &quot;&amp;[.G28]);&quot;&quot;))" office:value-type="string" office:string-value="s1*13 \break " calcext:value-type="string">
            <text:p>s1*13 \break </text:p>
          </table:table-cell>
          <table:table-cell table:number-columns-repeated="2"/>
          <table:table-cell table:style-name="ce27" office:value-type="float" office:value="7" calcext:value-type="float">
            <text:p>7</text:p>
          </table:table-cell>
          <table:table-cell table:style-name="ce36" table:formula="of:=IF(INDEX([.$W28:.$HB28];MATCH([.$B$7];[.$W$1:.$HB$1];0)+[.L$1])=&quot;&quot;;&quot;&quot;;INDEX([.$W28:.$HB28];MATCH([.$B$7];[.$W$1:.$HB$1];0)+[.L$1]))" office:value-type="float" office:value="70" calcext:value-type="float">
            <text:p>70</text:p>
          </table:table-cell>
          <table:table-cell table:style-name="ce12" table:formula="of:=IF(INDEX([.$W28:.$HB28];MATCH([.$B$7];[.$W$1:.$HB$1];0)+[.M$1])=&quot;&quot;;&quot;&quot;;INDEX([.$W28:.$HB28];MATCH([.$B$7];[.$W$1:.$HB$1];0)+[.M$1]))" office:value-type="string" office:string-value="b" calcext:value-type="string">
            <text:p>b</text:p>
          </table:table-cell>
          <table:table-cell table:style-name="ce12" table:formula="of:=IF(INDEX([.$W28:.$HB28];MATCH([.$B$7];[.$W$1:.$HB$1];0)+[.N$1])=&quot;&quot;;&quot;&quot;;INDEX([.$W28:.$HB28];MATCH([.$B$7];[.$W$1:.$HB$1];0)+[.N$1]))">
            <text:p/>
          </table:table-cell>
          <table:table-cell table:style-name="ce12" table:formula="of:=IF(INDEX([.$W28:.$HB28];MATCH([.$B$7];[.$W$1:.$HB$1];0)+[.O$1])=&quot;&quot;;&quot;&quot;;INDEX([.$W28:.$HB28];MATCH([.$B$7];[.$W$1:.$HB$1];0)+[.O$1]))">
            <text:p/>
          </table:table-cell>
          <table:table-cell table:style-name="ce12" table:formula="of:=IF(INDEX([.$W28:.$HB28];MATCH([.$B$7];[.$W$1:.$HB$1];0)+[.P$1])=&quot;&quot;;&quot;&quot;;INDEX([.$W28:.$HB28];MATCH([.$B$7];[.$W$1:.$HB$1];0)+[.P$1]))">
            <text:p/>
          </table:table-cell>
          <table:table-cell table:style-name="ce12" table:formula="of:=IF(INDEX([.$W28:.$HB28];MATCH([.$B$7];[.$W$1:.$HB$1];0)+[.Q$1])=&quot;&quot;;&quot;&quot;;INDEX([.$W28:.$HB28];MATCH([.$B$7];[.$W$1:.$HB$1];0)+[.Q$1]))">
            <text:p/>
          </table:table-cell>
          <table:table-cell table:style-name="ce12" table:formula="of:=IF(INDEX([.$W28:.$HB28];MATCH([.$B$7];[.$W$1:.$HB$1];0)+[.R$1])=&quot;&quot;;&quot;&quot;;INDEX([.$W28:.$HB28];MATCH([.$B$7];[.$W$1:.$HB$1];0)+[.R$1]))" office:value-type="float" office:value="64" calcext:value-type="float">
            <text:p>64</text:p>
          </table:table-cell>
          <table:table-cell table:style-name="ce60" table:formula="of:=IF(INDEX([.$W28:.$HB28];MATCH([.$B$7];[.$W$1:.$HB$1];0)+[.S$1])=&quot;&quot;;&quot;&quot;;INDEX([.$W28:.$HB28];MATCH([.$B$7];[.$W$1:.$HB$1];0)+[.S$1]))" office:value-type="string" office:string-value="b" calcext:value-type="string">
            <text:p>b</text:p>
          </table:table-cell>
          <table:table-cell table:style-name="ce20" table:formula="of:=IF(INDEX([.$W28:.$HB28];MATCH([.$B$7];[.$W$1:.$HB$1];0)+[.T$1])=&quot;&quot;;&quot;&quot;;INDEX([.$W28:.$HB28];MATCH([.$B$7];[.$W$1:.$HB$1];0)+[.T$1]))">
            <text:p/>
          </table:table-cell>
          <table:table-cell/>
          <table:table-cell table:style-name="ce77" office:value-type="float" office:value="7" calcext:value-type="float">
            <text:p>7</text:p>
          </table:table-cell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L$4:.$L$101];[.A29]));&quot;&quot;;SMALL([.$L$4:.$L$101];[.A29]))" office:value-type="float" office:value="70" calcext:value-type="float">
            <text:p>70</text:p>
          </table:table-cell>
          <table:table-cell table:formula="of:=IF([.B29]=&quot;&quot;;&quot;&quot;;[.B29]-[.B28])" office:value-type="float" office:value="7" calcext:value-type="float">
            <text:p>7</text:p>
          </table:table-cell>
          <table:table-cell table:formula="of:=IF([.B29]=&quot;&quot;;&quot;&quot;;IF(ISNUMBER(MATCH([.B29];[.$L$4:.$L$11];0));&quot;&quot;;INDEX([.$M$22:.$M$101];MATCH([.B29];[.$L$22:.$L$101];1))))" office:value-type="string" office:string-value="b" calcext:value-type="string">
            <text:p>b</text:p>
          </table:table-cell>
          <table:table-cell table:formula="of:=IF([.B29]=&quot;&quot;;&quot;&quot;;IF([.B28]&lt;[.$L$4];INDEX([.$M$4:.$M$11];MATCH([.B28];[.$L$4:.$L$11];-1));INDEX([.$M$4:.$M$11];MATCH([.B28];[.$L$4:.$L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M$22:.$M$101];MATCH([.B29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9];[.$L$23:.$L$101];0))=&quot;&quot;;&quot;&quot;;IF(ISERROR(MATCH([.B29];[.$L$23:.$L$101];0));&quot;&quot;;&quot;\grace {&quot;&amp;INDEX([.$N$23:.$N$101];MATCH([.B29];[.$L$23:.$L$101];0))&amp;&quot;}&quot;))">
            <text:p/>
          </table:table-cell>
          <table:table-cell table:formula="of:=IF([.B29]=&quot;&quot;;&quot;&quot;;IF([.$L$16]=&quot;Y&quot;;IF([.C29]=0;&quot; &quot;&amp;[.F29];[.E29]&amp;&quot;*&quot;&amp;[.C29]&amp;&quot; &quot;&amp;[.F29]&amp;&quot; &quot;&amp;[.G29]);&quot;&quot;))" office:value-type="string" office:string-value="s1*7 \break " calcext:value-type="string">
            <text:p>s1*7 \break </text:p>
          </table:table-cell>
          <table:table-cell table:number-columns-repeated="2"/>
          <table:table-cell table:style-name="ce27" office:value-type="float" office:value="8" calcext:value-type="float">
            <text:p>8</text:p>
          </table:table-cell>
          <table:table-cell table:style-name="ce36" table:formula="of:=IF(INDEX([.$W29:.$HB29];MATCH([.$B$7];[.$W$1:.$HB$1];0)+[.L$1])=&quot;&quot;;&quot;&quot;;INDEX([.$W29:.$HB29];MATCH([.$B$7];[.$W$1:.$HB$1];0)+[.L$1]))" office:value-type="float" office:value="105" calcext:value-type="float">
            <text:p>105</text:p>
          </table:table-cell>
          <table:table-cell table:style-name="ce12" table:formula="of:=IF(INDEX([.$W29:.$HB29];MATCH([.$B$7];[.$W$1:.$HB$1];0)+[.M$1])=&quot;&quot;;&quot;&quot;;INDEX([.$W29:.$HB29];MATCH([.$B$7];[.$W$1:.$HB$1];0)+[.M$1]))" office:value-type="string" office:string-value="b" calcext:value-type="string">
            <text:p>b</text:p>
          </table:table-cell>
          <table:table-cell table:style-name="ce12" table:formula="of:=IF(INDEX([.$W29:.$HB29];MATCH([.$B$7];[.$W$1:.$HB$1];0)+[.N$1])=&quot;&quot;;&quot;&quot;;INDEX([.$W29:.$HB29];MATCH([.$B$7];[.$W$1:.$HB$1];0)+[.N$1]))">
            <text:p/>
          </table:table-cell>
          <table:table-cell table:style-name="ce12" table:formula="of:=IF(INDEX([.$W29:.$HB29];MATCH([.$B$7];[.$W$1:.$HB$1];0)+[.O$1])=&quot;&quot;;&quot;&quot;;INDEX([.$W29:.$HB29];MATCH([.$B$7];[.$W$1:.$HB$1];0)+[.O$1]))">
            <text:p/>
          </table:table-cell>
          <table:table-cell table:style-name="ce12" table:formula="of:=IF(INDEX([.$W29:.$HB29];MATCH([.$B$7];[.$W$1:.$HB$1];0)+[.P$1])=&quot;&quot;;&quot;&quot;;INDEX([.$W29:.$HB29];MATCH([.$B$7];[.$W$1:.$HB$1];0)+[.P$1]))">
            <text:p/>
          </table:table-cell>
          <table:table-cell table:style-name="ce12" table:formula="of:=IF(INDEX([.$W29:.$HB29];MATCH([.$B$7];[.$W$1:.$HB$1];0)+[.Q$1])=&quot;&quot;;&quot;&quot;;INDEX([.$W29:.$HB29];MATCH([.$B$7];[.$W$1:.$HB$1];0)+[.Q$1]))">
            <text:p/>
          </table:table-cell>
          <table:table-cell table:style-name="ce12" table:formula="of:=IF(INDEX([.$W29:.$HB29];MATCH([.$B$7];[.$W$1:.$HB$1];0)+[.R$1])=&quot;&quot;;&quot;&quot;;INDEX([.$W29:.$HB29];MATCH([.$B$7];[.$W$1:.$HB$1];0)+[.R$1]))" office:value-type="float" office:value="79" calcext:value-type="float">
            <text:p>79</text:p>
          </table:table-cell>
          <table:table-cell table:style-name="ce60" table:formula="of:=IF(INDEX([.$W29:.$HB29];MATCH([.$B$7];[.$W$1:.$HB$1];0)+[.S$1])=&quot;&quot;;&quot;&quot;;INDEX([.$W29:.$HB29];MATCH([.$B$7];[.$W$1:.$HB$1];0)+[.S$1]))" office:value-type="string" office:string-value="b" calcext:value-type="string">
            <text:p>b</text:p>
          </table:table-cell>
          <table:table-cell table:style-name="ce20" table:formula="of:=IF(INDEX([.$W29:.$HB29];MATCH([.$B$7];[.$W$1:.$HB$1];0)+[.T$1])=&quot;&quot;;&quot;&quot;;INDEX([.$W29:.$HB29];MATCH([.$B$7];[.$W$1:.$HB$1];0)+[.T$1]))">
            <text:p/>
          </table:table-cell>
          <table:table-cell/>
          <table:table-cell table:style-name="ce77" office:value-type="float" office:value="8" calcext:value-type="float">
            <text:p>8</text:p>
          </table:table-cell>
          <table:table-cell table:style-name="ce9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L$4:.$L$101];[.A30]));&quot;&quot;;SMALL([.$L$4:.$L$101];[.A30]))" office:value-type="float" office:value="105" calcext:value-type="float">
            <text:p>105</text:p>
          </table:table-cell>
          <table:table-cell table:formula="of:=IF([.B30]=&quot;&quot;;&quot;&quot;;[.B30]-[.B29])" office:value-type="float" office:value="35" calcext:value-type="float">
            <text:p>35</text:p>
          </table:table-cell>
          <table:table-cell table:formula="of:=IF([.B30]=&quot;&quot;;&quot;&quot;;IF(ISNUMBER(MATCH([.B30];[.$L$4:.$L$11];0));&quot;&quot;;INDEX([.$M$22:.$M$101];MATCH([.B30];[.$L$22:.$L$101];1))))" office:value-type="string" office:string-value="b" calcext:value-type="string">
            <text:p>b</text:p>
          </table:table-cell>
          <table:table-cell table:formula="of:=IF([.B30]=&quot;&quot;;&quot;&quot;;IF([.B29]&lt;[.$L$4];INDEX([.$M$4:.$M$11];MATCH([.B29];[.$L$4:.$L$11];-1));INDEX([.$M$4:.$M$11];MATCH([.B29];[.$L$4:.$L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M$22:.$M$101];MATCH([.B30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0];[.$L$23:.$L$101];0))=&quot;&quot;;&quot;&quot;;IF(ISERROR(MATCH([.B30];[.$L$23:.$L$101];0));&quot;&quot;;&quot;\grace {&quot;&amp;INDEX([.$N$23:.$N$101];MATCH([.B30];[.$L$23:.$L$101];0))&amp;&quot;}&quot;))">
            <text:p/>
          </table:table-cell>
          <table:table-cell table:formula="of:=IF([.B30]=&quot;&quot;;&quot;&quot;;IF([.$L$16]=&quot;Y&quot;;IF([.C30]=0;&quot; &quot;&amp;[.F30];[.E30]&amp;&quot;*&quot;&amp;[.C30]&amp;&quot; &quot;&amp;[.F30]&amp;&quot; &quot;&amp;[.G30]);&quot;&quot;))" office:value-type="string" office:string-value="s1*35 \break " calcext:value-type="string">
            <text:p>s1*35 \break </text:p>
          </table:table-cell>
          <table:table-cell table:number-columns-repeated="2"/>
          <table:table-cell table:style-name="ce27" office:value-type="float" office:value="9" calcext:value-type="float">
            <text:p>9</text:p>
          </table:table-cell>
          <table:table-cell table:style-name="ce36" table:formula="of:=IF(INDEX([.$W30:.$HB30];MATCH([.$B$7];[.$W$1:.$HB$1];0)+[.L$1])=&quot;&quot;;&quot;&quot;;INDEX([.$W30:.$HB30];MATCH([.$B$7];[.$W$1:.$HB$1];0)+[.L$1]))" office:value-type="float" office:value="117" calcext:value-type="float">
            <text:p>117</text:p>
          </table:table-cell>
          <table:table-cell table:style-name="ce12" table:formula="of:=IF(INDEX([.$W30:.$HB30];MATCH([.$B$7];[.$W$1:.$HB$1];0)+[.M$1])=&quot;&quot;;&quot;&quot;;INDEX([.$W30:.$HB30];MATCH([.$B$7];[.$W$1:.$HB$1];0)+[.M$1]))" office:value-type="string" office:string-value="b" calcext:value-type="string">
            <text:p>b</text:p>
          </table:table-cell>
          <table:table-cell table:style-name="ce12" table:formula="of:=IF(INDEX([.$W30:.$HB30];MATCH([.$B$7];[.$W$1:.$HB$1];0)+[.N$1])=&quot;&quot;;&quot;&quot;;INDEX([.$W30:.$HB30];MATCH([.$B$7];[.$W$1:.$HB$1];0)+[.N$1]))">
            <text:p/>
          </table:table-cell>
          <table:table-cell table:style-name="ce12" table:formula="of:=IF(INDEX([.$W30:.$HB30];MATCH([.$B$7];[.$W$1:.$HB$1];0)+[.O$1])=&quot;&quot;;&quot;&quot;;INDEX([.$W30:.$HB30];MATCH([.$B$7];[.$W$1:.$HB$1];0)+[.O$1]))">
            <text:p/>
          </table:table-cell>
          <table:table-cell table:style-name="ce12" table:formula="of:=IF(INDEX([.$W30:.$HB30];MATCH([.$B$7];[.$W$1:.$HB$1];0)+[.P$1])=&quot;&quot;;&quot;&quot;;INDEX([.$W30:.$HB30];MATCH([.$B$7];[.$W$1:.$HB$1];0)+[.P$1]))">
            <text:p/>
          </table:table-cell>
          <table:table-cell table:style-name="ce12" table:formula="of:=IF(INDEX([.$W30:.$HB30];MATCH([.$B$7];[.$W$1:.$HB$1];0)+[.Q$1])=&quot;&quot;;&quot;&quot;;INDEX([.$W30:.$HB30];MATCH([.$B$7];[.$W$1:.$HB$1];0)+[.Q$1]))">
            <text:p/>
          </table:table-cell>
          <table:table-cell table:style-name="ce12" table:formula="of:=IF(INDEX([.$W30:.$HB30];MATCH([.$B$7];[.$W$1:.$HB$1];0)+[.R$1])=&quot;&quot;;&quot;&quot;;INDEX([.$W30:.$HB30];MATCH([.$B$7];[.$W$1:.$HB$1];0)+[.R$1]))" office:value-type="float" office:value="85" calcext:value-type="float">
            <text:p>85</text:p>
          </table:table-cell>
          <table:table-cell table:style-name="ce60" table:formula="of:=IF(INDEX([.$W30:.$HB30];MATCH([.$B$7];[.$W$1:.$HB$1];0)+[.S$1])=&quot;&quot;;&quot;&quot;;INDEX([.$W30:.$HB30];MATCH([.$B$7];[.$W$1:.$HB$1];0)+[.S$1]))" office:value-type="string" office:string-value="b" calcext:value-type="string">
            <text:p>b</text:p>
          </table:table-cell>
          <table:table-cell table:style-name="ce20" table:formula="of:=IF(INDEX([.$W30:.$HB30];MATCH([.$B$7];[.$W$1:.$HB$1];0)+[.T$1])=&quot;&quot;;&quot;&quot;;INDEX([.$W30:.$HB30];MATCH([.$B$7];[.$W$1:.$HB$1];0)+[.T$1]))">
            <text:p/>
          </table:table-cell>
          <table:table-cell/>
          <table:table-cell table:style-name="ce77" office:value-type="float" office:value="9" calcext:value-type="float">
            <text:p>9</text:p>
          </table:table-cell>
          <table:table-cell table:style-name="ce9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L$4:.$L$101];[.A31]));&quot;&quot;;SMALL([.$L$4:.$L$101];[.A31]))" office:value-type="float" office:value="117" calcext:value-type="float">
            <text:p>117</text:p>
          </table:table-cell>
          <table:table-cell table:formula="of:=IF([.B31]=&quot;&quot;;&quot;&quot;;[.B31]-[.B30])" office:value-type="float" office:value="12" calcext:value-type="float">
            <text:p>12</text:p>
          </table:table-cell>
          <table:table-cell table:formula="of:=IF([.B31]=&quot;&quot;;&quot;&quot;;IF(ISNUMBER(MATCH([.B31];[.$L$4:.$L$11];0));&quot;&quot;;INDEX([.$M$22:.$M$101];MATCH([.B31];[.$L$22:.$L$101];1))))" office:value-type="string" office:string-value="b" calcext:value-type="string">
            <text:p>b</text:p>
          </table:table-cell>
          <table:table-cell table:formula="of:=IF([.B31]=&quot;&quot;;&quot;&quot;;IF([.B30]&lt;[.$L$4];INDEX([.$M$4:.$M$11];MATCH([.B30];[.$L$4:.$L$11];-1));INDEX([.$M$4:.$M$11];MATCH([.B30];[.$L$4:.$L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M$22:.$M$101];MATCH([.B31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1];[.$L$23:.$L$101];0))=&quot;&quot;;&quot;&quot;;IF(ISERROR(MATCH([.B31];[.$L$23:.$L$101];0));&quot;&quot;;&quot;\grace {&quot;&amp;INDEX([.$N$23:.$N$101];MATCH([.B31];[.$L$23:.$L$101];0))&amp;&quot;}&quot;))">
            <text:p/>
          </table:table-cell>
          <table:table-cell table:formula="of:=IF([.B31]=&quot;&quot;;&quot;&quot;;IF([.$L$16]=&quot;Y&quot;;IF([.C31]=0;&quot; &quot;&amp;[.F31];[.E31]&amp;&quot;*&quot;&amp;[.C31]&amp;&quot; &quot;&amp;[.F31]&amp;&quot; &quot;&amp;[.G31]);&quot;&quot;))" office:value-type="string" office:string-value="s1*12 \break " calcext:value-type="string">
            <text:p>s1*12 \break </text:p>
          </table:table-cell>
          <table:table-cell table:number-columns-repeated="2"/>
          <table:table-cell table:style-name="ce27" office:value-type="float" office:value="10" calcext:value-type="float">
            <text:p>10</text:p>
          </table:table-cell>
          <table:table-cell table:style-name="ce36" table:formula="of:=IF(INDEX([.$W31:.$HB31];MATCH([.$B$7];[.$W$1:.$HB$1];0)+[.L$1])=&quot;&quot;;&quot;&quot;;INDEX([.$W31:.$HB31];MATCH([.$B$7];[.$W$1:.$HB$1];0)+[.L$1]))" office:value-type="float" office:value="133" calcext:value-type="float">
            <text:p>133</text:p>
          </table:table-cell>
          <table:table-cell table:style-name="ce12" table:formula="of:=IF(INDEX([.$W31:.$HB31];MATCH([.$B$7];[.$W$1:.$HB$1];0)+[.M$1])=&quot;&quot;;&quot;&quot;;INDEX([.$W31:.$HB31];MATCH([.$B$7];[.$W$1:.$HB$1];0)+[.M$1]))" office:value-type="string" office:string-value="b" calcext:value-type="string">
            <text:p>b</text:p>
          </table:table-cell>
          <table:table-cell table:style-name="ce12" table:formula="of:=IF(INDEX([.$W31:.$HB31];MATCH([.$B$7];[.$W$1:.$HB$1];0)+[.N$1])=&quot;&quot;;&quot;&quot;;INDEX([.$W31:.$HB31];MATCH([.$B$7];[.$W$1:.$HB$1];0)+[.N$1]))">
            <text:p/>
          </table:table-cell>
          <table:table-cell table:style-name="ce12" table:formula="of:=IF(INDEX([.$W31:.$HB31];MATCH([.$B$7];[.$W$1:.$HB$1];0)+[.O$1])=&quot;&quot;;&quot;&quot;;INDEX([.$W31:.$HB31];MATCH([.$B$7];[.$W$1:.$HB$1];0)+[.O$1]))">
            <text:p/>
          </table:table-cell>
          <table:table-cell table:style-name="ce12" table:formula="of:=IF(INDEX([.$W31:.$HB31];MATCH([.$B$7];[.$W$1:.$HB$1];0)+[.P$1])=&quot;&quot;;&quot;&quot;;INDEX([.$W31:.$HB31];MATCH([.$B$7];[.$W$1:.$HB$1];0)+[.P$1]))">
            <text:p/>
          </table:table-cell>
          <table:table-cell table:style-name="ce12" table:formula="of:=IF(INDEX([.$W31:.$HB31];MATCH([.$B$7];[.$W$1:.$HB$1];0)+[.Q$1])=&quot;&quot;;&quot;&quot;;INDEX([.$W31:.$HB31];MATCH([.$B$7];[.$W$1:.$HB$1];0)+[.Q$1]))">
            <text:p/>
          </table:table-cell>
          <table:table-cell table:style-name="ce12" table:formula="of:=IF(INDEX([.$W31:.$HB31];MATCH([.$B$7];[.$W$1:.$HB$1];0)+[.R$1])=&quot;&quot;;&quot;&quot;;INDEX([.$W31:.$HB31];MATCH([.$B$7];[.$W$1:.$HB$1];0)+[.R$1]))" office:value-type="float" office:value="92" calcext:value-type="float">
            <text:p>92</text:p>
          </table:table-cell>
          <table:table-cell table:style-name="ce60" table:formula="of:=IF(INDEX([.$W31:.$HB31];MATCH([.$B$7];[.$W$1:.$HB$1];0)+[.S$1])=&quot;&quot;;&quot;&quot;;INDEX([.$W31:.$HB31];MATCH([.$B$7];[.$W$1:.$HB$1];0)+[.S$1]))" office:value-type="string" office:string-value="b" calcext:value-type="string">
            <text:p>b</text:p>
          </table:table-cell>
          <table:table-cell table:style-name="ce20" table:formula="of:=IF(INDEX([.$W31:.$HB31];MATCH([.$B$7];[.$W$1:.$HB$1];0)+[.T$1])=&quot;&quot;;&quot;&quot;;INDEX([.$W31:.$HB31];MATCH([.$B$7];[.$W$1:.$HB$1];0)+[.T$1]))">
            <text:p/>
          </table:table-cell>
          <table:table-cell/>
          <table:table-cell table:style-name="ce77" office:value-type="float" office:value="10" calcext:value-type="float">
            <text:p>10</text:p>
          </table:table-cell>
          <table:table-cell table:style-name="ce9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9" calcext:value-type="float">
            <text:p>1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4" calcext:value-type="float">
            <text:p>2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L$4:.$L$101];[.A32]));&quot;&quot;;SMALL([.$L$4:.$L$101];[.A32]))" office:value-type="float" office:value="133" calcext:value-type="float">
            <text:p>133</text:p>
          </table:table-cell>
          <table:table-cell table:formula="of:=IF([.B32]=&quot;&quot;;&quot;&quot;;[.B32]-[.B31])" office:value-type="float" office:value="16" calcext:value-type="float">
            <text:p>16</text:p>
          </table:table-cell>
          <table:table-cell table:formula="of:=IF([.B32]=&quot;&quot;;&quot;&quot;;IF(ISNUMBER(MATCH([.B32];[.$L$4:.$L$11];0));&quot;&quot;;INDEX([.$M$22:.$M$101];MATCH([.B32];[.$L$22:.$L$101];1))))" office:value-type="string" office:string-value="b" calcext:value-type="string">
            <text:p>b</text:p>
          </table:table-cell>
          <table:table-cell table:formula="of:=IF([.B32]=&quot;&quot;;&quot;&quot;;IF([.B31]&lt;[.$L$4];INDEX([.$M$4:.$M$11];MATCH([.B31];[.$L$4:.$L$11];-1));INDEX([.$M$4:.$M$11];MATCH([.B31];[.$L$4:.$L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M$22:.$M$101];MATCH([.B32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2];[.$L$23:.$L$101];0))=&quot;&quot;;&quot;&quot;;IF(ISERROR(MATCH([.B32];[.$L$23:.$L$101];0));&quot;&quot;;&quot;\grace {&quot;&amp;INDEX([.$N$23:.$N$101];MATCH([.B32];[.$L$23:.$L$101];0))&amp;&quot;}&quot;))">
            <text:p/>
          </table:table-cell>
          <table:table-cell table:formula="of:=IF([.B32]=&quot;&quot;;&quot;&quot;;IF([.$L$16]=&quot;Y&quot;;IF([.C32]=0;&quot; &quot;&amp;[.F32];[.E32]&amp;&quot;*&quot;&amp;[.C32]&amp;&quot; &quot;&amp;[.F32]&amp;&quot; &quot;&amp;[.G32]);&quot;&quot;))" office:value-type="string" office:string-value="s1*16 \break " calcext:value-type="string">
            <text:p>s1*16 \break </text:p>
          </table:table-cell>
          <table:table-cell table:number-columns-repeated="2"/>
          <table:table-cell table:style-name="ce27" office:value-type="float" office:value="11" calcext:value-type="float">
            <text:p>11</text:p>
          </table:table-cell>
          <table:table-cell table:style-name="ce36" table:formula="of:=IF(INDEX([.$W32:.$HB32];MATCH([.$B$7];[.$W$1:.$HB$1];0)+[.L$1])=&quot;&quot;;&quot;&quot;;INDEX([.$W32:.$HB32];MATCH([.$B$7];[.$W$1:.$HB$1];0)+[.L$1]))" office:value-type="float" office:value="151" calcext:value-type="float">
            <text:p>151</text:p>
          </table:table-cell>
          <table:table-cell table:style-name="ce12" table:formula="of:=IF(INDEX([.$W32:.$HB32];MATCH([.$B$7];[.$W$1:.$HB$1];0)+[.M$1])=&quot;&quot;;&quot;&quot;;INDEX([.$W32:.$HB32];MATCH([.$B$7];[.$W$1:.$HB$1];0)+[.M$1]))" office:value-type="string" office:string-value="b" calcext:value-type="string">
            <text:p>b</text:p>
          </table:table-cell>
          <table:table-cell table:style-name="ce12" table:formula="of:=IF(INDEX([.$W32:.$HB32];MATCH([.$B$7];[.$W$1:.$HB$1];0)+[.N$1])=&quot;&quot;;&quot;&quot;;INDEX([.$W32:.$HB32];MATCH([.$B$7];[.$W$1:.$HB$1];0)+[.N$1]))">
            <text:p/>
          </table:table-cell>
          <table:table-cell table:style-name="ce12" table:formula="of:=IF(INDEX([.$W32:.$HB32];MATCH([.$B$7];[.$W$1:.$HB$1];0)+[.O$1])=&quot;&quot;;&quot;&quot;;INDEX([.$W32:.$HB32];MATCH([.$B$7];[.$W$1:.$HB$1];0)+[.O$1]))">
            <text:p/>
          </table:table-cell>
          <table:table-cell table:style-name="ce12" table:formula="of:=IF(INDEX([.$W32:.$HB32];MATCH([.$B$7];[.$W$1:.$HB$1];0)+[.P$1])=&quot;&quot;;&quot;&quot;;INDEX([.$W32:.$HB32];MATCH([.$B$7];[.$W$1:.$HB$1];0)+[.P$1]))">
            <text:p/>
          </table:table-cell>
          <table:table-cell table:style-name="ce12" table:formula="of:=IF(INDEX([.$W32:.$HB32];MATCH([.$B$7];[.$W$1:.$HB$1];0)+[.Q$1])=&quot;&quot;;&quot;&quot;;INDEX([.$W32:.$HB32];MATCH([.$B$7];[.$W$1:.$HB$1];0)+[.Q$1]))">
            <text:p/>
          </table:table-cell>
          <table:table-cell table:style-name="ce12" table:formula="of:=IF(INDEX([.$W32:.$HB32];MATCH([.$B$7];[.$W$1:.$HB$1];0)+[.R$1])=&quot;&quot;;&quot;&quot;;INDEX([.$W32:.$HB32];MATCH([.$B$7];[.$W$1:.$HB$1];0)+[.R$1]))" office:value-type="float" office:value="106" calcext:value-type="float">
            <text:p>106</text:p>
          </table:table-cell>
          <table:table-cell table:style-name="ce60" table:formula="of:=IF(INDEX([.$W32:.$HB32];MATCH([.$B$7];[.$W$1:.$HB$1];0)+[.S$1])=&quot;&quot;;&quot;&quot;;INDEX([.$W32:.$HB32];MATCH([.$B$7];[.$W$1:.$HB$1];0)+[.S$1]))" office:value-type="string" office:string-value="b" calcext:value-type="string">
            <text:p>b</text:p>
          </table:table-cell>
          <table:table-cell table:style-name="ce20" table:formula="of:=IF(INDEX([.$W32:.$HB32];MATCH([.$B$7];[.$W$1:.$HB$1];0)+[.T$1])=&quot;&quot;;&quot;&quot;;INDEX([.$W32:.$HB32];MATCH([.$B$7];[.$W$1:.$HB$1];0)+[.T$1]))">
            <text:p/>
          </table:table-cell>
          <table:table-cell/>
          <table:table-cell table:style-name="ce77" office:value-type="float" office:value="11" calcext:value-type="float">
            <text:p>11</text:p>
          </table:table-cell>
          <table:table-cell table:style-name="ce9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L$4:.$L$101];[.A33]));&quot;&quot;;SMALL([.$L$4:.$L$101];[.A33]))" office:value-type="float" office:value="151" calcext:value-type="float">
            <text:p>151</text:p>
          </table:table-cell>
          <table:table-cell table:formula="of:=IF([.B33]=&quot;&quot;;&quot;&quot;;[.B33]-[.B32])" office:value-type="float" office:value="18" calcext:value-type="float">
            <text:p>18</text:p>
          </table:table-cell>
          <table:table-cell table:formula="of:=IF([.B33]=&quot;&quot;;&quot;&quot;;IF(ISNUMBER(MATCH([.B33];[.$L$4:.$L$11];0));&quot;&quot;;INDEX([.$M$22:.$M$101];MATCH([.B33];[.$L$22:.$L$101];1))))" office:value-type="string" office:string-value="b" calcext:value-type="string">
            <text:p>b</text:p>
          </table:table-cell>
          <table:table-cell table:formula="of:=IF([.B33]=&quot;&quot;;&quot;&quot;;IF([.B32]&lt;[.$L$4];INDEX([.$M$4:.$M$11];MATCH([.B32];[.$L$4:.$L$11];-1));INDEX([.$M$4:.$M$11];MATCH([.B32];[.$L$4:.$L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M$22:.$M$101];MATCH([.B33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3];[.$L$23:.$L$101];0))=&quot;&quot;;&quot;&quot;;IF(ISERROR(MATCH([.B33];[.$L$23:.$L$101];0));&quot;&quot;;&quot;\grace {&quot;&amp;INDEX([.$N$23:.$N$101];MATCH([.B33];[.$L$23:.$L$101];0))&amp;&quot;}&quot;))">
            <text:p/>
          </table:table-cell>
          <table:table-cell table:formula="of:=IF([.B33]=&quot;&quot;;&quot;&quot;;IF([.$L$16]=&quot;Y&quot;;IF([.C33]=0;&quot; &quot;&amp;[.F33];[.E33]&amp;&quot;*&quot;&amp;[.C33]&amp;&quot; &quot;&amp;[.F33]&amp;&quot; &quot;&amp;[.G33]);&quot;&quot;))" office:value-type="string" office:string-value="s1*18 \break " calcext:value-type="string">
            <text:p>s1*18 \break </text:p>
          </table:table-cell>
          <table:table-cell table:number-columns-repeated="2"/>
          <table:table-cell table:style-name="ce27" office:value-type="float" office:value="12" calcext:value-type="float">
            <text:p>12</text:p>
          </table:table-cell>
          <table:table-cell table:style-name="ce36" table:formula="of:=IF(INDEX([.$W33:.$HB33];MATCH([.$B$7];[.$W$1:.$HB$1];0)+[.L$1])=&quot;&quot;;&quot;&quot;;INDEX([.$W33:.$HB33];MATCH([.$B$7];[.$W$1:.$HB$1];0)+[.L$1]))" office:value-type="float" office:value="168" calcext:value-type="float">
            <text:p>168</text:p>
          </table:table-cell>
          <table:table-cell table:style-name="ce12" table:formula="of:=IF(INDEX([.$W33:.$HB33];MATCH([.$B$7];[.$W$1:.$HB$1];0)+[.M$1])=&quot;&quot;;&quot;&quot;;INDEX([.$W33:.$HB33];MATCH([.$B$7];[.$W$1:.$HB$1];0)+[.M$1]))" office:value-type="string" office:string-value="b" calcext:value-type="string">
            <text:p>b</text:p>
          </table:table-cell>
          <table:table-cell table:style-name="ce12" table:formula="of:=IF(INDEX([.$W33:.$HB33];MATCH([.$B$7];[.$W$1:.$HB$1];0)+[.N$1])=&quot;&quot;;&quot;&quot;;INDEX([.$W33:.$HB33];MATCH([.$B$7];[.$W$1:.$HB$1];0)+[.N$1]))">
            <text:p/>
          </table:table-cell>
          <table:table-cell table:style-name="ce12" table:formula="of:=IF(INDEX([.$W33:.$HB33];MATCH([.$B$7];[.$W$1:.$HB$1];0)+[.O$1])=&quot;&quot;;&quot;&quot;;INDEX([.$W33:.$HB33];MATCH([.$B$7];[.$W$1:.$HB$1];0)+[.O$1]))">
            <text:p/>
          </table:table-cell>
          <table:table-cell table:style-name="ce12" table:formula="of:=IF(INDEX([.$W33:.$HB33];MATCH([.$B$7];[.$W$1:.$HB$1];0)+[.P$1])=&quot;&quot;;&quot;&quot;;INDEX([.$W33:.$HB33];MATCH([.$B$7];[.$W$1:.$HB$1];0)+[.P$1]))">
            <text:p/>
          </table:table-cell>
          <table:table-cell table:style-name="ce12" table:formula="of:=IF(INDEX([.$W33:.$HB33];MATCH([.$B$7];[.$W$1:.$HB$1];0)+[.Q$1])=&quot;&quot;;&quot;&quot;;INDEX([.$W33:.$HB33];MATCH([.$B$7];[.$W$1:.$HB$1];0)+[.Q$1]))">
            <text:p/>
          </table:table-cell>
          <table:table-cell table:style-name="ce12" table:formula="of:=IF(INDEX([.$W33:.$HB33];MATCH([.$B$7];[.$W$1:.$HB$1];0)+[.R$1])=&quot;&quot;;&quot;&quot;;INDEX([.$W33:.$HB33];MATCH([.$B$7];[.$W$1:.$HB$1];0)+[.R$1]))" office:value-type="float" office:value="135" calcext:value-type="float">
            <text:p>135</text:p>
          </table:table-cell>
          <table:table-cell table:style-name="ce60" table:formula="of:=IF(INDEX([.$W33:.$HB33];MATCH([.$B$7];[.$W$1:.$HB$1];0)+[.S$1])=&quot;&quot;;&quot;&quot;;INDEX([.$W33:.$HB33];MATCH([.$B$7];[.$W$1:.$HB$1];0)+[.S$1]))" office:value-type="string" office:string-value="b" calcext:value-type="string">
            <text:p>b</text:p>
          </table:table-cell>
          <table:table-cell table:style-name="ce20" table:formula="of:=IF(INDEX([.$W33:.$HB33];MATCH([.$B$7];[.$W$1:.$HB$1];0)+[.T$1])=&quot;&quot;;&quot;&quot;;INDEX([.$W33:.$HB33];MATCH([.$B$7];[.$W$1:.$HB$1];0)+[.T$1]))">
            <text:p/>
          </table:table-cell>
          <table:table-cell/>
          <table:table-cell table:style-name="ce77" office:value-type="float" office:value="12" calcext:value-type="float">
            <text:p>12</text:p>
          </table:table-cell>
          <table:table-cell table:style-name="ce9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4" calcext:value-type="float">
            <text:p>22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L$4:.$L$101];[.A34]));&quot;&quot;;SMALL([.$L$4:.$L$101];[.A34]))" office:value-type="float" office:value="168" calcext:value-type="float">
            <text:p>168</text:p>
          </table:table-cell>
          <table:table-cell table:formula="of:=IF([.B34]=&quot;&quot;;&quot;&quot;;[.B34]-[.B33])" office:value-type="float" office:value="17" calcext:value-type="float">
            <text:p>17</text:p>
          </table:table-cell>
          <table:table-cell table:formula="of:=IF([.B34]=&quot;&quot;;&quot;&quot;;IF(ISNUMBER(MATCH([.B34];[.$L$4:.$L$11];0));&quot;&quot;;INDEX([.$M$22:.$M$101];MATCH([.B34];[.$L$22:.$L$101];1))))" office:value-type="string" office:string-value="b" calcext:value-type="string">
            <text:p>b</text:p>
          </table:table-cell>
          <table:table-cell table:formula="of:=IF([.B34]=&quot;&quot;;&quot;&quot;;IF([.B33]&lt;[.$L$4];INDEX([.$M$4:.$M$11];MATCH([.B33];[.$L$4:.$L$11];-1));INDEX([.$M$4:.$M$11];MATCH([.B33];[.$L$4:.$L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M$22:.$M$101];MATCH([.B3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4];[.$L$23:.$L$101];0))=&quot;&quot;;&quot;&quot;;IF(ISERROR(MATCH([.B34];[.$L$23:.$L$101];0));&quot;&quot;;&quot;\grace {&quot;&amp;INDEX([.$N$23:.$N$101];MATCH([.B34];[.$L$23:.$L$101];0))&amp;&quot;}&quot;))">
            <text:p/>
          </table:table-cell>
          <table:table-cell table:formula="of:=IF([.B34]=&quot;&quot;;&quot;&quot;;IF([.$L$16]=&quot;Y&quot;;IF([.C34]=0;&quot; &quot;&amp;[.F34];[.E34]&amp;&quot;*&quot;&amp;[.C34]&amp;&quot; &quot;&amp;[.F34]&amp;&quot; &quot;&amp;[.G34]);&quot;&quot;))" office:value-type="string" office:string-value="s1*17 \break " calcext:value-type="string">
            <text:p>s1*17 \break </text:p>
          </table:table-cell>
          <table:table-cell table:number-columns-repeated="2"/>
          <table:table-cell table:style-name="ce27" office:value-type="float" office:value="13" calcext:value-type="float">
            <text:p>13</text:p>
          </table:table-cell>
          <table:table-cell table:style-name="ce36" table:formula="of:=IF(INDEX([.$W34:.$HB34];MATCH([.$B$7];[.$W$1:.$HB$1];0)+[.L$1])=&quot;&quot;;&quot;&quot;;INDEX([.$W34:.$HB34];MATCH([.$B$7];[.$W$1:.$HB$1];0)+[.L$1]))" office:value-type="float" office:value="199" calcext:value-type="float">
            <text:p>199</text:p>
          </table:table-cell>
          <table:table-cell table:style-name="ce12" table:formula="of:=IF(INDEX([.$W34:.$HB34];MATCH([.$B$7];[.$W$1:.$HB$1];0)+[.M$1])=&quot;&quot;;&quot;&quot;;INDEX([.$W34:.$HB34];MATCH([.$B$7];[.$W$1:.$HB$1];0)+[.M$1]))" office:value-type="string" office:string-value="pb" calcext:value-type="string">
            <text:p>pb</text:p>
          </table:table-cell>
          <table:table-cell table:style-name="ce12" table:formula="of:=IF(INDEX([.$W34:.$HB34];MATCH([.$B$7];[.$W$1:.$HB$1];0)+[.N$1])=&quot;&quot;;&quot;&quot;;INDEX([.$W34:.$HB34];MATCH([.$B$7];[.$W$1:.$HB$1];0)+[.N$1]))">
            <text:p/>
          </table:table-cell>
          <table:table-cell table:style-name="ce12" table:formula="of:=IF(INDEX([.$W34:.$HB34];MATCH([.$B$7];[.$W$1:.$HB$1];0)+[.O$1])=&quot;&quot;;&quot;&quot;;INDEX([.$W34:.$HB34];MATCH([.$B$7];[.$W$1:.$HB$1];0)+[.O$1]))">
            <text:p/>
          </table:table-cell>
          <table:table-cell table:style-name="ce12" table:formula="of:=IF(INDEX([.$W34:.$HB34];MATCH([.$B$7];[.$W$1:.$HB$1];0)+[.P$1])=&quot;&quot;;&quot;&quot;;INDEX([.$W34:.$HB34];MATCH([.$B$7];[.$W$1:.$HB$1];0)+[.P$1]))">
            <text:p/>
          </table:table-cell>
          <table:table-cell table:style-name="ce12" table:formula="of:=IF(INDEX([.$W34:.$HB34];MATCH([.$B$7];[.$W$1:.$HB$1];0)+[.Q$1])=&quot;&quot;;&quot;&quot;;INDEX([.$W34:.$HB34];MATCH([.$B$7];[.$W$1:.$HB$1];0)+[.Q$1]))">
            <text:p/>
          </table:table-cell>
          <table:table-cell table:style-name="ce12" table:formula="of:=IF(INDEX([.$W34:.$HB34];MATCH([.$B$7];[.$W$1:.$HB$1];0)+[.R$1])=&quot;&quot;;&quot;&quot;;INDEX([.$W34:.$HB34];MATCH([.$B$7];[.$W$1:.$HB$1];0)+[.R$1]))" office:value-type="float" office:value="155" calcext:value-type="float">
            <text:p>155</text:p>
          </table:table-cell>
          <table:table-cell table:style-name="ce60" table:formula="of:=IF(INDEX([.$W34:.$HB34];MATCH([.$B$7];[.$W$1:.$HB$1];0)+[.S$1])=&quot;&quot;;&quot;&quot;;INDEX([.$W34:.$HB34];MATCH([.$B$7];[.$W$1:.$HB$1];0)+[.S$1]))" office:value-type="string" office:string-value="pb" calcext:value-type="string">
            <text:p>pb</text:p>
          </table:table-cell>
          <table:table-cell table:style-name="ce20" table:formula="of:=IF(INDEX([.$W34:.$HB34];MATCH([.$B$7];[.$W$1:.$HB$1];0)+[.T$1])=&quot;&quot;;&quot;&quot;;INDEX([.$W34:.$HB34];MATCH([.$B$7];[.$W$1:.$HB$1];0)+[.T$1]))">
            <text:p/>
          </table:table-cell>
          <table:table-cell/>
          <table:table-cell table:style-name="ce77" office:value-type="float" office:value="13" calcext:value-type="float">
            <text:p>13</text:p>
          </table:table-cell>
          <table:table-cell table:style-name="ce9" office:value-type="float" office:value="239" calcext:value-type="float">
            <text:p>23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1" calcext:value-type="float">
            <text:p>33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21" calcext:value-type="float">
            <text:p>221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199" calcext:value-type="float">
            <text:p>19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L$4:.$L$101];[.A35]));&quot;&quot;;SMALL([.$L$4:.$L$101];[.A35]))" office:value-type="float" office:value="199" calcext:value-type="float">
            <text:p>199</text:p>
          </table:table-cell>
          <table:table-cell table:formula="of:=IF([.B35]=&quot;&quot;;&quot;&quot;;[.B35]-[.B34])" office:value-type="float" office:value="31" calcext:value-type="float">
            <text:p>31</text:p>
          </table:table-cell>
          <table:table-cell table:formula="of:=IF([.B35]=&quot;&quot;;&quot;&quot;;IF(ISNUMBER(MATCH([.B35];[.$L$4:.$L$11];0));&quot;&quot;;INDEX([.$M$22:.$M$101];MATCH([.B35];[.$L$22:.$L$101];1))))" office:value-type="string" office:string-value="pb" calcext:value-type="string">
            <text:p>pb</text:p>
          </table:table-cell>
          <table:table-cell table:formula="of:=IF([.B35]=&quot;&quot;;&quot;&quot;;IF([.B34]&lt;[.$L$4];INDEX([.$M$4:.$M$11];MATCH([.B34];[.$L$4:.$L$11];-1));INDEX([.$M$4:.$M$11];MATCH([.B34];[.$L$4:.$L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M$22:.$M$101];MATCH([.B35];[.$L$22:.$L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N$23:.$N$101];MATCH([.B35];[.$L$23:.$L$101];0))=&quot;&quot;;&quot;&quot;;IF(ISERROR(MATCH([.B35];[.$L$23:.$L$101];0));&quot;&quot;;&quot;\grace {&quot;&amp;INDEX([.$N$23:.$N$101];MATCH([.B35];[.$L$23:.$L$101];0))&amp;&quot;}&quot;))">
            <text:p/>
          </table:table-cell>
          <table:table-cell table:formula="of:=IF([.B35]=&quot;&quot;;&quot;&quot;;IF([.$L$16]=&quot;Y&quot;;IF([.C35]=0;&quot; &quot;&amp;[.F35];[.E35]&amp;&quot;*&quot;&amp;[.C35]&amp;&quot; &quot;&amp;[.F35]&amp;&quot; &quot;&amp;[.G35]);&quot;&quot;))" office:value-type="string" office:string-value="s1*31 \pageBreak " calcext:value-type="string">
            <text:p>s1*31 \pageBreak 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36" table:formula="of:=IF(INDEX([.$W35:.$HB35];MATCH([.$B$7];[.$W$1:.$HB$1];0)+[.L$1])=&quot;&quot;;&quot;&quot;;INDEX([.$W35:.$HB35];MATCH([.$B$7];[.$W$1:.$HB$1];0)+[.L$1]))" office:value-type="float" office:value="226" calcext:value-type="float">
            <text:p>226</text:p>
          </table:table-cell>
          <table:table-cell table:style-name="ce12" table:formula="of:=IF(INDEX([.$W35:.$HB35];MATCH([.$B$7];[.$W$1:.$HB$1];0)+[.M$1])=&quot;&quot;;&quot;&quot;;INDEX([.$W35:.$HB35];MATCH([.$B$7];[.$W$1:.$HB$1];0)+[.M$1]))" office:value-type="string" office:string-value="b" calcext:value-type="string">
            <text:p>b</text:p>
          </table:table-cell>
          <table:table-cell table:style-name="ce12" table:formula="of:=IF(INDEX([.$W35:.$HB35];MATCH([.$B$7];[.$W$1:.$HB$1];0)+[.N$1])=&quot;&quot;;&quot;&quot;;INDEX([.$W35:.$HB35];MATCH([.$B$7];[.$W$1:.$HB$1];0)+[.N$1]))">
            <text:p/>
          </table:table-cell>
          <table:table-cell table:style-name="ce12" table:formula="of:=IF(INDEX([.$W35:.$HB35];MATCH([.$B$7];[.$W$1:.$HB$1];0)+[.O$1])=&quot;&quot;;&quot;&quot;;INDEX([.$W35:.$HB35];MATCH([.$B$7];[.$W$1:.$HB$1];0)+[.O$1]))">
            <text:p/>
          </table:table-cell>
          <table:table-cell table:style-name="ce12" table:formula="of:=IF(INDEX([.$W35:.$HB35];MATCH([.$B$7];[.$W$1:.$HB$1];0)+[.P$1])=&quot;&quot;;&quot;&quot;;INDEX([.$W35:.$HB35];MATCH([.$B$7];[.$W$1:.$HB$1];0)+[.P$1]))">
            <text:p/>
          </table:table-cell>
          <table:table-cell table:style-name="ce12" table:formula="of:=IF(INDEX([.$W35:.$HB35];MATCH([.$B$7];[.$W$1:.$HB$1];0)+[.Q$1])=&quot;&quot;;&quot;&quot;;INDEX([.$W35:.$HB35];MATCH([.$B$7];[.$W$1:.$HB$1];0)+[.Q$1]))">
            <text:p/>
          </table:table-cell>
          <table:table-cell table:style-name="ce12" table:formula="of:=IF(INDEX([.$W35:.$HB35];MATCH([.$B$7];[.$W$1:.$HB$1];0)+[.R$1])=&quot;&quot;;&quot;&quot;;INDEX([.$W35:.$HB35];MATCH([.$B$7];[.$W$1:.$HB$1];0)+[.R$1]))" office:value-type="float" office:value="163" calcext:value-type="float">
            <text:p>163</text:p>
          </table:table-cell>
          <table:table-cell table:style-name="ce60" table:formula="of:=IF(INDEX([.$W35:.$HB35];MATCH([.$B$7];[.$W$1:.$HB$1];0)+[.S$1])=&quot;&quot;;&quot;&quot;;INDEX([.$W35:.$HB35];MATCH([.$B$7];[.$W$1:.$HB$1];0)+[.S$1]))" office:value-type="string" office:string-value="b" calcext:value-type="string">
            <text:p>b</text:p>
          </table:table-cell>
          <table:table-cell table:style-name="ce20" table:formula="of:=IF(INDEX([.$W35:.$HB35];MATCH([.$B$7];[.$W$1:.$HB$1];0)+[.T$1])=&quot;&quot;;&quot;&quot;;INDEX([.$W35:.$HB35];MATCH([.$B$7];[.$W$1:.$HB$1];0)+[.T$1]))">
            <text:p/>
          </table:table-cell>
          <table:table-cell/>
          <table:table-cell table:style-name="ce77" office:value-type="float" office:value="14" calcext:value-type="float">
            <text:p>14</text:p>
          </table:table-cell>
          <table:table-cell table:style-name="ce9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2" calcext:value-type="float">
            <text:p>3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0" calcext:value-type="float">
            <text:p>23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L$4:.$L$101];[.A36]));&quot;&quot;;SMALL([.$L$4:.$L$101];[.A36]))" office:value-type="float" office:value="226" calcext:value-type="float">
            <text:p>226</text:p>
          </table:table-cell>
          <table:table-cell table:formula="of:=IF([.B36]=&quot;&quot;;&quot;&quot;;[.B36]-[.B35])" office:value-type="float" office:value="27" calcext:value-type="float">
            <text:p>27</text:p>
          </table:table-cell>
          <table:table-cell table:formula="of:=IF([.B36]=&quot;&quot;;&quot;&quot;;IF(ISNUMBER(MATCH([.B36];[.$L$4:.$L$11];0));&quot;&quot;;INDEX([.$M$22:.$M$101];MATCH([.B36];[.$L$22:.$L$101];1))))" office:value-type="string" office:string-value="b" calcext:value-type="string">
            <text:p>b</text:p>
          </table:table-cell>
          <table:table-cell table:formula="of:=IF([.B36]=&quot;&quot;;&quot;&quot;;IF([.B35]&lt;[.$L$4];INDEX([.$M$4:.$M$11];MATCH([.B35];[.$L$4:.$L$11];-1));INDEX([.$M$4:.$M$11];MATCH([.B35];[.$L$4:.$L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M$22:.$M$101];MATCH([.B36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6];[.$L$23:.$L$101];0))=&quot;&quot;;&quot;&quot;;IF(ISERROR(MATCH([.B36];[.$L$23:.$L$101];0));&quot;&quot;;&quot;\grace {&quot;&amp;INDEX([.$N$23:.$N$101];MATCH([.B36];[.$L$23:.$L$101];0))&amp;&quot;}&quot;))">
            <text:p/>
          </table:table-cell>
          <table:table-cell table:formula="of:=IF([.B36]=&quot;&quot;;&quot;&quot;;IF([.$L$16]=&quot;Y&quot;;IF([.C36]=0;&quot; &quot;&amp;[.F36];[.E36]&amp;&quot;*&quot;&amp;[.C36]&amp;&quot; &quot;&amp;[.F36]&amp;&quot; &quot;&amp;[.G36]);&quot;&quot;))" office:value-type="string" office:string-value="s1*27 \break " calcext:value-type="string">
            <text:p>s1*27 \break </text:p>
          </table:table-cell>
          <table:table-cell table:number-columns-repeated="2"/>
          <table:table-cell table:style-name="ce27" office:value-type="float" office:value="15" calcext:value-type="float">
            <text:p>15</text:p>
          </table:table-cell>
          <table:table-cell table:style-name="ce36" table:formula="of:=IF(INDEX([.$W36:.$HB36];MATCH([.$B$7];[.$W$1:.$HB$1];0)+[.L$1])=&quot;&quot;;&quot;&quot;;INDEX([.$W36:.$HB36];MATCH([.$B$7];[.$W$1:.$HB$1];0)+[.L$1]))" office:value-type="float" office:value="234" calcext:value-type="float">
            <text:p>234</text:p>
          </table:table-cell>
          <table:table-cell table:style-name="ce12" table:formula="of:=IF(INDEX([.$W36:.$HB36];MATCH([.$B$7];[.$W$1:.$HB$1];0)+[.M$1])=&quot;&quot;;&quot;&quot;;INDEX([.$W36:.$HB36];MATCH([.$B$7];[.$W$1:.$HB$1];0)+[.M$1]))" office:value-type="string" office:string-value="b" calcext:value-type="string">
            <text:p>b</text:p>
          </table:table-cell>
          <table:table-cell table:style-name="ce12" table:formula="of:=IF(INDEX([.$W36:.$HB36];MATCH([.$B$7];[.$W$1:.$HB$1];0)+[.N$1])=&quot;&quot;;&quot;&quot;;INDEX([.$W36:.$HB36];MATCH([.$B$7];[.$W$1:.$HB$1];0)+[.N$1]))">
            <text:p/>
          </table:table-cell>
          <table:table-cell table:style-name="ce12" table:formula="of:=IF(INDEX([.$W36:.$HB36];MATCH([.$B$7];[.$W$1:.$HB$1];0)+[.O$1])=&quot;&quot;;&quot;&quot;;INDEX([.$W36:.$HB36];MATCH([.$B$7];[.$W$1:.$HB$1];0)+[.O$1]))">
            <text:p/>
          </table:table-cell>
          <table:table-cell table:style-name="ce12" table:formula="of:=IF(INDEX([.$W36:.$HB36];MATCH([.$B$7];[.$W$1:.$HB$1];0)+[.P$1])=&quot;&quot;;&quot;&quot;;INDEX([.$W36:.$HB36];MATCH([.$B$7];[.$W$1:.$HB$1];0)+[.P$1]))">
            <text:p/>
          </table:table-cell>
          <table:table-cell table:style-name="ce12" table:formula="of:=IF(INDEX([.$W36:.$HB36];MATCH([.$B$7];[.$W$1:.$HB$1];0)+[.Q$1])=&quot;&quot;;&quot;&quot;;INDEX([.$W36:.$HB36];MATCH([.$B$7];[.$W$1:.$HB$1];0)+[.Q$1]))">
            <text:p/>
          </table:table-cell>
          <table:table-cell table:style-name="ce12" table:formula="of:=IF(INDEX([.$W36:.$HB36];MATCH([.$B$7];[.$W$1:.$HB$1];0)+[.R$1])=&quot;&quot;;&quot;&quot;;INDEX([.$W36:.$HB36];MATCH([.$B$7];[.$W$1:.$HB$1];0)+[.R$1]))" office:value-type="float" office:value="170" calcext:value-type="float">
            <text:p>170</text:p>
          </table:table-cell>
          <table:table-cell table:style-name="ce60" table:formula="of:=IF(INDEX([.$W36:.$HB36];MATCH([.$B$7];[.$W$1:.$HB$1];0)+[.S$1])=&quot;&quot;;&quot;&quot;;INDEX([.$W36:.$HB36];MATCH([.$B$7];[.$W$1:.$HB$1];0)+[.S$1]))" office:value-type="string" office:string-value="b" calcext:value-type="string">
            <text:p>b</text:p>
          </table:table-cell>
          <table:table-cell table:style-name="ce20" table:formula="of:=IF(INDEX([.$W36:.$HB36];MATCH([.$B$7];[.$W$1:.$HB$1];0)+[.T$1])=&quot;&quot;;&quot;&quot;;INDEX([.$W36:.$HB36];MATCH([.$B$7];[.$W$1:.$HB$1];0)+[.T$1]))" office:value-type="string" office:string-value="s8" calcext:value-type="string">
            <text:p>s8</text:p>
          </table:table-cell>
          <table:table-cell/>
          <table:table-cell table:style-name="ce77" office:value-type="float" office:value="15" calcext:value-type="float">
            <text:p>15</text:p>
          </table:table-cell>
          <table:table-cell table:style-name="ce9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L$4:.$L$101];[.A37]));&quot;&quot;;SMALL([.$L$4:.$L$101];[.A37]))" office:value-type="float" office:value="234" calcext:value-type="float">
            <text:p>234</text:p>
          </table:table-cell>
          <table:table-cell table:formula="of:=IF([.B37]=&quot;&quot;;&quot;&quot;;[.B37]-[.B36])" office:value-type="float" office:value="8" calcext:value-type="float">
            <text:p>8</text:p>
          </table:table-cell>
          <table:table-cell table:formula="of:=IF([.B37]=&quot;&quot;;&quot;&quot;;IF(ISNUMBER(MATCH([.B37];[.$L$4:.$L$11];0));&quot;&quot;;INDEX([.$M$22:.$M$101];MATCH([.B37];[.$L$22:.$L$101];1))))" office:value-type="string" office:string-value="b" calcext:value-type="string">
            <text:p>b</text:p>
          </table:table-cell>
          <table:table-cell table:formula="of:=IF([.B37]=&quot;&quot;;&quot;&quot;;IF([.B36]&lt;[.$L$4];INDEX([.$M$4:.$M$11];MATCH([.B36];[.$L$4:.$L$11];-1));INDEX([.$M$4:.$M$11];MATCH([.B36];[.$L$4:.$L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M$22:.$M$101];MATCH([.B37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7];[.$L$23:.$L$101];0))=&quot;&quot;;&quot;&quot;;IF(ISERROR(MATCH([.B37];[.$L$23:.$L$101];0));&quot;&quot;;&quot;\grace {&quot;&amp;INDEX([.$N$23:.$N$101];MATCH([.B37];[.$L$23:.$L$101];0))&amp;&quot;}&quot;))">
            <text:p/>
          </table:table-cell>
          <table:table-cell table:formula="of:=IF([.B37]=&quot;&quot;;&quot;&quot;;IF([.$L$16]=&quot;Y&quot;;IF([.C37]=0;&quot; &quot;&amp;[.F37];[.E37]&amp;&quot;*&quot;&amp;[.C37]&amp;&quot; &quot;&amp;[.F37]&amp;&quot; &quot;&amp;[.G37]);&quot;&quot;))" office:value-type="string" office:string-value="s1*8 \break " calcext:value-type="string">
            <text:p>s1*8 \break </text:p>
          </table:table-cell>
          <table:table-cell table:number-columns-repeated="2"/>
          <table:table-cell table:style-name="ce27" office:value-type="float" office:value="16" calcext:value-type="float">
            <text:p>16</text:p>
          </table:table-cell>
          <table:table-cell table:style-name="ce36" table:formula="of:=IF(INDEX([.$W37:.$HB37];MATCH([.$B$7];[.$W$1:.$HB$1];0)+[.L$1])=&quot;&quot;;&quot;&quot;;INDEX([.$W37:.$HB37];MATCH([.$B$7];[.$W$1:.$HB$1];0)+[.L$1]))" office:value-type="float" office:value="244" calcext:value-type="float">
            <text:p>244</text:p>
          </table:table-cell>
          <table:table-cell table:style-name="ce12" table:formula="of:=IF(INDEX([.$W37:.$HB37];MATCH([.$B$7];[.$W$1:.$HB$1];0)+[.M$1])=&quot;&quot;;&quot;&quot;;INDEX([.$W37:.$HB37];MATCH([.$B$7];[.$W$1:.$HB$1];0)+[.M$1]))" office:value-type="string" office:string-value="b" calcext:value-type="string">
            <text:p>b</text:p>
          </table:table-cell>
          <table:table-cell table:style-name="ce12" table:formula="of:=IF(INDEX([.$W37:.$HB37];MATCH([.$B$7];[.$W$1:.$HB$1];0)+[.N$1])=&quot;&quot;;&quot;&quot;;INDEX([.$W37:.$HB37];MATCH([.$B$7];[.$W$1:.$HB$1];0)+[.N$1]))">
            <text:p/>
          </table:table-cell>
          <table:table-cell table:style-name="ce12" table:formula="of:=IF(INDEX([.$W37:.$HB37];MATCH([.$B$7];[.$W$1:.$HB$1];0)+[.O$1])=&quot;&quot;;&quot;&quot;;INDEX([.$W37:.$HB37];MATCH([.$B$7];[.$W$1:.$HB$1];0)+[.O$1]))">
            <text:p/>
          </table:table-cell>
          <table:table-cell table:style-name="ce12" table:formula="of:=IF(INDEX([.$W37:.$HB37];MATCH([.$B$7];[.$W$1:.$HB$1];0)+[.P$1])=&quot;&quot;;&quot;&quot;;INDEX([.$W37:.$HB37];MATCH([.$B$7];[.$W$1:.$HB$1];0)+[.P$1]))">
            <text:p/>
          </table:table-cell>
          <table:table-cell table:style-name="ce12" table:formula="of:=IF(INDEX([.$W37:.$HB37];MATCH([.$B$7];[.$W$1:.$HB$1];0)+[.Q$1])=&quot;&quot;;&quot;&quot;;INDEX([.$W37:.$HB37];MATCH([.$B$7];[.$W$1:.$HB$1];0)+[.Q$1]))">
            <text:p/>
          </table:table-cell>
          <table:table-cell table:style-name="ce12" table:formula="of:=IF(INDEX([.$W37:.$HB37];MATCH([.$B$7];[.$W$1:.$HB$1];0)+[.R$1])=&quot;&quot;;&quot;&quot;;INDEX([.$W37:.$HB37];MATCH([.$B$7];[.$W$1:.$HB$1];0)+[.R$1]))" office:value-type="float" office:value="176" calcext:value-type="float">
            <text:p>176</text:p>
          </table:table-cell>
          <table:table-cell table:style-name="ce60" table:formula="of:=IF(INDEX([.$W37:.$HB37];MATCH([.$B$7];[.$W$1:.$HB$1];0)+[.S$1])=&quot;&quot;;&quot;&quot;;INDEX([.$W37:.$HB37];MATCH([.$B$7];[.$W$1:.$HB$1];0)+[.S$1]))" office:value-type="string" office:string-value="b" calcext:value-type="string">
            <text:p>b</text:p>
          </table:table-cell>
          <table:table-cell table:style-name="ce20" table:formula="of:=IF(INDEX([.$W37:.$HB37];MATCH([.$B$7];[.$W$1:.$HB$1];0)+[.T$1])=&quot;&quot;;&quot;&quot;;INDEX([.$W37:.$HB37];MATCH([.$B$7];[.$W$1:.$HB$1];0)+[.T$1]))">
            <text:p/>
          </table:table-cell>
          <table:table-cell/>
          <table:table-cell table:style-name="ce77" office:value-type="float" office:value="16" calcext:value-type="float">
            <text:p>16</text:p>
          </table:table-cell>
          <table:table-cell table:style-name="ce9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L$4:.$L$101];[.A38]));&quot;&quot;;SMALL([.$L$4:.$L$101];[.A38]))" office:value-type="float" office:value="244" calcext:value-type="float">
            <text:p>244</text:p>
          </table:table-cell>
          <table:table-cell table:formula="of:=IF([.B38]=&quot;&quot;;&quot;&quot;;[.B38]-[.B37])" office:value-type="float" office:value="10" calcext:value-type="float">
            <text:p>10</text:p>
          </table:table-cell>
          <table:table-cell table:formula="of:=IF([.B38]=&quot;&quot;;&quot;&quot;;IF(ISNUMBER(MATCH([.B38];[.$L$4:.$L$11];0));&quot;&quot;;INDEX([.$M$22:.$M$101];MATCH([.B38];[.$L$22:.$L$101];1))))" office:value-type="string" office:string-value="b" calcext:value-type="string">
            <text:p>b</text:p>
          </table:table-cell>
          <table:table-cell table:formula="of:=IF([.B38]=&quot;&quot;;&quot;&quot;;IF([.B37]&lt;[.$L$4];INDEX([.$M$4:.$M$11];MATCH([.B37];[.$L$4:.$L$11];-1));INDEX([.$M$4:.$M$11];MATCH([.B37];[.$L$4:.$L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M$22:.$M$101];MATCH([.B38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8];[.$L$23:.$L$101];0))=&quot;&quot;;&quot;&quot;;IF(ISERROR(MATCH([.B38];[.$L$23:.$L$101];0));&quot;&quot;;&quot;\grace {&quot;&amp;INDEX([.$N$23:.$N$101];MATCH([.B38];[.$L$23:.$L$101];0))&amp;&quot;}&quot;))">
            <text:p/>
          </table:table-cell>
          <table:table-cell table:formula="of:=IF([.B38]=&quot;&quot;;&quot;&quot;;IF([.$L$16]=&quot;Y&quot;;IF([.C38]=0;&quot; &quot;&amp;[.F38];[.E38]&amp;&quot;*&quot;&amp;[.C38]&amp;&quot; &quot;&amp;[.F38]&amp;&quot; &quot;&amp;[.G38]);&quot;&quot;))" office:value-type="string" office:string-value="s1*10 \break " calcext:value-type="string">
            <text:p>s1*10 \break </text:p>
          </table:table-cell>
          <table:table-cell table:number-columns-repeated="2"/>
          <table:table-cell table:style-name="ce27" office:value-type="float" office:value="17" calcext:value-type="float">
            <text:p>17</text:p>
          </table:table-cell>
          <table:table-cell table:style-name="ce36" table:formula="of:=IF(INDEX([.$W38:.$HB38];MATCH([.$B$7];[.$W$1:.$HB$1];0)+[.L$1])=&quot;&quot;;&quot;&quot;;INDEX([.$W38:.$HB38];MATCH([.$B$7];[.$W$1:.$HB$1];0)+[.L$1]))" office:value-type="float" office:value="277" calcext:value-type="float">
            <text:p>277</text:p>
          </table:table-cell>
          <table:table-cell table:style-name="ce12" table:formula="of:=IF(INDEX([.$W38:.$HB38];MATCH([.$B$7];[.$W$1:.$HB$1];0)+[.M$1])=&quot;&quot;;&quot;&quot;;INDEX([.$W38:.$HB38];MATCH([.$B$7];[.$W$1:.$HB$1];0)+[.M$1]))" office:value-type="string" office:string-value="b" calcext:value-type="string">
            <text:p>b</text:p>
          </table:table-cell>
          <table:table-cell table:style-name="ce12" table:formula="of:=IF(INDEX([.$W38:.$HB38];MATCH([.$B$7];[.$W$1:.$HB$1];0)+[.N$1])=&quot;&quot;;&quot;&quot;;INDEX([.$W38:.$HB38];MATCH([.$B$7];[.$W$1:.$HB$1];0)+[.N$1]))">
            <text:p/>
          </table:table-cell>
          <table:table-cell table:style-name="ce12" table:formula="of:=IF(INDEX([.$W38:.$HB38];MATCH([.$B$7];[.$W$1:.$HB$1];0)+[.O$1])=&quot;&quot;;&quot;&quot;;INDEX([.$W38:.$HB38];MATCH([.$B$7];[.$W$1:.$HB$1];0)+[.O$1]))">
            <text:p/>
          </table:table-cell>
          <table:table-cell table:style-name="ce12" table:formula="of:=IF(INDEX([.$W38:.$HB38];MATCH([.$B$7];[.$W$1:.$HB$1];0)+[.P$1])=&quot;&quot;;&quot;&quot;;INDEX([.$W38:.$HB38];MATCH([.$B$7];[.$W$1:.$HB$1];0)+[.P$1]))">
            <text:p/>
          </table:table-cell>
          <table:table-cell table:style-name="ce12" table:formula="of:=IF(INDEX([.$W38:.$HB38];MATCH([.$B$7];[.$W$1:.$HB$1];0)+[.Q$1])=&quot;&quot;;&quot;&quot;;INDEX([.$W38:.$HB38];MATCH([.$B$7];[.$W$1:.$HB$1];0)+[.Q$1]))">
            <text:p/>
          </table:table-cell>
          <table:table-cell table:style-name="ce12" table:formula="of:=IF(INDEX([.$W38:.$HB38];MATCH([.$B$7];[.$W$1:.$HB$1];0)+[.R$1])=&quot;&quot;;&quot;&quot;;INDEX([.$W38:.$HB38];MATCH([.$B$7];[.$W$1:.$HB$1];0)+[.R$1]))" office:value-type="float" office:value="182" calcext:value-type="float">
            <text:p>182</text:p>
          </table:table-cell>
          <table:table-cell table:style-name="ce60" table:formula="of:=IF(INDEX([.$W38:.$HB38];MATCH([.$B$7];[.$W$1:.$HB$1];0)+[.S$1])=&quot;&quot;;&quot;&quot;;INDEX([.$W38:.$HB38];MATCH([.$B$7];[.$W$1:.$HB$1];0)+[.S$1]))" office:value-type="string" office:string-value="b" calcext:value-type="string">
            <text:p>b</text:p>
          </table:table-cell>
          <table:table-cell table:style-name="ce20" table:formula="of:=IF(INDEX([.$W38:.$HB38];MATCH([.$B$7];[.$W$1:.$HB$1];0)+[.T$1])=&quot;&quot;;&quot;&quot;;INDEX([.$W38:.$HB38];MATCH([.$B$7];[.$W$1:.$HB$1];0)+[.T$1]))">
            <text:p/>
          </table:table-cell>
          <table:table-cell/>
          <table:table-cell table:style-name="ce77" office:value-type="float" office:value="17" calcext:value-type="float">
            <text:p>17</text:p>
          </table:table-cell>
          <table:table-cell table:style-name="ce9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3" calcext:value-type="float">
            <text:p>4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L$4:.$L$101];[.A39]));&quot;&quot;;SMALL([.$L$4:.$L$101];[.A39]))" office:value-type="float" office:value="277" calcext:value-type="float">
            <text:p>277</text:p>
          </table:table-cell>
          <table:table-cell table:formula="of:=IF([.B39]=&quot;&quot;;&quot;&quot;;[.B39]-[.B38])" office:value-type="float" office:value="33" calcext:value-type="float">
            <text:p>33</text:p>
          </table:table-cell>
          <table:table-cell table:formula="of:=IF([.B39]=&quot;&quot;;&quot;&quot;;IF(ISNUMBER(MATCH([.B39];[.$L$4:.$L$11];0));&quot;&quot;;INDEX([.$M$22:.$M$101];MATCH([.B39];[.$L$22:.$L$101];1))))" office:value-type="string" office:string-value="b" calcext:value-type="string">
            <text:p>b</text:p>
          </table:table-cell>
          <table:table-cell table:formula="of:=IF([.B39]=&quot;&quot;;&quot;&quot;;IF([.B38]&lt;[.$L$4];INDEX([.$M$4:.$M$11];MATCH([.B38];[.$L$4:.$L$11];-1));INDEX([.$M$4:.$M$11];MATCH([.B38];[.$L$4:.$L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M$22:.$M$101];MATCH([.B39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9];[.$L$23:.$L$101];0))=&quot;&quot;;&quot;&quot;;IF(ISERROR(MATCH([.B39];[.$L$23:.$L$101];0));&quot;&quot;;&quot;\grace {&quot;&amp;INDEX([.$N$23:.$N$101];MATCH([.B39];[.$L$23:.$L$101];0))&amp;&quot;}&quot;))">
            <text:p/>
          </table:table-cell>
          <table:table-cell table:formula="of:=IF([.B39]=&quot;&quot;;&quot;&quot;;IF([.$L$16]=&quot;Y&quot;;IF([.C39]=0;&quot; &quot;&amp;[.F39];[.E39]&amp;&quot;*&quot;&amp;[.C39]&amp;&quot; &quot;&amp;[.F39]&amp;&quot; &quot;&amp;[.G39]);&quot;&quot;))" office:value-type="string" office:string-value="s1*33 \break " calcext:value-type="string">
            <text:p>s1*33 \break </text:p>
          </table:table-cell>
          <table:table-cell table:number-columns-repeated="2"/>
          <table:table-cell table:style-name="ce27" office:value-type="float" office:value="18" calcext:value-type="float">
            <text:p>18</text:p>
          </table:table-cell>
          <table:table-cell table:style-name="ce36" table:formula="of:=IF(INDEX([.$W39:.$HB39];MATCH([.$B$7];[.$W$1:.$HB$1];0)+[.L$1])=&quot;&quot;;&quot;&quot;;INDEX([.$W39:.$HB39];MATCH([.$B$7];[.$W$1:.$HB$1];0)+[.L$1]))" office:value-type="float" office:value="286" calcext:value-type="float">
            <text:p>286</text:p>
          </table:table-cell>
          <table:table-cell table:style-name="ce12" table:formula="of:=IF(INDEX([.$W39:.$HB39];MATCH([.$B$7];[.$W$1:.$HB$1];0)+[.M$1])=&quot;&quot;;&quot;&quot;;INDEX([.$W39:.$HB39];MATCH([.$B$7];[.$W$1:.$HB$1];0)+[.M$1]))" office:value-type="string" office:string-value="b" calcext:value-type="string">
            <text:p>b</text:p>
          </table:table-cell>
          <table:table-cell table:style-name="ce12" table:formula="of:=IF(INDEX([.$W39:.$HB39];MATCH([.$B$7];[.$W$1:.$HB$1];0)+[.N$1])=&quot;&quot;;&quot;&quot;;INDEX([.$W39:.$HB39];MATCH([.$B$7];[.$W$1:.$HB$1];0)+[.N$1]))">
            <text:p/>
          </table:table-cell>
          <table:table-cell table:style-name="ce12" table:formula="of:=IF(INDEX([.$W39:.$HB39];MATCH([.$B$7];[.$W$1:.$HB$1];0)+[.O$1])=&quot;&quot;;&quot;&quot;;INDEX([.$W39:.$HB39];MATCH([.$B$7];[.$W$1:.$HB$1];0)+[.O$1]))">
            <text:p/>
          </table:table-cell>
          <table:table-cell table:style-name="ce12" table:formula="of:=IF(INDEX([.$W39:.$HB39];MATCH([.$B$7];[.$W$1:.$HB$1];0)+[.P$1])=&quot;&quot;;&quot;&quot;;INDEX([.$W39:.$HB39];MATCH([.$B$7];[.$W$1:.$HB$1];0)+[.P$1]))">
            <text:p/>
          </table:table-cell>
          <table:table-cell table:style-name="ce12" table:formula="of:=IF(INDEX([.$W39:.$HB39];MATCH([.$B$7];[.$W$1:.$HB$1];0)+[.Q$1])=&quot;&quot;;&quot;&quot;;INDEX([.$W39:.$HB39];MATCH([.$B$7];[.$W$1:.$HB$1];0)+[.Q$1]))">
            <text:p/>
          </table:table-cell>
          <table:table-cell table:style-name="ce12" table:formula="of:=IF(INDEX([.$W39:.$HB39];MATCH([.$B$7];[.$W$1:.$HB$1];0)+[.R$1])=&quot;&quot;;&quot;&quot;;INDEX([.$W39:.$HB39];MATCH([.$B$7];[.$W$1:.$HB$1];0)+[.R$1]))" office:value-type="float" office:value="189" calcext:value-type="float">
            <text:p>189</text:p>
          </table:table-cell>
          <table:table-cell table:style-name="ce60" table:formula="of:=IF(INDEX([.$W39:.$HB39];MATCH([.$B$7];[.$W$1:.$HB$1];0)+[.S$1])=&quot;&quot;;&quot;&quot;;INDEX([.$W39:.$HB39];MATCH([.$B$7];[.$W$1:.$HB$1];0)+[.S$1]))" office:value-type="string" office:string-value="b" calcext:value-type="string">
            <text:p>b</text:p>
          </table:table-cell>
          <table:table-cell table:style-name="ce20" table:formula="of:=IF(INDEX([.$W39:.$HB39];MATCH([.$B$7];[.$W$1:.$HB$1];0)+[.T$1])=&quot;&quot;;&quot;&quot;;INDEX([.$W39:.$HB39];MATCH([.$B$7];[.$W$1:.$HB$1];0)+[.T$1]))">
            <text:p/>
          </table:table-cell>
          <table:table-cell/>
          <table:table-cell table:style-name="ce77" office:value-type="float" office:value="18" calcext:value-type="float">
            <text:p>18</text:p>
          </table:table-cell>
          <table:table-cell table:style-name="ce9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1" calcext:value-type="float">
            <text:p>4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71" calcext:value-type="float">
            <text:p>4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L$4:.$L$101];[.A40]));&quot;&quot;;SMALL([.$L$4:.$L$101];[.A40]))" office:value-type="float" office:value="286" calcext:value-type="float">
            <text:p>286</text:p>
          </table:table-cell>
          <table:table-cell table:formula="of:=IF([.B40]=&quot;&quot;;&quot;&quot;;[.B40]-[.B39])" office:value-type="float" office:value="9" calcext:value-type="float">
            <text:p>9</text:p>
          </table:table-cell>
          <table:table-cell table:formula="of:=IF([.B40]=&quot;&quot;;&quot;&quot;;IF(ISNUMBER(MATCH([.B40];[.$L$4:.$L$11];0));&quot;&quot;;INDEX([.$M$22:.$M$101];MATCH([.B40];[.$L$22:.$L$101];1))))" office:value-type="string" office:string-value="b" calcext:value-type="string">
            <text:p>b</text:p>
          </table:table-cell>
          <table:table-cell table:formula="of:=IF([.B40]=&quot;&quot;;&quot;&quot;;IF([.B39]&lt;[.$L$4];INDEX([.$M$4:.$M$11];MATCH([.B39];[.$L$4:.$L$11];-1));INDEX([.$M$4:.$M$11];MATCH([.B39];[.$L$4:.$L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M$22:.$M$101];MATCH([.B40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0];[.$L$23:.$L$101];0))=&quot;&quot;;&quot;&quot;;IF(ISERROR(MATCH([.B40];[.$L$23:.$L$101];0));&quot;&quot;;&quot;\grace {&quot;&amp;INDEX([.$N$23:.$N$101];MATCH([.B40];[.$L$23:.$L$101];0))&amp;&quot;}&quot;))">
            <text:p/>
          </table:table-cell>
          <table:table-cell table:formula="of:=IF([.B40]=&quot;&quot;;&quot;&quot;;IF([.$L$16]=&quot;Y&quot;;IF([.C40]=0;&quot; &quot;&amp;[.F40];[.E40]&amp;&quot;*&quot;&amp;[.C40]&amp;&quot; &quot;&amp;[.F40]&amp;&quot; &quot;&amp;[.G40]);&quot;&quot;))" office:value-type="string" office:string-value="s1*9 \break " calcext:value-type="string">
            <text:p>s1*9 \break </text:p>
          </table:table-cell>
          <table:table-cell table:number-columns-repeated="2"/>
          <table:table-cell table:style-name="ce27" office:value-type="float" office:value="19" calcext:value-type="float">
            <text:p>19</text:p>
          </table:table-cell>
          <table:table-cell table:style-name="ce36" table:formula="of:=IF(INDEX([.$W40:.$HB40];MATCH([.$B$7];[.$W$1:.$HB$1];0)+[.L$1])=&quot;&quot;;&quot;&quot;;INDEX([.$W40:.$HB40];MATCH([.$B$7];[.$W$1:.$HB$1];0)+[.L$1]))" office:value-type="float" office:value="296" calcext:value-type="float">
            <text:p>296</text:p>
          </table:table-cell>
          <table:table-cell table:style-name="ce12" table:formula="of:=IF(INDEX([.$W40:.$HB40];MATCH([.$B$7];[.$W$1:.$HB$1];0)+[.M$1])=&quot;&quot;;&quot;&quot;;INDEX([.$W40:.$HB40];MATCH([.$B$7];[.$W$1:.$HB$1];0)+[.M$1]))" office:value-type="string" office:string-value="b" calcext:value-type="string">
            <text:p>b</text:p>
          </table:table-cell>
          <table:table-cell table:style-name="ce12" table:formula="of:=IF(INDEX([.$W40:.$HB40];MATCH([.$B$7];[.$W$1:.$HB$1];0)+[.N$1])=&quot;&quot;;&quot;&quot;;INDEX([.$W40:.$HB40];MATCH([.$B$7];[.$W$1:.$HB$1];0)+[.N$1]))">
            <text:p/>
          </table:table-cell>
          <table:table-cell table:style-name="ce12" table:formula="of:=IF(INDEX([.$W40:.$HB40];MATCH([.$B$7];[.$W$1:.$HB$1];0)+[.O$1])=&quot;&quot;;&quot;&quot;;INDEX([.$W40:.$HB40];MATCH([.$B$7];[.$W$1:.$HB$1];0)+[.O$1]))">
            <text:p/>
          </table:table-cell>
          <table:table-cell table:style-name="ce12" table:formula="of:=IF(INDEX([.$W40:.$HB40];MATCH([.$B$7];[.$W$1:.$HB$1];0)+[.P$1])=&quot;&quot;;&quot;&quot;;INDEX([.$W40:.$HB40];MATCH([.$B$7];[.$W$1:.$HB$1];0)+[.P$1]))">
            <text:p/>
          </table:table-cell>
          <table:table-cell table:style-name="ce12" table:formula="of:=IF(INDEX([.$W40:.$HB40];MATCH([.$B$7];[.$W$1:.$HB$1];0)+[.Q$1])=&quot;&quot;;&quot;&quot;;INDEX([.$W40:.$HB40];MATCH([.$B$7];[.$W$1:.$HB$1];0)+[.Q$1]))">
            <text:p/>
          </table:table-cell>
          <table:table-cell table:style-name="ce12" table:formula="of:=IF(INDEX([.$W40:.$HB40];MATCH([.$B$7];[.$W$1:.$HB$1];0)+[.R$1])=&quot;&quot;;&quot;&quot;;INDEX([.$W40:.$HB40];MATCH([.$B$7];[.$W$1:.$HB$1];0)+[.R$1]))" office:value-type="float" office:value="196" calcext:value-type="float">
            <text:p>196</text:p>
          </table:table-cell>
          <table:table-cell table:style-name="ce60" table:formula="of:=IF(INDEX([.$W40:.$HB40];MATCH([.$B$7];[.$W$1:.$HB$1];0)+[.S$1])=&quot;&quot;;&quot;&quot;;INDEX([.$W40:.$HB40];MATCH([.$B$7];[.$W$1:.$HB$1];0)+[.S$1]))" office:value-type="string" office:string-value="b" calcext:value-type="string">
            <text:p>b</text:p>
          </table:table-cell>
          <table:table-cell table:style-name="ce20" table:formula="of:=IF(INDEX([.$W40:.$HB40];MATCH([.$B$7];[.$W$1:.$HB$1];0)+[.T$1])=&quot;&quot;;&quot;&quot;;INDEX([.$W40:.$HB40];MATCH([.$B$7];[.$W$1:.$HB$1];0)+[.T$1]))">
            <text:p/>
          </table:table-cell>
          <table:table-cell/>
          <table:table-cell table:style-name="ce77" office:value-type="float" office:value="19" calcext:value-type="float">
            <text:p>19</text:p>
          </table:table-cell>
          <table:table-cell table:style-name="ce9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L$4:.$L$101];[.A41]));&quot;&quot;;SMALL([.$L$4:.$L$101];[.A41]))" office:value-type="float" office:value="296" calcext:value-type="float">
            <text:p>296</text:p>
          </table:table-cell>
          <table:table-cell table:formula="of:=IF([.B41]=&quot;&quot;;&quot;&quot;;[.B41]-[.B40])" office:value-type="float" office:value="10" calcext:value-type="float">
            <text:p>10</text:p>
          </table:table-cell>
          <table:table-cell table:formula="of:=IF([.B41]=&quot;&quot;;&quot;&quot;;IF(ISNUMBER(MATCH([.B41];[.$L$4:.$L$11];0));&quot;&quot;;INDEX([.$M$22:.$M$101];MATCH([.B41];[.$L$22:.$L$101];1))))" office:value-type="string" office:string-value="b" calcext:value-type="string">
            <text:p>b</text:p>
          </table:table-cell>
          <table:table-cell table:formula="of:=IF([.B41]=&quot;&quot;;&quot;&quot;;IF([.B40]&lt;[.$L$4];INDEX([.$M$4:.$M$11];MATCH([.B40];[.$L$4:.$L$11];-1));INDEX([.$M$4:.$M$11];MATCH([.B40];[.$L$4:.$L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M$22:.$M$101];MATCH([.B41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1];[.$L$23:.$L$101];0))=&quot;&quot;;&quot;&quot;;IF(ISERROR(MATCH([.B41];[.$L$23:.$L$101];0));&quot;&quot;;&quot;\grace {&quot;&amp;INDEX([.$N$23:.$N$101];MATCH([.B41];[.$L$23:.$L$101];0))&amp;&quot;}&quot;))">
            <text:p/>
          </table:table-cell>
          <table:table-cell table:formula="of:=IF([.B41]=&quot;&quot;;&quot;&quot;;IF([.$L$16]=&quot;Y&quot;;IF([.C41]=0;&quot; &quot;&amp;[.F41];[.E41]&amp;&quot;*&quot;&amp;[.C41]&amp;&quot; &quot;&amp;[.F41]&amp;&quot; &quot;&amp;[.G41]);&quot;&quot;))" office:value-type="string" office:string-value="s1*10 \break " calcext:value-type="string">
            <text:p>s1*10 \break </text:p>
          </table:table-cell>
          <table:table-cell table:number-columns-repeated="2"/>
          <table:table-cell table:style-name="ce27" office:value-type="float" office:value="20" calcext:value-type="float">
            <text:p>20</text:p>
          </table:table-cell>
          <table:table-cell table:style-name="ce36" table:formula="of:=IF(INDEX([.$W41:.$HB41];MATCH([.$B$7];[.$W$1:.$HB$1];0)+[.L$1])=&quot;&quot;;&quot;&quot;;INDEX([.$W41:.$HB41];MATCH([.$B$7];[.$W$1:.$HB$1];0)+[.L$1]))" office:value-type="float" office:value="326" calcext:value-type="float">
            <text:p>326</text:p>
          </table:table-cell>
          <table:table-cell table:style-name="ce12" table:formula="of:=IF(INDEX([.$W41:.$HB41];MATCH([.$B$7];[.$W$1:.$HB$1];0)+[.M$1])=&quot;&quot;;&quot;&quot;;INDEX([.$W41:.$HB41];MATCH([.$B$7];[.$W$1:.$HB$1];0)+[.M$1]))" office:value-type="string" office:string-value="b" calcext:value-type="string">
            <text:p>b</text:p>
          </table:table-cell>
          <table:table-cell table:style-name="ce12" table:formula="of:=IF(INDEX([.$W41:.$HB41];MATCH([.$B$7];[.$W$1:.$HB$1];0)+[.N$1])=&quot;&quot;;&quot;&quot;;INDEX([.$W41:.$HB41];MATCH([.$B$7];[.$W$1:.$HB$1];0)+[.N$1]))">
            <text:p/>
          </table:table-cell>
          <table:table-cell table:style-name="ce12" table:formula="of:=IF(INDEX([.$W41:.$HB41];MATCH([.$B$7];[.$W$1:.$HB$1];0)+[.O$1])=&quot;&quot;;&quot;&quot;;INDEX([.$W41:.$HB41];MATCH([.$B$7];[.$W$1:.$HB$1];0)+[.O$1]))">
            <text:p/>
          </table:table-cell>
          <table:table-cell table:style-name="ce12" table:formula="of:=IF(INDEX([.$W41:.$HB41];MATCH([.$B$7];[.$W$1:.$HB$1];0)+[.P$1])=&quot;&quot;;&quot;&quot;;INDEX([.$W41:.$HB41];MATCH([.$B$7];[.$W$1:.$HB$1];0)+[.P$1]))">
            <text:p/>
          </table:table-cell>
          <table:table-cell table:style-name="ce12" table:formula="of:=IF(INDEX([.$W41:.$HB41];MATCH([.$B$7];[.$W$1:.$HB$1];0)+[.Q$1])=&quot;&quot;;&quot;&quot;;INDEX([.$W41:.$HB41];MATCH([.$B$7];[.$W$1:.$HB$1];0)+[.Q$1]))">
            <text:p/>
          </table:table-cell>
          <table:table-cell table:style-name="ce12" table:formula="of:=IF(INDEX([.$W41:.$HB41];MATCH([.$B$7];[.$W$1:.$HB$1];0)+[.R$1])=&quot;&quot;;&quot;&quot;;INDEX([.$W41:.$HB41];MATCH([.$B$7];[.$W$1:.$HB$1];0)+[.R$1]))" office:value-type="float" office:value="203" calcext:value-type="float">
            <text:p>203</text:p>
          </table:table-cell>
          <table:table-cell table:style-name="ce60" table:formula="of:=IF(INDEX([.$W41:.$HB41];MATCH([.$B$7];[.$W$1:.$HB$1];0)+[.S$1])=&quot;&quot;;&quot;&quot;;INDEX([.$W41:.$HB41];MATCH([.$B$7];[.$W$1:.$HB$1];0)+[.S$1]))" office:value-type="string" office:string-value="b" calcext:value-type="string">
            <text:p>b</text:p>
          </table:table-cell>
          <table:table-cell table:style-name="ce20" table:formula="of:=IF(INDEX([.$W41:.$HB41];MATCH([.$B$7];[.$W$1:.$HB$1];0)+[.T$1])=&quot;&quot;;&quot;&quot;;INDEX([.$W41:.$HB41];MATCH([.$B$7];[.$W$1:.$HB$1];0)+[.T$1]))">
            <text:p/>
          </table:table-cell>
          <table:table-cell/>
          <table:table-cell table:style-name="ce77" office:value-type="float" office:value="20" calcext:value-type="float">
            <text:p>20</text:p>
          </table:table-cell>
          <table:table-cell table:style-name="ce9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8" calcext:value-type="float">
            <text:p>4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L$4:.$L$101];[.A42]));&quot;&quot;;SMALL([.$L$4:.$L$101];[.A42]))" office:value-type="float" office:value="326" calcext:value-type="float">
            <text:p>326</text:p>
          </table:table-cell>
          <table:table-cell table:formula="of:=IF([.B42]=&quot;&quot;;&quot;&quot;;[.B42]-[.B41])" office:value-type="float" office:value="30" calcext:value-type="float">
            <text:p>30</text:p>
          </table:table-cell>
          <table:table-cell table:formula="of:=IF([.B42]=&quot;&quot;;&quot;&quot;;IF(ISNUMBER(MATCH([.B42];[.$L$4:.$L$11];0));&quot;&quot;;INDEX([.$M$22:.$M$101];MATCH([.B42];[.$L$22:.$L$101];1))))" office:value-type="string" office:string-value="b" calcext:value-type="string">
            <text:p>b</text:p>
          </table:table-cell>
          <table:table-cell table:formula="of:=IF([.B42]=&quot;&quot;;&quot;&quot;;IF([.B41]&lt;[.$L$4];INDEX([.$M$4:.$M$11];MATCH([.B41];[.$L$4:.$L$11];-1));INDEX([.$M$4:.$M$11];MATCH([.B41];[.$L$4:.$L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M$22:.$M$101];MATCH([.B42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2];[.$L$23:.$L$101];0))=&quot;&quot;;&quot;&quot;;IF(ISERROR(MATCH([.B42];[.$L$23:.$L$101];0));&quot;&quot;;&quot;\grace {&quot;&amp;INDEX([.$N$23:.$N$101];MATCH([.B42];[.$L$23:.$L$101];0))&amp;&quot;}&quot;))">
            <text:p/>
          </table:table-cell>
          <table:table-cell table:formula="of:=IF([.B42]=&quot;&quot;;&quot;&quot;;IF([.$L$16]=&quot;Y&quot;;IF([.C42]=0;&quot; &quot;&amp;[.F42];[.E42]&amp;&quot;*&quot;&amp;[.C42]&amp;&quot; &quot;&amp;[.F42]&amp;&quot; &quot;&amp;[.G42]);&quot;&quot;))" office:value-type="string" office:string-value="s1*30 \break " calcext:value-type="string">
            <text:p>s1*30 \break </text:p>
          </table:table-cell>
          <table:table-cell table:number-columns-repeated="2"/>
          <table:table-cell table:style-name="ce27" office:value-type="float" office:value="21" calcext:value-type="float">
            <text:p>21</text:p>
          </table:table-cell>
          <table:table-cell table:style-name="ce36" table:formula="of:=IF(INDEX([.$W42:.$HB42];MATCH([.$B$7];[.$W$1:.$HB$1];0)+[.L$1])=&quot;&quot;;&quot;&quot;;INDEX([.$W42:.$HB42];MATCH([.$B$7];[.$W$1:.$HB$1];0)+[.L$1]))" office:value-type="float" office:value="343" calcext:value-type="float">
            <text:p>343</text:p>
          </table:table-cell>
          <table:table-cell table:style-name="ce12" table:formula="of:=IF(INDEX([.$W42:.$HB42];MATCH([.$B$7];[.$W$1:.$HB$1];0)+[.M$1])=&quot;&quot;;&quot;&quot;;INDEX([.$W42:.$HB42];MATCH([.$B$7];[.$W$1:.$HB$1];0)+[.M$1]))" office:value-type="string" office:string-value="b" calcext:value-type="string">
            <text:p>b</text:p>
          </table:table-cell>
          <table:table-cell table:style-name="ce12" table:formula="of:=IF(INDEX([.$W42:.$HB42];MATCH([.$B$7];[.$W$1:.$HB$1];0)+[.N$1])=&quot;&quot;;&quot;&quot;;INDEX([.$W42:.$HB42];MATCH([.$B$7];[.$W$1:.$HB$1];0)+[.N$1]))">
            <text:p/>
          </table:table-cell>
          <table:table-cell table:style-name="ce12" table:formula="of:=IF(INDEX([.$W42:.$HB42];MATCH([.$B$7];[.$W$1:.$HB$1];0)+[.O$1])=&quot;&quot;;&quot;&quot;;INDEX([.$W42:.$HB42];MATCH([.$B$7];[.$W$1:.$HB$1];0)+[.O$1]))">
            <text:p/>
          </table:table-cell>
          <table:table-cell table:style-name="ce12" table:formula="of:=IF(INDEX([.$W42:.$HB42];MATCH([.$B$7];[.$W$1:.$HB$1];0)+[.P$1])=&quot;&quot;;&quot;&quot;;INDEX([.$W42:.$HB42];MATCH([.$B$7];[.$W$1:.$HB$1];0)+[.P$1]))">
            <text:p/>
          </table:table-cell>
          <table:table-cell table:style-name="ce12" table:formula="of:=IF(INDEX([.$W42:.$HB42];MATCH([.$B$7];[.$W$1:.$HB$1];0)+[.Q$1])=&quot;&quot;;&quot;&quot;;INDEX([.$W42:.$HB42];MATCH([.$B$7];[.$W$1:.$HB$1];0)+[.Q$1]))">
            <text:p/>
          </table:table-cell>
          <table:table-cell table:style-name="ce37" table:formula="of:=IF(INDEX([.$W42:.$HB42];MATCH([.$B$7];[.$W$1:.$HB$1];0)+[.R$1])=&quot;&quot;;&quot;&quot;;INDEX([.$W42:.$HB42];MATCH([.$B$7];[.$W$1:.$HB$1];0)+[.R$1]))" office:value-type="float" office:value="223" calcext:value-type="float">
            <text:p>223</text:p>
          </table:table-cell>
          <table:table-cell table:style-name="ce60" table:formula="of:=IF(INDEX([.$W42:.$HB42];MATCH([.$B$7];[.$W$1:.$HB$1];0)+[.S$1])=&quot;&quot;;&quot;&quot;;INDEX([.$W42:.$HB42];MATCH([.$B$7];[.$W$1:.$HB$1];0)+[.S$1]))" office:value-type="string" office:string-value="b" calcext:value-type="string">
            <text:p>b</text:p>
          </table:table-cell>
          <table:table-cell table:style-name="ce20" table:formula="of:=IF(INDEX([.$W42:.$HB42];MATCH([.$B$7];[.$W$1:.$HB$1];0)+[.T$1])=&quot;&quot;;&quot;&quot;;INDEX([.$W42:.$HB42];MATCH([.$B$7];[.$W$1:.$HB$1];0)+[.T$1]))">
            <text:p/>
          </table:table-cell>
          <table:table-cell/>
          <table:table-cell table:style-name="ce77" office:value-type="float" office:value="21" calcext:value-type="float">
            <text:p>21</text:p>
          </table:table-cell>
          <table:table-cell table:style-name="ce9" office:value-type="float" office:value="437" calcext:value-type="float">
            <text:p>4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6" calcext:value-type="float">
            <text:p>45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4" calcext:value-type="float">
            <text:p>5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7" calcext:value-type="float">
            <text:p>39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L$4:.$L$101];[.A43]));&quot;&quot;;SMALL([.$L$4:.$L$101];[.A43]))" office:value-type="float" office:value="343" calcext:value-type="float">
            <text:p>343</text:p>
          </table:table-cell>
          <table:table-cell table:formula="of:=IF([.B43]=&quot;&quot;;&quot;&quot;;[.B43]-[.B42])" office:value-type="float" office:value="17" calcext:value-type="float">
            <text:p>17</text:p>
          </table:table-cell>
          <table:table-cell table:formula="of:=IF([.B43]=&quot;&quot;;&quot;&quot;;IF(ISNUMBER(MATCH([.B43];[.$L$4:.$L$11];0));&quot;&quot;;INDEX([.$M$22:.$M$101];MATCH([.B43];[.$L$22:.$L$101];1))))" office:value-type="string" office:string-value="b" calcext:value-type="string">
            <text:p>b</text:p>
          </table:table-cell>
          <table:table-cell table:formula="of:=IF([.B43]=&quot;&quot;;&quot;&quot;;IF([.B42]&lt;[.$L$4];INDEX([.$M$4:.$M$11];MATCH([.B42];[.$L$4:.$L$11];-1));INDEX([.$M$4:.$M$11];MATCH([.B42];[.$L$4:.$L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M$22:.$M$101];MATCH([.B43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3];[.$L$23:.$L$101];0))=&quot;&quot;;&quot;&quot;;IF(ISERROR(MATCH([.B43];[.$L$23:.$L$101];0));&quot;&quot;;&quot;\grace {&quot;&amp;INDEX([.$N$23:.$N$101];MATCH([.B43];[.$L$23:.$L$101];0))&amp;&quot;}&quot;))">
            <text:p/>
          </table:table-cell>
          <table:table-cell table:formula="of:=IF([.B43]=&quot;&quot;;&quot;&quot;;IF([.$L$16]=&quot;Y&quot;;IF([.C43]=0;&quot; &quot;&amp;[.F43];[.E43]&amp;&quot;*&quot;&amp;[.C43]&amp;&quot; &quot;&amp;[.F43]&amp;&quot; &quot;&amp;[.G43]);&quot;&quot;))" office:value-type="string" office:string-value="s1*17 \break " calcext:value-type="string">
            <text:p>s1*17 \break </text:p>
          </table:table-cell>
          <table:table-cell table:number-columns-repeated="2"/>
          <table:table-cell table:style-name="ce27" office:value-type="float" office:value="22" calcext:value-type="float">
            <text:p>22</text:p>
          </table:table-cell>
          <table:table-cell table:style-name="ce36" table:formula="of:=IF(INDEX([.$W43:.$HB43];MATCH([.$B$7];[.$W$1:.$HB$1];0)+[.L$1])=&quot;&quot;;&quot;&quot;;INDEX([.$W43:.$HB43];MATCH([.$B$7];[.$W$1:.$HB$1];0)+[.L$1]))" office:value-type="float" office:value="351" calcext:value-type="float">
            <text:p>351</text:p>
          </table:table-cell>
          <table:table-cell table:style-name="ce12" table:formula="of:=IF(INDEX([.$W43:.$HB43];MATCH([.$B$7];[.$W$1:.$HB$1];0)+[.M$1])=&quot;&quot;;&quot;&quot;;INDEX([.$W43:.$HB43];MATCH([.$B$7];[.$W$1:.$HB$1];0)+[.M$1]))" office:value-type="string" office:string-value="b" calcext:value-type="string">
            <text:p>b</text:p>
          </table:table-cell>
          <table:table-cell table:style-name="ce12" table:formula="of:=IF(INDEX([.$W43:.$HB43];MATCH([.$B$7];[.$W$1:.$HB$1];0)+[.N$1])=&quot;&quot;;&quot;&quot;;INDEX([.$W43:.$HB43];MATCH([.$B$7];[.$W$1:.$HB$1];0)+[.N$1]))">
            <text:p/>
          </table:table-cell>
          <table:table-cell table:style-name="ce12" table:formula="of:=IF(INDEX([.$W43:.$HB43];MATCH([.$B$7];[.$W$1:.$HB$1];0)+[.O$1])=&quot;&quot;;&quot;&quot;;INDEX([.$W43:.$HB43];MATCH([.$B$7];[.$W$1:.$HB$1];0)+[.O$1]))">
            <text:p/>
          </table:table-cell>
          <table:table-cell table:style-name="ce12" table:formula="of:=IF(INDEX([.$W43:.$HB43];MATCH([.$B$7];[.$W$1:.$HB$1];0)+[.P$1])=&quot;&quot;;&quot;&quot;;INDEX([.$W43:.$HB43];MATCH([.$B$7];[.$W$1:.$HB$1];0)+[.P$1]))">
            <text:p/>
          </table:table-cell>
          <table:table-cell table:style-name="ce12" table:formula="of:=IF(INDEX([.$W43:.$HB43];MATCH([.$B$7];[.$W$1:.$HB$1];0)+[.Q$1])=&quot;&quot;;&quot;&quot;;INDEX([.$W43:.$HB43];MATCH([.$B$7];[.$W$1:.$HB$1];0)+[.Q$1]))">
            <text:p/>
          </table:table-cell>
          <table:table-cell table:style-name="ce12" table:formula="of:=IF(INDEX([.$W43:.$HB43];MATCH([.$B$7];[.$W$1:.$HB$1];0)+[.R$1])=&quot;&quot;;&quot;&quot;;INDEX([.$W43:.$HB43];MATCH([.$B$7];[.$W$1:.$HB$1];0)+[.R$1]))" office:value-type="float" office:value="231" calcext:value-type="float">
            <text:p>231</text:p>
          </table:table-cell>
          <table:table-cell table:style-name="ce60" table:formula="of:=IF(INDEX([.$W43:.$HB43];MATCH([.$B$7];[.$W$1:.$HB$1];0)+[.S$1])=&quot;&quot;;&quot;&quot;;INDEX([.$W43:.$HB43];MATCH([.$B$7];[.$W$1:.$HB$1];0)+[.S$1]))" office:value-type="string" office:string-value="b" calcext:value-type="string">
            <text:p>b</text:p>
          </table:table-cell>
          <table:table-cell table:style-name="ce20" table:formula="of:=IF(INDEX([.$W43:.$HB43];MATCH([.$B$7];[.$W$1:.$HB$1];0)+[.T$1])=&quot;&quot;;&quot;&quot;;INDEX([.$W43:.$HB43];MATCH([.$B$7];[.$W$1:.$HB$1];0)+[.T$1]))">
            <text:p/>
          </table:table-cell>
          <table:table-cell/>
          <table:table-cell table:style-name="ce77" office:value-type="float" office:value="22" calcext:value-type="float">
            <text:p>22</text:p>
          </table:table-cell>
          <table:table-cell table:style-name="ce9" office:value-type="float" office:value="465" calcext:value-type="float">
            <text:p>4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9" calcext:value-type="float">
            <text:p>4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9" calcext:value-type="float">
            <text:p>4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0" calcext:value-type="float">
            <text:p>5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1" calcext:value-type="float">
            <text:p>4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3" calcext:value-type="float">
            <text:p>4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L$4:.$L$101];[.A44]));&quot;&quot;;SMALL([.$L$4:.$L$101];[.A44]))" office:value-type="float" office:value="351" calcext:value-type="float">
            <text:p>351</text:p>
          </table:table-cell>
          <table:table-cell table:formula="of:=IF([.B44]=&quot;&quot;;&quot;&quot;;[.B44]-[.B43])" office:value-type="float" office:value="8" calcext:value-type="float">
            <text:p>8</text:p>
          </table:table-cell>
          <table:table-cell table:formula="of:=IF([.B44]=&quot;&quot;;&quot;&quot;;IF(ISNUMBER(MATCH([.B44];[.$L$4:.$L$11];0));&quot;&quot;;INDEX([.$M$22:.$M$101];MATCH([.B44];[.$L$22:.$L$101];1))))" office:value-type="string" office:string-value="b" calcext:value-type="string">
            <text:p>b</text:p>
          </table:table-cell>
          <table:table-cell table:formula="of:=IF([.B44]=&quot;&quot;;&quot;&quot;;IF([.B43]&lt;[.$L$4];INDEX([.$M$4:.$M$11];MATCH([.B43];[.$L$4:.$L$11];-1));INDEX([.$M$4:.$M$11];MATCH([.B43];[.$L$4:.$L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M$22:.$M$101];MATCH([.B4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4];[.$L$23:.$L$101];0))=&quot;&quot;;&quot;&quot;;IF(ISERROR(MATCH([.B44];[.$L$23:.$L$101];0));&quot;&quot;;&quot;\grace {&quot;&amp;INDEX([.$N$23:.$N$101];MATCH([.B44];[.$L$23:.$L$101];0))&amp;&quot;}&quot;))">
            <text:p/>
          </table:table-cell>
          <table:table-cell table:formula="of:=IF([.B44]=&quot;&quot;;&quot;&quot;;IF([.$L$16]=&quot;Y&quot;;IF([.C44]=0;&quot; &quot;&amp;[.F44];[.E44]&amp;&quot;*&quot;&amp;[.C44]&amp;&quot; &quot;&amp;[.F44]&amp;&quot; &quot;&amp;[.G44]);&quot;&quot;))" office:value-type="string" office:string-value="s1*8 \break " calcext:value-type="string">
            <text:p>s1*8 \break </text:p>
          </table:table-cell>
          <table:table-cell table:number-columns-repeated="2"/>
          <table:table-cell table:style-name="ce27" office:value-type="float" office:value="23" calcext:value-type="float">
            <text:p>23</text:p>
          </table:table-cell>
          <table:table-cell table:style-name="ce36" table:formula="of:=IF(INDEX([.$W44:.$HB44];MATCH([.$B$7];[.$W$1:.$HB$1];0)+[.L$1])=&quot;&quot;;&quot;&quot;;INDEX([.$W44:.$HB44];MATCH([.$B$7];[.$W$1:.$HB$1];0)+[.L$1]))" office:value-type="float" office:value="357" calcext:value-type="float">
            <text:p>357</text:p>
          </table:table-cell>
          <table:table-cell table:style-name="ce12" table:formula="of:=IF(INDEX([.$W44:.$HB44];MATCH([.$B$7];[.$W$1:.$HB$1];0)+[.M$1])=&quot;&quot;;&quot;&quot;;INDEX([.$W44:.$HB44];MATCH([.$B$7];[.$W$1:.$HB$1];0)+[.M$1]))" office:value-type="string" office:string-value="b" calcext:value-type="string">
            <text:p>b</text:p>
          </table:table-cell>
          <table:table-cell table:style-name="ce12" table:formula="of:=IF(INDEX([.$W44:.$HB44];MATCH([.$B$7];[.$W$1:.$HB$1];0)+[.N$1])=&quot;&quot;;&quot;&quot;;INDEX([.$W44:.$HB44];MATCH([.$B$7];[.$W$1:.$HB$1];0)+[.N$1]))">
            <text:p/>
          </table:table-cell>
          <table:table-cell table:style-name="ce12" table:formula="of:=IF(INDEX([.$W44:.$HB44];MATCH([.$B$7];[.$W$1:.$HB$1];0)+[.O$1])=&quot;&quot;;&quot;&quot;;INDEX([.$W44:.$HB44];MATCH([.$B$7];[.$W$1:.$HB$1];0)+[.O$1]))">
            <text:p/>
          </table:table-cell>
          <table:table-cell table:style-name="ce12" table:formula="of:=IF(INDEX([.$W44:.$HB44];MATCH([.$B$7];[.$W$1:.$HB$1];0)+[.P$1])=&quot;&quot;;&quot;&quot;;INDEX([.$W44:.$HB44];MATCH([.$B$7];[.$W$1:.$HB$1];0)+[.P$1]))">
            <text:p/>
          </table:table-cell>
          <table:table-cell table:style-name="ce12" table:formula="of:=IF(INDEX([.$W44:.$HB44];MATCH([.$B$7];[.$W$1:.$HB$1];0)+[.Q$1])=&quot;&quot;;&quot;&quot;;INDEX([.$W44:.$HB44];MATCH([.$B$7];[.$W$1:.$HB$1];0)+[.Q$1]))">
            <text:p/>
          </table:table-cell>
          <table:table-cell table:style-name="ce12" table:formula="of:=IF(INDEX([.$W44:.$HB44];MATCH([.$B$7];[.$W$1:.$HB$1];0)+[.R$1])=&quot;&quot;;&quot;&quot;;INDEX([.$W44:.$HB44];MATCH([.$B$7];[.$W$1:.$HB$1];0)+[.R$1]))" office:value-type="float" office:value="246" calcext:value-type="float">
            <text:p>246</text:p>
          </table:table-cell>
          <table:table-cell table:style-name="ce60" table:formula="of:=IF(INDEX([.$W44:.$HB44];MATCH([.$B$7];[.$W$1:.$HB$1];0)+[.S$1])=&quot;&quot;;&quot;&quot;;INDEX([.$W44:.$HB44];MATCH([.$B$7];[.$W$1:.$HB$1];0)+[.S$1]))" office:value-type="string" office:string-value="b" calcext:value-type="string">
            <text:p>b</text:p>
          </table:table-cell>
          <table:table-cell table:style-name="ce20" table:formula="of:=IF(INDEX([.$W44:.$HB44];MATCH([.$B$7];[.$W$1:.$HB$1];0)+[.T$1])=&quot;&quot;;&quot;&quot;;INDEX([.$W44:.$HB44];MATCH([.$B$7];[.$W$1:.$HB$1];0)+[.T$1]))">
            <text:p/>
          </table:table-cell>
          <table:table-cell/>
          <table:table-cell table:style-name="ce77" office:value-type="float" office:value="23" calcext:value-type="float">
            <text:p>23</text:p>
          </table:table-cell>
          <table:table-cell table:style-name="ce9" office:value-type="float" office:value="477" calcext:value-type="float">
            <text:p>4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1" calcext:value-type="float">
            <text:p>4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526" calcext:value-type="float">
            <text:p>5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L$4:.$L$101];[.A45]));&quot;&quot;;SMALL([.$L$4:.$L$101];[.A45]))" office:value-type="float" office:value="357" calcext:value-type="float">
            <text:p>357</text:p>
          </table:table-cell>
          <table:table-cell table:formula="of:=IF([.B45]=&quot;&quot;;&quot;&quot;;[.B45]-[.B44])" office:value-type="float" office:value="6" calcext:value-type="float">
            <text:p>6</text:p>
          </table:table-cell>
          <table:table-cell table:formula="of:=IF([.B45]=&quot;&quot;;&quot;&quot;;IF(ISNUMBER(MATCH([.B45];[.$L$4:.$L$11];0));&quot;&quot;;INDEX([.$M$22:.$M$101];MATCH([.B45];[.$L$22:.$L$101];1))))" office:value-type="string" office:string-value="b" calcext:value-type="string">
            <text:p>b</text:p>
          </table:table-cell>
          <table:table-cell table:formula="of:=IF([.B45]=&quot;&quot;;&quot;&quot;;IF([.B44]&lt;[.$L$4];INDEX([.$M$4:.$M$11];MATCH([.B44];[.$L$4:.$L$11];-1));INDEX([.$M$4:.$M$11];MATCH([.B44];[.$L$4:.$L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M$22:.$M$101];MATCH([.B45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5];[.$L$23:.$L$101];0))=&quot;&quot;;&quot;&quot;;IF(ISERROR(MATCH([.B45];[.$L$23:.$L$101];0));&quot;&quot;;&quot;\grace {&quot;&amp;INDEX([.$N$23:.$N$101];MATCH([.B45];[.$L$23:.$L$101];0))&amp;&quot;}&quot;))">
            <text:p/>
          </table:table-cell>
          <table:table-cell table:formula="of:=IF([.B45]=&quot;&quot;;&quot;&quot;;IF([.$L$16]=&quot;Y&quot;;IF([.C45]=0;&quot; &quot;&amp;[.F45];[.E45]&amp;&quot;*&quot;&amp;[.C45]&amp;&quot; &quot;&amp;[.F45]&amp;&quot; &quot;&amp;[.G45]);&quot;&quot;))" office:value-type="string" office:string-value="s1*6 \break " calcext:value-type="string">
            <text:p>s1*6 \break </text:p>
          </table:table-cell>
          <table:table-cell table:number-columns-repeated="2"/>
          <table:table-cell table:style-name="ce27" office:value-type="float" office:value="24" calcext:value-type="float">
            <text:p>24</text:p>
          </table:table-cell>
          <table:table-cell table:style-name="ce36" table:formula="of:=IF(INDEX([.$W45:.$HB45];MATCH([.$B$7];[.$W$1:.$HB$1];0)+[.L$1])=&quot;&quot;;&quot;&quot;;INDEX([.$W45:.$HB45];MATCH([.$B$7];[.$W$1:.$HB$1];0)+[.L$1]))" office:value-type="float" office:value="370" calcext:value-type="float">
            <text:p>370</text:p>
          </table:table-cell>
          <table:table-cell table:style-name="ce12" table:formula="of:=IF(INDEX([.$W45:.$HB45];MATCH([.$B$7];[.$W$1:.$HB$1];0)+[.M$1])=&quot;&quot;;&quot;&quot;;INDEX([.$W45:.$HB45];MATCH([.$B$7];[.$W$1:.$HB$1];0)+[.M$1]))" office:value-type="string" office:string-value="b" calcext:value-type="string">
            <text:p>b</text:p>
          </table:table-cell>
          <table:table-cell table:style-name="ce12" table:formula="of:=IF(INDEX([.$W45:.$HB45];MATCH([.$B$7];[.$W$1:.$HB$1];0)+[.N$1])=&quot;&quot;;&quot;&quot;;INDEX([.$W45:.$HB45];MATCH([.$B$7];[.$W$1:.$HB$1];0)+[.N$1]))">
            <text:p/>
          </table:table-cell>
          <table:table-cell table:style-name="ce12" table:formula="of:=IF(INDEX([.$W45:.$HB45];MATCH([.$B$7];[.$W$1:.$HB$1];0)+[.O$1])=&quot;&quot;;&quot;&quot;;INDEX([.$W45:.$HB45];MATCH([.$B$7];[.$W$1:.$HB$1];0)+[.O$1]))">
            <text:p/>
          </table:table-cell>
          <table:table-cell table:style-name="ce12" table:formula="of:=IF(INDEX([.$W45:.$HB45];MATCH([.$B$7];[.$W$1:.$HB$1];0)+[.P$1])=&quot;&quot;;&quot;&quot;;INDEX([.$W45:.$HB45];MATCH([.$B$7];[.$W$1:.$HB$1];0)+[.P$1]))">
            <text:p/>
          </table:table-cell>
          <table:table-cell table:style-name="ce12" table:formula="of:=IF(INDEX([.$W45:.$HB45];MATCH([.$B$7];[.$W$1:.$HB$1];0)+[.Q$1])=&quot;&quot;;&quot;&quot;;INDEX([.$W45:.$HB45];MATCH([.$B$7];[.$W$1:.$HB$1];0)+[.Q$1]))">
            <text:p/>
          </table:table-cell>
          <table:table-cell table:style-name="ce12" table:formula="of:=IF(INDEX([.$W45:.$HB45];MATCH([.$B$7];[.$W$1:.$HB$1];0)+[.R$1])=&quot;&quot;;&quot;&quot;;INDEX([.$W45:.$HB45];MATCH([.$B$7];[.$W$1:.$HB$1];0)+[.R$1]))" office:value-type="float" office:value="252" calcext:value-type="float">
            <text:p>252</text:p>
          </table:table-cell>
          <table:table-cell table:style-name="ce60" table:formula="of:=IF(INDEX([.$W45:.$HB45];MATCH([.$B$7];[.$W$1:.$HB$1];0)+[.S$1])=&quot;&quot;;&quot;&quot;;INDEX([.$W45:.$HB45];MATCH([.$B$7];[.$W$1:.$HB$1];0)+[.S$1]))" office:value-type="string" office:string-value="b" calcext:value-type="string">
            <text:p>b</text:p>
          </table:table-cell>
          <table:table-cell table:style-name="ce20" table:formula="of:=IF(INDEX([.$W45:.$HB45];MATCH([.$B$7];[.$W$1:.$HB$1];0)+[.T$1])=&quot;&quot;;&quot;&quot;;INDEX([.$W45:.$HB45];MATCH([.$B$7];[.$W$1:.$HB$1];0)+[.T$1]))">
            <text:p/>
          </table:table-cell>
          <table:table-cell/>
          <table:table-cell table:style-name="ce77" office:value-type="float" office:value="24" calcext:value-type="float">
            <text:p>24</text:p>
          </table:table-cell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6" calcext:value-type="float">
            <text:p>4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57" calcext:value-type="float">
            <text:p>45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L$4:.$L$101];[.A46]));&quot;&quot;;SMALL([.$L$4:.$L$101];[.A46]))" office:value-type="float" office:value="370" calcext:value-type="float">
            <text:p>370</text:p>
          </table:table-cell>
          <table:table-cell table:formula="of:=IF([.B46]=&quot;&quot;;&quot;&quot;;[.B46]-[.B45])" office:value-type="float" office:value="13" calcext:value-type="float">
            <text:p>13</text:p>
          </table:table-cell>
          <table:table-cell table:formula="of:=IF([.B46]=&quot;&quot;;&quot;&quot;;IF(ISNUMBER(MATCH([.B46];[.$L$4:.$L$11];0));&quot;&quot;;INDEX([.$M$22:.$M$101];MATCH([.B46];[.$L$22:.$L$101];1))))" office:value-type="string" office:string-value="b" calcext:value-type="string">
            <text:p>b</text:p>
          </table:table-cell>
          <table:table-cell table:formula="of:=IF([.B46]=&quot;&quot;;&quot;&quot;;IF([.B45]&lt;[.$L$4];INDEX([.$M$4:.$M$11];MATCH([.B45];[.$L$4:.$L$11];-1));INDEX([.$M$4:.$M$11];MATCH([.B45];[.$L$4:.$L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M$22:.$M$101];MATCH([.B46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6];[.$L$23:.$L$101];0))=&quot;&quot;;&quot;&quot;;IF(ISERROR(MATCH([.B46];[.$L$23:.$L$101];0));&quot;&quot;;&quot;\grace {&quot;&amp;INDEX([.$N$23:.$N$101];MATCH([.B46];[.$L$23:.$L$101];0))&amp;&quot;}&quot;))">
            <text:p/>
          </table:table-cell>
          <table:table-cell table:formula="of:=IF([.B46]=&quot;&quot;;&quot;&quot;;IF([.$L$16]=&quot;Y&quot;;IF([.C46]=0;&quot; &quot;&amp;[.F46];[.E46]&amp;&quot;*&quot;&amp;[.C46]&amp;&quot; &quot;&amp;[.F46]&amp;&quot; &quot;&amp;[.G46]);&quot;&quot;))" office:value-type="string" office:string-value="s1*13 \break " calcext:value-type="string">
            <text:p>s1*13 \break </text:p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36" table:formula="of:=IF(INDEX([.$W46:.$HB46];MATCH([.$B$7];[.$W$1:.$HB$1];0)+[.L$1])=&quot;&quot;;&quot;&quot;;INDEX([.$W46:.$HB46];MATCH([.$B$7];[.$W$1:.$HB$1];0)+[.L$1]))" office:value-type="float" office:value="389" calcext:value-type="float">
            <text:p>389</text:p>
          </table:table-cell>
          <table:table-cell table:style-name="ce12" table:formula="of:=IF(INDEX([.$W46:.$HB46];MATCH([.$B$7];[.$W$1:.$HB$1];0)+[.M$1])=&quot;&quot;;&quot;&quot;;INDEX([.$W46:.$HB46];MATCH([.$B$7];[.$W$1:.$HB$1];0)+[.M$1]))" office:value-type="string" office:string-value="b" calcext:value-type="string">
            <text:p>b</text:p>
          </table:table-cell>
          <table:table-cell table:style-name="ce12" table:formula="of:=IF(INDEX([.$W46:.$HB46];MATCH([.$B$7];[.$W$1:.$HB$1];0)+[.N$1])=&quot;&quot;;&quot;&quot;;INDEX([.$W46:.$HB46];MATCH([.$B$7];[.$W$1:.$HB$1];0)+[.N$1]))">
            <text:p/>
          </table:table-cell>
          <table:table-cell table:style-name="ce12" table:formula="of:=IF(INDEX([.$W46:.$HB46];MATCH([.$B$7];[.$W$1:.$HB$1];0)+[.O$1])=&quot;&quot;;&quot;&quot;;INDEX([.$W46:.$HB46];MATCH([.$B$7];[.$W$1:.$HB$1];0)+[.O$1]))">
            <text:p/>
          </table:table-cell>
          <table:table-cell table:style-name="ce12" table:formula="of:=IF(INDEX([.$W46:.$HB46];MATCH([.$B$7];[.$W$1:.$HB$1];0)+[.P$1])=&quot;&quot;;&quot;&quot;;INDEX([.$W46:.$HB46];MATCH([.$B$7];[.$W$1:.$HB$1];0)+[.P$1]))">
            <text:p/>
          </table:table-cell>
          <table:table-cell table:style-name="ce12" table:formula="of:=IF(INDEX([.$W46:.$HB46];MATCH([.$B$7];[.$W$1:.$HB$1];0)+[.Q$1])=&quot;&quot;;&quot;&quot;;INDEX([.$W46:.$HB46];MATCH([.$B$7];[.$W$1:.$HB$1];0)+[.Q$1]))">
            <text:p/>
          </table:table-cell>
          <table:table-cell table:style-name="ce12" table:formula="of:=IF(INDEX([.$W46:.$HB46];MATCH([.$B$7];[.$W$1:.$HB$1];0)+[.R$1])=&quot;&quot;;&quot;&quot;;INDEX([.$W46:.$HB46];MATCH([.$B$7];[.$W$1:.$HB$1];0)+[.R$1]))" office:value-type="float" office:value="262" calcext:value-type="float">
            <text:p>262</text:p>
          </table:table-cell>
          <table:table-cell table:style-name="ce60" table:formula="of:=IF(INDEX([.$W46:.$HB46];MATCH([.$B$7];[.$W$1:.$HB$1];0)+[.S$1])=&quot;&quot;;&quot;&quot;;INDEX([.$W46:.$HB46];MATCH([.$B$7];[.$W$1:.$HB$1];0)+[.S$1]))" office:value-type="string" office:string-value="b" calcext:value-type="string">
            <text:p>b</text:p>
          </table:table-cell>
          <table:table-cell table:style-name="ce20" table:formula="of:=IF(INDEX([.$W46:.$HB46];MATCH([.$B$7];[.$W$1:.$HB$1];0)+[.T$1])=&quot;&quot;;&quot;&quot;;INDEX([.$W46:.$HB46];MATCH([.$B$7];[.$W$1:.$HB$1];0)+[.T$1]))">
            <text:p/>
          </table:table-cell>
          <table:table-cell/>
          <table:table-cell table:style-name="ce77" office:value-type="float" office:value="25" calcext:value-type="float">
            <text:p>25</text:p>
          </table:table-cell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21" calcext:value-type="float">
            <text:p>42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7" calcext:value-type="float">
            <text:p>46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7" calcext:value-type="float">
            <text:p>4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L$4:.$L$101];[.A47]));&quot;&quot;;SMALL([.$L$4:.$L$101];[.A47]))" office:value-type="float" office:value="389" calcext:value-type="float">
            <text:p>389</text:p>
          </table:table-cell>
          <table:table-cell table:formula="of:=IF([.B47]=&quot;&quot;;&quot;&quot;;[.B47]-[.B46])" office:value-type="float" office:value="19" calcext:value-type="float">
            <text:p>19</text:p>
          </table:table-cell>
          <table:table-cell table:formula="of:=IF([.B47]=&quot;&quot;;&quot;&quot;;IF(ISNUMBER(MATCH([.B47];[.$L$4:.$L$11];0));&quot;&quot;;INDEX([.$M$22:.$M$101];MATCH([.B47];[.$L$22:.$L$101];1))))" office:value-type="string" office:string-value="b" calcext:value-type="string">
            <text:p>b</text:p>
          </table:table-cell>
          <table:table-cell table:formula="of:=IF([.B47]=&quot;&quot;;&quot;&quot;;IF([.B46]&lt;[.$L$4];INDEX([.$M$4:.$M$11];MATCH([.B46];[.$L$4:.$L$11];-1));INDEX([.$M$4:.$M$11];MATCH([.B46];[.$L$4:.$L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M$22:.$M$101];MATCH([.B47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7];[.$L$23:.$L$101];0))=&quot;&quot;;&quot;&quot;;IF(ISERROR(MATCH([.B47];[.$L$23:.$L$101];0));&quot;&quot;;&quot;\grace {&quot;&amp;INDEX([.$N$23:.$N$101];MATCH([.B47];[.$L$23:.$L$101];0))&amp;&quot;}&quot;))">
            <text:p/>
          </table:table-cell>
          <table:table-cell table:formula="of:=IF([.B47]=&quot;&quot;;&quot;&quot;;IF([.$L$16]=&quot;Y&quot;;IF([.C47]=0;&quot; &quot;&amp;[.F47];[.E47]&amp;&quot;*&quot;&amp;[.C47]&amp;&quot; &quot;&amp;[.F47]&amp;&quot; &quot;&amp;[.G47]);&quot;&quot;))" office:value-type="string" office:string-value="s1*19 \break " calcext:value-type="string">
            <text:p>s1*19 \break </text:p>
          </table:table-cell>
          <table:table-cell table:number-columns-repeated="2"/>
          <table:table-cell table:style-name="ce27" office:value-type="float" office:value="26" calcext:value-type="float">
            <text:p>26</text:p>
          </table:table-cell>
          <table:table-cell table:style-name="ce36" table:formula="of:=IF(INDEX([.$W47:.$HB47];MATCH([.$B$7];[.$W$1:.$HB$1];0)+[.L$1])=&quot;&quot;;&quot;&quot;;INDEX([.$W47:.$HB47];MATCH([.$B$7];[.$W$1:.$HB$1];0)+[.L$1]))" office:value-type="float" office:value="425" calcext:value-type="float">
            <text:p>425</text:p>
          </table:table-cell>
          <table:table-cell table:style-name="ce12" table:formula="of:=IF(INDEX([.$W47:.$HB47];MATCH([.$B$7];[.$W$1:.$HB$1];0)+[.M$1])=&quot;&quot;;&quot;&quot;;INDEX([.$W47:.$HB47];MATCH([.$B$7];[.$W$1:.$HB$1];0)+[.M$1]))" office:value-type="string" office:string-value="pb" calcext:value-type="string">
            <text:p>pb</text:p>
          </table:table-cell>
          <table:table-cell table:style-name="ce12" table:formula="of:=IF(INDEX([.$W47:.$HB47];MATCH([.$B$7];[.$W$1:.$HB$1];0)+[.N$1])=&quot;&quot;;&quot;&quot;;INDEX([.$W47:.$HB47];MATCH([.$B$7];[.$W$1:.$HB$1];0)+[.N$1]))">
            <text:p/>
          </table:table-cell>
          <table:table-cell table:style-name="ce12" table:formula="of:=IF(INDEX([.$W47:.$HB47];MATCH([.$B$7];[.$W$1:.$HB$1];0)+[.O$1])=&quot;&quot;;&quot;&quot;;INDEX([.$W47:.$HB47];MATCH([.$B$7];[.$W$1:.$HB$1];0)+[.O$1]))">
            <text:p/>
          </table:table-cell>
          <table:table-cell table:style-name="ce12" table:formula="of:=IF(INDEX([.$W47:.$HB47];MATCH([.$B$7];[.$W$1:.$HB$1];0)+[.P$1])=&quot;&quot;;&quot;&quot;;INDEX([.$W47:.$HB47];MATCH([.$B$7];[.$W$1:.$HB$1];0)+[.P$1]))">
            <text:p/>
          </table:table-cell>
          <table:table-cell table:style-name="ce12" table:formula="of:=IF(INDEX([.$W47:.$HB47];MATCH([.$B$7];[.$W$1:.$HB$1];0)+[.Q$1])=&quot;&quot;;&quot;&quot;;INDEX([.$W47:.$HB47];MATCH([.$B$7];[.$W$1:.$HB$1];0)+[.Q$1]))">
            <text:p/>
          </table:table-cell>
          <table:table-cell table:style-name="ce12" table:formula="of:=IF(INDEX([.$W47:.$HB47];MATCH([.$B$7];[.$W$1:.$HB$1];0)+[.R$1])=&quot;&quot;;&quot;&quot;;INDEX([.$W47:.$HB47];MATCH([.$B$7];[.$W$1:.$HB$1];0)+[.R$1]))" office:value-type="float" office:value="277" calcext:value-type="float">
            <text:p>277</text:p>
          </table:table-cell>
          <table:table-cell table:style-name="ce60" table:formula="of:=IF(INDEX([.$W47:.$HB47];MATCH([.$B$7];[.$W$1:.$HB$1];0)+[.S$1])=&quot;&quot;;&quot;&quot;;INDEX([.$W47:.$HB47];MATCH([.$B$7];[.$W$1:.$HB$1];0)+[.S$1]))" office:value-type="string" office:string-value="pb" calcext:value-type="string">
            <text:p>pb</text:p>
          </table:table-cell>
          <table:table-cell table:style-name="ce20" table:formula="of:=IF(INDEX([.$W47:.$HB47];MATCH([.$B$7];[.$W$1:.$HB$1];0)+[.T$1])=&quot;&quot;;&quot;&quot;;INDEX([.$W47:.$HB47];MATCH([.$B$7];[.$W$1:.$HB$1];0)+[.T$1]))">
            <text:p/>
          </table:table-cell>
          <table:table-cell/>
          <table:table-cell table:style-name="ce77" office:value-type="float" office:value="26" calcext:value-type="float">
            <text:p>2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5" calcext:value-type="float">
            <text:p>4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25" calcext:value-type="float">
            <text:p>42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514" calcext:value-type="float">
            <text:p>5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76" calcext:value-type="float">
            <text:p>27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L$4:.$L$101];[.A48]));&quot;&quot;;SMALL([.$L$4:.$L$101];[.A48]))" office:value-type="float" office:value="425" calcext:value-type="float">
            <text:p>425</text:p>
          </table:table-cell>
          <table:table-cell table:formula="of:=IF([.B48]=&quot;&quot;;&quot;&quot;;[.B48]-[.B47])" office:value-type="float" office:value="36" calcext:value-type="float">
            <text:p>36</text:p>
          </table:table-cell>
          <table:table-cell table:formula="of:=IF([.B48]=&quot;&quot;;&quot;&quot;;IF(ISNUMBER(MATCH([.B48];[.$L$4:.$L$11];0));&quot;&quot;;INDEX([.$M$22:.$M$101];MATCH([.B48];[.$L$22:.$L$101];1))))" office:value-type="string" office:string-value="pb" calcext:value-type="string">
            <text:p>pb</text:p>
          </table:table-cell>
          <table:table-cell table:formula="of:=IF([.B48]=&quot;&quot;;&quot;&quot;;IF([.B47]&lt;[.$L$4];INDEX([.$M$4:.$M$11];MATCH([.B47];[.$L$4:.$L$11];-1));INDEX([.$M$4:.$M$11];MATCH([.B47];[.$L$4:.$L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M$22:.$M$101];MATCH([.B48];[.$L$22:.$L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N$23:.$N$101];MATCH([.B48];[.$L$23:.$L$101];0))=&quot;&quot;;&quot;&quot;;IF(ISERROR(MATCH([.B48];[.$L$23:.$L$101];0));&quot;&quot;;&quot;\grace {&quot;&amp;INDEX([.$N$23:.$N$101];MATCH([.B48];[.$L$23:.$L$101];0))&amp;&quot;}&quot;))">
            <text:p/>
          </table:table-cell>
          <table:table-cell table:formula="of:=IF([.B48]=&quot;&quot;;&quot;&quot;;IF([.$L$16]=&quot;Y&quot;;IF([.C48]=0;&quot; &quot;&amp;[.F48];[.E48]&amp;&quot;*&quot;&amp;[.C48]&amp;&quot; &quot;&amp;[.F48]&amp;&quot; &quot;&amp;[.G48]);&quot;&quot;))" office:value-type="string" office:string-value="s1*36 \pageBreak " calcext:value-type="string">
            <text:p>s1*36 \pageBreak </text:p>
          </table:table-cell>
          <table:table-cell table:number-columns-repeated="2"/>
          <table:table-cell table:style-name="ce27" office:value-type="float" office:value="27" calcext:value-type="float">
            <text:p>27</text:p>
          </table:table-cell>
          <table:table-cell table:style-name="ce36" table:formula="of:=IF(INDEX([.$W48:.$HB48];MATCH([.$B$7];[.$W$1:.$HB$1];0)+[.L$1])=&quot;&quot;;&quot;&quot;;INDEX([.$W48:.$HB48];MATCH([.$B$7];[.$W$1:.$HB$1];0)+[.L$1]))" office:value-type="float" office:value="460" calcext:value-type="float">
            <text:p>460</text:p>
          </table:table-cell>
          <table:table-cell table:style-name="ce12" table:formula="of:=IF(INDEX([.$W48:.$HB48];MATCH([.$B$7];[.$W$1:.$HB$1];0)+[.M$1])=&quot;&quot;;&quot;&quot;;INDEX([.$W48:.$HB48];MATCH([.$B$7];[.$W$1:.$HB$1];0)+[.M$1]))" office:value-type="string" office:string-value="b" calcext:value-type="string">
            <text:p>b</text:p>
          </table:table-cell>
          <table:table-cell table:style-name="ce12" table:formula="of:=IF(INDEX([.$W48:.$HB48];MATCH([.$B$7];[.$W$1:.$HB$1];0)+[.N$1])=&quot;&quot;;&quot;&quot;;INDEX([.$W48:.$HB48];MATCH([.$B$7];[.$W$1:.$HB$1];0)+[.N$1]))">
            <text:p/>
          </table:table-cell>
          <table:table-cell table:style-name="ce12" table:formula="of:=IF(INDEX([.$W48:.$HB48];MATCH([.$B$7];[.$W$1:.$HB$1];0)+[.O$1])=&quot;&quot;;&quot;&quot;;INDEX([.$W48:.$HB48];MATCH([.$B$7];[.$W$1:.$HB$1];0)+[.O$1]))">
            <text:p/>
          </table:table-cell>
          <table:table-cell table:style-name="ce12" table:formula="of:=IF(INDEX([.$W48:.$HB48];MATCH([.$B$7];[.$W$1:.$HB$1];0)+[.P$1])=&quot;&quot;;&quot;&quot;;INDEX([.$W48:.$HB48];MATCH([.$B$7];[.$W$1:.$HB$1];0)+[.P$1]))">
            <text:p/>
          </table:table-cell>
          <table:table-cell table:style-name="ce12" table:formula="of:=IF(INDEX([.$W48:.$HB48];MATCH([.$B$7];[.$W$1:.$HB$1];0)+[.Q$1])=&quot;&quot;;&quot;&quot;;INDEX([.$W48:.$HB48];MATCH([.$B$7];[.$W$1:.$HB$1];0)+[.Q$1]))">
            <text:p/>
          </table:table-cell>
          <table:table-cell table:style-name="ce12" table:formula="of:=IF(INDEX([.$W48:.$HB48];MATCH([.$B$7];[.$W$1:.$HB$1];0)+[.R$1])=&quot;&quot;;&quot;&quot;;INDEX([.$W48:.$HB48];MATCH([.$B$7];[.$W$1:.$HB$1];0)+[.R$1]))" office:value-type="float" office:value="287" calcext:value-type="float">
            <text:p>287</text:p>
          </table:table-cell>
          <table:table-cell table:style-name="ce60" table:formula="of:=IF(INDEX([.$W48:.$HB48];MATCH([.$B$7];[.$W$1:.$HB$1];0)+[.S$1])=&quot;&quot;;&quot;&quot;;INDEX([.$W48:.$HB48];MATCH([.$B$7];[.$W$1:.$HB$1];0)+[.S$1]))" office:value-type="string" office:string-value="b" calcext:value-type="string">
            <text:p>b</text:p>
          </table:table-cell>
          <table:table-cell table:style-name="ce20" table:formula="of:=IF(INDEX([.$W48:.$HB48];MATCH([.$B$7];[.$W$1:.$HB$1];0)+[.T$1])=&quot;&quot;;&quot;&quot;;INDEX([.$W48:.$HB48];MATCH([.$B$7];[.$W$1:.$HB$1];0)+[.T$1]))">
            <text:p/>
          </table:table-cell>
          <table:table-cell/>
          <table:table-cell table:style-name="ce77" office:value-type="float" office:value="27" calcext:value-type="float">
            <text:p>2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34" calcext:value-type="float">
            <text:p>4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9" calcext:value-type="float">
            <text:p>4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0" calcext:value-type="float">
            <text:p>4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9" calcext:value-type="float">
            <text:p>5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L$4:.$L$101];[.A49]));&quot;&quot;;SMALL([.$L$4:.$L$101];[.A49]))" office:value-type="float" office:value="460" calcext:value-type="float">
            <text:p>460</text:p>
          </table:table-cell>
          <table:table-cell table:formula="of:=IF([.B49]=&quot;&quot;;&quot;&quot;;[.B49]-[.B48])" office:value-type="float" office:value="35" calcext:value-type="float">
            <text:p>35</text:p>
          </table:table-cell>
          <table:table-cell table:formula="of:=IF([.B49]=&quot;&quot;;&quot;&quot;;IF(ISNUMBER(MATCH([.B49];[.$L$4:.$L$11];0));&quot;&quot;;INDEX([.$M$22:.$M$101];MATCH([.B49];[.$L$22:.$L$101];1))))" office:value-type="string" office:string-value="b" calcext:value-type="string">
            <text:p>b</text:p>
          </table:table-cell>
          <table:table-cell table:formula="of:=IF([.B49]=&quot;&quot;;&quot;&quot;;IF([.B48]&lt;[.$L$4];INDEX([.$M$4:.$M$11];MATCH([.B48];[.$L$4:.$L$11];-1));INDEX([.$M$4:.$M$11];MATCH([.B48];[.$L$4:.$L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M$22:.$M$101];MATCH([.B49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9];[.$L$23:.$L$101];0))=&quot;&quot;;&quot;&quot;;IF(ISERROR(MATCH([.B49];[.$L$23:.$L$101];0));&quot;&quot;;&quot;\grace {&quot;&amp;INDEX([.$N$23:.$N$101];MATCH([.B49];[.$L$23:.$L$101];0))&amp;&quot;}&quot;))">
            <text:p/>
          </table:table-cell>
          <table:table-cell table:formula="of:=IF([.B49]=&quot;&quot;;&quot;&quot;;IF([.$L$16]=&quot;Y&quot;;IF([.C49]=0;&quot; &quot;&amp;[.F49];[.E49]&amp;&quot;*&quot;&amp;[.C49]&amp;&quot; &quot;&amp;[.F49]&amp;&quot; &quot;&amp;[.G49]);&quot;&quot;))" office:value-type="string" office:string-value="s1*35 \break " calcext:value-type="string">
            <text:p>s1*35 \break </text:p>
          </table:table-cell>
          <table:table-cell table:number-columns-repeated="2"/>
          <table:table-cell table:style-name="ce27" office:value-type="float" office:value="28" calcext:value-type="float">
            <text:p>28</text:p>
          </table:table-cell>
          <table:table-cell table:style-name="ce36" table:formula="of:=IF(INDEX([.$W49:.$HB49];MATCH([.$B$7];[.$W$1:.$HB$1];0)+[.L$1])=&quot;&quot;;&quot;&quot;;INDEX([.$W49:.$HB49];MATCH([.$B$7];[.$W$1:.$HB$1];0)+[.L$1]))" office:value-type="float" office:value="468" calcext:value-type="float">
            <text:p>468</text:p>
          </table:table-cell>
          <table:table-cell table:style-name="ce12" table:formula="of:=IF(INDEX([.$W49:.$HB49];MATCH([.$B$7];[.$W$1:.$HB$1];0)+[.M$1])=&quot;&quot;;&quot;&quot;;INDEX([.$W49:.$HB49];MATCH([.$B$7];[.$W$1:.$HB$1];0)+[.M$1]))" office:value-type="string" office:string-value="b" calcext:value-type="string">
            <text:p>b</text:p>
          </table:table-cell>
          <table:table-cell table:style-name="ce12" table:formula="of:=IF(INDEX([.$W49:.$HB49];MATCH([.$B$7];[.$W$1:.$HB$1];0)+[.N$1])=&quot;&quot;;&quot;&quot;;INDEX([.$W49:.$HB49];MATCH([.$B$7];[.$W$1:.$HB$1];0)+[.N$1]))">
            <text:p/>
          </table:table-cell>
          <table:table-cell table:style-name="ce12" table:formula="of:=IF(INDEX([.$W49:.$HB49];MATCH([.$B$7];[.$W$1:.$HB$1];0)+[.O$1])=&quot;&quot;;&quot;&quot;;INDEX([.$W49:.$HB49];MATCH([.$B$7];[.$W$1:.$HB$1];0)+[.O$1]))">
            <text:p/>
          </table:table-cell>
          <table:table-cell table:style-name="ce12" table:formula="of:=IF(INDEX([.$W49:.$HB49];MATCH([.$B$7];[.$W$1:.$HB$1];0)+[.P$1])=&quot;&quot;;&quot;&quot;;INDEX([.$W49:.$HB49];MATCH([.$B$7];[.$W$1:.$HB$1];0)+[.P$1]))">
            <text:p/>
          </table:table-cell>
          <table:table-cell table:style-name="ce12" table:formula="of:=IF(INDEX([.$W49:.$HB49];MATCH([.$B$7];[.$W$1:.$HB$1];0)+[.Q$1])=&quot;&quot;;&quot;&quot;;INDEX([.$W49:.$HB49];MATCH([.$B$7];[.$W$1:.$HB$1];0)+[.Q$1]))">
            <text:p/>
          </table:table-cell>
          <table:table-cell table:style-name="ce12" table:formula="of:=IF(INDEX([.$W49:.$HB49];MATCH([.$B$7];[.$W$1:.$HB$1];0)+[.R$1])=&quot;&quot;;&quot;&quot;;INDEX([.$W49:.$HB49];MATCH([.$B$7];[.$W$1:.$HB$1];0)+[.R$1]))" office:value-type="float" office:value="311" calcext:value-type="float">
            <text:p>311</text:p>
          </table:table-cell>
          <table:table-cell table:style-name="ce60" table:formula="of:=IF(INDEX([.$W49:.$HB49];MATCH([.$B$7];[.$W$1:.$HB$1];0)+[.S$1])=&quot;&quot;;&quot;&quot;;INDEX([.$W49:.$HB49];MATCH([.$B$7];[.$W$1:.$HB$1];0)+[.S$1]))" office:value-type="string" office:string-value="b" calcext:value-type="string">
            <text:p>b</text:p>
          </table:table-cell>
          <table:table-cell table:style-name="ce20" table:formula="of:=IF(INDEX([.$W49:.$HB49];MATCH([.$B$7];[.$W$1:.$HB$1];0)+[.T$1])=&quot;&quot;;&quot;&quot;;INDEX([.$W49:.$HB49];MATCH([.$B$7];[.$W$1:.$HB$1];0)+[.T$1]))">
            <text:p/>
          </table:table-cell>
          <table:table-cell/>
          <table:table-cell table:style-name="ce77" office:value-type="float" office:value="28" calcext:value-type="float">
            <text:p>2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0" calcext:value-type="float">
            <text:p>4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L$4:.$L$101];[.A50]));&quot;&quot;;SMALL([.$L$4:.$L$101];[.A50]))" office:value-type="float" office:value="468" calcext:value-type="float">
            <text:p>468</text:p>
          </table:table-cell>
          <table:table-cell table:formula="of:=IF([.B50]=&quot;&quot;;&quot;&quot;;[.B50]-[.B49])" office:value-type="float" office:value="8" calcext:value-type="float">
            <text:p>8</text:p>
          </table:table-cell>
          <table:table-cell table:formula="of:=IF([.B50]=&quot;&quot;;&quot;&quot;;IF(ISNUMBER(MATCH([.B50];[.$L$4:.$L$11];0));&quot;&quot;;INDEX([.$M$22:.$M$101];MATCH([.B50];[.$L$22:.$L$101];1))))" office:value-type="string" office:string-value="b" calcext:value-type="string">
            <text:p>b</text:p>
          </table:table-cell>
          <table:table-cell table:formula="of:=IF([.B50]=&quot;&quot;;&quot;&quot;;IF([.B49]&lt;[.$L$4];INDEX([.$M$4:.$M$11];MATCH([.B49];[.$L$4:.$L$11];-1));INDEX([.$M$4:.$M$11];MATCH([.B49];[.$L$4:.$L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M$22:.$M$101];MATCH([.B50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50];[.$L$23:.$L$101];0))=&quot;&quot;;&quot;&quot;;IF(ISERROR(MATCH([.B50];[.$L$23:.$L$101];0));&quot;&quot;;&quot;\grace {&quot;&amp;INDEX([.$N$23:.$N$101];MATCH([.B50];[.$L$23:.$L$101];0))&amp;&quot;}&quot;))">
            <text:p/>
          </table:table-cell>
          <table:table-cell table:formula="of:=IF([.B50]=&quot;&quot;;&quot;&quot;;IF([.$L$16]=&quot;Y&quot;;IF([.C50]=0;&quot; &quot;&amp;[.F50];[.E50]&amp;&quot;*&quot;&amp;[.C50]&amp;&quot; &quot;&amp;[.F50]&amp;&quot; &quot;&amp;[.G50]);&quot;&quot;))" office:value-type="string" office:string-value="s1*8 \break " calcext:value-type="string">
            <text:p>s1*8 \break </text:p>
          </table:table-cell>
          <table:table-cell table:number-columns-repeated="2"/>
          <table:table-cell table:style-name="ce27" office:value-type="float" office:value="29" calcext:value-type="float">
            <text:p>29</text:p>
          </table:table-cell>
          <table:table-cell table:style-name="ce36" table:formula="of:=IF(INDEX([.$W50:.$HB50];MATCH([.$B$7];[.$W$1:.$HB$1];0)+[.L$1])=&quot;&quot;;&quot;&quot;;INDEX([.$W50:.$HB50];MATCH([.$B$7];[.$W$1:.$HB$1];0)+[.L$1]))" office:value-type="float" office:value="487" calcext:value-type="float">
            <text:p>487</text:p>
          </table:table-cell>
          <table:table-cell table:style-name="ce12" table:formula="of:=IF(INDEX([.$W50:.$HB50];MATCH([.$B$7];[.$W$1:.$HB$1];0)+[.M$1])=&quot;&quot;;&quot;&quot;;INDEX([.$W50:.$HB50];MATCH([.$B$7];[.$W$1:.$HB$1];0)+[.M$1]))" office:value-type="string" office:string-value="b" calcext:value-type="string">
            <text:p>b</text:p>
          </table:table-cell>
          <table:table-cell table:style-name="ce12" table:formula="of:=IF(INDEX([.$W50:.$HB50];MATCH([.$B$7];[.$W$1:.$HB$1];0)+[.N$1])=&quot;&quot;;&quot;&quot;;INDEX([.$W50:.$HB50];MATCH([.$B$7];[.$W$1:.$HB$1];0)+[.N$1]))">
            <text:p/>
          </table:table-cell>
          <table:table-cell table:style-name="ce12" table:formula="of:=IF(INDEX([.$W50:.$HB50];MATCH([.$B$7];[.$W$1:.$HB$1];0)+[.O$1])=&quot;&quot;;&quot;&quot;;INDEX([.$W50:.$HB50];MATCH([.$B$7];[.$W$1:.$HB$1];0)+[.O$1]))">
            <text:p/>
          </table:table-cell>
          <table:table-cell table:style-name="ce12" table:formula="of:=IF(INDEX([.$W50:.$HB50];MATCH([.$B$7];[.$W$1:.$HB$1];0)+[.P$1])=&quot;&quot;;&quot;&quot;;INDEX([.$W50:.$HB50];MATCH([.$B$7];[.$W$1:.$HB$1];0)+[.P$1]))">
            <text:p/>
          </table:table-cell>
          <table:table-cell table:style-name="ce12" table:formula="of:=IF(INDEX([.$W50:.$HB50];MATCH([.$B$7];[.$W$1:.$HB$1];0)+[.Q$1])=&quot;&quot;;&quot;&quot;;INDEX([.$W50:.$HB50];MATCH([.$B$7];[.$W$1:.$HB$1];0)+[.Q$1]))">
            <text:p/>
          </table:table-cell>
          <table:table-cell table:style-name="ce12" table:formula="of:=IF(INDEX([.$W50:.$HB50];MATCH([.$B$7];[.$W$1:.$HB$1];0)+[.R$1])=&quot;&quot;;&quot;&quot;;INDEX([.$W50:.$HB50];MATCH([.$B$7];[.$W$1:.$HB$1];0)+[.R$1]))" office:value-type="float" office:value="321" calcext:value-type="float">
            <text:p>321</text:p>
          </table:table-cell>
          <table:table-cell table:style-name="ce60" table:formula="of:=IF(INDEX([.$W50:.$HB50];MATCH([.$B$7];[.$W$1:.$HB$1];0)+[.S$1])=&quot;&quot;;&quot;&quot;;INDEX([.$W50:.$HB50];MATCH([.$B$7];[.$W$1:.$HB$1];0)+[.S$1]))" office:value-type="string" office:string-value="b" calcext:value-type="string">
            <text:p>b</text:p>
          </table:table-cell>
          <table:table-cell table:style-name="ce20" table:formula="of:=IF(INDEX([.$W50:.$HB50];MATCH([.$B$7];[.$W$1:.$HB$1];0)+[.T$1])=&quot;&quot;;&quot;&quot;;INDEX([.$W50:.$HB50];MATCH([.$B$7];[.$W$1:.$HB$1];0)+[.T$1]))">
            <text:p/>
          </table:table-cell>
          <table:table-cell/>
          <table:table-cell table:style-name="ce77" office:value-type="float" office:value="29" calcext:value-type="float">
            <text:p>2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87" calcext:value-type="float">
            <text:p>4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L$4:.$L$101];[.A51]));&quot;&quot;;SMALL([.$L$4:.$L$101];[.A51]))" office:value-type="float" office:value="487" calcext:value-type="float">
            <text:p>487</text:p>
          </table:table-cell>
          <table:table-cell table:formula="of:=IF([.B51]=&quot;&quot;;&quot;&quot;;[.B51]-[.B50])" office:value-type="float" office:value="19" calcext:value-type="float">
            <text:p>19</text:p>
          </table:table-cell>
          <table:table-cell table:formula="of:=IF([.B51]=&quot;&quot;;&quot;&quot;;IF(ISNUMBER(MATCH([.B51];[.$L$4:.$L$11];0));&quot;&quot;;INDEX([.$M$22:.$M$101];MATCH([.B51];[.$L$22:.$L$101];1))))" office:value-type="string" office:string-value="b" calcext:value-type="string">
            <text:p>b</text:p>
          </table:table-cell>
          <table:table-cell table:formula="of:=IF([.B51]=&quot;&quot;;&quot;&quot;;IF([.B50]&lt;[.$L$4];INDEX([.$M$4:.$M$11];MATCH([.B50];[.$L$4:.$L$11];-1));INDEX([.$M$4:.$M$11];MATCH([.B50];[.$L$4:.$L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IF(AND([.D51]=&quot;&quot;;[.C51]&lt;&gt;0);&quot;&quot;;IF(AND([.C51]=0;[.D51]=&quot;&quot;);IF(INDEX([.$M$22:.$M$101];MATCH([.B51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51];[.$L$23:.$L$101];0))=&quot;&quot;;&quot;&quot;;IF(ISERROR(MATCH([.B51];[.$L$23:.$L$101];0));&quot;&quot;;&quot;\grace {&quot;&amp;INDEX([.$N$23:.$N$101];MATCH([.B51];[.$L$23:.$L$101];0))&amp;&quot;}&quot;))">
            <text:p/>
          </table:table-cell>
          <table:table-cell table:formula="of:=IF([.B51]=&quot;&quot;;&quot;&quot;;IF([.$L$16]=&quot;Y&quot;;IF([.C51]=0;&quot; &quot;&amp;[.F51];[.E51]&amp;&quot;*&quot;&amp;[.C51]&amp;&quot; &quot;&amp;[.F51]&amp;&quot; &quot;&amp;[.G51]);&quot;&quot;))" office:value-type="string" office:string-value="s1*19 \break " calcext:value-type="string">
            <text:p>s1*19 \break </text:p>
          </table:table-cell>
          <table:table-cell table:number-columns-repeated="2"/>
          <table:table-cell table:style-name="ce27" office:value-type="float" office:value="30" calcext:value-type="float">
            <text:p>30</text:p>
          </table:table-cell>
          <table:table-cell table:style-name="ce36" table:formula="of:=IF(INDEX([.$W51:.$HB51];MATCH([.$B$7];[.$W$1:.$HB$1];0)+[.L$1])=&quot;&quot;;&quot;&quot;;INDEX([.$W51:.$HB51];MATCH([.$B$7];[.$W$1:.$HB$1];0)+[.L$1]))" office:value-type="float" office:value="514" calcext:value-type="float">
            <text:p>514</text:p>
          </table:table-cell>
          <table:table-cell table:style-name="ce12" table:formula="of:=IF(INDEX([.$W51:.$HB51];MATCH([.$B$7];[.$W$1:.$HB$1];0)+[.M$1])=&quot;&quot;;&quot;&quot;;INDEX([.$W51:.$HB51];MATCH([.$B$7];[.$W$1:.$HB$1];0)+[.M$1]))" office:value-type="string" office:string-value="b" calcext:value-type="string">
            <text:p>b</text:p>
          </table:table-cell>
          <table:table-cell table:style-name="ce12" table:formula="of:=IF(INDEX([.$W51:.$HB51];MATCH([.$B$7];[.$W$1:.$HB$1];0)+[.N$1])=&quot;&quot;;&quot;&quot;;INDEX([.$W51:.$HB51];MATCH([.$B$7];[.$W$1:.$HB$1];0)+[.N$1]))">
            <text:p/>
          </table:table-cell>
          <table:table-cell table:style-name="ce12" table:formula="of:=IF(INDEX([.$W51:.$HB51];MATCH([.$B$7];[.$W$1:.$HB$1];0)+[.O$1])=&quot;&quot;;&quot;&quot;;INDEX([.$W51:.$HB51];MATCH([.$B$7];[.$W$1:.$HB$1];0)+[.O$1]))">
            <text:p/>
          </table:table-cell>
          <table:table-cell table:style-name="ce12" table:formula="of:=IF(INDEX([.$W51:.$HB51];MATCH([.$B$7];[.$W$1:.$HB$1];0)+[.P$1])=&quot;&quot;;&quot;&quot;;INDEX([.$W51:.$HB51];MATCH([.$B$7];[.$W$1:.$HB$1];0)+[.P$1]))">
            <text:p/>
          </table:table-cell>
          <table:table-cell table:style-name="ce12" table:formula="of:=IF(INDEX([.$W51:.$HB51];MATCH([.$B$7];[.$W$1:.$HB$1];0)+[.Q$1])=&quot;&quot;;&quot;&quot;;INDEX([.$W51:.$HB51];MATCH([.$B$7];[.$W$1:.$HB$1];0)+[.Q$1]))">
            <text:p/>
          </table:table-cell>
          <table:table-cell table:style-name="ce12" table:formula="of:=IF(INDEX([.$W51:.$HB51];MATCH([.$B$7];[.$W$1:.$HB$1];0)+[.R$1])=&quot;&quot;;&quot;&quot;;INDEX([.$W51:.$HB51];MATCH([.$B$7];[.$W$1:.$HB$1];0)+[.R$1]))" office:value-type="float" office:value="330" calcext:value-type="float">
            <text:p>330</text:p>
          </table:table-cell>
          <table:table-cell table:style-name="ce60" table:formula="of:=IF(INDEX([.$W51:.$HB51];MATCH([.$B$7];[.$W$1:.$HB$1];0)+[.S$1])=&quot;&quot;;&quot;&quot;;INDEX([.$W51:.$HB51];MATCH([.$B$7];[.$W$1:.$HB$1];0)+[.S$1]))" office:value-type="string" office:string-value="b" calcext:value-type="string">
            <text:p>b</text:p>
          </table:table-cell>
          <table:table-cell table:style-name="ce20" table:formula="of:=IF(INDEX([.$W51:.$HB51];MATCH([.$B$7];[.$W$1:.$HB$1];0)+[.T$1])=&quot;&quot;;&quot;&quot;;INDEX([.$W51:.$HB51];MATCH([.$B$7];[.$W$1:.$HB$1];0)+[.T$1]))">
            <text:p/>
          </table:table-cell>
          <table:table-cell/>
          <table:table-cell table:style-name="ce77" office:value-type="float" office:value="30" calcext:value-type="float">
            <text:p>3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86" calcext:value-type="float">
            <text:p>4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14" calcext:value-type="float">
            <text:p>5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L$4:.$L$101];[.A52]));&quot;&quot;;SMALL([.$L$4:.$L$101];[.A52]))" office:value-type="float" office:value="514" calcext:value-type="float">
            <text:p>514</text:p>
          </table:table-cell>
          <table:table-cell table:formula="of:=IF([.B52]=&quot;&quot;;&quot;&quot;;[.B52]-[.B51])" office:value-type="float" office:value="27" calcext:value-type="float">
            <text:p>27</text:p>
          </table:table-cell>
          <table:table-cell table:formula="of:=IF([.B52]=&quot;&quot;;&quot;&quot;;IF(ISNUMBER(MATCH([.B52];[.$L$4:.$L$11];0));&quot;&quot;;INDEX([.$M$22:.$M$101];MATCH([.B52];[.$L$22:.$L$101];1))))" office:value-type="string" office:string-value="b" calcext:value-type="string">
            <text:p>b</text:p>
          </table:table-cell>
          <table:table-cell table:formula="of:=IF([.B52]=&quot;&quot;;&quot;&quot;;IF([.B51]&lt;[.$L$4];INDEX([.$M$4:.$M$11];MATCH([.B51];[.$L$4:.$L$11];-1));INDEX([.$M$4:.$M$11];MATCH([.B51];[.$L$4:.$L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IF(AND([.D52]=&quot;&quot;;[.C52]&lt;&gt;0);&quot;&quot;;IF(AND([.C52]=0;[.D52]=&quot;&quot;);IF(INDEX([.$M$22:.$M$101];MATCH([.B52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52];[.$L$23:.$L$101];0))=&quot;&quot;;&quot;&quot;;IF(ISERROR(MATCH([.B52];[.$L$23:.$L$101];0));&quot;&quot;;&quot;\grace {&quot;&amp;INDEX([.$N$23:.$N$101];MATCH([.B52];[.$L$23:.$L$101];0))&amp;&quot;}&quot;))">
            <text:p/>
          </table:table-cell>
          <table:table-cell table:formula="of:=IF([.B52]=&quot;&quot;;&quot;&quot;;IF([.$L$16]=&quot;Y&quot;;IF([.C52]=0;&quot; &quot;&amp;[.F52];[.E52]&amp;&quot;*&quot;&amp;[.C52]&amp;&quot; &quot;&amp;[.F52]&amp;&quot; &quot;&amp;[.G52]);&quot;&quot;))" office:value-type="string" office:string-value="s1*27 \break " calcext:value-type="string">
            <text:p>s1*27 \break </text:p>
          </table:table-cell>
          <table:table-cell table:number-columns-repeated="2"/>
          <table:table-cell table:style-name="ce27" office:value-type="float" office:value="31" calcext:value-type="float">
            <text:p>31</text:p>
          </table:table-cell>
          <table:table-cell table:style-name="ce36" table:formula="of:=IF(INDEX([.$W52:.$HB52];MATCH([.$B$7];[.$W$1:.$HB$1];0)+[.L$1])=&quot;&quot;;&quot;&quot;;INDEX([.$W52:.$HB52];MATCH([.$B$7];[.$W$1:.$HB$1];0)+[.L$1]))" office:value-type="float" office:value="520" calcext:value-type="float">
            <text:p>520</text:p>
          </table:table-cell>
          <table:table-cell table:style-name="ce12" table:formula="of:=IF(INDEX([.$W52:.$HB52];MATCH([.$B$7];[.$W$1:.$HB$1];0)+[.M$1])=&quot;&quot;;&quot;&quot;;INDEX([.$W52:.$HB52];MATCH([.$B$7];[.$W$1:.$HB$1];0)+[.M$1]))" office:value-type="string" office:string-value="b" calcext:value-type="string">
            <text:p>b</text:p>
          </table:table-cell>
          <table:table-cell table:style-name="ce12" table:formula="of:=IF(INDEX([.$W52:.$HB52];MATCH([.$B$7];[.$W$1:.$HB$1];0)+[.N$1])=&quot;&quot;;&quot;&quot;;INDEX([.$W52:.$HB52];MATCH([.$B$7];[.$W$1:.$HB$1];0)+[.N$1]))">
            <text:p/>
          </table:table-cell>
          <table:table-cell table:style-name="ce12" table:formula="of:=IF(INDEX([.$W52:.$HB52];MATCH([.$B$7];[.$W$1:.$HB$1];0)+[.O$1])=&quot;&quot;;&quot;&quot;;INDEX([.$W52:.$HB52];MATCH([.$B$7];[.$W$1:.$HB$1];0)+[.O$1]))">
            <text:p/>
          </table:table-cell>
          <table:table-cell table:style-name="ce12" table:formula="of:=IF(INDEX([.$W52:.$HB52];MATCH([.$B$7];[.$W$1:.$HB$1];0)+[.P$1])=&quot;&quot;;&quot;&quot;;INDEX([.$W52:.$HB52];MATCH([.$B$7];[.$W$1:.$HB$1];0)+[.P$1]))">
            <text:p/>
          </table:table-cell>
          <table:table-cell table:style-name="ce12" table:formula="of:=IF(INDEX([.$W52:.$HB52];MATCH([.$B$7];[.$W$1:.$HB$1];0)+[.Q$1])=&quot;&quot;;&quot;&quot;;INDEX([.$W52:.$HB52];MATCH([.$B$7];[.$W$1:.$HB$1];0)+[.Q$1]))">
            <text:p/>
          </table:table-cell>
          <table:table-cell table:style-name="ce12" table:formula="of:=IF(INDEX([.$W52:.$HB52];MATCH([.$B$7];[.$W$1:.$HB$1];0)+[.R$1])=&quot;&quot;;&quot;&quot;;INDEX([.$W52:.$HB52];MATCH([.$B$7];[.$W$1:.$HB$1];0)+[.R$1]))" office:value-type="float" office:value="364" calcext:value-type="float">
            <text:p>364</text:p>
          </table:table-cell>
          <table:table-cell table:style-name="ce60" table:formula="of:=IF(INDEX([.$W52:.$HB52];MATCH([.$B$7];[.$W$1:.$HB$1];0)+[.S$1])=&quot;&quot;;&quot;&quot;;INDEX([.$W52:.$HB52];MATCH([.$B$7];[.$W$1:.$HB$1];0)+[.S$1]))" office:value-type="string" office:string-value="b" calcext:value-type="string">
            <text:p>b</text:p>
          </table:table-cell>
          <table:table-cell table:style-name="ce20" table:formula="of:=IF(INDEX([.$W52:.$HB52];MATCH([.$B$7];[.$W$1:.$HB$1];0)+[.T$1])=&quot;&quot;;&quot;&quot;;INDEX([.$W52:.$HB52];MATCH([.$B$7];[.$W$1:.$HB$1];0)+[.T$1]))">
            <text:p/>
          </table:table-cell>
          <table:table-cell/>
          <table:table-cell table:style-name="ce77" office:value-type="float" office:value="31" calcext:value-type="float">
            <text:p>3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20" calcext:value-type="float">
            <text:p>5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L$4:.$L$101];[.A53]));&quot;&quot;;SMALL([.$L$4:.$L$101];[.A53]))" office:value-type="float" office:value="520" calcext:value-type="float">
            <text:p>520</text:p>
          </table:table-cell>
          <table:table-cell table:formula="of:=IF([.B53]=&quot;&quot;;&quot;&quot;;[.B53]-[.B52])" office:value-type="float" office:value="6" calcext:value-type="float">
            <text:p>6</text:p>
          </table:table-cell>
          <table:table-cell table:formula="of:=IF([.B53]=&quot;&quot;;&quot;&quot;;IF(ISNUMBER(MATCH([.B53];[.$L$4:.$L$11];0));&quot;&quot;;INDEX([.$M$22:.$M$101];MATCH([.B53];[.$L$22:.$L$101];1))))" office:value-type="string" office:string-value="b" calcext:value-type="string">
            <text:p>b</text:p>
          </table:table-cell>
          <table:table-cell table:formula="of:=IF([.B53]=&quot;&quot;;&quot;&quot;;IF([.B52]&lt;[.$L$4];INDEX([.$M$4:.$M$11];MATCH([.B52];[.$L$4:.$L$11];-1));INDEX([.$M$4:.$M$11];MATCH([.B52];[.$L$4:.$L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IF(AND([.D53]=&quot;&quot;;[.C53]&lt;&gt;0);&quot;&quot;;IF(AND([.C53]=0;[.D53]=&quot;&quot;);IF(INDEX([.$M$22:.$M$101];MATCH([.B53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53];[.$L$23:.$L$101];0))=&quot;&quot;;&quot;&quot;;IF(ISERROR(MATCH([.B53];[.$L$23:.$L$101];0));&quot;&quot;;&quot;\grace {&quot;&amp;INDEX([.$N$23:.$N$101];MATCH([.B53];[.$L$23:.$L$101];0))&amp;&quot;}&quot;))">
            <text:p/>
          </table:table-cell>
          <table:table-cell table:formula="of:=IF([.B53]=&quot;&quot;;&quot;&quot;;IF([.$L$16]=&quot;Y&quot;;IF([.C53]=0;&quot; &quot;&amp;[.F53];[.E53]&amp;&quot;*&quot;&amp;[.C53]&amp;&quot; &quot;&amp;[.F53]&amp;&quot; &quot;&amp;[.G53]);&quot;&quot;))" office:value-type="string" office:string-value="s1*6 \break " calcext:value-type="string">
            <text:p>s1*6 \break </text:p>
          </table:table-cell>
          <table:table-cell table:number-columns-repeated="2"/>
          <table:table-cell table:style-name="ce27" office:value-type="float" office:value="32" calcext:value-type="float">
            <text:p>32</text:p>
          </table:table-cell>
          <table:table-cell table:style-name="ce36" table:formula="of:=IF(INDEX([.$W53:.$HB53];MATCH([.$B$7];[.$W$1:.$HB$1];0)+[.L$1])=&quot;&quot;;&quot;&quot;;INDEX([.$W53:.$HB53];MATCH([.$B$7];[.$W$1:.$HB$1];0)+[.L$1]))" office:value-type="float" office:value="526" calcext:value-type="float">
            <text:p>526</text:p>
          </table:table-cell>
          <table:table-cell table:style-name="ce12" table:formula="of:=IF(INDEX([.$W53:.$HB53];MATCH([.$B$7];[.$W$1:.$HB$1];0)+[.M$1])=&quot;&quot;;&quot;&quot;;INDEX([.$W53:.$HB53];MATCH([.$B$7];[.$W$1:.$HB$1];0)+[.M$1]))" office:value-type="string" office:string-value="b" calcext:value-type="string">
            <text:p>b</text:p>
          </table:table-cell>
          <table:table-cell table:style-name="ce12" table:formula="of:=IF(INDEX([.$W53:.$HB53];MATCH([.$B$7];[.$W$1:.$HB$1];0)+[.N$1])=&quot;&quot;;&quot;&quot;;INDEX([.$W53:.$HB53];MATCH([.$B$7];[.$W$1:.$HB$1];0)+[.N$1]))">
            <text:p/>
          </table:table-cell>
          <table:table-cell table:style-name="ce12" table:formula="of:=IF(INDEX([.$W53:.$HB53];MATCH([.$B$7];[.$W$1:.$HB$1];0)+[.O$1])=&quot;&quot;;&quot;&quot;;INDEX([.$W53:.$HB53];MATCH([.$B$7];[.$W$1:.$HB$1];0)+[.O$1]))">
            <text:p/>
          </table:table-cell>
          <table:table-cell table:style-name="ce12" table:formula="of:=IF(INDEX([.$W53:.$HB53];MATCH([.$B$7];[.$W$1:.$HB$1];0)+[.P$1])=&quot;&quot;;&quot;&quot;;INDEX([.$W53:.$HB53];MATCH([.$B$7];[.$W$1:.$HB$1];0)+[.P$1]))">
            <text:p/>
          </table:table-cell>
          <table:table-cell table:style-name="ce12" table:formula="of:=IF(INDEX([.$W53:.$HB53];MATCH([.$B$7];[.$W$1:.$HB$1];0)+[.Q$1])=&quot;&quot;;&quot;&quot;;INDEX([.$W53:.$HB53];MATCH([.$B$7];[.$W$1:.$HB$1];0)+[.Q$1]))">
            <text:p/>
          </table:table-cell>
          <table:table-cell table:style-name="ce12" table:formula="of:=IF(INDEX([.$W53:.$HB53];MATCH([.$B$7];[.$W$1:.$HB$1];0)+[.R$1])=&quot;&quot;;&quot;&quot;;INDEX([.$W53:.$HB53];MATCH([.$B$7];[.$W$1:.$HB$1];0)+[.R$1]))" office:value-type="float" office:value="374" calcext:value-type="float">
            <text:p>374</text:p>
          </table:table-cell>
          <table:table-cell table:style-name="ce60" table:formula="of:=IF(INDEX([.$W53:.$HB53];MATCH([.$B$7];[.$W$1:.$HB$1];0)+[.S$1])=&quot;&quot;;&quot;&quot;;INDEX([.$W53:.$HB53];MATCH([.$B$7];[.$W$1:.$HB$1];0)+[.S$1]))" office:value-type="string" office:string-value="b" calcext:value-type="string">
            <text:p>b</text:p>
          </table:table-cell>
          <table:table-cell table:style-name="ce20" table:formula="of:=IF(INDEX([.$W53:.$HB53];MATCH([.$B$7];[.$W$1:.$HB$1];0)+[.T$1])=&quot;&quot;;&quot;&quot;;INDEX([.$W53:.$HB53];MATCH([.$B$7];[.$W$1:.$HB$1];0)+[.T$1]))">
            <text:p/>
          </table:table-cell>
          <table:table-cell/>
          <table:table-cell table:style-name="ce77" office:value-type="float" office:value="32" calcext:value-type="float">
            <text:p>3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26" calcext:value-type="float">
            <text:p>5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L$4:.$L$101];[.A54]));&quot;&quot;;SMALL([.$L$4:.$L$101];[.A54]))" office:value-type="float" office:value="526" calcext:value-type="float">
            <text:p>526</text:p>
          </table:table-cell>
          <table:table-cell table:formula="of:=IF([.B54]=&quot;&quot;;&quot;&quot;;[.B54]-[.B53])" office:value-type="float" office:value="6" calcext:value-type="float">
            <text:p>6</text:p>
          </table:table-cell>
          <table:table-cell table:formula="of:=IF([.B54]=&quot;&quot;;&quot;&quot;;IF(ISNUMBER(MATCH([.B54];[.$L$4:.$L$11];0));&quot;&quot;;INDEX([.$M$22:.$M$101];MATCH([.B54];[.$L$22:.$L$101];1))))" office:value-type="string" office:string-value="b" calcext:value-type="string">
            <text:p>b</text:p>
          </table:table-cell>
          <table:table-cell table:formula="of:=IF([.B54]=&quot;&quot;;&quot;&quot;;IF([.B53]&lt;[.$L$4];INDEX([.$M$4:.$M$11];MATCH([.B53];[.$L$4:.$L$11];-1));INDEX([.$M$4:.$M$11];MATCH([.B53];[.$L$4:.$L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IF(AND([.D54]=&quot;&quot;;[.C54]&lt;&gt;0);&quot;&quot;;IF(AND([.C54]=0;[.D54]=&quot;&quot;);IF(INDEX([.$M$22:.$M$101];MATCH([.B5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54];[.$L$23:.$L$101];0))=&quot;&quot;;&quot;&quot;;IF(ISERROR(MATCH([.B54];[.$L$23:.$L$101];0));&quot;&quot;;&quot;\grace {&quot;&amp;INDEX([.$N$23:.$N$101];MATCH([.B54];[.$L$23:.$L$101];0))&amp;&quot;}&quot;))">
            <text:p/>
          </table:table-cell>
          <table:table-cell table:formula="of:=IF([.B54]=&quot;&quot;;&quot;&quot;;IF([.$L$16]=&quot;Y&quot;;IF([.C54]=0;&quot; &quot;&amp;[.F54];[.E54]&amp;&quot;*&quot;&amp;[.C54]&amp;&quot; &quot;&amp;[.F54]&amp;&quot; &quot;&amp;[.G54]);&quot;&quot;))" office:value-type="string" office:string-value="s1*6 \break " calcext:value-type="string">
            <text:p>s1*6 \break </text:p>
          </table:table-cell>
          <table:table-cell table:number-columns-repeated="2"/>
          <table:table-cell table:style-name="ce27" office:value-type="float" office:value="33" calcext:value-type="float">
            <text:p>33</text:p>
          </table:table-cell>
          <table:table-cell table:style-name="ce36" table:formula="of:=IF(INDEX([.$W54:.$HB54];MATCH([.$B$7];[.$W$1:.$HB$1];0)+[.L$1])=&quot;&quot;;&quot;&quot;;INDEX([.$W54:.$HB54];MATCH([.$B$7];[.$W$1:.$HB$1];0)+[.L$1]))">
            <text:p/>
          </table:table-cell>
          <table:table-cell table:style-name="ce12" table:formula="of:=IF(INDEX([.$W54:.$HB54];MATCH([.$B$7];[.$W$1:.$HB$1];0)+[.M$1])=&quot;&quot;;&quot;&quot;;INDEX([.$W54:.$HB54];MATCH([.$B$7];[.$W$1:.$HB$1];0)+[.M$1]))">
            <text:p/>
          </table:table-cell>
          <table:table-cell table:style-name="ce12" table:formula="of:=IF(INDEX([.$W54:.$HB54];MATCH([.$B$7];[.$W$1:.$HB$1];0)+[.N$1])=&quot;&quot;;&quot;&quot;;INDEX([.$W54:.$HB54];MATCH([.$B$7];[.$W$1:.$HB$1];0)+[.N$1]))">
            <text:p/>
          </table:table-cell>
          <table:table-cell table:style-name="ce12" table:formula="of:=IF(INDEX([.$W54:.$HB54];MATCH([.$B$7];[.$W$1:.$HB$1];0)+[.O$1])=&quot;&quot;;&quot;&quot;;INDEX([.$W54:.$HB54];MATCH([.$B$7];[.$W$1:.$HB$1];0)+[.O$1]))">
            <text:p/>
          </table:table-cell>
          <table:table-cell table:style-name="ce12" table:formula="of:=IF(INDEX([.$W54:.$HB54];MATCH([.$B$7];[.$W$1:.$HB$1];0)+[.P$1])=&quot;&quot;;&quot;&quot;;INDEX([.$W54:.$HB54];MATCH([.$B$7];[.$W$1:.$HB$1];0)+[.P$1]))">
            <text:p/>
          </table:table-cell>
          <table:table-cell table:style-name="ce12" table:formula="of:=IF(INDEX([.$W54:.$HB54];MATCH([.$B$7];[.$W$1:.$HB$1];0)+[.Q$1])=&quot;&quot;;&quot;&quot;;INDEX([.$W54:.$HB54];MATCH([.$B$7];[.$W$1:.$HB$1];0)+[.Q$1]))">
            <text:p/>
          </table:table-cell>
          <table:table-cell table:style-name="ce12" table:formula="of:=IF(INDEX([.$W54:.$HB54];MATCH([.$B$7];[.$W$1:.$HB$1];0)+[.R$1])=&quot;&quot;;&quot;&quot;;INDEX([.$W54:.$HB54];MATCH([.$B$7];[.$W$1:.$HB$1];0)+[.R$1]))" office:value-type="float" office:value="389" calcext:value-type="float">
            <text:p>389</text:p>
          </table:table-cell>
          <table:table-cell table:style-name="ce60" table:formula="of:=IF(INDEX([.$W54:.$HB54];MATCH([.$B$7];[.$W$1:.$HB$1];0)+[.S$1])=&quot;&quot;;&quot;&quot;;INDEX([.$W54:.$HB54];MATCH([.$B$7];[.$W$1:.$HB$1];0)+[.S$1]))" office:value-type="string" office:string-value="b" calcext:value-type="string">
            <text:p>b</text:p>
          </table:table-cell>
          <table:table-cell table:style-name="ce20" table:formula="of:=IF(INDEX([.$W54:.$HB54];MATCH([.$B$7];[.$W$1:.$HB$1];0)+[.T$1])=&quot;&quot;;&quot;&quot;;INDEX([.$W54:.$HB54];MATCH([.$B$7];[.$W$1:.$HB$1];0)+[.T$1]))">
            <text:p/>
          </table:table-cell>
          <table:table-cell/>
          <table:table-cell table:style-name="ce77" office:value-type="float" office:value="33" calcext:value-type="float">
            <text:p>3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L$4:.$L$101];[.A55]));&quot;&quot;;SMALL([.$L$4:.$L$101];[.A55]))" office:value-type="float" office:value="532" calcext:value-type="float">
            <text:p>532</text:p>
          </table:table-cell>
          <table:table-cell table:formula="of:=IF([.B55]=&quot;&quot;;&quot;&quot;;[.B55]-[.B54])" office:value-type="float" office:value="6" calcext:value-type="float">
            <text:p>6</text:p>
          </table:table-cell>
          <table:table-cell table:formula="of:=IF([.B55]=&quot;&quot;;&quot;&quot;;IF(ISNUMBER(MATCH([.B55];[.$L$4:.$L$11];0));&quot;&quot;;INDEX([.$M$22:.$M$101];MATCH([.B55];[.$L$22:.$L$101];1))))">
            <text:p/>
          </table:table-cell>
          <table:table-cell table:formula="of:=IF([.B55]=&quot;&quot;;&quot;&quot;;IF([.B54]&lt;[.$L$4];INDEX([.$M$4:.$M$11];MATCH([.B54];[.$L$4:.$L$11];-1));INDEX([.$M$4:.$M$11];MATCH([.B54];[.$L$4:.$L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IF(AND([.D55]=&quot;&quot;;[.C55]&lt;&gt;0);&quot;&quot;;IF(AND([.C55]=0;[.D55]=&quot;&quot;);IF(INDEX([.$M$22:.$M$101];MATCH([.B55];[.$L$22:.$L$101];0))=&quot;b&quot;;&quot;\break&quot;;&quot;\pageBreak&quot;);&quot;&quot;))))">
            <text:p/>
          </table:table-cell>
          <table:table-cell table:formula="of:=IF(INDEX([.$N$23:.$N$101];MATCH([.B55];[.$L$23:.$L$101];0))=&quot;&quot;;&quot;&quot;;IF(ISERROR(MATCH([.B55];[.$L$23:.$L$101];0));&quot;&quot;;&quot;\grace {&quot;&amp;INDEX([.$N$23:.$N$101];MATCH([.B55];[.$L$23:.$L$101];0))&amp;&quot;}&quot;))">
            <text:p/>
          </table:table-cell>
          <table:table-cell table:formula="of:=IF([.B55]=&quot;&quot;;&quot;&quot;;IF([.$L$16]=&quot;Y&quot;;IF([.C55]=0;&quot; &quot;&amp;[.F55];[.E55]&amp;&quot;*&quot;&amp;[.C55]&amp;&quot; &quot;&amp;[.F55]&amp;&quot; &quot;&amp;[.G55]);&quot;&quot;))" office:value-type="string" office:string-value="s1*6  " calcext:value-type="string">
            <text:p>s1*6 <text:s/></text:p>
          </table:table-cell>
          <table:table-cell table:number-columns-repeated="2"/>
          <table:table-cell table:style-name="ce27" office:value-type="float" office:value="34" calcext:value-type="float">
            <text:p>34</text:p>
          </table:table-cell>
          <table:table-cell table:style-name="ce36" table:formula="of:=IF(INDEX([.$W55:.$HB55];MATCH([.$B$7];[.$W$1:.$HB$1];0)+[.L$1])=&quot;&quot;;&quot;&quot;;INDEX([.$W55:.$HB55];MATCH([.$B$7];[.$W$1:.$HB$1];0)+[.L$1]))">
            <text:p/>
          </table:table-cell>
          <table:table-cell table:style-name="ce12" table:formula="of:=IF(INDEX([.$W55:.$HB55];MATCH([.$B$7];[.$W$1:.$HB$1];0)+[.M$1])=&quot;&quot;;&quot;&quot;;INDEX([.$W55:.$HB55];MATCH([.$B$7];[.$W$1:.$HB$1];0)+[.M$1]))">
            <text:p/>
          </table:table-cell>
          <table:table-cell table:style-name="ce12" table:formula="of:=IF(INDEX([.$W55:.$HB55];MATCH([.$B$7];[.$W$1:.$HB$1];0)+[.N$1])=&quot;&quot;;&quot;&quot;;INDEX([.$W55:.$HB55];MATCH([.$B$7];[.$W$1:.$HB$1];0)+[.N$1]))">
            <text:p/>
          </table:table-cell>
          <table:table-cell table:style-name="ce12" table:formula="of:=IF(INDEX([.$W55:.$HB55];MATCH([.$B$7];[.$W$1:.$HB$1];0)+[.O$1])=&quot;&quot;;&quot;&quot;;INDEX([.$W55:.$HB55];MATCH([.$B$7];[.$W$1:.$HB$1];0)+[.O$1]))">
            <text:p/>
          </table:table-cell>
          <table:table-cell table:style-name="ce12" table:formula="of:=IF(INDEX([.$W55:.$HB55];MATCH([.$B$7];[.$W$1:.$HB$1];0)+[.P$1])=&quot;&quot;;&quot;&quot;;INDEX([.$W55:.$HB55];MATCH([.$B$7];[.$W$1:.$HB$1];0)+[.P$1]))">
            <text:p/>
          </table:table-cell>
          <table:table-cell table:style-name="ce12" table:formula="of:=IF(INDEX([.$W55:.$HB55];MATCH([.$B$7];[.$W$1:.$HB$1];0)+[.Q$1])=&quot;&quot;;&quot;&quot;;INDEX([.$W55:.$HB55];MATCH([.$B$7];[.$W$1:.$HB$1];0)+[.Q$1]))">
            <text:p/>
          </table:table-cell>
          <table:table-cell table:style-name="ce12" table:formula="of:=IF(INDEX([.$W55:.$HB55];MATCH([.$B$7];[.$W$1:.$HB$1];0)+[.R$1])=&quot;&quot;;&quot;&quot;;INDEX([.$W55:.$HB55];MATCH([.$B$7];[.$W$1:.$HB$1];0)+[.R$1]))" office:value-type="float" office:value="400" calcext:value-type="float">
            <text:p>400</text:p>
          </table:table-cell>
          <table:table-cell table:style-name="ce60" table:formula="of:=IF(INDEX([.$W55:.$HB55];MATCH([.$B$7];[.$W$1:.$HB$1];0)+[.S$1])=&quot;&quot;;&quot;&quot;;INDEX([.$W55:.$HB55];MATCH([.$B$7];[.$W$1:.$HB$1];0)+[.S$1]))" office:value-type="string" office:string-value="b" calcext:value-type="string">
            <text:p>b</text:p>
          </table:table-cell>
          <table:table-cell table:style-name="ce20" table:formula="of:=IF(INDEX([.$W55:.$HB55];MATCH([.$B$7];[.$W$1:.$HB$1];0)+[.T$1])=&quot;&quot;;&quot;&quot;;INDEX([.$W55:.$HB55];MATCH([.$B$7];[.$W$1:.$HB$1];0)+[.T$1]))">
            <text:p/>
          </table:table-cell>
          <table:table-cell/>
          <table:table-cell table:style-name="ce77" office:value-type="float" office:value="34" calcext:value-type="float">
            <text:p>3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L$4:.$L$101];[.A56]));&quot;&quot;;SMALL([.$L$4:.$L$101];[.A56]))">
            <text:p/>
          </table:table-cell>
          <table:table-cell table:formula="of:=IF([.B56]=&quot;&quot;;&quot;&quot;;[.B56]-[.B55])">
            <text:p/>
          </table:table-cell>
          <table:table-cell table:formula="of:=IF([.B56]=&quot;&quot;;&quot;&quot;;IF(ISNUMBER(MATCH([.B56];[.$L$4:.$L$11];0));&quot;&quot;;INDEX([.$M$22:.$M$101];MATCH([.B56];[.$L$22:.$L$101];1))))">
            <text:p/>
          </table:table-cell>
          <table:table-cell table:formula="of:=IF([.B56]=&quot;&quot;;&quot;&quot;;IF([.B55]&lt;[.$L$4];INDEX([.$M$4:.$M$11];MATCH([.B55];[.$L$4:.$L$11];-1));INDEX([.$M$4:.$M$11];MATCH([.B55];[.$L$4:.$L$11];1))))">
            <text:p/>
          </table:table-cell>
          <table:table-cell table:formula="of:=IF([.D56]=&quot;b&quot;;&quot;\break&quot;;IF([.D56]=&quot;pb&quot;;&quot;\pageBreak&quot;;IF(AND([.D56]=&quot;&quot;;[.C56]&lt;&gt;0);&quot;&quot;;IF(AND([.C56]=0;[.D56]=&quot;&quot;);IF(INDEX([.$M$22:.$M$101];MATCH([.B56];[.$L$22:.$L$101];0))=&quot;b&quot;;&quot;\break&quot;;&quot;\pageBreak&quot;);&quot;&quot;))))">
            <text:p/>
          </table:table-cell>
          <table:table-cell table:formula="of:=IF(INDEX([.$N$23:.$N$101];MATCH([.B56];[.$L$23:.$L$101];0))=&quot;&quot;;&quot;&quot;;IF(ISERROR(MATCH([.B56];[.$L$23:.$L$101];0));&quot;&quot;;&quot;\grace {&quot;&amp;INDEX([.$N$23:.$N$101];MATCH([.B56];[.$L$23:.$L$101];0))&amp;&quot;}&quot;))">
            <text:p/>
          </table:table-cell>
          <table:table-cell table:formula="of:=IF([.B56]=&quot;&quot;;&quot;&quot;;IF([.$L$16]=&quot;Y&quot;;IF([.C56]=0;&quot; &quot;&amp;[.F56];[.E56]&amp;&quot;*&quot;&amp;[.C56]&amp;&quot; &quot;&amp;[.F56]&amp;&quot; &quot;&amp;[.G56]);&quot;&quot;))">
            <text:p/>
          </table:table-cell>
          <table:table-cell table:number-columns-repeated="2"/>
          <table:table-cell table:style-name="ce27" office:value-type="float" office:value="35" calcext:value-type="float">
            <text:p>35</text:p>
          </table:table-cell>
          <table:table-cell table:style-name="ce36" table:formula="of:=IF(INDEX([.$W56:.$HB56];MATCH([.$B$7];[.$W$1:.$HB$1];0)+[.L$1])=&quot;&quot;;&quot;&quot;;INDEX([.$W56:.$HB56];MATCH([.$B$7];[.$W$1:.$HB$1];0)+[.L$1]))">
            <text:p/>
          </table:table-cell>
          <table:table-cell table:style-name="ce12" table:formula="of:=IF(INDEX([.$W56:.$HB56];MATCH([.$B$7];[.$W$1:.$HB$1];0)+[.M$1])=&quot;&quot;;&quot;&quot;;INDEX([.$W56:.$HB56];MATCH([.$B$7];[.$W$1:.$HB$1];0)+[.M$1]))">
            <text:p/>
          </table:table-cell>
          <table:table-cell table:style-name="ce12" table:formula="of:=IF(INDEX([.$W56:.$HB56];MATCH([.$B$7];[.$W$1:.$HB$1];0)+[.N$1])=&quot;&quot;;&quot;&quot;;INDEX([.$W56:.$HB56];MATCH([.$B$7];[.$W$1:.$HB$1];0)+[.N$1]))">
            <text:p/>
          </table:table-cell>
          <table:table-cell table:style-name="ce12" table:formula="of:=IF(INDEX([.$W56:.$HB56];MATCH([.$B$7];[.$W$1:.$HB$1];0)+[.O$1])=&quot;&quot;;&quot;&quot;;INDEX([.$W56:.$HB56];MATCH([.$B$7];[.$W$1:.$HB$1];0)+[.O$1]))">
            <text:p/>
          </table:table-cell>
          <table:table-cell table:style-name="ce12" table:formula="of:=IF(INDEX([.$W56:.$HB56];MATCH([.$B$7];[.$W$1:.$HB$1];0)+[.P$1])=&quot;&quot;;&quot;&quot;;INDEX([.$W56:.$HB56];MATCH([.$B$7];[.$W$1:.$HB$1];0)+[.P$1]))">
            <text:p/>
          </table:table-cell>
          <table:table-cell table:style-name="ce12" table:formula="of:=IF(INDEX([.$W56:.$HB56];MATCH([.$B$7];[.$W$1:.$HB$1];0)+[.Q$1])=&quot;&quot;;&quot;&quot;;INDEX([.$W56:.$HB56];MATCH([.$B$7];[.$W$1:.$HB$1];0)+[.Q$1]))">
            <text:p/>
          </table:table-cell>
          <table:table-cell table:style-name="ce12" table:formula="of:=IF(INDEX([.$W56:.$HB56];MATCH([.$B$7];[.$W$1:.$HB$1];0)+[.R$1])=&quot;&quot;;&quot;&quot;;INDEX([.$W56:.$HB56];MATCH([.$B$7];[.$W$1:.$HB$1];0)+[.R$1]))" office:value-type="float" office:value="426" calcext:value-type="float">
            <text:p>426</text:p>
          </table:table-cell>
          <table:table-cell table:style-name="ce60" table:formula="of:=IF(INDEX([.$W56:.$HB56];MATCH([.$B$7];[.$W$1:.$HB$1];0)+[.S$1])=&quot;&quot;;&quot;&quot;;INDEX([.$W56:.$HB56];MATCH([.$B$7];[.$W$1:.$HB$1];0)+[.S$1]))" office:value-type="string" office:string-value="b" calcext:value-type="string">
            <text:p>b</text:p>
          </table:table-cell>
          <table:table-cell table:style-name="ce20" table:formula="of:=IF(INDEX([.$W56:.$HB56];MATCH([.$B$7];[.$W$1:.$HB$1];0)+[.T$1])=&quot;&quot;;&quot;&quot;;INDEX([.$W56:.$HB56];MATCH([.$B$7];[.$W$1:.$HB$1];0)+[.T$1]))">
            <text:p/>
          </table:table-cell>
          <table:table-cell/>
          <table:table-cell table:style-name="ce77" office:value-type="float" office:value="35" calcext:value-type="float">
            <text:p>3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26" calcext:value-type="float">
            <text:p>42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L$4:.$L$101];[.A57]));&quot;&quot;;SMALL([.$L$4:.$L$101];[.A57]))">
            <text:p/>
          </table:table-cell>
          <table:table-cell table:formula="of:=IF([.B57]=&quot;&quot;;&quot;&quot;;[.B57]-[.B56])">
            <text:p/>
          </table:table-cell>
          <table:table-cell table:formula="of:=IF([.B57]=&quot;&quot;;&quot;&quot;;IF(ISNUMBER(MATCH([.B57];[.$L$4:.$L$11];0));&quot;&quot;;INDEX([.$M$22:.$M$101];MATCH([.B57];[.$L$22:.$L$101];1))))">
            <text:p/>
          </table:table-cell>
          <table:table-cell table:formula="of:=IF([.B57]=&quot;&quot;;&quot;&quot;;IF([.B56]&lt;[.$L$4];INDEX([.$M$4:.$M$11];MATCH([.B56];[.$L$4:.$L$11];-1));INDEX([.$M$4:.$M$11];MATCH([.B56];[.$L$4:.$L$11];1))))">
            <text:p/>
          </table:table-cell>
          <table:table-cell table:formula="of:=IF([.D57]=&quot;b&quot;;&quot;\break&quot;;IF([.D57]=&quot;pb&quot;;&quot;\pageBreak&quot;;IF(AND([.D57]=&quot;&quot;;[.C57]&lt;&gt;0);&quot;&quot;;IF(AND([.C57]=0;[.D57]=&quot;&quot;);IF(INDEX([.$M$22:.$M$101];MATCH([.B57];[.$L$22:.$L$101];0))=&quot;b&quot;;&quot;\break&quot;;&quot;\pageBreak&quot;);&quot;&quot;))))">
            <text:p/>
          </table:table-cell>
          <table:table-cell table:formula="of:=IF(INDEX([.$N$23:.$N$101];MATCH([.B57];[.$L$23:.$L$101];0))=&quot;&quot;;&quot;&quot;;IF(ISERROR(MATCH([.B57];[.$L$23:.$L$101];0));&quot;&quot;;&quot;\grace {&quot;&amp;INDEX([.$N$23:.$N$101];MATCH([.B57];[.$L$23:.$L$101];0))&amp;&quot;}&quot;))">
            <text:p/>
          </table:table-cell>
          <table:table-cell table:formula="of:=IF([.B57]=&quot;&quot;;&quot;&quot;;IF([.$L$16]=&quot;Y&quot;;IF([.C57]=0;&quot; &quot;&amp;[.F57];[.E57]&amp;&quot;*&quot;&amp;[.C57]&amp;&quot; &quot;&amp;[.F57]&amp;&quot; &quot;&amp;[.G57]);&quot;&quot;))">
            <text:p/>
          </table:table-cell>
          <table:table-cell table:number-columns-repeated="2"/>
          <table:table-cell table:style-name="ce27" office:value-type="float" office:value="36" calcext:value-type="float">
            <text:p>36</text:p>
          </table:table-cell>
          <table:table-cell table:style-name="ce36" table:formula="of:=IF(INDEX([.$W57:.$HB57];MATCH([.$B$7];[.$W$1:.$HB$1];0)+[.L$1])=&quot;&quot;;&quot;&quot;;INDEX([.$W57:.$HB57];MATCH([.$B$7];[.$W$1:.$HB$1];0)+[.L$1]))">
            <text:p/>
          </table:table-cell>
          <table:table-cell table:style-name="ce12" table:formula="of:=IF(INDEX([.$W57:.$HB57];MATCH([.$B$7];[.$W$1:.$HB$1];0)+[.M$1])=&quot;&quot;;&quot;&quot;;INDEX([.$W57:.$HB57];MATCH([.$B$7];[.$W$1:.$HB$1];0)+[.M$1]))">
            <text:p/>
          </table:table-cell>
          <table:table-cell table:style-name="ce12" table:formula="of:=IF(INDEX([.$W57:.$HB57];MATCH([.$B$7];[.$W$1:.$HB$1];0)+[.N$1])=&quot;&quot;;&quot;&quot;;INDEX([.$W57:.$HB57];MATCH([.$B$7];[.$W$1:.$HB$1];0)+[.N$1]))">
            <text:p/>
          </table:table-cell>
          <table:table-cell table:style-name="ce12" table:formula="of:=IF(INDEX([.$W57:.$HB57];MATCH([.$B$7];[.$W$1:.$HB$1];0)+[.O$1])=&quot;&quot;;&quot;&quot;;INDEX([.$W57:.$HB57];MATCH([.$B$7];[.$W$1:.$HB$1];0)+[.O$1]))">
            <text:p/>
          </table:table-cell>
          <table:table-cell table:style-name="ce12" table:formula="of:=IF(INDEX([.$W57:.$HB57];MATCH([.$B$7];[.$W$1:.$HB$1];0)+[.P$1])=&quot;&quot;;&quot;&quot;;INDEX([.$W57:.$HB57];MATCH([.$B$7];[.$W$1:.$HB$1];0)+[.P$1]))">
            <text:p/>
          </table:table-cell>
          <table:table-cell table:style-name="ce12" table:formula="of:=IF(INDEX([.$W57:.$HB57];MATCH([.$B$7];[.$W$1:.$HB$1];0)+[.Q$1])=&quot;&quot;;&quot;&quot;;INDEX([.$W57:.$HB57];MATCH([.$B$7];[.$W$1:.$HB$1];0)+[.Q$1]))">
            <text:p/>
          </table:table-cell>
          <table:table-cell table:style-name="ce12" table:formula="of:=IF(INDEX([.$W57:.$HB57];MATCH([.$B$7];[.$W$1:.$HB$1];0)+[.R$1])=&quot;&quot;;&quot;&quot;;INDEX([.$W57:.$HB57];MATCH([.$B$7];[.$W$1:.$HB$1];0)+[.R$1]))" office:value-type="float" office:value="445" calcext:value-type="float">
            <text:p>445</text:p>
          </table:table-cell>
          <table:table-cell table:style-name="ce60" table:formula="of:=IF(INDEX([.$W57:.$HB57];MATCH([.$B$7];[.$W$1:.$HB$1];0)+[.S$1])=&quot;&quot;;&quot;&quot;;INDEX([.$W57:.$HB57];MATCH([.$B$7];[.$W$1:.$HB$1];0)+[.S$1]))" office:value-type="string" office:string-value="b" calcext:value-type="string">
            <text:p>b</text:p>
          </table:table-cell>
          <table:table-cell table:style-name="ce20" table:formula="of:=IF(INDEX([.$W57:.$HB57];MATCH([.$B$7];[.$W$1:.$HB$1];0)+[.T$1])=&quot;&quot;;&quot;&quot;;INDEX([.$W57:.$HB57];MATCH([.$B$7];[.$W$1:.$HB$1];0)+[.T$1]))">
            <text:p/>
          </table:table-cell>
          <table:table-cell/>
          <table:table-cell table:style-name="ce77" office:value-type="float" office:value="36" calcext:value-type="float">
            <text:p>3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5" calcext:value-type="float">
            <text:p>4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L$4:.$L$101];[.A58]));&quot;&quot;;SMALL([.$L$4:.$L$101];[.A58]))">
            <text:p/>
          </table:table-cell>
          <table:table-cell table:formula="of:=IF([.B58]=&quot;&quot;;&quot;&quot;;[.B58]-[.B57])">
            <text:p/>
          </table:table-cell>
          <table:table-cell table:formula="of:=IF([.B58]=&quot;&quot;;&quot;&quot;;IF(ISNUMBER(MATCH([.B58];[.$L$4:.$L$11];0));&quot;&quot;;INDEX([.$M$22:.$M$101];MATCH([.B58];[.$L$22:.$L$101];1))))">
            <text:p/>
          </table:table-cell>
          <table:table-cell table:formula="of:=IF([.B58]=&quot;&quot;;&quot;&quot;;IF([.B57]&lt;[.$L$4];INDEX([.$M$4:.$M$11];MATCH([.B57];[.$L$4:.$L$11];-1));INDEX([.$M$4:.$M$11];MATCH([.B57];[.$L$4:.$L$11];1))))">
            <text:p/>
          </table:table-cell>
          <table:table-cell table:formula="of:=IF([.D58]=&quot;b&quot;;&quot;\break&quot;;IF([.D58]=&quot;pb&quot;;&quot;\pageBreak&quot;;IF(AND([.D58]=&quot;&quot;;[.C58]&lt;&gt;0);&quot;&quot;;IF(AND([.C58]=0;[.D58]=&quot;&quot;);IF(INDEX([.$M$22:.$M$101];MATCH([.B58];[.$L$22:.$L$101];0))=&quot;b&quot;;&quot;\break&quot;;&quot;\pageBreak&quot;);&quot;&quot;))))">
            <text:p/>
          </table:table-cell>
          <table:table-cell table:formula="of:=IF(INDEX([.$N$23:.$N$101];MATCH([.B58];[.$L$23:.$L$101];0))=&quot;&quot;;&quot;&quot;;IF(ISERROR(MATCH([.B58];[.$L$23:.$L$101];0));&quot;&quot;;&quot;\grace {&quot;&amp;INDEX([.$N$23:.$N$101];MATCH([.B58];[.$L$23:.$L$101];0))&amp;&quot;}&quot;))">
            <text:p/>
          </table:table-cell>
          <table:table-cell table:formula="of:=IF([.B58]=&quot;&quot;;&quot;&quot;;IF([.$L$16]=&quot;Y&quot;;IF([.C58]=0;&quot; &quot;&amp;[.F58];[.E58]&amp;&quot;*&quot;&amp;[.C58]&amp;&quot; &quot;&amp;[.F58]&amp;&quot; &quot;&amp;[.G58]);&quot;&quot;))">
            <text:p/>
          </table:table-cell>
          <table:table-cell table:number-columns-repeated="2"/>
          <table:table-cell table:style-name="ce27" office:value-type="float" office:value="37" calcext:value-type="float">
            <text:p>37</text:p>
          </table:table-cell>
          <table:table-cell table:style-name="ce36" table:formula="of:=IF(INDEX([.$W58:.$HB58];MATCH([.$B$7];[.$W$1:.$HB$1];0)+[.L$1])=&quot;&quot;;&quot;&quot;;INDEX([.$W58:.$HB58];MATCH([.$B$7];[.$W$1:.$HB$1];0)+[.L$1]))">
            <text:p/>
          </table:table-cell>
          <table:table-cell table:style-name="ce12" table:formula="of:=IF(INDEX([.$W58:.$HB58];MATCH([.$B$7];[.$W$1:.$HB$1];0)+[.M$1])=&quot;&quot;;&quot;&quot;;INDEX([.$W58:.$HB58];MATCH([.$B$7];[.$W$1:.$HB$1];0)+[.M$1]))">
            <text:p/>
          </table:table-cell>
          <table:table-cell table:style-name="ce12" table:formula="of:=IF(INDEX([.$W58:.$HB58];MATCH([.$B$7];[.$W$1:.$HB$1];0)+[.N$1])=&quot;&quot;;&quot;&quot;;INDEX([.$W58:.$HB58];MATCH([.$B$7];[.$W$1:.$HB$1];0)+[.N$1]))">
            <text:p/>
          </table:table-cell>
          <table:table-cell table:style-name="ce12" table:formula="of:=IF(INDEX([.$W58:.$HB58];MATCH([.$B$7];[.$W$1:.$HB$1];0)+[.O$1])=&quot;&quot;;&quot;&quot;;INDEX([.$W58:.$HB58];MATCH([.$B$7];[.$W$1:.$HB$1];0)+[.O$1]))">
            <text:p/>
          </table:table-cell>
          <table:table-cell table:style-name="ce12" table:formula="of:=IF(INDEX([.$W58:.$HB58];MATCH([.$B$7];[.$W$1:.$HB$1];0)+[.P$1])=&quot;&quot;;&quot;&quot;;INDEX([.$W58:.$HB58];MATCH([.$B$7];[.$W$1:.$HB$1];0)+[.P$1]))">
            <text:p/>
          </table:table-cell>
          <table:table-cell table:style-name="ce12" table:formula="of:=IF(INDEX([.$W58:.$HB58];MATCH([.$B$7];[.$W$1:.$HB$1];0)+[.Q$1])=&quot;&quot;;&quot;&quot;;INDEX([.$W58:.$HB58];MATCH([.$B$7];[.$W$1:.$HB$1];0)+[.Q$1]))">
            <text:p/>
          </table:table-cell>
          <table:table-cell table:style-name="ce12" table:formula="of:=IF(INDEX([.$W58:.$HB58];MATCH([.$B$7];[.$W$1:.$HB$1];0)+[.R$1])=&quot;&quot;;&quot;&quot;;INDEX([.$W58:.$HB58];MATCH([.$B$7];[.$W$1:.$HB$1];0)+[.R$1]))" office:value-type="float" office:value="458" calcext:value-type="float">
            <text:p>458</text:p>
          </table:table-cell>
          <table:table-cell table:style-name="ce60" table:formula="of:=IF(INDEX([.$W58:.$HB58];MATCH([.$B$7];[.$W$1:.$HB$1];0)+[.S$1])=&quot;&quot;;&quot;&quot;;INDEX([.$W58:.$HB58];MATCH([.$B$7];[.$W$1:.$HB$1];0)+[.S$1]))" office:value-type="string" office:string-value="b" calcext:value-type="string">
            <text:p>b</text:p>
          </table:table-cell>
          <table:table-cell table:style-name="ce20" table:formula="of:=IF(INDEX([.$W58:.$HB58];MATCH([.$B$7];[.$W$1:.$HB$1];0)+[.T$1])=&quot;&quot;;&quot;&quot;;INDEX([.$W58:.$HB58];MATCH([.$B$7];[.$W$1:.$HB$1];0)+[.T$1]))">
            <text:p/>
          </table:table-cell>
          <table:table-cell/>
          <table:table-cell table:style-name="ce77" office:value-type="float" office:value="37" calcext:value-type="float">
            <text:p>3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58" calcext:value-type="float">
            <text:p>4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L$4:.$L$101];[.A59]));&quot;&quot;;SMALL([.$L$4:.$L$101];[.A59]))">
            <text:p/>
          </table:table-cell>
          <table:table-cell table:formula="of:=IF([.B59]=&quot;&quot;;&quot;&quot;;[.B59]-[.B58])">
            <text:p/>
          </table:table-cell>
          <table:table-cell table:formula="of:=IF([.B59]=&quot;&quot;;&quot;&quot;;IF(ISNUMBER(MATCH([.B59];[.$L$4:.$L$11];0));&quot;&quot;;INDEX([.$M$22:.$M$101];MATCH([.B59];[.$L$22:.$L$101];1))))">
            <text:p/>
          </table:table-cell>
          <table:table-cell table:formula="of:=IF([.B59]=&quot;&quot;;&quot;&quot;;IF([.B58]&lt;[.$L$4];INDEX([.$M$4:.$M$11];MATCH([.B58];[.$L$4:.$L$11];-1));INDEX([.$M$4:.$M$11];MATCH([.B58];[.$L$4:.$L$11];1))))">
            <text:p/>
          </table:table-cell>
          <table:table-cell table:formula="of:=IF([.D59]=&quot;b&quot;;&quot;\break&quot;;IF([.D59]=&quot;pb&quot;;&quot;\pageBreak&quot;;IF(AND([.D59]=&quot;&quot;;[.C59]&lt;&gt;0);&quot;&quot;;IF(AND([.C59]=0;[.D59]=&quot;&quot;);IF(INDEX([.$M$22:.$M$101];MATCH([.B59];[.$L$22:.$L$101];0))=&quot;b&quot;;&quot;\break&quot;;&quot;\pageBreak&quot;);&quot;&quot;))))">
            <text:p/>
          </table:table-cell>
          <table:table-cell table:formula="of:=IF(INDEX([.$N$23:.$N$101];MATCH([.B59];[.$L$23:.$L$101];0))=&quot;&quot;;&quot;&quot;;IF(ISERROR(MATCH([.B59];[.$L$23:.$L$101];0));&quot;&quot;;&quot;\grace {&quot;&amp;INDEX([.$N$23:.$N$101];MATCH([.B59];[.$L$23:.$L$101];0))&amp;&quot;}&quot;))">
            <text:p/>
          </table:table-cell>
          <table:table-cell table:formula="of:=IF([.B59]=&quot;&quot;;&quot;&quot;;IF([.$L$16]=&quot;Y&quot;;IF([.C59]=0;&quot; &quot;&amp;[.F59];[.E59]&amp;&quot;*&quot;&amp;[.C59]&amp;&quot; &quot;&amp;[.F59]&amp;&quot; &quot;&amp;[.G59]);&quot;&quot;))">
            <text:p/>
          </table:table-cell>
          <table:table-cell table:number-columns-repeated="2"/>
          <table:table-cell table:style-name="ce27" office:value-type="float" office:value="38" calcext:value-type="float">
            <text:p>38</text:p>
          </table:table-cell>
          <table:table-cell table:style-name="ce36" table:formula="of:=IF(INDEX([.$W59:.$HB59];MATCH([.$B$7];[.$W$1:.$HB$1];0)+[.L$1])=&quot;&quot;;&quot;&quot;;INDEX([.$W59:.$HB59];MATCH([.$B$7];[.$W$1:.$HB$1];0)+[.L$1]))">
            <text:p/>
          </table:table-cell>
          <table:table-cell table:style-name="ce12" table:formula="of:=IF(INDEX([.$W59:.$HB59];MATCH([.$B$7];[.$W$1:.$HB$1];0)+[.M$1])=&quot;&quot;;&quot;&quot;;INDEX([.$W59:.$HB59];MATCH([.$B$7];[.$W$1:.$HB$1];0)+[.M$1]))">
            <text:p/>
          </table:table-cell>
          <table:table-cell table:style-name="ce12" table:formula="of:=IF(INDEX([.$W59:.$HB59];MATCH([.$B$7];[.$W$1:.$HB$1];0)+[.N$1])=&quot;&quot;;&quot;&quot;;INDEX([.$W59:.$HB59];MATCH([.$B$7];[.$W$1:.$HB$1];0)+[.N$1]))">
            <text:p/>
          </table:table-cell>
          <table:table-cell table:style-name="ce12" table:formula="of:=IF(INDEX([.$W59:.$HB59];MATCH([.$B$7];[.$W$1:.$HB$1];0)+[.O$1])=&quot;&quot;;&quot;&quot;;INDEX([.$W59:.$HB59];MATCH([.$B$7];[.$W$1:.$HB$1];0)+[.O$1]))">
            <text:p/>
          </table:table-cell>
          <table:table-cell table:style-name="ce12" table:formula="of:=IF(INDEX([.$W59:.$HB59];MATCH([.$B$7];[.$W$1:.$HB$1];0)+[.P$1])=&quot;&quot;;&quot;&quot;;INDEX([.$W59:.$HB59];MATCH([.$B$7];[.$W$1:.$HB$1];0)+[.P$1]))">
            <text:p/>
          </table:table-cell>
          <table:table-cell table:style-name="ce12" table:formula="of:=IF(INDEX([.$W59:.$HB59];MATCH([.$B$7];[.$W$1:.$HB$1];0)+[.Q$1])=&quot;&quot;;&quot;&quot;;INDEX([.$W59:.$HB59];MATCH([.$B$7];[.$W$1:.$HB$1];0)+[.Q$1]))">
            <text:p/>
          </table:table-cell>
          <table:table-cell table:style-name="ce12" table:formula="of:=IF(INDEX([.$W59:.$HB59];MATCH([.$B$7];[.$W$1:.$HB$1];0)+[.R$1])=&quot;&quot;;&quot;&quot;;INDEX([.$W59:.$HB59];MATCH([.$B$7];[.$W$1:.$HB$1];0)+[.R$1]))" office:value-type="float" office:value="467" calcext:value-type="float">
            <text:p>467</text:p>
          </table:table-cell>
          <table:table-cell table:style-name="ce60" table:formula="of:=IF(INDEX([.$W59:.$HB59];MATCH([.$B$7];[.$W$1:.$HB$1];0)+[.S$1])=&quot;&quot;;&quot;&quot;;INDEX([.$W59:.$HB59];MATCH([.$B$7];[.$W$1:.$HB$1];0)+[.S$1]))" office:value-type="string" office:string-value="b" calcext:value-type="string">
            <text:p>b</text:p>
          </table:table-cell>
          <table:table-cell table:style-name="ce20" table:formula="of:=IF(INDEX([.$W59:.$HB59];MATCH([.$B$7];[.$W$1:.$HB$1];0)+[.T$1])=&quot;&quot;;&quot;&quot;;INDEX([.$W59:.$HB59];MATCH([.$B$7];[.$W$1:.$HB$1];0)+[.T$1]))">
            <text:p/>
          </table:table-cell>
          <table:table-cell/>
          <table:table-cell table:style-name="ce77" office:value-type="float" office:value="38" calcext:value-type="float">
            <text:p>3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7" calcext:value-type="float">
            <text:p>46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35" calcext:value-type="float">
            <text:p>43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L$4:.$L$101];[.A60]));&quot;&quot;;SMALL([.$L$4:.$L$101];[.A60]))">
            <text:p/>
          </table:table-cell>
          <table:table-cell table:formula="of:=IF([.B60]=&quot;&quot;;&quot;&quot;;[.B60]-[.B59])">
            <text:p/>
          </table:table-cell>
          <table:table-cell table:formula="of:=IF([.B60]=&quot;&quot;;&quot;&quot;;IF(ISNUMBER(MATCH([.B60];[.$L$4:.$L$11];0));&quot;&quot;;INDEX([.$M$22:.$M$101];MATCH([.B60];[.$L$22:.$L$101];1))))">
            <text:p/>
          </table:table-cell>
          <table:table-cell table:formula="of:=IF([.B60]=&quot;&quot;;&quot;&quot;;IF([.B59]&lt;[.$L$4];INDEX([.$M$4:.$M$11];MATCH([.B59];[.$L$4:.$L$11];-1));INDEX([.$M$4:.$M$11];MATCH([.B59];[.$L$4:.$L$11];1))))">
            <text:p/>
          </table:table-cell>
          <table:table-cell table:formula="of:=IF([.D60]=&quot;b&quot;;&quot;\break&quot;;IF([.D60]=&quot;pb&quot;;&quot;\pageBreak&quot;;IF(AND([.D60]=&quot;&quot;;[.C60]&lt;&gt;0);&quot;&quot;;IF(AND([.C60]=0;[.D60]=&quot;&quot;);IF(INDEX([.$M$22:.$M$101];MATCH([.B60];[.$L$22:.$L$101];0))=&quot;b&quot;;&quot;\break&quot;;&quot;\pageBreak&quot;);&quot;&quot;))))">
            <text:p/>
          </table:table-cell>
          <table:table-cell table:formula="of:=IF(INDEX([.$N$23:.$N$101];MATCH([.B60];[.$L$23:.$L$101];0))=&quot;&quot;;&quot;&quot;;IF(ISERROR(MATCH([.B60];[.$L$23:.$L$101];0));&quot;&quot;;&quot;\grace {&quot;&amp;INDEX([.$N$23:.$N$101];MATCH([.B60];[.$L$23:.$L$101];0))&amp;&quot;}&quot;))">
            <text:p/>
          </table:table-cell>
          <table:table-cell table:formula="of:=IF([.B60]=&quot;&quot;;&quot;&quot;;IF([.$L$16]=&quot;Y&quot;;IF([.C60]=0;&quot; &quot;&amp;[.F60];[.E60]&amp;&quot;*&quot;&amp;[.C60]&amp;&quot; &quot;&amp;[.F60]&amp;&quot; &quot;&amp;[.G60]);&quot;&quot;))">
            <text:p/>
          </table:table-cell>
          <table:table-cell table:number-columns-repeated="2"/>
          <table:table-cell table:style-name="ce27" office:value-type="float" office:value="39" calcext:value-type="float">
            <text:p>39</text:p>
          </table:table-cell>
          <table:table-cell table:style-name="ce36" table:formula="of:=IF(INDEX([.$W60:.$HB60];MATCH([.$B$7];[.$W$1:.$HB$1];0)+[.L$1])=&quot;&quot;;&quot;&quot;;INDEX([.$W60:.$HB60];MATCH([.$B$7];[.$W$1:.$HB$1];0)+[.L$1]))">
            <text:p/>
          </table:table-cell>
          <table:table-cell table:style-name="ce12" table:formula="of:=IF(INDEX([.$W60:.$HB60];MATCH([.$B$7];[.$W$1:.$HB$1];0)+[.M$1])=&quot;&quot;;&quot;&quot;;INDEX([.$W60:.$HB60];MATCH([.$B$7];[.$W$1:.$HB$1];0)+[.M$1]))">
            <text:p/>
          </table:table-cell>
          <table:table-cell table:style-name="ce12" table:formula="of:=IF(INDEX([.$W60:.$HB60];MATCH([.$B$7];[.$W$1:.$HB$1];0)+[.N$1])=&quot;&quot;;&quot;&quot;;INDEX([.$W60:.$HB60];MATCH([.$B$7];[.$W$1:.$HB$1];0)+[.N$1]))">
            <text:p/>
          </table:table-cell>
          <table:table-cell table:style-name="ce12" table:formula="of:=IF(INDEX([.$W60:.$HB60];MATCH([.$B$7];[.$W$1:.$HB$1];0)+[.O$1])=&quot;&quot;;&quot;&quot;;INDEX([.$W60:.$HB60];MATCH([.$B$7];[.$W$1:.$HB$1];0)+[.O$1]))">
            <text:p/>
          </table:table-cell>
          <table:table-cell table:style-name="ce12" table:formula="of:=IF(INDEX([.$W60:.$HB60];MATCH([.$B$7];[.$W$1:.$HB$1];0)+[.P$1])=&quot;&quot;;&quot;&quot;;INDEX([.$W60:.$HB60];MATCH([.$B$7];[.$W$1:.$HB$1];0)+[.P$1]))">
            <text:p/>
          </table:table-cell>
          <table:table-cell table:style-name="ce12" table:formula="of:=IF(INDEX([.$W60:.$HB60];MATCH([.$B$7];[.$W$1:.$HB$1];0)+[.Q$1])=&quot;&quot;;&quot;&quot;;INDEX([.$W60:.$HB60];MATCH([.$B$7];[.$W$1:.$HB$1];0)+[.Q$1]))">
            <text:p/>
          </table:table-cell>
          <table:table-cell table:style-name="ce12" table:formula="of:=IF(INDEX([.$W60:.$HB60];MATCH([.$B$7];[.$W$1:.$HB$1];0)+[.R$1])=&quot;&quot;;&quot;&quot;;INDEX([.$W60:.$HB60];MATCH([.$B$7];[.$W$1:.$HB$1];0)+[.R$1]))">
            <text:p/>
          </table:table-cell>
          <table:table-cell table:style-name="ce60" table:formula="of:=IF(INDEX([.$W60:.$HB60];MATCH([.$B$7];[.$W$1:.$HB$1];0)+[.S$1])=&quot;&quot;;&quot;&quot;;INDEX([.$W60:.$HB60];MATCH([.$B$7];[.$W$1:.$HB$1];0)+[.S$1]))">
            <text:p/>
          </table:table-cell>
          <table:table-cell table:style-name="ce20" table:formula="of:=IF(INDEX([.$W60:.$HB60];MATCH([.$B$7];[.$W$1:.$HB$1];0)+[.T$1])=&quot;&quot;;&quot;&quot;;INDEX([.$W60:.$HB60];MATCH([.$B$7];[.$W$1:.$HB$1];0)+[.T$1]))">
            <text:p/>
          </table:table-cell>
          <table:table-cell/>
          <table:table-cell table:style-name="ce77" office:value-type="float" office:value="39" calcext:value-type="float">
            <text:p>3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3" calcext:value-type="float">
            <text:p>44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L$4:.$L$101];[.A61]));&quot;&quot;;SMALL([.$L$4:.$L$101];[.A61]))">
            <text:p/>
          </table:table-cell>
          <table:table-cell table:formula="of:=IF([.B61]=&quot;&quot;;&quot;&quot;;[.B61]-[.B60])">
            <text:p/>
          </table:table-cell>
          <table:table-cell table:formula="of:=IF([.B61]=&quot;&quot;;&quot;&quot;;IF(ISNUMBER(MATCH([.B61];[.$L$4:.$L$11];0));&quot;&quot;;INDEX([.$M$22:.$M$101];MATCH([.B61];[.$L$22:.$L$101];1))))">
            <text:p/>
          </table:table-cell>
          <table:table-cell table:formula="of:=IF([.B61]=&quot;&quot;;&quot;&quot;;IF([.B60]&lt;[.$L$4];INDEX([.$M$4:.$M$11];MATCH([.B60];[.$L$4:.$L$11];-1));INDEX([.$M$4:.$M$11];MATCH([.B60];[.$L$4:.$L$11];1))))">
            <text:p/>
          </table:table-cell>
          <table:table-cell table:formula="of:=IF([.D61]=&quot;b&quot;;&quot;\break&quot;;IF([.D61]=&quot;pb&quot;;&quot;\pageBreak&quot;;IF(AND([.D61]=&quot;&quot;;[.C61]&lt;&gt;0);&quot;&quot;;IF(AND([.C61]=0;[.D61]=&quot;&quot;);IF(INDEX([.$M$22:.$M$101];MATCH([.B61];[.$L$22:.$L$101];0))=&quot;b&quot;;&quot;\break&quot;;&quot;\pageBreak&quot;);&quot;&quot;))))">
            <text:p/>
          </table:table-cell>
          <table:table-cell table:formula="of:=IF(INDEX([.$N$23:.$N$101];MATCH([.B61];[.$L$23:.$L$101];0))=&quot;&quot;;&quot;&quot;;IF(ISERROR(MATCH([.B61];[.$L$23:.$L$101];0));&quot;&quot;;&quot;\grace {&quot;&amp;INDEX([.$N$23:.$N$101];MATCH([.B61];[.$L$23:.$L$101];0))&amp;&quot;}&quot;))">
            <text:p/>
          </table:table-cell>
          <table:table-cell table:formula="of:=IF([.B61]=&quot;&quot;;&quot;&quot;;IF([.$L$16]=&quot;Y&quot;;IF([.C61]=0;&quot; &quot;&amp;[.F61];[.E61]&amp;&quot;*&quot;&amp;[.C61]&amp;&quot; &quot;&amp;[.F61]&amp;&quot; &quot;&amp;[.G61]);&quot;&quot;))">
            <text:p/>
          </table:table-cell>
          <table:table-cell table:number-columns-repeated="2"/>
          <table:table-cell table:style-name="ce27" office:value-type="float" office:value="40" calcext:value-type="float">
            <text:p>40</text:p>
          </table:table-cell>
          <table:table-cell table:style-name="ce36" table:formula="of:=IF(INDEX([.$W61:.$HB61];MATCH([.$B$7];[.$W$1:.$HB$1];0)+[.L$1])=&quot;&quot;;&quot;&quot;;INDEX([.$W61:.$HB61];MATCH([.$B$7];[.$W$1:.$HB$1];0)+[.L$1]))">
            <text:p/>
          </table:table-cell>
          <table:table-cell table:style-name="ce12" table:formula="of:=IF(INDEX([.$W61:.$HB61];MATCH([.$B$7];[.$W$1:.$HB$1];0)+[.M$1])=&quot;&quot;;&quot;&quot;;INDEX([.$W61:.$HB61];MATCH([.$B$7];[.$W$1:.$HB$1];0)+[.M$1]))">
            <text:p/>
          </table:table-cell>
          <table:table-cell table:style-name="ce12" table:formula="of:=IF(INDEX([.$W61:.$HB61];MATCH([.$B$7];[.$W$1:.$HB$1];0)+[.N$1])=&quot;&quot;;&quot;&quot;;INDEX([.$W61:.$HB61];MATCH([.$B$7];[.$W$1:.$HB$1];0)+[.N$1]))">
            <text:p/>
          </table:table-cell>
          <table:table-cell table:style-name="ce12" table:formula="of:=IF(INDEX([.$W61:.$HB61];MATCH([.$B$7];[.$W$1:.$HB$1];0)+[.O$1])=&quot;&quot;;&quot;&quot;;INDEX([.$W61:.$HB61];MATCH([.$B$7];[.$W$1:.$HB$1];0)+[.O$1]))">
            <text:p/>
          </table:table-cell>
          <table:table-cell table:style-name="ce12" table:formula="of:=IF(INDEX([.$W61:.$HB61];MATCH([.$B$7];[.$W$1:.$HB$1];0)+[.P$1])=&quot;&quot;;&quot;&quot;;INDEX([.$W61:.$HB61];MATCH([.$B$7];[.$W$1:.$HB$1];0)+[.P$1]))">
            <text:p/>
          </table:table-cell>
          <table:table-cell table:style-name="ce12" table:formula="of:=IF(INDEX([.$W61:.$HB61];MATCH([.$B$7];[.$W$1:.$HB$1];0)+[.Q$1])=&quot;&quot;;&quot;&quot;;INDEX([.$W61:.$HB61];MATCH([.$B$7];[.$W$1:.$HB$1];0)+[.Q$1]))">
            <text:p/>
          </table:table-cell>
          <table:table-cell table:style-name="ce12" table:formula="of:=IF(INDEX([.$W61:.$HB61];MATCH([.$B$7];[.$W$1:.$HB$1];0)+[.R$1])=&quot;&quot;;&quot;&quot;;INDEX([.$W61:.$HB61];MATCH([.$B$7];[.$W$1:.$HB$1];0)+[.R$1]))">
            <text:p/>
          </table:table-cell>
          <table:table-cell table:style-name="ce60" table:formula="of:=IF(INDEX([.$W61:.$HB61];MATCH([.$B$7];[.$W$1:.$HB$1];0)+[.S$1])=&quot;&quot;;&quot;&quot;;INDEX([.$W61:.$HB61];MATCH([.$B$7];[.$W$1:.$HB$1];0)+[.S$1]))">
            <text:p/>
          </table:table-cell>
          <table:table-cell table:style-name="ce20" table:formula="of:=IF(INDEX([.$W61:.$HB61];MATCH([.$B$7];[.$W$1:.$HB$1];0)+[.T$1])=&quot;&quot;;&quot;&quot;;INDEX([.$W61:.$HB61];MATCH([.$B$7];[.$W$1:.$HB$1];0)+[.T$1]))">
            <text:p/>
          </table:table-cell>
          <table:table-cell/>
          <table:table-cell table:style-name="ce77" office:value-type="float" office:value="40" calcext:value-type="float">
            <text:p>4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9" calcext:value-type="float">
            <text:p>4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L$4:.$L$101];[.A62]));&quot;&quot;;SMALL([.$L$4:.$L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L$4:.$L$11];0));&quot;&quot;;INDEX([.$M$22:.$M$101];MATCH([.B62];[.$L$22:.$L$101];1))))">
            <text:p/>
          </table:table-cell>
          <table:table-cell table:formula="of:=IF([.B62]=&quot;&quot;;&quot;&quot;;IF([.B61]&lt;[.$L$4];INDEX([.$M$4:.$M$11];MATCH([.B61];[.$L$4:.$L$11];-1));INDEX([.$M$4:.$M$11];MATCH([.B61];[.$L$4:.$L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M$22:.$M$101];MATCH([.B62];[.$L$22:.$L$101];0))=&quot;b&quot;;&quot;\break&quot;;&quot;\pageBreak&quot;);&quot;&quot;))))">
            <text:p/>
          </table:table-cell>
          <table:table-cell table:formula="of:=IF(INDEX([.$N$23:.$N$101];MATCH([.B62];[.$L$23:.$L$101];0))=&quot;&quot;;&quot;&quot;;IF(ISERROR(MATCH([.B62];[.$L$23:.$L$101];0));&quot;&quot;;&quot;\grace {&quot;&amp;INDEX([.$N$23:.$N$101];MATCH([.B62];[.$L$23:.$L$101];0))&amp;&quot;}&quot;))">
            <text:p/>
          </table:table-cell>
          <table:table-cell table:formula="of:=IF([.B62]=&quot;&quot;;&quot;&quot;;IF([.$L$16]=&quot;Y&quot;;IF([.C62]=0;&quot; &quot;&amp;[.F62];[.E62]&amp;&quot;*&quot;&amp;[.C62]&amp;&quot; &quot;&amp;[.F62]&amp;&quot; &quot;&amp;[.G62]);&quot;&quot;))">
            <text:p/>
          </table:table-cell>
          <table:table-cell table:number-columns-repeated="2"/>
          <table:table-cell table:style-name="ce27" office:value-type="float" office:value="41" calcext:value-type="float">
            <text:p>41</text:p>
          </table:table-cell>
          <table:table-cell table:style-name="ce36" table:formula="of:=IF(INDEX([.$W62:.$HB62];MATCH([.$B$7];[.$W$1:.$HB$1];0)+[.L$1])=&quot;&quot;;&quot;&quot;;INDEX([.$W62:.$HB62];MATCH([.$B$7];[.$W$1:.$HB$1];0)+[.L$1]))">
            <text:p/>
          </table:table-cell>
          <table:table-cell table:style-name="ce12" table:formula="of:=IF(INDEX([.$W62:.$HB62];MATCH([.$B$7];[.$W$1:.$HB$1];0)+[.M$1])=&quot;&quot;;&quot;&quot;;INDEX([.$W62:.$HB62];MATCH([.$B$7];[.$W$1:.$HB$1];0)+[.M$1]))">
            <text:p/>
          </table:table-cell>
          <table:table-cell table:style-name="ce12" table:formula="of:=IF(INDEX([.$W62:.$HB62];MATCH([.$B$7];[.$W$1:.$HB$1];0)+[.N$1])=&quot;&quot;;&quot;&quot;;INDEX([.$W62:.$HB62];MATCH([.$B$7];[.$W$1:.$HB$1];0)+[.N$1]))">
            <text:p/>
          </table:table-cell>
          <table:table-cell table:style-name="ce12" table:formula="of:=IF(INDEX([.$W62:.$HB62];MATCH([.$B$7];[.$W$1:.$HB$1];0)+[.O$1])=&quot;&quot;;&quot;&quot;;INDEX([.$W62:.$HB62];MATCH([.$B$7];[.$W$1:.$HB$1];0)+[.O$1]))">
            <text:p/>
          </table:table-cell>
          <table:table-cell table:style-name="ce12" table:formula="of:=IF(INDEX([.$W62:.$HB62];MATCH([.$B$7];[.$W$1:.$HB$1];0)+[.P$1])=&quot;&quot;;&quot;&quot;;INDEX([.$W62:.$HB62];MATCH([.$B$7];[.$W$1:.$HB$1];0)+[.P$1]))">
            <text:p/>
          </table:table-cell>
          <table:table-cell table:style-name="ce12" table:formula="of:=IF(INDEX([.$W62:.$HB62];MATCH([.$B$7];[.$W$1:.$HB$1];0)+[.Q$1])=&quot;&quot;;&quot;&quot;;INDEX([.$W62:.$HB62];MATCH([.$B$7];[.$W$1:.$HB$1];0)+[.Q$1]))">
            <text:p/>
          </table:table-cell>
          <table:table-cell table:style-name="ce12" table:formula="of:=IF(INDEX([.$W62:.$HB62];MATCH([.$B$7];[.$W$1:.$HB$1];0)+[.R$1])=&quot;&quot;;&quot;&quot;;INDEX([.$W62:.$HB62];MATCH([.$B$7];[.$W$1:.$HB$1];0)+[.R$1]))">
            <text:p/>
          </table:table-cell>
          <table:table-cell table:style-name="ce60" table:formula="of:=IF(INDEX([.$W62:.$HB62];MATCH([.$B$7];[.$W$1:.$HB$1];0)+[.S$1])=&quot;&quot;;&quot;&quot;;INDEX([.$W62:.$HB62];MATCH([.$B$7];[.$W$1:.$HB$1];0)+[.S$1]))">
            <text:p/>
          </table:table-cell>
          <table:table-cell table:style-name="ce20" table:formula="of:=IF(INDEX([.$W62:.$HB62];MATCH([.$B$7];[.$W$1:.$HB$1];0)+[.T$1])=&quot;&quot;;&quot;&quot;;INDEX([.$W62:.$HB62];MATCH([.$B$7];[.$W$1:.$HB$1];0)+[.T$1]))">
            <text:p/>
          </table:table-cell>
          <table:table-cell/>
          <table:table-cell table:style-name="ce77" office:value-type="float" office:value="41" calcext:value-type="float">
            <text:p>4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1" calcext:value-type="float">
            <text:p>4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L$4:.$L$101];[.A63]));&quot;&quot;;SMALL([.$L$4:.$L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L$4:.$L$11];0));&quot;&quot;;INDEX([.$M$22:.$M$101];MATCH([.B63];[.$L$22:.$L$101];1))))">
            <text:p/>
          </table:table-cell>
          <table:table-cell table:formula="of:=IF([.B63]=&quot;&quot;;&quot;&quot;;IF([.B62]&lt;[.$L$4];INDEX([.$M$4:.$M$11];MATCH([.B62];[.$L$4:.$L$11];-1));INDEX([.$M$4:.$M$11];MATCH([.B62];[.$L$4:.$L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M$22:.$M$101];MATCH([.B63];[.$L$22:.$L$101];0))=&quot;b&quot;;&quot;\break&quot;;&quot;\pageBreak&quot;);&quot;&quot;))))">
            <text:p/>
          </table:table-cell>
          <table:table-cell table:formula="of:=IF(INDEX([.$N$23:.$N$101];MATCH([.B63];[.$L$23:.$L$101];0))=&quot;&quot;;&quot;&quot;;IF(ISERROR(MATCH([.B63];[.$L$23:.$L$101];0));&quot;&quot;;&quot;\grace {&quot;&amp;INDEX([.$N$23:.$N$101];MATCH([.B63];[.$L$23:.$L$101];0))&amp;&quot;}&quot;))">
            <text:p/>
          </table:table-cell>
          <table:table-cell table:formula="of:=IF([.B63]=&quot;&quot;;&quot;&quot;;IF([.$L$16]=&quot;Y&quot;;IF([.C63]=0;&quot; &quot;&amp;[.F63];[.E63]&amp;&quot;*&quot;&amp;[.C63]&amp;&quot; &quot;&amp;[.F63]&amp;&quot; &quot;&amp;[.G63]);&quot;&quot;))">
            <text:p/>
          </table:table-cell>
          <table:table-cell table:number-columns-repeated="2"/>
          <table:table-cell table:style-name="ce27" office:value-type="float" office:value="42" calcext:value-type="float">
            <text:p>42</text:p>
          </table:table-cell>
          <table:table-cell table:style-name="ce36" table:formula="of:=IF(INDEX([.$W63:.$HB63];MATCH([.$B$7];[.$W$1:.$HB$1];0)+[.L$1])=&quot;&quot;;&quot;&quot;;INDEX([.$W63:.$HB63];MATCH([.$B$7];[.$W$1:.$HB$1];0)+[.L$1]))">
            <text:p/>
          </table:table-cell>
          <table:table-cell table:style-name="ce12" table:formula="of:=IF(INDEX([.$W63:.$HB63];MATCH([.$B$7];[.$W$1:.$HB$1];0)+[.M$1])=&quot;&quot;;&quot;&quot;;INDEX([.$W63:.$HB63];MATCH([.$B$7];[.$W$1:.$HB$1];0)+[.M$1]))">
            <text:p/>
          </table:table-cell>
          <table:table-cell table:style-name="ce12" table:formula="of:=IF(INDEX([.$W63:.$HB63];MATCH([.$B$7];[.$W$1:.$HB$1];0)+[.N$1])=&quot;&quot;;&quot;&quot;;INDEX([.$W63:.$HB63];MATCH([.$B$7];[.$W$1:.$HB$1];0)+[.N$1]))">
            <text:p/>
          </table:table-cell>
          <table:table-cell table:style-name="ce12" table:formula="of:=IF(INDEX([.$W63:.$HB63];MATCH([.$B$7];[.$W$1:.$HB$1];0)+[.O$1])=&quot;&quot;;&quot;&quot;;INDEX([.$W63:.$HB63];MATCH([.$B$7];[.$W$1:.$HB$1];0)+[.O$1]))">
            <text:p/>
          </table:table-cell>
          <table:table-cell table:style-name="ce12" table:formula="of:=IF(INDEX([.$W63:.$HB63];MATCH([.$B$7];[.$W$1:.$HB$1];0)+[.P$1])=&quot;&quot;;&quot;&quot;;INDEX([.$W63:.$HB63];MATCH([.$B$7];[.$W$1:.$HB$1];0)+[.P$1]))">
            <text:p/>
          </table:table-cell>
          <table:table-cell table:style-name="ce12" table:formula="of:=IF(INDEX([.$W63:.$HB63];MATCH([.$B$7];[.$W$1:.$HB$1];0)+[.Q$1])=&quot;&quot;;&quot;&quot;;INDEX([.$W63:.$HB63];MATCH([.$B$7];[.$W$1:.$HB$1];0)+[.Q$1]))">
            <text:p/>
          </table:table-cell>
          <table:table-cell table:style-name="ce12" table:formula="of:=IF(INDEX([.$W63:.$HB63];MATCH([.$B$7];[.$W$1:.$HB$1];0)+[.R$1])=&quot;&quot;;&quot;&quot;;INDEX([.$W63:.$HB63];MATCH([.$B$7];[.$W$1:.$HB$1];0)+[.R$1]))">
            <text:p/>
          </table:table-cell>
          <table:table-cell table:style-name="ce60" table:formula="of:=IF(INDEX([.$W63:.$HB63];MATCH([.$B$7];[.$W$1:.$HB$1];0)+[.S$1])=&quot;&quot;;&quot;&quot;;INDEX([.$W63:.$HB63];MATCH([.$B$7];[.$W$1:.$HB$1];0)+[.S$1]))">
            <text:p/>
          </table:table-cell>
          <table:table-cell table:style-name="ce20" table:formula="of:=IF(INDEX([.$W63:.$HB63];MATCH([.$B$7];[.$W$1:.$HB$1];0)+[.T$1])=&quot;&quot;;&quot;&quot;;INDEX([.$W63:.$HB63];MATCH([.$B$7];[.$W$1:.$HB$1];0)+[.T$1]))">
            <text:p/>
          </table:table-cell>
          <table:table-cell/>
          <table:table-cell table:style-name="ce77" office:value-type="float" office:value="42" calcext:value-type="float">
            <text:p>4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L$4:.$L$101];[.A64]));&quot;&quot;;SMALL([.$L$4:.$L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L$4:.$L$11];0));&quot;&quot;;INDEX([.$M$22:.$M$101];MATCH([.B64];[.$L$22:.$L$101];1))))">
            <text:p/>
          </table:table-cell>
          <table:table-cell table:formula="of:=IF([.B64]=&quot;&quot;;&quot;&quot;;IF([.B63]&lt;[.$L$4];INDEX([.$M$4:.$M$11];MATCH([.B63];[.$L$4:.$L$11];-1));INDEX([.$M$4:.$M$11];MATCH([.B63];[.$L$4:.$L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M$22:.$M$101];MATCH([.B64];[.$L$22:.$L$101];0))=&quot;b&quot;;&quot;\break&quot;;&quot;\pageBreak&quot;);&quot;&quot;))))">
            <text:p/>
          </table:table-cell>
          <table:table-cell table:formula="of:=IF(INDEX([.$N$23:.$N$101];MATCH([.B64];[.$L$23:.$L$101];0))=&quot;&quot;;&quot;&quot;;IF(ISERROR(MATCH([.B64];[.$L$23:.$L$101];0));&quot;&quot;;&quot;\grace {&quot;&amp;INDEX([.$N$23:.$N$101];MATCH([.B64];[.$L$23:.$L$101];0))&amp;&quot;}&quot;))">
            <text:p/>
          </table:table-cell>
          <table:table-cell table:formula="of:=IF([.B64]=&quot;&quot;;&quot;&quot;;IF([.$L$16]=&quot;Y&quot;;IF([.C64]=0;&quot; &quot;&amp;[.F64];[.E64]&amp;&quot;*&quot;&amp;[.C64]&amp;&quot; &quot;&amp;[.F64]&amp;&quot; &quot;&amp;[.G64]);&quot;&quot;))">
            <text:p/>
          </table:table-cell>
          <table:table-cell table:number-columns-repeated="2"/>
          <table:table-cell table:style-name="ce27" office:value-type="float" office:value="43" calcext:value-type="float">
            <text:p>43</text:p>
          </table:table-cell>
          <table:table-cell table:style-name="ce36" table:formula="of:=IF(INDEX([.$W64:.$HB64];MATCH([.$B$7];[.$W$1:.$HB$1];0)+[.L$1])=&quot;&quot;;&quot;&quot;;INDEX([.$W64:.$HB64];MATCH([.$B$7];[.$W$1:.$HB$1];0)+[.L$1]))">
            <text:p/>
          </table:table-cell>
          <table:table-cell table:style-name="ce12" table:formula="of:=IF(INDEX([.$W64:.$HB64];MATCH([.$B$7];[.$W$1:.$HB$1];0)+[.M$1])=&quot;&quot;;&quot;&quot;;INDEX([.$W64:.$HB64];MATCH([.$B$7];[.$W$1:.$HB$1];0)+[.M$1]))">
            <text:p/>
          </table:table-cell>
          <table:table-cell table:style-name="ce12" table:formula="of:=IF(INDEX([.$W64:.$HB64];MATCH([.$B$7];[.$W$1:.$HB$1];0)+[.N$1])=&quot;&quot;;&quot;&quot;;INDEX([.$W64:.$HB64];MATCH([.$B$7];[.$W$1:.$HB$1];0)+[.N$1]))">
            <text:p/>
          </table:table-cell>
          <table:table-cell table:style-name="ce12" table:formula="of:=IF(INDEX([.$W64:.$HB64];MATCH([.$B$7];[.$W$1:.$HB$1];0)+[.O$1])=&quot;&quot;;&quot;&quot;;INDEX([.$W64:.$HB64];MATCH([.$B$7];[.$W$1:.$HB$1];0)+[.O$1]))">
            <text:p/>
          </table:table-cell>
          <table:table-cell table:style-name="ce12" table:formula="of:=IF(INDEX([.$W64:.$HB64];MATCH([.$B$7];[.$W$1:.$HB$1];0)+[.P$1])=&quot;&quot;;&quot;&quot;;INDEX([.$W64:.$HB64];MATCH([.$B$7];[.$W$1:.$HB$1];0)+[.P$1]))">
            <text:p/>
          </table:table-cell>
          <table:table-cell table:style-name="ce12" table:formula="of:=IF(INDEX([.$W64:.$HB64];MATCH([.$B$7];[.$W$1:.$HB$1];0)+[.Q$1])=&quot;&quot;;&quot;&quot;;INDEX([.$W64:.$HB64];MATCH([.$B$7];[.$W$1:.$HB$1];0)+[.Q$1]))">
            <text:p/>
          </table:table-cell>
          <table:table-cell table:style-name="ce12" table:formula="of:=IF(INDEX([.$W64:.$HB64];MATCH([.$B$7];[.$W$1:.$HB$1];0)+[.R$1])=&quot;&quot;;&quot;&quot;;INDEX([.$W64:.$HB64];MATCH([.$B$7];[.$W$1:.$HB$1];0)+[.R$1]))">
            <text:p/>
          </table:table-cell>
          <table:table-cell table:style-name="ce60" table:formula="of:=IF(INDEX([.$W64:.$HB64];MATCH([.$B$7];[.$W$1:.$HB$1];0)+[.S$1])=&quot;&quot;;&quot;&quot;;INDEX([.$W64:.$HB64];MATCH([.$B$7];[.$W$1:.$HB$1];0)+[.S$1]))">
            <text:p/>
          </table:table-cell>
          <table:table-cell table:style-name="ce20" table:formula="of:=IF(INDEX([.$W64:.$HB64];MATCH([.$B$7];[.$W$1:.$HB$1];0)+[.T$1])=&quot;&quot;;&quot;&quot;;INDEX([.$W64:.$HB64];MATCH([.$B$7];[.$W$1:.$HB$1];0)+[.T$1]))">
            <text:p/>
          </table:table-cell>
          <table:table-cell/>
          <table:table-cell table:style-name="ce77" office:value-type="float" office:value="43" calcext:value-type="float">
            <text:p>4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L$4:.$L$101];[.A65]));&quot;&quot;;SMALL([.$L$4:.$L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L$4:.$L$11];0));&quot;&quot;;INDEX([.$M$22:.$M$101];MATCH([.B65];[.$L$22:.$L$101];1))))">
            <text:p/>
          </table:table-cell>
          <table:table-cell table:formula="of:=IF([.B65]=&quot;&quot;;&quot;&quot;;IF([.B64]&lt;[.$L$4];INDEX([.$M$4:.$M$11];MATCH([.B64];[.$L$4:.$L$11];-1));INDEX([.$M$4:.$M$11];MATCH([.B64];[.$L$4:.$L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M$22:.$M$101];MATCH([.B65];[.$L$22:.$L$101];0))=&quot;b&quot;;&quot;\break&quot;;&quot;\pageBreak&quot;);&quot;&quot;))))">
            <text:p/>
          </table:table-cell>
          <table:table-cell table:formula="of:=IF(INDEX([.$N$23:.$N$101];MATCH([.B65];[.$L$23:.$L$101];0))=&quot;&quot;;&quot;&quot;;IF(ISERROR(MATCH([.B65];[.$L$23:.$L$101];0));&quot;&quot;;&quot;\grace {&quot;&amp;INDEX([.$N$23:.$N$101];MATCH([.B65];[.$L$23:.$L$101];0))&amp;&quot;}&quot;))">
            <text:p/>
          </table:table-cell>
          <table:table-cell table:formula="of:=IF([.B65]=&quot;&quot;;&quot;&quot;;IF([.$L$16]=&quot;Y&quot;;IF([.C65]=0;&quot; &quot;&amp;[.F65];[.E65]&amp;&quot;*&quot;&amp;[.C65]&amp;&quot; &quot;&amp;[.F65]&amp;&quot; &quot;&amp;[.G65]);&quot;&quot;))">
            <text:p/>
          </table:table-cell>
          <table:table-cell table:number-columns-repeated="2"/>
          <table:table-cell table:style-name="ce27" office:value-type="float" office:value="44" calcext:value-type="float">
            <text:p>44</text:p>
          </table:table-cell>
          <table:table-cell table:style-name="ce36" table:formula="of:=IF(INDEX([.$W65:.$HB65];MATCH([.$B$7];[.$W$1:.$HB$1];0)+[.L$1])=&quot;&quot;;&quot;&quot;;INDEX([.$W65:.$HB65];MATCH([.$B$7];[.$W$1:.$HB$1];0)+[.L$1]))">
            <text:p/>
          </table:table-cell>
          <table:table-cell table:style-name="ce12" table:formula="of:=IF(INDEX([.$W65:.$HB65];MATCH([.$B$7];[.$W$1:.$HB$1];0)+[.M$1])=&quot;&quot;;&quot;&quot;;INDEX([.$W65:.$HB65];MATCH([.$B$7];[.$W$1:.$HB$1];0)+[.M$1]))">
            <text:p/>
          </table:table-cell>
          <table:table-cell table:style-name="ce12" table:formula="of:=IF(INDEX([.$W65:.$HB65];MATCH([.$B$7];[.$W$1:.$HB$1];0)+[.N$1])=&quot;&quot;;&quot;&quot;;INDEX([.$W65:.$HB65];MATCH([.$B$7];[.$W$1:.$HB$1];0)+[.N$1]))">
            <text:p/>
          </table:table-cell>
          <table:table-cell table:style-name="ce12" table:formula="of:=IF(INDEX([.$W65:.$HB65];MATCH([.$B$7];[.$W$1:.$HB$1];0)+[.O$1])=&quot;&quot;;&quot;&quot;;INDEX([.$W65:.$HB65];MATCH([.$B$7];[.$W$1:.$HB$1];0)+[.O$1]))">
            <text:p/>
          </table:table-cell>
          <table:table-cell table:style-name="ce12" table:formula="of:=IF(INDEX([.$W65:.$HB65];MATCH([.$B$7];[.$W$1:.$HB$1];0)+[.P$1])=&quot;&quot;;&quot;&quot;;INDEX([.$W65:.$HB65];MATCH([.$B$7];[.$W$1:.$HB$1];0)+[.P$1]))">
            <text:p/>
          </table:table-cell>
          <table:table-cell table:style-name="ce12" table:formula="of:=IF(INDEX([.$W65:.$HB65];MATCH([.$B$7];[.$W$1:.$HB$1];0)+[.Q$1])=&quot;&quot;;&quot;&quot;;INDEX([.$W65:.$HB65];MATCH([.$B$7];[.$W$1:.$HB$1];0)+[.Q$1]))">
            <text:p/>
          </table:table-cell>
          <table:table-cell table:style-name="ce12" table:formula="of:=IF(INDEX([.$W65:.$HB65];MATCH([.$B$7];[.$W$1:.$HB$1];0)+[.R$1])=&quot;&quot;;&quot;&quot;;INDEX([.$W65:.$HB65];MATCH([.$B$7];[.$W$1:.$HB$1];0)+[.R$1]))">
            <text:p/>
          </table:table-cell>
          <table:table-cell table:style-name="ce60" table:formula="of:=IF(INDEX([.$W65:.$HB65];MATCH([.$B$7];[.$W$1:.$HB$1];0)+[.S$1])=&quot;&quot;;&quot;&quot;;INDEX([.$W65:.$HB65];MATCH([.$B$7];[.$W$1:.$HB$1];0)+[.S$1]))">
            <text:p/>
          </table:table-cell>
          <table:table-cell table:style-name="ce20" table:formula="of:=IF(INDEX([.$W65:.$HB65];MATCH([.$B$7];[.$W$1:.$HB$1];0)+[.T$1])=&quot;&quot;;&quot;&quot;;INDEX([.$W65:.$HB65];MATCH([.$B$7];[.$W$1:.$HB$1];0)+[.T$1]))">
            <text:p/>
          </table:table-cell>
          <table:table-cell/>
          <table:table-cell table:style-name="ce77" office:value-type="float" office:value="44" calcext:value-type="float">
            <text:p>4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L$4:.$L$101];[.A66]));&quot;&quot;;SMALL([.$L$4:.$L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L$4:.$L$11];0));&quot;&quot;;INDEX([.$M$22:.$M$101];MATCH([.B66];[.$L$22:.$L$101];1))))">
            <text:p/>
          </table:table-cell>
          <table:table-cell table:formula="of:=IF([.B66]=&quot;&quot;;&quot;&quot;;IF([.B65]&lt;[.$L$4];INDEX([.$M$4:.$M$11];MATCH([.B65];[.$L$4:.$L$11];-1));INDEX([.$M$4:.$M$11];MATCH([.B65];[.$L$4:.$L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M$22:.$M$101];MATCH([.B66];[.$L$22:.$L$101];0))=&quot;b&quot;;&quot;\break&quot;;&quot;\pageBreak&quot;);&quot;&quot;))))">
            <text:p/>
          </table:table-cell>
          <table:table-cell table:formula="of:=IF(INDEX([.$N$23:.$N$101];MATCH([.B66];[.$L$23:.$L$101];0))=&quot;&quot;;&quot;&quot;;IF(ISERROR(MATCH([.B66];[.$L$23:.$L$101];0));&quot;&quot;;&quot;\grace {&quot;&amp;INDEX([.$N$23:.$N$101];MATCH([.B66];[.$L$23:.$L$101];0))&amp;&quot;}&quot;))">
            <text:p/>
          </table:table-cell>
          <table:table-cell table:formula="of:=IF([.B66]=&quot;&quot;;&quot;&quot;;IF([.$L$16]=&quot;Y&quot;;IF([.C66]=0;&quot; &quot;&amp;[.F66];[.E66]&amp;&quot;*&quot;&amp;[.C66]&amp;&quot; &quot;&amp;[.F66]&amp;&quot; &quot;&amp;[.G66]);&quot;&quot;))">
            <text:p/>
          </table:table-cell>
          <table:table-cell table:number-columns-repeated="2"/>
          <table:table-cell table:style-name="ce27" office:value-type="float" office:value="45" calcext:value-type="float">
            <text:p>45</text:p>
          </table:table-cell>
          <table:table-cell table:style-name="ce36" table:formula="of:=IF(INDEX([.$W66:.$HB66];MATCH([.$B$7];[.$W$1:.$HB$1];0)+[.L$1])=&quot;&quot;;&quot;&quot;;INDEX([.$W66:.$HB66];MATCH([.$B$7];[.$W$1:.$HB$1];0)+[.L$1]))">
            <text:p/>
          </table:table-cell>
          <table:table-cell table:style-name="ce12" table:formula="of:=IF(INDEX([.$W66:.$HB66];MATCH([.$B$7];[.$W$1:.$HB$1];0)+[.M$1])=&quot;&quot;;&quot;&quot;;INDEX([.$W66:.$HB66];MATCH([.$B$7];[.$W$1:.$HB$1];0)+[.M$1]))">
            <text:p/>
          </table:table-cell>
          <table:table-cell table:style-name="ce12" table:formula="of:=IF(INDEX([.$W66:.$HB66];MATCH([.$B$7];[.$W$1:.$HB$1];0)+[.N$1])=&quot;&quot;;&quot;&quot;;INDEX([.$W66:.$HB66];MATCH([.$B$7];[.$W$1:.$HB$1];0)+[.N$1]))">
            <text:p/>
          </table:table-cell>
          <table:table-cell table:style-name="ce12" table:formula="of:=IF(INDEX([.$W66:.$HB66];MATCH([.$B$7];[.$W$1:.$HB$1];0)+[.O$1])=&quot;&quot;;&quot;&quot;;INDEX([.$W66:.$HB66];MATCH([.$B$7];[.$W$1:.$HB$1];0)+[.O$1]))">
            <text:p/>
          </table:table-cell>
          <table:table-cell table:style-name="ce12" table:formula="of:=IF(INDEX([.$W66:.$HB66];MATCH([.$B$7];[.$W$1:.$HB$1];0)+[.P$1])=&quot;&quot;;&quot;&quot;;INDEX([.$W66:.$HB66];MATCH([.$B$7];[.$W$1:.$HB$1];0)+[.P$1]))">
            <text:p/>
          </table:table-cell>
          <table:table-cell table:style-name="ce12" table:formula="of:=IF(INDEX([.$W66:.$HB66];MATCH([.$B$7];[.$W$1:.$HB$1];0)+[.Q$1])=&quot;&quot;;&quot;&quot;;INDEX([.$W66:.$HB66];MATCH([.$B$7];[.$W$1:.$HB$1];0)+[.Q$1]))">
            <text:p/>
          </table:table-cell>
          <table:table-cell table:style-name="ce12" table:formula="of:=IF(INDEX([.$W66:.$HB66];MATCH([.$B$7];[.$W$1:.$HB$1];0)+[.R$1])=&quot;&quot;;&quot;&quot;;INDEX([.$W66:.$HB66];MATCH([.$B$7];[.$W$1:.$HB$1];0)+[.R$1]))">
            <text:p/>
          </table:table-cell>
          <table:table-cell table:style-name="ce60" table:formula="of:=IF(INDEX([.$W66:.$HB66];MATCH([.$B$7];[.$W$1:.$HB$1];0)+[.S$1])=&quot;&quot;;&quot;&quot;;INDEX([.$W66:.$HB66];MATCH([.$B$7];[.$W$1:.$HB$1];0)+[.S$1]))">
            <text:p/>
          </table:table-cell>
          <table:table-cell table:style-name="ce20" table:formula="of:=IF(INDEX([.$W66:.$HB66];MATCH([.$B$7];[.$W$1:.$HB$1];0)+[.T$1])=&quot;&quot;;&quot;&quot;;INDEX([.$W66:.$HB66];MATCH([.$B$7];[.$W$1:.$HB$1];0)+[.T$1]))">
            <text:p/>
          </table:table-cell>
          <table:table-cell/>
          <table:table-cell table:style-name="ce77" office:value-type="float" office:value="45" calcext:value-type="float">
            <text:p>4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L$4:.$L$101];[.A67]));&quot;&quot;;SMALL([.$L$4:.$L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L$4:.$L$11];0));&quot;&quot;;INDEX([.$M$22:.$M$101];MATCH([.B67];[.$L$22:.$L$101];1))))">
            <text:p/>
          </table:table-cell>
          <table:table-cell table:formula="of:=IF([.B67]=&quot;&quot;;&quot;&quot;;IF([.B66]&lt;[.$L$4];INDEX([.$M$4:.$M$11];MATCH([.B66];[.$L$4:.$L$11];-1));INDEX([.$M$4:.$M$11];MATCH([.B66];[.$L$4:.$L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M$22:.$M$101];MATCH([.B67];[.$L$22:.$L$101];0))=&quot;b&quot;;&quot;\break&quot;;&quot;\pageBreak&quot;);&quot;&quot;))))">
            <text:p/>
          </table:table-cell>
          <table:table-cell table:formula="of:=IF(INDEX([.$N$23:.$N$101];MATCH([.B67];[.$L$23:.$L$101];0))=&quot;&quot;;&quot;&quot;;IF(ISERROR(MATCH([.B67];[.$L$23:.$L$101];0));&quot;&quot;;&quot;\grace {&quot;&amp;INDEX([.$N$23:.$N$101];MATCH([.B67];[.$L$23:.$L$101];0))&amp;&quot;}&quot;))">
            <text:p/>
          </table:table-cell>
          <table:table-cell table:formula="of:=IF([.B67]=&quot;&quot;;&quot;&quot;;IF([.$L$16]=&quot;Y&quot;;IF([.C67]=0;&quot; &quot;&amp;[.F67];[.E67]&amp;&quot;*&quot;&amp;[.C67]&amp;&quot; &quot;&amp;[.F67]&amp;&quot; &quot;&amp;[.G67]);&quot;&quot;))">
            <text:p/>
          </table:table-cell>
          <table:table-cell table:number-columns-repeated="2"/>
          <table:table-cell table:style-name="ce27" office:value-type="float" office:value="46" calcext:value-type="float">
            <text:p>46</text:p>
          </table:table-cell>
          <table:table-cell table:style-name="ce36" table:formula="of:=IF(INDEX([.$W67:.$HB67];MATCH([.$B$7];[.$W$1:.$HB$1];0)+[.L$1])=&quot;&quot;;&quot;&quot;;INDEX([.$W67:.$HB67];MATCH([.$B$7];[.$W$1:.$HB$1];0)+[.L$1]))">
            <text:p/>
          </table:table-cell>
          <table:table-cell table:style-name="ce12" table:formula="of:=IF(INDEX([.$W67:.$HB67];MATCH([.$B$7];[.$W$1:.$HB$1];0)+[.M$1])=&quot;&quot;;&quot;&quot;;INDEX([.$W67:.$HB67];MATCH([.$B$7];[.$W$1:.$HB$1];0)+[.M$1]))">
            <text:p/>
          </table:table-cell>
          <table:table-cell table:style-name="ce12" table:formula="of:=IF(INDEX([.$W67:.$HB67];MATCH([.$B$7];[.$W$1:.$HB$1];0)+[.N$1])=&quot;&quot;;&quot;&quot;;INDEX([.$W67:.$HB67];MATCH([.$B$7];[.$W$1:.$HB$1];0)+[.N$1]))">
            <text:p/>
          </table:table-cell>
          <table:table-cell table:style-name="ce12" table:formula="of:=IF(INDEX([.$W67:.$HB67];MATCH([.$B$7];[.$W$1:.$HB$1];0)+[.O$1])=&quot;&quot;;&quot;&quot;;INDEX([.$W67:.$HB67];MATCH([.$B$7];[.$W$1:.$HB$1];0)+[.O$1]))">
            <text:p/>
          </table:table-cell>
          <table:table-cell table:style-name="ce12" table:formula="of:=IF(INDEX([.$W67:.$HB67];MATCH([.$B$7];[.$W$1:.$HB$1];0)+[.P$1])=&quot;&quot;;&quot;&quot;;INDEX([.$W67:.$HB67];MATCH([.$B$7];[.$W$1:.$HB$1];0)+[.P$1]))">
            <text:p/>
          </table:table-cell>
          <table:table-cell table:style-name="ce12" table:formula="of:=IF(INDEX([.$W67:.$HB67];MATCH([.$B$7];[.$W$1:.$HB$1];0)+[.Q$1])=&quot;&quot;;&quot;&quot;;INDEX([.$W67:.$HB67];MATCH([.$B$7];[.$W$1:.$HB$1];0)+[.Q$1]))">
            <text:p/>
          </table:table-cell>
          <table:table-cell table:style-name="ce12" table:formula="of:=IF(INDEX([.$W67:.$HB67];MATCH([.$B$7];[.$W$1:.$HB$1];0)+[.R$1])=&quot;&quot;;&quot;&quot;;INDEX([.$W67:.$HB67];MATCH([.$B$7];[.$W$1:.$HB$1];0)+[.R$1]))">
            <text:p/>
          </table:table-cell>
          <table:table-cell table:style-name="ce60" table:formula="of:=IF(INDEX([.$W67:.$HB67];MATCH([.$B$7];[.$W$1:.$HB$1];0)+[.S$1])=&quot;&quot;;&quot;&quot;;INDEX([.$W67:.$HB67];MATCH([.$B$7];[.$W$1:.$HB$1];0)+[.S$1]))">
            <text:p/>
          </table:table-cell>
          <table:table-cell table:style-name="ce20" table:formula="of:=IF(INDEX([.$W67:.$HB67];MATCH([.$B$7];[.$W$1:.$HB$1];0)+[.T$1])=&quot;&quot;;&quot;&quot;;INDEX([.$W67:.$HB67];MATCH([.$B$7];[.$W$1:.$HB$1];0)+[.T$1]))">
            <text:p/>
          </table:table-cell>
          <table:table-cell/>
          <table:table-cell table:style-name="ce77" office:value-type="float" office:value="46" calcext:value-type="float">
            <text:p>4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L$4:.$L$101];[.A68]));&quot;&quot;;SMALL([.$L$4:.$L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L$4:.$L$11];0));&quot;&quot;;INDEX([.$M$22:.$M$101];MATCH([.B68];[.$L$22:.$L$101];1))))">
            <text:p/>
          </table:table-cell>
          <table:table-cell table:formula="of:=IF([.B68]=&quot;&quot;;&quot;&quot;;IF([.B67]&lt;[.$L$4];INDEX([.$M$4:.$M$11];MATCH([.B67];[.$L$4:.$L$11];-1));INDEX([.$M$4:.$M$11];MATCH([.B67];[.$L$4:.$L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M$22:.$M$101];MATCH([.B68];[.$L$22:.$L$101];0))=&quot;b&quot;;&quot;\break&quot;;&quot;\pageBreak&quot;);&quot;&quot;))))">
            <text:p/>
          </table:table-cell>
          <table:table-cell table:formula="of:=IF(INDEX([.$N$23:.$N$101];MATCH([.B68];[.$L$23:.$L$101];0))=&quot;&quot;;&quot;&quot;;IF(ISERROR(MATCH([.B68];[.$L$23:.$L$101];0));&quot;&quot;;&quot;\grace {&quot;&amp;INDEX([.$N$23:.$N$101];MATCH([.B68];[.$L$23:.$L$101];0))&amp;&quot;}&quot;))">
            <text:p/>
          </table:table-cell>
          <table:table-cell table:formula="of:=IF([.B68]=&quot;&quot;;&quot;&quot;;IF([.$L$16]=&quot;Y&quot;;IF([.C68]=0;&quot; &quot;&amp;[.F68];[.E68]&amp;&quot;*&quot;&amp;[.C68]&amp;&quot; &quot;&amp;[.F68]&amp;&quot; &quot;&amp;[.G68]);&quot;&quot;))">
            <text:p/>
          </table:table-cell>
          <table:table-cell table:number-columns-repeated="2"/>
          <table:table-cell table:style-name="ce27" office:value-type="float" office:value="47" calcext:value-type="float">
            <text:p>47</text:p>
          </table:table-cell>
          <table:table-cell table:style-name="ce36" table:formula="of:=IF(INDEX([.$W68:.$HB68];MATCH([.$B$7];[.$W$1:.$HB$1];0)+[.L$1])=&quot;&quot;;&quot;&quot;;INDEX([.$W68:.$HB68];MATCH([.$B$7];[.$W$1:.$HB$1];0)+[.L$1]))">
            <text:p/>
          </table:table-cell>
          <table:table-cell table:style-name="ce12" table:formula="of:=IF(INDEX([.$W68:.$HB68];MATCH([.$B$7];[.$W$1:.$HB$1];0)+[.M$1])=&quot;&quot;;&quot;&quot;;INDEX([.$W68:.$HB68];MATCH([.$B$7];[.$W$1:.$HB$1];0)+[.M$1]))">
            <text:p/>
          </table:table-cell>
          <table:table-cell table:style-name="ce12" table:formula="of:=IF(INDEX([.$W68:.$HB68];MATCH([.$B$7];[.$W$1:.$HB$1];0)+[.N$1])=&quot;&quot;;&quot;&quot;;INDEX([.$W68:.$HB68];MATCH([.$B$7];[.$W$1:.$HB$1];0)+[.N$1]))">
            <text:p/>
          </table:table-cell>
          <table:table-cell table:style-name="ce12" table:formula="of:=IF(INDEX([.$W68:.$HB68];MATCH([.$B$7];[.$W$1:.$HB$1];0)+[.O$1])=&quot;&quot;;&quot;&quot;;INDEX([.$W68:.$HB68];MATCH([.$B$7];[.$W$1:.$HB$1];0)+[.O$1]))">
            <text:p/>
          </table:table-cell>
          <table:table-cell table:style-name="ce12" table:formula="of:=IF(INDEX([.$W68:.$HB68];MATCH([.$B$7];[.$W$1:.$HB$1];0)+[.P$1])=&quot;&quot;;&quot;&quot;;INDEX([.$W68:.$HB68];MATCH([.$B$7];[.$W$1:.$HB$1];0)+[.P$1]))">
            <text:p/>
          </table:table-cell>
          <table:table-cell table:style-name="ce12" table:formula="of:=IF(INDEX([.$W68:.$HB68];MATCH([.$B$7];[.$W$1:.$HB$1];0)+[.Q$1])=&quot;&quot;;&quot;&quot;;INDEX([.$W68:.$HB68];MATCH([.$B$7];[.$W$1:.$HB$1];0)+[.Q$1]))">
            <text:p/>
          </table:table-cell>
          <table:table-cell table:style-name="ce12" table:formula="of:=IF(INDEX([.$W68:.$HB68];MATCH([.$B$7];[.$W$1:.$HB$1];0)+[.R$1])=&quot;&quot;;&quot;&quot;;INDEX([.$W68:.$HB68];MATCH([.$B$7];[.$W$1:.$HB$1];0)+[.R$1]))">
            <text:p/>
          </table:table-cell>
          <table:table-cell table:style-name="ce60" table:formula="of:=IF(INDEX([.$W68:.$HB68];MATCH([.$B$7];[.$W$1:.$HB$1];0)+[.S$1])=&quot;&quot;;&quot;&quot;;INDEX([.$W68:.$HB68];MATCH([.$B$7];[.$W$1:.$HB$1];0)+[.S$1]))">
            <text:p/>
          </table:table-cell>
          <table:table-cell table:style-name="ce20" table:formula="of:=IF(INDEX([.$W68:.$HB68];MATCH([.$B$7];[.$W$1:.$HB$1];0)+[.T$1])=&quot;&quot;;&quot;&quot;;INDEX([.$W68:.$HB68];MATCH([.$B$7];[.$W$1:.$HB$1];0)+[.T$1]))">
            <text:p/>
          </table:table-cell>
          <table:table-cell/>
          <table:table-cell table:style-name="ce77" office:value-type="float" office:value="47" calcext:value-type="float">
            <text:p>4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L$4:.$L$101];[.A69]));&quot;&quot;;SMALL([.$L$4:.$L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L$4:.$L$11];0));&quot;&quot;;INDEX([.$M$22:.$M$101];MATCH([.B69];[.$L$22:.$L$101];1))))">
            <text:p/>
          </table:table-cell>
          <table:table-cell table:formula="of:=IF([.B69]=&quot;&quot;;&quot;&quot;;IF([.B68]&lt;[.$L$4];INDEX([.$M$4:.$M$11];MATCH([.B68];[.$L$4:.$L$11];-1));INDEX([.$M$4:.$M$11];MATCH([.B68];[.$L$4:.$L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M$22:.$M$101];MATCH([.B69];[.$L$22:.$L$101];0))=&quot;b&quot;;&quot;\break&quot;;&quot;\pageBreak&quot;);&quot;&quot;))))">
            <text:p/>
          </table:table-cell>
          <table:table-cell table:formula="of:=IF(INDEX([.$N$23:.$N$101];MATCH([.B69];[.$L$23:.$L$101];0))=&quot;&quot;;&quot;&quot;;IF(ISERROR(MATCH([.B69];[.$L$23:.$L$101];0));&quot;&quot;;&quot;\grace {&quot;&amp;INDEX([.$N$23:.$N$101];MATCH([.B69];[.$L$23:.$L$101];0))&amp;&quot;}&quot;))">
            <text:p/>
          </table:table-cell>
          <table:table-cell table:formula="of:=IF([.B69]=&quot;&quot;;&quot;&quot;;IF([.$L$16]=&quot;Y&quot;;IF([.C69]=0;&quot; &quot;&amp;[.F69];[.E69]&amp;&quot;*&quot;&amp;[.C69]&amp;&quot; &quot;&amp;[.F69]&amp;&quot; &quot;&amp;[.G69]);&quot;&quot;))">
            <text:p/>
          </table:table-cell>
          <table:table-cell table:number-columns-repeated="2"/>
          <table:table-cell table:style-name="ce27" office:value-type="float" office:value="48" calcext:value-type="float">
            <text:p>48</text:p>
          </table:table-cell>
          <table:table-cell table:style-name="ce36" table:formula="of:=IF(INDEX([.$W69:.$HB69];MATCH([.$B$7];[.$W$1:.$HB$1];0)+[.L$1])=&quot;&quot;;&quot;&quot;;INDEX([.$W69:.$HB69];MATCH([.$B$7];[.$W$1:.$HB$1];0)+[.L$1]))">
            <text:p/>
          </table:table-cell>
          <table:table-cell table:style-name="ce12" table:formula="of:=IF(INDEX([.$W69:.$HB69];MATCH([.$B$7];[.$W$1:.$HB$1];0)+[.M$1])=&quot;&quot;;&quot;&quot;;INDEX([.$W69:.$HB69];MATCH([.$B$7];[.$W$1:.$HB$1];0)+[.M$1]))">
            <text:p/>
          </table:table-cell>
          <table:table-cell table:style-name="ce12" table:formula="of:=IF(INDEX([.$W69:.$HB69];MATCH([.$B$7];[.$W$1:.$HB$1];0)+[.N$1])=&quot;&quot;;&quot;&quot;;INDEX([.$W69:.$HB69];MATCH([.$B$7];[.$W$1:.$HB$1];0)+[.N$1]))">
            <text:p/>
          </table:table-cell>
          <table:table-cell table:style-name="ce12" table:formula="of:=IF(INDEX([.$W69:.$HB69];MATCH([.$B$7];[.$W$1:.$HB$1];0)+[.O$1])=&quot;&quot;;&quot;&quot;;INDEX([.$W69:.$HB69];MATCH([.$B$7];[.$W$1:.$HB$1];0)+[.O$1]))">
            <text:p/>
          </table:table-cell>
          <table:table-cell table:style-name="ce12" table:formula="of:=IF(INDEX([.$W69:.$HB69];MATCH([.$B$7];[.$W$1:.$HB$1];0)+[.P$1])=&quot;&quot;;&quot;&quot;;INDEX([.$W69:.$HB69];MATCH([.$B$7];[.$W$1:.$HB$1];0)+[.P$1]))">
            <text:p/>
          </table:table-cell>
          <table:table-cell table:style-name="ce12" table:formula="of:=IF(INDEX([.$W69:.$HB69];MATCH([.$B$7];[.$W$1:.$HB$1];0)+[.Q$1])=&quot;&quot;;&quot;&quot;;INDEX([.$W69:.$HB69];MATCH([.$B$7];[.$W$1:.$HB$1];0)+[.Q$1]))">
            <text:p/>
          </table:table-cell>
          <table:table-cell table:style-name="ce12" table:formula="of:=IF(INDEX([.$W69:.$HB69];MATCH([.$B$7];[.$W$1:.$HB$1];0)+[.R$1])=&quot;&quot;;&quot;&quot;;INDEX([.$W69:.$HB69];MATCH([.$B$7];[.$W$1:.$HB$1];0)+[.R$1]))">
            <text:p/>
          </table:table-cell>
          <table:table-cell table:style-name="ce60" table:formula="of:=IF(INDEX([.$W69:.$HB69];MATCH([.$B$7];[.$W$1:.$HB$1];0)+[.S$1])=&quot;&quot;;&quot;&quot;;INDEX([.$W69:.$HB69];MATCH([.$B$7];[.$W$1:.$HB$1];0)+[.S$1]))">
            <text:p/>
          </table:table-cell>
          <table:table-cell table:style-name="ce20" table:formula="of:=IF(INDEX([.$W69:.$HB69];MATCH([.$B$7];[.$W$1:.$HB$1];0)+[.T$1])=&quot;&quot;;&quot;&quot;;INDEX([.$W69:.$HB69];MATCH([.$B$7];[.$W$1:.$HB$1];0)+[.T$1]))">
            <text:p/>
          </table:table-cell>
          <table:table-cell/>
          <table:table-cell table:style-name="ce77" office:value-type="float" office:value="48" calcext:value-type="float">
            <text:p>4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L$4:.$L$101];[.A70]));&quot;&quot;;SMALL([.$L$4:.$L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L$4:.$L$11];0));&quot;&quot;;INDEX([.$M$22:.$M$101];MATCH([.B70];[.$L$22:.$L$101];1))))">
            <text:p/>
          </table:table-cell>
          <table:table-cell table:formula="of:=IF([.B70]=&quot;&quot;;&quot;&quot;;IF([.B69]&lt;[.$L$4];INDEX([.$M$4:.$M$11];MATCH([.B69];[.$L$4:.$L$11];-1));INDEX([.$M$4:.$M$11];MATCH([.B69];[.$L$4:.$L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M$22:.$M$101];MATCH([.B70];[.$L$22:.$L$101];0))=&quot;b&quot;;&quot;\break&quot;;&quot;\pageBreak&quot;);&quot;&quot;))))">
            <text:p/>
          </table:table-cell>
          <table:table-cell table:formula="of:=IF(INDEX([.$N$23:.$N$101];MATCH([.B70];[.$L$23:.$L$101];0))=&quot;&quot;;&quot;&quot;;IF(ISERROR(MATCH([.B70];[.$L$23:.$L$101];0));&quot;&quot;;&quot;\grace {&quot;&amp;INDEX([.$N$23:.$N$101];MATCH([.B70];[.$L$23:.$L$101];0))&amp;&quot;}&quot;))">
            <text:p/>
          </table:table-cell>
          <table:table-cell table:formula="of:=IF([.B70]=&quot;&quot;;&quot;&quot;;IF([.$L$16]=&quot;Y&quot;;IF([.C70]=0;&quot; &quot;&amp;[.F70];[.E70]&amp;&quot;*&quot;&amp;[.C70]&amp;&quot; &quot;&amp;[.F70]&amp;&quot; &quot;&amp;[.G70]);&quot;&quot;))">
            <text:p/>
          </table:table-cell>
          <table:table-cell table:number-columns-repeated="2"/>
          <table:table-cell table:style-name="ce27" office:value-type="float" office:value="49" calcext:value-type="float">
            <text:p>49</text:p>
          </table:table-cell>
          <table:table-cell table:style-name="ce36" table:formula="of:=IF(INDEX([.$W70:.$HB70];MATCH([.$B$7];[.$W$1:.$HB$1];0)+[.L$1])=&quot;&quot;;&quot;&quot;;INDEX([.$W70:.$HB70];MATCH([.$B$7];[.$W$1:.$HB$1];0)+[.L$1]))">
            <text:p/>
          </table:table-cell>
          <table:table-cell table:style-name="ce12" table:formula="of:=IF(INDEX([.$W70:.$HB70];MATCH([.$B$7];[.$W$1:.$HB$1];0)+[.M$1])=&quot;&quot;;&quot;&quot;;INDEX([.$W70:.$HB70];MATCH([.$B$7];[.$W$1:.$HB$1];0)+[.M$1]))">
            <text:p/>
          </table:table-cell>
          <table:table-cell table:style-name="ce12" table:formula="of:=IF(INDEX([.$W70:.$HB70];MATCH([.$B$7];[.$W$1:.$HB$1];0)+[.N$1])=&quot;&quot;;&quot;&quot;;INDEX([.$W70:.$HB70];MATCH([.$B$7];[.$W$1:.$HB$1];0)+[.N$1]))">
            <text:p/>
          </table:table-cell>
          <table:table-cell table:style-name="ce12" table:formula="of:=IF(INDEX([.$W70:.$HB70];MATCH([.$B$7];[.$W$1:.$HB$1];0)+[.O$1])=&quot;&quot;;&quot;&quot;;INDEX([.$W70:.$HB70];MATCH([.$B$7];[.$W$1:.$HB$1];0)+[.O$1]))">
            <text:p/>
          </table:table-cell>
          <table:table-cell table:style-name="ce12" table:formula="of:=IF(INDEX([.$W70:.$HB70];MATCH([.$B$7];[.$W$1:.$HB$1];0)+[.P$1])=&quot;&quot;;&quot;&quot;;INDEX([.$W70:.$HB70];MATCH([.$B$7];[.$W$1:.$HB$1];0)+[.P$1]))">
            <text:p/>
          </table:table-cell>
          <table:table-cell table:style-name="ce12" table:formula="of:=IF(INDEX([.$W70:.$HB70];MATCH([.$B$7];[.$W$1:.$HB$1];0)+[.Q$1])=&quot;&quot;;&quot;&quot;;INDEX([.$W70:.$HB70];MATCH([.$B$7];[.$W$1:.$HB$1];0)+[.Q$1]))">
            <text:p/>
          </table:table-cell>
          <table:table-cell table:style-name="ce12" table:formula="of:=IF(INDEX([.$W70:.$HB70];MATCH([.$B$7];[.$W$1:.$HB$1];0)+[.R$1])=&quot;&quot;;&quot;&quot;;INDEX([.$W70:.$HB70];MATCH([.$B$7];[.$W$1:.$HB$1];0)+[.R$1]))">
            <text:p/>
          </table:table-cell>
          <table:table-cell table:style-name="ce60" table:formula="of:=IF(INDEX([.$W70:.$HB70];MATCH([.$B$7];[.$W$1:.$HB$1];0)+[.S$1])=&quot;&quot;;&quot;&quot;;INDEX([.$W70:.$HB70];MATCH([.$B$7];[.$W$1:.$HB$1];0)+[.S$1]))">
            <text:p/>
          </table:table-cell>
          <table:table-cell table:style-name="ce20" table:formula="of:=IF(INDEX([.$W70:.$HB70];MATCH([.$B$7];[.$W$1:.$HB$1];0)+[.T$1])=&quot;&quot;;&quot;&quot;;INDEX([.$W70:.$HB70];MATCH([.$B$7];[.$W$1:.$HB$1];0)+[.T$1]))">
            <text:p/>
          </table:table-cell>
          <table:table-cell/>
          <table:table-cell table:style-name="ce77" office:value-type="float" office:value="49" calcext:value-type="float">
            <text:p>4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L$4:.$L$101];[.A71]));&quot;&quot;;SMALL([.$L$4:.$L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L$4:.$L$11];0));&quot;&quot;;INDEX([.$M$22:.$M$101];MATCH([.B71];[.$L$22:.$L$101];1))))">
            <text:p/>
          </table:table-cell>
          <table:table-cell table:formula="of:=IF([.B71]=&quot;&quot;;&quot;&quot;;IF([.B70]&lt;[.$L$4];INDEX([.$M$4:.$M$11];MATCH([.B70];[.$L$4:.$L$11];-1));INDEX([.$M$4:.$M$11];MATCH([.B70];[.$L$4:.$L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M$22:.$M$101];MATCH([.B71];[.$L$22:.$L$101];0))=&quot;b&quot;;&quot;\break&quot;;&quot;\pageBreak&quot;);&quot;&quot;))))">
            <text:p/>
          </table:table-cell>
          <table:table-cell table:formula="of:=IF(INDEX([.$N$23:.$N$101];MATCH([.B71];[.$L$23:.$L$101];0))=&quot;&quot;;&quot;&quot;;IF(ISERROR(MATCH([.B71];[.$L$23:.$L$101];0));&quot;&quot;;&quot;\grace {&quot;&amp;INDEX([.$N$23:.$N$101];MATCH([.B71];[.$L$23:.$L$101];0))&amp;&quot;}&quot;))">
            <text:p/>
          </table:table-cell>
          <table:table-cell table:formula="of:=IF([.B71]=&quot;&quot;;&quot;&quot;;IF([.$L$16]=&quot;Y&quot;;IF([.C71]=0;&quot; &quot;&amp;[.F71];[.E71]&amp;&quot;*&quot;&amp;[.C71]&amp;&quot; &quot;&amp;[.F71]&amp;&quot; &quot;&amp;[.G71]);&quot;&quot;))">
            <text:p/>
          </table:table-cell>
          <table:table-cell table:number-columns-repeated="2"/>
          <table:table-cell table:style-name="ce27" office:value-type="float" office:value="50" calcext:value-type="float">
            <text:p>50</text:p>
          </table:table-cell>
          <table:table-cell table:style-name="ce36" table:formula="of:=IF(INDEX([.$W71:.$HB71];MATCH([.$B$7];[.$W$1:.$HB$1];0)+[.L$1])=&quot;&quot;;&quot;&quot;;INDEX([.$W71:.$HB71];MATCH([.$B$7];[.$W$1:.$HB$1];0)+[.L$1]))">
            <text:p/>
          </table:table-cell>
          <table:table-cell table:style-name="ce12" table:formula="of:=IF(INDEX([.$W71:.$HB71];MATCH([.$B$7];[.$W$1:.$HB$1];0)+[.M$1])=&quot;&quot;;&quot;&quot;;INDEX([.$W71:.$HB71];MATCH([.$B$7];[.$W$1:.$HB$1];0)+[.M$1]))">
            <text:p/>
          </table:table-cell>
          <table:table-cell table:style-name="ce12" table:formula="of:=IF(INDEX([.$W71:.$HB71];MATCH([.$B$7];[.$W$1:.$HB$1];0)+[.N$1])=&quot;&quot;;&quot;&quot;;INDEX([.$W71:.$HB71];MATCH([.$B$7];[.$W$1:.$HB$1];0)+[.N$1]))">
            <text:p/>
          </table:table-cell>
          <table:table-cell table:style-name="ce12" table:formula="of:=IF(INDEX([.$W71:.$HB71];MATCH([.$B$7];[.$W$1:.$HB$1];0)+[.O$1])=&quot;&quot;;&quot;&quot;;INDEX([.$W71:.$HB71];MATCH([.$B$7];[.$W$1:.$HB$1];0)+[.O$1]))">
            <text:p/>
          </table:table-cell>
          <table:table-cell table:style-name="ce12" table:formula="of:=IF(INDEX([.$W71:.$HB71];MATCH([.$B$7];[.$W$1:.$HB$1];0)+[.P$1])=&quot;&quot;;&quot;&quot;;INDEX([.$W71:.$HB71];MATCH([.$B$7];[.$W$1:.$HB$1];0)+[.P$1]))">
            <text:p/>
          </table:table-cell>
          <table:table-cell table:style-name="ce12" table:formula="of:=IF(INDEX([.$W71:.$HB71];MATCH([.$B$7];[.$W$1:.$HB$1];0)+[.Q$1])=&quot;&quot;;&quot;&quot;;INDEX([.$W71:.$HB71];MATCH([.$B$7];[.$W$1:.$HB$1];0)+[.Q$1]))">
            <text:p/>
          </table:table-cell>
          <table:table-cell table:style-name="ce12" table:formula="of:=IF(INDEX([.$W71:.$HB71];MATCH([.$B$7];[.$W$1:.$HB$1];0)+[.R$1])=&quot;&quot;;&quot;&quot;;INDEX([.$W71:.$HB71];MATCH([.$B$7];[.$W$1:.$HB$1];0)+[.R$1]))">
            <text:p/>
          </table:table-cell>
          <table:table-cell table:style-name="ce60" table:formula="of:=IF(INDEX([.$W71:.$HB71];MATCH([.$B$7];[.$W$1:.$HB$1];0)+[.S$1])=&quot;&quot;;&quot;&quot;;INDEX([.$W71:.$HB71];MATCH([.$B$7];[.$W$1:.$HB$1];0)+[.S$1]))">
            <text:p/>
          </table:table-cell>
          <table:table-cell table:style-name="ce20" table:formula="of:=IF(INDEX([.$W71:.$HB71];MATCH([.$B$7];[.$W$1:.$HB$1];0)+[.T$1])=&quot;&quot;;&quot;&quot;;INDEX([.$W71:.$HB71];MATCH([.$B$7];[.$W$1:.$HB$1];0)+[.T$1]))">
            <text:p/>
          </table:table-cell>
          <table:table-cell/>
          <table:table-cell table:style-name="ce77" office:value-type="float" office:value="50" calcext:value-type="float">
            <text:p>5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L$4:.$L$101];[.A72]));&quot;&quot;;SMALL([.$L$4:.$L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L$4:.$L$11];0));&quot;&quot;;INDEX([.$M$22:.$M$101];MATCH([.B72];[.$L$22:.$L$101];1))))">
            <text:p/>
          </table:table-cell>
          <table:table-cell table:formula="of:=IF([.B72]=&quot;&quot;;&quot;&quot;;IF([.B71]&lt;[.$L$4];INDEX([.$M$4:.$M$11];MATCH([.B71];[.$L$4:.$L$11];-1));INDEX([.$M$4:.$M$11];MATCH([.B71];[.$L$4:.$L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M$22:.$M$101];MATCH([.B72];[.$L$22:.$L$101];0))=&quot;b&quot;;&quot;\break&quot;;&quot;\pageBreak&quot;);&quot;&quot;))))">
            <text:p/>
          </table:table-cell>
          <table:table-cell table:formula="of:=IF(INDEX([.$N$23:.$N$101];MATCH([.B72];[.$L$23:.$L$101];0))=&quot;&quot;;&quot;&quot;;IF(ISERROR(MATCH([.B72];[.$L$23:.$L$101];0));&quot;&quot;;&quot;\grace {&quot;&amp;INDEX([.$N$23:.$N$101];MATCH([.B72];[.$L$23:.$L$101];0))&amp;&quot;}&quot;))">
            <text:p/>
          </table:table-cell>
          <table:table-cell table:formula="of:=IF([.B72]=&quot;&quot;;&quot;&quot;;IF([.$L$16]=&quot;Y&quot;;IF([.C72]=0;&quot; &quot;&amp;[.F72];[.E72]&amp;&quot;*&quot;&amp;[.C72]&amp;&quot; &quot;&amp;[.F72]&amp;&quot; &quot;&amp;[.G72]);&quot;&quot;))">
            <text:p/>
          </table:table-cell>
          <table:table-cell table:number-columns-repeated="2"/>
          <table:table-cell table:style-name="ce27" office:value-type="float" office:value="51" calcext:value-type="float">
            <text:p>51</text:p>
          </table:table-cell>
          <table:table-cell table:style-name="ce36" table:formula="of:=IF(INDEX([.$W72:.$HB72];MATCH([.$B$7];[.$W$1:.$HB$1];0)+[.L$1])=&quot;&quot;;&quot;&quot;;INDEX([.$W72:.$HB72];MATCH([.$B$7];[.$W$1:.$HB$1];0)+[.L$1]))">
            <text:p/>
          </table:table-cell>
          <table:table-cell table:style-name="ce12" table:formula="of:=IF(INDEX([.$W72:.$HB72];MATCH([.$B$7];[.$W$1:.$HB$1];0)+[.M$1])=&quot;&quot;;&quot;&quot;;INDEX([.$W72:.$HB72];MATCH([.$B$7];[.$W$1:.$HB$1];0)+[.M$1]))">
            <text:p/>
          </table:table-cell>
          <table:table-cell table:style-name="ce12" table:formula="of:=IF(INDEX([.$W72:.$HB72];MATCH([.$B$7];[.$W$1:.$HB$1];0)+[.N$1])=&quot;&quot;;&quot;&quot;;INDEX([.$W72:.$HB72];MATCH([.$B$7];[.$W$1:.$HB$1];0)+[.N$1]))">
            <text:p/>
          </table:table-cell>
          <table:table-cell table:style-name="ce12" table:formula="of:=IF(INDEX([.$W72:.$HB72];MATCH([.$B$7];[.$W$1:.$HB$1];0)+[.O$1])=&quot;&quot;;&quot;&quot;;INDEX([.$W72:.$HB72];MATCH([.$B$7];[.$W$1:.$HB$1];0)+[.O$1]))">
            <text:p/>
          </table:table-cell>
          <table:table-cell table:style-name="ce12" table:formula="of:=IF(INDEX([.$W72:.$HB72];MATCH([.$B$7];[.$W$1:.$HB$1];0)+[.P$1])=&quot;&quot;;&quot;&quot;;INDEX([.$W72:.$HB72];MATCH([.$B$7];[.$W$1:.$HB$1];0)+[.P$1]))">
            <text:p/>
          </table:table-cell>
          <table:table-cell table:style-name="ce12" table:formula="of:=IF(INDEX([.$W72:.$HB72];MATCH([.$B$7];[.$W$1:.$HB$1];0)+[.Q$1])=&quot;&quot;;&quot;&quot;;INDEX([.$W72:.$HB72];MATCH([.$B$7];[.$W$1:.$HB$1];0)+[.Q$1]))">
            <text:p/>
          </table:table-cell>
          <table:table-cell table:style-name="ce12" table:formula="of:=IF(INDEX([.$W72:.$HB72];MATCH([.$B$7];[.$W$1:.$HB$1];0)+[.R$1])=&quot;&quot;;&quot;&quot;;INDEX([.$W72:.$HB72];MATCH([.$B$7];[.$W$1:.$HB$1];0)+[.R$1]))">
            <text:p/>
          </table:table-cell>
          <table:table-cell table:style-name="ce60" table:formula="of:=IF(INDEX([.$W72:.$HB72];MATCH([.$B$7];[.$W$1:.$HB$1];0)+[.S$1])=&quot;&quot;;&quot;&quot;;INDEX([.$W72:.$HB72];MATCH([.$B$7];[.$W$1:.$HB$1];0)+[.S$1]))">
            <text:p/>
          </table:table-cell>
          <table:table-cell table:style-name="ce20" table:formula="of:=IF(INDEX([.$W72:.$HB72];MATCH([.$B$7];[.$W$1:.$HB$1];0)+[.T$1])=&quot;&quot;;&quot;&quot;;INDEX([.$W72:.$HB72];MATCH([.$B$7];[.$W$1:.$HB$1];0)+[.T$1]))">
            <text:p/>
          </table:table-cell>
          <table:table-cell/>
          <table:table-cell table:style-name="ce77" office:value-type="float" office:value="51" calcext:value-type="float">
            <text:p>5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L$4:.$L$101];[.A73]));&quot;&quot;;SMALL([.$L$4:.$L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L$4:.$L$11];0));&quot;&quot;;INDEX([.$M$22:.$M$101];MATCH([.B73];[.$L$22:.$L$101];1))))">
            <text:p/>
          </table:table-cell>
          <table:table-cell table:formula="of:=IF([.B73]=&quot;&quot;;&quot;&quot;;IF([.B72]&lt;[.$L$4];INDEX([.$M$4:.$M$11];MATCH([.B72];[.$L$4:.$L$11];-1));INDEX([.$M$4:.$M$11];MATCH([.B72];[.$L$4:.$L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M$22:.$M$101];MATCH([.B73];[.$L$22:.$L$101];0))=&quot;b&quot;;&quot;\break&quot;;&quot;\pageBreak&quot;);&quot;&quot;))))">
            <text:p/>
          </table:table-cell>
          <table:table-cell table:formula="of:=IF(INDEX([.$N$23:.$N$101];MATCH([.B73];[.$L$23:.$L$101];0))=&quot;&quot;;&quot;&quot;;IF(ISERROR(MATCH([.B73];[.$L$23:.$L$101];0));&quot;&quot;;&quot;\grace {&quot;&amp;INDEX([.$N$23:.$N$101];MATCH([.B73];[.$L$23:.$L$101];0))&amp;&quot;}&quot;))">
            <text:p/>
          </table:table-cell>
          <table:table-cell table:formula="of:=IF([.B73]=&quot;&quot;;&quot;&quot;;IF([.$L$16]=&quot;Y&quot;;IF([.C73]=0;&quot; &quot;&amp;[.F73];[.E73]&amp;&quot;*&quot;&amp;[.C73]&amp;&quot; &quot;&amp;[.F73]&amp;&quot; &quot;&amp;[.G73]);&quot;&quot;))">
            <text:p/>
          </table:table-cell>
          <table:table-cell table:number-columns-repeated="2"/>
          <table:table-cell table:style-name="ce27" office:value-type="float" office:value="52" calcext:value-type="float">
            <text:p>52</text:p>
          </table:table-cell>
          <table:table-cell table:style-name="ce36" table:formula="of:=IF(INDEX([.$W73:.$HB73];MATCH([.$B$7];[.$W$1:.$HB$1];0)+[.L$1])=&quot;&quot;;&quot;&quot;;INDEX([.$W73:.$HB73];MATCH([.$B$7];[.$W$1:.$HB$1];0)+[.L$1]))">
            <text:p/>
          </table:table-cell>
          <table:table-cell table:style-name="ce12" table:formula="of:=IF(INDEX([.$W73:.$HB73];MATCH([.$B$7];[.$W$1:.$HB$1];0)+[.M$1])=&quot;&quot;;&quot;&quot;;INDEX([.$W73:.$HB73];MATCH([.$B$7];[.$W$1:.$HB$1];0)+[.M$1]))">
            <text:p/>
          </table:table-cell>
          <table:table-cell table:style-name="ce12" table:formula="of:=IF(INDEX([.$W73:.$HB73];MATCH([.$B$7];[.$W$1:.$HB$1];0)+[.N$1])=&quot;&quot;;&quot;&quot;;INDEX([.$W73:.$HB73];MATCH([.$B$7];[.$W$1:.$HB$1];0)+[.N$1]))">
            <text:p/>
          </table:table-cell>
          <table:table-cell table:style-name="ce12" table:formula="of:=IF(INDEX([.$W73:.$HB73];MATCH([.$B$7];[.$W$1:.$HB$1];0)+[.O$1])=&quot;&quot;;&quot;&quot;;INDEX([.$W73:.$HB73];MATCH([.$B$7];[.$W$1:.$HB$1];0)+[.O$1]))">
            <text:p/>
          </table:table-cell>
          <table:table-cell table:style-name="ce12" table:formula="of:=IF(INDEX([.$W73:.$HB73];MATCH([.$B$7];[.$W$1:.$HB$1];0)+[.P$1])=&quot;&quot;;&quot;&quot;;INDEX([.$W73:.$HB73];MATCH([.$B$7];[.$W$1:.$HB$1];0)+[.P$1]))">
            <text:p/>
          </table:table-cell>
          <table:table-cell table:style-name="ce12" table:formula="of:=IF(INDEX([.$W73:.$HB73];MATCH([.$B$7];[.$W$1:.$HB$1];0)+[.Q$1])=&quot;&quot;;&quot;&quot;;INDEX([.$W73:.$HB73];MATCH([.$B$7];[.$W$1:.$HB$1];0)+[.Q$1]))">
            <text:p/>
          </table:table-cell>
          <table:table-cell table:style-name="ce12" table:formula="of:=IF(INDEX([.$W73:.$HB73];MATCH([.$B$7];[.$W$1:.$HB$1];0)+[.R$1])=&quot;&quot;;&quot;&quot;;INDEX([.$W73:.$HB73];MATCH([.$B$7];[.$W$1:.$HB$1];0)+[.R$1]))">
            <text:p/>
          </table:table-cell>
          <table:table-cell table:style-name="ce60" table:formula="of:=IF(INDEX([.$W73:.$HB73];MATCH([.$B$7];[.$W$1:.$HB$1];0)+[.S$1])=&quot;&quot;;&quot;&quot;;INDEX([.$W73:.$HB73];MATCH([.$B$7];[.$W$1:.$HB$1];0)+[.S$1]))">
            <text:p/>
          </table:table-cell>
          <table:table-cell table:style-name="ce20" table:formula="of:=IF(INDEX([.$W73:.$HB73];MATCH([.$B$7];[.$W$1:.$HB$1];0)+[.T$1])=&quot;&quot;;&quot;&quot;;INDEX([.$W73:.$HB73];MATCH([.$B$7];[.$W$1:.$HB$1];0)+[.T$1]))">
            <text:p/>
          </table:table-cell>
          <table:table-cell/>
          <table:table-cell table:style-name="ce77" office:value-type="float" office:value="52" calcext:value-type="float">
            <text:p>5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L$4:.$L$101];[.A74]));&quot;&quot;;SMALL([.$L$4:.$L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L$4:.$L$11];0));&quot;&quot;;INDEX([.$M$22:.$M$101];MATCH([.B74];[.$L$22:.$L$101];1))))">
            <text:p/>
          </table:table-cell>
          <table:table-cell table:formula="of:=IF([.B74]=&quot;&quot;;&quot;&quot;;IF([.B73]&lt;[.$L$4];INDEX([.$M$4:.$M$11];MATCH([.B73];[.$L$4:.$L$11];-1));INDEX([.$M$4:.$M$11];MATCH([.B73];[.$L$4:.$L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M$22:.$M$101];MATCH([.B74];[.$L$22:.$L$101];0))=&quot;b&quot;;&quot;\break&quot;;&quot;\pageBreak&quot;);&quot;&quot;))))">
            <text:p/>
          </table:table-cell>
          <table:table-cell table:formula="of:=IF(INDEX([.$N$23:.$N$101];MATCH([.B74];[.$L$23:.$L$101];0))=&quot;&quot;;&quot;&quot;;IF(ISERROR(MATCH([.B74];[.$L$23:.$L$101];0));&quot;&quot;;&quot;\grace {&quot;&amp;INDEX([.$N$23:.$N$101];MATCH([.B74];[.$L$23:.$L$101];0))&amp;&quot;}&quot;))">
            <text:p/>
          </table:table-cell>
          <table:table-cell table:formula="of:=IF([.B74]=&quot;&quot;;&quot;&quot;;IF([.$L$16]=&quot;Y&quot;;IF([.C74]=0;&quot; &quot;&amp;[.F74];[.E74]&amp;&quot;*&quot;&amp;[.C74]&amp;&quot; &quot;&amp;[.F74]&amp;&quot; &quot;&amp;[.G74]);&quot;&quot;))">
            <text:p/>
          </table:table-cell>
          <table:table-cell table:number-columns-repeated="2"/>
          <table:table-cell table:style-name="ce27" office:value-type="float" office:value="53" calcext:value-type="float">
            <text:p>53</text:p>
          </table:table-cell>
          <table:table-cell table:style-name="ce36" table:formula="of:=IF(INDEX([.$W74:.$HB74];MATCH([.$B$7];[.$W$1:.$HB$1];0)+[.L$1])=&quot;&quot;;&quot;&quot;;INDEX([.$W74:.$HB74];MATCH([.$B$7];[.$W$1:.$HB$1];0)+[.L$1]))">
            <text:p/>
          </table:table-cell>
          <table:table-cell table:style-name="ce12" table:formula="of:=IF(INDEX([.$W74:.$HB74];MATCH([.$B$7];[.$W$1:.$HB$1];0)+[.M$1])=&quot;&quot;;&quot;&quot;;INDEX([.$W74:.$HB74];MATCH([.$B$7];[.$W$1:.$HB$1];0)+[.M$1]))">
            <text:p/>
          </table:table-cell>
          <table:table-cell table:style-name="ce12" table:formula="of:=IF(INDEX([.$W74:.$HB74];MATCH([.$B$7];[.$W$1:.$HB$1];0)+[.N$1])=&quot;&quot;;&quot;&quot;;INDEX([.$W74:.$HB74];MATCH([.$B$7];[.$W$1:.$HB$1];0)+[.N$1]))">
            <text:p/>
          </table:table-cell>
          <table:table-cell table:style-name="ce12" table:formula="of:=IF(INDEX([.$W74:.$HB74];MATCH([.$B$7];[.$W$1:.$HB$1];0)+[.O$1])=&quot;&quot;;&quot;&quot;;INDEX([.$W74:.$HB74];MATCH([.$B$7];[.$W$1:.$HB$1];0)+[.O$1]))">
            <text:p/>
          </table:table-cell>
          <table:table-cell table:style-name="ce12" table:formula="of:=IF(INDEX([.$W74:.$HB74];MATCH([.$B$7];[.$W$1:.$HB$1];0)+[.P$1])=&quot;&quot;;&quot;&quot;;INDEX([.$W74:.$HB74];MATCH([.$B$7];[.$W$1:.$HB$1];0)+[.P$1]))">
            <text:p/>
          </table:table-cell>
          <table:table-cell table:style-name="ce12" table:formula="of:=IF(INDEX([.$W74:.$HB74];MATCH([.$B$7];[.$W$1:.$HB$1];0)+[.Q$1])=&quot;&quot;;&quot;&quot;;INDEX([.$W74:.$HB74];MATCH([.$B$7];[.$W$1:.$HB$1];0)+[.Q$1]))">
            <text:p/>
          </table:table-cell>
          <table:table-cell table:style-name="ce12" table:formula="of:=IF(INDEX([.$W74:.$HB74];MATCH([.$B$7];[.$W$1:.$HB$1];0)+[.R$1])=&quot;&quot;;&quot;&quot;;INDEX([.$W74:.$HB74];MATCH([.$B$7];[.$W$1:.$HB$1];0)+[.R$1]))">
            <text:p/>
          </table:table-cell>
          <table:table-cell table:style-name="ce60" table:formula="of:=IF(INDEX([.$W74:.$HB74];MATCH([.$B$7];[.$W$1:.$HB$1];0)+[.S$1])=&quot;&quot;;&quot;&quot;;INDEX([.$W74:.$HB74];MATCH([.$B$7];[.$W$1:.$HB$1];0)+[.S$1]))">
            <text:p/>
          </table:table-cell>
          <table:table-cell table:style-name="ce20" table:formula="of:=IF(INDEX([.$W74:.$HB74];MATCH([.$B$7];[.$W$1:.$HB$1];0)+[.T$1])=&quot;&quot;;&quot;&quot;;INDEX([.$W74:.$HB74];MATCH([.$B$7];[.$W$1:.$HB$1];0)+[.T$1]))">
            <text:p/>
          </table:table-cell>
          <table:table-cell/>
          <table:table-cell table:style-name="ce77" office:value-type="float" office:value="53" calcext:value-type="float">
            <text:p>5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L$4:.$L$101];[.A75]));&quot;&quot;;SMALL([.$L$4:.$L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L$4:.$L$11];0));&quot;&quot;;INDEX([.$M$22:.$M$101];MATCH([.B75];[.$L$22:.$L$101];1))))">
            <text:p/>
          </table:table-cell>
          <table:table-cell table:formula="of:=IF([.B75]=&quot;&quot;;&quot;&quot;;IF([.B74]&lt;[.$L$4];INDEX([.$M$4:.$M$11];MATCH([.B74];[.$L$4:.$L$11];-1));INDEX([.$M$4:.$M$11];MATCH([.B74];[.$L$4:.$L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M$22:.$M$101];MATCH([.B75];[.$L$22:.$L$101];0))=&quot;b&quot;;&quot;\break&quot;;&quot;\pageBreak&quot;);&quot;&quot;))))">
            <text:p/>
          </table:table-cell>
          <table:table-cell table:formula="of:=IF(INDEX([.$N$23:.$N$101];MATCH([.B75];[.$L$23:.$L$101];0))=&quot;&quot;;&quot;&quot;;IF(ISERROR(MATCH([.B75];[.$L$23:.$L$101];0));&quot;&quot;;&quot;\grace {&quot;&amp;INDEX([.$N$23:.$N$101];MATCH([.B75];[.$L$23:.$L$101];0))&amp;&quot;}&quot;))">
            <text:p/>
          </table:table-cell>
          <table:table-cell table:formula="of:=IF([.B75]=&quot;&quot;;&quot;&quot;;IF([.$L$16]=&quot;Y&quot;;IF([.C75]=0;&quot; &quot;&amp;[.F75];[.E75]&amp;&quot;*&quot;&amp;[.C75]&amp;&quot; &quot;&amp;[.F75]&amp;&quot; &quot;&amp;[.G75]);&quot;&quot;))">
            <text:p/>
          </table:table-cell>
          <table:table-cell table:number-columns-repeated="2"/>
          <table:table-cell table:style-name="ce27" office:value-type="float" office:value="54" calcext:value-type="float">
            <text:p>54</text:p>
          </table:table-cell>
          <table:table-cell table:style-name="ce36" table:formula="of:=IF(INDEX([.$W75:.$HB75];MATCH([.$B$7];[.$W$1:.$HB$1];0)+[.L$1])=&quot;&quot;;&quot;&quot;;INDEX([.$W75:.$HB75];MATCH([.$B$7];[.$W$1:.$HB$1];0)+[.L$1]))">
            <text:p/>
          </table:table-cell>
          <table:table-cell table:style-name="ce12" table:formula="of:=IF(INDEX([.$W75:.$HB75];MATCH([.$B$7];[.$W$1:.$HB$1];0)+[.M$1])=&quot;&quot;;&quot;&quot;;INDEX([.$W75:.$HB75];MATCH([.$B$7];[.$W$1:.$HB$1];0)+[.M$1]))">
            <text:p/>
          </table:table-cell>
          <table:table-cell table:style-name="ce12" table:formula="of:=IF(INDEX([.$W75:.$HB75];MATCH([.$B$7];[.$W$1:.$HB$1];0)+[.N$1])=&quot;&quot;;&quot;&quot;;INDEX([.$W75:.$HB75];MATCH([.$B$7];[.$W$1:.$HB$1];0)+[.N$1]))">
            <text:p/>
          </table:table-cell>
          <table:table-cell table:style-name="ce12" table:formula="of:=IF(INDEX([.$W75:.$HB75];MATCH([.$B$7];[.$W$1:.$HB$1];0)+[.O$1])=&quot;&quot;;&quot;&quot;;INDEX([.$W75:.$HB75];MATCH([.$B$7];[.$W$1:.$HB$1];0)+[.O$1]))">
            <text:p/>
          </table:table-cell>
          <table:table-cell table:style-name="ce12" table:formula="of:=IF(INDEX([.$W75:.$HB75];MATCH([.$B$7];[.$W$1:.$HB$1];0)+[.P$1])=&quot;&quot;;&quot;&quot;;INDEX([.$W75:.$HB75];MATCH([.$B$7];[.$W$1:.$HB$1];0)+[.P$1]))">
            <text:p/>
          </table:table-cell>
          <table:table-cell table:style-name="ce12" table:formula="of:=IF(INDEX([.$W75:.$HB75];MATCH([.$B$7];[.$W$1:.$HB$1];0)+[.Q$1])=&quot;&quot;;&quot;&quot;;INDEX([.$W75:.$HB75];MATCH([.$B$7];[.$W$1:.$HB$1];0)+[.Q$1]))">
            <text:p/>
          </table:table-cell>
          <table:table-cell table:style-name="ce12" table:formula="of:=IF(INDEX([.$W75:.$HB75];MATCH([.$B$7];[.$W$1:.$HB$1];0)+[.R$1])=&quot;&quot;;&quot;&quot;;INDEX([.$W75:.$HB75];MATCH([.$B$7];[.$W$1:.$HB$1];0)+[.R$1]))">
            <text:p/>
          </table:table-cell>
          <table:table-cell table:style-name="ce60" table:formula="of:=IF(INDEX([.$W75:.$HB75];MATCH([.$B$7];[.$W$1:.$HB$1];0)+[.S$1])=&quot;&quot;;&quot;&quot;;INDEX([.$W75:.$HB75];MATCH([.$B$7];[.$W$1:.$HB$1];0)+[.S$1]))">
            <text:p/>
          </table:table-cell>
          <table:table-cell table:style-name="ce20" table:formula="of:=IF(INDEX([.$W75:.$HB75];MATCH([.$B$7];[.$W$1:.$HB$1];0)+[.T$1])=&quot;&quot;;&quot;&quot;;INDEX([.$W75:.$HB75];MATCH([.$B$7];[.$W$1:.$HB$1];0)+[.T$1]))">
            <text:p/>
          </table:table-cell>
          <table:table-cell/>
          <table:table-cell table:style-name="ce77" office:value-type="float" office:value="54" calcext:value-type="float">
            <text:p>5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L$4:.$L$101];[.A76]));&quot;&quot;;SMALL([.$L$4:.$L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L$4:.$L$11];0));&quot;&quot;;INDEX([.$M$22:.$M$101];MATCH([.B76];[.$L$22:.$L$101];1))))">
            <text:p/>
          </table:table-cell>
          <table:table-cell table:formula="of:=IF([.B76]=&quot;&quot;;&quot;&quot;;IF([.B75]&lt;[.$L$4];INDEX([.$M$4:.$M$11];MATCH([.B75];[.$L$4:.$L$11];-1));INDEX([.$M$4:.$M$11];MATCH([.B75];[.$L$4:.$L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M$22:.$M$101];MATCH([.B76];[.$L$22:.$L$101];0))=&quot;b&quot;;&quot;\break&quot;;&quot;\pageBreak&quot;);&quot;&quot;))))">
            <text:p/>
          </table:table-cell>
          <table:table-cell table:formula="of:=IF(INDEX([.$N$23:.$N$101];MATCH([.B76];[.$L$23:.$L$101];0))=&quot;&quot;;&quot;&quot;;IF(ISERROR(MATCH([.B76];[.$L$23:.$L$101];0));&quot;&quot;;&quot;\grace {&quot;&amp;INDEX([.$N$23:.$N$101];MATCH([.B76];[.$L$23:.$L$101];0))&amp;&quot;}&quot;))">
            <text:p/>
          </table:table-cell>
          <table:table-cell table:formula="of:=IF([.B76]=&quot;&quot;;&quot;&quot;;IF([.$L$16]=&quot;Y&quot;;IF([.C76]=0;&quot; &quot;&amp;[.F76];[.E76]&amp;&quot;*&quot;&amp;[.C76]&amp;&quot; &quot;&amp;[.F76]&amp;&quot; &quot;&amp;[.G76]);&quot;&quot;))">
            <text:p/>
          </table:table-cell>
          <table:table-cell table:number-columns-repeated="2"/>
          <table:table-cell table:style-name="ce27" office:value-type="float" office:value="55" calcext:value-type="float">
            <text:p>55</text:p>
          </table:table-cell>
          <table:table-cell table:style-name="ce36" table:formula="of:=IF(INDEX([.$W76:.$HB76];MATCH([.$B$7];[.$W$1:.$HB$1];0)+[.L$1])=&quot;&quot;;&quot;&quot;;INDEX([.$W76:.$HB76];MATCH([.$B$7];[.$W$1:.$HB$1];0)+[.L$1]))">
            <text:p/>
          </table:table-cell>
          <table:table-cell table:style-name="ce12" table:formula="of:=IF(INDEX([.$W76:.$HB76];MATCH([.$B$7];[.$W$1:.$HB$1];0)+[.M$1])=&quot;&quot;;&quot;&quot;;INDEX([.$W76:.$HB76];MATCH([.$B$7];[.$W$1:.$HB$1];0)+[.M$1]))">
            <text:p/>
          </table:table-cell>
          <table:table-cell table:style-name="ce12" table:formula="of:=IF(INDEX([.$W76:.$HB76];MATCH([.$B$7];[.$W$1:.$HB$1];0)+[.N$1])=&quot;&quot;;&quot;&quot;;INDEX([.$W76:.$HB76];MATCH([.$B$7];[.$W$1:.$HB$1];0)+[.N$1]))">
            <text:p/>
          </table:table-cell>
          <table:table-cell table:style-name="ce12" table:formula="of:=IF(INDEX([.$W76:.$HB76];MATCH([.$B$7];[.$W$1:.$HB$1];0)+[.O$1])=&quot;&quot;;&quot;&quot;;INDEX([.$W76:.$HB76];MATCH([.$B$7];[.$W$1:.$HB$1];0)+[.O$1]))">
            <text:p/>
          </table:table-cell>
          <table:table-cell table:style-name="ce12" table:formula="of:=IF(INDEX([.$W76:.$HB76];MATCH([.$B$7];[.$W$1:.$HB$1];0)+[.P$1])=&quot;&quot;;&quot;&quot;;INDEX([.$W76:.$HB76];MATCH([.$B$7];[.$W$1:.$HB$1];0)+[.P$1]))">
            <text:p/>
          </table:table-cell>
          <table:table-cell table:style-name="ce12" table:formula="of:=IF(INDEX([.$W76:.$HB76];MATCH([.$B$7];[.$W$1:.$HB$1];0)+[.Q$1])=&quot;&quot;;&quot;&quot;;INDEX([.$W76:.$HB76];MATCH([.$B$7];[.$W$1:.$HB$1];0)+[.Q$1]))">
            <text:p/>
          </table:table-cell>
          <table:table-cell table:style-name="ce12" table:formula="of:=IF(INDEX([.$W76:.$HB76];MATCH([.$B$7];[.$W$1:.$HB$1];0)+[.R$1])=&quot;&quot;;&quot;&quot;;INDEX([.$W76:.$HB76];MATCH([.$B$7];[.$W$1:.$HB$1];0)+[.R$1]))">
            <text:p/>
          </table:table-cell>
          <table:table-cell table:style-name="ce60" table:formula="of:=IF(INDEX([.$W76:.$HB76];MATCH([.$B$7];[.$W$1:.$HB$1];0)+[.S$1])=&quot;&quot;;&quot;&quot;;INDEX([.$W76:.$HB76];MATCH([.$B$7];[.$W$1:.$HB$1];0)+[.S$1]))">
            <text:p/>
          </table:table-cell>
          <table:table-cell table:style-name="ce20" table:formula="of:=IF(INDEX([.$W76:.$HB76];MATCH([.$B$7];[.$W$1:.$HB$1];0)+[.T$1])=&quot;&quot;;&quot;&quot;;INDEX([.$W76:.$HB76];MATCH([.$B$7];[.$W$1:.$HB$1];0)+[.T$1]))">
            <text:p/>
          </table:table-cell>
          <table:table-cell/>
          <table:table-cell table:style-name="ce77" office:value-type="float" office:value="55" calcext:value-type="float">
            <text:p>5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L$4:.$L$101];[.A77]));&quot;&quot;;SMALL([.$L$4:.$L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L$4:.$L$11];0));&quot;&quot;;INDEX([.$M$22:.$M$101];MATCH([.B77];[.$L$22:.$L$101];1))))">
            <text:p/>
          </table:table-cell>
          <table:table-cell table:formula="of:=IF([.B77]=&quot;&quot;;&quot;&quot;;IF([.B76]&lt;[.$L$4];INDEX([.$M$4:.$M$11];MATCH([.B76];[.$L$4:.$L$11];-1));INDEX([.$M$4:.$M$11];MATCH([.B76];[.$L$4:.$L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M$22:.$M$101];MATCH([.B77];[.$L$22:.$L$101];0))=&quot;b&quot;;&quot;\break&quot;;&quot;\pageBreak&quot;);&quot;&quot;))))">
            <text:p/>
          </table:table-cell>
          <table:table-cell table:formula="of:=IF(INDEX([.$N$23:.$N$101];MATCH([.B77];[.$L$23:.$L$101];0))=&quot;&quot;;&quot;&quot;;IF(ISERROR(MATCH([.B77];[.$L$23:.$L$101];0));&quot;&quot;;&quot;\grace {&quot;&amp;INDEX([.$N$23:.$N$101];MATCH([.B77];[.$L$23:.$L$101];0))&amp;&quot;}&quot;))">
            <text:p/>
          </table:table-cell>
          <table:table-cell table:formula="of:=IF([.B77]=&quot;&quot;;&quot;&quot;;IF([.$L$16]=&quot;Y&quot;;IF([.C77]=0;&quot; &quot;&amp;[.F77];[.E77]&amp;&quot;*&quot;&amp;[.C77]&amp;&quot; &quot;&amp;[.F77]&amp;&quot; &quot;&amp;[.G77]);&quot;&quot;))">
            <text:p/>
          </table:table-cell>
          <table:table-cell table:number-columns-repeated="2"/>
          <table:table-cell table:style-name="ce27" office:value-type="float" office:value="56" calcext:value-type="float">
            <text:p>56</text:p>
          </table:table-cell>
          <table:table-cell table:style-name="ce36" table:formula="of:=IF(INDEX([.$W77:.$HB77];MATCH([.$B$7];[.$W$1:.$HB$1];0)+[.L$1])=&quot;&quot;;&quot;&quot;;INDEX([.$W77:.$HB77];MATCH([.$B$7];[.$W$1:.$HB$1];0)+[.L$1]))">
            <text:p/>
          </table:table-cell>
          <table:table-cell table:style-name="ce12" table:formula="of:=IF(INDEX([.$W77:.$HB77];MATCH([.$B$7];[.$W$1:.$HB$1];0)+[.M$1])=&quot;&quot;;&quot;&quot;;INDEX([.$W77:.$HB77];MATCH([.$B$7];[.$W$1:.$HB$1];0)+[.M$1]))">
            <text:p/>
          </table:table-cell>
          <table:table-cell table:style-name="ce12" table:formula="of:=IF(INDEX([.$W77:.$HB77];MATCH([.$B$7];[.$W$1:.$HB$1];0)+[.N$1])=&quot;&quot;;&quot;&quot;;INDEX([.$W77:.$HB77];MATCH([.$B$7];[.$W$1:.$HB$1];0)+[.N$1]))">
            <text:p/>
          </table:table-cell>
          <table:table-cell table:style-name="ce12" table:formula="of:=IF(INDEX([.$W77:.$HB77];MATCH([.$B$7];[.$W$1:.$HB$1];0)+[.O$1])=&quot;&quot;;&quot;&quot;;INDEX([.$W77:.$HB77];MATCH([.$B$7];[.$W$1:.$HB$1];0)+[.O$1]))">
            <text:p/>
          </table:table-cell>
          <table:table-cell table:style-name="ce12" table:formula="of:=IF(INDEX([.$W77:.$HB77];MATCH([.$B$7];[.$W$1:.$HB$1];0)+[.P$1])=&quot;&quot;;&quot;&quot;;INDEX([.$W77:.$HB77];MATCH([.$B$7];[.$W$1:.$HB$1];0)+[.P$1]))">
            <text:p/>
          </table:table-cell>
          <table:table-cell table:style-name="ce12" table:formula="of:=IF(INDEX([.$W77:.$HB77];MATCH([.$B$7];[.$W$1:.$HB$1];0)+[.Q$1])=&quot;&quot;;&quot;&quot;;INDEX([.$W77:.$HB77];MATCH([.$B$7];[.$W$1:.$HB$1];0)+[.Q$1]))">
            <text:p/>
          </table:table-cell>
          <table:table-cell table:style-name="ce12" table:formula="of:=IF(INDEX([.$W77:.$HB77];MATCH([.$B$7];[.$W$1:.$HB$1];0)+[.R$1])=&quot;&quot;;&quot;&quot;;INDEX([.$W77:.$HB77];MATCH([.$B$7];[.$W$1:.$HB$1];0)+[.R$1]))">
            <text:p/>
          </table:table-cell>
          <table:table-cell table:style-name="ce60" table:formula="of:=IF(INDEX([.$W77:.$HB77];MATCH([.$B$7];[.$W$1:.$HB$1];0)+[.S$1])=&quot;&quot;;&quot;&quot;;INDEX([.$W77:.$HB77];MATCH([.$B$7];[.$W$1:.$HB$1];0)+[.S$1]))">
            <text:p/>
          </table:table-cell>
          <table:table-cell table:style-name="ce20" table:formula="of:=IF(INDEX([.$W77:.$HB77];MATCH([.$B$7];[.$W$1:.$HB$1];0)+[.T$1])=&quot;&quot;;&quot;&quot;;INDEX([.$W77:.$HB77];MATCH([.$B$7];[.$W$1:.$HB$1];0)+[.T$1]))">
            <text:p/>
          </table:table-cell>
          <table:table-cell/>
          <table:table-cell table:style-name="ce77" office:value-type="float" office:value="56" calcext:value-type="float">
            <text:p>5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L$4:.$L$101];[.A78]));&quot;&quot;;SMALL([.$L$4:.$L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L$4:.$L$11];0));&quot;&quot;;INDEX([.$M$22:.$M$101];MATCH([.B78];[.$L$22:.$L$101];1))))">
            <text:p/>
          </table:table-cell>
          <table:table-cell table:formula="of:=IF([.B78]=&quot;&quot;;&quot;&quot;;IF([.B77]&lt;[.$L$4];INDEX([.$M$4:.$M$11];MATCH([.B77];[.$L$4:.$L$11];-1));INDEX([.$M$4:.$M$11];MATCH([.B77];[.$L$4:.$L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M$22:.$M$101];MATCH([.B78];[.$L$22:.$L$101];0))=&quot;b&quot;;&quot;\break&quot;;&quot;\pageBreak&quot;);&quot;&quot;))))">
            <text:p/>
          </table:table-cell>
          <table:table-cell table:formula="of:=IF(INDEX([.$N$23:.$N$101];MATCH([.B78];[.$L$23:.$L$101];0))=&quot;&quot;;&quot;&quot;;IF(ISERROR(MATCH([.B78];[.$L$23:.$L$101];0));&quot;&quot;;&quot;\grace {&quot;&amp;INDEX([.$N$23:.$N$101];MATCH([.B78];[.$L$23:.$L$101];0))&amp;&quot;}&quot;))">
            <text:p/>
          </table:table-cell>
          <table:table-cell table:formula="of:=IF([.B78]=&quot;&quot;;&quot;&quot;;IF([.$L$16]=&quot;Y&quot;;IF([.C78]=0;&quot; &quot;&amp;[.F78];[.E78]&amp;&quot;*&quot;&amp;[.C78]&amp;&quot; &quot;&amp;[.F78]&amp;&quot; &quot;&amp;[.G78]);&quot;&quot;))">
            <text:p/>
          </table:table-cell>
          <table:table-cell table:number-columns-repeated="2"/>
          <table:table-cell table:style-name="ce27" office:value-type="float" office:value="57" calcext:value-type="float">
            <text:p>57</text:p>
          </table:table-cell>
          <table:table-cell table:style-name="ce36" table:formula="of:=IF(INDEX([.$W78:.$HB78];MATCH([.$B$7];[.$W$1:.$HB$1];0)+[.L$1])=&quot;&quot;;&quot;&quot;;INDEX([.$W78:.$HB78];MATCH([.$B$7];[.$W$1:.$HB$1];0)+[.L$1]))">
            <text:p/>
          </table:table-cell>
          <table:table-cell table:style-name="ce12" table:formula="of:=IF(INDEX([.$W78:.$HB78];MATCH([.$B$7];[.$W$1:.$HB$1];0)+[.M$1])=&quot;&quot;;&quot;&quot;;INDEX([.$W78:.$HB78];MATCH([.$B$7];[.$W$1:.$HB$1];0)+[.M$1]))">
            <text:p/>
          </table:table-cell>
          <table:table-cell table:style-name="ce12" table:formula="of:=IF(INDEX([.$W78:.$HB78];MATCH([.$B$7];[.$W$1:.$HB$1];0)+[.N$1])=&quot;&quot;;&quot;&quot;;INDEX([.$W78:.$HB78];MATCH([.$B$7];[.$W$1:.$HB$1];0)+[.N$1]))">
            <text:p/>
          </table:table-cell>
          <table:table-cell table:style-name="ce12" table:formula="of:=IF(INDEX([.$W78:.$HB78];MATCH([.$B$7];[.$W$1:.$HB$1];0)+[.O$1])=&quot;&quot;;&quot;&quot;;INDEX([.$W78:.$HB78];MATCH([.$B$7];[.$W$1:.$HB$1];0)+[.O$1]))">
            <text:p/>
          </table:table-cell>
          <table:table-cell table:style-name="ce12" table:formula="of:=IF(INDEX([.$W78:.$HB78];MATCH([.$B$7];[.$W$1:.$HB$1];0)+[.P$1])=&quot;&quot;;&quot;&quot;;INDEX([.$W78:.$HB78];MATCH([.$B$7];[.$W$1:.$HB$1];0)+[.P$1]))">
            <text:p/>
          </table:table-cell>
          <table:table-cell table:style-name="ce12" table:formula="of:=IF(INDEX([.$W78:.$HB78];MATCH([.$B$7];[.$W$1:.$HB$1];0)+[.Q$1])=&quot;&quot;;&quot;&quot;;INDEX([.$W78:.$HB78];MATCH([.$B$7];[.$W$1:.$HB$1];0)+[.Q$1]))">
            <text:p/>
          </table:table-cell>
          <table:table-cell table:style-name="ce12" table:formula="of:=IF(INDEX([.$W78:.$HB78];MATCH([.$B$7];[.$W$1:.$HB$1];0)+[.R$1])=&quot;&quot;;&quot;&quot;;INDEX([.$W78:.$HB78];MATCH([.$B$7];[.$W$1:.$HB$1];0)+[.R$1]))">
            <text:p/>
          </table:table-cell>
          <table:table-cell table:style-name="ce60" table:formula="of:=IF(INDEX([.$W78:.$HB78];MATCH([.$B$7];[.$W$1:.$HB$1];0)+[.S$1])=&quot;&quot;;&quot;&quot;;INDEX([.$W78:.$HB78];MATCH([.$B$7];[.$W$1:.$HB$1];0)+[.S$1]))">
            <text:p/>
          </table:table-cell>
          <table:table-cell table:style-name="ce20" table:formula="of:=IF(INDEX([.$W78:.$HB78];MATCH([.$B$7];[.$W$1:.$HB$1];0)+[.T$1])=&quot;&quot;;&quot;&quot;;INDEX([.$W78:.$HB78];MATCH([.$B$7];[.$W$1:.$HB$1];0)+[.T$1]))">
            <text:p/>
          </table:table-cell>
          <table:table-cell/>
          <table:table-cell table:style-name="ce77" office:value-type="float" office:value="57" calcext:value-type="float">
            <text:p>5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L$4:.$L$101];[.A79]));&quot;&quot;;SMALL([.$L$4:.$L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L$4:.$L$11];0));&quot;&quot;;INDEX([.$M$22:.$M$101];MATCH([.B79];[.$L$22:.$L$101];1))))">
            <text:p/>
          </table:table-cell>
          <table:table-cell table:formula="of:=IF([.B79]=&quot;&quot;;&quot;&quot;;IF([.B78]&lt;[.$L$4];INDEX([.$M$4:.$M$11];MATCH([.B78];[.$L$4:.$L$11];-1));INDEX([.$M$4:.$M$11];MATCH([.B78];[.$L$4:.$L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M$22:.$M$101];MATCH([.B79];[.$L$22:.$L$101];0))=&quot;b&quot;;&quot;\break&quot;;&quot;\pageBreak&quot;);&quot;&quot;))))">
            <text:p/>
          </table:table-cell>
          <table:table-cell table:formula="of:=IF(INDEX([.$N$23:.$N$101];MATCH([.B79];[.$L$23:.$L$101];0))=&quot;&quot;;&quot;&quot;;IF(ISERROR(MATCH([.B79];[.$L$23:.$L$101];0));&quot;&quot;;&quot;\grace {&quot;&amp;INDEX([.$N$23:.$N$101];MATCH([.B79];[.$L$23:.$L$101];0))&amp;&quot;}&quot;))">
            <text:p/>
          </table:table-cell>
          <table:table-cell table:formula="of:=IF([.B79]=&quot;&quot;;&quot;&quot;;IF([.$L$16]=&quot;Y&quot;;IF([.C79]=0;&quot; &quot;&amp;[.F79];[.E79]&amp;&quot;*&quot;&amp;[.C79]&amp;&quot; &quot;&amp;[.F79]&amp;&quot; &quot;&amp;[.G79]);&quot;&quot;))">
            <text:p/>
          </table:table-cell>
          <table:table-cell table:number-columns-repeated="2"/>
          <table:table-cell table:style-name="ce27" office:value-type="float" office:value="58" calcext:value-type="float">
            <text:p>58</text:p>
          </table:table-cell>
          <table:table-cell table:style-name="ce36" table:formula="of:=IF(INDEX([.$W79:.$HB79];MATCH([.$B$7];[.$W$1:.$HB$1];0)+[.L$1])=&quot;&quot;;&quot;&quot;;INDEX([.$W79:.$HB79];MATCH([.$B$7];[.$W$1:.$HB$1];0)+[.L$1]))">
            <text:p/>
          </table:table-cell>
          <table:table-cell table:style-name="ce12" table:formula="of:=IF(INDEX([.$W79:.$HB79];MATCH([.$B$7];[.$W$1:.$HB$1];0)+[.M$1])=&quot;&quot;;&quot;&quot;;INDEX([.$W79:.$HB79];MATCH([.$B$7];[.$W$1:.$HB$1];0)+[.M$1]))">
            <text:p/>
          </table:table-cell>
          <table:table-cell table:style-name="ce12" table:formula="of:=IF(INDEX([.$W79:.$HB79];MATCH([.$B$7];[.$W$1:.$HB$1];0)+[.N$1])=&quot;&quot;;&quot;&quot;;INDEX([.$W79:.$HB79];MATCH([.$B$7];[.$W$1:.$HB$1];0)+[.N$1]))">
            <text:p/>
          </table:table-cell>
          <table:table-cell table:style-name="ce12" table:formula="of:=IF(INDEX([.$W79:.$HB79];MATCH([.$B$7];[.$W$1:.$HB$1];0)+[.O$1])=&quot;&quot;;&quot;&quot;;INDEX([.$W79:.$HB79];MATCH([.$B$7];[.$W$1:.$HB$1];0)+[.O$1]))">
            <text:p/>
          </table:table-cell>
          <table:table-cell table:style-name="ce12" table:formula="of:=IF(INDEX([.$W79:.$HB79];MATCH([.$B$7];[.$W$1:.$HB$1];0)+[.P$1])=&quot;&quot;;&quot;&quot;;INDEX([.$W79:.$HB79];MATCH([.$B$7];[.$W$1:.$HB$1];0)+[.P$1]))">
            <text:p/>
          </table:table-cell>
          <table:table-cell table:style-name="ce12" table:formula="of:=IF(INDEX([.$W79:.$HB79];MATCH([.$B$7];[.$W$1:.$HB$1];0)+[.Q$1])=&quot;&quot;;&quot;&quot;;INDEX([.$W79:.$HB79];MATCH([.$B$7];[.$W$1:.$HB$1];0)+[.Q$1]))">
            <text:p/>
          </table:table-cell>
          <table:table-cell table:style-name="ce12" table:formula="of:=IF(INDEX([.$W79:.$HB79];MATCH([.$B$7];[.$W$1:.$HB$1];0)+[.R$1])=&quot;&quot;;&quot;&quot;;INDEX([.$W79:.$HB79];MATCH([.$B$7];[.$W$1:.$HB$1];0)+[.R$1]))">
            <text:p/>
          </table:table-cell>
          <table:table-cell table:style-name="ce60" table:formula="of:=IF(INDEX([.$W79:.$HB79];MATCH([.$B$7];[.$W$1:.$HB$1];0)+[.S$1])=&quot;&quot;;&quot;&quot;;INDEX([.$W79:.$HB79];MATCH([.$B$7];[.$W$1:.$HB$1];0)+[.S$1]))">
            <text:p/>
          </table:table-cell>
          <table:table-cell table:style-name="ce20" table:formula="of:=IF(INDEX([.$W79:.$HB79];MATCH([.$B$7];[.$W$1:.$HB$1];0)+[.T$1])=&quot;&quot;;&quot;&quot;;INDEX([.$W79:.$HB79];MATCH([.$B$7];[.$W$1:.$HB$1];0)+[.T$1]))">
            <text:p/>
          </table:table-cell>
          <table:table-cell/>
          <table:table-cell table:style-name="ce77" office:value-type="float" office:value="58" calcext:value-type="float">
            <text:p>5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L$4:.$L$101];[.A80]));&quot;&quot;;SMALL([.$L$4:.$L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L$4:.$L$11];0));&quot;&quot;;INDEX([.$M$22:.$M$101];MATCH([.B80];[.$L$22:.$L$101];1))))">
            <text:p/>
          </table:table-cell>
          <table:table-cell table:formula="of:=IF([.B80]=&quot;&quot;;&quot;&quot;;IF([.B79]&lt;[.$L$4];INDEX([.$M$4:.$M$11];MATCH([.B79];[.$L$4:.$L$11];-1));INDEX([.$M$4:.$M$11];MATCH([.B79];[.$L$4:.$L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M$22:.$M$101];MATCH([.B80];[.$L$22:.$L$101];0))=&quot;b&quot;;&quot;\break&quot;;&quot;\pageBreak&quot;);&quot;&quot;))))">
            <text:p/>
          </table:table-cell>
          <table:table-cell table:formula="of:=IF(INDEX([.$N$23:.$N$101];MATCH([.B80];[.$L$23:.$L$101];0))=&quot;&quot;;&quot;&quot;;IF(ISERROR(MATCH([.B80];[.$L$23:.$L$101];0));&quot;&quot;;&quot;\grace {&quot;&amp;INDEX([.$N$23:.$N$101];MATCH([.B80];[.$L$23:.$L$101];0))&amp;&quot;}&quot;))">
            <text:p/>
          </table:table-cell>
          <table:table-cell table:formula="of:=IF([.B80]=&quot;&quot;;&quot;&quot;;IF([.$L$16]=&quot;Y&quot;;IF([.C80]=0;&quot; &quot;&amp;[.F80];[.E80]&amp;&quot;*&quot;&amp;[.C80]&amp;&quot; &quot;&amp;[.F80]&amp;&quot; &quot;&amp;[.G80]);&quot;&quot;))">
            <text:p/>
          </table:table-cell>
          <table:table-cell table:number-columns-repeated="2"/>
          <table:table-cell table:style-name="ce27" office:value-type="float" office:value="59" calcext:value-type="float">
            <text:p>59</text:p>
          </table:table-cell>
          <table:table-cell table:style-name="ce36" table:formula="of:=IF(INDEX([.$W80:.$HB80];MATCH([.$B$7];[.$W$1:.$HB$1];0)+[.L$1])=&quot;&quot;;&quot;&quot;;INDEX([.$W80:.$HB80];MATCH([.$B$7];[.$W$1:.$HB$1];0)+[.L$1]))">
            <text:p/>
          </table:table-cell>
          <table:table-cell table:style-name="ce12" table:formula="of:=IF(INDEX([.$W80:.$HB80];MATCH([.$B$7];[.$W$1:.$HB$1];0)+[.M$1])=&quot;&quot;;&quot;&quot;;INDEX([.$W80:.$HB80];MATCH([.$B$7];[.$W$1:.$HB$1];0)+[.M$1]))">
            <text:p/>
          </table:table-cell>
          <table:table-cell table:style-name="ce12" table:formula="of:=IF(INDEX([.$W80:.$HB80];MATCH([.$B$7];[.$W$1:.$HB$1];0)+[.N$1])=&quot;&quot;;&quot;&quot;;INDEX([.$W80:.$HB80];MATCH([.$B$7];[.$W$1:.$HB$1];0)+[.N$1]))">
            <text:p/>
          </table:table-cell>
          <table:table-cell table:style-name="ce12" table:formula="of:=IF(INDEX([.$W80:.$HB80];MATCH([.$B$7];[.$W$1:.$HB$1];0)+[.O$1])=&quot;&quot;;&quot;&quot;;INDEX([.$W80:.$HB80];MATCH([.$B$7];[.$W$1:.$HB$1];0)+[.O$1]))">
            <text:p/>
          </table:table-cell>
          <table:table-cell table:style-name="ce12" table:formula="of:=IF(INDEX([.$W80:.$HB80];MATCH([.$B$7];[.$W$1:.$HB$1];0)+[.P$1])=&quot;&quot;;&quot;&quot;;INDEX([.$W80:.$HB80];MATCH([.$B$7];[.$W$1:.$HB$1];0)+[.P$1]))">
            <text:p/>
          </table:table-cell>
          <table:table-cell table:style-name="ce12" table:formula="of:=IF(INDEX([.$W80:.$HB80];MATCH([.$B$7];[.$W$1:.$HB$1];0)+[.Q$1])=&quot;&quot;;&quot;&quot;;INDEX([.$W80:.$HB80];MATCH([.$B$7];[.$W$1:.$HB$1];0)+[.Q$1]))">
            <text:p/>
          </table:table-cell>
          <table:table-cell table:style-name="ce12" table:formula="of:=IF(INDEX([.$W80:.$HB80];MATCH([.$B$7];[.$W$1:.$HB$1];0)+[.R$1])=&quot;&quot;;&quot;&quot;;INDEX([.$W80:.$HB80];MATCH([.$B$7];[.$W$1:.$HB$1];0)+[.R$1]))">
            <text:p/>
          </table:table-cell>
          <table:table-cell table:style-name="ce60" table:formula="of:=IF(INDEX([.$W80:.$HB80];MATCH([.$B$7];[.$W$1:.$HB$1];0)+[.S$1])=&quot;&quot;;&quot;&quot;;INDEX([.$W80:.$HB80];MATCH([.$B$7];[.$W$1:.$HB$1];0)+[.S$1]))">
            <text:p/>
          </table:table-cell>
          <table:table-cell table:style-name="ce20" table:formula="of:=IF(INDEX([.$W80:.$HB80];MATCH([.$B$7];[.$W$1:.$HB$1];0)+[.T$1])=&quot;&quot;;&quot;&quot;;INDEX([.$W80:.$HB80];MATCH([.$B$7];[.$W$1:.$HB$1];0)+[.T$1]))">
            <text:p/>
          </table:table-cell>
          <table:table-cell/>
          <table:table-cell table:style-name="ce77" office:value-type="float" office:value="59" calcext:value-type="float">
            <text:p>5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L$4:.$L$101];[.A81]));&quot;&quot;;SMALL([.$L$4:.$L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L$4:.$L$11];0));&quot;&quot;;INDEX([.$M$22:.$M$101];MATCH([.B81];[.$L$22:.$L$101];1))))">
            <text:p/>
          </table:table-cell>
          <table:table-cell table:formula="of:=IF([.B81]=&quot;&quot;;&quot;&quot;;IF([.B80]&lt;[.$L$4];INDEX([.$M$4:.$M$11];MATCH([.B80];[.$L$4:.$L$11];-1));INDEX([.$M$4:.$M$11];MATCH([.B80];[.$L$4:.$L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M$22:.$M$101];MATCH([.B81];[.$L$22:.$L$101];0))=&quot;b&quot;;&quot;\break&quot;;&quot;\pageBreak&quot;);&quot;&quot;))))">
            <text:p/>
          </table:table-cell>
          <table:table-cell table:formula="of:=IF(INDEX([.$N$23:.$N$101];MATCH([.B81];[.$L$23:.$L$101];0))=&quot;&quot;;&quot;&quot;;IF(ISERROR(MATCH([.B81];[.$L$23:.$L$101];0));&quot;&quot;;&quot;\grace {&quot;&amp;INDEX([.$N$23:.$N$101];MATCH([.B81];[.$L$23:.$L$101];0))&amp;&quot;}&quot;))">
            <text:p/>
          </table:table-cell>
          <table:table-cell table:formula="of:=IF([.B81]=&quot;&quot;;&quot;&quot;;IF([.$L$16]=&quot;Y&quot;;IF([.C81]=0;&quot; &quot;&amp;[.F81];[.E81]&amp;&quot;*&quot;&amp;[.C81]&amp;&quot; &quot;&amp;[.F81]&amp;&quot; &quot;&amp;[.G81]);&quot;&quot;))">
            <text:p/>
          </table:table-cell>
          <table:table-cell table:number-columns-repeated="2"/>
          <table:table-cell table:style-name="ce27" office:value-type="float" office:value="60" calcext:value-type="float">
            <text:p>60</text:p>
          </table:table-cell>
          <table:table-cell table:style-name="ce36" table:formula="of:=IF(INDEX([.$W81:.$HB81];MATCH([.$B$7];[.$W$1:.$HB$1];0)+[.L$1])=&quot;&quot;;&quot;&quot;;INDEX([.$W81:.$HB81];MATCH([.$B$7];[.$W$1:.$HB$1];0)+[.L$1]))">
            <text:p/>
          </table:table-cell>
          <table:table-cell table:style-name="ce12" table:formula="of:=IF(INDEX([.$W81:.$HB81];MATCH([.$B$7];[.$W$1:.$HB$1];0)+[.M$1])=&quot;&quot;;&quot;&quot;;INDEX([.$W81:.$HB81];MATCH([.$B$7];[.$W$1:.$HB$1];0)+[.M$1]))">
            <text:p/>
          </table:table-cell>
          <table:table-cell table:style-name="ce12" table:formula="of:=IF(INDEX([.$W81:.$HB81];MATCH([.$B$7];[.$W$1:.$HB$1];0)+[.N$1])=&quot;&quot;;&quot;&quot;;INDEX([.$W81:.$HB81];MATCH([.$B$7];[.$W$1:.$HB$1];0)+[.N$1]))">
            <text:p/>
          </table:table-cell>
          <table:table-cell table:style-name="ce12" table:formula="of:=IF(INDEX([.$W81:.$HB81];MATCH([.$B$7];[.$W$1:.$HB$1];0)+[.O$1])=&quot;&quot;;&quot;&quot;;INDEX([.$W81:.$HB81];MATCH([.$B$7];[.$W$1:.$HB$1];0)+[.O$1]))">
            <text:p/>
          </table:table-cell>
          <table:table-cell table:style-name="ce12" table:formula="of:=IF(INDEX([.$W81:.$HB81];MATCH([.$B$7];[.$W$1:.$HB$1];0)+[.P$1])=&quot;&quot;;&quot;&quot;;INDEX([.$W81:.$HB81];MATCH([.$B$7];[.$W$1:.$HB$1];0)+[.P$1]))">
            <text:p/>
          </table:table-cell>
          <table:table-cell table:style-name="ce12" table:formula="of:=IF(INDEX([.$W81:.$HB81];MATCH([.$B$7];[.$W$1:.$HB$1];0)+[.Q$1])=&quot;&quot;;&quot;&quot;;INDEX([.$W81:.$HB81];MATCH([.$B$7];[.$W$1:.$HB$1];0)+[.Q$1]))">
            <text:p/>
          </table:table-cell>
          <table:table-cell table:style-name="ce12" table:formula="of:=IF(INDEX([.$W81:.$HB81];MATCH([.$B$7];[.$W$1:.$HB$1];0)+[.R$1])=&quot;&quot;;&quot;&quot;;INDEX([.$W81:.$HB81];MATCH([.$B$7];[.$W$1:.$HB$1];0)+[.R$1]))">
            <text:p/>
          </table:table-cell>
          <table:table-cell table:style-name="ce60" table:formula="of:=IF(INDEX([.$W81:.$HB81];MATCH([.$B$7];[.$W$1:.$HB$1];0)+[.S$1])=&quot;&quot;;&quot;&quot;;INDEX([.$W81:.$HB81];MATCH([.$B$7];[.$W$1:.$HB$1];0)+[.S$1]))">
            <text:p/>
          </table:table-cell>
          <table:table-cell table:style-name="ce20" table:formula="of:=IF(INDEX([.$W81:.$HB81];MATCH([.$B$7];[.$W$1:.$HB$1];0)+[.T$1])=&quot;&quot;;&quot;&quot;;INDEX([.$W81:.$HB81];MATCH([.$B$7];[.$W$1:.$HB$1];0)+[.T$1]))">
            <text:p/>
          </table:table-cell>
          <table:table-cell/>
          <table:table-cell table:style-name="ce77" office:value-type="float" office:value="60" calcext:value-type="float">
            <text:p>6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L$4:.$L$101];[.A82]));&quot;&quot;;SMALL([.$L$4:.$L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L$4:.$L$11];0));&quot;&quot;;INDEX([.$M$22:.$M$101];MATCH([.B82];[.$L$22:.$L$101];1))))">
            <text:p/>
          </table:table-cell>
          <table:table-cell table:formula="of:=IF([.B82]=&quot;&quot;;&quot;&quot;;IF([.B81]&lt;[.$L$4];INDEX([.$M$4:.$M$11];MATCH([.B81];[.$L$4:.$L$11];-1));INDEX([.$M$4:.$M$11];MATCH([.B81];[.$L$4:.$L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M$22:.$M$101];MATCH([.B82];[.$L$22:.$L$101];0))=&quot;b&quot;;&quot;\break&quot;;&quot;\pageBreak&quot;);&quot;&quot;))))">
            <text:p/>
          </table:table-cell>
          <table:table-cell table:formula="of:=IF(INDEX([.$N$23:.$N$101];MATCH([.B82];[.$L$23:.$L$101];0))=&quot;&quot;;&quot;&quot;;IF(ISERROR(MATCH([.B82];[.$L$23:.$L$101];0));&quot;&quot;;&quot;\grace {&quot;&amp;INDEX([.$N$23:.$N$101];MATCH([.B82];[.$L$23:.$L$101];0))&amp;&quot;}&quot;))">
            <text:p/>
          </table:table-cell>
          <table:table-cell table:formula="of:=IF([.B82]=&quot;&quot;;&quot;&quot;;IF([.$L$16]=&quot;Y&quot;;IF([.C82]=0;&quot; &quot;&amp;[.F82];[.E82]&amp;&quot;*&quot;&amp;[.C82]&amp;&quot; &quot;&amp;[.F82]&amp;&quot; &quot;&amp;[.G82]);&quot;&quot;))">
            <text:p/>
          </table:table-cell>
          <table:table-cell table:number-columns-repeated="2"/>
          <table:table-cell table:style-name="ce27" office:value-type="float" office:value="61" calcext:value-type="float">
            <text:p>61</text:p>
          </table:table-cell>
          <table:table-cell table:style-name="ce36" table:formula="of:=IF(INDEX([.$W82:.$HB82];MATCH([.$B$7];[.$W$1:.$HB$1];0)+[.L$1])=&quot;&quot;;&quot;&quot;;INDEX([.$W82:.$HB82];MATCH([.$B$7];[.$W$1:.$HB$1];0)+[.L$1]))">
            <text:p/>
          </table:table-cell>
          <table:table-cell table:style-name="ce12" table:formula="of:=IF(INDEX([.$W82:.$HB82];MATCH([.$B$7];[.$W$1:.$HB$1];0)+[.M$1])=&quot;&quot;;&quot;&quot;;INDEX([.$W82:.$HB82];MATCH([.$B$7];[.$W$1:.$HB$1];0)+[.M$1]))">
            <text:p/>
          </table:table-cell>
          <table:table-cell table:style-name="ce12" table:formula="of:=IF(INDEX([.$W82:.$HB82];MATCH([.$B$7];[.$W$1:.$HB$1];0)+[.N$1])=&quot;&quot;;&quot;&quot;;INDEX([.$W82:.$HB82];MATCH([.$B$7];[.$W$1:.$HB$1];0)+[.N$1]))">
            <text:p/>
          </table:table-cell>
          <table:table-cell table:style-name="ce12" table:formula="of:=IF(INDEX([.$W82:.$HB82];MATCH([.$B$7];[.$W$1:.$HB$1];0)+[.O$1])=&quot;&quot;;&quot;&quot;;INDEX([.$W82:.$HB82];MATCH([.$B$7];[.$W$1:.$HB$1];0)+[.O$1]))">
            <text:p/>
          </table:table-cell>
          <table:table-cell table:style-name="ce12" table:formula="of:=IF(INDEX([.$W82:.$HB82];MATCH([.$B$7];[.$W$1:.$HB$1];0)+[.P$1])=&quot;&quot;;&quot;&quot;;INDEX([.$W82:.$HB82];MATCH([.$B$7];[.$W$1:.$HB$1];0)+[.P$1]))">
            <text:p/>
          </table:table-cell>
          <table:table-cell table:style-name="ce12" table:formula="of:=IF(INDEX([.$W82:.$HB82];MATCH([.$B$7];[.$W$1:.$HB$1];0)+[.Q$1])=&quot;&quot;;&quot;&quot;;INDEX([.$W82:.$HB82];MATCH([.$B$7];[.$W$1:.$HB$1];0)+[.Q$1]))">
            <text:p/>
          </table:table-cell>
          <table:table-cell table:style-name="ce12" table:formula="of:=IF(INDEX([.$W82:.$HB82];MATCH([.$B$7];[.$W$1:.$HB$1];0)+[.R$1])=&quot;&quot;;&quot;&quot;;INDEX([.$W82:.$HB82];MATCH([.$B$7];[.$W$1:.$HB$1];0)+[.R$1]))">
            <text:p/>
          </table:table-cell>
          <table:table-cell table:style-name="ce60" table:formula="of:=IF(INDEX([.$W82:.$HB82];MATCH([.$B$7];[.$W$1:.$HB$1];0)+[.S$1])=&quot;&quot;;&quot;&quot;;INDEX([.$W82:.$HB82];MATCH([.$B$7];[.$W$1:.$HB$1];0)+[.S$1]))">
            <text:p/>
          </table:table-cell>
          <table:table-cell table:style-name="ce20" table:formula="of:=IF(INDEX([.$W82:.$HB82];MATCH([.$B$7];[.$W$1:.$HB$1];0)+[.T$1])=&quot;&quot;;&quot;&quot;;INDEX([.$W82:.$HB82];MATCH([.$B$7];[.$W$1:.$HB$1];0)+[.T$1]))">
            <text:p/>
          </table:table-cell>
          <table:table-cell/>
          <table:table-cell table:style-name="ce77" office:value-type="float" office:value="61" calcext:value-type="float">
            <text:p>6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L$4:.$L$101];[.A83]));&quot;&quot;;SMALL([.$L$4:.$L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L$4:.$L$11];0));&quot;&quot;;INDEX([.$M$22:.$M$101];MATCH([.B83];[.$L$22:.$L$101];1))))">
            <text:p/>
          </table:table-cell>
          <table:table-cell table:formula="of:=IF([.B83]=&quot;&quot;;&quot;&quot;;IF([.B82]&lt;[.$L$4];INDEX([.$M$4:.$M$11];MATCH([.B82];[.$L$4:.$L$11];-1));INDEX([.$M$4:.$M$11];MATCH([.B82];[.$L$4:.$L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M$22:.$M$101];MATCH([.B83];[.$L$22:.$L$101];0))=&quot;b&quot;;&quot;\break&quot;;&quot;\pageBreak&quot;);&quot;&quot;))))">
            <text:p/>
          </table:table-cell>
          <table:table-cell table:formula="of:=IF(INDEX([.$N$23:.$N$101];MATCH([.B83];[.$L$23:.$L$101];0))=&quot;&quot;;&quot;&quot;;IF(ISERROR(MATCH([.B83];[.$L$23:.$L$101];0));&quot;&quot;;&quot;\grace {&quot;&amp;INDEX([.$N$23:.$N$101];MATCH([.B83];[.$L$23:.$L$101];0))&amp;&quot;}&quot;))">
            <text:p/>
          </table:table-cell>
          <table:table-cell table:formula="of:=IF([.B83]=&quot;&quot;;&quot;&quot;;IF([.$L$16]=&quot;Y&quot;;IF([.C83]=0;&quot; &quot;&amp;[.F83];[.E83]&amp;&quot;*&quot;&amp;[.C83]&amp;&quot; &quot;&amp;[.F83]&amp;&quot; &quot;&amp;[.G83]);&quot;&quot;))">
            <text:p/>
          </table:table-cell>
          <table:table-cell table:number-columns-repeated="2"/>
          <table:table-cell table:style-name="ce27" office:value-type="float" office:value="62" calcext:value-type="float">
            <text:p>62</text:p>
          </table:table-cell>
          <table:table-cell table:style-name="ce36" table:formula="of:=IF(INDEX([.$W83:.$HB83];MATCH([.$B$7];[.$W$1:.$HB$1];0)+[.L$1])=&quot;&quot;;&quot;&quot;;INDEX([.$W83:.$HB83];MATCH([.$B$7];[.$W$1:.$HB$1];0)+[.L$1]))">
            <text:p/>
          </table:table-cell>
          <table:table-cell table:style-name="ce12" table:formula="of:=IF(INDEX([.$W83:.$HB83];MATCH([.$B$7];[.$W$1:.$HB$1];0)+[.M$1])=&quot;&quot;;&quot;&quot;;INDEX([.$W83:.$HB83];MATCH([.$B$7];[.$W$1:.$HB$1];0)+[.M$1]))">
            <text:p/>
          </table:table-cell>
          <table:table-cell table:style-name="ce12" table:formula="of:=IF(INDEX([.$W83:.$HB83];MATCH([.$B$7];[.$W$1:.$HB$1];0)+[.N$1])=&quot;&quot;;&quot;&quot;;INDEX([.$W83:.$HB83];MATCH([.$B$7];[.$W$1:.$HB$1];0)+[.N$1]))">
            <text:p/>
          </table:table-cell>
          <table:table-cell table:style-name="ce12" table:formula="of:=IF(INDEX([.$W83:.$HB83];MATCH([.$B$7];[.$W$1:.$HB$1];0)+[.O$1])=&quot;&quot;;&quot;&quot;;INDEX([.$W83:.$HB83];MATCH([.$B$7];[.$W$1:.$HB$1];0)+[.O$1]))">
            <text:p/>
          </table:table-cell>
          <table:table-cell table:style-name="ce12" table:formula="of:=IF(INDEX([.$W83:.$HB83];MATCH([.$B$7];[.$W$1:.$HB$1];0)+[.P$1])=&quot;&quot;;&quot;&quot;;INDEX([.$W83:.$HB83];MATCH([.$B$7];[.$W$1:.$HB$1];0)+[.P$1]))">
            <text:p/>
          </table:table-cell>
          <table:table-cell table:style-name="ce12" table:formula="of:=IF(INDEX([.$W83:.$HB83];MATCH([.$B$7];[.$W$1:.$HB$1];0)+[.Q$1])=&quot;&quot;;&quot;&quot;;INDEX([.$W83:.$HB83];MATCH([.$B$7];[.$W$1:.$HB$1];0)+[.Q$1]))">
            <text:p/>
          </table:table-cell>
          <table:table-cell table:style-name="ce12" table:formula="of:=IF(INDEX([.$W83:.$HB83];MATCH([.$B$7];[.$W$1:.$HB$1];0)+[.R$1])=&quot;&quot;;&quot;&quot;;INDEX([.$W83:.$HB83];MATCH([.$B$7];[.$W$1:.$HB$1];0)+[.R$1]))">
            <text:p/>
          </table:table-cell>
          <table:table-cell table:style-name="ce60" table:formula="of:=IF(INDEX([.$W83:.$HB83];MATCH([.$B$7];[.$W$1:.$HB$1];0)+[.S$1])=&quot;&quot;;&quot;&quot;;INDEX([.$W83:.$HB83];MATCH([.$B$7];[.$W$1:.$HB$1];0)+[.S$1]))">
            <text:p/>
          </table:table-cell>
          <table:table-cell table:style-name="ce20" table:formula="of:=IF(INDEX([.$W83:.$HB83];MATCH([.$B$7];[.$W$1:.$HB$1];0)+[.T$1])=&quot;&quot;;&quot;&quot;;INDEX([.$W83:.$HB83];MATCH([.$B$7];[.$W$1:.$HB$1];0)+[.T$1]))">
            <text:p/>
          </table:table-cell>
          <table:table-cell/>
          <table:table-cell table:style-name="ce77" office:value-type="float" office:value="62" calcext:value-type="float">
            <text:p>6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L$4:.$L$101];[.A84]));&quot;&quot;;SMALL([.$L$4:.$L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L$4:.$L$11];0));&quot;&quot;;INDEX([.$M$22:.$M$101];MATCH([.B84];[.$L$22:.$L$101];1))))">
            <text:p/>
          </table:table-cell>
          <table:table-cell table:formula="of:=IF([.B84]=&quot;&quot;;&quot;&quot;;IF([.B83]&lt;[.$L$4];INDEX([.$M$4:.$M$11];MATCH([.B83];[.$L$4:.$L$11];-1));INDEX([.$M$4:.$M$11];MATCH([.B83];[.$L$4:.$L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M$22:.$M$101];MATCH([.B84];[.$L$22:.$L$101];0))=&quot;b&quot;;&quot;\break&quot;;&quot;\pageBreak&quot;);&quot;&quot;))))">
            <text:p/>
          </table:table-cell>
          <table:table-cell table:formula="of:=IF(INDEX([.$N$23:.$N$101];MATCH([.B84];[.$L$23:.$L$101];0))=&quot;&quot;;&quot;&quot;;IF(ISERROR(MATCH([.B84];[.$L$23:.$L$101];0));&quot;&quot;;&quot;\grace {&quot;&amp;INDEX([.$N$23:.$N$101];MATCH([.B84];[.$L$23:.$L$101];0))&amp;&quot;}&quot;))">
            <text:p/>
          </table:table-cell>
          <table:table-cell table:formula="of:=IF([.B84]=&quot;&quot;;&quot;&quot;;IF([.$L$16]=&quot;Y&quot;;IF([.C84]=0;&quot; &quot;&amp;[.F84];[.E84]&amp;&quot;*&quot;&amp;[.C84]&amp;&quot; &quot;&amp;[.F84]&amp;&quot; &quot;&amp;[.G84]);&quot;&quot;))">
            <text:p/>
          </table:table-cell>
          <table:table-cell table:number-columns-repeated="2"/>
          <table:table-cell table:style-name="ce27" office:value-type="float" office:value="63" calcext:value-type="float">
            <text:p>63</text:p>
          </table:table-cell>
          <table:table-cell table:style-name="ce36" table:formula="of:=IF(INDEX([.$W84:.$HB84];MATCH([.$B$7];[.$W$1:.$HB$1];0)+[.L$1])=&quot;&quot;;&quot;&quot;;INDEX([.$W84:.$HB84];MATCH([.$B$7];[.$W$1:.$HB$1];0)+[.L$1]))">
            <text:p/>
          </table:table-cell>
          <table:table-cell table:style-name="ce12" table:formula="of:=IF(INDEX([.$W84:.$HB84];MATCH([.$B$7];[.$W$1:.$HB$1];0)+[.M$1])=&quot;&quot;;&quot;&quot;;INDEX([.$W84:.$HB84];MATCH([.$B$7];[.$W$1:.$HB$1];0)+[.M$1]))">
            <text:p/>
          </table:table-cell>
          <table:table-cell table:style-name="ce12" table:formula="of:=IF(INDEX([.$W84:.$HB84];MATCH([.$B$7];[.$W$1:.$HB$1];0)+[.N$1])=&quot;&quot;;&quot;&quot;;INDEX([.$W84:.$HB84];MATCH([.$B$7];[.$W$1:.$HB$1];0)+[.N$1]))">
            <text:p/>
          </table:table-cell>
          <table:table-cell table:style-name="ce12" table:formula="of:=IF(INDEX([.$W84:.$HB84];MATCH([.$B$7];[.$W$1:.$HB$1];0)+[.O$1])=&quot;&quot;;&quot;&quot;;INDEX([.$W84:.$HB84];MATCH([.$B$7];[.$W$1:.$HB$1];0)+[.O$1]))">
            <text:p/>
          </table:table-cell>
          <table:table-cell table:style-name="ce12" table:formula="of:=IF(INDEX([.$W84:.$HB84];MATCH([.$B$7];[.$W$1:.$HB$1];0)+[.P$1])=&quot;&quot;;&quot;&quot;;INDEX([.$W84:.$HB84];MATCH([.$B$7];[.$W$1:.$HB$1];0)+[.P$1]))">
            <text:p/>
          </table:table-cell>
          <table:table-cell table:style-name="ce12" table:formula="of:=IF(INDEX([.$W84:.$HB84];MATCH([.$B$7];[.$W$1:.$HB$1];0)+[.Q$1])=&quot;&quot;;&quot;&quot;;INDEX([.$W84:.$HB84];MATCH([.$B$7];[.$W$1:.$HB$1];0)+[.Q$1]))">
            <text:p/>
          </table:table-cell>
          <table:table-cell table:style-name="ce12" table:formula="of:=IF(INDEX([.$W84:.$HB84];MATCH([.$B$7];[.$W$1:.$HB$1];0)+[.R$1])=&quot;&quot;;&quot;&quot;;INDEX([.$W84:.$HB84];MATCH([.$B$7];[.$W$1:.$HB$1];0)+[.R$1]))">
            <text:p/>
          </table:table-cell>
          <table:table-cell table:style-name="ce60" table:formula="of:=IF(INDEX([.$W84:.$HB84];MATCH([.$B$7];[.$W$1:.$HB$1];0)+[.S$1])=&quot;&quot;;&quot;&quot;;INDEX([.$W84:.$HB84];MATCH([.$B$7];[.$W$1:.$HB$1];0)+[.S$1]))">
            <text:p/>
          </table:table-cell>
          <table:table-cell table:style-name="ce20" table:formula="of:=IF(INDEX([.$W84:.$HB84];MATCH([.$B$7];[.$W$1:.$HB$1];0)+[.T$1])=&quot;&quot;;&quot;&quot;;INDEX([.$W84:.$HB84];MATCH([.$B$7];[.$W$1:.$HB$1];0)+[.T$1]))">
            <text:p/>
          </table:table-cell>
          <table:table-cell/>
          <table:table-cell table:style-name="ce77" office:value-type="float" office:value="63" calcext:value-type="float">
            <text:p>6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L$4:.$L$101];[.A85]));&quot;&quot;;SMALL([.$L$4:.$L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L$4:.$L$11];0));&quot;&quot;;INDEX([.$M$22:.$M$101];MATCH([.B85];[.$L$22:.$L$101];1))))">
            <text:p/>
          </table:table-cell>
          <table:table-cell table:formula="of:=IF([.B85]=&quot;&quot;;&quot;&quot;;IF([.B84]&lt;[.$L$4];INDEX([.$M$4:.$M$11];MATCH([.B84];[.$L$4:.$L$11];-1));INDEX([.$M$4:.$M$11];MATCH([.B84];[.$L$4:.$L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M$22:.$M$101];MATCH([.B85];[.$L$22:.$L$101];0))=&quot;b&quot;;&quot;\break&quot;;&quot;\pageBreak&quot;);&quot;&quot;))))">
            <text:p/>
          </table:table-cell>
          <table:table-cell table:formula="of:=IF(INDEX([.$N$23:.$N$101];MATCH([.B85];[.$L$23:.$L$101];0))=&quot;&quot;;&quot;&quot;;IF(ISERROR(MATCH([.B85];[.$L$23:.$L$101];0));&quot;&quot;;&quot;\grace {&quot;&amp;INDEX([.$N$23:.$N$101];MATCH([.B85];[.$L$23:.$L$101];0))&amp;&quot;}&quot;))">
            <text:p/>
          </table:table-cell>
          <table:table-cell table:formula="of:=IF([.B85]=&quot;&quot;;&quot;&quot;;IF([.$L$16]=&quot;Y&quot;;IF([.C85]=0;&quot; &quot;&amp;[.F85];[.E85]&amp;&quot;*&quot;&amp;[.C85]&amp;&quot; &quot;&amp;[.F85]&amp;&quot; &quot;&amp;[.G85]);&quot;&quot;))">
            <text:p/>
          </table:table-cell>
          <table:table-cell table:number-columns-repeated="2"/>
          <table:table-cell table:style-name="ce27" office:value-type="float" office:value="64" calcext:value-type="float">
            <text:p>64</text:p>
          </table:table-cell>
          <table:table-cell table:style-name="ce36" table:formula="of:=IF(INDEX([.$W85:.$HB85];MATCH([.$B$7];[.$W$1:.$HB$1];0)+[.L$1])=&quot;&quot;;&quot;&quot;;INDEX([.$W85:.$HB85];MATCH([.$B$7];[.$W$1:.$HB$1];0)+[.L$1]))">
            <text:p/>
          </table:table-cell>
          <table:table-cell table:style-name="ce12" table:formula="of:=IF(INDEX([.$W85:.$HB85];MATCH([.$B$7];[.$W$1:.$HB$1];0)+[.M$1])=&quot;&quot;;&quot;&quot;;INDEX([.$W85:.$HB85];MATCH([.$B$7];[.$W$1:.$HB$1];0)+[.M$1]))">
            <text:p/>
          </table:table-cell>
          <table:table-cell table:style-name="ce12" table:formula="of:=IF(INDEX([.$W85:.$HB85];MATCH([.$B$7];[.$W$1:.$HB$1];0)+[.N$1])=&quot;&quot;;&quot;&quot;;INDEX([.$W85:.$HB85];MATCH([.$B$7];[.$W$1:.$HB$1];0)+[.N$1]))">
            <text:p/>
          </table:table-cell>
          <table:table-cell table:style-name="ce12" table:formula="of:=IF(INDEX([.$W85:.$HB85];MATCH([.$B$7];[.$W$1:.$HB$1];0)+[.O$1])=&quot;&quot;;&quot;&quot;;INDEX([.$W85:.$HB85];MATCH([.$B$7];[.$W$1:.$HB$1];0)+[.O$1]))">
            <text:p/>
          </table:table-cell>
          <table:table-cell table:style-name="ce12" table:formula="of:=IF(INDEX([.$W85:.$HB85];MATCH([.$B$7];[.$W$1:.$HB$1];0)+[.P$1])=&quot;&quot;;&quot;&quot;;INDEX([.$W85:.$HB85];MATCH([.$B$7];[.$W$1:.$HB$1];0)+[.P$1]))">
            <text:p/>
          </table:table-cell>
          <table:table-cell table:style-name="ce12" table:formula="of:=IF(INDEX([.$W85:.$HB85];MATCH([.$B$7];[.$W$1:.$HB$1];0)+[.Q$1])=&quot;&quot;;&quot;&quot;;INDEX([.$W85:.$HB85];MATCH([.$B$7];[.$W$1:.$HB$1];0)+[.Q$1]))">
            <text:p/>
          </table:table-cell>
          <table:table-cell table:style-name="ce12" table:formula="of:=IF(INDEX([.$W85:.$HB85];MATCH([.$B$7];[.$W$1:.$HB$1];0)+[.R$1])=&quot;&quot;;&quot;&quot;;INDEX([.$W85:.$HB85];MATCH([.$B$7];[.$W$1:.$HB$1];0)+[.R$1]))">
            <text:p/>
          </table:table-cell>
          <table:table-cell table:style-name="ce60" table:formula="of:=IF(INDEX([.$W85:.$HB85];MATCH([.$B$7];[.$W$1:.$HB$1];0)+[.S$1])=&quot;&quot;;&quot;&quot;;INDEX([.$W85:.$HB85];MATCH([.$B$7];[.$W$1:.$HB$1];0)+[.S$1]))">
            <text:p/>
          </table:table-cell>
          <table:table-cell table:style-name="ce20" table:formula="of:=IF(INDEX([.$W85:.$HB85];MATCH([.$B$7];[.$W$1:.$HB$1];0)+[.T$1])=&quot;&quot;;&quot;&quot;;INDEX([.$W85:.$HB85];MATCH([.$B$7];[.$W$1:.$HB$1];0)+[.T$1]))">
            <text:p/>
          </table:table-cell>
          <table:table-cell/>
          <table:table-cell table:style-name="ce77" office:value-type="float" office:value="64" calcext:value-type="float">
            <text:p>6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L$4:.$L$101];[.A86]));&quot;&quot;;SMALL([.$L$4:.$L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L$4:.$L$11];0));&quot;&quot;;INDEX([.$M$22:.$M$101];MATCH([.B86];[.$L$22:.$L$101];1))))">
            <text:p/>
          </table:table-cell>
          <table:table-cell table:formula="of:=IF([.B86]=&quot;&quot;;&quot;&quot;;IF([.B85]&lt;[.$L$4];INDEX([.$M$4:.$M$11];MATCH([.B85];[.$L$4:.$L$11];-1));INDEX([.$M$4:.$M$11];MATCH([.B85];[.$L$4:.$L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M$22:.$M$101];MATCH([.B86];[.$L$22:.$L$101];0))=&quot;b&quot;;&quot;\break&quot;;&quot;\pageBreak&quot;);&quot;&quot;))))">
            <text:p/>
          </table:table-cell>
          <table:table-cell table:formula="of:=IF(INDEX([.$N$23:.$N$101];MATCH([.B86];[.$L$23:.$L$101];0))=&quot;&quot;;&quot;&quot;;IF(ISERROR(MATCH([.B86];[.$L$23:.$L$101];0));&quot;&quot;;&quot;\grace {&quot;&amp;INDEX([.$N$23:.$N$101];MATCH([.B86];[.$L$23:.$L$101];0))&amp;&quot;}&quot;))">
            <text:p/>
          </table:table-cell>
          <table:table-cell table:formula="of:=IF([.B86]=&quot;&quot;;&quot;&quot;;IF([.$L$16]=&quot;Y&quot;;IF([.C86]=0;&quot; &quot;&amp;[.F86];[.E86]&amp;&quot;*&quot;&amp;[.C86]&amp;&quot; &quot;&amp;[.F86]&amp;&quot; &quot;&amp;[.G86]);&quot;&quot;))">
            <text:p/>
          </table:table-cell>
          <table:table-cell table:number-columns-repeated="2"/>
          <table:table-cell table:style-name="ce27" office:value-type="float" office:value="65" calcext:value-type="float">
            <text:p>65</text:p>
          </table:table-cell>
          <table:table-cell table:style-name="ce36" table:formula="of:=IF(INDEX([.$W86:.$HB86];MATCH([.$B$7];[.$W$1:.$HB$1];0)+[.L$1])=&quot;&quot;;&quot;&quot;;INDEX([.$W86:.$HB86];MATCH([.$B$7];[.$W$1:.$HB$1];0)+[.L$1]))">
            <text:p/>
          </table:table-cell>
          <table:table-cell table:style-name="ce12" table:formula="of:=IF(INDEX([.$W86:.$HB86];MATCH([.$B$7];[.$W$1:.$HB$1];0)+[.M$1])=&quot;&quot;;&quot;&quot;;INDEX([.$W86:.$HB86];MATCH([.$B$7];[.$W$1:.$HB$1];0)+[.M$1]))">
            <text:p/>
          </table:table-cell>
          <table:table-cell table:style-name="ce12" table:formula="of:=IF(INDEX([.$W86:.$HB86];MATCH([.$B$7];[.$W$1:.$HB$1];0)+[.N$1])=&quot;&quot;;&quot;&quot;;INDEX([.$W86:.$HB86];MATCH([.$B$7];[.$W$1:.$HB$1];0)+[.N$1]))">
            <text:p/>
          </table:table-cell>
          <table:table-cell table:style-name="ce12" table:formula="of:=IF(INDEX([.$W86:.$HB86];MATCH([.$B$7];[.$W$1:.$HB$1];0)+[.O$1])=&quot;&quot;;&quot;&quot;;INDEX([.$W86:.$HB86];MATCH([.$B$7];[.$W$1:.$HB$1];0)+[.O$1]))">
            <text:p/>
          </table:table-cell>
          <table:table-cell table:style-name="ce12" table:formula="of:=IF(INDEX([.$W86:.$HB86];MATCH([.$B$7];[.$W$1:.$HB$1];0)+[.P$1])=&quot;&quot;;&quot;&quot;;INDEX([.$W86:.$HB86];MATCH([.$B$7];[.$W$1:.$HB$1];0)+[.P$1]))">
            <text:p/>
          </table:table-cell>
          <table:table-cell table:style-name="ce12" table:formula="of:=IF(INDEX([.$W86:.$HB86];MATCH([.$B$7];[.$W$1:.$HB$1];0)+[.Q$1])=&quot;&quot;;&quot;&quot;;INDEX([.$W86:.$HB86];MATCH([.$B$7];[.$W$1:.$HB$1];0)+[.Q$1]))">
            <text:p/>
          </table:table-cell>
          <table:table-cell table:style-name="ce12" table:formula="of:=IF(INDEX([.$W86:.$HB86];MATCH([.$B$7];[.$W$1:.$HB$1];0)+[.R$1])=&quot;&quot;;&quot;&quot;;INDEX([.$W86:.$HB86];MATCH([.$B$7];[.$W$1:.$HB$1];0)+[.R$1]))">
            <text:p/>
          </table:table-cell>
          <table:table-cell table:style-name="ce60" table:formula="of:=IF(INDEX([.$W86:.$HB86];MATCH([.$B$7];[.$W$1:.$HB$1];0)+[.S$1])=&quot;&quot;;&quot;&quot;;INDEX([.$W86:.$HB86];MATCH([.$B$7];[.$W$1:.$HB$1];0)+[.S$1]))">
            <text:p/>
          </table:table-cell>
          <table:table-cell table:style-name="ce20" table:formula="of:=IF(INDEX([.$W86:.$HB86];MATCH([.$B$7];[.$W$1:.$HB$1];0)+[.T$1])=&quot;&quot;;&quot;&quot;;INDEX([.$W86:.$HB86];MATCH([.$B$7];[.$W$1:.$HB$1];0)+[.T$1]))">
            <text:p/>
          </table:table-cell>
          <table:table-cell/>
          <table:table-cell table:style-name="ce77" office:value-type="float" office:value="65" calcext:value-type="float">
            <text:p>6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L$4:.$L$101];[.A87]));&quot;&quot;;SMALL([.$L$4:.$L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L$4:.$L$11];0));&quot;&quot;;INDEX([.$M$22:.$M$101];MATCH([.B87];[.$L$22:.$L$101];1))))">
            <text:p/>
          </table:table-cell>
          <table:table-cell table:formula="of:=IF([.B87]=&quot;&quot;;&quot;&quot;;IF([.B86]&lt;[.$L$4];INDEX([.$M$4:.$M$11];MATCH([.B86];[.$L$4:.$L$11];-1));INDEX([.$M$4:.$M$11];MATCH([.B86];[.$L$4:.$L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M$22:.$M$101];MATCH([.B87];[.$L$22:.$L$101];0))=&quot;b&quot;;&quot;\break&quot;;&quot;\pageBreak&quot;);&quot;&quot;))))">
            <text:p/>
          </table:table-cell>
          <table:table-cell table:formula="of:=IF(INDEX([.$N$23:.$N$101];MATCH([.B87];[.$L$23:.$L$101];0))=&quot;&quot;;&quot;&quot;;IF(ISERROR(MATCH([.B87];[.$L$23:.$L$101];0));&quot;&quot;;&quot;\grace {&quot;&amp;INDEX([.$N$23:.$N$101];MATCH([.B87];[.$L$23:.$L$101];0))&amp;&quot;}&quot;))">
            <text:p/>
          </table:table-cell>
          <table:table-cell table:formula="of:=IF([.B87]=&quot;&quot;;&quot;&quot;;IF([.$L$16]=&quot;Y&quot;;IF([.C87]=0;&quot; &quot;&amp;[.F87];[.E87]&amp;&quot;*&quot;&amp;[.C87]&amp;&quot; &quot;&amp;[.F87]&amp;&quot; &quot;&amp;[.G87]);&quot;&quot;))">
            <text:p/>
          </table:table-cell>
          <table:table-cell table:number-columns-repeated="2"/>
          <table:table-cell table:style-name="ce27" office:value-type="float" office:value="66" calcext:value-type="float">
            <text:p>66</text:p>
          </table:table-cell>
          <table:table-cell table:style-name="ce36" table:formula="of:=IF(INDEX([.$W87:.$HB87];MATCH([.$B$7];[.$W$1:.$HB$1];0)+[.L$1])=&quot;&quot;;&quot;&quot;;INDEX([.$W87:.$HB87];MATCH([.$B$7];[.$W$1:.$HB$1];0)+[.L$1]))">
            <text:p/>
          </table:table-cell>
          <table:table-cell table:style-name="ce12" table:formula="of:=IF(INDEX([.$W87:.$HB87];MATCH([.$B$7];[.$W$1:.$HB$1];0)+[.M$1])=&quot;&quot;;&quot;&quot;;INDEX([.$W87:.$HB87];MATCH([.$B$7];[.$W$1:.$HB$1];0)+[.M$1]))">
            <text:p/>
          </table:table-cell>
          <table:table-cell table:style-name="ce12" table:formula="of:=IF(INDEX([.$W87:.$HB87];MATCH([.$B$7];[.$W$1:.$HB$1];0)+[.N$1])=&quot;&quot;;&quot;&quot;;INDEX([.$W87:.$HB87];MATCH([.$B$7];[.$W$1:.$HB$1];0)+[.N$1]))">
            <text:p/>
          </table:table-cell>
          <table:table-cell table:style-name="ce12" table:formula="of:=IF(INDEX([.$W87:.$HB87];MATCH([.$B$7];[.$W$1:.$HB$1];0)+[.O$1])=&quot;&quot;;&quot;&quot;;INDEX([.$W87:.$HB87];MATCH([.$B$7];[.$W$1:.$HB$1];0)+[.O$1]))">
            <text:p/>
          </table:table-cell>
          <table:table-cell table:style-name="ce12" table:formula="of:=IF(INDEX([.$W87:.$HB87];MATCH([.$B$7];[.$W$1:.$HB$1];0)+[.P$1])=&quot;&quot;;&quot;&quot;;INDEX([.$W87:.$HB87];MATCH([.$B$7];[.$W$1:.$HB$1];0)+[.P$1]))">
            <text:p/>
          </table:table-cell>
          <table:table-cell table:style-name="ce12" table:formula="of:=IF(INDEX([.$W87:.$HB87];MATCH([.$B$7];[.$W$1:.$HB$1];0)+[.Q$1])=&quot;&quot;;&quot;&quot;;INDEX([.$W87:.$HB87];MATCH([.$B$7];[.$W$1:.$HB$1];0)+[.Q$1]))">
            <text:p/>
          </table:table-cell>
          <table:table-cell table:style-name="ce12" table:formula="of:=IF(INDEX([.$W87:.$HB87];MATCH([.$B$7];[.$W$1:.$HB$1];0)+[.R$1])=&quot;&quot;;&quot;&quot;;INDEX([.$W87:.$HB87];MATCH([.$B$7];[.$W$1:.$HB$1];0)+[.R$1]))">
            <text:p/>
          </table:table-cell>
          <table:table-cell table:style-name="ce60" table:formula="of:=IF(INDEX([.$W87:.$HB87];MATCH([.$B$7];[.$W$1:.$HB$1];0)+[.S$1])=&quot;&quot;;&quot;&quot;;INDEX([.$W87:.$HB87];MATCH([.$B$7];[.$W$1:.$HB$1];0)+[.S$1]))">
            <text:p/>
          </table:table-cell>
          <table:table-cell table:style-name="ce20" table:formula="of:=IF(INDEX([.$W87:.$HB87];MATCH([.$B$7];[.$W$1:.$HB$1];0)+[.T$1])=&quot;&quot;;&quot;&quot;;INDEX([.$W87:.$HB87];MATCH([.$B$7];[.$W$1:.$HB$1];0)+[.T$1]))">
            <text:p/>
          </table:table-cell>
          <table:table-cell/>
          <table:table-cell table:style-name="ce77" office:value-type="float" office:value="66" calcext:value-type="float">
            <text:p>6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L$4:.$L$101];[.A88]));&quot;&quot;;SMALL([.$L$4:.$L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L$4:.$L$11];0));&quot;&quot;;INDEX([.$M$22:.$M$101];MATCH([.B88];[.$L$22:.$L$101];1))))">
            <text:p/>
          </table:table-cell>
          <table:table-cell table:formula="of:=IF([.B88]=&quot;&quot;;&quot;&quot;;IF([.B87]&lt;[.$L$4];INDEX([.$M$4:.$M$11];MATCH([.B87];[.$L$4:.$L$11];-1));INDEX([.$M$4:.$M$11];MATCH([.B87];[.$L$4:.$L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M$22:.$M$101];MATCH([.B88];[.$L$22:.$L$101];0))=&quot;b&quot;;&quot;\break&quot;;&quot;\pageBreak&quot;);&quot;&quot;))))">
            <text:p/>
          </table:table-cell>
          <table:table-cell table:formula="of:=IF(INDEX([.$N$23:.$N$101];MATCH([.B88];[.$L$23:.$L$101];0))=&quot;&quot;;&quot;&quot;;IF(ISERROR(MATCH([.B88];[.$L$23:.$L$101];0));&quot;&quot;;&quot;\grace {&quot;&amp;INDEX([.$N$23:.$N$101];MATCH([.B88];[.$L$23:.$L$101];0))&amp;&quot;}&quot;))">
            <text:p/>
          </table:table-cell>
          <table:table-cell table:formula="of:=IF([.B88]=&quot;&quot;;&quot;&quot;;IF([.$L$16]=&quot;Y&quot;;IF([.C88]=0;&quot; &quot;&amp;[.F88];[.E88]&amp;&quot;*&quot;&amp;[.C88]&amp;&quot; &quot;&amp;[.F88]&amp;&quot; &quot;&amp;[.G88]);&quot;&quot;))">
            <text:p/>
          </table:table-cell>
          <table:table-cell table:number-columns-repeated="2"/>
          <table:table-cell table:style-name="ce27" office:value-type="float" office:value="67" calcext:value-type="float">
            <text:p>67</text:p>
          </table:table-cell>
          <table:table-cell table:style-name="ce36" table:formula="of:=IF(INDEX([.$W88:.$HB88];MATCH([.$B$7];[.$W$1:.$HB$1];0)+[.L$1])=&quot;&quot;;&quot;&quot;;INDEX([.$W88:.$HB88];MATCH([.$B$7];[.$W$1:.$HB$1];0)+[.L$1]))">
            <text:p/>
          </table:table-cell>
          <table:table-cell table:style-name="ce12" table:formula="of:=IF(INDEX([.$W88:.$HB88];MATCH([.$B$7];[.$W$1:.$HB$1];0)+[.M$1])=&quot;&quot;;&quot;&quot;;INDEX([.$W88:.$HB88];MATCH([.$B$7];[.$W$1:.$HB$1];0)+[.M$1]))">
            <text:p/>
          </table:table-cell>
          <table:table-cell table:style-name="ce12" table:formula="of:=IF(INDEX([.$W88:.$HB88];MATCH([.$B$7];[.$W$1:.$HB$1];0)+[.N$1])=&quot;&quot;;&quot;&quot;;INDEX([.$W88:.$HB88];MATCH([.$B$7];[.$W$1:.$HB$1];0)+[.N$1]))">
            <text:p/>
          </table:table-cell>
          <table:table-cell table:style-name="ce12" table:formula="of:=IF(INDEX([.$W88:.$HB88];MATCH([.$B$7];[.$W$1:.$HB$1];0)+[.O$1])=&quot;&quot;;&quot;&quot;;INDEX([.$W88:.$HB88];MATCH([.$B$7];[.$W$1:.$HB$1];0)+[.O$1]))">
            <text:p/>
          </table:table-cell>
          <table:table-cell table:style-name="ce12" table:formula="of:=IF(INDEX([.$W88:.$HB88];MATCH([.$B$7];[.$W$1:.$HB$1];0)+[.P$1])=&quot;&quot;;&quot;&quot;;INDEX([.$W88:.$HB88];MATCH([.$B$7];[.$W$1:.$HB$1];0)+[.P$1]))">
            <text:p/>
          </table:table-cell>
          <table:table-cell table:style-name="ce12" table:formula="of:=IF(INDEX([.$W88:.$HB88];MATCH([.$B$7];[.$W$1:.$HB$1];0)+[.Q$1])=&quot;&quot;;&quot;&quot;;INDEX([.$W88:.$HB88];MATCH([.$B$7];[.$W$1:.$HB$1];0)+[.Q$1]))">
            <text:p/>
          </table:table-cell>
          <table:table-cell table:style-name="ce12" table:formula="of:=IF(INDEX([.$W88:.$HB88];MATCH([.$B$7];[.$W$1:.$HB$1];0)+[.R$1])=&quot;&quot;;&quot;&quot;;INDEX([.$W88:.$HB88];MATCH([.$B$7];[.$W$1:.$HB$1];0)+[.R$1]))">
            <text:p/>
          </table:table-cell>
          <table:table-cell table:style-name="ce60" table:formula="of:=IF(INDEX([.$W88:.$HB88];MATCH([.$B$7];[.$W$1:.$HB$1];0)+[.S$1])=&quot;&quot;;&quot;&quot;;INDEX([.$W88:.$HB88];MATCH([.$B$7];[.$W$1:.$HB$1];0)+[.S$1]))">
            <text:p/>
          </table:table-cell>
          <table:table-cell table:style-name="ce20" table:formula="of:=IF(INDEX([.$W88:.$HB88];MATCH([.$B$7];[.$W$1:.$HB$1];0)+[.T$1])=&quot;&quot;;&quot;&quot;;INDEX([.$W88:.$HB88];MATCH([.$B$7];[.$W$1:.$HB$1];0)+[.T$1]))">
            <text:p/>
          </table:table-cell>
          <table:table-cell/>
          <table:table-cell table:style-name="ce77" office:value-type="float" office:value="67" calcext:value-type="float">
            <text:p>6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L$4:.$L$101];[.A89]));&quot;&quot;;SMALL([.$L$4:.$L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L$4:.$L$11];0));&quot;&quot;;INDEX([.$M$22:.$M$101];MATCH([.B89];[.$L$22:.$L$101];1))))">
            <text:p/>
          </table:table-cell>
          <table:table-cell table:formula="of:=IF([.B89]=&quot;&quot;;&quot;&quot;;IF([.B88]&lt;[.$L$4];INDEX([.$M$4:.$M$11];MATCH([.B88];[.$L$4:.$L$11];-1));INDEX([.$M$4:.$M$11];MATCH([.B88];[.$L$4:.$L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M$22:.$M$101];MATCH([.B89];[.$L$22:.$L$101];0))=&quot;b&quot;;&quot;\break&quot;;&quot;\pageBreak&quot;);&quot;&quot;))))">
            <text:p/>
          </table:table-cell>
          <table:table-cell table:formula="of:=IF(INDEX([.$N$23:.$N$101];MATCH([.B89];[.$L$23:.$L$101];0))=&quot;&quot;;&quot;&quot;;IF(ISERROR(MATCH([.B89];[.$L$23:.$L$101];0));&quot;&quot;;&quot;\grace {&quot;&amp;INDEX([.$N$23:.$N$101];MATCH([.B89];[.$L$23:.$L$101];0))&amp;&quot;}&quot;))">
            <text:p/>
          </table:table-cell>
          <table:table-cell table:formula="of:=IF([.B89]=&quot;&quot;;&quot;&quot;;IF([.$L$16]=&quot;Y&quot;;IF([.C89]=0;&quot; &quot;&amp;[.F89];[.E89]&amp;&quot;*&quot;&amp;[.C89]&amp;&quot; &quot;&amp;[.F89]&amp;&quot; &quot;&amp;[.G89]);&quot;&quot;))">
            <text:p/>
          </table:table-cell>
          <table:table-cell table:number-columns-repeated="2"/>
          <table:table-cell table:style-name="ce27" office:value-type="float" office:value="68" calcext:value-type="float">
            <text:p>68</text:p>
          </table:table-cell>
          <table:table-cell table:style-name="ce36" table:formula="of:=IF(INDEX([.$W89:.$HB89];MATCH([.$B$7];[.$W$1:.$HB$1];0)+[.L$1])=&quot;&quot;;&quot;&quot;;INDEX([.$W89:.$HB89];MATCH([.$B$7];[.$W$1:.$HB$1];0)+[.L$1]))">
            <text:p/>
          </table:table-cell>
          <table:table-cell table:style-name="ce12" table:formula="of:=IF(INDEX([.$W89:.$HB89];MATCH([.$B$7];[.$W$1:.$HB$1];0)+[.M$1])=&quot;&quot;;&quot;&quot;;INDEX([.$W89:.$HB89];MATCH([.$B$7];[.$W$1:.$HB$1];0)+[.M$1]))">
            <text:p/>
          </table:table-cell>
          <table:table-cell table:style-name="ce12" table:formula="of:=IF(INDEX([.$W89:.$HB89];MATCH([.$B$7];[.$W$1:.$HB$1];0)+[.N$1])=&quot;&quot;;&quot;&quot;;INDEX([.$W89:.$HB89];MATCH([.$B$7];[.$W$1:.$HB$1];0)+[.N$1]))">
            <text:p/>
          </table:table-cell>
          <table:table-cell table:style-name="ce12" table:formula="of:=IF(INDEX([.$W89:.$HB89];MATCH([.$B$7];[.$W$1:.$HB$1];0)+[.O$1])=&quot;&quot;;&quot;&quot;;INDEX([.$W89:.$HB89];MATCH([.$B$7];[.$W$1:.$HB$1];0)+[.O$1]))">
            <text:p/>
          </table:table-cell>
          <table:table-cell table:style-name="ce12" table:formula="of:=IF(INDEX([.$W89:.$HB89];MATCH([.$B$7];[.$W$1:.$HB$1];0)+[.P$1])=&quot;&quot;;&quot;&quot;;INDEX([.$W89:.$HB89];MATCH([.$B$7];[.$W$1:.$HB$1];0)+[.P$1]))">
            <text:p/>
          </table:table-cell>
          <table:table-cell table:style-name="ce12" table:formula="of:=IF(INDEX([.$W89:.$HB89];MATCH([.$B$7];[.$W$1:.$HB$1];0)+[.Q$1])=&quot;&quot;;&quot;&quot;;INDEX([.$W89:.$HB89];MATCH([.$B$7];[.$W$1:.$HB$1];0)+[.Q$1]))">
            <text:p/>
          </table:table-cell>
          <table:table-cell table:style-name="ce12" table:formula="of:=IF(INDEX([.$W89:.$HB89];MATCH([.$B$7];[.$W$1:.$HB$1];0)+[.R$1])=&quot;&quot;;&quot;&quot;;INDEX([.$W89:.$HB89];MATCH([.$B$7];[.$W$1:.$HB$1];0)+[.R$1]))">
            <text:p/>
          </table:table-cell>
          <table:table-cell table:style-name="ce60" table:formula="of:=IF(INDEX([.$W89:.$HB89];MATCH([.$B$7];[.$W$1:.$HB$1];0)+[.S$1])=&quot;&quot;;&quot;&quot;;INDEX([.$W89:.$HB89];MATCH([.$B$7];[.$W$1:.$HB$1];0)+[.S$1]))">
            <text:p/>
          </table:table-cell>
          <table:table-cell table:style-name="ce20" table:formula="of:=IF(INDEX([.$W89:.$HB89];MATCH([.$B$7];[.$W$1:.$HB$1];0)+[.T$1])=&quot;&quot;;&quot;&quot;;INDEX([.$W89:.$HB89];MATCH([.$B$7];[.$W$1:.$HB$1];0)+[.T$1]))">
            <text:p/>
          </table:table-cell>
          <table:table-cell/>
          <table:table-cell table:style-name="ce77" office:value-type="float" office:value="68" calcext:value-type="float">
            <text:p>6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L$4:.$L$101];[.A90]));&quot;&quot;;SMALL([.$L$4:.$L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L$4:.$L$11];0));&quot;&quot;;INDEX([.$M$22:.$M$101];MATCH([.B90];[.$L$22:.$L$101];1))))">
            <text:p/>
          </table:table-cell>
          <table:table-cell table:formula="of:=IF([.B90]=&quot;&quot;;&quot;&quot;;IF([.B89]&lt;[.$L$4];INDEX([.$M$4:.$M$11];MATCH([.B89];[.$L$4:.$L$11];-1));INDEX([.$M$4:.$M$11];MATCH([.B89];[.$L$4:.$L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M$22:.$M$101];MATCH([.B90];[.$L$22:.$L$101];0))=&quot;b&quot;;&quot;\break&quot;;&quot;\pageBreak&quot;);&quot;&quot;))))">
            <text:p/>
          </table:table-cell>
          <table:table-cell table:formula="of:=IF(INDEX([.$N$23:.$N$101];MATCH([.B90];[.$L$23:.$L$101];0))=&quot;&quot;;&quot;&quot;;IF(ISERROR(MATCH([.B90];[.$L$23:.$L$101];0));&quot;&quot;;&quot;\grace {&quot;&amp;INDEX([.$N$23:.$N$101];MATCH([.B90];[.$L$23:.$L$101];0))&amp;&quot;}&quot;))">
            <text:p/>
          </table:table-cell>
          <table:table-cell table:formula="of:=IF([.B90]=&quot;&quot;;&quot;&quot;;IF([.$L$16]=&quot;Y&quot;;IF([.C90]=0;&quot; &quot;&amp;[.F90];[.E90]&amp;&quot;*&quot;&amp;[.C90]&amp;&quot; &quot;&amp;[.F90]&amp;&quot; &quot;&amp;[.G90]);&quot;&quot;))">
            <text:p/>
          </table:table-cell>
          <table:table-cell table:number-columns-repeated="2"/>
          <table:table-cell table:style-name="ce27" office:value-type="float" office:value="69" calcext:value-type="float">
            <text:p>69</text:p>
          </table:table-cell>
          <table:table-cell table:style-name="ce36" table:formula="of:=IF(INDEX([.$W90:.$HB90];MATCH([.$B$7];[.$W$1:.$HB$1];0)+[.L$1])=&quot;&quot;;&quot;&quot;;INDEX([.$W90:.$HB90];MATCH([.$B$7];[.$W$1:.$HB$1];0)+[.L$1]))">
            <text:p/>
          </table:table-cell>
          <table:table-cell table:style-name="ce12" table:formula="of:=IF(INDEX([.$W90:.$HB90];MATCH([.$B$7];[.$W$1:.$HB$1];0)+[.M$1])=&quot;&quot;;&quot;&quot;;INDEX([.$W90:.$HB90];MATCH([.$B$7];[.$W$1:.$HB$1];0)+[.M$1]))">
            <text:p/>
          </table:table-cell>
          <table:table-cell table:style-name="ce12" table:formula="of:=IF(INDEX([.$W90:.$HB90];MATCH([.$B$7];[.$W$1:.$HB$1];0)+[.N$1])=&quot;&quot;;&quot;&quot;;INDEX([.$W90:.$HB90];MATCH([.$B$7];[.$W$1:.$HB$1];0)+[.N$1]))">
            <text:p/>
          </table:table-cell>
          <table:table-cell table:style-name="ce12" table:formula="of:=IF(INDEX([.$W90:.$HB90];MATCH([.$B$7];[.$W$1:.$HB$1];0)+[.O$1])=&quot;&quot;;&quot;&quot;;INDEX([.$W90:.$HB90];MATCH([.$B$7];[.$W$1:.$HB$1];0)+[.O$1]))">
            <text:p/>
          </table:table-cell>
          <table:table-cell table:style-name="ce12" table:formula="of:=IF(INDEX([.$W90:.$HB90];MATCH([.$B$7];[.$W$1:.$HB$1];0)+[.P$1])=&quot;&quot;;&quot;&quot;;INDEX([.$W90:.$HB90];MATCH([.$B$7];[.$W$1:.$HB$1];0)+[.P$1]))">
            <text:p/>
          </table:table-cell>
          <table:table-cell table:style-name="ce12" table:formula="of:=IF(INDEX([.$W90:.$HB90];MATCH([.$B$7];[.$W$1:.$HB$1];0)+[.Q$1])=&quot;&quot;;&quot;&quot;;INDEX([.$W90:.$HB90];MATCH([.$B$7];[.$W$1:.$HB$1];0)+[.Q$1]))">
            <text:p/>
          </table:table-cell>
          <table:table-cell table:style-name="ce12" table:formula="of:=IF(INDEX([.$W90:.$HB90];MATCH([.$B$7];[.$W$1:.$HB$1];0)+[.R$1])=&quot;&quot;;&quot;&quot;;INDEX([.$W90:.$HB90];MATCH([.$B$7];[.$W$1:.$HB$1];0)+[.R$1]))">
            <text:p/>
          </table:table-cell>
          <table:table-cell table:style-name="ce60" table:formula="of:=IF(INDEX([.$W90:.$HB90];MATCH([.$B$7];[.$W$1:.$HB$1];0)+[.S$1])=&quot;&quot;;&quot;&quot;;INDEX([.$W90:.$HB90];MATCH([.$B$7];[.$W$1:.$HB$1];0)+[.S$1]))">
            <text:p/>
          </table:table-cell>
          <table:table-cell table:style-name="ce20" table:formula="of:=IF(INDEX([.$W90:.$HB90];MATCH([.$B$7];[.$W$1:.$HB$1];0)+[.T$1])=&quot;&quot;;&quot;&quot;;INDEX([.$W90:.$HB90];MATCH([.$B$7];[.$W$1:.$HB$1];0)+[.T$1]))">
            <text:p/>
          </table:table-cell>
          <table:table-cell/>
          <table:table-cell table:style-name="ce77" office:value-type="float" office:value="69" calcext:value-type="float">
            <text:p>6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L$4:.$L$101];[.A91]));&quot;&quot;;SMALL([.$L$4:.$L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L$4:.$L$11];0));&quot;&quot;;INDEX([.$M$22:.$M$101];MATCH([.B91];[.$L$22:.$L$101];1))))">
            <text:p/>
          </table:table-cell>
          <table:table-cell table:formula="of:=IF([.B91]=&quot;&quot;;&quot;&quot;;IF([.B90]&lt;[.$L$4];INDEX([.$M$4:.$M$11];MATCH([.B90];[.$L$4:.$L$11];-1));INDEX([.$M$4:.$M$11];MATCH([.B90];[.$L$4:.$L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M$22:.$M$101];MATCH([.B91];[.$L$22:.$L$101];0))=&quot;b&quot;;&quot;\break&quot;;&quot;\pageBreak&quot;);&quot;&quot;))))">
            <text:p/>
          </table:table-cell>
          <table:table-cell table:formula="of:=IF(INDEX([.$N$23:.$N$101];MATCH([.B91];[.$L$23:.$L$101];0))=&quot;&quot;;&quot;&quot;;IF(ISERROR(MATCH([.B91];[.$L$23:.$L$101];0));&quot;&quot;;&quot;\grace {&quot;&amp;INDEX([.$N$23:.$N$101];MATCH([.B91];[.$L$23:.$L$101];0))&amp;&quot;}&quot;))">
            <text:p/>
          </table:table-cell>
          <table:table-cell table:formula="of:=IF([.B91]=&quot;&quot;;&quot;&quot;;IF([.$L$16]=&quot;Y&quot;;IF([.C91]=0;&quot; &quot;&amp;[.F91];[.E91]&amp;&quot;*&quot;&amp;[.C91]&amp;&quot; &quot;&amp;[.F91]&amp;&quot; &quot;&amp;[.G91]);&quot;&quot;))">
            <text:p/>
          </table:table-cell>
          <table:table-cell table:number-columns-repeated="2"/>
          <table:table-cell table:style-name="ce27" office:value-type="float" office:value="70" calcext:value-type="float">
            <text:p>70</text:p>
          </table:table-cell>
          <table:table-cell table:style-name="ce36" table:formula="of:=IF(INDEX([.$W91:.$HB91];MATCH([.$B$7];[.$W$1:.$HB$1];0)+[.L$1])=&quot;&quot;;&quot;&quot;;INDEX([.$W91:.$HB91];MATCH([.$B$7];[.$W$1:.$HB$1];0)+[.L$1]))">
            <text:p/>
          </table:table-cell>
          <table:table-cell table:style-name="ce12" table:formula="of:=IF(INDEX([.$W91:.$HB91];MATCH([.$B$7];[.$W$1:.$HB$1];0)+[.M$1])=&quot;&quot;;&quot;&quot;;INDEX([.$W91:.$HB91];MATCH([.$B$7];[.$W$1:.$HB$1];0)+[.M$1]))">
            <text:p/>
          </table:table-cell>
          <table:table-cell table:style-name="ce12" table:formula="of:=IF(INDEX([.$W91:.$HB91];MATCH([.$B$7];[.$W$1:.$HB$1];0)+[.N$1])=&quot;&quot;;&quot;&quot;;INDEX([.$W91:.$HB91];MATCH([.$B$7];[.$W$1:.$HB$1];0)+[.N$1]))">
            <text:p/>
          </table:table-cell>
          <table:table-cell table:style-name="ce12" table:formula="of:=IF(INDEX([.$W91:.$HB91];MATCH([.$B$7];[.$W$1:.$HB$1];0)+[.O$1])=&quot;&quot;;&quot;&quot;;INDEX([.$W91:.$HB91];MATCH([.$B$7];[.$W$1:.$HB$1];0)+[.O$1]))">
            <text:p/>
          </table:table-cell>
          <table:table-cell table:style-name="ce12" table:formula="of:=IF(INDEX([.$W91:.$HB91];MATCH([.$B$7];[.$W$1:.$HB$1];0)+[.P$1])=&quot;&quot;;&quot;&quot;;INDEX([.$W91:.$HB91];MATCH([.$B$7];[.$W$1:.$HB$1];0)+[.P$1]))">
            <text:p/>
          </table:table-cell>
          <table:table-cell table:style-name="ce12" table:formula="of:=IF(INDEX([.$W91:.$HB91];MATCH([.$B$7];[.$W$1:.$HB$1];0)+[.Q$1])=&quot;&quot;;&quot;&quot;;INDEX([.$W91:.$HB91];MATCH([.$B$7];[.$W$1:.$HB$1];0)+[.Q$1]))">
            <text:p/>
          </table:table-cell>
          <table:table-cell table:style-name="ce12" table:formula="of:=IF(INDEX([.$W91:.$HB91];MATCH([.$B$7];[.$W$1:.$HB$1];0)+[.R$1])=&quot;&quot;;&quot;&quot;;INDEX([.$W91:.$HB91];MATCH([.$B$7];[.$W$1:.$HB$1];0)+[.R$1]))">
            <text:p/>
          </table:table-cell>
          <table:table-cell table:style-name="ce60" table:formula="of:=IF(INDEX([.$W91:.$HB91];MATCH([.$B$7];[.$W$1:.$HB$1];0)+[.S$1])=&quot;&quot;;&quot;&quot;;INDEX([.$W91:.$HB91];MATCH([.$B$7];[.$W$1:.$HB$1];0)+[.S$1]))">
            <text:p/>
          </table:table-cell>
          <table:table-cell table:style-name="ce20" table:formula="of:=IF(INDEX([.$W91:.$HB91];MATCH([.$B$7];[.$W$1:.$HB$1];0)+[.T$1])=&quot;&quot;;&quot;&quot;;INDEX([.$W91:.$HB91];MATCH([.$B$7];[.$W$1:.$HB$1];0)+[.T$1]))">
            <text:p/>
          </table:table-cell>
          <table:table-cell/>
          <table:table-cell table:style-name="ce77" office:value-type="float" office:value="70" calcext:value-type="float">
            <text:p>7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L$4:.$L$101];[.A92]));&quot;&quot;;SMALL([.$L$4:.$L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L$4:.$L$11];0));&quot;&quot;;INDEX([.$M$22:.$M$101];MATCH([.B92];[.$L$22:.$L$101];1))))">
            <text:p/>
          </table:table-cell>
          <table:table-cell table:formula="of:=IF([.B92]=&quot;&quot;;&quot;&quot;;IF([.B91]&lt;[.$L$4];INDEX([.$M$4:.$M$11];MATCH([.B91];[.$L$4:.$L$11];-1));INDEX([.$M$4:.$M$11];MATCH([.B91];[.$L$4:.$L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M$22:.$M$101];MATCH([.B92];[.$L$22:.$L$101];0))=&quot;b&quot;;&quot;\break&quot;;&quot;\pageBreak&quot;);&quot;&quot;))))">
            <text:p/>
          </table:table-cell>
          <table:table-cell table:formula="of:=IF(INDEX([.$N$23:.$N$101];MATCH([.B92];[.$L$23:.$L$101];0))=&quot;&quot;;&quot;&quot;;IF(ISERROR(MATCH([.B92];[.$L$23:.$L$101];0));&quot;&quot;;&quot;\grace {&quot;&amp;INDEX([.$N$23:.$N$101];MATCH([.B92];[.$L$23:.$L$101];0))&amp;&quot;}&quot;))">
            <text:p/>
          </table:table-cell>
          <table:table-cell table:formula="of:=IF([.B92]=&quot;&quot;;&quot;&quot;;IF([.$L$16]=&quot;Y&quot;;IF([.C92]=0;&quot; &quot;&amp;[.F92];[.E92]&amp;&quot;*&quot;&amp;[.C92]&amp;&quot; &quot;&amp;[.F92]&amp;&quot; &quot;&amp;[.G92]);&quot;&quot;))">
            <text:p/>
          </table:table-cell>
          <table:table-cell table:number-columns-repeated="2"/>
          <table:table-cell table:style-name="ce27" office:value-type="float" office:value="71" calcext:value-type="float">
            <text:p>71</text:p>
          </table:table-cell>
          <table:table-cell table:style-name="ce36" table:formula="of:=IF(INDEX([.$W92:.$HB92];MATCH([.$B$7];[.$W$1:.$HB$1];0)+[.L$1])=&quot;&quot;;&quot;&quot;;INDEX([.$W92:.$HB92];MATCH([.$B$7];[.$W$1:.$HB$1];0)+[.L$1]))">
            <text:p/>
          </table:table-cell>
          <table:table-cell table:style-name="ce12" table:formula="of:=IF(INDEX([.$W92:.$HB92];MATCH([.$B$7];[.$W$1:.$HB$1];0)+[.M$1])=&quot;&quot;;&quot;&quot;;INDEX([.$W92:.$HB92];MATCH([.$B$7];[.$W$1:.$HB$1];0)+[.M$1]))">
            <text:p/>
          </table:table-cell>
          <table:table-cell table:style-name="ce12" table:formula="of:=IF(INDEX([.$W92:.$HB92];MATCH([.$B$7];[.$W$1:.$HB$1];0)+[.N$1])=&quot;&quot;;&quot;&quot;;INDEX([.$W92:.$HB92];MATCH([.$B$7];[.$W$1:.$HB$1];0)+[.N$1]))">
            <text:p/>
          </table:table-cell>
          <table:table-cell table:style-name="ce12" table:formula="of:=IF(INDEX([.$W92:.$HB92];MATCH([.$B$7];[.$W$1:.$HB$1];0)+[.O$1])=&quot;&quot;;&quot;&quot;;INDEX([.$W92:.$HB92];MATCH([.$B$7];[.$W$1:.$HB$1];0)+[.O$1]))">
            <text:p/>
          </table:table-cell>
          <table:table-cell table:style-name="ce12" table:formula="of:=IF(INDEX([.$W92:.$HB92];MATCH([.$B$7];[.$W$1:.$HB$1];0)+[.P$1])=&quot;&quot;;&quot;&quot;;INDEX([.$W92:.$HB92];MATCH([.$B$7];[.$W$1:.$HB$1];0)+[.P$1]))">
            <text:p/>
          </table:table-cell>
          <table:table-cell table:style-name="ce12" table:formula="of:=IF(INDEX([.$W92:.$HB92];MATCH([.$B$7];[.$W$1:.$HB$1];0)+[.Q$1])=&quot;&quot;;&quot;&quot;;INDEX([.$W92:.$HB92];MATCH([.$B$7];[.$W$1:.$HB$1];0)+[.Q$1]))">
            <text:p/>
          </table:table-cell>
          <table:table-cell table:style-name="ce12" table:formula="of:=IF(INDEX([.$W92:.$HB92];MATCH([.$B$7];[.$W$1:.$HB$1];0)+[.R$1])=&quot;&quot;;&quot;&quot;;INDEX([.$W92:.$HB92];MATCH([.$B$7];[.$W$1:.$HB$1];0)+[.R$1]))">
            <text:p/>
          </table:table-cell>
          <table:table-cell table:style-name="ce60" table:formula="of:=IF(INDEX([.$W92:.$HB92];MATCH([.$B$7];[.$W$1:.$HB$1];0)+[.S$1])=&quot;&quot;;&quot;&quot;;INDEX([.$W92:.$HB92];MATCH([.$B$7];[.$W$1:.$HB$1];0)+[.S$1]))">
            <text:p/>
          </table:table-cell>
          <table:table-cell table:style-name="ce20" table:formula="of:=IF(INDEX([.$W92:.$HB92];MATCH([.$B$7];[.$W$1:.$HB$1];0)+[.T$1])=&quot;&quot;;&quot;&quot;;INDEX([.$W92:.$HB92];MATCH([.$B$7];[.$W$1:.$HB$1];0)+[.T$1]))">
            <text:p/>
          </table:table-cell>
          <table:table-cell/>
          <table:table-cell table:style-name="ce77" office:value-type="float" office:value="71" calcext:value-type="float">
            <text:p>7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L$4:.$L$101];[.A93]));&quot;&quot;;SMALL([.$L$4:.$L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L$4:.$L$11];0));&quot;&quot;;INDEX([.$M$22:.$M$101];MATCH([.B93];[.$L$22:.$L$101];1))))">
            <text:p/>
          </table:table-cell>
          <table:table-cell table:formula="of:=IF([.B93]=&quot;&quot;;&quot;&quot;;IF([.B92]&lt;[.$L$4];INDEX([.$M$4:.$M$11];MATCH([.B92];[.$L$4:.$L$11];-1));INDEX([.$M$4:.$M$11];MATCH([.B92];[.$L$4:.$L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M$22:.$M$101];MATCH([.B93];[.$L$22:.$L$101];0))=&quot;b&quot;;&quot;\break&quot;;&quot;\pageBreak&quot;);&quot;&quot;))))">
            <text:p/>
          </table:table-cell>
          <table:table-cell table:formula="of:=IF(INDEX([.$N$23:.$N$101];MATCH([.B93];[.$L$23:.$L$101];0))=&quot;&quot;;&quot;&quot;;IF(ISERROR(MATCH([.B93];[.$L$23:.$L$101];0));&quot;&quot;;&quot;\grace {&quot;&amp;INDEX([.$N$23:.$N$101];MATCH([.B93];[.$L$23:.$L$101];0))&amp;&quot;}&quot;))">
            <text:p/>
          </table:table-cell>
          <table:table-cell table:formula="of:=IF([.B93]=&quot;&quot;;&quot;&quot;;IF([.$L$16]=&quot;Y&quot;;IF([.C93]=0;&quot; &quot;&amp;[.F93];[.E93]&amp;&quot;*&quot;&amp;[.C93]&amp;&quot; &quot;&amp;[.F93]&amp;&quot; &quot;&amp;[.G93]);&quot;&quot;))">
            <text:p/>
          </table:table-cell>
          <table:table-cell table:number-columns-repeated="2"/>
          <table:table-cell table:style-name="ce27" office:value-type="float" office:value="72" calcext:value-type="float">
            <text:p>72</text:p>
          </table:table-cell>
          <table:table-cell table:style-name="ce36" table:formula="of:=IF(INDEX([.$W93:.$HB93];MATCH([.$B$7];[.$W$1:.$HB$1];0)+[.L$1])=&quot;&quot;;&quot;&quot;;INDEX([.$W93:.$HB93];MATCH([.$B$7];[.$W$1:.$HB$1];0)+[.L$1]))">
            <text:p/>
          </table:table-cell>
          <table:table-cell table:style-name="ce12" table:formula="of:=IF(INDEX([.$W93:.$HB93];MATCH([.$B$7];[.$W$1:.$HB$1];0)+[.M$1])=&quot;&quot;;&quot;&quot;;INDEX([.$W93:.$HB93];MATCH([.$B$7];[.$W$1:.$HB$1];0)+[.M$1]))">
            <text:p/>
          </table:table-cell>
          <table:table-cell table:style-name="ce12" table:formula="of:=IF(INDEX([.$W93:.$HB93];MATCH([.$B$7];[.$W$1:.$HB$1];0)+[.N$1])=&quot;&quot;;&quot;&quot;;INDEX([.$W93:.$HB93];MATCH([.$B$7];[.$W$1:.$HB$1];0)+[.N$1]))">
            <text:p/>
          </table:table-cell>
          <table:table-cell table:style-name="ce12" table:formula="of:=IF(INDEX([.$W93:.$HB93];MATCH([.$B$7];[.$W$1:.$HB$1];0)+[.O$1])=&quot;&quot;;&quot;&quot;;INDEX([.$W93:.$HB93];MATCH([.$B$7];[.$W$1:.$HB$1];0)+[.O$1]))">
            <text:p/>
          </table:table-cell>
          <table:table-cell table:style-name="ce12" table:formula="of:=IF(INDEX([.$W93:.$HB93];MATCH([.$B$7];[.$W$1:.$HB$1];0)+[.P$1])=&quot;&quot;;&quot;&quot;;INDEX([.$W93:.$HB93];MATCH([.$B$7];[.$W$1:.$HB$1];0)+[.P$1]))">
            <text:p/>
          </table:table-cell>
          <table:table-cell table:style-name="ce12" table:formula="of:=IF(INDEX([.$W93:.$HB93];MATCH([.$B$7];[.$W$1:.$HB$1];0)+[.Q$1])=&quot;&quot;;&quot;&quot;;INDEX([.$W93:.$HB93];MATCH([.$B$7];[.$W$1:.$HB$1];0)+[.Q$1]))">
            <text:p/>
          </table:table-cell>
          <table:table-cell table:style-name="ce12" table:formula="of:=IF(INDEX([.$W93:.$HB93];MATCH([.$B$7];[.$W$1:.$HB$1];0)+[.R$1])=&quot;&quot;;&quot;&quot;;INDEX([.$W93:.$HB93];MATCH([.$B$7];[.$W$1:.$HB$1];0)+[.R$1]))">
            <text:p/>
          </table:table-cell>
          <table:table-cell table:style-name="ce60" table:formula="of:=IF(INDEX([.$W93:.$HB93];MATCH([.$B$7];[.$W$1:.$HB$1];0)+[.S$1])=&quot;&quot;;&quot;&quot;;INDEX([.$W93:.$HB93];MATCH([.$B$7];[.$W$1:.$HB$1];0)+[.S$1]))">
            <text:p/>
          </table:table-cell>
          <table:table-cell table:style-name="ce20" table:formula="of:=IF(INDEX([.$W93:.$HB93];MATCH([.$B$7];[.$W$1:.$HB$1];0)+[.T$1])=&quot;&quot;;&quot;&quot;;INDEX([.$W93:.$HB93];MATCH([.$B$7];[.$W$1:.$HB$1];0)+[.T$1]))">
            <text:p/>
          </table:table-cell>
          <table:table-cell/>
          <table:table-cell table:style-name="ce77" office:value-type="float" office:value="72" calcext:value-type="float">
            <text:p>7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L$4:.$L$101];[.A94]));&quot;&quot;;SMALL([.$L$4:.$L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L$4:.$L$11];0));&quot;&quot;;INDEX([.$M$22:.$M$101];MATCH([.B94];[.$L$22:.$L$101];1))))">
            <text:p/>
          </table:table-cell>
          <table:table-cell table:formula="of:=IF([.B94]=&quot;&quot;;&quot;&quot;;IF([.B93]&lt;[.$L$4];INDEX([.$M$4:.$M$11];MATCH([.B93];[.$L$4:.$L$11];-1));INDEX([.$M$4:.$M$11];MATCH([.B93];[.$L$4:.$L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M$22:.$M$101];MATCH([.B94];[.$L$22:.$L$101];0))=&quot;b&quot;;&quot;\break&quot;;&quot;\pageBreak&quot;);&quot;&quot;))))">
            <text:p/>
          </table:table-cell>
          <table:table-cell table:formula="of:=IF(INDEX([.$N$23:.$N$101];MATCH([.B94];[.$L$23:.$L$101];0))=&quot;&quot;;&quot;&quot;;IF(ISERROR(MATCH([.B94];[.$L$23:.$L$101];0));&quot;&quot;;&quot;\grace {&quot;&amp;INDEX([.$N$23:.$N$101];MATCH([.B94];[.$L$23:.$L$101];0))&amp;&quot;}&quot;))">
            <text:p/>
          </table:table-cell>
          <table:table-cell table:formula="of:=IF([.B94]=&quot;&quot;;&quot;&quot;;IF([.$L$16]=&quot;Y&quot;;IF([.C94]=0;&quot; &quot;&amp;[.F94];[.E94]&amp;&quot;*&quot;&amp;[.C94]&amp;&quot; &quot;&amp;[.F94]&amp;&quot; &quot;&amp;[.G94]);&quot;&quot;))">
            <text:p/>
          </table:table-cell>
          <table:table-cell table:number-columns-repeated="2"/>
          <table:table-cell table:style-name="ce27" office:value-type="float" office:value="73" calcext:value-type="float">
            <text:p>73</text:p>
          </table:table-cell>
          <table:table-cell table:style-name="ce36" table:formula="of:=IF(INDEX([.$W94:.$HB94];MATCH([.$B$7];[.$W$1:.$HB$1];0)+[.L$1])=&quot;&quot;;&quot;&quot;;INDEX([.$W94:.$HB94];MATCH([.$B$7];[.$W$1:.$HB$1];0)+[.L$1]))">
            <text:p/>
          </table:table-cell>
          <table:table-cell table:style-name="ce12" table:formula="of:=IF(INDEX([.$W94:.$HB94];MATCH([.$B$7];[.$W$1:.$HB$1];0)+[.M$1])=&quot;&quot;;&quot;&quot;;INDEX([.$W94:.$HB94];MATCH([.$B$7];[.$W$1:.$HB$1];0)+[.M$1]))">
            <text:p/>
          </table:table-cell>
          <table:table-cell table:style-name="ce12" table:formula="of:=IF(INDEX([.$W94:.$HB94];MATCH([.$B$7];[.$W$1:.$HB$1];0)+[.N$1])=&quot;&quot;;&quot;&quot;;INDEX([.$W94:.$HB94];MATCH([.$B$7];[.$W$1:.$HB$1];0)+[.N$1]))">
            <text:p/>
          </table:table-cell>
          <table:table-cell table:style-name="ce12" table:formula="of:=IF(INDEX([.$W94:.$HB94];MATCH([.$B$7];[.$W$1:.$HB$1];0)+[.O$1])=&quot;&quot;;&quot;&quot;;INDEX([.$W94:.$HB94];MATCH([.$B$7];[.$W$1:.$HB$1];0)+[.O$1]))">
            <text:p/>
          </table:table-cell>
          <table:table-cell table:style-name="ce12" table:formula="of:=IF(INDEX([.$W94:.$HB94];MATCH([.$B$7];[.$W$1:.$HB$1];0)+[.P$1])=&quot;&quot;;&quot;&quot;;INDEX([.$W94:.$HB94];MATCH([.$B$7];[.$W$1:.$HB$1];0)+[.P$1]))">
            <text:p/>
          </table:table-cell>
          <table:table-cell table:style-name="ce12" table:formula="of:=IF(INDEX([.$W94:.$HB94];MATCH([.$B$7];[.$W$1:.$HB$1];0)+[.Q$1])=&quot;&quot;;&quot;&quot;;INDEX([.$W94:.$HB94];MATCH([.$B$7];[.$W$1:.$HB$1];0)+[.Q$1]))">
            <text:p/>
          </table:table-cell>
          <table:table-cell table:style-name="ce12" table:formula="of:=IF(INDEX([.$W94:.$HB94];MATCH([.$B$7];[.$W$1:.$HB$1];0)+[.R$1])=&quot;&quot;;&quot;&quot;;INDEX([.$W94:.$HB94];MATCH([.$B$7];[.$W$1:.$HB$1];0)+[.R$1]))">
            <text:p/>
          </table:table-cell>
          <table:table-cell table:style-name="ce60" table:formula="of:=IF(INDEX([.$W94:.$HB94];MATCH([.$B$7];[.$W$1:.$HB$1];0)+[.S$1])=&quot;&quot;;&quot;&quot;;INDEX([.$W94:.$HB94];MATCH([.$B$7];[.$W$1:.$HB$1];0)+[.S$1]))">
            <text:p/>
          </table:table-cell>
          <table:table-cell table:style-name="ce20" table:formula="of:=IF(INDEX([.$W94:.$HB94];MATCH([.$B$7];[.$W$1:.$HB$1];0)+[.T$1])=&quot;&quot;;&quot;&quot;;INDEX([.$W94:.$HB94];MATCH([.$B$7];[.$W$1:.$HB$1];0)+[.T$1]))">
            <text:p/>
          </table:table-cell>
          <table:table-cell/>
          <table:table-cell table:style-name="ce77" office:value-type="float" office:value="73" calcext:value-type="float">
            <text:p>7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L$4:.$L$101];[.A95]));&quot;&quot;;SMALL([.$L$4:.$L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L$4:.$L$11];0));&quot;&quot;;INDEX([.$M$22:.$M$101];MATCH([.B95];[.$L$22:.$L$101];1))))">
            <text:p/>
          </table:table-cell>
          <table:table-cell table:formula="of:=IF([.B95]=&quot;&quot;;&quot;&quot;;IF([.B94]&lt;[.$L$4];INDEX([.$M$4:.$M$11];MATCH([.B94];[.$L$4:.$L$11];-1));INDEX([.$M$4:.$M$11];MATCH([.B94];[.$L$4:.$L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M$22:.$M$101];MATCH([.B95];[.$L$22:.$L$101];0))=&quot;b&quot;;&quot;\break&quot;;&quot;\pageBreak&quot;);&quot;&quot;))))">
            <text:p/>
          </table:table-cell>
          <table:table-cell table:formula="of:=IF(INDEX([.$N$23:.$N$101];MATCH([.B95];[.$L$23:.$L$101];0))=&quot;&quot;;&quot;&quot;;IF(ISERROR(MATCH([.B95];[.$L$23:.$L$101];0));&quot;&quot;;&quot;\grace {&quot;&amp;INDEX([.$N$23:.$N$101];MATCH([.B95];[.$L$23:.$L$101];0))&amp;&quot;}&quot;))">
            <text:p/>
          </table:table-cell>
          <table:table-cell table:formula="of:=IF([.B95]=&quot;&quot;;&quot;&quot;;IF([.$L$16]=&quot;Y&quot;;IF([.C95]=0;&quot; &quot;&amp;[.F95];[.E95]&amp;&quot;*&quot;&amp;[.C95]&amp;&quot; &quot;&amp;[.F95]&amp;&quot; &quot;&amp;[.G95]);&quot;&quot;))">
            <text:p/>
          </table:table-cell>
          <table:table-cell table:number-columns-repeated="2"/>
          <table:table-cell table:style-name="ce27" office:value-type="float" office:value="74" calcext:value-type="float">
            <text:p>74</text:p>
          </table:table-cell>
          <table:table-cell table:style-name="ce36" table:formula="of:=IF(INDEX([.$W95:.$HB95];MATCH([.$B$7];[.$W$1:.$HB$1];0)+[.L$1])=&quot;&quot;;&quot;&quot;;INDEX([.$W95:.$HB95];MATCH([.$B$7];[.$W$1:.$HB$1];0)+[.L$1]))">
            <text:p/>
          </table:table-cell>
          <table:table-cell table:style-name="ce12" table:formula="of:=IF(INDEX([.$W95:.$HB95];MATCH([.$B$7];[.$W$1:.$HB$1];0)+[.M$1])=&quot;&quot;;&quot;&quot;;INDEX([.$W95:.$HB95];MATCH([.$B$7];[.$W$1:.$HB$1];0)+[.M$1]))">
            <text:p/>
          </table:table-cell>
          <table:table-cell table:style-name="ce12" table:formula="of:=IF(INDEX([.$W95:.$HB95];MATCH([.$B$7];[.$W$1:.$HB$1];0)+[.N$1])=&quot;&quot;;&quot;&quot;;INDEX([.$W95:.$HB95];MATCH([.$B$7];[.$W$1:.$HB$1];0)+[.N$1]))">
            <text:p/>
          </table:table-cell>
          <table:table-cell table:style-name="ce12" table:formula="of:=IF(INDEX([.$W95:.$HB95];MATCH([.$B$7];[.$W$1:.$HB$1];0)+[.O$1])=&quot;&quot;;&quot;&quot;;INDEX([.$W95:.$HB95];MATCH([.$B$7];[.$W$1:.$HB$1];0)+[.O$1]))">
            <text:p/>
          </table:table-cell>
          <table:table-cell table:style-name="ce12" table:formula="of:=IF(INDEX([.$W95:.$HB95];MATCH([.$B$7];[.$W$1:.$HB$1];0)+[.P$1])=&quot;&quot;;&quot;&quot;;INDEX([.$W95:.$HB95];MATCH([.$B$7];[.$W$1:.$HB$1];0)+[.P$1]))">
            <text:p/>
          </table:table-cell>
          <table:table-cell table:style-name="ce12" table:formula="of:=IF(INDEX([.$W95:.$HB95];MATCH([.$B$7];[.$W$1:.$HB$1];0)+[.Q$1])=&quot;&quot;;&quot;&quot;;INDEX([.$W95:.$HB95];MATCH([.$B$7];[.$W$1:.$HB$1];0)+[.Q$1]))">
            <text:p/>
          </table:table-cell>
          <table:table-cell table:style-name="ce12" table:formula="of:=IF(INDEX([.$W95:.$HB95];MATCH([.$B$7];[.$W$1:.$HB$1];0)+[.R$1])=&quot;&quot;;&quot;&quot;;INDEX([.$W95:.$HB95];MATCH([.$B$7];[.$W$1:.$HB$1];0)+[.R$1]))">
            <text:p/>
          </table:table-cell>
          <table:table-cell table:style-name="ce60" table:formula="of:=IF(INDEX([.$W95:.$HB95];MATCH([.$B$7];[.$W$1:.$HB$1];0)+[.S$1])=&quot;&quot;;&quot;&quot;;INDEX([.$W95:.$HB95];MATCH([.$B$7];[.$W$1:.$HB$1];0)+[.S$1]))">
            <text:p/>
          </table:table-cell>
          <table:table-cell table:style-name="ce20" table:formula="of:=IF(INDEX([.$W95:.$HB95];MATCH([.$B$7];[.$W$1:.$HB$1];0)+[.T$1])=&quot;&quot;;&quot;&quot;;INDEX([.$W95:.$HB95];MATCH([.$B$7];[.$W$1:.$HB$1];0)+[.T$1]))">
            <text:p/>
          </table:table-cell>
          <table:table-cell/>
          <table:table-cell table:style-name="ce77" office:value-type="float" office:value="74" calcext:value-type="float">
            <text:p>7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L$4:.$L$101];[.A96]));&quot;&quot;;SMALL([.$L$4:.$L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L$4:.$L$11];0));&quot;&quot;;INDEX([.$M$22:.$M$101];MATCH([.B96];[.$L$22:.$L$101];1))))">
            <text:p/>
          </table:table-cell>
          <table:table-cell table:formula="of:=IF([.B96]=&quot;&quot;;&quot;&quot;;IF([.B95]&lt;[.$L$4];INDEX([.$M$4:.$M$11];MATCH([.B95];[.$L$4:.$L$11];-1));INDEX([.$M$4:.$M$11];MATCH([.B95];[.$L$4:.$L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M$22:.$M$101];MATCH([.B96];[.$L$22:.$L$101];0))=&quot;b&quot;;&quot;\break&quot;;&quot;\pageBreak&quot;);&quot;&quot;))))">
            <text:p/>
          </table:table-cell>
          <table:table-cell table:formula="of:=IF(INDEX([.$N$23:.$N$101];MATCH([.B96];[.$L$23:.$L$101];0))=&quot;&quot;;&quot;&quot;;IF(ISERROR(MATCH([.B96];[.$L$23:.$L$101];0));&quot;&quot;;&quot;\grace {&quot;&amp;INDEX([.$N$23:.$N$101];MATCH([.B96];[.$L$23:.$L$101];0))&amp;&quot;}&quot;))">
            <text:p/>
          </table:table-cell>
          <table:table-cell table:formula="of:=IF([.B96]=&quot;&quot;;&quot;&quot;;IF([.$L$16]=&quot;Y&quot;;IF([.C96]=0;&quot; &quot;&amp;[.F96];[.E96]&amp;&quot;*&quot;&amp;[.C96]&amp;&quot; &quot;&amp;[.F96]&amp;&quot; &quot;&amp;[.G96]);&quot;&quot;))">
            <text:p/>
          </table:table-cell>
          <table:table-cell table:number-columns-repeated="2"/>
          <table:table-cell table:style-name="ce27" office:value-type="float" office:value="75" calcext:value-type="float">
            <text:p>75</text:p>
          </table:table-cell>
          <table:table-cell table:style-name="ce36" table:formula="of:=IF(INDEX([.$W96:.$HB96];MATCH([.$B$7];[.$W$1:.$HB$1];0)+[.L$1])=&quot;&quot;;&quot;&quot;;INDEX([.$W96:.$HB96];MATCH([.$B$7];[.$W$1:.$HB$1];0)+[.L$1]))">
            <text:p/>
          </table:table-cell>
          <table:table-cell table:style-name="ce12" table:formula="of:=IF(INDEX([.$W96:.$HB96];MATCH([.$B$7];[.$W$1:.$HB$1];0)+[.M$1])=&quot;&quot;;&quot;&quot;;INDEX([.$W96:.$HB96];MATCH([.$B$7];[.$W$1:.$HB$1];0)+[.M$1]))">
            <text:p/>
          </table:table-cell>
          <table:table-cell table:style-name="ce12" table:formula="of:=IF(INDEX([.$W96:.$HB96];MATCH([.$B$7];[.$W$1:.$HB$1];0)+[.N$1])=&quot;&quot;;&quot;&quot;;INDEX([.$W96:.$HB96];MATCH([.$B$7];[.$W$1:.$HB$1];0)+[.N$1]))">
            <text:p/>
          </table:table-cell>
          <table:table-cell table:style-name="ce12" table:formula="of:=IF(INDEX([.$W96:.$HB96];MATCH([.$B$7];[.$W$1:.$HB$1];0)+[.O$1])=&quot;&quot;;&quot;&quot;;INDEX([.$W96:.$HB96];MATCH([.$B$7];[.$W$1:.$HB$1];0)+[.O$1]))">
            <text:p/>
          </table:table-cell>
          <table:table-cell table:style-name="ce12" table:formula="of:=IF(INDEX([.$W96:.$HB96];MATCH([.$B$7];[.$W$1:.$HB$1];0)+[.P$1])=&quot;&quot;;&quot;&quot;;INDEX([.$W96:.$HB96];MATCH([.$B$7];[.$W$1:.$HB$1];0)+[.P$1]))">
            <text:p/>
          </table:table-cell>
          <table:table-cell table:style-name="ce12" table:formula="of:=IF(INDEX([.$W96:.$HB96];MATCH([.$B$7];[.$W$1:.$HB$1];0)+[.Q$1])=&quot;&quot;;&quot;&quot;;INDEX([.$W96:.$HB96];MATCH([.$B$7];[.$W$1:.$HB$1];0)+[.Q$1]))">
            <text:p/>
          </table:table-cell>
          <table:table-cell table:style-name="ce12" table:formula="of:=IF(INDEX([.$W96:.$HB96];MATCH([.$B$7];[.$W$1:.$HB$1];0)+[.R$1])=&quot;&quot;;&quot;&quot;;INDEX([.$W96:.$HB96];MATCH([.$B$7];[.$W$1:.$HB$1];0)+[.R$1]))">
            <text:p/>
          </table:table-cell>
          <table:table-cell table:style-name="ce60" table:formula="of:=IF(INDEX([.$W96:.$HB96];MATCH([.$B$7];[.$W$1:.$HB$1];0)+[.S$1])=&quot;&quot;;&quot;&quot;;INDEX([.$W96:.$HB96];MATCH([.$B$7];[.$W$1:.$HB$1];0)+[.S$1]))">
            <text:p/>
          </table:table-cell>
          <table:table-cell table:style-name="ce20" table:formula="of:=IF(INDEX([.$W96:.$HB96];MATCH([.$B$7];[.$W$1:.$HB$1];0)+[.T$1])=&quot;&quot;;&quot;&quot;;INDEX([.$W96:.$HB96];MATCH([.$B$7];[.$W$1:.$HB$1];0)+[.T$1]))">
            <text:p/>
          </table:table-cell>
          <table:table-cell/>
          <table:table-cell table:style-name="ce77" office:value-type="float" office:value="75" calcext:value-type="float">
            <text:p>7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L$4:.$L$101];[.A97]));&quot;&quot;;SMALL([.$L$4:.$L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L$4:.$L$11];0));&quot;&quot;;INDEX([.$M$22:.$M$101];MATCH([.B97];[.$L$22:.$L$101];1))))">
            <text:p/>
          </table:table-cell>
          <table:table-cell table:formula="of:=IF([.B97]=&quot;&quot;;&quot;&quot;;IF([.B96]&lt;[.$L$4];INDEX([.$M$4:.$M$11];MATCH([.B96];[.$L$4:.$L$11];-1));INDEX([.$M$4:.$M$11];MATCH([.B96];[.$L$4:.$L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M$22:.$M$101];MATCH([.B97];[.$L$22:.$L$101];0))=&quot;b&quot;;&quot;\break&quot;;&quot;\pageBreak&quot;);&quot;&quot;))))">
            <text:p/>
          </table:table-cell>
          <table:table-cell table:formula="of:=IF(INDEX([.$N$23:.$N$101];MATCH([.B97];[.$L$23:.$L$101];0))=&quot;&quot;;&quot;&quot;;IF(ISERROR(MATCH([.B97];[.$L$23:.$L$101];0));&quot;&quot;;&quot;\grace {&quot;&amp;INDEX([.$N$23:.$N$101];MATCH([.B97];[.$L$23:.$L$101];0))&amp;&quot;}&quot;))">
            <text:p/>
          </table:table-cell>
          <table:table-cell table:formula="of:=IF([.B97]=&quot;&quot;;&quot;&quot;;IF([.$L$16]=&quot;Y&quot;;IF([.C97]=0;&quot; &quot;&amp;[.F97];[.E97]&amp;&quot;*&quot;&amp;[.C97]&amp;&quot; &quot;&amp;[.F97]&amp;&quot; &quot;&amp;[.G97]);&quot;&quot;))">
            <text:p/>
          </table:table-cell>
          <table:table-cell table:number-columns-repeated="2"/>
          <table:table-cell table:style-name="ce27" office:value-type="float" office:value="76" calcext:value-type="float">
            <text:p>76</text:p>
          </table:table-cell>
          <table:table-cell table:style-name="ce36" table:formula="of:=IF(INDEX([.$W97:.$HB97];MATCH([.$B$7];[.$W$1:.$HB$1];0)+[.L$1])=&quot;&quot;;&quot;&quot;;INDEX([.$W97:.$HB97];MATCH([.$B$7];[.$W$1:.$HB$1];0)+[.L$1]))">
            <text:p/>
          </table:table-cell>
          <table:table-cell table:style-name="ce12" table:formula="of:=IF(INDEX([.$W97:.$HB97];MATCH([.$B$7];[.$W$1:.$HB$1];0)+[.M$1])=&quot;&quot;;&quot;&quot;;INDEX([.$W97:.$HB97];MATCH([.$B$7];[.$W$1:.$HB$1];0)+[.M$1]))">
            <text:p/>
          </table:table-cell>
          <table:table-cell table:style-name="ce12" table:formula="of:=IF(INDEX([.$W97:.$HB97];MATCH([.$B$7];[.$W$1:.$HB$1];0)+[.N$1])=&quot;&quot;;&quot;&quot;;INDEX([.$W97:.$HB97];MATCH([.$B$7];[.$W$1:.$HB$1];0)+[.N$1]))">
            <text:p/>
          </table:table-cell>
          <table:table-cell table:style-name="ce12" table:formula="of:=IF(INDEX([.$W97:.$HB97];MATCH([.$B$7];[.$W$1:.$HB$1];0)+[.O$1])=&quot;&quot;;&quot;&quot;;INDEX([.$W97:.$HB97];MATCH([.$B$7];[.$W$1:.$HB$1];0)+[.O$1]))">
            <text:p/>
          </table:table-cell>
          <table:table-cell table:style-name="ce12" table:formula="of:=IF(INDEX([.$W97:.$HB97];MATCH([.$B$7];[.$W$1:.$HB$1];0)+[.P$1])=&quot;&quot;;&quot;&quot;;INDEX([.$W97:.$HB97];MATCH([.$B$7];[.$W$1:.$HB$1];0)+[.P$1]))">
            <text:p/>
          </table:table-cell>
          <table:table-cell table:style-name="ce12" table:formula="of:=IF(INDEX([.$W97:.$HB97];MATCH([.$B$7];[.$W$1:.$HB$1];0)+[.Q$1])=&quot;&quot;;&quot;&quot;;INDEX([.$W97:.$HB97];MATCH([.$B$7];[.$W$1:.$HB$1];0)+[.Q$1]))">
            <text:p/>
          </table:table-cell>
          <table:table-cell table:style-name="ce12" table:formula="of:=IF(INDEX([.$W97:.$HB97];MATCH([.$B$7];[.$W$1:.$HB$1];0)+[.R$1])=&quot;&quot;;&quot;&quot;;INDEX([.$W97:.$HB97];MATCH([.$B$7];[.$W$1:.$HB$1];0)+[.R$1]))">
            <text:p/>
          </table:table-cell>
          <table:table-cell table:style-name="ce60" table:formula="of:=IF(INDEX([.$W97:.$HB97];MATCH([.$B$7];[.$W$1:.$HB$1];0)+[.S$1])=&quot;&quot;;&quot;&quot;;INDEX([.$W97:.$HB97];MATCH([.$B$7];[.$W$1:.$HB$1];0)+[.S$1]))">
            <text:p/>
          </table:table-cell>
          <table:table-cell table:style-name="ce20" table:formula="of:=IF(INDEX([.$W97:.$HB97];MATCH([.$B$7];[.$W$1:.$HB$1];0)+[.T$1])=&quot;&quot;;&quot;&quot;;INDEX([.$W97:.$HB97];MATCH([.$B$7];[.$W$1:.$HB$1];0)+[.T$1]))">
            <text:p/>
          </table:table-cell>
          <table:table-cell/>
          <table:table-cell table:style-name="ce77" office:value-type="float" office:value="76" calcext:value-type="float">
            <text:p>7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L$4:.$L$101];[.A98]));&quot;&quot;;SMALL([.$L$4:.$L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L$4:.$L$11];0));&quot;&quot;;INDEX([.$M$22:.$M$101];MATCH([.B98];[.$L$22:.$L$101];1))))">
            <text:p/>
          </table:table-cell>
          <table:table-cell table:formula="of:=IF([.B98]=&quot;&quot;;&quot;&quot;;IF([.B97]&lt;[.$L$4];INDEX([.$M$4:.$M$11];MATCH([.B97];[.$L$4:.$L$11];-1));INDEX([.$M$4:.$M$11];MATCH([.B97];[.$L$4:.$L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M$22:.$M$101];MATCH([.B98];[.$L$22:.$L$101];0))=&quot;b&quot;;&quot;\break&quot;;&quot;\pageBreak&quot;);&quot;&quot;))))">
            <text:p/>
          </table:table-cell>
          <table:table-cell table:formula="of:=IF(INDEX([.$N$23:.$N$101];MATCH([.B98];[.$L$23:.$L$101];0))=&quot;&quot;;&quot;&quot;;IF(ISERROR(MATCH([.B98];[.$L$23:.$L$101];0));&quot;&quot;;&quot;\grace {&quot;&amp;INDEX([.$N$23:.$N$101];MATCH([.B98];[.$L$23:.$L$101];0))&amp;&quot;}&quot;))">
            <text:p/>
          </table:table-cell>
          <table:table-cell table:formula="of:=IF([.B98]=&quot;&quot;;&quot;&quot;;IF([.$L$16]=&quot;Y&quot;;IF([.C98]=0;&quot; &quot;&amp;[.F98];[.E98]&amp;&quot;*&quot;&amp;[.C98]&amp;&quot; &quot;&amp;[.F98]&amp;&quot; &quot;&amp;[.G98]);&quot;&quot;))">
            <text:p/>
          </table:table-cell>
          <table:table-cell table:number-columns-repeated="2"/>
          <table:table-cell table:style-name="ce27" office:value-type="float" office:value="77" calcext:value-type="float">
            <text:p>77</text:p>
          </table:table-cell>
          <table:table-cell table:style-name="ce36" table:formula="of:=IF(INDEX([.$W98:.$HB98];MATCH([.$B$7];[.$W$1:.$HB$1];0)+[.L$1])=&quot;&quot;;&quot;&quot;;INDEX([.$W98:.$HB98];MATCH([.$B$7];[.$W$1:.$HB$1];0)+[.L$1]))">
            <text:p/>
          </table:table-cell>
          <table:table-cell table:style-name="ce12" table:formula="of:=IF(INDEX([.$W98:.$HB98];MATCH([.$B$7];[.$W$1:.$HB$1];0)+[.M$1])=&quot;&quot;;&quot;&quot;;INDEX([.$W98:.$HB98];MATCH([.$B$7];[.$W$1:.$HB$1];0)+[.M$1]))">
            <text:p/>
          </table:table-cell>
          <table:table-cell table:style-name="ce12" table:formula="of:=IF(INDEX([.$W98:.$HB98];MATCH([.$B$7];[.$W$1:.$HB$1];0)+[.N$1])=&quot;&quot;;&quot;&quot;;INDEX([.$W98:.$HB98];MATCH([.$B$7];[.$W$1:.$HB$1];0)+[.N$1]))">
            <text:p/>
          </table:table-cell>
          <table:table-cell table:style-name="ce12" table:formula="of:=IF(INDEX([.$W98:.$HB98];MATCH([.$B$7];[.$W$1:.$HB$1];0)+[.O$1])=&quot;&quot;;&quot;&quot;;INDEX([.$W98:.$HB98];MATCH([.$B$7];[.$W$1:.$HB$1];0)+[.O$1]))">
            <text:p/>
          </table:table-cell>
          <table:table-cell table:style-name="ce12" table:formula="of:=IF(INDEX([.$W98:.$HB98];MATCH([.$B$7];[.$W$1:.$HB$1];0)+[.P$1])=&quot;&quot;;&quot;&quot;;INDEX([.$W98:.$HB98];MATCH([.$B$7];[.$W$1:.$HB$1];0)+[.P$1]))">
            <text:p/>
          </table:table-cell>
          <table:table-cell table:style-name="ce12" table:formula="of:=IF(INDEX([.$W98:.$HB98];MATCH([.$B$7];[.$W$1:.$HB$1];0)+[.Q$1])=&quot;&quot;;&quot;&quot;;INDEX([.$W98:.$HB98];MATCH([.$B$7];[.$W$1:.$HB$1];0)+[.Q$1]))">
            <text:p/>
          </table:table-cell>
          <table:table-cell table:style-name="ce12" table:formula="of:=IF(INDEX([.$W98:.$HB98];MATCH([.$B$7];[.$W$1:.$HB$1];0)+[.R$1])=&quot;&quot;;&quot;&quot;;INDEX([.$W98:.$HB98];MATCH([.$B$7];[.$W$1:.$HB$1];0)+[.R$1]))">
            <text:p/>
          </table:table-cell>
          <table:table-cell table:style-name="ce60" table:formula="of:=IF(INDEX([.$W98:.$HB98];MATCH([.$B$7];[.$W$1:.$HB$1];0)+[.S$1])=&quot;&quot;;&quot;&quot;;INDEX([.$W98:.$HB98];MATCH([.$B$7];[.$W$1:.$HB$1];0)+[.S$1]))">
            <text:p/>
          </table:table-cell>
          <table:table-cell table:style-name="ce20" table:formula="of:=IF(INDEX([.$W98:.$HB98];MATCH([.$B$7];[.$W$1:.$HB$1];0)+[.T$1])=&quot;&quot;;&quot;&quot;;INDEX([.$W98:.$HB98];MATCH([.$B$7];[.$W$1:.$HB$1];0)+[.T$1]))">
            <text:p/>
          </table:table-cell>
          <table:table-cell/>
          <table:table-cell table:style-name="ce77" office:value-type="float" office:value="77" calcext:value-type="float">
            <text:p>7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L$4:.$L$101];[.A99]));&quot;&quot;;SMALL([.$L$4:.$L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L$4:.$L$11];0));&quot;&quot;;INDEX([.$M$22:.$M$101];MATCH([.B99];[.$L$22:.$L$101];1))))">
            <text:p/>
          </table:table-cell>
          <table:table-cell table:formula="of:=IF([.B99]=&quot;&quot;;&quot;&quot;;IF([.B98]&lt;[.$L$4];INDEX([.$M$4:.$M$11];MATCH([.B98];[.$L$4:.$L$11];-1));INDEX([.$M$4:.$M$11];MATCH([.B98];[.$L$4:.$L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M$22:.$M$101];MATCH([.B99];[.$L$22:.$L$101];0))=&quot;b&quot;;&quot;\break&quot;;&quot;\pageBreak&quot;);&quot;&quot;))))">
            <text:p/>
          </table:table-cell>
          <table:table-cell table:formula="of:=IF(INDEX([.$N$23:.$N$101];MATCH([.B99];[.$L$23:.$L$101];0))=&quot;&quot;;&quot;&quot;;IF(ISERROR(MATCH([.B99];[.$L$23:.$L$101];0));&quot;&quot;;&quot;\grace {&quot;&amp;INDEX([.$N$23:.$N$101];MATCH([.B99];[.$L$23:.$L$101];0))&amp;&quot;}&quot;))">
            <text:p/>
          </table:table-cell>
          <table:table-cell table:formula="of:=IF([.B99]=&quot;&quot;;&quot;&quot;;IF([.$L$16]=&quot;Y&quot;;IF([.C99]=0;&quot; &quot;&amp;[.F99];[.E99]&amp;&quot;*&quot;&amp;[.C99]&amp;&quot; &quot;&amp;[.F99]&amp;&quot; &quot;&amp;[.G99]);&quot;&quot;))">
            <text:p/>
          </table:table-cell>
          <table:table-cell table:number-columns-repeated="2"/>
          <table:table-cell table:style-name="ce27" office:value-type="float" office:value="78" calcext:value-type="float">
            <text:p>78</text:p>
          </table:table-cell>
          <table:table-cell table:style-name="ce36" table:formula="of:=IF(INDEX([.$W99:.$HB99];MATCH([.$B$7];[.$W$1:.$HB$1];0)+[.L$1])=&quot;&quot;;&quot;&quot;;INDEX([.$W99:.$HB99];MATCH([.$B$7];[.$W$1:.$HB$1];0)+[.L$1]))">
            <text:p/>
          </table:table-cell>
          <table:table-cell table:style-name="ce12" table:formula="of:=IF(INDEX([.$W99:.$HB99];MATCH([.$B$7];[.$W$1:.$HB$1];0)+[.M$1])=&quot;&quot;;&quot;&quot;;INDEX([.$W99:.$HB99];MATCH([.$B$7];[.$W$1:.$HB$1];0)+[.M$1]))">
            <text:p/>
          </table:table-cell>
          <table:table-cell table:style-name="ce12" table:formula="of:=IF(INDEX([.$W99:.$HB99];MATCH([.$B$7];[.$W$1:.$HB$1];0)+[.N$1])=&quot;&quot;;&quot;&quot;;INDEX([.$W99:.$HB99];MATCH([.$B$7];[.$W$1:.$HB$1];0)+[.N$1]))">
            <text:p/>
          </table:table-cell>
          <table:table-cell table:style-name="ce12" table:formula="of:=IF(INDEX([.$W99:.$HB99];MATCH([.$B$7];[.$W$1:.$HB$1];0)+[.O$1])=&quot;&quot;;&quot;&quot;;INDEX([.$W99:.$HB99];MATCH([.$B$7];[.$W$1:.$HB$1];0)+[.O$1]))">
            <text:p/>
          </table:table-cell>
          <table:table-cell table:style-name="ce12" table:formula="of:=IF(INDEX([.$W99:.$HB99];MATCH([.$B$7];[.$W$1:.$HB$1];0)+[.P$1])=&quot;&quot;;&quot;&quot;;INDEX([.$W99:.$HB99];MATCH([.$B$7];[.$W$1:.$HB$1];0)+[.P$1]))">
            <text:p/>
          </table:table-cell>
          <table:table-cell table:style-name="ce12" table:formula="of:=IF(INDEX([.$W99:.$HB99];MATCH([.$B$7];[.$W$1:.$HB$1];0)+[.Q$1])=&quot;&quot;;&quot;&quot;;INDEX([.$W99:.$HB99];MATCH([.$B$7];[.$W$1:.$HB$1];0)+[.Q$1]))">
            <text:p/>
          </table:table-cell>
          <table:table-cell table:style-name="ce12" table:formula="of:=IF(INDEX([.$W99:.$HB99];MATCH([.$B$7];[.$W$1:.$HB$1];0)+[.R$1])=&quot;&quot;;&quot;&quot;;INDEX([.$W99:.$HB99];MATCH([.$B$7];[.$W$1:.$HB$1];0)+[.R$1]))">
            <text:p/>
          </table:table-cell>
          <table:table-cell table:style-name="ce60" table:formula="of:=IF(INDEX([.$W99:.$HB99];MATCH([.$B$7];[.$W$1:.$HB$1];0)+[.S$1])=&quot;&quot;;&quot;&quot;;INDEX([.$W99:.$HB99];MATCH([.$B$7];[.$W$1:.$HB$1];0)+[.S$1]))">
            <text:p/>
          </table:table-cell>
          <table:table-cell table:style-name="ce20" table:formula="of:=IF(INDEX([.$W99:.$HB99];MATCH([.$B$7];[.$W$1:.$HB$1];0)+[.T$1])=&quot;&quot;;&quot;&quot;;INDEX([.$W99:.$HB99];MATCH([.$B$7];[.$W$1:.$HB$1];0)+[.T$1]))">
            <text:p/>
          </table:table-cell>
          <table:table-cell/>
          <table:table-cell table:style-name="ce77" office:value-type="float" office:value="78" calcext:value-type="float">
            <text:p>7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L$4:.$L$101];[.A100]));&quot;&quot;;SMALL([.$L$4:.$L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L$4:.$L$11];0));&quot;&quot;;INDEX([.$M$22:.$M$101];MATCH([.B100];[.$L$22:.$L$101];1))))">
            <text:p/>
          </table:table-cell>
          <table:table-cell table:formula="of:=IF([.B100]=&quot;&quot;;&quot;&quot;;IF([.B99]&lt;[.$L$4];INDEX([.$M$4:.$M$11];MATCH([.B99];[.$L$4:.$L$11];-1));INDEX([.$M$4:.$M$11];MATCH([.B99];[.$L$4:.$L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M$22:.$M$101];MATCH([.B100];[.$L$22:.$L$101];0))=&quot;b&quot;;&quot;\break&quot;;&quot;\pageBreak&quot;);&quot;&quot;))))">
            <text:p/>
          </table:table-cell>
          <table:table-cell table:formula="of:=IF(INDEX([.$N$23:.$N$101];MATCH([.B100];[.$L$23:.$L$101];0))=&quot;&quot;;&quot;&quot;;IF(ISERROR(MATCH([.B100];[.$L$23:.$L$101];0));&quot;&quot;;&quot;\grace {&quot;&amp;INDEX([.$N$23:.$N$101];MATCH([.B100];[.$L$23:.$L$101];0))&amp;&quot;}&quot;))">
            <text:p/>
          </table:table-cell>
          <table:table-cell table:formula="of:=IF([.B100]=&quot;&quot;;&quot;&quot;;IF([.$L$16]=&quot;Y&quot;;IF([.C100]=0;&quot; &quot;&amp;[.F100];[.E100]&amp;&quot;*&quot;&amp;[.C100]&amp;&quot; &quot;&amp;[.F100]&amp;&quot; &quot;&amp;[.G100]);&quot;&quot;))">
            <text:p/>
          </table:table-cell>
          <table:table-cell table:number-columns-repeated="2"/>
          <table:table-cell table:style-name="ce27" office:value-type="float" office:value="79" calcext:value-type="float">
            <text:p>79</text:p>
          </table:table-cell>
          <table:table-cell table:style-name="ce36" table:formula="of:=IF(INDEX([.$W100:.$HB100];MATCH([.$B$7];[.$W$1:.$HB$1];0)+[.L$1])=&quot;&quot;;&quot;&quot;;INDEX([.$W100:.$HB100];MATCH([.$B$7];[.$W$1:.$HB$1];0)+[.L$1]))">
            <text:p/>
          </table:table-cell>
          <table:table-cell table:style-name="ce12" table:formula="of:=IF(INDEX([.$W100:.$HB100];MATCH([.$B$7];[.$W$1:.$HB$1];0)+[.M$1])=&quot;&quot;;&quot;&quot;;INDEX([.$W100:.$HB100];MATCH([.$B$7];[.$W$1:.$HB$1];0)+[.M$1]))">
            <text:p/>
          </table:table-cell>
          <table:table-cell table:style-name="ce12" table:formula="of:=IF(INDEX([.$W100:.$HB100];MATCH([.$B$7];[.$W$1:.$HB$1];0)+[.N$1])=&quot;&quot;;&quot;&quot;;INDEX([.$W100:.$HB100];MATCH([.$B$7];[.$W$1:.$HB$1];0)+[.N$1]))">
            <text:p/>
          </table:table-cell>
          <table:table-cell table:style-name="ce12" table:formula="of:=IF(INDEX([.$W100:.$HB100];MATCH([.$B$7];[.$W$1:.$HB$1];0)+[.O$1])=&quot;&quot;;&quot;&quot;;INDEX([.$W100:.$HB100];MATCH([.$B$7];[.$W$1:.$HB$1];0)+[.O$1]))">
            <text:p/>
          </table:table-cell>
          <table:table-cell table:style-name="ce12" table:formula="of:=IF(INDEX([.$W100:.$HB100];MATCH([.$B$7];[.$W$1:.$HB$1];0)+[.P$1])=&quot;&quot;;&quot;&quot;;INDEX([.$W100:.$HB100];MATCH([.$B$7];[.$W$1:.$HB$1];0)+[.P$1]))">
            <text:p/>
          </table:table-cell>
          <table:table-cell table:style-name="ce12" table:formula="of:=IF(INDEX([.$W100:.$HB100];MATCH([.$B$7];[.$W$1:.$HB$1];0)+[.Q$1])=&quot;&quot;;&quot;&quot;;INDEX([.$W100:.$HB100];MATCH([.$B$7];[.$W$1:.$HB$1];0)+[.Q$1]))">
            <text:p/>
          </table:table-cell>
          <table:table-cell table:style-name="ce12" table:formula="of:=IF(INDEX([.$W100:.$HB100];MATCH([.$B$7];[.$W$1:.$HB$1];0)+[.R$1])=&quot;&quot;;&quot;&quot;;INDEX([.$W100:.$HB100];MATCH([.$B$7];[.$W$1:.$HB$1];0)+[.R$1]))">
            <text:p/>
          </table:table-cell>
          <table:table-cell table:style-name="ce60" table:formula="of:=IF(INDEX([.$W100:.$HB100];MATCH([.$B$7];[.$W$1:.$HB$1];0)+[.S$1])=&quot;&quot;;&quot;&quot;;INDEX([.$W100:.$HB100];MATCH([.$B$7];[.$W$1:.$HB$1];0)+[.S$1]))">
            <text:p/>
          </table:table-cell>
          <table:table-cell table:style-name="ce20" table:formula="of:=IF(INDEX([.$W100:.$HB100];MATCH([.$B$7];[.$W$1:.$HB$1];0)+[.T$1])=&quot;&quot;;&quot;&quot;;INDEX([.$W100:.$HB100];MATCH([.$B$7];[.$W$1:.$HB$1];0)+[.T$1]))">
            <text:p/>
          </table:table-cell>
          <table:table-cell/>
          <table:table-cell table:style-name="ce77" office:value-type="float" office:value="79" calcext:value-type="float">
            <text:p>7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48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L$4:.$L$101];[.A101]));&quot;&quot;;SMALL([.$L$4:.$L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L$4:.$L$11];0));&quot;&quot;;INDEX([.$M$22:.$M$101];MATCH([.B101];[.$L$22:.$L$101];1))))">
            <text:p/>
          </table:table-cell>
          <table:table-cell table:formula="of:=IF([.B101]=&quot;&quot;;&quot;&quot;;IF([.B100]&lt;[.$L$4];INDEX([.$M$4:.$M$11];MATCH([.B100];[.$L$4:.$L$11];-1));INDEX([.$M$4:.$M$11];MATCH([.B100];[.$L$4:.$L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M$22:.$M$101];MATCH([.B101];[.$L$22:.$L$101];0))=&quot;b&quot;;&quot;\break&quot;;&quot;\pageBreak&quot;);&quot;&quot;))))">
            <text:p/>
          </table:table-cell>
          <table:table-cell table:formula="of:=IF(INDEX([.$N$23:.$N$101];MATCH([.B101];[.$L$23:.$L$101];0))=&quot;&quot;;&quot;&quot;;IF(ISERROR(MATCH([.B101];[.$L$23:.$L$101];0));&quot;&quot;;&quot;\grace {&quot;&amp;INDEX([.$N$23:.$N$101];MATCH([.B101];[.$L$23:.$L$101];0))&amp;&quot;}&quot;))">
            <text:p/>
          </table:table-cell>
          <table:table-cell table:formula="of:=IF([.B101]=&quot;&quot;;&quot;&quot;;IF([.$L$16]=&quot;Y&quot;;IF([.C101]=0;&quot; &quot;&amp;[.F101];[.E101]&amp;&quot;*&quot;&amp;[.C101]&amp;&quot; &quot;&amp;[.F101]&amp;&quot; &quot;&amp;[.G101]);&quot;&quot;))">
            <text:p/>
          </table:table-cell>
          <table:table-cell table:number-columns-repeated="2"/>
          <table:table-cell table:style-name="ce28" office:value-type="float" office:value="80" calcext:value-type="float">
            <text:p>80</text:p>
          </table:table-cell>
          <table:table-cell table:style-name="ce38" table:formula="of:=IF(INDEX([.$W101:.$HB101];MATCH([.$B$7];[.$W$1:.$HB$1];0)+[.L$1])=&quot;&quot;;&quot;&quot;;INDEX([.$W101:.$HB101];MATCH([.$B$7];[.$W$1:.$HB$1];0)+[.L$1]))">
            <text:p/>
          </table:table-cell>
          <table:table-cell table:style-name="ce13" table:formula="of:=IF(INDEX([.$W101:.$HB101];MATCH([.$B$7];[.$W$1:.$HB$1];0)+[.M$1])=&quot;&quot;;&quot;&quot;;INDEX([.$W101:.$HB101];MATCH([.$B$7];[.$W$1:.$HB$1];0)+[.M$1]))">
            <text:p/>
          </table:table-cell>
          <table:table-cell table:style-name="ce13" table:formula="of:=IF(INDEX([.$W101:.$HB101];MATCH([.$B$7];[.$W$1:.$HB$1];0)+[.N$1])=&quot;&quot;;&quot;&quot;;INDEX([.$W101:.$HB101];MATCH([.$B$7];[.$W$1:.$HB$1];0)+[.N$1]))">
            <text:p/>
          </table:table-cell>
          <table:table-cell table:style-name="ce13" table:formula="of:=IF(INDEX([.$W101:.$HB101];MATCH([.$B$7];[.$W$1:.$HB$1];0)+[.O$1])=&quot;&quot;;&quot;&quot;;INDEX([.$W101:.$HB101];MATCH([.$B$7];[.$W$1:.$HB$1];0)+[.O$1]))">
            <text:p/>
          </table:table-cell>
          <table:table-cell table:style-name="ce13" table:formula="of:=IF(INDEX([.$W101:.$HB101];MATCH([.$B$7];[.$W$1:.$HB$1];0)+[.P$1])=&quot;&quot;;&quot;&quot;;INDEX([.$W101:.$HB101];MATCH([.$B$7];[.$W$1:.$HB$1];0)+[.P$1]))">
            <text:p/>
          </table:table-cell>
          <table:table-cell table:style-name="ce13" table:formula="of:=IF(INDEX([.$W101:.$HB101];MATCH([.$B$7];[.$W$1:.$HB$1];0)+[.Q$1])=&quot;&quot;;&quot;&quot;;INDEX([.$W101:.$HB101];MATCH([.$B$7];[.$W$1:.$HB$1];0)+[.Q$1]))">
            <text:p/>
          </table:table-cell>
          <table:table-cell table:style-name="ce13" table:formula="of:=IF(INDEX([.$W101:.$HB101];MATCH([.$B$7];[.$W$1:.$HB$1];0)+[.R$1])=&quot;&quot;;&quot;&quot;;INDEX([.$W101:.$HB101];MATCH([.$B$7];[.$W$1:.$HB$1];0)+[.R$1]))">
            <text:p/>
          </table:table-cell>
          <table:table-cell table:style-name="ce13" table:formula="of:=IF(INDEX([.$W101:.$HB101];MATCH([.$B$7];[.$W$1:.$HB$1];0)+[.S$1])=&quot;&quot;;&quot;&quot;;INDEX([.$W101:.$HB101];MATCH([.$B$7];[.$W$1:.$HB$1];0)+[.S$1]))">
            <text:p/>
          </table:table-cell>
          <table:table-cell table:style-name="ce21" table:formula="of:=IF(INDEX([.$W101:.$HB101];MATCH([.$B$7];[.$W$1:.$HB$1];0)+[.T$1])=&quot;&quot;;&quot;&quot;;INDEX([.$W101:.$HB101];MATCH([.$B$7];[.$W$1:.$HB$1];0)+[.T$1]))">
            <text:p/>
          </table:table-cell>
          <table:table-cell/>
          <table:table-cell table:style-name="ce78" office:value-type="float" office:value="80" calcext:value-type="float">
            <text:p>80</text:p>
          </table:table-cell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W102:.$HB102];MATCH([.$B$7];[.$W$1:.$HB$1];0)+[.L$1])=&quot;&quot;;&quot;&quot;;INDEX([.$W102:.$HB102];MATCH([.$B$7];[.$W$1:.$HB$1];0)+[.L$1]))">
            <text:p/>
          </table:table-cell>
          <table:table-cell table:formula="of:=IF(INDEX([.$W102:.$HB102];MATCH([.$B$7];[.$W$1:.$HB$1];0)+[.M$1])=&quot;&quot;;&quot;&quot;;INDEX([.$W102:.$HB102];MATCH([.$B$7];[.$W$1:.$HB$1];0)+[.M$1]))">
            <text:p/>
          </table:table-cell>
          <table:table-cell/>
          <table:table-cell table:formula="of:=IF(INDEX([.$W102:.$HB102];MATCH([.$B$7];[.$W$1:.$HB$1];0)+[.O$1])=&quot;&quot;;&quot;&quot;;INDEX([.$W102:.$HB102];MATCH([.$B$7];[.$W$1:.$HB$1];0)+[.O$1]))">
            <text:p/>
          </table:table-cell>
          <table:table-cell table:formula="of:=IF(INDEX([.$W102:.$HB102];MATCH([.$B$7];[.$W$1:.$HB$1];0)+[.P$1])=&quot;&quot;;&quot;&quot;;INDEX([.$W102:.$HB102];MATCH([.$B$7];[.$W$1:.$HB$1];0)+[.P$1]))">
            <text:p/>
          </table:table-cell>
          <table:table-cell/>
          <table:table-cell table:formula="of:=IF(INDEX([.$W102:.$HB102];MATCH([.$B$7];[.$W$1:.$HB$1];0)+[.R$1])=&quot;&quot;;&quot;&quot;;INDEX([.$W102:.$HB102];MATCH([.$B$7];[.$W$1:.$HB$1];0)+[.R$1]))">
            <text:p/>
          </table:table-cell>
          <table:table-cell table:formula="of:=IF(INDEX([.$W102:.$HB102];MATCH([.$B$7];[.$W$1:.$HB$1];0)+[.S$1])=&quot;&quot;;&quot;&quot;;INDEX([.$W102:.$HB102];MATCH([.$B$7];[.$W$1:.$HB$1];0)+[.S$1]))">
            <text:p/>
          </table:table-cell>
          <table:table-cell table:number-columns-repeated="17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7]&amp;&quot; = {&quot;" office:value-type="string" office:string-value="formatFagottoIMvtII = {" calcext:value-type="string">
            <text:p>formatFagottoIMvtII = {</text:p>
          </table:table-cell>
          <table:table-cell table:number-columns-repeated="18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08]));&quot;&quot;;SMALL([.$O$4:.$O$101];[.A108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8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09]));&quot;&quot;;SMALL([.$O$4:.$O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O$4:.$O$11];0));&quot;&quot;;INDEX([.$P$22:.$P$101];MATCH([.B109];[.$O$22:.$O$101];1))))">
            <text:p/>
          </table:table-cell>
          <table:table-cell table:formula="of:=IF([.B109]=&quot;&quot;;&quot;&quot;;IF([.B108]&lt;[.$O$4];INDEX([.$P$4:.$P$11];MATCH([.B108];[.$O$4:.$O$11];-1));INDEX([.$P$4:.$P$11];MATCH([.B108];[.$O$4:.$O$11];1))))" office:value-type="string" office:string-value="s4." calcext:value-type="string">
            <text:p>s4.</text:p>
          </table:table-cell>
          <table:table-cell table:number-columns-repeated="2"/>
          <table:table-cell table:style-name="Default" table:formula="of:=IF([.L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8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O$4:.$O$101];[.A110]));&quot;&quot;;SMALL([.$O$4:.$O$101];[.A110]))" office:value-type="float" office:value="24" calcext:value-type="float">
            <text:p>24</text:p>
          </table:table-cell>
          <table:table-cell table:formula="of:=IF([.B110]=&quot;&quot;;&quot;&quot;;[.B110]-[.B109])" office:value-type="float" office:value="23" calcext:value-type="float">
            <text:p>23</text:p>
          </table:table-cell>
          <table:table-cell table:formula="of:=IF([.B110]=&quot;&quot;;&quot;&quot;;IF(ISNUMBER(MATCH([.B110];[.$O$4:.$O$11];0));&quot;&quot;;INDEX([.$P$22:.$P$101];MATCH([.B110];[.$O$22:.$O$101];1))))" office:value-type="string" office:string-value="b" calcext:value-type="string">
            <text:p>b</text:p>
          </table:table-cell>
          <table:table-cell table:formula="of:=IF([.B110]=&quot;&quot;;&quot;&quot;;IF([.B109]&lt;[.$O$4];INDEX([.$P$4:.$P$11];MATCH([.B109];[.$O$4:.$O$11];-1));INDEX([.$P$4:.$P$11];MATCH([.B109];[.$O$4:.$O$11];1))))" office:value-type="string" office:string-value="s4." calcext:value-type="string">
            <text:p>s4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P$22:.$P$101];MATCH([.B11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Q$23:.$Q$101];MATCH([.B110];[.$O$23:.$O$101];0))=&quot;&quot;;&quot;&quot;;IF(ISERROR(MATCH([.B110];[.$O$23:.$O$101];0));&quot;&quot;;&quot;\grace {&quot;&amp;INDEX([.$Q$23:.$Q$101];MATCH([.B110];[.$O$23:.$O$101];0))&amp;&quot;}&quot;))">
            <text:p/>
          </table:table-cell>
          <table:table-cell table:formula="of:=IF([.B110]=&quot;&quot;;&quot;&quot;;IF([.$L$17]=&quot;Y&quot;;IF([.C110]=0;&quot; &quot;&amp;[.F110];[.E110]&amp;&quot;*&quot;&amp;[.C110]&amp;&quot; &quot;&amp;[.F110]&amp;&quot; &quot;&amp;[.G110]);&quot;&quot;))" office:value-type="string" office:string-value="s4.*23 \break " calcext:value-type="string">
            <text:p>s4.*23 \break </text:p>
          </table:table-cell>
          <table:table-cell table:number-columns-repeated="18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O$4:.$O$101];[.A111]));&quot;&quot;;SMALL([.$O$4:.$O$101];[.A111]))" office:value-type="float" office:value="32" calcext:value-type="float">
            <text:p>32</text:p>
          </table:table-cell>
          <table:table-cell table:formula="of:=IF([.B111]=&quot;&quot;;&quot;&quot;;[.B111]-[.B110])" office:value-type="float" office:value="8" calcext:value-type="float">
            <text:p>8</text:p>
          </table:table-cell>
          <table:table-cell table:formula="of:=IF([.B111]=&quot;&quot;;&quot;&quot;;IF(ISNUMBER(MATCH([.B111];[.$O$4:.$O$11];0));&quot;&quot;;INDEX([.$P$22:.$P$101];MATCH([.B111];[.$O$22:.$O$101];1))))" office:value-type="string" office:string-value="b" calcext:value-type="string">
            <text:p>b</text:p>
          </table:table-cell>
          <table:table-cell table:formula="of:=IF([.B111]=&quot;&quot;;&quot;&quot;;IF([.B110]&lt;[.$O$4];INDEX([.$P$4:.$P$11];MATCH([.B110];[.$O$4:.$O$11];-1));INDEX([.$P$4:.$P$11];MATCH([.B110];[.$O$4:.$O$11];1))))" office:value-type="string" office:string-value="s4." calcext:value-type="string">
            <text:p>s4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P$22:.$P$101];MATCH([.B1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Q$23:.$Q$101];MATCH([.B111];[.$O$23:.$O$101];0))=&quot;&quot;;&quot;&quot;;IF(ISERROR(MATCH([.B111];[.$O$23:.$O$101];0));&quot;&quot;;&quot;\grace {&quot;&amp;INDEX([.$Q$23:.$Q$101];MATCH([.B111];[.$O$23:.$O$101];0))&amp;&quot;}&quot;))">
            <text:p/>
          </table:table-cell>
          <table:table-cell table:formula="of:=IF([.B111]=&quot;&quot;;&quot;&quot;;IF([.$L$17]=&quot;Y&quot;;IF([.C111]=0;&quot; &quot;&amp;[.F111];[.E111]&amp;&quot;*&quot;&amp;[.C111]&amp;&quot; &quot;&amp;[.F111]&amp;&quot; &quot;&amp;[.G111]);&quot;&quot;))" office:value-type="string" office:string-value="s4.*8 \break " calcext:value-type="string">
            <text:p>s4.*8 \break </text:p>
          </table:table-cell>
          <table:table-cell table:number-columns-repeated="18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O$4:.$O$101];[.A112]));&quot;&quot;;SMALL([.$O$4:.$O$101];[.A112]))" office:value-type="float" office:value="40" calcext:value-type="float">
            <text:p>40</text:p>
          </table:table-cell>
          <table:table-cell table:formula="of:=IF([.B112]=&quot;&quot;;&quot;&quot;;[.B112]-[.B111])" office:value-type="float" office:value="8" calcext:value-type="float">
            <text:p>8</text:p>
          </table:table-cell>
          <table:table-cell table:formula="of:=IF([.B112]=&quot;&quot;;&quot;&quot;;IF(ISNUMBER(MATCH([.B112];[.$O$4:.$O$11];0));&quot;&quot;;INDEX([.$P$22:.$P$101];MATCH([.B112];[.$O$22:.$O$101];1))))" office:value-type="string" office:string-value="b" calcext:value-type="string">
            <text:p>b</text:p>
          </table:table-cell>
          <table:table-cell table:formula="of:=IF([.B112]=&quot;&quot;;&quot;&quot;;IF([.B111]&lt;[.$O$4];INDEX([.$P$4:.$P$11];MATCH([.B111];[.$O$4:.$O$11];-1));INDEX([.$P$4:.$P$11];MATCH([.B111];[.$O$4:.$O$11];1))))" office:value-type="string" office:string-value="s4." calcext:value-type="string">
            <text:p>s4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P$22:.$P$101];MATCH([.B11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Q$23:.$Q$101];MATCH([.B112];[.$O$23:.$O$101];0))=&quot;&quot;;&quot;&quot;;IF(ISERROR(MATCH([.B112];[.$O$23:.$O$101];0));&quot;&quot;;&quot;\grace {&quot;&amp;INDEX([.$Q$23:.$Q$101];MATCH([.B112];[.$O$23:.$O$101];0))&amp;&quot;}&quot;))">
            <text:p/>
          </table:table-cell>
          <table:table-cell table:formula="of:=IF([.B112]=&quot;&quot;;&quot;&quot;;IF([.$L$17]=&quot;Y&quot;;IF([.C112]=0;&quot; &quot;&amp;[.F112];[.E112]&amp;&quot;*&quot;&amp;[.C112]&amp;&quot; &quot;&amp;[.F112]&amp;&quot; &quot;&amp;[.G112]);&quot;&quot;))" office:value-type="string" office:string-value="s4.*8 \break " calcext:value-type="string">
            <text:p>s4.*8 \break </text:p>
          </table:table-cell>
          <table:table-cell table:number-columns-repeated="18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O$4:.$O$101];[.A113]));&quot;&quot;;SMALL([.$O$4:.$O$101];[.A113]))" office:value-type="float" office:value="54" calcext:value-type="float">
            <text:p>54</text:p>
          </table:table-cell>
          <table:table-cell table:formula="of:=IF([.B113]=&quot;&quot;;&quot;&quot;;[.B113]-[.B112])" office:value-type="float" office:value="14" calcext:value-type="float">
            <text:p>14</text:p>
          </table:table-cell>
          <table:table-cell table:formula="of:=IF([.B113]=&quot;&quot;;&quot;&quot;;IF(ISNUMBER(MATCH([.B113];[.$O$4:.$O$11];0));&quot;&quot;;INDEX([.$P$22:.$P$101];MATCH([.B113];[.$O$22:.$O$101];1))))">
            <text:p/>
          </table:table-cell>
          <table:table-cell table:formula="of:=IF([.B113]=&quot;&quot;;&quot;&quot;;IF([.B112]&lt;[.$O$4];INDEX([.$P$4:.$P$11];MATCH([.B112];[.$O$4:.$O$11];-1));INDEX([.$P$4:.$P$11];MATCH([.B112];[.$O$4:.$O$11];1))))" office:value-type="string" office:string-value="s4." calcext:value-type="string">
            <text:p>s4.</text:p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P$22:.$P$101];MATCH([.B113];[.$O$22:.$O$101];0))=&quot;b&quot;;&quot;\break&quot;;&quot;\pageBreak&quot;);&quot;&quot;))))">
            <text:p/>
          </table:table-cell>
          <table:table-cell table:formula="of:=IF(INDEX([.$Q$23:.$Q$101];MATCH([.B113];[.$O$23:.$O$101];0))=&quot;&quot;;&quot;&quot;;IF(ISERROR(MATCH([.B113];[.$O$23:.$O$101];0));&quot;&quot;;&quot;\grace {&quot;&amp;INDEX([.$Q$23:.$Q$101];MATCH([.B113];[.$O$23:.$O$101];0))&amp;&quot;}&quot;))">
            <text:p/>
          </table:table-cell>
          <table:table-cell table:formula="of:=IF([.B113]=&quot;&quot;;&quot;&quot;;IF([.$L$17]=&quot;Y&quot;;IF([.C113]=0;&quot; &quot;&amp;[.F113];[.E113]&amp;&quot;*&quot;&amp;[.C113]&amp;&quot; &quot;&amp;[.F113]&amp;&quot; &quot;&amp;[.G113]);&quot;&quot;))" office:value-type="string" office:string-value="s4.*14  " calcext:value-type="string">
            <text:p>s4.*14 <text:s/></text:p>
          </table:table-cell>
          <table:table-cell table:number-columns-repeated="18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O$4:.$O$101];[.A114]));&quot;&quot;;SMALL([.$O$4:.$O$101];[.A114]))">
            <text:p/>
          </table:table-cell>
          <table:table-cell table:formula="of:=IF([.B114]=&quot;&quot;;&quot;&quot;;[.B114]-[.B113])">
            <text:p/>
          </table:table-cell>
          <table:table-cell table:formula="of:=IF([.B114]=&quot;&quot;;&quot;&quot;;IF(ISNUMBER(MATCH([.B114];[.$O$4:.$O$11];0));&quot;&quot;;INDEX([.$P$22:.$P$101];MATCH([.B114];[.$O$22:.$O$101];1))))">
            <text:p/>
          </table:table-cell>
          <table:table-cell table:formula="of:=IF([.B114]=&quot;&quot;;&quot;&quot;;IF([.B113]&lt;[.$O$4];INDEX([.$P$4:.$P$11];MATCH([.B113];[.$O$4:.$O$11];-1));INDEX([.$P$4:.$P$11];MATCH([.B113];[.$O$4:.$O$11];1))))">
            <text:p/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P$22:.$P$101];MATCH([.B114];[.$O$22:.$O$101];0))=&quot;b&quot;;&quot;\break&quot;;&quot;\pageBreak&quot;);&quot;&quot;))))">
            <text:p/>
          </table:table-cell>
          <table:table-cell table:formula="of:=IF(INDEX([.$Q$23:.$Q$101];MATCH([.B114];[.$O$23:.$O$101];0))=&quot;&quot;;&quot;&quot;;IF(ISERROR(MATCH([.B114];[.$O$23:.$O$101];0));&quot;&quot;;&quot;\grace {&quot;&amp;INDEX([.$Q$23:.$Q$101];MATCH([.B114];[.$O$23:.$O$101];0))&amp;&quot;}&quot;))">
            <text:p/>
          </table:table-cell>
          <table:table-cell table:formula="of:=IF([.B114]=&quot;&quot;;&quot;&quot;;IF([.$L$17]=&quot;Y&quot;;IF([.C114]=0;&quot; &quot;&amp;[.F114];[.E114]&amp;&quot;*&quot;&amp;[.C114]&amp;&quot; &quot;&amp;[.F114]&amp;&quot; &quot;&amp;[.G11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O$4:.$O$101];[.A115]));&quot;&quot;;SMALL([.$O$4:.$O$101];[.A115]))">
            <text:p/>
          </table:table-cell>
          <table:table-cell table:formula="of:=IF([.B115]=&quot;&quot;;&quot;&quot;;[.B115]-[.B114])">
            <text:p/>
          </table:table-cell>
          <table:table-cell table:formula="of:=IF([.B115]=&quot;&quot;;&quot;&quot;;IF(ISNUMBER(MATCH([.B115];[.$O$4:.$O$11];0));&quot;&quot;;INDEX([.$P$22:.$P$101];MATCH([.B115];[.$O$22:.$O$101];1))))">
            <text:p/>
          </table:table-cell>
          <table:table-cell table:formula="of:=IF([.B115]=&quot;&quot;;&quot;&quot;;IF([.B114]&lt;[.$O$4];INDEX([.$P$4:.$P$11];MATCH([.B114];[.$O$4:.$O$11];-1));INDEX([.$P$4:.$P$11];MATCH([.B114];[.$O$4:.$O$11];1))))">
            <text:p/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P$22:.$P$101];MATCH([.B115];[.$O$22:.$O$101];0))=&quot;b&quot;;&quot;\break&quot;;&quot;\pageBreak&quot;);&quot;&quot;))))">
            <text:p/>
          </table:table-cell>
          <table:table-cell table:formula="of:=IF(INDEX([.$Q$23:.$Q$101];MATCH([.B115];[.$O$23:.$O$101];0))=&quot;&quot;;&quot;&quot;;IF(ISERROR(MATCH([.B115];[.$O$23:.$O$101];0));&quot;&quot;;&quot;\grace {&quot;&amp;INDEX([.$Q$23:.$Q$101];MATCH([.B115];[.$O$23:.$O$101];0))&amp;&quot;}&quot;))">
            <text:p/>
          </table:table-cell>
          <table:table-cell table:formula="of:=IF([.B115]=&quot;&quot;;&quot;&quot;;IF([.$L$17]=&quot;Y&quot;;IF([.C115]=0;&quot; &quot;&amp;[.F115];[.E115]&amp;&quot;*&quot;&amp;[.C115]&amp;&quot; &quot;&amp;[.F115]&amp;&quot; &quot;&amp;[.G11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116]));&quot;&quot;;SMALL([.$O$4:.$O$101];[.A116]))">
            <text:p/>
          </table:table-cell>
          <table:table-cell table:formula="of:=IF([.B116]=&quot;&quot;;&quot;&quot;;[.B116]-[.B115])">
            <text:p/>
          </table:table-cell>
          <table:table-cell table:formula="of:=IF([.B116]=&quot;&quot;;&quot;&quot;;IF(ISNUMBER(MATCH([.B116];[.$O$4:.$O$11];0));&quot;&quot;;INDEX([.$P$22:.$P$101];MATCH([.B116];[.$O$22:.$O$101];1))))">
            <text:p/>
          </table:table-cell>
          <table:table-cell table:formula="of:=IF([.B116]=&quot;&quot;;&quot;&quot;;IF([.B115]&lt;[.$O$4];INDEX([.$P$4:.$P$11];MATCH([.B115];[.$O$4:.$O$11];-1));INDEX([.$P$4:.$P$11];MATCH([.B115];[.$O$4:.$O$11];1))))">
            <text:p/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P$22:.$P$101];MATCH([.B116];[.$O$22:.$O$101];0))=&quot;b&quot;;&quot;\break&quot;;&quot;\pageBreak&quot;);&quot;&quot;))))">
            <text:p/>
          </table:table-cell>
          <table:table-cell table:formula="of:=IF(INDEX([.$Q$23:.$Q$101];MATCH([.B116];[.$O$23:.$O$101];0))=&quot;&quot;;&quot;&quot;;IF(ISERROR(MATCH([.B116];[.$O$23:.$O$101];0));&quot;&quot;;&quot;\grace {&quot;&amp;INDEX([.$Q$23:.$Q$101];MATCH([.B116];[.$O$23:.$O$101];0))&amp;&quot;}&quot;))">
            <text:p/>
          </table:table-cell>
          <table:table-cell table:formula="of:=IF([.B116]=&quot;&quot;;&quot;&quot;;IF([.$L$17]=&quot;Y&quot;;IF([.C116]=0;&quot; &quot;&amp;[.F116];[.E116]&amp;&quot;*&quot;&amp;[.C116]&amp;&quot; &quot;&amp;[.F116]&amp;&quot; &quot;&amp;[.G11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117]));&quot;&quot;;SMALL([.$O$4:.$O$101];[.A117]))">
            <text:p/>
          </table:table-cell>
          <table:table-cell table:formula="of:=IF([.B117]=&quot;&quot;;&quot;&quot;;[.B117]-[.B116])">
            <text:p/>
          </table:table-cell>
          <table:table-cell table:formula="of:=IF([.B117]=&quot;&quot;;&quot;&quot;;IF(ISNUMBER(MATCH([.B117];[.$O$4:.$O$11];0));&quot;&quot;;INDEX([.$P$22:.$P$101];MATCH([.B117];[.$O$22:.$O$101];1))))">
            <text:p/>
          </table:table-cell>
          <table:table-cell table:formula="of:=IF([.B117]=&quot;&quot;;&quot;&quot;;IF([.B116]&lt;[.$O$4];INDEX([.$P$4:.$P$11];MATCH([.B116];[.$O$4:.$O$11];-1));INDEX([.$P$4:.$P$11];MATCH([.B116];[.$O$4:.$O$11];1))))">
            <text:p/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P$22:.$P$101];MATCH([.B117];[.$O$22:.$O$101];0))=&quot;b&quot;;&quot;\break&quot;;&quot;\pageBreak&quot;);&quot;&quot;))))">
            <text:p/>
          </table:table-cell>
          <table:table-cell table:formula="of:=IF(INDEX([.$Q$23:.$Q$101];MATCH([.B117];[.$O$23:.$O$101];0))=&quot;&quot;;&quot;&quot;;IF(ISERROR(MATCH([.B117];[.$O$23:.$O$101];0));&quot;&quot;;&quot;\grace {&quot;&amp;INDEX([.$Q$23:.$Q$101];MATCH([.B117];[.$O$23:.$O$101];0))&amp;&quot;}&quot;))">
            <text:p/>
          </table:table-cell>
          <table:table-cell table:formula="of:=IF([.B117]=&quot;&quot;;&quot;&quot;;IF([.$L$17]=&quot;Y&quot;;IF([.C117]=0;&quot; &quot;&amp;[.F117];[.E117]&amp;&quot;*&quot;&amp;[.C117]&amp;&quot; &quot;&amp;[.F117]&amp;&quot; &quot;&amp;[.G11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118]));&quot;&quot;;SMALL([.$O$4:.$O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O$4:.$O$11];0));&quot;&quot;;INDEX([.$P$22:.$P$101];MATCH([.B118];[.$O$22:.$O$101];1))))">
            <text:p/>
          </table:table-cell>
          <table:table-cell table:formula="of:=IF([.B118]=&quot;&quot;;&quot;&quot;;IF([.B117]&lt;[.$O$4];INDEX([.$P$4:.$P$11];MATCH([.B117];[.$O$4:.$O$11];-1));INDEX([.$P$4:.$P$11];MATCH([.B117];[.$O$4:.$O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P$22:.$P$101];MATCH([.B118];[.$O$22:.$O$101];0))=&quot;b&quot;;&quot;\break&quot;;&quot;\pageBreak&quot;);&quot;&quot;))))">
            <text:p/>
          </table:table-cell>
          <table:table-cell table:formula="of:=IF(INDEX([.$Q$23:.$Q$101];MATCH([.B118];[.$O$23:.$O$101];0))=&quot;&quot;;&quot;&quot;;IF(ISERROR(MATCH([.B118];[.$O$23:.$O$101];0));&quot;&quot;;&quot;\grace {&quot;&amp;INDEX([.$Q$23:.$Q$101];MATCH([.B118];[.$O$23:.$O$101];0))&amp;&quot;}&quot;))">
            <text:p/>
          </table:table-cell>
          <table:table-cell table:formula="of:=IF([.B118]=&quot;&quot;;&quot;&quot;;IF([.$L$17]=&quot;Y&quot;;IF([.C118]=0;&quot; &quot;&amp;[.F118];[.E118]&amp;&quot;*&quot;&amp;[.C118]&amp;&quot; &quot;&amp;[.F118]&amp;&quot; &quot;&amp;[.G11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119]));&quot;&quot;;SMALL([.$O$4:.$O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O$4:.$O$11];0));&quot;&quot;;INDEX([.$P$22:.$P$101];MATCH([.B119];[.$O$22:.$O$101];1))))">
            <text:p/>
          </table:table-cell>
          <table:table-cell table:formula="of:=IF([.B119]=&quot;&quot;;&quot;&quot;;IF([.B118]&lt;[.$O$4];INDEX([.$P$4:.$P$11];MATCH([.B118];[.$O$4:.$O$11];-1));INDEX([.$P$4:.$P$11];MATCH([.B118];[.$O$4:.$O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P$22:.$P$101];MATCH([.B119];[.$O$22:.$O$101];0))=&quot;b&quot;;&quot;\break&quot;;&quot;\pageBreak&quot;);&quot;&quot;))))">
            <text:p/>
          </table:table-cell>
          <table:table-cell table:formula="of:=IF(INDEX([.$Q$23:.$Q$101];MATCH([.B119];[.$O$23:.$O$101];0))=&quot;&quot;;&quot;&quot;;IF(ISERROR(MATCH([.B119];[.$O$23:.$O$101];0));&quot;&quot;;&quot;\grace {&quot;&amp;INDEX([.$Q$23:.$Q$101];MATCH([.B119];[.$O$23:.$O$101];0))&amp;&quot;}&quot;))">
            <text:p/>
          </table:table-cell>
          <table:table-cell table:formula="of:=IF([.B119]=&quot;&quot;;&quot;&quot;;IF([.$L$17]=&quot;Y&quot;;IF([.C119]=0;&quot; &quot;&amp;[.F119];[.E119]&amp;&quot;*&quot;&amp;[.C119]&amp;&quot; &quot;&amp;[.F119]&amp;&quot; &quot;&amp;[.G11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120]));&quot;&quot;;SMALL([.$O$4:.$O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O$4:.$O$11];0));&quot;&quot;;INDEX([.$P$22:.$P$101];MATCH([.B120];[.$O$22:.$O$101];1))))">
            <text:p/>
          </table:table-cell>
          <table:table-cell table:formula="of:=IF([.B120]=&quot;&quot;;&quot;&quot;;IF([.B119]&lt;[.$O$4];INDEX([.$P$4:.$P$11];MATCH([.B119];[.$O$4:.$O$11];-1));INDEX([.$P$4:.$P$11];MATCH([.B119];[.$O$4:.$O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P$22:.$P$101];MATCH([.B120];[.$O$22:.$O$101];0))=&quot;b&quot;;&quot;\break&quot;;&quot;\pageBreak&quot;);&quot;&quot;))))">
            <text:p/>
          </table:table-cell>
          <table:table-cell table:formula="of:=IF(INDEX([.$Q$23:.$Q$101];MATCH([.B120];[.$O$23:.$O$101];0))=&quot;&quot;;&quot;&quot;;IF(ISERROR(MATCH([.B120];[.$O$23:.$O$101];0));&quot;&quot;;&quot;\grace {&quot;&amp;INDEX([.$Q$23:.$Q$101];MATCH([.B120];[.$O$23:.$O$101];0))&amp;&quot;}&quot;))">
            <text:p/>
          </table:table-cell>
          <table:table-cell table:formula="of:=IF([.B120]=&quot;&quot;;&quot;&quot;;IF([.$L$17]=&quot;Y&quot;;IF([.C120]=0;&quot; &quot;&amp;[.F120];[.E120]&amp;&quot;*&quot;&amp;[.C120]&amp;&quot; &quot;&amp;[.F120]&amp;&quot; &quot;&amp;[.G12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121]));&quot;&quot;;SMALL([.$O$4:.$O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O$4:.$O$11];0));&quot;&quot;;INDEX([.$P$22:.$P$101];MATCH([.B121];[.$O$22:.$O$101];1))))">
            <text:p/>
          </table:table-cell>
          <table:table-cell table:formula="of:=IF([.B121]=&quot;&quot;;&quot;&quot;;IF([.B120]&lt;[.$O$4];INDEX([.$P$4:.$P$11];MATCH([.B120];[.$O$4:.$O$11];-1));INDEX([.$P$4:.$P$11];MATCH([.B120];[.$O$4:.$O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P$22:.$P$101];MATCH([.B121];[.$O$22:.$O$101];0))=&quot;b&quot;;&quot;\break&quot;;&quot;\pageBreak&quot;);&quot;&quot;))))">
            <text:p/>
          </table:table-cell>
          <table:table-cell table:formula="of:=IF(INDEX([.$Q$23:.$Q$101];MATCH([.B121];[.$O$23:.$O$101];0))=&quot;&quot;;&quot;&quot;;IF(ISERROR(MATCH([.B121];[.$O$23:.$O$101];0));&quot;&quot;;&quot;\grace {&quot;&amp;INDEX([.$Q$23:.$Q$101];MATCH([.B121];[.$O$23:.$O$101];0))&amp;&quot;}&quot;))">
            <text:p/>
          </table:table-cell>
          <table:table-cell table:formula="of:=IF([.B121]=&quot;&quot;;&quot;&quot;;IF([.$L$17]=&quot;Y&quot;;IF([.C121]=0;&quot; &quot;&amp;[.F121];[.E121]&amp;&quot;*&quot;&amp;[.C121]&amp;&quot; &quot;&amp;[.F121]&amp;&quot; &quot;&amp;[.G12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122]));&quot;&quot;;SMALL([.$O$4:.$O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O$4:.$O$11];0));&quot;&quot;;INDEX([.$P$22:.$P$101];MATCH([.B122];[.$O$22:.$O$101];1))))">
            <text:p/>
          </table:table-cell>
          <table:table-cell table:formula="of:=IF([.B122]=&quot;&quot;;&quot;&quot;;IF([.B121]&lt;[.$O$4];INDEX([.$P$4:.$P$11];MATCH([.B121];[.$O$4:.$O$11];-1));INDEX([.$P$4:.$P$11];MATCH([.B121];[.$O$4:.$O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P$22:.$P$101];MATCH([.B122];[.$O$22:.$O$101];0))=&quot;b&quot;;&quot;\break&quot;;&quot;\pageBreak&quot;);&quot;&quot;))))">
            <text:p/>
          </table:table-cell>
          <table:table-cell table:formula="of:=IF(INDEX([.$Q$23:.$Q$101];MATCH([.B122];[.$O$23:.$O$101];0))=&quot;&quot;;&quot;&quot;;IF(ISERROR(MATCH([.B122];[.$O$23:.$O$101];0));&quot;&quot;;&quot;\grace {&quot;&amp;INDEX([.$Q$23:.$Q$101];MATCH([.B122];[.$O$23:.$O$101];0))&amp;&quot;}&quot;))">
            <text:p/>
          </table:table-cell>
          <table:table-cell table:formula="of:=IF([.B122]=&quot;&quot;;&quot;&quot;;IF([.$L$17]=&quot;Y&quot;;IF([.C122]=0;&quot; &quot;&amp;[.F122];[.E122]&amp;&quot;*&quot;&amp;[.C122]&amp;&quot; &quot;&amp;[.F122]&amp;&quot; &quot;&amp;[.G12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123]));&quot;&quot;;SMALL([.$O$4:.$O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O$4:.$O$11];0));&quot;&quot;;INDEX([.$P$22:.$P$101];MATCH([.B123];[.$O$22:.$O$101];1))))">
            <text:p/>
          </table:table-cell>
          <table:table-cell table:formula="of:=IF([.B123]=&quot;&quot;;&quot;&quot;;IF([.B122]&lt;[.$O$4];INDEX([.$P$4:.$P$11];MATCH([.B122];[.$O$4:.$O$11];-1));INDEX([.$P$4:.$P$11];MATCH([.B122];[.$O$4:.$O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P$22:.$P$101];MATCH([.B123];[.$O$22:.$O$101];0))=&quot;b&quot;;&quot;\break&quot;;&quot;\pageBreak&quot;);&quot;&quot;))))">
            <text:p/>
          </table:table-cell>
          <table:table-cell table:formula="of:=IF(INDEX([.$Q$23:.$Q$101];MATCH([.B123];[.$O$23:.$O$101];0))=&quot;&quot;;&quot;&quot;;IF(ISERROR(MATCH([.B123];[.$O$23:.$O$101];0));&quot;&quot;;&quot;\grace {&quot;&amp;INDEX([.$Q$23:.$Q$101];MATCH([.B123];[.$O$23:.$O$101];0))&amp;&quot;}&quot;))">
            <text:p/>
          </table:table-cell>
          <table:table-cell table:formula="of:=IF([.B123]=&quot;&quot;;&quot;&quot;;IF([.$L$17]=&quot;Y&quot;;IF([.C123]=0;&quot; &quot;&amp;[.F123];[.E123]&amp;&quot;*&quot;&amp;[.C123]&amp;&quot; &quot;&amp;[.F123]&amp;&quot; &quot;&amp;[.G12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124]));&quot;&quot;;SMALL([.$O$4:.$O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O$4:.$O$11];0));&quot;&quot;;INDEX([.$P$22:.$P$101];MATCH([.B124];[.$O$22:.$O$101];1))))">
            <text:p/>
          </table:table-cell>
          <table:table-cell table:formula="of:=IF([.B124]=&quot;&quot;;&quot;&quot;;IF([.B123]&lt;[.$O$4];INDEX([.$P$4:.$P$11];MATCH([.B123];[.$O$4:.$O$11];-1));INDEX([.$P$4:.$P$11];MATCH([.B123];[.$O$4:.$O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P$22:.$P$101];MATCH([.B124];[.$O$22:.$O$101];0))=&quot;b&quot;;&quot;\break&quot;;&quot;\pageBreak&quot;);&quot;&quot;))))">
            <text:p/>
          </table:table-cell>
          <table:table-cell table:formula="of:=IF(INDEX([.$Q$23:.$Q$101];MATCH([.B124];[.$O$23:.$O$101];0))=&quot;&quot;;&quot;&quot;;IF(ISERROR(MATCH([.B124];[.$O$23:.$O$101];0));&quot;&quot;;&quot;\grace {&quot;&amp;INDEX([.$Q$23:.$Q$101];MATCH([.B124];[.$O$23:.$O$101];0))&amp;&quot;}&quot;))">
            <text:p/>
          </table:table-cell>
          <table:table-cell table:formula="of:=IF([.B124]=&quot;&quot;;&quot;&quot;;IF([.$L$17]=&quot;Y&quot;;IF([.C124]=0;&quot; &quot;&amp;[.F124];[.E124]&amp;&quot;*&quot;&amp;[.C124]&amp;&quot; &quot;&amp;[.F124]&amp;&quot; &quot;&amp;[.G12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125]));&quot;&quot;;SMALL([.$O$4:.$O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O$4:.$O$11];0));&quot;&quot;;INDEX([.$P$22:.$P$101];MATCH([.B125];[.$O$22:.$O$101];1))))">
            <text:p/>
          </table:table-cell>
          <table:table-cell table:formula="of:=IF([.B125]=&quot;&quot;;&quot;&quot;;IF([.B124]&lt;[.$O$4];INDEX([.$P$4:.$P$11];MATCH([.B124];[.$O$4:.$O$11];-1));INDEX([.$P$4:.$P$11];MATCH([.B124];[.$O$4:.$O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P$22:.$P$101];MATCH([.B125];[.$O$22:.$O$101];0))=&quot;b&quot;;&quot;\break&quot;;&quot;\pageBreak&quot;);&quot;&quot;))))">
            <text:p/>
          </table:table-cell>
          <table:table-cell table:formula="of:=IF(INDEX([.$Q$23:.$Q$101];MATCH([.B125];[.$O$23:.$O$101];0))=&quot;&quot;;&quot;&quot;;IF(ISERROR(MATCH([.B125];[.$O$23:.$O$101];0));&quot;&quot;;&quot;\grace {&quot;&amp;INDEX([.$Q$23:.$Q$101];MATCH([.B125];[.$O$23:.$O$101];0))&amp;&quot;}&quot;))">
            <text:p/>
          </table:table-cell>
          <table:table-cell table:formula="of:=IF([.B125]=&quot;&quot;;&quot;&quot;;IF([.$L$17]=&quot;Y&quot;;IF([.C125]=0;&quot; &quot;&amp;[.F125];[.E125]&amp;&quot;*&quot;&amp;[.C125]&amp;&quot; &quot;&amp;[.F125]&amp;&quot; &quot;&amp;[.G12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126]));&quot;&quot;;SMALL([.$O$4:.$O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O$4:.$O$11];0));&quot;&quot;;INDEX([.$P$22:.$P$101];MATCH([.B126];[.$O$22:.$O$101];1))))">
            <text:p/>
          </table:table-cell>
          <table:table-cell table:formula="of:=IF([.B126]=&quot;&quot;;&quot;&quot;;IF([.B125]&lt;[.$O$4];INDEX([.$P$4:.$P$11];MATCH([.B125];[.$O$4:.$O$11];-1));INDEX([.$P$4:.$P$11];MATCH([.B125];[.$O$4:.$O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P$22:.$P$101];MATCH([.B126];[.$O$22:.$O$101];0))=&quot;b&quot;;&quot;\break&quot;;&quot;\pageBreak&quot;);&quot;&quot;))))">
            <text:p/>
          </table:table-cell>
          <table:table-cell table:formula="of:=IF(INDEX([.$Q$23:.$Q$101];MATCH([.B126];[.$O$23:.$O$101];0))=&quot;&quot;;&quot;&quot;;IF(ISERROR(MATCH([.B126];[.$O$23:.$O$101];0));&quot;&quot;;&quot;\grace {&quot;&amp;INDEX([.$Q$23:.$Q$101];MATCH([.B126];[.$O$23:.$O$101];0))&amp;&quot;}&quot;))">
            <text:p/>
          </table:table-cell>
          <table:table-cell table:formula="of:=IF([.B126]=&quot;&quot;;&quot;&quot;;IF([.$L$17]=&quot;Y&quot;;IF([.C126]=0;&quot; &quot;&amp;[.F126];[.E126]&amp;&quot;*&quot;&amp;[.C126]&amp;&quot; &quot;&amp;[.F126]&amp;&quot; &quot;&amp;[.G12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O$4:.$O$101];[.A127]));&quot;&quot;;SMALL([.$O$4:.$O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O$4:.$O$11];0));&quot;&quot;;INDEX([.$P$22:.$P$101];MATCH([.B127];[.$O$22:.$O$101];1))))">
            <text:p/>
          </table:table-cell>
          <table:table-cell table:formula="of:=IF([.B127]=&quot;&quot;;&quot;&quot;;IF([.B126]&lt;[.$O$4];INDEX([.$P$4:.$P$11];MATCH([.B126];[.$O$4:.$O$11];-1));INDEX([.$P$4:.$P$11];MATCH([.B126];[.$O$4:.$O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P$22:.$P$101];MATCH([.B127];[.$O$22:.$O$101];0))=&quot;b&quot;;&quot;\break&quot;;&quot;\pageBreak&quot;);&quot;&quot;))))">
            <text:p/>
          </table:table-cell>
          <table:table-cell table:formula="of:=IF(INDEX([.$Q$23:.$Q$101];MATCH([.B127];[.$O$23:.$O$101];0))=&quot;&quot;;&quot;&quot;;IF(ISERROR(MATCH([.B127];[.$O$23:.$O$101];0));&quot;&quot;;&quot;\grace {&quot;&amp;INDEX([.$Q$23:.$Q$101];MATCH([.B127];[.$O$23:.$O$101];0))&amp;&quot;}&quot;))">
            <text:p/>
          </table:table-cell>
          <table:table-cell table:formula="of:=IF([.B127]=&quot;&quot;;&quot;&quot;;IF([.$L$17]=&quot;Y&quot;;IF([.C127]=0;&quot; &quot;&amp;[.F127];[.E127]&amp;&quot;*&quot;&amp;[.C127]&amp;&quot; &quot;&amp;[.F127]&amp;&quot; &quot;&amp;[.G12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O$4:.$O$101];[.A128]));&quot;&quot;;SMALL([.$O$4:.$O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O$4:.$O$11];0));&quot;&quot;;INDEX([.$P$22:.$P$101];MATCH([.B128];[.$O$22:.$O$101];1))))">
            <text:p/>
          </table:table-cell>
          <table:table-cell table:formula="of:=IF([.B128]=&quot;&quot;;&quot;&quot;;IF([.B127]&lt;[.$O$4];INDEX([.$P$4:.$P$11];MATCH([.B127];[.$O$4:.$O$11];-1));INDEX([.$P$4:.$P$11];MATCH([.B127];[.$O$4:.$O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P$22:.$P$101];MATCH([.B128];[.$O$22:.$O$101];0))=&quot;b&quot;;&quot;\break&quot;;&quot;\pageBreak&quot;);&quot;&quot;))))">
            <text:p/>
          </table:table-cell>
          <table:table-cell table:formula="of:=IF(INDEX([.$Q$23:.$Q$101];MATCH([.B128];[.$O$23:.$O$101];0))=&quot;&quot;;&quot;&quot;;IF(ISERROR(MATCH([.B128];[.$O$23:.$O$101];0));&quot;&quot;;&quot;\grace {&quot;&amp;INDEX([.$Q$23:.$Q$101];MATCH([.B128];[.$O$23:.$O$101];0))&amp;&quot;}&quot;))">
            <text:p/>
          </table:table-cell>
          <table:table-cell table:formula="of:=IF([.B128]=&quot;&quot;;&quot;&quot;;IF([.$L$17]=&quot;Y&quot;;IF([.C128]=0;&quot; &quot;&amp;[.F128];[.E128]&amp;&quot;*&quot;&amp;[.C128]&amp;&quot; &quot;&amp;[.F128]&amp;&quot; &quot;&amp;[.G12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O$4:.$O$101];[.A129]));&quot;&quot;;SMALL([.$O$4:.$O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O$4:.$O$11];0));&quot;&quot;;INDEX([.$P$22:.$P$101];MATCH([.B129];[.$O$22:.$O$101];1))))">
            <text:p/>
          </table:table-cell>
          <table:table-cell table:formula="of:=IF([.B129]=&quot;&quot;;&quot;&quot;;IF([.B128]&lt;[.$O$4];INDEX([.$P$4:.$P$11];MATCH([.B128];[.$O$4:.$O$11];-1));INDEX([.$P$4:.$P$11];MATCH([.B128];[.$O$4:.$O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P$22:.$P$101];MATCH([.B129];[.$O$22:.$O$101];0))=&quot;b&quot;;&quot;\break&quot;;&quot;\pageBreak&quot;);&quot;&quot;))))">
            <text:p/>
          </table:table-cell>
          <table:table-cell table:formula="of:=IF(INDEX([.$Q$23:.$Q$101];MATCH([.B129];[.$O$23:.$O$101];0))=&quot;&quot;;&quot;&quot;;IF(ISERROR(MATCH([.B129];[.$O$23:.$O$101];0));&quot;&quot;;&quot;\grace {&quot;&amp;INDEX([.$Q$23:.$Q$101];MATCH([.B129];[.$O$23:.$O$101];0))&amp;&quot;}&quot;))">
            <text:p/>
          </table:table-cell>
          <table:table-cell table:formula="of:=IF([.B129]=&quot;&quot;;&quot;&quot;;IF([.$L$17]=&quot;Y&quot;;IF([.C129]=0;&quot; &quot;&amp;[.F129];[.E129]&amp;&quot;*&quot;&amp;[.C129]&amp;&quot; &quot;&amp;[.F129]&amp;&quot; &quot;&amp;[.G12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O$4:.$O$101];[.A130]));&quot;&quot;;SMALL([.$O$4:.$O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O$4:.$O$11];0));&quot;&quot;;INDEX([.$P$22:.$P$101];MATCH([.B130];[.$O$22:.$O$101];1))))">
            <text:p/>
          </table:table-cell>
          <table:table-cell table:formula="of:=IF([.B130]=&quot;&quot;;&quot;&quot;;IF([.B129]&lt;[.$O$4];INDEX([.$P$4:.$P$11];MATCH([.B129];[.$O$4:.$O$11];-1));INDEX([.$P$4:.$P$11];MATCH([.B129];[.$O$4:.$O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P$22:.$P$101];MATCH([.B130];[.$O$22:.$O$101];0))=&quot;b&quot;;&quot;\break&quot;;&quot;\pageBreak&quot;);&quot;&quot;))))">
            <text:p/>
          </table:table-cell>
          <table:table-cell table:formula="of:=IF(INDEX([.$Q$23:.$Q$101];MATCH([.B130];[.$O$23:.$O$101];0))=&quot;&quot;;&quot;&quot;;IF(ISERROR(MATCH([.B130];[.$O$23:.$O$101];0));&quot;&quot;;&quot;\grace {&quot;&amp;INDEX([.$Q$23:.$Q$101];MATCH([.B130];[.$O$23:.$O$101];0))&amp;&quot;}&quot;))">
            <text:p/>
          </table:table-cell>
          <table:table-cell table:formula="of:=IF([.B130]=&quot;&quot;;&quot;&quot;;IF([.$L$17]=&quot;Y&quot;;IF([.C130]=0;&quot; &quot;&amp;[.F130];[.E130]&amp;&quot;*&quot;&amp;[.C130]&amp;&quot; &quot;&amp;[.F130]&amp;&quot; &quot;&amp;[.G13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O$4:.$O$101];[.A131]));&quot;&quot;;SMALL([.$O$4:.$O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O$4:.$O$11];0));&quot;&quot;;INDEX([.$P$22:.$P$101];MATCH([.B131];[.$O$22:.$O$101];1))))">
            <text:p/>
          </table:table-cell>
          <table:table-cell table:formula="of:=IF([.B131]=&quot;&quot;;&quot;&quot;;IF([.B130]&lt;[.$O$4];INDEX([.$P$4:.$P$11];MATCH([.B130];[.$O$4:.$O$11];-1));INDEX([.$P$4:.$P$11];MATCH([.B130];[.$O$4:.$O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P$22:.$P$101];MATCH([.B131];[.$O$22:.$O$101];0))=&quot;b&quot;;&quot;\break&quot;;&quot;\pageBreak&quot;);&quot;&quot;))))">
            <text:p/>
          </table:table-cell>
          <table:table-cell table:formula="of:=IF(INDEX([.$Q$23:.$Q$101];MATCH([.B131];[.$O$23:.$O$101];0))=&quot;&quot;;&quot;&quot;;IF(ISERROR(MATCH([.B131];[.$O$23:.$O$101];0));&quot;&quot;;&quot;\grace {&quot;&amp;INDEX([.$Q$23:.$Q$101];MATCH([.B131];[.$O$23:.$O$101];0))&amp;&quot;}&quot;))">
            <text:p/>
          </table:table-cell>
          <table:table-cell table:formula="of:=IF([.B131]=&quot;&quot;;&quot;&quot;;IF([.$L$17]=&quot;Y&quot;;IF([.C131]=0;&quot; &quot;&amp;[.F131];[.E131]&amp;&quot;*&quot;&amp;[.C131]&amp;&quot; &quot;&amp;[.F131]&amp;&quot; &quot;&amp;[.G13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O$4:.$O$101];[.A132]));&quot;&quot;;SMALL([.$O$4:.$O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O$4:.$O$11];0));&quot;&quot;;INDEX([.$P$22:.$P$101];MATCH([.B132];[.$O$22:.$O$101];1))))">
            <text:p/>
          </table:table-cell>
          <table:table-cell table:formula="of:=IF([.B132]=&quot;&quot;;&quot;&quot;;IF([.B131]&lt;[.$O$4];INDEX([.$P$4:.$P$11];MATCH([.B131];[.$O$4:.$O$11];-1));INDEX([.$P$4:.$P$11];MATCH([.B131];[.$O$4:.$O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P$22:.$P$101];MATCH([.B132];[.$O$22:.$O$101];0))=&quot;b&quot;;&quot;\break&quot;;&quot;\pageBreak&quot;);&quot;&quot;))))">
            <text:p/>
          </table:table-cell>
          <table:table-cell table:formula="of:=IF(INDEX([.$Q$23:.$Q$101];MATCH([.B132];[.$O$23:.$O$101];0))=&quot;&quot;;&quot;&quot;;IF(ISERROR(MATCH([.B132];[.$O$23:.$O$101];0));&quot;&quot;;&quot;\grace {&quot;&amp;INDEX([.$Q$23:.$Q$101];MATCH([.B132];[.$O$23:.$O$101];0))&amp;&quot;}&quot;))">
            <text:p/>
          </table:table-cell>
          <table:table-cell table:formula="of:=IF([.B132]=&quot;&quot;;&quot;&quot;;IF([.$L$17]=&quot;Y&quot;;IF([.C132]=0;&quot; &quot;&amp;[.F132];[.E132]&amp;&quot;*&quot;&amp;[.C132]&amp;&quot; &quot;&amp;[.F132]&amp;&quot; &quot;&amp;[.G13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O$4:.$O$101];[.A133]));&quot;&quot;;SMALL([.$O$4:.$O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O$4:.$O$11];0));&quot;&quot;;INDEX([.$P$22:.$P$101];MATCH([.B133];[.$O$22:.$O$101];1))))">
            <text:p/>
          </table:table-cell>
          <table:table-cell table:formula="of:=IF([.B133]=&quot;&quot;;&quot;&quot;;IF([.B132]&lt;[.$O$4];INDEX([.$P$4:.$P$11];MATCH([.B132];[.$O$4:.$O$11];-1));INDEX([.$P$4:.$P$11];MATCH([.B132];[.$O$4:.$O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P$22:.$P$101];MATCH([.B133];[.$O$22:.$O$101];0))=&quot;b&quot;;&quot;\break&quot;;&quot;\pageBreak&quot;);&quot;&quot;))))">
            <text:p/>
          </table:table-cell>
          <table:table-cell table:formula="of:=IF(INDEX([.$Q$23:.$Q$101];MATCH([.B133];[.$O$23:.$O$101];0))=&quot;&quot;;&quot;&quot;;IF(ISERROR(MATCH([.B133];[.$O$23:.$O$101];0));&quot;&quot;;&quot;\grace {&quot;&amp;INDEX([.$Q$23:.$Q$101];MATCH([.B133];[.$O$23:.$O$101];0))&amp;&quot;}&quot;))">
            <text:p/>
          </table:table-cell>
          <table:table-cell table:formula="of:=IF([.B133]=&quot;&quot;;&quot;&quot;;IF([.$L$17]=&quot;Y&quot;;IF([.C133]=0;&quot; &quot;&amp;[.F133];[.E133]&amp;&quot;*&quot;&amp;[.C133]&amp;&quot; &quot;&amp;[.F133]&amp;&quot; &quot;&amp;[.G13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O$4:.$O$101];[.A134]));&quot;&quot;;SMALL([.$O$4:.$O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O$4:.$O$11];0));&quot;&quot;;INDEX([.$P$22:.$P$101];MATCH([.B134];[.$O$22:.$O$101];1))))">
            <text:p/>
          </table:table-cell>
          <table:table-cell table:formula="of:=IF([.B134]=&quot;&quot;;&quot;&quot;;IF([.B133]&lt;[.$O$4];INDEX([.$P$4:.$P$11];MATCH([.B133];[.$O$4:.$O$11];-1));INDEX([.$P$4:.$P$11];MATCH([.B133];[.$O$4:.$O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P$22:.$P$101];MATCH([.B134];[.$O$22:.$O$101];0))=&quot;b&quot;;&quot;\break&quot;;&quot;\pageBreak&quot;);&quot;&quot;))))">
            <text:p/>
          </table:table-cell>
          <table:table-cell table:formula="of:=IF(INDEX([.$Q$23:.$Q$101];MATCH([.B134];[.$O$23:.$O$101];0))=&quot;&quot;;&quot;&quot;;IF(ISERROR(MATCH([.B134];[.$O$23:.$O$101];0));&quot;&quot;;&quot;\grace {&quot;&amp;INDEX([.$Q$23:.$Q$101];MATCH([.B134];[.$O$23:.$O$101];0))&amp;&quot;}&quot;))">
            <text:p/>
          </table:table-cell>
          <table:table-cell table:formula="of:=IF([.B134]=&quot;&quot;;&quot;&quot;;IF([.$L$17]=&quot;Y&quot;;IF([.C134]=0;&quot; &quot;&amp;[.F134];[.E134]&amp;&quot;*&quot;&amp;[.C134]&amp;&quot; &quot;&amp;[.F134]&amp;&quot; &quot;&amp;[.G13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O$4:.$O$101];[.A135]));&quot;&quot;;SMALL([.$O$4:.$O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O$4:.$O$11];0));&quot;&quot;;INDEX([.$P$22:.$P$101];MATCH([.B135];[.$O$22:.$O$101];1))))">
            <text:p/>
          </table:table-cell>
          <table:table-cell table:formula="of:=IF([.B135]=&quot;&quot;;&quot;&quot;;IF([.B134]&lt;[.$O$4];INDEX([.$P$4:.$P$11];MATCH([.B134];[.$O$4:.$O$11];-1));INDEX([.$P$4:.$P$11];MATCH([.B134];[.$O$4:.$O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P$22:.$P$101];MATCH([.B135];[.$O$22:.$O$101];0))=&quot;b&quot;;&quot;\break&quot;;&quot;\pageBreak&quot;);&quot;&quot;))))">
            <text:p/>
          </table:table-cell>
          <table:table-cell table:formula="of:=IF(INDEX([.$Q$23:.$Q$101];MATCH([.B135];[.$O$23:.$O$101];0))=&quot;&quot;;&quot;&quot;;IF(ISERROR(MATCH([.B135];[.$O$23:.$O$101];0));&quot;&quot;;&quot;\grace {&quot;&amp;INDEX([.$Q$23:.$Q$101];MATCH([.B135];[.$O$23:.$O$101];0))&amp;&quot;}&quot;))">
            <text:p/>
          </table:table-cell>
          <table:table-cell table:formula="of:=IF([.B135]=&quot;&quot;;&quot;&quot;;IF([.$L$17]=&quot;Y&quot;;IF([.C135]=0;&quot; &quot;&amp;[.F135];[.E135]&amp;&quot;*&quot;&amp;[.C135]&amp;&quot; &quot;&amp;[.F135]&amp;&quot; &quot;&amp;[.G13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O$4:.$O$101];[.A136]));&quot;&quot;;SMALL([.$O$4:.$O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O$4:.$O$11];0));&quot;&quot;;INDEX([.$P$22:.$P$101];MATCH([.B136];[.$O$22:.$O$101];1))))">
            <text:p/>
          </table:table-cell>
          <table:table-cell table:formula="of:=IF([.B136]=&quot;&quot;;&quot;&quot;;IF([.B135]&lt;[.$O$4];INDEX([.$P$4:.$P$11];MATCH([.B135];[.$O$4:.$O$11];-1));INDEX([.$P$4:.$P$11];MATCH([.B135];[.$O$4:.$O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P$22:.$P$101];MATCH([.B136];[.$O$22:.$O$101];0))=&quot;b&quot;;&quot;\break&quot;;&quot;\pageBreak&quot;);&quot;&quot;))))">
            <text:p/>
          </table:table-cell>
          <table:table-cell table:formula="of:=IF(INDEX([.$Q$23:.$Q$101];MATCH([.B136];[.$O$23:.$O$101];0))=&quot;&quot;;&quot;&quot;;IF(ISERROR(MATCH([.B136];[.$O$23:.$O$101];0));&quot;&quot;;&quot;\grace {&quot;&amp;INDEX([.$Q$23:.$Q$101];MATCH([.B136];[.$O$23:.$O$101];0))&amp;&quot;}&quot;))">
            <text:p/>
          </table:table-cell>
          <table:table-cell table:formula="of:=IF([.B136]=&quot;&quot;;&quot;&quot;;IF([.$L$17]=&quot;Y&quot;;IF([.C136]=0;&quot; &quot;&amp;[.F136];[.E136]&amp;&quot;*&quot;&amp;[.C136]&amp;&quot; &quot;&amp;[.F136]&amp;&quot; &quot;&amp;[.G13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O$4:.$O$101];[.A137]));&quot;&quot;;SMALL([.$O$4:.$O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O$4:.$O$11];0));&quot;&quot;;INDEX([.$P$22:.$P$101];MATCH([.B137];[.$O$22:.$O$101];1))))">
            <text:p/>
          </table:table-cell>
          <table:table-cell table:formula="of:=IF([.B137]=&quot;&quot;;&quot;&quot;;IF([.B136]&lt;[.$O$4];INDEX([.$P$4:.$P$11];MATCH([.B136];[.$O$4:.$O$11];-1));INDEX([.$P$4:.$P$11];MATCH([.B136];[.$O$4:.$O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P$22:.$P$101];MATCH([.B137];[.$O$22:.$O$101];0))=&quot;b&quot;;&quot;\break&quot;;&quot;\pageBreak&quot;);&quot;&quot;))))">
            <text:p/>
          </table:table-cell>
          <table:table-cell table:formula="of:=IF(INDEX([.$Q$23:.$Q$101];MATCH([.B137];[.$O$23:.$O$101];0))=&quot;&quot;;&quot;&quot;;IF(ISERROR(MATCH([.B137];[.$O$23:.$O$101];0));&quot;&quot;;&quot;\grace {&quot;&amp;INDEX([.$Q$23:.$Q$101];MATCH([.B137];[.$O$23:.$O$101];0))&amp;&quot;}&quot;))">
            <text:p/>
          </table:table-cell>
          <table:table-cell table:formula="of:=IF([.B137]=&quot;&quot;;&quot;&quot;;IF([.$L$17]=&quot;Y&quot;;IF([.C137]=0;&quot; &quot;&amp;[.F137];[.E137]&amp;&quot;*&quot;&amp;[.C137]&amp;&quot; &quot;&amp;[.F137]&amp;&quot; &quot;&amp;[.G13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O$4:.$O$101];[.A138]));&quot;&quot;;SMALL([.$O$4:.$O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O$4:.$O$11];0));&quot;&quot;;INDEX([.$P$22:.$P$101];MATCH([.B138];[.$O$22:.$O$101];1))))">
            <text:p/>
          </table:table-cell>
          <table:table-cell table:formula="of:=IF([.B138]=&quot;&quot;;&quot;&quot;;IF([.B137]&lt;[.$O$4];INDEX([.$P$4:.$P$11];MATCH([.B137];[.$O$4:.$O$11];-1));INDEX([.$P$4:.$P$11];MATCH([.B137];[.$O$4:.$O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P$22:.$P$101];MATCH([.B138];[.$O$22:.$O$101];0))=&quot;b&quot;;&quot;\break&quot;;&quot;\pageBreak&quot;);&quot;&quot;))))">
            <text:p/>
          </table:table-cell>
          <table:table-cell table:formula="of:=IF(INDEX([.$Q$23:.$Q$101];MATCH([.B138];[.$O$23:.$O$101];0))=&quot;&quot;;&quot;&quot;;IF(ISERROR(MATCH([.B138];[.$O$23:.$O$101];0));&quot;&quot;;&quot;\grace {&quot;&amp;INDEX([.$Q$23:.$Q$101];MATCH([.B138];[.$O$23:.$O$101];0))&amp;&quot;}&quot;))">
            <text:p/>
          </table:table-cell>
          <table:table-cell table:formula="of:=IF([.B138]=&quot;&quot;;&quot;&quot;;IF([.$L$17]=&quot;Y&quot;;IF([.C138]=0;&quot; &quot;&amp;[.F138];[.E138]&amp;&quot;*&quot;&amp;[.C138]&amp;&quot; &quot;&amp;[.F138]&amp;&quot; &quot;&amp;[.G13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O$4:.$O$101];[.A139]));&quot;&quot;;SMALL([.$O$4:.$O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O$4:.$O$11];0));&quot;&quot;;INDEX([.$P$22:.$P$101];MATCH([.B139];[.$O$22:.$O$101];1))))">
            <text:p/>
          </table:table-cell>
          <table:table-cell table:formula="of:=IF([.B139]=&quot;&quot;;&quot;&quot;;IF([.B138]&lt;[.$O$4];INDEX([.$P$4:.$P$11];MATCH([.B138];[.$O$4:.$O$11];-1));INDEX([.$P$4:.$P$11];MATCH([.B138];[.$O$4:.$O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P$22:.$P$101];MATCH([.B139];[.$O$22:.$O$101];0))=&quot;b&quot;;&quot;\break&quot;;&quot;\pageBreak&quot;);&quot;&quot;))))">
            <text:p/>
          </table:table-cell>
          <table:table-cell table:formula="of:=IF(INDEX([.$Q$23:.$Q$101];MATCH([.B139];[.$O$23:.$O$101];0))=&quot;&quot;;&quot;&quot;;IF(ISERROR(MATCH([.B139];[.$O$23:.$O$101];0));&quot;&quot;;&quot;\grace {&quot;&amp;INDEX([.$Q$23:.$Q$101];MATCH([.B139];[.$O$23:.$O$101];0))&amp;&quot;}&quot;))">
            <text:p/>
          </table:table-cell>
          <table:table-cell table:formula="of:=IF([.B139]=&quot;&quot;;&quot;&quot;;IF([.$L$17]=&quot;Y&quot;;IF([.C139]=0;&quot; &quot;&amp;[.F139];[.E139]&amp;&quot;*&quot;&amp;[.C139]&amp;&quot; &quot;&amp;[.F139]&amp;&quot; &quot;&amp;[.G13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O$4:.$O$101];[.A140]));&quot;&quot;;SMALL([.$O$4:.$O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O$4:.$O$11];0));&quot;&quot;;INDEX([.$P$22:.$P$101];MATCH([.B140];[.$O$22:.$O$101];1))))">
            <text:p/>
          </table:table-cell>
          <table:table-cell table:formula="of:=IF([.B140]=&quot;&quot;;&quot;&quot;;IF([.B139]&lt;[.$O$4];INDEX([.$P$4:.$P$11];MATCH([.B139];[.$O$4:.$O$11];-1));INDEX([.$P$4:.$P$11];MATCH([.B139];[.$O$4:.$O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P$22:.$P$101];MATCH([.B140];[.$O$22:.$O$101];0))=&quot;b&quot;;&quot;\break&quot;;&quot;\pageBreak&quot;);&quot;&quot;))))">
            <text:p/>
          </table:table-cell>
          <table:table-cell table:formula="of:=IF(INDEX([.$Q$23:.$Q$101];MATCH([.B140];[.$O$23:.$O$101];0))=&quot;&quot;;&quot;&quot;;IF(ISERROR(MATCH([.B140];[.$O$23:.$O$101];0));&quot;&quot;;&quot;\grace {&quot;&amp;INDEX([.$Q$23:.$Q$101];MATCH([.B140];[.$O$23:.$O$101];0))&amp;&quot;}&quot;))">
            <text:p/>
          </table:table-cell>
          <table:table-cell table:formula="of:=IF([.B140]=&quot;&quot;;&quot;&quot;;IF([.$L$17]=&quot;Y&quot;;IF([.C140]=0;&quot; &quot;&amp;[.F140];[.E140]&amp;&quot;*&quot;&amp;[.C140]&amp;&quot; &quot;&amp;[.F140]&amp;&quot; &quot;&amp;[.G14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O$4:.$O$101];[.A141]));&quot;&quot;;SMALL([.$O$4:.$O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O$4:.$O$11];0));&quot;&quot;;INDEX([.$P$22:.$P$101];MATCH([.B141];[.$O$22:.$O$101];1))))">
            <text:p/>
          </table:table-cell>
          <table:table-cell table:formula="of:=IF([.B141]=&quot;&quot;;&quot;&quot;;IF([.B140]&lt;[.$O$4];INDEX([.$P$4:.$P$11];MATCH([.B140];[.$O$4:.$O$11];-1));INDEX([.$P$4:.$P$11];MATCH([.B140];[.$O$4:.$O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P$22:.$P$101];MATCH([.B141];[.$O$22:.$O$101];0))=&quot;b&quot;;&quot;\break&quot;;&quot;\pageBreak&quot;);&quot;&quot;))))">
            <text:p/>
          </table:table-cell>
          <table:table-cell table:formula="of:=IF(INDEX([.$Q$23:.$Q$101];MATCH([.B141];[.$O$23:.$O$101];0))=&quot;&quot;;&quot;&quot;;IF(ISERROR(MATCH([.B141];[.$O$23:.$O$101];0));&quot;&quot;;&quot;\grace {&quot;&amp;INDEX([.$Q$23:.$Q$101];MATCH([.B141];[.$O$23:.$O$101];0))&amp;&quot;}&quot;))">
            <text:p/>
          </table:table-cell>
          <table:table-cell table:formula="of:=IF([.B141]=&quot;&quot;;&quot;&quot;;IF([.$L$17]=&quot;Y&quot;;IF([.C141]=0;&quot; &quot;&amp;[.F141];[.E141]&amp;&quot;*&quot;&amp;[.C141]&amp;&quot; &quot;&amp;[.F141]&amp;&quot; &quot;&amp;[.G14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O$4:.$O$101];[.A142]));&quot;&quot;;SMALL([.$O$4:.$O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O$4:.$O$11];0));&quot;&quot;;INDEX([.$P$22:.$P$101];MATCH([.B142];[.$O$22:.$O$101];1))))">
            <text:p/>
          </table:table-cell>
          <table:table-cell table:formula="of:=IF([.B142]=&quot;&quot;;&quot;&quot;;IF([.B141]&lt;[.$O$4];INDEX([.$P$4:.$P$11];MATCH([.B141];[.$O$4:.$O$11];-1));INDEX([.$P$4:.$P$11];MATCH([.B141];[.$O$4:.$O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P$22:.$P$101];MATCH([.B142];[.$O$22:.$O$101];0))=&quot;b&quot;;&quot;\break&quot;;&quot;\pageBreak&quot;);&quot;&quot;))))">
            <text:p/>
          </table:table-cell>
          <table:table-cell table:formula="of:=IF(INDEX([.$Q$23:.$Q$101];MATCH([.B142];[.$O$23:.$O$101];0))=&quot;&quot;;&quot;&quot;;IF(ISERROR(MATCH([.B142];[.$O$23:.$O$101];0));&quot;&quot;;&quot;\grace {&quot;&amp;INDEX([.$Q$23:.$Q$101];MATCH([.B142];[.$O$23:.$O$101];0))&amp;&quot;}&quot;))">
            <text:p/>
          </table:table-cell>
          <table:table-cell table:formula="of:=IF([.B142]=&quot;&quot;;&quot;&quot;;IF([.$L$17]=&quot;Y&quot;;IF([.C142]=0;&quot; &quot;&amp;[.F142];[.E142]&amp;&quot;*&quot;&amp;[.C142]&amp;&quot; &quot;&amp;[.F142]&amp;&quot; &quot;&amp;[.G14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O$4:.$O$101];[.A143]));&quot;&quot;;SMALL([.$O$4:.$O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O$4:.$O$11];0));&quot;&quot;;INDEX([.$P$22:.$P$101];MATCH([.B143];[.$O$22:.$O$101];1))))">
            <text:p/>
          </table:table-cell>
          <table:table-cell table:formula="of:=IF([.B143]=&quot;&quot;;&quot;&quot;;IF([.B142]&lt;[.$O$4];INDEX([.$P$4:.$P$11];MATCH([.B142];[.$O$4:.$O$11];-1));INDEX([.$P$4:.$P$11];MATCH([.B142];[.$O$4:.$O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P$22:.$P$101];MATCH([.B143];[.$O$22:.$O$101];0))=&quot;b&quot;;&quot;\break&quot;;&quot;\pageBreak&quot;);&quot;&quot;))))">
            <text:p/>
          </table:table-cell>
          <table:table-cell table:formula="of:=IF(INDEX([.$Q$23:.$Q$101];MATCH([.B143];[.$O$23:.$O$101];0))=&quot;&quot;;&quot;&quot;;IF(ISERROR(MATCH([.B143];[.$O$23:.$O$101];0));&quot;&quot;;&quot;\grace {&quot;&amp;INDEX([.$Q$23:.$Q$101];MATCH([.B143];[.$O$23:.$O$101];0))&amp;&quot;}&quot;))">
            <text:p/>
          </table:table-cell>
          <table:table-cell table:formula="of:=IF([.B143]=&quot;&quot;;&quot;&quot;;IF([.$L$17]=&quot;Y&quot;;IF([.C143]=0;&quot; &quot;&amp;[.F143];[.E143]&amp;&quot;*&quot;&amp;[.C143]&amp;&quot; &quot;&amp;[.F143]&amp;&quot; &quot;&amp;[.G14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O$4:.$O$101];[.A144]));&quot;&quot;;SMALL([.$O$4:.$O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O$4:.$O$11];0));&quot;&quot;;INDEX([.$P$22:.$P$101];MATCH([.B144];[.$O$22:.$O$101];1))))">
            <text:p/>
          </table:table-cell>
          <table:table-cell table:formula="of:=IF([.B144]=&quot;&quot;;&quot;&quot;;IF([.B143]&lt;[.$O$4];INDEX([.$P$4:.$P$11];MATCH([.B143];[.$O$4:.$O$11];-1));INDEX([.$P$4:.$P$11];MATCH([.B143];[.$O$4:.$O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P$22:.$P$101];MATCH([.B144];[.$O$22:.$O$101];0))=&quot;b&quot;;&quot;\break&quot;;&quot;\pageBreak&quot;);&quot;&quot;))))">
            <text:p/>
          </table:table-cell>
          <table:table-cell table:formula="of:=IF(INDEX([.$Q$23:.$Q$101];MATCH([.B144];[.$O$23:.$O$101];0))=&quot;&quot;;&quot;&quot;;IF(ISERROR(MATCH([.B144];[.$O$23:.$O$101];0));&quot;&quot;;&quot;\grace {&quot;&amp;INDEX([.$Q$23:.$Q$101];MATCH([.B144];[.$O$23:.$O$101];0))&amp;&quot;}&quot;))">
            <text:p/>
          </table:table-cell>
          <table:table-cell table:formula="of:=IF([.B144]=&quot;&quot;;&quot;&quot;;IF([.$L$17]=&quot;Y&quot;;IF([.C144]=0;&quot; &quot;&amp;[.F144];[.E144]&amp;&quot;*&quot;&amp;[.C144]&amp;&quot; &quot;&amp;[.F144]&amp;&quot; &quot;&amp;[.G14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O$4:.$O$101];[.A145]));&quot;&quot;;SMALL([.$O$4:.$O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O$4:.$O$11];0));&quot;&quot;;INDEX([.$P$22:.$P$101];MATCH([.B145];[.$O$22:.$O$101];1))))">
            <text:p/>
          </table:table-cell>
          <table:table-cell table:formula="of:=IF([.B145]=&quot;&quot;;&quot;&quot;;IF([.B144]&lt;[.$O$4];INDEX([.$P$4:.$P$11];MATCH([.B144];[.$O$4:.$O$11];-1));INDEX([.$P$4:.$P$11];MATCH([.B144];[.$O$4:.$O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P$22:.$P$101];MATCH([.B145];[.$O$22:.$O$101];0))=&quot;b&quot;;&quot;\break&quot;;&quot;\pageBreak&quot;);&quot;&quot;))))">
            <text:p/>
          </table:table-cell>
          <table:table-cell table:formula="of:=IF(INDEX([.$Q$23:.$Q$101];MATCH([.B145];[.$O$23:.$O$101];0))=&quot;&quot;;&quot;&quot;;IF(ISERROR(MATCH([.B145];[.$O$23:.$O$101];0));&quot;&quot;;&quot;\grace {&quot;&amp;INDEX([.$Q$23:.$Q$101];MATCH([.B145];[.$O$23:.$O$101];0))&amp;&quot;}&quot;))">
            <text:p/>
          </table:table-cell>
          <table:table-cell table:formula="of:=IF([.B145]=&quot;&quot;;&quot;&quot;;IF([.$L$17]=&quot;Y&quot;;IF([.C145]=0;&quot; &quot;&amp;[.F145];[.E145]&amp;&quot;*&quot;&amp;[.C145]&amp;&quot; &quot;&amp;[.F145]&amp;&quot; &quot;&amp;[.G14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O$4:.$O$101];[.A146]));&quot;&quot;;SMALL([.$O$4:.$O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O$4:.$O$11];0));&quot;&quot;;INDEX([.$P$22:.$P$101];MATCH([.B146];[.$O$22:.$O$101];1))))">
            <text:p/>
          </table:table-cell>
          <table:table-cell table:formula="of:=IF([.B146]=&quot;&quot;;&quot;&quot;;IF([.B145]&lt;[.$O$4];INDEX([.$P$4:.$P$11];MATCH([.B145];[.$O$4:.$O$11];-1));INDEX([.$P$4:.$P$11];MATCH([.B145];[.$O$4:.$O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P$22:.$P$101];MATCH([.B146];[.$O$22:.$O$101];0))=&quot;b&quot;;&quot;\break&quot;;&quot;\pageBreak&quot;);&quot;&quot;))))">
            <text:p/>
          </table:table-cell>
          <table:table-cell table:formula="of:=IF(INDEX([.$Q$23:.$Q$101];MATCH([.B146];[.$O$23:.$O$101];0))=&quot;&quot;;&quot;&quot;;IF(ISERROR(MATCH([.B146];[.$O$23:.$O$101];0));&quot;&quot;;&quot;\grace {&quot;&amp;INDEX([.$Q$23:.$Q$101];MATCH([.B146];[.$O$23:.$O$101];0))&amp;&quot;}&quot;))">
            <text:p/>
          </table:table-cell>
          <table:table-cell table:formula="of:=IF([.B146]=&quot;&quot;;&quot;&quot;;IF([.$L$17]=&quot;Y&quot;;IF([.C146]=0;&quot; &quot;&amp;[.F146];[.E146]&amp;&quot;*&quot;&amp;[.C146]&amp;&quot; &quot;&amp;[.F146]&amp;&quot; &quot;&amp;[.G14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O$4:.$O$101];[.A147]));&quot;&quot;;SMALL([.$O$4:.$O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O$4:.$O$11];0));&quot;&quot;;INDEX([.$P$22:.$P$101];MATCH([.B147];[.$O$22:.$O$101];1))))">
            <text:p/>
          </table:table-cell>
          <table:table-cell table:formula="of:=IF([.B147]=&quot;&quot;;&quot;&quot;;IF([.B146]&lt;[.$O$4];INDEX([.$P$4:.$P$11];MATCH([.B146];[.$O$4:.$O$11];-1));INDEX([.$P$4:.$P$11];MATCH([.B146];[.$O$4:.$O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P$22:.$P$101];MATCH([.B147];[.$O$22:.$O$101];0))=&quot;b&quot;;&quot;\break&quot;;&quot;\pageBreak&quot;);&quot;&quot;))))">
            <text:p/>
          </table:table-cell>
          <table:table-cell table:formula="of:=IF(INDEX([.$Q$23:.$Q$101];MATCH([.B147];[.$O$23:.$O$101];0))=&quot;&quot;;&quot;&quot;;IF(ISERROR(MATCH([.B147];[.$O$23:.$O$101];0));&quot;&quot;;&quot;\grace {&quot;&amp;INDEX([.$Q$23:.$Q$101];MATCH([.B147];[.$O$23:.$O$101];0))&amp;&quot;}&quot;))">
            <text:p/>
          </table:table-cell>
          <table:table-cell table:formula="of:=IF([.B147]=&quot;&quot;;&quot;&quot;;IF([.$L$17]=&quot;Y&quot;;IF([.C147]=0;&quot; &quot;&amp;[.F147];[.E147]&amp;&quot;*&quot;&amp;[.C147]&amp;&quot; &quot;&amp;[.F147]&amp;&quot; &quot;&amp;[.G14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O$4:.$O$101];[.A148]));&quot;&quot;;SMALL([.$O$4:.$O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O$4:.$O$11];0));&quot;&quot;;INDEX([.$P$22:.$P$101];MATCH([.B148];[.$O$22:.$O$101];1))))">
            <text:p/>
          </table:table-cell>
          <table:table-cell table:formula="of:=IF([.B148]=&quot;&quot;;&quot;&quot;;IF([.B147]&lt;[.$O$4];INDEX([.$P$4:.$P$11];MATCH([.B147];[.$O$4:.$O$11];-1));INDEX([.$P$4:.$P$11];MATCH([.B147];[.$O$4:.$O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P$22:.$P$101];MATCH([.B148];[.$O$22:.$O$101];0))=&quot;b&quot;;&quot;\break&quot;;&quot;\pageBreak&quot;);&quot;&quot;))))">
            <text:p/>
          </table:table-cell>
          <table:table-cell table:formula="of:=IF(INDEX([.$Q$23:.$Q$101];MATCH([.B148];[.$O$23:.$O$101];0))=&quot;&quot;;&quot;&quot;;IF(ISERROR(MATCH([.B148];[.$O$23:.$O$101];0));&quot;&quot;;&quot;\grace {&quot;&amp;INDEX([.$Q$23:.$Q$101];MATCH([.B148];[.$O$23:.$O$101];0))&amp;&quot;}&quot;))">
            <text:p/>
          </table:table-cell>
          <table:table-cell table:formula="of:=IF([.B148]=&quot;&quot;;&quot;&quot;;IF([.$L$17]=&quot;Y&quot;;IF([.C148]=0;&quot; &quot;&amp;[.F148];[.E148]&amp;&quot;*&quot;&amp;[.C148]&amp;&quot; &quot;&amp;[.F148]&amp;&quot; &quot;&amp;[.G14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O$4:.$O$101];[.A149]));&quot;&quot;;SMALL([.$O$4:.$O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O$4:.$O$11];0));&quot;&quot;;INDEX([.$P$22:.$P$101];MATCH([.B149];[.$O$22:.$O$101];1))))">
            <text:p/>
          </table:table-cell>
          <table:table-cell table:formula="of:=IF([.B149]=&quot;&quot;;&quot;&quot;;IF([.B148]&lt;[.$O$4];INDEX([.$P$4:.$P$11];MATCH([.B148];[.$O$4:.$O$11];-1));INDEX([.$P$4:.$P$11];MATCH([.B148];[.$O$4:.$O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P$22:.$P$101];MATCH([.B149];[.$O$22:.$O$101];0))=&quot;b&quot;;&quot;\break&quot;;&quot;\pageBreak&quot;);&quot;&quot;))))">
            <text:p/>
          </table:table-cell>
          <table:table-cell table:formula="of:=IF(INDEX([.$Q$23:.$Q$101];MATCH([.B149];[.$O$23:.$O$101];0))=&quot;&quot;;&quot;&quot;;IF(ISERROR(MATCH([.B149];[.$O$23:.$O$101];0));&quot;&quot;;&quot;\grace {&quot;&amp;INDEX([.$Q$23:.$Q$101];MATCH([.B149];[.$O$23:.$O$101];0))&amp;&quot;}&quot;))">
            <text:p/>
          </table:table-cell>
          <table:table-cell table:formula="of:=IF([.B149]=&quot;&quot;;&quot;&quot;;IF([.$L$17]=&quot;Y&quot;;IF([.C149]=0;&quot; &quot;&amp;[.F149];[.E149]&amp;&quot;*&quot;&amp;[.C149]&amp;&quot; &quot;&amp;[.F149]&amp;&quot; &quot;&amp;[.G14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O$4:.$O$101];[.A150]));&quot;&quot;;SMALL([.$O$4:.$O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O$4:.$O$11];0));&quot;&quot;;INDEX([.$P$22:.$P$101];MATCH([.B150];[.$O$22:.$O$101];1))))">
            <text:p/>
          </table:table-cell>
          <table:table-cell table:formula="of:=IF([.B150]=&quot;&quot;;&quot;&quot;;IF([.B149]&lt;[.$O$4];INDEX([.$P$4:.$P$11];MATCH([.B149];[.$O$4:.$O$11];-1));INDEX([.$P$4:.$P$11];MATCH([.B149];[.$O$4:.$O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P$22:.$P$101];MATCH([.B150];[.$O$22:.$O$101];0))=&quot;b&quot;;&quot;\break&quot;;&quot;\pageBreak&quot;);&quot;&quot;))))">
            <text:p/>
          </table:table-cell>
          <table:table-cell table:formula="of:=IF(INDEX([.$Q$23:.$Q$101];MATCH([.B150];[.$O$23:.$O$101];0))=&quot;&quot;;&quot;&quot;;IF(ISERROR(MATCH([.B150];[.$O$23:.$O$101];0));&quot;&quot;;&quot;\grace {&quot;&amp;INDEX([.$Q$23:.$Q$101];MATCH([.B150];[.$O$23:.$O$101];0))&amp;&quot;}&quot;))">
            <text:p/>
          </table:table-cell>
          <table:table-cell table:formula="of:=IF([.B150]=&quot;&quot;;&quot;&quot;;IF([.$L$17]=&quot;Y&quot;;IF([.C150]=0;&quot; &quot;&amp;[.F150];[.E150]&amp;&quot;*&quot;&amp;[.C150]&amp;&quot; &quot;&amp;[.F150]&amp;&quot; &quot;&amp;[.G15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O$4:.$O$101];[.A151]));&quot;&quot;;SMALL([.$O$4:.$O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O$4:.$O$11];0));&quot;&quot;;INDEX([.$P$22:.$P$101];MATCH([.B151];[.$O$22:.$O$101];1))))">
            <text:p/>
          </table:table-cell>
          <table:table-cell table:formula="of:=IF([.B151]=&quot;&quot;;&quot;&quot;;IF([.B150]&lt;[.$O$4];INDEX([.$P$4:.$P$11];MATCH([.B150];[.$O$4:.$O$11];-1));INDEX([.$P$4:.$P$11];MATCH([.B150];[.$O$4:.$O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P$22:.$P$101];MATCH([.B151];[.$O$22:.$O$101];0))=&quot;b&quot;;&quot;\break&quot;;&quot;\pageBreak&quot;);&quot;&quot;))))">
            <text:p/>
          </table:table-cell>
          <table:table-cell table:formula="of:=IF(INDEX([.$Q$23:.$Q$101];MATCH([.B151];[.$O$23:.$O$101];0))=&quot;&quot;;&quot;&quot;;IF(ISERROR(MATCH([.B151];[.$O$23:.$O$101];0));&quot;&quot;;&quot;\grace {&quot;&amp;INDEX([.$Q$23:.$Q$101];MATCH([.B151];[.$O$23:.$O$101];0))&amp;&quot;}&quot;))">
            <text:p/>
          </table:table-cell>
          <table:table-cell table:formula="of:=IF([.B151]=&quot;&quot;;&quot;&quot;;IF([.$L$17]=&quot;Y&quot;;IF([.C151]=0;&quot; &quot;&amp;[.F151];[.E151]&amp;&quot;*&quot;&amp;[.C151]&amp;&quot; &quot;&amp;[.F151]&amp;&quot; &quot;&amp;[.G15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O$4:.$O$101];[.A152]));&quot;&quot;;SMALL([.$O$4:.$O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O$4:.$O$11];0));&quot;&quot;;INDEX([.$P$22:.$P$101];MATCH([.B152];[.$O$22:.$O$101];1))))">
            <text:p/>
          </table:table-cell>
          <table:table-cell table:formula="of:=IF([.B152]=&quot;&quot;;&quot;&quot;;IF([.B151]&lt;[.$O$4];INDEX([.$P$4:.$P$11];MATCH([.B151];[.$O$4:.$O$11];-1));INDEX([.$P$4:.$P$11];MATCH([.B151];[.$O$4:.$O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P$22:.$P$101];MATCH([.B152];[.$O$22:.$O$101];0))=&quot;b&quot;;&quot;\break&quot;;&quot;\pageBreak&quot;);&quot;&quot;))))">
            <text:p/>
          </table:table-cell>
          <table:table-cell table:formula="of:=IF(INDEX([.$Q$23:.$Q$101];MATCH([.B152];[.$O$23:.$O$101];0))=&quot;&quot;;&quot;&quot;;IF(ISERROR(MATCH([.B152];[.$O$23:.$O$101];0));&quot;&quot;;&quot;\grace {&quot;&amp;INDEX([.$Q$23:.$Q$101];MATCH([.B152];[.$O$23:.$O$101];0))&amp;&quot;}&quot;))">
            <text:p/>
          </table:table-cell>
          <table:table-cell table:formula="of:=IF([.B152]=&quot;&quot;;&quot;&quot;;IF([.$L$17]=&quot;Y&quot;;IF([.C152]=0;&quot; &quot;&amp;[.F152];[.E152]&amp;&quot;*&quot;&amp;[.C152]&amp;&quot; &quot;&amp;[.F152]&amp;&quot; &quot;&amp;[.G15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O$4:.$O$101];[.A153]));&quot;&quot;;SMALL([.$O$4:.$O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O$4:.$O$11];0));&quot;&quot;;INDEX([.$P$22:.$P$101];MATCH([.B153];[.$O$22:.$O$101];1))))">
            <text:p/>
          </table:table-cell>
          <table:table-cell table:formula="of:=IF([.B153]=&quot;&quot;;&quot;&quot;;IF([.B152]&lt;[.$O$4];INDEX([.$P$4:.$P$11];MATCH([.B152];[.$O$4:.$O$11];-1));INDEX([.$P$4:.$P$11];MATCH([.B152];[.$O$4:.$O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P$22:.$P$101];MATCH([.B153];[.$O$22:.$O$101];0))=&quot;b&quot;;&quot;\break&quot;;&quot;\pageBreak&quot;);&quot;&quot;))))">
            <text:p/>
          </table:table-cell>
          <table:table-cell table:formula="of:=IF(INDEX([.$Q$23:.$Q$101];MATCH([.B153];[.$O$23:.$O$101];0))=&quot;&quot;;&quot;&quot;;IF(ISERROR(MATCH([.B153];[.$O$23:.$O$101];0));&quot;&quot;;&quot;\grace {&quot;&amp;INDEX([.$Q$23:.$Q$101];MATCH([.B153];[.$O$23:.$O$101];0))&amp;&quot;}&quot;))">
            <text:p/>
          </table:table-cell>
          <table:table-cell table:formula="of:=IF([.B153]=&quot;&quot;;&quot;&quot;;IF([.$L$17]=&quot;Y&quot;;IF([.C153]=0;&quot; &quot;&amp;[.F153];[.E153]&amp;&quot;*&quot;&amp;[.C153]&amp;&quot; &quot;&amp;[.F153]&amp;&quot; &quot;&amp;[.G15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O$4:.$O$101];[.A154]));&quot;&quot;;SMALL([.$O$4:.$O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O$4:.$O$11];0));&quot;&quot;;INDEX([.$P$22:.$P$101];MATCH([.B154];[.$O$22:.$O$101];1))))">
            <text:p/>
          </table:table-cell>
          <table:table-cell table:formula="of:=IF([.B154]=&quot;&quot;;&quot;&quot;;IF([.B153]&lt;[.$O$4];INDEX([.$P$4:.$P$11];MATCH([.B153];[.$O$4:.$O$11];-1));INDEX([.$P$4:.$P$11];MATCH([.B153];[.$O$4:.$O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P$22:.$P$101];MATCH([.B154];[.$O$22:.$O$101];0))=&quot;b&quot;;&quot;\break&quot;;&quot;\pageBreak&quot;);&quot;&quot;))))">
            <text:p/>
          </table:table-cell>
          <table:table-cell table:formula="of:=IF(INDEX([.$Q$23:.$Q$101];MATCH([.B154];[.$O$23:.$O$101];0))=&quot;&quot;;&quot;&quot;;IF(ISERROR(MATCH([.B154];[.$O$23:.$O$101];0));&quot;&quot;;&quot;\grace {&quot;&amp;INDEX([.$Q$23:.$Q$101];MATCH([.B154];[.$O$23:.$O$101];0))&amp;&quot;}&quot;))">
            <text:p/>
          </table:table-cell>
          <table:table-cell table:formula="of:=IF([.B154]=&quot;&quot;;&quot;&quot;;IF([.$L$17]=&quot;Y&quot;;IF([.C154]=0;&quot; &quot;&amp;[.F154];[.E154]&amp;&quot;*&quot;&amp;[.C154]&amp;&quot; &quot;&amp;[.F154]&amp;&quot; &quot;&amp;[.G15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O$4:.$O$101];[.A155]));&quot;&quot;;SMALL([.$O$4:.$O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O$4:.$O$11];0));&quot;&quot;;INDEX([.$P$22:.$P$101];MATCH([.B155];[.$O$22:.$O$101];1))))">
            <text:p/>
          </table:table-cell>
          <table:table-cell table:formula="of:=IF([.B155]=&quot;&quot;;&quot;&quot;;IF([.B154]&lt;[.$O$4];INDEX([.$P$4:.$P$11];MATCH([.B154];[.$O$4:.$O$11];-1));INDEX([.$P$4:.$P$11];MATCH([.B154];[.$O$4:.$O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P$22:.$P$101];MATCH([.B155];[.$O$22:.$O$101];0))=&quot;b&quot;;&quot;\break&quot;;&quot;\pageBreak&quot;);&quot;&quot;))))">
            <text:p/>
          </table:table-cell>
          <table:table-cell table:formula="of:=IF(INDEX([.$Q$23:.$Q$101];MATCH([.B155];[.$O$23:.$O$101];0))=&quot;&quot;;&quot;&quot;;IF(ISERROR(MATCH([.B155];[.$O$23:.$O$101];0));&quot;&quot;;&quot;\grace {&quot;&amp;INDEX([.$Q$23:.$Q$101];MATCH([.B155];[.$O$23:.$O$101];0))&amp;&quot;}&quot;))">
            <text:p/>
          </table:table-cell>
          <table:table-cell table:formula="of:=IF([.B155]=&quot;&quot;;&quot;&quot;;IF([.$L$17]=&quot;Y&quot;;IF([.C155]=0;&quot; &quot;&amp;[.F155];[.E155]&amp;&quot;*&quot;&amp;[.C155]&amp;&quot; &quot;&amp;[.F155]&amp;&quot; &quot;&amp;[.G15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O$4:.$O$101];[.A156]));&quot;&quot;;SMALL([.$O$4:.$O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O$4:.$O$11];0));&quot;&quot;;INDEX([.$P$22:.$P$101];MATCH([.B156];[.$O$22:.$O$101];1))))">
            <text:p/>
          </table:table-cell>
          <table:table-cell table:formula="of:=IF([.B156]=&quot;&quot;;&quot;&quot;;IF([.B155]&lt;[.$O$4];INDEX([.$P$4:.$P$11];MATCH([.B155];[.$O$4:.$O$11];-1));INDEX([.$P$4:.$P$11];MATCH([.B155];[.$O$4:.$O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P$22:.$P$101];MATCH([.B156];[.$O$22:.$O$101];0))=&quot;b&quot;;&quot;\break&quot;;&quot;\pageBreak&quot;);&quot;&quot;))))">
            <text:p/>
          </table:table-cell>
          <table:table-cell table:formula="of:=IF(INDEX([.$Q$23:.$Q$101];MATCH([.B156];[.$O$23:.$O$101];0))=&quot;&quot;;&quot;&quot;;IF(ISERROR(MATCH([.B156];[.$O$23:.$O$101];0));&quot;&quot;;&quot;\grace {&quot;&amp;INDEX([.$Q$23:.$Q$101];MATCH([.B156];[.$O$23:.$O$101];0))&amp;&quot;}&quot;))">
            <text:p/>
          </table:table-cell>
          <table:table-cell table:formula="of:=IF([.B156]=&quot;&quot;;&quot;&quot;;IF([.$L$17]=&quot;Y&quot;;IF([.C156]=0;&quot; &quot;&amp;[.F156];[.E156]&amp;&quot;*&quot;&amp;[.C156]&amp;&quot; &quot;&amp;[.F156]&amp;&quot; &quot;&amp;[.G15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O$4:.$O$101];[.A157]));&quot;&quot;;SMALL([.$O$4:.$O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O$4:.$O$11];0));&quot;&quot;;INDEX([.$P$22:.$P$101];MATCH([.B157];[.$O$22:.$O$101];1))))">
            <text:p/>
          </table:table-cell>
          <table:table-cell table:formula="of:=IF([.B157]=&quot;&quot;;&quot;&quot;;IF([.B156]&lt;[.$O$4];INDEX([.$P$4:.$P$11];MATCH([.B156];[.$O$4:.$O$11];-1));INDEX([.$P$4:.$P$11];MATCH([.B156];[.$O$4:.$O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P$22:.$P$101];MATCH([.B157];[.$O$22:.$O$101];0))=&quot;b&quot;;&quot;\break&quot;;&quot;\pageBreak&quot;);&quot;&quot;))))">
            <text:p/>
          </table:table-cell>
          <table:table-cell table:formula="of:=IF(INDEX([.$Q$23:.$Q$101];MATCH([.B157];[.$O$23:.$O$101];0))=&quot;&quot;;&quot;&quot;;IF(ISERROR(MATCH([.B157];[.$O$23:.$O$101];0));&quot;&quot;;&quot;\grace {&quot;&amp;INDEX([.$Q$23:.$Q$101];MATCH([.B157];[.$O$23:.$O$101];0))&amp;&quot;}&quot;))">
            <text:p/>
          </table:table-cell>
          <table:table-cell table:formula="of:=IF([.B157]=&quot;&quot;;&quot;&quot;;IF([.$L$17]=&quot;Y&quot;;IF([.C157]=0;&quot; &quot;&amp;[.F157];[.E157]&amp;&quot;*&quot;&amp;[.C157]&amp;&quot; &quot;&amp;[.F157]&amp;&quot; &quot;&amp;[.G15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O$4:.$O$101];[.A158]));&quot;&quot;;SMALL([.$O$4:.$O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O$4:.$O$11];0));&quot;&quot;;INDEX([.$P$22:.$P$101];MATCH([.B158];[.$O$22:.$O$101];1))))">
            <text:p/>
          </table:table-cell>
          <table:table-cell table:formula="of:=IF([.B158]=&quot;&quot;;&quot;&quot;;IF([.B157]&lt;[.$O$4];INDEX([.$P$4:.$P$11];MATCH([.B157];[.$O$4:.$O$11];-1));INDEX([.$P$4:.$P$11];MATCH([.B157];[.$O$4:.$O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P$22:.$P$101];MATCH([.B158];[.$O$22:.$O$101];0))=&quot;b&quot;;&quot;\break&quot;;&quot;\pageBreak&quot;);&quot;&quot;))))">
            <text:p/>
          </table:table-cell>
          <table:table-cell table:formula="of:=IF(INDEX([.$Q$23:.$Q$101];MATCH([.B158];[.$O$23:.$O$101];0))=&quot;&quot;;&quot;&quot;;IF(ISERROR(MATCH([.B158];[.$O$23:.$O$101];0));&quot;&quot;;&quot;\grace {&quot;&amp;INDEX([.$Q$23:.$Q$101];MATCH([.B158];[.$O$23:.$O$101];0))&amp;&quot;}&quot;))">
            <text:p/>
          </table:table-cell>
          <table:table-cell table:formula="of:=IF([.B158]=&quot;&quot;;&quot;&quot;;IF([.$L$17]=&quot;Y&quot;;IF([.C158]=0;&quot; &quot;&amp;[.F158];[.E158]&amp;&quot;*&quot;&amp;[.C158]&amp;&quot; &quot;&amp;[.F158]&amp;&quot; &quot;&amp;[.G15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O$4:.$O$101];[.A159]));&quot;&quot;;SMALL([.$O$4:.$O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O$4:.$O$11];0));&quot;&quot;;INDEX([.$P$22:.$P$101];MATCH([.B159];[.$O$22:.$O$101];1))))">
            <text:p/>
          </table:table-cell>
          <table:table-cell table:formula="of:=IF([.B159]=&quot;&quot;;&quot;&quot;;IF([.B158]&lt;[.$O$4];INDEX([.$P$4:.$P$11];MATCH([.B158];[.$O$4:.$O$11];-1));INDEX([.$P$4:.$P$11];MATCH([.B158];[.$O$4:.$O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P$22:.$P$101];MATCH([.B159];[.$O$22:.$O$101];0))=&quot;b&quot;;&quot;\break&quot;;&quot;\pageBreak&quot;);&quot;&quot;))))">
            <text:p/>
          </table:table-cell>
          <table:table-cell table:formula="of:=IF(INDEX([.$Q$23:.$Q$101];MATCH([.B159];[.$O$23:.$O$101];0))=&quot;&quot;;&quot;&quot;;IF(ISERROR(MATCH([.B159];[.$O$23:.$O$101];0));&quot;&quot;;&quot;\grace {&quot;&amp;INDEX([.$Q$23:.$Q$101];MATCH([.B159];[.$O$23:.$O$101];0))&amp;&quot;}&quot;))">
            <text:p/>
          </table:table-cell>
          <table:table-cell table:formula="of:=IF([.B159]=&quot;&quot;;&quot;&quot;;IF([.$L$17]=&quot;Y&quot;;IF([.C159]=0;&quot; &quot;&amp;[.F159];[.E159]&amp;&quot;*&quot;&amp;[.C159]&amp;&quot; &quot;&amp;[.F159]&amp;&quot; &quot;&amp;[.G15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O$4:.$O$101];[.A160]));&quot;&quot;;SMALL([.$O$4:.$O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O$4:.$O$11];0));&quot;&quot;;INDEX([.$P$22:.$P$101];MATCH([.B160];[.$O$22:.$O$101];1))))">
            <text:p/>
          </table:table-cell>
          <table:table-cell table:formula="of:=IF([.B160]=&quot;&quot;;&quot;&quot;;IF([.B159]&lt;[.$O$4];INDEX([.$P$4:.$P$11];MATCH([.B159];[.$O$4:.$O$11];-1));INDEX([.$P$4:.$P$11];MATCH([.B159];[.$O$4:.$O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P$22:.$P$101];MATCH([.B160];[.$O$22:.$O$101];0))=&quot;b&quot;;&quot;\break&quot;;&quot;\pageBreak&quot;);&quot;&quot;))))">
            <text:p/>
          </table:table-cell>
          <table:table-cell table:formula="of:=IF(INDEX([.$Q$23:.$Q$101];MATCH([.B160];[.$O$23:.$O$101];0))=&quot;&quot;;&quot;&quot;;IF(ISERROR(MATCH([.B160];[.$O$23:.$O$101];0));&quot;&quot;;&quot;\grace {&quot;&amp;INDEX([.$Q$23:.$Q$101];MATCH([.B160];[.$O$23:.$O$101];0))&amp;&quot;}&quot;))">
            <text:p/>
          </table:table-cell>
          <table:table-cell table:formula="of:=IF([.B160]=&quot;&quot;;&quot;&quot;;IF([.$L$17]=&quot;Y&quot;;IF([.C160]=0;&quot; &quot;&amp;[.F160];[.E160]&amp;&quot;*&quot;&amp;[.C160]&amp;&quot; &quot;&amp;[.F160]&amp;&quot; &quot;&amp;[.G16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O$4:.$O$101];[.A161]));&quot;&quot;;SMALL([.$O$4:.$O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O$4:.$O$11];0));&quot;&quot;;INDEX([.$P$22:.$P$101];MATCH([.B161];[.$O$22:.$O$101];1))))">
            <text:p/>
          </table:table-cell>
          <table:table-cell table:formula="of:=IF([.B161]=&quot;&quot;;&quot;&quot;;IF([.B160]&lt;[.$O$4];INDEX([.$P$4:.$P$11];MATCH([.B160];[.$O$4:.$O$11];-1));INDEX([.$P$4:.$P$11];MATCH([.B160];[.$O$4:.$O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P$22:.$P$101];MATCH([.B161];[.$O$22:.$O$101];0))=&quot;b&quot;;&quot;\break&quot;;&quot;\pageBreak&quot;);&quot;&quot;))))">
            <text:p/>
          </table:table-cell>
          <table:table-cell table:formula="of:=IF(INDEX([.$Q$23:.$Q$101];MATCH([.B161];[.$O$23:.$O$101];0))=&quot;&quot;;&quot;&quot;;IF(ISERROR(MATCH([.B161];[.$O$23:.$O$101];0));&quot;&quot;;&quot;\grace {&quot;&amp;INDEX([.$Q$23:.$Q$101];MATCH([.B161];[.$O$23:.$O$101];0))&amp;&quot;}&quot;))">
            <text:p/>
          </table:table-cell>
          <table:table-cell table:formula="of:=IF([.B161]=&quot;&quot;;&quot;&quot;;IF([.$L$17]=&quot;Y&quot;;IF([.C161]=0;&quot; &quot;&amp;[.F161];[.E161]&amp;&quot;*&quot;&amp;[.C161]&amp;&quot; &quot;&amp;[.F161]&amp;&quot; &quot;&amp;[.G16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O$4:.$O$101];[.A162]));&quot;&quot;;SMALL([.$O$4:.$O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O$4:.$O$11];0));&quot;&quot;;INDEX([.$P$22:.$P$101];MATCH([.B162];[.$O$22:.$O$101];1))))">
            <text:p/>
          </table:table-cell>
          <table:table-cell table:formula="of:=IF([.B162]=&quot;&quot;;&quot;&quot;;IF([.B161]&lt;[.$O$4];INDEX([.$P$4:.$P$11];MATCH([.B161];[.$O$4:.$O$11];-1));INDEX([.$P$4:.$P$11];MATCH([.B161];[.$O$4:.$O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P$22:.$P$101];MATCH([.B162];[.$O$22:.$O$101];0))=&quot;b&quot;;&quot;\break&quot;;&quot;\pageBreak&quot;);&quot;&quot;))))">
            <text:p/>
          </table:table-cell>
          <table:table-cell table:formula="of:=IF(INDEX([.$Q$23:.$Q$101];MATCH([.B162];[.$O$23:.$O$101];0))=&quot;&quot;;&quot;&quot;;IF(ISERROR(MATCH([.B162];[.$O$23:.$O$101];0));&quot;&quot;;&quot;\grace {&quot;&amp;INDEX([.$Q$23:.$Q$101];MATCH([.B162];[.$O$23:.$O$101];0))&amp;&quot;}&quot;))">
            <text:p/>
          </table:table-cell>
          <table:table-cell table:formula="of:=IF([.B162]=&quot;&quot;;&quot;&quot;;IF([.$L$17]=&quot;Y&quot;;IF([.C162]=0;&quot; &quot;&amp;[.F162];[.E162]&amp;&quot;*&quot;&amp;[.C162]&amp;&quot; &quot;&amp;[.F162]&amp;&quot; &quot;&amp;[.G16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O$4:.$O$101];[.A163]));&quot;&quot;;SMALL([.$O$4:.$O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O$4:.$O$11];0));&quot;&quot;;INDEX([.$P$22:.$P$101];MATCH([.B163];[.$O$22:.$O$101];1))))">
            <text:p/>
          </table:table-cell>
          <table:table-cell table:formula="of:=IF([.B163]=&quot;&quot;;&quot;&quot;;IF([.B162]&lt;[.$O$4];INDEX([.$P$4:.$P$11];MATCH([.B162];[.$O$4:.$O$11];-1));INDEX([.$P$4:.$P$11];MATCH([.B162];[.$O$4:.$O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P$22:.$P$101];MATCH([.B163];[.$O$22:.$O$101];0))=&quot;b&quot;;&quot;\break&quot;;&quot;\pageBreak&quot;);&quot;&quot;))))">
            <text:p/>
          </table:table-cell>
          <table:table-cell table:formula="of:=IF(INDEX([.$Q$23:.$Q$101];MATCH([.B163];[.$O$23:.$O$101];0))=&quot;&quot;;&quot;&quot;;IF(ISERROR(MATCH([.B163];[.$O$23:.$O$101];0));&quot;&quot;;&quot;\grace {&quot;&amp;INDEX([.$Q$23:.$Q$101];MATCH([.B163];[.$O$23:.$O$101];0))&amp;&quot;}&quot;))">
            <text:p/>
          </table:table-cell>
          <table:table-cell table:formula="of:=IF([.B163]=&quot;&quot;;&quot;&quot;;IF([.$L$17]=&quot;Y&quot;;IF([.C163]=0;&quot; &quot;&amp;[.F163];[.E163]&amp;&quot;*&quot;&amp;[.C163]&amp;&quot; &quot;&amp;[.F163]&amp;&quot; &quot;&amp;[.G16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O$4:.$O$101];[.A164]));&quot;&quot;;SMALL([.$O$4:.$O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O$4:.$O$11];0));&quot;&quot;;INDEX([.$P$22:.$P$101];MATCH([.B164];[.$O$22:.$O$101];1))))">
            <text:p/>
          </table:table-cell>
          <table:table-cell table:formula="of:=IF([.B164]=&quot;&quot;;&quot;&quot;;IF([.B163]&lt;[.$O$4];INDEX([.$P$4:.$P$11];MATCH([.B163];[.$O$4:.$O$11];-1));INDEX([.$P$4:.$P$11];MATCH([.B163];[.$O$4:.$O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P$22:.$P$101];MATCH([.B164];[.$O$22:.$O$101];0))=&quot;b&quot;;&quot;\break&quot;;&quot;\pageBreak&quot;);&quot;&quot;))))">
            <text:p/>
          </table:table-cell>
          <table:table-cell table:formula="of:=IF(INDEX([.$Q$23:.$Q$101];MATCH([.B164];[.$O$23:.$O$101];0))=&quot;&quot;;&quot;&quot;;IF(ISERROR(MATCH([.B164];[.$O$23:.$O$101];0));&quot;&quot;;&quot;\grace {&quot;&amp;INDEX([.$Q$23:.$Q$101];MATCH([.B164];[.$O$23:.$O$101];0))&amp;&quot;}&quot;))">
            <text:p/>
          </table:table-cell>
          <table:table-cell table:formula="of:=IF([.B164]=&quot;&quot;;&quot;&quot;;IF([.$L$17]=&quot;Y&quot;;IF([.C164]=0;&quot; &quot;&amp;[.F164];[.E164]&amp;&quot;*&quot;&amp;[.C164]&amp;&quot; &quot;&amp;[.F164]&amp;&quot; &quot;&amp;[.G16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O$4:.$O$101];[.A165]));&quot;&quot;;SMALL([.$O$4:.$O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O$4:.$O$11];0));&quot;&quot;;INDEX([.$P$22:.$P$101];MATCH([.B165];[.$O$22:.$O$101];1))))">
            <text:p/>
          </table:table-cell>
          <table:table-cell table:formula="of:=IF([.B165]=&quot;&quot;;&quot;&quot;;IF([.B164]&lt;[.$O$4];INDEX([.$P$4:.$P$11];MATCH([.B164];[.$O$4:.$O$11];-1));INDEX([.$P$4:.$P$11];MATCH([.B164];[.$O$4:.$O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P$22:.$P$101];MATCH([.B165];[.$O$22:.$O$101];0))=&quot;b&quot;;&quot;\break&quot;;&quot;\pageBreak&quot;);&quot;&quot;))))">
            <text:p/>
          </table:table-cell>
          <table:table-cell table:formula="of:=IF(INDEX([.$Q$23:.$Q$101];MATCH([.B165];[.$O$23:.$O$101];0))=&quot;&quot;;&quot;&quot;;IF(ISERROR(MATCH([.B165];[.$O$23:.$O$101];0));&quot;&quot;;&quot;\grace {&quot;&amp;INDEX([.$Q$23:.$Q$101];MATCH([.B165];[.$O$23:.$O$101];0))&amp;&quot;}&quot;))">
            <text:p/>
          </table:table-cell>
          <table:table-cell table:formula="of:=IF([.B165]=&quot;&quot;;&quot;&quot;;IF([.$L$17]=&quot;Y&quot;;IF([.C165]=0;&quot; &quot;&amp;[.F165];[.E165]&amp;&quot;*&quot;&amp;[.C165]&amp;&quot; &quot;&amp;[.F165]&amp;&quot; &quot;&amp;[.G16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O$4:.$O$101];[.A166]));&quot;&quot;;SMALL([.$O$4:.$O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O$4:.$O$11];0));&quot;&quot;;INDEX([.$P$22:.$P$101];MATCH([.B166];[.$O$22:.$O$101];1))))">
            <text:p/>
          </table:table-cell>
          <table:table-cell table:formula="of:=IF([.B166]=&quot;&quot;;&quot;&quot;;IF([.B165]&lt;[.$O$4];INDEX([.$P$4:.$P$11];MATCH([.B165];[.$O$4:.$O$11];-1));INDEX([.$P$4:.$P$11];MATCH([.B165];[.$O$4:.$O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P$22:.$P$101];MATCH([.B166];[.$O$22:.$O$101];0))=&quot;b&quot;;&quot;\break&quot;;&quot;\pageBreak&quot;);&quot;&quot;))))">
            <text:p/>
          </table:table-cell>
          <table:table-cell table:formula="of:=IF(INDEX([.$Q$23:.$Q$101];MATCH([.B166];[.$O$23:.$O$101];0))=&quot;&quot;;&quot;&quot;;IF(ISERROR(MATCH([.B166];[.$O$23:.$O$101];0));&quot;&quot;;&quot;\grace {&quot;&amp;INDEX([.$Q$23:.$Q$101];MATCH([.B166];[.$O$23:.$O$101];0))&amp;&quot;}&quot;))">
            <text:p/>
          </table:table-cell>
          <table:table-cell table:formula="of:=IF([.B166]=&quot;&quot;;&quot;&quot;;IF([.$L$17]=&quot;Y&quot;;IF([.C166]=0;&quot; &quot;&amp;[.F166];[.E166]&amp;&quot;*&quot;&amp;[.C166]&amp;&quot; &quot;&amp;[.F166]&amp;&quot; &quot;&amp;[.G16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O$4:.$O$101];[.A167]));&quot;&quot;;SMALL([.$O$4:.$O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O$4:.$O$11];0));&quot;&quot;;INDEX([.$P$22:.$P$101];MATCH([.B167];[.$O$22:.$O$101];1))))">
            <text:p/>
          </table:table-cell>
          <table:table-cell table:formula="of:=IF([.B167]=&quot;&quot;;&quot;&quot;;IF([.B166]&lt;[.$O$4];INDEX([.$P$4:.$P$11];MATCH([.B166];[.$O$4:.$O$11];-1));INDEX([.$P$4:.$P$11];MATCH([.B166];[.$O$4:.$O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P$22:.$P$101];MATCH([.B167];[.$O$22:.$O$101];0))=&quot;b&quot;;&quot;\break&quot;;&quot;\pageBreak&quot;);&quot;&quot;))))">
            <text:p/>
          </table:table-cell>
          <table:table-cell table:formula="of:=IF(INDEX([.$Q$23:.$Q$101];MATCH([.B167];[.$O$23:.$O$101];0))=&quot;&quot;;&quot;&quot;;IF(ISERROR(MATCH([.B167];[.$O$23:.$O$101];0));&quot;&quot;;&quot;\grace {&quot;&amp;INDEX([.$Q$23:.$Q$101];MATCH([.B167];[.$O$23:.$O$101];0))&amp;&quot;}&quot;))">
            <text:p/>
          </table:table-cell>
          <table:table-cell table:formula="of:=IF([.B167]=&quot;&quot;;&quot;&quot;;IF([.$L$17]=&quot;Y&quot;;IF([.C167]=0;&quot; &quot;&amp;[.F167];[.E167]&amp;&quot;*&quot;&amp;[.C167]&amp;&quot; &quot;&amp;[.F167]&amp;&quot; &quot;&amp;[.G16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O$4:.$O$101];[.A168]));&quot;&quot;;SMALL([.$O$4:.$O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O$4:.$O$11];0));&quot;&quot;;INDEX([.$P$22:.$P$101];MATCH([.B168];[.$O$22:.$O$101];1))))">
            <text:p/>
          </table:table-cell>
          <table:table-cell table:formula="of:=IF([.B168]=&quot;&quot;;&quot;&quot;;IF([.B167]&lt;[.$O$4];INDEX([.$P$4:.$P$11];MATCH([.B167];[.$O$4:.$O$11];-1));INDEX([.$P$4:.$P$11];MATCH([.B167];[.$O$4:.$O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P$22:.$P$101];MATCH([.B168];[.$O$22:.$O$101];0))=&quot;b&quot;;&quot;\break&quot;;&quot;\pageBreak&quot;);&quot;&quot;))))">
            <text:p/>
          </table:table-cell>
          <table:table-cell table:formula="of:=IF(INDEX([.$Q$23:.$Q$101];MATCH([.B168];[.$O$23:.$O$101];0))=&quot;&quot;;&quot;&quot;;IF(ISERROR(MATCH([.B168];[.$O$23:.$O$101];0));&quot;&quot;;&quot;\grace {&quot;&amp;INDEX([.$Q$23:.$Q$101];MATCH([.B168];[.$O$23:.$O$101];0))&amp;&quot;}&quot;))">
            <text:p/>
          </table:table-cell>
          <table:table-cell table:formula="of:=IF([.B168]=&quot;&quot;;&quot;&quot;;IF([.$L$17]=&quot;Y&quot;;IF([.C168]=0;&quot; &quot;&amp;[.F168];[.E168]&amp;&quot;*&quot;&amp;[.C168]&amp;&quot; &quot;&amp;[.F168]&amp;&quot; &quot;&amp;[.G16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O$4:.$O$101];[.A169]));&quot;&quot;;SMALL([.$O$4:.$O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O$4:.$O$11];0));&quot;&quot;;INDEX([.$P$22:.$P$101];MATCH([.B169];[.$O$22:.$O$101];1))))">
            <text:p/>
          </table:table-cell>
          <table:table-cell table:formula="of:=IF([.B169]=&quot;&quot;;&quot;&quot;;IF([.B168]&lt;[.$O$4];INDEX([.$P$4:.$P$11];MATCH([.B168];[.$O$4:.$O$11];-1));INDEX([.$P$4:.$P$11];MATCH([.B168];[.$O$4:.$O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P$22:.$P$101];MATCH([.B169];[.$O$22:.$O$101];0))=&quot;b&quot;;&quot;\break&quot;;&quot;\pageBreak&quot;);&quot;&quot;))))">
            <text:p/>
          </table:table-cell>
          <table:table-cell table:formula="of:=IF(INDEX([.$Q$23:.$Q$101];MATCH([.B169];[.$O$23:.$O$101];0))=&quot;&quot;;&quot;&quot;;IF(ISERROR(MATCH([.B169];[.$O$23:.$O$101];0));&quot;&quot;;&quot;\grace {&quot;&amp;INDEX([.$Q$23:.$Q$101];MATCH([.B169];[.$O$23:.$O$101];0))&amp;&quot;}&quot;))">
            <text:p/>
          </table:table-cell>
          <table:table-cell table:formula="of:=IF([.B169]=&quot;&quot;;&quot;&quot;;IF([.$L$17]=&quot;Y&quot;;IF([.C169]=0;&quot; &quot;&amp;[.F169];[.E169]&amp;&quot;*&quot;&amp;[.C169]&amp;&quot; &quot;&amp;[.F169]&amp;&quot; &quot;&amp;[.G16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170]));&quot;&quot;;SMALL([.$O$4:.$O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O$4:.$O$11];0));&quot;&quot;;INDEX([.$P$22:.$P$101];MATCH([.B170];[.$O$22:.$O$101];1))))">
            <text:p/>
          </table:table-cell>
          <table:table-cell table:formula="of:=IF([.B170]=&quot;&quot;;&quot;&quot;;IF([.B169]&lt;[.$O$4];INDEX([.$P$4:.$P$11];MATCH([.B169];[.$O$4:.$O$11];-1));INDEX([.$P$4:.$P$11];MATCH([.B169];[.$O$4:.$O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P$22:.$P$101];MATCH([.B170];[.$O$22:.$O$101];0))=&quot;b&quot;;&quot;\break&quot;;&quot;\pageBreak&quot;);&quot;&quot;))))">
            <text:p/>
          </table:table-cell>
          <table:table-cell table:formula="of:=IF(INDEX([.$Q$23:.$Q$101];MATCH([.B170];[.$O$23:.$O$101];0))=&quot;&quot;;&quot;&quot;;IF(ISERROR(MATCH([.B170];[.$O$23:.$O$101];0));&quot;&quot;;&quot;\grace {&quot;&amp;INDEX([.$Q$23:.$Q$101];MATCH([.B170];[.$O$23:.$O$101];0))&amp;&quot;}&quot;))">
            <text:p/>
          </table:table-cell>
          <table:table-cell table:formula="of:=IF([.B170]=&quot;&quot;;&quot;&quot;;IF([.$L$17]=&quot;Y&quot;;IF([.C170]=0;&quot; &quot;&amp;[.F170];[.E170]&amp;&quot;*&quot;&amp;[.C170]&amp;&quot; &quot;&amp;[.F170]&amp;&quot; &quot;&amp;[.G17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171]));&quot;&quot;;SMALL([.$O$4:.$O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O$4:.$O$11];0));&quot;&quot;;INDEX([.$P$22:.$P$101];MATCH([.B171];[.$O$22:.$O$101];1))))">
            <text:p/>
          </table:table-cell>
          <table:table-cell table:formula="of:=IF([.B171]=&quot;&quot;;&quot;&quot;;IF([.B170]&lt;[.$O$4];INDEX([.$P$4:.$P$11];MATCH([.B170];[.$O$4:.$O$11];-1));INDEX([.$P$4:.$P$11];MATCH([.B170];[.$O$4:.$O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P$22:.$P$101];MATCH([.B171];[.$O$22:.$O$101];0))=&quot;b&quot;;&quot;\break&quot;;&quot;\pageBreak&quot;);&quot;&quot;))))">
            <text:p/>
          </table:table-cell>
          <table:table-cell table:formula="of:=IF(INDEX([.$Q$23:.$Q$101];MATCH([.B171];[.$O$23:.$O$101];0))=&quot;&quot;;&quot;&quot;;IF(ISERROR(MATCH([.B171];[.$O$23:.$O$101];0));&quot;&quot;;&quot;\grace {&quot;&amp;INDEX([.$Q$23:.$Q$101];MATCH([.B171];[.$O$23:.$O$101];0))&amp;&quot;}&quot;))">
            <text:p/>
          </table:table-cell>
          <table:table-cell table:formula="of:=IF([.B171]=&quot;&quot;;&quot;&quot;;IF([.$L$17]=&quot;Y&quot;;IF([.C171]=0;&quot; &quot;&amp;[.F171];[.E171]&amp;&quot;*&quot;&amp;[.C171]&amp;&quot; &quot;&amp;[.F171]&amp;&quot; &quot;&amp;[.G17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172]));&quot;&quot;;SMALL([.$O$4:.$O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O$4:.$O$11];0));&quot;&quot;;INDEX([.$P$22:.$P$101];MATCH([.B172];[.$O$22:.$O$101];1))))">
            <text:p/>
          </table:table-cell>
          <table:table-cell table:formula="of:=IF([.B172]=&quot;&quot;;&quot;&quot;;IF([.B171]&lt;[.$O$4];INDEX([.$P$4:.$P$11];MATCH([.B171];[.$O$4:.$O$11];-1));INDEX([.$P$4:.$P$11];MATCH([.B171];[.$O$4:.$O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P$22:.$P$101];MATCH([.B172];[.$O$22:.$O$101];0))=&quot;b&quot;;&quot;\break&quot;;&quot;\pageBreak&quot;);&quot;&quot;))))">
            <text:p/>
          </table:table-cell>
          <table:table-cell table:formula="of:=IF(INDEX([.$Q$23:.$Q$101];MATCH([.B172];[.$O$23:.$O$101];0))=&quot;&quot;;&quot;&quot;;IF(ISERROR(MATCH([.B172];[.$O$23:.$O$101];0));&quot;&quot;;&quot;\grace {&quot;&amp;INDEX([.$Q$23:.$Q$101];MATCH([.B172];[.$O$23:.$O$101];0))&amp;&quot;}&quot;))">
            <text:p/>
          </table:table-cell>
          <table:table-cell table:formula="of:=IF([.B172]=&quot;&quot;;&quot;&quot;;IF([.$L$17]=&quot;Y&quot;;IF([.C172]=0;&quot; &quot;&amp;[.F172];[.E172]&amp;&quot;*&quot;&amp;[.C172]&amp;&quot; &quot;&amp;[.F172]&amp;&quot; &quot;&amp;[.G17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173]));&quot;&quot;;SMALL([.$O$4:.$O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O$4:.$O$11];0));&quot;&quot;;INDEX([.$P$22:.$P$101];MATCH([.B173];[.$O$22:.$O$101];1))))">
            <text:p/>
          </table:table-cell>
          <table:table-cell table:formula="of:=IF([.B173]=&quot;&quot;;&quot;&quot;;IF([.B172]&lt;[.$O$4];INDEX([.$P$4:.$P$11];MATCH([.B172];[.$O$4:.$O$11];-1));INDEX([.$P$4:.$P$11];MATCH([.B172];[.$O$4:.$O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P$22:.$P$101];MATCH([.B173];[.$O$22:.$O$101];0))=&quot;b&quot;;&quot;\break&quot;;&quot;\pageBreak&quot;);&quot;&quot;))))">
            <text:p/>
          </table:table-cell>
          <table:table-cell table:formula="of:=IF(INDEX([.$Q$23:.$Q$101];MATCH([.B173];[.$O$23:.$O$101];0))=&quot;&quot;;&quot;&quot;;IF(ISERROR(MATCH([.B173];[.$O$23:.$O$101];0));&quot;&quot;;&quot;\grace {&quot;&amp;INDEX([.$Q$23:.$Q$101];MATCH([.B173];[.$O$23:.$O$101];0))&amp;&quot;}&quot;))">
            <text:p/>
          </table:table-cell>
          <table:table-cell table:formula="of:=IF([.B173]=&quot;&quot;;&quot;&quot;;IF([.$L$17]=&quot;Y&quot;;IF([.C173]=0;&quot; &quot;&amp;[.F173];[.E173]&amp;&quot;*&quot;&amp;[.C173]&amp;&quot; &quot;&amp;[.F173]&amp;&quot; &quot;&amp;[.G17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174]));&quot;&quot;;SMALL([.$O$4:.$O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O$4:.$O$11];0));&quot;&quot;;INDEX([.$P$22:.$P$101];MATCH([.B174];[.$O$22:.$O$101];1))))">
            <text:p/>
          </table:table-cell>
          <table:table-cell table:formula="of:=IF([.B174]=&quot;&quot;;&quot;&quot;;IF([.B173]&lt;[.$O$4];INDEX([.$P$4:.$P$11];MATCH([.B173];[.$O$4:.$O$11];-1));INDEX([.$P$4:.$P$11];MATCH([.B173];[.$O$4:.$O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P$22:.$P$101];MATCH([.B174];[.$O$22:.$O$101];0))=&quot;b&quot;;&quot;\break&quot;;&quot;\pageBreak&quot;);&quot;&quot;))))">
            <text:p/>
          </table:table-cell>
          <table:table-cell table:formula="of:=IF(INDEX([.$Q$23:.$Q$101];MATCH([.B174];[.$O$23:.$O$101];0))=&quot;&quot;;&quot;&quot;;IF(ISERROR(MATCH([.B174];[.$O$23:.$O$101];0));&quot;&quot;;&quot;\grace {&quot;&amp;INDEX([.$Q$23:.$Q$101];MATCH([.B174];[.$O$23:.$O$101];0))&amp;&quot;}&quot;))">
            <text:p/>
          </table:table-cell>
          <table:table-cell table:formula="of:=IF([.B174]=&quot;&quot;;&quot;&quot;;IF([.$L$17]=&quot;Y&quot;;IF([.C174]=0;&quot; &quot;&amp;[.F174];[.E174]&amp;&quot;*&quot;&amp;[.C174]&amp;&quot; &quot;&amp;[.F174]&amp;&quot; &quot;&amp;[.G17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175]));&quot;&quot;;SMALL([.$O$4:.$O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O$4:.$O$11];0));&quot;&quot;;INDEX([.$P$22:.$P$101];MATCH([.B175];[.$O$22:.$O$101];1))))">
            <text:p/>
          </table:table-cell>
          <table:table-cell table:formula="of:=IF([.B175]=&quot;&quot;;&quot;&quot;;IF([.B174]&lt;[.$O$4];INDEX([.$P$4:.$P$11];MATCH([.B174];[.$O$4:.$O$11];-1));INDEX([.$P$4:.$P$11];MATCH([.B174];[.$O$4:.$O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P$22:.$P$101];MATCH([.B175];[.$O$22:.$O$101];0))=&quot;b&quot;;&quot;\break&quot;;&quot;\pageBreak&quot;);&quot;&quot;))))">
            <text:p/>
          </table:table-cell>
          <table:table-cell table:formula="of:=IF(INDEX([.$Q$23:.$Q$101];MATCH([.B175];[.$O$23:.$O$101];0))=&quot;&quot;;&quot;&quot;;IF(ISERROR(MATCH([.B175];[.$O$23:.$O$101];0));&quot;&quot;;&quot;\grace {&quot;&amp;INDEX([.$Q$23:.$Q$101];MATCH([.B175];[.$O$23:.$O$101];0))&amp;&quot;}&quot;))">
            <text:p/>
          </table:table-cell>
          <table:table-cell table:formula="of:=IF([.B175]=&quot;&quot;;&quot;&quot;;IF([.$L$17]=&quot;Y&quot;;IF([.C175]=0;&quot; &quot;&amp;[.F175];[.E175]&amp;&quot;*&quot;&amp;[.C175]&amp;&quot; &quot;&amp;[.F175]&amp;&quot; &quot;&amp;[.G17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176]));&quot;&quot;;SMALL([.$O$4:.$O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O$4:.$O$11];0));&quot;&quot;;INDEX([.$P$22:.$P$101];MATCH([.B176];[.$O$22:.$O$101];1))))">
            <text:p/>
          </table:table-cell>
          <table:table-cell table:formula="of:=IF([.B176]=&quot;&quot;;&quot;&quot;;IF([.B175]&lt;[.$O$4];INDEX([.$P$4:.$P$11];MATCH([.B175];[.$O$4:.$O$11];-1));INDEX([.$P$4:.$P$11];MATCH([.B175];[.$O$4:.$O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P$22:.$P$101];MATCH([.B176];[.$O$22:.$O$101];0))=&quot;b&quot;;&quot;\break&quot;;&quot;\pageBreak&quot;);&quot;&quot;))))">
            <text:p/>
          </table:table-cell>
          <table:table-cell table:formula="of:=IF(INDEX([.$Q$23:.$Q$101];MATCH([.B176];[.$O$23:.$O$101];0))=&quot;&quot;;&quot;&quot;;IF(ISERROR(MATCH([.B176];[.$O$23:.$O$101];0));&quot;&quot;;&quot;\grace {&quot;&amp;INDEX([.$Q$23:.$Q$101];MATCH([.B176];[.$O$23:.$O$101];0))&amp;&quot;}&quot;))">
            <text:p/>
          </table:table-cell>
          <table:table-cell table:formula="of:=IF([.B176]=&quot;&quot;;&quot;&quot;;IF([.$L$17]=&quot;Y&quot;;IF([.C176]=0;&quot; &quot;&amp;[.F176];[.E176]&amp;&quot;*&quot;&amp;[.C176]&amp;&quot; &quot;&amp;[.F176]&amp;&quot; &quot;&amp;[.G17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177]));&quot;&quot;;SMALL([.$O$4:.$O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O$4:.$O$11];0));&quot;&quot;;INDEX([.$P$22:.$P$101];MATCH([.B177];[.$O$22:.$O$101];1))))">
            <text:p/>
          </table:table-cell>
          <table:table-cell table:formula="of:=IF([.B177]=&quot;&quot;;&quot;&quot;;IF([.B176]&lt;[.$O$4];INDEX([.$P$4:.$P$11];MATCH([.B176];[.$O$4:.$O$11];-1));INDEX([.$P$4:.$P$11];MATCH([.B176];[.$O$4:.$O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P$22:.$P$101];MATCH([.B177];[.$O$22:.$O$101];0))=&quot;b&quot;;&quot;\break&quot;;&quot;\pageBreak&quot;);&quot;&quot;))))">
            <text:p/>
          </table:table-cell>
          <table:table-cell table:formula="of:=IF(INDEX([.$Q$23:.$Q$101];MATCH([.B177];[.$O$23:.$O$101];0))=&quot;&quot;;&quot;&quot;;IF(ISERROR(MATCH([.B177];[.$O$23:.$O$101];0));&quot;&quot;;&quot;\grace {&quot;&amp;INDEX([.$Q$23:.$Q$101];MATCH([.B177];[.$O$23:.$O$101];0))&amp;&quot;}&quot;))">
            <text:p/>
          </table:table-cell>
          <table:table-cell table:formula="of:=IF([.B177]=&quot;&quot;;&quot;&quot;;IF([.$L$17]=&quot;Y&quot;;IF([.C177]=0;&quot; &quot;&amp;[.F177];[.E177]&amp;&quot;*&quot;&amp;[.C177]&amp;&quot; &quot;&amp;[.F177]&amp;&quot; &quot;&amp;[.G17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178]));&quot;&quot;;SMALL([.$O$4:.$O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O$4:.$O$11];0));&quot;&quot;;INDEX([.$P$22:.$P$101];MATCH([.B178];[.$O$22:.$O$101];1))))">
            <text:p/>
          </table:table-cell>
          <table:table-cell table:formula="of:=IF([.B178]=&quot;&quot;;&quot;&quot;;IF([.B177]&lt;[.$O$4];INDEX([.$P$4:.$P$11];MATCH([.B177];[.$O$4:.$O$11];-1));INDEX([.$P$4:.$P$11];MATCH([.B177];[.$O$4:.$O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P$22:.$P$101];MATCH([.B178];[.$O$22:.$O$101];0))=&quot;b&quot;;&quot;\break&quot;;&quot;\pageBreak&quot;);&quot;&quot;))))">
            <text:p/>
          </table:table-cell>
          <table:table-cell table:formula="of:=IF(INDEX([.$Q$23:.$Q$101];MATCH([.B178];[.$O$23:.$O$101];0))=&quot;&quot;;&quot;&quot;;IF(ISERROR(MATCH([.B178];[.$O$23:.$O$101];0));&quot;&quot;;&quot;\grace {&quot;&amp;INDEX([.$Q$23:.$Q$101];MATCH([.B178];[.$O$23:.$O$101];0))&amp;&quot;}&quot;))">
            <text:p/>
          </table:table-cell>
          <table:table-cell table:formula="of:=IF([.B178]=&quot;&quot;;&quot;&quot;;IF([.$L$17]=&quot;Y&quot;;IF([.C178]=0;&quot; &quot;&amp;[.F178];[.E178]&amp;&quot;*&quot;&amp;[.C178]&amp;&quot; &quot;&amp;[.F178]&amp;&quot; &quot;&amp;[.G17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179]));&quot;&quot;;SMALL([.$O$4:.$O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O$4:.$O$11];0));&quot;&quot;;INDEX([.$P$22:.$P$101];MATCH([.B179];[.$O$22:.$O$101];1))))">
            <text:p/>
          </table:table-cell>
          <table:table-cell table:formula="of:=IF([.B179]=&quot;&quot;;&quot;&quot;;IF([.B178]&lt;[.$O$4];INDEX([.$P$4:.$P$11];MATCH([.B178];[.$O$4:.$O$11];-1));INDEX([.$P$4:.$P$11];MATCH([.B178];[.$O$4:.$O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P$22:.$P$101];MATCH([.B179];[.$O$22:.$O$101];0))=&quot;b&quot;;&quot;\break&quot;;&quot;\pageBreak&quot;);&quot;&quot;))))">
            <text:p/>
          </table:table-cell>
          <table:table-cell table:formula="of:=IF(INDEX([.$Q$23:.$Q$101];MATCH([.B179];[.$O$23:.$O$101];0))=&quot;&quot;;&quot;&quot;;IF(ISERROR(MATCH([.B179];[.$O$23:.$O$101];0));&quot;&quot;;&quot;\grace {&quot;&amp;INDEX([.$Q$23:.$Q$101];MATCH([.B179];[.$O$23:.$O$101];0))&amp;&quot;}&quot;))">
            <text:p/>
          </table:table-cell>
          <table:table-cell table:formula="of:=IF([.B179]=&quot;&quot;;&quot;&quot;;IF([.$L$17]=&quot;Y&quot;;IF([.C179]=0;&quot; &quot;&amp;[.F179];[.E179]&amp;&quot;*&quot;&amp;[.C179]&amp;&quot; &quot;&amp;[.F179]&amp;&quot; &quot;&amp;[.G17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180]));&quot;&quot;;SMALL([.$O$4:.$O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O$4:.$O$11];0));&quot;&quot;;INDEX([.$P$22:.$P$101];MATCH([.B180];[.$O$22:.$O$101];1))))">
            <text:p/>
          </table:table-cell>
          <table:table-cell table:formula="of:=IF([.B180]=&quot;&quot;;&quot;&quot;;IF([.B179]&lt;[.$O$4];INDEX([.$P$4:.$P$11];MATCH([.B179];[.$O$4:.$O$11];-1));INDEX([.$P$4:.$P$11];MATCH([.B179];[.$O$4:.$O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P$22:.$P$101];MATCH([.B180];[.$O$22:.$O$101];0))=&quot;b&quot;;&quot;\break&quot;;&quot;\pageBreak&quot;);&quot;&quot;))))">
            <text:p/>
          </table:table-cell>
          <table:table-cell table:formula="of:=IF(INDEX([.$Q$23:.$Q$101];MATCH([.B180];[.$O$23:.$O$101];0))=&quot;&quot;;&quot;&quot;;IF(ISERROR(MATCH([.B180];[.$O$23:.$O$101];0));&quot;&quot;;&quot;\grace {&quot;&amp;INDEX([.$Q$23:.$Q$101];MATCH([.B180];[.$O$23:.$O$101];0))&amp;&quot;}&quot;))">
            <text:p/>
          </table:table-cell>
          <table:table-cell table:formula="of:=IF([.B180]=&quot;&quot;;&quot;&quot;;IF([.$L$17]=&quot;Y&quot;;IF([.C180]=0;&quot; &quot;&amp;[.F180];[.E180]&amp;&quot;*&quot;&amp;[.C180]&amp;&quot; &quot;&amp;[.F180]&amp;&quot; &quot;&amp;[.G18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181]));&quot;&quot;;SMALL([.$O$4:.$O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O$4:.$O$11];0));&quot;&quot;;INDEX([.$P$22:.$P$101];MATCH([.B181];[.$O$22:.$O$101];1))))">
            <text:p/>
          </table:table-cell>
          <table:table-cell table:formula="of:=IF([.B181]=&quot;&quot;;&quot;&quot;;IF([.B180]&lt;[.$O$4];INDEX([.$P$4:.$P$11];MATCH([.B180];[.$O$4:.$O$11];-1));INDEX([.$P$4:.$P$11];MATCH([.B180];[.$O$4:.$O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P$22:.$P$101];MATCH([.B181];[.$O$22:.$O$101];0))=&quot;b&quot;;&quot;\break&quot;;&quot;\pageBreak&quot;);&quot;&quot;))))">
            <text:p/>
          </table:table-cell>
          <table:table-cell table:formula="of:=IF(INDEX([.$Q$23:.$Q$101];MATCH([.B181];[.$O$23:.$O$101];0))=&quot;&quot;;&quot;&quot;;IF(ISERROR(MATCH([.B181];[.$O$23:.$O$101];0));&quot;&quot;;&quot;\grace {&quot;&amp;INDEX([.$Q$23:.$Q$101];MATCH([.B181];[.$O$23:.$O$101];0))&amp;&quot;}&quot;))">
            <text:p/>
          </table:table-cell>
          <table:table-cell table:formula="of:=IF([.B181]=&quot;&quot;;&quot;&quot;;IF([.$L$17]=&quot;Y&quot;;IF([.C181]=0;&quot; &quot;&amp;[.F181];[.E181]&amp;&quot;*&quot;&amp;[.C181]&amp;&quot; &quot;&amp;[.F181]&amp;&quot; &quot;&amp;[.G18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182]));&quot;&quot;;SMALL([.$O$4:.$O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O$4:.$O$11];0));&quot;&quot;;INDEX([.$P$22:.$P$101];MATCH([.B182];[.$O$22:.$O$101];1))))">
            <text:p/>
          </table:table-cell>
          <table:table-cell table:formula="of:=IF([.B182]=&quot;&quot;;&quot;&quot;;IF([.B181]&lt;[.$O$4];INDEX([.$P$4:.$P$11];MATCH([.B181];[.$O$4:.$O$11];-1));INDEX([.$P$4:.$P$11];MATCH([.B181];[.$O$4:.$O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P$22:.$P$101];MATCH([.B182];[.$O$22:.$O$101];0))=&quot;b&quot;;&quot;\break&quot;;&quot;\pageBreak&quot;);&quot;&quot;))))">
            <text:p/>
          </table:table-cell>
          <table:table-cell table:formula="of:=IF(INDEX([.$Q$23:.$Q$101];MATCH([.B182];[.$O$23:.$O$101];0))=&quot;&quot;;&quot;&quot;;IF(ISERROR(MATCH([.B182];[.$O$23:.$O$101];0));&quot;&quot;;&quot;\grace {&quot;&amp;INDEX([.$Q$23:.$Q$101];MATCH([.B182];[.$O$23:.$O$101];0))&amp;&quot;}&quot;))">
            <text:p/>
          </table:table-cell>
          <table:table-cell table:formula="of:=IF([.B182]=&quot;&quot;;&quot;&quot;;IF([.$L$17]=&quot;Y&quot;;IF([.C182]=0;&quot; &quot;&amp;[.F182];[.E182]&amp;&quot;*&quot;&amp;[.C182]&amp;&quot; &quot;&amp;[.F182]&amp;&quot; &quot;&amp;[.G18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183]));&quot;&quot;;SMALL([.$O$4:.$O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O$4:.$O$11];0));&quot;&quot;;INDEX([.$P$22:.$P$101];MATCH([.B183];[.$O$22:.$O$101];1))))">
            <text:p/>
          </table:table-cell>
          <table:table-cell table:formula="of:=IF([.B183]=&quot;&quot;;&quot;&quot;;IF([.B182]&lt;[.$O$4];INDEX([.$P$4:.$P$11];MATCH([.B182];[.$O$4:.$O$11];-1));INDEX([.$P$4:.$P$11];MATCH([.B182];[.$O$4:.$O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P$22:.$P$101];MATCH([.B183];[.$O$22:.$O$101];0))=&quot;b&quot;;&quot;\break&quot;;&quot;\pageBreak&quot;);&quot;&quot;))))">
            <text:p/>
          </table:table-cell>
          <table:table-cell table:formula="of:=IF(INDEX([.$Q$23:.$Q$101];MATCH([.B183];[.$O$23:.$O$101];0))=&quot;&quot;;&quot;&quot;;IF(ISERROR(MATCH([.B183];[.$O$23:.$O$101];0));&quot;&quot;;&quot;\grace {&quot;&amp;INDEX([.$Q$23:.$Q$101];MATCH([.B183];[.$O$23:.$O$101];0))&amp;&quot;}&quot;))">
            <text:p/>
          </table:table-cell>
          <table:table-cell table:formula="of:=IF([.B183]=&quot;&quot;;&quot;&quot;;IF([.$L$17]=&quot;Y&quot;;IF([.C183]=0;&quot; &quot;&amp;[.F183];[.E183]&amp;&quot;*&quot;&amp;[.C183]&amp;&quot; &quot;&amp;[.F183]&amp;&quot; &quot;&amp;[.G18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184]));&quot;&quot;;SMALL([.$O$4:.$O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O$4:.$O$11];0));&quot;&quot;;INDEX([.$P$22:.$P$101];MATCH([.B184];[.$O$22:.$O$101];1))))">
            <text:p/>
          </table:table-cell>
          <table:table-cell table:formula="of:=IF([.B184]=&quot;&quot;;&quot;&quot;;IF([.B183]&lt;[.$O$4];INDEX([.$P$4:.$P$11];MATCH([.B183];[.$O$4:.$O$11];-1));INDEX([.$P$4:.$P$11];MATCH([.B183];[.$O$4:.$O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P$22:.$P$101];MATCH([.B184];[.$O$22:.$O$101];0))=&quot;b&quot;;&quot;\break&quot;;&quot;\pageBreak&quot;);&quot;&quot;))))">
            <text:p/>
          </table:table-cell>
          <table:table-cell table:formula="of:=IF(INDEX([.$Q$23:.$Q$101];MATCH([.B184];[.$O$23:.$O$101];0))=&quot;&quot;;&quot;&quot;;IF(ISERROR(MATCH([.B184];[.$O$23:.$O$101];0));&quot;&quot;;&quot;\grace {&quot;&amp;INDEX([.$Q$23:.$Q$101];MATCH([.B184];[.$O$23:.$O$101];0))&amp;&quot;}&quot;))">
            <text:p/>
          </table:table-cell>
          <table:table-cell table:formula="of:=IF([.B184]=&quot;&quot;;&quot;&quot;;IF([.$L$17]=&quot;Y&quot;;IF([.C184]=0;&quot; &quot;&amp;[.F184];[.E184]&amp;&quot;*&quot;&amp;[.C184]&amp;&quot; &quot;&amp;[.F184]&amp;&quot; &quot;&amp;[.G18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185]));&quot;&quot;;SMALL([.$O$4:.$O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O$4:.$O$11];0));&quot;&quot;;INDEX([.$P$22:.$P$101];MATCH([.B185];[.$O$22:.$O$101];1))))">
            <text:p/>
          </table:table-cell>
          <table:table-cell table:formula="of:=IF([.B185]=&quot;&quot;;&quot;&quot;;IF([.B184]&lt;[.$O$4];INDEX([.$P$4:.$P$11];MATCH([.B184];[.$O$4:.$O$11];-1));INDEX([.$P$4:.$P$11];MATCH([.B184];[.$O$4:.$O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P$22:.$P$101];MATCH([.B185];[.$O$22:.$O$101];0))=&quot;b&quot;;&quot;\break&quot;;&quot;\pageBreak&quot;);&quot;&quot;))))">
            <text:p/>
          </table:table-cell>
          <table:table-cell table:formula="of:=IF(INDEX([.$Q$23:.$Q$101];MATCH([.B185];[.$O$23:.$O$101];0))=&quot;&quot;;&quot;&quot;;IF(ISERROR(MATCH([.B185];[.$O$23:.$O$101];0));&quot;&quot;;&quot;\grace {&quot;&amp;INDEX([.$Q$23:.$Q$101];MATCH([.B185];[.$O$23:.$O$101];0))&amp;&quot;}&quot;))">
            <text:p/>
          </table:table-cell>
          <table:table-cell table:formula="of:=IF([.B185]=&quot;&quot;;&quot;&quot;;IF([.$L$17]=&quot;Y&quot;;IF([.C185]=0;&quot; &quot;&amp;[.F185];[.E185]&amp;&quot;*&quot;&amp;[.C185]&amp;&quot; &quot;&amp;[.F185]&amp;&quot; &quot;&amp;[.G18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186]));&quot;&quot;;SMALL([.$O$4:.$O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O$4:.$O$11];0));&quot;&quot;;INDEX([.$P$22:.$P$101];MATCH([.B186];[.$O$22:.$O$101];1))))">
            <text:p/>
          </table:table-cell>
          <table:table-cell table:formula="of:=IF([.B186]=&quot;&quot;;&quot;&quot;;IF([.B185]&lt;[.$O$4];INDEX([.$P$4:.$P$11];MATCH([.B185];[.$O$4:.$O$11];-1));INDEX([.$P$4:.$P$11];MATCH([.B185];[.$O$4:.$O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P$22:.$P$101];MATCH([.B186];[.$O$22:.$O$101];0))=&quot;b&quot;;&quot;\break&quot;;&quot;\pageBreak&quot;);&quot;&quot;))))">
            <text:p/>
          </table:table-cell>
          <table:table-cell table:formula="of:=IF(INDEX([.$Q$23:.$Q$101];MATCH([.B186];[.$O$23:.$O$101];0))=&quot;&quot;;&quot;&quot;;IF(ISERROR(MATCH([.B186];[.$O$23:.$O$101];0));&quot;&quot;;&quot;\grace {&quot;&amp;INDEX([.$Q$23:.$Q$101];MATCH([.B186];[.$O$23:.$O$101];0))&amp;&quot;}&quot;))">
            <text:p/>
          </table:table-cell>
          <table:table-cell table:formula="of:=IF([.B186]=&quot;&quot;;&quot;&quot;;IF([.$L$17]=&quot;Y&quot;;IF([.C186]=0;&quot; &quot;&amp;[.F186];[.E186]&amp;&quot;*&quot;&amp;[.C186]&amp;&quot; &quot;&amp;[.F186]&amp;&quot; &quot;&amp;[.G18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187]));&quot;&quot;;SMALL([.$O$4:.$O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O$4:.$O$11];0));&quot;&quot;;INDEX([.$P$22:.$P$101];MATCH([.B187];[.$O$22:.$O$101];1))))">
            <text:p/>
          </table:table-cell>
          <table:table-cell table:formula="of:=IF([.B187]=&quot;&quot;;&quot;&quot;;IF([.B186]&lt;[.$O$4];INDEX([.$P$4:.$P$11];MATCH([.B186];[.$O$4:.$O$11];-1));INDEX([.$P$4:.$P$11];MATCH([.B186];[.$O$4:.$O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P$22:.$P$101];MATCH([.B187];[.$O$22:.$O$101];0))=&quot;b&quot;;&quot;\break&quot;;&quot;\pageBreak&quot;);&quot;&quot;))))">
            <text:p/>
          </table:table-cell>
          <table:table-cell table:formula="of:=IF(INDEX([.$Q$23:.$Q$101];MATCH([.B187];[.$O$23:.$O$101];0))=&quot;&quot;;&quot;&quot;;IF(ISERROR(MATCH([.B187];[.$O$23:.$O$101];0));&quot;&quot;;&quot;\grace {&quot;&amp;INDEX([.$Q$23:.$Q$101];MATCH([.B187];[.$O$23:.$O$101];0))&amp;&quot;}&quot;))">
            <text:p/>
          </table:table-cell>
          <table:table-cell table:formula="of:=IF([.B187]=&quot;&quot;;&quot;&quot;;IF([.$L$17]=&quot;Y&quot;;IF([.C187]=0;&quot; &quot;&amp;[.F187];[.E187]&amp;&quot;*&quot;&amp;[.C187]&amp;&quot; &quot;&amp;[.F187]&amp;&quot; &quot;&amp;[.G187]);&quot;&quot;))">
            <text:p/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}</text:p>
          </table:table-cell>
          <table:table-cell table:number-columns-repeated="185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8]&amp;&quot; = {&quot;" office:value-type="string" office:string-value="formatFagottoIMvtIII = {" calcext:value-type="string">
            <text:p>formatFagottoIMvtIII = {</text:p>
          </table:table-cell>
          <table:table-cell table:number-columns-repeated="18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R$4:.$R$101];[.A195]));&quot;&quot;;SMALL([.$R$4:.$R$101];[.A195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8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R$4:.$R$101];[.A196]));&quot;&quot;;SMALL([.$R$4:.$R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R$4:.$R$11];0));&quot;&quot;;INDEX([.$S$22:.$S$101];MATCH([.B196];[.$R$22:.$R$101];1))))">
            <text:p/>
          </table:table-cell>
          <table:table-cell table:formula="of:=IF([.B196]=&quot;&quot;;&quot;&quot;;IF([.B195]&lt;[.$R$4];INDEX([.$S$4:.$S$11];MATCH([.B195];[.$R$4:.$R$11];-1));INDEX([.$S$4:.$S$11];MATCH([.B195];[.$R$4:.$R$11];1))))" office:value-type="string" office:string-value="s2." calcext:value-type="string">
            <text:p>s2.</text:p>
          </table:table-cell>
          <table:table-cell table:number-columns-repeated="2"/>
          <table:table-cell table:style-name="Default" table:formula="of:=IF([.L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8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R$4:.$R$101];[.A197]));&quot;&quot;;SMALL([.$R$4:.$R$101];[.A197]))" office:value-type="float" office:value="19" calcext:value-type="float">
            <text:p>19</text:p>
          </table:table-cell>
          <table:table-cell table:style-name="Default" table:formula="of:=IF([.B197]=&quot;&quot;;&quot;&quot;;[.B197]-[.B196])" office:value-type="float" office:value="18" calcext:value-type="float">
            <text:p>18</text:p>
          </table:table-cell>
          <table:table-cell table:formula="of:=IF([.B197]=&quot;&quot;;&quot;&quot;;IF(ISNUMBER(MATCH([.B197];[.$R$4:.$R$11];0));&quot;&quot;;INDEX([.$S$22:.$S$101];MATCH([.B197];[.$R$22:.$R$101];1))))" office:value-type="string" office:string-value="b" calcext:value-type="string">
            <text:p>b</text:p>
          </table:table-cell>
          <table:table-cell table:formula="of:=IF([.B197]=&quot;&quot;;&quot;&quot;;IF([.B196]&lt;[.$R$4];INDEX([.$S$4:.$S$11];MATCH([.B196];[.$R$4:.$R$11];-1));INDEX([.$S$4:.$S$11];MATCH([.B196];[.$R$4:.$R$11];1))))" office:value-type="string" office:string-value="s2." calcext:value-type="string">
            <text:p>s2.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S$22:.$S$101];MATCH([.B19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7];[.$R$23:.$R$101];0))=&quot;&quot;;&quot;&quot;;IF(ISERROR(MATCH([.B197];[.$R$23:.$R$101];0));&quot;&quot;;&quot;\grace {&quot;&amp;INDEX([.$T$23:.$T$101];MATCH([.B197];[.$R$23:.$R$101];0))&amp;&quot;}&quot;))">
            <text:p/>
          </table:table-cell>
          <table:table-cell table:formula="of:=IF([.B197]=&quot;&quot;;&quot;&quot;;IF([.$L$18]=&quot;Y&quot;;IF([.C197]=0;&quot; &quot;&amp;[.F197];[.E197]&amp;&quot;*&quot;&amp;[.C197]&amp;&quot; &quot;&amp;[.F197]&amp;&quot; &quot;&amp;[.G197]);&quot;&quot;))" office:value-type="string" office:string-value="s2.*18 \break " calcext:value-type="string">
            <text:p>s2.*18 \break </text:p>
          </table:table-cell>
          <table:table-cell table:number-columns-repeated="18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R$4:.$R$101];[.A198]));&quot;&quot;;SMALL([.$R$4:.$R$101];[.A198]))" office:value-type="float" office:value="39" calcext:value-type="float">
            <text:p>39</text:p>
          </table:table-cell>
          <table:table-cell table:style-name="Default" table:formula="of:=IF([.B198]=&quot;&quot;;&quot;&quot;;[.B198]-[.B197])" office:value-type="float" office:value="20" calcext:value-type="float">
            <text:p>20</text:p>
          </table:table-cell>
          <table:table-cell table:formula="of:=IF([.B198]=&quot;&quot;;&quot;&quot;;IF(ISNUMBER(MATCH([.B198];[.$R$4:.$R$11];0));&quot;&quot;;INDEX([.$S$22:.$S$101];MATCH([.B198];[.$R$22:.$R$101];1))))" office:value-type="string" office:string-value="b" calcext:value-type="string">
            <text:p>b</text:p>
          </table:table-cell>
          <table:table-cell table:formula="of:=IF([.B198]=&quot;&quot;;&quot;&quot;;IF([.B197]&lt;[.$R$4];INDEX([.$S$4:.$S$11];MATCH([.B197];[.$R$4:.$R$11];-1));INDEX([.$S$4:.$S$11];MATCH([.B197];[.$R$4:.$R$11];1))))" office:value-type="string" office:string-value="s2." calcext:value-type="string">
            <text:p>s2.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S$22:.$S$101];MATCH([.B198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8];[.$R$23:.$R$101];0))=&quot;&quot;;&quot;&quot;;IF(ISERROR(MATCH([.B198];[.$R$23:.$R$101];0));&quot;&quot;;&quot;\grace {&quot;&amp;INDEX([.$T$23:.$T$101];MATCH([.B198];[.$R$23:.$R$101];0))&amp;&quot;}&quot;))" office:value-type="string" office:string-value="\grace {s8}" calcext:value-type="string">
            <text:p>\grace {s8}</text:p>
          </table:table-cell>
          <table:table-cell table:formula="of:=IF([.B198]=&quot;&quot;;&quot;&quot;;IF([.$L$18]=&quot;Y&quot;;IF([.C198]=0;&quot; &quot;&amp;[.F198];[.E198]&amp;&quot;*&quot;&amp;[.C198]&amp;&quot; &quot;&amp;[.F198]&amp;&quot; &quot;&amp;[.G198]);&quot;&quot;))" office:value-type="string" office:string-value="s2.*20 \break \grace {s8}" calcext:value-type="string">
            <text:p>s2.*20 \break \grace {s8}</text:p>
          </table:table-cell>
          <table:table-cell table:number-columns-repeated="18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R$4:.$R$101];[.A199]));&quot;&quot;;SMALL([.$R$4:.$R$101];[.A199]))" office:value-type="float" office:value="45" calcext:value-type="float">
            <text:p>45</text:p>
          </table:table-cell>
          <table:table-cell table:style-name="Default" table:formula="of:=IF([.B199]=&quot;&quot;;&quot;&quot;;[.B199]-[.B198])" office:value-type="float" office:value="6" calcext:value-type="float">
            <text:p>6</text:p>
          </table:table-cell>
          <table:table-cell table:formula="of:=IF([.B199]=&quot;&quot;;&quot;&quot;;IF(ISNUMBER(MATCH([.B199];[.$R$4:.$R$11];0));&quot;&quot;;INDEX([.$S$22:.$S$101];MATCH([.B199];[.$R$22:.$R$101];1))))" office:value-type="string" office:string-value="b" calcext:value-type="string">
            <text:p>b</text:p>
          </table:table-cell>
          <table:table-cell table:formula="of:=IF([.B199]=&quot;&quot;;&quot;&quot;;IF([.B198]&lt;[.$R$4];INDEX([.$S$4:.$S$11];MATCH([.B198];[.$R$4:.$R$11];-1));INDEX([.$S$4:.$S$11];MATCH([.B198];[.$R$4:.$R$11];1))))" office:value-type="string" office:string-value="s2." calcext:value-type="string">
            <text:p>s2.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S$22:.$S$101];MATCH([.B199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9];[.$R$23:.$R$101];0))=&quot;&quot;;&quot;&quot;;IF(ISERROR(MATCH([.B199];[.$R$23:.$R$101];0));&quot;&quot;;&quot;\grace {&quot;&amp;INDEX([.$T$23:.$T$101];MATCH([.B199];[.$R$23:.$R$101];0))&amp;&quot;}&quot;))">
            <text:p/>
          </table:table-cell>
          <table:table-cell table:formula="of:=IF([.B199]=&quot;&quot;;&quot;&quot;;IF([.$L$18]=&quot;Y&quot;;IF([.C199]=0;&quot; &quot;&amp;[.F199];[.E199]&amp;&quot;*&quot;&amp;[.C199]&amp;&quot; &quot;&amp;[.F199]&amp;&quot; &quot;&amp;[.G199]);&quot;&quot;))" office:value-type="string" office:string-value="s2.*6 \break " calcext:value-type="string">
            <text:p>s2.*6 \break </text:p>
          </table:table-cell>
          <table:table-cell table:number-columns-repeated="18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R$4:.$R$101];[.A200]));&quot;&quot;;SMALL([.$R$4:.$R$101];[.A200]))" office:value-type="float" office:value="51" calcext:value-type="float">
            <text:p>51</text:p>
          </table:table-cell>
          <table:table-cell table:style-name="Default" table:formula="of:=IF([.B200]=&quot;&quot;;&quot;&quot;;[.B200]-[.B199])" office:value-type="float" office:value="6" calcext:value-type="float">
            <text:p>6</text:p>
          </table:table-cell>
          <table:table-cell table:formula="of:=IF([.B200]=&quot;&quot;;&quot;&quot;;IF(ISNUMBER(MATCH([.B200];[.$R$4:.$R$11];0));&quot;&quot;;INDEX([.$S$22:.$S$101];MATCH([.B200];[.$R$22:.$R$101];1))))" office:value-type="string" office:string-value="b" calcext:value-type="string">
            <text:p>b</text:p>
          </table:table-cell>
          <table:table-cell table:formula="of:=IF([.B200]=&quot;&quot;;&quot;&quot;;IF([.B199]&lt;[.$R$4];INDEX([.$S$4:.$S$11];MATCH([.B199];[.$R$4:.$R$11];-1));INDEX([.$S$4:.$S$11];MATCH([.B199];[.$R$4:.$R$11];1))))" office:value-type="string" office:string-value="s2." calcext:value-type="string">
            <text:p>s2.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S$22:.$S$101];MATCH([.B200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0];[.$R$23:.$R$101];0))=&quot;&quot;;&quot;&quot;;IF(ISERROR(MATCH([.B200];[.$R$23:.$R$101];0));&quot;&quot;;&quot;\grace {&quot;&amp;INDEX([.$T$23:.$T$101];MATCH([.B200];[.$R$23:.$R$101];0))&amp;&quot;}&quot;))">
            <text:p/>
          </table:table-cell>
          <table:table-cell table:formula="of:=IF([.B200]=&quot;&quot;;&quot;&quot;;IF([.$L$18]=&quot;Y&quot;;IF([.C200]=0;&quot; &quot;&amp;[.F200];[.E200]&amp;&quot;*&quot;&amp;[.C200]&amp;&quot; &quot;&amp;[.F200]&amp;&quot; &quot;&amp;[.G200]);&quot;&quot;))" office:value-type="string" office:string-value="s2.*6 \break " calcext:value-type="string">
            <text:p>s2.*6 \break </text:p>
          </table:table-cell>
          <table:table-cell table:number-columns-repeated="18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R$4:.$R$101];[.A201]));&quot;&quot;;SMALL([.$R$4:.$R$101];[.A201]))" office:value-type="float" office:value="57" calcext:value-type="float">
            <text:p>57</text:p>
          </table:table-cell>
          <table:table-cell table:style-name="Default" table:formula="of:=IF([.B201]=&quot;&quot;;&quot;&quot;;[.B201]-[.B200])" office:value-type="float" office:value="6" calcext:value-type="float">
            <text:p>6</text:p>
          </table:table-cell>
          <table:table-cell table:formula="of:=IF([.B201]=&quot;&quot;;&quot;&quot;;IF(ISNUMBER(MATCH([.B201];[.$R$4:.$R$11];0));&quot;&quot;;INDEX([.$S$22:.$S$101];MATCH([.B201];[.$R$22:.$R$101];1))))" office:value-type="string" office:string-value="b" calcext:value-type="string">
            <text:p>b</text:p>
          </table:table-cell>
          <table:table-cell table:formula="of:=IF([.B201]=&quot;&quot;;&quot;&quot;;IF([.B200]&lt;[.$R$4];INDEX([.$S$4:.$S$11];MATCH([.B200];[.$R$4:.$R$11];-1));INDEX([.$S$4:.$S$11];MATCH([.B200];[.$R$4:.$R$11];1))))" office:value-type="string" office:string-value="s2." calcext:value-type="string">
            <text:p>s2.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S$22:.$S$101];MATCH([.B201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1];[.$R$23:.$R$101];0))=&quot;&quot;;&quot;&quot;;IF(ISERROR(MATCH([.B201];[.$R$23:.$R$101];0));&quot;&quot;;&quot;\grace {&quot;&amp;INDEX([.$T$23:.$T$101];MATCH([.B201];[.$R$23:.$R$101];0))&amp;&quot;}&quot;))">
            <text:p/>
          </table:table-cell>
          <table:table-cell table:formula="of:=IF([.B201]=&quot;&quot;;&quot;&quot;;IF([.$L$18]=&quot;Y&quot;;IF([.C201]=0;&quot; &quot;&amp;[.F201];[.E201]&amp;&quot;*&quot;&amp;[.C201]&amp;&quot; &quot;&amp;[.F201]&amp;&quot; &quot;&amp;[.G201]);&quot;&quot;))" office:value-type="string" office:string-value="s2.*6 \break " calcext:value-type="string">
            <text:p>s2.*6 \break </text:p>
          </table:table-cell>
          <table:table-cell table:number-columns-repeated="18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R$4:.$R$101];[.A202]));&quot;&quot;;SMALL([.$R$4:.$R$101];[.A202]))" office:value-type="float" office:value="64" calcext:value-type="float">
            <text:p>64</text:p>
          </table:table-cell>
          <table:table-cell table:style-name="Default" table:formula="of:=IF([.B202]=&quot;&quot;;&quot;&quot;;[.B202]-[.B201])" office:value-type="float" office:value="7" calcext:value-type="float">
            <text:p>7</text:p>
          </table:table-cell>
          <table:table-cell table:formula="of:=IF([.B202]=&quot;&quot;;&quot;&quot;;IF(ISNUMBER(MATCH([.B202];[.$R$4:.$R$11];0));&quot;&quot;;INDEX([.$S$22:.$S$101];MATCH([.B202];[.$R$22:.$R$101];1))))" office:value-type="string" office:string-value="b" calcext:value-type="string">
            <text:p>b</text:p>
          </table:table-cell>
          <table:table-cell table:formula="of:=IF([.B202]=&quot;&quot;;&quot;&quot;;IF([.B201]&lt;[.$R$4];INDEX([.$S$4:.$S$11];MATCH([.B201];[.$R$4:.$R$11];-1));INDEX([.$S$4:.$S$11];MATCH([.B201];[.$R$4:.$R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S$22:.$S$101];MATCH([.B202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2];[.$R$23:.$R$101];0))=&quot;&quot;;&quot;&quot;;IF(ISERROR(MATCH([.B202];[.$R$23:.$R$101];0));&quot;&quot;;&quot;\grace {&quot;&amp;INDEX([.$T$23:.$T$101];MATCH([.B202];[.$R$23:.$R$101];0))&amp;&quot;}&quot;))">
            <text:p/>
          </table:table-cell>
          <table:table-cell table:formula="of:=IF([.B202]=&quot;&quot;;&quot;&quot;;IF([.$L$18]=&quot;Y&quot;;IF([.C202]=0;&quot; &quot;&amp;[.F202];[.E202]&amp;&quot;*&quot;&amp;[.C202]&amp;&quot; &quot;&amp;[.F202]&amp;&quot; &quot;&amp;[.G202]);&quot;&quot;))" office:value-type="string" office:string-value="s2.*7 \break " calcext:value-type="string">
            <text:p>s2.*7 \break </text:p>
          </table:table-cell>
          <table:table-cell table:number-columns-repeated="18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R$4:.$R$101];[.A203]));&quot;&quot;;SMALL([.$R$4:.$R$101];[.A203]))" office:value-type="float" office:value="79" calcext:value-type="float">
            <text:p>79</text:p>
          </table:table-cell>
          <table:table-cell table:formula="of:=IF([.B203]=&quot;&quot;;&quot;&quot;;[.B203]-[.B202])" office:value-type="float" office:value="15" calcext:value-type="float">
            <text:p>15</text:p>
          </table:table-cell>
          <table:table-cell table:formula="of:=IF([.B203]=&quot;&quot;;&quot;&quot;;IF(ISNUMBER(MATCH([.B203];[.$R$4:.$R$11];0));&quot;&quot;;INDEX([.$S$22:.$S$101];MATCH([.B203];[.$R$22:.$R$101];1))))" office:value-type="string" office:string-value="b" calcext:value-type="string">
            <text:p>b</text:p>
          </table:table-cell>
          <table:table-cell table:formula="of:=IF([.B203]=&quot;&quot;;&quot;&quot;;IF([.B202]&lt;[.$R$4];INDEX([.$S$4:.$S$11];MATCH([.B202];[.$R$4:.$R$11];-1));INDEX([.$S$4:.$S$11];MATCH([.B202];[.$R$4:.$R$11];1))))" office:value-type="string" office:string-value="s2." calcext:value-type="string">
            <text:p>s2.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S$22:.$S$101];MATCH([.B203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3];[.$R$23:.$R$101];0))=&quot;&quot;;&quot;&quot;;IF(ISERROR(MATCH([.B203];[.$R$23:.$R$101];0));&quot;&quot;;&quot;\grace {&quot;&amp;INDEX([.$T$23:.$T$101];MATCH([.B203];[.$R$23:.$R$101];0))&amp;&quot;}&quot;))">
            <text:p/>
          </table:table-cell>
          <table:table-cell table:formula="of:=IF([.B203]=&quot;&quot;;&quot;&quot;;IF([.$L$18]=&quot;Y&quot;;IF([.C203]=0;&quot; &quot;&amp;[.F203];[.E203]&amp;&quot;*&quot;&amp;[.C203]&amp;&quot; &quot;&amp;[.F203]&amp;&quot; &quot;&amp;[.G203]);&quot;&quot;))" office:value-type="string" office:string-value="s2.*15 \break " calcext:value-type="string">
            <text:p>s2.*15 \break </text:p>
          </table:table-cell>
          <table:table-cell table:number-columns-repeated="18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R$4:.$R$101];[.A204]));&quot;&quot;;SMALL([.$R$4:.$R$101];[.A204]))" office:value-type="float" office:value="85" calcext:value-type="float">
            <text:p>85</text:p>
          </table:table-cell>
          <table:table-cell table:formula="of:=IF([.B204]=&quot;&quot;;&quot;&quot;;[.B204]-[.B203])" office:value-type="float" office:value="6" calcext:value-type="float">
            <text:p>6</text:p>
          </table:table-cell>
          <table:table-cell table:formula="of:=IF([.B204]=&quot;&quot;;&quot;&quot;;IF(ISNUMBER(MATCH([.B204];[.$R$4:.$R$11];0));&quot;&quot;;INDEX([.$S$22:.$S$101];MATCH([.B204];[.$R$22:.$R$101];1))))" office:value-type="string" office:string-value="b" calcext:value-type="string">
            <text:p>b</text:p>
          </table:table-cell>
          <table:table-cell table:formula="of:=IF([.B204]=&quot;&quot;;&quot;&quot;;IF([.B203]&lt;[.$R$4];INDEX([.$S$4:.$S$11];MATCH([.B203];[.$R$4:.$R$11];-1));INDEX([.$S$4:.$S$11];MATCH([.B203];[.$R$4:.$R$11];1))))" office:value-type="string" office:string-value="s2." calcext:value-type="string">
            <text:p>s2.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S$22:.$S$101];MATCH([.B204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4];[.$R$23:.$R$101];0))=&quot;&quot;;&quot;&quot;;IF(ISERROR(MATCH([.B204];[.$R$23:.$R$101];0));&quot;&quot;;&quot;\grace {&quot;&amp;INDEX([.$T$23:.$T$101];MATCH([.B204];[.$R$23:.$R$101];0))&amp;&quot;}&quot;))">
            <text:p/>
          </table:table-cell>
          <table:table-cell table:formula="of:=IF([.B204]=&quot;&quot;;&quot;&quot;;IF([.$L$18]=&quot;Y&quot;;IF([.C204]=0;&quot; &quot;&amp;[.F204];[.E204]&amp;&quot;*&quot;&amp;[.C204]&amp;&quot; &quot;&amp;[.F204]&amp;&quot; &quot;&amp;[.G204]);&quot;&quot;))" office:value-type="string" office:string-value="s2.*6 \break " calcext:value-type="string">
            <text:p>s2.*6 \break </text:p>
          </table:table-cell>
          <table:table-cell table:number-columns-repeated="18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R$4:.$R$101];[.A205]));&quot;&quot;;SMALL([.$R$4:.$R$101];[.A205]))" office:value-type="float" office:value="92" calcext:value-type="float">
            <text:p>92</text:p>
          </table:table-cell>
          <table:table-cell table:formula="of:=IF([.B205]=&quot;&quot;;&quot;&quot;;[.B205]-[.B204])" office:value-type="float" office:value="7" calcext:value-type="float">
            <text:p>7</text:p>
          </table:table-cell>
          <table:table-cell table:formula="of:=IF([.B205]=&quot;&quot;;&quot;&quot;;IF(ISNUMBER(MATCH([.B205];[.$R$4:.$R$11];0));&quot;&quot;;INDEX([.$S$22:.$S$101];MATCH([.B205];[.$R$22:.$R$101];1))))" office:value-type="string" office:string-value="b" calcext:value-type="string">
            <text:p>b</text:p>
          </table:table-cell>
          <table:table-cell table:formula="of:=IF([.B205]=&quot;&quot;;&quot;&quot;;IF([.B204]&lt;[.$R$4];INDEX([.$S$4:.$S$11];MATCH([.B204];[.$R$4:.$R$11];-1));INDEX([.$S$4:.$S$11];MATCH([.B204];[.$R$4:.$R$11];1))))" office:value-type="string" office:string-value="s2." calcext:value-type="string">
            <text:p>s2.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S$22:.$S$101];MATCH([.B205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5];[.$R$23:.$R$101];0))=&quot;&quot;;&quot;&quot;;IF(ISERROR(MATCH([.B205];[.$R$23:.$R$101];0));&quot;&quot;;&quot;\grace {&quot;&amp;INDEX([.$T$23:.$T$101];MATCH([.B205];[.$R$23:.$R$101];0))&amp;&quot;}&quot;))">
            <text:p/>
          </table:table-cell>
          <table:table-cell table:formula="of:=IF([.B205]=&quot;&quot;;&quot;&quot;;IF([.$L$18]=&quot;Y&quot;;IF([.C205]=0;&quot; &quot;&amp;[.F205];[.E205]&amp;&quot;*&quot;&amp;[.C205]&amp;&quot; &quot;&amp;[.F205]&amp;&quot; &quot;&amp;[.G205]);&quot;&quot;))" office:value-type="string" office:string-value="s2.*7 \break " calcext:value-type="string">
            <text:p>s2.*7 \break </text:p>
          </table:table-cell>
          <table:table-cell table:number-columns-repeated="18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R$4:.$R$101];[.A206]));&quot;&quot;;SMALL([.$R$4:.$R$101];[.A206]))" office:value-type="float" office:value="106" calcext:value-type="float">
            <text:p>106</text:p>
          </table:table-cell>
          <table:table-cell table:formula="of:=IF([.B206]=&quot;&quot;;&quot;&quot;;[.B206]-[.B205])" office:value-type="float" office:value="14" calcext:value-type="float">
            <text:p>14</text:p>
          </table:table-cell>
          <table:table-cell table:formula="of:=IF([.B206]=&quot;&quot;;&quot;&quot;;IF(ISNUMBER(MATCH([.B206];[.$R$4:.$R$11];0));&quot;&quot;;INDEX([.$S$22:.$S$101];MATCH([.B206];[.$R$22:.$R$101];1))))" office:value-type="string" office:string-value="b" calcext:value-type="string">
            <text:p>b</text:p>
          </table:table-cell>
          <table:table-cell table:formula="of:=IF([.B206]=&quot;&quot;;&quot;&quot;;IF([.B205]&lt;[.$R$4];INDEX([.$S$4:.$S$11];MATCH([.B205];[.$R$4:.$R$11];-1));INDEX([.$S$4:.$S$11];MATCH([.B205];[.$R$4:.$R$11];1))))" office:value-type="string" office:string-value="s2." calcext:value-type="string">
            <text:p>s2.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S$22:.$S$101];MATCH([.B206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6];[.$R$23:.$R$101];0))=&quot;&quot;;&quot;&quot;;IF(ISERROR(MATCH([.B206];[.$R$23:.$R$101];0));&quot;&quot;;&quot;\grace {&quot;&amp;INDEX([.$T$23:.$T$101];MATCH([.B206];[.$R$23:.$R$101];0))&amp;&quot;}&quot;))">
            <text:p/>
          </table:table-cell>
          <table:table-cell table:formula="of:=IF([.B206]=&quot;&quot;;&quot;&quot;;IF([.$L$18]=&quot;Y&quot;;IF([.C206]=0;&quot; &quot;&amp;[.F206];[.E206]&amp;&quot;*&quot;&amp;[.C206]&amp;&quot; &quot;&amp;[.F206]&amp;&quot; &quot;&amp;[.G206]);&quot;&quot;))" office:value-type="string" office:string-value="s2.*14 \break " calcext:value-type="string">
            <text:p>s2.*14 \break </text:p>
          </table:table-cell>
          <table:table-cell table:number-columns-repeated="18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R$4:.$R$101];[.A207]));&quot;&quot;;SMALL([.$R$4:.$R$101];[.A207]))" office:value-type="float" office:value="135" calcext:value-type="float">
            <text:p>135</text:p>
          </table:table-cell>
          <table:table-cell table:formula="of:=IF([.B207]=&quot;&quot;;&quot;&quot;;[.B207]-[.B206])" office:value-type="float" office:value="29" calcext:value-type="float">
            <text:p>29</text:p>
          </table:table-cell>
          <table:table-cell table:formula="of:=IF([.B207]=&quot;&quot;;&quot;&quot;;IF(ISNUMBER(MATCH([.B207];[.$R$4:.$R$11];0));&quot;&quot;;INDEX([.$S$22:.$S$101];MATCH([.B207];[.$R$22:.$R$101];1))))" office:value-type="string" office:string-value="b" calcext:value-type="string">
            <text:p>b</text:p>
          </table:table-cell>
          <table:table-cell table:formula="of:=IF([.B207]=&quot;&quot;;&quot;&quot;;IF([.B206]&lt;[.$R$4];INDEX([.$S$4:.$S$11];MATCH([.B206];[.$R$4:.$R$11];-1));INDEX([.$S$4:.$S$11];MATCH([.B206];[.$R$4:.$R$11];1))))" office:value-type="string" office:string-value="s2." calcext:value-type="string">
            <text:p>s2.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S$22:.$S$101];MATCH([.B20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7];[.$R$23:.$R$101];0))=&quot;&quot;;&quot;&quot;;IF(ISERROR(MATCH([.B207];[.$R$23:.$R$101];0));&quot;&quot;;&quot;\grace {&quot;&amp;INDEX([.$T$23:.$T$101];MATCH([.B207];[.$R$23:.$R$101];0))&amp;&quot;}&quot;))">
            <text:p/>
          </table:table-cell>
          <table:table-cell table:formula="of:=IF([.B207]=&quot;&quot;;&quot;&quot;;IF([.$L$18]=&quot;Y&quot;;IF([.C207]=0;&quot; &quot;&amp;[.F207];[.E207]&amp;&quot;*&quot;&amp;[.C207]&amp;&quot; &quot;&amp;[.F207]&amp;&quot; &quot;&amp;[.G207]);&quot;&quot;))" office:value-type="string" office:string-value="s2.*29 \break " calcext:value-type="string">
            <text:p>s2.*29 \break </text:p>
          </table:table-cell>
          <table:table-cell table:number-columns-repeated="18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R$4:.$R$101];[.A208]));&quot;&quot;;SMALL([.$R$4:.$R$101];[.A208]))" office:value-type="float" office:value="155" calcext:value-type="float">
            <text:p>155</text:p>
          </table:table-cell>
          <table:table-cell table:formula="of:=IF([.B208]=&quot;&quot;;&quot;&quot;;[.B208]-[.B207])" office:value-type="float" office:value="20" calcext:value-type="float">
            <text:p>20</text:p>
          </table:table-cell>
          <table:table-cell table:formula="of:=IF([.B208]=&quot;&quot;;&quot;&quot;;IF(ISNUMBER(MATCH([.B208];[.$R$4:.$R$11];0));&quot;&quot;;INDEX([.$S$22:.$S$101];MATCH([.B208];[.$R$22:.$R$101];1))))" office:value-type="string" office:string-value="pb" calcext:value-type="string">
            <text:p>pb</text:p>
          </table:table-cell>
          <table:table-cell table:formula="of:=IF([.B208]=&quot;&quot;;&quot;&quot;;IF([.B207]&lt;[.$R$4];INDEX([.$S$4:.$S$11];MATCH([.B207];[.$R$4:.$R$11];-1));INDEX([.$S$4:.$S$11];MATCH([.B207];[.$R$4:.$R$11];1))))" office:value-type="string" office:string-value="s2." calcext:value-type="string">
            <text:p>s2.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S$22:.$S$101];MATCH([.B208];[.$R$22:.$R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T$23:.$T$101];MATCH([.B208];[.$R$23:.$R$101];0))=&quot;&quot;;&quot;&quot;;IF(ISERROR(MATCH([.B208];[.$R$23:.$R$101];0));&quot;&quot;;&quot;\grace {&quot;&amp;INDEX([.$T$23:.$T$101];MATCH([.B208];[.$R$23:.$R$101];0))&amp;&quot;}&quot;))">
            <text:p/>
          </table:table-cell>
          <table:table-cell table:formula="of:=IF([.B208]=&quot;&quot;;&quot;&quot;;IF([.$L$18]=&quot;Y&quot;;IF([.C208]=0;&quot; &quot;&amp;[.F208];[.E208]&amp;&quot;*&quot;&amp;[.C208]&amp;&quot; &quot;&amp;[.F208]&amp;&quot; &quot;&amp;[.G208]);&quot;&quot;))" office:value-type="string" office:string-value="s2.*20 \pageBreak " calcext:value-type="string">
            <text:p>s2.*20 \pageBreak </text:p>
          </table:table-cell>
          <table:table-cell table:number-columns-repeated="18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R$4:.$R$101];[.A209]));&quot;&quot;;SMALL([.$R$4:.$R$101];[.A209]))" office:value-type="float" office:value="163" calcext:value-type="float">
            <text:p>163</text:p>
          </table:table-cell>
          <table:table-cell table:formula="of:=IF([.B209]=&quot;&quot;;&quot;&quot;;[.B209]-[.B208])" office:value-type="float" office:value="8" calcext:value-type="float">
            <text:p>8</text:p>
          </table:table-cell>
          <table:table-cell table:formula="of:=IF([.B209]=&quot;&quot;;&quot;&quot;;IF(ISNUMBER(MATCH([.B209];[.$R$4:.$R$11];0));&quot;&quot;;INDEX([.$S$22:.$S$101];MATCH([.B209];[.$R$22:.$R$101];1))))" office:value-type="string" office:string-value="b" calcext:value-type="string">
            <text:p>b</text:p>
          </table:table-cell>
          <table:table-cell table:formula="of:=IF([.B209]=&quot;&quot;;&quot;&quot;;IF([.B208]&lt;[.$R$4];INDEX([.$S$4:.$S$11];MATCH([.B208];[.$R$4:.$R$11];-1));INDEX([.$S$4:.$S$11];MATCH([.B208];[.$R$4:.$R$11];1))))" office:value-type="string" office:string-value="s2." calcext:value-type="string">
            <text:p>s2.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S$22:.$S$101];MATCH([.B209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9];[.$R$23:.$R$101];0))=&quot;&quot;;&quot;&quot;;IF(ISERROR(MATCH([.B209];[.$R$23:.$R$101];0));&quot;&quot;;&quot;\grace {&quot;&amp;INDEX([.$T$23:.$T$101];MATCH([.B209];[.$R$23:.$R$101];0))&amp;&quot;}&quot;))">
            <text:p/>
          </table:table-cell>
          <table:table-cell table:formula="of:=IF([.B209]=&quot;&quot;;&quot;&quot;;IF([.$L$18]=&quot;Y&quot;;IF([.C209]=0;&quot; &quot;&amp;[.F209];[.E209]&amp;&quot;*&quot;&amp;[.C209]&amp;&quot; &quot;&amp;[.F209]&amp;&quot; &quot;&amp;[.G209]);&quot;&quot;))" office:value-type="string" office:string-value="s2.*8 \break " calcext:value-type="string">
            <text:p>s2.*8 \break </text:p>
          </table:table-cell>
          <table:table-cell table:number-columns-repeated="18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R$4:.$R$101];[.A210]));&quot;&quot;;SMALL([.$R$4:.$R$101];[.A210]))" office:value-type="float" office:value="170" calcext:value-type="float">
            <text:p>170</text:p>
          </table:table-cell>
          <table:table-cell table:formula="of:=IF([.B210]=&quot;&quot;;&quot;&quot;;[.B210]-[.B209])" office:value-type="float" office:value="7" calcext:value-type="float">
            <text:p>7</text:p>
          </table:table-cell>
          <table:table-cell table:formula="of:=IF([.B210]=&quot;&quot;;&quot;&quot;;IF(ISNUMBER(MATCH([.B210];[.$R$4:.$R$11];0));&quot;&quot;;INDEX([.$S$22:.$S$101];MATCH([.B210];[.$R$22:.$R$101];1))))" office:value-type="string" office:string-value="b" calcext:value-type="string">
            <text:p>b</text:p>
          </table:table-cell>
          <table:table-cell table:formula="of:=IF([.B210]=&quot;&quot;;&quot;&quot;;IF([.B209]&lt;[.$R$4];INDEX([.$S$4:.$S$11];MATCH([.B209];[.$R$4:.$R$11];-1));INDEX([.$S$4:.$S$11];MATCH([.B209];[.$R$4:.$R$11];1))))" office:value-type="string" office:string-value="s2." calcext:value-type="string">
            <text:p>s2.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S$22:.$S$101];MATCH([.B210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0];[.$R$23:.$R$101];0))=&quot;&quot;;&quot;&quot;;IF(ISERROR(MATCH([.B210];[.$R$23:.$R$101];0));&quot;&quot;;&quot;\grace {&quot;&amp;INDEX([.$T$23:.$T$101];MATCH([.B210];[.$R$23:.$R$101];0))&amp;&quot;}&quot;))" office:value-type="string" office:string-value="\grace {s8}" calcext:value-type="string">
            <text:p>\grace {s8}</text:p>
          </table:table-cell>
          <table:table-cell table:formula="of:=IF([.B210]=&quot;&quot;;&quot;&quot;;IF([.$L$18]=&quot;Y&quot;;IF([.C210]=0;&quot; &quot;&amp;[.F210];[.E210]&amp;&quot;*&quot;&amp;[.C210]&amp;&quot; &quot;&amp;[.F210]&amp;&quot; &quot;&amp;[.G210]);&quot;&quot;))" office:value-type="string" office:string-value="s2.*7 \break \grace {s8}" calcext:value-type="string">
            <text:p>s2.*7 \break \grace {s8}</text:p>
          </table:table-cell>
          <table:table-cell table:number-columns-repeated="18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R$4:.$R$101];[.A211]));&quot;&quot;;SMALL([.$R$4:.$R$101];[.A211]))" office:value-type="float" office:value="176" calcext:value-type="float">
            <text:p>176</text:p>
          </table:table-cell>
          <table:table-cell table:formula="of:=IF([.B211]=&quot;&quot;;&quot;&quot;;[.B211]-[.B210])" office:value-type="float" office:value="6" calcext:value-type="float">
            <text:p>6</text:p>
          </table:table-cell>
          <table:table-cell table:formula="of:=IF([.B211]=&quot;&quot;;&quot;&quot;;IF(ISNUMBER(MATCH([.B211];[.$R$4:.$R$11];0));&quot;&quot;;INDEX([.$S$22:.$S$101];MATCH([.B211];[.$R$22:.$R$101];1))))" office:value-type="string" office:string-value="b" calcext:value-type="string">
            <text:p>b</text:p>
          </table:table-cell>
          <table:table-cell table:formula="of:=IF([.B211]=&quot;&quot;;&quot;&quot;;IF([.B210]&lt;[.$R$4];INDEX([.$S$4:.$S$11];MATCH([.B210];[.$R$4:.$R$11];-1));INDEX([.$S$4:.$S$11];MATCH([.B210];[.$R$4:.$R$11];1))))" office:value-type="string" office:string-value="s2." calcext:value-type="string">
            <text:p>s2.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S$22:.$S$101];MATCH([.B211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1];[.$R$23:.$R$101];0))=&quot;&quot;;&quot;&quot;;IF(ISERROR(MATCH([.B211];[.$R$23:.$R$101];0));&quot;&quot;;&quot;\grace {&quot;&amp;INDEX([.$T$23:.$T$101];MATCH([.B211];[.$R$23:.$R$101];0))&amp;&quot;}&quot;))">
            <text:p/>
          </table:table-cell>
          <table:table-cell table:formula="of:=IF([.B211]=&quot;&quot;;&quot;&quot;;IF([.$L$18]=&quot;Y&quot;;IF([.C211]=0;&quot; &quot;&amp;[.F211];[.E211]&amp;&quot;*&quot;&amp;[.C211]&amp;&quot; &quot;&amp;[.F211]&amp;&quot; &quot;&amp;[.G211]);&quot;&quot;))" office:value-type="string" office:string-value="s2.*6 \break " calcext:value-type="string">
            <text:p>s2.*6 \break </text:p>
          </table:table-cell>
          <table:table-cell table:number-columns-repeated="18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R$4:.$R$101];[.A212]));&quot;&quot;;SMALL([.$R$4:.$R$101];[.A212]))" office:value-type="float" office:value="182" calcext:value-type="float">
            <text:p>182</text:p>
          </table:table-cell>
          <table:table-cell table:formula="of:=IF([.B212]=&quot;&quot;;&quot;&quot;;[.B212]-[.B211])" office:value-type="float" office:value="6" calcext:value-type="float">
            <text:p>6</text:p>
          </table:table-cell>
          <table:table-cell table:formula="of:=IF([.B212]=&quot;&quot;;&quot;&quot;;IF(ISNUMBER(MATCH([.B212];[.$R$4:.$R$11];0));&quot;&quot;;INDEX([.$S$22:.$S$101];MATCH([.B212];[.$R$22:.$R$101];1))))" office:value-type="string" office:string-value="b" calcext:value-type="string">
            <text:p>b</text:p>
          </table:table-cell>
          <table:table-cell table:formula="of:=IF([.B212]=&quot;&quot;;&quot;&quot;;IF([.B211]&lt;[.$R$4];INDEX([.$S$4:.$S$11];MATCH([.B211];[.$R$4:.$R$11];-1));INDEX([.$S$4:.$S$11];MATCH([.B211];[.$R$4:.$R$11];1))))" office:value-type="string" office:string-value="s2." calcext:value-type="string">
            <text:p>s2.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S$22:.$S$101];MATCH([.B212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2];[.$R$23:.$R$101];0))=&quot;&quot;;&quot;&quot;;IF(ISERROR(MATCH([.B212];[.$R$23:.$R$101];0));&quot;&quot;;&quot;\grace {&quot;&amp;INDEX([.$T$23:.$T$101];MATCH([.B212];[.$R$23:.$R$101];0))&amp;&quot;}&quot;))">
            <text:p/>
          </table:table-cell>
          <table:table-cell table:formula="of:=IF([.B212]=&quot;&quot;;&quot;&quot;;IF([.$L$18]=&quot;Y&quot;;IF([.C212]=0;&quot; &quot;&amp;[.F212];[.E212]&amp;&quot;*&quot;&amp;[.C212]&amp;&quot; &quot;&amp;[.F212]&amp;&quot; &quot;&amp;[.G212]);&quot;&quot;))" office:value-type="string" office:string-value="s2.*6 \break " calcext:value-type="string">
            <text:p>s2.*6 \break </text:p>
          </table:table-cell>
          <table:table-cell table:number-columns-repeated="18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R$4:.$R$101];[.A213]));&quot;&quot;;SMALL([.$R$4:.$R$101];[.A213]))" office:value-type="float" office:value="189" calcext:value-type="float">
            <text:p>189</text:p>
          </table:table-cell>
          <table:table-cell table:formula="of:=IF([.B213]=&quot;&quot;;&quot;&quot;;[.B213]-[.B212])" office:value-type="float" office:value="7" calcext:value-type="float">
            <text:p>7</text:p>
          </table:table-cell>
          <table:table-cell table:formula="of:=IF([.B213]=&quot;&quot;;&quot;&quot;;IF(ISNUMBER(MATCH([.B213];[.$R$4:.$R$11];0));&quot;&quot;;INDEX([.$S$22:.$S$101];MATCH([.B213];[.$R$22:.$R$101];1))))" office:value-type="string" office:string-value="b" calcext:value-type="string">
            <text:p>b</text:p>
          </table:table-cell>
          <table:table-cell table:formula="of:=IF([.B213]=&quot;&quot;;&quot;&quot;;IF([.B212]&lt;[.$R$4];INDEX([.$S$4:.$S$11];MATCH([.B212];[.$R$4:.$R$11];-1));INDEX([.$S$4:.$S$11];MATCH([.B212];[.$R$4:.$R$11];1))))" office:value-type="string" office:string-value="s2." calcext:value-type="string">
            <text:p>s2.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S$22:.$S$101];MATCH([.B213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3];[.$R$23:.$R$101];0))=&quot;&quot;;&quot;&quot;;IF(ISERROR(MATCH([.B213];[.$R$23:.$R$101];0));&quot;&quot;;&quot;\grace {&quot;&amp;INDEX([.$T$23:.$T$101];MATCH([.B213];[.$R$23:.$R$101];0))&amp;&quot;}&quot;))">
            <text:p/>
          </table:table-cell>
          <table:table-cell table:formula="of:=IF([.B213]=&quot;&quot;;&quot;&quot;;IF([.$L$18]=&quot;Y&quot;;IF([.C213]=0;&quot; &quot;&amp;[.F213];[.E213]&amp;&quot;*&quot;&amp;[.C213]&amp;&quot; &quot;&amp;[.F213]&amp;&quot; &quot;&amp;[.G213]);&quot;&quot;))" office:value-type="string" office:string-value="s2.*7 \break " calcext:value-type="string">
            <text:p>s2.*7 \break </text:p>
          </table:table-cell>
          <table:table-cell table:number-columns-repeated="18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R$4:.$R$101];[.A214]));&quot;&quot;;SMALL([.$R$4:.$R$101];[.A214]))" office:value-type="float" office:value="196" calcext:value-type="float">
            <text:p>196</text:p>
          </table:table-cell>
          <table:table-cell table:formula="of:=IF([.B214]=&quot;&quot;;&quot;&quot;;[.B214]-[.B213])" office:value-type="float" office:value="7" calcext:value-type="float">
            <text:p>7</text:p>
          </table:table-cell>
          <table:table-cell table:formula="of:=IF([.B214]=&quot;&quot;;&quot;&quot;;IF(ISNUMBER(MATCH([.B214];[.$R$4:.$R$11];0));&quot;&quot;;INDEX([.$S$22:.$S$101];MATCH([.B214];[.$R$22:.$R$101];1))))" office:value-type="string" office:string-value="b" calcext:value-type="string">
            <text:p>b</text:p>
          </table:table-cell>
          <table:table-cell table:formula="of:=IF([.B214]=&quot;&quot;;&quot;&quot;;IF([.B213]&lt;[.$R$4];INDEX([.$S$4:.$S$11];MATCH([.B213];[.$R$4:.$R$11];-1));INDEX([.$S$4:.$S$11];MATCH([.B213];[.$R$4:.$R$11];1))))" office:value-type="string" office:string-value="s2." calcext:value-type="string">
            <text:p>s2.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S$22:.$S$101];MATCH([.B214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4];[.$R$23:.$R$101];0))=&quot;&quot;;&quot;&quot;;IF(ISERROR(MATCH([.B214];[.$R$23:.$R$101];0));&quot;&quot;;&quot;\grace {&quot;&amp;INDEX([.$T$23:.$T$101];MATCH([.B214];[.$R$23:.$R$101];0))&amp;&quot;}&quot;))">
            <text:p/>
          </table:table-cell>
          <table:table-cell table:formula="of:=IF([.B214]=&quot;&quot;;&quot;&quot;;IF([.$L$18]=&quot;Y&quot;;IF([.C214]=0;&quot; &quot;&amp;[.F214];[.E214]&amp;&quot;*&quot;&amp;[.C214]&amp;&quot; &quot;&amp;[.F214]&amp;&quot; &quot;&amp;[.G214]);&quot;&quot;))" office:value-type="string" office:string-value="s2.*7 \break " calcext:value-type="string">
            <text:p>s2.*7 \break </text:p>
          </table:table-cell>
          <table:table-cell table:number-columns-repeated="18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R$4:.$R$101];[.A215]));&quot;&quot;;SMALL([.$R$4:.$R$101];[.A215]))" office:value-type="float" office:value="203" calcext:value-type="float">
            <text:p>203</text:p>
          </table:table-cell>
          <table:table-cell table:formula="of:=IF([.B215]=&quot;&quot;;&quot;&quot;;[.B215]-[.B214])" office:value-type="float" office:value="7" calcext:value-type="float">
            <text:p>7</text:p>
          </table:table-cell>
          <table:table-cell table:formula="of:=IF([.B215]=&quot;&quot;;&quot;&quot;;IF(ISNUMBER(MATCH([.B215];[.$R$4:.$R$11];0));&quot;&quot;;INDEX([.$S$22:.$S$101];MATCH([.B215];[.$R$22:.$R$101];1))))" office:value-type="string" office:string-value="b" calcext:value-type="string">
            <text:p>b</text:p>
          </table:table-cell>
          <table:table-cell table:formula="of:=IF([.B215]=&quot;&quot;;&quot;&quot;;IF([.B214]&lt;[.$R$4];INDEX([.$S$4:.$S$11];MATCH([.B214];[.$R$4:.$R$11];-1));INDEX([.$S$4:.$S$11];MATCH([.B214];[.$R$4:.$R$11];1))))" office:value-type="string" office:string-value="s2." calcext:value-type="string">
            <text:p>s2.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S$22:.$S$101];MATCH([.B215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5];[.$R$23:.$R$101];0))=&quot;&quot;;&quot;&quot;;IF(ISERROR(MATCH([.B215];[.$R$23:.$R$101];0));&quot;&quot;;&quot;\grace {&quot;&amp;INDEX([.$T$23:.$T$101];MATCH([.B215];[.$R$23:.$R$101];0))&amp;&quot;}&quot;))">
            <text:p/>
          </table:table-cell>
          <table:table-cell table:formula="of:=IF([.B215]=&quot;&quot;;&quot;&quot;;IF([.$L$18]=&quot;Y&quot;;IF([.C215]=0;&quot; &quot;&amp;[.F215];[.E215]&amp;&quot;*&quot;&amp;[.C215]&amp;&quot; &quot;&amp;[.F215]&amp;&quot; &quot;&amp;[.G215]);&quot;&quot;))" office:value-type="string" office:string-value="s2.*7 \break " calcext:value-type="string">
            <text:p>s2.*7 \break </text:p>
          </table:table-cell>
          <table:table-cell table:number-columns-repeated="18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R$4:.$R$101];[.A216]));&quot;&quot;;SMALL([.$R$4:.$R$101];[.A216]))" office:value-type="float" office:value="223" calcext:value-type="float">
            <text:p>223</text:p>
          </table:table-cell>
          <table:table-cell table:formula="of:=IF([.B216]=&quot;&quot;;&quot;&quot;;[.B216]-[.B215])" office:value-type="float" office:value="20" calcext:value-type="float">
            <text:p>20</text:p>
          </table:table-cell>
          <table:table-cell table:formula="of:=IF([.B216]=&quot;&quot;;&quot;&quot;;IF(ISNUMBER(MATCH([.B216];[.$R$4:.$R$11];0));&quot;&quot;;INDEX([.$S$22:.$S$101];MATCH([.B216];[.$R$22:.$R$101];1))))" office:value-type="string" office:string-value="b" calcext:value-type="string">
            <text:p>b</text:p>
          </table:table-cell>
          <table:table-cell table:formula="of:=IF([.B216]=&quot;&quot;;&quot;&quot;;IF([.B215]&lt;[.$R$4];INDEX([.$S$4:.$S$11];MATCH([.B215];[.$R$4:.$R$11];-1));INDEX([.$S$4:.$S$11];MATCH([.B215];[.$R$4:.$R$11];1))))" office:value-type="string" office:string-value="s2." calcext:value-type="string">
            <text:p>s2.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S$22:.$S$101];MATCH([.B216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6];[.$R$23:.$R$101];0))=&quot;&quot;;&quot;&quot;;IF(ISERROR(MATCH([.B216];[.$R$23:.$R$101];0));&quot;&quot;;&quot;\grace {&quot;&amp;INDEX([.$T$23:.$T$101];MATCH([.B216];[.$R$23:.$R$101];0))&amp;&quot;}&quot;))">
            <text:p/>
          </table:table-cell>
          <table:table-cell table:formula="of:=IF([.B216]=&quot;&quot;;&quot;&quot;;IF([.$L$18]=&quot;Y&quot;;IF([.C216]=0;&quot; &quot;&amp;[.F216];[.E216]&amp;&quot;*&quot;&amp;[.C216]&amp;&quot; &quot;&amp;[.F216]&amp;&quot; &quot;&amp;[.G216]);&quot;&quot;))" office:value-type="string" office:string-value="s2.*20 \break " calcext:value-type="string">
            <text:p>s2.*20 \break </text:p>
          </table:table-cell>
          <table:table-cell table:number-columns-repeated="18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R$4:.$R$101];[.A217]));&quot;&quot;;SMALL([.$R$4:.$R$101];[.A217]))" office:value-type="float" office:value="231" calcext:value-type="float">
            <text:p>231</text:p>
          </table:table-cell>
          <table:table-cell table:formula="of:=IF([.B217]=&quot;&quot;;&quot;&quot;;[.B217]-[.B216])" office:value-type="float" office:value="8" calcext:value-type="float">
            <text:p>8</text:p>
          </table:table-cell>
          <table:table-cell table:formula="of:=IF([.B217]=&quot;&quot;;&quot;&quot;;IF(ISNUMBER(MATCH([.B217];[.$R$4:.$R$11];0));&quot;&quot;;INDEX([.$S$22:.$S$101];MATCH([.B217];[.$R$22:.$R$101];1))))" office:value-type="string" office:string-value="b" calcext:value-type="string">
            <text:p>b</text:p>
          </table:table-cell>
          <table:table-cell table:formula="of:=IF([.B217]=&quot;&quot;;&quot;&quot;;IF([.B216]&lt;[.$R$4];INDEX([.$S$4:.$S$11];MATCH([.B216];[.$R$4:.$R$11];-1));INDEX([.$S$4:.$S$11];MATCH([.B216];[.$R$4:.$R$11];1))))" office:value-type="string" office:string-value="s2." calcext:value-type="string">
            <text:p>s2.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S$22:.$S$101];MATCH([.B21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7];[.$R$23:.$R$101];0))=&quot;&quot;;&quot;&quot;;IF(ISERROR(MATCH([.B217];[.$R$23:.$R$101];0));&quot;&quot;;&quot;\grace {&quot;&amp;INDEX([.$T$23:.$T$101];MATCH([.B217];[.$R$23:.$R$101];0))&amp;&quot;}&quot;))">
            <text:p/>
          </table:table-cell>
          <table:table-cell table:formula="of:=IF([.B217]=&quot;&quot;;&quot;&quot;;IF([.$L$18]=&quot;Y&quot;;IF([.C217]=0;&quot; &quot;&amp;[.F217];[.E217]&amp;&quot;*&quot;&amp;[.C217]&amp;&quot; &quot;&amp;[.F217]&amp;&quot; &quot;&amp;[.G217]);&quot;&quot;))" office:value-type="string" office:string-value="s2.*8 \break " calcext:value-type="string">
            <text:p>s2.*8 \break </text:p>
          </table:table-cell>
          <table:table-cell table:number-columns-repeated="18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R$4:.$R$101];[.A218]));&quot;&quot;;SMALL([.$R$4:.$R$101];[.A218]))" office:value-type="float" office:value="246" calcext:value-type="float">
            <text:p>246</text:p>
          </table:table-cell>
          <table:table-cell table:formula="of:=IF([.B218]=&quot;&quot;;&quot;&quot;;[.B218]-[.B217])" office:value-type="float" office:value="15" calcext:value-type="float">
            <text:p>15</text:p>
          </table:table-cell>
          <table:table-cell table:formula="of:=IF([.B218]=&quot;&quot;;&quot;&quot;;IF(ISNUMBER(MATCH([.B218];[.$R$4:.$R$11];0));&quot;&quot;;INDEX([.$S$22:.$S$101];MATCH([.B218];[.$R$22:.$R$101];1))))" office:value-type="string" office:string-value="b" calcext:value-type="string">
            <text:p>b</text:p>
          </table:table-cell>
          <table:table-cell table:formula="of:=IF([.B218]=&quot;&quot;;&quot;&quot;;IF([.B217]&lt;[.$R$4];INDEX([.$S$4:.$S$11];MATCH([.B217];[.$R$4:.$R$11];-1));INDEX([.$S$4:.$S$11];MATCH([.B217];[.$R$4:.$R$11];1))))" office:value-type="string" office:string-value="s2." calcext:value-type="string">
            <text:p>s2.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S$22:.$S$101];MATCH([.B218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8];[.$R$23:.$R$101];0))=&quot;&quot;;&quot;&quot;;IF(ISERROR(MATCH([.B218];[.$R$23:.$R$101];0));&quot;&quot;;&quot;\grace {&quot;&amp;INDEX([.$T$23:.$T$101];MATCH([.B218];[.$R$23:.$R$101];0))&amp;&quot;}&quot;))">
            <text:p/>
          </table:table-cell>
          <table:table-cell table:formula="of:=IF([.B218]=&quot;&quot;;&quot;&quot;;IF([.$L$18]=&quot;Y&quot;;IF([.C218]=0;&quot; &quot;&amp;[.F218];[.E218]&amp;&quot;*&quot;&amp;[.C218]&amp;&quot; &quot;&amp;[.F218]&amp;&quot; &quot;&amp;[.G218]);&quot;&quot;))" office:value-type="string" office:string-value="s2.*15 \break " calcext:value-type="string">
            <text:p>s2.*15 \break </text:p>
          </table:table-cell>
          <table:table-cell table:number-columns-repeated="18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R$4:.$R$101];[.A219]));&quot;&quot;;SMALL([.$R$4:.$R$101];[.A219]))" office:value-type="float" office:value="252" calcext:value-type="float">
            <text:p>252</text:p>
          </table:table-cell>
          <table:table-cell table:formula="of:=IF([.B219]=&quot;&quot;;&quot;&quot;;[.B219]-[.B218])" office:value-type="float" office:value="6" calcext:value-type="float">
            <text:p>6</text:p>
          </table:table-cell>
          <table:table-cell table:formula="of:=IF([.B219]=&quot;&quot;;&quot;&quot;;IF(ISNUMBER(MATCH([.B219];[.$R$4:.$R$11];0));&quot;&quot;;INDEX([.$S$22:.$S$101];MATCH([.B219];[.$R$22:.$R$101];1))))" office:value-type="string" office:string-value="b" calcext:value-type="string">
            <text:p>b</text:p>
          </table:table-cell>
          <table:table-cell table:formula="of:=IF([.B219]=&quot;&quot;;&quot;&quot;;IF([.B218]&lt;[.$R$4];INDEX([.$S$4:.$S$11];MATCH([.B218];[.$R$4:.$R$11];-1));INDEX([.$S$4:.$S$11];MATCH([.B218];[.$R$4:.$R$11];1))))" office:value-type="string" office:string-value="s2." calcext:value-type="string">
            <text:p>s2.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S$22:.$S$101];MATCH([.B219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9];[.$R$23:.$R$101];0))=&quot;&quot;;&quot;&quot;;IF(ISERROR(MATCH([.B219];[.$R$23:.$R$101];0));&quot;&quot;;&quot;\grace {&quot;&amp;INDEX([.$T$23:.$T$101];MATCH([.B219];[.$R$23:.$R$101];0))&amp;&quot;}&quot;))">
            <text:p/>
          </table:table-cell>
          <table:table-cell table:formula="of:=IF([.B219]=&quot;&quot;;&quot;&quot;;IF([.$L$18]=&quot;Y&quot;;IF([.C219]=0;&quot; &quot;&amp;[.F219];[.E219]&amp;&quot;*&quot;&amp;[.C219]&amp;&quot; &quot;&amp;[.F219]&amp;&quot; &quot;&amp;[.G219]);&quot;&quot;))" office:value-type="string" office:string-value="s2.*6 \break " calcext:value-type="string">
            <text:p>s2.*6 \break </text:p>
          </table:table-cell>
          <table:table-cell table:number-columns-repeated="18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R$4:.$R$101];[.A220]));&quot;&quot;;SMALL([.$R$4:.$R$101];[.A220]))" office:value-type="float" office:value="262" calcext:value-type="float">
            <text:p>262</text:p>
          </table:table-cell>
          <table:table-cell table:formula="of:=IF([.B220]=&quot;&quot;;&quot;&quot;;[.B220]-[.B219])" office:value-type="float" office:value="10" calcext:value-type="float">
            <text:p>10</text:p>
          </table:table-cell>
          <table:table-cell table:formula="of:=IF([.B220]=&quot;&quot;;&quot;&quot;;IF(ISNUMBER(MATCH([.B220];[.$R$4:.$R$11];0));&quot;&quot;;INDEX([.$S$22:.$S$101];MATCH([.B220];[.$R$22:.$R$101];1))))" office:value-type="string" office:string-value="b" calcext:value-type="string">
            <text:p>b</text:p>
          </table:table-cell>
          <table:table-cell table:formula="of:=IF([.B220]=&quot;&quot;;&quot;&quot;;IF([.B219]&lt;[.$R$4];INDEX([.$S$4:.$S$11];MATCH([.B219];[.$R$4:.$R$11];-1));INDEX([.$S$4:.$S$11];MATCH([.B219];[.$R$4:.$R$11];1))))" office:value-type="string" office:string-value="s2." calcext:value-type="string">
            <text:p>s2.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S$22:.$S$101];MATCH([.B220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20];[.$R$23:.$R$101];0))=&quot;&quot;;&quot;&quot;;IF(ISERROR(MATCH([.B220];[.$R$23:.$R$101];0));&quot;&quot;;&quot;\grace {&quot;&amp;INDEX([.$T$23:.$T$101];MATCH([.B220];[.$R$23:.$R$101];0))&amp;&quot;}&quot;))">
            <text:p/>
          </table:table-cell>
          <table:table-cell table:formula="of:=IF([.B220]=&quot;&quot;;&quot;&quot;;IF([.$L$18]=&quot;Y&quot;;IF([.C220]=0;&quot; &quot;&amp;[.F220];[.E220]&amp;&quot;*&quot;&amp;[.C220]&amp;&quot; &quot;&amp;[.F220]&amp;&quot; &quot;&amp;[.G220]);&quot;&quot;))" office:value-type="string" office:string-value="s2.*10 \break " calcext:value-type="string">
            <text:p>s2.*10 \break </text:p>
          </table:table-cell>
          <table:table-cell table:number-columns-repeated="18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R$4:.$R$101];[.A221]));&quot;&quot;;SMALL([.$R$4:.$R$101];[.A221]))" office:value-type="float" office:value="277" calcext:value-type="float">
            <text:p>277</text:p>
          </table:table-cell>
          <table:table-cell table:formula="of:=IF([.B221]=&quot;&quot;;&quot;&quot;;[.B221]-[.B220])" office:value-type="float" office:value="15" calcext:value-type="float">
            <text:p>15</text:p>
          </table:table-cell>
          <table:table-cell table:formula="of:=IF([.B221]=&quot;&quot;;&quot;&quot;;IF(ISNUMBER(MATCH([.B221];[.$R$4:.$R$11];0));&quot;&quot;;INDEX([.$S$22:.$S$101];MATCH([.B221];[.$R$22:.$R$101];1))))" office:value-type="string" office:string-value="pb" calcext:value-type="string">
            <text:p>pb</text:p>
          </table:table-cell>
          <table:table-cell table:formula="of:=IF([.B221]=&quot;&quot;;&quot;&quot;;IF([.B220]&lt;[.$R$4];INDEX([.$S$4:.$S$11];MATCH([.B220];[.$R$4:.$R$11];-1));INDEX([.$S$4:.$S$11];MATCH([.B220];[.$R$4:.$R$11];1))))" office:value-type="string" office:string-value="s2." calcext:value-type="string">
            <text:p>s2.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S$22:.$S$101];MATCH([.B221];[.$R$22:.$R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T$23:.$T$101];MATCH([.B221];[.$R$23:.$R$101];0))=&quot;&quot;;&quot;&quot;;IF(ISERROR(MATCH([.B221];[.$R$23:.$R$101];0));&quot;&quot;;&quot;\grace {&quot;&amp;INDEX([.$T$23:.$T$101];MATCH([.B221];[.$R$23:.$R$101];0))&amp;&quot;}&quot;))">
            <text:p/>
          </table:table-cell>
          <table:table-cell table:formula="of:=IF([.B221]=&quot;&quot;;&quot;&quot;;IF([.$L$18]=&quot;Y&quot;;IF([.C221]=0;&quot; &quot;&amp;[.F221];[.E221]&amp;&quot;*&quot;&amp;[.C221]&amp;&quot; &quot;&amp;[.F221]&amp;&quot; &quot;&amp;[.G221]);&quot;&quot;))" office:value-type="string" office:string-value="s2.*15 \pageBreak " calcext:value-type="string">
            <text:p>s2.*15 \pageBreak </text:p>
          </table:table-cell>
          <table:table-cell table:number-columns-repeated="18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R$4:.$R$101];[.A222]));&quot;&quot;;SMALL([.$R$4:.$R$101];[.A222]))" office:value-type="float" office:value="287" calcext:value-type="float">
            <text:p>287</text:p>
          </table:table-cell>
          <table:table-cell table:formula="of:=IF([.B222]=&quot;&quot;;&quot;&quot;;[.B222]-[.B221])" office:value-type="float" office:value="10" calcext:value-type="float">
            <text:p>10</text:p>
          </table:table-cell>
          <table:table-cell table:formula="of:=IF([.B222]=&quot;&quot;;&quot;&quot;;IF(ISNUMBER(MATCH([.B222];[.$R$4:.$R$11];0));&quot;&quot;;INDEX([.$S$22:.$S$101];MATCH([.B222];[.$R$22:.$R$101];1))))" office:value-type="string" office:string-value="b" calcext:value-type="string">
            <text:p>b</text:p>
          </table:table-cell>
          <table:table-cell table:formula="of:=IF([.B222]=&quot;&quot;;&quot;&quot;;IF([.B221]&lt;[.$R$4];INDEX([.$S$4:.$S$11];MATCH([.B221];[.$R$4:.$R$11];-1));INDEX([.$S$4:.$S$11];MATCH([.B221];[.$R$4:.$R$11];1))))" office:value-type="string" office:string-value="s2." calcext:value-type="string">
            <text:p>s2.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S$22:.$S$101];MATCH([.B222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22];[.$R$23:.$R$101];0))=&quot;&quot;;&quot;&quot;;IF(ISERROR(MATCH([.B222];[.$R$23:.$R$101];0));&quot;&quot;;&quot;\grace {&quot;&amp;INDEX([.$T$23:.$T$101];MATCH([.B222];[.$R$23:.$R$101];0))&amp;&quot;}&quot;))">
            <text:p/>
          </table:table-cell>
          <table:table-cell table:formula="of:=IF([.B222]=&quot;&quot;;&quot;&quot;;IF([.$L$18]=&quot;Y&quot;;IF([.C222]=0;&quot; &quot;&amp;[.F222];[.E222]&amp;&quot;*&quot;&amp;[.C222]&amp;&quot; &quot;&amp;[.F222]&amp;&quot; &quot;&amp;[.G222]);&quot;&quot;))" office:value-type="string" office:string-value="s2.*10 \break " calcext:value-type="string">
            <text:p>s2.*10 \break </text:p>
          </table:table-cell>
          <table:table-cell table:number-columns-repeated="18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R$4:.$R$101];[.A223]));&quot;&quot;;SMALL([.$R$4:.$R$101];[.A223]))" office:value-type="float" office:value="311" calcext:value-type="float">
            <text:p>311</text:p>
          </table:table-cell>
          <table:table-cell table:formula="of:=IF([.B223]=&quot;&quot;;&quot;&quot;;[.B223]-[.B222])" office:value-type="float" office:value="24" calcext:value-type="float">
            <text:p>24</text:p>
          </table:table-cell>
          <table:table-cell table:formula="of:=IF([.B223]=&quot;&quot;;&quot;&quot;;IF(ISNUMBER(MATCH([.B223];[.$R$4:.$R$11];0));&quot;&quot;;INDEX([.$S$22:.$S$101];MATCH([.B223];[.$R$22:.$R$101];1))))" office:value-type="string" office:string-value="b" calcext:value-type="string">
            <text:p>b</text:p>
          </table:table-cell>
          <table:table-cell table:formula="of:=IF([.B223]=&quot;&quot;;&quot;&quot;;IF([.B222]&lt;[.$R$4];INDEX([.$S$4:.$S$11];MATCH([.B222];[.$R$4:.$R$11];-1));INDEX([.$S$4:.$S$11];MATCH([.B222];[.$R$4:.$R$11];1))))" office:value-type="string" office:string-value="s2." calcext:value-type="string">
            <text:p>s2.</text:p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S$22:.$S$101];MATCH([.B223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23];[.$R$23:.$R$101];0))=&quot;&quot;;&quot;&quot;;IF(ISERROR(MATCH([.B223];[.$R$23:.$R$101];0));&quot;&quot;;&quot;\grace {&quot;&amp;INDEX([.$T$23:.$T$101];MATCH([.B223];[.$R$23:.$R$101];0))&amp;&quot;}&quot;))">
            <text:p/>
          </table:table-cell>
          <table:table-cell table:formula="of:=IF([.B223]=&quot;&quot;;&quot;&quot;;IF([.$L$18]=&quot;Y&quot;;IF([.C223]=0;&quot; &quot;&amp;[.F223];[.E223]&amp;&quot;*&quot;&amp;[.C223]&amp;&quot; &quot;&amp;[.F223]&amp;&quot; &quot;&amp;[.G223]);&quot;&quot;))" office:value-type="string" office:string-value="s2.*24 \break " calcext:value-type="string">
            <text:p>s2.*24 \break </text:p>
          </table:table-cell>
          <table:table-cell table:number-columns-repeated="18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R$4:.$R$101];[.A224]));&quot;&quot;;SMALL([.$R$4:.$R$101];[.A224]))" office:value-type="float" office:value="321" calcext:value-type="float">
            <text:p>321</text:p>
          </table:table-cell>
          <table:table-cell table:formula="of:=IF([.B224]=&quot;&quot;;&quot;&quot;;[.B224]-[.B223])" office:value-type="float" office:value="10" calcext:value-type="float">
            <text:p>10</text:p>
          </table:table-cell>
          <table:table-cell table:formula="of:=IF([.B224]=&quot;&quot;;&quot;&quot;;IF(ISNUMBER(MATCH([.B224];[.$R$4:.$R$11];0));&quot;&quot;;INDEX([.$S$22:.$S$101];MATCH([.B224];[.$R$22:.$R$101];1))))" office:value-type="string" office:string-value="b" calcext:value-type="string">
            <text:p>b</text:p>
          </table:table-cell>
          <table:table-cell table:formula="of:=IF([.B224]=&quot;&quot;;&quot;&quot;;IF([.B223]&lt;[.$R$4];INDEX([.$S$4:.$S$11];MATCH([.B223];[.$R$4:.$R$11];-1));INDEX([.$S$4:.$S$11];MATCH([.B223];[.$R$4:.$R$11];1))))" office:value-type="string" office:string-value="s2." calcext:value-type="string">
            <text:p>s2.</text:p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S$22:.$S$101];MATCH([.B224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24];[.$R$23:.$R$101];0))=&quot;&quot;;&quot;&quot;;IF(ISERROR(MATCH([.B224];[.$R$23:.$R$101];0));&quot;&quot;;&quot;\grace {&quot;&amp;INDEX([.$T$23:.$T$101];MATCH([.B224];[.$R$23:.$R$101];0))&amp;&quot;}&quot;))">
            <text:p/>
          </table:table-cell>
          <table:table-cell table:formula="of:=IF([.B224]=&quot;&quot;;&quot;&quot;;IF([.$L$18]=&quot;Y&quot;;IF([.C224]=0;&quot; &quot;&amp;[.F224];[.E224]&amp;&quot;*&quot;&amp;[.C224]&amp;&quot; &quot;&amp;[.F224]&amp;&quot; &quot;&amp;[.G224]);&quot;&quot;))" office:value-type="string" office:string-value="s2.*10 \break " calcext:value-type="string">
            <text:p>s2.*10 \break </text:p>
          </table:table-cell>
          <table:table-cell table:number-columns-repeated="18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R$4:.$R$101];[.A225]));&quot;&quot;;SMALL([.$R$4:.$R$101];[.A225]))" office:value-type="float" office:value="330" calcext:value-type="float">
            <text:p>330</text:p>
          </table:table-cell>
          <table:table-cell table:formula="of:=IF([.B225]=&quot;&quot;;&quot;&quot;;[.B225]-[.B224])" office:value-type="float" office:value="9" calcext:value-type="float">
            <text:p>9</text:p>
          </table:table-cell>
          <table:table-cell table:formula="of:=IF([.B225]=&quot;&quot;;&quot;&quot;;IF(ISNUMBER(MATCH([.B225];[.$R$4:.$R$11];0));&quot;&quot;;INDEX([.$S$22:.$S$101];MATCH([.B225];[.$R$22:.$R$101];1))))" office:value-type="string" office:string-value="b" calcext:value-type="string">
            <text:p>b</text:p>
          </table:table-cell>
          <table:table-cell table:formula="of:=IF([.B225]=&quot;&quot;;&quot;&quot;;IF([.B224]&lt;[.$R$4];INDEX([.$S$4:.$S$11];MATCH([.B224];[.$R$4:.$R$11];-1));INDEX([.$S$4:.$S$11];MATCH([.B224];[.$R$4:.$R$11];1))))" office:value-type="string" office:string-value="s2." calcext:value-type="string">
            <text:p>s2.</text:p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S$22:.$S$101];MATCH([.B225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25];[.$R$23:.$R$101];0))=&quot;&quot;;&quot;&quot;;IF(ISERROR(MATCH([.B225];[.$R$23:.$R$101];0));&quot;&quot;;&quot;\grace {&quot;&amp;INDEX([.$T$23:.$T$101];MATCH([.B225];[.$R$23:.$R$101];0))&amp;&quot;}&quot;))">
            <text:p/>
          </table:table-cell>
          <table:table-cell table:formula="of:=IF([.B225]=&quot;&quot;;&quot;&quot;;IF([.$L$18]=&quot;Y&quot;;IF([.C225]=0;&quot; &quot;&amp;[.F225];[.E225]&amp;&quot;*&quot;&amp;[.C225]&amp;&quot; &quot;&amp;[.F225]&amp;&quot; &quot;&amp;[.G225]);&quot;&quot;))" office:value-type="string" office:string-value="s2.*9 \break " calcext:value-type="string">
            <text:p>s2.*9 \break </text:p>
          </table:table-cell>
          <table:table-cell table:number-columns-repeated="18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R$4:.$R$101];[.A226]));&quot;&quot;;SMALL([.$R$4:.$R$101];[.A226]))" office:value-type="float" office:value="333" calcext:value-type="float">
            <text:p>333</text:p>
          </table:table-cell>
          <table:table-cell table:formula="of:=IF([.B226]=&quot;&quot;;&quot;&quot;;[.B226]-[.B225])" office:value-type="float" office:value="3" calcext:value-type="float">
            <text:p>3</text:p>
          </table:table-cell>
          <table:table-cell table:formula="of:=IF([.B226]=&quot;&quot;;&quot;&quot;;IF(ISNUMBER(MATCH([.B226];[.$R$4:.$R$11];0));&quot;&quot;;INDEX([.$S$22:.$S$101];MATCH([.B226];[.$R$22:.$R$101];1))))">
            <text:p/>
          </table:table-cell>
          <table:table-cell table:formula="of:=IF([.B226]=&quot;&quot;;&quot;&quot;;IF([.B225]&lt;[.$R$4];INDEX([.$S$4:.$S$11];MATCH([.B225];[.$R$4:.$R$11];-1));INDEX([.$S$4:.$S$11];MATCH([.B225];[.$R$4:.$R$11];1))))" office:value-type="string" office:string-value="s2." calcext:value-type="string">
            <text:p>s2.</text:p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S$22:.$S$101];MATCH([.B226];[.$R$22:.$R$101];0))=&quot;b&quot;;&quot;\break&quot;;&quot;\pageBreak&quot;);&quot;&quot;))))">
            <text:p/>
          </table:table-cell>
          <table:table-cell table:formula="of:=IF(INDEX([.$T$23:.$T$101];MATCH([.B226];[.$R$23:.$R$101];0))=&quot;&quot;;&quot;&quot;;IF(ISERROR(MATCH([.B226];[.$R$23:.$R$101];0));&quot;&quot;;&quot;\grace {&quot;&amp;INDEX([.$T$23:.$T$101];MATCH([.B226];[.$R$23:.$R$101];0))&amp;&quot;}&quot;))">
            <text:p/>
          </table:table-cell>
          <table:table-cell table:formula="of:=IF([.B226]=&quot;&quot;;&quot;&quot;;IF([.$L$18]=&quot;Y&quot;;IF([.C226]=0;&quot; &quot;&amp;[.F226];[.E226]&amp;&quot;*&quot;&amp;[.C226]&amp;&quot; &quot;&amp;[.F226]&amp;&quot; &quot;&amp;[.G226]);&quot;&quot;))" office:value-type="string" office:string-value="s2.*3  " calcext:value-type="string">
            <text:p>s2.*3 <text:s/></text:p>
          </table:table-cell>
          <table:table-cell table:number-columns-repeated="18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R$4:.$R$101];[.A227]));&quot;&quot;;SMALL([.$R$4:.$R$101];[.A227]))" office:value-type="float" office:value="364" calcext:value-type="float">
            <text:p>364</text:p>
          </table:table-cell>
          <table:table-cell table:formula="of:=IF([.B227]=&quot;&quot;;&quot;&quot;;[.B227]-[.B226])" office:value-type="float" office:value="31" calcext:value-type="float">
            <text:p>31</text:p>
          </table:table-cell>
          <table:table-cell table:formula="of:=IF([.B227]=&quot;&quot;;&quot;&quot;;IF(ISNUMBER(MATCH([.B227];[.$R$4:.$R$11];0));&quot;&quot;;INDEX([.$S$22:.$S$101];MATCH([.B227];[.$R$22:.$R$101];1))))" office:value-type="string" office:string-value="b" calcext:value-type="string">
            <text:p>b</text:p>
          </table:table-cell>
          <table:table-cell table:formula="of:=IF([.B227]=&quot;&quot;;&quot;&quot;;IF([.B226]&lt;[.$R$4];INDEX([.$S$4:.$S$11];MATCH([.B226];[.$R$4:.$R$11];-1));INDEX([.$S$4:.$S$11];MATCH([.B226];[.$R$4:.$R$11];1))))" office:value-type="string" office:string-value="s2" calcext:value-type="string">
            <text:p>s2</text:p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S$22:.$S$101];MATCH([.B22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27];[.$R$23:.$R$101];0))=&quot;&quot;;&quot;&quot;;IF(ISERROR(MATCH([.B227];[.$R$23:.$R$101];0));&quot;&quot;;&quot;\grace {&quot;&amp;INDEX([.$T$23:.$T$101];MATCH([.B227];[.$R$23:.$R$101];0))&amp;&quot;}&quot;))">
            <text:p/>
          </table:table-cell>
          <table:table-cell table:formula="of:=IF([.B227]=&quot;&quot;;&quot;&quot;;IF([.$L$18]=&quot;Y&quot;;IF([.C227]=0;&quot; &quot;&amp;[.F227];[.E227]&amp;&quot;*&quot;&amp;[.C227]&amp;&quot; &quot;&amp;[.F227]&amp;&quot; &quot;&amp;[.G227]);&quot;&quot;))" office:value-type="string" office:string-value="s2*31 \break " calcext:value-type="string">
            <text:p>s2*31 \break </text:p>
          </table:table-cell>
          <table:table-cell table:number-columns-repeated="18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R$4:.$R$101];[.A228]));&quot;&quot;;SMALL([.$R$4:.$R$101];[.A228]))" office:value-type="float" office:value="374" calcext:value-type="float">
            <text:p>374</text:p>
          </table:table-cell>
          <table:table-cell table:formula="of:=IF([.B228]=&quot;&quot;;&quot;&quot;;[.B228]-[.B227])" office:value-type="float" office:value="10" calcext:value-type="float">
            <text:p>10</text:p>
          </table:table-cell>
          <table:table-cell table:formula="of:=IF([.B228]=&quot;&quot;;&quot;&quot;;IF(ISNUMBER(MATCH([.B228];[.$R$4:.$R$11];0));&quot;&quot;;INDEX([.$S$22:.$S$101];MATCH([.B228];[.$R$22:.$R$101];1))))" office:value-type="string" office:string-value="b" calcext:value-type="string">
            <text:p>b</text:p>
          </table:table-cell>
          <table:table-cell table:formula="of:=IF([.B228]=&quot;&quot;;&quot;&quot;;IF([.B227]&lt;[.$R$4];INDEX([.$S$4:.$S$11];MATCH([.B227];[.$R$4:.$R$11];-1));INDEX([.$S$4:.$S$11];MATCH([.B227];[.$R$4:.$R$11];1))))" office:value-type="string" office:string-value="s2" calcext:value-type="string">
            <text:p>s2</text:p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S$22:.$S$101];MATCH([.B228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28];[.$R$23:.$R$101];0))=&quot;&quot;;&quot;&quot;;IF(ISERROR(MATCH([.B228];[.$R$23:.$R$101];0));&quot;&quot;;&quot;\grace {&quot;&amp;INDEX([.$T$23:.$T$101];MATCH([.B228];[.$R$23:.$R$101];0))&amp;&quot;}&quot;))">
            <text:p/>
          </table:table-cell>
          <table:table-cell table:formula="of:=IF([.B228]=&quot;&quot;;&quot;&quot;;IF([.$L$18]=&quot;Y&quot;;IF([.C228]=0;&quot; &quot;&amp;[.F228];[.E228]&amp;&quot;*&quot;&amp;[.C228]&amp;&quot; &quot;&amp;[.F228]&amp;&quot; &quot;&amp;[.G228]);&quot;&quot;))" office:value-type="string" office:string-value="s2*10 \break " calcext:value-type="string">
            <text:p>s2*10 \break </text:p>
          </table:table-cell>
          <table:table-cell table:number-columns-repeated="18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R$4:.$R$101];[.A229]));&quot;&quot;;SMALL([.$R$4:.$R$101];[.A229]))" office:value-type="float" office:value="389" calcext:value-type="float">
            <text:p>389</text:p>
          </table:table-cell>
          <table:table-cell table:formula="of:=IF([.B229]=&quot;&quot;;&quot;&quot;;[.B229]-[.B228])" office:value-type="float" office:value="15" calcext:value-type="float">
            <text:p>15</text:p>
          </table:table-cell>
          <table:table-cell table:formula="of:=IF([.B229]=&quot;&quot;;&quot;&quot;;IF(ISNUMBER(MATCH([.B229];[.$R$4:.$R$11];0));&quot;&quot;;INDEX([.$S$22:.$S$101];MATCH([.B229];[.$R$22:.$R$101];1))))" office:value-type="string" office:string-value="b" calcext:value-type="string">
            <text:p>b</text:p>
          </table:table-cell>
          <table:table-cell table:formula="of:=IF([.B229]=&quot;&quot;;&quot;&quot;;IF([.B228]&lt;[.$R$4];INDEX([.$S$4:.$S$11];MATCH([.B228];[.$R$4:.$R$11];-1));INDEX([.$S$4:.$S$11];MATCH([.B228];[.$R$4:.$R$11];1))))" office:value-type="string" office:string-value="s2" calcext:value-type="string">
            <text:p>s2</text:p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S$22:.$S$101];MATCH([.B229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29];[.$R$23:.$R$101];0))=&quot;&quot;;&quot;&quot;;IF(ISERROR(MATCH([.B229];[.$R$23:.$R$101];0));&quot;&quot;;&quot;\grace {&quot;&amp;INDEX([.$T$23:.$T$101];MATCH([.B229];[.$R$23:.$R$101];0))&amp;&quot;}&quot;))">
            <text:p/>
          </table:table-cell>
          <table:table-cell table:formula="of:=IF([.B229]=&quot;&quot;;&quot;&quot;;IF([.$L$18]=&quot;Y&quot;;IF([.C229]=0;&quot; &quot;&amp;[.F229];[.E229]&amp;&quot;*&quot;&amp;[.C229]&amp;&quot; &quot;&amp;[.F229]&amp;&quot; &quot;&amp;[.G229]);&quot;&quot;))" office:value-type="string" office:string-value="s2*15 \break " calcext:value-type="string">
            <text:p>s2*15 \break </text:p>
          </table:table-cell>
          <table:table-cell table:number-columns-repeated="18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R$4:.$R$101];[.A230]));&quot;&quot;;SMALL([.$R$4:.$R$101];[.A230]))" office:value-type="float" office:value="400" calcext:value-type="float">
            <text:p>400</text:p>
          </table:table-cell>
          <table:table-cell table:formula="of:=IF([.B230]=&quot;&quot;;&quot;&quot;;[.B230]-[.B229])" office:value-type="float" office:value="11" calcext:value-type="float">
            <text:p>11</text:p>
          </table:table-cell>
          <table:table-cell table:formula="of:=IF([.B230]=&quot;&quot;;&quot;&quot;;IF(ISNUMBER(MATCH([.B230];[.$R$4:.$R$11];0));&quot;&quot;;INDEX([.$S$22:.$S$101];MATCH([.B230];[.$R$22:.$R$101];1))))" office:value-type="string" office:string-value="b" calcext:value-type="string">
            <text:p>b</text:p>
          </table:table-cell>
          <table:table-cell table:formula="of:=IF([.B230]=&quot;&quot;;&quot;&quot;;IF([.B229]&lt;[.$R$4];INDEX([.$S$4:.$S$11];MATCH([.B229];[.$R$4:.$R$11];-1));INDEX([.$S$4:.$S$11];MATCH([.B229];[.$R$4:.$R$11];1))))" office:value-type="string" office:string-value="s2" calcext:value-type="string">
            <text:p>s2</text:p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S$22:.$S$101];MATCH([.B230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30];[.$R$23:.$R$101];0))=&quot;&quot;;&quot;&quot;;IF(ISERROR(MATCH([.B230];[.$R$23:.$R$101];0));&quot;&quot;;&quot;\grace {&quot;&amp;INDEX([.$T$23:.$T$101];MATCH([.B230];[.$R$23:.$R$101];0))&amp;&quot;}&quot;))">
            <text:p/>
          </table:table-cell>
          <table:table-cell table:formula="of:=IF([.B230]=&quot;&quot;;&quot;&quot;;IF([.$L$18]=&quot;Y&quot;;IF([.C230]=0;&quot; &quot;&amp;[.F230];[.E230]&amp;&quot;*&quot;&amp;[.C230]&amp;&quot; &quot;&amp;[.F230]&amp;&quot; &quot;&amp;[.G230]);&quot;&quot;))" office:value-type="string" office:string-value="s2*11 \break " calcext:value-type="string">
            <text:p>s2*11 \break </text:p>
          </table:table-cell>
          <table:table-cell table:number-columns-repeated="18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R$4:.$R$101];[.A231]));&quot;&quot;;SMALL([.$R$4:.$R$101];[.A231]))" office:value-type="float" office:value="426" calcext:value-type="float">
            <text:p>426</text:p>
          </table:table-cell>
          <table:table-cell table:formula="of:=IF([.B231]=&quot;&quot;;&quot;&quot;;[.B231]-[.B230])" office:value-type="float" office:value="26" calcext:value-type="float">
            <text:p>26</text:p>
          </table:table-cell>
          <table:table-cell table:formula="of:=IF([.B231]=&quot;&quot;;&quot;&quot;;IF(ISNUMBER(MATCH([.B231];[.$R$4:.$R$11];0));&quot;&quot;;INDEX([.$S$22:.$S$101];MATCH([.B231];[.$R$22:.$R$101];1))))" office:value-type="string" office:string-value="b" calcext:value-type="string">
            <text:p>b</text:p>
          </table:table-cell>
          <table:table-cell table:formula="of:=IF([.B231]=&quot;&quot;;&quot;&quot;;IF([.B230]&lt;[.$R$4];INDEX([.$S$4:.$S$11];MATCH([.B230];[.$R$4:.$R$11];-1));INDEX([.$S$4:.$S$11];MATCH([.B230];[.$R$4:.$R$11];1))))" office:value-type="string" office:string-value="s2" calcext:value-type="string">
            <text:p>s2</text:p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S$22:.$S$101];MATCH([.B231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31];[.$R$23:.$R$101];0))=&quot;&quot;;&quot;&quot;;IF(ISERROR(MATCH([.B231];[.$R$23:.$R$101];0));&quot;&quot;;&quot;\grace {&quot;&amp;INDEX([.$T$23:.$T$101];MATCH([.B231];[.$R$23:.$R$101];0))&amp;&quot;}&quot;))">
            <text:p/>
          </table:table-cell>
          <table:table-cell table:formula="of:=IF([.B231]=&quot;&quot;;&quot;&quot;;IF([.$L$18]=&quot;Y&quot;;IF([.C231]=0;&quot; &quot;&amp;[.F231];[.E231]&amp;&quot;*&quot;&amp;[.C231]&amp;&quot; &quot;&amp;[.F231]&amp;&quot; &quot;&amp;[.G231]);&quot;&quot;))" office:value-type="string" office:string-value="s2*26 \break " calcext:value-type="string">
            <text:p>s2*26 \break </text:p>
          </table:table-cell>
          <table:table-cell table:number-columns-repeated="18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R$4:.$R$101];[.A232]));&quot;&quot;;SMALL([.$R$4:.$R$101];[.A232]))" office:value-type="float" office:value="443" calcext:value-type="float">
            <text:p>443</text:p>
          </table:table-cell>
          <table:table-cell table:formula="of:=IF([.B232]=&quot;&quot;;&quot;&quot;;[.B232]-[.B231])" office:value-type="float" office:value="17" calcext:value-type="float">
            <text:p>17</text:p>
          </table:table-cell>
          <table:table-cell table:formula="of:=IF([.B232]=&quot;&quot;;&quot;&quot;;IF(ISNUMBER(MATCH([.B232];[.$R$4:.$R$11];0));&quot;&quot;;INDEX([.$S$22:.$S$101];MATCH([.B232];[.$R$22:.$R$101];1))))">
            <text:p/>
          </table:table-cell>
          <table:table-cell table:formula="of:=IF([.B232]=&quot;&quot;;&quot;&quot;;IF([.B231]&lt;[.$R$4];INDEX([.$S$4:.$S$11];MATCH([.B231];[.$R$4:.$R$11];-1));INDEX([.$S$4:.$S$11];MATCH([.B231];[.$R$4:.$R$11];1))))" office:value-type="string" office:string-value="s2" calcext:value-type="string">
            <text:p>s2</text:p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S$22:.$S$101];MATCH([.B232];[.$R$22:.$R$101];0))=&quot;b&quot;;&quot;\break&quot;;&quot;\pageBreak&quot;);&quot;&quot;))))">
            <text:p/>
          </table:table-cell>
          <table:table-cell table:formula="of:=IF(INDEX([.$T$23:.$T$101];MATCH([.B232];[.$R$23:.$R$101];0))=&quot;&quot;;&quot;&quot;;IF(ISERROR(MATCH([.B232];[.$R$23:.$R$101];0));&quot;&quot;;&quot;\grace {&quot;&amp;INDEX([.$T$23:.$T$101];MATCH([.B232];[.$R$23:.$R$101];0))&amp;&quot;}&quot;))">
            <text:p/>
          </table:table-cell>
          <table:table-cell table:formula="of:=IF([.B232]=&quot;&quot;;&quot;&quot;;IF([.$L$18]=&quot;Y&quot;;IF([.C232]=0;&quot; &quot;&amp;[.F232];[.E232]&amp;&quot;*&quot;&amp;[.C232]&amp;&quot; &quot;&amp;[.F232]&amp;&quot; &quot;&amp;[.G232]);&quot;&quot;))" office:value-type="string" office:string-value="s2*17  " calcext:value-type="string">
            <text:p>s2*17 <text:s/></text:p>
          </table:table-cell>
          <table:table-cell table:number-columns-repeated="18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R$4:.$R$101];[.A233]));&quot;&quot;;SMALL([.$R$4:.$R$101];[.A233]))" office:value-type="float" office:value="445" calcext:value-type="float">
            <text:p>445</text:p>
          </table:table-cell>
          <table:table-cell table:formula="of:=IF([.B233]=&quot;&quot;;&quot;&quot;;[.B233]-[.B232])" office:value-type="float" office:value="2" calcext:value-type="float">
            <text:p>2</text:p>
          </table:table-cell>
          <table:table-cell table:formula="of:=IF([.B233]=&quot;&quot;;&quot;&quot;;IF(ISNUMBER(MATCH([.B233];[.$R$4:.$R$11];0));&quot;&quot;;INDEX([.$S$22:.$S$101];MATCH([.B233];[.$R$22:.$R$101];1))))" office:value-type="string" office:string-value="b" calcext:value-type="string">
            <text:p>b</text:p>
          </table:table-cell>
          <table:table-cell table:formula="of:=IF([.B233]=&quot;&quot;;&quot;&quot;;IF([.B232]&lt;[.$R$4];INDEX([.$S$4:.$S$11];MATCH([.B232];[.$R$4:.$R$11];-1));INDEX([.$S$4:.$S$11];MATCH([.B232];[.$R$4:.$R$11];1))))" office:value-type="string" office:string-value="s2." calcext:value-type="string">
            <text:p>s2.</text:p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S$22:.$S$101];MATCH([.B233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33];[.$R$23:.$R$101];0))=&quot;&quot;;&quot;&quot;;IF(ISERROR(MATCH([.B233];[.$R$23:.$R$101];0));&quot;&quot;;&quot;\grace {&quot;&amp;INDEX([.$T$23:.$T$101];MATCH([.B233];[.$R$23:.$R$101];0))&amp;&quot;}&quot;))">
            <text:p/>
          </table:table-cell>
          <table:table-cell table:formula="of:=IF([.B233]=&quot;&quot;;&quot;&quot;;IF([.$L$18]=&quot;Y&quot;;IF([.C233]=0;&quot; &quot;&amp;[.F233];[.E233]&amp;&quot;*&quot;&amp;[.C233]&amp;&quot; &quot;&amp;[.F233]&amp;&quot; &quot;&amp;[.G233]);&quot;&quot;))" office:value-type="string" office:string-value="s2.*2 \break " calcext:value-type="string">
            <text:p>s2.*2 \break </text:p>
          </table:table-cell>
          <table:table-cell table:number-columns-repeated="18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R$4:.$R$101];[.A234]));&quot;&quot;;SMALL([.$R$4:.$R$101];[.A234]))" office:value-type="float" office:value="458" calcext:value-type="float">
            <text:p>458</text:p>
          </table:table-cell>
          <table:table-cell table:formula="of:=IF([.B234]=&quot;&quot;;&quot;&quot;;[.B234]-[.B233])" office:value-type="float" office:value="13" calcext:value-type="float">
            <text:p>13</text:p>
          </table:table-cell>
          <table:table-cell table:formula="of:=IF([.B234]=&quot;&quot;;&quot;&quot;;IF(ISNUMBER(MATCH([.B234];[.$R$4:.$R$11];0));&quot;&quot;;INDEX([.$S$22:.$S$101];MATCH([.B234];[.$R$22:.$R$101];1))))" office:value-type="string" office:string-value="b" calcext:value-type="string">
            <text:p>b</text:p>
          </table:table-cell>
          <table:table-cell table:formula="of:=IF([.B234]=&quot;&quot;;&quot;&quot;;IF([.B233]&lt;[.$R$4];INDEX([.$S$4:.$S$11];MATCH([.B233];[.$R$4:.$R$11];-1));INDEX([.$S$4:.$S$11];MATCH([.B233];[.$R$4:.$R$11];1))))" office:value-type="string" office:string-value="s2." calcext:value-type="string">
            <text:p>s2.</text:p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S$22:.$S$101];MATCH([.B234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34];[.$R$23:.$R$101];0))=&quot;&quot;;&quot;&quot;;IF(ISERROR(MATCH([.B234];[.$R$23:.$R$101];0));&quot;&quot;;&quot;\grace {&quot;&amp;INDEX([.$T$23:.$T$101];MATCH([.B234];[.$R$23:.$R$101];0))&amp;&quot;}&quot;))">
            <text:p/>
          </table:table-cell>
          <table:table-cell table:formula="of:=IF([.B234]=&quot;&quot;;&quot;&quot;;IF([.$L$18]=&quot;Y&quot;;IF([.C234]=0;&quot; &quot;&amp;[.F234];[.E234]&amp;&quot;*&quot;&amp;[.C234]&amp;&quot; &quot;&amp;[.F234]&amp;&quot; &quot;&amp;[.G234]);&quot;&quot;))" office:value-type="string" office:string-value="s2.*13 \break " calcext:value-type="string">
            <text:p>s2.*13 \break </text:p>
          </table:table-cell>
          <table:table-cell table:number-columns-repeated="18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R$4:.$R$101];[.A235]));&quot;&quot;;SMALL([.$R$4:.$R$101];[.A235]))" office:value-type="float" office:value="467" calcext:value-type="float">
            <text:p>467</text:p>
          </table:table-cell>
          <table:table-cell table:formula="of:=IF([.B235]=&quot;&quot;;&quot;&quot;;[.B235]-[.B234])" office:value-type="float" office:value="9" calcext:value-type="float">
            <text:p>9</text:p>
          </table:table-cell>
          <table:table-cell table:formula="of:=IF([.B235]=&quot;&quot;;&quot;&quot;;IF(ISNUMBER(MATCH([.B235];[.$R$4:.$R$11];0));&quot;&quot;;INDEX([.$S$22:.$S$101];MATCH([.B235];[.$R$22:.$R$101];1))))" office:value-type="string" office:string-value="b" calcext:value-type="string">
            <text:p>b</text:p>
          </table:table-cell>
          <table:table-cell table:formula="of:=IF([.B235]=&quot;&quot;;&quot;&quot;;IF([.B234]&lt;[.$R$4];INDEX([.$S$4:.$S$11];MATCH([.B234];[.$R$4:.$R$11];-1));INDEX([.$S$4:.$S$11];MATCH([.B234];[.$R$4:.$R$11];1))))" office:value-type="string" office:string-value="s2." calcext:value-type="string">
            <text:p>s2.</text:p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S$22:.$S$101];MATCH([.B235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35];[.$R$23:.$R$101];0))=&quot;&quot;;&quot;&quot;;IF(ISERROR(MATCH([.B235];[.$R$23:.$R$101];0));&quot;&quot;;&quot;\grace {&quot;&amp;INDEX([.$T$23:.$T$101];MATCH([.B235];[.$R$23:.$R$101];0))&amp;&quot;}&quot;))">
            <text:p/>
          </table:table-cell>
          <table:table-cell table:formula="of:=IF([.B235]=&quot;&quot;;&quot;&quot;;IF([.$L$18]=&quot;Y&quot;;IF([.C235]=0;&quot; &quot;&amp;[.F235];[.E235]&amp;&quot;*&quot;&amp;[.C235]&amp;&quot; &quot;&amp;[.F235]&amp;&quot; &quot;&amp;[.G235]);&quot;&quot;))" office:value-type="string" office:string-value="s2.*9 \break " calcext:value-type="string">
            <text:p>s2.*9 \break </text:p>
          </table:table-cell>
          <table:table-cell table:number-columns-repeated="18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R$4:.$R$101];[.A236]));&quot;&quot;;SMALL([.$R$4:.$R$101];[.A236]))" office:value-type="float" office:value="476" calcext:value-type="float">
            <text:p>476</text:p>
          </table:table-cell>
          <table:table-cell table:formula="of:=IF([.B236]=&quot;&quot;;&quot;&quot;;[.B236]-[.B235])" office:value-type="float" office:value="9" calcext:value-type="float">
            <text:p>9</text:p>
          </table:table-cell>
          <table:table-cell table:formula="of:=IF([.B236]=&quot;&quot;;&quot;&quot;;IF(ISNUMBER(MATCH([.B236];[.$R$4:.$R$11];0));&quot;&quot;;INDEX([.$S$22:.$S$101];MATCH([.B236];[.$R$22:.$R$101];1))))">
            <text:p/>
          </table:table-cell>
          <table:table-cell table:formula="of:=IF([.B236]=&quot;&quot;;&quot;&quot;;IF([.B235]&lt;[.$R$4];INDEX([.$S$4:.$S$11];MATCH([.B235];[.$R$4:.$R$11];-1));INDEX([.$S$4:.$S$11];MATCH([.B235];[.$R$4:.$R$11];1))))" office:value-type="string" office:string-value="s2." calcext:value-type="string">
            <text:p>s2.</text:p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S$22:.$S$101];MATCH([.B236];[.$R$22:.$R$101];0))=&quot;b&quot;;&quot;\break&quot;;&quot;\pageBreak&quot;);&quot;&quot;))))">
            <text:p/>
          </table:table-cell>
          <table:table-cell table:formula="of:=IF(INDEX([.$T$23:.$T$101];MATCH([.B236];[.$R$23:.$R$101];0))=&quot;&quot;;&quot;&quot;;IF(ISERROR(MATCH([.B236];[.$R$23:.$R$101];0));&quot;&quot;;&quot;\grace {&quot;&amp;INDEX([.$T$23:.$T$101];MATCH([.B236];[.$R$23:.$R$101];0))&amp;&quot;}&quot;))">
            <text:p/>
          </table:table-cell>
          <table:table-cell table:formula="of:=IF([.B236]=&quot;&quot;;&quot;&quot;;IF([.$L$18]=&quot;Y&quot;;IF([.C236]=0;&quot; &quot;&amp;[.F236];[.E236]&amp;&quot;*&quot;&amp;[.C236]&amp;&quot; &quot;&amp;[.F236]&amp;&quot; &quot;&amp;[.G236]);&quot;&quot;))" office:value-type="string" office:string-value="s2.*9  " calcext:value-type="string">
            <text:p>s2.*9 <text:s/></text:p>
          </table:table-cell>
          <table:table-cell table:number-columns-repeated="18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R$4:.$R$101];[.A237]));&quot;&quot;;SMALL([.$R$4:.$R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R$4:.$R$11];0));&quot;&quot;;INDEX([.$S$22:.$S$101];MATCH([.B237];[.$R$22:.$R$101];1))))">
            <text:p/>
          </table:table-cell>
          <table:table-cell table:formula="of:=IF([.B237]=&quot;&quot;;&quot;&quot;;IF([.B236]&lt;[.$R$4];INDEX([.$S$4:.$S$11];MATCH([.B236];[.$R$4:.$R$11];-1));INDEX([.$S$4:.$S$11];MATCH([.B236];[.$R$4:.$R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S$22:.$S$101];MATCH([.B237];[.$R$22:.$R$101];0))=&quot;b&quot;;&quot;\break&quot;;&quot;\pageBreak&quot;);&quot;&quot;))))">
            <text:p/>
          </table:table-cell>
          <table:table-cell table:formula="of:=IF(INDEX([.$T$23:.$T$101];MATCH([.B237];[.$R$23:.$R$101];0))=&quot;&quot;;&quot;&quot;;IF(ISERROR(MATCH([.B237];[.$R$23:.$R$101];0));&quot;&quot;;&quot;\grace {&quot;&amp;INDEX([.$T$23:.$T$101];MATCH([.B237];[.$R$23:.$R$101];0))&amp;&quot;}&quot;))">
            <text:p/>
          </table:table-cell>
          <table:table-cell table:formula="of:=IF([.B237]=&quot;&quot;;&quot;&quot;;IF([.$L$18]=&quot;Y&quot;;IF([.C237]=0;&quot; &quot;&amp;[.F237];[.E237]&amp;&quot;*&quot;&amp;[.C237]&amp;&quot; &quot;&amp;[.F237]&amp;&quot; &quot;&amp;[.G23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R$4:.$R$101];[.A238]));&quot;&quot;;SMALL([.$R$4:.$R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R$4:.$R$11];0));&quot;&quot;;INDEX([.$S$22:.$S$101];MATCH([.B238];[.$R$22:.$R$101];1))))">
            <text:p/>
          </table:table-cell>
          <table:table-cell table:formula="of:=IF([.B238]=&quot;&quot;;&quot;&quot;;IF([.B237]&lt;[.$R$4];INDEX([.$S$4:.$S$11];MATCH([.B237];[.$R$4:.$R$11];-1));INDEX([.$S$4:.$S$11];MATCH([.B237];[.$R$4:.$R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S$22:.$S$101];MATCH([.B238];[.$R$22:.$R$101];0))=&quot;b&quot;;&quot;\break&quot;;&quot;\pageBreak&quot;);&quot;&quot;))))">
            <text:p/>
          </table:table-cell>
          <table:table-cell table:formula="of:=IF(INDEX([.$T$23:.$T$101];MATCH([.B238];[.$R$23:.$R$101];0))=&quot;&quot;;&quot;&quot;;IF(ISERROR(MATCH([.B238];[.$R$23:.$R$101];0));&quot;&quot;;&quot;\grace {&quot;&amp;INDEX([.$T$23:.$T$101];MATCH([.B238];[.$R$23:.$R$101];0))&amp;&quot;}&quot;))">
            <text:p/>
          </table:table-cell>
          <table:table-cell table:formula="of:=IF([.B238]=&quot;&quot;;&quot;&quot;;IF([.$L$18]=&quot;Y&quot;;IF([.C238]=0;&quot; &quot;&amp;[.F238];[.E238]&amp;&quot;*&quot;&amp;[.C238]&amp;&quot; &quot;&amp;[.F238]&amp;&quot; &quot;&amp;[.G23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R$4:.$R$101];[.A239]));&quot;&quot;;SMALL([.$R$4:.$R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R$4:.$R$11];0));&quot;&quot;;INDEX([.$S$22:.$S$101];MATCH([.B239];[.$R$22:.$R$101];1))))">
            <text:p/>
          </table:table-cell>
          <table:table-cell table:formula="of:=IF([.B239]=&quot;&quot;;&quot;&quot;;IF([.B238]&lt;[.$R$4];INDEX([.$S$4:.$S$11];MATCH([.B238];[.$R$4:.$R$11];-1));INDEX([.$S$4:.$S$11];MATCH([.B238];[.$R$4:.$R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S$22:.$S$101];MATCH([.B239];[.$R$22:.$R$101];0))=&quot;b&quot;;&quot;\break&quot;;&quot;\pageBreak&quot;);&quot;&quot;))))">
            <text:p/>
          </table:table-cell>
          <table:table-cell table:formula="of:=IF(INDEX([.$T$23:.$T$101];MATCH([.B239];[.$R$23:.$R$101];0))=&quot;&quot;;&quot;&quot;;IF(ISERROR(MATCH([.B239];[.$R$23:.$R$101];0));&quot;&quot;;&quot;\grace {&quot;&amp;INDEX([.$T$23:.$T$101];MATCH([.B239];[.$R$23:.$R$101];0))&amp;&quot;}&quot;))">
            <text:p/>
          </table:table-cell>
          <table:table-cell table:formula="of:=IF([.B239]=&quot;&quot;;&quot;&quot;;IF([.$L$18]=&quot;Y&quot;;IF([.C239]=0;&quot; &quot;&amp;[.F239];[.E239]&amp;&quot;*&quot;&amp;[.C239]&amp;&quot; &quot;&amp;[.F239]&amp;&quot; &quot;&amp;[.G23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R$4:.$R$101];[.A240]));&quot;&quot;;SMALL([.$R$4:.$R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R$4:.$R$11];0));&quot;&quot;;INDEX([.$S$22:.$S$101];MATCH([.B240];[.$R$22:.$R$101];1))))">
            <text:p/>
          </table:table-cell>
          <table:table-cell table:formula="of:=IF([.B240]=&quot;&quot;;&quot;&quot;;IF([.B239]&lt;[.$R$4];INDEX([.$S$4:.$S$11];MATCH([.B239];[.$R$4:.$R$11];-1));INDEX([.$S$4:.$S$11];MATCH([.B239];[.$R$4:.$R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S$22:.$S$101];MATCH([.B240];[.$R$22:.$R$101];0))=&quot;b&quot;;&quot;\break&quot;;&quot;\pageBreak&quot;);&quot;&quot;))))">
            <text:p/>
          </table:table-cell>
          <table:table-cell table:formula="of:=IF(INDEX([.$T$23:.$T$101];MATCH([.B240];[.$R$23:.$R$101];0))=&quot;&quot;;&quot;&quot;;IF(ISERROR(MATCH([.B240];[.$R$23:.$R$101];0));&quot;&quot;;&quot;\grace {&quot;&amp;INDEX([.$T$23:.$T$101];MATCH([.B240];[.$R$23:.$R$101];0))&amp;&quot;}&quot;))">
            <text:p/>
          </table:table-cell>
          <table:table-cell table:formula="of:=IF([.B240]=&quot;&quot;;&quot;&quot;;IF([.$L$18]=&quot;Y&quot;;IF([.C240]=0;&quot; &quot;&amp;[.F240];[.E240]&amp;&quot;*&quot;&amp;[.C240]&amp;&quot; &quot;&amp;[.F240]&amp;&quot; &quot;&amp;[.G24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R$4:.$R$101];[.A241]));&quot;&quot;;SMALL([.$R$4:.$R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R$4:.$R$11];0));&quot;&quot;;INDEX([.$S$22:.$S$101];MATCH([.B241];[.$R$22:.$R$101];1))))">
            <text:p/>
          </table:table-cell>
          <table:table-cell table:formula="of:=IF([.B241]=&quot;&quot;;&quot;&quot;;IF([.B240]&lt;[.$R$4];INDEX([.$S$4:.$S$11];MATCH([.B240];[.$R$4:.$R$11];-1));INDEX([.$S$4:.$S$11];MATCH([.B240];[.$R$4:.$R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S$22:.$S$101];MATCH([.B241];[.$R$22:.$R$101];0))=&quot;b&quot;;&quot;\break&quot;;&quot;\pageBreak&quot;);&quot;&quot;))))">
            <text:p/>
          </table:table-cell>
          <table:table-cell table:formula="of:=IF(INDEX([.$T$23:.$T$101];MATCH([.B241];[.$R$23:.$R$101];0))=&quot;&quot;;&quot;&quot;;IF(ISERROR(MATCH([.B241];[.$R$23:.$R$101];0));&quot;&quot;;&quot;\grace {&quot;&amp;INDEX([.$T$23:.$T$101];MATCH([.B241];[.$R$23:.$R$101];0))&amp;&quot;}&quot;))">
            <text:p/>
          </table:table-cell>
          <table:table-cell table:formula="of:=IF([.B241]=&quot;&quot;;&quot;&quot;;IF([.$L$18]=&quot;Y&quot;;IF([.C241]=0;&quot; &quot;&amp;[.F241];[.E241]&amp;&quot;*&quot;&amp;[.C241]&amp;&quot; &quot;&amp;[.F241]&amp;&quot; &quot;&amp;[.G24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R$4:.$R$101];[.A242]));&quot;&quot;;SMALL([.$R$4:.$R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R$4:.$R$11];0));&quot;&quot;;INDEX([.$S$22:.$S$101];MATCH([.B242];[.$R$22:.$R$101];1))))">
            <text:p/>
          </table:table-cell>
          <table:table-cell table:formula="of:=IF([.B242]=&quot;&quot;;&quot;&quot;;IF([.B241]&lt;[.$R$4];INDEX([.$S$4:.$S$11];MATCH([.B241];[.$R$4:.$R$11];-1));INDEX([.$S$4:.$S$11];MATCH([.B241];[.$R$4:.$R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S$22:.$S$101];MATCH([.B242];[.$R$22:.$R$101];0))=&quot;b&quot;;&quot;\break&quot;;&quot;\pageBreak&quot;);&quot;&quot;))))">
            <text:p/>
          </table:table-cell>
          <table:table-cell table:formula="of:=IF(INDEX([.$T$23:.$T$101];MATCH([.B242];[.$R$23:.$R$101];0))=&quot;&quot;;&quot;&quot;;IF(ISERROR(MATCH([.B242];[.$R$23:.$R$101];0));&quot;&quot;;&quot;\grace {&quot;&amp;INDEX([.$T$23:.$T$101];MATCH([.B242];[.$R$23:.$R$101];0))&amp;&quot;}&quot;))">
            <text:p/>
          </table:table-cell>
          <table:table-cell table:formula="of:=IF([.B242]=&quot;&quot;;&quot;&quot;;IF([.$L$18]=&quot;Y&quot;;IF([.C242]=0;&quot; &quot;&amp;[.F242];[.E242]&amp;&quot;*&quot;&amp;[.C242]&amp;&quot; &quot;&amp;[.F242]&amp;&quot; &quot;&amp;[.G24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R$4:.$R$101];[.A243]));&quot;&quot;;SMALL([.$R$4:.$R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R$4:.$R$11];0));&quot;&quot;;INDEX([.$S$22:.$S$101];MATCH([.B243];[.$R$22:.$R$101];1))))">
            <text:p/>
          </table:table-cell>
          <table:table-cell table:formula="of:=IF([.B243]=&quot;&quot;;&quot;&quot;;IF([.B242]&lt;[.$R$4];INDEX([.$S$4:.$S$11];MATCH([.B242];[.$R$4:.$R$11];-1));INDEX([.$S$4:.$S$11];MATCH([.B242];[.$R$4:.$R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S$22:.$S$101];MATCH([.B243];[.$R$22:.$R$101];0))=&quot;b&quot;;&quot;\break&quot;;&quot;\pageBreak&quot;);&quot;&quot;))))">
            <text:p/>
          </table:table-cell>
          <table:table-cell table:formula="of:=IF(INDEX([.$T$23:.$T$101];MATCH([.B243];[.$R$23:.$R$101];0))=&quot;&quot;;&quot;&quot;;IF(ISERROR(MATCH([.B243];[.$R$23:.$R$101];0));&quot;&quot;;&quot;\grace {&quot;&amp;INDEX([.$T$23:.$T$101];MATCH([.B243];[.$R$23:.$R$101];0))&amp;&quot;}&quot;))">
            <text:p/>
          </table:table-cell>
          <table:table-cell table:formula="of:=IF([.B243]=&quot;&quot;;&quot;&quot;;IF([.$L$18]=&quot;Y&quot;;IF([.C243]=0;&quot; &quot;&amp;[.F243];[.E243]&amp;&quot;*&quot;&amp;[.C243]&amp;&quot; &quot;&amp;[.F243]&amp;&quot; &quot;&amp;[.G24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R$4:.$R$101];[.A244]));&quot;&quot;;SMALL([.$R$4:.$R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R$4:.$R$11];0));&quot;&quot;;INDEX([.$S$22:.$S$101];MATCH([.B244];[.$R$22:.$R$101];1))))">
            <text:p/>
          </table:table-cell>
          <table:table-cell table:formula="of:=IF([.B244]=&quot;&quot;;&quot;&quot;;IF([.B243]&lt;[.$R$4];INDEX([.$S$4:.$S$11];MATCH([.B243];[.$R$4:.$R$11];-1));INDEX([.$S$4:.$S$11];MATCH([.B243];[.$R$4:.$R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S$22:.$S$101];MATCH([.B244];[.$R$22:.$R$101];0))=&quot;b&quot;;&quot;\break&quot;;&quot;\pageBreak&quot;);&quot;&quot;))))">
            <text:p/>
          </table:table-cell>
          <table:table-cell table:formula="of:=IF(INDEX([.$T$23:.$T$101];MATCH([.B244];[.$R$23:.$R$101];0))=&quot;&quot;;&quot;&quot;;IF(ISERROR(MATCH([.B244];[.$R$23:.$R$101];0));&quot;&quot;;&quot;\grace {&quot;&amp;INDEX([.$T$23:.$T$101];MATCH([.B244];[.$R$23:.$R$101];0))&amp;&quot;}&quot;))">
            <text:p/>
          </table:table-cell>
          <table:table-cell table:formula="of:=IF([.B244]=&quot;&quot;;&quot;&quot;;IF([.$L$18]=&quot;Y&quot;;IF([.C244]=0;&quot; &quot;&amp;[.F244];[.E244]&amp;&quot;*&quot;&amp;[.C244]&amp;&quot; &quot;&amp;[.F244]&amp;&quot; &quot;&amp;[.G24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R$4:.$R$101];[.A245]));&quot;&quot;;SMALL([.$R$4:.$R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R$4:.$R$11];0));&quot;&quot;;INDEX([.$S$22:.$S$101];MATCH([.B245];[.$R$22:.$R$101];1))))">
            <text:p/>
          </table:table-cell>
          <table:table-cell table:formula="of:=IF([.B245]=&quot;&quot;;&quot;&quot;;IF([.B244]&lt;[.$R$4];INDEX([.$S$4:.$S$11];MATCH([.B244];[.$R$4:.$R$11];-1));INDEX([.$S$4:.$S$11];MATCH([.B244];[.$R$4:.$R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S$22:.$S$101];MATCH([.B245];[.$R$22:.$R$101];0))=&quot;b&quot;;&quot;\break&quot;;&quot;\pageBreak&quot;);&quot;&quot;))))">
            <text:p/>
          </table:table-cell>
          <table:table-cell table:formula="of:=IF(INDEX([.$T$23:.$T$101];MATCH([.B245];[.$R$23:.$R$101];0))=&quot;&quot;;&quot;&quot;;IF(ISERROR(MATCH([.B245];[.$R$23:.$R$101];0));&quot;&quot;;&quot;\grace {&quot;&amp;INDEX([.$T$23:.$T$101];MATCH([.B245];[.$R$23:.$R$101];0))&amp;&quot;}&quot;))">
            <text:p/>
          </table:table-cell>
          <table:table-cell table:formula="of:=IF([.B245]=&quot;&quot;;&quot;&quot;;IF([.$L$18]=&quot;Y&quot;;IF([.C245]=0;&quot; &quot;&amp;[.F245];[.E245]&amp;&quot;*&quot;&amp;[.C245]&amp;&quot; &quot;&amp;[.F245]&amp;&quot; &quot;&amp;[.G24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R$4:.$R$101];[.A246]));&quot;&quot;;SMALL([.$R$4:.$R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R$4:.$R$11];0));&quot;&quot;;INDEX([.$S$22:.$S$101];MATCH([.B246];[.$R$22:.$R$101];1))))">
            <text:p/>
          </table:table-cell>
          <table:table-cell table:formula="of:=IF([.B246]=&quot;&quot;;&quot;&quot;;IF([.B245]&lt;[.$R$4];INDEX([.$S$4:.$S$11];MATCH([.B245];[.$R$4:.$R$11];-1));INDEX([.$S$4:.$S$11];MATCH([.B245];[.$R$4:.$R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S$22:.$S$101];MATCH([.B246];[.$R$22:.$R$101];0))=&quot;b&quot;;&quot;\break&quot;;&quot;\pageBreak&quot;);&quot;&quot;))))">
            <text:p/>
          </table:table-cell>
          <table:table-cell table:formula="of:=IF(INDEX([.$T$23:.$T$101];MATCH([.B246];[.$R$23:.$R$101];0))=&quot;&quot;;&quot;&quot;;IF(ISERROR(MATCH([.B246];[.$R$23:.$R$101];0));&quot;&quot;;&quot;\grace {&quot;&amp;INDEX([.$T$23:.$T$101];MATCH([.B246];[.$R$23:.$R$101];0))&amp;&quot;}&quot;))">
            <text:p/>
          </table:table-cell>
          <table:table-cell table:formula="of:=IF([.B246]=&quot;&quot;;&quot;&quot;;IF([.$L$18]=&quot;Y&quot;;IF([.C246]=0;&quot; &quot;&amp;[.F246];[.E246]&amp;&quot;*&quot;&amp;[.C246]&amp;&quot; &quot;&amp;[.F246]&amp;&quot; &quot;&amp;[.G24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R$4:.$R$101];[.A247]));&quot;&quot;;SMALL([.$R$4:.$R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R$4:.$R$11];0));&quot;&quot;;INDEX([.$S$22:.$S$101];MATCH([.B247];[.$R$22:.$R$101];1))))">
            <text:p/>
          </table:table-cell>
          <table:table-cell table:formula="of:=IF([.B247]=&quot;&quot;;&quot;&quot;;IF([.B246]&lt;[.$R$4];INDEX([.$S$4:.$S$11];MATCH([.B246];[.$R$4:.$R$11];-1));INDEX([.$S$4:.$S$11];MATCH([.B246];[.$R$4:.$R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S$22:.$S$101];MATCH([.B247];[.$R$22:.$R$101];0))=&quot;b&quot;;&quot;\break&quot;;&quot;\pageBreak&quot;);&quot;&quot;))))">
            <text:p/>
          </table:table-cell>
          <table:table-cell table:formula="of:=IF(INDEX([.$T$23:.$T$101];MATCH([.B247];[.$R$23:.$R$101];0))=&quot;&quot;;&quot;&quot;;IF(ISERROR(MATCH([.B247];[.$R$23:.$R$101];0));&quot;&quot;;&quot;\grace {&quot;&amp;INDEX([.$T$23:.$T$101];MATCH([.B247];[.$R$23:.$R$101];0))&amp;&quot;}&quot;))">
            <text:p/>
          </table:table-cell>
          <table:table-cell table:formula="of:=IF([.B247]=&quot;&quot;;&quot;&quot;;IF([.$L$18]=&quot;Y&quot;;IF([.C247]=0;&quot; &quot;&amp;[.F247];[.E247]&amp;&quot;*&quot;&amp;[.C247]&amp;&quot; &quot;&amp;[.F247]&amp;&quot; &quot;&amp;[.G24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R$4:.$R$101];[.A248]));&quot;&quot;;SMALL([.$R$4:.$R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R$4:.$R$11];0));&quot;&quot;;INDEX([.$S$22:.$S$101];MATCH([.B248];[.$R$22:.$R$101];1))))">
            <text:p/>
          </table:table-cell>
          <table:table-cell table:formula="of:=IF([.B248]=&quot;&quot;;&quot;&quot;;IF([.B247]&lt;[.$R$4];INDEX([.$S$4:.$S$11];MATCH([.B247];[.$R$4:.$R$11];-1));INDEX([.$S$4:.$S$11];MATCH([.B247];[.$R$4:.$R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S$22:.$S$101];MATCH([.B248];[.$R$22:.$R$101];0))=&quot;b&quot;;&quot;\break&quot;;&quot;\pageBreak&quot;);&quot;&quot;))))">
            <text:p/>
          </table:table-cell>
          <table:table-cell table:formula="of:=IF(INDEX([.$T$23:.$T$101];MATCH([.B248];[.$R$23:.$R$101];0))=&quot;&quot;;&quot;&quot;;IF(ISERROR(MATCH([.B248];[.$R$23:.$R$101];0));&quot;&quot;;&quot;\grace {&quot;&amp;INDEX([.$T$23:.$T$101];MATCH([.B248];[.$R$23:.$R$101];0))&amp;&quot;}&quot;))">
            <text:p/>
          </table:table-cell>
          <table:table-cell table:formula="of:=IF([.B248]=&quot;&quot;;&quot;&quot;;IF([.$L$18]=&quot;Y&quot;;IF([.C248]=0;&quot; &quot;&amp;[.F248];[.E248]&amp;&quot;*&quot;&amp;[.C248]&amp;&quot; &quot;&amp;[.F248]&amp;&quot; &quot;&amp;[.G24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R$4:.$R$101];[.A249]));&quot;&quot;;SMALL([.$R$4:.$R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R$4:.$R$11];0));&quot;&quot;;INDEX([.$S$22:.$S$101];MATCH([.B249];[.$R$22:.$R$101];1))))">
            <text:p/>
          </table:table-cell>
          <table:table-cell table:formula="of:=IF([.B249]=&quot;&quot;;&quot;&quot;;IF([.B248]&lt;[.$R$4];INDEX([.$S$4:.$S$11];MATCH([.B248];[.$R$4:.$R$11];-1));INDEX([.$S$4:.$S$11];MATCH([.B248];[.$R$4:.$R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S$22:.$S$101];MATCH([.B249];[.$R$22:.$R$101];0))=&quot;b&quot;;&quot;\break&quot;;&quot;\pageBreak&quot;);&quot;&quot;))))">
            <text:p/>
          </table:table-cell>
          <table:table-cell table:formula="of:=IF(INDEX([.$T$23:.$T$101];MATCH([.B249];[.$R$23:.$R$101];0))=&quot;&quot;;&quot;&quot;;IF(ISERROR(MATCH([.B249];[.$R$23:.$R$101];0));&quot;&quot;;&quot;\grace {&quot;&amp;INDEX([.$T$23:.$T$101];MATCH([.B249];[.$R$23:.$R$101];0))&amp;&quot;}&quot;))">
            <text:p/>
          </table:table-cell>
          <table:table-cell table:formula="of:=IF([.B249]=&quot;&quot;;&quot;&quot;;IF([.$L$18]=&quot;Y&quot;;IF([.C249]=0;&quot; &quot;&amp;[.F249];[.E249]&amp;&quot;*&quot;&amp;[.C249]&amp;&quot; &quot;&amp;[.F249]&amp;&quot; &quot;&amp;[.G24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R$4:.$R$101];[.A250]));&quot;&quot;;SMALL([.$R$4:.$R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R$4:.$R$11];0));&quot;&quot;;INDEX([.$S$22:.$S$101];MATCH([.B250];[.$R$22:.$R$101];1))))">
            <text:p/>
          </table:table-cell>
          <table:table-cell table:formula="of:=IF([.B250]=&quot;&quot;;&quot;&quot;;IF([.B249]&lt;[.$R$4];INDEX([.$S$4:.$S$11];MATCH([.B249];[.$R$4:.$R$11];-1));INDEX([.$S$4:.$S$11];MATCH([.B249];[.$R$4:.$R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S$22:.$S$101];MATCH([.B250];[.$R$22:.$R$101];0))=&quot;b&quot;;&quot;\break&quot;;&quot;\pageBreak&quot;);&quot;&quot;))))">
            <text:p/>
          </table:table-cell>
          <table:table-cell table:formula="of:=IF(INDEX([.$T$23:.$T$101];MATCH([.B250];[.$R$23:.$R$101];0))=&quot;&quot;;&quot;&quot;;IF(ISERROR(MATCH([.B250];[.$R$23:.$R$101];0));&quot;&quot;;&quot;\grace {&quot;&amp;INDEX([.$T$23:.$T$101];MATCH([.B250];[.$R$23:.$R$101];0))&amp;&quot;}&quot;))">
            <text:p/>
          </table:table-cell>
          <table:table-cell table:formula="of:=IF([.B250]=&quot;&quot;;&quot;&quot;;IF([.$L$18]=&quot;Y&quot;;IF([.C250]=0;&quot; &quot;&amp;[.F250];[.E250]&amp;&quot;*&quot;&amp;[.C250]&amp;&quot; &quot;&amp;[.F250]&amp;&quot; &quot;&amp;[.G25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R$4:.$R$101];[.A251]));&quot;&quot;;SMALL([.$R$4:.$R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R$4:.$R$11];0));&quot;&quot;;INDEX([.$S$22:.$S$101];MATCH([.B251];[.$R$22:.$R$101];1))))">
            <text:p/>
          </table:table-cell>
          <table:table-cell table:formula="of:=IF([.B251]=&quot;&quot;;&quot;&quot;;IF([.B250]&lt;[.$R$4];INDEX([.$S$4:.$S$11];MATCH([.B250];[.$R$4:.$R$11];-1));INDEX([.$S$4:.$S$11];MATCH([.B250];[.$R$4:.$R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S$22:.$S$101];MATCH([.B251];[.$R$22:.$R$101];0))=&quot;b&quot;;&quot;\break&quot;;&quot;\pageBreak&quot;);&quot;&quot;))))">
            <text:p/>
          </table:table-cell>
          <table:table-cell table:formula="of:=IF(INDEX([.$T$23:.$T$101];MATCH([.B251];[.$R$23:.$R$101];0))=&quot;&quot;;&quot;&quot;;IF(ISERROR(MATCH([.B251];[.$R$23:.$R$101];0));&quot;&quot;;&quot;\grace {&quot;&amp;INDEX([.$T$23:.$T$101];MATCH([.B251];[.$R$23:.$R$101];0))&amp;&quot;}&quot;))">
            <text:p/>
          </table:table-cell>
          <table:table-cell table:formula="of:=IF([.B251]=&quot;&quot;;&quot;&quot;;IF([.$L$18]=&quot;Y&quot;;IF([.C251]=0;&quot; &quot;&amp;[.F251];[.E251]&amp;&quot;*&quot;&amp;[.C251]&amp;&quot; &quot;&amp;[.F251]&amp;&quot; &quot;&amp;[.G25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R$4:.$R$101];[.A252]));&quot;&quot;;SMALL([.$R$4:.$R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R$4:.$R$11];0));&quot;&quot;;INDEX([.$S$22:.$S$101];MATCH([.B252];[.$R$22:.$R$101];1))))">
            <text:p/>
          </table:table-cell>
          <table:table-cell table:formula="of:=IF([.B252]=&quot;&quot;;&quot;&quot;;IF([.B251]&lt;[.$R$4];INDEX([.$S$4:.$S$11];MATCH([.B251];[.$R$4:.$R$11];-1));INDEX([.$S$4:.$S$11];MATCH([.B251];[.$R$4:.$R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S$22:.$S$101];MATCH([.B252];[.$R$22:.$R$101];0))=&quot;b&quot;;&quot;\break&quot;;&quot;\pageBreak&quot;);&quot;&quot;))))">
            <text:p/>
          </table:table-cell>
          <table:table-cell table:formula="of:=IF(INDEX([.$T$23:.$T$101];MATCH([.B252];[.$R$23:.$R$101];0))=&quot;&quot;;&quot;&quot;;IF(ISERROR(MATCH([.B252];[.$R$23:.$R$101];0));&quot;&quot;;&quot;\grace {&quot;&amp;INDEX([.$T$23:.$T$101];MATCH([.B252];[.$R$23:.$R$101];0))&amp;&quot;}&quot;))">
            <text:p/>
          </table:table-cell>
          <table:table-cell table:formula="of:=IF([.B252]=&quot;&quot;;&quot;&quot;;IF([.$L$18]=&quot;Y&quot;;IF([.C252]=0;&quot; &quot;&amp;[.F252];[.E252]&amp;&quot;*&quot;&amp;[.C252]&amp;&quot; &quot;&amp;[.F252]&amp;&quot; &quot;&amp;[.G25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R$4:.$R$101];[.A253]));&quot;&quot;;SMALL([.$R$4:.$R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R$4:.$R$11];0));&quot;&quot;;INDEX([.$S$22:.$S$101];MATCH([.B253];[.$R$22:.$R$101];1))))">
            <text:p/>
          </table:table-cell>
          <table:table-cell table:formula="of:=IF([.B253]=&quot;&quot;;&quot;&quot;;IF([.B252]&lt;[.$R$4];INDEX([.$S$4:.$S$11];MATCH([.B252];[.$R$4:.$R$11];-1));INDEX([.$S$4:.$S$11];MATCH([.B252];[.$R$4:.$R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S$22:.$S$101];MATCH([.B253];[.$R$22:.$R$101];0))=&quot;b&quot;;&quot;\break&quot;;&quot;\pageBreak&quot;);&quot;&quot;))))">
            <text:p/>
          </table:table-cell>
          <table:table-cell table:formula="of:=IF(INDEX([.$T$23:.$T$101];MATCH([.B253];[.$R$23:.$R$101];0))=&quot;&quot;;&quot;&quot;;IF(ISERROR(MATCH([.B253];[.$R$23:.$R$101];0));&quot;&quot;;&quot;\grace {&quot;&amp;INDEX([.$T$23:.$T$101];MATCH([.B253];[.$R$23:.$R$101];0))&amp;&quot;}&quot;))">
            <text:p/>
          </table:table-cell>
          <table:table-cell table:formula="of:=IF([.B253]=&quot;&quot;;&quot;&quot;;IF([.$L$18]=&quot;Y&quot;;IF([.C253]=0;&quot; &quot;&amp;[.F253];[.E253]&amp;&quot;*&quot;&amp;[.C253]&amp;&quot; &quot;&amp;[.F253]&amp;&quot; &quot;&amp;[.G25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R$4:.$R$101];[.A254]));&quot;&quot;;SMALL([.$R$4:.$R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R$4:.$R$11];0));&quot;&quot;;INDEX([.$S$22:.$S$101];MATCH([.B254];[.$R$22:.$R$101];1))))">
            <text:p/>
          </table:table-cell>
          <table:table-cell table:formula="of:=IF([.B254]=&quot;&quot;;&quot;&quot;;IF([.B253]&lt;[.$R$4];INDEX([.$S$4:.$S$11];MATCH([.B253];[.$R$4:.$R$11];-1));INDEX([.$S$4:.$S$11];MATCH([.B253];[.$R$4:.$R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S$22:.$S$101];MATCH([.B254];[.$R$22:.$R$101];0))=&quot;b&quot;;&quot;\break&quot;;&quot;\pageBreak&quot;);&quot;&quot;))))">
            <text:p/>
          </table:table-cell>
          <table:table-cell table:formula="of:=IF(INDEX([.$T$23:.$T$101];MATCH([.B254];[.$R$23:.$R$101];0))=&quot;&quot;;&quot;&quot;;IF(ISERROR(MATCH([.B254];[.$R$23:.$R$101];0));&quot;&quot;;&quot;\grace {&quot;&amp;INDEX([.$T$23:.$T$101];MATCH([.B254];[.$R$23:.$R$101];0))&amp;&quot;}&quot;))">
            <text:p/>
          </table:table-cell>
          <table:table-cell table:formula="of:=IF([.B254]=&quot;&quot;;&quot;&quot;;IF([.$L$18]=&quot;Y&quot;;IF([.C254]=0;&quot; &quot;&amp;[.F254];[.E254]&amp;&quot;*&quot;&amp;[.C254]&amp;&quot; &quot;&amp;[.F254]&amp;&quot; &quot;&amp;[.G25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R$4:.$R$101];[.A255]));&quot;&quot;;SMALL([.$R$4:.$R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R$4:.$R$11];0));&quot;&quot;;INDEX([.$S$22:.$S$101];MATCH([.B255];[.$R$22:.$R$101];1))))">
            <text:p/>
          </table:table-cell>
          <table:table-cell table:formula="of:=IF([.B255]=&quot;&quot;;&quot;&quot;;IF([.B254]&lt;[.$R$4];INDEX([.$S$4:.$S$11];MATCH([.B254];[.$R$4:.$R$11];-1));INDEX([.$S$4:.$S$11];MATCH([.B254];[.$R$4:.$R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S$22:.$S$101];MATCH([.B255];[.$R$22:.$R$101];0))=&quot;b&quot;;&quot;\break&quot;;&quot;\pageBreak&quot;);&quot;&quot;))))">
            <text:p/>
          </table:table-cell>
          <table:table-cell table:formula="of:=IF(INDEX([.$T$23:.$T$101];MATCH([.B255];[.$R$23:.$R$101];0))=&quot;&quot;;&quot;&quot;;IF(ISERROR(MATCH([.B255];[.$R$23:.$R$101];0));&quot;&quot;;&quot;\grace {&quot;&amp;INDEX([.$T$23:.$T$101];MATCH([.B255];[.$R$23:.$R$101];0))&amp;&quot;}&quot;))">
            <text:p/>
          </table:table-cell>
          <table:table-cell table:formula="of:=IF([.B255]=&quot;&quot;;&quot;&quot;;IF([.$L$18]=&quot;Y&quot;;IF([.C255]=0;&quot; &quot;&amp;[.F255];[.E255]&amp;&quot;*&quot;&amp;[.C255]&amp;&quot; &quot;&amp;[.F255]&amp;&quot; &quot;&amp;[.G25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R$4:.$R$101];[.A256]));&quot;&quot;;SMALL([.$R$4:.$R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R$4:.$R$11];0));&quot;&quot;;INDEX([.$S$22:.$S$101];MATCH([.B256];[.$R$22:.$R$101];1))))">
            <text:p/>
          </table:table-cell>
          <table:table-cell table:formula="of:=IF([.B256]=&quot;&quot;;&quot;&quot;;IF([.B255]&lt;[.$R$4];INDEX([.$S$4:.$S$11];MATCH([.B255];[.$R$4:.$R$11];-1));INDEX([.$S$4:.$S$11];MATCH([.B255];[.$R$4:.$R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S$22:.$S$101];MATCH([.B256];[.$R$22:.$R$101];0))=&quot;b&quot;;&quot;\break&quot;;&quot;\pageBreak&quot;);&quot;&quot;))))">
            <text:p/>
          </table:table-cell>
          <table:table-cell table:formula="of:=IF(INDEX([.$T$23:.$T$101];MATCH([.B256];[.$R$23:.$R$101];0))=&quot;&quot;;&quot;&quot;;IF(ISERROR(MATCH([.B256];[.$R$23:.$R$101];0));&quot;&quot;;&quot;\grace {&quot;&amp;INDEX([.$T$23:.$T$101];MATCH([.B256];[.$R$23:.$R$101];0))&amp;&quot;}&quot;))">
            <text:p/>
          </table:table-cell>
          <table:table-cell table:formula="of:=IF([.B256]=&quot;&quot;;&quot;&quot;;IF([.$L$18]=&quot;Y&quot;;IF([.C256]=0;&quot; &quot;&amp;[.F256];[.E256]&amp;&quot;*&quot;&amp;[.C256]&amp;&quot; &quot;&amp;[.F256]&amp;&quot; &quot;&amp;[.G25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R$4:.$R$101];[.A257]));&quot;&quot;;SMALL([.$R$4:.$R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R$4:.$R$11];0));&quot;&quot;;INDEX([.$S$22:.$S$101];MATCH([.B257];[.$R$22:.$R$101];1))))">
            <text:p/>
          </table:table-cell>
          <table:table-cell table:formula="of:=IF([.B257]=&quot;&quot;;&quot;&quot;;IF([.B256]&lt;[.$R$4];INDEX([.$S$4:.$S$11];MATCH([.B256];[.$R$4:.$R$11];-1));INDEX([.$S$4:.$S$11];MATCH([.B256];[.$R$4:.$R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S$22:.$S$101];MATCH([.B257];[.$R$22:.$R$101];0))=&quot;b&quot;;&quot;\break&quot;;&quot;\pageBreak&quot;);&quot;&quot;))))">
            <text:p/>
          </table:table-cell>
          <table:table-cell table:formula="of:=IF(INDEX([.$T$23:.$T$101];MATCH([.B257];[.$R$23:.$R$101];0))=&quot;&quot;;&quot;&quot;;IF(ISERROR(MATCH([.B257];[.$R$23:.$R$101];0));&quot;&quot;;&quot;\grace {&quot;&amp;INDEX([.$T$23:.$T$101];MATCH([.B257];[.$R$23:.$R$101];0))&amp;&quot;}&quot;))">
            <text:p/>
          </table:table-cell>
          <table:table-cell table:formula="of:=IF([.B257]=&quot;&quot;;&quot;&quot;;IF([.$L$18]=&quot;Y&quot;;IF([.C257]=0;&quot; &quot;&amp;[.F257];[.E257]&amp;&quot;*&quot;&amp;[.C257]&amp;&quot; &quot;&amp;[.F257]&amp;&quot; &quot;&amp;[.G25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R$4:.$R$101];[.A258]));&quot;&quot;;SMALL([.$R$4:.$R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R$4:.$R$11];0));&quot;&quot;;INDEX([.$S$22:.$S$101];MATCH([.B258];[.$R$22:.$R$101];1))))">
            <text:p/>
          </table:table-cell>
          <table:table-cell table:formula="of:=IF([.B258]=&quot;&quot;;&quot;&quot;;IF([.B257]&lt;[.$R$4];INDEX([.$S$4:.$S$11];MATCH([.B257];[.$R$4:.$R$11];-1));INDEX([.$S$4:.$S$11];MATCH([.B257];[.$R$4:.$R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S$22:.$S$101];MATCH([.B258];[.$R$22:.$R$101];0))=&quot;b&quot;;&quot;\break&quot;;&quot;\pageBreak&quot;);&quot;&quot;))))">
            <text:p/>
          </table:table-cell>
          <table:table-cell table:formula="of:=IF(INDEX([.$T$23:.$T$101];MATCH([.B258];[.$R$23:.$R$101];0))=&quot;&quot;;&quot;&quot;;IF(ISERROR(MATCH([.B258];[.$R$23:.$R$101];0));&quot;&quot;;&quot;\grace {&quot;&amp;INDEX([.$T$23:.$T$101];MATCH([.B258];[.$R$23:.$R$101];0))&amp;&quot;}&quot;))">
            <text:p/>
          </table:table-cell>
          <table:table-cell table:formula="of:=IF([.B258]=&quot;&quot;;&quot;&quot;;IF([.$L$18]=&quot;Y&quot;;IF([.C258]=0;&quot; &quot;&amp;[.F258];[.E258]&amp;&quot;*&quot;&amp;[.C258]&amp;&quot; &quot;&amp;[.F258]&amp;&quot; &quot;&amp;[.G25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R$4:.$R$101];[.A259]));&quot;&quot;;SMALL([.$R$4:.$R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R$4:.$R$11];0));&quot;&quot;;INDEX([.$S$22:.$S$101];MATCH([.B259];[.$R$22:.$R$101];1))))">
            <text:p/>
          </table:table-cell>
          <table:table-cell table:formula="of:=IF([.B259]=&quot;&quot;;&quot;&quot;;IF([.B258]&lt;[.$R$4];INDEX([.$S$4:.$S$11];MATCH([.B258];[.$R$4:.$R$11];-1));INDEX([.$S$4:.$S$11];MATCH([.B258];[.$R$4:.$R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S$22:.$S$101];MATCH([.B259];[.$R$22:.$R$101];0))=&quot;b&quot;;&quot;\break&quot;;&quot;\pageBreak&quot;);&quot;&quot;))))">
            <text:p/>
          </table:table-cell>
          <table:table-cell table:formula="of:=IF(INDEX([.$T$23:.$T$101];MATCH([.B259];[.$R$23:.$R$101];0))=&quot;&quot;;&quot;&quot;;IF(ISERROR(MATCH([.B259];[.$R$23:.$R$101];0));&quot;&quot;;&quot;\grace {&quot;&amp;INDEX([.$T$23:.$T$101];MATCH([.B259];[.$R$23:.$R$101];0))&amp;&quot;}&quot;))">
            <text:p/>
          </table:table-cell>
          <table:table-cell table:formula="of:=IF([.B259]=&quot;&quot;;&quot;&quot;;IF([.$L$18]=&quot;Y&quot;;IF([.C259]=0;&quot; &quot;&amp;[.F259];[.E259]&amp;&quot;*&quot;&amp;[.C259]&amp;&quot; &quot;&amp;[.F259]&amp;&quot; &quot;&amp;[.G25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R$4:.$R$101];[.A260]));&quot;&quot;;SMALL([.$R$4:.$R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R$4:.$R$11];0));&quot;&quot;;INDEX([.$S$22:.$S$101];MATCH([.B260];[.$R$22:.$R$101];1))))">
            <text:p/>
          </table:table-cell>
          <table:table-cell table:formula="of:=IF([.B260]=&quot;&quot;;&quot;&quot;;IF([.B259]&lt;[.$R$4];INDEX([.$S$4:.$S$11];MATCH([.B259];[.$R$4:.$R$11];-1));INDEX([.$S$4:.$S$11];MATCH([.B259];[.$R$4:.$R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S$22:.$S$101];MATCH([.B260];[.$R$22:.$R$101];0))=&quot;b&quot;;&quot;\break&quot;;&quot;\pageBreak&quot;);&quot;&quot;))))">
            <text:p/>
          </table:table-cell>
          <table:table-cell table:formula="of:=IF(INDEX([.$T$23:.$T$101];MATCH([.B260];[.$R$23:.$R$101];0))=&quot;&quot;;&quot;&quot;;IF(ISERROR(MATCH([.B260];[.$R$23:.$R$101];0));&quot;&quot;;&quot;\grace {&quot;&amp;INDEX([.$T$23:.$T$101];MATCH([.B260];[.$R$23:.$R$101];0))&amp;&quot;}&quot;))">
            <text:p/>
          </table:table-cell>
          <table:table-cell table:formula="of:=IF([.B260]=&quot;&quot;;&quot;&quot;;IF([.$L$18]=&quot;Y&quot;;IF([.C260]=0;&quot; &quot;&amp;[.F260];[.E260]&amp;&quot;*&quot;&amp;[.C260]&amp;&quot; &quot;&amp;[.F260]&amp;&quot; &quot;&amp;[.G26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R$4:.$R$101];[.A261]));&quot;&quot;;SMALL([.$R$4:.$R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R$4:.$R$11];0));&quot;&quot;;INDEX([.$S$22:.$S$101];MATCH([.B261];[.$R$22:.$R$101];1))))">
            <text:p/>
          </table:table-cell>
          <table:table-cell table:formula="of:=IF([.B261]=&quot;&quot;;&quot;&quot;;IF([.B260]&lt;[.$R$4];INDEX([.$S$4:.$S$11];MATCH([.B260];[.$R$4:.$R$11];-1));INDEX([.$S$4:.$S$11];MATCH([.B260];[.$R$4:.$R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S$22:.$S$101];MATCH([.B261];[.$R$22:.$R$101];0))=&quot;b&quot;;&quot;\break&quot;;&quot;\pageBreak&quot;);&quot;&quot;))))">
            <text:p/>
          </table:table-cell>
          <table:table-cell table:formula="of:=IF(INDEX([.$T$23:.$T$101];MATCH([.B261];[.$R$23:.$R$101];0))=&quot;&quot;;&quot;&quot;;IF(ISERROR(MATCH([.B261];[.$R$23:.$R$101];0));&quot;&quot;;&quot;\grace {&quot;&amp;INDEX([.$T$23:.$T$101];MATCH([.B261];[.$R$23:.$R$101];0))&amp;&quot;}&quot;))">
            <text:p/>
          </table:table-cell>
          <table:table-cell table:formula="of:=IF([.B261]=&quot;&quot;;&quot;&quot;;IF([.$L$18]=&quot;Y&quot;;IF([.C261]=0;&quot; &quot;&amp;[.F261];[.E261]&amp;&quot;*&quot;&amp;[.C261]&amp;&quot; &quot;&amp;[.F261]&amp;&quot; &quot;&amp;[.G26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R$4:.$R$101];[.A262]));&quot;&quot;;SMALL([.$R$4:.$R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R$4:.$R$11];0));&quot;&quot;;INDEX([.$S$22:.$S$101];MATCH([.B262];[.$R$22:.$R$101];1))))">
            <text:p/>
          </table:table-cell>
          <table:table-cell table:formula="of:=IF([.B262]=&quot;&quot;;&quot;&quot;;IF([.B261]&lt;[.$R$4];INDEX([.$S$4:.$S$11];MATCH([.B261];[.$R$4:.$R$11];-1));INDEX([.$S$4:.$S$11];MATCH([.B261];[.$R$4:.$R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S$22:.$S$101];MATCH([.B262];[.$R$22:.$R$101];0))=&quot;b&quot;;&quot;\break&quot;;&quot;\pageBreak&quot;);&quot;&quot;))))">
            <text:p/>
          </table:table-cell>
          <table:table-cell table:formula="of:=IF(INDEX([.$T$23:.$T$101];MATCH([.B262];[.$R$23:.$R$101];0))=&quot;&quot;;&quot;&quot;;IF(ISERROR(MATCH([.B262];[.$R$23:.$R$101];0));&quot;&quot;;&quot;\grace {&quot;&amp;INDEX([.$T$23:.$T$101];MATCH([.B262];[.$R$23:.$R$101];0))&amp;&quot;}&quot;))">
            <text:p/>
          </table:table-cell>
          <table:table-cell table:formula="of:=IF([.B262]=&quot;&quot;;&quot;&quot;;IF([.$L$18]=&quot;Y&quot;;IF([.C262]=0;&quot; &quot;&amp;[.F262];[.E262]&amp;&quot;*&quot;&amp;[.C262]&amp;&quot; &quot;&amp;[.F262]&amp;&quot; &quot;&amp;[.G26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R$4:.$R$101];[.A263]));&quot;&quot;;SMALL([.$R$4:.$R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R$4:.$R$11];0));&quot;&quot;;INDEX([.$S$22:.$S$101];MATCH([.B263];[.$R$22:.$R$101];1))))">
            <text:p/>
          </table:table-cell>
          <table:table-cell table:formula="of:=IF([.B263]=&quot;&quot;;&quot;&quot;;IF([.B262]&lt;[.$R$4];INDEX([.$S$4:.$S$11];MATCH([.B262];[.$R$4:.$R$11];-1));INDEX([.$S$4:.$S$11];MATCH([.B262];[.$R$4:.$R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S$22:.$S$101];MATCH([.B263];[.$R$22:.$R$101];0))=&quot;b&quot;;&quot;\break&quot;;&quot;\pageBreak&quot;);&quot;&quot;))))">
            <text:p/>
          </table:table-cell>
          <table:table-cell table:formula="of:=IF(INDEX([.$T$23:.$T$101];MATCH([.B263];[.$R$23:.$R$101];0))=&quot;&quot;;&quot;&quot;;IF(ISERROR(MATCH([.B263];[.$R$23:.$R$101];0));&quot;&quot;;&quot;\grace {&quot;&amp;INDEX([.$T$23:.$T$101];MATCH([.B263];[.$R$23:.$R$101];0))&amp;&quot;}&quot;))">
            <text:p/>
          </table:table-cell>
          <table:table-cell table:formula="of:=IF([.B263]=&quot;&quot;;&quot;&quot;;IF([.$L$18]=&quot;Y&quot;;IF([.C263]=0;&quot; &quot;&amp;[.F263];[.E263]&amp;&quot;*&quot;&amp;[.C263]&amp;&quot; &quot;&amp;[.F263]&amp;&quot; &quot;&amp;[.G26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R$4:.$R$101];[.A264]));&quot;&quot;;SMALL([.$R$4:.$R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R$4:.$R$11];0));&quot;&quot;;INDEX([.$S$22:.$S$101];MATCH([.B264];[.$R$22:.$R$101];1))))">
            <text:p/>
          </table:table-cell>
          <table:table-cell table:formula="of:=IF([.B264]=&quot;&quot;;&quot;&quot;;IF([.B263]&lt;[.$R$4];INDEX([.$S$4:.$S$11];MATCH([.B263];[.$R$4:.$R$11];-1));INDEX([.$S$4:.$S$11];MATCH([.B263];[.$R$4:.$R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S$22:.$S$101];MATCH([.B264];[.$R$22:.$R$101];0))=&quot;b&quot;;&quot;\break&quot;;&quot;\pageBreak&quot;);&quot;&quot;))))">
            <text:p/>
          </table:table-cell>
          <table:table-cell table:formula="of:=IF(INDEX([.$T$23:.$T$101];MATCH([.B264];[.$R$23:.$R$101];0))=&quot;&quot;;&quot;&quot;;IF(ISERROR(MATCH([.B264];[.$R$23:.$R$101];0));&quot;&quot;;&quot;\grace {&quot;&amp;INDEX([.$T$23:.$T$101];MATCH([.B264];[.$R$23:.$R$101];0))&amp;&quot;}&quot;))">
            <text:p/>
          </table:table-cell>
          <table:table-cell table:formula="of:=IF([.B264]=&quot;&quot;;&quot;&quot;;IF([.$L$18]=&quot;Y&quot;;IF([.C264]=0;&quot; &quot;&amp;[.F264];[.E264]&amp;&quot;*&quot;&amp;[.C264]&amp;&quot; &quot;&amp;[.F264]&amp;&quot; &quot;&amp;[.G26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R$4:.$R$101];[.A265]));&quot;&quot;;SMALL([.$R$4:.$R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R$4:.$R$11];0));&quot;&quot;;INDEX([.$S$22:.$S$101];MATCH([.B265];[.$R$22:.$R$101];1))))">
            <text:p/>
          </table:table-cell>
          <table:table-cell table:formula="of:=IF([.B265]=&quot;&quot;;&quot;&quot;;IF([.B264]&lt;[.$R$4];INDEX([.$S$4:.$S$11];MATCH([.B264];[.$R$4:.$R$11];-1));INDEX([.$S$4:.$S$11];MATCH([.B264];[.$R$4:.$R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S$22:.$S$101];MATCH([.B265];[.$R$22:.$R$101];0))=&quot;b&quot;;&quot;\break&quot;;&quot;\pageBreak&quot;);&quot;&quot;))))">
            <text:p/>
          </table:table-cell>
          <table:table-cell table:formula="of:=IF(INDEX([.$T$23:.$T$101];MATCH([.B265];[.$R$23:.$R$101];0))=&quot;&quot;;&quot;&quot;;IF(ISERROR(MATCH([.B265];[.$R$23:.$R$101];0));&quot;&quot;;&quot;\grace {&quot;&amp;INDEX([.$T$23:.$T$101];MATCH([.B265];[.$R$23:.$R$101];0))&amp;&quot;}&quot;))">
            <text:p/>
          </table:table-cell>
          <table:table-cell table:formula="of:=IF([.B265]=&quot;&quot;;&quot;&quot;;IF([.$L$18]=&quot;Y&quot;;IF([.C265]=0;&quot; &quot;&amp;[.F265];[.E265]&amp;&quot;*&quot;&amp;[.C265]&amp;&quot; &quot;&amp;[.F265]&amp;&quot; &quot;&amp;[.G26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R$4:.$R$101];[.A266]));&quot;&quot;;SMALL([.$R$4:.$R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R$4:.$R$11];0));&quot;&quot;;INDEX([.$S$22:.$S$101];MATCH([.B266];[.$R$22:.$R$101];1))))">
            <text:p/>
          </table:table-cell>
          <table:table-cell table:formula="of:=IF([.B266]=&quot;&quot;;&quot;&quot;;IF([.B265]&lt;[.$R$4];INDEX([.$S$4:.$S$11];MATCH([.B265];[.$R$4:.$R$11];-1));INDEX([.$S$4:.$S$11];MATCH([.B265];[.$R$4:.$R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S$22:.$S$101];MATCH([.B266];[.$R$22:.$R$101];0))=&quot;b&quot;;&quot;\break&quot;;&quot;\pageBreak&quot;);&quot;&quot;))))">
            <text:p/>
          </table:table-cell>
          <table:table-cell table:formula="of:=IF(INDEX([.$T$23:.$T$101];MATCH([.B266];[.$R$23:.$R$101];0))=&quot;&quot;;&quot;&quot;;IF(ISERROR(MATCH([.B266];[.$R$23:.$R$101];0));&quot;&quot;;&quot;\grace {&quot;&amp;INDEX([.$T$23:.$T$101];MATCH([.B266];[.$R$23:.$R$101];0))&amp;&quot;}&quot;))">
            <text:p/>
          </table:table-cell>
          <table:table-cell table:formula="of:=IF([.B266]=&quot;&quot;;&quot;&quot;;IF([.$L$18]=&quot;Y&quot;;IF([.C266]=0;&quot; &quot;&amp;[.F266];[.E266]&amp;&quot;*&quot;&amp;[.C266]&amp;&quot; &quot;&amp;[.F266]&amp;&quot; &quot;&amp;[.G26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R$4:.$R$101];[.A267]));&quot;&quot;;SMALL([.$R$4:.$R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R$4:.$R$11];0));&quot;&quot;;INDEX([.$S$22:.$S$101];MATCH([.B267];[.$R$22:.$R$101];1))))">
            <text:p/>
          </table:table-cell>
          <table:table-cell table:formula="of:=IF([.B267]=&quot;&quot;;&quot;&quot;;IF([.B266]&lt;[.$R$4];INDEX([.$S$4:.$S$11];MATCH([.B266];[.$R$4:.$R$11];-1));INDEX([.$S$4:.$S$11];MATCH([.B266];[.$R$4:.$R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S$22:.$S$101];MATCH([.B267];[.$R$22:.$R$101];0))=&quot;b&quot;;&quot;\break&quot;;&quot;\pageBreak&quot;);&quot;&quot;))))">
            <text:p/>
          </table:table-cell>
          <table:table-cell table:formula="of:=IF(INDEX([.$T$23:.$T$101];MATCH([.B267];[.$R$23:.$R$101];0))=&quot;&quot;;&quot;&quot;;IF(ISERROR(MATCH([.B267];[.$R$23:.$R$101];0));&quot;&quot;;&quot;\grace {&quot;&amp;INDEX([.$T$23:.$T$101];MATCH([.B267];[.$R$23:.$R$101];0))&amp;&quot;}&quot;))">
            <text:p/>
          </table:table-cell>
          <table:table-cell table:formula="of:=IF([.B267]=&quot;&quot;;&quot;&quot;;IF([.$L$18]=&quot;Y&quot;;IF([.C267]=0;&quot; &quot;&amp;[.F267];[.E267]&amp;&quot;*&quot;&amp;[.C267]&amp;&quot; &quot;&amp;[.F267]&amp;&quot; &quot;&amp;[.G26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R$4:.$R$101];[.A268]));&quot;&quot;;SMALL([.$R$4:.$R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R$4:.$R$11];0));&quot;&quot;;INDEX([.$S$22:.$S$101];MATCH([.B268];[.$R$22:.$R$101];1))))">
            <text:p/>
          </table:table-cell>
          <table:table-cell table:formula="of:=IF([.B268]=&quot;&quot;;&quot;&quot;;IF([.B267]&lt;[.$R$4];INDEX([.$S$4:.$S$11];MATCH([.B267];[.$R$4:.$R$11];-1));INDEX([.$S$4:.$S$11];MATCH([.B267];[.$R$4:.$R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S$22:.$S$101];MATCH([.B268];[.$R$22:.$R$101];0))=&quot;b&quot;;&quot;\break&quot;;&quot;\pageBreak&quot;);&quot;&quot;))))">
            <text:p/>
          </table:table-cell>
          <table:table-cell table:formula="of:=IF(INDEX([.$T$23:.$T$101];MATCH([.B268];[.$R$23:.$R$101];0))=&quot;&quot;;&quot;&quot;;IF(ISERROR(MATCH([.B268];[.$R$23:.$R$101];0));&quot;&quot;;&quot;\grace {&quot;&amp;INDEX([.$T$23:.$T$101];MATCH([.B268];[.$R$23:.$R$101];0))&amp;&quot;}&quot;))">
            <text:p/>
          </table:table-cell>
          <table:table-cell table:formula="of:=IF([.B268]=&quot;&quot;;&quot;&quot;;IF([.$L$18]=&quot;Y&quot;;IF([.C268]=0;&quot; &quot;&amp;[.F268];[.E268]&amp;&quot;*&quot;&amp;[.C268]&amp;&quot; &quot;&amp;[.F268]&amp;&quot; &quot;&amp;[.G26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R$4:.$R$101];[.A269]));&quot;&quot;;SMALL([.$R$4:.$R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R$4:.$R$11];0));&quot;&quot;;INDEX([.$S$22:.$S$101];MATCH([.B269];[.$R$22:.$R$101];1))))">
            <text:p/>
          </table:table-cell>
          <table:table-cell table:formula="of:=IF([.B269]=&quot;&quot;;&quot;&quot;;IF([.B268]&lt;[.$R$4];INDEX([.$S$4:.$S$11];MATCH([.B268];[.$R$4:.$R$11];-1));INDEX([.$S$4:.$S$11];MATCH([.B268];[.$R$4:.$R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S$22:.$S$101];MATCH([.B269];[.$R$22:.$R$101];0))=&quot;b&quot;;&quot;\break&quot;;&quot;\pageBreak&quot;);&quot;&quot;))))">
            <text:p/>
          </table:table-cell>
          <table:table-cell table:formula="of:=IF(INDEX([.$T$23:.$T$101];MATCH([.B269];[.$R$23:.$R$101];0))=&quot;&quot;;&quot;&quot;;IF(ISERROR(MATCH([.B269];[.$R$23:.$R$101];0));&quot;&quot;;&quot;\grace {&quot;&amp;INDEX([.$T$23:.$T$101];MATCH([.B269];[.$R$23:.$R$101];0))&amp;&quot;}&quot;))">
            <text:p/>
          </table:table-cell>
          <table:table-cell table:formula="of:=IF([.B269]=&quot;&quot;;&quot;&quot;;IF([.$L$18]=&quot;Y&quot;;IF([.C269]=0;&quot; &quot;&amp;[.F269];[.E269]&amp;&quot;*&quot;&amp;[.C269]&amp;&quot; &quot;&amp;[.F269]&amp;&quot; &quot;&amp;[.G26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R$4:.$R$101];[.A270]));&quot;&quot;;SMALL([.$R$4:.$R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R$4:.$R$11];0));&quot;&quot;;INDEX([.$S$22:.$S$101];MATCH([.B270];[.$R$22:.$R$101];1))))">
            <text:p/>
          </table:table-cell>
          <table:table-cell table:formula="of:=IF([.B270]=&quot;&quot;;&quot;&quot;;IF([.B269]&lt;[.$R$4];INDEX([.$S$4:.$S$11];MATCH([.B269];[.$R$4:.$R$11];-1));INDEX([.$S$4:.$S$11];MATCH([.B269];[.$R$4:.$R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S$22:.$S$101];MATCH([.B270];[.$R$22:.$R$101];0))=&quot;b&quot;;&quot;\break&quot;;&quot;\pageBreak&quot;);&quot;&quot;))))">
            <text:p/>
          </table:table-cell>
          <table:table-cell table:formula="of:=IF(INDEX([.$T$23:.$T$101];MATCH([.B270];[.$R$23:.$R$101];0))=&quot;&quot;;&quot;&quot;;IF(ISERROR(MATCH([.B270];[.$R$23:.$R$101];0));&quot;&quot;;&quot;\grace {&quot;&amp;INDEX([.$T$23:.$T$101];MATCH([.B270];[.$R$23:.$R$101];0))&amp;&quot;}&quot;))">
            <text:p/>
          </table:table-cell>
          <table:table-cell table:formula="of:=IF([.B270]=&quot;&quot;;&quot;&quot;;IF([.$L$18]=&quot;Y&quot;;IF([.C270]=0;&quot; &quot;&amp;[.F270];[.E270]&amp;&quot;*&quot;&amp;[.C270]&amp;&quot; &quot;&amp;[.F270]&amp;&quot; &quot;&amp;[.G27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R$4:.$R$101];[.A271]));&quot;&quot;;SMALL([.$R$4:.$R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R$4:.$R$11];0));&quot;&quot;;INDEX([.$S$22:.$S$101];MATCH([.B271];[.$R$22:.$R$101];1))))">
            <text:p/>
          </table:table-cell>
          <table:table-cell table:formula="of:=IF([.B271]=&quot;&quot;;&quot;&quot;;IF([.B270]&lt;[.$R$4];INDEX([.$S$4:.$S$11];MATCH([.B270];[.$R$4:.$R$11];-1));INDEX([.$S$4:.$S$11];MATCH([.B270];[.$R$4:.$R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S$22:.$S$101];MATCH([.B271];[.$R$22:.$R$101];0))=&quot;b&quot;;&quot;\break&quot;;&quot;\pageBreak&quot;);&quot;&quot;))))">
            <text:p/>
          </table:table-cell>
          <table:table-cell table:formula="of:=IF(INDEX([.$T$23:.$T$101];MATCH([.B271];[.$R$23:.$R$101];0))=&quot;&quot;;&quot;&quot;;IF(ISERROR(MATCH([.B271];[.$R$23:.$R$101];0));&quot;&quot;;&quot;\grace {&quot;&amp;INDEX([.$T$23:.$T$101];MATCH([.B271];[.$R$23:.$R$101];0))&amp;&quot;}&quot;))">
            <text:p/>
          </table:table-cell>
          <table:table-cell table:formula="of:=IF([.B271]=&quot;&quot;;&quot;&quot;;IF([.$L$18]=&quot;Y&quot;;IF([.C271]=0;&quot; &quot;&amp;[.F271];[.E271]&amp;&quot;*&quot;&amp;[.C271]&amp;&quot; &quot;&amp;[.F271]&amp;&quot; &quot;&amp;[.G27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R$4:.$R$101];[.A272]));&quot;&quot;;SMALL([.$R$4:.$R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R$4:.$R$11];0));&quot;&quot;;INDEX([.$S$22:.$S$101];MATCH([.B272];[.$R$22:.$R$101];1))))">
            <text:p/>
          </table:table-cell>
          <table:table-cell table:formula="of:=IF([.B272]=&quot;&quot;;&quot;&quot;;IF([.B271]&lt;[.$R$4];INDEX([.$S$4:.$S$11];MATCH([.B271];[.$R$4:.$R$11];-1));INDEX([.$S$4:.$S$11];MATCH([.B271];[.$R$4:.$R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S$22:.$S$101];MATCH([.B272];[.$R$22:.$R$101];0))=&quot;b&quot;;&quot;\break&quot;;&quot;\pageBreak&quot;);&quot;&quot;))))">
            <text:p/>
          </table:table-cell>
          <table:table-cell table:formula="of:=IF(INDEX([.$T$23:.$T$101];MATCH([.B272];[.$R$23:.$R$101];0))=&quot;&quot;;&quot;&quot;;IF(ISERROR(MATCH([.B272];[.$R$23:.$R$101];0));&quot;&quot;;&quot;\grace {&quot;&amp;INDEX([.$T$23:.$T$101];MATCH([.B272];[.$R$23:.$R$101];0))&amp;&quot;}&quot;))">
            <text:p/>
          </table:table-cell>
          <table:table-cell table:formula="of:=IF([.B272]=&quot;&quot;;&quot;&quot;;IF([.$L$18]=&quot;Y&quot;;IF([.C272]=0;&quot; &quot;&amp;[.F272];[.E272]&amp;&quot;*&quot;&amp;[.C272]&amp;&quot; &quot;&amp;[.F272]&amp;&quot; &quot;&amp;[.G27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R$4:.$R$101];[.A273]));&quot;&quot;;SMALL([.$R$4:.$R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R$4:.$R$11];0));&quot;&quot;;INDEX([.$S$22:.$S$101];MATCH([.B273];[.$R$22:.$R$101];1))))">
            <text:p/>
          </table:table-cell>
          <table:table-cell table:formula="of:=IF([.B273]=&quot;&quot;;&quot;&quot;;IF([.B272]&lt;[.$R$4];INDEX([.$S$4:.$S$11];MATCH([.B272];[.$R$4:.$R$11];-1));INDEX([.$S$4:.$S$11];MATCH([.B272];[.$R$4:.$R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S$22:.$S$101];MATCH([.B273];[.$R$22:.$R$101];0))=&quot;b&quot;;&quot;\break&quot;;&quot;\pageBreak&quot;);&quot;&quot;))))">
            <text:p/>
          </table:table-cell>
          <table:table-cell table:formula="of:=IF(INDEX([.$T$23:.$T$101];MATCH([.B273];[.$R$23:.$R$101];0))=&quot;&quot;;&quot;&quot;;IF(ISERROR(MATCH([.B273];[.$R$23:.$R$101];0));&quot;&quot;;&quot;\grace {&quot;&amp;INDEX([.$T$23:.$T$101];MATCH([.B273];[.$R$23:.$R$101];0))&amp;&quot;}&quot;))">
            <text:p/>
          </table:table-cell>
          <table:table-cell table:formula="of:=IF([.B273]=&quot;&quot;;&quot;&quot;;IF([.$L$18]=&quot;Y&quot;;IF([.C273]=0;&quot; &quot;&amp;[.F273];[.E273]&amp;&quot;*&quot;&amp;[.C273]&amp;&quot; &quot;&amp;[.F273]&amp;&quot; &quot;&amp;[.G27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R$4:.$R$101];[.A274]));&quot;&quot;;SMALL([.$R$4:.$R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R$4:.$R$11];0));&quot;&quot;;INDEX([.$S$22:.$S$101];MATCH([.B274];[.$R$22:.$R$101];1))))">
            <text:p/>
          </table:table-cell>
          <table:table-cell table:formula="of:=IF([.B274]=&quot;&quot;;&quot;&quot;;IF([.B273]&lt;[.$R$4];INDEX([.$S$4:.$S$11];MATCH([.B273];[.$R$4:.$R$11];-1));INDEX([.$S$4:.$S$11];MATCH([.B273];[.$R$4:.$R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S$22:.$S$101];MATCH([.B274];[.$R$22:.$R$101];0))=&quot;b&quot;;&quot;\break&quot;;&quot;\pageBreak&quot;);&quot;&quot;))))">
            <text:p/>
          </table:table-cell>
          <table:table-cell table:formula="of:=IF(INDEX([.$T$23:.$T$101];MATCH([.B274];[.$R$23:.$R$101];0))=&quot;&quot;;&quot;&quot;;IF(ISERROR(MATCH([.B274];[.$R$23:.$R$101];0));&quot;&quot;;&quot;\grace {&quot;&amp;INDEX([.$T$23:.$T$101];MATCH([.B274];[.$R$23:.$R$101];0))&amp;&quot;}&quot;))">
            <text:p/>
          </table:table-cell>
          <table:table-cell table:formula="of:=IF([.B274]=&quot;&quot;;&quot;&quot;;IF([.$L$18]=&quot;Y&quot;;IF([.C274]=0;&quot; &quot;&amp;[.F274];[.E274]&amp;&quot;*&quot;&amp;[.C274]&amp;&quot; &quot;&amp;[.F274]&amp;&quot; &quot;&amp;[.G274]);&quot;&quot;))">
            <text:p/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}</text:p>
          </table:table-cell>
          <table:table-cell table:number-columns-repeated="185"/>
        </table:table-row>
      </table:table>
      <table:table table:name="PART_EXPORT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IF([$PART.H21]=&quot;&quot;;&quot;&quot;;[$PART.H21])" office:value-type="string" office:string-value="formatFagottoIMvtI = {" calcext:value-type="string">
            <text:p>formatFagottoIMvtI = {</text:p>
          </table:table-cell>
        </table:table-row>
        <table:table-row table:style-name="ro1">
          <table:table-cell table:formula="of:=IF([$PART.H22]=&quot;&quot;;&quot;&quot;;[$PART.H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H23]=&quot;&quot;;&quot;&quot;;[$PART.H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H24]=&quot;&quot;;&quot;&quot;;[$PART.H24])" office:value-type="string" office:string-value="s1*18 \break " calcext:value-type="string">
            <text:p>s1*18 \break </text:p>
          </table:table-cell>
        </table:table-row>
        <table:table-row table:style-name="ro1">
          <table:table-cell table:formula="of:=IF([$PART.H25]=&quot;&quot;;&quot;&quot;;[$PART.H25])" office:value-type="string" office:string-value="s1*10 \break " calcext:value-type="string">
            <text:p>s1*10 \break </text:p>
          </table:table-cell>
        </table:table-row>
        <table:table-row table:style-name="ro1">
          <table:table-cell table:formula="of:=IF([$PART.H26]=&quot;&quot;;&quot;&quot;;[$PART.H26])" office:value-type="string" office:string-value="s1*10 \break " calcext:value-type="string">
            <text:p>s1*10 \break </text:p>
          </table:table-cell>
        </table:table-row>
        <table:table-row table:style-name="ro1">
          <table:table-cell table:formula="of:=IF([$PART.H27]=&quot;&quot;;&quot;&quot;;[$PART.H27])" office:value-type="string" office:string-value="s1*11 \break " calcext:value-type="string">
            <text:p>s1*11 \break </text:p>
          </table:table-cell>
        </table:table-row>
        <table:table-row table:style-name="ro1">
          <table:table-cell table:formula="of:=IF([$PART.H28]=&quot;&quot;;&quot;&quot;;[$PART.H28])" office:value-type="string" office:string-value="s1*13 \break " calcext:value-type="string">
            <text:p>s1*13 \break </text:p>
          </table:table-cell>
        </table:table-row>
        <table:table-row table:style-name="ro1">
          <table:table-cell table:formula="of:=IF([$PART.H29]=&quot;&quot;;&quot;&quot;;[$PART.H29])" office:value-type="string" office:string-value="s1*7 \break " calcext:value-type="string">
            <text:p>s1*7 \break </text:p>
          </table:table-cell>
        </table:table-row>
        <table:table-row table:style-name="ro1">
          <table:table-cell table:formula="of:=IF([$PART.H30]=&quot;&quot;;&quot;&quot;;[$PART.H30])" office:value-type="string" office:string-value="s1*35 \break " calcext:value-type="string">
            <text:p>s1*35 \break </text:p>
          </table:table-cell>
        </table:table-row>
        <table:table-row table:style-name="ro1">
          <table:table-cell table:formula="of:=IF([$PART.H31]=&quot;&quot;;&quot;&quot;;[$PART.H31])" office:value-type="string" office:string-value="s1*12 \break " calcext:value-type="string">
            <text:p>s1*12 \break </text:p>
          </table:table-cell>
        </table:table-row>
        <table:table-row table:style-name="ro1">
          <table:table-cell table:formula="of:=IF([$PART.H32]=&quot;&quot;;&quot;&quot;;[$PART.H32])" office:value-type="string" office:string-value="s1*16 \break " calcext:value-type="string">
            <text:p>s1*16 \break </text:p>
          </table:table-cell>
        </table:table-row>
        <table:table-row table:style-name="ro1">
          <table:table-cell table:formula="of:=IF([$PART.H33]=&quot;&quot;;&quot;&quot;;[$PART.H33])" office:value-type="string" office:string-value="s1*18 \break " calcext:value-type="string">
            <text:p>s1*18 \break </text:p>
          </table:table-cell>
        </table:table-row>
        <table:table-row table:style-name="ro1">
          <table:table-cell table:formula="of:=IF([$PART.H34]=&quot;&quot;;&quot;&quot;;[$PART.H34])" office:value-type="string" office:string-value="s1*17 \break " calcext:value-type="string">
            <text:p>s1*17 \break </text:p>
          </table:table-cell>
        </table:table-row>
        <table:table-row table:style-name="ro1">
          <table:table-cell table:formula="of:=IF([$PART.H35]=&quot;&quot;;&quot;&quot;;[$PART.H35])" office:value-type="string" office:string-value="s1*31 \pageBreak " calcext:value-type="string">
            <text:p>s1*31 \pageBreak </text:p>
          </table:table-cell>
        </table:table-row>
        <table:table-row table:style-name="ro1">
          <table:table-cell table:formula="of:=IF([$PART.H36]=&quot;&quot;;&quot;&quot;;[$PART.H36])" office:value-type="string" office:string-value="s1*27 \break " calcext:value-type="string">
            <text:p>s1*27 \break </text:p>
          </table:table-cell>
        </table:table-row>
        <table:table-row table:style-name="ro1">
          <table:table-cell table:formula="of:=IF([$PART.H37]=&quot;&quot;;&quot;&quot;;[$PART.H37])" office:value-type="string" office:string-value="s1*8 \break " calcext:value-type="string">
            <text:p>s1*8 \break </text:p>
          </table:table-cell>
        </table:table-row>
        <table:table-row table:style-name="ro1">
          <table:table-cell table:formula="of:=IF([$PART.H38]=&quot;&quot;;&quot;&quot;;[$PART.H38])" office:value-type="string" office:string-value="s1*10 \break " calcext:value-type="string">
            <text:p>s1*10 \break </text:p>
          </table:table-cell>
        </table:table-row>
        <table:table-row table:style-name="ro1">
          <table:table-cell table:formula="of:=IF([$PART.H39]=&quot;&quot;;&quot;&quot;;[$PART.H39])" office:value-type="string" office:string-value="s1*33 \break " calcext:value-type="string">
            <text:p>s1*33 \break </text:p>
          </table:table-cell>
        </table:table-row>
        <table:table-row table:style-name="ro1">
          <table:table-cell table:formula="of:=IF([$PART.H40]=&quot;&quot;;&quot;&quot;;[$PART.H40])" office:value-type="string" office:string-value="s1*9 \break " calcext:value-type="string">
            <text:p>s1*9 \break </text:p>
          </table:table-cell>
        </table:table-row>
        <table:table-row table:style-name="ro1">
          <table:table-cell table:formula="of:=IF([$PART.H41]=&quot;&quot;;&quot;&quot;;[$PART.H41])" office:value-type="string" office:string-value="s1*10 \break " calcext:value-type="string">
            <text:p>s1*10 \break </text:p>
          </table:table-cell>
        </table:table-row>
        <table:table-row table:style-name="ro1">
          <table:table-cell table:formula="of:=IF([$PART.H42]=&quot;&quot;;&quot;&quot;;[$PART.H42])" office:value-type="string" office:string-value="s1*30 \break " calcext:value-type="string">
            <text:p>s1*30 \break </text:p>
          </table:table-cell>
        </table:table-row>
        <table:table-row table:style-name="ro1">
          <table:table-cell table:formula="of:=IF([$PART.H43]=&quot;&quot;;&quot;&quot;;[$PART.H43])" office:value-type="string" office:string-value="s1*17 \break " calcext:value-type="string">
            <text:p>s1*17 \break </text:p>
          </table:table-cell>
        </table:table-row>
        <table:table-row table:style-name="ro1">
          <table:table-cell table:formula="of:=IF([$PART.H44]=&quot;&quot;;&quot;&quot;;[$PART.H44])" office:value-type="string" office:string-value="s1*8 \break " calcext:value-type="string">
            <text:p>s1*8 \break </text:p>
          </table:table-cell>
        </table:table-row>
        <table:table-row table:style-name="ro1">
          <table:table-cell table:formula="of:=IF([$PART.H45]=&quot;&quot;;&quot;&quot;;[$PART.H45])" office:value-type="string" office:string-value="s1*6 \break " calcext:value-type="string">
            <text:p>s1*6 \break </text:p>
          </table:table-cell>
        </table:table-row>
        <table:table-row table:style-name="ro1">
          <table:table-cell table:formula="of:=IF([$PART.H46]=&quot;&quot;;&quot;&quot;;[$PART.H46])" office:value-type="string" office:string-value="s1*13 \break " calcext:value-type="string">
            <text:p>s1*13 \break </text:p>
          </table:table-cell>
        </table:table-row>
        <table:table-row table:style-name="ro1">
          <table:table-cell table:formula="of:=IF([$PART.H47]=&quot;&quot;;&quot;&quot;;[$PART.H47])" office:value-type="string" office:string-value="s1*19 \break " calcext:value-type="string">
            <text:p>s1*19 \break </text:p>
          </table:table-cell>
        </table:table-row>
        <table:table-row table:style-name="ro1">
          <table:table-cell table:formula="of:=IF([$PART.H48]=&quot;&quot;;&quot;&quot;;[$PART.H48])" office:value-type="string" office:string-value="s1*36 \pageBreak " calcext:value-type="string">
            <text:p>s1*36 \pageBreak </text:p>
          </table:table-cell>
        </table:table-row>
        <table:table-row table:style-name="ro1">
          <table:table-cell table:formula="of:=IF([$PART.H49]=&quot;&quot;;&quot;&quot;;[$PART.H49])" office:value-type="string" office:string-value="s1*35 \break " calcext:value-type="string">
            <text:p>s1*35 \break </text:p>
          </table:table-cell>
        </table:table-row>
        <table:table-row table:style-name="ro1">
          <table:table-cell table:formula="of:=IF([$PART.H50]=&quot;&quot;;&quot;&quot;;[$PART.H50])" office:value-type="string" office:string-value="s1*8 \break " calcext:value-type="string">
            <text:p>s1*8 \break </text:p>
          </table:table-cell>
        </table:table-row>
        <table:table-row table:style-name="ro1">
          <table:table-cell table:formula="of:=IF([$PART.H51]=&quot;&quot;;&quot;&quot;;[$PART.H51])" office:value-type="string" office:string-value="s1*19 \break " calcext:value-type="string">
            <text:p>s1*19 \break </text:p>
          </table:table-cell>
        </table:table-row>
        <table:table-row table:style-name="ro1">
          <table:table-cell table:formula="of:=IF([$PART.H52]=&quot;&quot;;&quot;&quot;;[$PART.H52])" office:value-type="string" office:string-value="s1*27 \break " calcext:value-type="string">
            <text:p>s1*27 \break </text:p>
          </table:table-cell>
        </table:table-row>
        <table:table-row table:style-name="ro1">
          <table:table-cell table:formula="of:=IF([$PART.H53]=&quot;&quot;;&quot;&quot;;[$PART.H53])" office:value-type="string" office:string-value="s1*6 \break " calcext:value-type="string">
            <text:p>s1*6 \break </text:p>
          </table:table-cell>
        </table:table-row>
        <table:table-row table:style-name="ro1">
          <table:table-cell table:formula="of:=IF([$PART.H54]=&quot;&quot;;&quot;&quot;;[$PART.H54])" office:value-type="string" office:string-value="s1*6 \break " calcext:value-type="string">
            <text:p>s1*6 \break </text:p>
          </table:table-cell>
        </table:table-row>
        <table:table-row table:style-name="ro1">
          <table:table-cell table:formula="of:=IF([$PART.H55]=&quot;&quot;;&quot;&quot;;[$PART.H55])" office:value-type="string" office:string-value="s1*6  " calcext:value-type="string">
            <text:p>s1*6 <text:s/></text:p>
          </table:table-cell>
        </table:table-row>
        <table:table-row table:style-name="ro1">
          <table:table-cell table:formula="of:=IF([$PART.H56]=&quot;&quot;;&quot;&quot;;[$PART.H56])">
            <text:p/>
          </table:table-cell>
        </table:table-row>
        <table:table-row table:style-name="ro1">
          <table:table-cell table:formula="of:=IF([$PART.H57]=&quot;&quot;;&quot;&quot;;[$PART.H57])">
            <text:p/>
          </table:table-cell>
        </table:table-row>
        <table:table-row table:style-name="ro1">
          <table:table-cell table:formula="of:=IF([$PART.H58]=&quot;&quot;;&quot;&quot;;[$PART.H58])">
            <text:p/>
          </table:table-cell>
        </table:table-row>
        <table:table-row table:style-name="ro1">
          <table:table-cell table:formula="of:=IF([$PART.H59]=&quot;&quot;;&quot;&quot;;[$PART.H59])">
            <text:p/>
          </table:table-cell>
        </table:table-row>
        <table:table-row table:style-name="ro1">
          <table:table-cell table:formula="of:=IF([$PART.H60]=&quot;&quot;;&quot;&quot;;[$PART.H60])">
            <text:p/>
          </table:table-cell>
        </table:table-row>
        <table:table-row table:style-name="ro1">
          <table:table-cell table:formula="of:=IF([$PART.H61]=&quot;&quot;;&quot;&quot;;[$PART.H61])">
            <text:p/>
          </table:table-cell>
        </table:table-row>
        <table:table-row table:style-name="ro1">
          <table:table-cell table:formula="of:=IF([$PART.H62]=&quot;&quot;;&quot;&quot;;[$PART.H62])">
            <text:p/>
          </table:table-cell>
        </table:table-row>
        <table:table-row table:style-name="ro1">
          <table:table-cell table:formula="of:=IF([$PART.H63]=&quot;&quot;;&quot;&quot;;[$PART.H63])">
            <text:p/>
          </table:table-cell>
        </table:table-row>
        <table:table-row table:style-name="ro1">
          <table:table-cell table:formula="of:=IF([$PART.H64]=&quot;&quot;;&quot;&quot;;[$PART.H64])">
            <text:p/>
          </table:table-cell>
        </table:table-row>
        <table:table-row table:style-name="ro1">
          <table:table-cell table:formula="of:=IF([$PART.H65]=&quot;&quot;;&quot;&quot;;[$PART.H65])">
            <text:p/>
          </table:table-cell>
        </table:table-row>
        <table:table-row table:style-name="ro1">
          <table:table-cell table:formula="of:=IF([$PART.H66]=&quot;&quot;;&quot;&quot;;[$PART.H66])">
            <text:p/>
          </table:table-cell>
        </table:table-row>
        <table:table-row table:style-name="ro1">
          <table:table-cell table:formula="of:=IF([$PART.H67]=&quot;&quot;;&quot;&quot;;[$PART.H67])">
            <text:p/>
          </table:table-cell>
        </table:table-row>
        <table:table-row table:style-name="ro1">
          <table:table-cell table:formula="of:=IF([$PART.H68]=&quot;&quot;;&quot;&quot;;[$PART.H68])">
            <text:p/>
          </table:table-cell>
        </table:table-row>
        <table:table-row table:style-name="ro1">
          <table:table-cell table:formula="of:=IF([$PART.H69]=&quot;&quot;;&quot;&quot;;[$PART.H69])">
            <text:p/>
          </table:table-cell>
        </table:table-row>
        <table:table-row table:style-name="ro1">
          <table:table-cell table:formula="of:=IF([$PART.H70]=&quot;&quot;;&quot;&quot;;[$PART.H70])">
            <text:p/>
          </table:table-cell>
        </table:table-row>
        <table:table-row table:style-name="ro1">
          <table:table-cell table:formula="of:=IF([$PART.H71]=&quot;&quot;;&quot;&quot;;[$PART.H71])">
            <text:p/>
          </table:table-cell>
        </table:table-row>
        <table:table-row table:style-name="ro1">
          <table:table-cell table:formula="of:=IF([$PART.H72]=&quot;&quot;;&quot;&quot;;[$PART.H72])">
            <text:p/>
          </table:table-cell>
        </table:table-row>
        <table:table-row table:style-name="ro1">
          <table:table-cell table:formula="of:=IF([$PART.H73]=&quot;&quot;;&quot;&quot;;[$PART.H73])">
            <text:p/>
          </table:table-cell>
        </table:table-row>
        <table:table-row table:style-name="ro1">
          <table:table-cell table:formula="of:=IF([$PART.H74]=&quot;&quot;;&quot;&quot;;[$PART.H74])">
            <text:p/>
          </table:table-cell>
        </table:table-row>
        <table:table-row table:style-name="ro1">
          <table:table-cell table:formula="of:=IF([$PART.H75]=&quot;&quot;;&quot;&quot;;[$PART.H75])">
            <text:p/>
          </table:table-cell>
        </table:table-row>
        <table:table-row table:style-name="ro1">
          <table:table-cell table:formula="of:=IF([$PART.H76]=&quot;&quot;;&quot;&quot;;[$PART.H76])">
            <text:p/>
          </table:table-cell>
        </table:table-row>
        <table:table-row table:style-name="ro1">
          <table:table-cell table:formula="of:=IF([$PART.H77]=&quot;&quot;;&quot;&quot;;[$PART.H77])">
            <text:p/>
          </table:table-cell>
        </table:table-row>
        <table:table-row table:style-name="ro1">
          <table:table-cell table:formula="of:=IF([$PART.H78]=&quot;&quot;;&quot;&quot;;[$PART.H78])">
            <text:p/>
          </table:table-cell>
        </table:table-row>
        <table:table-row table:style-name="ro1">
          <table:table-cell table:formula="of:=IF([$PART.H79]=&quot;&quot;;&quot;&quot;;[$PART.H79])">
            <text:p/>
          </table:table-cell>
        </table:table-row>
        <table:table-row table:style-name="ro1">
          <table:table-cell table:formula="of:=IF([$PART.H80]=&quot;&quot;;&quot;&quot;;[$PART.H80])">
            <text:p/>
          </table:table-cell>
        </table:table-row>
        <table:table-row table:style-name="ro1">
          <table:table-cell table:formula="of:=IF([$PART.H81]=&quot;&quot;;&quot;&quot;;[$PART.H81])">
            <text:p/>
          </table:table-cell>
        </table:table-row>
        <table:table-row table:style-name="ro1">
          <table:table-cell table:formula="of:=IF([$PART.H82]=&quot;&quot;;&quot;&quot;;[$PART.H82])">
            <text:p/>
          </table:table-cell>
        </table:table-row>
        <table:table-row table:style-name="ro1">
          <table:table-cell table:formula="of:=IF([$PART.H83]=&quot;&quot;;&quot;&quot;;[$PART.H83])">
            <text:p/>
          </table:table-cell>
        </table:table-row>
        <table:table-row table:style-name="ro1">
          <table:table-cell table:formula="of:=IF([$PART.H84]=&quot;&quot;;&quot;&quot;;[$PART.H84])">
            <text:p/>
          </table:table-cell>
        </table:table-row>
        <table:table-row table:style-name="ro1">
          <table:table-cell table:formula="of:=IF([$PART.H85]=&quot;&quot;;&quot;&quot;;[$PART.H85])">
            <text:p/>
          </table:table-cell>
        </table:table-row>
        <table:table-row table:style-name="ro1">
          <table:table-cell table:formula="of:=IF([$PART.H86]=&quot;&quot;;&quot;&quot;;[$PART.H86])">
            <text:p/>
          </table:table-cell>
        </table:table-row>
        <table:table-row table:style-name="ro1">
          <table:table-cell table:formula="of:=IF([$PART.H87]=&quot;&quot;;&quot;&quot;;[$PART.H87])">
            <text:p/>
          </table:table-cell>
        </table:table-row>
        <table:table-row table:style-name="ro1">
          <table:table-cell table:formula="of:=IF([$PART.H88]=&quot;&quot;;&quot;&quot;;[$PART.H88])">
            <text:p/>
          </table:table-cell>
        </table:table-row>
        <table:table-row table:style-name="ro1">
          <table:table-cell table:formula="of:=IF([$PART.H89]=&quot;&quot;;&quot;&quot;;[$PART.H89])">
            <text:p/>
          </table:table-cell>
        </table:table-row>
        <table:table-row table:style-name="ro1">
          <table:table-cell table:formula="of:=IF([$PART.H90]=&quot;&quot;;&quot;&quot;;[$PART.H90])">
            <text:p/>
          </table:table-cell>
        </table:table-row>
        <table:table-row table:style-name="ro1">
          <table:table-cell table:formula="of:=IF([$PART.H91]=&quot;&quot;;&quot;&quot;;[$PART.H91])">
            <text:p/>
          </table:table-cell>
        </table:table-row>
        <table:table-row table:style-name="ro1">
          <table:table-cell table:formula="of:=IF([$PART.H92]=&quot;&quot;;&quot;&quot;;[$PART.H92])">
            <text:p/>
          </table:table-cell>
        </table:table-row>
        <table:table-row table:style-name="ro1">
          <table:table-cell table:formula="of:=IF([$PART.H93]=&quot;&quot;;&quot;&quot;;[$PART.H93])">
            <text:p/>
          </table:table-cell>
        </table:table-row>
        <table:table-row table:style-name="ro1">
          <table:table-cell table:formula="of:=IF([$PART.H94]=&quot;&quot;;&quot;&quot;;[$PART.H94])">
            <text:p/>
          </table:table-cell>
        </table:table-row>
        <table:table-row table:style-name="ro1">
          <table:table-cell table:formula="of:=IF([$PART.H95]=&quot;&quot;;&quot;&quot;;[$PART.H95])">
            <text:p/>
          </table:table-cell>
        </table:table-row>
        <table:table-row table:style-name="ro1">
          <table:table-cell table:formula="of:=IF([$PART.H96]=&quot;&quot;;&quot;&quot;;[$PART.H96])">
            <text:p/>
          </table:table-cell>
        </table:table-row>
        <table:table-row table:style-name="ro1">
          <table:table-cell table:formula="of:=IF([$PART.H97]=&quot;&quot;;&quot;&quot;;[$PART.H97])">
            <text:p/>
          </table:table-cell>
        </table:table-row>
        <table:table-row table:style-name="ro1">
          <table:table-cell table:formula="of:=IF([$PART.H98]=&quot;&quot;;&quot;&quot;;[$PART.H98])">
            <text:p/>
          </table:table-cell>
        </table:table-row>
        <table:table-row table:style-name="ro1">
          <table:table-cell table:formula="of:=IF([$PART.H99]=&quot;&quot;;&quot;&quot;;[$PART.H99])">
            <text:p/>
          </table:table-cell>
        </table:table-row>
        <table:table-row table:style-name="ro1">
          <table:table-cell table:formula="of:=IF([$PART.H100]=&quot;&quot;;&quot;&quot;;[$PART.H100])">
            <text:p/>
          </table:table-cell>
        </table:table-row>
        <table:table-row table:style-name="ro1">
          <table:table-cell table:formula="of:=IF([$PART.H101]=&quot;&quot;;&quot;&quot;;[$PART.H101])">
            <text:p/>
          </table:table-cell>
        </table:table-row>
        <table:table-row table:style-name="ro1">
          <table:table-cell table:formula="of:=IF([$PART.H102]=&quot;&quot;;&quot;&quot;;[$PART.H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H107]=&quot;&quot;;&quot;&quot;;[$PART.H107])" office:value-type="string" office:string-value="formatFagottoIMvtII = {" calcext:value-type="string">
            <text:p>formatFagottoIMvtII = {</text:p>
          </table:table-cell>
        </table:table-row>
        <table:table-row table:style-name="ro1">
          <table:table-cell table:formula="of:=IF([$PART.H108]=&quot;&quot;;&quot;&quot;;[$PART.H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H109]=&quot;&quot;;&quot;&quot;;[$PART.H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H110]=&quot;&quot;;&quot;&quot;;[$PART.H110])" office:value-type="string" office:string-value="s4.*23 \break " calcext:value-type="string">
            <text:p>s4.*23 \break </text:p>
          </table:table-cell>
        </table:table-row>
        <table:table-row table:style-name="ro1">
          <table:table-cell table:formula="of:=IF([$PART.H111]=&quot;&quot;;&quot;&quot;;[$PART.H111])" office:value-type="string" office:string-value="s4.*8 \break " calcext:value-type="string">
            <text:p>s4.*8 \break </text:p>
          </table:table-cell>
        </table:table-row>
        <table:table-row table:style-name="ro1">
          <table:table-cell table:formula="of:=IF([$PART.H112]=&quot;&quot;;&quot;&quot;;[$PART.H112])" office:value-type="string" office:string-value="s4.*8 \break " calcext:value-type="string">
            <text:p>s4.*8 \break </text:p>
          </table:table-cell>
        </table:table-row>
        <table:table-row table:style-name="ro1">
          <table:table-cell table:formula="of:=IF([$PART.H113]=&quot;&quot;;&quot;&quot;;[$PART.H113])" office:value-type="string" office:string-value="s4.*14  " calcext:value-type="string">
            <text:p>s4.*14 <text:s/></text:p>
          </table:table-cell>
        </table:table-row>
        <table:table-row table:style-name="ro1">
          <table:table-cell table:formula="of:=IF([$PART.H114]=&quot;&quot;;&quot;&quot;;[$PART.H114])">
            <text:p/>
          </table:table-cell>
        </table:table-row>
        <table:table-row table:style-name="ro1">
          <table:table-cell table:formula="of:=IF([$PART.H115]=&quot;&quot;;&quot;&quot;;[$PART.H115])">
            <text:p/>
          </table:table-cell>
        </table:table-row>
        <table:table-row table:style-name="ro1">
          <table:table-cell table:formula="of:=IF([$PART.H116]=&quot;&quot;;&quot;&quot;;[$PART.H116])">
            <text:p/>
          </table:table-cell>
        </table:table-row>
        <table:table-row table:style-name="ro1">
          <table:table-cell table:formula="of:=IF([$PART.H117]=&quot;&quot;;&quot;&quot;;[$PART.H117])">
            <text:p/>
          </table:table-cell>
        </table:table-row>
        <table:table-row table:style-name="ro1">
          <table:table-cell table:formula="of:=IF([$PART.H118]=&quot;&quot;;&quot;&quot;;[$PART.H118])">
            <text:p/>
          </table:table-cell>
        </table:table-row>
        <table:table-row table:style-name="ro1">
          <table:table-cell table:formula="of:=IF([$PART.H119]=&quot;&quot;;&quot;&quot;;[$PART.H119])">
            <text:p/>
          </table:table-cell>
        </table:table-row>
        <table:table-row table:style-name="ro1">
          <table:table-cell table:formula="of:=IF([$PART.H120]=&quot;&quot;;&quot;&quot;;[$PART.H120])">
            <text:p/>
          </table:table-cell>
        </table:table-row>
        <table:table-row table:style-name="ro1">
          <table:table-cell table:formula="of:=IF([$PART.H121]=&quot;&quot;;&quot;&quot;;[$PART.H121])">
            <text:p/>
          </table:table-cell>
        </table:table-row>
        <table:table-row table:style-name="ro1">
          <table:table-cell table:formula="of:=IF([$PART.H122]=&quot;&quot;;&quot;&quot;;[$PART.H122])">
            <text:p/>
          </table:table-cell>
        </table:table-row>
        <table:table-row table:style-name="ro1">
          <table:table-cell table:formula="of:=IF([$PART.H123]=&quot;&quot;;&quot;&quot;;[$PART.H123])">
            <text:p/>
          </table:table-cell>
        </table:table-row>
        <table:table-row table:style-name="ro1">
          <table:table-cell table:formula="of:=IF([$PART.H124]=&quot;&quot;;&quot;&quot;;[$PART.H124])">
            <text:p/>
          </table:table-cell>
        </table:table-row>
        <table:table-row table:style-name="ro1">
          <table:table-cell table:formula="of:=IF([$PART.H125]=&quot;&quot;;&quot;&quot;;[$PART.H125])">
            <text:p/>
          </table:table-cell>
        </table:table-row>
        <table:table-row table:style-name="ro1">
          <table:table-cell table:formula="of:=IF([$PART.H126]=&quot;&quot;;&quot;&quot;;[$PART.H126])">
            <text:p/>
          </table:table-cell>
        </table:table-row>
        <table:table-row table:style-name="ro1">
          <table:table-cell table:formula="of:=IF([$PART.H127]=&quot;&quot;;&quot;&quot;;[$PART.H127])">
            <text:p/>
          </table:table-cell>
        </table:table-row>
        <table:table-row table:style-name="ro1">
          <table:table-cell table:formula="of:=IF([$PART.H128]=&quot;&quot;;&quot;&quot;;[$PART.H128])">
            <text:p/>
          </table:table-cell>
        </table:table-row>
        <table:table-row table:style-name="ro1">
          <table:table-cell table:formula="of:=IF([$PART.H129]=&quot;&quot;;&quot;&quot;;[$PART.H129])">
            <text:p/>
          </table:table-cell>
        </table:table-row>
        <table:table-row table:style-name="ro1">
          <table:table-cell table:formula="of:=IF([$PART.H130]=&quot;&quot;;&quot;&quot;;[$PART.H130])">
            <text:p/>
          </table:table-cell>
        </table:table-row>
        <table:table-row table:style-name="ro1">
          <table:table-cell table:formula="of:=IF([$PART.H131]=&quot;&quot;;&quot;&quot;;[$PART.H131])">
            <text:p/>
          </table:table-cell>
        </table:table-row>
        <table:table-row table:style-name="ro1">
          <table:table-cell table:formula="of:=IF([$PART.H132]=&quot;&quot;;&quot;&quot;;[$PART.H132])">
            <text:p/>
          </table:table-cell>
        </table:table-row>
        <table:table-row table:style-name="ro1">
          <table:table-cell table:formula="of:=IF([$PART.H133]=&quot;&quot;;&quot;&quot;;[$PART.H133])">
            <text:p/>
          </table:table-cell>
        </table:table-row>
        <table:table-row table:style-name="ro1">
          <table:table-cell table:formula="of:=IF([$PART.H134]=&quot;&quot;;&quot;&quot;;[$PART.H134])">
            <text:p/>
          </table:table-cell>
        </table:table-row>
        <table:table-row table:style-name="ro1">
          <table:table-cell table:formula="of:=IF([$PART.H135]=&quot;&quot;;&quot;&quot;;[$PART.H135])">
            <text:p/>
          </table:table-cell>
        </table:table-row>
        <table:table-row table:style-name="ro1">
          <table:table-cell table:formula="of:=IF([$PART.H136]=&quot;&quot;;&quot;&quot;;[$PART.H136])">
            <text:p/>
          </table:table-cell>
        </table:table-row>
        <table:table-row table:style-name="ro1">
          <table:table-cell table:formula="of:=IF([$PART.H137]=&quot;&quot;;&quot;&quot;;[$PART.H137])">
            <text:p/>
          </table:table-cell>
        </table:table-row>
        <table:table-row table:style-name="ro1">
          <table:table-cell table:formula="of:=IF([$PART.H138]=&quot;&quot;;&quot;&quot;;[$PART.H138])">
            <text:p/>
          </table:table-cell>
        </table:table-row>
        <table:table-row table:style-name="ro1">
          <table:table-cell table:formula="of:=IF([$PART.H139]=&quot;&quot;;&quot;&quot;;[$PART.H139])">
            <text:p/>
          </table:table-cell>
        </table:table-row>
        <table:table-row table:style-name="ro1">
          <table:table-cell table:formula="of:=IF([$PART.H140]=&quot;&quot;;&quot;&quot;;[$PART.H140])">
            <text:p/>
          </table:table-cell>
        </table:table-row>
        <table:table-row table:style-name="ro1">
          <table:table-cell table:formula="of:=IF([$PART.H141]=&quot;&quot;;&quot;&quot;;[$PART.H141])">
            <text:p/>
          </table:table-cell>
        </table:table-row>
        <table:table-row table:style-name="ro1">
          <table:table-cell table:formula="of:=IF([$PART.H142]=&quot;&quot;;&quot;&quot;;[$PART.H142])">
            <text:p/>
          </table:table-cell>
        </table:table-row>
        <table:table-row table:style-name="ro1">
          <table:table-cell table:formula="of:=IF([$PART.H143]=&quot;&quot;;&quot;&quot;;[$PART.H143])">
            <text:p/>
          </table:table-cell>
        </table:table-row>
        <table:table-row table:style-name="ro1">
          <table:table-cell table:formula="of:=IF([$PART.H144]=&quot;&quot;;&quot;&quot;;[$PART.H144])">
            <text:p/>
          </table:table-cell>
        </table:table-row>
        <table:table-row table:style-name="ro1">
          <table:table-cell table:formula="of:=IF([$PART.H145]=&quot;&quot;;&quot;&quot;;[$PART.H145])">
            <text:p/>
          </table:table-cell>
        </table:table-row>
        <table:table-row table:style-name="ro1">
          <table:table-cell table:formula="of:=IF([$PART.H146]=&quot;&quot;;&quot;&quot;;[$PART.H146])">
            <text:p/>
          </table:table-cell>
        </table:table-row>
        <table:table-row table:style-name="ro1">
          <table:table-cell table:formula="of:=IF([$PART.H147]=&quot;&quot;;&quot;&quot;;[$PART.H147])">
            <text:p/>
          </table:table-cell>
        </table:table-row>
        <table:table-row table:style-name="ro1">
          <table:table-cell table:formula="of:=IF([$PART.H148]=&quot;&quot;;&quot;&quot;;[$PART.H148])">
            <text:p/>
          </table:table-cell>
        </table:table-row>
        <table:table-row table:style-name="ro1">
          <table:table-cell table:formula="of:=IF([$PART.H149]=&quot;&quot;;&quot;&quot;;[$PART.H149])">
            <text:p/>
          </table:table-cell>
        </table:table-row>
        <table:table-row table:style-name="ro1">
          <table:table-cell table:formula="of:=IF([$PART.H150]=&quot;&quot;;&quot;&quot;;[$PART.H150])">
            <text:p/>
          </table:table-cell>
        </table:table-row>
        <table:table-row table:style-name="ro1">
          <table:table-cell table:formula="of:=IF([$PART.H151]=&quot;&quot;;&quot;&quot;;[$PART.H151])">
            <text:p/>
          </table:table-cell>
        </table:table-row>
        <table:table-row table:style-name="ro1">
          <table:table-cell table:formula="of:=IF([$PART.H152]=&quot;&quot;;&quot;&quot;;[$PART.H152])">
            <text:p/>
          </table:table-cell>
        </table:table-row>
        <table:table-row table:style-name="ro1">
          <table:table-cell table:formula="of:=IF([$PART.H153]=&quot;&quot;;&quot;&quot;;[$PART.H153])">
            <text:p/>
          </table:table-cell>
        </table:table-row>
        <table:table-row table:style-name="ro1">
          <table:table-cell table:formula="of:=IF([$PART.H154]=&quot;&quot;;&quot;&quot;;[$PART.H154])">
            <text:p/>
          </table:table-cell>
        </table:table-row>
        <table:table-row table:style-name="ro1">
          <table:table-cell table:formula="of:=IF([$PART.H155]=&quot;&quot;;&quot;&quot;;[$PART.H155])">
            <text:p/>
          </table:table-cell>
        </table:table-row>
        <table:table-row table:style-name="ro1">
          <table:table-cell table:formula="of:=IF([$PART.H156]=&quot;&quot;;&quot;&quot;;[$PART.H156])">
            <text:p/>
          </table:table-cell>
        </table:table-row>
        <table:table-row table:style-name="ro1">
          <table:table-cell table:formula="of:=IF([$PART.H157]=&quot;&quot;;&quot;&quot;;[$PART.H157])">
            <text:p/>
          </table:table-cell>
        </table:table-row>
        <table:table-row table:style-name="ro1">
          <table:table-cell table:formula="of:=IF([$PART.H158]=&quot;&quot;;&quot;&quot;;[$PART.H158])">
            <text:p/>
          </table:table-cell>
        </table:table-row>
        <table:table-row table:style-name="ro1">
          <table:table-cell table:formula="of:=IF([$PART.H159]=&quot;&quot;;&quot;&quot;;[$PART.H159])">
            <text:p/>
          </table:table-cell>
        </table:table-row>
        <table:table-row table:style-name="ro1">
          <table:table-cell table:formula="of:=IF([$PART.H160]=&quot;&quot;;&quot;&quot;;[$PART.H160])">
            <text:p/>
          </table:table-cell>
        </table:table-row>
        <table:table-row table:style-name="ro1">
          <table:table-cell table:formula="of:=IF([$PART.H161]=&quot;&quot;;&quot;&quot;;[$PART.H161])">
            <text:p/>
          </table:table-cell>
        </table:table-row>
        <table:table-row table:style-name="ro1">
          <table:table-cell table:formula="of:=IF([$PART.H162]=&quot;&quot;;&quot;&quot;;[$PART.H162])">
            <text:p/>
          </table:table-cell>
        </table:table-row>
        <table:table-row table:style-name="ro1">
          <table:table-cell table:formula="of:=IF([$PART.H163]=&quot;&quot;;&quot;&quot;;[$PART.H163])">
            <text:p/>
          </table:table-cell>
        </table:table-row>
        <table:table-row table:style-name="ro1">
          <table:table-cell table:formula="of:=IF([$PART.H164]=&quot;&quot;;&quot;&quot;;[$PART.H164])">
            <text:p/>
          </table:table-cell>
        </table:table-row>
        <table:table-row table:style-name="ro1">
          <table:table-cell table:formula="of:=IF([$PART.H165]=&quot;&quot;;&quot;&quot;;[$PART.H165])">
            <text:p/>
          </table:table-cell>
        </table:table-row>
        <table:table-row table:style-name="ro1">
          <table:table-cell table:formula="of:=IF([$PART.H166]=&quot;&quot;;&quot;&quot;;[$PART.H166])">
            <text:p/>
          </table:table-cell>
        </table:table-row>
        <table:table-row table:style-name="ro1">
          <table:table-cell table:formula="of:=IF([$PART.H167]=&quot;&quot;;&quot;&quot;;[$PART.H167])">
            <text:p/>
          </table:table-cell>
        </table:table-row>
        <table:table-row table:style-name="ro1">
          <table:table-cell table:formula="of:=IF([$PART.H168]=&quot;&quot;;&quot;&quot;;[$PART.H168])">
            <text:p/>
          </table:table-cell>
        </table:table-row>
        <table:table-row table:style-name="ro1">
          <table:table-cell table:formula="of:=IF([$PART.H169]=&quot;&quot;;&quot;&quot;;[$PART.H169])">
            <text:p/>
          </table:table-cell>
        </table:table-row>
        <table:table-row table:style-name="ro1">
          <table:table-cell table:formula="of:=IF([$PART.H170]=&quot;&quot;;&quot;&quot;;[$PART.H170])">
            <text:p/>
          </table:table-cell>
        </table:table-row>
        <table:table-row table:style-name="ro1">
          <table:table-cell table:formula="of:=IF([$PART.H171]=&quot;&quot;;&quot;&quot;;[$PART.H171])">
            <text:p/>
          </table:table-cell>
        </table:table-row>
        <table:table-row table:style-name="ro1">
          <table:table-cell table:formula="of:=IF([$PART.H172]=&quot;&quot;;&quot;&quot;;[$PART.H172])">
            <text:p/>
          </table:table-cell>
        </table:table-row>
        <table:table-row table:style-name="ro1">
          <table:table-cell table:formula="of:=IF([$PART.H173]=&quot;&quot;;&quot;&quot;;[$PART.H173])">
            <text:p/>
          </table:table-cell>
        </table:table-row>
        <table:table-row table:style-name="ro1">
          <table:table-cell table:formula="of:=IF([$PART.H174]=&quot;&quot;;&quot;&quot;;[$PART.H174])">
            <text:p/>
          </table:table-cell>
        </table:table-row>
        <table:table-row table:style-name="ro1">
          <table:table-cell table:formula="of:=IF([$PART.H175]=&quot;&quot;;&quot;&quot;;[$PART.H175])">
            <text:p/>
          </table:table-cell>
        </table:table-row>
        <table:table-row table:style-name="ro1">
          <table:table-cell table:formula="of:=IF([$PART.H176]=&quot;&quot;;&quot;&quot;;[$PART.H176])">
            <text:p/>
          </table:table-cell>
        </table:table-row>
        <table:table-row table:style-name="ro1">
          <table:table-cell table:formula="of:=IF([$PART.H177]=&quot;&quot;;&quot;&quot;;[$PART.H177])">
            <text:p/>
          </table:table-cell>
        </table:table-row>
        <table:table-row table:style-name="ro1">
          <table:table-cell table:formula="of:=IF([$PART.H178]=&quot;&quot;;&quot;&quot;;[$PART.H178])">
            <text:p/>
          </table:table-cell>
        </table:table-row>
        <table:table-row table:style-name="ro1">
          <table:table-cell table:formula="of:=IF([$PART.H179]=&quot;&quot;;&quot;&quot;;[$PART.H179])">
            <text:p/>
          </table:table-cell>
        </table:table-row>
        <table:table-row table:style-name="ro1">
          <table:table-cell table:formula="of:=IF([$PART.H180]=&quot;&quot;;&quot;&quot;;[$PART.H180])">
            <text:p/>
          </table:table-cell>
        </table:table-row>
        <table:table-row table:style-name="ro1">
          <table:table-cell table:formula="of:=IF([$PART.H181]=&quot;&quot;;&quot;&quot;;[$PART.H181])">
            <text:p/>
          </table:table-cell>
        </table:table-row>
        <table:table-row table:style-name="ro1">
          <table:table-cell table:formula="of:=IF([$PART.H182]=&quot;&quot;;&quot;&quot;;[$PART.H182])">
            <text:p/>
          </table:table-cell>
        </table:table-row>
        <table:table-row table:style-name="ro1">
          <table:table-cell table:formula="of:=IF([$PART.H183]=&quot;&quot;;&quot;&quot;;[$PART.H183])">
            <text:p/>
          </table:table-cell>
        </table:table-row>
        <table:table-row table:style-name="ro1">
          <table:table-cell table:formula="of:=IF([$PART.H184]=&quot;&quot;;&quot;&quot;;[$PART.H184])">
            <text:p/>
          </table:table-cell>
        </table:table-row>
        <table:table-row table:style-name="ro1">
          <table:table-cell table:formula="of:=IF([$PART.H185]=&quot;&quot;;&quot;&quot;;[$PART.H185])">
            <text:p/>
          </table:table-cell>
        </table:table-row>
        <table:table-row table:style-name="ro1">
          <table:table-cell table:formula="of:=IF([$PART.H186]=&quot;&quot;;&quot;&quot;;[$PART.H186])">
            <text:p/>
          </table:table-cell>
        </table:table-row>
        <table:table-row table:style-name="ro1">
          <table:table-cell table:formula="of:=IF([$PART.H187]=&quot;&quot;;&quot;&quot;;[$PART.H187])">
            <text:p/>
          </table:table-cell>
        </table:table-row>
        <table:table-row table:style-name="ro1">
          <table:table-cell table:formula="of:=IF([$PART.H188]=&quot;&quot;;&quot;&quot;;[$PART.H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H194]=&quot;&quot;;&quot;&quot;;[$PART.H194])" office:value-type="string" office:string-value="formatFagottoIMvtIII = {" calcext:value-type="string">
            <text:p>formatFagottoIMvtIII = {</text:p>
          </table:table-cell>
        </table:table-row>
        <table:table-row table:style-name="ro1">
          <table:table-cell table:formula="of:=IF([$PART.H195]=&quot;&quot;;&quot;&quot;;[$PART.H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H196]=&quot;&quot;;&quot;&quot;;[$PART.H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H197]=&quot;&quot;;&quot;&quot;;[$PART.H197])" office:value-type="string" office:string-value="s2.*18 \break " calcext:value-type="string">
            <text:p>s2.*18 \break </text:p>
          </table:table-cell>
        </table:table-row>
        <table:table-row table:style-name="ro1">
          <table:table-cell table:formula="of:=IF([$PART.H198]=&quot;&quot;;&quot;&quot;;[$PART.H198])" office:value-type="string" office:string-value="s2.*20 \break \grace {s8}" calcext:value-type="string">
            <text:p>s2.*20 \break \grace {s8}</text:p>
          </table:table-cell>
        </table:table-row>
        <table:table-row table:style-name="ro1">
          <table:table-cell table:formula="of:=IF([$PART.H199]=&quot;&quot;;&quot;&quot;;[$PART.H199])" office:value-type="string" office:string-value="s2.*6 \break " calcext:value-type="string">
            <text:p>s2.*6 \break </text:p>
          </table:table-cell>
        </table:table-row>
        <table:table-row table:style-name="ro1">
          <table:table-cell table:formula="of:=IF([$PART.H200]=&quot;&quot;;&quot;&quot;;[$PART.H200])" office:value-type="string" office:string-value="s2.*6 \break " calcext:value-type="string">
            <text:p>s2.*6 \break </text:p>
          </table:table-cell>
        </table:table-row>
        <table:table-row table:style-name="ro1">
          <table:table-cell table:formula="of:=IF([$PART.H201]=&quot;&quot;;&quot;&quot;;[$PART.H201])" office:value-type="string" office:string-value="s2.*6 \break " calcext:value-type="string">
            <text:p>s2.*6 \break </text:p>
          </table:table-cell>
        </table:table-row>
        <table:table-row table:style-name="ro1">
          <table:table-cell table:formula="of:=IF([$PART.H202]=&quot;&quot;;&quot;&quot;;[$PART.H202])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IF([$PART.H203]=&quot;&quot;;&quot;&quot;;[$PART.H203])" office:value-type="string" office:string-value="s2.*15 \break " calcext:value-type="string">
            <text:p>s2.*15 \break </text:p>
          </table:table-cell>
        </table:table-row>
        <table:table-row table:style-name="ro1">
          <table:table-cell table:formula="of:=IF([$PART.H204]=&quot;&quot;;&quot;&quot;;[$PART.H204])" office:value-type="string" office:string-value="s2.*6 \break " calcext:value-type="string">
            <text:p>s2.*6 \break </text:p>
          </table:table-cell>
        </table:table-row>
        <table:table-row table:style-name="ro1">
          <table:table-cell table:formula="of:=IF([$PART.H205]=&quot;&quot;;&quot;&quot;;[$PART.H205])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IF([$PART.H206]=&quot;&quot;;&quot;&quot;;[$PART.H206])" office:value-type="string" office:string-value="s2.*14 \break " calcext:value-type="string">
            <text:p>s2.*14 \break </text:p>
          </table:table-cell>
        </table:table-row>
        <table:table-row table:style-name="ro1">
          <table:table-cell table:formula="of:=IF([$PART.H207]=&quot;&quot;;&quot;&quot;;[$PART.H207])" office:value-type="string" office:string-value="s2.*29 \break " calcext:value-type="string">
            <text:p>s2.*29 \break </text:p>
          </table:table-cell>
        </table:table-row>
        <table:table-row table:style-name="ro1">
          <table:table-cell table:formula="of:=IF([$PART.H208]=&quot;&quot;;&quot;&quot;;[$PART.H208])" office:value-type="string" office:string-value="s2.*20 \pageBreak " calcext:value-type="string">
            <text:p>s2.*20 \pageBreak </text:p>
          </table:table-cell>
        </table:table-row>
        <table:table-row table:style-name="ro1">
          <table:table-cell table:formula="of:=IF([$PART.H209]=&quot;&quot;;&quot;&quot;;[$PART.H209])" office:value-type="string" office:string-value="s2.*8 \break " calcext:value-type="string">
            <text:p>s2.*8 \break </text:p>
          </table:table-cell>
        </table:table-row>
        <table:table-row table:style-name="ro1">
          <table:table-cell table:formula="of:=IF([$PART.H210]=&quot;&quot;;&quot;&quot;;[$PART.H210])" office:value-type="string" office:string-value="s2.*7 \break \grace {s8}" calcext:value-type="string">
            <text:p>s2.*7 \break \grace {s8}</text:p>
          </table:table-cell>
        </table:table-row>
        <table:table-row table:style-name="ro1">
          <table:table-cell table:formula="of:=IF([$PART.H211]=&quot;&quot;;&quot;&quot;;[$PART.H211])" office:value-type="string" office:string-value="s2.*6 \break " calcext:value-type="string">
            <text:p>s2.*6 \break </text:p>
          </table:table-cell>
        </table:table-row>
        <table:table-row table:style-name="ro1">
          <table:table-cell table:formula="of:=IF([$PART.H212]=&quot;&quot;;&quot;&quot;;[$PART.H212])" office:value-type="string" office:string-value="s2.*6 \break " calcext:value-type="string">
            <text:p>s2.*6 \break </text:p>
          </table:table-cell>
        </table:table-row>
        <table:table-row table:style-name="ro1">
          <table:table-cell table:formula="of:=IF([$PART.H213]=&quot;&quot;;&quot;&quot;;[$PART.H213])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IF([$PART.H214]=&quot;&quot;;&quot;&quot;;[$PART.H214])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IF([$PART.H215]=&quot;&quot;;&quot;&quot;;[$PART.H215])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IF([$PART.H216]=&quot;&quot;;&quot;&quot;;[$PART.H216])" office:value-type="string" office:string-value="s2.*20 \break " calcext:value-type="string">
            <text:p>s2.*20 \break </text:p>
          </table:table-cell>
        </table:table-row>
        <table:table-row table:style-name="ro1">
          <table:table-cell table:formula="of:=IF([$PART.H217]=&quot;&quot;;&quot;&quot;;[$PART.H217])" office:value-type="string" office:string-value="s2.*8 \break " calcext:value-type="string">
            <text:p>s2.*8 \break </text:p>
          </table:table-cell>
        </table:table-row>
        <table:table-row table:style-name="ro1">
          <table:table-cell table:formula="of:=IF([$PART.H218]=&quot;&quot;;&quot;&quot;;[$PART.H218])" office:value-type="string" office:string-value="s2.*15 \break " calcext:value-type="string">
            <text:p>s2.*15 \break </text:p>
          </table:table-cell>
        </table:table-row>
        <table:table-row table:style-name="ro1">
          <table:table-cell table:formula="of:=IF([$PART.H219]=&quot;&quot;;&quot;&quot;;[$PART.H219])" office:value-type="string" office:string-value="s2.*6 \break " calcext:value-type="string">
            <text:p>s2.*6 \break </text:p>
          </table:table-cell>
        </table:table-row>
        <table:table-row table:style-name="ro1">
          <table:table-cell table:formula="of:=IF([$PART.H220]=&quot;&quot;;&quot;&quot;;[$PART.H220])" office:value-type="string" office:string-value="s2.*10 \break " calcext:value-type="string">
            <text:p>s2.*10 \break </text:p>
          </table:table-cell>
        </table:table-row>
        <table:table-row table:style-name="ro1">
          <table:table-cell table:formula="of:=IF([$PART.H221]=&quot;&quot;;&quot;&quot;;[$PART.H221])" office:value-type="string" office:string-value="s2.*15 \pageBreak " calcext:value-type="string">
            <text:p>s2.*15 \pageBreak </text:p>
          </table:table-cell>
        </table:table-row>
        <table:table-row table:style-name="ro1">
          <table:table-cell table:formula="of:=IF([$PART.H222]=&quot;&quot;;&quot;&quot;;[$PART.H222])" office:value-type="string" office:string-value="s2.*10 \break " calcext:value-type="string">
            <text:p>s2.*10 \break </text:p>
          </table:table-cell>
        </table:table-row>
        <table:table-row table:style-name="ro1">
          <table:table-cell table:formula="of:=IF([$PART.H223]=&quot;&quot;;&quot;&quot;;[$PART.H223])" office:value-type="string" office:string-value="s2.*24 \break " calcext:value-type="string">
            <text:p>s2.*24 \break </text:p>
          </table:table-cell>
        </table:table-row>
        <table:table-row table:style-name="ro1">
          <table:table-cell table:formula="of:=IF([$PART.H224]=&quot;&quot;;&quot;&quot;;[$PART.H224])" office:value-type="string" office:string-value="s2.*10 \break " calcext:value-type="string">
            <text:p>s2.*10 \break </text:p>
          </table:table-cell>
        </table:table-row>
        <table:table-row table:style-name="ro1">
          <table:table-cell table:formula="of:=IF([$PART.H225]=&quot;&quot;;&quot;&quot;;[$PART.H225])" office:value-type="string" office:string-value="s2.*9 \break " calcext:value-type="string">
            <text:p>s2.*9 \break </text:p>
          </table:table-cell>
        </table:table-row>
        <table:table-row table:style-name="ro1">
          <table:table-cell table:formula="of:=IF([$PART.H226]=&quot;&quot;;&quot;&quot;;[$PART.H226])" office:value-type="string" office:string-value="s2.*3  " calcext:value-type="string">
            <text:p>s2.*3 <text:s/></text:p>
          </table:table-cell>
        </table:table-row>
        <table:table-row table:style-name="ro1">
          <table:table-cell table:formula="of:=IF([$PART.H227]=&quot;&quot;;&quot;&quot;;[$PART.H227])" office:value-type="string" office:string-value="s2*31 \break " calcext:value-type="string">
            <text:p>s2*31 \break </text:p>
          </table:table-cell>
        </table:table-row>
        <table:table-row table:style-name="ro1">
          <table:table-cell table:formula="of:=IF([$PART.H228]=&quot;&quot;;&quot;&quot;;[$PART.H228])" office:value-type="string" office:string-value="s2*10 \break " calcext:value-type="string">
            <text:p>s2*10 \break </text:p>
          </table:table-cell>
        </table:table-row>
        <table:table-row table:style-name="ro1">
          <table:table-cell table:formula="of:=IF([$PART.H229]=&quot;&quot;;&quot;&quot;;[$PART.H229])" office:value-type="string" office:string-value="s2*15 \break " calcext:value-type="string">
            <text:p>s2*15 \break </text:p>
          </table:table-cell>
        </table:table-row>
        <table:table-row table:style-name="ro1">
          <table:table-cell table:formula="of:=IF([$PART.H230]=&quot;&quot;;&quot;&quot;;[$PART.H230])" office:value-type="string" office:string-value="s2*11 \break " calcext:value-type="string">
            <text:p>s2*11 \break </text:p>
          </table:table-cell>
        </table:table-row>
        <table:table-row table:style-name="ro1">
          <table:table-cell table:formula="of:=IF([$PART.H231]=&quot;&quot;;&quot;&quot;;[$PART.H231])" office:value-type="string" office:string-value="s2*26 \break " calcext:value-type="string">
            <text:p>s2*26 \break </text:p>
          </table:table-cell>
        </table:table-row>
        <table:table-row table:style-name="ro1">
          <table:table-cell table:formula="of:=IF([$PART.H232]=&quot;&quot;;&quot;&quot;;[$PART.H232])" office:value-type="string" office:string-value="s2*17  " calcext:value-type="string">
            <text:p>s2*17 <text:s/></text:p>
          </table:table-cell>
        </table:table-row>
        <table:table-row table:style-name="ro1">
          <table:table-cell table:formula="of:=IF([$PART.H233]=&quot;&quot;;&quot;&quot;;[$PART.H233])" office:value-type="string" office:string-value="s2.*2 \break " calcext:value-type="string">
            <text:p>s2.*2 \break </text:p>
          </table:table-cell>
        </table:table-row>
        <table:table-row table:style-name="ro1">
          <table:table-cell table:formula="of:=IF([$PART.H234]=&quot;&quot;;&quot;&quot;;[$PART.H234])" office:value-type="string" office:string-value="s2.*13 \break " calcext:value-type="string">
            <text:p>s2.*13 \break </text:p>
          </table:table-cell>
        </table:table-row>
        <table:table-row table:style-name="ro1">
          <table:table-cell table:formula="of:=IF([$PART.H235]=&quot;&quot;;&quot;&quot;;[$PART.H235])" office:value-type="string" office:string-value="s2.*9 \break " calcext:value-type="string">
            <text:p>s2.*9 \break </text:p>
          </table:table-cell>
        </table:table-row>
        <table:table-row table:style-name="ro1">
          <table:table-cell table:formula="of:=IF([$PART.H236]=&quot;&quot;;&quot;&quot;;[$PART.H236])" office:value-type="string" office:string-value="s2.*9  " calcext:value-type="string">
            <text:p>s2.*9 <text:s/></text:p>
          </table:table-cell>
        </table:table-row>
        <table:table-row table:style-name="ro1">
          <table:table-cell table:formula="of:=IF([$PART.H237]=&quot;&quot;;&quot;&quot;;[$PART.H237])">
            <text:p/>
          </table:table-cell>
        </table:table-row>
        <table:table-row table:style-name="ro1">
          <table:table-cell table:formula="of:=IF([$PART.H238]=&quot;&quot;;&quot;&quot;;[$PART.H238])">
            <text:p/>
          </table:table-cell>
        </table:table-row>
        <table:table-row table:style-name="ro1">
          <table:table-cell table:formula="of:=IF([$PART.H239]=&quot;&quot;;&quot;&quot;;[$PART.H239])">
            <text:p/>
          </table:table-cell>
        </table:table-row>
        <table:table-row table:style-name="ro1">
          <table:table-cell table:formula="of:=IF([$PART.H240]=&quot;&quot;;&quot;&quot;;[$PART.H240])">
            <text:p/>
          </table:table-cell>
        </table:table-row>
        <table:table-row table:style-name="ro1">
          <table:table-cell table:formula="of:=IF([$PART.H241]=&quot;&quot;;&quot;&quot;;[$PART.H241])">
            <text:p/>
          </table:table-cell>
        </table:table-row>
        <table:table-row table:style-name="ro1">
          <table:table-cell table:formula="of:=IF([$PART.H242]=&quot;&quot;;&quot;&quot;;[$PART.H242])">
            <text:p/>
          </table:table-cell>
        </table:table-row>
        <table:table-row table:style-name="ro1">
          <table:table-cell table:formula="of:=IF([$PART.H243]=&quot;&quot;;&quot;&quot;;[$PART.H243])">
            <text:p/>
          </table:table-cell>
        </table:table-row>
        <table:table-row table:style-name="ro1">
          <table:table-cell table:formula="of:=IF([$PART.H244]=&quot;&quot;;&quot;&quot;;[$PART.H244])">
            <text:p/>
          </table:table-cell>
        </table:table-row>
        <table:table-row table:style-name="ro1">
          <table:table-cell table:formula="of:=IF([$PART.H245]=&quot;&quot;;&quot;&quot;;[$PART.H245])">
            <text:p/>
          </table:table-cell>
        </table:table-row>
        <table:table-row table:style-name="ro1">
          <table:table-cell table:formula="of:=IF([$PART.H246]=&quot;&quot;;&quot;&quot;;[$PART.H246])">
            <text:p/>
          </table:table-cell>
        </table:table-row>
        <table:table-row table:style-name="ro1">
          <table:table-cell table:formula="of:=IF([$PART.H247]=&quot;&quot;;&quot;&quot;;[$PART.H247])">
            <text:p/>
          </table:table-cell>
        </table:table-row>
        <table:table-row table:style-name="ro1">
          <table:table-cell table:formula="of:=IF([$PART.H248]=&quot;&quot;;&quot;&quot;;[$PART.H248])">
            <text:p/>
          </table:table-cell>
        </table:table-row>
        <table:table-row table:style-name="ro1">
          <table:table-cell table:formula="of:=IF([$PART.H249]=&quot;&quot;;&quot;&quot;;[$PART.H249])">
            <text:p/>
          </table:table-cell>
        </table:table-row>
        <table:table-row table:style-name="ro1">
          <table:table-cell table:formula="of:=IF([$PART.H250]=&quot;&quot;;&quot;&quot;;[$PART.H250])">
            <text:p/>
          </table:table-cell>
        </table:table-row>
        <table:table-row table:style-name="ro1">
          <table:table-cell table:formula="of:=IF([$PART.H251]=&quot;&quot;;&quot;&quot;;[$PART.H251])">
            <text:p/>
          </table:table-cell>
        </table:table-row>
        <table:table-row table:style-name="ro1">
          <table:table-cell table:formula="of:=IF([$PART.H252]=&quot;&quot;;&quot;&quot;;[$PART.H252])">
            <text:p/>
          </table:table-cell>
        </table:table-row>
        <table:table-row table:style-name="ro1">
          <table:table-cell table:formula="of:=IF([$PART.H253]=&quot;&quot;;&quot;&quot;;[$PART.H253])">
            <text:p/>
          </table:table-cell>
        </table:table-row>
        <table:table-row table:style-name="ro1">
          <table:table-cell table:formula="of:=IF([$PART.H254]=&quot;&quot;;&quot;&quot;;[$PART.H254])">
            <text:p/>
          </table:table-cell>
        </table:table-row>
        <table:table-row table:style-name="ro1">
          <table:table-cell table:formula="of:=IF([$PART.H255]=&quot;&quot;;&quot;&quot;;[$PART.H255])">
            <text:p/>
          </table:table-cell>
        </table:table-row>
        <table:table-row table:style-name="ro1">
          <table:table-cell table:formula="of:=IF([$PART.H256]=&quot;&quot;;&quot;&quot;;[$PART.H256])">
            <text:p/>
          </table:table-cell>
        </table:table-row>
        <table:table-row table:style-name="ro1">
          <table:table-cell table:formula="of:=IF([$PART.H257]=&quot;&quot;;&quot;&quot;;[$PART.H257])">
            <text:p/>
          </table:table-cell>
        </table:table-row>
        <table:table-row table:style-name="ro1">
          <table:table-cell table:formula="of:=IF([$PART.H258]=&quot;&quot;;&quot;&quot;;[$PART.H258])">
            <text:p/>
          </table:table-cell>
        </table:table-row>
        <table:table-row table:style-name="ro1">
          <table:table-cell table:formula="of:=IF([$PART.H259]=&quot;&quot;;&quot;&quot;;[$PART.H259])">
            <text:p/>
          </table:table-cell>
        </table:table-row>
        <table:table-row table:style-name="ro1">
          <table:table-cell table:formula="of:=IF([$PART.H260]=&quot;&quot;;&quot;&quot;;[$PART.H260])">
            <text:p/>
          </table:table-cell>
        </table:table-row>
        <table:table-row table:style-name="ro1">
          <table:table-cell table:formula="of:=IF([$PART.H261]=&quot;&quot;;&quot;&quot;;[$PART.H261])">
            <text:p/>
          </table:table-cell>
        </table:table-row>
        <table:table-row table:style-name="ro1">
          <table:table-cell table:formula="of:=IF([$PART.H262]=&quot;&quot;;&quot;&quot;;[$PART.H262])">
            <text:p/>
          </table:table-cell>
        </table:table-row>
        <table:table-row table:style-name="ro1">
          <table:table-cell table:formula="of:=IF([$PART.H263]=&quot;&quot;;&quot;&quot;;[$PART.H263])">
            <text:p/>
          </table:table-cell>
        </table:table-row>
        <table:table-row table:style-name="ro1">
          <table:table-cell table:formula="of:=IF([$PART.H264]=&quot;&quot;;&quot;&quot;;[$PART.H264])">
            <text:p/>
          </table:table-cell>
        </table:table-row>
        <table:table-row table:style-name="ro1">
          <table:table-cell table:formula="of:=IF([$PART.H265]=&quot;&quot;;&quot;&quot;;[$PART.H265])">
            <text:p/>
          </table:table-cell>
        </table:table-row>
        <table:table-row table:style-name="ro1">
          <table:table-cell table:formula="of:=IF([$PART.H266]=&quot;&quot;;&quot;&quot;;[$PART.H266])">
            <text:p/>
          </table:table-cell>
        </table:table-row>
        <table:table-row table:style-name="ro1">
          <table:table-cell table:formula="of:=IF([$PART.H267]=&quot;&quot;;&quot;&quot;;[$PART.H267])">
            <text:p/>
          </table:table-cell>
        </table:table-row>
        <table:table-row table:style-name="ro1">
          <table:table-cell table:formula="of:=IF([$PART.H268]=&quot;&quot;;&quot;&quot;;[$PART.H268])">
            <text:p/>
          </table:table-cell>
        </table:table-row>
        <table:table-row table:style-name="ro1">
          <table:table-cell table:formula="of:=IF([$PART.H269]=&quot;&quot;;&quot;&quot;;[$PART.H269])">
            <text:p/>
          </table:table-cell>
        </table:table-row>
        <table:table-row table:style-name="ro1">
          <table:table-cell table:formula="of:=IF([$PART.H270]=&quot;&quot;;&quot;&quot;;[$PART.H270])">
            <text:p/>
          </table:table-cell>
        </table:table-row>
        <table:table-row table:style-name="ro1">
          <table:table-cell table:formula="of:=IF([$PART.H271]=&quot;&quot;;&quot;&quot;;[$PART.H271])">
            <text:p/>
          </table:table-cell>
        </table:table-row>
        <table:table-row table:style-name="ro1">
          <table:table-cell table:formula="of:=IF([$PART.H272]=&quot;&quot;;&quot;&quot;;[$PART.H272])">
            <text:p/>
          </table:table-cell>
        </table:table-row>
        <table:table-row table:style-name="ro1">
          <table:table-cell table:formula="of:=IF([$PART.H273]=&quot;&quot;;&quot;&quot;;[$PART.H273])">
            <text:p/>
          </table:table-cell>
        </table:table-row>
        <table:table-row table:style-name="ro1">
          <table:table-cell table:formula="of:=IF([$PART.H274]=&quot;&quot;;&quot;&quot;;[$PART.H274])">
            <text:p/>
          </table:table-cell>
        </table:table-row>
        <table:table-row table:style-name="ro1">
          <table:table-cell table:formula="of:=IF([$PART.H275]=&quot;&quot;;&quot;&quot;;[$PART.H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.242cm" svg:height="1.328cm" svg:x="8.562cm" svg:y="1.328c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i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1" calcext:value-type="float">
            <text:p>81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89" calcext:value-type="float">
            <text:p>89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103" calcext:value-type="float">
            <text:p>103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52" calcext:value-type="float">
            <text:p>52</text:p>
          </table:table-cell>
          <table:table-cell table:style-name="ce56" office:value-type="float" office:value="52" calcext:value-type="float">
            <text:p>52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%\set Score.skipTypesetting = ##t s2*84 s2.*2 s1*2 " calcext:value-type="string">
            <text:p>%\set Score.skipTypesetting = ##t s2*84 s2.*2 s1*2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%\set Score.skipTypesetting = ##f s2*14 " calcext:value-type="string">
            <text:p>%\set Score.skipTypesetting = ##f s2*14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%\set Score.skipTypesetting = ##t s2*186 s2.*2 s1*2 s2*48 " calcext:value-type="string">
            <text:p>%\set Score.skipTypesetting = ##t s2*186 s2.*2 s1*2 s2*48 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33"/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II = {" calcext:value-type="string">
            <text:p>formatConductorMvtIII = {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52" calcext:value-type="float">
            <text:p>52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table:number-columns-repeated="7" office:value-type="string" calcext:value-type="string">
            <text:p>s2.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89" calcext:value-type="float">
            <text:p>89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1" calcext:value-type="float">
            <text:p>1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>
            <text:p/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88" calcext:value-type="float">
            <text:p>88</text:p>
          </table:table-cell>
          <table:table-cell table:formula="of:=IF([.AA11]=&quot;&quot;;0;MIN([.$AB$9]-[.V11];[.$AB$9]-[.$AA$9];[.W11]-[.V11]-[.AH11]))" office:value-type="float" office:value="0" calcext:value-type="float">
            <text:p>0</text:p>
          </table:table-cell>
          <table:table-cell table:formula="of:=IF([.AB11]=&quot;&quot;;0;MIN([.$AC$9]-[.V11];[.$AC$9]-[.$AB$9];[.W11]-[.V11]-[.AH11]-[.AI11]))" office:value-type="float" office:value="0" calcext:value-type="float">
            <text:p>0</text:p>
          </table:table-cell>
          <table:table-cell table:formula="of:=IF([.AC11]=&quot;&quot;;0;MIN([.$AD$9]-[.V11];[.$AD$9]-[.$AC$9];[.W11]-[.V11]-[.AH11]-[.AI11]-[.AJ11]))" office:value-type="float" office:value="0" calcext:value-type="float">
            <text:p>0</text:p>
          </table:table-cell>
          <table:table-cell table:formula="of:=IF([.AD11]=&quot;&quot;;0;MIN([.$AE$9]-[.V11];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V11];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V11];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 office:value-type="string" office:string-value="s2.*88 " calcext:value-type="string">
            <text:p>s2.*88 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89" calcext:value-type="float">
            <text:p>89</text:p>
          </table:table-cell>
          <table:table-cell table:style-name="ce47" table:formula="of:=[.D3]" office:value-type="float" office:value="103" calcext:value-type="float">
            <text:p>103</text:p>
          </table:table-cell>
          <table:table-cell table:style-name="ce44" table:formula="of:=MATCH([.V12];[.$Z$9:.$AG$9];1)" office:value-type="float" office:value="1" calcext:value-type="float">
            <text:p>1</text:p>
          </table:table-cell>
          <table:table-cell table:style-name="ce44" table:formula="of:=MATCH([.W12];[.$Z$9:.$AG$9];1)" office:value-type="float" office:value="1" calcext:value-type="float">
            <text:p>1</text:p>
          </table:table-cell>
          <table:table-cell table:style-name="ce2" table:formula="of:=IF(AND([.Z$8]&lt;=[.$Y12];[.Z$8]&gt;=[.$X12]);INDEX([.$Z$9:.$AG$9];[.Z$8]);&quot;&quot;)" office:value-type="float" office:value="0" calcext:value-type="float">
            <text:p>0</text:p>
          </table:table-cell>
          <table:table-cell table:style-name="ce2" table:formula="of:=IF(AND([.AA$8]&lt;=[.$Y12];[.AA$8]&gt;=[.$X12]);INDEX([.$Z$9:.$AG$9];[.AA$8]);&quot;&quot;)">
            <text:p/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14" calcext:value-type="float">
            <text:p>14</text:p>
          </table:table-cell>
          <table:table-cell table:formula="of:=IF([.AA12]=&quot;&quot;;0;MIN([.$AB$9]-[.V12];[.$AB$9]-[.$AA$9];[.W12]-[.V12]-[.AH12]))" office:value-type="float" office:value="0" calcext:value-type="float">
            <text:p>0</text:p>
          </table:table-cell>
          <table:table-cell table:formula="of:=IF([.AB12]=&quot;&quot;;0;MIN([.$AC$9]-[.V12];[.$AC$9]-[.$AB$9];[.W12]-[.V12]-[.AH12]-[.AI12]))" office:value-type="float" office:value="0" calcext:value-type="float">
            <text:p>0</text:p>
          </table:table-cell>
          <table:table-cell table:formula="of:=IF([.AC12]=&quot;&quot;;0;MIN([.$AD$9]-[.V12];[.$AD$9]-[.$AC$9];[.W12]-[.V12]-[.AH12]-[.AI12]-[.AJ12]))" office:value-type="float" office:value="0" calcext:value-type="float">
            <text:p>0</text:p>
          </table:table-cell>
          <table:table-cell table:formula="of:=IF([.AD12]=&quot;&quot;;0;MIN([.$AE$9]-[.V12];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V12];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V12];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 office:value-type="string" office:string-value="s2.*14 " calcext:value-type="string">
            <text:p>s2.*14 </text:p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7" table:formula="of:=[.D3]" office:value-type="float" office:value="103" calcext:value-type="float">
            <text:p>103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1" calcext:value-type="float">
            <text:p>1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 office:value-type="float" office:value="0" calcext:value-type="float">
            <text:p>0</text:p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16" calcext:value-type="float">
            <text:p>16</text:p>
          </table:table-cell>
          <table:table-cell table:formula="of:=IF([.AA13]=&quot;&quot;;0;MIN([.$AB$9]-[.V13];[.$AB$9]-[.$AA$9];[.W13]-[.V13]-[.AH13]))" office:value-type="float" office:value="-119" calcext:value-type="float">
            <text:p>-119</text:p>
          </table:table-cell>
          <table:table-cell table:formula="of:=IF([.AB13]=&quot;&quot;;0;MIN([.$AC$9]-[.V13];[.$AC$9]-[.$AB$9];[.W13]-[.V13]-[.AH13]-[.AI13]))" office:value-type="float" office:value="0" calcext:value-type="float">
            <text:p>0</text:p>
          </table:table-cell>
          <table:table-cell table:formula="of:=IF([.AC13]=&quot;&quot;;0;MIN([.$AD$9]-[.V13];[.$AD$9]-[.$AC$9];[.W13]-[.V13]-[.AH13]-[.AI13]-[.AJ13]))" office:value-type="float" office:value="0" calcext:value-type="float">
            <text:p>0</text:p>
          </table:table-cell>
          <table:table-cell table:formula="of:=IF([.AD13]=&quot;&quot;;0;MIN([.$AE$9]-[.V13];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V13];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V13];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 office:value-type="string" office:string-value="s2.*16 " calcext:value-type="string">
            <text:p>s2.*16 </text:p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0"/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10" calcext:value-type="float">
            <text:p>10</text:p>
          </table:table-cell>
          <table:table-cell table:formula="of:=IF([.AA16]=&quot;&quot;;0;MIN([.$AA$9]-[.C16];[.$AB$9]-[.$AA$9];[.D16]-[.AH16]))" office:value-type="float" office:value="0" calcext:value-type="float">
            <text:p>0</text:p>
          </table:table-cell>
          <table:table-cell table:formula="of:=IF([.AB16]=&quot;&quot;;0;MIN([.$AB$9]-[.C16];[.$AC$9]-[.$AB$9];[.D16]-[.AH16]-[.AI16]))" office:value-type="float" office:value="0" calcext:value-type="float">
            <text:p>0</text:p>
          </table:table-cell>
          <table:table-cell table:formula="of:=IF([.AC16]=&quot;&quot;;0;MIN([.$AD$9]-[.C16];[.$AD$9]-[.$AC$9];[.D16]-[.AH16]-[.AI16]-[.AJ16]))" office:value-type="float" office:value="0" calcext:value-type="float">
            <text:p>0</text:p>
          </table:table-cell>
          <table:table-cell table:formula="of:=IF([.AD16]=&quot;&quot;;0;MIN([.$AE$9]-[.C16];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C16];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C16];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    #'((Y-offset . 155)" calcext:value-type="string">
            <text:p><text:s text:c="4"/>#'((Y-offset . 155)</text:p>
          </table:table-cell>
          <table:table-cell table:number-columns-repeated="10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7"/>
          <table:table-cell table:style-name="ce50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A$9]-[.C17];[.$AB$9]-[.$AA$9];[.D17]-[.AH17]))" office:value-type="float" office:value="0" calcext:value-type="float">
            <text:p>0</text:p>
          </table:table-cell>
          <table:table-cell table:formula="of:=IF([.AB17]=&quot;&quot;;0;MIN([.$AB$9]-[.C17];[.$AC$9]-[.$AB$9];[.D17]-[.AH17]-[.AI17]))" office:value-type="float" office:value="0" calcext:value-type="float">
            <text:p>0</text:p>
          </table:table-cell>
          <table:table-cell table:formula="of:=IF([.AC17]=&quot;&quot;;0;MIN([.$AD$9]-[.C17];[.$AD$9]-[.$AC$9];[.D17]-[.AH17]-[.AI17]-[.AJ17]))" office:value-type="float" office:value="0" calcext:value-type="float">
            <text:p>0</text:p>
          </table:table-cell>
          <table:table-cell table:formula="of:=IF([.AD17]=&quot;&quot;;0;MIN([.$AE$9]-[.C17];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C17];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C17];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      (alignment-distances . (11 12 11 12 12 12)))" calcext:value-type="string">
            <text:p><text:s text:c="6"/>(alignment-distances . (11 12 11 12 12 12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number-columns-repeated="10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19]=&quot;&quot;;&quot;&quot;;[.C19]-[.C1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4"/>
          <table:table-cell table:style-name="ce57"/>
          <table:table-cell table:number-columns-repeated="4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6" calcext:value-type="float">
            <text:p>6</text:p>
          </table:table-cell>
          <table:table-cell table:formula="of:=IF([.AA18]=&quot;&quot;;0;MIN([.$AA$9]-[.C18];[.$AB$9]-[.$AA$9];[.D18]-[.AH18]))" office:value-type="float" office:value="0" calcext:value-type="float">
            <text:p>0</text:p>
          </table:table-cell>
          <table:table-cell table:formula="of:=IF([.AB18]=&quot;&quot;;0;MIN([.$AB$9]-[.C18];[.$AC$9]-[.$AB$9];[.D18]-[.AH18]-[.AI18]))" office:value-type="float" office:value="0" calcext:value-type="float">
            <text:p>0</text:p>
          </table:table-cell>
          <table:table-cell table:formula="of:=IF([.AC18]=&quot;&quot;;0;MIN([.$AD$9]-[.C18];[.$AD$9]-[.$AC$9];[.D18]-[.AH18]-[.AI18]-[.AJ18]))" office:value-type="float" office:value="0" calcext:value-type="float">
            <text:p>0</text:p>
          </table:table-cell>
          <table:table-cell table:formula="of:=IF([.AD18]=&quot;&quot;;0;MIN([.$AE$9]-[.C18];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C18];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C18];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7" table:formula="of:=IF([.C20]=&quot;&quot;;&quot;&quot;;[.C20]-[.C1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style-name="ce57"/>
          <table:table-cell table:number-columns-repeated="4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6" calcext:value-type="float">
            <text:p>6</text:p>
          </table:table-cell>
          <table:table-cell table:formula="of:=IF([.AA19]=&quot;&quot;;0;MIN([.$AA$9]-[.C19];[.$AB$9]-[.$AA$9];[.D19]-[.AH19]))" office:value-type="float" office:value="0" calcext:value-type="float">
            <text:p>0</text:p>
          </table:table-cell>
          <table:table-cell table:formula="of:=IF([.AB19]=&quot;&quot;;0;MIN([.$AB$9]-[.C19];[.$AC$9]-[.$AB$9];[.D19]-[.AH19]-[.AI19]))" office:value-type="float" office:value="0" calcext:value-type="float">
            <text:p>0</text:p>
          </table:table-cell>
          <table:table-cell table:formula="of:=IF([.AC19]=&quot;&quot;;0;MIN([.$AD$9]-[.C19];[.$AD$9]-[.$AC$9];[.D19]-[.AH19]-[.AI19]-[.AJ19]))" office:value-type="float" office:value="0" calcext:value-type="float">
            <text:p>0</text:p>
          </table:table-cell>
          <table:table-cell table:formula="of:=IF([.AD19]=&quot;&quot;;0;MIN([.$AE$9]-[.C19];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C19];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C19];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6  \pageBreak" calcext:value-type="string">
            <text:p>s2.*6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A$9]-[.C20];[.$AB$9]-[.$AA$9];[.D20]-[.AH20]))" office:value-type="float" office:value="0" calcext:value-type="float">
            <text:p>0</text:p>
          </table:table-cell>
          <table:table-cell table:formula="of:=IF([.AB20]=&quot;&quot;;0;MIN([.$AB$9]-[.C20];[.$AC$9]-[.$AB$9];[.D20]-[.AH20]-[.AI20]))" office:value-type="float" office:value="0" calcext:value-type="float">
            <text:p>0</text:p>
          </table:table-cell>
          <table:table-cell table:formula="of:=IF([.AC20]=&quot;&quot;;0;MIN([.$AD$9]-[.C20];[.$AD$9]-[.$AC$9];[.D20]-[.AH20]-[.AI20]-[.AJ20]))" office:value-type="float" office:value="0" calcext:value-type="float">
            <text:p>0</text:p>
          </table:table-cell>
          <table:table-cell table:formula="of:=IF([.AD20]=&quot;&quot;;0;MIN([.$AE$9]-[.C20];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C20];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C20];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A$9]-[.C21];[.$AB$9]-[.$AA$9];[.D21]-[.AH21]))" office:value-type="float" office:value="0" calcext:value-type="float">
            <text:p>0</text:p>
          </table:table-cell>
          <table:table-cell table:formula="of:=IF([.AB21]=&quot;&quot;;0;MIN([.$AB$9]-[.C21];[.$AC$9]-[.$AB$9];[.D21]-[.AH21]-[.AI21]))" office:value-type="float" office:value="0" calcext:value-type="float">
            <text:p>0</text:p>
          </table:table-cell>
          <table:table-cell table:formula="of:=IF([.AC21]=&quot;&quot;;0;MIN([.$AD$9]-[.C21];[.$AD$9]-[.$AC$9];[.D21]-[.AH21]-[.AI21]-[.AJ21]))" office:value-type="float" office:value="0" calcext:value-type="float">
            <text:p>0</text:p>
          </table:table-cell>
          <table:table-cell table:formula="of:=IF([.AD21]=&quot;&quot;;0;MIN([.$AE$9]-[.C21];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C21];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C21];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number-columns-repeated="10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7"/>
          <table:table-cell table:number-columns-repeated="4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A$9]-[.C22];[.$AB$9]-[.$AA$9];[.D22]-[.AH22]))" office:value-type="float" office:value="0" calcext:value-type="float">
            <text:p>0</text:p>
          </table:table-cell>
          <table:table-cell table:formula="of:=IF([.AB22]=&quot;&quot;;0;MIN([.$AB$9]-[.C22];[.$AC$9]-[.$AB$9];[.D22]-[.AH22]-[.AI22]))" office:value-type="float" office:value="0" calcext:value-type="float">
            <text:p>0</text:p>
          </table:table-cell>
          <table:table-cell table:formula="of:=IF([.AC22]=&quot;&quot;;0;MIN([.$AD$9]-[.C22];[.$AD$9]-[.$AC$9];[.D22]-[.AH22]-[.AI22]-[.AJ22]))" office:value-type="float" office:value="0" calcext:value-type="float">
            <text:p>0</text:p>
          </table:table-cell>
          <table:table-cell table:formula="of:=IF([.AD22]=&quot;&quot;;0;MIN([.$AE$9]-[.C22];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C22];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C22];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A$9]-[.C23];[.$AB$9]-[.$AA$9];[.D23]-[.AH23]))" office:value-type="float" office:value="0" calcext:value-type="float">
            <text:p>0</text:p>
          </table:table-cell>
          <table:table-cell table:formula="of:=IF([.AB23]=&quot;&quot;;0;MIN([.$AB$9]-[.C23];[.$AC$9]-[.$AB$9];[.D23]-[.AH23]-[.AI23]))" office:value-type="float" office:value="0" calcext:value-type="float">
            <text:p>0</text:p>
          </table:table-cell>
          <table:table-cell table:formula="of:=IF([.AC23]=&quot;&quot;;0;MIN([.$AD$9]-[.C23];[.$AD$9]-[.$AC$9];[.D23]-[.AH23]-[.AI23]-[.AJ23]))" office:value-type="float" office:value="0" calcext:value-type="float">
            <text:p>0</text:p>
          </table:table-cell>
          <table:table-cell table:formula="of:=IF([.AD23]=&quot;&quot;;0;MIN([.$AE$9]-[.C23];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C23];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C23];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A$9]-[.C24];[.$AB$9]-[.$AA$9];[.D24]-[.AH24]))" office:value-type="float" office:value="0" calcext:value-type="float">
            <text:p>0</text:p>
          </table:table-cell>
          <table:table-cell table:formula="of:=IF([.AB24]=&quot;&quot;;0;MIN([.$AB$9]-[.C24];[.$AC$9]-[.$AB$9];[.D24]-[.AH24]-[.AI24]))" office:value-type="float" office:value="0" calcext:value-type="float">
            <text:p>0</text:p>
          </table:table-cell>
          <table:table-cell table:formula="of:=IF([.AC24]=&quot;&quot;;0;MIN([.$AD$9]-[.C24];[.$AD$9]-[.$AC$9];[.D24]-[.AH24]-[.AI24]-[.AJ24]))" office:value-type="float" office:value="0" calcext:value-type="float">
            <text:p>0</text:p>
          </table:table-cell>
          <table:table-cell table:formula="of:=IF([.AD24]=&quot;&quot;;0;MIN([.$AE$9]-[.C24];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C24];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C24];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7" calcext:value-type="float">
            <text:p>7</text:p>
          </table:table-cell>
          <table:table-cell table:formula="of:=IF([.AA25]=&quot;&quot;;0;MIN([.$AA$9]-[.C25];[.$AB$9]-[.$AA$9];[.D25]-[.AH25]))" office:value-type="float" office:value="0" calcext:value-type="float">
            <text:p>0</text:p>
          </table:table-cell>
          <table:table-cell table:formula="of:=IF([.AB25]=&quot;&quot;;0;MIN([.$AB$9]-[.C25];[.$AC$9]-[.$AB$9];[.D25]-[.AH25]-[.AI25]))" office:value-type="float" office:value="0" calcext:value-type="float">
            <text:p>0</text:p>
          </table:table-cell>
          <table:table-cell table:formula="of:=IF([.AC25]=&quot;&quot;;0;MIN([.$AD$9]-[.C25];[.$AD$9]-[.$AC$9];[.D25]-[.AH25]-[.AI25]-[.AJ25]))" office:value-type="float" office:value="0" calcext:value-type="float">
            <text:p>0</text:p>
          </table:table-cell>
          <table:table-cell table:formula="of:=IF([.AD25]=&quot;&quot;;0;MIN([.$AE$9]-[.C25];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C25];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C25];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number-columns-repeated="10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7" table:formula="of:=IF([.C27]=&quot;&quot;;&quot;&quot;;[.C27]-[.C2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8" calcext:value-type="float">
            <text:p>8</text:p>
          </table:table-cell>
          <table:table-cell table:formula="of:=IF([.AA26]=&quot;&quot;;0;MIN([.$AA$9]-[.C26];[.$AB$9]-[.$AA$9];[.D26]-[.AH26]))" office:value-type="float" office:value="0" calcext:value-type="float">
            <text:p>0</text:p>
          </table:table-cell>
          <table:table-cell table:formula="of:=IF([.AB26]=&quot;&quot;;0;MIN([.$AB$9]-[.C26];[.$AC$9]-[.$AB$9];[.D26]-[.AH26]-[.AI26]))" office:value-type="float" office:value="0" calcext:value-type="float">
            <text:p>0</text:p>
          </table:table-cell>
          <table:table-cell table:formula="of:=IF([.AC26]=&quot;&quot;;0;MIN([.$AD$9]-[.C26];[.$AD$9]-[.$AC$9];[.D26]-[.AH26]-[.AI26]-[.AJ26]))" office:value-type="float" office:value="0" calcext:value-type="float">
            <text:p>0</text:p>
          </table:table-cell>
          <table:table-cell table:formula="of:=IF([.AD26]=&quot;&quot;;0;MIN([.$AE$9]-[.C26];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C26];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C26];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7" table:formula="of:=IF([.C28]=&quot;&quot;;&quot;&quot;;[.C28]-[.C27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7"/>
          <table:table-cell table:number-columns-repeated="4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9" calcext:value-type="float">
            <text:p>9</text:p>
          </table:table-cell>
          <table:table-cell table:formula="of:=IF([.AA27]=&quot;&quot;;0;MIN([.$AA$9]-[.C27];[.$AB$9]-[.$AA$9];[.D27]-[.AH27]))" office:value-type="float" office:value="0" calcext:value-type="float">
            <text:p>0</text:p>
          </table:table-cell>
          <table:table-cell table:formula="of:=IF([.AB27]=&quot;&quot;;0;MIN([.$AB$9]-[.C27];[.$AC$9]-[.$AB$9];[.D27]-[.AH27]-[.AI27]))" office:value-type="float" office:value="0" calcext:value-type="float">
            <text:p>0</text:p>
          </table:table-cell>
          <table:table-cell table:formula="of:=IF([.AC27]=&quot;&quot;;0;MIN([.$AD$9]-[.C27];[.$AD$9]-[.$AC$9];[.D27]-[.AH27]-[.AI27]-[.AJ27]))" office:value-type="float" office:value="0" calcext:value-type="float">
            <text:p>0</text:p>
          </table:table-cell>
          <table:table-cell table:formula="of:=IF([.AD27]=&quot;&quot;;0;MIN([.$AE$9]-[.C27];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C27];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C27];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A$9]-[.C28];[.$AB$9]-[.$AA$9];[.D28]-[.AH28]))" office:value-type="float" office:value="0" calcext:value-type="float">
            <text:p>0</text:p>
          </table:table-cell>
          <table:table-cell table:formula="of:=IF([.AB28]=&quot;&quot;;0;MIN([.$AB$9]-[.C28];[.$AC$9]-[.$AB$9];[.D28]-[.AH28]-[.AI28]))" office:value-type="float" office:value="0" calcext:value-type="float">
            <text:p>0</text:p>
          </table:table-cell>
          <table:table-cell table:formula="of:=IF([.AC28]=&quot;&quot;;0;MIN([.$AD$9]-[.C28];[.$AD$9]-[.$AC$9];[.D28]-[.AH28]-[.AI28]-[.AJ28]))" office:value-type="float" office:value="0" calcext:value-type="float">
            <text:p>0</text:p>
          </table:table-cell>
          <table:table-cell table:formula="of:=IF([.AD28]=&quot;&quot;;0;MIN([.$AE$9]-[.C28];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C28];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C28];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A$9]-[.C29];[.$AB$9]-[.$AA$9];[.D29]-[.AH29]))" office:value-type="float" office:value="0" calcext:value-type="float">
            <text:p>0</text:p>
          </table:table-cell>
          <table:table-cell table:formula="of:=IF([.AB29]=&quot;&quot;;0;MIN([.$AB$9]-[.C29];[.$AC$9]-[.$AB$9];[.D29]-[.AH29]-[.AI29]))" office:value-type="float" office:value="0" calcext:value-type="float">
            <text:p>0</text:p>
          </table:table-cell>
          <table:table-cell table:formula="of:=IF([.AC29]=&quot;&quot;;0;MIN([.$AD$9]-[.C29];[.$AD$9]-[.$AC$9];[.D29]-[.AH29]-[.AI29]-[.AJ29]))" office:value-type="float" office:value="0" calcext:value-type="float">
            <text:p>0</text:p>
          </table:table-cell>
          <table:table-cell table:formula="of:=IF([.AD29]=&quot;&quot;;0;MIN([.$AE$9]-[.C29];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C29];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C29];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number-columns-repeated="10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7" calcext:value-type="float">
            <text:p>7</text:p>
          </table:table-cell>
          <table:table-cell table:formula="of:=IF([.AA30]=&quot;&quot;;0;MIN([.$AA$9]-[.C30];[.$AB$9]-[.$AA$9];[.D30]-[.AH30]))" office:value-type="float" office:value="0" calcext:value-type="float">
            <text:p>0</text:p>
          </table:table-cell>
          <table:table-cell table:formula="of:=IF([.AB30]=&quot;&quot;;0;MIN([.$AB$9]-[.C30];[.$AC$9]-[.$AB$9];[.D30]-[.AH30]-[.AI30]))" office:value-type="float" office:value="0" calcext:value-type="float">
            <text:p>0</text:p>
          </table:table-cell>
          <table:table-cell table:formula="of:=IF([.AC30]=&quot;&quot;;0;MIN([.$AD$9]-[.C30];[.$AD$9]-[.$AC$9];[.D30]-[.AH30]-[.AI30]-[.AJ30]))" office:value-type="float" office:value="0" calcext:value-type="float">
            <text:p>0</text:p>
          </table:table-cell>
          <table:table-cell table:formula="of:=IF([.AD30]=&quot;&quot;;0;MIN([.$AE$9]-[.C30];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C30];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C30];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32]=&quot;&quot;;&quot;&quot;;[.C32]-[.C3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87" calcext:value-type="float">
            <text:p>8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4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9" calcext:value-type="float">
            <text:p>9</text:p>
          </table:table-cell>
          <table:table-cell table:formula="of:=IF([.AA31]=&quot;&quot;;0;MIN([.$AA$9]-[.C31];[.$AB$9]-[.$AA$9];[.D31]-[.AH31]))" office:value-type="float" office:value="-119" calcext:value-type="float">
            <text:p>-119</text:p>
          </table:table-cell>
          <table:table-cell table:formula="of:=IF([.AB31]=&quot;&quot;;0;MIN([.$AB$9]-[.C31];[.$AC$9]-[.$AB$9];[.D31]-[.AH31]-[.AI31]))" office:value-type="float" office:value="0" calcext:value-type="float">
            <text:p>0</text:p>
          </table:table-cell>
          <table:table-cell table:formula="of:=IF([.AC31]=&quot;&quot;;0;MIN([.$AD$9]-[.C31];[.$AD$9]-[.$AC$9];[.D31]-[.AH31]-[.AI31]-[.AJ31]))" office:value-type="float" office:value="0" calcext:value-type="float">
            <text:p>0</text:p>
          </table:table-cell>
          <table:table-cell table:formula="of:=IF([.AD31]=&quot;&quot;;0;MIN([.$AE$9]-[.C31];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C31];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C31];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    #'((Y-offset . 87)" calcext:value-type="string">
            <text:p><text:s text:c="4"/>#'((Y-offset . 87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    #'((Y-offset . 98)" calcext:value-type="string">
            <text:p><text:s text:c="4"/>#'((Y-offset . 9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89" calcext:value-type="float">
            <text:p>89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4" calcext:value-type="float">
            <text:p>4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 office:value-type="float" office:value="85" calcext:value-type="float">
            <text:p>85</text:p>
          </table:table-cell>
          <table:table-cell table:style-name="ce2" table:formula="of:=IF(AND([.AB$36]&lt;=[.$Y39];[.AB$36]&gt;=[.$X39]);INDEX([.$Z$37:.$AG$37];[.AB$36]);&quot;&quot;)" office:value-type="float" office:value="87" calcext:value-type="float">
            <text:p>87</text:p>
          </table:table-cell>
          <table:table-cell table:style-name="ce2" table:formula="of:=IF(AND([.AC$36]&lt;=[.$Y39];[.AC$36]&gt;=[.$X39]);INDEX([.$Z$37:.$AG$37];[.AC$36]);&quot;&quot;)" office:value-type="float" office:value="89" calcext:value-type="float">
            <text:p>89</text:p>
          </table:table-cell>
          <table:table-cell table:style-name="ce2" table:formula="of:=IF(AND([.AD$36]&lt;=[.$Y39];[.AD$36]&gt;=[.$X39]);INDEX([.$Z$37:.$AG$37];[.AD$36]);&quot;&quot;)">
            <text:p/>
          </table:table-cell>
          <table:table-cell table:style-name="ce2" table:formula="of:=IF(AND([.AE$36]&lt;=[.$Y39];[.AE$36]&gt;=[.$X39]);INDEX([.$Z$37:.$AG$37];[.AE$36]);&quot;&quot;)">
            <text:p/>
          </table:table-cell>
          <table:table-cell table:style-name="ce2" table:formula="of:=IF(AND([.AF$36]&lt;=[.$Y39];[.AF$36]&gt;=[.$X39]);INDEX([.$Z$37:.$AG$37];[.AF$36]);&quot;&quot;)">
            <text:p/>
          </table:table-cell>
          <table:table-cell table:style-name="ce2" table:formula="of:=IF(AND([.AG$36]&lt;=[.$Y39];[.AG$36]&gt;=[.$X39]);INDEX([.$Z$37:.$AG$37];[.AG$36]);&quot;&quot;)">
            <text:p/>
          </table:table-cell>
          <table:table-cell table:formula="of:=IF([.Z39]=&quot;&quot;;0;MIN([.W39]-[.V39];[.$AA$37]-[.V39]))" office:value-type="float" office:value="84" calcext:value-type="float">
            <text:p>84</text:p>
          </table:table-cell>
          <table:table-cell table:formula="of:=IF([.AA39]=&quot;&quot;;0;MIN([.$AB$37]-[.V39];[.$AB$37]-[.$AA$37];[.W39]-[.V39]-[.AH39]))" office:value-type="float" office:value="2" calcext:value-type="float">
            <text:p>2</text:p>
          </table:table-cell>
          <table:table-cell table:formula="of:=IF([.AB39]=&quot;&quot;;0;MIN([.$AC$37]-[.V39];[.$AC$37]-[.$AB$37];[.W39]-[.V39]-[.AH39]-[.AI39]))" office:value-type="float" office:value="2" calcext:value-type="float">
            <text:p>2</text:p>
          </table:table-cell>
          <table:table-cell table:formula="of:=IF([.AC39]=&quot;&quot;;0;MIN([.$AD$37]-[.V39];[.$AD$37]-[.$AC$37];[.W39]-[.V39]-[.AH39]-[.AI39]-[.AJ39]))" office:value-type="float" office:value="0" calcext:value-type="float">
            <text:p>0</text:p>
          </table:table-cell>
          <table:table-cell table:formula="of:=IF([.AD39]=&quot;&quot;;0;MIN([.$AE$37]-[.V39];[.$AE$37]-[.$AD$37];[.W39]-[.V39]-[.AH39]-[.AI39]-[.AJ39]-[.AK39]))" office:value-type="float" office:value="0" calcext:value-type="float">
            <text:p>0</text:p>
          </table:table-cell>
          <table:table-cell table:formula="of:=IF([.AE39]=&quot;&quot;;0;MIN([.$AF$37]-[.V39];[.$AF$37]-[.$AE$37];[.W39]-[.V39]-[.AH39]-[.AI39]-[.AJ39]-[.AK39]-[.AL39]))" office:value-type="float" office:value="0" calcext:value-type="float">
            <text:p>0</text:p>
          </table:table-cell>
          <table:table-cell table:formula="of:=IF([.AF39]=&quot;&quot;;0;MIN([.$AG$37]-[.V39];[.$AG$37]-[.$AF$37];[.W39]-[.V39]-[.AH39]-[.AI39]-[.AJ39]-[.AK39]-[.AL39]-[.AM39]))" office:value-type="float" office:value="0" calcext:value-type="float">
            <text:p>0</text:p>
          </table:table-cell>
          <table:table-cell/>
          <table:table-cell table:style-name="ce2" table:formula="of:=IF([.AH39]&gt;=1;[.$AH$38]&amp;&quot;*&quot;&amp;[.AH39]&amp;&quot; &quot;;&quot;&quot;)&amp;IF([.AI39]&gt;=1;[.$AI$38]&amp;&quot;*&quot;&amp;[.AI39]&amp;&quot; &quot;;&quot;&quot;)&amp;IF([.AJ39]&gt;=1;[.$AJ$38]&amp;&quot;*&quot;&amp;[.AJ39]&amp;&quot; &quot;;&quot;&quot;)&amp;IF([.AK39]&gt;=1;[.$AK$38]&amp;&quot;*&quot;&amp;[.AK39]&amp;&quot; &quot;;&quot;&quot;)&amp;IF([.AL39]&gt;=1;[.$AL$38]&amp;&quot;*&quot;&amp;[.AL39]&amp;&quot; &quot;;&quot;&quot;)&amp;IF([.AM39]&gt;=1;[.$AM$38]&amp;&quot;*&quot;&amp;[.AM39]&amp;&quot; &quot;;&quot;&quot;)&amp;IF([.AN39]&gt;=1;[.$AN$38]&amp;&quot;*&quot;&amp;[.AN39]&amp;&quot; &quot;;&quot;&quot;)" office:value-type="string" office:string-value="s2*84 s2.*2 s1*2 " calcext:value-type="string">
            <text:p>s2*84 s2.*2 s1*2 </text:p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89" calcext:value-type="float">
            <text:p>89</text:p>
          </table:table-cell>
          <table:table-cell table:style-name="ce47" table:formula="of:=[.D3]" office:value-type="float" office:value="103" calcext:value-type="float">
            <text:p>103</text:p>
          </table:table-cell>
          <table:table-cell table:style-name="ce44" table:formula="of:=MATCH([.V40];[.$Z$37:.$AG$37];1)" office:value-type="float" office:value="4" calcext:value-type="float">
            <text:p>4</text:p>
          </table:table-cell>
          <table:table-cell table:style-name="ce44" table:formula="of:=MATCH([.W40];[.$Z$37:.$AG$37];1)" office:value-type="float" office:value="4" calcext:value-type="float">
            <text:p>4</text:p>
          </table:table-cell>
          <table:table-cell table:style-name="ce2" table:formula="of:=IF(AND([.Z$36]&lt;=[.$Y40];[.Z$36]&gt;=[.$X40]);INDEX([.$Z$37:.$AG$37];[.Z$36]);&quot;&quot;)">
            <text:p/>
          </table:table-cell>
          <table:table-cell table:style-name="ce2" table:formula="of:=IF(AND([.AA$36]&lt;=[.$Y40];[.AA$36]&gt;=[.$X40]);INDEX([.$Z$37:.$AG$37];[.AA$36]);&quot;&quot;)">
            <text:p/>
          </table:table-cell>
          <table:table-cell table:style-name="ce2" table:formula="of:=IF(AND([.AB$36]&lt;=[.$Y40];[.AB$36]&gt;=[.$X40]);INDEX([.$Z$37:.$AG$37];[.AB$36]);&quot;&quot;)">
            <text:p/>
          </table:table-cell>
          <table:table-cell table:style-name="ce2" table:formula="of:=IF(AND([.AC$36]&lt;=[.$Y40];[.AC$36]&gt;=[.$X40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0];[.AD$36]&gt;=[.$X40]);INDEX([.$Z$37:.$AG$37];[.AD$36]);&quot;&quot;)">
            <text:p/>
          </table:table-cell>
          <table:table-cell table:style-name="ce2" table:formula="of:=IF(AND([.AE$36]&lt;=[.$Y40];[.AE$36]&gt;=[.$X40]);INDEX([.$Z$37:.$AG$37];[.AE$36]);&quot;&quot;)">
            <text:p/>
          </table:table-cell>
          <table:table-cell table:style-name="ce2" table:formula="of:=IF(AND([.AF$36]&lt;=[.$Y40];[.AF$36]&gt;=[.$X40]);INDEX([.$Z$37:.$AG$37];[.AF$36]);&quot;&quot;)">
            <text:p/>
          </table:table-cell>
          <table:table-cell table:style-name="ce2" table:formula="of:=IF(AND([.AG$36]&lt;=[.$Y40];[.AG$36]&gt;=[.$X40]);INDEX([.$Z$37:.$AG$37];[.AG$36]);&quot;&quot;)">
            <text:p/>
          </table:table-cell>
          <table:table-cell table:formula="of:=IF([.Z40]=&quot;&quot;;0;MIN([.W40]-[.V40];[.$AA$37]-[.V40]))" office:value-type="float" office:value="0" calcext:value-type="float">
            <text:p>0</text:p>
          </table:table-cell>
          <table:table-cell table:formula="of:=IF([.AA40]=&quot;&quot;;0;MIN([.$AB$37]-[.V40];[.$AB$37]-[.$AA$37];[.W40]-[.V40]-[.AH40]))" office:value-type="float" office:value="0" calcext:value-type="float">
            <text:p>0</text:p>
          </table:table-cell>
          <table:table-cell table:formula="of:=IF([.AB40]=&quot;&quot;;0;MIN([.$AC$37]-[.V40];[.$AC$37]-[.$AB$37];[.W40]-[.V40]-[.AH40]-[.AI40]))" office:value-type="float" office:value="0" calcext:value-type="float">
            <text:p>0</text:p>
          </table:table-cell>
          <table:table-cell table:formula="of:=IF([.AC40]=&quot;&quot;;0;MIN([.$AD$37]-[.V40];[.$AD$37]-[.$AC$37];[.W40]-[.V40]-[.AH40]-[.AI40]-[.AJ40]))" office:value-type="float" office:value="14" calcext:value-type="float">
            <text:p>14</text:p>
          </table:table-cell>
          <table:table-cell table:formula="of:=IF([.AD40]=&quot;&quot;;0;MIN([.$AE$37]-[.V40];[.$AE$37]-[.$AD$37];[.W40]-[.V40]-[.AH40]-[.AI40]-[.AJ40]-[.AK40]))" office:value-type="float" office:value="0" calcext:value-type="float">
            <text:p>0</text:p>
          </table:table-cell>
          <table:table-cell table:formula="of:=IF([.AE40]=&quot;&quot;;0;MIN([.$AF$37]-[.V40];[.$AF$37]-[.$AE$37];[.W40]-[.V40]-[.AH40]-[.AI40]-[.AJ40]-[.AK40]-[.AL40]))" office:value-type="float" office:value="0" calcext:value-type="float">
            <text:p>0</text:p>
          </table:table-cell>
          <table:table-cell table:formula="of:=IF([.AF40]=&quot;&quot;;0;MIN([.$AG$37]-[.V40];[.$AG$37]-[.$AF$37];[.W40]-[.V40]-[.AH40]-[.AI40]-[.AJ40]-[.AK40]-[.AL40]-[.AM40]))" office:value-type="float" office:value="0" calcext:value-type="float">
            <text:p>0</text:p>
          </table:table-cell>
          <table:table-cell/>
          <table:table-cell table:style-name="ce2" table:formula="of:=IF([.AH40]&gt;=1;[.$AH$38]&amp;&quot;*&quot;&amp;[.AH40]&amp;&quot; &quot;;&quot;&quot;)&amp;IF([.AI40]&gt;=1;[.$AI$38]&amp;&quot;*&quot;&amp;[.AI40]&amp;&quot; &quot;;&quot;&quot;)&amp;IF([.AJ40]&gt;=1;[.$AJ$38]&amp;&quot;*&quot;&amp;[.AJ40]&amp;&quot; &quot;;&quot;&quot;)&amp;IF([.AK40]&gt;=1;[.$AK$38]&amp;&quot;*&quot;&amp;[.AK40]&amp;&quot; &quot;;&quot;&quot;)&amp;IF([.AL40]&gt;=1;[.$AL$38]&amp;&quot;*&quot;&amp;[.AL40]&amp;&quot; &quot;;&quot;&quot;)&amp;IF([.AM40]&gt;=1;[.$AM$38]&amp;&quot;*&quot;&amp;[.AM40]&amp;&quot; &quot;;&quot;&quot;)&amp;IF([.AN40]&gt;=1;[.$AN$38]&amp;&quot;*&quot;&amp;[.AN40]&amp;&quot; &quot;;&quot;&quot;)" office:value-type="string" office:string-value="s2*14 " calcext:value-type="string">
            <text:p>s2*14 </text:p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    #'((Y-offset . 150)" calcext:value-type="string">
            <text:p><text:s text:c="4"/>#'((Y-offset . 15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7" table:formula="of:=[.D3]" office:value-type="float" office:value="103" calcext:value-type="float">
            <text:p>103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4" calcext:value-type="float">
            <text:p>4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>
            <text:p/>
          </table:table-cell>
          <table:table-cell table:style-name="ce2" table:formula="of:=IF(AND([.AA$36]&lt;=[.$Y41];[.AA$36]&gt;=[.$X41]);INDEX([.$Z$37:.$AG$37];[.AA$36]);&quot;&quot;)">
            <text:p/>
          </table:table-cell>
          <table:table-cell table:style-name="ce2" table:formula="of:=IF(AND([.AB$36]&lt;=[.$Y41];[.AB$36]&gt;=[.$X41]);INDEX([.$Z$37:.$AG$37];[.AB$36]);&quot;&quot;)">
            <text:p/>
          </table:table-cell>
          <table:table-cell table:style-name="ce2" table:formula="of:=IF(AND([.AC$36]&lt;=[.$Y41];[.AC$36]&gt;=[.$X41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1];[.AD$36]&gt;=[.$X41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41];[.AE$36]&gt;=[.$X41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41];[.AF$36]&gt;=[.$X41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0" calcext:value-type="float">
            <text:p>0</text:p>
          </table:table-cell>
          <table:table-cell table:formula="of:=IF([.AA41]=&quot;&quot;;0;MIN([.$AB$37]-[.V41];[.$AB$37]-[.$AA$37];[.W41]-[.V41]-[.AH41]))" office:value-type="float" office:value="0" calcext:value-type="float">
            <text:p>0</text:p>
          </table:table-cell>
          <table:table-cell table:formula="of:=IF([.AB41]=&quot;&quot;;0;MIN([.$AC$37]-[.V41];[.$AC$37]-[.$AB$37];[.W41]-[.V41]-[.AH41]-[.AI41]))" office:value-type="float" office:value="0" calcext:value-type="float">
            <text:p>0</text:p>
          </table:table-cell>
          <table:table-cell table:formula="of:=IF([.AC41]=&quot;&quot;;0;MIN([.$AD$37]-[.V41];[.$AD$37]-[.$AC$37];[.W41]-[.V41]-[.AH41]-[.AI41]-[.AJ41]))" office:value-type="float" office:value="186" calcext:value-type="float">
            <text:p>186</text:p>
          </table:table-cell>
          <table:table-cell table:formula="of:=IF([.AD41]=&quot;&quot;;0;MIN([.$AE$37]-[.V41];[.$AE$37]-[.$AD$37];[.W41]-[.V41]-[.AH41]-[.AI41]-[.AJ41]-[.AK41]))" office:value-type="float" office:value="2" calcext:value-type="float">
            <text:p>2</text:p>
          </table:table-cell>
          <table:table-cell table:formula="of:=IF([.AE41]=&quot;&quot;;0;MIN([.$AF$37]-[.V41];[.$AF$37]-[.$AE$37];[.W41]-[.V41]-[.AH41]-[.AI41]-[.AJ41]-[.AK41]-[.AL41]))" office:value-type="float" office:value="2" calcext:value-type="float">
            <text:p>2</text:p>
          </table:table-cell>
          <table:table-cell table:formula="of:=IF([.AF41]=&quot;&quot;;0;MIN([.$AG$37]-[.V41];[.$AG$37]-[.$AF$37];[.W41]-[.V41]-[.AH41]-[.AI41]-[.AJ41]-[.AK41]-[.AL41]-[.AM41]))" office:value-type="float" office:value="48" calcext:value-type="float">
            <text:p>48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 office:value-type="string" office:string-value="s2*186 s2.*2 s1*2 s2*48 " calcext:value-type="string">
            <text:p>s2*186 s2.*2 s1*2 s2*48 </text:p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2*9  \pageBreak" calcext:value-type="string">
            <text:p>s2*9 <text:s/>\page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45]=&quot;&quot;;&quot;&quot;;[.C45]-[.C4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7" calcext:value-type="float">
            <text:p>7</text:p>
          </table:table-cell>
          <table:table-cell table:formula="of:=IF([.AA44]=&quot;&quot;;0;MIN([.$AB$37]-[.C44];[.$AB$37]-[.$AA$37];[.D44]-[.AH44]))" office:value-type="float" office:value="0" calcext:value-type="float">
            <text:p>0</text:p>
          </table:table-cell>
          <table:table-cell table:formula="of:=IF([.AB44]=&quot;&quot;;0;MIN([.$AC$37]-[.C44];[.$AC$37]-[.$AB$37];[.D44]-[.AH44]-[.AI44]))" office:value-type="float" office:value="0" calcext:value-type="float">
            <text:p>0</text:p>
          </table:table-cell>
          <table:table-cell table:formula="of:=IF([.AC44]=&quot;&quot;;0;MIN([.$AD$37]-[.C44];[.$AD$37]-[.$AC$37];[.D44]-[.AH44]-[.AI44]-[.AJ44]))" office:value-type="float" office:value="0" calcext:value-type="float">
            <text:p>0</text:p>
          </table:table-cell>
          <table:table-cell table:formula="of:=IF([.AD44]=&quot;&quot;;0;MIN([.$AE$37]-[.C44];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B44];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C44];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55" calcext:value-type="float">
            <text:p>15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C45];[.$AB$37]-[.$AA$37];[.D45]-[.AH45]))" office:value-type="float" office:value="0" calcext:value-type="float">
            <text:p>0</text:p>
          </table:table-cell>
          <table:table-cell table:formula="of:=IF([.AB45]=&quot;&quot;;0;MIN([.$AC$37]-[.C45];[.$AC$37]-[.$AB$37];[.D45]-[.AH45]-[.AI45]))" office:value-type="float" office:value="0" calcext:value-type="float">
            <text:p>0</text:p>
          </table:table-cell>
          <table:table-cell table:formula="of:=IF([.AC45]=&quot;&quot;;0;MIN([.$AD$37]-[.C45];[.$AD$37]-[.$AC$37];[.D45]-[.AH45]-[.AI45]-[.AJ45]))" office:value-type="float" office:value="0" calcext:value-type="float">
            <text:p>0</text:p>
          </table:table-cell>
          <table:table-cell table:formula="of:=IF([.AD45]=&quot;&quot;;0;MIN([.$AE$37]-[.C45];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B45];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C45];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    #'((Y-offset . 155)" calcext:value-type="string">
            <text:p><text:s text:c="4"/>#'((Y-offset . 155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number-columns-repeated="10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7" table:formula="of:=IF([.C47]=&quot;&quot;;&quot;&quot;;[.C47]-[.C4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8" calcext:value-type="float">
            <text:p>8</text:p>
          </table:table-cell>
          <table:table-cell table:formula="of:=IF([.AA46]=&quot;&quot;;0;MIN([.$AB$37]-[.C46];[.$AB$37]-[.$AA$37];[.D46]-[.AH46]))" office:value-type="float" office:value="0" calcext:value-type="float">
            <text:p>0</text:p>
          </table:table-cell>
          <table:table-cell table:formula="of:=IF([.AB46]=&quot;&quot;;0;MIN([.$AC$37]-[.C46];[.$AC$37]-[.$AB$37];[.D46]-[.AH46]-[.AI46]))" office:value-type="float" office:value="0" calcext:value-type="float">
            <text:p>0</text:p>
          </table:table-cell>
          <table:table-cell table:formula="of:=IF([.AC46]=&quot;&quot;;0;MIN([.$AD$37]-[.C46];[.$AD$37]-[.$AC$37];[.D46]-[.AH46]-[.AI46]-[.AJ46]))" office:value-type="float" office:value="0" calcext:value-type="float">
            <text:p>0</text:p>
          </table:table-cell>
          <table:table-cell table:formula="of:=IF([.AD46]=&quot;&quot;;0;MIN([.$AE$37]-[.C46];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B46];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C46];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table:formula="of:=IF([.C48]=&quot;&quot;;&quot;&quot;;[.C48]-[.C4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8" calcext:value-type="float">
            <text:p>8</text:p>
          </table:table-cell>
          <table:table-cell table:formula="of:=IF([.AA47]=&quot;&quot;;0;MIN([.$AB$37]-[.C47];[.$AB$37]-[.$AA$37];[.D47]-[.AH47]))" office:value-type="float" office:value="0" calcext:value-type="float">
            <text:p>0</text:p>
          </table:table-cell>
          <table:table-cell table:formula="of:=IF([.AB47]=&quot;&quot;;0;MIN([.$AC$37]-[.C47];[.$AC$37]-[.$AB$37];[.D47]-[.AH47]-[.AI47]))" office:value-type="float" office:value="0" calcext:value-type="float">
            <text:p>0</text:p>
          </table:table-cell>
          <table:table-cell table:formula="of:=IF([.AC47]=&quot;&quot;;0;MIN([.$AD$37]-[.C47];[.$AD$37]-[.$AC$37];[.D47]-[.AH47]-[.AI47]-[.AJ47]))" office:value-type="float" office:value="0" calcext:value-type="float">
            <text:p>0</text:p>
          </table:table-cell>
          <table:table-cell table:formula="of:=IF([.AD47]=&quot;&quot;;0;MIN([.$AE$37]-[.C47];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B47];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C47];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7" table:formula="of:=IF([.C49]=&quot;&quot;;&quot;&quot;;[.C49]-[.C4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8];[.$Z$37:.$AG$37];1)" office:value-type="float" office:value="1" calcext:value-type="float">
            <text:p>1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float" office:value="0" calcext:value-type="float">
            <text:p>0</text:p>
          </table:table-cell>
          <table:table-cell table:style-name="ce2" table:formula="of:=IF(AND([.AA$43]&lt;=[.$Y48];[.AA$43]&gt;=[.$X48]);INDEX([.$Z$37:.$AG$37];[.AA$43]);&quot;&quot;)">
            <text:p/>
          </table:table-cell>
          <table:table-cell table:style-name="ce2" table:formula="of:=IF(AND([.AB$43]&lt;=[.$Y48];[.AB$43]&gt;=[.$X48]);INDEX([.$Z$37:.$AG$37];[.AB$43]);&quot;&quot;)">
            <text:p/>
          </table:table-cell>
          <table:table-cell table:style-name="ce2" table:formula="of:=IF(AND([.AC$43]&lt;=[.$Y48];[.AC$43]&gt;=[.$X48]);INDEX([.$Z$37:.$AG$37];[.AC$43]);&quot;&quot;)">
            <text:p/>
          </table:table-cell>
          <table:table-cell table:style-name="ce2" table:formula="of:=IF(AND([.AD$43]&lt;=[.$Y48];[.AD$43]&gt;=[.$X48]);INDEX([.$Z$37:.$AG$37];[.AD$43]);&quot;&quot;)">
            <text:p/>
          </table:table-cell>
          <table:table-cell table:style-name="ce2" table:formula="of:=IF(AND([.AE$43]&lt;=[.$Y48];[.AE$43]&gt;=[.$X48]);INDEX([.$Z$37:.$AG$37];[.AE$43]);&quot;&quot;)">
            <text:p/>
          </table:table-cell>
          <table:table-cell table:style-name="ce2" table:formula="of:=IF(AND([.AF$43]&lt;=[.$Y48];[.AF$43]&gt;=[.$X48]);INDEX([.$Z$37:.$AG$37];[.AF$43]);&quot;&quot;)">
            <text:p/>
          </table:table-cell>
          <table:table-cell table:style-name="ce2" table:formula="of:=IF(AND([.AG$43]&lt;=[.$Y48];[.AG$43]&gt;=[.$X48]);INDEX([.$Z$37:.$AG$37];[.AG$43]);&quot;&quot;)">
            <text:p/>
          </table:table-cell>
          <table:table-cell table:formula="of:=IF([.Z48]=&quot;&quot;;0;MIN([.D48];[.$AA$37]-[.C48]))" office:value-type="float" office:value="6" calcext:value-type="float">
            <text:p>6</text:p>
          </table:table-cell>
          <table:table-cell table:formula="of:=IF([.AA48]=&quot;&quot;;0;MIN([.$AB$37]-[.C48];[.$AB$37]-[.$AA$37];[.D48]-[.AH48]))" office:value-type="float" office:value="0" calcext:value-type="float">
            <text:p>0</text:p>
          </table:table-cell>
          <table:table-cell table:formula="of:=IF([.AB48]=&quot;&quot;;0;MIN([.$AC$37]-[.C48];[.$AC$37]-[.$AB$37];[.D48]-[.AH48]-[.AI48]))" office:value-type="float" office:value="0" calcext:value-type="float">
            <text:p>0</text:p>
          </table:table-cell>
          <table:table-cell table:formula="of:=IF([.AC48]=&quot;&quot;;0;MIN([.$AD$37]-[.C48];[.$AD$37]-[.$AC$37];[.D48]-[.AH48]-[.AI48]-[.AJ48]))" office:value-type="float" office:value="0" calcext:value-type="float">
            <text:p>0</text:p>
          </table:table-cell>
          <table:table-cell table:formula="of:=IF([.AD48]=&quot;&quot;;0;MIN([.$AE$37]-[.C48];[.$AE$37]-[.$AD$37];[.D48]-[.AH48]-[.AI48]-[.AJ48]-[.AK48]))" office:value-type="float" office:value="0" calcext:value-type="float">
            <text:p>0</text:p>
          </table:table-cell>
          <table:table-cell table:formula="of:=IF([.AE48]=&quot;&quot;;0;MIN([.$AF$37]-[.B48];[.$AF$37]-[.$AE$37];[.D48]-[.AH48]-[.AI48]-[.AJ48]-[.AK48]-[.AL48]))" office:value-type="float" office:value="0" calcext:value-type="float">
            <text:p>0</text:p>
          </table:table-cell>
          <table:table-cell table:formula="of:=IF([.AF48]=&quot;&quot;;0;MIN([.$AG$37]-[.C48];[.$AG$37]-[.$AF$37];[.D48]-[.AH48]-[.AI48]-[.AJ48]-[.AK48]-[.AL48]-[.AM48]))" office:value-type="float" office:value="0" calcext:value-type="float">
            <text:p>0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7" table:formula="of:=IF([.C50]=&quot;&quot;;&quot;&quot;;[.C50]-[.C49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98" calcext:value-type="float">
            <text:p>9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49];[.$Z$37:.$AG$37];1)" office:value-type="float" office:value="1" calcext:value-type="float">
            <text:p>1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float" office:value="0" calcext:value-type="float">
            <text:p>0</text:p>
          </table:table-cell>
          <table:table-cell table:style-name="ce2" table:formula="of:=IF(AND([.AA$43]&lt;=[.$Y49];[.AA$43]&gt;=[.$X49]);INDEX([.$Z$37:.$AG$37];[.AA$43]);&quot;&quot;)">
            <text:p/>
          </table:table-cell>
          <table:table-cell table:style-name="ce2" table:formula="of:=IF(AND([.AB$43]&lt;=[.$Y49];[.AB$43]&gt;=[.$X49]);INDEX([.$Z$37:.$AG$37];[.AB$43]);&quot;&quot;)">
            <text:p/>
          </table:table-cell>
          <table:table-cell table:style-name="ce2" table:formula="of:=IF(AND([.AC$43]&lt;=[.$Y49];[.AC$43]&gt;=[.$X49]);INDEX([.$Z$37:.$AG$37];[.AC$43]);&quot;&quot;)">
            <text:p/>
          </table:table-cell>
          <table:table-cell table:style-name="ce2" table:formula="of:=IF(AND([.AD$43]&lt;=[.$Y49];[.AD$43]&gt;=[.$X49]);INDEX([.$Z$37:.$AG$37];[.AD$43]);&quot;&quot;)">
            <text:p/>
          </table:table-cell>
          <table:table-cell table:style-name="ce2" table:formula="of:=IF(AND([.AE$43]&lt;=[.$Y49];[.AE$43]&gt;=[.$X49]);INDEX([.$Z$37:.$AG$37];[.AE$43]);&quot;&quot;)">
            <text:p/>
          </table:table-cell>
          <table:table-cell table:style-name="ce2" table:formula="of:=IF(AND([.AF$43]&lt;=[.$Y49];[.AF$43]&gt;=[.$X49]);INDEX([.$Z$37:.$AG$37];[.AF$43]);&quot;&quot;)">
            <text:p/>
          </table:table-cell>
          <table:table-cell table:style-name="ce2" table:formula="of:=IF(AND([.AG$43]&lt;=[.$Y49];[.AG$43]&gt;=[.$X49]);INDEX([.$Z$37:.$AG$37];[.AG$43]);&quot;&quot;)">
            <text:p/>
          </table:table-cell>
          <table:table-cell table:formula="of:=IF([.Z49]=&quot;&quot;;0;MIN([.D49];[.$AA$37]-[.C49]))" office:value-type="float" office:value="7" calcext:value-type="float">
            <text:p>7</text:p>
          </table:table-cell>
          <table:table-cell table:formula="of:=IF([.AA49]=&quot;&quot;;0;MIN([.$AB$37]-[.C49];[.$AB$37]-[.$AA$37];[.D49]-[.AH49]))" office:value-type="float" office:value="0" calcext:value-type="float">
            <text:p>0</text:p>
          </table:table-cell>
          <table:table-cell table:formula="of:=IF([.AB49]=&quot;&quot;;0;MIN([.$AC$37]-[.C49];[.$AC$37]-[.$AB$37];[.D49]-[.AH49]-[.AI49]))" office:value-type="float" office:value="0" calcext:value-type="float">
            <text:p>0</text:p>
          </table:table-cell>
          <table:table-cell table:formula="of:=IF([.AC49]=&quot;&quot;;0;MIN([.$AD$37]-[.C49];[.$AD$37]-[.$AC$37];[.D49]-[.AH49]-[.AI49]-[.AJ49]))" office:value-type="float" office:value="0" calcext:value-type="float">
            <text:p>0</text:p>
          </table:table-cell>
          <table:table-cell table:formula="of:=IF([.AD49]=&quot;&quot;;0;MIN([.$AE$37]-[.C49];[.$AE$37]-[.$AD$37];[.D49]-[.AH49]-[.AI49]-[.AJ49]-[.AK49]))" office:value-type="float" office:value="0" calcext:value-type="float">
            <text:p>0</text:p>
          </table:table-cell>
          <table:table-cell table:formula="of:=IF([.AE49]=&quot;&quot;;0;MIN([.$AF$37]-[.B49];[.$AF$37]-[.$AE$37];[.D49]-[.AH49]-[.AI49]-[.AJ49]-[.AK49]-[.AL49]))" office:value-type="float" office:value="0" calcext:value-type="float">
            <text:p>0</text:p>
          </table:table-cell>
          <table:table-cell table:formula="of:=IF([.AF49]=&quot;&quot;;0;MIN([.$AG$37]-[.C49];[.$AG$37]-[.$AF$37];[.D49]-[.AH49]-[.AI49]-[.AJ49]-[.AK49]-[.AL49]-[.AM49]))" office:value-type="float" office:value="0" calcext:value-type="float">
            <text:p>0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    #'((Y-offset . 98)" calcext:value-type="string">
            <text:p><text:s text:c="4"/>#'((Y-offset . 98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number-columns-repeated="10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7" table:formula="of:=IF([.C51]=&quot;&quot;;&quot;&quot;;[.C51]-[.C50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50];[.$Z$37:.$AG$37];1)" office:value-type="float" office:value="1" calcext:value-type="float">
            <text:p>1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float" office:value="0" calcext:value-type="float">
            <text:p>0</text:p>
          </table:table-cell>
          <table:table-cell table:style-name="ce2" table:formula="of:=IF(AND([.AA$43]&lt;=[.$Y50];[.AA$43]&gt;=[.$X50]);INDEX([.$Z$37:.$AG$37];[.AA$43]);&quot;&quot;)">
            <text:p/>
          </table:table-cell>
          <table:table-cell table:style-name="ce2" table:formula="of:=IF(AND([.AB$43]&lt;=[.$Y50];[.AB$43]&gt;=[.$X50]);INDEX([.$Z$37:.$AG$37];[.AB$43]);&quot;&quot;)">
            <text:p/>
          </table:table-cell>
          <table:table-cell table:style-name="ce2" table:formula="of:=IF(AND([.AC$43]&lt;=[.$Y50];[.AC$43]&gt;=[.$X50]);INDEX([.$Z$37:.$AG$37];[.AC$43]);&quot;&quot;)">
            <text:p/>
          </table:table-cell>
          <table:table-cell table:style-name="ce2" table:formula="of:=IF(AND([.AD$43]&lt;=[.$Y50];[.AD$43]&gt;=[.$X50]);INDEX([.$Z$37:.$AG$37];[.AD$43]);&quot;&quot;)">
            <text:p/>
          </table:table-cell>
          <table:table-cell table:style-name="ce2" table:formula="of:=IF(AND([.AE$43]&lt;=[.$Y50];[.AE$43]&gt;=[.$X50]);INDEX([.$Z$37:.$AG$37];[.AE$43]);&quot;&quot;)">
            <text:p/>
          </table:table-cell>
          <table:table-cell table:style-name="ce2" table:formula="of:=IF(AND([.AF$43]&lt;=[.$Y50];[.AF$43]&gt;=[.$X50]);INDEX([.$Z$37:.$AG$37];[.AF$43]);&quot;&quot;)">
            <text:p/>
          </table:table-cell>
          <table:table-cell table:style-name="ce2" table:formula="of:=IF(AND([.AG$43]&lt;=[.$Y50];[.AG$43]&gt;=[.$X50]);INDEX([.$Z$37:.$AG$37];[.AG$43]);&quot;&quot;)">
            <text:p/>
          </table:table-cell>
          <table:table-cell table:formula="of:=IF([.Z50]=&quot;&quot;;0;MIN([.D50];[.$AA$37]-[.C50]))" office:value-type="float" office:value="6" calcext:value-type="float">
            <text:p>6</text:p>
          </table:table-cell>
          <table:table-cell table:formula="of:=IF([.AA50]=&quot;&quot;;0;MIN([.$AB$37]-[.C50];[.$AB$37]-[.$AA$37];[.D50]-[.AH50]))" office:value-type="float" office:value="0" calcext:value-type="float">
            <text:p>0</text:p>
          </table:table-cell>
          <table:table-cell table:formula="of:=IF([.AB50]=&quot;&quot;;0;MIN([.$AC$37]-[.C50];[.$AC$37]-[.$AB$37];[.D50]-[.AH50]-[.AI50]))" office:value-type="float" office:value="0" calcext:value-type="float">
            <text:p>0</text:p>
          </table:table-cell>
          <table:table-cell table:formula="of:=IF([.AC50]=&quot;&quot;;0;MIN([.$AD$37]-[.C50];[.$AD$37]-[.$AC$37];[.D50]-[.AH50]-[.AI50]-[.AJ50]))" office:value-type="float" office:value="0" calcext:value-type="float">
            <text:p>0</text:p>
          </table:table-cell>
          <table:table-cell table:formula="of:=IF([.AD50]=&quot;&quot;;0;MIN([.$AE$37]-[.C50];[.$AE$37]-[.$AD$37];[.D50]-[.AH50]-[.AI50]-[.AJ50]-[.AK50]))" office:value-type="float" office:value="0" calcext:value-type="float">
            <text:p>0</text:p>
          </table:table-cell>
          <table:table-cell table:formula="of:=IF([.AE50]=&quot;&quot;;0;MIN([.$AF$37]-[.B50];[.$AF$37]-[.$AE$37];[.D50]-[.AH50]-[.AI50]-[.AJ50]-[.AK50]-[.AL50]))" office:value-type="float" office:value="0" calcext:value-type="float">
            <text:p>0</text:p>
          </table:table-cell>
          <table:table-cell table:formula="of:=IF([.AF50]=&quot;&quot;;0;MIN([.$AG$37]-[.C50];[.$AG$37]-[.$AF$37];[.D50]-[.AH50]-[.AI50]-[.AJ50]-[.AK50]-[.AL50]-[.AM50]))" office:value-type="float" office:value="0" calcext:value-type="float">
            <text:p>0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2*11  \pageBreak" calcext:value-type="string">
            <text:p>s2*11 <text:s/>\pageBreak</text:p>
          </table:table-cell>
          <table:table-cell table:number-columns-repeated="10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7" table:formula="of:=IF([.C52]=&quot;&quot;;&quot;&quot;;[.C52]-[.C5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1];[.$Z$37:.$AG$37];1)" office:value-type="float" office:value="1" calcext:value-type="float">
            <text:p>1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float" office:value="0" calcext:value-type="float">
            <text:p>0</text:p>
          </table:table-cell>
          <table:table-cell table:style-name="ce2" table:formula="of:=IF(AND([.AA$43]&lt;=[.$Y51];[.AA$43]&gt;=[.$X51]);INDEX([.$Z$37:.$AG$37];[.AA$43]);&quot;&quot;)">
            <text:p/>
          </table:table-cell>
          <table:table-cell table:style-name="ce2" table:formula="of:=IF(AND([.AB$43]&lt;=[.$Y51];[.AB$43]&gt;=[.$X51]);INDEX([.$Z$37:.$AG$37];[.AB$43]);&quot;&quot;)">
            <text:p/>
          </table:table-cell>
          <table:table-cell table:style-name="ce2" table:formula="of:=IF(AND([.AC$43]&lt;=[.$Y51];[.AC$43]&gt;=[.$X51]);INDEX([.$Z$37:.$AG$37];[.AC$43]);&quot;&quot;)">
            <text:p/>
          </table:table-cell>
          <table:table-cell table:style-name="ce2" table:formula="of:=IF(AND([.AD$43]&lt;=[.$Y51];[.AD$43]&gt;=[.$X51]);INDEX([.$Z$37:.$AG$37];[.AD$43]);&quot;&quot;)">
            <text:p/>
          </table:table-cell>
          <table:table-cell table:style-name="ce2" table:formula="of:=IF(AND([.AE$43]&lt;=[.$Y51];[.AE$43]&gt;=[.$X51]);INDEX([.$Z$37:.$AG$37];[.AE$43]);&quot;&quot;)">
            <text:p/>
          </table:table-cell>
          <table:table-cell table:style-name="ce2" table:formula="of:=IF(AND([.AF$43]&lt;=[.$Y51];[.AF$43]&gt;=[.$X51]);INDEX([.$Z$37:.$AG$37];[.AF$43]);&quot;&quot;)">
            <text:p/>
          </table:table-cell>
          <table:table-cell table:style-name="ce2" table:formula="of:=IF(AND([.AG$43]&lt;=[.$Y51];[.AG$43]&gt;=[.$X51]);INDEX([.$Z$37:.$AG$37];[.AG$43]);&quot;&quot;)">
            <text:p/>
          </table:table-cell>
          <table:table-cell table:formula="of:=IF([.Z51]=&quot;&quot;;0;MIN([.D51];[.$AA$37]-[.C51]))" office:value-type="float" office:value="9" calcext:value-type="float">
            <text:p>9</text:p>
          </table:table-cell>
          <table:table-cell table:formula="of:=IF([.AA51]=&quot;&quot;;0;MIN([.$AB$37]-[.C51];[.$AB$37]-[.$AA$37];[.D51]-[.AH51]))" office:value-type="float" office:value="0" calcext:value-type="float">
            <text:p>0</text:p>
          </table:table-cell>
          <table:table-cell table:formula="of:=IF([.AB51]=&quot;&quot;;0;MIN([.$AC$37]-[.C51];[.$AC$37]-[.$AB$37];[.D51]-[.AH51]-[.AI51]))" office:value-type="float" office:value="0" calcext:value-type="float">
            <text:p>0</text:p>
          </table:table-cell>
          <table:table-cell table:formula="of:=IF([.AC51]=&quot;&quot;;0;MIN([.$AD$37]-[.C51];[.$AD$37]-[.$AC$37];[.D51]-[.AH51]-[.AI51]-[.AJ51]))" office:value-type="float" office:value="0" calcext:value-type="float">
            <text:p>0</text:p>
          </table:table-cell>
          <table:table-cell table:formula="of:=IF([.AD51]=&quot;&quot;;0;MIN([.$AE$37]-[.C51];[.$AE$37]-[.$AD$37];[.D51]-[.AH51]-[.AI51]-[.AJ51]-[.AK51]))" office:value-type="float" office:value="0" calcext:value-type="float">
            <text:p>0</text:p>
          </table:table-cell>
          <table:table-cell table:formula="of:=IF([.AE51]=&quot;&quot;;0;MIN([.$AF$37]-[.B51];[.$AF$37]-[.$AE$37];[.D51]-[.AH51]-[.AI51]-[.AJ51]-[.AK51]-[.AL51]))" office:value-type="float" office:value="0" calcext:value-type="float">
            <text:p>0</text:p>
          </table:table-cell>
          <table:table-cell table:formula="of:=IF([.AF51]=&quot;&quot;;0;MIN([.$AG$37]-[.C51];[.$AG$37]-[.$AF$37];[.D51]-[.AH51]-[.AI51]-[.AJ51]-[.AK51]-[.AL51]-[.AM51]))" office:value-type="float" office:value="0" calcext:value-type="float">
            <text:p>0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1]=&quot;pb&quot;;[.A51]+1;[.A51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style-name="ce7" table:formula="of:=IF([.C53]=&quot;&quot;;&quot;&quot;;[.C53]-[.C52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47" table:number-columns-repeated="5"/>
          <table:table-cell table:number-columns-repeated="3"/>
          <table:table-cell table:style-name="ce44" table:formula="of:=MATCH([.C52];[.$Z$37:.$AG$37];1)" office:value-type="float" office:value="1" calcext:value-type="float">
            <text:p>1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float" office:value="0" calcext:value-type="float">
            <text:p>0</text:p>
          </table:table-cell>
          <table:table-cell table:style-name="ce2" table:formula="of:=IF(AND([.AA$43]&lt;=[.$Y52];[.AA$43]&gt;=[.$X52]);INDEX([.$Z$37:.$AG$37];[.AA$43]);&quot;&quot;)">
            <text:p/>
          </table:table-cell>
          <table:table-cell table:style-name="ce2" table:formula="of:=IF(AND([.AB$43]&lt;=[.$Y52];[.AB$43]&gt;=[.$X52]);INDEX([.$Z$37:.$AG$37];[.AB$43]);&quot;&quot;)">
            <text:p/>
          </table:table-cell>
          <table:table-cell table:style-name="ce2" table:formula="of:=IF(AND([.AC$43]&lt;=[.$Y52];[.AC$43]&gt;=[.$X52]);INDEX([.$Z$37:.$AG$37];[.AC$43]);&quot;&quot;)">
            <text:p/>
          </table:table-cell>
          <table:table-cell table:style-name="ce2" table:formula="of:=IF(AND([.AD$43]&lt;=[.$Y52];[.AD$43]&gt;=[.$X52]);INDEX([.$Z$37:.$AG$37];[.AD$43]);&quot;&quot;)">
            <text:p/>
          </table:table-cell>
          <table:table-cell table:style-name="ce2" table:formula="of:=IF(AND([.AE$43]&lt;=[.$Y52];[.AE$43]&gt;=[.$X52]);INDEX([.$Z$37:.$AG$37];[.AE$43]);&quot;&quot;)">
            <text:p/>
          </table:table-cell>
          <table:table-cell table:style-name="ce2" table:formula="of:=IF(AND([.AF$43]&lt;=[.$Y52];[.AF$43]&gt;=[.$X52]);INDEX([.$Z$37:.$AG$37];[.AF$43]);&quot;&quot;)">
            <text:p/>
          </table:table-cell>
          <table:table-cell table:style-name="ce2" table:formula="of:=IF(AND([.AG$43]&lt;=[.$Y52];[.AG$43]&gt;=[.$X52]);INDEX([.$Z$37:.$AG$37];[.AG$43]);&quot;&quot;)">
            <text:p/>
          </table:table-cell>
          <table:table-cell table:formula="of:=IF([.Z52]=&quot;&quot;;0;MIN([.D52];[.$AA$37]-[.C52]))" office:value-type="float" office:value="8" calcext:value-type="float">
            <text:p>8</text:p>
          </table:table-cell>
          <table:table-cell table:formula="of:=IF([.AA52]=&quot;&quot;;0;MIN([.$AB$37]-[.C52];[.$AB$37]-[.$AA$37];[.D52]-[.AH52]))" office:value-type="float" office:value="0" calcext:value-type="float">
            <text:p>0</text:p>
          </table:table-cell>
          <table:table-cell table:formula="of:=IF([.AB52]=&quot;&quot;;0;MIN([.$AC$37]-[.C52];[.$AC$37]-[.$AB$37];[.D52]-[.AH52]-[.AI52]))" office:value-type="float" office:value="0" calcext:value-type="float">
            <text:p>0</text:p>
          </table:table-cell>
          <table:table-cell table:formula="of:=IF([.AC52]=&quot;&quot;;0;MIN([.$AD$37]-[.C52];[.$AD$37]-[.$AC$37];[.D52]-[.AH52]-[.AI52]-[.AJ52]))" office:value-type="float" office:value="0" calcext:value-type="float">
            <text:p>0</text:p>
          </table:table-cell>
          <table:table-cell table:formula="of:=IF([.AD52]=&quot;&quot;;0;MIN([.$AE$37]-[.C52];[.$AE$37]-[.$AD$37];[.D52]-[.AH52]-[.AI52]-[.AJ52]-[.AK52]))" office:value-type="float" office:value="0" calcext:value-type="float">
            <text:p>0</text:p>
          </table:table-cell>
          <table:table-cell table:formula="of:=IF([.AE52]=&quot;&quot;;0;MIN([.$AF$37]-[.B52];[.$AF$37]-[.$AE$37];[.D52]-[.AH52]-[.AI52]-[.AJ52]-[.AK52]-[.AL52]))" office:value-type="float" office:value="0" calcext:value-type="float">
            <text:p>0</text:p>
          </table:table-cell>
          <table:table-cell table:formula="of:=IF([.AF52]=&quot;&quot;;0;MIN([.$AG$37]-[.C52];[.$AG$37]-[.$AF$37];[.D52]-[.AH52]-[.AI52]-[.AJ52]-[.AK52]-[.AL52]-[.AM52]))" office:value-type="float" office:value="0" calcext:value-type="float">
            <text:p>0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52]=&quot;pb&quot;;[.A52]+1;[.A5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7" table:formula="of:=IF([.C54]=&quot;&quot;;&quot;&quot;;[.C54]-[.C53])"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47" table:number-columns-repeated="5"/>
          <table:table-cell table:number-columns-repeated="3"/>
          <table:table-cell table:style-name="ce44" table:formula="of:=MATCH([.C53];[.$Z$37:.$AG$37];1)" office:value-type="float" office:value="1" calcext:value-type="float">
            <text:p>1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float" office:value="0" calcext:value-type="float">
            <text:p>0</text:p>
          </table:table-cell>
          <table:table-cell table:style-name="ce2" table:formula="of:=IF(AND([.AA$43]&lt;=[.$Y53];[.AA$43]&gt;=[.$X53]);INDEX([.$Z$37:.$AG$37];[.AA$43]);&quot;&quot;)">
            <text:p/>
          </table:table-cell>
          <table:table-cell table:style-name="ce2" table:formula="of:=IF(AND([.AB$43]&lt;=[.$Y53];[.AB$43]&gt;=[.$X53]);INDEX([.$Z$37:.$AG$37];[.AB$43]);&quot;&quot;)">
            <text:p/>
          </table:table-cell>
          <table:table-cell table:style-name="ce2" table:formula="of:=IF(AND([.AC$43]&lt;=[.$Y53];[.AC$43]&gt;=[.$X53]);INDEX([.$Z$37:.$AG$37];[.AC$43]);&quot;&quot;)">
            <text:p/>
          </table:table-cell>
          <table:table-cell table:style-name="ce2" table:formula="of:=IF(AND([.AD$43]&lt;=[.$Y53];[.AD$43]&gt;=[.$X53]);INDEX([.$Z$37:.$AG$37];[.AD$43]);&quot;&quot;)">
            <text:p/>
          </table:table-cell>
          <table:table-cell table:style-name="ce2" table:formula="of:=IF(AND([.AE$43]&lt;=[.$Y53];[.AE$43]&gt;=[.$X53]);INDEX([.$Z$37:.$AG$37];[.AE$43]);&quot;&quot;)">
            <text:p/>
          </table:table-cell>
          <table:table-cell table:style-name="ce2" table:formula="of:=IF(AND([.AF$43]&lt;=[.$Y53];[.AF$43]&gt;=[.$X53]);INDEX([.$Z$37:.$AG$37];[.AF$43]);&quot;&quot;)">
            <text:p/>
          </table:table-cell>
          <table:table-cell table:style-name="ce2" table:formula="of:=IF(AND([.AG$43]&lt;=[.$Y53];[.AG$43]&gt;=[.$X53]);INDEX([.$Z$37:.$AG$37];[.AG$43]);&quot;&quot;)">
            <text:p/>
          </table:table-cell>
          <table:table-cell table:formula="of:=IF([.Z53]=&quot;&quot;;0;MIN([.D53];[.$AA$37]-[.C53]))" office:value-type="float" office:value="11" calcext:value-type="float">
            <text:p>11</text:p>
          </table:table-cell>
          <table:table-cell table:formula="of:=IF([.AA53]=&quot;&quot;;0;MIN([.$AB$37]-[.C53];[.$AB$37]-[.$AA$37];[.D53]-[.AH53]))" office:value-type="float" office:value="0" calcext:value-type="float">
            <text:p>0</text:p>
          </table:table-cell>
          <table:table-cell table:formula="of:=IF([.AB53]=&quot;&quot;;0;MIN([.$AC$37]-[.C53];[.$AC$37]-[.$AB$37];[.D53]-[.AH53]-[.AI53]))" office:value-type="float" office:value="0" calcext:value-type="float">
            <text:p>0</text:p>
          </table:table-cell>
          <table:table-cell table:formula="of:=IF([.AC53]=&quot;&quot;;0;MIN([.$AD$37]-[.C53];[.$AD$37]-[.$AC$37];[.D53]-[.AH53]-[.AI53]-[.AJ53]))" office:value-type="float" office:value="0" calcext:value-type="float">
            <text:p>0</text:p>
          </table:table-cell>
          <table:table-cell table:formula="of:=IF([.AD53]=&quot;&quot;;0;MIN([.$AE$37]-[.C53];[.$AE$37]-[.$AD$37];[.D53]-[.AH53]-[.AI53]-[.AJ53]-[.AK53]))" office:value-type="float" office:value="0" calcext:value-type="float">
            <text:p>0</text:p>
          </table:table-cell>
          <table:table-cell table:formula="of:=IF([.AE53]=&quot;&quot;;0;MIN([.$AF$37]-[.B53];[.$AF$37]-[.$AE$37];[.D53]-[.AH53]-[.AI53]-[.AJ53]-[.AK53]-[.AL53]))" office:value-type="float" office:value="0" calcext:value-type="float">
            <text:p>0</text:p>
          </table:table-cell>
          <table:table-cell table:formula="of:=IF([.AF53]=&quot;&quot;;0;MIN([.$AG$37]-[.C53];[.$AG$37]-[.$AF$37];[.D53]-[.AH53]-[.AI53]-[.AJ53]-[.AK53]-[.AL53]-[.AM53]))" office:value-type="float" office:value="0" calcext:value-type="float">
            <text:p>0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s2*11 " calcext:value-type="string">
            <text:p>s2*1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s2*11  \pageBreak" calcext:value-type="string">
            <text:p>s2*11 <text:s/>\pageBreak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number-columns-repeated="10"/>
        </table:table-row>
        <table:table-row table:style-name="ro1">
          <table:table-cell table:formula="of:=IF([.E53]=&quot;pb&quot;;[.A53]+1;[.A53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style-name="ce7" table:formula="of:=IF([.C55]=&quot;&quot;;&quot;&quot;;[.C55]-[.C5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54];[.$Z$37:.$AG$37];1)" office:value-type="float" office:value="1" calcext:value-type="float">
            <text:p>1</text:p>
          </table:table-cell>
          <table:table-cell table:style-name="ce44" table:formula="of:=MATCH([.D54]+[.C54];[.$Z$37:.$AG$37];1)" office:value-type="float" office:value="2" calcext:value-type="float">
            <text:p>2</text:p>
          </table:table-cell>
          <table:table-cell table:style-name="ce2" table:formula="of:=IF(AND([.Z$43]&lt;=[.$Y54];[.Z$43]&gt;=[.$X54]);INDEX([.$Z$37:.$AG$37];[.Z$43]);&quot;&quot;)" office:value-type="float" office:value="0" calcext:value-type="float">
            <text:p>0</text:p>
          </table:table-cell>
          <table:table-cell table:style-name="ce2" table:formula="of:=IF(AND([.AA$43]&lt;=[.$Y54];[.AA$43]&gt;=[.$X54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4];[.AB$43]&gt;=[.$X54]);INDEX([.$Z$37:.$AG$37];[.AB$43]);&quot;&quot;)">
            <text:p/>
          </table:table-cell>
          <table:table-cell table:style-name="ce2" table:formula="of:=IF(AND([.AC$43]&lt;=[.$Y54];[.AC$43]&gt;=[.$X54]);INDEX([.$Z$37:.$AG$37];[.AC$43]);&quot;&quot;)">
            <text:p/>
          </table:table-cell>
          <table:table-cell table:style-name="ce2" table:formula="of:=IF(AND([.AD$43]&lt;=[.$Y54];[.AD$43]&gt;=[.$X54]);INDEX([.$Z$37:.$AG$37];[.AD$43]);&quot;&quot;)">
            <text:p/>
          </table:table-cell>
          <table:table-cell table:style-name="ce2" table:formula="of:=IF(AND([.AE$43]&lt;=[.$Y54];[.AE$43]&gt;=[.$X54]);INDEX([.$Z$37:.$AG$37];[.AE$43]);&quot;&quot;)">
            <text:p/>
          </table:table-cell>
          <table:table-cell table:style-name="ce2" table:formula="of:=IF(AND([.AF$43]&lt;=[.$Y54];[.AF$43]&gt;=[.$X54]);INDEX([.$Z$37:.$AG$37];[.AF$43]);&quot;&quot;)">
            <text:p/>
          </table:table-cell>
          <table:table-cell table:style-name="ce2" table:formula="of:=IF(AND([.AG$43]&lt;=[.$Y54];[.AG$43]&gt;=[.$X54]);INDEX([.$Z$37:.$AG$37];[.AG$43]);&quot;&quot;)">
            <text:p/>
          </table:table-cell>
          <table:table-cell table:formula="of:=IF([.Z54]=&quot;&quot;;0;MIN([.D54];[.$AA$37]-[.C54]))" office:value-type="float" office:value="7" calcext:value-type="float">
            <text:p>7</text:p>
          </table:table-cell>
          <table:table-cell table:formula="of:=IF([.AA54]=&quot;&quot;;0;MIN([.$AB$37]-[.C54];[.$AB$37]-[.$AA$37];[.D54]-[.AH54]))" office:value-type="float" office:value="0" calcext:value-type="float">
            <text:p>0</text:p>
          </table:table-cell>
          <table:table-cell table:formula="of:=IF([.AB54]=&quot;&quot;;0;MIN([.$AC$37]-[.C54];[.$AC$37]-[.$AB$37];[.D54]-[.AH54]-[.AI54]))" office:value-type="float" office:value="0" calcext:value-type="float">
            <text:p>0</text:p>
          </table:table-cell>
          <table:table-cell table:formula="of:=IF([.AC54]=&quot;&quot;;0;MIN([.$AD$37]-[.C54];[.$AD$37]-[.$AC$37];[.D54]-[.AH54]-[.AI54]-[.AJ54]))" office:value-type="float" office:value="0" calcext:value-type="float">
            <text:p>0</text:p>
          </table:table-cell>
          <table:table-cell table:formula="of:=IF([.AD54]=&quot;&quot;;0;MIN([.$AE$37]-[.C54];[.$AE$37]-[.$AD$37];[.D54]-[.AH54]-[.AI54]-[.AJ54]-[.AK54]))" office:value-type="float" office:value="0" calcext:value-type="float">
            <text:p>0</text:p>
          </table:table-cell>
          <table:table-cell table:formula="of:=IF([.AE54]=&quot;&quot;;0;MIN([.$AF$37]-[.B54];[.$AF$37]-[.$AE$37];[.D54]-[.AH54]-[.AI54]-[.AJ54]-[.AK54]-[.AL54]))" office:value-type="float" office:value="0" calcext:value-type="float">
            <text:p>0</text:p>
          </table:table-cell>
          <table:table-cell table:formula="of:=IF([.AF54]=&quot;&quot;;0;MIN([.$AG$37]-[.C54];[.$AG$37]-[.$AF$37];[.D54]-[.AH54]-[.AI54]-[.AJ54]-[.AK54]-[.AL54]-[.AM54]))" office:value-type="float" office:value="0" calcext:value-type="float">
            <text:p>0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54]=&quot;pb&quot;;[.A54]+1;[.A54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ce7" table:formula="of:=IF([.C56]=&quot;&quot;;&quot;&quot;;[.C56]-[.C5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55];[.$Z$37:.$AG$37];1)" office:value-type="float" office:value="2" calcext:value-type="float">
            <text:p>2</text:p>
          </table:table-cell>
          <table:table-cell table:style-name="ce44" table:formula="of:=MATCH([.D55]+[.C55];[.$Z$37:.$AG$37];1)" office:value-type="float" office:value="4" calcext:value-type="float">
            <text:p>4</text:p>
          </table:table-cell>
          <table:table-cell table:style-name="ce2" table:formula="of:=IF(AND([.Z$43]&lt;=[.$Y55];[.Z$43]&gt;=[.$X55]);INDEX([.$Z$37:.$AG$37];[.Z$43]);&quot;&quot;)">
            <text:p/>
          </table:table-cell>
          <table:table-cell table:style-name="ce2" table:formula="of:=IF(AND([.AA$43]&lt;=[.$Y55];[.AA$43]&gt;=[.$X55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5];[.AB$43]&gt;=[.$X55]);INDEX([.$Z$37:.$AG$37];[.AB$43]);&quot;&quot;)" office:value-type="float" office:value="87" calcext:value-type="float">
            <text:p>87</text:p>
          </table:table-cell>
          <table:table-cell table:style-name="ce2" table:formula="of:=IF(AND([.AC$43]&lt;=[.$Y55];[.AC$43]&gt;=[.$X5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5];[.AD$43]&gt;=[.$X55]);INDEX([.$Z$37:.$AG$37];[.AD$43]);&quot;&quot;)">
            <text:p/>
          </table:table-cell>
          <table:table-cell table:style-name="ce2" table:formula="of:=IF(AND([.AE$43]&lt;=[.$Y55];[.AE$43]&gt;=[.$X55]);INDEX([.$Z$37:.$AG$37];[.AE$43]);&quot;&quot;)">
            <text:p/>
          </table:table-cell>
          <table:table-cell table:style-name="ce2" table:formula="of:=IF(AND([.AF$43]&lt;=[.$Y55];[.AF$43]&gt;=[.$X55]);INDEX([.$Z$37:.$AG$37];[.AF$43]);&quot;&quot;)">
            <text:p/>
          </table:table-cell>
          <table:table-cell table:style-name="ce2" table:formula="of:=IF(AND([.AG$43]&lt;=[.$Y55];[.AG$43]&gt;=[.$X55]);INDEX([.$Z$37:.$AG$37];[.AG$43]);&quot;&quot;)">
            <text:p/>
          </table:table-cell>
          <table:table-cell table:formula="of:=IF([.Z55]=&quot;&quot;;0;MIN([.D55];[.$AA$37]-[.C55]))" office:value-type="float" office:value="0" calcext:value-type="float">
            <text:p>0</text:p>
          </table:table-cell>
          <table:table-cell table:formula="of:=IF([.AA55]=&quot;&quot;;0;MIN([.$AB$37]-[.C55];[.$AB$37]-[.$AA$37];[.D55]-[.AH55]))" office:value-type="float" office:value="2" calcext:value-type="float">
            <text:p>2</text:p>
          </table:table-cell>
          <table:table-cell table:formula="of:=IF([.AB55]=&quot;&quot;;0;MIN([.$AC$37]-[.C55];[.$AC$37]-[.$AB$37];[.D55]-[.AH55]-[.AI55]))" office:value-type="float" office:value="2" calcext:value-type="float">
            <text:p>2</text:p>
          </table:table-cell>
          <table:table-cell table:formula="of:=IF([.AC55]=&quot;&quot;;0;MIN([.$AD$37]-[.C55];[.$AD$37]-[.$AC$37];[.D55]-[.AH55]-[.AI55]-[.AJ55]))" office:value-type="float" office:value="0" calcext:value-type="float">
            <text:p>0</text:p>
          </table:table-cell>
          <table:table-cell table:formula="of:=IF([.AD55]=&quot;&quot;;0;MIN([.$AE$37]-[.C55];[.$AE$37]-[.$AD$37];[.D55]-[.AH55]-[.AI55]-[.AJ55]-[.AK55]))" office:value-type="float" office:value="0" calcext:value-type="float">
            <text:p>0</text:p>
          </table:table-cell>
          <table:table-cell table:formula="of:=IF([.AE55]=&quot;&quot;;0;MIN([.$AF$37]-[.B55];[.$AF$37]-[.$AE$37];[.D55]-[.AH55]-[.AI55]-[.AJ55]-[.AK55]-[.AL55]))" office:value-type="float" office:value="0" calcext:value-type="float">
            <text:p>0</text:p>
          </table:table-cell>
          <table:table-cell table:formula="of:=IF([.AF55]=&quot;&quot;;0;MIN([.$AG$37]-[.C55];[.$AG$37]-[.$AF$37];[.D55]-[.AH55]-[.AI55]-[.AJ55]-[.AK55]-[.AL55]-[.AM55]))" office:value-type="float" office:value="0" calcext:value-type="float">
            <text:p>0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s2.*2 s1*2 " calcext:value-type="string">
            <text:p>s2.*2 s1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s2.*2 s1*2  \pageBreak" calcext:value-type="string">
            <text:p>s2.*2 s1*2 <text:s/>\pageBreak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5]=&quot;pb&quot;;[.A55]+1;[.A55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7" table:formula="of:=IF([.C57]=&quot;&quot;;&quot;&quot;;[.C57]-[.C5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6];[.$Z$37:.$AG$37];1)" office:value-type="float" office:value="4" calcext:value-type="float">
            <text:p>4</text:p>
          </table:table-cell>
          <table:table-cell table:style-name="ce44" table:formula="of:=MATCH([.D56]+[.C56];[.$Z$37:.$AG$37];1)" office:value-type="float" office:value="4" calcext:value-type="float">
            <text:p>4</text:p>
          </table:table-cell>
          <table:table-cell table:style-name="ce2" table:formula="of:=IF(AND([.Z$43]&lt;=[.$Y56];[.Z$43]&gt;=[.$X56]);INDEX([.$Z$37:.$AG$37];[.Z$43]);&quot;&quot;)">
            <text:p/>
          </table:table-cell>
          <table:table-cell table:style-name="ce2" table:formula="of:=IF(AND([.AA$43]&lt;=[.$Y56];[.AA$43]&gt;=[.$X56]);INDEX([.$Z$37:.$AG$37];[.AA$43]);&quot;&quot;)">
            <text:p/>
          </table:table-cell>
          <table:table-cell table:style-name="ce2" table:formula="of:=IF(AND([.AB$43]&lt;=[.$Y56];[.AB$43]&gt;=[.$X56]);INDEX([.$Z$37:.$AG$37];[.AB$43]);&quot;&quot;)">
            <text:p/>
          </table:table-cell>
          <table:table-cell table:style-name="ce2" table:formula="of:=IF(AND([.AC$43]&lt;=[.$Y56];[.AC$43]&gt;=[.$X5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6];[.AD$43]&gt;=[.$X56]);INDEX([.$Z$37:.$AG$37];[.AD$43]);&quot;&quot;)">
            <text:p/>
          </table:table-cell>
          <table:table-cell table:style-name="ce2" table:formula="of:=IF(AND([.AE$43]&lt;=[.$Y56];[.AE$43]&gt;=[.$X56]);INDEX([.$Z$37:.$AG$37];[.AE$43]);&quot;&quot;)">
            <text:p/>
          </table:table-cell>
          <table:table-cell table:style-name="ce2" table:formula="of:=IF(AND([.AF$43]&lt;=[.$Y56];[.AF$43]&gt;=[.$X56]);INDEX([.$Z$37:.$AG$37];[.AF$43]);&quot;&quot;)">
            <text:p/>
          </table:table-cell>
          <table:table-cell table:style-name="ce2" table:formula="of:=IF(AND([.AG$43]&lt;=[.$Y56];[.AG$43]&gt;=[.$X56]);INDEX([.$Z$37:.$AG$37];[.AG$43]);&quot;&quot;)">
            <text:p/>
          </table:table-cell>
          <table:table-cell table:formula="of:=IF([.Z56]=&quot;&quot;;0;MIN([.D56];[.$AA$37]-[.C56]))" office:value-type="float" office:value="0" calcext:value-type="float">
            <text:p>0</text:p>
          </table:table-cell>
          <table:table-cell table:formula="of:=IF([.AA56]=&quot;&quot;;0;MIN([.$AB$37]-[.C56];[.$AB$37]-[.$AA$37];[.D56]-[.AH56]))" office:value-type="float" office:value="0" calcext:value-type="float">
            <text:p>0</text:p>
          </table:table-cell>
          <table:table-cell table:formula="of:=IF([.AB56]=&quot;&quot;;0;MIN([.$AC$37]-[.C56];[.$AC$37]-[.$AB$37];[.D56]-[.AH56]-[.AI56]))" office:value-type="float" office:value="0" calcext:value-type="float">
            <text:p>0</text:p>
          </table:table-cell>
          <table:table-cell table:formula="of:=IF([.AC56]=&quot;&quot;;0;MIN([.$AD$37]-[.C56];[.$AD$37]-[.$AC$37];[.D56]-[.AH56]-[.AI56]-[.AJ56]))" office:value-type="float" office:value="6" calcext:value-type="float">
            <text:p>6</text:p>
          </table:table-cell>
          <table:table-cell table:formula="of:=IF([.AD56]=&quot;&quot;;0;MIN([.$AE$37]-[.C56];[.$AE$37]-[.$AD$37];[.D56]-[.AH56]-[.AI56]-[.AJ56]-[.AK56]))" office:value-type="float" office:value="0" calcext:value-type="float">
            <text:p>0</text:p>
          </table:table-cell>
          <table:table-cell table:formula="of:=IF([.AE56]=&quot;&quot;;0;MIN([.$AF$37]-[.B56];[.$AF$37]-[.$AE$37];[.D56]-[.AH56]-[.AI56]-[.AJ56]-[.AK56]-[.AL56]))" office:value-type="float" office:value="0" calcext:value-type="float">
            <text:p>0</text:p>
          </table:table-cell>
          <table:table-cell table:formula="of:=IF([.AF56]=&quot;&quot;;0;MIN([.$AG$37]-[.C56];[.$AG$37]-[.$AF$37];[.D56]-[.AH56]-[.AI56]-[.AJ56]-[.AK56]-[.AL56]-[.AM56]))" office:value-type="float" office:value="0" calcext:value-type="float">
            <text:p>0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    #'((Y-offset . 100)" calcext:value-type="string">
            <text:p><text:s text:c="4"/>#'((Y-offset . 100)</text:p>
          </table:table-cell>
          <table:table-cell table:number-columns-repeated="10"/>
        </table:table-row>
        <table:table-row table:style-name="ro1">
          <table:table-cell table:formula="of:=IF([.E56]=&quot;pb&quot;;[.A56]+1;[.A56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58]=&quot;&quot;;&quot;&quot;;[.C58]-[.C5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57];[.$Z$37:.$AG$37];1)" office:value-type="float" office:value="4" calcext:value-type="float">
            <text:p>4</text:p>
          </table:table-cell>
          <table:table-cell table:style-name="ce44" table:formula="of:=MATCH([.D57]+[.C57];[.$Z$37:.$AG$37];1)" office:value-type="float" office:value="4" calcext:value-type="float">
            <text:p>4</text:p>
          </table:table-cell>
          <table:table-cell table:style-name="ce2" table:formula="of:=IF(AND([.Z$43]&lt;=[.$Y57];[.Z$43]&gt;=[.$X57]);INDEX([.$Z$37:.$AG$37];[.Z$43]);&quot;&quot;)">
            <text:p/>
          </table:table-cell>
          <table:table-cell table:style-name="ce2" table:formula="of:=IF(AND([.AA$43]&lt;=[.$Y57];[.AA$43]&gt;=[.$X57]);INDEX([.$Z$37:.$AG$37];[.AA$43]);&quot;&quot;)">
            <text:p/>
          </table:table-cell>
          <table:table-cell table:style-name="ce2" table:formula="of:=IF(AND([.AB$43]&lt;=[.$Y57];[.AB$43]&gt;=[.$X57]);INDEX([.$Z$37:.$AG$37];[.AB$43]);&quot;&quot;)">
            <text:p/>
          </table:table-cell>
          <table:table-cell table:style-name="ce2" table:formula="of:=IF(AND([.AC$43]&lt;=[.$Y57];[.AC$43]&gt;=[.$X5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7];[.AD$43]&gt;=[.$X57]);INDEX([.$Z$37:.$AG$37];[.AD$43]);&quot;&quot;)">
            <text:p/>
          </table:table-cell>
          <table:table-cell table:style-name="ce2" table:formula="of:=IF(AND([.AE$43]&lt;=[.$Y57];[.AE$43]&gt;=[.$X57]);INDEX([.$Z$37:.$AG$37];[.AE$43]);&quot;&quot;)">
            <text:p/>
          </table:table-cell>
          <table:table-cell table:style-name="ce2" table:formula="of:=IF(AND([.AF$43]&lt;=[.$Y57];[.AF$43]&gt;=[.$X57]);INDEX([.$Z$37:.$AG$37];[.AF$43]);&quot;&quot;)">
            <text:p/>
          </table:table-cell>
          <table:table-cell table:style-name="ce2" table:formula="of:=IF(AND([.AG$43]&lt;=[.$Y57];[.AG$43]&gt;=[.$X57]);INDEX([.$Z$37:.$AG$37];[.AG$43]);&quot;&quot;)">
            <text:p/>
          </table:table-cell>
          <table:table-cell table:formula="of:=IF([.Z57]=&quot;&quot;;0;MIN([.D57];[.$AA$37]-[.C57]))" office:value-type="float" office:value="0" calcext:value-type="float">
            <text:p>0</text:p>
          </table:table-cell>
          <table:table-cell table:formula="of:=IF([.AA57]=&quot;&quot;;0;MIN([.$AB$37]-[.C57];[.$AB$37]-[.$AA$37];[.D57]-[.AH57]))" office:value-type="float" office:value="0" calcext:value-type="float">
            <text:p>0</text:p>
          </table:table-cell>
          <table:table-cell table:formula="of:=IF([.AB57]=&quot;&quot;;0;MIN([.$AC$37]-[.C57];[.$AC$37]-[.$AB$37];[.D57]-[.AH57]-[.AI57]))" office:value-type="float" office:value="0" calcext:value-type="float">
            <text:p>0</text:p>
          </table:table-cell>
          <table:table-cell table:formula="of:=IF([.AC57]=&quot;&quot;;0;MIN([.$AD$37]-[.C57];[.$AD$37]-[.$AC$37];[.D57]-[.AH57]-[.AI57]-[.AJ57]))" office:value-type="float" office:value="8" calcext:value-type="float">
            <text:p>8</text:p>
          </table:table-cell>
          <table:table-cell table:formula="of:=IF([.AD57]=&quot;&quot;;0;MIN([.$AE$37]-[.C57];[.$AE$37]-[.$AD$37];[.D57]-[.AH57]-[.AI57]-[.AJ57]-[.AK57]))" office:value-type="float" office:value="0" calcext:value-type="float">
            <text:p>0</text:p>
          </table:table-cell>
          <table:table-cell table:formula="of:=IF([.AE57]=&quot;&quot;;0;MIN([.$AF$37]-[.B57];[.$AF$37]-[.$AE$37];[.D57]-[.AH57]-[.AI57]-[.AJ57]-[.AK57]-[.AL57]))" office:value-type="float" office:value="0" calcext:value-type="float">
            <text:p>0</text:p>
          </table:table-cell>
          <table:table-cell table:formula="of:=IF([.AF57]=&quot;&quot;;0;MIN([.$AG$37]-[.C57];[.$AG$37]-[.$AF$37];[.D57]-[.AH57]-[.AI57]-[.AJ57]-[.AK57]-[.AL57]-[.AM57]))" office:value-type="float" office:value="0" calcext:value-type="float">
            <text:p>0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number-columns-repeated="10"/>
        </table:table-row>
        <table:table-row table:style-name="ro1">
          <table:table-cell table:formula="of:=IF([.E57]=&quot;pb&quot;;[.A57]+1;[.A57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59]=&quot;&quot;;&quot;&quot;;[.C59]-[.C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58];[.$Z$37:.$AG$37];1)" office:value-type="float" office:value="4" calcext:value-type="float">
            <text:p>4</text:p>
          </table:table-cell>
          <table:table-cell table:style-name="ce44" table:formula="of:=MATCH([.D58]+[.C58];[.$Z$37:.$AG$37];1)" office:value-type="float" office:value="4" calcext:value-type="float">
            <text:p>4</text:p>
          </table:table-cell>
          <table:table-cell table:style-name="ce2" table:formula="of:=IF(AND([.Z$43]&lt;=[.$Y58];[.Z$43]&gt;=[.$X58]);INDEX([.$Z$37:.$AG$37];[.Z$43]);&quot;&quot;)">
            <text:p/>
          </table:table-cell>
          <table:table-cell table:style-name="ce2" table:formula="of:=IF(AND([.AA$43]&lt;=[.$Y58];[.AA$43]&gt;=[.$X58]);INDEX([.$Z$37:.$AG$37];[.AA$43]);&quot;&quot;)">
            <text:p/>
          </table:table-cell>
          <table:table-cell table:style-name="ce2" table:formula="of:=IF(AND([.AB$43]&lt;=[.$Y58];[.AB$43]&gt;=[.$X58]);INDEX([.$Z$37:.$AG$37];[.AB$43]);&quot;&quot;)">
            <text:p/>
          </table:table-cell>
          <table:table-cell table:style-name="ce2" table:formula="of:=IF(AND([.AC$43]&lt;=[.$Y58];[.AC$43]&gt;=[.$X5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8];[.AD$43]&gt;=[.$X58]);INDEX([.$Z$37:.$AG$37];[.AD$43]);&quot;&quot;)">
            <text:p/>
          </table:table-cell>
          <table:table-cell table:style-name="ce2" table:formula="of:=IF(AND([.AE$43]&lt;=[.$Y58];[.AE$43]&gt;=[.$X58]);INDEX([.$Z$37:.$AG$37];[.AE$43]);&quot;&quot;)">
            <text:p/>
          </table:table-cell>
          <table:table-cell table:style-name="ce2" table:formula="of:=IF(AND([.AF$43]&lt;=[.$Y58];[.AF$43]&gt;=[.$X58]);INDEX([.$Z$37:.$AG$37];[.AF$43]);&quot;&quot;)">
            <text:p/>
          </table:table-cell>
          <table:table-cell table:style-name="ce2" table:formula="of:=IF(AND([.AG$43]&lt;=[.$Y58];[.AG$43]&gt;=[.$X58]);INDEX([.$Z$37:.$AG$37];[.AG$43]);&quot;&quot;)">
            <text:p/>
          </table:table-cell>
          <table:table-cell table:formula="of:=IF([.Z58]=&quot;&quot;;0;MIN([.D58];[.$AA$37]-[.C58]))" office:value-type="float" office:value="0" calcext:value-type="float">
            <text:p>0</text:p>
          </table:table-cell>
          <table:table-cell table:formula="of:=IF([.AA58]=&quot;&quot;;0;MIN([.$AB$37]-[.C58];[.$AB$37]-[.$AA$37];[.D58]-[.AH58]))" office:value-type="float" office:value="0" calcext:value-type="float">
            <text:p>0</text:p>
          </table:table-cell>
          <table:table-cell table:formula="of:=IF([.AB58]=&quot;&quot;;0;MIN([.$AC$37]-[.C58];[.$AC$37]-[.$AB$37];[.D58]-[.AH58]-[.AI58]))" office:value-type="float" office:value="0" calcext:value-type="float">
            <text:p>0</text:p>
          </table:table-cell>
          <table:table-cell table:formula="of:=IF([.AC58]=&quot;&quot;;0;MIN([.$AD$37]-[.C58];[.$AD$37]-[.$AC$37];[.D58]-[.AH58]-[.AI58]-[.AJ58]))" office:value-type="float" office:value="6" calcext:value-type="float">
            <text:p>6</text:p>
          </table:table-cell>
          <table:table-cell table:formula="of:=IF([.AD58]=&quot;&quot;;0;MIN([.$AE$37]-[.C58];[.$AE$37]-[.$AD$37];[.D58]-[.AH58]-[.AI58]-[.AJ58]-[.AK58]))" office:value-type="float" office:value="0" calcext:value-type="float">
            <text:p>0</text:p>
          </table:table-cell>
          <table:table-cell table:formula="of:=IF([.AE58]=&quot;&quot;;0;MIN([.$AF$37]-[.B58];[.$AF$37]-[.$AE$37];[.D58]-[.AH58]-[.AI58]-[.AJ58]-[.AK58]-[.AL58]))" office:value-type="float" office:value="0" calcext:value-type="float">
            <text:p>0</text:p>
          </table:table-cell>
          <table:table-cell table:formula="of:=IF([.AF58]=&quot;&quot;;0;MIN([.$AG$37]-[.C58];[.$AG$37]-[.$AF$37];[.D58]-[.AH58]-[.AI58]-[.AJ58]-[.AK58]-[.AL58]-[.AM58]))" office:value-type="float" office:value="0" calcext:value-type="float">
            <text:p>0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2.*2 s1*2  \pageBreak" calcext:value-type="string">
            <text:p>s2.*2 s1*2 <text:s/>\pageBreak</text:p>
          </table:table-cell>
          <table:table-cell table:number-columns-repeated="10"/>
        </table:table-row>
        <table:table-row table:style-name="ro1">
          <table:table-cell table:formula="of:=IF([.E58]=&quot;pb&quot;;[.A58]+1;[.A58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7" table:formula="of:=IF([.C60]=&quot;&quot;;&quot;&quot;;[.C60]-[.C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59];[.$Z$37:.$AG$37];1)" office:value-type="float" office:value="4" calcext:value-type="float">
            <text:p>4</text:p>
          </table:table-cell>
          <table:table-cell table:style-name="ce44" table:formula="of:=MATCH([.D59]+[.C59];[.$Z$37:.$AG$37];1)" office:value-type="float" office:value="4" calcext:value-type="float">
            <text:p>4</text:p>
          </table:table-cell>
          <table:table-cell table:style-name="ce2" table:formula="of:=IF(AND([.Z$43]&lt;=[.$Y59];[.Z$43]&gt;=[.$X59]);INDEX([.$Z$37:.$AG$37];[.Z$43]);&quot;&quot;)">
            <text:p/>
          </table:table-cell>
          <table:table-cell table:style-name="ce2" table:formula="of:=IF(AND([.AA$43]&lt;=[.$Y59];[.AA$43]&gt;=[.$X59]);INDEX([.$Z$37:.$AG$37];[.AA$43]);&quot;&quot;)">
            <text:p/>
          </table:table-cell>
          <table:table-cell table:style-name="ce2" table:formula="of:=IF(AND([.AB$43]&lt;=[.$Y59];[.AB$43]&gt;=[.$X59]);INDEX([.$Z$37:.$AG$37];[.AB$43]);&quot;&quot;)">
            <text:p/>
          </table:table-cell>
          <table:table-cell table:style-name="ce2" table:formula="of:=IF(AND([.AC$43]&lt;=[.$Y59];[.AC$43]&gt;=[.$X5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9];[.AD$43]&gt;=[.$X59]);INDEX([.$Z$37:.$AG$37];[.AD$43]);&quot;&quot;)">
            <text:p/>
          </table:table-cell>
          <table:table-cell table:style-name="ce2" table:formula="of:=IF(AND([.AE$43]&lt;=[.$Y59];[.AE$43]&gt;=[.$X59]);INDEX([.$Z$37:.$AG$37];[.AE$43]);&quot;&quot;)">
            <text:p/>
          </table:table-cell>
          <table:table-cell table:style-name="ce2" table:formula="of:=IF(AND([.AF$43]&lt;=[.$Y59];[.AF$43]&gt;=[.$X59]);INDEX([.$Z$37:.$AG$37];[.AF$43]);&quot;&quot;)">
            <text:p/>
          </table:table-cell>
          <table:table-cell table:style-name="ce2" table:formula="of:=IF(AND([.AG$43]&lt;=[.$Y59];[.AG$43]&gt;=[.$X59]);INDEX([.$Z$37:.$AG$37];[.AG$43]);&quot;&quot;)">
            <text:p/>
          </table:table-cell>
          <table:table-cell table:formula="of:=IF([.Z59]=&quot;&quot;;0;MIN([.D59];[.$AA$37]-[.C59]))" office:value-type="float" office:value="0" calcext:value-type="float">
            <text:p>0</text:p>
          </table:table-cell>
          <table:table-cell table:formula="of:=IF([.AA59]=&quot;&quot;;0;MIN([.$AB$37]-[.C59];[.$AB$37]-[.$AA$37];[.D59]-[.AH59]))" office:value-type="float" office:value="0" calcext:value-type="float">
            <text:p>0</text:p>
          </table:table-cell>
          <table:table-cell table:formula="of:=IF([.AB59]=&quot;&quot;;0;MIN([.$AC$37]-[.C59];[.$AC$37]-[.$AB$37];[.D59]-[.AH59]-[.AI59]))" office:value-type="float" office:value="0" calcext:value-type="float">
            <text:p>0</text:p>
          </table:table-cell>
          <table:table-cell table:formula="of:=IF([.AC59]=&quot;&quot;;0;MIN([.$AD$37]-[.C59];[.$AD$37]-[.$AC$37];[.D59]-[.AH59]-[.AI59]-[.AJ59]))" office:value-type="float" office:value="6" calcext:value-type="float">
            <text:p>6</text:p>
          </table:table-cell>
          <table:table-cell table:formula="of:=IF([.AD59]=&quot;&quot;;0;MIN([.$AE$37]-[.C59];[.$AE$37]-[.$AD$37];[.D59]-[.AH59]-[.AI59]-[.AJ59]-[.AK59]))" office:value-type="float" office:value="0" calcext:value-type="float">
            <text:p>0</text:p>
          </table:table-cell>
          <table:table-cell table:formula="of:=IF([.AE59]=&quot;&quot;;0;MIN([.$AF$37]-[.B59];[.$AF$37]-[.$AE$37];[.D59]-[.AH59]-[.AI59]-[.AJ59]-[.AK59]-[.AL59]))" office:value-type="float" office:value="0" calcext:value-type="float">
            <text:p>0</text:p>
          </table:table-cell>
          <table:table-cell table:formula="of:=IF([.AF59]=&quot;&quot;;0;MIN([.$AG$37]-[.C59];[.$AG$37]-[.$AF$37];[.D59]-[.AH59]-[.AI59]-[.AJ59]-[.AK59]-[.AL59]-[.AM59]))" office:value-type="float" office:value="0" calcext:value-type="float">
            <text:p>0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9]=&quot;pb&quot;;[.A59]+1;[.A59])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style-name="ce7" table:formula="of:=IF([.C61]=&quot;&quot;;&quot;&quot;;[.C61]-[.C60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60];[.$Z$37:.$AG$37];1)" office:value-type="float" office:value="4" calcext:value-type="float">
            <text:p>4</text:p>
          </table:table-cell>
          <table:table-cell table:style-name="ce44" table:formula="of:=MATCH([.D60]+[.C60];[.$Z$37:.$AG$37];1)" office:value-type="float" office:value="4" calcext:value-type="float">
            <text:p>4</text:p>
          </table:table-cell>
          <table:table-cell table:style-name="ce2" table:formula="of:=IF(AND([.Z$43]&lt;=[.$Y60];[.Z$43]&gt;=[.$X60]);INDEX([.$Z$37:.$AG$37];[.Z$43]);&quot;&quot;)">
            <text:p/>
          </table:table-cell>
          <table:table-cell table:style-name="ce2" table:formula="of:=IF(AND([.AA$43]&lt;=[.$Y60];[.AA$43]&gt;=[.$X60]);INDEX([.$Z$37:.$AG$37];[.AA$43]);&quot;&quot;)">
            <text:p/>
          </table:table-cell>
          <table:table-cell table:style-name="ce2" table:formula="of:=IF(AND([.AB$43]&lt;=[.$Y60];[.AB$43]&gt;=[.$X60]);INDEX([.$Z$37:.$AG$37];[.AB$43]);&quot;&quot;)">
            <text:p/>
          </table:table-cell>
          <table:table-cell table:style-name="ce2" table:formula="of:=IF(AND([.AC$43]&lt;=[.$Y60];[.AC$43]&gt;=[.$X6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0];[.AD$43]&gt;=[.$X60]);INDEX([.$Z$37:.$AG$37];[.AD$43]);&quot;&quot;)">
            <text:p/>
          </table:table-cell>
          <table:table-cell table:style-name="ce2" table:formula="of:=IF(AND([.AE$43]&lt;=[.$Y60];[.AE$43]&gt;=[.$X60]);INDEX([.$Z$37:.$AG$37];[.AE$43]);&quot;&quot;)">
            <text:p/>
          </table:table-cell>
          <table:table-cell table:style-name="ce2" table:formula="of:=IF(AND([.AF$43]&lt;=[.$Y60];[.AF$43]&gt;=[.$X60]);INDEX([.$Z$37:.$AG$37];[.AF$43]);&quot;&quot;)">
            <text:p/>
          </table:table-cell>
          <table:table-cell table:style-name="ce2" table:formula="of:=IF(AND([.AG$43]&lt;=[.$Y60];[.AG$43]&gt;=[.$X60]);INDEX([.$Z$37:.$AG$37];[.AG$43]);&quot;&quot;)">
            <text:p/>
          </table:table-cell>
          <table:table-cell table:formula="of:=IF([.Z60]=&quot;&quot;;0;MIN([.D60];[.$AA$37]-[.C60]))" office:value-type="float" office:value="0" calcext:value-type="float">
            <text:p>0</text:p>
          </table:table-cell>
          <table:table-cell table:formula="of:=IF([.AA60]=&quot;&quot;;0;MIN([.$AB$37]-[.C60];[.$AB$37]-[.$AA$37];[.D60]-[.AH60]))" office:value-type="float" office:value="0" calcext:value-type="float">
            <text:p>0</text:p>
          </table:table-cell>
          <table:table-cell table:formula="of:=IF([.AB60]=&quot;&quot;;0;MIN([.$AC$37]-[.C60];[.$AC$37]-[.$AB$37];[.D60]-[.AH60]-[.AI60]))" office:value-type="float" office:value="0" calcext:value-type="float">
            <text:p>0</text:p>
          </table:table-cell>
          <table:table-cell table:formula="of:=IF([.AC60]=&quot;&quot;;0;MIN([.$AD$37]-[.C60];[.$AD$37]-[.$AC$37];[.D60]-[.AH60]-[.AI60]-[.AJ60]))" office:value-type="float" office:value="9" calcext:value-type="float">
            <text:p>9</text:p>
          </table:table-cell>
          <table:table-cell table:formula="of:=IF([.AD60]=&quot;&quot;;0;MIN([.$AE$37]-[.C60];[.$AE$37]-[.$AD$37];[.D60]-[.AH60]-[.AI60]-[.AJ60]-[.AK60]))" office:value-type="float" office:value="0" calcext:value-type="float">
            <text:p>0</text:p>
          </table:table-cell>
          <table:table-cell table:formula="of:=IF([.AE60]=&quot;&quot;;0;MIN([.$AF$37]-[.B60];[.$AF$37]-[.$AE$37];[.D60]-[.AH60]-[.AI60]-[.AJ60]-[.AK60]-[.AL60]))" office:value-type="float" office:value="0" calcext:value-type="float">
            <text:p>0</text:p>
          </table:table-cell>
          <table:table-cell table:formula="of:=IF([.AF60]=&quot;&quot;;0;MIN([.$AG$37]-[.C60];[.$AG$37]-[.$AF$37];[.D60]-[.AH60]-[.AI60]-[.AJ60]-[.AK60]-[.AL60]-[.AM60]))" office:value-type="float" office:value="0" calcext:value-type="float">
            <text:p>0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s2*9  \break" calcext:value-type="string">
            <text:p>s2*9 <text:s/>\break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60]=&quot;pb&quot;;[.A60]+1;[.A60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table:style-name="ce7" table:formula="of:=IF([.C62]=&quot;&quot;;&quot;&quot;;[.C62]-[.C6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61];[.$Z$37:.$AG$37];1)" office:value-type="float" office:value="4" calcext:value-type="float">
            <text:p>4</text:p>
          </table:table-cell>
          <table:table-cell table:style-name="ce44" table:formula="of:=MATCH([.D61]+[.C61];[.$Z$37:.$AG$37];1)" office:value-type="float" office:value="4" calcext:value-type="float">
            <text:p>4</text:p>
          </table:table-cell>
          <table:table-cell table:style-name="ce2" table:formula="of:=IF(AND([.Z$43]&lt;=[.$Y61];[.Z$43]&gt;=[.$X61]);INDEX([.$Z$37:.$AG$37];[.Z$43]);&quot;&quot;)">
            <text:p/>
          </table:table-cell>
          <table:table-cell table:style-name="ce2" table:formula="of:=IF(AND([.AA$43]&lt;=[.$Y61];[.AA$43]&gt;=[.$X61]);INDEX([.$Z$37:.$AG$37];[.AA$43]);&quot;&quot;)">
            <text:p/>
          </table:table-cell>
          <table:table-cell table:style-name="ce2" table:formula="of:=IF(AND([.AB$43]&lt;=[.$Y61];[.AB$43]&gt;=[.$X61]);INDEX([.$Z$37:.$AG$37];[.AB$43]);&quot;&quot;)">
            <text:p/>
          </table:table-cell>
          <table:table-cell table:style-name="ce2" table:formula="of:=IF(AND([.AC$43]&lt;=[.$Y61];[.AC$43]&gt;=[.$X6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1];[.AD$43]&gt;=[.$X61]);INDEX([.$Z$37:.$AG$37];[.AD$43]);&quot;&quot;)">
            <text:p/>
          </table:table-cell>
          <table:table-cell table:style-name="ce2" table:formula="of:=IF(AND([.AE$43]&lt;=[.$Y61];[.AE$43]&gt;=[.$X61]);INDEX([.$Z$37:.$AG$37];[.AE$43]);&quot;&quot;)">
            <text:p/>
          </table:table-cell>
          <table:table-cell table:style-name="ce2" table:formula="of:=IF(AND([.AF$43]&lt;=[.$Y61];[.AF$43]&gt;=[.$X61]);INDEX([.$Z$37:.$AG$37];[.AF$43]);&quot;&quot;)">
            <text:p/>
          </table:table-cell>
          <table:table-cell table:style-name="ce2" table:formula="of:=IF(AND([.AG$43]&lt;=[.$Y61];[.AG$43]&gt;=[.$X61]);INDEX([.$Z$37:.$AG$37];[.AG$43]);&quot;&quot;)">
            <text:p/>
          </table:table-cell>
          <table:table-cell table:formula="of:=IF([.Z61]=&quot;&quot;;0;MIN([.D61];[.$AA$37]-[.C61]))" office:value-type="float" office:value="0" calcext:value-type="float">
            <text:p>0</text:p>
          </table:table-cell>
          <table:table-cell table:formula="of:=IF([.AA61]=&quot;&quot;;0;MIN([.$AB$37]-[.C61];[.$AB$37]-[.$AA$37];[.D61]-[.AH61]))" office:value-type="float" office:value="0" calcext:value-type="float">
            <text:p>0</text:p>
          </table:table-cell>
          <table:table-cell table:formula="of:=IF([.AB61]=&quot;&quot;;0;MIN([.$AC$37]-[.C61];[.$AC$37]-[.$AB$37];[.D61]-[.AH61]-[.AI61]))" office:value-type="float" office:value="0" calcext:value-type="float">
            <text:p>0</text:p>
          </table:table-cell>
          <table:table-cell table:formula="of:=IF([.AC61]=&quot;&quot;;0;MIN([.$AD$37]-[.C61];[.$AD$37]-[.$AC$37];[.D61]-[.AH61]-[.AI61]-[.AJ61]))" office:value-type="float" office:value="7" calcext:value-type="float">
            <text:p>7</text:p>
          </table:table-cell>
          <table:table-cell table:formula="of:=IF([.AD61]=&quot;&quot;;0;MIN([.$AE$37]-[.C61];[.$AE$37]-[.$AD$37];[.D61]-[.AH61]-[.AI61]-[.AJ61]-[.AK61]))" office:value-type="float" office:value="0" calcext:value-type="float">
            <text:p>0</text:p>
          </table:table-cell>
          <table:table-cell table:formula="of:=IF([.AE61]=&quot;&quot;;0;MIN([.$AF$37]-[.B61];[.$AF$37]-[.$AE$37];[.D61]-[.AH61]-[.AI61]-[.AJ61]-[.AK61]-[.AL61]))" office:value-type="float" office:value="0" calcext:value-type="float">
            <text:p>0</text:p>
          </table:table-cell>
          <table:table-cell table:formula="of:=IF([.AF61]=&quot;&quot;;0;MIN([.$AG$37]-[.C61];[.$AG$37]-[.$AF$37];[.D61]-[.AH61]-[.AI61]-[.AJ61]-[.AK61]-[.AL61]-[.AM61]))" office:value-type="float" office:value="0" calcext:value-type="float">
            <text:p>0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number-columns-repeated="10"/>
        </table:table-row>
        <table:table-row table:style-name="ro1">
          <table:table-cell table:formula="of:=IF([.E61]=&quot;pb&quot;;[.A61]+1;[.A61])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63]=&quot;&quot;;&quot;&quot;;[.C63]-[.C6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2];[.$Z$37:.$AG$37];1)" office:value-type="float" office:value="4" calcext:value-type="float">
            <text:p>4</text:p>
          </table:table-cell>
          <table:table-cell table:style-name="ce44" table:formula="of:=MATCH([.D62]+[.C62];[.$Z$37:.$AG$37];1)" office:value-type="float" office:value="4" calcext:value-type="float">
            <text:p>4</text:p>
          </table:table-cell>
          <table:table-cell table:style-name="ce2" table:formula="of:=IF(AND([.Z$43]&lt;=[.$Y62];[.Z$43]&gt;=[.$X62]);INDEX([.$Z$37:.$AG$37];[.Z$43]);&quot;&quot;)">
            <text:p/>
          </table:table-cell>
          <table:table-cell table:style-name="ce2" table:formula="of:=IF(AND([.AA$43]&lt;=[.$Y62];[.AA$43]&gt;=[.$X62]);INDEX([.$Z$37:.$AG$37];[.AA$43]);&quot;&quot;)">
            <text:p/>
          </table:table-cell>
          <table:table-cell table:style-name="ce2" table:formula="of:=IF(AND([.AB$43]&lt;=[.$Y62];[.AB$43]&gt;=[.$X62]);INDEX([.$Z$37:.$AG$37];[.AB$43]);&quot;&quot;)">
            <text:p/>
          </table:table-cell>
          <table:table-cell table:style-name="ce2" table:formula="of:=IF(AND([.AC$43]&lt;=[.$Y62];[.AC$43]&gt;=[.$X6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2];[.AD$43]&gt;=[.$X62]);INDEX([.$Z$37:.$AG$37];[.AD$43]);&quot;&quot;)">
            <text:p/>
          </table:table-cell>
          <table:table-cell table:style-name="ce2" table:formula="of:=IF(AND([.AE$43]&lt;=[.$Y62];[.AE$43]&gt;=[.$X62]);INDEX([.$Z$37:.$AG$37];[.AE$43]);&quot;&quot;)">
            <text:p/>
          </table:table-cell>
          <table:table-cell table:style-name="ce2" table:formula="of:=IF(AND([.AF$43]&lt;=[.$Y62];[.AF$43]&gt;=[.$X62]);INDEX([.$Z$37:.$AG$37];[.AF$43]);&quot;&quot;)">
            <text:p/>
          </table:table-cell>
          <table:table-cell table:style-name="ce2" table:formula="of:=IF(AND([.AG$43]&lt;=[.$Y62];[.AG$43]&gt;=[.$X62]);INDEX([.$Z$37:.$AG$37];[.AG$43]);&quot;&quot;)">
            <text:p/>
          </table:table-cell>
          <table:table-cell table:formula="of:=IF([.Z62]=&quot;&quot;;0;MIN([.D62];[.$AA$37]-[.C62]))" office:value-type="float" office:value="0" calcext:value-type="float">
            <text:p>0</text:p>
          </table:table-cell>
          <table:table-cell table:formula="of:=IF([.AA62]=&quot;&quot;;0;MIN([.$AB$37]-[.C62];[.$AB$37]-[.$AA$37];[.D62]-[.AH62]))" office:value-type="float" office:value="0" calcext:value-type="float">
            <text:p>0</text:p>
          </table:table-cell>
          <table:table-cell table:formula="of:=IF([.AB62]=&quot;&quot;;0;MIN([.$AC$37]-[.C62];[.$AC$37]-[.$AB$37];[.D62]-[.AH62]-[.AI62]))" office:value-type="float" office:value="0" calcext:value-type="float">
            <text:p>0</text:p>
          </table:table-cell>
          <table:table-cell table:formula="of:=IF([.AC62]=&quot;&quot;;0;MIN([.$AD$37]-[.C62];[.$AD$37]-[.$AC$37];[.D62]-[.AH62]-[.AI62]-[.AJ62]))" office:value-type="float" office:value="6" calcext:value-type="float">
            <text:p>6</text:p>
          </table:table-cell>
          <table:table-cell table:formula="of:=IF([.AD62]=&quot;&quot;;0;MIN([.$AE$37]-[.C62];[.$AE$37]-[.$AD$37];[.D62]-[.AH62]-[.AI62]-[.AJ62]-[.AK62]))" office:value-type="float" office:value="0" calcext:value-type="float">
            <text:p>0</text:p>
          </table:table-cell>
          <table:table-cell table:formula="of:=IF([.AE62]=&quot;&quot;;0;MIN([.$AF$37]-[.B62];[.$AF$37]-[.$AE$37];[.D62]-[.AH62]-[.AI62]-[.AJ62]-[.AK62]-[.AL62]))" office:value-type="float" office:value="0" calcext:value-type="float">
            <text:p>0</text:p>
          </table:table-cell>
          <table:table-cell table:formula="of:=IF([.AF62]=&quot;&quot;;0;MIN([.$AG$37]-[.C62];[.$AG$37]-[.$AF$37];[.D62]-[.AH62]-[.AI62]-[.AJ62]-[.AK62]-[.AL62]-[.AM62]))" office:value-type="float" office:value="0" calcext:value-type="float">
            <text:p>0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62]=&quot;pb&quot;;[.A62]+1;[.A62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7" table:formula="of:=IF([.C64]=&quot;&quot;;&quot;&quot;;[.C64]-[.C63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63];[.$Z$37:.$AG$37];1)" office:value-type="float" office:value="4" calcext:value-type="float">
            <text:p>4</text:p>
          </table:table-cell>
          <table:table-cell table:style-name="ce44" table:formula="of:=MATCH([.D63]+[.C63];[.$Z$37:.$AG$37];1)" office:value-type="float" office:value="4" calcext:value-type="float">
            <text:p>4</text:p>
          </table:table-cell>
          <table:table-cell table:style-name="ce2" table:formula="of:=IF(AND([.Z$43]&lt;=[.$Y63];[.Z$43]&gt;=[.$X63]);INDEX([.$Z$37:.$AG$37];[.Z$43]);&quot;&quot;)">
            <text:p/>
          </table:table-cell>
          <table:table-cell table:style-name="ce2" table:formula="of:=IF(AND([.AA$43]&lt;=[.$Y63];[.AA$43]&gt;=[.$X63]);INDEX([.$Z$37:.$AG$37];[.AA$43]);&quot;&quot;)">
            <text:p/>
          </table:table-cell>
          <table:table-cell table:style-name="ce2" table:formula="of:=IF(AND([.AB$43]&lt;=[.$Y63];[.AB$43]&gt;=[.$X63]);INDEX([.$Z$37:.$AG$37];[.AB$43]);&quot;&quot;)">
            <text:p/>
          </table:table-cell>
          <table:table-cell table:style-name="ce2" table:formula="of:=IF(AND([.AC$43]&lt;=[.$Y63];[.AC$43]&gt;=[.$X6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3];[.AD$43]&gt;=[.$X63]);INDEX([.$Z$37:.$AG$37];[.AD$43]);&quot;&quot;)">
            <text:p/>
          </table:table-cell>
          <table:table-cell table:style-name="ce2" table:formula="of:=IF(AND([.AE$43]&lt;=[.$Y63];[.AE$43]&gt;=[.$X63]);INDEX([.$Z$37:.$AG$37];[.AE$43]);&quot;&quot;)">
            <text:p/>
          </table:table-cell>
          <table:table-cell table:style-name="ce2" table:formula="of:=IF(AND([.AF$43]&lt;=[.$Y63];[.AF$43]&gt;=[.$X63]);INDEX([.$Z$37:.$AG$37];[.AF$43]);&quot;&quot;)">
            <text:p/>
          </table:table-cell>
          <table:table-cell table:style-name="ce2" table:formula="of:=IF(AND([.AG$43]&lt;=[.$Y63];[.AG$43]&gt;=[.$X63]);INDEX([.$Z$37:.$AG$37];[.AG$43]);&quot;&quot;)">
            <text:p/>
          </table:table-cell>
          <table:table-cell table:formula="of:=IF([.Z63]=&quot;&quot;;0;MIN([.D63];[.$AA$37]-[.C63]))" office:value-type="float" office:value="0" calcext:value-type="float">
            <text:p>0</text:p>
          </table:table-cell>
          <table:table-cell table:formula="of:=IF([.AA63]=&quot;&quot;;0;MIN([.$AB$37]-[.C63];[.$AB$37]-[.$AA$37];[.D63]-[.AH63]))" office:value-type="float" office:value="0" calcext:value-type="float">
            <text:p>0</text:p>
          </table:table-cell>
          <table:table-cell table:formula="of:=IF([.AB63]=&quot;&quot;;0;MIN([.$AC$37]-[.C63];[.$AC$37]-[.$AB$37];[.D63]-[.AH63]-[.AI63]))" office:value-type="float" office:value="0" calcext:value-type="float">
            <text:p>0</text:p>
          </table:table-cell>
          <table:table-cell table:formula="of:=IF([.AC63]=&quot;&quot;;0;MIN([.$AD$37]-[.C63];[.$AD$37]-[.$AC$37];[.D63]-[.AH63]-[.AI63]-[.AJ63]))" office:value-type="float" office:value="9" calcext:value-type="float">
            <text:p>9</text:p>
          </table:table-cell>
          <table:table-cell table:formula="of:=IF([.AD63]=&quot;&quot;;0;MIN([.$AE$37]-[.C63];[.$AE$37]-[.$AD$37];[.D63]-[.AH63]-[.AI63]-[.AJ63]-[.AK63]))" office:value-type="float" office:value="0" calcext:value-type="float">
            <text:p>0</text:p>
          </table:table-cell>
          <table:table-cell table:formula="of:=IF([.AE63]=&quot;&quot;;0;MIN([.$AF$37]-[.B63];[.$AF$37]-[.$AE$37];[.D63]-[.AH63]-[.AI63]-[.AJ63]-[.AK63]-[.AL63]))" office:value-type="float" office:value="0" calcext:value-type="float">
            <text:p>0</text:p>
          </table:table-cell>
          <table:table-cell table:formula="of:=IF([.AF63]=&quot;&quot;;0;MIN([.$AG$37]-[.C63];[.$AG$37]-[.$AF$37];[.D63]-[.AH63]-[.AI63]-[.AJ63]-[.AK63]-[.AL63]-[.AM63]))" office:value-type="float" office:value="0" calcext:value-type="float">
            <text:p>0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3]=&quot;pb&quot;;[.A63]+1;[.A63])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65]=&quot;&quot;;&quot;&quot;;[.C65]-[.C6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4];[.$Z$37:.$AG$37];1)" office:value-type="float" office:value="4" calcext:value-type="float">
            <text:p>4</text:p>
          </table:table-cell>
          <table:table-cell table:style-name="ce44" table:formula="of:=MATCH([.D64]+[.C64];[.$Z$37:.$AG$37];1)" office:value-type="float" office:value="4" calcext:value-type="float">
            <text:p>4</text:p>
          </table:table-cell>
          <table:table-cell table:style-name="ce2" table:formula="of:=IF(AND([.Z$43]&lt;=[.$Y64];[.Z$43]&gt;=[.$X64]);INDEX([.$Z$37:.$AG$37];[.Z$43]);&quot;&quot;)">
            <text:p/>
          </table:table-cell>
          <table:table-cell table:style-name="ce2" table:formula="of:=IF(AND([.AA$43]&lt;=[.$Y64];[.AA$43]&gt;=[.$X64]);INDEX([.$Z$37:.$AG$37];[.AA$43]);&quot;&quot;)">
            <text:p/>
          </table:table-cell>
          <table:table-cell table:style-name="ce2" table:formula="of:=IF(AND([.AB$43]&lt;=[.$Y64];[.AB$43]&gt;=[.$X64]);INDEX([.$Z$37:.$AG$37];[.AB$43]);&quot;&quot;)">
            <text:p/>
          </table:table-cell>
          <table:table-cell table:style-name="ce2" table:formula="of:=IF(AND([.AC$43]&lt;=[.$Y64];[.AC$43]&gt;=[.$X6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4];[.AD$43]&gt;=[.$X64]);INDEX([.$Z$37:.$AG$37];[.AD$43]);&quot;&quot;)">
            <text:p/>
          </table:table-cell>
          <table:table-cell table:style-name="ce2" table:formula="of:=IF(AND([.AE$43]&lt;=[.$Y64];[.AE$43]&gt;=[.$X64]);INDEX([.$Z$37:.$AG$37];[.AE$43]);&quot;&quot;)">
            <text:p/>
          </table:table-cell>
          <table:table-cell table:style-name="ce2" table:formula="of:=IF(AND([.AF$43]&lt;=[.$Y64];[.AF$43]&gt;=[.$X64]);INDEX([.$Z$37:.$AG$37];[.AF$43]);&quot;&quot;)">
            <text:p/>
          </table:table-cell>
          <table:table-cell table:style-name="ce2" table:formula="of:=IF(AND([.AG$43]&lt;=[.$Y64];[.AG$43]&gt;=[.$X64]);INDEX([.$Z$37:.$AG$37];[.AG$43]);&quot;&quot;)">
            <text:p/>
          </table:table-cell>
          <table:table-cell table:formula="of:=IF([.Z64]=&quot;&quot;;0;MIN([.D64];[.$AA$37]-[.C64]))" office:value-type="float" office:value="0" calcext:value-type="float">
            <text:p>0</text:p>
          </table:table-cell>
          <table:table-cell table:formula="of:=IF([.AA64]=&quot;&quot;;0;MIN([.$AB$37]-[.C64];[.$AB$37]-[.$AA$37];[.D64]-[.AH64]))" office:value-type="float" office:value="0" calcext:value-type="float">
            <text:p>0</text:p>
          </table:table-cell>
          <table:table-cell table:formula="of:=IF([.AB64]=&quot;&quot;;0;MIN([.$AC$37]-[.C64];[.$AC$37]-[.$AB$37];[.D64]-[.AH64]-[.AI64]))" office:value-type="float" office:value="0" calcext:value-type="float">
            <text:p>0</text:p>
          </table:table-cell>
          <table:table-cell table:formula="of:=IF([.AC64]=&quot;&quot;;0;MIN([.$AD$37]-[.C64];[.$AD$37]-[.$AC$37];[.D64]-[.AH64]-[.AI64]-[.AJ64]))" office:value-type="float" office:value="7" calcext:value-type="float">
            <text:p>7</text:p>
          </table:table-cell>
          <table:table-cell table:formula="of:=IF([.AD64]=&quot;&quot;;0;MIN([.$AE$37]-[.C64];[.$AE$37]-[.$AD$37];[.D64]-[.AH64]-[.AI64]-[.AJ64]-[.AK64]))" office:value-type="float" office:value="0" calcext:value-type="float">
            <text:p>0</text:p>
          </table:table-cell>
          <table:table-cell table:formula="of:=IF([.AE64]=&quot;&quot;;0;MIN([.$AF$37]-[.B64];[.$AF$37]-[.$AE$37];[.D64]-[.AH64]-[.AI64]-[.AJ64]-[.AK64]-[.AL64]))" office:value-type="float" office:value="0" calcext:value-type="float">
            <text:p>0</text:p>
          </table:table-cell>
          <table:table-cell table:formula="of:=IF([.AF64]=&quot;&quot;;0;MIN([.$AG$37]-[.C64];[.$AG$37]-[.$AF$37];[.D64]-[.AH64]-[.AI64]-[.AJ64]-[.AK64]-[.AL64]-[.AM64]))" office:value-type="float" office:value="0" calcext:value-type="float">
            <text:p>0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    #'((Y-offset . 125)" calcext:value-type="string">
            <text:p><text:s text:c="4"/>#'((Y-offset . 125)</text:p>
          </table:table-cell>
          <table:table-cell table:number-columns-repeated="10"/>
        </table:table-row>
        <table:table-row table:style-name="ro1">
          <table:table-cell table:formula="of:=IF([.E64]=&quot;pb&quot;;[.A64]+1;[.A64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table:style-name="ce7" table:formula="of:=IF([.C66]=&quot;&quot;;&quot;&quot;;[.C66]-[.C65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5];[.$Z$37:.$AG$37];1)" office:value-type="float" office:value="4" calcext:value-type="float">
            <text:p>4</text:p>
          </table:table-cell>
          <table:table-cell table:style-name="ce44" table:formula="of:=MATCH([.D65]+[.C65];[.$Z$37:.$AG$37];1)" office:value-type="float" office:value="4" calcext:value-type="float">
            <text:p>4</text:p>
          </table:table-cell>
          <table:table-cell table:style-name="ce2" table:formula="of:=IF(AND([.Z$43]&lt;=[.$Y65];[.Z$43]&gt;=[.$X65]);INDEX([.$Z$37:.$AG$37];[.Z$43]);&quot;&quot;)">
            <text:p/>
          </table:table-cell>
          <table:table-cell table:style-name="ce2" table:formula="of:=IF(AND([.AA$43]&lt;=[.$Y65];[.AA$43]&gt;=[.$X65]);INDEX([.$Z$37:.$AG$37];[.AA$43]);&quot;&quot;)">
            <text:p/>
          </table:table-cell>
          <table:table-cell table:style-name="ce2" table:formula="of:=IF(AND([.AB$43]&lt;=[.$Y65];[.AB$43]&gt;=[.$X65]);INDEX([.$Z$37:.$AG$37];[.AB$43]);&quot;&quot;)">
            <text:p/>
          </table:table-cell>
          <table:table-cell table:style-name="ce2" table:formula="of:=IF(AND([.AC$43]&lt;=[.$Y65];[.AC$43]&gt;=[.$X6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5];[.AD$43]&gt;=[.$X65]);INDEX([.$Z$37:.$AG$37];[.AD$43]);&quot;&quot;)">
            <text:p/>
          </table:table-cell>
          <table:table-cell table:style-name="ce2" table:formula="of:=IF(AND([.AE$43]&lt;=[.$Y65];[.AE$43]&gt;=[.$X65]);INDEX([.$Z$37:.$AG$37];[.AE$43]);&quot;&quot;)">
            <text:p/>
          </table:table-cell>
          <table:table-cell table:style-name="ce2" table:formula="of:=IF(AND([.AF$43]&lt;=[.$Y65];[.AF$43]&gt;=[.$X65]);INDEX([.$Z$37:.$AG$37];[.AF$43]);&quot;&quot;)">
            <text:p/>
          </table:table-cell>
          <table:table-cell table:style-name="ce2" table:formula="of:=IF(AND([.AG$43]&lt;=[.$Y65];[.AG$43]&gt;=[.$X65]);INDEX([.$Z$37:.$AG$37];[.AG$43]);&quot;&quot;)">
            <text:p/>
          </table:table-cell>
          <table:table-cell table:formula="of:=IF([.Z65]=&quot;&quot;;0;MIN([.D65];[.$AA$37]-[.C65]))" office:value-type="float" office:value="0" calcext:value-type="float">
            <text:p>0</text:p>
          </table:table-cell>
          <table:table-cell table:formula="of:=IF([.AA65]=&quot;&quot;;0;MIN([.$AB$37]-[.C65];[.$AB$37]-[.$AA$37];[.D65]-[.AH65]))" office:value-type="float" office:value="0" calcext:value-type="float">
            <text:p>0</text:p>
          </table:table-cell>
          <table:table-cell table:formula="of:=IF([.AB65]=&quot;&quot;;0;MIN([.$AC$37]-[.C65];[.$AC$37]-[.$AB$37];[.D65]-[.AH65]-[.AI65]))" office:value-type="float" office:value="0" calcext:value-type="float">
            <text:p>0</text:p>
          </table:table-cell>
          <table:table-cell table:formula="of:=IF([.AC65]=&quot;&quot;;0;MIN([.$AD$37]-[.C65];[.$AD$37]-[.$AC$37];[.D65]-[.AH65]-[.AI65]-[.AJ65]))" office:value-type="float" office:value="7" calcext:value-type="float">
            <text:p>7</text:p>
          </table:table-cell>
          <table:table-cell table:formula="of:=IF([.AD65]=&quot;&quot;;0;MIN([.$AE$37]-[.C65];[.$AE$37]-[.$AD$37];[.D65]-[.AH65]-[.AI65]-[.AJ65]-[.AK65]))" office:value-type="float" office:value="0" calcext:value-type="float">
            <text:p>0</text:p>
          </table:table-cell>
          <table:table-cell table:formula="of:=IF([.AE65]=&quot;&quot;;0;MIN([.$AF$37]-[.B65];[.$AF$37]-[.$AE$37];[.D65]-[.AH65]-[.AI65]-[.AJ65]-[.AK65]-[.AL65]))" office:value-type="float" office:value="0" calcext:value-type="float">
            <text:p>0</text:p>
          </table:table-cell>
          <table:table-cell table:formula="of:=IF([.AF65]=&quot;&quot;;0;MIN([.$AG$37]-[.C65];[.$AG$37]-[.$AF$37];[.D65]-[.AH65]-[.AI65]-[.AJ65]-[.AK65]-[.AL65]-[.AM65]))" office:value-type="float" office:value="0" calcext:value-type="float">
            <text:p>0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    #'((Y-offset . 103)" calcext:value-type="string">
            <text:p><text:s text:c="4"/>#'((Y-offset . 103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  <table:table-cell table:number-columns-repeated="10"/>
        </table:table-row>
        <table:table-row table:style-name="ro1">
          <table:table-cell table:formula="of:=IF([.E65]=&quot;pb&quot;;[.A65]+1;[.A65])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67]=&quot;&quot;;&quot;&quot;;[.C67]-[.C6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77" calcext:value-type="float">
            <text:p>17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6];[.$Z$37:.$AG$37];1)" office:value-type="float" office:value="4" calcext:value-type="float">
            <text:p>4</text:p>
          </table:table-cell>
          <table:table-cell table:style-name="ce44" table:formula="of:=MATCH([.D66]+[.C66];[.$Z$37:.$AG$37];1)" office:value-type="float" office:value="4" calcext:value-type="float">
            <text:p>4</text:p>
          </table:table-cell>
          <table:table-cell table:style-name="ce2" table:formula="of:=IF(AND([.Z$43]&lt;=[.$Y66];[.Z$43]&gt;=[.$X66]);INDEX([.$Z$37:.$AG$37];[.Z$43]);&quot;&quot;)">
            <text:p/>
          </table:table-cell>
          <table:table-cell table:style-name="ce2" table:formula="of:=IF(AND([.AA$43]&lt;=[.$Y66];[.AA$43]&gt;=[.$X66]);INDEX([.$Z$37:.$AG$37];[.AA$43]);&quot;&quot;)">
            <text:p/>
          </table:table-cell>
          <table:table-cell table:style-name="ce2" table:formula="of:=IF(AND([.AB$43]&lt;=[.$Y66];[.AB$43]&gt;=[.$X66]);INDEX([.$Z$37:.$AG$37];[.AB$43]);&quot;&quot;)">
            <text:p/>
          </table:table-cell>
          <table:table-cell table:style-name="ce2" table:formula="of:=IF(AND([.AC$43]&lt;=[.$Y66];[.AC$43]&gt;=[.$X6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6];[.AD$43]&gt;=[.$X66]);INDEX([.$Z$37:.$AG$37];[.AD$43]);&quot;&quot;)">
            <text:p/>
          </table:table-cell>
          <table:table-cell table:style-name="ce2" table:formula="of:=IF(AND([.AE$43]&lt;=[.$Y66];[.AE$43]&gt;=[.$X66]);INDEX([.$Z$37:.$AG$37];[.AE$43]);&quot;&quot;)">
            <text:p/>
          </table:table-cell>
          <table:table-cell table:style-name="ce2" table:formula="of:=IF(AND([.AF$43]&lt;=[.$Y66];[.AF$43]&gt;=[.$X66]);INDEX([.$Z$37:.$AG$37];[.AF$43]);&quot;&quot;)">
            <text:p/>
          </table:table-cell>
          <table:table-cell table:style-name="ce2" table:formula="of:=IF(AND([.AG$43]&lt;=[.$Y66];[.AG$43]&gt;=[.$X66]);INDEX([.$Z$37:.$AG$37];[.AG$43]);&quot;&quot;)">
            <text:p/>
          </table:table-cell>
          <table:table-cell table:formula="of:=IF([.Z66]=&quot;&quot;;0;MIN([.D66];[.$AA$37]-[.C66]))" office:value-type="float" office:value="0" calcext:value-type="float">
            <text:p>0</text:p>
          </table:table-cell>
          <table:table-cell table:formula="of:=IF([.AA66]=&quot;&quot;;0;MIN([.$AB$37]-[.C66];[.$AB$37]-[.$AA$37];[.D66]-[.AH66]))" office:value-type="float" office:value="0" calcext:value-type="float">
            <text:p>0</text:p>
          </table:table-cell>
          <table:table-cell table:formula="of:=IF([.AB66]=&quot;&quot;;0;MIN([.$AC$37]-[.C66];[.$AC$37]-[.$AB$37];[.D66]-[.AH66]-[.AI66]))" office:value-type="float" office:value="0" calcext:value-type="float">
            <text:p>0</text:p>
          </table:table-cell>
          <table:table-cell table:formula="of:=IF([.AC66]=&quot;&quot;;0;MIN([.$AD$37]-[.C66];[.$AD$37]-[.$AC$37];[.D66]-[.AH66]-[.AI66]-[.AJ66]))" office:value-type="float" office:value="8" calcext:value-type="float">
            <text:p>8</text:p>
          </table:table-cell>
          <table:table-cell table:formula="of:=IF([.AD66]=&quot;&quot;;0;MIN([.$AE$37]-[.C66];[.$AE$37]-[.$AD$37];[.D66]-[.AH66]-[.AI66]-[.AJ66]-[.AK66]))" office:value-type="float" office:value="0" calcext:value-type="float">
            <text:p>0</text:p>
          </table:table-cell>
          <table:table-cell table:formula="of:=IF([.AE66]=&quot;&quot;;0;MIN([.$AF$37]-[.B66];[.$AF$37]-[.$AE$37];[.D66]-[.AH66]-[.AI66]-[.AJ66]-[.AK66]-[.AL66]))" office:value-type="float" office:value="0" calcext:value-type="float">
            <text:p>0</text:p>
          </table:table-cell>
          <table:table-cell table:formula="of:=IF([.AF66]=&quot;&quot;;0;MIN([.$AG$37]-[.C66];[.$AG$37]-[.$AF$37];[.D66]-[.AH66]-[.AI66]-[.AJ66]-[.AK66]-[.AL66]-[.AM66]))" office:value-type="float" office:value="0" calcext:value-type="float">
            <text:p>0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    #'((Y-offset . 177)" calcext:value-type="string">
            <text:p><text:s text:c="4"/>#'((Y-offset . 177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66]=&quot;pb&quot;;[.A66]+1;[.A66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style-name="ce7" table:formula="of:=IF([.C68]=&quot;&quot;;&quot;&quot;;[.C68]-[.C67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11"/>
          <table:table-cell table:number-columns-repeated="3"/>
          <table:table-cell table:style-name="ce44" table:formula="of:=MATCH([.C67];[.$Z$37:.$AG$37];1)" office:value-type="float" office:value="4" calcext:value-type="float">
            <text:p>4</text:p>
          </table:table-cell>
          <table:table-cell table:style-name="ce44" table:formula="of:=MATCH([.D67]+[.C67];[.$Z$37:.$AG$37];1)" office:value-type="float" office:value="4" calcext:value-type="float">
            <text:p>4</text:p>
          </table:table-cell>
          <table:table-cell table:style-name="ce2" table:formula="of:=IF(AND([.Z$43]&lt;=[.$Y67];[.Z$43]&gt;=[.$X67]);INDEX([.$Z$37:.$AG$37];[.Z$43]);&quot;&quot;)">
            <text:p/>
          </table:table-cell>
          <table:table-cell table:style-name="ce2" table:formula="of:=IF(AND([.AA$43]&lt;=[.$Y67];[.AA$43]&gt;=[.$X67]);INDEX([.$Z$37:.$AG$37];[.AA$43]);&quot;&quot;)">
            <text:p/>
          </table:table-cell>
          <table:table-cell table:style-name="ce2" table:formula="of:=IF(AND([.AB$43]&lt;=[.$Y67];[.AB$43]&gt;=[.$X67]);INDEX([.$Z$37:.$AG$37];[.AB$43]);&quot;&quot;)">
            <text:p/>
          </table:table-cell>
          <table:table-cell table:style-name="ce2" table:formula="of:=IF(AND([.AC$43]&lt;=[.$Y67];[.AC$43]&gt;=[.$X6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7];[.AD$43]&gt;=[.$X67]);INDEX([.$Z$37:.$AG$37];[.AD$43]);&quot;&quot;)">
            <text:p/>
          </table:table-cell>
          <table:table-cell table:style-name="ce2" table:formula="of:=IF(AND([.AE$43]&lt;=[.$Y67];[.AE$43]&gt;=[.$X67]);INDEX([.$Z$37:.$AG$37];[.AE$43]);&quot;&quot;)">
            <text:p/>
          </table:table-cell>
          <table:table-cell table:style-name="ce2" table:formula="of:=IF(AND([.AF$43]&lt;=[.$Y67];[.AF$43]&gt;=[.$X67]);INDEX([.$Z$37:.$AG$37];[.AF$43]);&quot;&quot;)">
            <text:p/>
          </table:table-cell>
          <table:table-cell table:style-name="ce2" table:formula="of:=IF(AND([.AG$43]&lt;=[.$Y67];[.AG$43]&gt;=[.$X67]);INDEX([.$Z$37:.$AG$37];[.AG$43]);&quot;&quot;)">
            <text:p/>
          </table:table-cell>
          <table:table-cell table:formula="of:=IF([.Z67]=&quot;&quot;;0;MIN([.D67];[.$AA$37]-[.C67]))" office:value-type="float" office:value="0" calcext:value-type="float">
            <text:p>0</text:p>
          </table:table-cell>
          <table:table-cell table:formula="of:=IF([.AA67]=&quot;&quot;;0;MIN([.$AB$37]-[.C67];[.$AB$37]-[.$AA$37];[.D67]-[.AH67]))" office:value-type="float" office:value="0" calcext:value-type="float">
            <text:p>0</text:p>
          </table:table-cell>
          <table:table-cell table:formula="of:=IF([.AB67]=&quot;&quot;;0;MIN([.$AC$37]-[.C67];[.$AC$37]-[.$AB$37];[.D67]-[.AH67]-[.AI67]))" office:value-type="float" office:value="0" calcext:value-type="float">
            <text:p>0</text:p>
          </table:table-cell>
          <table:table-cell table:formula="of:=IF([.AC67]=&quot;&quot;;0;MIN([.$AD$37]-[.C67];[.$AD$37]-[.$AC$37];[.D67]-[.AH67]-[.AI67]-[.AJ67]))" office:value-type="float" office:value="8" calcext:value-type="float">
            <text:p>8</text:p>
          </table:table-cell>
          <table:table-cell table:formula="of:=IF([.AD67]=&quot;&quot;;0;MIN([.$AE$37]-[.C67];[.$AE$37]-[.$AD$37];[.D67]-[.AH67]-[.AI67]-[.AJ67]-[.AK67]))" office:value-type="float" office:value="0" calcext:value-type="float">
            <text:p>0</text:p>
          </table:table-cell>
          <table:table-cell table:formula="of:=IF([.AE67]=&quot;&quot;;0;MIN([.$AF$37]-[.B67];[.$AF$37]-[.$AE$37];[.D67]-[.AH67]-[.AI67]-[.AJ67]-[.AK67]-[.AL67]))" office:value-type="float" office:value="0" calcext:value-type="float">
            <text:p>0</text:p>
          </table:table-cell>
          <table:table-cell table:formula="of:=IF([.AF67]=&quot;&quot;;0;MIN([.$AG$37]-[.C67];[.$AG$37]-[.$AF$37];[.D67]-[.AH67]-[.AI67]-[.AJ67]-[.AK67]-[.AL67]-[.AM67]))" office:value-type="float" office:value="0" calcext:value-type="float">
            <text:p>0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      (alignment-distances . (11 15 13)))" calcext:value-type="string">
            <text:p><text:s text:c="6"/>(alignment-distances . (11 15 13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7]=&quot;pb&quot;;[.A67]+1;[.A67])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style-name="ce7" table:formula="of:=IF([.C69]=&quot;&quot;;&quot;&quot;;[.C69]-[.C68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95" calcext:value-type="float">
            <text:p>95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68];[.$Z$37:.$AG$37];1)" office:value-type="float" office:value="4" calcext:value-type="float">
            <text:p>4</text:p>
          </table:table-cell>
          <table:table-cell table:style-name="ce44" table:formula="of:=MATCH([.D68]+[.C68];[.$Z$37:.$AG$37];1)" office:value-type="float" office:value="4" calcext:value-type="float">
            <text:p>4</text:p>
          </table:table-cell>
          <table:table-cell table:style-name="ce2" table:formula="of:=IF(AND([.Z$43]&lt;=[.$Y68];[.Z$43]&gt;=[.$X68]);INDEX([.$Z$37:.$AG$37];[.Z$43]);&quot;&quot;)">
            <text:p/>
          </table:table-cell>
          <table:table-cell table:style-name="ce2" table:formula="of:=IF(AND([.AA$43]&lt;=[.$Y68];[.AA$43]&gt;=[.$X68]);INDEX([.$Z$37:.$AG$37];[.AA$43]);&quot;&quot;)">
            <text:p/>
          </table:table-cell>
          <table:table-cell table:style-name="ce2" table:formula="of:=IF(AND([.AB$43]&lt;=[.$Y68];[.AB$43]&gt;=[.$X68]);INDEX([.$Z$37:.$AG$37];[.AB$43]);&quot;&quot;)">
            <text:p/>
          </table:table-cell>
          <table:table-cell table:style-name="ce2" table:formula="of:=IF(AND([.AC$43]&lt;=[.$Y68];[.AC$43]&gt;=[.$X6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8];[.AD$43]&gt;=[.$X68]);INDEX([.$Z$37:.$AG$37];[.AD$43]);&quot;&quot;)">
            <text:p/>
          </table:table-cell>
          <table:table-cell table:style-name="ce2" table:formula="of:=IF(AND([.AE$43]&lt;=[.$Y68];[.AE$43]&gt;=[.$X68]);INDEX([.$Z$37:.$AG$37];[.AE$43]);&quot;&quot;)">
            <text:p/>
          </table:table-cell>
          <table:table-cell table:style-name="ce2" table:formula="of:=IF(AND([.AF$43]&lt;=[.$Y68];[.AF$43]&gt;=[.$X68]);INDEX([.$Z$37:.$AG$37];[.AF$43]);&quot;&quot;)">
            <text:p/>
          </table:table-cell>
          <table:table-cell table:style-name="ce2" table:formula="of:=IF(AND([.AG$43]&lt;=[.$Y68];[.AG$43]&gt;=[.$X68]);INDEX([.$Z$37:.$AG$37];[.AG$43]);&quot;&quot;)">
            <text:p/>
          </table:table-cell>
          <table:table-cell table:formula="of:=IF([.Z68]=&quot;&quot;;0;MIN([.D68];[.$AA$37]-[.C68]))" office:value-type="float" office:value="0" calcext:value-type="float">
            <text:p>0</text:p>
          </table:table-cell>
          <table:table-cell table:formula="of:=IF([.AA68]=&quot;&quot;;0;MIN([.$AB$37]-[.C68];[.$AB$37]-[.$AA$37];[.D68]-[.AH68]))" office:value-type="float" office:value="0" calcext:value-type="float">
            <text:p>0</text:p>
          </table:table-cell>
          <table:table-cell table:formula="of:=IF([.AB68]=&quot;&quot;;0;MIN([.$AC$37]-[.C68];[.$AC$37]-[.$AB$37];[.D68]-[.AH68]-[.AI68]))" office:value-type="float" office:value="0" calcext:value-type="float">
            <text:p>0</text:p>
          </table:table-cell>
          <table:table-cell table:formula="of:=IF([.AC68]=&quot;&quot;;0;MIN([.$AD$37]-[.C68];[.$AD$37]-[.$AC$37];[.D68]-[.AH68]-[.AI68]-[.AJ68]))" office:value-type="float" office:value="6" calcext:value-type="float">
            <text:p>6</text:p>
          </table:table-cell>
          <table:table-cell table:formula="of:=IF([.AD68]=&quot;&quot;;0;MIN([.$AE$37]-[.C68];[.$AE$37]-[.$AD$37];[.D68]-[.AH68]-[.AI68]-[.AJ68]-[.AK68]))" office:value-type="float" office:value="0" calcext:value-type="float">
            <text:p>0</text:p>
          </table:table-cell>
          <table:table-cell table:formula="of:=IF([.AE68]=&quot;&quot;;0;MIN([.$AF$37]-[.B68];[.$AF$37]-[.$AE$37];[.D68]-[.AH68]-[.AI68]-[.AJ68]-[.AK68]-[.AL68]))" office:value-type="float" office:value="0" calcext:value-type="float">
            <text:p>0</text:p>
          </table:table-cell>
          <table:table-cell table:formula="of:=IF([.AF68]=&quot;&quot;;0;MIN([.$AG$37]-[.C68];[.$AG$37]-[.$AF$37];[.D68]-[.AH68]-[.AI68]-[.AJ68]-[.AK68]-[.AL68]-[.AM68]))" office:value-type="float" office:value="0" calcext:value-type="float">
            <text:p>0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    #'((Y-offset . 95)" calcext:value-type="string">
            <text:p><text:s text:c="4"/>#'((Y-offset . 95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68]=&quot;pb&quot;;[.A68]+1;[.A68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70]=&quot;&quot;;&quot;&quot;;[.C70]-[.C6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69];[.$Z$37:.$AG$37];1)" office:value-type="float" office:value="4" calcext:value-type="float">
            <text:p>4</text:p>
          </table:table-cell>
          <table:table-cell table:style-name="ce44" table:formula="of:=MATCH([.D69]+[.C69];[.$Z$37:.$AG$37];1)" office:value-type="float" office:value="4" calcext:value-type="float">
            <text:p>4</text:p>
          </table:table-cell>
          <table:table-cell table:style-name="ce2" table:formula="of:=IF(AND([.Z$43]&lt;=[.$Y69];[.Z$43]&gt;=[.$X69]);INDEX([.$Z$37:.$AG$37];[.Z$43]);&quot;&quot;)">
            <text:p/>
          </table:table-cell>
          <table:table-cell table:style-name="ce2" table:formula="of:=IF(AND([.AA$43]&lt;=[.$Y69];[.AA$43]&gt;=[.$X69]);INDEX([.$Z$37:.$AG$37];[.AA$43]);&quot;&quot;)">
            <text:p/>
          </table:table-cell>
          <table:table-cell table:style-name="ce2" table:formula="of:=IF(AND([.AB$43]&lt;=[.$Y69];[.AB$43]&gt;=[.$X69]);INDEX([.$Z$37:.$AG$37];[.AB$43]);&quot;&quot;)">
            <text:p/>
          </table:table-cell>
          <table:table-cell table:style-name="ce2" table:formula="of:=IF(AND([.AC$43]&lt;=[.$Y69];[.AC$43]&gt;=[.$X6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9];[.AD$43]&gt;=[.$X69]);INDEX([.$Z$37:.$AG$37];[.AD$43]);&quot;&quot;)">
            <text:p/>
          </table:table-cell>
          <table:table-cell table:style-name="ce2" table:formula="of:=IF(AND([.AE$43]&lt;=[.$Y69];[.AE$43]&gt;=[.$X69]);INDEX([.$Z$37:.$AG$37];[.AE$43]);&quot;&quot;)">
            <text:p/>
          </table:table-cell>
          <table:table-cell table:style-name="ce2" table:formula="of:=IF(AND([.AF$43]&lt;=[.$Y69];[.AF$43]&gt;=[.$X69]);INDEX([.$Z$37:.$AG$37];[.AF$43]);&quot;&quot;)">
            <text:p/>
          </table:table-cell>
          <table:table-cell table:style-name="ce2" table:formula="of:=IF(AND([.AG$43]&lt;=[.$Y69];[.AG$43]&gt;=[.$X69]);INDEX([.$Z$37:.$AG$37];[.AG$43]);&quot;&quot;)">
            <text:p/>
          </table:table-cell>
          <table:table-cell table:formula="of:=IF([.Z69]=&quot;&quot;;0;MIN([.D69];[.$AA$37]-[.C69]))" office:value-type="float" office:value="0" calcext:value-type="float">
            <text:p>0</text:p>
          </table:table-cell>
          <table:table-cell table:formula="of:=IF([.AA69]=&quot;&quot;;0;MIN([.$AB$37]-[.C69];[.$AB$37]-[.$AA$37];[.D69]-[.AH69]))" office:value-type="float" office:value="0" calcext:value-type="float">
            <text:p>0</text:p>
          </table:table-cell>
          <table:table-cell table:formula="of:=IF([.AB69]=&quot;&quot;;0;MIN([.$AC$37]-[.C69];[.$AC$37]-[.$AB$37];[.D69]-[.AH69]-[.AI69]))" office:value-type="float" office:value="0" calcext:value-type="float">
            <text:p>0</text:p>
          </table:table-cell>
          <table:table-cell table:formula="of:=IF([.AC69]=&quot;&quot;;0;MIN([.$AD$37]-[.C69];[.$AD$37]-[.$AC$37];[.D69]-[.AH69]-[.AI69]-[.AJ69]))" office:value-type="float" office:value="5" calcext:value-type="float">
            <text:p>5</text:p>
          </table:table-cell>
          <table:table-cell table:formula="of:=IF([.AD69]=&quot;&quot;;0;MIN([.$AE$37]-[.C69];[.$AE$37]-[.$AD$37];[.D69]-[.AH69]-[.AI69]-[.AJ69]-[.AK69]))" office:value-type="float" office:value="0" calcext:value-type="float">
            <text:p>0</text:p>
          </table:table-cell>
          <table:table-cell table:formula="of:=IF([.AE69]=&quot;&quot;;0;MIN([.$AF$37]-[.B69];[.$AF$37]-[.$AE$37];[.D69]-[.AH69]-[.AI69]-[.AJ69]-[.AK69]-[.AL69]))" office:value-type="float" office:value="0" calcext:value-type="float">
            <text:p>0</text:p>
          </table:table-cell>
          <table:table-cell table:formula="of:=IF([.AF69]=&quot;&quot;;0;MIN([.$AG$37]-[.C69];[.$AG$37]-[.$AF$37];[.D69]-[.AH69]-[.AI69]-[.AJ69]-[.AK69]-[.AL69]-[.AM69]))" office:value-type="float" office:value="0" calcext:value-type="float">
            <text:p>0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number-columns-repeated="10"/>
        </table:table-row>
        <table:table-row table:style-name="ro1">
          <table:table-cell table:formula="of:=IF([.E69]=&quot;pb&quot;;[.A69]+1;[.A69])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table:style-name="ce7" table:formula="of:=IF([.C71]=&quot;&quot;;&quot;&quot;;[.C71]-[.C70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0];[.$Z$37:.$AG$37];1)" office:value-type="float" office:value="4" calcext:value-type="float">
            <text:p>4</text:p>
          </table:table-cell>
          <table:table-cell table:style-name="ce44" table:formula="of:=MATCH([.D70]+[.C70];[.$Z$37:.$AG$37];1)" office:value-type="float" office:value="4" calcext:value-type="float">
            <text:p>4</text:p>
          </table:table-cell>
          <table:table-cell table:style-name="ce2" table:formula="of:=IF(AND([.Z$43]&lt;=[.$Y70];[.Z$43]&gt;=[.$X70]);INDEX([.$Z$37:.$AG$37];[.Z$43]);&quot;&quot;)">
            <text:p/>
          </table:table-cell>
          <table:table-cell table:style-name="ce2" table:formula="of:=IF(AND([.AA$43]&lt;=[.$Y70];[.AA$43]&gt;=[.$X70]);INDEX([.$Z$37:.$AG$37];[.AA$43]);&quot;&quot;)">
            <text:p/>
          </table:table-cell>
          <table:table-cell table:style-name="ce2" table:formula="of:=IF(AND([.AB$43]&lt;=[.$Y70];[.AB$43]&gt;=[.$X70]);INDEX([.$Z$37:.$AG$37];[.AB$43]);&quot;&quot;)">
            <text:p/>
          </table:table-cell>
          <table:table-cell table:style-name="ce2" table:formula="of:=IF(AND([.AC$43]&lt;=[.$Y70];[.AC$43]&gt;=[.$X7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0];[.AD$43]&gt;=[.$X70]);INDEX([.$Z$37:.$AG$37];[.AD$43]);&quot;&quot;)">
            <text:p/>
          </table:table-cell>
          <table:table-cell table:style-name="ce2" table:formula="of:=IF(AND([.AE$43]&lt;=[.$Y70];[.AE$43]&gt;=[.$X70]);INDEX([.$Z$37:.$AG$37];[.AE$43]);&quot;&quot;)">
            <text:p/>
          </table:table-cell>
          <table:table-cell table:style-name="ce2" table:formula="of:=IF(AND([.AF$43]&lt;=[.$Y70];[.AF$43]&gt;=[.$X70]);INDEX([.$Z$37:.$AG$37];[.AF$43]);&quot;&quot;)">
            <text:p/>
          </table:table-cell>
          <table:table-cell table:style-name="ce2" table:formula="of:=IF(AND([.AG$43]&lt;=[.$Y70];[.AG$43]&gt;=[.$X70]);INDEX([.$Z$37:.$AG$37];[.AG$43]);&quot;&quot;)">
            <text:p/>
          </table:table-cell>
          <table:table-cell table:formula="of:=IF([.Z70]=&quot;&quot;;0;MIN([.D70];[.$AA$37]-[.C70]))" office:value-type="float" office:value="0" calcext:value-type="float">
            <text:p>0</text:p>
          </table:table-cell>
          <table:table-cell table:formula="of:=IF([.AA70]=&quot;&quot;;0;MIN([.$AB$37]-[.C70];[.$AB$37]-[.$AA$37];[.D70]-[.AH70]))" office:value-type="float" office:value="0" calcext:value-type="float">
            <text:p>0</text:p>
          </table:table-cell>
          <table:table-cell table:formula="of:=IF([.AB70]=&quot;&quot;;0;MIN([.$AC$37]-[.C70];[.$AC$37]-[.$AB$37];[.D70]-[.AH70]-[.AI70]))" office:value-type="float" office:value="0" calcext:value-type="float">
            <text:p>0</text:p>
          </table:table-cell>
          <table:table-cell table:formula="of:=IF([.AC70]=&quot;&quot;;0;MIN([.$AD$37]-[.C70];[.$AD$37]-[.$AC$37];[.D70]-[.AH70]-[.AI70]-[.AJ70]))" office:value-type="float" office:value="5" calcext:value-type="float">
            <text:p>5</text:p>
          </table:table-cell>
          <table:table-cell table:formula="of:=IF([.AD70]=&quot;&quot;;0;MIN([.$AE$37]-[.C70];[.$AE$37]-[.$AD$37];[.D70]-[.AH70]-[.AI70]-[.AJ70]-[.AK70]))" office:value-type="float" office:value="0" calcext:value-type="float">
            <text:p>0</text:p>
          </table:table-cell>
          <table:table-cell table:formula="of:=IF([.AE70]=&quot;&quot;;0;MIN([.$AF$37]-[.B70];[.$AF$37]-[.$AE$37];[.D70]-[.AH70]-[.AI70]-[.AJ70]-[.AK70]-[.AL70]))" office:value-type="float" office:value="0" calcext:value-type="float">
            <text:p>0</text:p>
          </table:table-cell>
          <table:table-cell table:formula="of:=IF([.AF70]=&quot;&quot;;0;MIN([.$AG$37]-[.C70];[.$AG$37]-[.$AF$37];[.D70]-[.AH70]-[.AI70]-[.AJ70]-[.AK70]-[.AL70]-[.AM70]))" office:value-type="float" office:value="0" calcext:value-type="float">
            <text:p>0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70]=&quot;pb&quot;;[.A70]+1;[.A70]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style-name="ce7" table:formula="of:=IF([.C72]=&quot;&quot;;&quot;&quot;;[.C72]-[.C71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1];[.$Z$37:.$AG$37];1)" office:value-type="float" office:value="4" calcext:value-type="float">
            <text:p>4</text:p>
          </table:table-cell>
          <table:table-cell table:style-name="ce44" table:formula="of:=MATCH([.D71]+[.C71];[.$Z$37:.$AG$37];1)" office:value-type="float" office:value="4" calcext:value-type="float">
            <text:p>4</text:p>
          </table:table-cell>
          <table:table-cell table:style-name="ce2" table:formula="of:=IF(AND([.Z$43]&lt;=[.$Y71];[.Z$43]&gt;=[.$X71]);INDEX([.$Z$37:.$AG$37];[.Z$43]);&quot;&quot;)">
            <text:p/>
          </table:table-cell>
          <table:table-cell table:style-name="ce2" table:formula="of:=IF(AND([.AA$43]&lt;=[.$Y71];[.AA$43]&gt;=[.$X71]);INDEX([.$Z$37:.$AG$37];[.AA$43]);&quot;&quot;)">
            <text:p/>
          </table:table-cell>
          <table:table-cell table:style-name="ce2" table:formula="of:=IF(AND([.AB$43]&lt;=[.$Y71];[.AB$43]&gt;=[.$X71]);INDEX([.$Z$37:.$AG$37];[.AB$43]);&quot;&quot;)">
            <text:p/>
          </table:table-cell>
          <table:table-cell table:style-name="ce2" table:formula="of:=IF(AND([.AC$43]&lt;=[.$Y71];[.AC$43]&gt;=[.$X7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1];[.AD$43]&gt;=[.$X71]);INDEX([.$Z$37:.$AG$37];[.AD$43]);&quot;&quot;)">
            <text:p/>
          </table:table-cell>
          <table:table-cell table:style-name="ce2" table:formula="of:=IF(AND([.AE$43]&lt;=[.$Y71];[.AE$43]&gt;=[.$X71]);INDEX([.$Z$37:.$AG$37];[.AE$43]);&quot;&quot;)">
            <text:p/>
          </table:table-cell>
          <table:table-cell table:style-name="ce2" table:formula="of:=IF(AND([.AF$43]&lt;=[.$Y71];[.AF$43]&gt;=[.$X71]);INDEX([.$Z$37:.$AG$37];[.AF$43]);&quot;&quot;)">
            <text:p/>
          </table:table-cell>
          <table:table-cell table:style-name="ce2" table:formula="of:=IF(AND([.AG$43]&lt;=[.$Y71];[.AG$43]&gt;=[.$X71]);INDEX([.$Z$37:.$AG$37];[.AG$43]);&quot;&quot;)">
            <text:p/>
          </table:table-cell>
          <table:table-cell table:formula="of:=IF([.Z71]=&quot;&quot;;0;MIN([.D71];[.$AA$37]-[.C71]))" office:value-type="float" office:value="0" calcext:value-type="float">
            <text:p>0</text:p>
          </table:table-cell>
          <table:table-cell table:formula="of:=IF([.AA71]=&quot;&quot;;0;MIN([.$AB$37]-[.C71];[.$AB$37]-[.$AA$37];[.D71]-[.AH71]))" office:value-type="float" office:value="0" calcext:value-type="float">
            <text:p>0</text:p>
          </table:table-cell>
          <table:table-cell table:formula="of:=IF([.AB71]=&quot;&quot;;0;MIN([.$AC$37]-[.C71];[.$AC$37]-[.$AB$37];[.D71]-[.AH71]-[.AI71]))" office:value-type="float" office:value="0" calcext:value-type="float">
            <text:p>0</text:p>
          </table:table-cell>
          <table:table-cell table:formula="of:=IF([.AC71]=&quot;&quot;;0;MIN([.$AD$37]-[.C71];[.$AD$37]-[.$AC$37];[.D71]-[.AH71]-[.AI71]-[.AJ71]))" office:value-type="float" office:value="4" calcext:value-type="float">
            <text:p>4</text:p>
          </table:table-cell>
          <table:table-cell table:formula="of:=IF([.AD71]=&quot;&quot;;0;MIN([.$AE$37]-[.C71];[.$AE$37]-[.$AD$37];[.D71]-[.AH71]-[.AI71]-[.AJ71]-[.AK71]))" office:value-type="float" office:value="0" calcext:value-type="float">
            <text:p>0</text:p>
          </table:table-cell>
          <table:table-cell table:formula="of:=IF([.AE71]=&quot;&quot;;0;MIN([.$AF$37]-[.B71];[.$AF$37]-[.$AE$37];[.D71]-[.AH71]-[.AI71]-[.AJ71]-[.AK71]-[.AL71]))" office:value-type="float" office:value="0" calcext:value-type="float">
            <text:p>0</text:p>
          </table:table-cell>
          <table:table-cell table:formula="of:=IF([.AF71]=&quot;&quot;;0;MIN([.$AG$37]-[.C71];[.$AG$37]-[.$AF$37];[.D71]-[.AH71]-[.AI71]-[.AJ71]-[.AK71]-[.AL71]-[.AM71]))" office:value-type="float" office:value="0" calcext:value-type="float">
            <text:p>0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1]=&quot;pb&quot;;[.A71]+1;[.A71])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table:style-name="ce7" table:formula="of:=IF([.C73]=&quot;&quot;;&quot;&quot;;[.C73]-[.C72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3" calcext:value-type="float">
            <text:p>1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72];[.$Z$37:.$AG$37];1)" office:value-type="float" office:value="4" calcext:value-type="float">
            <text:p>4</text:p>
          </table:table-cell>
          <table:table-cell table:style-name="ce44" table:formula="of:=MATCH([.D72]+[.C72];[.$Z$37:.$AG$37];1)" office:value-type="float" office:value="4" calcext:value-type="float">
            <text:p>4</text:p>
          </table:table-cell>
          <table:table-cell table:style-name="ce2" table:formula="of:=IF(AND([.Z$43]&lt;=[.$Y72];[.Z$43]&gt;=[.$X72]);INDEX([.$Z$37:.$AG$37];[.Z$43]);&quot;&quot;)">
            <text:p/>
          </table:table-cell>
          <table:table-cell table:style-name="ce2" table:formula="of:=IF(AND([.AA$43]&lt;=[.$Y72];[.AA$43]&gt;=[.$X72]);INDEX([.$Z$37:.$AG$37];[.AA$43]);&quot;&quot;)">
            <text:p/>
          </table:table-cell>
          <table:table-cell table:style-name="ce2" table:formula="of:=IF(AND([.AB$43]&lt;=[.$Y72];[.AB$43]&gt;=[.$X72]);INDEX([.$Z$37:.$AG$37];[.AB$43]);&quot;&quot;)">
            <text:p/>
          </table:table-cell>
          <table:table-cell table:style-name="ce2" table:formula="of:=IF(AND([.AC$43]&lt;=[.$Y72];[.AC$43]&gt;=[.$X7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2];[.AD$43]&gt;=[.$X72]);INDEX([.$Z$37:.$AG$37];[.AD$43]);&quot;&quot;)">
            <text:p/>
          </table:table-cell>
          <table:table-cell table:style-name="ce2" table:formula="of:=IF(AND([.AE$43]&lt;=[.$Y72];[.AE$43]&gt;=[.$X72]);INDEX([.$Z$37:.$AG$37];[.AE$43]);&quot;&quot;)">
            <text:p/>
          </table:table-cell>
          <table:table-cell table:style-name="ce2" table:formula="of:=IF(AND([.AF$43]&lt;=[.$Y72];[.AF$43]&gt;=[.$X72]);INDEX([.$Z$37:.$AG$37];[.AF$43]);&quot;&quot;)">
            <text:p/>
          </table:table-cell>
          <table:table-cell table:style-name="ce2" table:formula="of:=IF(AND([.AG$43]&lt;=[.$Y72];[.AG$43]&gt;=[.$X72]);INDEX([.$Z$37:.$AG$37];[.AG$43]);&quot;&quot;)">
            <text:p/>
          </table:table-cell>
          <table:table-cell table:formula="of:=IF([.Z72]=&quot;&quot;;0;MIN([.D72];[.$AA$37]-[.C72]))" office:value-type="float" office:value="0" calcext:value-type="float">
            <text:p>0</text:p>
          </table:table-cell>
          <table:table-cell table:formula="of:=IF([.AA72]=&quot;&quot;;0;MIN([.$AB$37]-[.C72];[.$AB$37]-[.$AA$37];[.D72]-[.AH72]))" office:value-type="float" office:value="0" calcext:value-type="float">
            <text:p>0</text:p>
          </table:table-cell>
          <table:table-cell table:formula="of:=IF([.AB72]=&quot;&quot;;0;MIN([.$AC$37]-[.C72];[.$AC$37]-[.$AB$37];[.D72]-[.AH72]-[.AI72]))" office:value-type="float" office:value="0" calcext:value-type="float">
            <text:p>0</text:p>
          </table:table-cell>
          <table:table-cell table:formula="of:=IF([.AC72]=&quot;&quot;;0;MIN([.$AD$37]-[.C72];[.$AD$37]-[.$AC$37];[.D72]-[.AH72]-[.AI72]-[.AJ72]))" office:value-type="float" office:value="8" calcext:value-type="float">
            <text:p>8</text:p>
          </table:table-cell>
          <table:table-cell table:formula="of:=IF([.AD72]=&quot;&quot;;0;MIN([.$AE$37]-[.C72];[.$AE$37]-[.$AD$37];[.D72]-[.AH72]-[.AI72]-[.AJ72]-[.AK72]))" office:value-type="float" office:value="0" calcext:value-type="float">
            <text:p>0</text:p>
          </table:table-cell>
          <table:table-cell table:formula="of:=IF([.AE72]=&quot;&quot;;0;MIN([.$AF$37]-[.B72];[.$AF$37]-[.$AE$37];[.D72]-[.AH72]-[.AI72]-[.AJ72]-[.AK72]-[.AL72]))" office:value-type="float" office:value="0" calcext:value-type="float">
            <text:p>0</text:p>
          </table:table-cell>
          <table:table-cell table:formula="of:=IF([.AF72]=&quot;&quot;;0;MIN([.$AG$37]-[.C72];[.$AG$37]-[.$AF$37];[.D72]-[.AH72]-[.AI72]-[.AJ72]-[.AK72]-[.AL72]-[.AM72]))" office:value-type="float" office:value="0" calcext:value-type="float">
            <text:p>0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    #'((Y-offset . 113)" calcext:value-type="string">
            <text:p><text:s text:c="4"/>#'((Y-offset . 113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    #'((Y-offset . 110)" calcext:value-type="string">
            <text:p><text:s text:c="4"/>#'((Y-offset . 110)</text:p>
          </table:table-cell>
          <table:table-cell table:number-columns-repeated="10"/>
        </table:table-row>
        <table:table-row table:style-name="ro1">
          <table:table-cell table:formula="of:=IF([.E72]=&quot;pb&quot;;[.A72]+1;[.A72]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style-name="ce7" table:formula="of:=IF([.C74]=&quot;&quot;;&quot;&quot;;[.C74]-[.C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73];[.$Z$37:.$AG$37];1)" office:value-type="float" office:value="4" calcext:value-type="float">
            <text:p>4</text:p>
          </table:table-cell>
          <table:table-cell table:style-name="ce44" table:formula="of:=MATCH([.D73]+[.C73];[.$Z$37:.$AG$37];1)" office:value-type="float" office:value="4" calcext:value-type="float">
            <text:p>4</text:p>
          </table:table-cell>
          <table:table-cell table:style-name="ce2" table:formula="of:=IF(AND([.Z$43]&lt;=[.$Y73];[.Z$43]&gt;=[.$X73]);INDEX([.$Z$37:.$AG$37];[.Z$43]);&quot;&quot;)">
            <text:p/>
          </table:table-cell>
          <table:table-cell table:style-name="ce2" table:formula="of:=IF(AND([.AA$43]&lt;=[.$Y73];[.AA$43]&gt;=[.$X73]);INDEX([.$Z$37:.$AG$37];[.AA$43]);&quot;&quot;)">
            <text:p/>
          </table:table-cell>
          <table:table-cell table:style-name="ce2" table:formula="of:=IF(AND([.AB$43]&lt;=[.$Y73];[.AB$43]&gt;=[.$X73]);INDEX([.$Z$37:.$AG$37];[.AB$43]);&quot;&quot;)">
            <text:p/>
          </table:table-cell>
          <table:table-cell table:style-name="ce2" table:formula="of:=IF(AND([.AC$43]&lt;=[.$Y73];[.AC$43]&gt;=[.$X7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3];[.AD$43]&gt;=[.$X73]);INDEX([.$Z$37:.$AG$37];[.AD$43]);&quot;&quot;)">
            <text:p/>
          </table:table-cell>
          <table:table-cell table:style-name="ce2" table:formula="of:=IF(AND([.AE$43]&lt;=[.$Y73];[.AE$43]&gt;=[.$X73]);INDEX([.$Z$37:.$AG$37];[.AE$43]);&quot;&quot;)">
            <text:p/>
          </table:table-cell>
          <table:table-cell table:style-name="ce2" table:formula="of:=IF(AND([.AF$43]&lt;=[.$Y73];[.AF$43]&gt;=[.$X73]);INDEX([.$Z$37:.$AG$37];[.AF$43]);&quot;&quot;)">
            <text:p/>
          </table:table-cell>
          <table:table-cell table:style-name="ce2" table:formula="of:=IF(AND([.AG$43]&lt;=[.$Y73];[.AG$43]&gt;=[.$X73]);INDEX([.$Z$37:.$AG$37];[.AG$43]);&quot;&quot;)">
            <text:p/>
          </table:table-cell>
          <table:table-cell table:formula="of:=IF([.Z73]=&quot;&quot;;0;MIN([.D73];[.$AA$37]-[.C73]))" office:value-type="float" office:value="0" calcext:value-type="float">
            <text:p>0</text:p>
          </table:table-cell>
          <table:table-cell table:formula="of:=IF([.AA73]=&quot;&quot;;0;MIN([.$AB$37]-[.C73];[.$AB$37]-[.$AA$37];[.D73]-[.AH73]))" office:value-type="float" office:value="0" calcext:value-type="float">
            <text:p>0</text:p>
          </table:table-cell>
          <table:table-cell table:formula="of:=IF([.AB73]=&quot;&quot;;0;MIN([.$AC$37]-[.C73];[.$AC$37]-[.$AB$37];[.D73]-[.AH73]-[.AI73]))" office:value-type="float" office:value="0" calcext:value-type="float">
            <text:p>0</text:p>
          </table:table-cell>
          <table:table-cell table:formula="of:=IF([.AC73]=&quot;&quot;;0;MIN([.$AD$37]-[.C73];[.$AD$37]-[.$AC$37];[.D73]-[.AH73]-[.AI73]-[.AJ73]))" office:value-type="float" office:value="8" calcext:value-type="float">
            <text:p>8</text:p>
          </table:table-cell>
          <table:table-cell table:formula="of:=IF([.AD73]=&quot;&quot;;0;MIN([.$AE$37]-[.C73];[.$AE$37]-[.$AD$37];[.D73]-[.AH73]-[.AI73]-[.AJ73]-[.AK73]))" office:value-type="float" office:value="0" calcext:value-type="float">
            <text:p>0</text:p>
          </table:table-cell>
          <table:table-cell table:formula="of:=IF([.AE73]=&quot;&quot;;0;MIN([.$AF$37]-[.B73];[.$AF$37]-[.$AE$37];[.D73]-[.AH73]-[.AI73]-[.AJ73]-[.AK73]-[.AL73]))" office:value-type="float" office:value="0" calcext:value-type="float">
            <text:p>0</text:p>
          </table:table-cell>
          <table:table-cell table:formula="of:=IF([.AF73]=&quot;&quot;;0;MIN([.$AG$37]-[.C73];[.$AG$37]-[.$AF$37];[.D73]-[.AH73]-[.AI73]-[.AJ73]-[.AK73]-[.AL73]-[.AM73]))" office:value-type="float" office:value="0" calcext:value-type="float">
            <text:p>0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number-columns-repeated="10"/>
        </table:table-row>
        <table:table-row table:style-name="ro1">
          <table:table-cell table:formula="of:=IF([.E73]=&quot;pb&quot;;[.A73]+1;[.A73])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7" table:formula="of:=IF([.C75]=&quot;&quot;;&quot;&quot;;[.C75]-[.C7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/>
          <table:table-cell table:style-name="ce44" table:formula="of:=MATCH([.C74];[.$Z$37:.$AG$37];1)" office:value-type="float" office:value="4" calcext:value-type="float">
            <text:p>4</text:p>
          </table:table-cell>
          <table:table-cell table:style-name="ce44" table:formula="of:=MATCH([.D74]+[.C74];[.$Z$37:.$AG$37];1)" office:value-type="float" office:value="4" calcext:value-type="float">
            <text:p>4</text:p>
          </table:table-cell>
          <table:table-cell table:style-name="ce2" table:formula="of:=IF(AND([.Z$43]&lt;=[.$Y74];[.Z$43]&gt;=[.$X74]);INDEX([.$Z$37:.$AG$37];[.Z$43]);&quot;&quot;)">
            <text:p/>
          </table:table-cell>
          <table:table-cell table:style-name="ce2" table:formula="of:=IF(AND([.AA$43]&lt;=[.$Y74];[.AA$43]&gt;=[.$X74]);INDEX([.$Z$37:.$AG$37];[.AA$43]);&quot;&quot;)">
            <text:p/>
          </table:table-cell>
          <table:table-cell table:style-name="ce2" table:formula="of:=IF(AND([.AB$43]&lt;=[.$Y74];[.AB$43]&gt;=[.$X74]);INDEX([.$Z$37:.$AG$37];[.AB$43]);&quot;&quot;)">
            <text:p/>
          </table:table-cell>
          <table:table-cell table:style-name="ce2" table:formula="of:=IF(AND([.AC$43]&lt;=[.$Y74];[.AC$43]&gt;=[.$X7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4];[.AD$43]&gt;=[.$X74]);INDEX([.$Z$37:.$AG$37];[.AD$43]);&quot;&quot;)">
            <text:p/>
          </table:table-cell>
          <table:table-cell table:style-name="ce2" table:formula="of:=IF(AND([.AE$43]&lt;=[.$Y74];[.AE$43]&gt;=[.$X74]);INDEX([.$Z$37:.$AG$37];[.AE$43]);&quot;&quot;)">
            <text:p/>
          </table:table-cell>
          <table:table-cell table:style-name="ce2" table:formula="of:=IF(AND([.AF$43]&lt;=[.$Y74];[.AF$43]&gt;=[.$X74]);INDEX([.$Z$37:.$AG$37];[.AF$43]);&quot;&quot;)">
            <text:p/>
          </table:table-cell>
          <table:table-cell table:style-name="ce2" table:formula="of:=IF(AND([.AG$43]&lt;=[.$Y74];[.AG$43]&gt;=[.$X74]);INDEX([.$Z$37:.$AG$37];[.AG$43]);&quot;&quot;)">
            <text:p/>
          </table:table-cell>
          <table:table-cell table:formula="of:=IF([.Z74]=&quot;&quot;;0;MIN([.D74];[.$AA$37]-[.C74]))" office:value-type="float" office:value="0" calcext:value-type="float">
            <text:p>0</text:p>
          </table:table-cell>
          <table:table-cell table:formula="of:=IF([.AA74]=&quot;&quot;;0;MIN([.$AB$37]-[.C74];[.$AB$37]-[.$AA$37];[.D74]-[.AH74]))" office:value-type="float" office:value="0" calcext:value-type="float">
            <text:p>0</text:p>
          </table:table-cell>
          <table:table-cell table:formula="of:=IF([.AB74]=&quot;&quot;;0;MIN([.$AC$37]-[.C74];[.$AC$37]-[.$AB$37];[.D74]-[.AH74]-[.AI74]))" office:value-type="float" office:value="0" calcext:value-type="float">
            <text:p>0</text:p>
          </table:table-cell>
          <table:table-cell table:formula="of:=IF([.AC74]=&quot;&quot;;0;MIN([.$AD$37]-[.C74];[.$AD$37]-[.$AC$37];[.D74]-[.AH74]-[.AI74]-[.AJ74]))" office:value-type="float" office:value="7" calcext:value-type="float">
            <text:p>7</text:p>
          </table:table-cell>
          <table:table-cell table:formula="of:=IF([.AD74]=&quot;&quot;;0;MIN([.$AE$37]-[.C74];[.$AE$37]-[.$AD$37];[.D74]-[.AH74]-[.AI74]-[.AJ74]-[.AK74]))" office:value-type="float" office:value="0" calcext:value-type="float">
            <text:p>0</text:p>
          </table:table-cell>
          <table:table-cell table:formula="of:=IF([.AE74]=&quot;&quot;;0;MIN([.$AF$37]-[.B74];[.$AF$37]-[.$AE$37];[.D74]-[.AH74]-[.AI74]-[.AJ74]-[.AK74]-[.AL74]))" office:value-type="float" office:value="0" calcext:value-type="float">
            <text:p>0</text:p>
          </table:table-cell>
          <table:table-cell table:formula="of:=IF([.AF74]=&quot;&quot;;0;MIN([.$AG$37]-[.C74];[.$AG$37]-[.$AF$37];[.D74]-[.AH74]-[.AI74]-[.AJ74]-[.AK74]-[.AL74]-[.AM74]))" office:value-type="float" office:value="0" calcext:value-type="float">
            <text:p>0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formula="of:=IF([.E74]=&quot;pb&quot;;[.A74]+1;[.A74]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76]=&quot;&quot;;&quot;&quot;;[.C76]-[.C7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75];[.$Z$37:.$AG$37];1)" office:value-type="float" office:value="4" calcext:value-type="float">
            <text:p>4</text:p>
          </table:table-cell>
          <table:table-cell table:style-name="ce44" table:formula="of:=MATCH([.D75]+[.C75];[.$Z$37:.$AG$37];1)" office:value-type="float" office:value="4" calcext:value-type="float">
            <text:p>4</text:p>
          </table:table-cell>
          <table:table-cell table:style-name="ce2" table:formula="of:=IF(AND([.Z$43]&lt;=[.$Y75];[.Z$43]&gt;=[.$X75]);INDEX([.$Z$37:.$AG$37];[.Z$43]);&quot;&quot;)">
            <text:p/>
          </table:table-cell>
          <table:table-cell table:style-name="ce2" table:formula="of:=IF(AND([.AA$43]&lt;=[.$Y75];[.AA$43]&gt;=[.$X75]);INDEX([.$Z$37:.$AG$37];[.AA$43]);&quot;&quot;)">
            <text:p/>
          </table:table-cell>
          <table:table-cell table:style-name="ce2" table:formula="of:=IF(AND([.AB$43]&lt;=[.$Y75];[.AB$43]&gt;=[.$X75]);INDEX([.$Z$37:.$AG$37];[.AB$43]);&quot;&quot;)">
            <text:p/>
          </table:table-cell>
          <table:table-cell table:style-name="ce2" table:formula="of:=IF(AND([.AC$43]&lt;=[.$Y75];[.AC$43]&gt;=[.$X7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5];[.AD$43]&gt;=[.$X75]);INDEX([.$Z$37:.$AG$37];[.AD$43]);&quot;&quot;)">
            <text:p/>
          </table:table-cell>
          <table:table-cell table:style-name="ce2" table:formula="of:=IF(AND([.AE$43]&lt;=[.$Y75];[.AE$43]&gt;=[.$X75]);INDEX([.$Z$37:.$AG$37];[.AE$43]);&quot;&quot;)">
            <text:p/>
          </table:table-cell>
          <table:table-cell table:style-name="ce2" table:formula="of:=IF(AND([.AF$43]&lt;=[.$Y75];[.AF$43]&gt;=[.$X75]);INDEX([.$Z$37:.$AG$37];[.AF$43]);&quot;&quot;)">
            <text:p/>
          </table:table-cell>
          <table:table-cell table:style-name="ce2" table:formula="of:=IF(AND([.AG$43]&lt;=[.$Y75];[.AG$43]&gt;=[.$X75]);INDEX([.$Z$37:.$AG$37];[.AG$43]);&quot;&quot;)">
            <text:p/>
          </table:table-cell>
          <table:table-cell table:formula="of:=IF([.Z75]=&quot;&quot;;0;MIN([.D75];[.$AA$37]-[.C75]))" office:value-type="float" office:value="0" calcext:value-type="float">
            <text:p>0</text:p>
          </table:table-cell>
          <table:table-cell table:formula="of:=IF([.AA75]=&quot;&quot;;0;MIN([.$AB$37]-[.C75];[.$AB$37]-[.$AA$37];[.D75]-[.AH75]))" office:value-type="float" office:value="0" calcext:value-type="float">
            <text:p>0</text:p>
          </table:table-cell>
          <table:table-cell table:formula="of:=IF([.AB75]=&quot;&quot;;0;MIN([.$AC$37]-[.C75];[.$AC$37]-[.$AB$37];[.D75]-[.AH75]-[.AI75]))" office:value-type="float" office:value="0" calcext:value-type="float">
            <text:p>0</text:p>
          </table:table-cell>
          <table:table-cell table:formula="of:=IF([.AC75]=&quot;&quot;;0;MIN([.$AD$37]-[.C75];[.$AD$37]-[.$AC$37];[.D75]-[.AH75]-[.AI75]-[.AJ75]))" office:value-type="float" office:value="7" calcext:value-type="float">
            <text:p>7</text:p>
          </table:table-cell>
          <table:table-cell table:formula="of:=IF([.AD75]=&quot;&quot;;0;MIN([.$AE$37]-[.C75];[.$AE$37]-[.$AD$37];[.D75]-[.AH75]-[.AI75]-[.AJ75]-[.AK75]))" office:value-type="float" office:value="0" calcext:value-type="float">
            <text:p>0</text:p>
          </table:table-cell>
          <table:table-cell table:formula="of:=IF([.AE75]=&quot;&quot;;0;MIN([.$AF$37]-[.B75];[.$AF$37]-[.$AE$37];[.D75]-[.AH75]-[.AI75]-[.AJ75]-[.AK75]-[.AL75]))" office:value-type="float" office:value="0" calcext:value-type="float">
            <text:p>0</text:p>
          </table:table-cell>
          <table:table-cell table:formula="of:=IF([.AF75]=&quot;&quot;;0;MIN([.$AG$37]-[.C75];[.$AG$37]-[.$AF$37];[.D75]-[.AH75]-[.AI75]-[.AJ75]-[.AK75]-[.AL75]-[.AM75]))" office:value-type="float" office:value="0" calcext:value-type="float">
            <text:p>0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71]&lt;[.$AZ$9];[.AZ71]+1;&quot;-&quot;)" office:value-type="float" office:value="17" calcext:value-type="float">
            <text:p>17</text:p>
          </table:table-cell>
          <table:table-cell table:formula="of:=IF([.AZ71]&lt;[.$AZ$9];[.BA71];&quot;-&quot;)" office:value-type="float" office:value="1" calcext:value-type="float">
            <text:p>1</text:p>
          </table:table-cell>
          <table:table-cell table:formula="of:=IF([.BA75]=&quot;-&quot;;&quot;&quot;;IF([.$B$1]=2;INDEX([.$AR$16:.$AU$31];[.AZ75];[.BA75]);IF([.$B$1]=3;INDEX([.$AR$44:.$AU$98];[.AZ75];[.BA75]);INDEX([.$AR$113:.$AU$218];[.AZ75];[.BA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5]=&quot;pb&quot;;[.A75]+1;[.A75])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77]=&quot;&quot;;&quot;&quot;;[.C77]-[.C7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6];[.$Z$37:.$AG$37];1)" office:value-type="float" office:value="4" calcext:value-type="float">
            <text:p>4</text:p>
          </table:table-cell>
          <table:table-cell table:style-name="ce44" table:formula="of:=MATCH([.D76]+[.C76];[.$Z$37:.$AG$37];1)" office:value-type="float" office:value="4" calcext:value-type="float">
            <text:p>4</text:p>
          </table:table-cell>
          <table:table-cell table:style-name="ce2" table:formula="of:=IF(AND([.Z$43]&lt;=[.$Y76];[.Z$43]&gt;=[.$X76]);INDEX([.$Z$37:.$AG$37];[.Z$43]);&quot;&quot;)">
            <text:p/>
          </table:table-cell>
          <table:table-cell table:style-name="ce2" table:formula="of:=IF(AND([.AA$43]&lt;=[.$Y76];[.AA$43]&gt;=[.$X76]);INDEX([.$Z$37:.$AG$37];[.AA$43]);&quot;&quot;)">
            <text:p/>
          </table:table-cell>
          <table:table-cell table:style-name="ce2" table:formula="of:=IF(AND([.AB$43]&lt;=[.$Y76];[.AB$43]&gt;=[.$X76]);INDEX([.$Z$37:.$AG$37];[.AB$43]);&quot;&quot;)">
            <text:p/>
          </table:table-cell>
          <table:table-cell table:style-name="ce2" table:formula="of:=IF(AND([.AC$43]&lt;=[.$Y76];[.AC$43]&gt;=[.$X7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6];[.AD$43]&gt;=[.$X76]);INDEX([.$Z$37:.$AG$37];[.AD$43]);&quot;&quot;)">
            <text:p/>
          </table:table-cell>
          <table:table-cell table:style-name="ce2" table:formula="of:=IF(AND([.AE$43]&lt;=[.$Y76];[.AE$43]&gt;=[.$X76]);INDEX([.$Z$37:.$AG$37];[.AE$43]);&quot;&quot;)">
            <text:p/>
          </table:table-cell>
          <table:table-cell table:style-name="ce2" table:formula="of:=IF(AND([.AF$43]&lt;=[.$Y76];[.AF$43]&gt;=[.$X76]);INDEX([.$Z$37:.$AG$37];[.AF$43]);&quot;&quot;)">
            <text:p/>
          </table:table-cell>
          <table:table-cell table:style-name="ce2" table:formula="of:=IF(AND([.AG$43]&lt;=[.$Y76];[.AG$43]&gt;=[.$X76]);INDEX([.$Z$37:.$AG$37];[.AG$43]);&quot;&quot;)">
            <text:p/>
          </table:table-cell>
          <table:table-cell table:formula="of:=IF([.Z76]=&quot;&quot;;0;MIN([.D76];[.$AA$37]-[.C76]))" office:value-type="float" office:value="0" calcext:value-type="float">
            <text:p>0</text:p>
          </table:table-cell>
          <table:table-cell table:formula="of:=IF([.AA76]=&quot;&quot;;0;MIN([.$AB$37]-[.C76];[.$AB$37]-[.$AA$37];[.D76]-[.AH76]))" office:value-type="float" office:value="0" calcext:value-type="float">
            <text:p>0</text:p>
          </table:table-cell>
          <table:table-cell table:formula="of:=IF([.AB76]=&quot;&quot;;0;MIN([.$AC$37]-[.C76];[.$AC$37]-[.$AB$37];[.D76]-[.AH76]-[.AI76]))" office:value-type="float" office:value="0" calcext:value-type="float">
            <text:p>0</text:p>
          </table:table-cell>
          <table:table-cell table:formula="of:=IF([.AC76]=&quot;&quot;;0;MIN([.$AD$37]-[.C76];[.$AD$37]-[.$AC$37];[.D76]-[.AH76]-[.AI76]-[.AJ76]))" office:value-type="float" office:value="7" calcext:value-type="float">
            <text:p>7</text:p>
          </table:table-cell>
          <table:table-cell table:formula="of:=IF([.AD76]=&quot;&quot;;0;MIN([.$AE$37]-[.C76];[.$AE$37]-[.$AD$37];[.D76]-[.AH76]-[.AI76]-[.AJ76]-[.AK76]))" office:value-type="float" office:value="0" calcext:value-type="float">
            <text:p>0</text:p>
          </table:table-cell>
          <table:table-cell table:formula="of:=IF([.AE76]=&quot;&quot;;0;MIN([.$AF$37]-[.B76];[.$AF$37]-[.$AE$37];[.D76]-[.AH76]-[.AI76]-[.AJ76]-[.AK76]-[.AL76]))" office:value-type="float" office:value="0" calcext:value-type="float">
            <text:p>0</text:p>
          </table:table-cell>
          <table:table-cell table:formula="of:=IF([.AF76]=&quot;&quot;;0;MIN([.$AG$37]-[.C76];[.$AG$37]-[.$AF$37];[.D76]-[.AH76]-[.AI76]-[.AJ76]-[.AK76]-[.AL76]-[.AM76]))" office:value-type="float" office:value="0" calcext:value-type="float">
            <text:p>0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2]&lt;[.$AZ$9];[.AZ72]+1;&quot;-&quot;)" office:value-type="float" office:value="17" calcext:value-type="float">
            <text:p>17</text:p>
          </table:table-cell>
          <table:table-cell table:formula="of:=IF([.AZ72]&lt;[.$AZ$9];[.BA72];&quot;-&quot;)" office:value-type="float" office:value="2" calcext:value-type="float">
            <text:p>2</text:p>
          </table:table-cell>
          <table:table-cell table:formula="of:=IF([.BA76]=&quot;-&quot;;&quot;&quot;;IF([.$B$1]=2;INDEX([.$AR$16:.$AU$31];[.AZ76];[.BA76]);IF([.$B$1]=3;INDEX([.$AR$44:.$AU$98];[.AZ76];[.BA76]);INDEX([.$AR$113:.$AU$218];[.AZ76];[.BA7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76]=&quot;pb&quot;;[.A76]+1;[.A76]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table:style-name="ce7" table:formula="of:=IF([.C78]=&quot;&quot;;&quot;&quot;;[.C78]-[.C7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77];[.$Z$37:.$AG$37];1)" office:value-type="float" office:value="4" calcext:value-type="float">
            <text:p>4</text:p>
          </table:table-cell>
          <table:table-cell table:style-name="ce44" table:formula="of:=MATCH([.D77]+[.C77];[.$Z$37:.$AG$37];1)" office:value-type="float" office:value="4" calcext:value-type="float">
            <text:p>4</text:p>
          </table:table-cell>
          <table:table-cell table:style-name="ce2" table:formula="of:=IF(AND([.Z$43]&lt;=[.$Y77];[.Z$43]&gt;=[.$X77]);INDEX([.$Z$37:.$AG$37];[.Z$43]);&quot;&quot;)">
            <text:p/>
          </table:table-cell>
          <table:table-cell table:style-name="ce2" table:formula="of:=IF(AND([.AA$43]&lt;=[.$Y77];[.AA$43]&gt;=[.$X77]);INDEX([.$Z$37:.$AG$37];[.AA$43]);&quot;&quot;)">
            <text:p/>
          </table:table-cell>
          <table:table-cell table:style-name="ce2" table:formula="of:=IF(AND([.AB$43]&lt;=[.$Y77];[.AB$43]&gt;=[.$X77]);INDEX([.$Z$37:.$AG$37];[.AB$43]);&quot;&quot;)">
            <text:p/>
          </table:table-cell>
          <table:table-cell table:style-name="ce2" table:formula="of:=IF(AND([.AC$43]&lt;=[.$Y77];[.AC$43]&gt;=[.$X7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7];[.AD$43]&gt;=[.$X77]);INDEX([.$Z$37:.$AG$37];[.AD$43]);&quot;&quot;)">
            <text:p/>
          </table:table-cell>
          <table:table-cell table:style-name="ce2" table:formula="of:=IF(AND([.AE$43]&lt;=[.$Y77];[.AE$43]&gt;=[.$X77]);INDEX([.$Z$37:.$AG$37];[.AE$43]);&quot;&quot;)">
            <text:p/>
          </table:table-cell>
          <table:table-cell table:style-name="ce2" table:formula="of:=IF(AND([.AF$43]&lt;=[.$Y77];[.AF$43]&gt;=[.$X77]);INDEX([.$Z$37:.$AG$37];[.AF$43]);&quot;&quot;)">
            <text:p/>
          </table:table-cell>
          <table:table-cell table:style-name="ce2" table:formula="of:=IF(AND([.AG$43]&lt;=[.$Y77];[.AG$43]&gt;=[.$X77]);INDEX([.$Z$37:.$AG$37];[.AG$43]);&quot;&quot;)">
            <text:p/>
          </table:table-cell>
          <table:table-cell table:formula="of:=IF([.Z77]=&quot;&quot;;0;MIN([.D77];[.$AA$37]-[.C77]))" office:value-type="float" office:value="0" calcext:value-type="float">
            <text:p>0</text:p>
          </table:table-cell>
          <table:table-cell table:formula="of:=IF([.AA77]=&quot;&quot;;0;MIN([.$AB$37]-[.C77];[.$AB$37]-[.$AA$37];[.D77]-[.AH77]))" office:value-type="float" office:value="0" calcext:value-type="float">
            <text:p>0</text:p>
          </table:table-cell>
          <table:table-cell table:formula="of:=IF([.AB77]=&quot;&quot;;0;MIN([.$AC$37]-[.C77];[.$AC$37]-[.$AB$37];[.D77]-[.AH77]-[.AI77]))" office:value-type="float" office:value="0" calcext:value-type="float">
            <text:p>0</text:p>
          </table:table-cell>
          <table:table-cell table:formula="of:=IF([.AC77]=&quot;&quot;;0;MIN([.$AD$37]-[.C77];[.$AD$37]-[.$AC$37];[.D77]-[.AH77]-[.AI77]-[.AJ77]))" office:value-type="float" office:value="6" calcext:value-type="float">
            <text:p>6</text:p>
          </table:table-cell>
          <table:table-cell table:formula="of:=IF([.AD77]=&quot;&quot;;0;MIN([.$AE$37]-[.C77];[.$AE$37]-[.$AD$37];[.D77]-[.AH77]-[.AI77]-[.AJ77]-[.AK77]))" office:value-type="float" office:value="0" calcext:value-type="float">
            <text:p>0</text:p>
          </table:table-cell>
          <table:table-cell table:formula="of:=IF([.AE77]=&quot;&quot;;0;MIN([.$AF$37]-[.B77];[.$AF$37]-[.$AE$37];[.D77]-[.AH77]-[.AI77]-[.AJ77]-[.AK77]-[.AL77]))" office:value-type="float" office:value="0" calcext:value-type="float">
            <text:p>0</text:p>
          </table:table-cell>
          <table:table-cell table:formula="of:=IF([.AF77]=&quot;&quot;;0;MIN([.$AG$37]-[.C77];[.$AG$37]-[.$AF$37];[.D77]-[.AH77]-[.AI77]-[.AJ77]-[.AK77]-[.AL77]-[.AM77]))" office:value-type="float" office:value="0" calcext:value-type="float">
            <text:p>0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73]&lt;[.$AZ$9];[.AZ73]+1;&quot;-&quot;)" office:value-type="float" office:value="17" calcext:value-type="float">
            <text:p>17</text:p>
          </table:table-cell>
          <table:table-cell table:formula="of:=IF([.AZ73]&lt;[.$AZ$9];[.BA73];&quot;-&quot;)" office:value-type="float" office:value="3" calcext:value-type="float">
            <text:p>3</text:p>
          </table:table-cell>
          <table:table-cell table:formula="of:=IF([.BA77]=&quot;-&quot;;&quot;&quot;;IF([.$B$1]=2;INDEX([.$AR$16:.$AU$31];[.AZ77];[.BA77]);IF([.$B$1]=3;INDEX([.$AR$44:.$AU$98];[.AZ77];[.BA77]);INDEX([.$AR$113:.$AU$218];[.AZ77];[.BA77]))))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number-columns-repeated="10"/>
        </table:table-row>
        <table:table-row table:style-name="ro1">
          <table:table-cell table:formula="of:=IF([.E77]=&quot;pb&quot;;[.A77]+1;[.A77])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239" calcext:value-type="float">
            <text:p>239</text:p>
          </table:table-cell>
          <table:table-cell table:style-name="ce7" table:formula="of:=IF([.C79]=&quot;&quot;;&quot;&quot;;[.C79]-[.C7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78];[.$Z$37:.$AG$37];1)" office:value-type="float" office:value="4" calcext:value-type="float">
            <text:p>4</text:p>
          </table:table-cell>
          <table:table-cell table:style-name="ce44" table:formula="of:=MATCH([.D78]+[.C78];[.$Z$37:.$AG$37];1)" office:value-type="float" office:value="4" calcext:value-type="float">
            <text:p>4</text:p>
          </table:table-cell>
          <table:table-cell table:style-name="ce2" table:formula="of:=IF(AND([.Z$43]&lt;=[.$Y78];[.Z$43]&gt;=[.$X78]);INDEX([.$Z$37:.$AG$37];[.Z$43]);&quot;&quot;)">
            <text:p/>
          </table:table-cell>
          <table:table-cell table:style-name="ce2" table:formula="of:=IF(AND([.AA$43]&lt;=[.$Y78];[.AA$43]&gt;=[.$X78]);INDEX([.$Z$37:.$AG$37];[.AA$43]);&quot;&quot;)">
            <text:p/>
          </table:table-cell>
          <table:table-cell table:style-name="ce2" table:formula="of:=IF(AND([.AB$43]&lt;=[.$Y78];[.AB$43]&gt;=[.$X78]);INDEX([.$Z$37:.$AG$37];[.AB$43]);&quot;&quot;)">
            <text:p/>
          </table:table-cell>
          <table:table-cell table:style-name="ce2" table:formula="of:=IF(AND([.AC$43]&lt;=[.$Y78];[.AC$43]&gt;=[.$X7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8];[.AD$43]&gt;=[.$X78]);INDEX([.$Z$37:.$AG$37];[.AD$43]);&quot;&quot;)">
            <text:p/>
          </table:table-cell>
          <table:table-cell table:style-name="ce2" table:formula="of:=IF(AND([.AE$43]&lt;=[.$Y78];[.AE$43]&gt;=[.$X78]);INDEX([.$Z$37:.$AG$37];[.AE$43]);&quot;&quot;)">
            <text:p/>
          </table:table-cell>
          <table:table-cell table:style-name="ce2" table:formula="of:=IF(AND([.AF$43]&lt;=[.$Y78];[.AF$43]&gt;=[.$X78]);INDEX([.$Z$37:.$AG$37];[.AF$43]);&quot;&quot;)">
            <text:p/>
          </table:table-cell>
          <table:table-cell table:style-name="ce2" table:formula="of:=IF(AND([.AG$43]&lt;=[.$Y78];[.AG$43]&gt;=[.$X78]);INDEX([.$Z$37:.$AG$37];[.AG$43]);&quot;&quot;)">
            <text:p/>
          </table:table-cell>
          <table:table-cell table:formula="of:=IF([.Z78]=&quot;&quot;;0;MIN([.D78];[.$AA$37]-[.C78]))" office:value-type="float" office:value="0" calcext:value-type="float">
            <text:p>0</text:p>
          </table:table-cell>
          <table:table-cell table:formula="of:=IF([.AA78]=&quot;&quot;;0;MIN([.$AB$37]-[.C78];[.$AB$37]-[.$AA$37];[.D78]-[.AH78]))" office:value-type="float" office:value="0" calcext:value-type="float">
            <text:p>0</text:p>
          </table:table-cell>
          <table:table-cell table:formula="of:=IF([.AB78]=&quot;&quot;;0;MIN([.$AC$37]-[.C78];[.$AC$37]-[.$AB$37];[.D78]-[.AH78]-[.AI78]))" office:value-type="float" office:value="0" calcext:value-type="float">
            <text:p>0</text:p>
          </table:table-cell>
          <table:table-cell table:formula="of:=IF([.AC78]=&quot;&quot;;0;MIN([.$AD$37]-[.C78];[.$AD$37]-[.$AC$37];[.D78]-[.AH78]-[.AI78]-[.AJ78]))" office:value-type="float" office:value="5" calcext:value-type="float">
            <text:p>5</text:p>
          </table:table-cell>
          <table:table-cell table:formula="of:=IF([.AD78]=&quot;&quot;;0;MIN([.$AE$37]-[.C78];[.$AE$37]-[.$AD$37];[.D78]-[.AH78]-[.AI78]-[.AJ78]-[.AK78]))" office:value-type="float" office:value="0" calcext:value-type="float">
            <text:p>0</text:p>
          </table:table-cell>
          <table:table-cell table:formula="of:=IF([.AE78]=&quot;&quot;;0;MIN([.$AF$37]-[.B78];[.$AF$37]-[.$AE$37];[.D78]-[.AH78]-[.AI78]-[.AJ78]-[.AK78]-[.AL78]))" office:value-type="float" office:value="0" calcext:value-type="float">
            <text:p>0</text:p>
          </table:table-cell>
          <table:table-cell table:formula="of:=IF([.AF78]=&quot;&quot;;0;MIN([.$AG$37]-[.C78];[.$AG$37]-[.$AF$37];[.D78]-[.AH78]-[.AI78]-[.AJ78]-[.AK78]-[.AL78]-[.AM78]))" office:value-type="float" office:value="0" calcext:value-type="float">
            <text:p>0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4]&lt;[.$AZ$9];[.AZ74]+1;&quot;-&quot;)" office:value-type="float" office:value="17" calcext:value-type="float">
            <text:p>17</text:p>
          </table:table-cell>
          <table:table-cell table:formula="of:=IF([.AZ74]&lt;[.$AZ$9];[.BA74];&quot;-&quot;)" office:value-type="float" office:value="4" calcext:value-type="float">
            <text:p>4</text:p>
          </table:table-cell>
          <table:table-cell table:formula="of:=IF([.BA78]=&quot;-&quot;;&quot;&quot;;IF([.$B$1]=2;INDEX([.$AR$16:.$AU$31];[.AZ78];[.BA78]);IF([.$B$1]=3;INDEX([.$AR$44:.$AU$98];[.AZ78];[.BA78]);INDEX([.$AR$113:.$AU$218];[.AZ78];[.BA78]))))" office:value-type="string" office:string-value="s2*9  \break" calcext:value-type="string">
            <text:p>s2*9 <text:s/>\break</text:p>
          </table:table-cell>
          <table:table-cell table:number-columns-repeated="10"/>
        </table:table-row>
        <table:table-row table:style-name="ro1">
          <table:table-cell table:formula="of:=IF([.E78]=&quot;pb&quot;;[.A78]+1;[.A78]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80]=&quot;&quot;;&quot;&quot;;[.C80]-[.C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9];[.$Z$37:.$AG$37];1)" office:value-type="float" office:value="4" calcext:value-type="float">
            <text:p>4</text:p>
          </table:table-cell>
          <table:table-cell table:style-name="ce44" table:formula="of:=MATCH([.D79]+[.C79];[.$Z$37:.$AG$37];1)" office:value-type="float" office:value="4" calcext:value-type="float">
            <text:p>4</text:p>
          </table:table-cell>
          <table:table-cell table:style-name="ce2" table:formula="of:=IF(AND([.Z$43]&lt;=[.$Y79];[.Z$43]&gt;=[.$X79]);INDEX([.$Z$37:.$AG$37];[.Z$43]);&quot;&quot;)">
            <text:p/>
          </table:table-cell>
          <table:table-cell table:style-name="ce2" table:formula="of:=IF(AND([.AA$43]&lt;=[.$Y79];[.AA$43]&gt;=[.$X79]);INDEX([.$Z$37:.$AG$37];[.AA$43]);&quot;&quot;)">
            <text:p/>
          </table:table-cell>
          <table:table-cell table:style-name="ce2" table:formula="of:=IF(AND([.AB$43]&lt;=[.$Y79];[.AB$43]&gt;=[.$X79]);INDEX([.$Z$37:.$AG$37];[.AB$43]);&quot;&quot;)">
            <text:p/>
          </table:table-cell>
          <table:table-cell table:style-name="ce2" table:formula="of:=IF(AND([.AC$43]&lt;=[.$Y79];[.AC$43]&gt;=[.$X7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9];[.AD$43]&gt;=[.$X79]);INDEX([.$Z$37:.$AG$37];[.AD$43]);&quot;&quot;)">
            <text:p/>
          </table:table-cell>
          <table:table-cell table:style-name="ce2" table:formula="of:=IF(AND([.AE$43]&lt;=[.$Y79];[.AE$43]&gt;=[.$X79]);INDEX([.$Z$37:.$AG$37];[.AE$43]);&quot;&quot;)">
            <text:p/>
          </table:table-cell>
          <table:table-cell table:style-name="ce2" table:formula="of:=IF(AND([.AF$43]&lt;=[.$Y79];[.AF$43]&gt;=[.$X79]);INDEX([.$Z$37:.$AG$37];[.AF$43]);&quot;&quot;)">
            <text:p/>
          </table:table-cell>
          <table:table-cell table:style-name="ce2" table:formula="of:=IF(AND([.AG$43]&lt;=[.$Y79];[.AG$43]&gt;=[.$X79]);INDEX([.$Z$37:.$AG$37];[.AG$43]);&quot;&quot;)">
            <text:p/>
          </table:table-cell>
          <table:table-cell table:formula="of:=IF([.Z79]=&quot;&quot;;0;MIN([.D79];[.$AA$37]-[.C79]))" office:value-type="float" office:value="0" calcext:value-type="float">
            <text:p>0</text:p>
          </table:table-cell>
          <table:table-cell table:formula="of:=IF([.AA79]=&quot;&quot;;0;MIN([.$AB$37]-[.C79];[.$AB$37]-[.$AA$37];[.D79]-[.AH79]))" office:value-type="float" office:value="0" calcext:value-type="float">
            <text:p>0</text:p>
          </table:table-cell>
          <table:table-cell table:formula="of:=IF([.AB79]=&quot;&quot;;0;MIN([.$AC$37]-[.C79];[.$AC$37]-[.$AB$37];[.D79]-[.AH79]-[.AI79]))" office:value-type="float" office:value="0" calcext:value-type="float">
            <text:p>0</text:p>
          </table:table-cell>
          <table:table-cell table:formula="of:=IF([.AC79]=&quot;&quot;;0;MIN([.$AD$37]-[.C79];[.$AD$37]-[.$AC$37];[.D79]-[.AH79]-[.AI79]-[.AJ79]))" office:value-type="float" office:value="5" calcext:value-type="float">
            <text:p>5</text:p>
          </table:table-cell>
          <table:table-cell table:formula="of:=IF([.AD79]=&quot;&quot;;0;MIN([.$AE$37]-[.C79];[.$AE$37]-[.$AD$37];[.D79]-[.AH79]-[.AI79]-[.AJ79]-[.AK79]))" office:value-type="float" office:value="0" calcext:value-type="float">
            <text:p>0</text:p>
          </table:table-cell>
          <table:table-cell table:formula="of:=IF([.AE79]=&quot;&quot;;0;MIN([.$AF$37]-[.B79];[.$AF$37]-[.$AE$37];[.D79]-[.AH79]-[.AI79]-[.AJ79]-[.AK79]-[.AL79]))" office:value-type="float" office:value="0" calcext:value-type="float">
            <text:p>0</text:p>
          </table:table-cell>
          <table:table-cell table:formula="of:=IF([.AF79]=&quot;&quot;;0;MIN([.$AG$37]-[.C79];[.$AG$37]-[.$AF$37];[.D79]-[.AH79]-[.AI79]-[.AJ79]-[.AK79]-[.AL79]-[.AM79]))" office:value-type="float" office:value="0" calcext:value-type="float">
            <text:p>0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5]&lt;[.$AZ$9];[.AZ75]+1;&quot;-&quot;)" office:value-type="float" office:value="18" calcext:value-type="float">
            <text:p>18</text:p>
          </table:table-cell>
          <table:table-cell table:formula="of:=IF([.AZ75]&lt;[.$AZ$9];[.BA75];&quot;-&quot;)" office:value-type="float" office:value="1" calcext:value-type="float">
            <text:p>1</text:p>
          </table:table-cell>
          <table:table-cell table:formula="of:=IF([.BA79]=&quot;-&quot;;&quot;&quot;;IF([.$B$1]=2;INDEX([.$AR$16:.$AU$31];[.AZ79];[.BA79]);IF([.$B$1]=3;INDEX([.$AR$44:.$AU$98];[.AZ79];[.BA79]);INDEX([.$AR$113:.$AU$218];[.AZ79];[.BA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9]=&quot;pb&quot;;[.A79]+1;[.A79])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table:style-name="ce7" table:formula="of:=IF([.C81]=&quot;&quot;;&quot;&quot;;[.C81]-[.C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6"/>
          <table:table-cell table:number-columns-repeated="3"/>
          <table:table-cell table:style-name="ce44" table:formula="of:=MATCH([.C80];[.$Z$37:.$AG$37];1)" office:value-type="float" office:value="4" calcext:value-type="float">
            <text:p>4</text:p>
          </table:table-cell>
          <table:table-cell table:style-name="ce44" table:formula="of:=MATCH([.D80]+[.C80];[.$Z$37:.$AG$37];1)" office:value-type="float" office:value="4" calcext:value-type="float">
            <text:p>4</text:p>
          </table:table-cell>
          <table:table-cell table:style-name="ce2" table:formula="of:=IF(AND([.Z$43]&lt;=[.$Y80];[.Z$43]&gt;=[.$X80]);INDEX([.$Z$37:.$AG$37];[.Z$43]);&quot;&quot;)">
            <text:p/>
          </table:table-cell>
          <table:table-cell table:style-name="ce2" table:formula="of:=IF(AND([.AA$43]&lt;=[.$Y80];[.AA$43]&gt;=[.$X80]);INDEX([.$Z$37:.$AG$37];[.AA$43]);&quot;&quot;)">
            <text:p/>
          </table:table-cell>
          <table:table-cell table:style-name="ce2" table:formula="of:=IF(AND([.AB$43]&lt;=[.$Y80];[.AB$43]&gt;=[.$X80]);INDEX([.$Z$37:.$AG$37];[.AB$43]);&quot;&quot;)">
            <text:p/>
          </table:table-cell>
          <table:table-cell table:style-name="ce2" table:formula="of:=IF(AND([.AC$43]&lt;=[.$Y80];[.AC$43]&gt;=[.$X8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0];[.AD$43]&gt;=[.$X80]);INDEX([.$Z$37:.$AG$37];[.AD$43]);&quot;&quot;)">
            <text:p/>
          </table:table-cell>
          <table:table-cell table:style-name="ce2" table:formula="of:=IF(AND([.AE$43]&lt;=[.$Y80];[.AE$43]&gt;=[.$X80]);INDEX([.$Z$37:.$AG$37];[.AE$43]);&quot;&quot;)">
            <text:p/>
          </table:table-cell>
          <table:table-cell table:style-name="ce2" table:formula="of:=IF(AND([.AF$43]&lt;=[.$Y80];[.AF$43]&gt;=[.$X80]);INDEX([.$Z$37:.$AG$37];[.AF$43]);&quot;&quot;)">
            <text:p/>
          </table:table-cell>
          <table:table-cell table:style-name="ce2" table:formula="of:=IF(AND([.AG$43]&lt;=[.$Y80];[.AG$43]&gt;=[.$X80]);INDEX([.$Z$37:.$AG$37];[.AG$43]);&quot;&quot;)">
            <text:p/>
          </table:table-cell>
          <table:table-cell table:formula="of:=IF([.Z80]=&quot;&quot;;0;MIN([.D80];[.$AA$37]-[.C80]))" office:value-type="float" office:value="0" calcext:value-type="float">
            <text:p>0</text:p>
          </table:table-cell>
          <table:table-cell table:formula="of:=IF([.AA80]=&quot;&quot;;0;MIN([.$AB$37]-[.C80];[.$AB$37]-[.$AA$37];[.D80]-[.AH80]))" office:value-type="float" office:value="0" calcext:value-type="float">
            <text:p>0</text:p>
          </table:table-cell>
          <table:table-cell table:formula="of:=IF([.AB80]=&quot;&quot;;0;MIN([.$AC$37]-[.C80];[.$AC$37]-[.$AB$37];[.D80]-[.AH80]-[.AI80]))" office:value-type="float" office:value="0" calcext:value-type="float">
            <text:p>0</text:p>
          </table:table-cell>
          <table:table-cell table:formula="of:=IF([.AC80]=&quot;&quot;;0;MIN([.$AD$37]-[.C80];[.$AD$37]-[.$AC$37];[.D80]-[.AH80]-[.AI80]-[.AJ80]))" office:value-type="float" office:value="5" calcext:value-type="float">
            <text:p>5</text:p>
          </table:table-cell>
          <table:table-cell table:formula="of:=IF([.AD80]=&quot;&quot;;0;MIN([.$AE$37]-[.C80];[.$AE$37]-[.$AD$37];[.D80]-[.AH80]-[.AI80]-[.AJ80]-[.AK80]))" office:value-type="float" office:value="0" calcext:value-type="float">
            <text:p>0</text:p>
          </table:table-cell>
          <table:table-cell table:formula="of:=IF([.AE80]=&quot;&quot;;0;MIN([.$AF$37]-[.B80];[.$AF$37]-[.$AE$37];[.D80]-[.AH80]-[.AI80]-[.AJ80]-[.AK80]-[.AL80]))" office:value-type="float" office:value="0" calcext:value-type="float">
            <text:p>0</text:p>
          </table:table-cell>
          <table:table-cell table:formula="of:=IF([.AF80]=&quot;&quot;;0;MIN([.$AG$37]-[.C80];[.$AG$37]-[.$AF$37];[.D80]-[.AH80]-[.AI80]-[.AJ80]-[.AK80]-[.AL80]-[.AM80]))" office:value-type="float" office:value="0" calcext:value-type="float">
            <text:p>0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6]&lt;[.$AZ$9];[.AZ76]+1;&quot;-&quot;)" office:value-type="float" office:value="18" calcext:value-type="float">
            <text:p>18</text:p>
          </table:table-cell>
          <table:table-cell table:formula="of:=IF([.AZ76]&lt;[.$AZ$9];[.BA76];&quot;-&quot;)" office:value-type="float" office:value="2" calcext:value-type="float">
            <text:p>2</text:p>
          </table:table-cell>
          <table:table-cell table:formula="of:=IF([.BA80]=&quot;-&quot;;&quot;&quot;;IF([.$B$1]=2;INDEX([.$AR$16:.$AU$31];[.AZ80];[.BA80]);IF([.$B$1]=3;INDEX([.$AR$44:.$AU$98];[.AZ80];[.BA80]);INDEX([.$AR$113:.$AU$218];[.AZ80];[.BA80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formula="of:=IF([.E80]=&quot;pb&quot;;[.A80]+1;[.A80]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table:style-name="ce7" table:formula="of:=IF([.C82]=&quot;&quot;;&quot;&quot;;[.C82]-[.C8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89" calcext:value-type="float">
            <text:p>8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1];[.$Z$37:.$AG$37];1)" office:value-type="float" office:value="4" calcext:value-type="float">
            <text:p>4</text:p>
          </table:table-cell>
          <table:table-cell table:style-name="ce44" table:formula="of:=MATCH([.D81]+[.C81];[.$Z$37:.$AG$37];1)" office:value-type="float" office:value="4" calcext:value-type="float">
            <text:p>4</text:p>
          </table:table-cell>
          <table:table-cell table:style-name="ce2" table:formula="of:=IF(AND([.Z$43]&lt;=[.$Y81];[.Z$43]&gt;=[.$X81]);INDEX([.$Z$37:.$AG$37];[.Z$43]);&quot;&quot;)">
            <text:p/>
          </table:table-cell>
          <table:table-cell table:style-name="ce2" table:formula="of:=IF(AND([.AA$43]&lt;=[.$Y81];[.AA$43]&gt;=[.$X81]);INDEX([.$Z$37:.$AG$37];[.AA$43]);&quot;&quot;)">
            <text:p/>
          </table:table-cell>
          <table:table-cell table:style-name="ce2" table:formula="of:=IF(AND([.AB$43]&lt;=[.$Y81];[.AB$43]&gt;=[.$X81]);INDEX([.$Z$37:.$AG$37];[.AB$43]);&quot;&quot;)">
            <text:p/>
          </table:table-cell>
          <table:table-cell table:style-name="ce2" table:formula="of:=IF(AND([.AC$43]&lt;=[.$Y81];[.AC$43]&gt;=[.$X8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1];[.AD$43]&gt;=[.$X81]);INDEX([.$Z$37:.$AG$37];[.AD$43]);&quot;&quot;)">
            <text:p/>
          </table:table-cell>
          <table:table-cell table:style-name="ce2" table:formula="of:=IF(AND([.AE$43]&lt;=[.$Y81];[.AE$43]&gt;=[.$X81]);INDEX([.$Z$37:.$AG$37];[.AE$43]);&quot;&quot;)">
            <text:p/>
          </table:table-cell>
          <table:table-cell table:style-name="ce2" table:formula="of:=IF(AND([.AF$43]&lt;=[.$Y81];[.AF$43]&gt;=[.$X81]);INDEX([.$Z$37:.$AG$37];[.AF$43]);&quot;&quot;)">
            <text:p/>
          </table:table-cell>
          <table:table-cell table:style-name="ce2" table:formula="of:=IF(AND([.AG$43]&lt;=[.$Y81];[.AG$43]&gt;=[.$X81]);INDEX([.$Z$37:.$AG$37];[.AG$43]);&quot;&quot;)">
            <text:p/>
          </table:table-cell>
          <table:table-cell table:formula="of:=IF([.Z81]=&quot;&quot;;0;MIN([.D81];[.$AA$37]-[.C81]))" office:value-type="float" office:value="0" calcext:value-type="float">
            <text:p>0</text:p>
          </table:table-cell>
          <table:table-cell table:formula="of:=IF([.AA81]=&quot;&quot;;0;MIN([.$AB$37]-[.C81];[.$AB$37]-[.$AA$37];[.D81]-[.AH81]))" office:value-type="float" office:value="0" calcext:value-type="float">
            <text:p>0</text:p>
          </table:table-cell>
          <table:table-cell table:formula="of:=IF([.AB81]=&quot;&quot;;0;MIN([.$AC$37]-[.C81];[.$AC$37]-[.$AB$37];[.D81]-[.AH81]-[.AI81]))" office:value-type="float" office:value="0" calcext:value-type="float">
            <text:p>0</text:p>
          </table:table-cell>
          <table:table-cell table:formula="of:=IF([.AC81]=&quot;&quot;;0;MIN([.$AD$37]-[.C81];[.$AD$37]-[.$AC$37];[.D81]-[.AH81]-[.AI81]-[.AJ81]))" office:value-type="float" office:value="5" calcext:value-type="float">
            <text:p>5</text:p>
          </table:table-cell>
          <table:table-cell table:formula="of:=IF([.AD81]=&quot;&quot;;0;MIN([.$AE$37]-[.C81];[.$AE$37]-[.$AD$37];[.D81]-[.AH81]-[.AI81]-[.AJ81]-[.AK81]))" office:value-type="float" office:value="0" calcext:value-type="float">
            <text:p>0</text:p>
          </table:table-cell>
          <table:table-cell table:formula="of:=IF([.AE81]=&quot;&quot;;0;MIN([.$AF$37]-[.B81];[.$AF$37]-[.$AE$37];[.D81]-[.AH81]-[.AI81]-[.AJ81]-[.AK81]-[.AL81]))" office:value-type="float" office:value="0" calcext:value-type="float">
            <text:p>0</text:p>
          </table:table-cell>
          <table:table-cell table:formula="of:=IF([.AF81]=&quot;&quot;;0;MIN([.$AG$37]-[.C81];[.$AG$37]-[.$AF$37];[.D81]-[.AH81]-[.AI81]-[.AJ81]-[.AK81]-[.AL81]-[.AM81]))" office:value-type="float" office:value="0" calcext:value-type="float">
            <text:p>0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    #'((Y-offset . 89)" calcext:value-type="string">
            <text:p><text:s text:c="4"/>#'((Y-offset . 89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7]&lt;[.$AZ$9];[.AZ77]+1;&quot;-&quot;)" office:value-type="float" office:value="18" calcext:value-type="float">
            <text:p>18</text:p>
          </table:table-cell>
          <table:table-cell table:formula="of:=IF([.AZ77]&lt;[.$AZ$9];[.BA77];&quot;-&quot;)" office:value-type="float" office:value="3" calcext:value-type="float">
            <text:p>3</text:p>
          </table:table-cell>
          <table:table-cell table:formula="of:=IF([.BA81]=&quot;-&quot;;&quot;&quot;;IF([.$B$1]=2;INDEX([.$AR$16:.$AU$31];[.AZ81];[.BA81]);IF([.$B$1]=3;INDEX([.$AR$44:.$AU$98];[.AZ81];[.BA81]);INDEX([.$AR$113:.$AU$218];[.AZ81];[.BA81]))))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number-columns-repeated="10"/>
        </table:table-row>
        <table:table-row table:style-name="ro1">
          <table:table-cell table:formula="of:=IF([.E81]=&quot;pb&quot;;[.A81]+1;[.A81])" office:value-type="float" office:value="20" calcext:value-type="float">
            <text:p>20</text:p>
          </table:table-cell>
          <table:table-cell table:style-name="ce43"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table:style-name="ce7" table:formula="of:=IF([.C83]=&quot;&quot;;&quot;&quot;;[.C83]-[.C8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2];[.$Z$37:.$AG$37];1)" office:value-type="float" office:value="4" calcext:value-type="float">
            <text:p>4</text:p>
          </table:table-cell>
          <table:table-cell table:style-name="ce44" table:formula="of:=MATCH([.D82]+[.C82];[.$Z$37:.$AG$37];1)" office:value-type="float" office:value="4" calcext:value-type="float">
            <text:p>4</text:p>
          </table:table-cell>
          <table:table-cell table:style-name="ce2" table:formula="of:=IF(AND([.Z$43]&lt;=[.$Y82];[.Z$43]&gt;=[.$X82]);INDEX([.$Z$37:.$AG$37];[.Z$43]);&quot;&quot;)">
            <text:p/>
          </table:table-cell>
          <table:table-cell table:style-name="ce2" table:formula="of:=IF(AND([.AA$43]&lt;=[.$Y82];[.AA$43]&gt;=[.$X82]);INDEX([.$Z$37:.$AG$37];[.AA$43]);&quot;&quot;)">
            <text:p/>
          </table:table-cell>
          <table:table-cell table:style-name="ce2" table:formula="of:=IF(AND([.AB$43]&lt;=[.$Y82];[.AB$43]&gt;=[.$X82]);INDEX([.$Z$37:.$AG$37];[.AB$43]);&quot;&quot;)">
            <text:p/>
          </table:table-cell>
          <table:table-cell table:style-name="ce2" table:formula="of:=IF(AND([.AC$43]&lt;=[.$Y82];[.AC$43]&gt;=[.$X8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2];[.AD$43]&gt;=[.$X82]);INDEX([.$Z$37:.$AG$37];[.AD$43]);&quot;&quot;)">
            <text:p/>
          </table:table-cell>
          <table:table-cell table:style-name="ce2" table:formula="of:=IF(AND([.AE$43]&lt;=[.$Y82];[.AE$43]&gt;=[.$X82]);INDEX([.$Z$37:.$AG$37];[.AE$43]);&quot;&quot;)">
            <text:p/>
          </table:table-cell>
          <table:table-cell table:style-name="ce2" table:formula="of:=IF(AND([.AF$43]&lt;=[.$Y82];[.AF$43]&gt;=[.$X82]);INDEX([.$Z$37:.$AG$37];[.AF$43]);&quot;&quot;)">
            <text:p/>
          </table:table-cell>
          <table:table-cell table:style-name="ce2" table:formula="of:=IF(AND([.AG$43]&lt;=[.$Y82];[.AG$43]&gt;=[.$X82]);INDEX([.$Z$37:.$AG$37];[.AG$43]);&quot;&quot;)">
            <text:p/>
          </table:table-cell>
          <table:table-cell table:formula="of:=IF([.Z82]=&quot;&quot;;0;MIN([.D82];[.$AA$37]-[.C82]))" office:value-type="float" office:value="0" calcext:value-type="float">
            <text:p>0</text:p>
          </table:table-cell>
          <table:table-cell table:formula="of:=IF([.AA82]=&quot;&quot;;0;MIN([.$AB$37]-[.C82];[.$AB$37]-[.$AA$37];[.D82]-[.AH82]))" office:value-type="float" office:value="0" calcext:value-type="float">
            <text:p>0</text:p>
          </table:table-cell>
          <table:table-cell table:formula="of:=IF([.AB82]=&quot;&quot;;0;MIN([.$AC$37]-[.C82];[.$AC$37]-[.$AB$37];[.D82]-[.AH82]-[.AI82]))" office:value-type="float" office:value="0" calcext:value-type="float">
            <text:p>0</text:p>
          </table:table-cell>
          <table:table-cell table:formula="of:=IF([.AC82]=&quot;&quot;;0;MIN([.$AD$37]-[.C82];[.$AD$37]-[.$AC$37];[.D82]-[.AH82]-[.AI82]-[.AJ82]))" office:value-type="float" office:value="7" calcext:value-type="float">
            <text:p>7</text:p>
          </table:table-cell>
          <table:table-cell table:formula="of:=IF([.AD82]=&quot;&quot;;0;MIN([.$AE$37]-[.C82];[.$AE$37]-[.$AD$37];[.D82]-[.AH82]-[.AI82]-[.AJ82]-[.AK82]))" office:value-type="float" office:value="0" calcext:value-type="float">
            <text:p>0</text:p>
          </table:table-cell>
          <table:table-cell table:formula="of:=IF([.AE82]=&quot;&quot;;0;MIN([.$AF$37]-[.B82];[.$AF$37]-[.$AE$37];[.D82]-[.AH82]-[.AI82]-[.AJ82]-[.AK82]-[.AL82]))" office:value-type="float" office:value="0" calcext:value-type="float">
            <text:p>0</text:p>
          </table:table-cell>
          <table:table-cell table:formula="of:=IF([.AF82]=&quot;&quot;;0;MIN([.$AG$37]-[.C82];[.$AG$37]-[.$AF$37];[.D82]-[.AH82]-[.AI82]-[.AJ82]-[.AK82]-[.AL82]-[.AM82]))" office:value-type="float" office:value="0" calcext:value-type="float">
            <text:p>0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8]&lt;[.$AZ$9];[.AZ78]+1;&quot;-&quot;)" office:value-type="float" office:value="18" calcext:value-type="float">
            <text:p>18</text:p>
          </table:table-cell>
          <table:table-cell table:formula="of:=IF([.AZ78]&lt;[.$AZ$9];[.BA78];&quot;-&quot;)" office:value-type="float" office:value="4" calcext:value-type="float">
            <text:p>4</text:p>
          </table:table-cell>
          <table:table-cell table:formula="of:=IF([.BA82]=&quot;-&quot;;&quot;&quot;;IF([.$B$1]=2;INDEX([.$AR$16:.$AU$31];[.AZ82];[.BA82]);IF([.$B$1]=3;INDEX([.$AR$44:.$AU$98];[.AZ82];[.BA82]);INDEX([.$AR$113:.$AU$218];[.AZ82];[.BA82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82]=&quot;pb&quot;;[.A82]+1;[.A82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table:style-name="ce7" table:formula="of:=IF([.C84]=&quot;&quot;;&quot;&quot;;[.C84]-[.C8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3];[.$Z$37:.$AG$37];1)" office:value-type="float" office:value="4" calcext:value-type="float">
            <text:p>4</text:p>
          </table:table-cell>
          <table:table-cell table:style-name="ce44" table:formula="of:=MATCH([.D83]+[.C83];[.$Z$37:.$AG$37];1)" office:value-type="float" office:value="4" calcext:value-type="float">
            <text:p>4</text:p>
          </table:table-cell>
          <table:table-cell table:style-name="ce2" table:formula="of:=IF(AND([.Z$43]&lt;=[.$Y83];[.Z$43]&gt;=[.$X83]);INDEX([.$Z$37:.$AG$37];[.Z$43]);&quot;&quot;)">
            <text:p/>
          </table:table-cell>
          <table:table-cell table:style-name="ce2" table:formula="of:=IF(AND([.AA$43]&lt;=[.$Y83];[.AA$43]&gt;=[.$X83]);INDEX([.$Z$37:.$AG$37];[.AA$43]);&quot;&quot;)">
            <text:p/>
          </table:table-cell>
          <table:table-cell table:style-name="ce2" table:formula="of:=IF(AND([.AB$43]&lt;=[.$Y83];[.AB$43]&gt;=[.$X83]);INDEX([.$Z$37:.$AG$37];[.AB$43]);&quot;&quot;)">
            <text:p/>
          </table:table-cell>
          <table:table-cell table:style-name="ce2" table:formula="of:=IF(AND([.AC$43]&lt;=[.$Y83];[.AC$43]&gt;=[.$X8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3];[.AD$43]&gt;=[.$X83]);INDEX([.$Z$37:.$AG$37];[.AD$43]);&quot;&quot;)">
            <text:p/>
          </table:table-cell>
          <table:table-cell table:style-name="ce2" table:formula="of:=IF(AND([.AE$43]&lt;=[.$Y83];[.AE$43]&gt;=[.$X83]);INDEX([.$Z$37:.$AG$37];[.AE$43]);&quot;&quot;)">
            <text:p/>
          </table:table-cell>
          <table:table-cell table:style-name="ce2" table:formula="of:=IF(AND([.AF$43]&lt;=[.$Y83];[.AF$43]&gt;=[.$X83]);INDEX([.$Z$37:.$AG$37];[.AF$43]);&quot;&quot;)">
            <text:p/>
          </table:table-cell>
          <table:table-cell table:style-name="ce2" table:formula="of:=IF(AND([.AG$43]&lt;=[.$Y83];[.AG$43]&gt;=[.$X83]);INDEX([.$Z$37:.$AG$37];[.AG$43]);&quot;&quot;)">
            <text:p/>
          </table:table-cell>
          <table:table-cell table:formula="of:=IF([.Z83]=&quot;&quot;;0;MIN([.D83];[.$AA$37]-[.C83]))" office:value-type="float" office:value="0" calcext:value-type="float">
            <text:p>0</text:p>
          </table:table-cell>
          <table:table-cell table:formula="of:=IF([.AA83]=&quot;&quot;;0;MIN([.$AB$37]-[.C83];[.$AB$37]-[.$AA$37];[.D83]-[.AH83]))" office:value-type="float" office:value="0" calcext:value-type="float">
            <text:p>0</text:p>
          </table:table-cell>
          <table:table-cell table:formula="of:=IF([.AB83]=&quot;&quot;;0;MIN([.$AC$37]-[.C83];[.$AC$37]-[.$AB$37];[.D83]-[.AH83]-[.AI83]))" office:value-type="float" office:value="0" calcext:value-type="float">
            <text:p>0</text:p>
          </table:table-cell>
          <table:table-cell table:formula="of:=IF([.AC83]=&quot;&quot;;0;MIN([.$AD$37]-[.C83];[.$AD$37]-[.$AC$37];[.D83]-[.AH83]-[.AI83]-[.AJ83]))" office:value-type="float" office:value="8" calcext:value-type="float">
            <text:p>8</text:p>
          </table:table-cell>
          <table:table-cell table:formula="of:=IF([.AD83]=&quot;&quot;;0;MIN([.$AE$37]-[.C83];[.$AE$37]-[.$AD$37];[.D83]-[.AH83]-[.AI83]-[.AJ83]-[.AK83]))" office:value-type="float" office:value="0" calcext:value-type="float">
            <text:p>0</text:p>
          </table:table-cell>
          <table:table-cell table:formula="of:=IF([.AE83]=&quot;&quot;;0;MIN([.$AF$37]-[.B83];[.$AF$37]-[.$AE$37];[.D83]-[.AH83]-[.AI83]-[.AJ83]-[.AK83]-[.AL83]))" office:value-type="float" office:value="0" calcext:value-type="float">
            <text:p>0</text:p>
          </table:table-cell>
          <table:table-cell table:formula="of:=IF([.AF83]=&quot;&quot;;0;MIN([.$AG$37]-[.C83];[.$AG$37]-[.$AF$37];[.D83]-[.AH83]-[.AI83]-[.AJ83]-[.AK83]-[.AL83]-[.AM83]))" office:value-type="float" office:value="0" calcext:value-type="float">
            <text:p>0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    #'((Y-offset . 115)" calcext:value-type="string">
            <text:p><text:s text:c="4"/>#'((Y-offset . 115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79]&lt;[.$AZ$9];[.AZ79]+1;&quot;-&quot;)" office:value-type="float" office:value="19" calcext:value-type="float">
            <text:p>19</text:p>
          </table:table-cell>
          <table:table-cell table:formula="of:=IF([.AZ79]&lt;[.$AZ$9];[.BA79];&quot;-&quot;)" office:value-type="float" office:value="1" calcext:value-type="float">
            <text:p>1</text:p>
          </table:table-cell>
          <table:table-cell table:formula="of:=IF([.BA83]=&quot;-&quot;;&quot;&quot;;IF([.$B$1]=2;INDEX([.$AR$16:.$AU$31];[.AZ83];[.BA83]);IF([.$B$1]=3;INDEX([.$AR$44:.$AU$98];[.AZ83];[.BA83]);INDEX([.$AR$113:.$AU$218];[.AZ83];[.BA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3]=&quot;pb&quot;;[.A83]+1;[.A83])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85]=&quot;&quot;;&quot;&quot;;[.C85]-[.C84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9"/>
          <table:table-cell table:number-columns-repeated="3"/>
          <table:table-cell table:style-name="ce44" table:formula="of:=MATCH([.C84];[.$Z$37:.$AG$37];1)" office:value-type="float" office:value="4" calcext:value-type="float">
            <text:p>4</text:p>
          </table:table-cell>
          <table:table-cell table:style-name="ce44" table:formula="of:=MATCH([.D84]+[.C84];[.$Z$37:.$AG$37];1)" office:value-type="float" office:value="4" calcext:value-type="float">
            <text:p>4</text:p>
          </table:table-cell>
          <table:table-cell table:style-name="ce2" table:formula="of:=IF(AND([.Z$43]&lt;=[.$Y84];[.Z$43]&gt;=[.$X84]);INDEX([.$Z$37:.$AG$37];[.Z$43]);&quot;&quot;)">
            <text:p/>
          </table:table-cell>
          <table:table-cell table:style-name="ce2" table:formula="of:=IF(AND([.AA$43]&lt;=[.$Y84];[.AA$43]&gt;=[.$X84]);INDEX([.$Z$37:.$AG$37];[.AA$43]);&quot;&quot;)">
            <text:p/>
          </table:table-cell>
          <table:table-cell table:style-name="ce2" table:formula="of:=IF(AND([.AB$43]&lt;=[.$Y84];[.AB$43]&gt;=[.$X84]);INDEX([.$Z$37:.$AG$37];[.AB$43]);&quot;&quot;)">
            <text:p/>
          </table:table-cell>
          <table:table-cell table:style-name="ce2" table:formula="of:=IF(AND([.AC$43]&lt;=[.$Y84];[.AC$43]&gt;=[.$X8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4];[.AD$43]&gt;=[.$X84]);INDEX([.$Z$37:.$AG$37];[.AD$43]);&quot;&quot;)">
            <text:p/>
          </table:table-cell>
          <table:table-cell table:style-name="ce2" table:formula="of:=IF(AND([.AE$43]&lt;=[.$Y84];[.AE$43]&gt;=[.$X84]);INDEX([.$Z$37:.$AG$37];[.AE$43]);&quot;&quot;)">
            <text:p/>
          </table:table-cell>
          <table:table-cell table:style-name="ce2" table:formula="of:=IF(AND([.AF$43]&lt;=[.$Y84];[.AF$43]&gt;=[.$X84]);INDEX([.$Z$37:.$AG$37];[.AF$43]);&quot;&quot;)">
            <text:p/>
          </table:table-cell>
          <table:table-cell table:style-name="ce2" table:formula="of:=IF(AND([.AG$43]&lt;=[.$Y84];[.AG$43]&gt;=[.$X84]);INDEX([.$Z$37:.$AG$37];[.AG$43]);&quot;&quot;)">
            <text:p/>
          </table:table-cell>
          <table:table-cell table:formula="of:=IF([.Z84]=&quot;&quot;;0;MIN([.D84];[.$AA$37]-[.C84]))" office:value-type="float" office:value="0" calcext:value-type="float">
            <text:p>0</text:p>
          </table:table-cell>
          <table:table-cell table:formula="of:=IF([.AA84]=&quot;&quot;;0;MIN([.$AB$37]-[.C84];[.$AB$37]-[.$AA$37];[.D84]-[.AH84]))" office:value-type="float" office:value="0" calcext:value-type="float">
            <text:p>0</text:p>
          </table:table-cell>
          <table:table-cell table:formula="of:=IF([.AB84]=&quot;&quot;;0;MIN([.$AC$37]-[.C84];[.$AC$37]-[.$AB$37];[.D84]-[.AH84]-[.AI84]))" office:value-type="float" office:value="0" calcext:value-type="float">
            <text:p>0</text:p>
          </table:table-cell>
          <table:table-cell table:formula="of:=IF([.AC84]=&quot;&quot;;0;MIN([.$AD$37]-[.C84];[.$AD$37]-[.$AC$37];[.D84]-[.AH84]-[.AI84]-[.AJ84]))" office:value-type="float" office:value="10" calcext:value-type="float">
            <text:p>10</text:p>
          </table:table-cell>
          <table:table-cell table:formula="of:=IF([.AD84]=&quot;&quot;;0;MIN([.$AE$37]-[.C84];[.$AE$37]-[.$AD$37];[.D84]-[.AH84]-[.AI84]-[.AJ84]-[.AK84]))" office:value-type="float" office:value="0" calcext:value-type="float">
            <text:p>0</text:p>
          </table:table-cell>
          <table:table-cell table:formula="of:=IF([.AE84]=&quot;&quot;;0;MIN([.$AF$37]-[.B84];[.$AF$37]-[.$AE$37];[.D84]-[.AH84]-[.AI84]-[.AJ84]-[.AK84]-[.AL84]))" office:value-type="float" office:value="0" calcext:value-type="float">
            <text:p>0</text:p>
          </table:table-cell>
          <table:table-cell table:formula="of:=IF([.AF84]=&quot;&quot;;0;MIN([.$AG$37]-[.C84];[.$AG$37]-[.$AF$37];[.D84]-[.AH84]-[.AI84]-[.AJ84]-[.AK84]-[.AL84]-[.AM84]))" office:value-type="float" office:value="0" calcext:value-type="float">
            <text:p>0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80]&lt;[.$AZ$9];[.AZ80]+1;&quot;-&quot;)" office:value-type="float" office:value="19" calcext:value-type="float">
            <text:p>19</text:p>
          </table:table-cell>
          <table:table-cell table:formula="of:=IF([.AZ80]&lt;[.$AZ$9];[.BA80];&quot;-&quot;)" office:value-type="float" office:value="2" calcext:value-type="float">
            <text:p>2</text:p>
          </table:table-cell>
          <table:table-cell table:formula="of:=IF([.BA84]=&quot;-&quot;;&quot;&quot;;IF([.$B$1]=2;INDEX([.$AR$16:.$AU$31];[.AZ84];[.BA84]);IF([.$B$1]=3;INDEX([.$AR$44:.$AU$98];[.AZ84];[.BA84]);INDEX([.$AR$113:.$AU$218];[.AZ84];[.BA8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84]=&quot;pb&quot;;[.A84]+1;[.A84]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table:style-name="ce7" table:formula="of:=IF([.C86]=&quot;&quot;;&quot;&quot;;[.C86]-[.C8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85];[.$Z$37:.$AG$37];1)" office:value-type="float" office:value="4" calcext:value-type="float">
            <text:p>4</text:p>
          </table:table-cell>
          <table:table-cell table:style-name="ce44" table:formula="of:=MATCH([.D85]+[.C85];[.$Z$37:.$AG$37];1)" office:value-type="float" office:value="5" calcext:value-type="float">
            <text:p>5</text:p>
          </table:table-cell>
          <table:table-cell table:style-name="ce2" table:formula="of:=IF(AND([.Z$43]&lt;=[.$Y85];[.Z$43]&gt;=[.$X85]);INDEX([.$Z$37:.$AG$37];[.Z$43]);&quot;&quot;)">
            <text:p/>
          </table:table-cell>
          <table:table-cell table:style-name="ce2" table:formula="of:=IF(AND([.AA$43]&lt;=[.$Y85];[.AA$43]&gt;=[.$X85]);INDEX([.$Z$37:.$AG$37];[.AA$43]);&quot;&quot;)">
            <text:p/>
          </table:table-cell>
          <table:table-cell table:style-name="ce2" table:formula="of:=IF(AND([.AB$43]&lt;=[.$Y85];[.AB$43]&gt;=[.$X85]);INDEX([.$Z$37:.$AG$37];[.AB$43]);&quot;&quot;)">
            <text:p/>
          </table:table-cell>
          <table:table-cell table:style-name="ce2" table:formula="of:=IF(AND([.AC$43]&lt;=[.$Y85];[.AC$43]&gt;=[.$X8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5];[.AD$43]&gt;=[.$X85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5];[.AE$43]&gt;=[.$X85]);INDEX([.$Z$37:.$AG$37];[.AE$43]);&quot;&quot;)">
            <text:p/>
          </table:table-cell>
          <table:table-cell table:style-name="ce2" table:formula="of:=IF(AND([.AF$43]&lt;=[.$Y85];[.AF$43]&gt;=[.$X85]);INDEX([.$Z$37:.$AG$37];[.AF$43]);&quot;&quot;)">
            <text:p/>
          </table:table-cell>
          <table:table-cell table:style-name="ce2" table:formula="of:=IF(AND([.AG$43]&lt;=[.$Y85];[.AG$43]&gt;=[.$X85]);INDEX([.$Z$37:.$AG$37];[.AG$43]);&quot;&quot;)">
            <text:p/>
          </table:table-cell>
          <table:table-cell table:formula="of:=IF([.Z85]=&quot;&quot;;0;MIN([.D85];[.$AA$37]-[.C85]))" office:value-type="float" office:value="0" calcext:value-type="float">
            <text:p>0</text:p>
          </table:table-cell>
          <table:table-cell table:formula="of:=IF([.AA85]=&quot;&quot;;0;MIN([.$AB$37]-[.C85];[.$AB$37]-[.$AA$37];[.D85]-[.AH85]))" office:value-type="float" office:value="0" calcext:value-type="float">
            <text:p>0</text:p>
          </table:table-cell>
          <table:table-cell table:formula="of:=IF([.AB85]=&quot;&quot;;0;MIN([.$AC$37]-[.C85];[.$AC$37]-[.$AB$37];[.D85]-[.AH85]-[.AI85]))" office:value-type="float" office:value="0" calcext:value-type="float">
            <text:p>0</text:p>
          </table:table-cell>
          <table:table-cell table:formula="of:=IF([.AC85]=&quot;&quot;;0;MIN([.$AD$37]-[.C85];[.$AD$37]-[.$AC$37];[.D85]-[.AH85]-[.AI85]-[.AJ85]))" office:value-type="float" office:value="5" calcext:value-type="float">
            <text:p>5</text:p>
          </table:table-cell>
          <table:table-cell table:formula="of:=IF([.AD85]=&quot;&quot;;0;MIN([.$AE$37]-[.C85];[.$AE$37]-[.$AD$37];[.D85]-[.AH85]-[.AI85]-[.AJ85]-[.AK85]))" office:value-type="float" office:value="1" calcext:value-type="float">
            <text:p>1</text:p>
          </table:table-cell>
          <table:table-cell table:formula="of:=IF([.AE85]=&quot;&quot;;0;MIN([.$AF$37]-[.B85];[.$AF$37]-[.$AE$37];[.D85]-[.AH85]-[.AI85]-[.AJ85]-[.AK85]-[.AL85]))" office:value-type="float" office:value="0" calcext:value-type="float">
            <text:p>0</text:p>
          </table:table-cell>
          <table:table-cell table:formula="of:=IF([.AF85]=&quot;&quot;;0;MIN([.$AG$37]-[.C85];[.$AG$37]-[.$AF$37];[.D85]-[.AH85]-[.AI85]-[.AJ85]-[.AK85]-[.AL85]-[.AM85]))" office:value-type="float" office:value="0" calcext:value-type="float">
            <text:p>0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s2*5 s2.*1 " calcext:value-type="string">
            <text:p>s2*5 s2.*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s2*5 s2.*1  \pageBreak" calcext:value-type="string">
            <text:p>s2*5 s2.*1 <text:s/>\pageBreak</text:p>
          </table:table-cell>
          <table:table-cell table:number-columns-repeated="4"/>
          <table:table-cell table:formula="of:=IF([.AZ81]&lt;[.$AZ$9];[.AZ81]+1;&quot;-&quot;)" office:value-type="float" office:value="19" calcext:value-type="float">
            <text:p>19</text:p>
          </table:table-cell>
          <table:table-cell table:formula="of:=IF([.AZ81]&lt;[.$AZ$9];[.BA81];&quot;-&quot;)" office:value-type="float" office:value="3" calcext:value-type="float">
            <text:p>3</text:p>
          </table:table-cell>
          <table:table-cell table:formula="of:=IF([.BA85]=&quot;-&quot;;&quot;&quot;;IF([.$B$1]=2;INDEX([.$AR$16:.$AU$31];[.AZ85];[.BA85]);IF([.$B$1]=3;INDEX([.$AR$44:.$AU$98];[.AZ85];[.BA85]);INDEX([.$AR$113:.$AU$218];[.AZ85];[.BA85]))))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number-columns-repeated="10"/>
        </table:table-row>
        <table:table-row table:style-name="ro1">
          <table:table-cell table:formula="of:=IF([.E85]=&quot;pb&quot;;[.A85]+1;[.A85])" office:value-type="float" office:value="22" calcext:value-type="float">
            <text:p>22</text:p>
          </table:table-cell>
          <table:table-cell table:style-name="ce43"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table:style-name="ce7" table:formula="of:=IF([.C87]=&quot;&quot;;&quot;&quot;;[.C87]-[.C8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86];[.$Z$37:.$AG$37];1)" office:value-type="float" office:value="5" calcext:value-type="float">
            <text:p>5</text:p>
          </table:table-cell>
          <table:table-cell table:style-name="ce44" table:formula="of:=MATCH([.D86]+[.C86];[.$Z$37:.$AG$37];1)" office:value-type="float" office:value="7" calcext:value-type="float">
            <text:p>7</text:p>
          </table:table-cell>
          <table:table-cell table:style-name="ce2" table:formula="of:=IF(AND([.Z$43]&lt;=[.$Y86];[.Z$43]&gt;=[.$X86]);INDEX([.$Z$37:.$AG$37];[.Z$43]);&quot;&quot;)">
            <text:p/>
          </table:table-cell>
          <table:table-cell table:style-name="ce2" table:formula="of:=IF(AND([.AA$43]&lt;=[.$Y86];[.AA$43]&gt;=[.$X86]);INDEX([.$Z$37:.$AG$37];[.AA$43]);&quot;&quot;)">
            <text:p/>
          </table:table-cell>
          <table:table-cell table:style-name="ce2" table:formula="of:=IF(AND([.AB$43]&lt;=[.$Y86];[.AB$43]&gt;=[.$X86]);INDEX([.$Z$37:.$AG$37];[.AB$43]);&quot;&quot;)">
            <text:p/>
          </table:table-cell>
          <table:table-cell table:style-name="ce2" table:formula="of:=IF(AND([.AC$43]&lt;=[.$Y86];[.AC$43]&gt;=[.$X86]);INDEX([.$Z$37:.$AG$37];[.AC$43]);&quot;&quot;)">
            <text:p/>
          </table:table-cell>
          <table:table-cell table:style-name="ce2" table:formula="of:=IF(AND([.AD$43]&lt;=[.$Y86];[.AD$43]&gt;=[.$X86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6];[.AE$43]&gt;=[.$X86]);INDEX([.$Z$37:.$AG$37];[.AE$43]);&quot;&quot;)" office:value-type="float" office:value="291" calcext:value-type="float">
            <text:p>291</text:p>
          </table:table-cell>
          <table:table-cell table:style-name="ce2" table:formula="of:=IF(AND([.AF$43]&lt;=[.$Y86];[.AF$43]&gt;=[.$X86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6];[.AG$43]&gt;=[.$X86]);INDEX([.$Z$37:.$AG$37];[.AG$43]);&quot;&quot;)">
            <text:p/>
          </table:table-cell>
          <table:table-cell table:formula="of:=IF([.Z86]=&quot;&quot;;0;MIN([.D86];[.$AA$37]-[.C86]))" office:value-type="float" office:value="0" calcext:value-type="float">
            <text:p>0</text:p>
          </table:table-cell>
          <table:table-cell table:formula="of:=IF([.AA86]=&quot;&quot;;0;MIN([.$AB$37]-[.C86];[.$AB$37]-[.$AA$37];[.D86]-[.AH86]))" office:value-type="float" office:value="0" calcext:value-type="float">
            <text:p>0</text:p>
          </table:table-cell>
          <table:table-cell table:formula="of:=IF([.AB86]=&quot;&quot;;0;MIN([.$AC$37]-[.C86];[.$AC$37]-[.$AB$37];[.D86]-[.AH86]-[.AI86]))" office:value-type="float" office:value="0" calcext:value-type="float">
            <text:p>0</text:p>
          </table:table-cell>
          <table:table-cell table:formula="of:=IF([.AC86]=&quot;&quot;;0;MIN([.$AD$37]-[.C86];[.$AD$37]-[.$AC$37];[.D86]-[.AH86]-[.AI86]-[.AJ86]))" office:value-type="float" office:value="0" calcext:value-type="float">
            <text:p>0</text:p>
          </table:table-cell>
          <table:table-cell table:formula="of:=IF([.AD86]=&quot;&quot;;0;MIN([.$AE$37]-[.C86];[.$AE$37]-[.$AD$37];[.D86]-[.AH86]-[.AI86]-[.AJ86]-[.AK86]))" office:value-type="float" office:value="1" calcext:value-type="float">
            <text:p>1</text:p>
          </table:table-cell>
          <table:table-cell table:formula="of:=IF([.AE86]=&quot;&quot;;0;MIN([.$AF$37]-[.B86];[.$AF$37]-[.$AE$37];[.D86]-[.AH86]-[.AI86]-[.AJ86]-[.AK86]-[.AL86]))" office:value-type="float" office:value="2" calcext:value-type="float">
            <text:p>2</text:p>
          </table:table-cell>
          <table:table-cell table:formula="of:=IF([.AF86]=&quot;&quot;;0;MIN([.$AG$37]-[.C86];[.$AG$37]-[.$AF$37];[.D86]-[.AH86]-[.AI86]-[.AJ86]-[.AK86]-[.AL86]-[.AM86]))" office:value-type="float" office:value="2" calcext:value-type="float">
            <text:p>2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s2.*1 s1*2 s2*2 " calcext:value-type="string">
            <text:p>s2.*1 s1*2 s2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s2.*1 s1*2 s2*2  \break" calcext:value-type="string">
            <text:p>s2.*1 s1*2 s2*2 <text:s/>\break</text:p>
          </table:table-cell>
          <table:table-cell table:number-columns-repeated="4"/>
          <table:table-cell table:formula="of:=IF([.AZ82]&lt;[.$AZ$9];[.AZ82]+1;&quot;-&quot;)" office:value-type="float" office:value="19" calcext:value-type="float">
            <text:p>19</text:p>
          </table:table-cell>
          <table:table-cell table:formula="of:=IF([.AZ82]&lt;[.$AZ$9];[.BA82];&quot;-&quot;)" office:value-type="float" office:value="4" calcext:value-type="float">
            <text:p>4</text:p>
          </table:table-cell>
          <table:table-cell table:formula="of:=IF([.BA86]=&quot;-&quot;;&quot;&quot;;IF([.$B$1]=2;INDEX([.$AR$16:.$AU$31];[.AZ86];[.BA86]);IF([.$B$1]=3;INDEX([.$AR$44:.$AU$98];[.AZ86];[.BA86]);INDEX([.$AR$113:.$AU$218];[.AZ86];[.BA86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86]=&quot;pb&quot;;[.A86]+1;[.A86]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table:style-name="ce7" table:formula="of:=IF([.C88]=&quot;&quot;;&quot;&quot;;[.C88]-[.C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7];[.$Z$37:.$AG$37];1)" office:value-type="float" office:value="7" calcext:value-type="float">
            <text:p>7</text:p>
          </table:table-cell>
          <table:table-cell table:style-name="ce44" table:formula="of:=MATCH([.D87]+[.C87];[.$Z$37:.$AG$37];1)" office:value-type="float" office:value="7" calcext:value-type="float">
            <text:p>7</text:p>
          </table:table-cell>
          <table:table-cell table:style-name="ce2" table:formula="of:=IF(AND([.Z$43]&lt;=[.$Y87];[.Z$43]&gt;=[.$X87]);INDEX([.$Z$37:.$AG$37];[.Z$43]);&quot;&quot;)">
            <text:p/>
          </table:table-cell>
          <table:table-cell table:style-name="ce2" table:formula="of:=IF(AND([.AA$43]&lt;=[.$Y87];[.AA$43]&gt;=[.$X87]);INDEX([.$Z$37:.$AG$37];[.AA$43]);&quot;&quot;)">
            <text:p/>
          </table:table-cell>
          <table:table-cell table:style-name="ce2" table:formula="of:=IF(AND([.AB$43]&lt;=[.$Y87];[.AB$43]&gt;=[.$X87]);INDEX([.$Z$37:.$AG$37];[.AB$43]);&quot;&quot;)">
            <text:p/>
          </table:table-cell>
          <table:table-cell table:style-name="ce2" table:formula="of:=IF(AND([.AC$43]&lt;=[.$Y87];[.AC$43]&gt;=[.$X87]);INDEX([.$Z$37:.$AG$37];[.AC$43]);&quot;&quot;)">
            <text:p/>
          </table:table-cell>
          <table:table-cell table:style-name="ce2" table:formula="of:=IF(AND([.AD$43]&lt;=[.$Y87];[.AD$43]&gt;=[.$X87]);INDEX([.$Z$37:.$AG$37];[.AD$43]);&quot;&quot;)">
            <text:p/>
          </table:table-cell>
          <table:table-cell table:style-name="ce2" table:formula="of:=IF(AND([.AE$43]&lt;=[.$Y87];[.AE$43]&gt;=[.$X87]);INDEX([.$Z$37:.$AG$37];[.AE$43]);&quot;&quot;)">
            <text:p/>
          </table:table-cell>
          <table:table-cell table:style-name="ce2" table:formula="of:=IF(AND([.AF$43]&lt;=[.$Y87];[.AF$43]&gt;=[.$X87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7];[.AG$43]&gt;=[.$X87]);INDEX([.$Z$37:.$AG$37];[.AG$43]);&quot;&quot;)">
            <text:p/>
          </table:table-cell>
          <table:table-cell table:formula="of:=IF([.Z87]=&quot;&quot;;0;MIN([.D87];[.$AA$37]-[.C87]))" office:value-type="float" office:value="0" calcext:value-type="float">
            <text:p>0</text:p>
          </table:table-cell>
          <table:table-cell table:formula="of:=IF([.AA87]=&quot;&quot;;0;MIN([.$AB$37]-[.C87];[.$AB$37]-[.$AA$37];[.D87]-[.AH87]))" office:value-type="float" office:value="0" calcext:value-type="float">
            <text:p>0</text:p>
          </table:table-cell>
          <table:table-cell table:formula="of:=IF([.AB87]=&quot;&quot;;0;MIN([.$AC$37]-[.C87];[.$AC$37]-[.$AB$37];[.D87]-[.AH87]-[.AI87]))" office:value-type="float" office:value="0" calcext:value-type="float">
            <text:p>0</text:p>
          </table:table-cell>
          <table:table-cell table:formula="of:=IF([.AC87]=&quot;&quot;;0;MIN([.$AD$37]-[.C87];[.$AD$37]-[.$AC$37];[.D87]-[.AH87]-[.AI87]-[.AJ87]))" office:value-type="float" office:value="0" calcext:value-type="float">
            <text:p>0</text:p>
          </table:table-cell>
          <table:table-cell table:formula="of:=IF([.AD87]=&quot;&quot;;0;MIN([.$AE$37]-[.C87];[.$AE$37]-[.$AD$37];[.D87]-[.AH87]-[.AI87]-[.AJ87]-[.AK87]))" office:value-type="float" office:value="0" calcext:value-type="float">
            <text:p>0</text:p>
          </table:table-cell>
          <table:table-cell table:formula="of:=IF([.AE87]=&quot;&quot;;0;MIN([.$AF$37]-[.B87];[.$AF$37]-[.$AE$37];[.D87]-[.AH87]-[.AI87]-[.AJ87]-[.AK87]-[.AL87]))" office:value-type="float" office:value="0" calcext:value-type="float">
            <text:p>0</text:p>
          </table:table-cell>
          <table:table-cell table:formula="of:=IF([.AF87]=&quot;&quot;;0;MIN([.$AG$37]-[.C87];[.$AG$37]-[.$AF$37];[.D87]-[.AH87]-[.AI87]-[.AJ87]-[.AK87]-[.AL87]-[.AM87]))" office:value-type="float" office:value="6" calcext:value-type="float">
            <text:p>6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3]&lt;[.$AZ$9];[.AZ83]+1;&quot;-&quot;)" office:value-type="float" office:value="20" calcext:value-type="float">
            <text:p>20</text:p>
          </table:table-cell>
          <table:table-cell table:formula="of:=IF([.AZ83]&lt;[.$AZ$9];[.BA83];&quot;-&quot;)" office:value-type="float" office:value="1" calcext:value-type="float">
            <text:p>1</text:p>
          </table:table-cell>
          <table:table-cell table:formula="of:=IF([.BA87]=&quot;-&quot;;&quot;&quot;;IF([.$B$1]=2;INDEX([.$AR$16:.$AU$31];[.AZ87];[.BA87]);IF([.$B$1]=3;INDEX([.$AR$44:.$AU$98];[.AZ87];[.BA87]);INDEX([.$AR$113:.$AU$218];[.AZ87];[.BA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7]=&quot;pb&quot;;[.A87]+1;[.A87])" office:value-type="float" office:value="23" calcext:value-type="float">
            <text:p>23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89]=&quot;&quot;;&quot;&quot;;[.C89]-[.C8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88];[.$Z$37:.$AG$37];1)" office:value-type="float" office:value="7" calcext:value-type="float">
            <text:p>7</text:p>
          </table:table-cell>
          <table:table-cell table:style-name="ce44" table:formula="of:=MATCH([.D88]+[.C88];[.$Z$37:.$AG$37];1)" office:value-type="float" office:value="7" calcext:value-type="float">
            <text:p>7</text:p>
          </table:table-cell>
          <table:table-cell table:style-name="ce2" table:formula="of:=IF(AND([.Z$43]&lt;=[.$Y88];[.Z$43]&gt;=[.$X88]);INDEX([.$Z$37:.$AG$37];[.Z$43]);&quot;&quot;)">
            <text:p/>
          </table:table-cell>
          <table:table-cell table:style-name="ce2" table:formula="of:=IF(AND([.AA$43]&lt;=[.$Y88];[.AA$43]&gt;=[.$X88]);INDEX([.$Z$37:.$AG$37];[.AA$43]);&quot;&quot;)">
            <text:p/>
          </table:table-cell>
          <table:table-cell table:style-name="ce2" table:formula="of:=IF(AND([.AB$43]&lt;=[.$Y88];[.AB$43]&gt;=[.$X88]);INDEX([.$Z$37:.$AG$37];[.AB$43]);&quot;&quot;)">
            <text:p/>
          </table:table-cell>
          <table:table-cell table:style-name="ce2" table:formula="of:=IF(AND([.AC$43]&lt;=[.$Y88];[.AC$43]&gt;=[.$X88]);INDEX([.$Z$37:.$AG$37];[.AC$43]);&quot;&quot;)">
            <text:p/>
          </table:table-cell>
          <table:table-cell table:style-name="ce2" table:formula="of:=IF(AND([.AD$43]&lt;=[.$Y88];[.AD$43]&gt;=[.$X88]);INDEX([.$Z$37:.$AG$37];[.AD$43]);&quot;&quot;)">
            <text:p/>
          </table:table-cell>
          <table:table-cell table:style-name="ce2" table:formula="of:=IF(AND([.AE$43]&lt;=[.$Y88];[.AE$43]&gt;=[.$X88]);INDEX([.$Z$37:.$AG$37];[.AE$43]);&quot;&quot;)">
            <text:p/>
          </table:table-cell>
          <table:table-cell table:style-name="ce2" table:formula="of:=IF(AND([.AF$43]&lt;=[.$Y88];[.AF$43]&gt;=[.$X88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8];[.AG$43]&gt;=[.$X88]);INDEX([.$Z$37:.$AG$37];[.AG$43]);&quot;&quot;)">
            <text:p/>
          </table:table-cell>
          <table:table-cell table:formula="of:=IF([.Z88]=&quot;&quot;;0;MIN([.D88];[.$AA$37]-[.C88]))" office:value-type="float" office:value="0" calcext:value-type="float">
            <text:p>0</text:p>
          </table:table-cell>
          <table:table-cell table:formula="of:=IF([.AA88]=&quot;&quot;;0;MIN([.$AB$37]-[.C88];[.$AB$37]-[.$AA$37];[.D88]-[.AH88]))" office:value-type="float" office:value="0" calcext:value-type="float">
            <text:p>0</text:p>
          </table:table-cell>
          <table:table-cell table:formula="of:=IF([.AB88]=&quot;&quot;;0;MIN([.$AC$37]-[.C88];[.$AC$37]-[.$AB$37];[.D88]-[.AH88]-[.AI88]))" office:value-type="float" office:value="0" calcext:value-type="float">
            <text:p>0</text:p>
          </table:table-cell>
          <table:table-cell table:formula="of:=IF([.AC88]=&quot;&quot;;0;MIN([.$AD$37]-[.C88];[.$AD$37]-[.$AC$37];[.D88]-[.AH88]-[.AI88]-[.AJ88]))" office:value-type="float" office:value="0" calcext:value-type="float">
            <text:p>0</text:p>
          </table:table-cell>
          <table:table-cell table:formula="of:=IF([.AD88]=&quot;&quot;;0;MIN([.$AE$37]-[.C88];[.$AE$37]-[.$AD$37];[.D88]-[.AH88]-[.AI88]-[.AJ88]-[.AK88]))" office:value-type="float" office:value="0" calcext:value-type="float">
            <text:p>0</text:p>
          </table:table-cell>
          <table:table-cell table:formula="of:=IF([.AE88]=&quot;&quot;;0;MIN([.$AF$37]-[.B88];[.$AF$37]-[.$AE$37];[.D88]-[.AH88]-[.AI88]-[.AJ88]-[.AK88]-[.AL88]))" office:value-type="float" office:value="0" calcext:value-type="float">
            <text:p>0</text:p>
          </table:table-cell>
          <table:table-cell table:formula="of:=IF([.AF88]=&quot;&quot;;0;MIN([.$AG$37]-[.C88];[.$AG$37]-[.$AF$37];[.D88]-[.AH88]-[.AI88]-[.AJ88]-[.AK88]-[.AL88]-[.AM88]))" office:value-type="float" office:value="5" calcext:value-type="float">
            <text:p>5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84]&lt;[.$AZ$9];[.AZ84]+1;&quot;-&quot;)" office:value-type="float" office:value="20" calcext:value-type="float">
            <text:p>20</text:p>
          </table:table-cell>
          <table:table-cell table:formula="of:=IF([.AZ84]&lt;[.$AZ$9];[.BA84];&quot;-&quot;)" office:value-type="float" office:value="2" calcext:value-type="float">
            <text:p>2</text:p>
          </table:table-cell>
          <table:table-cell table:formula="of:=IF([.BA88]=&quot;-&quot;;&quot;&quot;;IF([.$B$1]=2;INDEX([.$AR$16:.$AU$31];[.AZ88];[.BA88]);IF([.$B$1]=3;INDEX([.$AR$44:.$AU$98];[.AZ88];[.BA88]);INDEX([.$AR$113:.$AU$218];[.AZ88];[.BA88]))))" office:value-type="string" office:string-value="    #'((Y-offset . 100)" calcext:value-type="string">
            <text:p><text:s text:c="4"/>#'((Y-offset . 100)</text:p>
          </table:table-cell>
          <table:table-cell table:number-columns-repeated="10"/>
        </table:table-row>
        <table:table-row table:style-name="ro1">
          <table:table-cell table:formula="of:=IF([.E88]=&quot;pb&quot;;[.A88]+1;[.A88]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90]=&quot;&quot;;&quot;&quot;;[.C90]-[.C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5"/>
          <table:table-cell table:number-columns-repeated="3"/>
          <table:table-cell table:style-name="ce44" table:formula="of:=MATCH([.C89];[.$Z$37:.$AG$37];1)" office:value-type="float" office:value="7" calcext:value-type="float">
            <text:p>7</text:p>
          </table:table-cell>
          <table:table-cell table:style-name="ce44" table:formula="of:=MATCH([.D89]+[.C89];[.$Z$37:.$AG$37];1)" office:value-type="float" office:value="7" calcext:value-type="float">
            <text:p>7</text:p>
          </table:table-cell>
          <table:table-cell table:style-name="ce2" table:formula="of:=IF(AND([.Z$43]&lt;=[.$Y89];[.Z$43]&gt;=[.$X89]);INDEX([.$Z$37:.$AG$37];[.Z$43]);&quot;&quot;)">
            <text:p/>
          </table:table-cell>
          <table:table-cell table:style-name="ce2" table:formula="of:=IF(AND([.AA$43]&lt;=[.$Y89];[.AA$43]&gt;=[.$X89]);INDEX([.$Z$37:.$AG$37];[.AA$43]);&quot;&quot;)">
            <text:p/>
          </table:table-cell>
          <table:table-cell table:style-name="ce2" table:formula="of:=IF(AND([.AB$43]&lt;=[.$Y89];[.AB$43]&gt;=[.$X89]);INDEX([.$Z$37:.$AG$37];[.AB$43]);&quot;&quot;)">
            <text:p/>
          </table:table-cell>
          <table:table-cell table:style-name="ce2" table:formula="of:=IF(AND([.AC$43]&lt;=[.$Y89];[.AC$43]&gt;=[.$X89]);INDEX([.$Z$37:.$AG$37];[.AC$43]);&quot;&quot;)">
            <text:p/>
          </table:table-cell>
          <table:table-cell table:style-name="ce2" table:formula="of:=IF(AND([.AD$43]&lt;=[.$Y89];[.AD$43]&gt;=[.$X89]);INDEX([.$Z$37:.$AG$37];[.AD$43]);&quot;&quot;)">
            <text:p/>
          </table:table-cell>
          <table:table-cell table:style-name="ce2" table:formula="of:=IF(AND([.AE$43]&lt;=[.$Y89];[.AE$43]&gt;=[.$X89]);INDEX([.$Z$37:.$AG$37];[.AE$43]);&quot;&quot;)">
            <text:p/>
          </table:table-cell>
          <table:table-cell table:style-name="ce2" table:formula="of:=IF(AND([.AF$43]&lt;=[.$Y89];[.AF$43]&gt;=[.$X89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9];[.AG$43]&gt;=[.$X89]);INDEX([.$Z$37:.$AG$37];[.AG$43]);&quot;&quot;)">
            <text:p/>
          </table:table-cell>
          <table:table-cell table:formula="of:=IF([.Z89]=&quot;&quot;;0;MIN([.D89];[.$AA$37]-[.C89]))" office:value-type="float" office:value="0" calcext:value-type="float">
            <text:p>0</text:p>
          </table:table-cell>
          <table:table-cell table:formula="of:=IF([.AA89]=&quot;&quot;;0;MIN([.$AB$37]-[.C89];[.$AB$37]-[.$AA$37];[.D89]-[.AH89]))" office:value-type="float" office:value="0" calcext:value-type="float">
            <text:p>0</text:p>
          </table:table-cell>
          <table:table-cell table:formula="of:=IF([.AB89]=&quot;&quot;;0;MIN([.$AC$37]-[.C89];[.$AC$37]-[.$AB$37];[.D89]-[.AH89]-[.AI89]))" office:value-type="float" office:value="0" calcext:value-type="float">
            <text:p>0</text:p>
          </table:table-cell>
          <table:table-cell table:formula="of:=IF([.AC89]=&quot;&quot;;0;MIN([.$AD$37]-[.C89];[.$AD$37]-[.$AC$37];[.D89]-[.AH89]-[.AI89]-[.AJ89]))" office:value-type="float" office:value="0" calcext:value-type="float">
            <text:p>0</text:p>
          </table:table-cell>
          <table:table-cell table:formula="of:=IF([.AD89]=&quot;&quot;;0;MIN([.$AE$37]-[.C89];[.$AE$37]-[.$AD$37];[.D89]-[.AH89]-[.AI89]-[.AJ89]-[.AK89]))" office:value-type="float" office:value="0" calcext:value-type="float">
            <text:p>0</text:p>
          </table:table-cell>
          <table:table-cell table:formula="of:=IF([.AE89]=&quot;&quot;;0;MIN([.$AF$37]-[.B89];[.$AF$37]-[.$AE$37];[.D89]-[.AH89]-[.AI89]-[.AJ89]-[.AK89]-[.AL89]))" office:value-type="float" office:value="0" calcext:value-type="float">
            <text:p>0</text:p>
          </table:table-cell>
          <table:table-cell table:formula="of:=IF([.AF89]=&quot;&quot;;0;MIN([.$AG$37]-[.C89];[.$AG$37]-[.$AF$37];[.D89]-[.AH89]-[.AI89]-[.AJ89]-[.AK89]-[.AL89]-[.AM89]))" office:value-type="float" office:value="5" calcext:value-type="float">
            <text:p>5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85]&lt;[.$AZ$9];[.AZ85]+1;&quot;-&quot;)" office:value-type="float" office:value="20" calcext:value-type="float">
            <text:p>20</text:p>
          </table:table-cell>
          <table:table-cell table:formula="of:=IF([.AZ85]&lt;[.$AZ$9];[.BA85];&quot;-&quot;)" office:value-type="float" office:value="3" calcext:value-type="float">
            <text:p>3</text:p>
          </table:table-cell>
          <table:table-cell table:formula="of:=IF([.BA89]=&quot;-&quot;;&quot;&quot;;IF([.$B$1]=2;INDEX([.$AR$16:.$AU$31];[.AZ89];[.BA89]);IF([.$B$1]=3;INDEX([.$AR$44:.$AU$98];[.AZ89];[.BA89]);INDEX([.$AR$113:.$AU$218];[.AZ89];[.BA89]))))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number-columns-repeated="10"/>
        </table:table-row>
        <table:table-row table:style-name="ro1">
          <table:table-cell table:formula="of:=IF([.E89]=&quot;pb&quot;;[.A89]+1;[.A89])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91]=&quot;&quot;;&quot;&quot;;[.C91]-[.C9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90];[.$Z$37:.$AG$37];1)" office:value-type="float" office:value="7" calcext:value-type="float">
            <text:p>7</text:p>
          </table:table-cell>
          <table:table-cell table:style-name="ce44" table:formula="of:=MATCH([.D90]+[.C90];[.$Z$37:.$AG$37];1)" office:value-type="float" office:value="7" calcext:value-type="float">
            <text:p>7</text:p>
          </table:table-cell>
          <table:table-cell table:style-name="ce2" table:formula="of:=IF(AND([.Z$43]&lt;=[.$Y90];[.Z$43]&gt;=[.$X90]);INDEX([.$Z$37:.$AG$37];[.Z$43]);&quot;&quot;)">
            <text:p/>
          </table:table-cell>
          <table:table-cell table:style-name="ce2" table:formula="of:=IF(AND([.AA$43]&lt;=[.$Y90];[.AA$43]&gt;=[.$X90]);INDEX([.$Z$37:.$AG$37];[.AA$43]);&quot;&quot;)">
            <text:p/>
          </table:table-cell>
          <table:table-cell table:style-name="ce2" table:formula="of:=IF(AND([.AB$43]&lt;=[.$Y90];[.AB$43]&gt;=[.$X90]);INDEX([.$Z$37:.$AG$37];[.AB$43]);&quot;&quot;)">
            <text:p/>
          </table:table-cell>
          <table:table-cell table:style-name="ce2" table:formula="of:=IF(AND([.AC$43]&lt;=[.$Y90];[.AC$43]&gt;=[.$X90]);INDEX([.$Z$37:.$AG$37];[.AC$43]);&quot;&quot;)">
            <text:p/>
          </table:table-cell>
          <table:table-cell table:style-name="ce2" table:formula="of:=IF(AND([.AD$43]&lt;=[.$Y90];[.AD$43]&gt;=[.$X90]);INDEX([.$Z$37:.$AG$37];[.AD$43]);&quot;&quot;)">
            <text:p/>
          </table:table-cell>
          <table:table-cell table:style-name="ce2" table:formula="of:=IF(AND([.AE$43]&lt;=[.$Y90];[.AE$43]&gt;=[.$X90]);INDEX([.$Z$37:.$AG$37];[.AE$43]);&quot;&quot;)">
            <text:p/>
          </table:table-cell>
          <table:table-cell table:style-name="ce2" table:formula="of:=IF(AND([.AF$43]&lt;=[.$Y90];[.AF$43]&gt;=[.$X90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0];[.AG$43]&gt;=[.$X90]);INDEX([.$Z$37:.$AG$37];[.AG$43]);&quot;&quot;)">
            <text:p/>
          </table:table-cell>
          <table:table-cell table:formula="of:=IF([.Z90]=&quot;&quot;;0;MIN([.D90];[.$AA$37]-[.C90]))" office:value-type="float" office:value="0" calcext:value-type="float">
            <text:p>0</text:p>
          </table:table-cell>
          <table:table-cell table:formula="of:=IF([.AA90]=&quot;&quot;;0;MIN([.$AB$37]-[.C90];[.$AB$37]-[.$AA$37];[.D90]-[.AH90]))" office:value-type="float" office:value="0" calcext:value-type="float">
            <text:p>0</text:p>
          </table:table-cell>
          <table:table-cell table:formula="of:=IF([.AB90]=&quot;&quot;;0;MIN([.$AC$37]-[.C90];[.$AC$37]-[.$AB$37];[.D90]-[.AH90]-[.AI90]))" office:value-type="float" office:value="0" calcext:value-type="float">
            <text:p>0</text:p>
          </table:table-cell>
          <table:table-cell table:formula="of:=IF([.AC90]=&quot;&quot;;0;MIN([.$AD$37]-[.C90];[.$AD$37]-[.$AC$37];[.D90]-[.AH90]-[.AI90]-[.AJ90]))" office:value-type="float" office:value="0" calcext:value-type="float">
            <text:p>0</text:p>
          </table:table-cell>
          <table:table-cell table:formula="of:=IF([.AD90]=&quot;&quot;;0;MIN([.$AE$37]-[.C90];[.$AE$37]-[.$AD$37];[.D90]-[.AH90]-[.AI90]-[.AJ90]-[.AK90]))" office:value-type="float" office:value="0" calcext:value-type="float">
            <text:p>0</text:p>
          </table:table-cell>
          <table:table-cell table:formula="of:=IF([.AE90]=&quot;&quot;;0;MIN([.$AF$37]-[.B90];[.$AF$37]-[.$AE$37];[.D90]-[.AH90]-[.AI90]-[.AJ90]-[.AK90]-[.AL90]))" office:value-type="float" office:value="0" calcext:value-type="float">
            <text:p>0</text:p>
          </table:table-cell>
          <table:table-cell table:formula="of:=IF([.AF90]=&quot;&quot;;0;MIN([.$AG$37]-[.C90];[.$AG$37]-[.$AF$37];[.D90]-[.AH90]-[.AI90]-[.AJ90]-[.AK90]-[.AL90]-[.AM90]))" office:value-type="float" office:value="4" calcext:value-type="float">
            <text:p>4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6]&lt;[.$AZ$9];[.AZ86]+1;&quot;-&quot;)" office:value-type="float" office:value="20" calcext:value-type="float">
            <text:p>20</text:p>
          </table:table-cell>
          <table:table-cell table:formula="of:=IF([.AZ86]&lt;[.$AZ$9];[.BA86];&quot;-&quot;)" office:value-type="float" office:value="4" calcext:value-type="float">
            <text:p>4</text:p>
          </table:table-cell>
          <table:table-cell table:formula="of:=IF([.BA90]=&quot;-&quot;;&quot;&quot;;IF([.$B$1]=2;INDEX([.$AR$16:.$AU$31];[.AZ90];[.BA90]);IF([.$B$1]=3;INDEX([.$AR$44:.$AU$98];[.AZ90];[.BA90]);INDEX([.$AR$113:.$AU$218];[.AZ90];[.BA90]))))" office:value-type="string" office:string-value="s2*9  \pageBreak" calcext:value-type="string">
            <text:p>s2*9 <text:s/>\pageBreak</text:p>
          </table:table-cell>
          <table:table-cell table:number-columns-repeated="10"/>
        </table:table-row>
        <table:table-row table:style-name="ro1">
          <table:table-cell table:formula="of:=IF([.E90]=&quot;pb&quot;;[.A90]+1;[.A90]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92]=&quot;&quot;;&quot;&quot;;[.C92]-[.C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3" calcext:value-type="float">
            <text:p>12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3"/>
          <table:table-cell table:style-name="ce44" table:formula="of:=MATCH([.C91];[.$Z$37:.$AG$37];1)" office:value-type="float" office:value="7" calcext:value-type="float">
            <text:p>7</text:p>
          </table:table-cell>
          <table:table-cell table:style-name="ce44" table:formula="of:=MATCH([.D91]+[.C91];[.$Z$37:.$AG$37];1)" office:value-type="float" office:value="7" calcext:value-type="float">
            <text:p>7</text:p>
          </table:table-cell>
          <table:table-cell table:style-name="ce2" table:formula="of:=IF(AND([.Z$43]&lt;=[.$Y91];[.Z$43]&gt;=[.$X91]);INDEX([.$Z$37:.$AG$37];[.Z$43]);&quot;&quot;)">
            <text:p/>
          </table:table-cell>
          <table:table-cell table:style-name="ce2" table:formula="of:=IF(AND([.AA$43]&lt;=[.$Y91];[.AA$43]&gt;=[.$X91]);INDEX([.$Z$37:.$AG$37];[.AA$43]);&quot;&quot;)">
            <text:p/>
          </table:table-cell>
          <table:table-cell table:style-name="ce2" table:formula="of:=IF(AND([.AB$43]&lt;=[.$Y91];[.AB$43]&gt;=[.$X91]);INDEX([.$Z$37:.$AG$37];[.AB$43]);&quot;&quot;)">
            <text:p/>
          </table:table-cell>
          <table:table-cell table:style-name="ce2" table:formula="of:=IF(AND([.AC$43]&lt;=[.$Y91];[.AC$43]&gt;=[.$X91]);INDEX([.$Z$37:.$AG$37];[.AC$43]);&quot;&quot;)">
            <text:p/>
          </table:table-cell>
          <table:table-cell table:style-name="ce2" table:formula="of:=IF(AND([.AD$43]&lt;=[.$Y91];[.AD$43]&gt;=[.$X91]);INDEX([.$Z$37:.$AG$37];[.AD$43]);&quot;&quot;)">
            <text:p/>
          </table:table-cell>
          <table:table-cell table:style-name="ce2" table:formula="of:=IF(AND([.AE$43]&lt;=[.$Y91];[.AE$43]&gt;=[.$X91]);INDEX([.$Z$37:.$AG$37];[.AE$43]);&quot;&quot;)">
            <text:p/>
          </table:table-cell>
          <table:table-cell table:style-name="ce2" table:formula="of:=IF(AND([.AF$43]&lt;=[.$Y91];[.AF$43]&gt;=[.$X91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1];[.AG$43]&gt;=[.$X91]);INDEX([.$Z$37:.$AG$37];[.AG$43]);&quot;&quot;)">
            <text:p/>
          </table:table-cell>
          <table:table-cell table:formula="of:=IF([.Z91]=&quot;&quot;;0;MIN([.D91];[.$AA$37]-[.C91]))" office:value-type="float" office:value="0" calcext:value-type="float">
            <text:p>0</text:p>
          </table:table-cell>
          <table:table-cell table:formula="of:=IF([.AA91]=&quot;&quot;;0;MIN([.$AB$37]-[.C91];[.$AB$37]-[.$AA$37];[.D91]-[.AH91]))" office:value-type="float" office:value="0" calcext:value-type="float">
            <text:p>0</text:p>
          </table:table-cell>
          <table:table-cell table:formula="of:=IF([.AB91]=&quot;&quot;;0;MIN([.$AC$37]-[.C91];[.$AC$37]-[.$AB$37];[.D91]-[.AH91]-[.AI91]))" office:value-type="float" office:value="0" calcext:value-type="float">
            <text:p>0</text:p>
          </table:table-cell>
          <table:table-cell table:formula="of:=IF([.AC91]=&quot;&quot;;0;MIN([.$AD$37]-[.C91];[.$AD$37]-[.$AC$37];[.D91]-[.AH91]-[.AI91]-[.AJ91]))" office:value-type="float" office:value="0" calcext:value-type="float">
            <text:p>0</text:p>
          </table:table-cell>
          <table:table-cell table:formula="of:=IF([.AD91]=&quot;&quot;;0;MIN([.$AE$37]-[.C91];[.$AE$37]-[.$AD$37];[.D91]-[.AH91]-[.AI91]-[.AJ91]-[.AK91]))" office:value-type="float" office:value="0" calcext:value-type="float">
            <text:p>0</text:p>
          </table:table-cell>
          <table:table-cell table:formula="of:=IF([.AE91]=&quot;&quot;;0;MIN([.$AF$37]-[.B91];[.$AF$37]-[.$AE$37];[.D91]-[.AH91]-[.AI91]-[.AJ91]-[.AK91]-[.AL91]))" office:value-type="float" office:value="0" calcext:value-type="float">
            <text:p>0</text:p>
          </table:table-cell>
          <table:table-cell table:formula="of:=IF([.AF91]=&quot;&quot;;0;MIN([.$AG$37]-[.C91];[.$AG$37]-[.$AF$37];[.D91]-[.AH91]-[.AI91]-[.AJ91]-[.AK91]-[.AL91]-[.AM91]))" office:value-type="float" office:value="4" calcext:value-type="float">
            <text:p>4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    #'((Y-offset . 123)" calcext:value-type="string">
            <text:p><text:s text:c="4"/>#'((Y-offset . 123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s2*4  \pageBreak" calcext:value-type="string">
            <text:p>s2*4 <text:s/>\pageBreak</text:p>
          </table:table-cell>
          <table:table-cell table:number-columns-repeated="4"/>
          <table:table-cell table:formula="of:=IF([.AZ87]&lt;[.$AZ$9];[.AZ87]+1;&quot;-&quot;)" office:value-type="float" office:value="21" calcext:value-type="float">
            <text:p>21</text:p>
          </table:table-cell>
          <table:table-cell table:formula="of:=IF([.AZ87]&lt;[.$AZ$9];[.BA87];&quot;-&quot;)" office:value-type="float" office:value="1" calcext:value-type="float">
            <text:p>1</text:p>
          </table:table-cell>
          <table:table-cell table:formula="of:=IF([.BA91]=&quot;-&quot;;&quot;&quot;;IF([.$B$1]=2;INDEX([.$AR$16:.$AU$31];[.AZ91];[.BA91]);IF([.$B$1]=3;INDEX([.$AR$44:.$AU$98];[.AZ91];[.BA91]);INDEX([.$AR$113:.$AU$218];[.AZ91];[.BA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1]=&quot;pb&quot;;[.A91]+1;[.A91])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table:style-name="ce7" table:formula="of:=IF([.C93]=&quot;&quot;;&quot;&quot;;[.C93]-[.C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8.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92];[.$Z$37:.$AG$37];1)" office:value-type="float" office:value="7" calcext:value-type="float">
            <text:p>7</text:p>
          </table:table-cell>
          <table:table-cell table:style-name="ce44" table:formula="of:=MATCH([.D92]+[.C92];[.$Z$37:.$AG$37];1)" office:value-type="float" office:value="7" calcext:value-type="float">
            <text:p>7</text:p>
          </table:table-cell>
          <table:table-cell table:style-name="ce2" table:formula="of:=IF(AND([.Z$43]&lt;=[.$Y92];[.Z$43]&gt;=[.$X92]);INDEX([.$Z$37:.$AG$37];[.Z$43]);&quot;&quot;)">
            <text:p/>
          </table:table-cell>
          <table:table-cell table:style-name="ce2" table:formula="of:=IF(AND([.AA$43]&lt;=[.$Y92];[.AA$43]&gt;=[.$X92]);INDEX([.$Z$37:.$AG$37];[.AA$43]);&quot;&quot;)">
            <text:p/>
          </table:table-cell>
          <table:table-cell table:style-name="ce2" table:formula="of:=IF(AND([.AB$43]&lt;=[.$Y92];[.AB$43]&gt;=[.$X92]);INDEX([.$Z$37:.$AG$37];[.AB$43]);&quot;&quot;)">
            <text:p/>
          </table:table-cell>
          <table:table-cell table:style-name="ce2" table:formula="of:=IF(AND([.AC$43]&lt;=[.$Y92];[.AC$43]&gt;=[.$X92]);INDEX([.$Z$37:.$AG$37];[.AC$43]);&quot;&quot;)">
            <text:p/>
          </table:table-cell>
          <table:table-cell table:style-name="ce2" table:formula="of:=IF(AND([.AD$43]&lt;=[.$Y92];[.AD$43]&gt;=[.$X92]);INDEX([.$Z$37:.$AG$37];[.AD$43]);&quot;&quot;)">
            <text:p/>
          </table:table-cell>
          <table:table-cell table:style-name="ce2" table:formula="of:=IF(AND([.AE$43]&lt;=[.$Y92];[.AE$43]&gt;=[.$X92]);INDEX([.$Z$37:.$AG$37];[.AE$43]);&quot;&quot;)">
            <text:p/>
          </table:table-cell>
          <table:table-cell table:style-name="ce2" table:formula="of:=IF(AND([.AF$43]&lt;=[.$Y92];[.AF$43]&gt;=[.$X92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2];[.AG$43]&gt;=[.$X92]);INDEX([.$Z$37:.$AG$37];[.AG$43]);&quot;&quot;)">
            <text:p/>
          </table:table-cell>
          <table:table-cell table:formula="of:=IF([.Z92]=&quot;&quot;;0;MIN([.D92];[.$AA$37]-[.C92]))" office:value-type="float" office:value="0" calcext:value-type="float">
            <text:p>0</text:p>
          </table:table-cell>
          <table:table-cell table:formula="of:=IF([.AA92]=&quot;&quot;;0;MIN([.$AB$37]-[.C92];[.$AB$37]-[.$AA$37];[.D92]-[.AH92]))" office:value-type="float" office:value="0" calcext:value-type="float">
            <text:p>0</text:p>
          </table:table-cell>
          <table:table-cell table:formula="of:=IF([.AB92]=&quot;&quot;;0;MIN([.$AC$37]-[.C92];[.$AC$37]-[.$AB$37];[.D92]-[.AH92]-[.AI92]))" office:value-type="float" office:value="0" calcext:value-type="float">
            <text:p>0</text:p>
          </table:table-cell>
          <table:table-cell table:formula="of:=IF([.AC92]=&quot;&quot;;0;MIN([.$AD$37]-[.C92];[.$AD$37]-[.$AC$37];[.D92]-[.AH92]-[.AI92]-[.AJ92]))" office:value-type="float" office:value="0" calcext:value-type="float">
            <text:p>0</text:p>
          </table:table-cell>
          <table:table-cell table:formula="of:=IF([.AD92]=&quot;&quot;;0;MIN([.$AE$37]-[.C92];[.$AE$37]-[.$AD$37];[.D92]-[.AH92]-[.AI92]-[.AJ92]-[.AK92]))" office:value-type="float" office:value="0" calcext:value-type="float">
            <text:p>0</text:p>
          </table:table-cell>
          <table:table-cell table:formula="of:=IF([.AE92]=&quot;&quot;;0;MIN([.$AF$37]-[.B92];[.$AF$37]-[.$AE$37];[.D92]-[.AH92]-[.AI92]-[.AJ92]-[.AK92]-[.AL92]))" office:value-type="float" office:value="0" calcext:value-type="float">
            <text:p>0</text:p>
          </table:table-cell>
          <table:table-cell table:formula="of:=IF([.AF92]=&quot;&quot;;0;MIN([.$AG$37]-[.C92];[.$AG$37]-[.$AF$37];[.D92]-[.AH92]-[.AI92]-[.AJ92]-[.AK92]-[.AL92]-[.AM92]))" office:value-type="float" office:value="4" calcext:value-type="float">
            <text:p>4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8]&lt;[.$AZ$9];[.AZ88]+1;&quot;-&quot;)" office:value-type="float" office:value="21" calcext:value-type="float">
            <text:p>21</text:p>
          </table:table-cell>
          <table:table-cell table:formula="of:=IF([.AZ88]&lt;[.$AZ$9];[.BA88];&quot;-&quot;)" office:value-type="float" office:value="2" calcext:value-type="float">
            <text:p>2</text:p>
          </table:table-cell>
          <table:table-cell table:formula="of:=IF([.BA92]=&quot;-&quot;;&quot;&quot;;IF([.$B$1]=2;INDEX([.$AR$16:.$AU$31];[.AZ92];[.BA92]);IF([.$B$1]=3;INDEX([.$AR$44:.$AU$98];[.AZ92];[.BA92]);INDEX([.$AR$113:.$AU$218];[.AZ92];[.BA9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92]=&quot;pb&quot;;[.A92]+1;[.A92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7" table:formula="of:=IF([.C94]=&quot;&quot;;&quot;&quot;;[.C94]-[.C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4" calcext:value-type="float">
            <text:p>124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93];[.$Z$37:.$AG$37];1)" office:value-type="float" office:value="7" calcext:value-type="float">
            <text:p>7</text:p>
          </table:table-cell>
          <table:table-cell table:style-name="ce44" table:formula="of:=MATCH([.D93]+[.C93];[.$Z$37:.$AG$37];1)" office:value-type="float" office:value="7" calcext:value-type="float">
            <text:p>7</text:p>
          </table:table-cell>
          <table:table-cell table:style-name="ce2" table:formula="of:=IF(AND([.Z$43]&lt;=[.$Y93];[.Z$43]&gt;=[.$X93]);INDEX([.$Z$37:.$AG$37];[.Z$43]);&quot;&quot;)">
            <text:p/>
          </table:table-cell>
          <table:table-cell table:style-name="ce2" table:formula="of:=IF(AND([.AA$43]&lt;=[.$Y93];[.AA$43]&gt;=[.$X93]);INDEX([.$Z$37:.$AG$37];[.AA$43]);&quot;&quot;)">
            <text:p/>
          </table:table-cell>
          <table:table-cell table:style-name="ce2" table:formula="of:=IF(AND([.AB$43]&lt;=[.$Y93];[.AB$43]&gt;=[.$X93]);INDEX([.$Z$37:.$AG$37];[.AB$43]);&quot;&quot;)">
            <text:p/>
          </table:table-cell>
          <table:table-cell table:style-name="ce2" table:formula="of:=IF(AND([.AC$43]&lt;=[.$Y93];[.AC$43]&gt;=[.$X93]);INDEX([.$Z$37:.$AG$37];[.AC$43]);&quot;&quot;)">
            <text:p/>
          </table:table-cell>
          <table:table-cell table:style-name="ce2" table:formula="of:=IF(AND([.AD$43]&lt;=[.$Y93];[.AD$43]&gt;=[.$X93]);INDEX([.$Z$37:.$AG$37];[.AD$43]);&quot;&quot;)">
            <text:p/>
          </table:table-cell>
          <table:table-cell table:style-name="ce2" table:formula="of:=IF(AND([.AE$43]&lt;=[.$Y93];[.AE$43]&gt;=[.$X93]);INDEX([.$Z$37:.$AG$37];[.AE$43]);&quot;&quot;)">
            <text:p/>
          </table:table-cell>
          <table:table-cell table:style-name="ce2" table:formula="of:=IF(AND([.AF$43]&lt;=[.$Y93];[.AF$43]&gt;=[.$X93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3];[.AG$43]&gt;=[.$X93]);INDEX([.$Z$37:.$AG$37];[.AG$43]);&quot;&quot;)">
            <text:p/>
          </table:table-cell>
          <table:table-cell table:formula="of:=IF([.Z93]=&quot;&quot;;0;MIN([.D93];[.$AA$37]-[.C93]))" office:value-type="float" office:value="0" calcext:value-type="float">
            <text:p>0</text:p>
          </table:table-cell>
          <table:table-cell table:formula="of:=IF([.AA93]=&quot;&quot;;0;MIN([.$AB$37]-[.C93];[.$AB$37]-[.$AA$37];[.D93]-[.AH93]))" office:value-type="float" office:value="0" calcext:value-type="float">
            <text:p>0</text:p>
          </table:table-cell>
          <table:table-cell table:formula="of:=IF([.AB93]=&quot;&quot;;0;MIN([.$AC$37]-[.C93];[.$AC$37]-[.$AB$37];[.D93]-[.AH93]-[.AI93]))" office:value-type="float" office:value="0" calcext:value-type="float">
            <text:p>0</text:p>
          </table:table-cell>
          <table:table-cell table:formula="of:=IF([.AC93]=&quot;&quot;;0;MIN([.$AD$37]-[.C93];[.$AD$37]-[.$AC$37];[.D93]-[.AH93]-[.AI93]-[.AJ93]))" office:value-type="float" office:value="0" calcext:value-type="float">
            <text:p>0</text:p>
          </table:table-cell>
          <table:table-cell table:formula="of:=IF([.AD93]=&quot;&quot;;0;MIN([.$AE$37]-[.C93];[.$AE$37]-[.$AD$37];[.D93]-[.AH93]-[.AI93]-[.AJ93]-[.AK93]))" office:value-type="float" office:value="0" calcext:value-type="float">
            <text:p>0</text:p>
          </table:table-cell>
          <table:table-cell table:formula="of:=IF([.AE93]=&quot;&quot;;0;MIN([.$AF$37]-[.B93];[.$AF$37]-[.$AE$37];[.D93]-[.AH93]-[.AI93]-[.AJ93]-[.AK93]-[.AL93]))" office:value-type="float" office:value="0" calcext:value-type="float">
            <text:p>0</text:p>
          </table:table-cell>
          <table:table-cell table:formula="of:=IF([.AF93]=&quot;&quot;;0;MIN([.$AG$37]-[.C93];[.$AG$37]-[.$AF$37];[.D93]-[.AH93]-[.AI93]-[.AJ93]-[.AK93]-[.AL93]-[.AM93]))" office:value-type="float" office:value="6" calcext:value-type="float">
            <text:p>6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    #'((Y-offset . 124)" calcext:value-type="string">
            <text:p><text:s text:c="4"/>#'((Y-offset . 124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9]&lt;[.$AZ$9];[.AZ89]+1;&quot;-&quot;)" office:value-type="float" office:value="21" calcext:value-type="float">
            <text:p>21</text:p>
          </table:table-cell>
          <table:table-cell table:formula="of:=IF([.AZ89]&lt;[.$AZ$9];[.BA89];&quot;-&quot;)" office:value-type="float" office:value="3" calcext:value-type="float">
            <text:p>3</text:p>
          </table:table-cell>
          <table:table-cell table:formula="of:=IF([.BA93]=&quot;-&quot;;&quot;&quot;;IF([.$B$1]=2;INDEX([.$AR$16:.$AU$31];[.AZ93];[.BA93]);IF([.$B$1]=3;INDEX([.$AR$44:.$AU$98];[.AZ93];[.BA93]);INDEX([.$AR$113:.$AU$218];[.AZ93];[.BA93]))))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number-columns-repeated="10"/>
        </table:table-row>
        <table:table-row table:style-name="ro1">
          <table:table-cell table:formula="of:=IF([.E93]=&quot;pb&quot;;[.A93]+1;[.A93])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table:style-name="ce7" table:formula="of:=IF([.C95]=&quot;&quot;;&quot;&quot;;[.C95]-[.C9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94];[.$Z$37:.$AG$37];1)" office:value-type="float" office:value="7" calcext:value-type="float">
            <text:p>7</text:p>
          </table:table-cell>
          <table:table-cell table:style-name="ce44" table:formula="of:=MATCH([.D94]+[.C94];[.$Z$37:.$AG$37];1)" office:value-type="float" office:value="7" calcext:value-type="float">
            <text:p>7</text:p>
          </table:table-cell>
          <table:table-cell table:style-name="ce2" table:formula="of:=IF(AND([.Z$43]&lt;=[.$Y94];[.Z$43]&gt;=[.$X94]);INDEX([.$Z$37:.$AG$37];[.Z$43]);&quot;&quot;)">
            <text:p/>
          </table:table-cell>
          <table:table-cell table:style-name="ce2" table:formula="of:=IF(AND([.AA$43]&lt;=[.$Y94];[.AA$43]&gt;=[.$X94]);INDEX([.$Z$37:.$AG$37];[.AA$43]);&quot;&quot;)">
            <text:p/>
          </table:table-cell>
          <table:table-cell table:style-name="ce2" table:formula="of:=IF(AND([.AB$43]&lt;=[.$Y94];[.AB$43]&gt;=[.$X94]);INDEX([.$Z$37:.$AG$37];[.AB$43]);&quot;&quot;)">
            <text:p/>
          </table:table-cell>
          <table:table-cell table:style-name="ce2" table:formula="of:=IF(AND([.AC$43]&lt;=[.$Y94];[.AC$43]&gt;=[.$X94]);INDEX([.$Z$37:.$AG$37];[.AC$43]);&quot;&quot;)">
            <text:p/>
          </table:table-cell>
          <table:table-cell table:style-name="ce2" table:formula="of:=IF(AND([.AD$43]&lt;=[.$Y94];[.AD$43]&gt;=[.$X94]);INDEX([.$Z$37:.$AG$37];[.AD$43]);&quot;&quot;)">
            <text:p/>
          </table:table-cell>
          <table:table-cell table:style-name="ce2" table:formula="of:=IF(AND([.AE$43]&lt;=[.$Y94];[.AE$43]&gt;=[.$X94]);INDEX([.$Z$37:.$AG$37];[.AE$43]);&quot;&quot;)">
            <text:p/>
          </table:table-cell>
          <table:table-cell table:style-name="ce2" table:formula="of:=IF(AND([.AF$43]&lt;=[.$Y94];[.AF$43]&gt;=[.$X94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4];[.AG$43]&gt;=[.$X94]);INDEX([.$Z$37:.$AG$37];[.AG$43]);&quot;&quot;)">
            <text:p/>
          </table:table-cell>
          <table:table-cell table:formula="of:=IF([.Z94]=&quot;&quot;;0;MIN([.D94];[.$AA$37]-[.C94]))" office:value-type="float" office:value="0" calcext:value-type="float">
            <text:p>0</text:p>
          </table:table-cell>
          <table:table-cell table:formula="of:=IF([.AA94]=&quot;&quot;;0;MIN([.$AB$37]-[.C94];[.$AB$37]-[.$AA$37];[.D94]-[.AH94]))" office:value-type="float" office:value="0" calcext:value-type="float">
            <text:p>0</text:p>
          </table:table-cell>
          <table:table-cell table:formula="of:=IF([.AB94]=&quot;&quot;;0;MIN([.$AC$37]-[.C94];[.$AC$37]-[.$AB$37];[.D94]-[.AH94]-[.AI94]))" office:value-type="float" office:value="0" calcext:value-type="float">
            <text:p>0</text:p>
          </table:table-cell>
          <table:table-cell table:formula="of:=IF([.AC94]=&quot;&quot;;0;MIN([.$AD$37]-[.C94];[.$AD$37]-[.$AC$37];[.D94]-[.AH94]-[.AI94]-[.AJ94]))" office:value-type="float" office:value="0" calcext:value-type="float">
            <text:p>0</text:p>
          </table:table-cell>
          <table:table-cell table:formula="of:=IF([.AD94]=&quot;&quot;;0;MIN([.$AE$37]-[.C94];[.$AE$37]-[.$AD$37];[.D94]-[.AH94]-[.AI94]-[.AJ94]-[.AK94]))" office:value-type="float" office:value="0" calcext:value-type="float">
            <text:p>0</text:p>
          </table:table-cell>
          <table:table-cell table:formula="of:=IF([.AE94]=&quot;&quot;;0;MIN([.$AF$37]-[.B94];[.$AF$37]-[.$AE$37];[.D94]-[.AH94]-[.AI94]-[.AJ94]-[.AK94]-[.AL94]))" office:value-type="float" office:value="0" calcext:value-type="float">
            <text:p>0</text:p>
          </table:table-cell>
          <table:table-cell table:formula="of:=IF([.AF94]=&quot;&quot;;0;MIN([.$AG$37]-[.C94];[.$AG$37]-[.$AF$37];[.D94]-[.AH94]-[.AI94]-[.AJ94]-[.AK94]-[.AL94]-[.AM94]))" office:value-type="float" office:value="5" calcext:value-type="float">
            <text:p>5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90]&lt;[.$AZ$9];[.AZ90]+1;&quot;-&quot;)" office:value-type="float" office:value="21" calcext:value-type="float">
            <text:p>21</text:p>
          </table:table-cell>
          <table:table-cell table:formula="of:=IF([.AZ90]&lt;[.$AZ$9];[.BA90];&quot;-&quot;)" office:value-type="float" office:value="4" calcext:value-type="float">
            <text:p>4</text:p>
          </table:table-cell>
          <table:table-cell table:formula="of:=IF([.BA94]=&quot;-&quot;;&quot;&quot;;IF([.$B$1]=2;INDEX([.$AR$16:.$AU$31];[.AZ94];[.BA94]);IF([.$B$1]=3;INDEX([.$AR$44:.$AU$98];[.AZ94];[.BA94]);INDEX([.$AR$113:.$AU$218];[.AZ94];[.BA9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94]=&quot;pb&quot;;[.A94]+1;[.A94]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  <table:table-cell table:style-name="ce7" table:formula="of:=IF([.C96]=&quot;&quot;;&quot;&quot;;[.C96]-[.C9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02" calcext:value-type="float">
            <text:p>102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95];[.$Z$37:.$AG$37];1)" office:value-type="float" office:value="7" calcext:value-type="float">
            <text:p>7</text:p>
          </table:table-cell>
          <table:table-cell table:style-name="ce44" table:formula="of:=MATCH([.D95]+[.C95];[.$Z$37:.$AG$37];1)" office:value-type="float" office:value="8" calcext:value-type="float">
            <text:p>8</text:p>
          </table:table-cell>
          <table:table-cell table:style-name="ce2" table:formula="of:=IF(AND([.Z$43]&lt;=[.$Y95];[.Z$43]&gt;=[.$X95]);INDEX([.$Z$37:.$AG$37];[.Z$43]);&quot;&quot;)">
            <text:p/>
          </table:table-cell>
          <table:table-cell table:style-name="ce2" table:formula="of:=IF(AND([.AA$43]&lt;=[.$Y95];[.AA$43]&gt;=[.$X95]);INDEX([.$Z$37:.$AG$37];[.AA$43]);&quot;&quot;)">
            <text:p/>
          </table:table-cell>
          <table:table-cell table:style-name="ce2" table:formula="of:=IF(AND([.AB$43]&lt;=[.$Y95];[.AB$43]&gt;=[.$X95]);INDEX([.$Z$37:.$AG$37];[.AB$43]);&quot;&quot;)">
            <text:p/>
          </table:table-cell>
          <table:table-cell table:style-name="ce2" table:formula="of:=IF(AND([.AC$43]&lt;=[.$Y95];[.AC$43]&gt;=[.$X95]);INDEX([.$Z$37:.$AG$37];[.AC$43]);&quot;&quot;)">
            <text:p/>
          </table:table-cell>
          <table:table-cell table:style-name="ce2" table:formula="of:=IF(AND([.AD$43]&lt;=[.$Y95];[.AD$43]&gt;=[.$X95]);INDEX([.$Z$37:.$AG$37];[.AD$43]);&quot;&quot;)">
            <text:p/>
          </table:table-cell>
          <table:table-cell table:style-name="ce2" table:formula="of:=IF(AND([.AE$43]&lt;=[.$Y95];[.AE$43]&gt;=[.$X95]);INDEX([.$Z$37:.$AG$37];[.AE$43]);&quot;&quot;)">
            <text:p/>
          </table:table-cell>
          <table:table-cell table:style-name="ce2" table:formula="of:=IF(AND([.AF$43]&lt;=[.$Y95];[.AF$43]&gt;=[.$X95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5];[.AG$43]&gt;=[.$X95]);INDEX([.$Z$37:.$AG$37];[.AG$43]);&quot;&quot;)" office:value-type="float" office:value="341" calcext:value-type="float">
            <text:p>341</text:p>
          </table:table-cell>
          <table:table-cell table:formula="of:=IF([.Z95]=&quot;&quot;;0;MIN([.D95];[.$AA$37]-[.C95]))" office:value-type="float" office:value="0" calcext:value-type="float">
            <text:p>0</text:p>
          </table:table-cell>
          <table:table-cell table:formula="of:=IF([.AA95]=&quot;&quot;;0;MIN([.$AB$37]-[.C95];[.$AB$37]-[.$AA$37];[.D95]-[.AH95]))" office:value-type="float" office:value="0" calcext:value-type="float">
            <text:p>0</text:p>
          </table:table-cell>
          <table:table-cell table:formula="of:=IF([.AB95]=&quot;&quot;;0;MIN([.$AC$37]-[.C95];[.$AC$37]-[.$AB$37];[.D95]-[.AH95]-[.AI95]))" office:value-type="float" office:value="0" calcext:value-type="float">
            <text:p>0</text:p>
          </table:table-cell>
          <table:table-cell table:formula="of:=IF([.AC95]=&quot;&quot;;0;MIN([.$AD$37]-[.C95];[.$AD$37]-[.$AC$37];[.D95]-[.AH95]-[.AI95]-[.AJ95]))" office:value-type="float" office:value="0" calcext:value-type="float">
            <text:p>0</text:p>
          </table:table-cell>
          <table:table-cell table:formula="of:=IF([.AD95]=&quot;&quot;;0;MIN([.$AE$37]-[.C95];[.$AE$37]-[.$AD$37];[.D95]-[.AH95]-[.AI95]-[.AJ95]-[.AK95]))" office:value-type="float" office:value="0" calcext:value-type="float">
            <text:p>0</text:p>
          </table:table-cell>
          <table:table-cell table:formula="of:=IF([.AE95]=&quot;&quot;;0;MIN([.$AF$37]-[.B95];[.$AF$37]-[.$AE$37];[.D95]-[.AH95]-[.AI95]-[.AJ95]-[.AK95]-[.AL95]))" office:value-type="float" office:value="0" calcext:value-type="float">
            <text:p>0</text:p>
          </table:table-cell>
          <table:table-cell table:formula="of:=IF([.AF95]=&quot;&quot;;0;MIN([.$AG$37]-[.C95];[.$AG$37]-[.$AF$37];[.D95]-[.AH95]-[.AI95]-[.AJ95]-[.AK95]-[.AL95]-[.AM95]))" office:value-type="float" office:value="7" calcext:value-type="float">
            <text:p>7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    #'((Y-offset . 102)" calcext:value-type="string">
            <text:p><text:s text:c="4"/>#'((Y-offset . 102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91]&lt;[.$AZ$9];[.AZ91]+1;&quot;-&quot;)" office:value-type="float" office:value="22" calcext:value-type="float">
            <text:p>22</text:p>
          </table:table-cell>
          <table:table-cell table:formula="of:=IF([.AZ91]&lt;[.$AZ$9];[.BA91];&quot;-&quot;)" office:value-type="float" office:value="1" calcext:value-type="float">
            <text:p>1</text:p>
          </table:table-cell>
          <table:table-cell table:formula="of:=IF([.BA95]=&quot;-&quot;;&quot;&quot;;IF([.$B$1]=2;INDEX([.$AR$16:.$AU$31];[.AZ95];[.BA95]);IF([.$B$1]=3;INDEX([.$AR$44:.$AU$98];[.AZ95];[.BA95]);INDEX([.$AR$113:.$AU$218];[.AZ95];[.BA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5]=&quot;pb&quot;;[.A95]+1;[.A95])" office:value-type="float" office:value="27" calcext:value-type="float">
            <text:p>27</text:p>
          </table:table-cell>
          <table:table-cell table:style-name="ce43"/>
          <table:table-cell office:value-type="float" office:value="341" calcext:value-type="float">
            <text:p>341</text:p>
          </table:table-cell>
          <table:table-cell table:style-name="ce7"/>
          <table:table-cell table:number-columns-repeated="19"/>
          <table:table-cell table:style-name="ce44" table:formula="of:=MATCH([.C96];[.$Z$37:.$AG$37];1)" office:value-type="float" office:value="8" calcext:value-type="float">
            <text:p>8</text:p>
          </table:table-cell>
          <table:table-cell table:style-name="ce44" table:formula="of:=MATCH([.D96]+[.C96];[.$Z$37:.$AG$37];1)" office:value-type="float" office:value="8" calcext:value-type="float">
            <text:p>8</text:p>
          </table:table-cell>
          <table:table-cell table:style-name="ce2" table:formula="of:=IF(AND([.Z$43]&lt;=[.$Y96];[.Z$43]&gt;=[.$X96]);INDEX([.$Z$37:.$AG$37];[.Z$43]);&quot;&quot;)">
            <text:p/>
          </table:table-cell>
          <table:table-cell table:style-name="ce2" table:formula="of:=IF(AND([.AA$43]&lt;=[.$Y96];[.AA$43]&gt;=[.$X96]);INDEX([.$Z$37:.$AG$37];[.AA$43]);&quot;&quot;)">
            <text:p/>
          </table:table-cell>
          <table:table-cell table:style-name="ce2" table:formula="of:=IF(AND([.AB$43]&lt;=[.$Y96];[.AB$43]&gt;=[.$X96]);INDEX([.$Z$37:.$AG$37];[.AB$43]);&quot;&quot;)">
            <text:p/>
          </table:table-cell>
          <table:table-cell table:style-name="ce2" table:formula="of:=IF(AND([.AC$43]&lt;=[.$Y96];[.AC$43]&gt;=[.$X96]);INDEX([.$Z$37:.$AG$37];[.AC$43]);&quot;&quot;)">
            <text:p/>
          </table:table-cell>
          <table:table-cell table:style-name="ce2" table:formula="of:=IF(AND([.AD$43]&lt;=[.$Y96];[.AD$43]&gt;=[.$X96]);INDEX([.$Z$37:.$AG$37];[.AD$43]);&quot;&quot;)">
            <text:p/>
          </table:table-cell>
          <table:table-cell table:style-name="ce2" table:formula="of:=IF(AND([.AE$43]&lt;=[.$Y96];[.AE$43]&gt;=[.$X96]);INDEX([.$Z$37:.$AG$37];[.AE$43]);&quot;&quot;)">
            <text:p/>
          </table:table-cell>
          <table:table-cell table:style-name="ce2" table:formula="of:=IF(AND([.AF$43]&lt;=[.$Y96];[.AF$43]&gt;=[.$X96]);INDEX([.$Z$37:.$AG$37];[.AF$43]);&quot;&quot;)">
            <text:p/>
          </table:table-cell>
          <table:table-cell table:style-name="ce2" table:formula="of:=IF(AND([.AG$43]&lt;=[.$Y96];[.AG$43]&gt;=[.$X96]);INDEX([.$Z$37:.$AG$37];[.AG$43]);&quot;&quot;)" office:value-type="float" office:value="341" calcext:value-type="float">
            <text:p>341</text:p>
          </table:table-cell>
          <table:table-cell table:formula="of:=IF([.Z96]=&quot;&quot;;0;MIN([.D96];[.$AA$37]-[.C96]))" office:value-type="float" office:value="0" calcext:value-type="float">
            <text:p>0</text:p>
          </table:table-cell>
          <table:table-cell table:formula="of:=IF([.AA96]=&quot;&quot;;0;MIN([.$AB$37]-[.C96];[.$AB$37]-[.$AA$37];[.D96]-[.AH96]))" office:value-type="float" office:value="0" calcext:value-type="float">
            <text:p>0</text:p>
          </table:table-cell>
          <table:table-cell table:formula="of:=IF([.AB96]=&quot;&quot;;0;MIN([.$AC$37]-[.C96];[.$AC$37]-[.$AB$37];[.D96]-[.AH96]-[.AI96]))" office:value-type="float" office:value="0" calcext:value-type="float">
            <text:p>0</text:p>
          </table:table-cell>
          <table:table-cell table:formula="of:=IF([.AC96]=&quot;&quot;;0;MIN([.$AD$37]-[.C96];[.$AD$37]-[.$AC$37];[.D96]-[.AH96]-[.AI96]-[.AJ96]))" office:value-type="float" office:value="0" calcext:value-type="float">
            <text:p>0</text:p>
          </table:table-cell>
          <table:table-cell table:formula="of:=IF([.AD96]=&quot;&quot;;0;MIN([.$AE$37]-[.C96];[.$AE$37]-[.$AD$37];[.D96]-[.AH96]-[.AI96]-[.AJ96]-[.AK96]))" office:value-type="float" office:value="0" calcext:value-type="float">
            <text:p>0</text:p>
          </table:table-cell>
          <table:table-cell table:formula="of:=IF([.AE96]=&quot;&quot;;0;MIN([.$AF$37]-[.B96];[.$AF$37]-[.$AE$37];[.D96]-[.AH96]-[.AI96]-[.AJ96]-[.AK96]-[.AL96]))" office:value-type="float" office:value="0" calcext:value-type="float">
            <text:p>0</text:p>
          </table:table-cell>
          <table:table-cell table:formula="of:=IF([.AF96]=&quot;&quot;;0;MIN([.$AG$37]-[.C96];[.$AG$37]-[.$AF$37];[.D96]-[.AH96]-[.AI96]-[.AJ96]-[.AK96]-[.AL96]-[.AM96]))" office:value-type="float" office:value="0" calcext:value-type="float">
            <text:p>0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 0" calcext:value-type="string">
            <text:p><text:s/>0</text:p>
          </table:table-cell>
          <table:table-cell table:number-columns-repeated="4"/>
          <table:table-cell table:formula="of:=IF([.AZ92]&lt;[.$AZ$9];[.AZ92]+1;&quot;-&quot;)" office:value-type="float" office:value="22" calcext:value-type="float">
            <text:p>22</text:p>
          </table:table-cell>
          <table:table-cell table:formula="of:=IF([.AZ92]&lt;[.$AZ$9];[.BA92];&quot;-&quot;)" office:value-type="float" office:value="2" calcext:value-type="float">
            <text:p>2</text:p>
          </table:table-cell>
          <table:table-cell table:formula="of:=IF([.BA96]=&quot;-&quot;;&quot;&quot;;IF([.$B$1]=2;INDEX([.$AR$16:.$AU$31];[.AZ96];[.BA96]);IF([.$B$1]=3;INDEX([.$AR$44:.$AU$98];[.AZ96];[.BA96]);INDEX([.$AR$113:.$AU$218];[.AZ96];[.BA96]))))" office:value-type="string" office:string-value="    #'((Y-offset . 103)" calcext:value-type="string">
            <text:p><text:s text:c="4"/>#'((Y-offset . 103)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/>
          <table:table-cell table:number-columns-repeated="19"/>
          <table:table-cell table:style-name="ce44" table:formula="of:=MATCH([.C97];[.$Z$37:.$AG$37];1)" office:value-type="string" office:string-value="" calcext:value-type="error">
            <text:p>#N/D</text:p>
          </table:table-cell>
          <table:table-cell table:style-name="ce44" table:formula="of:=MATCH([.D97]+[.C97];[.$Z$37:.$AG$37];1)" office:value-type="float" office:value="1" calcext:value-type="float">
            <text:p>1</text:p>
          </table:table-cell>
          <table:table-cell table:style-name="ce2" table:formula="of:=IF(AND([.Z$43]&lt;=[.$Y97];[.Z$43]&gt;=[.$X9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7];[.AA$43]&gt;=[.$X9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7];[.AB$43]&gt;=[.$X9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7];[.AC$43]&gt;=[.$X9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7];[.AD$43]&gt;=[.$X9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7];[.AE$43]&gt;=[.$X9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7];[.AF$43]&gt;=[.$X9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7];[.AG$43]&gt;=[.$X97]);INDEX([.$Z$37:.$AG$37];[.AG$43]);&quot;&quot;)" office:value-type="string" office:string-value="" calcext:value-type="error">
            <text:p>#N/D</text:p>
          </table:table-cell>
          <table:table-cell table:formula="of:=IF([.Z97]=&quot;&quot;;0;MIN([.D97];[.$AA$37]-[.C97]))" office:value-type="string" office:string-value="" calcext:value-type="error">
            <text:p>#N/D</text:p>
          </table:table-cell>
          <table:table-cell table:formula="of:=IF([.AA97]=&quot;&quot;;0;MIN([.$AB$37]-[.C97];[.$AB$37]-[.$AA$37];[.D97]-[.AH97]))" office:value-type="string" office:string-value="" calcext:value-type="error">
            <text:p>#N/D</text:p>
          </table:table-cell>
          <table:table-cell table:formula="of:=IF([.AB97]=&quot;&quot;;0;MIN([.$AC$37]-[.C97];[.$AC$37]-[.$AB$37];[.D97]-[.AH97]-[.AI97]))" office:value-type="string" office:string-value="" calcext:value-type="error">
            <text:p>#N/D</text:p>
          </table:table-cell>
          <table:table-cell table:formula="of:=IF([.AC97]=&quot;&quot;;0;MIN([.$AD$37]-[.C97];[.$AD$37]-[.$AC$37];[.D97]-[.AH97]-[.AI97]-[.AJ97]))" office:value-type="string" office:string-value="" calcext:value-type="error">
            <text:p>#N/D</text:p>
          </table:table-cell>
          <table:table-cell table:formula="of:=IF([.AD97]=&quot;&quot;;0;MIN([.$AE$37]-[.C97];[.$AE$37]-[.$AD$37];[.D97]-[.AH97]-[.AI97]-[.AJ97]-[.AK97]))" office:value-type="string" office:string-value="" calcext:value-type="error">
            <text:p>#N/D</text:p>
          </table:table-cell>
          <table:table-cell table:formula="of:=IF([.AE97]=&quot;&quot;;0;MIN([.$AF$37]-[.B97];[.$AF$37]-[.$AE$37];[.D97]-[.AH97]-[.AI97]-[.AJ97]-[.AK97]-[.AL97]))" office:value-type="string" office:string-value="" calcext:value-type="error">
            <text:p>#N/D</text:p>
          </table:table-cell>
          <table:table-cell table:formula="of:=IF([.AF97]=&quot;&quot;;0;MIN([.$AG$37]-[.C97];[.$AG$37]-[.$AF$37];[.D97]-[.AH97]-[.AI97]-[.AJ97]-[.AK97]-[.AL97]-[.AM97]))" office:value-type="string" office:string-value="" calcext:value-type="error">
            <text:p>#N/D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3]&lt;[.$AZ$9];[.AZ93]+1;&quot;-&quot;)" office:value-type="float" office:value="22" calcext:value-type="float">
            <text:p>22</text:p>
          </table:table-cell>
          <table:table-cell table:formula="of:=IF([.AZ93]&lt;[.$AZ$9];[.BA93];&quot;-&quot;)" office:value-type="float" office:value="3" calcext:value-type="float">
            <text:p>3</text:p>
          </table:table-cell>
          <table:table-cell table:formula="of:=IF([.BA97]=&quot;-&quot;;&quot;&quot;;IF([.$B$1]=2;INDEX([.$AR$16:.$AU$31];[.AZ97];[.BA97]);IF([.$B$1]=3;INDEX([.$AR$44:.$AU$98];[.AZ97];[.BA97]);INDEX([.$AR$113:.$AU$218];[.AZ97];[.BA97]))))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number-columns-repeated="10"/>
        </table:table-row>
        <table:table-row table:style-name="ro1">
          <table:table-cell/>
          <table:table-cell table:style-name="ce43"/>
          <table:table-cell/>
          <table:table-cell table:style-name="ce7"/>
          <table:table-cell table:number-columns-repeated="19"/>
          <table:table-cell table:style-name="ce44" table:formula="of:=MATCH([.C98];[.$Z$37:.$AG$37];1)" office:value-type="string" office:string-value="" calcext:value-type="error">
            <text:p>#N/D</text:p>
          </table:table-cell>
          <table:table-cell table:style-name="ce44" table:formula="of:=MATCH([.D98]+[.C98];[.$Z$37:.$AG$37];1)" office:value-type="float" office:value="1" calcext:value-type="float">
            <text:p>1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N/D</text:p>
          </table:table-cell>
          <table:table-cell table:formula="of:=IF([.Z98]=&quot;&quot;;0;MIN([.D98];[.$AA$37]-[.C98]))" office:value-type="string" office:string-value="" calcext:value-type="error">
            <text:p>#N/D</text:p>
          </table:table-cell>
          <table:table-cell table:formula="of:=IF([.AA98]=&quot;&quot;;0;MIN([.$AB$37]-[.C98];[.$AB$37]-[.$AA$37];[.D98]-[.AH98]))" office:value-type="string" office:string-value="" calcext:value-type="error">
            <text:p>#N/D</text:p>
          </table:table-cell>
          <table:table-cell table:formula="of:=IF([.AB98]=&quot;&quot;;0;MIN([.$AC$37]-[.C98];[.$AC$37]-[.$AB$37];[.D98]-[.AH98]-[.AI98]))" office:value-type="string" office:string-value="" calcext:value-type="error">
            <text:p>#N/D</text:p>
          </table:table-cell>
          <table:table-cell table:formula="of:=IF([.AC98]=&quot;&quot;;0;MIN([.$AD$37]-[.C98];[.$AD$37]-[.$AC$37];[.D98]-[.AH98]-[.AI98]-[.AJ98]))" office:value-type="string" office:string-value="" calcext:value-type="error">
            <text:p>#N/D</text:p>
          </table:table-cell>
          <table:table-cell table:formula="of:=IF([.AD98]=&quot;&quot;;0;MIN([.$AE$37]-[.C98];[.$AE$37]-[.$AD$37];[.D98]-[.AH98]-[.AI98]-[.AJ98]-[.AK98]))" office:value-type="string" office:string-value="" calcext:value-type="error">
            <text:p>#N/D</text:p>
          </table:table-cell>
          <table:table-cell table:formula="of:=IF([.AE98]=&quot;&quot;;0;MIN([.$AF$37]-[.B98];[.$AF$37]-[.$AE$37];[.D98]-[.AH98]-[.AI98]-[.AJ98]-[.AK98]-[.AL98]))" office:value-type="string" office:string-value="" calcext:value-type="error">
            <text:p>#N/D</text:p>
          </table:table-cell>
          <table:table-cell table:formula="of:=IF([.AF98]=&quot;&quot;;0;MIN([.$AG$37]-[.C98];[.$AG$37]-[.$AF$37];[.D98]-[.AH98]-[.AI98]-[.AJ98]-[.AK98]-[.AL98]-[.AM98]))" office:value-type="string" office:string-value="" calcext:value-type="error">
            <text:p>#N/D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4]&lt;[.$AZ$9];[.AZ94]+1;&quot;-&quot;)" office:value-type="float" office:value="22" calcext:value-type="float">
            <text:p>22</text:p>
          </table:table-cell>
          <table:table-cell table:formula="of:=IF([.AZ94]&lt;[.$AZ$9];[.BA94];&quot;-&quot;)" office:value-type="float" office:value="4" calcext:value-type="float">
            <text:p>4</text:p>
          </table:table-cell>
          <table:table-cell table:formula="of:=IF([.BA98]=&quot;-&quot;;&quot;&quot;;IF([.$B$1]=2;INDEX([.$AR$16:.$AU$31];[.AZ98];[.BA98]);IF([.$B$1]=3;INDEX([.$AR$44:.$AU$98];[.AZ98];[.BA98]);INDEX([.$AR$113:.$AU$218];[.AZ98];[.BA98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5]&lt;[.$AZ$9];[.AZ95]+1;&quot;-&quot;)" office:value-type="float" office:value="23" calcext:value-type="float">
            <text:p>23</text:p>
          </table:table-cell>
          <table:table-cell table:formula="of:=IF([.AZ95]&lt;[.$AZ$9];[.BA95];&quot;-&quot;)" office:value-type="float" office:value="1" calcext:value-type="float">
            <text:p>1</text:p>
          </table:table-cell>
          <table:table-cell table:formula="of:=IF([.BA99]=&quot;-&quot;;&quot;&quot;;IF([.$B$1]=2;INDEX([.$AR$16:.$AU$31];[.AZ99];[.BA99]);IF([.$B$1]=3;INDEX([.$AR$44:.$AU$98];[.AZ99];[.BA99]);INDEX([.$AR$113:.$AU$218];[.AZ99];[.BA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6]&lt;[.$AZ$9];[.AZ96]+1;&quot;-&quot;)" office:value-type="float" office:value="23" calcext:value-type="float">
            <text:p>23</text:p>
          </table:table-cell>
          <table:table-cell table:formula="of:=IF([.AZ96]&lt;[.$AZ$9];[.BA96];&quot;-&quot;)" office:value-type="float" office:value="2" calcext:value-type="float">
            <text:p>2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 office:value-type="string" office:string-value="    #'((Y-offset . 177)" calcext:value-type="string">
            <text:p><text:s text:c="4"/>#'((Y-offset . 17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7]&lt;[.$AZ$9];[.AZ97]+1;&quot;-&quot;)" office:value-type="float" office:value="23" calcext:value-type="float">
            <text:p>23</text:p>
          </table:table-cell>
          <table:table-cell table:formula="of:=IF([.AZ97]&lt;[.$AZ$9];[.BA97];&quot;-&quot;)" office:value-type="float" office:value="3" calcext:value-type="float">
            <text:p>3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8]&lt;[.$AZ$9];[.AZ98]+1;&quot;-&quot;)" office:value-type="float" office:value="23" calcext:value-type="float">
            <text:p>23</text:p>
          </table:table-cell>
          <table:table-cell table:formula="of:=IF([.AZ98]&lt;[.$AZ$9];[.BA98];&quot;-&quot;)" office:value-type="float" office:value="4" calcext:value-type="float">
            <text:p>4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9]&lt;[.$AZ$9];[.AZ99]+1;&quot;-&quot;)" office:value-type="float" office:value="24" calcext:value-type="float">
            <text:p>24</text:p>
          </table:table-cell>
          <table:table-cell table:formula="of:=IF([.AZ99]&lt;[.$AZ$9];[.BA99];&quot;-&quot;)" office:value-type="float" office:value="1" calcext:value-type="float">
            <text:p>1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100]&lt;[.$AZ$9];[.AZ100]+1;&quot;-&quot;)" office:value-type="float" office:value="24" calcext:value-type="float">
            <text:p>24</text:p>
          </table:table-cell>
          <table:table-cell table:formula="of:=IF([.AZ100]&lt;[.$AZ$9];[.BA100];&quot;-&quot;)" office:value-type="float" office:value="2" calcext:value-type="float">
            <text:p>2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float" office:value="24" calcext:value-type="float">
            <text:p>24</text:p>
          </table:table-cell>
          <table:table-cell table:formula="of:=IF([.AZ101]&lt;[.$AZ$9];[.BA101];&quot;-&quot;)" office:value-type="float" office:value="3" calcext:value-type="float">
            <text:p>3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 office:value-type="string" office:string-value="      (alignment-distances . (11 15 13)))" calcext:value-type="string">
            <text:p><text:s text:c="6"/>(alignment-distances . (11 15 13))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432" calcext:value-type="float">
            <text:p>432</text:p>
          </table:table-cell>
          <table:table-cell table:style-name="ce7" table:number-columns-repeated="6"/>
          <table:table-cell table:number-columns-repeated="18"/>
          <table:table-cell table:formula="of:=IF([.AZ102]&lt;[.$AZ$9];[.AZ102]+1;&quot;-&quot;)" office:value-type="float" office:value="24" calcext:value-type="float">
            <text:p>24</text:p>
          </table:table-cell>
          <table:table-cell table:formula="of:=IF([.AZ102]&lt;[.$AZ$9];[.BA102];&quot;-&quot;)" office:value-type="float" office:value="4" calcext:value-type="float">
            <text:p>4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7" office:value-type="string" calcext:value-type="string">
            <text:p>s1</text:p>
          </table:table-cell>
          <table:table-cell table:style-name="ce7" table:number-columns-repeated="6"/>
          <table:table-cell table:number-columns-repeated="7" office:value-type="string" calcext:value-type="string">
            <text:p>s1</text:p>
          </table:table-cell>
          <table:table-cell table:number-columns-repeated="11"/>
          <table:table-cell table:formula="of:=IF([.AZ103]&lt;[.$AZ$9];[.AZ103]+1;&quot;-&quot;)" office:value-type="float" office:value="25" calcext:value-type="float">
            <text:p>25</text:p>
          </table:table-cell>
          <table:table-cell table:formula="of:=IF([.AZ103]&lt;[.$AZ$9];[.BA103];&quot;-&quot;)" office:value-type="float" office:value="1" calcext:value-type="float">
            <text:p>1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89" calcext:value-type="float">
            <text:p>89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1" calcext:value-type="float">
            <text:p>1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>
            <text:p/>
          </table:table-cell>
          <table:table-cell table:style-name="ce2" table:formula="of:=IF(AND([.AB$105]&lt;=[.$Y108];[.AB$105]&gt;=[.$X108]);INDEX([.$Z$106:.$AG$106];[.AB$105]);&quot;&quot;)">
            <text:p/>
          </table:table-cell>
          <table:table-cell table:style-name="ce2" table:formula="of:=IF(AND([.AC$105]&lt;=[.$Y108];[.AC$105]&gt;=[.$X108]);INDEX([.$Z$106:.$AG$106];[.AC$105]);&quot;&quot;)">
            <text:p/>
          </table:table-cell>
          <table:table-cell table:style-name="ce2" table:formula="of:=IF(AND([.AD$105]&lt;=[.$Y108];[.AD$105]&gt;=[.$X108]);INDEX([.$Z$106:.$AG$106];[.AD$105]);&quot;&quot;)">
            <text:p/>
          </table:table-cell>
          <table:table-cell table:style-name="ce2" table:formula="of:=IF(AND([.AE$105]&lt;=[.$Y108];[.AE$105]&gt;=[.$X108]);INDEX([.$Z$106:.$AG$106];[.AE$105]);&quot;&quot;)">
            <text:p/>
          </table:table-cell>
          <table:table-cell table:style-name="ce2" table:formula="of:=IF(AND([.AF$105]&lt;=[.$Y108];[.AF$105]&gt;=[.$X108]);INDEX([.$Z$106:.$AG$106];[.AF$105]);&quot;&quot;)">
            <text:p/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88" calcext:value-type="float">
            <text:p>88</text:p>
          </table:table-cell>
          <table:table-cell table:formula="of:=IF([.AA108]=&quot;&quot;;0;MIN([.$AB$106]-[.V108];[.$AB$106]-[.$AA$106];[.W108]-[.V108]-[.AH108]))" office:value-type="float" office:value="0" calcext:value-type="float">
            <text:p>0</text:p>
          </table:table-cell>
          <table:table-cell table:formula="of:=IF([.AB108]=&quot;&quot;;0;MIN([.$AC$106]-[.V108];[.$AC$106]-[.$AB$106];[.W108]-[.V108]-[.AH108]-[.AI108]))" office:value-type="float" office:value="0" calcext:value-type="float">
            <text:p>0</text:p>
          </table:table-cell>
          <table:table-cell table:formula="of:=IF([.AC108]=&quot;&quot;;0;MIN([.$AD$106]-[.V108];[.$AD$106]-[.$AC$106];[.W108]-[.V108]-[.AH108]-[.AI108]-[.AJ108]))" office:value-type="float" office:value="0" calcext:value-type="float">
            <text:p>0</text:p>
          </table:table-cell>
          <table:table-cell table:formula="of:=IF([.AD108]=&quot;&quot;;0;MIN([.$AE$106]-[.V108];[.$AE$106]-[.$AD$106];[.W108]-[.V108]-[.AH108]-[.AI108]-[.AJ108]-[.AK108]))" office:value-type="float" office:value="0" calcext:value-type="float">
            <text:p>0</text:p>
          </table:table-cell>
          <table:table-cell table:formula="of:=IF([.AE108]=&quot;&quot;;0;MIN([.$AF$106]-[.V108];[.$AF$106]-[.$AE$106];[.W108]-[.V108]-[.AH108]-[.AI108]-[.AJ108]-[.AK108]-[.AL108]))" office:value-type="float" office:value="0" calcext:value-type="float">
            <text:p>0</text:p>
          </table:table-cell>
          <table:table-cell table:formula="of:=IF([.AF108]=&quot;&quot;;0;MIN([.$AG$106]-[.V108];[.$AG$106]-[.$AF$106];[.W108]-[.V108]-[.AH108]-[.AI108]-[.AJ108]-[.AK108]-[.AL108]-[.AM108]))" office:value-type="float" office:value="0" calcext:value-type="float">
            <text:p>0</text:p>
          </table:table-cell>
          <table:table-cell/>
          <table:table-cell table:style-name="ce2" table:formula="of:=IF([.AH108]&gt;=1;[.$AH$107]&amp;&quot;*&quot;&amp;[.AH108]&amp;&quot; &quot;;&quot;&quot;)&amp;IF([.AI108]&gt;=1;[.$AI$107]&amp;&quot;*&quot;&amp;[.AI108]&amp;&quot; &quot;;&quot;&quot;)&amp;IF([.AJ108]&gt;=1;[.$AJ$107]&amp;&quot;*&quot;&amp;[.AJ108]&amp;&quot; &quot;;&quot;&quot;)&amp;IF([.AK108]&gt;=1;[.$AK$107]&amp;&quot;*&quot;&amp;[.AK108]&amp;&quot; &quot;;&quot;&quot;)&amp;IF([.AL108]&gt;=1;[.$AL$107]&amp;&quot;*&quot;&amp;[.AL108]&amp;&quot; &quot;;&quot;&quot;)&amp;IF([.AM108]&gt;=1;[.$AM$107]&amp;&quot;*&quot;&amp;[.AM108]&amp;&quot; &quot;;&quot;&quot;)&amp;IF([.AN108]&gt;=1;[.$AN$107]&amp;&quot;*&quot;&amp;[.AN108]&amp;&quot; &quot;;&quot;&quot;)" office:value-type="string" office:string-value="s1*88 " calcext:value-type="string">
            <text:p>s1*88 </text:p>
          </table:table-cell>
          <table:table-cell table:number-columns-repeated="9"/>
          <table:table-cell table:formula="of:=IF([.AZ104]&lt;[.$AZ$9];[.AZ104]+1;&quot;-&quot;)" office:value-type="float" office:value="25" calcext:value-type="float">
            <text:p>25</text:p>
          </table:table-cell>
          <table:table-cell table:formula="of:=IF([.AZ104]&lt;[.$AZ$9];[.BA104];&quot;-&quot;)" office:value-type="float" office:value="2" calcext:value-type="float">
            <text:p>2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 office:value-type="string" office:string-value="    #'((Y-offset . 95)" calcext:value-type="string">
            <text:p><text:s text:c="4"/>#'((Y-offset . 95)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B3]" office:value-type="float" office:value="89" calcext:value-type="float">
            <text:p>89</text:p>
          </table:table-cell>
          <table:table-cell table:formula="of:=[.D3]" office:value-type="float" office:value="103" calcext:value-type="float">
            <text:p>103</text:p>
          </table:table-cell>
          <table:table-cell table:style-name="ce44" table:formula="of:=MATCH([.V109];[.$Z$106:.$AG$106];1)" office:value-type="float" office:value="1" calcext:value-type="float">
            <text:p>1</text:p>
          </table:table-cell>
          <table:table-cell table:style-name="ce44" table:formula="of:=MATCH([.W109];[.$Z$106:.$AG$106];1)" office:value-type="float" office:value="1" calcext:value-type="float">
            <text:p>1</text:p>
          </table:table-cell>
          <table:table-cell table:style-name="ce2" table:formula="of:=IF(AND([.Z$105]&lt;=[.$Y109];[.Z$105]&gt;=[.$X109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9];[.AA$105]&gt;=[.$X109]);INDEX([.$Z$106:.$AG$106];[.AA$105]);&quot;&quot;)">
            <text:p/>
          </table:table-cell>
          <table:table-cell table:style-name="ce2" table:formula="of:=IF(AND([.AB$105]&lt;=[.$Y109];[.AB$105]&gt;=[.$X109]);INDEX([.$Z$106:.$AG$106];[.AB$105]);&quot;&quot;)">
            <text:p/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>
            <text:p/>
          </table:table-cell>
          <table:table-cell table:style-name="ce2" table:formula="of:=IF(AND([.AG$105]&lt;=[.$Y109];[.AG$105]&gt;=[.$X109]);INDEX([.$Z$106:.$AG$106];[.AG$105]);&quot;&quot;)">
            <text:p/>
          </table:table-cell>
          <table:table-cell table:formula="of:=IF([.Z109]=&quot;&quot;;0;MIN([.W109]-[.V109];[.$AA$106]-[.V109]))" office:value-type="float" office:value="14" calcext:value-type="float">
            <text:p>14</text:p>
          </table:table-cell>
          <table:table-cell table:formula="of:=IF([.AA109]=&quot;&quot;;0;MIN([.$AB$106]-[.V109];[.$AB$106]-[.$AA$106];[.W109]-[.V109]-[.AH109]))" office:value-type="float" office:value="0" calcext:value-type="float">
            <text:p>0</text:p>
          </table:table-cell>
          <table:table-cell table:formula="of:=IF([.AB109]=&quot;&quot;;0;MIN([.$AC$106]-[.V109];[.$AC$106]-[.$AB$106];[.W109]-[.V109]-[.AH109]-[.AI109]))" office:value-type="float" office:value="0" calcext:value-type="float">
            <text:p>0</text:p>
          </table:table-cell>
          <table:table-cell table:formula="of:=IF([.AC109]=&quot;&quot;;0;MIN([.$AD$106]-[.V109];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V109];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V109];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V109];[.$AG$106]-[.$AF$106];[.W109]-[.V109]-[.AH109]-[.AI109]-[.AJ109]-[.AK109]-[.AL109]-[.AM109]))" office:value-type="float" office:value="0" calcext:value-type="float">
            <text:p>0</text:p>
          </table:table-cell>
          <table:table-cell/>
          <table:table-cell table:style-name="ce2" table:formula="of:=IF([.AH109]&gt;=1;[.$AH$107]&amp;&quot;*&quot;&amp;[.AH109]&amp;&quot; &quot;;&quot;&quot;)&amp;IF([.AI109]&gt;=1;[.$AI$107]&amp;&quot;*&quot;&amp;[.AI109]&amp;&quot; &quot;;&quot;&quot;)&amp;IF([.AJ109]&gt;=1;[.$AJ$107]&amp;&quot;*&quot;&amp;[.AJ109]&amp;&quot; &quot;;&quot;&quot;)&amp;IF([.AK109]&gt;=1;[.$AK$107]&amp;&quot;*&quot;&amp;[.AK109]&amp;&quot; &quot;;&quot;&quot;)&amp;IF([.AL109]&gt;=1;[.$AL$107]&amp;&quot;*&quot;&amp;[.AL109]&amp;&quot; &quot;;&quot;&quot;)&amp;IF([.AM109]&gt;=1;[.$AM$107]&amp;&quot;*&quot;&amp;[.AM109]&amp;&quot; &quot;;&quot;&quot;)&amp;IF([.AN109]&gt;=1;[.$AN$107]&amp;&quot;*&quot;&amp;[.AN109]&amp;&quot; &quot;;&quot;&quot;)" office:value-type="string" office:string-value="s1*14 " calcext:value-type="string">
            <text:p>s1*14 </text:p>
          </table:table-cell>
          <table:table-cell table:number-columns-repeated="9"/>
          <table:table-cell table:formula="of:=IF([.AZ105]&lt;[.$AZ$9];[.AZ105]+1;&quot;-&quot;)" office:value-type="float" office:value="25" calcext:value-type="float">
            <text:p>25</text:p>
          </table:table-cell>
          <table:table-cell table:formula="of:=IF([.AZ105]&lt;[.$AZ$9];[.BA105];&quot;-&quot;)" office:value-type="float" office:value="3" calcext:value-type="float">
            <text:p>3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103" calcext:value-type="float">
            <text:p>103</text:p>
          </table:table-cell>
          <table:table-cell table:formula="of:=[.AA106]" office:value-type="float" office:value="432" calcext:value-type="float">
            <text:p>432</text:p>
          </table:table-cell>
          <table:table-cell table:style-name="ce44" table:formula="of:=MATCH([.V110];[.$Z$106:.$AG$106];1)" office:value-type="float" office:value="1" calcext:value-type="float">
            <text:p>1</text:p>
          </table:table-cell>
          <table:table-cell table:style-name="ce44" table:formula="of:=MATCH([.W110];[.$Z$106:.$AG$106];1)" office:value-type="float" office:value="2" calcext:value-type="float">
            <text:p>2</text:p>
          </table:table-cell>
          <table:table-cell table:style-name="ce2" table:formula="of:=IF(AND([.Z$105]&lt;=[.$Y110];[.Z$105]&gt;=[.$X110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10];[.AA$105]&gt;=[.$X110]);INDEX([.$Z$106:.$AG$106];[.AA$105]);&quot;&quot;)" office:value-type="float" office:value="432" calcext:value-type="float">
            <text:p>432</text:p>
          </table:table-cell>
          <table:table-cell table:style-name="ce2" table:formula="of:=IF(AND([.AB$105]&lt;=[.$Y110];[.AB$105]&gt;=[.$X110]);INDEX([.$Z$106:.$AG$106];[.AB$105]);&quot;&quot;)">
            <text:p/>
          </table:table-cell>
          <table:table-cell table:style-name="ce2" table:formula="of:=IF(AND([.AC$105]&lt;=[.$Y110];[.AC$105]&gt;=[.$X110]);INDEX([.$Z$106:.$AG$106];[.AC$105]);&quot;&quot;)">
            <text:p/>
          </table:table-cell>
          <table:table-cell table:style-name="ce2" table:formula="of:=IF(AND([.AD$105]&lt;=[.$Y110];[.AD$105]&gt;=[.$X110]);INDEX([.$Z$106:.$AG$106];[.AD$105]);&quot;&quot;)">
            <text:p/>
          </table:table-cell>
          <table:table-cell table:style-name="ce2" table:formula="of:=IF(AND([.AE$105]&lt;=[.$Y110];[.AE$105]&gt;=[.$X110]);INDEX([.$Z$106:.$AG$106];[.AE$105]);&quot;&quot;)">
            <text:p/>
          </table:table-cell>
          <table:table-cell table:style-name="ce2" table:formula="of:=IF(AND([.AF$105]&lt;=[.$Y110];[.AF$105]&gt;=[.$X110]);INDEX([.$Z$106:.$AG$106];[.AF$105]);&quot;&quot;)">
            <text:p/>
          </table:table-cell>
          <table:table-cell table:style-name="ce2" table:formula="of:=IF(AND([.AG$105]&lt;=[.$Y110];[.AG$105]&gt;=[.$X110]);INDEX([.$Z$106:.$AG$106];[.AG$105]);&quot;&quot;)">
            <text:p/>
          </table:table-cell>
          <table:table-cell table:formula="of:=IF([.Z110]=&quot;&quot;;0;MIN([.W110]-[.V110];[.$AA$106]-[.V110]))" office:value-type="float" office:value="329" calcext:value-type="float">
            <text:p>329</text:p>
          </table:table-cell>
          <table:table-cell table:formula="of:=IF([.AA110]=&quot;&quot;;0;MIN([.$AB$106]-[.V110];[.$AB$106]-[.$AA$106];[.W110]-[.V110]-[.AH110]))" office:value-type="float" office:value="-432" calcext:value-type="float">
            <text:p>-432</text:p>
          </table:table-cell>
          <table:table-cell table:formula="of:=IF([.AB110]=&quot;&quot;;0;MIN([.$AC$106]-[.V110];[.$AC$106]-[.$AB$106];[.W110]-[.V110]-[.AH110]-[.AI110]))" office:value-type="float" office:value="0" calcext:value-type="float">
            <text:p>0</text:p>
          </table:table-cell>
          <table:table-cell table:formula="of:=IF([.AC110]=&quot;&quot;;0;MIN([.$AD$106]-[.V110];[.$AD$106]-[.$AC$106];[.W110]-[.V110]-[.AH110]-[.AI110]-[.AJ110]))" office:value-type="float" office:value="0" calcext:value-type="float">
            <text:p>0</text:p>
          </table:table-cell>
          <table:table-cell table:formula="of:=IF([.AD110]=&quot;&quot;;0;MIN([.$AE$106]-[.V110];[.$AE$106]-[.$AD$106];[.W110]-[.V110]-[.AH110]-[.AI110]-[.AJ110]-[.AK110]))" office:value-type="float" office:value="0" calcext:value-type="float">
            <text:p>0</text:p>
          </table:table-cell>
          <table:table-cell table:formula="of:=IF([.AE110]=&quot;&quot;;0;MIN([.$AF$106]-[.V110];[.$AF$106]-[.$AE$106];[.W110]-[.V110]-[.AH110]-[.AI110]-[.AJ110]-[.AK110]-[.AL110]))" office:value-type="float" office:value="0" calcext:value-type="float">
            <text:p>0</text:p>
          </table:table-cell>
          <table:table-cell table:formula="of:=IF([.AF110]=&quot;&quot;;0;MIN([.$AG$106]-[.V110];[.$AG$106]-[.$AF$106];[.W110]-[.V110]-[.AH110]-[.AI110]-[.AJ110]-[.AK110]-[.AL110]-[.AM110]))" office:value-type="float" office:value="0" calcext:value-type="float">
            <text:p>0</text:p>
          </table:table-cell>
          <table:table-cell/>
          <table:table-cell table:style-name="ce2" table:formula="of:=IF([.AH110]&gt;=1;[.$AH$107]&amp;&quot;*&quot;&amp;[.AH110]&amp;&quot; &quot;;&quot;&quot;)&amp;IF([.AI110]&gt;=1;[.$AI$107]&amp;&quot;*&quot;&amp;[.AI110]&amp;&quot; &quot;;&quot;&quot;)&amp;IF([.AJ110]&gt;=1;[.$AJ$107]&amp;&quot;*&quot;&amp;[.AJ110]&amp;&quot; &quot;;&quot;&quot;)&amp;IF([.AK110]&gt;=1;[.$AK$107]&amp;&quot;*&quot;&amp;[.AK110]&amp;&quot; &quot;;&quot;&quot;)&amp;IF([.AL110]&gt;=1;[.$AL$107]&amp;&quot;*&quot;&amp;[.AL110]&amp;&quot; &quot;;&quot;&quot;)&amp;IF([.AM110]&gt;=1;[.$AM$107]&amp;&quot;*&quot;&amp;[.AM110]&amp;&quot; &quot;;&quot;&quot;)&amp;IF([.AN110]&gt;=1;[.$AN$107]&amp;&quot;*&quot;&amp;[.AN110]&amp;&quot; &quot;;&quot;&quot;)" office:value-type="string" office:string-value="s1*329 " calcext:value-type="string">
            <text:p>s1*329 </text:p>
          </table:table-cell>
          <table:table-cell table:number-columns-repeated="9"/>
          <table:table-cell table:formula="of:=IF([.AZ106]&lt;[.$AZ$9];[.AZ106]+1;&quot;-&quot;)" office:value-type="float" office:value="25" calcext:value-type="float">
            <text:p>25</text:p>
          </table:table-cell>
          <table:table-cell table:formula="of:=IF([.AZ106]&lt;[.$AZ$9];[.BA106];&quot;-&quot;)" office:value-type="float" office:value="4" calcext:value-type="float">
            <text:p>4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acc</text:p>
          </table:table-cell>
          <table:table-cell table:number-columns-repeated="30"/>
          <table:table-cell table:formula="of:=IF([.AZ107]&lt;[.$AZ$9];[.AZ107]+1;&quot;-&quot;)" office:value-type="float" office:value="26" calcext:value-type="float">
            <text:p>26</text:p>
          </table:table-cell>
          <table:table-cell table:formula="of:=IF([.AZ107]&lt;[.$AZ$9];[.BA107];&quot;-&quot;)" office:value-type="float" office:value="1" calcext:value-type="float">
            <text:p>1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1" calcext:value-type="string">
            <text:p>s1</text:p>
          </table:table-cell>
          <table:table-cell table:formula="of:=[.AA107]" office:value-type="string" office:string-value="s1" calcext:value-type="string">
            <text:p>s1</text:p>
          </table:table-cell>
          <table:table-cell table:formula="of:=[.AB107]" office:value-type="float" office:value="0" calcext:value-type="float">
            <text:p>0</text:p>
          </table:table-cell>
          <table:table-cell table:formula="of:=[.AC107]" office:value-type="float" office:value="0" calcext:value-type="float">
            <text:p>0</text:p>
          </table:table-cell>
          <table:table-cell table:formula="of:=[.AD107]" office:value-type="float" office:value="0" calcext:value-type="float">
            <text:p>0</text:p>
          </table:table-cell>
          <table:table-cell table:formula="of:=[.AE107]" office:value-type="float" office:value="0" calcext:value-type="float">
            <text:p>0</text:p>
          </table:table-cell>
          <table:table-cell table:formula="of:=[.AF107]" office:value-type="float" office:value="0" calcext:value-type="float">
            <text:p>0</text:p>
          </table:table-cell>
          <table:table-cell table:number-columns-repeated="11"/>
          <table:table-cell table:formula="of:=IF([.AZ108]&lt;[.$AZ$9];[.AZ108]+1;&quot;-&quot;)" office:value-type="float" office:value="26" calcext:value-type="float">
            <text:p>26</text:p>
          </table:table-cell>
          <table:table-cell table:formula="of:=IF([.AZ108]&lt;[.$AZ$9];[.BA108];&quot;-&quot;)" office:value-type="float" office:value="2" calcext:value-type="float">
            <text:p>2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14]=&quot;&quot;;&quot;&quot;;[.C114]-[.C113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7" calcext:value-type="float">
            <text:p>7</text:p>
          </table:table-cell>
          <table:table-cell table:formula="of:=IF([.AA113]=&quot;&quot;;0;MIN([.$AB$106]-[.C113];[.$AB$106]-[.$AA$106];[.D113]-[.AH113]))" office:value-type="float" office:value="0" calcext:value-type="float">
            <text:p>0</text:p>
          </table:table-cell>
          <table:table-cell table:formula="of:=IF([.AB113]=&quot;&quot;;0;MIN([.$AC$106]-[.C113];[.$AC$106]-[.$AB$106];[.D113]-[.AH113]-[.AI113]))" office:value-type="float" office:value="0" calcext:value-type="float">
            <text:p>0</text:p>
          </table:table-cell>
          <table:table-cell table:formula="of:=IF([.AC113]=&quot;&quot;;0;MIN([.$AD$106]-[.C113];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C113];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C113];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C113];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112]&amp;&quot;*&quot;&amp;[.AH113]&amp;&quot; &quot;;&quot;&quot;)&amp;IF([.AI113]&gt;=1;[.$AI$112]&amp;&quot;*&quot;&amp;[.AI113]&amp;&quot; &quot;;&quot;&quot;)&amp;IF([.AJ113]&gt;=1;[.$AJ$112]&amp;&quot;*&quot;&amp;[.AJ113]&amp;&quot; &quot;;&quot;&quot;)&amp;IF([.AK113]&gt;=1;[.$AK$112]&amp;&quot;*&quot;&amp;[.AK113]&amp;&quot; &quot;;&quot;&quot;)&amp;IF([.AL113]&gt;=1;[.$AL$112]&amp;&quot;*&quot;&amp;[.AL113]&amp;&quot; &quot;;&quot;&quot;)&amp;IF([.AM113]&gt;=1;[.$AM$112]&amp;&quot;*&quot;&amp;[.AM113]&amp;&quot; &quot;;&quot;&quot;)&amp;IF([.AN113]&gt;=1;[.$AN$112]&amp;&quot;*&quot;&amp;[.AN11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formula="of:=IF([.$B$6]=&quot;Y&quot;;&quot;%&quot;;&quot;&quot;)&amp;IF([.U113]=&quot;Y&quot;;&quot;\acciaccatura s8 &quot;;&quot;&quot;)&amp;[.AP113]&amp;&quot; &quot;&amp;IF([.E113]=&quot;b&quot;;&quot;\break&quot;;IF([.E113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09]&lt;[.$AZ$9];[.AZ109]+1;&quot;-&quot;)" office:value-type="float" office:value="26" calcext:value-type="float">
            <text:p>26</text:p>
          </table:table-cell>
          <table:table-cell table:formula="of:=IF([.AZ109]&lt;[.$AZ$9];[.BA109];&quot;-&quot;)" office:value-type="float" office:value="3" calcext:value-type="float">
            <text:p>3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number-columns-repeated="10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115]=&quot;&quot;;&quot;&quot;;[.C115]-[.C11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 table:style-name="ce53" table:number-columns-repeated="14"/>
          <table:table-cell table:style-name="ce7"/>
          <table:table-cell table:number-columns-repeated="2"/>
          <table:table-cell table:style-name="ce44" table:formula="of:=MATCH([.C114];[.$Z$106:.$AG$106];1)" office:value-type="float" office:value="1" calcext:value-type="float">
            <text:p>1</text:p>
          </table:table-cell>
          <table:table-cell table:style-name="ce44" table:formula="of:=MATCH([.D114]+[.C114];[.$Z$106:.$AG$106];1)" office:value-type="float" office:value="1" calcext:value-type="float">
            <text:p>1</text:p>
          </table:table-cell>
          <table:table-cell table:style-name="ce2" table:formula="of:=IF(AND([.Z$112]&lt;=[.$Y114];[.Z$112]&gt;=[.$X11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>
            <text:p/>
          </table:table-cell>
          <table:table-cell table:formula="of:=IF([.Z114]=&quot;&quot;;0;MIN([.D114];[.$AA$106]-[.C114]))" office:value-type="float" office:value="6" calcext:value-type="float">
            <text:p>6</text:p>
          </table:table-cell>
          <table:table-cell table:formula="of:=IF([.AA114]=&quot;&quot;;0;MIN([.$AB$106]-[.C114];[.$AB$106]-[.$AA$106];[.D114]-[.AH114]))" office:value-type="float" office:value="0" calcext:value-type="float">
            <text:p>0</text:p>
          </table:table-cell>
          <table:table-cell table:formula="of:=IF([.AB114]=&quot;&quot;;0;MIN([.$AC$106]-[.C114];[.$AC$106]-[.$AB$106];[.D114]-[.AH114]-[.AI114]))" office:value-type="float" office:value="0" calcext:value-type="float">
            <text:p>0</text:p>
          </table:table-cell>
          <table:table-cell table:formula="of:=IF([.AC114]=&quot;&quot;;0;MIN([.$AD$106]-[.C114];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C114];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C114];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C114];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112]&amp;&quot;*&quot;&amp;[.AH114]&amp;&quot; &quot;;&quot;&quot;)&amp;IF([.AI114]&gt;=1;[.$AI$112]&amp;&quot;*&quot;&amp;[.AI114]&amp;&quot; &quot;;&quot;&quot;)&amp;IF([.AJ114]&gt;=1;[.$AJ$112]&amp;&quot;*&quot;&amp;[.AJ114]&amp;&quot; &quot;;&quot;&quot;)&amp;IF([.AK114]&gt;=1;[.$AK$112]&amp;&quot;*&quot;&amp;[.AK114]&amp;&quot; &quot;;&quot;&quot;)&amp;IF([.AL114]&gt;=1;[.$AL$112]&amp;&quot;*&quot;&amp;[.AL114]&amp;&quot; &quot;;&quot;&quot;)&amp;IF([.AM114]&gt;=1;[.$AM$112]&amp;&quot;*&quot;&amp;[.AM114]&amp;&quot; &quot;;&quot;&quot;)&amp;IF([.AN114]&gt;=1;[.$AN$112]&amp;&quot;*&quot;&amp;[.AN11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    #'((Y-offset . 170)" calcext:value-type="string">
            <text:p><text:s text:c="4"/>#'((Y-offset . 170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4]=&quot;Y&quot;;&quot;\acciaccatura s8 &quot;;&quot;&quot;)&amp;[.AP114]&amp;&quot; &quot;&amp;IF([.E114]=&quot;b&quot;;&quot;\break&quot;;IF([.E11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10]&lt;[.$AZ$9];[.AZ110]+1;&quot;-&quot;)" office:value-type="float" office:value="26" calcext:value-type="float">
            <text:p>26</text:p>
          </table:table-cell>
          <table:table-cell table:formula="of:=IF([.AZ110]&lt;[.$AZ$9];[.BA110];&quot;-&quot;)" office:value-type="float" office:value="4" calcext:value-type="float">
            <text:p>4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14]=&quot;pb&quot;;[.A114]+1;[.A1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7" table:formula="of:=IF([.C116]=&quot;&quot;;&quot;&quot;;[.C116]-[.C115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90" calcext:value-type="float">
            <text:p>190</text:p>
          </table:table-cell>
          <table:table-cell table:style-name="ce53" table:number-columns-repeated="14"/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ce44" table:formula="of:=MATCH([.C115];[.$Z$106:.$AG$106];1)" office:value-type="float" office:value="1" calcext:value-type="float">
            <text:p>1</text:p>
          </table:table-cell>
          <table:table-cell table:style-name="ce44" table:formula="of:=MATCH([.D115]+[.C115];[.$Z$106:.$AG$106];1)" office:value-type="float" office:value="1" calcext:value-type="float">
            <text:p>1</text:p>
          </table:table-cell>
          <table:table-cell table:style-name="ce2" table:formula="of:=IF(AND([.Z$112]&lt;=[.$Y115];[.Z$112]&gt;=[.$X11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>
            <text:p/>
          </table:table-cell>
          <table:table-cell table:formula="of:=IF([.Z115]=&quot;&quot;;0;MIN([.D115];[.$AA$106]-[.C115]))" office:value-type="float" office:value="4" calcext:value-type="float">
            <text:p>4</text:p>
          </table:table-cell>
          <table:table-cell table:formula="of:=IF([.AA115]=&quot;&quot;;0;MIN([.$AB$106]-[.C115];[.$AB$106]-[.$AA$106];[.D115]-[.AH115]))" office:value-type="float" office:value="0" calcext:value-type="float">
            <text:p>0</text:p>
          </table:table-cell>
          <table:table-cell table:formula="of:=IF([.AB115]=&quot;&quot;;0;MIN([.$AC$106]-[.C115];[.$AC$106]-[.$AB$106];[.D115]-[.AH115]-[.AI115]))" office:value-type="float" office:value="0" calcext:value-type="float">
            <text:p>0</text:p>
          </table:table-cell>
          <table:table-cell table:formula="of:=IF([.AC115]=&quot;&quot;;0;MIN([.$AD$106]-[.C115];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C115];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C115];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C115];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112]&amp;&quot;*&quot;&amp;[.AH115]&amp;&quot; &quot;;&quot;&quot;)&amp;IF([.AI115]&gt;=1;[.$AI$112]&amp;&quot;*&quot;&amp;[.AI115]&amp;&quot; &quot;;&quot;&quot;)&amp;IF([.AJ115]&gt;=1;[.$AJ$112]&amp;&quot;*&quot;&amp;[.AJ115]&amp;&quot; &quot;;&quot;&quot;)&amp;IF([.AK115]&gt;=1;[.$AK$112]&amp;&quot;*&quot;&amp;[.AK115]&amp;&quot; &quot;;&quot;&quot;)&amp;IF([.AL115]&gt;=1;[.$AL$112]&amp;&quot;*&quot;&amp;[.AL115]&amp;&quot; &quot;;&quot;&quot;)&amp;IF([.AM115]&gt;=1;[.$AM$112]&amp;&quot;*&quot;&amp;[.AM115]&amp;&quot; &quot;;&quot;&quot;)&amp;IF([.AN115]&gt;=1;[.$AN$112]&amp;&quot;*&quot;&amp;[.AN11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    #'((Y-offset . 190)" calcext:value-type="string">
            <text:p><text:s text:c="4"/>#'((Y-offset . 190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5]=&quot;Y&quot;;&quot;\acciaccatura s8 &quot;;&quot;&quot;)&amp;[.AP115]&amp;&quot; &quot;&amp;IF([.E115]=&quot;b&quot;;&quot;\break&quot;;IF([.E115]=&quot;pb&quot;;&quot;\pageBreak&quot;))" office:value-type="string" office:string-value="\acciaccatura s8 s1*4  \break" calcext:value-type="string">
            <text:p>\acciaccatura s8 s1*4 <text:s/>\break</text:p>
          </table:table-cell>
          <table:table-cell table:number-columns-repeated="4"/>
          <table:table-cell table:formula="of:=IF([.AZ111]&lt;[.$AZ$9];[.AZ111]+1;&quot;-&quot;)" office:value-type="float" office:value="27" calcext:value-type="float">
            <text:p>27</text:p>
          </table:table-cell>
          <table:table-cell table:formula="of:=IF([.AZ111]&lt;[.$AZ$9];[.BA111];&quot;-&quot;)" office:value-type="float" office:value="1" calcext:value-type="float">
            <text:p>1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5]=&quot;pb&quot;;[.A115]+1;[.A1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7" table:formula="of:=IF([.C117]=&quot;&quot;;&quot;&quot;;[.C117]-[.C11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210" calcext:value-type="float">
            <text:p>210</text:p>
          </table:table-cell>
          <table:table-cell table:style-name="ce53" table:number-columns-repeated="14"/>
          <table:table-cell table:number-columns-repeated="3"/>
          <table:table-cell table:style-name="ce44" table:formula="of:=MATCH([.C116];[.$Z$106:.$AG$106];1)" office:value-type="float" office:value="1" calcext:value-type="float">
            <text:p>1</text:p>
          </table:table-cell>
          <table:table-cell table:style-name="ce44" table:formula="of:=MATCH([.D116]+[.C116];[.$Z$106:.$AG$106];1)" office:value-type="float" office:value="1" calcext:value-type="float">
            <text:p>1</text:p>
          </table:table-cell>
          <table:table-cell table:style-name="ce2" table:formula="of:=IF(AND([.Z$112]&lt;=[.$Y116];[.Z$112]&gt;=[.$X11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6];[.AA$112]&gt;=[.$X116]);INDEX([.$Z$106:.$AG$106];[.AA$112]);&quot;&quot;)">
            <text:p/>
          </table:table-cell>
          <table:table-cell table:style-name="ce2" table:formula="of:=IF(AND([.AB$112]&lt;=[.$Y116];[.AB$112]&gt;=[.$X116]);INDEX([.$Z$106:.$AG$106];[.AB$112]);&quot;&quot;)">
            <text:p/>
          </table:table-cell>
          <table:table-cell table:style-name="ce2" table:formula="of:=IF(AND([.AC$112]&lt;=[.$Y116];[.AC$112]&gt;=[.$X116]);INDEX([.$Z$106:.$AG$106];[.AC$112]);&quot;&quot;)">
            <text:p/>
          </table:table-cell>
          <table:table-cell table:style-name="ce2" table:formula="of:=IF(AND([.AD$112]&lt;=[.$Y116];[.AD$112]&gt;=[.$X116]);INDEX([.$Z$106:.$AG$106];[.AD$112]);&quot;&quot;)">
            <text:p/>
          </table:table-cell>
          <table:table-cell table:style-name="ce2" table:formula="of:=IF(AND([.AE$112]&lt;=[.$Y116];[.AE$112]&gt;=[.$X116]);INDEX([.$Z$106:.$AG$106];[.AE$112]);&quot;&quot;)">
            <text:p/>
          </table:table-cell>
          <table:table-cell table:style-name="ce2" table:formula="of:=IF(AND([.AF$112]&lt;=[.$Y116];[.AF$112]&gt;=[.$X116]);INDEX([.$Z$106:.$AG$106];[.AF$112]);&quot;&quot;)">
            <text:p/>
          </table:table-cell>
          <table:table-cell table:style-name="ce2" table:formula="of:=IF(AND([.AG$112]&lt;=[.$Y116];[.AG$112]&gt;=[.$X116]);INDEX([.$Z$106:.$AG$106];[.AG$112]);&quot;&quot;)">
            <text:p/>
          </table:table-cell>
          <table:table-cell table:formula="of:=IF([.Z116]=&quot;&quot;;0;MIN([.D116];[.$AA$106]-[.C116]))" office:value-type="float" office:value="8" calcext:value-type="float">
            <text:p>8</text:p>
          </table:table-cell>
          <table:table-cell table:formula="of:=IF([.AA116]=&quot;&quot;;0;MIN([.$AB$106]-[.C116];[.$AB$106]-[.$AA$106];[.D116]-[.AH116]))" office:value-type="float" office:value="0" calcext:value-type="float">
            <text:p>0</text:p>
          </table:table-cell>
          <table:table-cell table:formula="of:=IF([.AB116]=&quot;&quot;;0;MIN([.$AC$106]-[.C116];[.$AC$106]-[.$AB$106];[.D116]-[.AH116]-[.AI116]))" office:value-type="float" office:value="0" calcext:value-type="float">
            <text:p>0</text:p>
          </table:table-cell>
          <table:table-cell table:formula="of:=IF([.AC116]=&quot;&quot;;0;MIN([.$AD$106]-[.C116];[.$AD$106]-[.$AC$106];[.D116]-[.AH116]-[.AI116]-[.AJ116]))" office:value-type="float" office:value="0" calcext:value-type="float">
            <text:p>0</text:p>
          </table:table-cell>
          <table:table-cell table:formula="of:=IF([.AD116]=&quot;&quot;;0;MIN([.$AE$106]-[.C116];[.$AE$106]-[.$AD$106];[.D116]-[.AH116]-[.AI116]-[.AJ116]-[.AK116]))" office:value-type="float" office:value="0" calcext:value-type="float">
            <text:p>0</text:p>
          </table:table-cell>
          <table:table-cell table:formula="of:=IF([.AE116]=&quot;&quot;;0;MIN([.$AF$106]-[.C116];[.$AF$106]-[.$AE$106];[.D116]-[.AH116]-[.AI116]-[.AJ116]-[.AK116]-[.AL116]))" office:value-type="float" office:value="0" calcext:value-type="float">
            <text:p>0</text:p>
          </table:table-cell>
          <table:table-cell table:formula="of:=IF([.AF116]=&quot;&quot;;0;MIN([.$AG$106]-[.C116];[.$AG$106]-[.$AF$106];[.D116]-[.AH116]-[.AI116]-[.AJ116]-[.AK116]-[.AL116]-[.AM116]))" office:value-type="float" office:value="0" calcext:value-type="float">
            <text:p>0</text:p>
          </table:table-cell>
          <table:table-cell/>
          <table:table-cell table:style-name="ce2" table:formula="of:=IF([.AH116]&gt;=1;[.$AH$112]&amp;&quot;*&quot;&amp;[.AH116]&amp;&quot; &quot;;&quot;&quot;)&amp;IF([.AI116]&gt;=1;[.$AI$112]&amp;&quot;*&quot;&amp;[.AI116]&amp;&quot; &quot;;&quot;&quot;)&amp;IF([.AJ116]&gt;=1;[.$AJ$112]&amp;&quot;*&quot;&amp;[.AJ116]&amp;&quot; &quot;;&quot;&quot;)&amp;IF([.AK116]&gt;=1;[.$AK$112]&amp;&quot;*&quot;&amp;[.AK116]&amp;&quot; &quot;;&quot;&quot;)&amp;IF([.AL116]&gt;=1;[.$AL$112]&amp;&quot;*&quot;&amp;[.AL116]&amp;&quot; &quot;;&quot;&quot;)&amp;IF([.AM116]&gt;=1;[.$AM$112]&amp;&quot;*&quot;&amp;[.AM116]&amp;&quot; &quot;;&quot;&quot;)&amp;IF([.AN116]&gt;=1;[.$AN$112]&amp;&quot;*&quot;&amp;[.AN11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    #'((Y-offset . 210)" calcext:value-type="string">
            <text:p><text:s text:c="4"/>#'((Y-offset . 210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6]=&quot;Y&quot;;&quot;\acciaccatura s8 &quot;;&quot;&quot;)&amp;[.AP116]&amp;&quot; &quot;&amp;IF([.E116]=&quot;b&quot;;&quot;\break&quot;;IF([.E116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12]&lt;[.$AZ$9];[.AZ112]+1;&quot;-&quot;)" office:value-type="float" office:value="27" calcext:value-type="float">
            <text:p>27</text:p>
          </table:table-cell>
          <table:table-cell table:formula="of:=IF([.AZ112]&lt;[.$AZ$9];[.BA112];&quot;-&quot;)" office:value-type="float" office:value="2" calcext:value-type="float">
            <text:p>2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16]=&quot;pb&quot;;[.A116]+1;[.A11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7" table:formula="of:=IF([.C118]=&quot;&quot;;&quot;&quot;;[.C118]-[.C117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117];[.$Z$106:.$AG$106];1)" office:value-type="float" office:value="1" calcext:value-type="float">
            <text:p>1</text:p>
          </table:table-cell>
          <table:table-cell table:style-name="ce44" table:formula="of:=MATCH([.D117]+[.C117];[.$Z$106:.$AG$106];1)" office:value-type="float" office:value="1" calcext:value-type="float">
            <text:p>1</text:p>
          </table:table-cell>
          <table:table-cell table:style-name="ce2" table:formula="of:=IF(AND([.Z$112]&lt;=[.$Y117];[.Z$112]&gt;=[.$X11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7];[.AA$112]&gt;=[.$X117]);INDEX([.$Z$106:.$AG$106];[.AA$112]);&quot;&quot;)">
            <text:p/>
          </table:table-cell>
          <table:table-cell table:style-name="ce2" table:formula="of:=IF(AND([.AB$112]&lt;=[.$Y117];[.AB$112]&gt;=[.$X117]);INDEX([.$Z$106:.$AG$106];[.AB$112]);&quot;&quot;)">
            <text:p/>
          </table:table-cell>
          <table:table-cell table:style-name="ce2" table:formula="of:=IF(AND([.AC$112]&lt;=[.$Y117];[.AC$112]&gt;=[.$X117]);INDEX([.$Z$106:.$AG$106];[.AC$112]);&quot;&quot;)">
            <text:p/>
          </table:table-cell>
          <table:table-cell table:style-name="ce2" table:formula="of:=IF(AND([.AD$112]&lt;=[.$Y117];[.AD$112]&gt;=[.$X117]);INDEX([.$Z$106:.$AG$106];[.AD$112]);&quot;&quot;)">
            <text:p/>
          </table:table-cell>
          <table:table-cell table:style-name="ce2" table:formula="of:=IF(AND([.AE$112]&lt;=[.$Y117];[.AE$112]&gt;=[.$X117]);INDEX([.$Z$106:.$AG$106];[.AE$112]);&quot;&quot;)">
            <text:p/>
          </table:table-cell>
          <table:table-cell table:style-name="ce2" table:formula="of:=IF(AND([.AF$112]&lt;=[.$Y117];[.AF$112]&gt;=[.$X117]);INDEX([.$Z$106:.$AG$106];[.AF$112]);&quot;&quot;)">
            <text:p/>
          </table:table-cell>
          <table:table-cell table:style-name="ce2" table:formula="of:=IF(AND([.AG$112]&lt;=[.$Y117];[.AG$112]&gt;=[.$X117]);INDEX([.$Z$106:.$AG$106];[.AG$112]);&quot;&quot;)">
            <text:p/>
          </table:table-cell>
          <table:table-cell table:formula="of:=IF([.Z117]=&quot;&quot;;0;MIN([.D117];[.$AA$106]-[.C117]))" office:value-type="float" office:value="9" calcext:value-type="float">
            <text:p>9</text:p>
          </table:table-cell>
          <table:table-cell table:formula="of:=IF([.AA117]=&quot;&quot;;0;MIN([.$AB$106]-[.C117];[.$AB$106]-[.$AA$106];[.D117]-[.AH117]))" office:value-type="float" office:value="0" calcext:value-type="float">
            <text:p>0</text:p>
          </table:table-cell>
          <table:table-cell table:formula="of:=IF([.AB117]=&quot;&quot;;0;MIN([.$AC$106]-[.C117];[.$AC$106]-[.$AB$106];[.D117]-[.AH117]-[.AI117]))" office:value-type="float" office:value="0" calcext:value-type="float">
            <text:p>0</text:p>
          </table:table-cell>
          <table:table-cell table:formula="of:=IF([.AC117]=&quot;&quot;;0;MIN([.$AD$106]-[.C117];[.$AD$106]-[.$AC$106];[.D117]-[.AH117]-[.AI117]-[.AJ117]))" office:value-type="float" office:value="0" calcext:value-type="float">
            <text:p>0</text:p>
          </table:table-cell>
          <table:table-cell table:formula="of:=IF([.AD117]=&quot;&quot;;0;MIN([.$AE$106]-[.C117];[.$AE$106]-[.$AD$106];[.D117]-[.AH117]-[.AI117]-[.AJ117]-[.AK117]))" office:value-type="float" office:value="0" calcext:value-type="float">
            <text:p>0</text:p>
          </table:table-cell>
          <table:table-cell table:formula="of:=IF([.AE117]=&quot;&quot;;0;MIN([.$AF$106]-[.C117];[.$AF$106]-[.$AE$106];[.D117]-[.AH117]-[.AI117]-[.AJ117]-[.AK117]-[.AL117]))" office:value-type="float" office:value="0" calcext:value-type="float">
            <text:p>0</text:p>
          </table:table-cell>
          <table:table-cell table:formula="of:=IF([.AF117]=&quot;&quot;;0;MIN([.$AG$106]-[.C117];[.$AG$106]-[.$AF$106];[.D117]-[.AH117]-[.AI117]-[.AJ117]-[.AK117]-[.AL117]-[.AM117]))" office:value-type="float" office:value="0" calcext:value-type="float">
            <text:p>0</text:p>
          </table:table-cell>
          <table:table-cell/>
          <table:table-cell table:style-name="ce2" table:formula="of:=IF([.AH117]&gt;=1;[.$AH$112]&amp;&quot;*&quot;&amp;[.AH117]&amp;&quot; &quot;;&quot;&quot;)&amp;IF([.AI117]&gt;=1;[.$AI$112]&amp;&quot;*&quot;&amp;[.AI117]&amp;&quot; &quot;;&quot;&quot;)&amp;IF([.AJ117]&gt;=1;[.$AJ$112]&amp;&quot;*&quot;&amp;[.AJ117]&amp;&quot; &quot;;&quot;&quot;)&amp;IF([.AK117]&gt;=1;[.$AK$112]&amp;&quot;*&quot;&amp;[.AK117]&amp;&quot; &quot;;&quot;&quot;)&amp;IF([.AL117]&gt;=1;[.$AL$112]&amp;&quot;*&quot;&amp;[.AL117]&amp;&quot; &quot;;&quot;&quot;)&amp;IF([.AM117]&gt;=1;[.$AM$112]&amp;&quot;*&quot;&amp;[.AM117]&amp;&quot; &quot;;&quot;&quot;)&amp;IF([.AN117]&gt;=1;[.$AN$112]&amp;&quot;*&quot;&amp;[.AN117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formula="of:=IF([.$B$6]=&quot;Y&quot;;&quot;%&quot;;&quot;&quot;)&amp;IF([.U117]=&quot;Y&quot;;&quot;\acciaccatura s8 &quot;;&quot;&quot;)&amp;[.AP117]&amp;&quot; &quot;&amp;IF([.E117]=&quot;b&quot;;&quot;\break&quot;;IF([.E117]=&quot;pb&quot;;&quot;\pageBreak&quot;))" office:value-type="string" office:string-value="s1*9  \break" calcext:value-type="string">
            <text:p>s1*9 <text:s/>\break</text:p>
          </table:table-cell>
          <table:table-cell table:number-columns-repeated="4"/>
          <table:table-cell table:formula="of:=IF([.AZ113]&lt;[.$AZ$9];[.AZ113]+1;&quot;-&quot;)" office:value-type="float" office:value="27" calcext:value-type="float">
            <text:p>27</text:p>
          </table:table-cell>
          <table:table-cell table:formula="of:=IF([.AZ113]&lt;[.$AZ$9];[.BA113];&quot;-&quot;)" office:value-type="float" office:value="3" calcext:value-type="float">
            <text:p>3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number-columns-repeated="10"/>
        </table:table-row>
        <table:table-row table:style-name="ro1">
          <table:table-cell table:formula="of:=IF([.E117]=&quot;pb&quot;;[.A117]+1;[.A11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7" table:formula="of:=IF([.C119]=&quot;&quot;;&quot;&quot;;[.C119]-[.C118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5" calcext:value-type="float">
            <text:p>10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8];[.$Z$106:.$AG$106];1)" office:value-type="float" office:value="1" calcext:value-type="float">
            <text:p>1</text:p>
          </table:table-cell>
          <table:table-cell table:style-name="ce44" table:formula="of:=MATCH([.D118]+[.C118];[.$Z$106:.$AG$106];1)" office:value-type="float" office:value="1" calcext:value-type="float">
            <text:p>1</text:p>
          </table:table-cell>
          <table:table-cell table:style-name="ce2" table:formula="of:=IF(AND([.Z$112]&lt;=[.$Y118];[.Z$112]&gt;=[.$X11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8];[.AA$112]&gt;=[.$X118]);INDEX([.$Z$106:.$AG$106];[.AA$112]);&quot;&quot;)">
            <text:p/>
          </table:table-cell>
          <table:table-cell table:style-name="ce2" table:formula="of:=IF(AND([.AB$112]&lt;=[.$Y118];[.AB$112]&gt;=[.$X118]);INDEX([.$Z$106:.$AG$106];[.AB$112]);&quot;&quot;)">
            <text:p/>
          </table:table-cell>
          <table:table-cell table:style-name="ce2" table:formula="of:=IF(AND([.AC$112]&lt;=[.$Y118];[.AC$112]&gt;=[.$X118]);INDEX([.$Z$106:.$AG$106];[.AC$112]);&quot;&quot;)">
            <text:p/>
          </table:table-cell>
          <table:table-cell table:style-name="ce2" table:formula="of:=IF(AND([.AD$112]&lt;=[.$Y118];[.AD$112]&gt;=[.$X118]);INDEX([.$Z$106:.$AG$106];[.AD$112]);&quot;&quot;)">
            <text:p/>
          </table:table-cell>
          <table:table-cell table:style-name="ce2" table:formula="of:=IF(AND([.AE$112]&lt;=[.$Y118];[.AE$112]&gt;=[.$X118]);INDEX([.$Z$106:.$AG$106];[.AE$112]);&quot;&quot;)">
            <text:p/>
          </table:table-cell>
          <table:table-cell table:style-name="ce2" table:formula="of:=IF(AND([.AF$112]&lt;=[.$Y118];[.AF$112]&gt;=[.$X118]);INDEX([.$Z$106:.$AG$106];[.AF$112]);&quot;&quot;)">
            <text:p/>
          </table:table-cell>
          <table:table-cell table:style-name="ce2" table:formula="of:=IF(AND([.AG$112]&lt;=[.$Y118];[.AG$112]&gt;=[.$X118]);INDEX([.$Z$106:.$AG$106];[.AG$112]);&quot;&quot;)">
            <text:p/>
          </table:table-cell>
          <table:table-cell table:formula="of:=IF([.Z118]=&quot;&quot;;0;MIN([.D118];[.$AA$106]-[.C118]))" office:value-type="float" office:value="8" calcext:value-type="float">
            <text:p>8</text:p>
          </table:table-cell>
          <table:table-cell table:formula="of:=IF([.AA118]=&quot;&quot;;0;MIN([.$AB$106]-[.C118];[.$AB$106]-[.$AA$106];[.D118]-[.AH118]))" office:value-type="float" office:value="0" calcext:value-type="float">
            <text:p>0</text:p>
          </table:table-cell>
          <table:table-cell table:formula="of:=IF([.AB118]=&quot;&quot;;0;MIN([.$AC$106]-[.C118];[.$AC$106]-[.$AB$106];[.D118]-[.AH118]-[.AI118]))" office:value-type="float" office:value="0" calcext:value-type="float">
            <text:p>0</text:p>
          </table:table-cell>
          <table:table-cell table:formula="of:=IF([.AC118]=&quot;&quot;;0;MIN([.$AD$106]-[.C118];[.$AD$106]-[.$AC$106];[.D118]-[.AH118]-[.AI118]-[.AJ118]))" office:value-type="float" office:value="0" calcext:value-type="float">
            <text:p>0</text:p>
          </table:table-cell>
          <table:table-cell table:formula="of:=IF([.AD118]=&quot;&quot;;0;MIN([.$AE$106]-[.C118];[.$AE$106]-[.$AD$106];[.D118]-[.AH118]-[.AI118]-[.AJ118]-[.AK118]))" office:value-type="float" office:value="0" calcext:value-type="float">
            <text:p>0</text:p>
          </table:table-cell>
          <table:table-cell table:formula="of:=IF([.AE118]=&quot;&quot;;0;MIN([.$AF$106]-[.C118];[.$AF$106]-[.$AE$106];[.D118]-[.AH118]-[.AI118]-[.AJ118]-[.AK118]-[.AL118]))" office:value-type="float" office:value="0" calcext:value-type="float">
            <text:p>0</text:p>
          </table:table-cell>
          <table:table-cell table:formula="of:=IF([.AF118]=&quot;&quot;;0;MIN([.$AG$106]-[.C118];[.$AG$106]-[.$AF$106];[.D118]-[.AH118]-[.AI118]-[.AJ118]-[.AK118]-[.AL118]-[.AM118]))" office:value-type="float" office:value="0" calcext:value-type="float">
            <text:p>0</text:p>
          </table:table-cell>
          <table:table-cell/>
          <table:table-cell table:style-name="ce2" table:formula="of:=IF([.AH118]&gt;=1;[.$AH$112]&amp;&quot;*&quot;&amp;[.AH118]&amp;&quot; &quot;;&quot;&quot;)&amp;IF([.AI118]&gt;=1;[.$AI$112]&amp;&quot;*&quot;&amp;[.AI118]&amp;&quot; &quot;;&quot;&quot;)&amp;IF([.AJ118]&gt;=1;[.$AJ$112]&amp;&quot;*&quot;&amp;[.AJ118]&amp;&quot; &quot;;&quot;&quot;)&amp;IF([.AK118]&gt;=1;[.$AK$112]&amp;&quot;*&quot;&amp;[.AK118]&amp;&quot; &quot;;&quot;&quot;)&amp;IF([.AL118]&gt;=1;[.$AL$112]&amp;&quot;*&quot;&amp;[.AL118]&amp;&quot; &quot;;&quot;&quot;)&amp;IF([.AM118]&gt;=1;[.$AM$112]&amp;&quot;*&quot;&amp;[.AM118]&amp;&quot; &quot;;&quot;&quot;)&amp;IF([.AN118]&gt;=1;[.$AN$112]&amp;&quot;*&quot;&amp;[.AN118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    #'((Y-offset . 105)" calcext:value-type="string">
            <text:p><text:s text:c="4"/>#'((Y-offset . 105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8]=&quot;Y&quot;;&quot;\acciaccatura s8 &quot;;&quot;&quot;)&amp;[.AP118]&amp;&quot; &quot;&amp;IF([.E118]=&quot;b&quot;;&quot;\break&quot;;IF([.E118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14]&lt;[.$AZ$9];[.AZ114]+1;&quot;-&quot;)" office:value-type="float" office:value="27" calcext:value-type="float">
            <text:p>27</text:p>
          </table:table-cell>
          <table:table-cell table:formula="of:=IF([.AZ114]&lt;[.$AZ$9];[.BA114];&quot;-&quot;)" office:value-type="float" office:value="4" calcext:value-type="float">
            <text:p>4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 table:formula="of:=IF([.E118]=&quot;pb&quot;;[.A118]+1;[.A11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7" table:formula="of:=IF([.C120]=&quot;&quot;;&quot;&quot;;[.C120]-[.C11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9];[.$Z$106:.$AG$106];1)" office:value-type="float" office:value="1" calcext:value-type="float">
            <text:p>1</text:p>
          </table:table-cell>
          <table:table-cell table:style-name="ce44" table:formula="of:=MATCH([.D119]+[.C119];[.$Z$106:.$AG$106];1)" office:value-type="float" office:value="1" calcext:value-type="float">
            <text:p>1</text:p>
          </table:table-cell>
          <table:table-cell table:style-name="ce2" table:formula="of:=IF(AND([.Z$112]&lt;=[.$Y119];[.Z$112]&gt;=[.$X11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9];[.AA$112]&gt;=[.$X119]);INDEX([.$Z$106:.$AG$106];[.AA$112]);&quot;&quot;)">
            <text:p/>
          </table:table-cell>
          <table:table-cell table:style-name="ce2" table:formula="of:=IF(AND([.AB$112]&lt;=[.$Y119];[.AB$112]&gt;=[.$X119]);INDEX([.$Z$106:.$AG$106];[.AB$112]);&quot;&quot;)">
            <text:p/>
          </table:table-cell>
          <table:table-cell table:style-name="ce2" table:formula="of:=IF(AND([.AC$112]&lt;=[.$Y119];[.AC$112]&gt;=[.$X119]);INDEX([.$Z$106:.$AG$106];[.AC$112]);&quot;&quot;)">
            <text:p/>
          </table:table-cell>
          <table:table-cell table:style-name="ce2" table:formula="of:=IF(AND([.AD$112]&lt;=[.$Y119];[.AD$112]&gt;=[.$X119]);INDEX([.$Z$106:.$AG$106];[.AD$112]);&quot;&quot;)">
            <text:p/>
          </table:table-cell>
          <table:table-cell table:style-name="ce2" table:formula="of:=IF(AND([.AE$112]&lt;=[.$Y119];[.AE$112]&gt;=[.$X119]);INDEX([.$Z$106:.$AG$106];[.AE$112]);&quot;&quot;)">
            <text:p/>
          </table:table-cell>
          <table:table-cell table:style-name="ce2" table:formula="of:=IF(AND([.AF$112]&lt;=[.$Y119];[.AF$112]&gt;=[.$X119]);INDEX([.$Z$106:.$AG$106];[.AF$112]);&quot;&quot;)">
            <text:p/>
          </table:table-cell>
          <table:table-cell table:style-name="ce2" table:formula="of:=IF(AND([.AG$112]&lt;=[.$Y119];[.AG$112]&gt;=[.$X119]);INDEX([.$Z$106:.$AG$106];[.AG$112]);&quot;&quot;)">
            <text:p/>
          </table:table-cell>
          <table:table-cell table:formula="of:=IF([.Z119]=&quot;&quot;;0;MIN([.D119];[.$AA$106]-[.C119]))" office:value-type="float" office:value="5" calcext:value-type="float">
            <text:p>5</text:p>
          </table:table-cell>
          <table:table-cell table:formula="of:=IF([.AA119]=&quot;&quot;;0;MIN([.$AB$106]-[.C119];[.$AB$106]-[.$AA$106];[.D119]-[.AH119]))" office:value-type="float" office:value="0" calcext:value-type="float">
            <text:p>0</text:p>
          </table:table-cell>
          <table:table-cell table:formula="of:=IF([.AB119]=&quot;&quot;;0;MIN([.$AC$106]-[.C119];[.$AC$106]-[.$AB$106];[.D119]-[.AH119]-[.AI119]))" office:value-type="float" office:value="0" calcext:value-type="float">
            <text:p>0</text:p>
          </table:table-cell>
          <table:table-cell table:formula="of:=IF([.AC119]=&quot;&quot;;0;MIN([.$AD$106]-[.C119];[.$AD$106]-[.$AC$106];[.D119]-[.AH119]-[.AI119]-[.AJ119]))" office:value-type="float" office:value="0" calcext:value-type="float">
            <text:p>0</text:p>
          </table:table-cell>
          <table:table-cell table:formula="of:=IF([.AD119]=&quot;&quot;;0;MIN([.$AE$106]-[.C119];[.$AE$106]-[.$AD$106];[.D119]-[.AH119]-[.AI119]-[.AJ119]-[.AK119]))" office:value-type="float" office:value="0" calcext:value-type="float">
            <text:p>0</text:p>
          </table:table-cell>
          <table:table-cell table:formula="of:=IF([.AE119]=&quot;&quot;;0;MIN([.$AF$106]-[.C119];[.$AF$106]-[.$AE$106];[.D119]-[.AH119]-[.AI119]-[.AJ119]-[.AK119]-[.AL119]))" office:value-type="float" office:value="0" calcext:value-type="float">
            <text:p>0</text:p>
          </table:table-cell>
          <table:table-cell table:formula="of:=IF([.AF119]=&quot;&quot;;0;MIN([.$AG$106]-[.C119];[.$AG$106]-[.$AF$106];[.D119]-[.AH119]-[.AI119]-[.AJ119]-[.AK119]-[.AL119]-[.AM119]))" office:value-type="float" office:value="0" calcext:value-type="float">
            <text:p>0</text:p>
          </table:table-cell>
          <table:table-cell/>
          <table:table-cell table:style-name="ce2" table:formula="of:=IF([.AH119]&gt;=1;[.$AH$112]&amp;&quot;*&quot;&amp;[.AH119]&amp;&quot; &quot;;&quot;&quot;)&amp;IF([.AI119]&gt;=1;[.$AI$112]&amp;&quot;*&quot;&amp;[.AI119]&amp;&quot; &quot;;&quot;&quot;)&amp;IF([.AJ119]&gt;=1;[.$AJ$112]&amp;&quot;*&quot;&amp;[.AJ119]&amp;&quot; &quot;;&quot;&quot;)&amp;IF([.AK119]&gt;=1;[.$AK$112]&amp;&quot;*&quot;&amp;[.AK119]&amp;&quot; &quot;;&quot;&quot;)&amp;IF([.AL119]&gt;=1;[.$AL$112]&amp;&quot;*&quot;&amp;[.AL119]&amp;&quot; &quot;;&quot;&quot;)&amp;IF([.AM119]&gt;=1;[.$AM$112]&amp;&quot;*&quot;&amp;[.AM119]&amp;&quot; &quot;;&quot;&quot;)&amp;IF([.AN119]&gt;=1;[.$AN$112]&amp;&quot;*&quot;&amp;[.AN11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9]=&quot;Y&quot;;&quot;\acciaccatura s8 &quot;;&quot;&quot;)&amp;[.AP119]&amp;&quot; &quot;&amp;IF([.E119]=&quot;b&quot;;&quot;\break&quot;;IF([.E119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15]&lt;[.$AZ$9];[.AZ115]+1;&quot;-&quot;)" office:value-type="float" office:value="28" calcext:value-type="float">
            <text:p>28</text:p>
          </table:table-cell>
          <table:table-cell table:formula="of:=IF([.AZ115]&lt;[.$AZ$9];[.BA115];&quot;-&quot;)" office:value-type="float" office:value="1" calcext:value-type="float">
            <text:p>1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9]=&quot;pb&quot;;[.A119]+1;[.A11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7" table:formula="of:=IF([.C121]=&quot;&quot;;&quot;&quot;;[.C121]-[.C12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0];[.$Z$106:.$AG$106];1)" office:value-type="float" office:value="1" calcext:value-type="float">
            <text:p>1</text:p>
          </table:table-cell>
          <table:table-cell table:style-name="ce44" table:formula="of:=MATCH([.D120]+[.C120];[.$Z$106:.$AG$106];1)" office:value-type="float" office:value="1" calcext:value-type="float">
            <text:p>1</text:p>
          </table:table-cell>
          <table:table-cell table:style-name="ce2" table:formula="of:=IF(AND([.Z$112]&lt;=[.$Y120];[.Z$112]&gt;=[.$X12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0];[.AA$112]&gt;=[.$X120]);INDEX([.$Z$106:.$AG$106];[.AA$112]);&quot;&quot;)">
            <text:p/>
          </table:table-cell>
          <table:table-cell table:style-name="ce2" table:formula="of:=IF(AND([.AB$112]&lt;=[.$Y120];[.AB$112]&gt;=[.$X120]);INDEX([.$Z$106:.$AG$106];[.AB$112]);&quot;&quot;)">
            <text:p/>
          </table:table-cell>
          <table:table-cell table:style-name="ce2" table:formula="of:=IF(AND([.AC$112]&lt;=[.$Y120];[.AC$112]&gt;=[.$X120]);INDEX([.$Z$106:.$AG$106];[.AC$112]);&quot;&quot;)">
            <text:p/>
          </table:table-cell>
          <table:table-cell table:style-name="ce2" table:formula="of:=IF(AND([.AD$112]&lt;=[.$Y120];[.AD$112]&gt;=[.$X120]);INDEX([.$Z$106:.$AG$106];[.AD$112]);&quot;&quot;)">
            <text:p/>
          </table:table-cell>
          <table:table-cell table:style-name="ce2" table:formula="of:=IF(AND([.AE$112]&lt;=[.$Y120];[.AE$112]&gt;=[.$X120]);INDEX([.$Z$106:.$AG$106];[.AE$112]);&quot;&quot;)">
            <text:p/>
          </table:table-cell>
          <table:table-cell table:style-name="ce2" table:formula="of:=IF(AND([.AF$112]&lt;=[.$Y120];[.AF$112]&gt;=[.$X120]);INDEX([.$Z$106:.$AG$106];[.AF$112]);&quot;&quot;)">
            <text:p/>
          </table:table-cell>
          <table:table-cell table:style-name="ce2" table:formula="of:=IF(AND([.AG$112]&lt;=[.$Y120];[.AG$112]&gt;=[.$X120]);INDEX([.$Z$106:.$AG$106];[.AG$112]);&quot;&quot;)">
            <text:p/>
          </table:table-cell>
          <table:table-cell table:formula="of:=IF([.Z120]=&quot;&quot;;0;MIN([.D120];[.$AA$106]-[.C120]))" office:value-type="float" office:value="4" calcext:value-type="float">
            <text:p>4</text:p>
          </table:table-cell>
          <table:table-cell table:formula="of:=IF([.AA120]=&quot;&quot;;0;MIN([.$AB$106]-[.C120];[.$AB$106]-[.$AA$106];[.D120]-[.AH120]))" office:value-type="float" office:value="0" calcext:value-type="float">
            <text:p>0</text:p>
          </table:table-cell>
          <table:table-cell table:formula="of:=IF([.AB120]=&quot;&quot;;0;MIN([.$AC$106]-[.C120];[.$AC$106]-[.$AB$106];[.D120]-[.AH120]-[.AI120]))" office:value-type="float" office:value="0" calcext:value-type="float">
            <text:p>0</text:p>
          </table:table-cell>
          <table:table-cell table:formula="of:=IF([.AC120]=&quot;&quot;;0;MIN([.$AD$106]-[.C120];[.$AD$106]-[.$AC$106];[.D120]-[.AH120]-[.AI120]-[.AJ120]))" office:value-type="float" office:value="0" calcext:value-type="float">
            <text:p>0</text:p>
          </table:table-cell>
          <table:table-cell table:formula="of:=IF([.AD120]=&quot;&quot;;0;MIN([.$AE$106]-[.C120];[.$AE$106]-[.$AD$106];[.D120]-[.AH120]-[.AI120]-[.AJ120]-[.AK120]))" office:value-type="float" office:value="0" calcext:value-type="float">
            <text:p>0</text:p>
          </table:table-cell>
          <table:table-cell table:formula="of:=IF([.AE120]=&quot;&quot;;0;MIN([.$AF$106]-[.C120];[.$AF$106]-[.$AE$106];[.D120]-[.AH120]-[.AI120]-[.AJ120]-[.AK120]-[.AL120]))" office:value-type="float" office:value="0" calcext:value-type="float">
            <text:p>0</text:p>
          </table:table-cell>
          <table:table-cell table:formula="of:=IF([.AF120]=&quot;&quot;;0;MIN([.$AG$106]-[.C120];[.$AG$106]-[.$AF$106];[.D120]-[.AH120]-[.AI120]-[.AJ120]-[.AK120]-[.AL120]-[.AM120]))" office:value-type="float" office:value="0" calcext:value-type="float">
            <text:p>0</text:p>
          </table:table-cell>
          <table:table-cell/>
          <table:table-cell table:style-name="ce2" table:formula="of:=IF([.AH120]&gt;=1;[.$AH$112]&amp;&quot;*&quot;&amp;[.AH120]&amp;&quot; &quot;;&quot;&quot;)&amp;IF([.AI120]&gt;=1;[.$AI$112]&amp;&quot;*&quot;&amp;[.AI120]&amp;&quot; &quot;;&quot;&quot;)&amp;IF([.AJ120]&gt;=1;[.$AJ$112]&amp;&quot;*&quot;&amp;[.AJ120]&amp;&quot; &quot;;&quot;&quot;)&amp;IF([.AK120]&gt;=1;[.$AK$112]&amp;&quot;*&quot;&amp;[.AK120]&amp;&quot; &quot;;&quot;&quot;)&amp;IF([.AL120]&gt;=1;[.$AL$112]&amp;&quot;*&quot;&amp;[.AL120]&amp;&quot; &quot;;&quot;&quot;)&amp;IF([.AM120]&gt;=1;[.$AM$112]&amp;&quot;*&quot;&amp;[.AM120]&amp;&quot; &quot;;&quot;&quot;)&amp;IF([.AN120]&gt;=1;[.$AN$112]&amp;&quot;*&quot;&amp;[.AN12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0]=&quot;Y&quot;;&quot;\acciaccatura s8 &quot;;&quot;&quot;)&amp;[.AP120]&amp;&quot; &quot;&amp;IF([.E120]=&quot;b&quot;;&quot;\break&quot;;IF([.E12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16]&lt;[.$AZ$9];[.AZ116]+1;&quot;-&quot;)" office:value-type="float" office:value="28" calcext:value-type="float">
            <text:p>28</text:p>
          </table:table-cell>
          <table:table-cell table:formula="of:=IF([.AZ116]&lt;[.$AZ$9];[.BA116];&quot;-&quot;)" office:value-type="float" office:value="2" calcext:value-type="float">
            <text:p>2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0]=&quot;pb&quot;;[.A120]+1;[.A120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7" table:formula="of:=IF([.C122]=&quot;&quot;;&quot;&quot;;[.C122]-[.C12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215" calcext:value-type="float">
            <text:p>2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1];[.$Z$106:.$AG$106];1)" office:value-type="float" office:value="1" calcext:value-type="float">
            <text:p>1</text:p>
          </table:table-cell>
          <table:table-cell table:style-name="ce44" table:formula="of:=MATCH([.D121]+[.C121];[.$Z$106:.$AG$106];1)" office:value-type="float" office:value="1" calcext:value-type="float">
            <text:p>1</text:p>
          </table:table-cell>
          <table:table-cell table:style-name="ce2" table:formula="of:=IF(AND([.Z$112]&lt;=[.$Y121];[.Z$112]&gt;=[.$X12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1];[.AA$112]&gt;=[.$X121]);INDEX([.$Z$106:.$AG$106];[.AA$112]);&quot;&quot;)">
            <text:p/>
          </table:table-cell>
          <table:table-cell table:style-name="ce2" table:formula="of:=IF(AND([.AB$112]&lt;=[.$Y121];[.AB$112]&gt;=[.$X121]);INDEX([.$Z$106:.$AG$106];[.AB$112]);&quot;&quot;)">
            <text:p/>
          </table:table-cell>
          <table:table-cell table:style-name="ce2" table:formula="of:=IF(AND([.AC$112]&lt;=[.$Y121];[.AC$112]&gt;=[.$X121]);INDEX([.$Z$106:.$AG$106];[.AC$112]);&quot;&quot;)">
            <text:p/>
          </table:table-cell>
          <table:table-cell table:style-name="ce2" table:formula="of:=IF(AND([.AD$112]&lt;=[.$Y121];[.AD$112]&gt;=[.$X121]);INDEX([.$Z$106:.$AG$106];[.AD$112]);&quot;&quot;)">
            <text:p/>
          </table:table-cell>
          <table:table-cell table:style-name="ce2" table:formula="of:=IF(AND([.AE$112]&lt;=[.$Y121];[.AE$112]&gt;=[.$X121]);INDEX([.$Z$106:.$AG$106];[.AE$112]);&quot;&quot;)">
            <text:p/>
          </table:table-cell>
          <table:table-cell table:style-name="ce2" table:formula="of:=IF(AND([.AF$112]&lt;=[.$Y121];[.AF$112]&gt;=[.$X121]);INDEX([.$Z$106:.$AG$106];[.AF$112]);&quot;&quot;)">
            <text:p/>
          </table:table-cell>
          <table:table-cell table:style-name="ce2" table:formula="of:=IF(AND([.AG$112]&lt;=[.$Y121];[.AG$112]&gt;=[.$X121]);INDEX([.$Z$106:.$AG$106];[.AG$112]);&quot;&quot;)">
            <text:p/>
          </table:table-cell>
          <table:table-cell table:formula="of:=IF([.Z121]=&quot;&quot;;0;MIN([.D121];[.$AA$106]-[.C121]))" office:value-type="float" office:value="5" calcext:value-type="float">
            <text:p>5</text:p>
          </table:table-cell>
          <table:table-cell table:formula="of:=IF([.AA121]=&quot;&quot;;0;MIN([.$AB$106]-[.C121];[.$AB$106]-[.$AA$106];[.D121]-[.AH121]))" office:value-type="float" office:value="0" calcext:value-type="float">
            <text:p>0</text:p>
          </table:table-cell>
          <table:table-cell table:formula="of:=IF([.AB121]=&quot;&quot;;0;MIN([.$AC$106]-[.C121];[.$AC$106]-[.$AB$106];[.D121]-[.AH121]-[.AI121]))" office:value-type="float" office:value="0" calcext:value-type="float">
            <text:p>0</text:p>
          </table:table-cell>
          <table:table-cell table:formula="of:=IF([.AC121]=&quot;&quot;;0;MIN([.$AD$106]-[.C121];[.$AD$106]-[.$AC$106];[.D121]-[.AH121]-[.AI121]-[.AJ121]))" office:value-type="float" office:value="0" calcext:value-type="float">
            <text:p>0</text:p>
          </table:table-cell>
          <table:table-cell table:formula="of:=IF([.AD121]=&quot;&quot;;0;MIN([.$AE$106]-[.C121];[.$AE$106]-[.$AD$106];[.D121]-[.AH121]-[.AI121]-[.AJ121]-[.AK121]))" office:value-type="float" office:value="0" calcext:value-type="float">
            <text:p>0</text:p>
          </table:table-cell>
          <table:table-cell table:formula="of:=IF([.AE121]=&quot;&quot;;0;MIN([.$AF$106]-[.C121];[.$AF$106]-[.$AE$106];[.D121]-[.AH121]-[.AI121]-[.AJ121]-[.AK121]-[.AL121]))" office:value-type="float" office:value="0" calcext:value-type="float">
            <text:p>0</text:p>
          </table:table-cell>
          <table:table-cell table:formula="of:=IF([.AF121]=&quot;&quot;;0;MIN([.$AG$106]-[.C121];[.$AG$106]-[.$AF$106];[.D121]-[.AH121]-[.AI121]-[.AJ121]-[.AK121]-[.AL121]-[.AM121]))" office:value-type="float" office:value="0" calcext:value-type="float">
            <text:p>0</text:p>
          </table:table-cell>
          <table:table-cell/>
          <table:table-cell table:style-name="ce2" table:formula="of:=IF([.AH121]&gt;=1;[.$AH$112]&amp;&quot;*&quot;&amp;[.AH121]&amp;&quot; &quot;;&quot;&quot;)&amp;IF([.AI121]&gt;=1;[.$AI$112]&amp;&quot;*&quot;&amp;[.AI121]&amp;&quot; &quot;;&quot;&quot;)&amp;IF([.AJ121]&gt;=1;[.$AJ$112]&amp;&quot;*&quot;&amp;[.AJ121]&amp;&quot; &quot;;&quot;&quot;)&amp;IF([.AK121]&gt;=1;[.$AK$112]&amp;&quot;*&quot;&amp;[.AK121]&amp;&quot; &quot;;&quot;&quot;)&amp;IF([.AL121]&gt;=1;[.$AL$112]&amp;&quot;*&quot;&amp;[.AL121]&amp;&quot; &quot;;&quot;&quot;)&amp;IF([.AM121]&gt;=1;[.$AM$112]&amp;&quot;*&quot;&amp;[.AM121]&amp;&quot; &quot;;&quot;&quot;)&amp;IF([.AN121]&gt;=1;[.$AN$112]&amp;&quot;*&quot;&amp;[.AN12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    #'((Y-offset . 215)" calcext:value-type="string">
            <text:p><text:s text:c="4"/>#'((Y-offset . 215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1]=&quot;Y&quot;;&quot;\acciaccatura s8 &quot;;&quot;&quot;)&amp;[.AP121]&amp;&quot; &quot;&amp;IF([.E121]=&quot;b&quot;;&quot;\break&quot;;IF([.E12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17]&lt;[.$AZ$9];[.AZ117]+1;&quot;-&quot;)" office:value-type="float" office:value="28" calcext:value-type="float">
            <text:p>28</text:p>
          </table:table-cell>
          <table:table-cell table:formula="of:=IF([.AZ117]&lt;[.$AZ$9];[.BA117];&quot;-&quot;)" office:value-type="float" office:value="3" calcext:value-type="float">
            <text:p>3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number-columns-repeated="10"/>
        </table:table-row>
        <table:table-row table:style-name="ro1">
          <table:table-cell table:formula="of:=IF([.E121]=&quot;pb&quot;;[.A121]+1;[.A12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7" table:formula="of:=IF([.C123]=&quot;&quot;;&quot;&quot;;[.C123]-[.C122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22];[.$Z$106:.$AG$106];1)" office:value-type="float" office:value="1" calcext:value-type="float">
            <text:p>1</text:p>
          </table:table-cell>
          <table:table-cell table:style-name="ce44" table:formula="of:=MATCH([.D122]+[.C122];[.$Z$106:.$AG$106];1)" office:value-type="float" office:value="1" calcext:value-type="float">
            <text:p>1</text:p>
          </table:table-cell>
          <table:table-cell table:style-name="ce2" table:formula="of:=IF(AND([.Z$112]&lt;=[.$Y122];[.Z$112]&gt;=[.$X12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2];[.AA$112]&gt;=[.$X122]);INDEX([.$Z$106:.$AG$106];[.AA$112]);&quot;&quot;)">
            <text:p/>
          </table:table-cell>
          <table:table-cell table:style-name="ce2" table:formula="of:=IF(AND([.AB$112]&lt;=[.$Y122];[.AB$112]&gt;=[.$X122]);INDEX([.$Z$106:.$AG$106];[.AB$112]);&quot;&quot;)">
            <text:p/>
          </table:table-cell>
          <table:table-cell table:style-name="ce2" table:formula="of:=IF(AND([.AC$112]&lt;=[.$Y122];[.AC$112]&gt;=[.$X122]);INDEX([.$Z$106:.$AG$106];[.AC$112]);&quot;&quot;)">
            <text:p/>
          </table:table-cell>
          <table:table-cell table:style-name="ce2" table:formula="of:=IF(AND([.AD$112]&lt;=[.$Y122];[.AD$112]&gt;=[.$X122]);INDEX([.$Z$106:.$AG$106];[.AD$112]);&quot;&quot;)">
            <text:p/>
          </table:table-cell>
          <table:table-cell table:style-name="ce2" table:formula="of:=IF(AND([.AE$112]&lt;=[.$Y122];[.AE$112]&gt;=[.$X122]);INDEX([.$Z$106:.$AG$106];[.AE$112]);&quot;&quot;)">
            <text:p/>
          </table:table-cell>
          <table:table-cell table:style-name="ce2" table:formula="of:=IF(AND([.AF$112]&lt;=[.$Y122];[.AF$112]&gt;=[.$X122]);INDEX([.$Z$106:.$AG$106];[.AF$112]);&quot;&quot;)">
            <text:p/>
          </table:table-cell>
          <table:table-cell table:style-name="ce2" table:formula="of:=IF(AND([.AG$112]&lt;=[.$Y122];[.AG$112]&gt;=[.$X122]);INDEX([.$Z$106:.$AG$106];[.AG$112]);&quot;&quot;)">
            <text:p/>
          </table:table-cell>
          <table:table-cell table:formula="of:=IF([.Z122]=&quot;&quot;;0;MIN([.D122];[.$AA$106]-[.C122]))" office:value-type="float" office:value="10" calcext:value-type="float">
            <text:p>10</text:p>
          </table:table-cell>
          <table:table-cell table:formula="of:=IF([.AA122]=&quot;&quot;;0;MIN([.$AB$106]-[.C122];[.$AB$106]-[.$AA$106];[.D122]-[.AH122]))" office:value-type="float" office:value="0" calcext:value-type="float">
            <text:p>0</text:p>
          </table:table-cell>
          <table:table-cell table:formula="of:=IF([.AB122]=&quot;&quot;;0;MIN([.$AC$106]-[.C122];[.$AC$106]-[.$AB$106];[.D122]-[.AH122]-[.AI122]))" office:value-type="float" office:value="0" calcext:value-type="float">
            <text:p>0</text:p>
          </table:table-cell>
          <table:table-cell table:formula="of:=IF([.AC122]=&quot;&quot;;0;MIN([.$AD$106]-[.C122];[.$AD$106]-[.$AC$106];[.D122]-[.AH122]-[.AI122]-[.AJ122]))" office:value-type="float" office:value="0" calcext:value-type="float">
            <text:p>0</text:p>
          </table:table-cell>
          <table:table-cell table:formula="of:=IF([.AD122]=&quot;&quot;;0;MIN([.$AE$106]-[.C122];[.$AE$106]-[.$AD$106];[.D122]-[.AH122]-[.AI122]-[.AJ122]-[.AK122]))" office:value-type="float" office:value="0" calcext:value-type="float">
            <text:p>0</text:p>
          </table:table-cell>
          <table:table-cell table:formula="of:=IF([.AE122]=&quot;&quot;;0;MIN([.$AF$106]-[.C122];[.$AF$106]-[.$AE$106];[.D122]-[.AH122]-[.AI122]-[.AJ122]-[.AK122]-[.AL122]))" office:value-type="float" office:value="0" calcext:value-type="float">
            <text:p>0</text:p>
          </table:table-cell>
          <table:table-cell table:formula="of:=IF([.AF122]=&quot;&quot;;0;MIN([.$AG$106]-[.C122];[.$AG$106]-[.$AF$106];[.D122]-[.AH122]-[.AI122]-[.AJ122]-[.AK122]-[.AL122]-[.AM122]))" office:value-type="float" office:value="0" calcext:value-type="float">
            <text:p>0</text:p>
          </table:table-cell>
          <table:table-cell/>
          <table:table-cell table:style-name="ce2" table:formula="of:=IF([.AH122]&gt;=1;[.$AH$112]&amp;&quot;*&quot;&amp;[.AH122]&amp;&quot; &quot;;&quot;&quot;)&amp;IF([.AI122]&gt;=1;[.$AI$112]&amp;&quot;*&quot;&amp;[.AI122]&amp;&quot; &quot;;&quot;&quot;)&amp;IF([.AJ122]&gt;=1;[.$AJ$112]&amp;&quot;*&quot;&amp;[.AJ122]&amp;&quot; &quot;;&quot;&quot;)&amp;IF([.AK122]&gt;=1;[.$AK$112]&amp;&quot;*&quot;&amp;[.AK122]&amp;&quot; &quot;;&quot;&quot;)&amp;IF([.AL122]&gt;=1;[.$AL$112]&amp;&quot;*&quot;&amp;[.AL122]&amp;&quot; &quot;;&quot;&quot;)&amp;IF([.AM122]&gt;=1;[.$AM$112]&amp;&quot;*&quot;&amp;[.AM122]&amp;&quot; &quot;;&quot;&quot;)&amp;IF([.AN122]&gt;=1;[.$AN$112]&amp;&quot;*&quot;&amp;[.AN122]&amp;&quot; &quot;;&quot;&quot;)" office:value-type="string" office:string-value="s1*10 " calcext:value-type="string">
            <text:p>s1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formula="of:=IF([.$B$6]=&quot;Y&quot;;&quot;%&quot;;&quot;&quot;)&amp;IF([.U122]=&quot;Y&quot;;&quot;\acciaccatura s8 &quot;;&quot;&quot;)&amp;[.AP122]&amp;&quot; &quot;&amp;IF([.E122]=&quot;b&quot;;&quot;\break&quot;;IF([.E122]=&quot;pb&quot;;&quot;\pageBreak&quot;))" office:value-type="string" office:string-value="s1*10  \break" calcext:value-type="string">
            <text:p>s1*10 <text:s/>\break</text:p>
          </table:table-cell>
          <table:table-cell table:number-columns-repeated="4"/>
          <table:table-cell table:formula="of:=IF([.AZ118]&lt;[.$AZ$9];[.AZ118]+1;&quot;-&quot;)" office:value-type="float" office:value="28" calcext:value-type="float">
            <text:p>28</text:p>
          </table:table-cell>
          <table:table-cell table:formula="of:=IF([.AZ118]&lt;[.$AZ$9];[.BA118];&quot;-&quot;)" office:value-type="float" office:value="4" calcext:value-type="float">
            <text:p>4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 table:formula="of:=IF([.E122]=&quot;pb&quot;;[.A122]+1;[.A12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style-name="ce7" table:formula="of:=IF([.C124]=&quot;&quot;;&quot;&quot;;[.C124]-[.C12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number-columns-repeated="3"/>
          <table:table-cell table:style-name="ce44" table:formula="of:=MATCH([.C123];[.$Z$106:.$AG$106];1)" office:value-type="float" office:value="1" calcext:value-type="float">
            <text:p>1</text:p>
          </table:table-cell>
          <table:table-cell table:style-name="ce44" table:formula="of:=MATCH([.D123]+[.C123];[.$Z$106:.$AG$106];1)" office:value-type="float" office:value="1" calcext:value-type="float">
            <text:p>1</text:p>
          </table:table-cell>
          <table:table-cell table:style-name="ce2" table:formula="of:=IF(AND([.Z$112]&lt;=[.$Y123];[.Z$112]&gt;=[.$X12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3];[.AA$112]&gt;=[.$X123]);INDEX([.$Z$106:.$AG$106];[.AA$112]);&quot;&quot;)">
            <text:p/>
          </table:table-cell>
          <table:table-cell table:style-name="ce2" table:formula="of:=IF(AND([.AB$112]&lt;=[.$Y123];[.AB$112]&gt;=[.$X123]);INDEX([.$Z$106:.$AG$106];[.AB$112]);&quot;&quot;)">
            <text:p/>
          </table:table-cell>
          <table:table-cell table:style-name="ce2" table:formula="of:=IF(AND([.AC$112]&lt;=[.$Y123];[.AC$112]&gt;=[.$X123]);INDEX([.$Z$106:.$AG$106];[.AC$112]);&quot;&quot;)">
            <text:p/>
          </table:table-cell>
          <table:table-cell table:style-name="ce2" table:formula="of:=IF(AND([.AD$112]&lt;=[.$Y123];[.AD$112]&gt;=[.$X123]);INDEX([.$Z$106:.$AG$106];[.AD$112]);&quot;&quot;)">
            <text:p/>
          </table:table-cell>
          <table:table-cell table:style-name="ce2" table:formula="of:=IF(AND([.AE$112]&lt;=[.$Y123];[.AE$112]&gt;=[.$X123]);INDEX([.$Z$106:.$AG$106];[.AE$112]);&quot;&quot;)">
            <text:p/>
          </table:table-cell>
          <table:table-cell table:style-name="ce2" table:formula="of:=IF(AND([.AF$112]&lt;=[.$Y123];[.AF$112]&gt;=[.$X123]);INDEX([.$Z$106:.$AG$106];[.AF$112]);&quot;&quot;)">
            <text:p/>
          </table:table-cell>
          <table:table-cell table:style-name="ce2" table:formula="of:=IF(AND([.AG$112]&lt;=[.$Y123];[.AG$112]&gt;=[.$X123]);INDEX([.$Z$106:.$AG$106];[.AG$112]);&quot;&quot;)">
            <text:p/>
          </table:table-cell>
          <table:table-cell table:formula="of:=IF([.Z123]=&quot;&quot;;0;MIN([.D123];[.$AA$106]-[.C123]))" office:value-type="float" office:value="7" calcext:value-type="float">
            <text:p>7</text:p>
          </table:table-cell>
          <table:table-cell table:formula="of:=IF([.AA123]=&quot;&quot;;0;MIN([.$AB$106]-[.C123];[.$AB$106]-[.$AA$106];[.D123]-[.AH123]))" office:value-type="float" office:value="0" calcext:value-type="float">
            <text:p>0</text:p>
          </table:table-cell>
          <table:table-cell table:formula="of:=IF([.AB123]=&quot;&quot;;0;MIN([.$AC$106]-[.C123];[.$AC$106]-[.$AB$106];[.D123]-[.AH123]-[.AI123]))" office:value-type="float" office:value="0" calcext:value-type="float">
            <text:p>0</text:p>
          </table:table-cell>
          <table:table-cell table:formula="of:=IF([.AC123]=&quot;&quot;;0;MIN([.$AD$106]-[.C123];[.$AD$106]-[.$AC$106];[.D123]-[.AH123]-[.AI123]-[.AJ123]))" office:value-type="float" office:value="0" calcext:value-type="float">
            <text:p>0</text:p>
          </table:table-cell>
          <table:table-cell table:formula="of:=IF([.AD123]=&quot;&quot;;0;MIN([.$AE$106]-[.C123];[.$AE$106]-[.$AD$106];[.D123]-[.AH123]-[.AI123]-[.AJ123]-[.AK123]))" office:value-type="float" office:value="0" calcext:value-type="float">
            <text:p>0</text:p>
          </table:table-cell>
          <table:table-cell table:formula="of:=IF([.AE123]=&quot;&quot;;0;MIN([.$AF$106]-[.C123];[.$AF$106]-[.$AE$106];[.D123]-[.AH123]-[.AI123]-[.AJ123]-[.AK123]-[.AL123]))" office:value-type="float" office:value="0" calcext:value-type="float">
            <text:p>0</text:p>
          </table:table-cell>
          <table:table-cell table:formula="of:=IF([.AF123]=&quot;&quot;;0;MIN([.$AG$106]-[.C123];[.$AG$106]-[.$AF$106];[.D123]-[.AH123]-[.AI123]-[.AJ123]-[.AK123]-[.AL123]-[.AM123]))" office:value-type="float" office:value="0" calcext:value-type="float">
            <text:p>0</text:p>
          </table:table-cell>
          <table:table-cell/>
          <table:table-cell table:style-name="ce2" table:formula="of:=IF([.AH123]&gt;=1;[.$AH$112]&amp;&quot;*&quot;&amp;[.AH123]&amp;&quot; &quot;;&quot;&quot;)&amp;IF([.AI123]&gt;=1;[.$AI$112]&amp;&quot;*&quot;&amp;[.AI123]&amp;&quot; &quot;;&quot;&quot;)&amp;IF([.AJ123]&gt;=1;[.$AJ$112]&amp;&quot;*&quot;&amp;[.AJ123]&amp;&quot; &quot;;&quot;&quot;)&amp;IF([.AK123]&gt;=1;[.$AK$112]&amp;&quot;*&quot;&amp;[.AK123]&amp;&quot; &quot;;&quot;&quot;)&amp;IF([.AL123]&gt;=1;[.$AL$112]&amp;&quot;*&quot;&amp;[.AL123]&amp;&quot; &quot;;&quot;&quot;)&amp;IF([.AM123]&gt;=1;[.$AM$112]&amp;&quot;*&quot;&amp;[.AM123]&amp;&quot; &quot;;&quot;&quot;)&amp;IF([.AN123]&gt;=1;[.$AN$112]&amp;&quot;*&quot;&amp;[.AN12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formula="of:=IF([.$B$6]=&quot;Y&quot;;&quot;%&quot;;&quot;&quot;)&amp;IF([.U123]=&quot;Y&quot;;&quot;\acciaccatura s8 &quot;;&quot;&quot;)&amp;[.AP123]&amp;&quot; &quot;&amp;IF([.E123]=&quot;b&quot;;&quot;\break&quot;;IF([.E12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19]&lt;[.$AZ$9];[.AZ119]+1;&quot;-&quot;)" office:value-type="float" office:value="29" calcext:value-type="float">
            <text:p>29</text:p>
          </table:table-cell>
          <table:table-cell table:formula="of:=IF([.AZ119]&lt;[.$AZ$9];[.BA119];&quot;-&quot;)" office:value-type="float" office:value="1" calcext:value-type="float">
            <text:p>1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3]=&quot;pb&quot;;[.A123]+1;[.A123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style-name="ce7" table:formula="of:=IF([.C125]=&quot;&quot;;&quot;&quot;;[.C125]-[.C1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4];[.$Z$106:.$AG$106];1)" office:value-type="float" office:value="1" calcext:value-type="float">
            <text:p>1</text:p>
          </table:table-cell>
          <table:table-cell table:style-name="ce44" table:formula="of:=MATCH([.D124]+[.C124];[.$Z$106:.$AG$106];1)" office:value-type="float" office:value="1" calcext:value-type="float">
            <text:p>1</text:p>
          </table:table-cell>
          <table:table-cell table:style-name="ce2" table:formula="of:=IF(AND([.Z$112]&lt;=[.$Y124];[.Z$112]&gt;=[.$X12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4];[.AA$112]&gt;=[.$X124]);INDEX([.$Z$106:.$AG$106];[.AA$112]);&quot;&quot;)">
            <text:p/>
          </table:table-cell>
          <table:table-cell table:style-name="ce2" table:formula="of:=IF(AND([.AB$112]&lt;=[.$Y124];[.AB$112]&gt;=[.$X124]);INDEX([.$Z$106:.$AG$106];[.AB$112]);&quot;&quot;)">
            <text:p/>
          </table:table-cell>
          <table:table-cell table:style-name="ce2" table:formula="of:=IF(AND([.AC$112]&lt;=[.$Y124];[.AC$112]&gt;=[.$X124]);INDEX([.$Z$106:.$AG$106];[.AC$112]);&quot;&quot;)">
            <text:p/>
          </table:table-cell>
          <table:table-cell table:style-name="ce2" table:formula="of:=IF(AND([.AD$112]&lt;=[.$Y124];[.AD$112]&gt;=[.$X124]);INDEX([.$Z$106:.$AG$106];[.AD$112]);&quot;&quot;)">
            <text:p/>
          </table:table-cell>
          <table:table-cell table:style-name="ce2" table:formula="of:=IF(AND([.AE$112]&lt;=[.$Y124];[.AE$112]&gt;=[.$X124]);INDEX([.$Z$106:.$AG$106];[.AE$112]);&quot;&quot;)">
            <text:p/>
          </table:table-cell>
          <table:table-cell table:style-name="ce2" table:formula="of:=IF(AND([.AF$112]&lt;=[.$Y124];[.AF$112]&gt;=[.$X124]);INDEX([.$Z$106:.$AG$106];[.AF$112]);&quot;&quot;)">
            <text:p/>
          </table:table-cell>
          <table:table-cell table:style-name="ce2" table:formula="of:=IF(AND([.AG$112]&lt;=[.$Y124];[.AG$112]&gt;=[.$X124]);INDEX([.$Z$106:.$AG$106];[.AG$112]);&quot;&quot;)">
            <text:p/>
          </table:table-cell>
          <table:table-cell table:formula="of:=IF([.Z124]=&quot;&quot;;0;MIN([.D124];[.$AA$106]-[.C124]))" office:value-type="float" office:value="6" calcext:value-type="float">
            <text:p>6</text:p>
          </table:table-cell>
          <table:table-cell table:formula="of:=IF([.AA124]=&quot;&quot;;0;MIN([.$AB$106]-[.C124];[.$AB$106]-[.$AA$106];[.D124]-[.AH124]))" office:value-type="float" office:value="0" calcext:value-type="float">
            <text:p>0</text:p>
          </table:table-cell>
          <table:table-cell table:formula="of:=IF([.AB124]=&quot;&quot;;0;MIN([.$AC$106]-[.C124];[.$AC$106]-[.$AB$106];[.D124]-[.AH124]-[.AI124]))" office:value-type="float" office:value="0" calcext:value-type="float">
            <text:p>0</text:p>
          </table:table-cell>
          <table:table-cell table:formula="of:=IF([.AC124]=&quot;&quot;;0;MIN([.$AD$106]-[.C124];[.$AD$106]-[.$AC$106];[.D124]-[.AH124]-[.AI124]-[.AJ124]))" office:value-type="float" office:value="0" calcext:value-type="float">
            <text:p>0</text:p>
          </table:table-cell>
          <table:table-cell table:formula="of:=IF([.AD124]=&quot;&quot;;0;MIN([.$AE$106]-[.C124];[.$AE$106]-[.$AD$106];[.D124]-[.AH124]-[.AI124]-[.AJ124]-[.AK124]))" office:value-type="float" office:value="0" calcext:value-type="float">
            <text:p>0</text:p>
          </table:table-cell>
          <table:table-cell table:formula="of:=IF([.AE124]=&quot;&quot;;0;MIN([.$AF$106]-[.C124];[.$AF$106]-[.$AE$106];[.D124]-[.AH124]-[.AI124]-[.AJ124]-[.AK124]-[.AL124]))" office:value-type="float" office:value="0" calcext:value-type="float">
            <text:p>0</text:p>
          </table:table-cell>
          <table:table-cell table:formula="of:=IF([.AF124]=&quot;&quot;;0;MIN([.$AG$106]-[.C124];[.$AG$106]-[.$AF$106];[.D124]-[.AH124]-[.AI124]-[.AJ124]-[.AK124]-[.AL124]-[.AM124]))" office:value-type="float" office:value="0" calcext:value-type="float">
            <text:p>0</text:p>
          </table:table-cell>
          <table:table-cell/>
          <table:table-cell table:style-name="ce2" table:formula="of:=IF([.AH124]&gt;=1;[.$AH$112]&amp;&quot;*&quot;&amp;[.AH124]&amp;&quot; &quot;;&quot;&quot;)&amp;IF([.AI124]&gt;=1;[.$AI$112]&amp;&quot;*&quot;&amp;[.AI124]&amp;&quot; &quot;;&quot;&quot;)&amp;IF([.AJ124]&gt;=1;[.$AJ$112]&amp;&quot;*&quot;&amp;[.AJ124]&amp;&quot; &quot;;&quot;&quot;)&amp;IF([.AK124]&gt;=1;[.$AK$112]&amp;&quot;*&quot;&amp;[.AK124]&amp;&quot; &quot;;&quot;&quot;)&amp;IF([.AL124]&gt;=1;[.$AL$112]&amp;&quot;*&quot;&amp;[.AL124]&amp;&quot; &quot;;&quot;&quot;)&amp;IF([.AM124]&gt;=1;[.$AM$112]&amp;&quot;*&quot;&amp;[.AM124]&amp;&quot; &quot;;&quot;&quot;)&amp;IF([.AN124]&gt;=1;[.$AN$112]&amp;&quot;*&quot;&amp;[.AN12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  <table:table-cell table:formula="of:=IF([.$B$6]=&quot;Y&quot;;&quot;%&quot;;&quot;&quot;)&amp;IF([.U124]=&quot;Y&quot;;&quot;\acciaccatura s8 &quot;;&quot;&quot;)&amp;[.AP124]&amp;&quot; &quot;&amp;IF([.E124]=&quot;b&quot;;&quot;\break&quot;;IF([.E12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0]&lt;[.$AZ$9];[.AZ120]+1;&quot;-&quot;)" office:value-type="float" office:value="29" calcext:value-type="float">
            <text:p>29</text:p>
          </table:table-cell>
          <table:table-cell table:formula="of:=IF([.AZ120]&lt;[.$AZ$9];[.BA120];&quot;-&quot;)" office:value-type="float" office:value="2" calcext:value-type="float">
            <text:p>2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 office:value-type="string" office:string-value="    #'((Y-offset . 113)" calcext:value-type="string">
            <text:p><text:s text:c="4"/>#'((Y-offset . 113)</text:p>
          </table:table-cell>
          <table:table-cell table:number-columns-repeated="10"/>
        </table:table-row>
        <table:table-row table:style-name="ro1">
          <table:table-cell table:formula="of:=IF([.E124]=&quot;pb&quot;;[.A124]+1;[.A12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ce7" table:formula="of:=IF([.C126]=&quot;&quot;;&quot;&quot;;[.C126]-[.C12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25];[.$Z$106:.$AG$106];1)" office:value-type="float" office:value="1" calcext:value-type="float">
            <text:p>1</text:p>
          </table:table-cell>
          <table:table-cell table:style-name="ce44" table:formula="of:=MATCH([.D125]+[.C125];[.$Z$106:.$AG$106];1)" office:value-type="float" office:value="1" calcext:value-type="float">
            <text:p>1</text:p>
          </table:table-cell>
          <table:table-cell table:style-name="ce2" table:formula="of:=IF(AND([.Z$112]&lt;=[.$Y125];[.Z$112]&gt;=[.$X12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5];[.AA$112]&gt;=[.$X125]);INDEX([.$Z$106:.$AG$106];[.AA$112]);&quot;&quot;)">
            <text:p/>
          </table:table-cell>
          <table:table-cell table:style-name="ce2" table:formula="of:=IF(AND([.AB$112]&lt;=[.$Y125];[.AB$112]&gt;=[.$X125]);INDEX([.$Z$106:.$AG$106];[.AB$112]);&quot;&quot;)">
            <text:p/>
          </table:table-cell>
          <table:table-cell table:style-name="ce2" table:formula="of:=IF(AND([.AC$112]&lt;=[.$Y125];[.AC$112]&gt;=[.$X125]);INDEX([.$Z$106:.$AG$106];[.AC$112]);&quot;&quot;)">
            <text:p/>
          </table:table-cell>
          <table:table-cell table:style-name="ce2" table:formula="of:=IF(AND([.AD$112]&lt;=[.$Y125];[.AD$112]&gt;=[.$X125]);INDEX([.$Z$106:.$AG$106];[.AD$112]);&quot;&quot;)">
            <text:p/>
          </table:table-cell>
          <table:table-cell table:style-name="ce2" table:formula="of:=IF(AND([.AE$112]&lt;=[.$Y125];[.AE$112]&gt;=[.$X125]);INDEX([.$Z$106:.$AG$106];[.AE$112]);&quot;&quot;)">
            <text:p/>
          </table:table-cell>
          <table:table-cell table:style-name="ce2" table:formula="of:=IF(AND([.AF$112]&lt;=[.$Y125];[.AF$112]&gt;=[.$X125]);INDEX([.$Z$106:.$AG$106];[.AF$112]);&quot;&quot;)">
            <text:p/>
          </table:table-cell>
          <table:table-cell table:style-name="ce2" table:formula="of:=IF(AND([.AG$112]&lt;=[.$Y125];[.AG$112]&gt;=[.$X125]);INDEX([.$Z$106:.$AG$106];[.AG$112]);&quot;&quot;)">
            <text:p/>
          </table:table-cell>
          <table:table-cell table:formula="of:=IF([.Z125]=&quot;&quot;;0;MIN([.D125];[.$AA$106]-[.C125]))" office:value-type="float" office:value="4" calcext:value-type="float">
            <text:p>4</text:p>
          </table:table-cell>
          <table:table-cell table:formula="of:=IF([.AA125]=&quot;&quot;;0;MIN([.$AB$106]-[.C125];[.$AB$106]-[.$AA$106];[.D125]-[.AH125]))" office:value-type="float" office:value="0" calcext:value-type="float">
            <text:p>0</text:p>
          </table:table-cell>
          <table:table-cell table:formula="of:=IF([.AB125]=&quot;&quot;;0;MIN([.$AC$106]-[.C125];[.$AC$106]-[.$AB$106];[.D125]-[.AH125]-[.AI125]))" office:value-type="float" office:value="0" calcext:value-type="float">
            <text:p>0</text:p>
          </table:table-cell>
          <table:table-cell table:formula="of:=IF([.AC125]=&quot;&quot;;0;MIN([.$AD$106]-[.C125];[.$AD$106]-[.$AC$106];[.D125]-[.AH125]-[.AI125]-[.AJ125]))" office:value-type="float" office:value="0" calcext:value-type="float">
            <text:p>0</text:p>
          </table:table-cell>
          <table:table-cell table:formula="of:=IF([.AD125]=&quot;&quot;;0;MIN([.$AE$106]-[.C125];[.$AE$106]-[.$AD$106];[.D125]-[.AH125]-[.AI125]-[.AJ125]-[.AK125]))" office:value-type="float" office:value="0" calcext:value-type="float">
            <text:p>0</text:p>
          </table:table-cell>
          <table:table-cell table:formula="of:=IF([.AE125]=&quot;&quot;;0;MIN([.$AF$106]-[.C125];[.$AF$106]-[.$AE$106];[.D125]-[.AH125]-[.AI125]-[.AJ125]-[.AK125]-[.AL125]))" office:value-type="float" office:value="0" calcext:value-type="float">
            <text:p>0</text:p>
          </table:table-cell>
          <table:table-cell table:formula="of:=IF([.AF125]=&quot;&quot;;0;MIN([.$AG$106]-[.C125];[.$AG$106]-[.$AF$106];[.D125]-[.AH125]-[.AI125]-[.AJ125]-[.AK125]-[.AL125]-[.AM125]))" office:value-type="float" office:value="0" calcext:value-type="float">
            <text:p>0</text:p>
          </table:table-cell>
          <table:table-cell/>
          <table:table-cell table:style-name="ce2" table:formula="of:=IF([.AH125]&gt;=1;[.$AH$112]&amp;&quot;*&quot;&amp;[.AH125]&amp;&quot; &quot;;&quot;&quot;)&amp;IF([.AI125]&gt;=1;[.$AI$112]&amp;&quot;*&quot;&amp;[.AI125]&amp;&quot; &quot;;&quot;&quot;)&amp;IF([.AJ125]&gt;=1;[.$AJ$112]&amp;&quot;*&quot;&amp;[.AJ125]&amp;&quot; &quot;;&quot;&quot;)&amp;IF([.AK125]&gt;=1;[.$AK$112]&amp;&quot;*&quot;&amp;[.AK125]&amp;&quot; &quot;;&quot;&quot;)&amp;IF([.AL125]&gt;=1;[.$AL$112]&amp;&quot;*&quot;&amp;[.AL125]&amp;&quot; &quot;;&quot;&quot;)&amp;IF([.AM125]&gt;=1;[.$AM$112]&amp;&quot;*&quot;&amp;[.AM125]&amp;&quot; &quot;;&quot;&quot;)&amp;IF([.AN125]&gt;=1;[.$AN$112]&amp;&quot;*&quot;&amp;[.AN12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formula="of:=IF([.$B$6]=&quot;Y&quot;;&quot;%&quot;;&quot;&quot;)&amp;IF([.U125]=&quot;Y&quot;;&quot;\acciaccatura s8 &quot;;&quot;&quot;)&amp;[.AP125]&amp;&quot; &quot;&amp;IF([.E125]=&quot;b&quot;;&quot;\break&quot;;IF([.E12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1]&lt;[.$AZ$9];[.AZ121]+1;&quot;-&quot;)" office:value-type="float" office:value="29" calcext:value-type="float">
            <text:p>29</text:p>
          </table:table-cell>
          <table:table-cell table:formula="of:=IF([.AZ121]&lt;[.$AZ$9];[.BA121];&quot;-&quot;)" office:value-type="float" office:value="3" calcext:value-type="float">
            <text:p>3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number-columns-repeated="10"/>
        </table:table-row>
        <table:table-row table:style-name="ro1">
          <table:table-cell table:formula="of:=IF([.E125]=&quot;pb&quot;;[.A125]+1;[.A125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style-name="ce7" table:formula="of:=IF([.C127]=&quot;&quot;;&quot;&quot;;[.C127]-[.C12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26];[.$Z$106:.$AG$106];1)" office:value-type="float" office:value="1" calcext:value-type="float">
            <text:p>1</text:p>
          </table:table-cell>
          <table:table-cell table:style-name="ce44" table:formula="of:=MATCH([.D126]+[.C126];[.$Z$106:.$AG$106];1)" office:value-type="float" office:value="1" calcext:value-type="float">
            <text:p>1</text:p>
          </table:table-cell>
          <table:table-cell table:style-name="ce2" table:formula="of:=IF(AND([.Z$112]&lt;=[.$Y126];[.Z$112]&gt;=[.$X12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6];[.AA$112]&gt;=[.$X126]);INDEX([.$Z$106:.$AG$106];[.AA$112]);&quot;&quot;)">
            <text:p/>
          </table:table-cell>
          <table:table-cell table:style-name="ce2" table:formula="of:=IF(AND([.AB$112]&lt;=[.$Y126];[.AB$112]&gt;=[.$X126]);INDEX([.$Z$106:.$AG$106];[.AB$112]);&quot;&quot;)">
            <text:p/>
          </table:table-cell>
          <table:table-cell table:style-name="ce2" table:formula="of:=IF(AND([.AC$112]&lt;=[.$Y126];[.AC$112]&gt;=[.$X126]);INDEX([.$Z$106:.$AG$106];[.AC$112]);&quot;&quot;)">
            <text:p/>
          </table:table-cell>
          <table:table-cell table:style-name="ce2" table:formula="of:=IF(AND([.AD$112]&lt;=[.$Y126];[.AD$112]&gt;=[.$X126]);INDEX([.$Z$106:.$AG$106];[.AD$112]);&quot;&quot;)">
            <text:p/>
          </table:table-cell>
          <table:table-cell table:style-name="ce2" table:formula="of:=IF(AND([.AE$112]&lt;=[.$Y126];[.AE$112]&gt;=[.$X126]);INDEX([.$Z$106:.$AG$106];[.AE$112]);&quot;&quot;)">
            <text:p/>
          </table:table-cell>
          <table:table-cell table:style-name="ce2" table:formula="of:=IF(AND([.AF$112]&lt;=[.$Y126];[.AF$112]&gt;=[.$X126]);INDEX([.$Z$106:.$AG$106];[.AF$112]);&quot;&quot;)">
            <text:p/>
          </table:table-cell>
          <table:table-cell table:style-name="ce2" table:formula="of:=IF(AND([.AG$112]&lt;=[.$Y126];[.AG$112]&gt;=[.$X126]);INDEX([.$Z$106:.$AG$106];[.AG$112]);&quot;&quot;)">
            <text:p/>
          </table:table-cell>
          <table:table-cell table:formula="of:=IF([.Z126]=&quot;&quot;;0;MIN([.D126];[.$AA$106]-[.C126]))" office:value-type="float" office:value="4" calcext:value-type="float">
            <text:p>4</text:p>
          </table:table-cell>
          <table:table-cell table:formula="of:=IF([.AA126]=&quot;&quot;;0;MIN([.$AB$106]-[.C126];[.$AB$106]-[.$AA$106];[.D126]-[.AH126]))" office:value-type="float" office:value="0" calcext:value-type="float">
            <text:p>0</text:p>
          </table:table-cell>
          <table:table-cell table:formula="of:=IF([.AB126]=&quot;&quot;;0;MIN([.$AC$106]-[.C126];[.$AC$106]-[.$AB$106];[.D126]-[.AH126]-[.AI126]))" office:value-type="float" office:value="0" calcext:value-type="float">
            <text:p>0</text:p>
          </table:table-cell>
          <table:table-cell table:formula="of:=IF([.AC126]=&quot;&quot;;0;MIN([.$AD$106]-[.C126];[.$AD$106]-[.$AC$106];[.D126]-[.AH126]-[.AI126]-[.AJ126]))" office:value-type="float" office:value="0" calcext:value-type="float">
            <text:p>0</text:p>
          </table:table-cell>
          <table:table-cell table:formula="of:=IF([.AD126]=&quot;&quot;;0;MIN([.$AE$106]-[.C126];[.$AE$106]-[.$AD$106];[.D126]-[.AH126]-[.AI126]-[.AJ126]-[.AK126]))" office:value-type="float" office:value="0" calcext:value-type="float">
            <text:p>0</text:p>
          </table:table-cell>
          <table:table-cell table:formula="of:=IF([.AE126]=&quot;&quot;;0;MIN([.$AF$106]-[.C126];[.$AF$106]-[.$AE$106];[.D126]-[.AH126]-[.AI126]-[.AJ126]-[.AK126]-[.AL126]))" office:value-type="float" office:value="0" calcext:value-type="float">
            <text:p>0</text:p>
          </table:table-cell>
          <table:table-cell table:formula="of:=IF([.AF126]=&quot;&quot;;0;MIN([.$AG$106]-[.C126];[.$AG$106]-[.$AF$106];[.D126]-[.AH126]-[.AI126]-[.AJ126]-[.AK126]-[.AL126]-[.AM126]))" office:value-type="float" office:value="0" calcext:value-type="float">
            <text:p>0</text:p>
          </table:table-cell>
          <table:table-cell/>
          <table:table-cell table:style-name="ce2" table:formula="of:=IF([.AH126]&gt;=1;[.$AH$112]&amp;&quot;*&quot;&amp;[.AH126]&amp;&quot; &quot;;&quot;&quot;)&amp;IF([.AI126]&gt;=1;[.$AI$112]&amp;&quot;*&quot;&amp;[.AI126]&amp;&quot; &quot;;&quot;&quot;)&amp;IF([.AJ126]&gt;=1;[.$AJ$112]&amp;&quot;*&quot;&amp;[.AJ126]&amp;&quot; &quot;;&quot;&quot;)&amp;IF([.AK126]&gt;=1;[.$AK$112]&amp;&quot;*&quot;&amp;[.AK126]&amp;&quot; &quot;;&quot;&quot;)&amp;IF([.AL126]&gt;=1;[.$AL$112]&amp;&quot;*&quot;&amp;[.AL126]&amp;&quot; &quot;;&quot;&quot;)&amp;IF([.AM126]&gt;=1;[.$AM$112]&amp;&quot;*&quot;&amp;[.AM126]&amp;&quot; &quot;;&quot;&quot;)&amp;IF([.AN126]&gt;=1;[.$AN$112]&amp;&quot;*&quot;&amp;[.AN12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formula="of:=IF([.$B$6]=&quot;Y&quot;;&quot;%&quot;;&quot;&quot;)&amp;IF([.U126]=&quot;Y&quot;;&quot;\acciaccatura s8 &quot;;&quot;&quot;)&amp;[.AP126]&amp;&quot; &quot;&amp;IF([.E126]=&quot;b&quot;;&quot;\break&quot;;IF([.E12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2]&lt;[.$AZ$9];[.AZ122]+1;&quot;-&quot;)" office:value-type="float" office:value="29" calcext:value-type="float">
            <text:p>29</text:p>
          </table:table-cell>
          <table:table-cell table:formula="of:=IF([.AZ122]&lt;[.$AZ$9];[.BA122];&quot;-&quot;)" office:value-type="float" office:value="4" calcext:value-type="float">
            <text:p>4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126]=&quot;pb&quot;;[.A126]+1;[.A126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ce7" table:formula="of:=IF([.C128]=&quot;&quot;;&quot;&quot;;[.C128]-[.C12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27];[.$Z$106:.$AG$106];1)" office:value-type="float" office:value="1" calcext:value-type="float">
            <text:p>1</text:p>
          </table:table-cell>
          <table:table-cell table:style-name="ce44" table:formula="of:=MATCH([.D127]+[.C127];[.$Z$106:.$AG$106];1)" office:value-type="float" office:value="1" calcext:value-type="float">
            <text:p>1</text:p>
          </table:table-cell>
          <table:table-cell table:style-name="ce2" table:formula="of:=IF(AND([.Z$112]&lt;=[.$Y127];[.Z$112]&gt;=[.$X12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7];[.AA$112]&gt;=[.$X127]);INDEX([.$Z$106:.$AG$106];[.AA$112]);&quot;&quot;)">
            <text:p/>
          </table:table-cell>
          <table:table-cell table:style-name="ce2" table:formula="of:=IF(AND([.AB$112]&lt;=[.$Y127];[.AB$112]&gt;=[.$X127]);INDEX([.$Z$106:.$AG$106];[.AB$112]);&quot;&quot;)">
            <text:p/>
          </table:table-cell>
          <table:table-cell table:style-name="ce2" table:formula="of:=IF(AND([.AC$112]&lt;=[.$Y127];[.AC$112]&gt;=[.$X127]);INDEX([.$Z$106:.$AG$106];[.AC$112]);&quot;&quot;)">
            <text:p/>
          </table:table-cell>
          <table:table-cell table:style-name="ce2" table:formula="of:=IF(AND([.AD$112]&lt;=[.$Y127];[.AD$112]&gt;=[.$X127]);INDEX([.$Z$106:.$AG$106];[.AD$112]);&quot;&quot;)">
            <text:p/>
          </table:table-cell>
          <table:table-cell table:style-name="ce2" table:formula="of:=IF(AND([.AE$112]&lt;=[.$Y127];[.AE$112]&gt;=[.$X127]);INDEX([.$Z$106:.$AG$106];[.AE$112]);&quot;&quot;)">
            <text:p/>
          </table:table-cell>
          <table:table-cell table:style-name="ce2" table:formula="of:=IF(AND([.AF$112]&lt;=[.$Y127];[.AF$112]&gt;=[.$X127]);INDEX([.$Z$106:.$AG$106];[.AF$112]);&quot;&quot;)">
            <text:p/>
          </table:table-cell>
          <table:table-cell table:style-name="ce2" table:formula="of:=IF(AND([.AG$112]&lt;=[.$Y127];[.AG$112]&gt;=[.$X127]);INDEX([.$Z$106:.$AG$106];[.AG$112]);&quot;&quot;)">
            <text:p/>
          </table:table-cell>
          <table:table-cell table:formula="of:=IF([.Z127]=&quot;&quot;;0;MIN([.D127];[.$AA$106]-[.C127]))" office:value-type="float" office:value="4" calcext:value-type="float">
            <text:p>4</text:p>
          </table:table-cell>
          <table:table-cell table:formula="of:=IF([.AA127]=&quot;&quot;;0;MIN([.$AB$106]-[.C127];[.$AB$106]-[.$AA$106];[.D127]-[.AH127]))" office:value-type="float" office:value="0" calcext:value-type="float">
            <text:p>0</text:p>
          </table:table-cell>
          <table:table-cell table:formula="of:=IF([.AB127]=&quot;&quot;;0;MIN([.$AC$106]-[.C127];[.$AC$106]-[.$AB$106];[.D127]-[.AH127]-[.AI127]))" office:value-type="float" office:value="0" calcext:value-type="float">
            <text:p>0</text:p>
          </table:table-cell>
          <table:table-cell table:formula="of:=IF([.AC127]=&quot;&quot;;0;MIN([.$AD$106]-[.C127];[.$AD$106]-[.$AC$106];[.D127]-[.AH127]-[.AI127]-[.AJ127]))" office:value-type="float" office:value="0" calcext:value-type="float">
            <text:p>0</text:p>
          </table:table-cell>
          <table:table-cell table:formula="of:=IF([.AD127]=&quot;&quot;;0;MIN([.$AE$106]-[.C127];[.$AE$106]-[.$AD$106];[.D127]-[.AH127]-[.AI127]-[.AJ127]-[.AK127]))" office:value-type="float" office:value="0" calcext:value-type="float">
            <text:p>0</text:p>
          </table:table-cell>
          <table:table-cell table:formula="of:=IF([.AE127]=&quot;&quot;;0;MIN([.$AF$106]-[.C127];[.$AF$106]-[.$AE$106];[.D127]-[.AH127]-[.AI127]-[.AJ127]-[.AK127]-[.AL127]))" office:value-type="float" office:value="0" calcext:value-type="float">
            <text:p>0</text:p>
          </table:table-cell>
          <table:table-cell table:formula="of:=IF([.AF127]=&quot;&quot;;0;MIN([.$AG$106]-[.C127];[.$AG$106]-[.$AF$106];[.D127]-[.AH127]-[.AI127]-[.AJ127]-[.AK127]-[.AL127]-[.AM127]))" office:value-type="float" office:value="0" calcext:value-type="float">
            <text:p>0</text:p>
          </table:table-cell>
          <table:table-cell/>
          <table:table-cell table:style-name="ce2" table:formula="of:=IF([.AH127]&gt;=1;[.$AH$112]&amp;&quot;*&quot;&amp;[.AH127]&amp;&quot; &quot;;&quot;&quot;)&amp;IF([.AI127]&gt;=1;[.$AI$112]&amp;&quot;*&quot;&amp;[.AI127]&amp;&quot; &quot;;&quot;&quot;)&amp;IF([.AJ127]&gt;=1;[.$AJ$112]&amp;&quot;*&quot;&amp;[.AJ127]&amp;&quot; &quot;;&quot;&quot;)&amp;IF([.AK127]&gt;=1;[.$AK$112]&amp;&quot;*&quot;&amp;[.AK127]&amp;&quot; &quot;;&quot;&quot;)&amp;IF([.AL127]&gt;=1;[.$AL$112]&amp;&quot;*&quot;&amp;[.AL127]&amp;&quot; &quot;;&quot;&quot;)&amp;IF([.AM127]&gt;=1;[.$AM$112]&amp;&quot;*&quot;&amp;[.AM127]&amp;&quot; &quot;;&quot;&quot;)&amp;IF([.AN127]&gt;=1;[.$AN$112]&amp;&quot;*&quot;&amp;[.AN12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formula="of:=IF([.$B$6]=&quot;Y&quot;;&quot;%&quot;;&quot;&quot;)&amp;IF([.U127]=&quot;Y&quot;;&quot;\acciaccatura s8 &quot;;&quot;&quot;)&amp;[.AP127]&amp;&quot; &quot;&amp;IF([.E127]=&quot;b&quot;;&quot;\break&quot;;IF([.E12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3]&lt;[.$AZ$9];[.AZ123]+1;&quot;-&quot;)" office:value-type="float" office:value="30" calcext:value-type="float">
            <text:p>30</text:p>
          </table:table-cell>
          <table:table-cell table:formula="of:=IF([.AZ123]&lt;[.$AZ$9];[.BA123];&quot;-&quot;)" office:value-type="float" office:value="1" calcext:value-type="float">
            <text:p>1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7]=&quot;pb&quot;;[.A127]+1;[.A127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style-name="ce7" table:formula="of:=IF([.C129]=&quot;&quot;;&quot;&quot;;[.C129]-[.C12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8];[.$Z$106:.$AG$106];1)" office:value-type="float" office:value="1" calcext:value-type="float">
            <text:p>1</text:p>
          </table:table-cell>
          <table:table-cell table:style-name="ce44" table:formula="of:=MATCH([.D128]+[.C128];[.$Z$106:.$AG$106];1)" office:value-type="float" office:value="1" calcext:value-type="float">
            <text:p>1</text:p>
          </table:table-cell>
          <table:table-cell table:style-name="ce2" table:formula="of:=IF(AND([.Z$112]&lt;=[.$Y128];[.Z$112]&gt;=[.$X12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8];[.AA$112]&gt;=[.$X128]);INDEX([.$Z$106:.$AG$106];[.AA$112]);&quot;&quot;)">
            <text:p/>
          </table:table-cell>
          <table:table-cell table:style-name="ce2" table:formula="of:=IF(AND([.AB$112]&lt;=[.$Y128];[.AB$112]&gt;=[.$X128]);INDEX([.$Z$106:.$AG$106];[.AB$112]);&quot;&quot;)">
            <text:p/>
          </table:table-cell>
          <table:table-cell table:style-name="ce2" table:formula="of:=IF(AND([.AC$112]&lt;=[.$Y128];[.AC$112]&gt;=[.$X128]);INDEX([.$Z$106:.$AG$106];[.AC$112]);&quot;&quot;)">
            <text:p/>
          </table:table-cell>
          <table:table-cell table:style-name="ce2" table:formula="of:=IF(AND([.AD$112]&lt;=[.$Y128];[.AD$112]&gt;=[.$X128]);INDEX([.$Z$106:.$AG$106];[.AD$112]);&quot;&quot;)">
            <text:p/>
          </table:table-cell>
          <table:table-cell table:style-name="ce2" table:formula="of:=IF(AND([.AE$112]&lt;=[.$Y128];[.AE$112]&gt;=[.$X128]);INDEX([.$Z$106:.$AG$106];[.AE$112]);&quot;&quot;)">
            <text:p/>
          </table:table-cell>
          <table:table-cell table:style-name="ce2" table:formula="of:=IF(AND([.AF$112]&lt;=[.$Y128];[.AF$112]&gt;=[.$X128]);INDEX([.$Z$106:.$AG$106];[.AF$112]);&quot;&quot;)">
            <text:p/>
          </table:table-cell>
          <table:table-cell table:style-name="ce2" table:formula="of:=IF(AND([.AG$112]&lt;=[.$Y128];[.AG$112]&gt;=[.$X128]);INDEX([.$Z$106:.$AG$106];[.AG$112]);&quot;&quot;)">
            <text:p/>
          </table:table-cell>
          <table:table-cell table:formula="of:=IF([.Z128]=&quot;&quot;;0;MIN([.D128];[.$AA$106]-[.C128]))" office:value-type="float" office:value="4" calcext:value-type="float">
            <text:p>4</text:p>
          </table:table-cell>
          <table:table-cell table:formula="of:=IF([.AA128]=&quot;&quot;;0;MIN([.$AB$106]-[.C128];[.$AB$106]-[.$AA$106];[.D128]-[.AH128]))" office:value-type="float" office:value="0" calcext:value-type="float">
            <text:p>0</text:p>
          </table:table-cell>
          <table:table-cell table:formula="of:=IF([.AB128]=&quot;&quot;;0;MIN([.$AC$106]-[.C128];[.$AC$106]-[.$AB$106];[.D128]-[.AH128]-[.AI128]))" office:value-type="float" office:value="0" calcext:value-type="float">
            <text:p>0</text:p>
          </table:table-cell>
          <table:table-cell table:formula="of:=IF([.AC128]=&quot;&quot;;0;MIN([.$AD$106]-[.C128];[.$AD$106]-[.$AC$106];[.D128]-[.AH128]-[.AI128]-[.AJ128]))" office:value-type="float" office:value="0" calcext:value-type="float">
            <text:p>0</text:p>
          </table:table-cell>
          <table:table-cell table:formula="of:=IF([.AD128]=&quot;&quot;;0;MIN([.$AE$106]-[.C128];[.$AE$106]-[.$AD$106];[.D128]-[.AH128]-[.AI128]-[.AJ128]-[.AK128]))" office:value-type="float" office:value="0" calcext:value-type="float">
            <text:p>0</text:p>
          </table:table-cell>
          <table:table-cell table:formula="of:=IF([.AE128]=&quot;&quot;;0;MIN([.$AF$106]-[.C128];[.$AF$106]-[.$AE$106];[.D128]-[.AH128]-[.AI128]-[.AJ128]-[.AK128]-[.AL128]))" office:value-type="float" office:value="0" calcext:value-type="float">
            <text:p>0</text:p>
          </table:table-cell>
          <table:table-cell table:formula="of:=IF([.AF128]=&quot;&quot;;0;MIN([.$AG$106]-[.C128];[.$AG$106]-[.$AF$106];[.D128]-[.AH128]-[.AI128]-[.AJ128]-[.AK128]-[.AL128]-[.AM128]))" office:value-type="float" office:value="0" calcext:value-type="float">
            <text:p>0</text:p>
          </table:table-cell>
          <table:table-cell/>
          <table:table-cell table:style-name="ce2" table:formula="of:=IF([.AH128]&gt;=1;[.$AH$112]&amp;&quot;*&quot;&amp;[.AH128]&amp;&quot; &quot;;&quot;&quot;)&amp;IF([.AI128]&gt;=1;[.$AI$112]&amp;&quot;*&quot;&amp;[.AI128]&amp;&quot; &quot;;&quot;&quot;)&amp;IF([.AJ128]&gt;=1;[.$AJ$112]&amp;&quot;*&quot;&amp;[.AJ128]&amp;&quot; &quot;;&quot;&quot;)&amp;IF([.AK128]&gt;=1;[.$AK$112]&amp;&quot;*&quot;&amp;[.AK128]&amp;&quot; &quot;;&quot;&quot;)&amp;IF([.AL128]&gt;=1;[.$AL$112]&amp;&quot;*&quot;&amp;[.AL128]&amp;&quot; &quot;;&quot;&quot;)&amp;IF([.AM128]&gt;=1;[.$AM$112]&amp;&quot;*&quot;&amp;[.AM128]&amp;&quot; &quot;;&quot;&quot;)&amp;IF([.AN128]&gt;=1;[.$AN$112]&amp;&quot;*&quot;&amp;[.AN12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formula="of:=IF([.$B$6]=&quot;Y&quot;;&quot;%&quot;;&quot;&quot;)&amp;IF([.U128]=&quot;Y&quot;;&quot;\acciaccatura s8 &quot;;&quot;&quot;)&amp;[.AP128]&amp;&quot; &quot;&amp;IF([.E128]=&quot;b&quot;;&quot;\break&quot;;IF([.E12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4]&lt;[.$AZ$9];[.AZ124]+1;&quot;-&quot;)" office:value-type="float" office:value="30" calcext:value-type="float">
            <text:p>30</text:p>
          </table:table-cell>
          <table:table-cell table:formula="of:=IF([.AZ124]&lt;[.$AZ$9];[.BA124];&quot;-&quot;)" office:value-type="float" office:value="2" calcext:value-type="float">
            <text:p>2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128]=&quot;pb&quot;;[.A128]+1;[.A128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style-name="ce7" table:formula="of:=IF([.C130]=&quot;&quot;;&quot;&quot;;[.C130]-[.C12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29];[.$Z$106:.$AG$106];1)" office:value-type="float" office:value="1" calcext:value-type="float">
            <text:p>1</text:p>
          </table:table-cell>
          <table:table-cell table:style-name="ce44" table:formula="of:=MATCH([.D129]+[.C129];[.$Z$106:.$AG$106];1)" office:value-type="float" office:value="1" calcext:value-type="float">
            <text:p>1</text:p>
          </table:table-cell>
          <table:table-cell table:style-name="ce2" table:formula="of:=IF(AND([.Z$112]&lt;=[.$Y129];[.Z$112]&gt;=[.$X12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9];[.AA$112]&gt;=[.$X129]);INDEX([.$Z$106:.$AG$106];[.AA$112]);&quot;&quot;)">
            <text:p/>
          </table:table-cell>
          <table:table-cell table:style-name="ce2" table:formula="of:=IF(AND([.AB$112]&lt;=[.$Y129];[.AB$112]&gt;=[.$X129]);INDEX([.$Z$106:.$AG$106];[.AB$112]);&quot;&quot;)">
            <text:p/>
          </table:table-cell>
          <table:table-cell table:style-name="ce2" table:formula="of:=IF(AND([.AC$112]&lt;=[.$Y129];[.AC$112]&gt;=[.$X129]);INDEX([.$Z$106:.$AG$106];[.AC$112]);&quot;&quot;)">
            <text:p/>
          </table:table-cell>
          <table:table-cell table:style-name="ce2" table:formula="of:=IF(AND([.AD$112]&lt;=[.$Y129];[.AD$112]&gt;=[.$X129]);INDEX([.$Z$106:.$AG$106];[.AD$112]);&quot;&quot;)">
            <text:p/>
          </table:table-cell>
          <table:table-cell table:style-name="ce2" table:formula="of:=IF(AND([.AE$112]&lt;=[.$Y129];[.AE$112]&gt;=[.$X129]);INDEX([.$Z$106:.$AG$106];[.AE$112]);&quot;&quot;)">
            <text:p/>
          </table:table-cell>
          <table:table-cell table:style-name="ce2" table:formula="of:=IF(AND([.AF$112]&lt;=[.$Y129];[.AF$112]&gt;=[.$X129]);INDEX([.$Z$106:.$AG$106];[.AF$112]);&quot;&quot;)">
            <text:p/>
          </table:table-cell>
          <table:table-cell table:style-name="ce2" table:formula="of:=IF(AND([.AG$112]&lt;=[.$Y129];[.AG$112]&gt;=[.$X129]);INDEX([.$Z$106:.$AG$106];[.AG$112]);&quot;&quot;)">
            <text:p/>
          </table:table-cell>
          <table:table-cell table:formula="of:=IF([.Z129]=&quot;&quot;;0;MIN([.D129];[.$AA$106]-[.C129]))" office:value-type="float" office:value="4" calcext:value-type="float">
            <text:p>4</text:p>
          </table:table-cell>
          <table:table-cell table:formula="of:=IF([.AA129]=&quot;&quot;;0;MIN([.$AB$106]-[.C129];[.$AB$106]-[.$AA$106];[.D129]-[.AH129]))" office:value-type="float" office:value="0" calcext:value-type="float">
            <text:p>0</text:p>
          </table:table-cell>
          <table:table-cell table:formula="of:=IF([.AB129]=&quot;&quot;;0;MIN([.$AC$106]-[.C129];[.$AC$106]-[.$AB$106];[.D129]-[.AH129]-[.AI129]))" office:value-type="float" office:value="0" calcext:value-type="float">
            <text:p>0</text:p>
          </table:table-cell>
          <table:table-cell table:formula="of:=IF([.AC129]=&quot;&quot;;0;MIN([.$AD$106]-[.C129];[.$AD$106]-[.$AC$106];[.D129]-[.AH129]-[.AI129]-[.AJ129]))" office:value-type="float" office:value="0" calcext:value-type="float">
            <text:p>0</text:p>
          </table:table-cell>
          <table:table-cell table:formula="of:=IF([.AD129]=&quot;&quot;;0;MIN([.$AE$106]-[.C129];[.$AE$106]-[.$AD$106];[.D129]-[.AH129]-[.AI129]-[.AJ129]-[.AK129]))" office:value-type="float" office:value="0" calcext:value-type="float">
            <text:p>0</text:p>
          </table:table-cell>
          <table:table-cell table:formula="of:=IF([.AE129]=&quot;&quot;;0;MIN([.$AF$106]-[.C129];[.$AF$106]-[.$AE$106];[.D129]-[.AH129]-[.AI129]-[.AJ129]-[.AK129]-[.AL129]))" office:value-type="float" office:value="0" calcext:value-type="float">
            <text:p>0</text:p>
          </table:table-cell>
          <table:table-cell table:formula="of:=IF([.AF129]=&quot;&quot;;0;MIN([.$AG$106]-[.C129];[.$AG$106]-[.$AF$106];[.D129]-[.AH129]-[.AI129]-[.AJ129]-[.AK129]-[.AL129]-[.AM129]))" office:value-type="float" office:value="0" calcext:value-type="float">
            <text:p>0</text:p>
          </table:table-cell>
          <table:table-cell/>
          <table:table-cell table:style-name="ce2" table:formula="of:=IF([.AH129]&gt;=1;[.$AH$112]&amp;&quot;*&quot;&amp;[.AH129]&amp;&quot; &quot;;&quot;&quot;)&amp;IF([.AI129]&gt;=1;[.$AI$112]&amp;&quot;*&quot;&amp;[.AI129]&amp;&quot; &quot;;&quot;&quot;)&amp;IF([.AJ129]&gt;=1;[.$AJ$112]&amp;&quot;*&quot;&amp;[.AJ129]&amp;&quot; &quot;;&quot;&quot;)&amp;IF([.AK129]&gt;=1;[.$AK$112]&amp;&quot;*&quot;&amp;[.AK129]&amp;&quot; &quot;;&quot;&quot;)&amp;IF([.AL129]&gt;=1;[.$AL$112]&amp;&quot;*&quot;&amp;[.AL129]&amp;&quot; &quot;;&quot;&quot;)&amp;IF([.AM129]&gt;=1;[.$AM$112]&amp;&quot;*&quot;&amp;[.AM129]&amp;&quot; &quot;;&quot;&quot;)&amp;IF([.AN129]&gt;=1;[.$AN$112]&amp;&quot;*&quot;&amp;[.AN12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  <table:table-cell table:formula="of:=IF([.$B$6]=&quot;Y&quot;;&quot;%&quot;;&quot;&quot;)&amp;IF([.U129]=&quot;Y&quot;;&quot;\acciaccatura s8 &quot;;&quot;&quot;)&amp;[.AP129]&amp;&quot; &quot;&amp;IF([.E129]=&quot;b&quot;;&quot;\break&quot;;IF([.E12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5]&lt;[.$AZ$9];[.AZ125]+1;&quot;-&quot;)" office:value-type="float" office:value="30" calcext:value-type="float">
            <text:p>30</text:p>
          </table:table-cell>
          <table:table-cell table:formula="of:=IF([.AZ125]&lt;[.$AZ$9];[.BA125];&quot;-&quot;)" office:value-type="float" office:value="3" calcext:value-type="float">
            <text:p>3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number-columns-repeated="10"/>
        </table:table-row>
        <table:table-row table:style-name="ro1">
          <table:table-cell table:formula="of:=IF([.E129]=&quot;pb&quot;;[.A129]+1;[.A129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ce7" table:formula="of:=IF([.C131]=&quot;&quot;;&quot;&quot;;[.C131]-[.C13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0];[.$Z$106:.$AG$106];1)" office:value-type="float" office:value="1" calcext:value-type="float">
            <text:p>1</text:p>
          </table:table-cell>
          <table:table-cell table:style-name="ce44" table:formula="of:=MATCH([.D130]+[.C130];[.$Z$106:.$AG$106];1)" office:value-type="float" office:value="1" calcext:value-type="float">
            <text:p>1</text:p>
          </table:table-cell>
          <table:table-cell table:style-name="ce2" table:formula="of:=IF(AND([.Z$112]&lt;=[.$Y130];[.Z$112]&gt;=[.$X13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0];[.AA$112]&gt;=[.$X130]);INDEX([.$Z$106:.$AG$106];[.AA$112]);&quot;&quot;)">
            <text:p/>
          </table:table-cell>
          <table:table-cell table:style-name="ce2" table:formula="of:=IF(AND([.AB$112]&lt;=[.$Y130];[.AB$112]&gt;=[.$X130]);INDEX([.$Z$106:.$AG$106];[.AB$112]);&quot;&quot;)">
            <text:p/>
          </table:table-cell>
          <table:table-cell table:style-name="ce2" table:formula="of:=IF(AND([.AC$112]&lt;=[.$Y130];[.AC$112]&gt;=[.$X130]);INDEX([.$Z$106:.$AG$106];[.AC$112]);&quot;&quot;)">
            <text:p/>
          </table:table-cell>
          <table:table-cell table:style-name="ce2" table:formula="of:=IF(AND([.AD$112]&lt;=[.$Y130];[.AD$112]&gt;=[.$X130]);INDEX([.$Z$106:.$AG$106];[.AD$112]);&quot;&quot;)">
            <text:p/>
          </table:table-cell>
          <table:table-cell table:style-name="ce2" table:formula="of:=IF(AND([.AE$112]&lt;=[.$Y130];[.AE$112]&gt;=[.$X130]);INDEX([.$Z$106:.$AG$106];[.AE$112]);&quot;&quot;)">
            <text:p/>
          </table:table-cell>
          <table:table-cell table:style-name="ce2" table:formula="of:=IF(AND([.AF$112]&lt;=[.$Y130];[.AF$112]&gt;=[.$X130]);INDEX([.$Z$106:.$AG$106];[.AF$112]);&quot;&quot;)">
            <text:p/>
          </table:table-cell>
          <table:table-cell table:style-name="ce2" table:formula="of:=IF(AND([.AG$112]&lt;=[.$Y130];[.AG$112]&gt;=[.$X130]);INDEX([.$Z$106:.$AG$106];[.AG$112]);&quot;&quot;)">
            <text:p/>
          </table:table-cell>
          <table:table-cell table:formula="of:=IF([.Z130]=&quot;&quot;;0;MIN([.D130];[.$AA$106]-[.C130]))" office:value-type="float" office:value="5" calcext:value-type="float">
            <text:p>5</text:p>
          </table:table-cell>
          <table:table-cell table:formula="of:=IF([.AA130]=&quot;&quot;;0;MIN([.$AB$106]-[.C130];[.$AB$106]-[.$AA$106];[.D130]-[.AH130]))" office:value-type="float" office:value="0" calcext:value-type="float">
            <text:p>0</text:p>
          </table:table-cell>
          <table:table-cell table:formula="of:=IF([.AB130]=&quot;&quot;;0;MIN([.$AC$106]-[.C130];[.$AC$106]-[.$AB$106];[.D130]-[.AH130]-[.AI130]))" office:value-type="float" office:value="0" calcext:value-type="float">
            <text:p>0</text:p>
          </table:table-cell>
          <table:table-cell table:formula="of:=IF([.AC130]=&quot;&quot;;0;MIN([.$AD$106]-[.C130];[.$AD$106]-[.$AC$106];[.D130]-[.AH130]-[.AI130]-[.AJ130]))" office:value-type="float" office:value="0" calcext:value-type="float">
            <text:p>0</text:p>
          </table:table-cell>
          <table:table-cell table:formula="of:=IF([.AD130]=&quot;&quot;;0;MIN([.$AE$106]-[.C130];[.$AE$106]-[.$AD$106];[.D130]-[.AH130]-[.AI130]-[.AJ130]-[.AK130]))" office:value-type="float" office:value="0" calcext:value-type="float">
            <text:p>0</text:p>
          </table:table-cell>
          <table:table-cell table:formula="of:=IF([.AE130]=&quot;&quot;;0;MIN([.$AF$106]-[.C130];[.$AF$106]-[.$AE$106];[.D130]-[.AH130]-[.AI130]-[.AJ130]-[.AK130]-[.AL130]))" office:value-type="float" office:value="0" calcext:value-type="float">
            <text:p>0</text:p>
          </table:table-cell>
          <table:table-cell table:formula="of:=IF([.AF130]=&quot;&quot;;0;MIN([.$AG$106]-[.C130];[.$AG$106]-[.$AF$106];[.D130]-[.AH130]-[.AI130]-[.AJ130]-[.AK130]-[.AL130]-[.AM130]))" office:value-type="float" office:value="0" calcext:value-type="float">
            <text:p>0</text:p>
          </table:table-cell>
          <table:table-cell/>
          <table:table-cell table:style-name="ce2" table:formula="of:=IF([.AH130]&gt;=1;[.$AH$112]&amp;&quot;*&quot;&amp;[.AH130]&amp;&quot; &quot;;&quot;&quot;)&amp;IF([.AI130]&gt;=1;[.$AI$112]&amp;&quot;*&quot;&amp;[.AI130]&amp;&quot; &quot;;&quot;&quot;)&amp;IF([.AJ130]&gt;=1;[.$AJ$112]&amp;&quot;*&quot;&amp;[.AJ130]&amp;&quot; &quot;;&quot;&quot;)&amp;IF([.AK130]&gt;=1;[.$AK$112]&amp;&quot;*&quot;&amp;[.AK130]&amp;&quot; &quot;;&quot;&quot;)&amp;IF([.AL130]&gt;=1;[.$AL$112]&amp;&quot;*&quot;&amp;[.AL130]&amp;&quot; &quot;;&quot;&quot;)&amp;IF([.AM130]&gt;=1;[.$AM$112]&amp;&quot;*&quot;&amp;[.AM130]&amp;&quot; &quot;;&quot;&quot;)&amp;IF([.AN130]&gt;=1;[.$AN$112]&amp;&quot;*&quot;&amp;[.AN13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formula="of:=IF([.$B$6]=&quot;Y&quot;;&quot;%&quot;;&quot;&quot;)&amp;IF([.U130]=&quot;Y&quot;;&quot;\acciaccatura s8 &quot;;&quot;&quot;)&amp;[.AP130]&amp;&quot; &quot;&amp;IF([.E130]=&quot;b&quot;;&quot;\break&quot;;IF([.E13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26]&lt;[.$AZ$9];[.AZ126]+1;&quot;-&quot;)" office:value-type="float" office:value="30" calcext:value-type="float">
            <text:p>30</text:p>
          </table:table-cell>
          <table:table-cell table:formula="of:=IF([.AZ126]&lt;[.$AZ$9];[.BA126];&quot;-&quot;)" office:value-type="float" office:value="4" calcext:value-type="float">
            <text:p>4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130]=&quot;pb&quot;;[.A130]+1;[.A130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table:style-name="ce7" table:formula="of:=IF([.C132]=&quot;&quot;;&quot;&quot;;[.C132]-[.C13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1];[.$Z$106:.$AG$106];1)" office:value-type="float" office:value="1" calcext:value-type="float">
            <text:p>1</text:p>
          </table:table-cell>
          <table:table-cell table:style-name="ce44" table:formula="of:=MATCH([.D131]+[.C131];[.$Z$106:.$AG$106];1)" office:value-type="float" office:value="1" calcext:value-type="float">
            <text:p>1</text:p>
          </table:table-cell>
          <table:table-cell table:style-name="ce2" table:formula="of:=IF(AND([.Z$112]&lt;=[.$Y131];[.Z$112]&gt;=[.$X13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1];[.AA$112]&gt;=[.$X131]);INDEX([.$Z$106:.$AG$106];[.AA$112]);&quot;&quot;)">
            <text:p/>
          </table:table-cell>
          <table:table-cell table:style-name="ce2" table:formula="of:=IF(AND([.AB$112]&lt;=[.$Y131];[.AB$112]&gt;=[.$X131]);INDEX([.$Z$106:.$AG$106];[.AB$112]);&quot;&quot;)">
            <text:p/>
          </table:table-cell>
          <table:table-cell table:style-name="ce2" table:formula="of:=IF(AND([.AC$112]&lt;=[.$Y131];[.AC$112]&gt;=[.$X131]);INDEX([.$Z$106:.$AG$106];[.AC$112]);&quot;&quot;)">
            <text:p/>
          </table:table-cell>
          <table:table-cell table:style-name="ce2" table:formula="of:=IF(AND([.AD$112]&lt;=[.$Y131];[.AD$112]&gt;=[.$X131]);INDEX([.$Z$106:.$AG$106];[.AD$112]);&quot;&quot;)">
            <text:p/>
          </table:table-cell>
          <table:table-cell table:style-name="ce2" table:formula="of:=IF(AND([.AE$112]&lt;=[.$Y131];[.AE$112]&gt;=[.$X131]);INDEX([.$Z$106:.$AG$106];[.AE$112]);&quot;&quot;)">
            <text:p/>
          </table:table-cell>
          <table:table-cell table:style-name="ce2" table:formula="of:=IF(AND([.AF$112]&lt;=[.$Y131];[.AF$112]&gt;=[.$X131]);INDEX([.$Z$106:.$AG$106];[.AF$112]);&quot;&quot;)">
            <text:p/>
          </table:table-cell>
          <table:table-cell table:style-name="ce2" table:formula="of:=IF(AND([.AG$112]&lt;=[.$Y131];[.AG$112]&gt;=[.$X131]);INDEX([.$Z$106:.$AG$106];[.AG$112]);&quot;&quot;)">
            <text:p/>
          </table:table-cell>
          <table:table-cell table:formula="of:=IF([.Z131]=&quot;&quot;;0;MIN([.D131];[.$AA$106]-[.C131]))" office:value-type="float" office:value="5" calcext:value-type="float">
            <text:p>5</text:p>
          </table:table-cell>
          <table:table-cell table:formula="of:=IF([.AA131]=&quot;&quot;;0;MIN([.$AB$106]-[.C131];[.$AB$106]-[.$AA$106];[.D131]-[.AH131]))" office:value-type="float" office:value="0" calcext:value-type="float">
            <text:p>0</text:p>
          </table:table-cell>
          <table:table-cell table:formula="of:=IF([.AB131]=&quot;&quot;;0;MIN([.$AC$106]-[.C131];[.$AC$106]-[.$AB$106];[.D131]-[.AH131]-[.AI131]))" office:value-type="float" office:value="0" calcext:value-type="float">
            <text:p>0</text:p>
          </table:table-cell>
          <table:table-cell table:formula="of:=IF([.AC131]=&quot;&quot;;0;MIN([.$AD$106]-[.C131];[.$AD$106]-[.$AC$106];[.D131]-[.AH131]-[.AI131]-[.AJ131]))" office:value-type="float" office:value="0" calcext:value-type="float">
            <text:p>0</text:p>
          </table:table-cell>
          <table:table-cell table:formula="of:=IF([.AD131]=&quot;&quot;;0;MIN([.$AE$106]-[.C131];[.$AE$106]-[.$AD$106];[.D131]-[.AH131]-[.AI131]-[.AJ131]-[.AK131]))" office:value-type="float" office:value="0" calcext:value-type="float">
            <text:p>0</text:p>
          </table:table-cell>
          <table:table-cell table:formula="of:=IF([.AE131]=&quot;&quot;;0;MIN([.$AF$106]-[.C131];[.$AF$106]-[.$AE$106];[.D131]-[.AH131]-[.AI131]-[.AJ131]-[.AK131]-[.AL131]))" office:value-type="float" office:value="0" calcext:value-type="float">
            <text:p>0</text:p>
          </table:table-cell>
          <table:table-cell table:formula="of:=IF([.AF131]=&quot;&quot;;0;MIN([.$AG$106]-[.C131];[.$AG$106]-[.$AF$106];[.D131]-[.AH131]-[.AI131]-[.AJ131]-[.AK131]-[.AL131]-[.AM131]))" office:value-type="float" office:value="0" calcext:value-type="float">
            <text:p>0</text:p>
          </table:table-cell>
          <table:table-cell/>
          <table:table-cell table:style-name="ce2" table:formula="of:=IF([.AH131]&gt;=1;[.$AH$112]&amp;&quot;*&quot;&amp;[.AH131]&amp;&quot; &quot;;&quot;&quot;)&amp;IF([.AI131]&gt;=1;[.$AI$112]&amp;&quot;*&quot;&amp;[.AI131]&amp;&quot; &quot;;&quot;&quot;)&amp;IF([.AJ131]&gt;=1;[.$AJ$112]&amp;&quot;*&quot;&amp;[.AJ131]&amp;&quot; &quot;;&quot;&quot;)&amp;IF([.AK131]&gt;=1;[.$AK$112]&amp;&quot;*&quot;&amp;[.AK131]&amp;&quot; &quot;;&quot;&quot;)&amp;IF([.AL131]&gt;=1;[.$AL$112]&amp;&quot;*&quot;&amp;[.AL131]&amp;&quot; &quot;;&quot;&quot;)&amp;IF([.AM131]&gt;=1;[.$AM$112]&amp;&quot;*&quot;&amp;[.AM131]&amp;&quot; &quot;;&quot;&quot;)&amp;IF([.AN131]&gt;=1;[.$AN$112]&amp;&quot;*&quot;&amp;[.AN13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formula="of:=IF([.$B$6]=&quot;Y&quot;;&quot;%&quot;;&quot;&quot;)&amp;IF([.U131]=&quot;Y&quot;;&quot;\acciaccatura s8 &quot;;&quot;&quot;)&amp;[.AP131]&amp;&quot; &quot;&amp;IF([.E131]=&quot;b&quot;;&quot;\break&quot;;IF([.E13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7]&lt;[.$AZ$9];[.AZ127]+1;&quot;-&quot;)" office:value-type="float" office:value="31" calcext:value-type="float">
            <text:p>31</text:p>
          </table:table-cell>
          <table:table-cell table:formula="of:=IF([.AZ127]&lt;[.$AZ$9];[.BA127];&quot;-&quot;)" office:value-type="float" office:value="1" calcext:value-type="float">
            <text:p>1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1]=&quot;pb&quot;;[.A131]+1;[.A13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133]=&quot;&quot;;&quot;&quot;;[.C133]-[.C13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2];[.$Z$106:.$AG$106];1)" office:value-type="float" office:value="1" calcext:value-type="float">
            <text:p>1</text:p>
          </table:table-cell>
          <table:table-cell table:style-name="ce44" table:formula="of:=MATCH([.D132]+[.C132];[.$Z$106:.$AG$106];1)" office:value-type="float" office:value="1" calcext:value-type="float">
            <text:p>1</text:p>
          </table:table-cell>
          <table:table-cell table:style-name="ce2" table:formula="of:=IF(AND([.Z$112]&lt;=[.$Y132];[.Z$112]&gt;=[.$X13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2];[.AA$112]&gt;=[.$X132]);INDEX([.$Z$106:.$AG$106];[.AA$112]);&quot;&quot;)">
            <text:p/>
          </table:table-cell>
          <table:table-cell table:style-name="ce2" table:formula="of:=IF(AND([.AB$112]&lt;=[.$Y132];[.AB$112]&gt;=[.$X132]);INDEX([.$Z$106:.$AG$106];[.AB$112]);&quot;&quot;)">
            <text:p/>
          </table:table-cell>
          <table:table-cell table:style-name="ce2" table:formula="of:=IF(AND([.AC$112]&lt;=[.$Y132];[.AC$112]&gt;=[.$X132]);INDEX([.$Z$106:.$AG$106];[.AC$112]);&quot;&quot;)">
            <text:p/>
          </table:table-cell>
          <table:table-cell table:style-name="ce2" table:formula="of:=IF(AND([.AD$112]&lt;=[.$Y132];[.AD$112]&gt;=[.$X132]);INDEX([.$Z$106:.$AG$106];[.AD$112]);&quot;&quot;)">
            <text:p/>
          </table:table-cell>
          <table:table-cell table:style-name="ce2" table:formula="of:=IF(AND([.AE$112]&lt;=[.$Y132];[.AE$112]&gt;=[.$X132]);INDEX([.$Z$106:.$AG$106];[.AE$112]);&quot;&quot;)">
            <text:p/>
          </table:table-cell>
          <table:table-cell table:style-name="ce2" table:formula="of:=IF(AND([.AF$112]&lt;=[.$Y132];[.AF$112]&gt;=[.$X132]);INDEX([.$Z$106:.$AG$106];[.AF$112]);&quot;&quot;)">
            <text:p/>
          </table:table-cell>
          <table:table-cell table:style-name="ce2" table:formula="of:=IF(AND([.AG$112]&lt;=[.$Y132];[.AG$112]&gt;=[.$X132]);INDEX([.$Z$106:.$AG$106];[.AG$112]);&quot;&quot;)">
            <text:p/>
          </table:table-cell>
          <table:table-cell table:formula="of:=IF([.Z132]=&quot;&quot;;0;MIN([.D132];[.$AA$106]-[.C132]))" office:value-type="float" office:value="6" calcext:value-type="float">
            <text:p>6</text:p>
          </table:table-cell>
          <table:table-cell table:formula="of:=IF([.AA132]=&quot;&quot;;0;MIN([.$AB$106]-[.C132];[.$AB$106]-[.$AA$106];[.D132]-[.AH132]))" office:value-type="float" office:value="0" calcext:value-type="float">
            <text:p>0</text:p>
          </table:table-cell>
          <table:table-cell table:formula="of:=IF([.AB132]=&quot;&quot;;0;MIN([.$AC$106]-[.C132];[.$AC$106]-[.$AB$106];[.D132]-[.AH132]-[.AI132]))" office:value-type="float" office:value="0" calcext:value-type="float">
            <text:p>0</text:p>
          </table:table-cell>
          <table:table-cell table:formula="of:=IF([.AC132]=&quot;&quot;;0;MIN([.$AD$106]-[.C132];[.$AD$106]-[.$AC$106];[.D132]-[.AH132]-[.AI132]-[.AJ132]))" office:value-type="float" office:value="0" calcext:value-type="float">
            <text:p>0</text:p>
          </table:table-cell>
          <table:table-cell table:formula="of:=IF([.AD132]=&quot;&quot;;0;MIN([.$AE$106]-[.C132];[.$AE$106]-[.$AD$106];[.D132]-[.AH132]-[.AI132]-[.AJ132]-[.AK132]))" office:value-type="float" office:value="0" calcext:value-type="float">
            <text:p>0</text:p>
          </table:table-cell>
          <table:table-cell table:formula="of:=IF([.AE132]=&quot;&quot;;0;MIN([.$AF$106]-[.C132];[.$AF$106]-[.$AE$106];[.D132]-[.AH132]-[.AI132]-[.AJ132]-[.AK132]-[.AL132]))" office:value-type="float" office:value="0" calcext:value-type="float">
            <text:p>0</text:p>
          </table:table-cell>
          <table:table-cell table:formula="of:=IF([.AF132]=&quot;&quot;;0;MIN([.$AG$106]-[.C132];[.$AG$106]-[.$AF$106];[.D132]-[.AH132]-[.AI132]-[.AJ132]-[.AK132]-[.AL132]-[.AM132]))" office:value-type="float" office:value="0" calcext:value-type="float">
            <text:p>0</text:p>
          </table:table-cell>
          <table:table-cell/>
          <table:table-cell table:style-name="ce2" table:formula="of:=IF([.AH132]&gt;=1;[.$AH$112]&amp;&quot;*&quot;&amp;[.AH132]&amp;&quot; &quot;;&quot;&quot;)&amp;IF([.AI132]&gt;=1;[.$AI$112]&amp;&quot;*&quot;&amp;[.AI132]&amp;&quot; &quot;;&quot;&quot;)&amp;IF([.AJ132]&gt;=1;[.$AJ$112]&amp;&quot;*&quot;&amp;[.AJ132]&amp;&quot; &quot;;&quot;&quot;)&amp;IF([.AK132]&gt;=1;[.$AK$112]&amp;&quot;*&quot;&amp;[.AK132]&amp;&quot; &quot;;&quot;&quot;)&amp;IF([.AL132]&gt;=1;[.$AL$112]&amp;&quot;*&quot;&amp;[.AL132]&amp;&quot; &quot;;&quot;&quot;)&amp;IF([.AM132]&gt;=1;[.$AM$112]&amp;&quot;*&quot;&amp;[.AM132]&amp;&quot; &quot;;&quot;&quot;)&amp;IF([.AN132]&gt;=1;[.$AN$112]&amp;&quot;*&quot;&amp;[.AN132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formula="of:=IF([.$B$6]=&quot;Y&quot;;&quot;%&quot;;&quot;&quot;)&amp;IF([.U132]=&quot;Y&quot;;&quot;\acciaccatura s8 &quot;;&quot;&quot;)&amp;[.AP132]&amp;&quot; &quot;&amp;IF([.E132]=&quot;b&quot;;&quot;\break&quot;;IF([.E132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8]&lt;[.$AZ$9];[.AZ128]+1;&quot;-&quot;)" office:value-type="float" office:value="31" calcext:value-type="float">
            <text:p>31</text:p>
          </table:table-cell>
          <table:table-cell table:formula="of:=IF([.AZ128]&lt;[.$AZ$9];[.BA128];&quot;-&quot;)" office:value-type="float" office:value="2" calcext:value-type="float">
            <text:p>2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132]=&quot;pb&quot;;[.A132]+1;[.A13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table:style-name="ce7" table:formula="of:=IF([.C134]=&quot;&quot;;&quot;&quot;;[.C134]-[.C13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133];[.$Z$106:.$AG$106];1)" office:value-type="float" office:value="1" calcext:value-type="float">
            <text:p>1</text:p>
          </table:table-cell>
          <table:table-cell table:style-name="ce44" table:formula="of:=MATCH([.D133]+[.C133];[.$Z$106:.$AG$106];1)" office:value-type="float" office:value="1" calcext:value-type="float">
            <text:p>1</text:p>
          </table:table-cell>
          <table:table-cell table:style-name="ce2" table:formula="of:=IF(AND([.Z$112]&lt;=[.$Y133];[.Z$112]&gt;=[.$X13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3];[.AA$112]&gt;=[.$X133]);INDEX([.$Z$106:.$AG$106];[.AA$112]);&quot;&quot;)">
            <text:p/>
          </table:table-cell>
          <table:table-cell table:style-name="ce2" table:formula="of:=IF(AND([.AB$112]&lt;=[.$Y133];[.AB$112]&gt;=[.$X133]);INDEX([.$Z$106:.$AG$106];[.AB$112]);&quot;&quot;)">
            <text:p/>
          </table:table-cell>
          <table:table-cell table:style-name="ce2" table:formula="of:=IF(AND([.AC$112]&lt;=[.$Y133];[.AC$112]&gt;=[.$X133]);INDEX([.$Z$106:.$AG$106];[.AC$112]);&quot;&quot;)">
            <text:p/>
          </table:table-cell>
          <table:table-cell table:style-name="ce2" table:formula="of:=IF(AND([.AD$112]&lt;=[.$Y133];[.AD$112]&gt;=[.$X133]);INDEX([.$Z$106:.$AG$106];[.AD$112]);&quot;&quot;)">
            <text:p/>
          </table:table-cell>
          <table:table-cell table:style-name="ce2" table:formula="of:=IF(AND([.AE$112]&lt;=[.$Y133];[.AE$112]&gt;=[.$X133]);INDEX([.$Z$106:.$AG$106];[.AE$112]);&quot;&quot;)">
            <text:p/>
          </table:table-cell>
          <table:table-cell table:style-name="ce2" table:formula="of:=IF(AND([.AF$112]&lt;=[.$Y133];[.AF$112]&gt;=[.$X133]);INDEX([.$Z$106:.$AG$106];[.AF$112]);&quot;&quot;)">
            <text:p/>
          </table:table-cell>
          <table:table-cell table:style-name="ce2" table:formula="of:=IF(AND([.AG$112]&lt;=[.$Y133];[.AG$112]&gt;=[.$X133]);INDEX([.$Z$106:.$AG$106];[.AG$112]);&quot;&quot;)">
            <text:p/>
          </table:table-cell>
          <table:table-cell table:formula="of:=IF([.Z133]=&quot;&quot;;0;MIN([.D133];[.$AA$106]-[.C133]))" office:value-type="float" office:value="5" calcext:value-type="float">
            <text:p>5</text:p>
          </table:table-cell>
          <table:table-cell table:formula="of:=IF([.AA133]=&quot;&quot;;0;MIN([.$AB$106]-[.C133];[.$AB$106]-[.$AA$106];[.D133]-[.AH133]))" office:value-type="float" office:value="0" calcext:value-type="float">
            <text:p>0</text:p>
          </table:table-cell>
          <table:table-cell table:formula="of:=IF([.AB133]=&quot;&quot;;0;MIN([.$AC$106]-[.C133];[.$AC$106]-[.$AB$106];[.D133]-[.AH133]-[.AI133]))" office:value-type="float" office:value="0" calcext:value-type="float">
            <text:p>0</text:p>
          </table:table-cell>
          <table:table-cell table:formula="of:=IF([.AC133]=&quot;&quot;;0;MIN([.$AD$106]-[.C133];[.$AD$106]-[.$AC$106];[.D133]-[.AH133]-[.AI133]-[.AJ133]))" office:value-type="float" office:value="0" calcext:value-type="float">
            <text:p>0</text:p>
          </table:table-cell>
          <table:table-cell table:formula="of:=IF([.AD133]=&quot;&quot;;0;MIN([.$AE$106]-[.C133];[.$AE$106]-[.$AD$106];[.D133]-[.AH133]-[.AI133]-[.AJ133]-[.AK133]))" office:value-type="float" office:value="0" calcext:value-type="float">
            <text:p>0</text:p>
          </table:table-cell>
          <table:table-cell table:formula="of:=IF([.AE133]=&quot;&quot;;0;MIN([.$AF$106]-[.C133];[.$AF$106]-[.$AE$106];[.D133]-[.AH133]-[.AI133]-[.AJ133]-[.AK133]-[.AL133]))" office:value-type="float" office:value="0" calcext:value-type="float">
            <text:p>0</text:p>
          </table:table-cell>
          <table:table-cell table:formula="of:=IF([.AF133]=&quot;&quot;;0;MIN([.$AG$106]-[.C133];[.$AG$106]-[.$AF$106];[.D133]-[.AH133]-[.AI133]-[.AJ133]-[.AK133]-[.AL133]-[.AM133]))" office:value-type="float" office:value="0" calcext:value-type="float">
            <text:p>0</text:p>
          </table:table-cell>
          <table:table-cell/>
          <table:table-cell table:style-name="ce2" table:formula="of:=IF([.AH133]&gt;=1;[.$AH$112]&amp;&quot;*&quot;&amp;[.AH133]&amp;&quot; &quot;;&quot;&quot;)&amp;IF([.AI133]&gt;=1;[.$AI$112]&amp;&quot;*&quot;&amp;[.AI133]&amp;&quot; &quot;;&quot;&quot;)&amp;IF([.AJ133]&gt;=1;[.$AJ$112]&amp;&quot;*&quot;&amp;[.AJ133]&amp;&quot; &quot;;&quot;&quot;)&amp;IF([.AK133]&gt;=1;[.$AK$112]&amp;&quot;*&quot;&amp;[.AK133]&amp;&quot; &quot;;&quot;&quot;)&amp;IF([.AL133]&gt;=1;[.$AL$112]&amp;&quot;*&quot;&amp;[.AL133]&amp;&quot; &quot;;&quot;&quot;)&amp;IF([.AM133]&gt;=1;[.$AM$112]&amp;&quot;*&quot;&amp;[.AM133]&amp;&quot; &quot;;&quot;&quot;)&amp;IF([.AN133]&gt;=1;[.$AN$112]&amp;&quot;*&quot;&amp;[.AN133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formula="of:=IF([.$B$6]=&quot;Y&quot;;&quot;%&quot;;&quot;&quot;)&amp;IF([.U133]=&quot;Y&quot;;&quot;\acciaccatura s8 &quot;;&quot;&quot;)&amp;[.AP133]&amp;&quot; &quot;&amp;IF([.E133]=&quot;b&quot;;&quot;\break&quot;;IF([.E133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9]&lt;[.$AZ$9];[.AZ129]+1;&quot;-&quot;)" office:value-type="float" office:value="31" calcext:value-type="float">
            <text:p>31</text:p>
          </table:table-cell>
          <table:table-cell table:formula="of:=IF([.AZ129]&lt;[.$AZ$9];[.BA129];&quot;-&quot;)" office:value-type="float" office:value="3" calcext:value-type="float">
            <text:p>3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number-columns-repeated="10"/>
        </table:table-row>
        <table:table-row table:style-name="ro1">
          <table:table-cell table:formula="of:=IF([.E133]=&quot;pb&quot;;[.A133]+1;[.A133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7" table:formula="of:=IF([.C135]=&quot;&quot;;&quot;&quot;;[.C135]-[.C13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4];[.$Z$106:.$AG$106];1)" office:value-type="float" office:value="1" calcext:value-type="float">
            <text:p>1</text:p>
          </table:table-cell>
          <table:table-cell table:style-name="ce44" table:formula="of:=MATCH([.D134]+[.C134];[.$Z$106:.$AG$106];1)" office:value-type="float" office:value="1" calcext:value-type="float">
            <text:p>1</text:p>
          </table:table-cell>
          <table:table-cell table:style-name="ce2" table:formula="of:=IF(AND([.Z$112]&lt;=[.$Y134];[.Z$112]&gt;=[.$X13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4];[.AA$112]&gt;=[.$X134]);INDEX([.$Z$106:.$AG$106];[.AA$112]);&quot;&quot;)">
            <text:p/>
          </table:table-cell>
          <table:table-cell table:style-name="ce2" table:formula="of:=IF(AND([.AB$112]&lt;=[.$Y134];[.AB$112]&gt;=[.$X134]);INDEX([.$Z$106:.$AG$106];[.AB$112]);&quot;&quot;)">
            <text:p/>
          </table:table-cell>
          <table:table-cell table:style-name="ce2" table:formula="of:=IF(AND([.AC$112]&lt;=[.$Y134];[.AC$112]&gt;=[.$X134]);INDEX([.$Z$106:.$AG$106];[.AC$112]);&quot;&quot;)">
            <text:p/>
          </table:table-cell>
          <table:table-cell table:style-name="ce2" table:formula="of:=IF(AND([.AD$112]&lt;=[.$Y134];[.AD$112]&gt;=[.$X134]);INDEX([.$Z$106:.$AG$106];[.AD$112]);&quot;&quot;)">
            <text:p/>
          </table:table-cell>
          <table:table-cell table:style-name="ce2" table:formula="of:=IF(AND([.AE$112]&lt;=[.$Y134];[.AE$112]&gt;=[.$X134]);INDEX([.$Z$106:.$AG$106];[.AE$112]);&quot;&quot;)">
            <text:p/>
          </table:table-cell>
          <table:table-cell table:style-name="ce2" table:formula="of:=IF(AND([.AF$112]&lt;=[.$Y134];[.AF$112]&gt;=[.$X134]);INDEX([.$Z$106:.$AG$106];[.AF$112]);&quot;&quot;)">
            <text:p/>
          </table:table-cell>
          <table:table-cell table:style-name="ce2" table:formula="of:=IF(AND([.AG$112]&lt;=[.$Y134];[.AG$112]&gt;=[.$X134]);INDEX([.$Z$106:.$AG$106];[.AG$112]);&quot;&quot;)">
            <text:p/>
          </table:table-cell>
          <table:table-cell table:formula="of:=IF([.Z134]=&quot;&quot;;0;MIN([.D134];[.$AA$106]-[.C134]))" office:value-type="float" office:value="4" calcext:value-type="float">
            <text:p>4</text:p>
          </table:table-cell>
          <table:table-cell table:formula="of:=IF([.AA134]=&quot;&quot;;0;MIN([.$AB$106]-[.C134];[.$AB$106]-[.$AA$106];[.D134]-[.AH134]))" office:value-type="float" office:value="0" calcext:value-type="float">
            <text:p>0</text:p>
          </table:table-cell>
          <table:table-cell table:formula="of:=IF([.AB134]=&quot;&quot;;0;MIN([.$AC$106]-[.C134];[.$AC$106]-[.$AB$106];[.D134]-[.AH134]-[.AI134]))" office:value-type="float" office:value="0" calcext:value-type="float">
            <text:p>0</text:p>
          </table:table-cell>
          <table:table-cell table:formula="of:=IF([.AC134]=&quot;&quot;;0;MIN([.$AD$106]-[.C134];[.$AD$106]-[.$AC$106];[.D134]-[.AH134]-[.AI134]-[.AJ134]))" office:value-type="float" office:value="0" calcext:value-type="float">
            <text:p>0</text:p>
          </table:table-cell>
          <table:table-cell table:formula="of:=IF([.AD134]=&quot;&quot;;0;MIN([.$AE$106]-[.C134];[.$AE$106]-[.$AD$106];[.D134]-[.AH134]-[.AI134]-[.AJ134]-[.AK134]))" office:value-type="float" office:value="0" calcext:value-type="float">
            <text:p>0</text:p>
          </table:table-cell>
          <table:table-cell table:formula="of:=IF([.AE134]=&quot;&quot;;0;MIN([.$AF$106]-[.C134];[.$AF$106]-[.$AE$106];[.D134]-[.AH134]-[.AI134]-[.AJ134]-[.AK134]-[.AL134]))" office:value-type="float" office:value="0" calcext:value-type="float">
            <text:p>0</text:p>
          </table:table-cell>
          <table:table-cell table:formula="of:=IF([.AF134]=&quot;&quot;;0;MIN([.$AG$106]-[.C134];[.$AG$106]-[.$AF$106];[.D134]-[.AH134]-[.AI134]-[.AJ134]-[.AK134]-[.AL134]-[.AM134]))" office:value-type="float" office:value="0" calcext:value-type="float">
            <text:p>0</text:p>
          </table:table-cell>
          <table:table-cell/>
          <table:table-cell table:style-name="ce2" table:formula="of:=IF([.AH134]&gt;=1;[.$AH$112]&amp;&quot;*&quot;&amp;[.AH134]&amp;&quot; &quot;;&quot;&quot;)&amp;IF([.AI134]&gt;=1;[.$AI$112]&amp;&quot;*&quot;&amp;[.AI134]&amp;&quot; &quot;;&quot;&quot;)&amp;IF([.AJ134]&gt;=1;[.$AJ$112]&amp;&quot;*&quot;&amp;[.AJ134]&amp;&quot; &quot;;&quot;&quot;)&amp;IF([.AK134]&gt;=1;[.$AK$112]&amp;&quot;*&quot;&amp;[.AK134]&amp;&quot; &quot;;&quot;&quot;)&amp;IF([.AL134]&gt;=1;[.$AL$112]&amp;&quot;*&quot;&amp;[.AL134]&amp;&quot; &quot;;&quot;&quot;)&amp;IF([.AM134]&gt;=1;[.$AM$112]&amp;&quot;*&quot;&amp;[.AM134]&amp;&quot; &quot;;&quot;&quot;)&amp;IF([.AN134]&gt;=1;[.$AN$112]&amp;&quot;*&quot;&amp;[.AN13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formula="of:=IF([.$B$6]=&quot;Y&quot;;&quot;%&quot;;&quot;&quot;)&amp;IF([.U134]=&quot;Y&quot;;&quot;\acciaccatura s8 &quot;;&quot;&quot;)&amp;[.AP134]&amp;&quot; &quot;&amp;IF([.E134]=&quot;b&quot;;&quot;\break&quot;;IF([.E13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30]&lt;[.$AZ$9];[.AZ130]+1;&quot;-&quot;)" office:value-type="float" office:value="31" calcext:value-type="float">
            <text:p>31</text:p>
          </table:table-cell>
          <table:table-cell table:formula="of:=IF([.AZ130]&lt;[.$AZ$9];[.BA130];&quot;-&quot;)" office:value-type="float" office:value="4" calcext:value-type="float">
            <text:p>4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134]=&quot;pb&quot;;[.A134]+1;[.A134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style-name="ce7" table:formula="of:=IF([.C136]=&quot;&quot;;&quot;&quot;;[.C136]-[.C13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35];[.$Z$106:.$AG$106];1)" office:value-type="float" office:value="1" calcext:value-type="float">
            <text:p>1</text:p>
          </table:table-cell>
          <table:table-cell table:style-name="ce44" table:formula="of:=MATCH([.D135]+[.C135];[.$Z$106:.$AG$106];1)" office:value-type="float" office:value="1" calcext:value-type="float">
            <text:p>1</text:p>
          </table:table-cell>
          <table:table-cell table:style-name="ce2" table:formula="of:=IF(AND([.Z$112]&lt;=[.$Y135];[.Z$112]&gt;=[.$X13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5];[.AA$112]&gt;=[.$X135]);INDEX([.$Z$106:.$AG$106];[.AA$112]);&quot;&quot;)">
            <text:p/>
          </table:table-cell>
          <table:table-cell table:style-name="ce2" table:formula="of:=IF(AND([.AB$112]&lt;=[.$Y135];[.AB$112]&gt;=[.$X135]);INDEX([.$Z$106:.$AG$106];[.AB$112]);&quot;&quot;)">
            <text:p/>
          </table:table-cell>
          <table:table-cell table:style-name="ce2" table:formula="of:=IF(AND([.AC$112]&lt;=[.$Y135];[.AC$112]&gt;=[.$X135]);INDEX([.$Z$106:.$AG$106];[.AC$112]);&quot;&quot;)">
            <text:p/>
          </table:table-cell>
          <table:table-cell table:style-name="ce2" table:formula="of:=IF(AND([.AD$112]&lt;=[.$Y135];[.AD$112]&gt;=[.$X135]);INDEX([.$Z$106:.$AG$106];[.AD$112]);&quot;&quot;)">
            <text:p/>
          </table:table-cell>
          <table:table-cell table:style-name="ce2" table:formula="of:=IF(AND([.AE$112]&lt;=[.$Y135];[.AE$112]&gt;=[.$X135]);INDEX([.$Z$106:.$AG$106];[.AE$112]);&quot;&quot;)">
            <text:p/>
          </table:table-cell>
          <table:table-cell table:style-name="ce2" table:formula="of:=IF(AND([.AF$112]&lt;=[.$Y135];[.AF$112]&gt;=[.$X135]);INDEX([.$Z$106:.$AG$106];[.AF$112]);&quot;&quot;)">
            <text:p/>
          </table:table-cell>
          <table:table-cell table:style-name="ce2" table:formula="of:=IF(AND([.AG$112]&lt;=[.$Y135];[.AG$112]&gt;=[.$X135]);INDEX([.$Z$106:.$AG$106];[.AG$112]);&quot;&quot;)">
            <text:p/>
          </table:table-cell>
          <table:table-cell table:formula="of:=IF([.Z135]=&quot;&quot;;0;MIN([.D135];[.$AA$106]-[.C135]))" office:value-type="float" office:value="6" calcext:value-type="float">
            <text:p>6</text:p>
          </table:table-cell>
          <table:table-cell table:formula="of:=IF([.AA135]=&quot;&quot;;0;MIN([.$AB$106]-[.C135];[.$AB$106]-[.$AA$106];[.D135]-[.AH135]))" office:value-type="float" office:value="0" calcext:value-type="float">
            <text:p>0</text:p>
          </table:table-cell>
          <table:table-cell table:formula="of:=IF([.AB135]=&quot;&quot;;0;MIN([.$AC$106]-[.C135];[.$AC$106]-[.$AB$106];[.D135]-[.AH135]-[.AI135]))" office:value-type="float" office:value="0" calcext:value-type="float">
            <text:p>0</text:p>
          </table:table-cell>
          <table:table-cell table:formula="of:=IF([.AC135]=&quot;&quot;;0;MIN([.$AD$106]-[.C135];[.$AD$106]-[.$AC$106];[.D135]-[.AH135]-[.AI135]-[.AJ135]))" office:value-type="float" office:value="0" calcext:value-type="float">
            <text:p>0</text:p>
          </table:table-cell>
          <table:table-cell table:formula="of:=IF([.AD135]=&quot;&quot;;0;MIN([.$AE$106]-[.C135];[.$AE$106]-[.$AD$106];[.D135]-[.AH135]-[.AI135]-[.AJ135]-[.AK135]))" office:value-type="float" office:value="0" calcext:value-type="float">
            <text:p>0</text:p>
          </table:table-cell>
          <table:table-cell table:formula="of:=IF([.AE135]=&quot;&quot;;0;MIN([.$AF$106]-[.C135];[.$AF$106]-[.$AE$106];[.D135]-[.AH135]-[.AI135]-[.AJ135]-[.AK135]-[.AL135]))" office:value-type="float" office:value="0" calcext:value-type="float">
            <text:p>0</text:p>
          </table:table-cell>
          <table:table-cell table:formula="of:=IF([.AF135]=&quot;&quot;;0;MIN([.$AG$106]-[.C135];[.$AG$106]-[.$AF$106];[.D135]-[.AH135]-[.AI135]-[.AJ135]-[.AK135]-[.AL135]-[.AM135]))" office:value-type="float" office:value="0" calcext:value-type="float">
            <text:p>0</text:p>
          </table:table-cell>
          <table:table-cell/>
          <table:table-cell table:style-name="ce2" table:formula="of:=IF([.AH135]&gt;=1;[.$AH$112]&amp;&quot;*&quot;&amp;[.AH135]&amp;&quot; &quot;;&quot;&quot;)&amp;IF([.AI135]&gt;=1;[.$AI$112]&amp;&quot;*&quot;&amp;[.AI135]&amp;&quot; &quot;;&quot;&quot;)&amp;IF([.AJ135]&gt;=1;[.$AJ$112]&amp;&quot;*&quot;&amp;[.AJ135]&amp;&quot; &quot;;&quot;&quot;)&amp;IF([.AK135]&gt;=1;[.$AK$112]&amp;&quot;*&quot;&amp;[.AK135]&amp;&quot; &quot;;&quot;&quot;)&amp;IF([.AL135]&gt;=1;[.$AL$112]&amp;&quot;*&quot;&amp;[.AL135]&amp;&quot; &quot;;&quot;&quot;)&amp;IF([.AM135]&gt;=1;[.$AM$112]&amp;&quot;*&quot;&amp;[.AM135]&amp;&quot; &quot;;&quot;&quot;)&amp;IF([.AN135]&gt;=1;[.$AN$112]&amp;&quot;*&quot;&amp;[.AN135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formula="of:=IF([.$B$6]=&quot;Y&quot;;&quot;%&quot;;&quot;&quot;)&amp;IF([.U135]=&quot;Y&quot;;&quot;\acciaccatura s8 &quot;;&quot;&quot;)&amp;[.AP135]&amp;&quot; &quot;&amp;IF([.E135]=&quot;b&quot;;&quot;\break&quot;;IF([.E135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1]&lt;[.$AZ$9];[.AZ131]+1;&quot;-&quot;)" office:value-type="float" office:value="32" calcext:value-type="float">
            <text:p>32</text:p>
          </table:table-cell>
          <table:table-cell table:formula="of:=IF([.AZ131]&lt;[.$AZ$9];[.BA131];&quot;-&quot;)" office:value-type="float" office:value="1" calcext:value-type="float">
            <text:p>1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5]=&quot;pb&quot;;[.A135]+1;[.A135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137]=&quot;&quot;;&quot;&quot;;[.C137]-[.C13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6];[.$Z$106:.$AG$106];1)" office:value-type="float" office:value="1" calcext:value-type="float">
            <text:p>1</text:p>
          </table:table-cell>
          <table:table-cell table:style-name="ce44" table:formula="of:=MATCH([.D136]+[.C136];[.$Z$106:.$AG$106];1)" office:value-type="float" office:value="1" calcext:value-type="float">
            <text:p>1</text:p>
          </table:table-cell>
          <table:table-cell table:style-name="ce2" table:formula="of:=IF(AND([.Z$112]&lt;=[.$Y136];[.Z$112]&gt;=[.$X13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6];[.AA$112]&gt;=[.$X136]);INDEX([.$Z$106:.$AG$106];[.AA$112]);&quot;&quot;)">
            <text:p/>
          </table:table-cell>
          <table:table-cell table:style-name="ce2" table:formula="of:=IF(AND([.AB$112]&lt;=[.$Y136];[.AB$112]&gt;=[.$X136]);INDEX([.$Z$106:.$AG$106];[.AB$112]);&quot;&quot;)">
            <text:p/>
          </table:table-cell>
          <table:table-cell table:style-name="ce2" table:formula="of:=IF(AND([.AC$112]&lt;=[.$Y136];[.AC$112]&gt;=[.$X136]);INDEX([.$Z$106:.$AG$106];[.AC$112]);&quot;&quot;)">
            <text:p/>
          </table:table-cell>
          <table:table-cell table:style-name="ce2" table:formula="of:=IF(AND([.AD$112]&lt;=[.$Y136];[.AD$112]&gt;=[.$X136]);INDEX([.$Z$106:.$AG$106];[.AD$112]);&quot;&quot;)">
            <text:p/>
          </table:table-cell>
          <table:table-cell table:style-name="ce2" table:formula="of:=IF(AND([.AE$112]&lt;=[.$Y136];[.AE$112]&gt;=[.$X136]);INDEX([.$Z$106:.$AG$106];[.AE$112]);&quot;&quot;)">
            <text:p/>
          </table:table-cell>
          <table:table-cell table:style-name="ce2" table:formula="of:=IF(AND([.AF$112]&lt;=[.$Y136];[.AF$112]&gt;=[.$X136]);INDEX([.$Z$106:.$AG$106];[.AF$112]);&quot;&quot;)">
            <text:p/>
          </table:table-cell>
          <table:table-cell table:style-name="ce2" table:formula="of:=IF(AND([.AG$112]&lt;=[.$Y136];[.AG$112]&gt;=[.$X136]);INDEX([.$Z$106:.$AG$106];[.AG$112]);&quot;&quot;)">
            <text:p/>
          </table:table-cell>
          <table:table-cell table:formula="of:=IF([.Z136]=&quot;&quot;;0;MIN([.D136];[.$AA$106]-[.C136]))" office:value-type="float" office:value="5" calcext:value-type="float">
            <text:p>5</text:p>
          </table:table-cell>
          <table:table-cell table:formula="of:=IF([.AA136]=&quot;&quot;;0;MIN([.$AB$106]-[.C136];[.$AB$106]-[.$AA$106];[.D136]-[.AH136]))" office:value-type="float" office:value="0" calcext:value-type="float">
            <text:p>0</text:p>
          </table:table-cell>
          <table:table-cell table:formula="of:=IF([.AB136]=&quot;&quot;;0;MIN([.$AC$106]-[.C136];[.$AC$106]-[.$AB$106];[.D136]-[.AH136]-[.AI136]))" office:value-type="float" office:value="0" calcext:value-type="float">
            <text:p>0</text:p>
          </table:table-cell>
          <table:table-cell table:formula="of:=IF([.AC136]=&quot;&quot;;0;MIN([.$AD$106]-[.C136];[.$AD$106]-[.$AC$106];[.D136]-[.AH136]-[.AI136]-[.AJ136]))" office:value-type="float" office:value="0" calcext:value-type="float">
            <text:p>0</text:p>
          </table:table-cell>
          <table:table-cell table:formula="of:=IF([.AD136]=&quot;&quot;;0;MIN([.$AE$106]-[.C136];[.$AE$106]-[.$AD$106];[.D136]-[.AH136]-[.AI136]-[.AJ136]-[.AK136]))" office:value-type="float" office:value="0" calcext:value-type="float">
            <text:p>0</text:p>
          </table:table-cell>
          <table:table-cell table:formula="of:=IF([.AE136]=&quot;&quot;;0;MIN([.$AF$106]-[.C136];[.$AF$106]-[.$AE$106];[.D136]-[.AH136]-[.AI136]-[.AJ136]-[.AK136]-[.AL136]))" office:value-type="float" office:value="0" calcext:value-type="float">
            <text:p>0</text:p>
          </table:table-cell>
          <table:table-cell table:formula="of:=IF([.AF136]=&quot;&quot;;0;MIN([.$AG$106]-[.C136];[.$AG$106]-[.$AF$106];[.D136]-[.AH136]-[.AI136]-[.AJ136]-[.AK136]-[.AL136]-[.AM136]))" office:value-type="float" office:value="0" calcext:value-type="float">
            <text:p>0</text:p>
          </table:table-cell>
          <table:table-cell/>
          <table:table-cell table:style-name="ce2" table:formula="of:=IF([.AH136]&gt;=1;[.$AH$112]&amp;&quot;*&quot;&amp;[.AH136]&amp;&quot; &quot;;&quot;&quot;)&amp;IF([.AI136]&gt;=1;[.$AI$112]&amp;&quot;*&quot;&amp;[.AI136]&amp;&quot; &quot;;&quot;&quot;)&amp;IF([.AJ136]&gt;=1;[.$AJ$112]&amp;&quot;*&quot;&amp;[.AJ136]&amp;&quot; &quot;;&quot;&quot;)&amp;IF([.AK136]&gt;=1;[.$AK$112]&amp;&quot;*&quot;&amp;[.AK136]&amp;&quot; &quot;;&quot;&quot;)&amp;IF([.AL136]&gt;=1;[.$AL$112]&amp;&quot;*&quot;&amp;[.AL136]&amp;&quot; &quot;;&quot;&quot;)&amp;IF([.AM136]&gt;=1;[.$AM$112]&amp;&quot;*&quot;&amp;[.AM136]&amp;&quot; &quot;;&quot;&quot;)&amp;IF([.AN136]&gt;=1;[.$AN$112]&amp;&quot;*&quot;&amp;[.AN136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formula="of:=IF([.$B$6]=&quot;Y&quot;;&quot;%&quot;;&quot;&quot;)&amp;IF([.U136]=&quot;Y&quot;;&quot;\acciaccatura s8 &quot;;&quot;&quot;)&amp;[.AP136]&amp;&quot; &quot;&amp;IF([.E136]=&quot;b&quot;;&quot;\break&quot;;IF([.E136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2]&lt;[.$AZ$9];[.AZ132]+1;&quot;-&quot;)" office:value-type="float" office:value="32" calcext:value-type="float">
            <text:p>32</text:p>
          </table:table-cell>
          <table:table-cell table:formula="of:=IF([.AZ132]&lt;[.$AZ$9];[.BA132];&quot;-&quot;)" office:value-type="float" office:value="2" calcext:value-type="float">
            <text:p>2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 office:value-type="string" office:string-value="    #'((Y-offset . 175)" calcext:value-type="string">
            <text:p><text:s text:c="4"/>#'((Y-offset . 175)</text:p>
          </table:table-cell>
          <table:table-cell table:number-columns-repeated="10"/>
        </table:table-row>
        <table:table-row table:style-name="ro1">
          <table:table-cell table:formula="of:=IF([.E136]=&quot;pb&quot;;[.A136]+1;[.A136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style-name="ce7" table:formula="of:=IF([.C138]=&quot;&quot;;&quot;&quot;;[.C138]-[.C13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7];[.$Z$106:.$AG$106];1)" office:value-type="float" office:value="1" calcext:value-type="float">
            <text:p>1</text:p>
          </table:table-cell>
          <table:table-cell table:style-name="ce44" table:formula="of:=MATCH([.D137]+[.C137];[.$Z$106:.$AG$106];1)" office:value-type="float" office:value="1" calcext:value-type="float">
            <text:p>1</text:p>
          </table:table-cell>
          <table:table-cell table:style-name="ce2" table:formula="of:=IF(AND([.Z$112]&lt;=[.$Y137];[.Z$112]&gt;=[.$X13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7];[.AA$112]&gt;=[.$X137]);INDEX([.$Z$106:.$AG$106];[.AA$112]);&quot;&quot;)">
            <text:p/>
          </table:table-cell>
          <table:table-cell table:style-name="ce2" table:formula="of:=IF(AND([.AB$112]&lt;=[.$Y137];[.AB$112]&gt;=[.$X137]);INDEX([.$Z$106:.$AG$106];[.AB$112]);&quot;&quot;)">
            <text:p/>
          </table:table-cell>
          <table:table-cell table:style-name="ce2" table:formula="of:=IF(AND([.AC$112]&lt;=[.$Y137];[.AC$112]&gt;=[.$X137]);INDEX([.$Z$106:.$AG$106];[.AC$112]);&quot;&quot;)">
            <text:p/>
          </table:table-cell>
          <table:table-cell table:style-name="ce2" table:formula="of:=IF(AND([.AD$112]&lt;=[.$Y137];[.AD$112]&gt;=[.$X137]);INDEX([.$Z$106:.$AG$106];[.AD$112]);&quot;&quot;)">
            <text:p/>
          </table:table-cell>
          <table:table-cell table:style-name="ce2" table:formula="of:=IF(AND([.AE$112]&lt;=[.$Y137];[.AE$112]&gt;=[.$X137]);INDEX([.$Z$106:.$AG$106];[.AE$112]);&quot;&quot;)">
            <text:p/>
          </table:table-cell>
          <table:table-cell table:style-name="ce2" table:formula="of:=IF(AND([.AF$112]&lt;=[.$Y137];[.AF$112]&gt;=[.$X137]);INDEX([.$Z$106:.$AG$106];[.AF$112]);&quot;&quot;)">
            <text:p/>
          </table:table-cell>
          <table:table-cell table:style-name="ce2" table:formula="of:=IF(AND([.AG$112]&lt;=[.$Y137];[.AG$112]&gt;=[.$X137]);INDEX([.$Z$106:.$AG$106];[.AG$112]);&quot;&quot;)">
            <text:p/>
          </table:table-cell>
          <table:table-cell table:formula="of:=IF([.Z137]=&quot;&quot;;0;MIN([.D137];[.$AA$106]-[.C137]))" office:value-type="float" office:value="5" calcext:value-type="float">
            <text:p>5</text:p>
          </table:table-cell>
          <table:table-cell table:formula="of:=IF([.AA137]=&quot;&quot;;0;MIN([.$AB$106]-[.C137];[.$AB$106]-[.$AA$106];[.D137]-[.AH137]))" office:value-type="float" office:value="0" calcext:value-type="float">
            <text:p>0</text:p>
          </table:table-cell>
          <table:table-cell table:formula="of:=IF([.AB137]=&quot;&quot;;0;MIN([.$AC$106]-[.C137];[.$AC$106]-[.$AB$106];[.D137]-[.AH137]-[.AI137]))" office:value-type="float" office:value="0" calcext:value-type="float">
            <text:p>0</text:p>
          </table:table-cell>
          <table:table-cell table:formula="of:=IF([.AC137]=&quot;&quot;;0;MIN([.$AD$106]-[.C137];[.$AD$106]-[.$AC$106];[.D137]-[.AH137]-[.AI137]-[.AJ137]))" office:value-type="float" office:value="0" calcext:value-type="float">
            <text:p>0</text:p>
          </table:table-cell>
          <table:table-cell table:formula="of:=IF([.AD137]=&quot;&quot;;0;MIN([.$AE$106]-[.C137];[.$AE$106]-[.$AD$106];[.D137]-[.AH137]-[.AI137]-[.AJ137]-[.AK137]))" office:value-type="float" office:value="0" calcext:value-type="float">
            <text:p>0</text:p>
          </table:table-cell>
          <table:table-cell table:formula="of:=IF([.AE137]=&quot;&quot;;0;MIN([.$AF$106]-[.C137];[.$AF$106]-[.$AE$106];[.D137]-[.AH137]-[.AI137]-[.AJ137]-[.AK137]-[.AL137]))" office:value-type="float" office:value="0" calcext:value-type="float">
            <text:p>0</text:p>
          </table:table-cell>
          <table:table-cell table:formula="of:=IF([.AF137]=&quot;&quot;;0;MIN([.$AG$106]-[.C137];[.$AG$106]-[.$AF$106];[.D137]-[.AH137]-[.AI137]-[.AJ137]-[.AK137]-[.AL137]-[.AM137]))" office:value-type="float" office:value="0" calcext:value-type="float">
            <text:p>0</text:p>
          </table:table-cell>
          <table:table-cell/>
          <table:table-cell table:style-name="ce2" table:formula="of:=IF([.AH137]&gt;=1;[.$AH$112]&amp;&quot;*&quot;&amp;[.AH137]&amp;&quot; &quot;;&quot;&quot;)&amp;IF([.AI137]&gt;=1;[.$AI$112]&amp;&quot;*&quot;&amp;[.AI137]&amp;&quot; &quot;;&quot;&quot;)&amp;IF([.AJ137]&gt;=1;[.$AJ$112]&amp;&quot;*&quot;&amp;[.AJ137]&amp;&quot; &quot;;&quot;&quot;)&amp;IF([.AK137]&gt;=1;[.$AK$112]&amp;&quot;*&quot;&amp;[.AK137]&amp;&quot; &quot;;&quot;&quot;)&amp;IF([.AL137]&gt;=1;[.$AL$112]&amp;&quot;*&quot;&amp;[.AL137]&amp;&quot; &quot;;&quot;&quot;)&amp;IF([.AM137]&gt;=1;[.$AM$112]&amp;&quot;*&quot;&amp;[.AM137]&amp;&quot; &quot;;&quot;&quot;)&amp;IF([.AN137]&gt;=1;[.$AN$112]&amp;&quot;*&quot;&amp;[.AN13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formula="of:=IF([.$B$6]=&quot;Y&quot;;&quot;%&quot;;&quot;&quot;)&amp;IF([.U137]=&quot;Y&quot;;&quot;\acciaccatura s8 &quot;;&quot;&quot;)&amp;[.AP137]&amp;&quot; &quot;&amp;IF([.E137]=&quot;b&quot;;&quot;\break&quot;;IF([.E13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33]&lt;[.$AZ$9];[.AZ133]+1;&quot;-&quot;)" office:value-type="float" office:value="32" calcext:value-type="float">
            <text:p>32</text:p>
          </table:table-cell>
          <table:table-cell table:formula="of:=IF([.AZ133]&lt;[.$AZ$9];[.BA133];&quot;-&quot;)" office:value-type="float" office:value="3" calcext:value-type="float">
            <text:p>3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number-columns-repeated="10"/>
        </table:table-row>
        <table:table-row table:style-name="ro1">
          <table:table-cell table:formula="of:=IF([.E137]=&quot;pb&quot;;[.A137]+1;[.A137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style-name="ce7" table:formula="of:=IF([.C139]=&quot;&quot;;&quot;&quot;;[.C139]-[.C13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38];[.$Z$106:.$AG$106];1)" office:value-type="float" office:value="1" calcext:value-type="float">
            <text:p>1</text:p>
          </table:table-cell>
          <table:table-cell table:style-name="ce44" table:formula="of:=MATCH([.D138]+[.C138];[.$Z$106:.$AG$106];1)" office:value-type="float" office:value="1" calcext:value-type="float">
            <text:p>1</text:p>
          </table:table-cell>
          <table:table-cell table:style-name="ce2" table:formula="of:=IF(AND([.Z$112]&lt;=[.$Y138];[.Z$112]&gt;=[.$X13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8];[.AA$112]&gt;=[.$X138]);INDEX([.$Z$106:.$AG$106];[.AA$112]);&quot;&quot;)">
            <text:p/>
          </table:table-cell>
          <table:table-cell table:style-name="ce2" table:formula="of:=IF(AND([.AB$112]&lt;=[.$Y138];[.AB$112]&gt;=[.$X138]);INDEX([.$Z$106:.$AG$106];[.AB$112]);&quot;&quot;)">
            <text:p/>
          </table:table-cell>
          <table:table-cell table:style-name="ce2" table:formula="of:=IF(AND([.AC$112]&lt;=[.$Y138];[.AC$112]&gt;=[.$X138]);INDEX([.$Z$106:.$AG$106];[.AC$112]);&quot;&quot;)">
            <text:p/>
          </table:table-cell>
          <table:table-cell table:style-name="ce2" table:formula="of:=IF(AND([.AD$112]&lt;=[.$Y138];[.AD$112]&gt;=[.$X138]);INDEX([.$Z$106:.$AG$106];[.AD$112]);&quot;&quot;)">
            <text:p/>
          </table:table-cell>
          <table:table-cell table:style-name="ce2" table:formula="of:=IF(AND([.AE$112]&lt;=[.$Y138];[.AE$112]&gt;=[.$X138]);INDEX([.$Z$106:.$AG$106];[.AE$112]);&quot;&quot;)">
            <text:p/>
          </table:table-cell>
          <table:table-cell table:style-name="ce2" table:formula="of:=IF(AND([.AF$112]&lt;=[.$Y138];[.AF$112]&gt;=[.$X138]);INDEX([.$Z$106:.$AG$106];[.AF$112]);&quot;&quot;)">
            <text:p/>
          </table:table-cell>
          <table:table-cell table:style-name="ce2" table:formula="of:=IF(AND([.AG$112]&lt;=[.$Y138];[.AG$112]&gt;=[.$X138]);INDEX([.$Z$106:.$AG$106];[.AG$112]);&quot;&quot;)">
            <text:p/>
          </table:table-cell>
          <table:table-cell table:formula="of:=IF([.Z138]=&quot;&quot;;0;MIN([.D138];[.$AA$106]-[.C138]))" office:value-type="float" office:value="5" calcext:value-type="float">
            <text:p>5</text:p>
          </table:table-cell>
          <table:table-cell table:formula="of:=IF([.AA138]=&quot;&quot;;0;MIN([.$AB$106]-[.C138];[.$AB$106]-[.$AA$106];[.D138]-[.AH138]))" office:value-type="float" office:value="0" calcext:value-type="float">
            <text:p>0</text:p>
          </table:table-cell>
          <table:table-cell table:formula="of:=IF([.AB138]=&quot;&quot;;0;MIN([.$AC$106]-[.C138];[.$AC$106]-[.$AB$106];[.D138]-[.AH138]-[.AI138]))" office:value-type="float" office:value="0" calcext:value-type="float">
            <text:p>0</text:p>
          </table:table-cell>
          <table:table-cell table:formula="of:=IF([.AC138]=&quot;&quot;;0;MIN([.$AD$106]-[.C138];[.$AD$106]-[.$AC$106];[.D138]-[.AH138]-[.AI138]-[.AJ138]))" office:value-type="float" office:value="0" calcext:value-type="float">
            <text:p>0</text:p>
          </table:table-cell>
          <table:table-cell table:formula="of:=IF([.AD138]=&quot;&quot;;0;MIN([.$AE$106]-[.C138];[.$AE$106]-[.$AD$106];[.D138]-[.AH138]-[.AI138]-[.AJ138]-[.AK138]))" office:value-type="float" office:value="0" calcext:value-type="float">
            <text:p>0</text:p>
          </table:table-cell>
          <table:table-cell table:formula="of:=IF([.AE138]=&quot;&quot;;0;MIN([.$AF$106]-[.C138];[.$AF$106]-[.$AE$106];[.D138]-[.AH138]-[.AI138]-[.AJ138]-[.AK138]-[.AL138]))" office:value-type="float" office:value="0" calcext:value-type="float">
            <text:p>0</text:p>
          </table:table-cell>
          <table:table-cell table:formula="of:=IF([.AF138]=&quot;&quot;;0;MIN([.$AG$106]-[.C138];[.$AG$106]-[.$AF$106];[.D138]-[.AH138]-[.AI138]-[.AJ138]-[.AK138]-[.AL138]-[.AM138]))" office:value-type="float" office:value="0" calcext:value-type="float">
            <text:p>0</text:p>
          </table:table-cell>
          <table:table-cell/>
          <table:table-cell table:style-name="ce2" table:formula="of:=IF([.AH138]&gt;=1;[.$AH$112]&amp;&quot;*&quot;&amp;[.AH138]&amp;&quot; &quot;;&quot;&quot;)&amp;IF([.AI138]&gt;=1;[.$AI$112]&amp;&quot;*&quot;&amp;[.AI138]&amp;&quot; &quot;;&quot;&quot;)&amp;IF([.AJ138]&gt;=1;[.$AJ$112]&amp;&quot;*&quot;&amp;[.AJ138]&amp;&quot; &quot;;&quot;&quot;)&amp;IF([.AK138]&gt;=1;[.$AK$112]&amp;&quot;*&quot;&amp;[.AK138]&amp;&quot; &quot;;&quot;&quot;)&amp;IF([.AL138]&gt;=1;[.$AL$112]&amp;&quot;*&quot;&amp;[.AL138]&amp;&quot; &quot;;&quot;&quot;)&amp;IF([.AM138]&gt;=1;[.$AM$112]&amp;&quot;*&quot;&amp;[.AM138]&amp;&quot; &quot;;&quot;&quot;)&amp;IF([.AN138]&gt;=1;[.$AN$112]&amp;&quot;*&quot;&amp;[.AN13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  <table:table-cell table:formula="of:=IF([.$B$6]=&quot;Y&quot;;&quot;%&quot;;&quot;&quot;)&amp;IF([.U138]=&quot;Y&quot;;&quot;\acciaccatura s8 &quot;;&quot;&quot;)&amp;[.AP138]&amp;&quot; &quot;&amp;IF([.E138]=&quot;b&quot;;&quot;\break&quot;;IF([.E13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4]&lt;[.$AZ$9];[.AZ134]+1;&quot;-&quot;)" office:value-type="float" office:value="32" calcext:value-type="float">
            <text:p>32</text:p>
          </table:table-cell>
          <table:table-cell table:formula="of:=IF([.AZ134]&lt;[.$AZ$9];[.BA134];&quot;-&quot;)" office:value-type="float" office:value="4" calcext:value-type="float">
            <text:p>4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138]=&quot;pb&quot;;[.A138]+1;[.A138])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140]=&quot;&quot;;&quot;&quot;;[.C140]-[.C13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6" calcext:value-type="float">
            <text:p>136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39];[.$Z$106:.$AG$106];1)" office:value-type="float" office:value="1" calcext:value-type="float">
            <text:p>1</text:p>
          </table:table-cell>
          <table:table-cell table:style-name="ce44" table:formula="of:=MATCH([.D139]+[.C139];[.$Z$106:.$AG$106];1)" office:value-type="float" office:value="1" calcext:value-type="float">
            <text:p>1</text:p>
          </table:table-cell>
          <table:table-cell table:style-name="ce2" table:formula="of:=IF(AND([.Z$112]&lt;=[.$Y139];[.Z$112]&gt;=[.$X13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9];[.AA$112]&gt;=[.$X139]);INDEX([.$Z$106:.$AG$106];[.AA$112]);&quot;&quot;)">
            <text:p/>
          </table:table-cell>
          <table:table-cell table:style-name="ce2" table:formula="of:=IF(AND([.AB$112]&lt;=[.$Y139];[.AB$112]&gt;=[.$X139]);INDEX([.$Z$106:.$AG$106];[.AB$112]);&quot;&quot;)">
            <text:p/>
          </table:table-cell>
          <table:table-cell table:style-name="ce2" table:formula="of:=IF(AND([.AC$112]&lt;=[.$Y139];[.AC$112]&gt;=[.$X139]);INDEX([.$Z$106:.$AG$106];[.AC$112]);&quot;&quot;)">
            <text:p/>
          </table:table-cell>
          <table:table-cell table:style-name="ce2" table:formula="of:=IF(AND([.AD$112]&lt;=[.$Y139];[.AD$112]&gt;=[.$X139]);INDEX([.$Z$106:.$AG$106];[.AD$112]);&quot;&quot;)">
            <text:p/>
          </table:table-cell>
          <table:table-cell table:style-name="ce2" table:formula="of:=IF(AND([.AE$112]&lt;=[.$Y139];[.AE$112]&gt;=[.$X139]);INDEX([.$Z$106:.$AG$106];[.AE$112]);&quot;&quot;)">
            <text:p/>
          </table:table-cell>
          <table:table-cell table:style-name="ce2" table:formula="of:=IF(AND([.AF$112]&lt;=[.$Y139];[.AF$112]&gt;=[.$X139]);INDEX([.$Z$106:.$AG$106];[.AF$112]);&quot;&quot;)">
            <text:p/>
          </table:table-cell>
          <table:table-cell table:style-name="ce2" table:formula="of:=IF(AND([.AG$112]&lt;=[.$Y139];[.AG$112]&gt;=[.$X139]);INDEX([.$Z$106:.$AG$106];[.AG$112]);&quot;&quot;)">
            <text:p/>
          </table:table-cell>
          <table:table-cell table:formula="of:=IF([.Z139]=&quot;&quot;;0;MIN([.D139];[.$AA$106]-[.C139]))" office:value-type="float" office:value="6" calcext:value-type="float">
            <text:p>6</text:p>
          </table:table-cell>
          <table:table-cell table:formula="of:=IF([.AA139]=&quot;&quot;;0;MIN([.$AB$106]-[.C139];[.$AB$106]-[.$AA$106];[.D139]-[.AH139]))" office:value-type="float" office:value="0" calcext:value-type="float">
            <text:p>0</text:p>
          </table:table-cell>
          <table:table-cell table:formula="of:=IF([.AB139]=&quot;&quot;;0;MIN([.$AC$106]-[.C139];[.$AC$106]-[.$AB$106];[.D139]-[.AH139]-[.AI139]))" office:value-type="float" office:value="0" calcext:value-type="float">
            <text:p>0</text:p>
          </table:table-cell>
          <table:table-cell table:formula="of:=IF([.AC139]=&quot;&quot;;0;MIN([.$AD$106]-[.C139];[.$AD$106]-[.$AC$106];[.D139]-[.AH139]-[.AI139]-[.AJ139]))" office:value-type="float" office:value="0" calcext:value-type="float">
            <text:p>0</text:p>
          </table:table-cell>
          <table:table-cell table:formula="of:=IF([.AD139]=&quot;&quot;;0;MIN([.$AE$106]-[.C139];[.$AE$106]-[.$AD$106];[.D139]-[.AH139]-[.AI139]-[.AJ139]-[.AK139]))" office:value-type="float" office:value="0" calcext:value-type="float">
            <text:p>0</text:p>
          </table:table-cell>
          <table:table-cell table:formula="of:=IF([.AE139]=&quot;&quot;;0;MIN([.$AF$106]-[.C139];[.$AF$106]-[.$AE$106];[.D139]-[.AH139]-[.AI139]-[.AJ139]-[.AK139]-[.AL139]))" office:value-type="float" office:value="0" calcext:value-type="float">
            <text:p>0</text:p>
          </table:table-cell>
          <table:table-cell table:formula="of:=IF([.AF139]=&quot;&quot;;0;MIN([.$AG$106]-[.C139];[.$AG$106]-[.$AF$106];[.D139]-[.AH139]-[.AI139]-[.AJ139]-[.AK139]-[.AL139]-[.AM139]))" office:value-type="float" office:value="0" calcext:value-type="float">
            <text:p>0</text:p>
          </table:table-cell>
          <table:table-cell/>
          <table:table-cell table:style-name="ce2" table:formula="of:=IF([.AH139]&gt;=1;[.$AH$112]&amp;&quot;*&quot;&amp;[.AH139]&amp;&quot; &quot;;&quot;&quot;)&amp;IF([.AI139]&gt;=1;[.$AI$112]&amp;&quot;*&quot;&amp;[.AI139]&amp;&quot; &quot;;&quot;&quot;)&amp;IF([.AJ139]&gt;=1;[.$AJ$112]&amp;&quot;*&quot;&amp;[.AJ139]&amp;&quot; &quot;;&quot;&quot;)&amp;IF([.AK139]&gt;=1;[.$AK$112]&amp;&quot;*&quot;&amp;[.AK139]&amp;&quot; &quot;;&quot;&quot;)&amp;IF([.AL139]&gt;=1;[.$AL$112]&amp;&quot;*&quot;&amp;[.AL139]&amp;&quot; &quot;;&quot;&quot;)&amp;IF([.AM139]&gt;=1;[.$AM$112]&amp;&quot;*&quot;&amp;[.AM139]&amp;&quot; &quot;;&quot;&quot;)&amp;IF([.AN139]&gt;=1;[.$AN$112]&amp;&quot;*&quot;&amp;[.AN13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    #'((Y-offset . 136)" calcext:value-type="string">
            <text:p><text:s text:c="4"/>#'((Y-offset . 136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formula="of:=IF([.$B$6]=&quot;Y&quot;;&quot;%&quot;;&quot;&quot;)&amp;IF([.U139]=&quot;Y&quot;;&quot;\acciaccatura s8 &quot;;&quot;&quot;)&amp;[.AP139]&amp;&quot; &quot;&amp;IF([.E139]=&quot;b&quot;;&quot;\break&quot;;IF([.E13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5]&lt;[.$AZ$9];[.AZ135]+1;&quot;-&quot;)" office:value-type="float" office:value="33" calcext:value-type="float">
            <text:p>33</text:p>
          </table:table-cell>
          <table:table-cell table:formula="of:=IF([.AZ135]&lt;[.$AZ$9];[.BA135];&quot;-&quot;)" office:value-type="float" office:value="1" calcext:value-type="float">
            <text:p>1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9]=&quot;pb&quot;;[.A139]+1;[.A139])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table:style-name="ce7" table:formula="of:=IF([.C141]=&quot;&quot;;&quot;&quot;;[.C141]-[.C140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140];[.$Z$106:.$AG$106];1)" office:value-type="float" office:value="1" calcext:value-type="float">
            <text:p>1</text:p>
          </table:table-cell>
          <table:table-cell table:style-name="ce44" table:formula="of:=MATCH([.D140]+[.C140];[.$Z$106:.$AG$106];1)" office:value-type="float" office:value="1" calcext:value-type="float">
            <text:p>1</text:p>
          </table:table-cell>
          <table:table-cell table:style-name="ce2" table:formula="of:=IF(AND([.Z$112]&lt;=[.$Y140];[.Z$112]&gt;=[.$X14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0];[.AA$112]&gt;=[.$X140]);INDEX([.$Z$106:.$AG$106];[.AA$112]);&quot;&quot;)">
            <text:p/>
          </table:table-cell>
          <table:table-cell table:style-name="ce2" table:formula="of:=IF(AND([.AB$112]&lt;=[.$Y140];[.AB$112]&gt;=[.$X140]);INDEX([.$Z$106:.$AG$106];[.AB$112]);&quot;&quot;)">
            <text:p/>
          </table:table-cell>
          <table:table-cell table:style-name="ce2" table:formula="of:=IF(AND([.AC$112]&lt;=[.$Y140];[.AC$112]&gt;=[.$X140]);INDEX([.$Z$106:.$AG$106];[.AC$112]);&quot;&quot;)">
            <text:p/>
          </table:table-cell>
          <table:table-cell table:style-name="ce2" table:formula="of:=IF(AND([.AD$112]&lt;=[.$Y140];[.AD$112]&gt;=[.$X140]);INDEX([.$Z$106:.$AG$106];[.AD$112]);&quot;&quot;)">
            <text:p/>
          </table:table-cell>
          <table:table-cell table:style-name="ce2" table:formula="of:=IF(AND([.AE$112]&lt;=[.$Y140];[.AE$112]&gt;=[.$X140]);INDEX([.$Z$106:.$AG$106];[.AE$112]);&quot;&quot;)">
            <text:p/>
          </table:table-cell>
          <table:table-cell table:style-name="ce2" table:formula="of:=IF(AND([.AF$112]&lt;=[.$Y140];[.AF$112]&gt;=[.$X140]);INDEX([.$Z$106:.$AG$106];[.AF$112]);&quot;&quot;)">
            <text:p/>
          </table:table-cell>
          <table:table-cell table:style-name="ce2" table:formula="of:=IF(AND([.AG$112]&lt;=[.$Y140];[.AG$112]&gt;=[.$X140]);INDEX([.$Z$106:.$AG$106];[.AG$112]);&quot;&quot;)">
            <text:p/>
          </table:table-cell>
          <table:table-cell table:formula="of:=IF([.Z140]=&quot;&quot;;0;MIN([.D140];[.$AA$106]-[.C140]))" office:value-type="float" office:value="8" calcext:value-type="float">
            <text:p>8</text:p>
          </table:table-cell>
          <table:table-cell table:formula="of:=IF([.AA140]=&quot;&quot;;0;MIN([.$AB$106]-[.C140];[.$AB$106]-[.$AA$106];[.D140]-[.AH140]))" office:value-type="float" office:value="0" calcext:value-type="float">
            <text:p>0</text:p>
          </table:table-cell>
          <table:table-cell table:formula="of:=IF([.AB140]=&quot;&quot;;0;MIN([.$AC$106]-[.C140];[.$AC$106]-[.$AB$106];[.D140]-[.AH140]-[.AI140]))" office:value-type="float" office:value="0" calcext:value-type="float">
            <text:p>0</text:p>
          </table:table-cell>
          <table:table-cell table:formula="of:=IF([.AC140]=&quot;&quot;;0;MIN([.$AD$106]-[.C140];[.$AD$106]-[.$AC$106];[.D140]-[.AH140]-[.AI140]-[.AJ140]))" office:value-type="float" office:value="0" calcext:value-type="float">
            <text:p>0</text:p>
          </table:table-cell>
          <table:table-cell table:formula="of:=IF([.AD140]=&quot;&quot;;0;MIN([.$AE$106]-[.C140];[.$AE$106]-[.$AD$106];[.D140]-[.AH140]-[.AI140]-[.AJ140]-[.AK140]))" office:value-type="float" office:value="0" calcext:value-type="float">
            <text:p>0</text:p>
          </table:table-cell>
          <table:table-cell table:formula="of:=IF([.AE140]=&quot;&quot;;0;MIN([.$AF$106]-[.C140];[.$AF$106]-[.$AE$106];[.D140]-[.AH140]-[.AI140]-[.AJ140]-[.AK140]-[.AL140]))" office:value-type="float" office:value="0" calcext:value-type="float">
            <text:p>0</text:p>
          </table:table-cell>
          <table:table-cell table:formula="of:=IF([.AF140]=&quot;&quot;;0;MIN([.$AG$106]-[.C140];[.$AG$106]-[.$AF$106];[.D140]-[.AH140]-[.AI140]-[.AJ140]-[.AK140]-[.AL140]-[.AM140]))" office:value-type="float" office:value="0" calcext:value-type="float">
            <text:p>0</text:p>
          </table:table-cell>
          <table:table-cell/>
          <table:table-cell table:style-name="ce2" table:formula="of:=IF([.AH140]&gt;=1;[.$AH$112]&amp;&quot;*&quot;&amp;[.AH140]&amp;&quot; &quot;;&quot;&quot;)&amp;IF([.AI140]&gt;=1;[.$AI$112]&amp;&quot;*&quot;&amp;[.AI140]&amp;&quot; &quot;;&quot;&quot;)&amp;IF([.AJ140]&gt;=1;[.$AJ$112]&amp;&quot;*&quot;&amp;[.AJ140]&amp;&quot; &quot;;&quot;&quot;)&amp;IF([.AK140]&gt;=1;[.$AK$112]&amp;&quot;*&quot;&amp;[.AK140]&amp;&quot; &quot;;&quot;&quot;)&amp;IF([.AL140]&gt;=1;[.$AL$112]&amp;&quot;*&quot;&amp;[.AL140]&amp;&quot; &quot;;&quot;&quot;)&amp;IF([.AM140]&gt;=1;[.$AM$112]&amp;&quot;*&quot;&amp;[.AM140]&amp;&quot; &quot;;&quot;&quot;)&amp;IF([.AN140]&gt;=1;[.$AN$112]&amp;&quot;*&quot;&amp;[.AN140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      (alignment-distances . (9 10 13 12 8 9 9 11)))" calcext:value-type="string">
            <text:p><text:s text:c="6"/>(alignment-distances . (9 10 13 12 8 9 9 11)))</text:p>
          </table:table-cell>
          <table:table-cell table:formula="of:=IF([.$B$6]=&quot;Y&quot;;&quot;%&quot;;&quot;&quot;)&amp;IF([.U140]=&quot;Y&quot;;&quot;\acciaccatura s8 &quot;;&quot;&quot;)&amp;[.AP140]&amp;&quot; &quot;&amp;IF([.E140]=&quot;b&quot;;&quot;\break&quot;;IF([.E140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36]&lt;[.$AZ$9];[.AZ136]+1;&quot;-&quot;)" office:value-type="float" office:value="33" calcext:value-type="float">
            <text:p>33</text:p>
          </table:table-cell>
          <table:table-cell table:formula="of:=IF([.AZ136]&lt;[.$AZ$9];[.BA136];&quot;-&quot;)" office:value-type="float" office:value="2" calcext:value-type="float">
            <text:p>2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0]=&quot;pb&quot;;[.A140]+1;[.A140])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142]=&quot;&quot;;&quot;&quot;;[.C142]-[.C14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41];[.$Z$106:.$AG$106];1)" office:value-type="float" office:value="1" calcext:value-type="float">
            <text:p>1</text:p>
          </table:table-cell>
          <table:table-cell table:style-name="ce44" table:formula="of:=MATCH([.D141]+[.C141];[.$Z$106:.$AG$106];1)" office:value-type="float" office:value="1" calcext:value-type="float">
            <text:p>1</text:p>
          </table:table-cell>
          <table:table-cell table:style-name="ce2" table:formula="of:=IF(AND([.Z$112]&lt;=[.$Y141];[.Z$112]&gt;=[.$X14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1];[.AA$112]&gt;=[.$X141]);INDEX([.$Z$106:.$AG$106];[.AA$112]);&quot;&quot;)">
            <text:p/>
          </table:table-cell>
          <table:table-cell table:style-name="ce2" table:formula="of:=IF(AND([.AB$112]&lt;=[.$Y141];[.AB$112]&gt;=[.$X141]);INDEX([.$Z$106:.$AG$106];[.AB$112]);&quot;&quot;)">
            <text:p/>
          </table:table-cell>
          <table:table-cell table:style-name="ce2" table:formula="of:=IF(AND([.AC$112]&lt;=[.$Y141];[.AC$112]&gt;=[.$X141]);INDEX([.$Z$106:.$AG$106];[.AC$112]);&quot;&quot;)">
            <text:p/>
          </table:table-cell>
          <table:table-cell table:style-name="ce2" table:formula="of:=IF(AND([.AD$112]&lt;=[.$Y141];[.AD$112]&gt;=[.$X141]);INDEX([.$Z$106:.$AG$106];[.AD$112]);&quot;&quot;)">
            <text:p/>
          </table:table-cell>
          <table:table-cell table:style-name="ce2" table:formula="of:=IF(AND([.AE$112]&lt;=[.$Y141];[.AE$112]&gt;=[.$X141]);INDEX([.$Z$106:.$AG$106];[.AE$112]);&quot;&quot;)">
            <text:p/>
          </table:table-cell>
          <table:table-cell table:style-name="ce2" table:formula="of:=IF(AND([.AF$112]&lt;=[.$Y141];[.AF$112]&gt;=[.$X141]);INDEX([.$Z$106:.$AG$106];[.AF$112]);&quot;&quot;)">
            <text:p/>
          </table:table-cell>
          <table:table-cell table:style-name="ce2" table:formula="of:=IF(AND([.AG$112]&lt;=[.$Y141];[.AG$112]&gt;=[.$X141]);INDEX([.$Z$106:.$AG$106];[.AG$112]);&quot;&quot;)">
            <text:p/>
          </table:table-cell>
          <table:table-cell table:formula="of:=IF([.Z141]=&quot;&quot;;0;MIN([.D141];[.$AA$106]-[.C141]))" office:value-type="float" office:value="9" calcext:value-type="float">
            <text:p>9</text:p>
          </table:table-cell>
          <table:table-cell table:formula="of:=IF([.AA141]=&quot;&quot;;0;MIN([.$AB$106]-[.C141];[.$AB$106]-[.$AA$106];[.D141]-[.AH141]))" office:value-type="float" office:value="0" calcext:value-type="float">
            <text:p>0</text:p>
          </table:table-cell>
          <table:table-cell table:formula="of:=IF([.AB141]=&quot;&quot;;0;MIN([.$AC$106]-[.C141];[.$AC$106]-[.$AB$106];[.D141]-[.AH141]-[.AI141]))" office:value-type="float" office:value="0" calcext:value-type="float">
            <text:p>0</text:p>
          </table:table-cell>
          <table:table-cell table:formula="of:=IF([.AC141]=&quot;&quot;;0;MIN([.$AD$106]-[.C141];[.$AD$106]-[.$AC$106];[.D141]-[.AH141]-[.AI141]-[.AJ141]))" office:value-type="float" office:value="0" calcext:value-type="float">
            <text:p>0</text:p>
          </table:table-cell>
          <table:table-cell table:formula="of:=IF([.AD141]=&quot;&quot;;0;MIN([.$AE$106]-[.C141];[.$AE$106]-[.$AD$106];[.D141]-[.AH141]-[.AI141]-[.AJ141]-[.AK141]))" office:value-type="float" office:value="0" calcext:value-type="float">
            <text:p>0</text:p>
          </table:table-cell>
          <table:table-cell table:formula="of:=IF([.AE141]=&quot;&quot;;0;MIN([.$AF$106]-[.C141];[.$AF$106]-[.$AE$106];[.D141]-[.AH141]-[.AI141]-[.AJ141]-[.AK141]-[.AL141]))" office:value-type="float" office:value="0" calcext:value-type="float">
            <text:p>0</text:p>
          </table:table-cell>
          <table:table-cell table:formula="of:=IF([.AF141]=&quot;&quot;;0;MIN([.$AG$106]-[.C141];[.$AG$106]-[.$AF$106];[.D141]-[.AH141]-[.AI141]-[.AJ141]-[.AK141]-[.AL141]-[.AM141]))" office:value-type="float" office:value="0" calcext:value-type="float">
            <text:p>0</text:p>
          </table:table-cell>
          <table:table-cell/>
          <table:table-cell table:style-name="ce2" table:formula="of:=IF([.AH141]&gt;=1;[.$AH$112]&amp;&quot;*&quot;&amp;[.AH141]&amp;&quot; &quot;;&quot;&quot;)&amp;IF([.AI141]&gt;=1;[.$AI$112]&amp;&quot;*&quot;&amp;[.AI141]&amp;&quot; &quot;;&quot;&quot;)&amp;IF([.AJ141]&gt;=1;[.$AJ$112]&amp;&quot;*&quot;&amp;[.AJ141]&amp;&quot; &quot;;&quot;&quot;)&amp;IF([.AK141]&gt;=1;[.$AK$112]&amp;&quot;*&quot;&amp;[.AK141]&amp;&quot; &quot;;&quot;&quot;)&amp;IF([.AL141]&gt;=1;[.$AL$112]&amp;&quot;*&quot;&amp;[.AL141]&amp;&quot; &quot;;&quot;&quot;)&amp;IF([.AM141]&gt;=1;[.$AM$112]&amp;&quot;*&quot;&amp;[.AM141]&amp;&quot; &quot;;&quot;&quot;)&amp;IF([.AN141]&gt;=1;[.$AN$112]&amp;&quot;*&quot;&amp;[.AN141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  <table:table-cell table:formula="of:=IF([.$B$6]=&quot;Y&quot;;&quot;%&quot;;&quot;&quot;)&amp;IF([.U141]=&quot;Y&quot;;&quot;\acciaccatura s8 &quot;;&quot;&quot;)&amp;[.AP141]&amp;&quot; &quot;&amp;IF([.E141]=&quot;b&quot;;&quot;\break&quot;;IF([.E141]=&quot;pb&quot;;&quot;\pageBreak&quot;))" office:value-type="string" office:string-value="s1*9  \pageBreak" calcext:value-type="string">
            <text:p>s1*9 <text:s/>\pageBreak</text:p>
          </table:table-cell>
          <table:table-cell table:number-columns-repeated="4"/>
          <table:table-cell table:formula="of:=IF([.AZ137]&lt;[.$AZ$9];[.AZ137]+1;&quot;-&quot;)" office:value-type="float" office:value="33" calcext:value-type="float">
            <text:p>33</text:p>
          </table:table-cell>
          <table:table-cell table:formula="of:=IF([.AZ137]&lt;[.$AZ$9];[.BA137];&quot;-&quot;)" office:value-type="float" office:value="3" calcext:value-type="float">
            <text:p>3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number-columns-repeated="10"/>
        </table:table-row>
        <table:table-row table:style-name="ro1">
          <table:table-cell table:formula="of:=IF([.E141]=&quot;pb&quot;;[.A141]+1;[.A141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style-name="ce7" table:formula="of:=IF([.C143]=&quot;&quot;;&quot;&quot;;[.C143]-[.C14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2];[.$Z$106:.$AG$106];1)" office:value-type="float" office:value="1" calcext:value-type="float">
            <text:p>1</text:p>
          </table:table-cell>
          <table:table-cell table:style-name="ce44" table:formula="of:=MATCH([.D142]+[.C142];[.$Z$106:.$AG$106];1)" office:value-type="float" office:value="1" calcext:value-type="float">
            <text:p>1</text:p>
          </table:table-cell>
          <table:table-cell table:style-name="ce2" table:formula="of:=IF(AND([.Z$112]&lt;=[.$Y142];[.Z$112]&gt;=[.$X14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2];[.AA$112]&gt;=[.$X142]);INDEX([.$Z$106:.$AG$106];[.AA$112]);&quot;&quot;)">
            <text:p/>
          </table:table-cell>
          <table:table-cell table:style-name="ce2" table:formula="of:=IF(AND([.AB$112]&lt;=[.$Y142];[.AB$112]&gt;=[.$X142]);INDEX([.$Z$106:.$AG$106];[.AB$112]);&quot;&quot;)">
            <text:p/>
          </table:table-cell>
          <table:table-cell table:style-name="ce2" table:formula="of:=IF(AND([.AC$112]&lt;=[.$Y142];[.AC$112]&gt;=[.$X142]);INDEX([.$Z$106:.$AG$106];[.AC$112]);&quot;&quot;)">
            <text:p/>
          </table:table-cell>
          <table:table-cell table:style-name="ce2" table:formula="of:=IF(AND([.AD$112]&lt;=[.$Y142];[.AD$112]&gt;=[.$X142]);INDEX([.$Z$106:.$AG$106];[.AD$112]);&quot;&quot;)">
            <text:p/>
          </table:table-cell>
          <table:table-cell table:style-name="ce2" table:formula="of:=IF(AND([.AE$112]&lt;=[.$Y142];[.AE$112]&gt;=[.$X142]);INDEX([.$Z$106:.$AG$106];[.AE$112]);&quot;&quot;)">
            <text:p/>
          </table:table-cell>
          <table:table-cell table:style-name="ce2" table:formula="of:=IF(AND([.AF$112]&lt;=[.$Y142];[.AF$112]&gt;=[.$X142]);INDEX([.$Z$106:.$AG$106];[.AF$112]);&quot;&quot;)">
            <text:p/>
          </table:table-cell>
          <table:table-cell table:style-name="ce2" table:formula="of:=IF(AND([.AG$112]&lt;=[.$Y142];[.AG$112]&gt;=[.$X142]);INDEX([.$Z$106:.$AG$106];[.AG$112]);&quot;&quot;)">
            <text:p/>
          </table:table-cell>
          <table:table-cell table:formula="of:=IF([.Z142]=&quot;&quot;;0;MIN([.D142];[.$AA$106]-[.C142]))" office:value-type="float" office:value="5" calcext:value-type="float">
            <text:p>5</text:p>
          </table:table-cell>
          <table:table-cell table:formula="of:=IF([.AA142]=&quot;&quot;;0;MIN([.$AB$106]-[.C142];[.$AB$106]-[.$AA$106];[.D142]-[.AH142]))" office:value-type="float" office:value="0" calcext:value-type="float">
            <text:p>0</text:p>
          </table:table-cell>
          <table:table-cell table:formula="of:=IF([.AB142]=&quot;&quot;;0;MIN([.$AC$106]-[.C142];[.$AC$106]-[.$AB$106];[.D142]-[.AH142]-[.AI142]))" office:value-type="float" office:value="0" calcext:value-type="float">
            <text:p>0</text:p>
          </table:table-cell>
          <table:table-cell table:formula="of:=IF([.AC142]=&quot;&quot;;0;MIN([.$AD$106]-[.C142];[.$AD$106]-[.$AC$106];[.D142]-[.AH142]-[.AI142]-[.AJ142]))" office:value-type="float" office:value="0" calcext:value-type="float">
            <text:p>0</text:p>
          </table:table-cell>
          <table:table-cell table:formula="of:=IF([.AD142]=&quot;&quot;;0;MIN([.$AE$106]-[.C142];[.$AE$106]-[.$AD$106];[.D142]-[.AH142]-[.AI142]-[.AJ142]-[.AK142]))" office:value-type="float" office:value="0" calcext:value-type="float">
            <text:p>0</text:p>
          </table:table-cell>
          <table:table-cell table:formula="of:=IF([.AE142]=&quot;&quot;;0;MIN([.$AF$106]-[.C142];[.$AF$106]-[.$AE$106];[.D142]-[.AH142]-[.AI142]-[.AJ142]-[.AK142]-[.AL142]))" office:value-type="float" office:value="0" calcext:value-type="float">
            <text:p>0</text:p>
          </table:table-cell>
          <table:table-cell table:formula="of:=IF([.AF142]=&quot;&quot;;0;MIN([.$AG$106]-[.C142];[.$AG$106]-[.$AF$106];[.D142]-[.AH142]-[.AI142]-[.AJ142]-[.AK142]-[.AL142]-[.AM142]))" office:value-type="float" office:value="0" calcext:value-type="float">
            <text:p>0</text:p>
          </table:table-cell>
          <table:table-cell/>
          <table:table-cell table:style-name="ce2" table:formula="of:=IF([.AH142]&gt;=1;[.$AH$112]&amp;&quot;*&quot;&amp;[.AH142]&amp;&quot; &quot;;&quot;&quot;)&amp;IF([.AI142]&gt;=1;[.$AI$112]&amp;&quot;*&quot;&amp;[.AI142]&amp;&quot; &quot;;&quot;&quot;)&amp;IF([.AJ142]&gt;=1;[.$AJ$112]&amp;&quot;*&quot;&amp;[.AJ142]&amp;&quot; &quot;;&quot;&quot;)&amp;IF([.AK142]&gt;=1;[.$AK$112]&amp;&quot;*&quot;&amp;[.AK142]&amp;&quot; &quot;;&quot;&quot;)&amp;IF([.AL142]&gt;=1;[.$AL$112]&amp;&quot;*&quot;&amp;[.AL142]&amp;&quot; &quot;;&quot;&quot;)&amp;IF([.AM142]&gt;=1;[.$AM$112]&amp;&quot;*&quot;&amp;[.AM142]&amp;&quot; &quot;;&quot;&quot;)&amp;IF([.AN142]&gt;=1;[.$AN$112]&amp;&quot;*&quot;&amp;[.AN14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formula="of:=IF([.$B$6]=&quot;Y&quot;;&quot;%&quot;;&quot;&quot;)&amp;IF([.U142]=&quot;Y&quot;;&quot;\acciaccatura s8 &quot;;&quot;&quot;)&amp;[.AP142]&amp;&quot; &quot;&amp;IF([.E142]=&quot;b&quot;;&quot;\break&quot;;IF([.E14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8]&lt;[.$AZ$9];[.AZ138]+1;&quot;-&quot;)" office:value-type="float" office:value="33" calcext:value-type="float">
            <text:p>33</text:p>
          </table:table-cell>
          <table:table-cell table:formula="of:=IF([.AZ138]&lt;[.$AZ$9];[.BA138];&quot;-&quot;)" office:value-type="float" office:value="4" calcext:value-type="float">
            <text:p>4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142]=&quot;pb&quot;;[.A142]+1;[.A142])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  <table:table-cell table:style-name="ce7" table:formula="of:=IF([.C144]=&quot;&quot;;&quot;&quot;;[.C144]-[.C14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3];[.$Z$106:.$AG$106];1)" office:value-type="float" office:value="1" calcext:value-type="float">
            <text:p>1</text:p>
          </table:table-cell>
          <table:table-cell table:style-name="ce44" table:formula="of:=MATCH([.D143]+[.C143];[.$Z$106:.$AG$106];1)" office:value-type="float" office:value="1" calcext:value-type="float">
            <text:p>1</text:p>
          </table:table-cell>
          <table:table-cell table:style-name="ce2" table:formula="of:=IF(AND([.Z$112]&lt;=[.$Y143];[.Z$112]&gt;=[.$X14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3];[.AA$112]&gt;=[.$X143]);INDEX([.$Z$106:.$AG$106];[.AA$112]);&quot;&quot;)">
            <text:p/>
          </table:table-cell>
          <table:table-cell table:style-name="ce2" table:formula="of:=IF(AND([.AB$112]&lt;=[.$Y143];[.AB$112]&gt;=[.$X143]);INDEX([.$Z$106:.$AG$106];[.AB$112]);&quot;&quot;)">
            <text:p/>
          </table:table-cell>
          <table:table-cell table:style-name="ce2" table:formula="of:=IF(AND([.AC$112]&lt;=[.$Y143];[.AC$112]&gt;=[.$X143]);INDEX([.$Z$106:.$AG$106];[.AC$112]);&quot;&quot;)">
            <text:p/>
          </table:table-cell>
          <table:table-cell table:style-name="ce2" table:formula="of:=IF(AND([.AD$112]&lt;=[.$Y143];[.AD$112]&gt;=[.$X143]);INDEX([.$Z$106:.$AG$106];[.AD$112]);&quot;&quot;)">
            <text:p/>
          </table:table-cell>
          <table:table-cell table:style-name="ce2" table:formula="of:=IF(AND([.AE$112]&lt;=[.$Y143];[.AE$112]&gt;=[.$X143]);INDEX([.$Z$106:.$AG$106];[.AE$112]);&quot;&quot;)">
            <text:p/>
          </table:table-cell>
          <table:table-cell table:style-name="ce2" table:formula="of:=IF(AND([.AF$112]&lt;=[.$Y143];[.AF$112]&gt;=[.$X143]);INDEX([.$Z$106:.$AG$106];[.AF$112]);&quot;&quot;)">
            <text:p/>
          </table:table-cell>
          <table:table-cell table:style-name="ce2" table:formula="of:=IF(AND([.AG$112]&lt;=[.$Y143];[.AG$112]&gt;=[.$X143]);INDEX([.$Z$106:.$AG$106];[.AG$112]);&quot;&quot;)">
            <text:p/>
          </table:table-cell>
          <table:table-cell table:formula="of:=IF([.Z143]=&quot;&quot;;0;MIN([.D143];[.$AA$106]-[.C143]))" office:value-type="float" office:value="4" calcext:value-type="float">
            <text:p>4</text:p>
          </table:table-cell>
          <table:table-cell table:formula="of:=IF([.AA143]=&quot;&quot;;0;MIN([.$AB$106]-[.C143];[.$AB$106]-[.$AA$106];[.D143]-[.AH143]))" office:value-type="float" office:value="0" calcext:value-type="float">
            <text:p>0</text:p>
          </table:table-cell>
          <table:table-cell table:formula="of:=IF([.AB143]=&quot;&quot;;0;MIN([.$AC$106]-[.C143];[.$AC$106]-[.$AB$106];[.D143]-[.AH143]-[.AI143]))" office:value-type="float" office:value="0" calcext:value-type="float">
            <text:p>0</text:p>
          </table:table-cell>
          <table:table-cell table:formula="of:=IF([.AC143]=&quot;&quot;;0;MIN([.$AD$106]-[.C143];[.$AD$106]-[.$AC$106];[.D143]-[.AH143]-[.AI143]-[.AJ143]))" office:value-type="float" office:value="0" calcext:value-type="float">
            <text:p>0</text:p>
          </table:table-cell>
          <table:table-cell table:formula="of:=IF([.AD143]=&quot;&quot;;0;MIN([.$AE$106]-[.C143];[.$AE$106]-[.$AD$106];[.D143]-[.AH143]-[.AI143]-[.AJ143]-[.AK143]))" office:value-type="float" office:value="0" calcext:value-type="float">
            <text:p>0</text:p>
          </table:table-cell>
          <table:table-cell table:formula="of:=IF([.AE143]=&quot;&quot;;0;MIN([.$AF$106]-[.C143];[.$AF$106]-[.$AE$106];[.D143]-[.AH143]-[.AI143]-[.AJ143]-[.AK143]-[.AL143]))" office:value-type="float" office:value="0" calcext:value-type="float">
            <text:p>0</text:p>
          </table:table-cell>
          <table:table-cell table:formula="of:=IF([.AF143]=&quot;&quot;;0;MIN([.$AG$106]-[.C143];[.$AG$106]-[.$AF$106];[.D143]-[.AH143]-[.AI143]-[.AJ143]-[.AK143]-[.AL143]-[.AM143]))" office:value-type="float" office:value="0" calcext:value-type="float">
            <text:p>0</text:p>
          </table:table-cell>
          <table:table-cell/>
          <table:table-cell table:style-name="ce2" table:formula="of:=IF([.AH143]&gt;=1;[.$AH$112]&amp;&quot;*&quot;&amp;[.AH143]&amp;&quot; &quot;;&quot;&quot;)&amp;IF([.AI143]&gt;=1;[.$AI$112]&amp;&quot;*&quot;&amp;[.AI143]&amp;&quot; &quot;;&quot;&quot;)&amp;IF([.AJ143]&gt;=1;[.$AJ$112]&amp;&quot;*&quot;&amp;[.AJ143]&amp;&quot; &quot;;&quot;&quot;)&amp;IF([.AK143]&gt;=1;[.$AK$112]&amp;&quot;*&quot;&amp;[.AK143]&amp;&quot; &quot;;&quot;&quot;)&amp;IF([.AL143]&gt;=1;[.$AL$112]&amp;&quot;*&quot;&amp;[.AL143]&amp;&quot; &quot;;&quot;&quot;)&amp;IF([.AM143]&gt;=1;[.$AM$112]&amp;&quot;*&quot;&amp;[.AM143]&amp;&quot; &quot;;&quot;&quot;)&amp;IF([.AN143]&gt;=1;[.$AN$112]&amp;&quot;*&quot;&amp;[.AN14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formula="of:=IF([.$B$6]=&quot;Y&quot;;&quot;%&quot;;&quot;&quot;)&amp;IF([.U143]=&quot;Y&quot;;&quot;\acciaccatura s8 &quot;;&quot;&quot;)&amp;[.AP143]&amp;&quot; &quot;&amp;IF([.E143]=&quot;b&quot;;&quot;\break&quot;;IF([.E14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39]&lt;[.$AZ$9];[.AZ139]+1;&quot;-&quot;)" office:value-type="float" office:value="34" calcext:value-type="float">
            <text:p>34</text:p>
          </table:table-cell>
          <table:table-cell table:formula="of:=IF([.AZ139]&lt;[.$AZ$9];[.BA139];&quot;-&quot;)" office:value-type="float" office:value="1" calcext:value-type="float">
            <text:p>1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3]=&quot;pb&quot;;[.A143]+1;[.A143])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style-name="ce7" table:formula="of:=IF([.C145]=&quot;&quot;;&quot;&quot;;[.C145]-[.C14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44];[.$Z$106:.$AG$106];1)" office:value-type="float" office:value="1" calcext:value-type="float">
            <text:p>1</text:p>
          </table:table-cell>
          <table:table-cell table:style-name="ce44" table:formula="of:=MATCH([.D144]+[.C144];[.$Z$106:.$AG$106];1)" office:value-type="float" office:value="1" calcext:value-type="float">
            <text:p>1</text:p>
          </table:table-cell>
          <table:table-cell table:style-name="ce2" table:formula="of:=IF(AND([.Z$112]&lt;=[.$Y144];[.Z$112]&gt;=[.$X14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4];[.AA$112]&gt;=[.$X144]);INDEX([.$Z$106:.$AG$106];[.AA$112]);&quot;&quot;)">
            <text:p/>
          </table:table-cell>
          <table:table-cell table:style-name="ce2" table:formula="of:=IF(AND([.AB$112]&lt;=[.$Y144];[.AB$112]&gt;=[.$X144]);INDEX([.$Z$106:.$AG$106];[.AB$112]);&quot;&quot;)">
            <text:p/>
          </table:table-cell>
          <table:table-cell table:style-name="ce2" table:formula="of:=IF(AND([.AC$112]&lt;=[.$Y144];[.AC$112]&gt;=[.$X144]);INDEX([.$Z$106:.$AG$106];[.AC$112]);&quot;&quot;)">
            <text:p/>
          </table:table-cell>
          <table:table-cell table:style-name="ce2" table:formula="of:=IF(AND([.AD$112]&lt;=[.$Y144];[.AD$112]&gt;=[.$X144]);INDEX([.$Z$106:.$AG$106];[.AD$112]);&quot;&quot;)">
            <text:p/>
          </table:table-cell>
          <table:table-cell table:style-name="ce2" table:formula="of:=IF(AND([.AE$112]&lt;=[.$Y144];[.AE$112]&gt;=[.$X144]);INDEX([.$Z$106:.$AG$106];[.AE$112]);&quot;&quot;)">
            <text:p/>
          </table:table-cell>
          <table:table-cell table:style-name="ce2" table:formula="of:=IF(AND([.AF$112]&lt;=[.$Y144];[.AF$112]&gt;=[.$X144]);INDEX([.$Z$106:.$AG$106];[.AF$112]);&quot;&quot;)">
            <text:p/>
          </table:table-cell>
          <table:table-cell table:style-name="ce2" table:formula="of:=IF(AND([.AG$112]&lt;=[.$Y144];[.AG$112]&gt;=[.$X144]);INDEX([.$Z$106:.$AG$106];[.AG$112]);&quot;&quot;)">
            <text:p/>
          </table:table-cell>
          <table:table-cell table:formula="of:=IF([.Z144]=&quot;&quot;;0;MIN([.D144];[.$AA$106]-[.C144]))" office:value-type="float" office:value="4" calcext:value-type="float">
            <text:p>4</text:p>
          </table:table-cell>
          <table:table-cell table:formula="of:=IF([.AA144]=&quot;&quot;;0;MIN([.$AB$106]-[.C144];[.$AB$106]-[.$AA$106];[.D144]-[.AH144]))" office:value-type="float" office:value="0" calcext:value-type="float">
            <text:p>0</text:p>
          </table:table-cell>
          <table:table-cell table:formula="of:=IF([.AB144]=&quot;&quot;;0;MIN([.$AC$106]-[.C144];[.$AC$106]-[.$AB$106];[.D144]-[.AH144]-[.AI144]))" office:value-type="float" office:value="0" calcext:value-type="float">
            <text:p>0</text:p>
          </table:table-cell>
          <table:table-cell table:formula="of:=IF([.AC144]=&quot;&quot;;0;MIN([.$AD$106]-[.C144];[.$AD$106]-[.$AC$106];[.D144]-[.AH144]-[.AI144]-[.AJ144]))" office:value-type="float" office:value="0" calcext:value-type="float">
            <text:p>0</text:p>
          </table:table-cell>
          <table:table-cell table:formula="of:=IF([.AD144]=&quot;&quot;;0;MIN([.$AE$106]-[.C144];[.$AE$106]-[.$AD$106];[.D144]-[.AH144]-[.AI144]-[.AJ144]-[.AK144]))" office:value-type="float" office:value="0" calcext:value-type="float">
            <text:p>0</text:p>
          </table:table-cell>
          <table:table-cell table:formula="of:=IF([.AE144]=&quot;&quot;;0;MIN([.$AF$106]-[.C144];[.$AF$106]-[.$AE$106];[.D144]-[.AH144]-[.AI144]-[.AJ144]-[.AK144]-[.AL144]))" office:value-type="float" office:value="0" calcext:value-type="float">
            <text:p>0</text:p>
          </table:table-cell>
          <table:table-cell table:formula="of:=IF([.AF144]=&quot;&quot;;0;MIN([.$AG$106]-[.C144];[.$AG$106]-[.$AF$106];[.D144]-[.AH144]-[.AI144]-[.AJ144]-[.AK144]-[.AL144]-[.AM144]))" office:value-type="float" office:value="0" calcext:value-type="float">
            <text:p>0</text:p>
          </table:table-cell>
          <table:table-cell/>
          <table:table-cell table:style-name="ce2" table:formula="of:=IF([.AH144]&gt;=1;[.$AH$112]&amp;&quot;*&quot;&amp;[.AH144]&amp;&quot; &quot;;&quot;&quot;)&amp;IF([.AI144]&gt;=1;[.$AI$112]&amp;&quot;*&quot;&amp;[.AI144]&amp;&quot; &quot;;&quot;&quot;)&amp;IF([.AJ144]&gt;=1;[.$AJ$112]&amp;&quot;*&quot;&amp;[.AJ144]&amp;&quot; &quot;;&quot;&quot;)&amp;IF([.AK144]&gt;=1;[.$AK$112]&amp;&quot;*&quot;&amp;[.AK144]&amp;&quot; &quot;;&quot;&quot;)&amp;IF([.AL144]&gt;=1;[.$AL$112]&amp;&quot;*&quot;&amp;[.AL144]&amp;&quot; &quot;;&quot;&quot;)&amp;IF([.AM144]&gt;=1;[.$AM$112]&amp;&quot;*&quot;&amp;[.AM144]&amp;&quot; &quot;;&quot;&quot;)&amp;IF([.AN144]&gt;=1;[.$AN$112]&amp;&quot;*&quot;&amp;[.AN14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      (alignment-distances . (10 9 10 15 11 12 9 9 10 9)))" calcext:value-type="string">
            <text:p><text:s text:c="6"/>(alignment-distances . (10 9 10 15 11 12 9 9 10 9)))</text:p>
          </table:table-cell>
          <table:table-cell table:formula="of:=IF([.$B$6]=&quot;Y&quot;;&quot;%&quot;;&quot;&quot;)&amp;IF([.U144]=&quot;Y&quot;;&quot;\acciaccatura s8 &quot;;&quot;&quot;)&amp;[.AP144]&amp;&quot; &quot;&amp;IF([.E144]=&quot;b&quot;;&quot;\break&quot;;IF([.E14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0]&lt;[.$AZ$9];[.AZ140]+1;&quot;-&quot;)" office:value-type="float" office:value="34" calcext:value-type="float">
            <text:p>34</text:p>
          </table:table-cell>
          <table:table-cell table:formula="of:=IF([.AZ140]&lt;[.$AZ$9];[.BA140];&quot;-&quot;)" office:value-type="float" office:value="2" calcext:value-type="float">
            <text:p>2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 office:value-type="string" office:string-value="    #'((Y-offset . 107)" calcext:value-type="string">
            <text:p><text:s text:c="4"/>#'((Y-offset . 107)</text:p>
          </table:table-cell>
          <table:table-cell table:number-columns-repeated="10"/>
        </table:table-row>
        <table:table-row table:style-name="ro1">
          <table:table-cell table:formula="of:=IF([.E144]=&quot;pb&quot;;[.A144]+1;[.A144])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146]=&quot;&quot;;&quot;&quot;;[.C146]-[.C14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5];[.$Z$106:.$AG$106];1)" office:value-type="float" office:value="1" calcext:value-type="float">
            <text:p>1</text:p>
          </table:table-cell>
          <table:table-cell table:style-name="ce44" table:formula="of:=MATCH([.D145]+[.C145];[.$Z$106:.$AG$106];1)" office:value-type="float" office:value="1" calcext:value-type="float">
            <text:p>1</text:p>
          </table:table-cell>
          <table:table-cell table:style-name="ce2" table:formula="of:=IF(AND([.Z$112]&lt;=[.$Y145];[.Z$112]&gt;=[.$X14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5];[.AA$112]&gt;=[.$X145]);INDEX([.$Z$106:.$AG$106];[.AA$112]);&quot;&quot;)">
            <text:p/>
          </table:table-cell>
          <table:table-cell table:style-name="ce2" table:formula="of:=IF(AND([.AB$112]&lt;=[.$Y145];[.AB$112]&gt;=[.$X145]);INDEX([.$Z$106:.$AG$106];[.AB$112]);&quot;&quot;)">
            <text:p/>
          </table:table-cell>
          <table:table-cell table:style-name="ce2" table:formula="of:=IF(AND([.AC$112]&lt;=[.$Y145];[.AC$112]&gt;=[.$X145]);INDEX([.$Z$106:.$AG$106];[.AC$112]);&quot;&quot;)">
            <text:p/>
          </table:table-cell>
          <table:table-cell table:style-name="ce2" table:formula="of:=IF(AND([.AD$112]&lt;=[.$Y145];[.AD$112]&gt;=[.$X145]);INDEX([.$Z$106:.$AG$106];[.AD$112]);&quot;&quot;)">
            <text:p/>
          </table:table-cell>
          <table:table-cell table:style-name="ce2" table:formula="of:=IF(AND([.AE$112]&lt;=[.$Y145];[.AE$112]&gt;=[.$X145]);INDEX([.$Z$106:.$AG$106];[.AE$112]);&quot;&quot;)">
            <text:p/>
          </table:table-cell>
          <table:table-cell table:style-name="ce2" table:formula="of:=IF(AND([.AF$112]&lt;=[.$Y145];[.AF$112]&gt;=[.$X145]);INDEX([.$Z$106:.$AG$106];[.AF$112]);&quot;&quot;)">
            <text:p/>
          </table:table-cell>
          <table:table-cell table:style-name="ce2" table:formula="of:=IF(AND([.AG$112]&lt;=[.$Y145];[.AG$112]&gt;=[.$X145]);INDEX([.$Z$106:.$AG$106];[.AG$112]);&quot;&quot;)">
            <text:p/>
          </table:table-cell>
          <table:table-cell table:formula="of:=IF([.Z145]=&quot;&quot;;0;MIN([.D145];[.$AA$106]-[.C145]))" office:value-type="float" office:value="4" calcext:value-type="float">
            <text:p>4</text:p>
          </table:table-cell>
          <table:table-cell table:formula="of:=IF([.AA145]=&quot;&quot;;0;MIN([.$AB$106]-[.C145];[.$AB$106]-[.$AA$106];[.D145]-[.AH145]))" office:value-type="float" office:value="0" calcext:value-type="float">
            <text:p>0</text:p>
          </table:table-cell>
          <table:table-cell table:formula="of:=IF([.AB145]=&quot;&quot;;0;MIN([.$AC$106]-[.C145];[.$AC$106]-[.$AB$106];[.D145]-[.AH145]-[.AI145]))" office:value-type="float" office:value="0" calcext:value-type="float">
            <text:p>0</text:p>
          </table:table-cell>
          <table:table-cell table:formula="of:=IF([.AC145]=&quot;&quot;;0;MIN([.$AD$106]-[.C145];[.$AD$106]-[.$AC$106];[.D145]-[.AH145]-[.AI145]-[.AJ145]))" office:value-type="float" office:value="0" calcext:value-type="float">
            <text:p>0</text:p>
          </table:table-cell>
          <table:table-cell table:formula="of:=IF([.AD145]=&quot;&quot;;0;MIN([.$AE$106]-[.C145];[.$AE$106]-[.$AD$106];[.D145]-[.AH145]-[.AI145]-[.AJ145]-[.AK145]))" office:value-type="float" office:value="0" calcext:value-type="float">
            <text:p>0</text:p>
          </table:table-cell>
          <table:table-cell table:formula="of:=IF([.AE145]=&quot;&quot;;0;MIN([.$AF$106]-[.C145];[.$AF$106]-[.$AE$106];[.D145]-[.AH145]-[.AI145]-[.AJ145]-[.AK145]-[.AL145]))" office:value-type="float" office:value="0" calcext:value-type="float">
            <text:p>0</text:p>
          </table:table-cell>
          <table:table-cell table:formula="of:=IF([.AF145]=&quot;&quot;;0;MIN([.$AG$106]-[.C145];[.$AG$106]-[.$AF$106];[.D145]-[.AH145]-[.AI145]-[.AJ145]-[.AK145]-[.AL145]-[.AM145]))" office:value-type="float" office:value="0" calcext:value-type="float">
            <text:p>0</text:p>
          </table:table-cell>
          <table:table-cell/>
          <table:table-cell table:style-name="ce2" table:formula="of:=IF([.AH145]&gt;=1;[.$AH$112]&amp;&quot;*&quot;&amp;[.AH145]&amp;&quot; &quot;;&quot;&quot;)&amp;IF([.AI145]&gt;=1;[.$AI$112]&amp;&quot;*&quot;&amp;[.AI145]&amp;&quot; &quot;;&quot;&quot;)&amp;IF([.AJ145]&gt;=1;[.$AJ$112]&amp;&quot;*&quot;&amp;[.AJ145]&amp;&quot; &quot;;&quot;&quot;)&amp;IF([.AK145]&gt;=1;[.$AK$112]&amp;&quot;*&quot;&amp;[.AK145]&amp;&quot; &quot;;&quot;&quot;)&amp;IF([.AL145]&gt;=1;[.$AL$112]&amp;&quot;*&quot;&amp;[.AL145]&amp;&quot; &quot;;&quot;&quot;)&amp;IF([.AM145]&gt;=1;[.$AM$112]&amp;&quot;*&quot;&amp;[.AM145]&amp;&quot; &quot;;&quot;&quot;)&amp;IF([.AN145]&gt;=1;[.$AN$112]&amp;&quot;*&quot;&amp;[.AN14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formula="of:=IF([.$B$6]=&quot;Y&quot;;&quot;%&quot;;&quot;&quot;)&amp;IF([.U145]=&quot;Y&quot;;&quot;\acciaccatura s8 &quot;;&quot;&quot;)&amp;[.AP145]&amp;&quot; &quot;&amp;IF([.E145]=&quot;b&quot;;&quot;\break&quot;;IF([.E14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41]&lt;[.$AZ$9];[.AZ141]+1;&quot;-&quot;)" office:value-type="float" office:value="34" calcext:value-type="float">
            <text:p>34</text:p>
          </table:table-cell>
          <table:table-cell table:formula="of:=IF([.AZ141]&lt;[.$AZ$9];[.BA141];&quot;-&quot;)" office:value-type="float" office:value="3" calcext:value-type="float">
            <text:p>3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number-columns-repeated="10"/>
        </table:table-row>
        <table:table-row table:style-name="ro1">
          <table:table-cell table:formula="of:=IF([.E145]=&quot;pb&quot;;[.A145]+1;[.A145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table:style-name="ce7" table:formula="of:=IF([.C147]=&quot;&quot;;&quot;&quot;;[.C147]-[.C14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6];[.$Z$106:.$AG$106];1)" office:value-type="float" office:value="1" calcext:value-type="float">
            <text:p>1</text:p>
          </table:table-cell>
          <table:table-cell table:style-name="ce44" table:formula="of:=MATCH([.D146]+[.C146];[.$Z$106:.$AG$106];1)" office:value-type="float" office:value="1" calcext:value-type="float">
            <text:p>1</text:p>
          </table:table-cell>
          <table:table-cell table:style-name="ce2" table:formula="of:=IF(AND([.Z$112]&lt;=[.$Y146];[.Z$112]&gt;=[.$X14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6];[.AA$112]&gt;=[.$X146]);INDEX([.$Z$106:.$AG$106];[.AA$112]);&quot;&quot;)">
            <text:p/>
          </table:table-cell>
          <table:table-cell table:style-name="ce2" table:formula="of:=IF(AND([.AB$112]&lt;=[.$Y146];[.AB$112]&gt;=[.$X146]);INDEX([.$Z$106:.$AG$106];[.AB$112]);&quot;&quot;)">
            <text:p/>
          </table:table-cell>
          <table:table-cell table:style-name="ce2" table:formula="of:=IF(AND([.AC$112]&lt;=[.$Y146];[.AC$112]&gt;=[.$X146]);INDEX([.$Z$106:.$AG$106];[.AC$112]);&quot;&quot;)">
            <text:p/>
          </table:table-cell>
          <table:table-cell table:style-name="ce2" table:formula="of:=IF(AND([.AD$112]&lt;=[.$Y146];[.AD$112]&gt;=[.$X146]);INDEX([.$Z$106:.$AG$106];[.AD$112]);&quot;&quot;)">
            <text:p/>
          </table:table-cell>
          <table:table-cell table:style-name="ce2" table:formula="of:=IF(AND([.AE$112]&lt;=[.$Y146];[.AE$112]&gt;=[.$X146]);INDEX([.$Z$106:.$AG$106];[.AE$112]);&quot;&quot;)">
            <text:p/>
          </table:table-cell>
          <table:table-cell table:style-name="ce2" table:formula="of:=IF(AND([.AF$112]&lt;=[.$Y146];[.AF$112]&gt;=[.$X146]);INDEX([.$Z$106:.$AG$106];[.AF$112]);&quot;&quot;)">
            <text:p/>
          </table:table-cell>
          <table:table-cell table:style-name="ce2" table:formula="of:=IF(AND([.AG$112]&lt;=[.$Y146];[.AG$112]&gt;=[.$X146]);INDEX([.$Z$106:.$AG$106];[.AG$112]);&quot;&quot;)">
            <text:p/>
          </table:table-cell>
          <table:table-cell table:formula="of:=IF([.Z146]=&quot;&quot;;0;MIN([.D146];[.$AA$106]-[.C146]))" office:value-type="float" office:value="4" calcext:value-type="float">
            <text:p>4</text:p>
          </table:table-cell>
          <table:table-cell table:formula="of:=IF([.AA146]=&quot;&quot;;0;MIN([.$AB$106]-[.C146];[.$AB$106]-[.$AA$106];[.D146]-[.AH146]))" office:value-type="float" office:value="0" calcext:value-type="float">
            <text:p>0</text:p>
          </table:table-cell>
          <table:table-cell table:formula="of:=IF([.AB146]=&quot;&quot;;0;MIN([.$AC$106]-[.C146];[.$AC$106]-[.$AB$106];[.D146]-[.AH146]-[.AI146]))" office:value-type="float" office:value="0" calcext:value-type="float">
            <text:p>0</text:p>
          </table:table-cell>
          <table:table-cell table:formula="of:=IF([.AC146]=&quot;&quot;;0;MIN([.$AD$106]-[.C146];[.$AD$106]-[.$AC$106];[.D146]-[.AH146]-[.AI146]-[.AJ146]))" office:value-type="float" office:value="0" calcext:value-type="float">
            <text:p>0</text:p>
          </table:table-cell>
          <table:table-cell table:formula="of:=IF([.AD146]=&quot;&quot;;0;MIN([.$AE$106]-[.C146];[.$AE$106]-[.$AD$106];[.D146]-[.AH146]-[.AI146]-[.AJ146]-[.AK146]))" office:value-type="float" office:value="0" calcext:value-type="float">
            <text:p>0</text:p>
          </table:table-cell>
          <table:table-cell table:formula="of:=IF([.AE146]=&quot;&quot;;0;MIN([.$AF$106]-[.C146];[.$AF$106]-[.$AE$106];[.D146]-[.AH146]-[.AI146]-[.AJ146]-[.AK146]-[.AL146]))" office:value-type="float" office:value="0" calcext:value-type="float">
            <text:p>0</text:p>
          </table:table-cell>
          <table:table-cell table:formula="of:=IF([.AF146]=&quot;&quot;;0;MIN([.$AG$106]-[.C146];[.$AG$106]-[.$AF$106];[.D146]-[.AH146]-[.AI146]-[.AJ146]-[.AK146]-[.AL146]-[.AM146]))" office:value-type="float" office:value="0" calcext:value-type="float">
            <text:p>0</text:p>
          </table:table-cell>
          <table:table-cell/>
          <table:table-cell table:style-name="ce2" table:formula="of:=IF([.AH146]&gt;=1;[.$AH$112]&amp;&quot;*&quot;&amp;[.AH146]&amp;&quot; &quot;;&quot;&quot;)&amp;IF([.AI146]&gt;=1;[.$AI$112]&amp;&quot;*&quot;&amp;[.AI146]&amp;&quot; &quot;;&quot;&quot;)&amp;IF([.AJ146]&gt;=1;[.$AJ$112]&amp;&quot;*&quot;&amp;[.AJ146]&amp;&quot; &quot;;&quot;&quot;)&amp;IF([.AK146]&gt;=1;[.$AK$112]&amp;&quot;*&quot;&amp;[.AK146]&amp;&quot; &quot;;&quot;&quot;)&amp;IF([.AL146]&gt;=1;[.$AL$112]&amp;&quot;*&quot;&amp;[.AL146]&amp;&quot; &quot;;&quot;&quot;)&amp;IF([.AM146]&gt;=1;[.$AM$112]&amp;&quot;*&quot;&amp;[.AM146]&amp;&quot; &quot;;&quot;&quot;)&amp;IF([.AN146]&gt;=1;[.$AN$112]&amp;&quot;*&quot;&amp;[.AN14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formula="of:=IF([.$B$6]=&quot;Y&quot;;&quot;%&quot;;&quot;&quot;)&amp;IF([.U146]=&quot;Y&quot;;&quot;\acciaccatura s8 &quot;;&quot;&quot;)&amp;[.AP146]&amp;&quot; &quot;&amp;IF([.E146]=&quot;b&quot;;&quot;\break&quot;;IF([.E14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2]&lt;[.$AZ$9];[.AZ142]+1;&quot;-&quot;)" office:value-type="float" office:value="34" calcext:value-type="float">
            <text:p>34</text:p>
          </table:table-cell>
          <table:table-cell table:formula="of:=IF([.AZ142]&lt;[.$AZ$9];[.BA142];&quot;-&quot;)" office:value-type="float" office:value="4" calcext:value-type="float">
            <text:p>4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formula="of:=IF([.E146]=&quot;pb&quot;;[.A146]+1;[.A146]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style-name="ce7" table:formula="of:=IF([.C148]=&quot;&quot;;&quot;&quot;;[.C148]-[.C14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47];[.$Z$106:.$AG$106];1)" office:value-type="float" office:value="1" calcext:value-type="float">
            <text:p>1</text:p>
          </table:table-cell>
          <table:table-cell table:style-name="ce44" table:formula="of:=MATCH([.D147]+[.C147];[.$Z$106:.$AG$106];1)" office:value-type="float" office:value="1" calcext:value-type="float">
            <text:p>1</text:p>
          </table:table-cell>
          <table:table-cell table:style-name="ce2" table:formula="of:=IF(AND([.Z$112]&lt;=[.$Y147];[.Z$112]&gt;=[.$X14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7];[.AA$112]&gt;=[.$X147]);INDEX([.$Z$106:.$AG$106];[.AA$112]);&quot;&quot;)">
            <text:p/>
          </table:table-cell>
          <table:table-cell table:style-name="ce2" table:formula="of:=IF(AND([.AB$112]&lt;=[.$Y147];[.AB$112]&gt;=[.$X147]);INDEX([.$Z$106:.$AG$106];[.AB$112]);&quot;&quot;)">
            <text:p/>
          </table:table-cell>
          <table:table-cell table:style-name="ce2" table:formula="of:=IF(AND([.AC$112]&lt;=[.$Y147];[.AC$112]&gt;=[.$X147]);INDEX([.$Z$106:.$AG$106];[.AC$112]);&quot;&quot;)">
            <text:p/>
          </table:table-cell>
          <table:table-cell table:style-name="ce2" table:formula="of:=IF(AND([.AD$112]&lt;=[.$Y147];[.AD$112]&gt;=[.$X147]);INDEX([.$Z$106:.$AG$106];[.AD$112]);&quot;&quot;)">
            <text:p/>
          </table:table-cell>
          <table:table-cell table:style-name="ce2" table:formula="of:=IF(AND([.AE$112]&lt;=[.$Y147];[.AE$112]&gt;=[.$X147]);INDEX([.$Z$106:.$AG$106];[.AE$112]);&quot;&quot;)">
            <text:p/>
          </table:table-cell>
          <table:table-cell table:style-name="ce2" table:formula="of:=IF(AND([.AF$112]&lt;=[.$Y147];[.AF$112]&gt;=[.$X147]);INDEX([.$Z$106:.$AG$106];[.AF$112]);&quot;&quot;)">
            <text:p/>
          </table:table-cell>
          <table:table-cell table:style-name="ce2" table:formula="of:=IF(AND([.AG$112]&lt;=[.$Y147];[.AG$112]&gt;=[.$X147]);INDEX([.$Z$106:.$AG$106];[.AG$112]);&quot;&quot;)">
            <text:p/>
          </table:table-cell>
          <table:table-cell table:formula="of:=IF([.Z147]=&quot;&quot;;0;MIN([.D147];[.$AA$106]-[.C147]))" office:value-type="float" office:value="5" calcext:value-type="float">
            <text:p>5</text:p>
          </table:table-cell>
          <table:table-cell table:formula="of:=IF([.AA147]=&quot;&quot;;0;MIN([.$AB$106]-[.C147];[.$AB$106]-[.$AA$106];[.D147]-[.AH147]))" office:value-type="float" office:value="0" calcext:value-type="float">
            <text:p>0</text:p>
          </table:table-cell>
          <table:table-cell table:formula="of:=IF([.AB147]=&quot;&quot;;0;MIN([.$AC$106]-[.C147];[.$AC$106]-[.$AB$106];[.D147]-[.AH147]-[.AI147]))" office:value-type="float" office:value="0" calcext:value-type="float">
            <text:p>0</text:p>
          </table:table-cell>
          <table:table-cell table:formula="of:=IF([.AC147]=&quot;&quot;;0;MIN([.$AD$106]-[.C147];[.$AD$106]-[.$AC$106];[.D147]-[.AH147]-[.AI147]-[.AJ147]))" office:value-type="float" office:value="0" calcext:value-type="float">
            <text:p>0</text:p>
          </table:table-cell>
          <table:table-cell table:formula="of:=IF([.AD147]=&quot;&quot;;0;MIN([.$AE$106]-[.C147];[.$AE$106]-[.$AD$106];[.D147]-[.AH147]-[.AI147]-[.AJ147]-[.AK147]))" office:value-type="float" office:value="0" calcext:value-type="float">
            <text:p>0</text:p>
          </table:table-cell>
          <table:table-cell table:formula="of:=IF([.AE147]=&quot;&quot;;0;MIN([.$AF$106]-[.C147];[.$AF$106]-[.$AE$106];[.D147]-[.AH147]-[.AI147]-[.AJ147]-[.AK147]-[.AL147]))" office:value-type="float" office:value="0" calcext:value-type="float">
            <text:p>0</text:p>
          </table:table-cell>
          <table:table-cell table:formula="of:=IF([.AF147]=&quot;&quot;;0;MIN([.$AG$106]-[.C147];[.$AG$106]-[.$AF$106];[.D147]-[.AH147]-[.AI147]-[.AJ147]-[.AK147]-[.AL147]-[.AM147]))" office:value-type="float" office:value="0" calcext:value-type="float">
            <text:p>0</text:p>
          </table:table-cell>
          <table:table-cell/>
          <table:table-cell table:style-name="ce2" table:formula="of:=IF([.AH147]&gt;=1;[.$AH$112]&amp;&quot;*&quot;&amp;[.AH147]&amp;&quot; &quot;;&quot;&quot;)&amp;IF([.AI147]&gt;=1;[.$AI$112]&amp;&quot;*&quot;&amp;[.AI147]&amp;&quot; &quot;;&quot;&quot;)&amp;IF([.AJ147]&gt;=1;[.$AJ$112]&amp;&quot;*&quot;&amp;[.AJ147]&amp;&quot; &quot;;&quot;&quot;)&amp;IF([.AK147]&gt;=1;[.$AK$112]&amp;&quot;*&quot;&amp;[.AK147]&amp;&quot; &quot;;&quot;&quot;)&amp;IF([.AL147]&gt;=1;[.$AL$112]&amp;&quot;*&quot;&amp;[.AL147]&amp;&quot; &quot;;&quot;&quot;)&amp;IF([.AM147]&gt;=1;[.$AM$112]&amp;&quot;*&quot;&amp;[.AM147]&amp;&quot; &quot;;&quot;&quot;)&amp;IF([.AN147]&gt;=1;[.$AN$112]&amp;&quot;*&quot;&amp;[.AN14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formula="of:=IF([.$B$6]=&quot;Y&quot;;&quot;%&quot;;&quot;&quot;)&amp;IF([.U147]=&quot;Y&quot;;&quot;\acciaccatura s8 &quot;;&quot;&quot;)&amp;[.AP147]&amp;&quot; &quot;&amp;IF([.E147]=&quot;b&quot;;&quot;\break&quot;;IF([.E14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3]&lt;[.$AZ$9];[.AZ143]+1;&quot;-&quot;)" office:value-type="float" office:value="35" calcext:value-type="float">
            <text:p>35</text:p>
          </table:table-cell>
          <table:table-cell table:formula="of:=IF([.AZ143]&lt;[.$AZ$9];[.BA143];&quot;-&quot;)" office:value-type="float" office:value="1" calcext:value-type="float">
            <text:p>1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7]=&quot;pb&quot;;[.A147]+1;[.A147])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table:style-name="ce7" table:formula="of:=IF([.C149]=&quot;&quot;;&quot;&quot;;[.C149]-[.C14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/>
          <table:table-cell table:number-columns-repeated="3"/>
          <table:table-cell table:style-name="ce44" table:formula="of:=MATCH([.C148];[.$Z$106:.$AG$106];1)" office:value-type="float" office:value="1" calcext:value-type="float">
            <text:p>1</text:p>
          </table:table-cell>
          <table:table-cell table:style-name="ce44" table:formula="of:=MATCH([.D148]+[.C148];[.$Z$106:.$AG$106];1)" office:value-type="float" office:value="1" calcext:value-type="float">
            <text:p>1</text:p>
          </table:table-cell>
          <table:table-cell table:style-name="ce2" table:formula="of:=IF(AND([.Z$112]&lt;=[.$Y148];[.Z$112]&gt;=[.$X14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8];[.AA$112]&gt;=[.$X148]);INDEX([.$Z$106:.$AG$106];[.AA$112]);&quot;&quot;)">
            <text:p/>
          </table:table-cell>
          <table:table-cell table:style-name="ce2" table:formula="of:=IF(AND([.AB$112]&lt;=[.$Y148];[.AB$112]&gt;=[.$X148]);INDEX([.$Z$106:.$AG$106];[.AB$112]);&quot;&quot;)">
            <text:p/>
          </table:table-cell>
          <table:table-cell table:style-name="ce2" table:formula="of:=IF(AND([.AC$112]&lt;=[.$Y148];[.AC$112]&gt;=[.$X148]);INDEX([.$Z$106:.$AG$106];[.AC$112]);&quot;&quot;)">
            <text:p/>
          </table:table-cell>
          <table:table-cell table:style-name="ce2" table:formula="of:=IF(AND([.AD$112]&lt;=[.$Y148];[.AD$112]&gt;=[.$X148]);INDEX([.$Z$106:.$AG$106];[.AD$112]);&quot;&quot;)">
            <text:p/>
          </table:table-cell>
          <table:table-cell table:style-name="ce2" table:formula="of:=IF(AND([.AE$112]&lt;=[.$Y148];[.AE$112]&gt;=[.$X148]);INDEX([.$Z$106:.$AG$106];[.AE$112]);&quot;&quot;)">
            <text:p/>
          </table:table-cell>
          <table:table-cell table:style-name="ce2" table:formula="of:=IF(AND([.AF$112]&lt;=[.$Y148];[.AF$112]&gt;=[.$X148]);INDEX([.$Z$106:.$AG$106];[.AF$112]);&quot;&quot;)">
            <text:p/>
          </table:table-cell>
          <table:table-cell table:style-name="ce2" table:formula="of:=IF(AND([.AG$112]&lt;=[.$Y148];[.AG$112]&gt;=[.$X148]);INDEX([.$Z$106:.$AG$106];[.AG$112]);&quot;&quot;)">
            <text:p/>
          </table:table-cell>
          <table:table-cell table:formula="of:=IF([.Z148]=&quot;&quot;;0;MIN([.D148];[.$AA$106]-[.C148]))" office:value-type="float" office:value="5" calcext:value-type="float">
            <text:p>5</text:p>
          </table:table-cell>
          <table:table-cell table:formula="of:=IF([.AA148]=&quot;&quot;;0;MIN([.$AB$106]-[.C148];[.$AB$106]-[.$AA$106];[.D148]-[.AH148]))" office:value-type="float" office:value="0" calcext:value-type="float">
            <text:p>0</text:p>
          </table:table-cell>
          <table:table-cell table:formula="of:=IF([.AB148]=&quot;&quot;;0;MIN([.$AC$106]-[.C148];[.$AC$106]-[.$AB$106];[.D148]-[.AH148]-[.AI148]))" office:value-type="float" office:value="0" calcext:value-type="float">
            <text:p>0</text:p>
          </table:table-cell>
          <table:table-cell table:formula="of:=IF([.AC148]=&quot;&quot;;0;MIN([.$AD$106]-[.C148];[.$AD$106]-[.$AC$106];[.D148]-[.AH148]-[.AI148]-[.AJ148]))" office:value-type="float" office:value="0" calcext:value-type="float">
            <text:p>0</text:p>
          </table:table-cell>
          <table:table-cell table:formula="of:=IF([.AD148]=&quot;&quot;;0;MIN([.$AE$106]-[.C148];[.$AE$106]-[.$AD$106];[.D148]-[.AH148]-[.AI148]-[.AJ148]-[.AK148]))" office:value-type="float" office:value="0" calcext:value-type="float">
            <text:p>0</text:p>
          </table:table-cell>
          <table:table-cell table:formula="of:=IF([.AE148]=&quot;&quot;;0;MIN([.$AF$106]-[.C148];[.$AF$106]-[.$AE$106];[.D148]-[.AH148]-[.AI148]-[.AJ148]-[.AK148]-[.AL148]))" office:value-type="float" office:value="0" calcext:value-type="float">
            <text:p>0</text:p>
          </table:table-cell>
          <table:table-cell table:formula="of:=IF([.AF148]=&quot;&quot;;0;MIN([.$AG$106]-[.C148];[.$AG$106]-[.$AF$106];[.D148]-[.AH148]-[.AI148]-[.AJ148]-[.AK148]-[.AL148]-[.AM148]))" office:value-type="float" office:value="0" calcext:value-type="float">
            <text:p>0</text:p>
          </table:table-cell>
          <table:table-cell/>
          <table:table-cell table:style-name="ce2" table:formula="of:=IF([.AH148]&gt;=1;[.$AH$112]&amp;&quot;*&quot;&amp;[.AH148]&amp;&quot; &quot;;&quot;&quot;)&amp;IF([.AI148]&gt;=1;[.$AI$112]&amp;&quot;*&quot;&amp;[.AI148]&amp;&quot; &quot;;&quot;&quot;)&amp;IF([.AJ148]&gt;=1;[.$AJ$112]&amp;&quot;*&quot;&amp;[.AJ148]&amp;&quot; &quot;;&quot;&quot;)&amp;IF([.AK148]&gt;=1;[.$AK$112]&amp;&quot;*&quot;&amp;[.AK148]&amp;&quot; &quot;;&quot;&quot;)&amp;IF([.AL148]&gt;=1;[.$AL$112]&amp;&quot;*&quot;&amp;[.AL148]&amp;&quot; &quot;;&quot;&quot;)&amp;IF([.AM148]&gt;=1;[.$AM$112]&amp;&quot;*&quot;&amp;[.AM148]&amp;&quot; &quot;;&quot;&quot;)&amp;IF([.AN148]&gt;=1;[.$AN$112]&amp;&quot;*&quot;&amp;[.AN14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formula="of:=IF([.$B$6]=&quot;Y&quot;;&quot;%&quot;;&quot;&quot;)&amp;IF([.U148]=&quot;Y&quot;;&quot;\acciaccatura s8 &quot;;&quot;&quot;)&amp;[.AP148]&amp;&quot; &quot;&amp;IF([.E148]=&quot;b&quot;;&quot;\break&quot;;IF([.E14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4]&lt;[.$AZ$9];[.AZ144]+1;&quot;-&quot;)" office:value-type="float" office:value="35" calcext:value-type="float">
            <text:p>35</text:p>
          </table:table-cell>
          <table:table-cell table:formula="of:=IF([.AZ144]&lt;[.$AZ$9];[.BA144];&quot;-&quot;)" office:value-type="float" office:value="2" calcext:value-type="float">
            <text:p>2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8]=&quot;pb&quot;;[.A148]+1;[.A148]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ce7" table:formula="of:=IF([.C150]=&quot;&quot;;&quot;&quot;;[.C150]-[.C14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9];[.$Z$106:.$AG$106];1)" office:value-type="float" office:value="1" calcext:value-type="float">
            <text:p>1</text:p>
          </table:table-cell>
          <table:table-cell table:style-name="ce44" table:formula="of:=MATCH([.D149]+[.C149];[.$Z$106:.$AG$106];1)" office:value-type="float" office:value="1" calcext:value-type="float">
            <text:p>1</text:p>
          </table:table-cell>
          <table:table-cell table:style-name="ce2" table:formula="of:=IF(AND([.Z$112]&lt;=[.$Y149];[.Z$112]&gt;=[.$X14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9];[.AA$112]&gt;=[.$X149]);INDEX([.$Z$106:.$AG$106];[.AA$112]);&quot;&quot;)">
            <text:p/>
          </table:table-cell>
          <table:table-cell table:style-name="ce2" table:formula="of:=IF(AND([.AB$112]&lt;=[.$Y149];[.AB$112]&gt;=[.$X149]);INDEX([.$Z$106:.$AG$106];[.AB$112]);&quot;&quot;)">
            <text:p/>
          </table:table-cell>
          <table:table-cell table:style-name="ce2" table:formula="of:=IF(AND([.AC$112]&lt;=[.$Y149];[.AC$112]&gt;=[.$X149]);INDEX([.$Z$106:.$AG$106];[.AC$112]);&quot;&quot;)">
            <text:p/>
          </table:table-cell>
          <table:table-cell table:style-name="ce2" table:formula="of:=IF(AND([.AD$112]&lt;=[.$Y149];[.AD$112]&gt;=[.$X149]);INDEX([.$Z$106:.$AG$106];[.AD$112]);&quot;&quot;)">
            <text:p/>
          </table:table-cell>
          <table:table-cell table:style-name="ce2" table:formula="of:=IF(AND([.AE$112]&lt;=[.$Y149];[.AE$112]&gt;=[.$X149]);INDEX([.$Z$106:.$AG$106];[.AE$112]);&quot;&quot;)">
            <text:p/>
          </table:table-cell>
          <table:table-cell table:style-name="ce2" table:formula="of:=IF(AND([.AF$112]&lt;=[.$Y149];[.AF$112]&gt;=[.$X149]);INDEX([.$Z$106:.$AG$106];[.AF$112]);&quot;&quot;)">
            <text:p/>
          </table:table-cell>
          <table:table-cell table:style-name="ce2" table:formula="of:=IF(AND([.AG$112]&lt;=[.$Y149];[.AG$112]&gt;=[.$X149]);INDEX([.$Z$106:.$AG$106];[.AG$112]);&quot;&quot;)">
            <text:p/>
          </table:table-cell>
          <table:table-cell table:formula="of:=IF([.Z149]=&quot;&quot;;0;MIN([.D149];[.$AA$106]-[.C149]))" office:value-type="float" office:value="5" calcext:value-type="float">
            <text:p>5</text:p>
          </table:table-cell>
          <table:table-cell table:formula="of:=IF([.AA149]=&quot;&quot;;0;MIN([.$AB$106]-[.C149];[.$AB$106]-[.$AA$106];[.D149]-[.AH149]))" office:value-type="float" office:value="0" calcext:value-type="float">
            <text:p>0</text:p>
          </table:table-cell>
          <table:table-cell table:formula="of:=IF([.AB149]=&quot;&quot;;0;MIN([.$AC$106]-[.C149];[.$AC$106]-[.$AB$106];[.D149]-[.AH149]-[.AI149]))" office:value-type="float" office:value="0" calcext:value-type="float">
            <text:p>0</text:p>
          </table:table-cell>
          <table:table-cell table:formula="of:=IF([.AC149]=&quot;&quot;;0;MIN([.$AD$106]-[.C149];[.$AD$106]-[.$AC$106];[.D149]-[.AH149]-[.AI149]-[.AJ149]))" office:value-type="float" office:value="0" calcext:value-type="float">
            <text:p>0</text:p>
          </table:table-cell>
          <table:table-cell table:formula="of:=IF([.AD149]=&quot;&quot;;0;MIN([.$AE$106]-[.C149];[.$AE$106]-[.$AD$106];[.D149]-[.AH149]-[.AI149]-[.AJ149]-[.AK149]))" office:value-type="float" office:value="0" calcext:value-type="float">
            <text:p>0</text:p>
          </table:table-cell>
          <table:table-cell table:formula="of:=IF([.AE149]=&quot;&quot;;0;MIN([.$AF$106]-[.C149];[.$AF$106]-[.$AE$106];[.D149]-[.AH149]-[.AI149]-[.AJ149]-[.AK149]-[.AL149]))" office:value-type="float" office:value="0" calcext:value-type="float">
            <text:p>0</text:p>
          </table:table-cell>
          <table:table-cell table:formula="of:=IF([.AF149]=&quot;&quot;;0;MIN([.$AG$106]-[.C149];[.$AG$106]-[.$AF$106];[.D149]-[.AH149]-[.AI149]-[.AJ149]-[.AK149]-[.AL149]-[.AM149]))" office:value-type="float" office:value="0" calcext:value-type="float">
            <text:p>0</text:p>
          </table:table-cell>
          <table:table-cell/>
          <table:table-cell table:style-name="ce2" table:formula="of:=IF([.AH149]&gt;=1;[.$AH$112]&amp;&quot;*&quot;&amp;[.AH149]&amp;&quot; &quot;;&quot;&quot;)&amp;IF([.AI149]&gt;=1;[.$AI$112]&amp;&quot;*&quot;&amp;[.AI149]&amp;&quot; &quot;;&quot;&quot;)&amp;IF([.AJ149]&gt;=1;[.$AJ$112]&amp;&quot;*&quot;&amp;[.AJ149]&amp;&quot; &quot;;&quot;&quot;)&amp;IF([.AK149]&gt;=1;[.$AK$112]&amp;&quot;*&quot;&amp;[.AK149]&amp;&quot; &quot;;&quot;&quot;)&amp;IF([.AL149]&gt;=1;[.$AL$112]&amp;&quot;*&quot;&amp;[.AL149]&amp;&quot; &quot;;&quot;&quot;)&amp;IF([.AM149]&gt;=1;[.$AM$112]&amp;&quot;*&quot;&amp;[.AM149]&amp;&quot; &quot;;&quot;&quot;)&amp;IF([.AN149]&gt;=1;[.$AN$112]&amp;&quot;*&quot;&amp;[.AN14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formula="of:=IF([.$B$6]=&quot;Y&quot;;&quot;%&quot;;&quot;&quot;)&amp;IF([.U149]=&quot;Y&quot;;&quot;\acciaccatura s8 &quot;;&quot;&quot;)&amp;[.AP149]&amp;&quot; &quot;&amp;IF([.E149]=&quot;b&quot;;&quot;\break&quot;;IF([.E14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5]&lt;[.$AZ$9];[.AZ145]+1;&quot;-&quot;)" office:value-type="float" office:value="35" calcext:value-type="float">
            <text:p>35</text:p>
          </table:table-cell>
          <table:table-cell table:formula="of:=IF([.AZ145]&lt;[.$AZ$9];[.BA145];&quot;-&quot;)" office:value-type="float" office:value="3" calcext:value-type="float">
            <text:p>3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number-columns-repeated="10"/>
        </table:table-row>
        <table:table-row table:style-name="ro1">
          <table:table-cell table:formula="of:=IF([.E149]=&quot;pb&quot;;[.A149]+1;[.A149])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5" calcext:value-type="float">
            <text:p>205</text:p>
          </table:table-cell>
          <table:table-cell table:style-name="ce7" table:formula="of:=IF([.C151]=&quot;&quot;;&quot;&quot;;[.C151]-[.C15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50];[.$Z$106:.$AG$106];1)" office:value-type="float" office:value="1" calcext:value-type="float">
            <text:p>1</text:p>
          </table:table-cell>
          <table:table-cell table:style-name="ce44" table:formula="of:=MATCH([.D150]+[.C150];[.$Z$106:.$AG$106];1)" office:value-type="float" office:value="1" calcext:value-type="float">
            <text:p>1</text:p>
          </table:table-cell>
          <table:table-cell table:style-name="ce2" table:formula="of:=IF(AND([.Z$112]&lt;=[.$Y150];[.Z$112]&gt;=[.$X15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0];[.AA$112]&gt;=[.$X150]);INDEX([.$Z$106:.$AG$106];[.AA$112]);&quot;&quot;)">
            <text:p/>
          </table:table-cell>
          <table:table-cell table:style-name="ce2" table:formula="of:=IF(AND([.AB$112]&lt;=[.$Y150];[.AB$112]&gt;=[.$X150]);INDEX([.$Z$106:.$AG$106];[.AB$112]);&quot;&quot;)">
            <text:p/>
          </table:table-cell>
          <table:table-cell table:style-name="ce2" table:formula="of:=IF(AND([.AC$112]&lt;=[.$Y150];[.AC$112]&gt;=[.$X150]);INDEX([.$Z$106:.$AG$106];[.AC$112]);&quot;&quot;)">
            <text:p/>
          </table:table-cell>
          <table:table-cell table:style-name="ce2" table:formula="of:=IF(AND([.AD$112]&lt;=[.$Y150];[.AD$112]&gt;=[.$X150]);INDEX([.$Z$106:.$AG$106];[.AD$112]);&quot;&quot;)">
            <text:p/>
          </table:table-cell>
          <table:table-cell table:style-name="ce2" table:formula="of:=IF(AND([.AE$112]&lt;=[.$Y150];[.AE$112]&gt;=[.$X150]);INDEX([.$Z$106:.$AG$106];[.AE$112]);&quot;&quot;)">
            <text:p/>
          </table:table-cell>
          <table:table-cell table:style-name="ce2" table:formula="of:=IF(AND([.AF$112]&lt;=[.$Y150];[.AF$112]&gt;=[.$X150]);INDEX([.$Z$106:.$AG$106];[.AF$112]);&quot;&quot;)">
            <text:p/>
          </table:table-cell>
          <table:table-cell table:style-name="ce2" table:formula="of:=IF(AND([.AG$112]&lt;=[.$Y150];[.AG$112]&gt;=[.$X150]);INDEX([.$Z$106:.$AG$106];[.AG$112]);&quot;&quot;)">
            <text:p/>
          </table:table-cell>
          <table:table-cell table:formula="of:=IF([.Z150]=&quot;&quot;;0;MIN([.D150];[.$AA$106]-[.C150]))" office:value-type="float" office:value="4" calcext:value-type="float">
            <text:p>4</text:p>
          </table:table-cell>
          <table:table-cell table:formula="of:=IF([.AA150]=&quot;&quot;;0;MIN([.$AB$106]-[.C150];[.$AB$106]-[.$AA$106];[.D150]-[.AH150]))" office:value-type="float" office:value="0" calcext:value-type="float">
            <text:p>0</text:p>
          </table:table-cell>
          <table:table-cell table:formula="of:=IF([.AB150]=&quot;&quot;;0;MIN([.$AC$106]-[.C150];[.$AC$106]-[.$AB$106];[.D150]-[.AH150]-[.AI150]))" office:value-type="float" office:value="0" calcext:value-type="float">
            <text:p>0</text:p>
          </table:table-cell>
          <table:table-cell table:formula="of:=IF([.AC150]=&quot;&quot;;0;MIN([.$AD$106]-[.C150];[.$AD$106]-[.$AC$106];[.D150]-[.AH150]-[.AI150]-[.AJ150]))" office:value-type="float" office:value="0" calcext:value-type="float">
            <text:p>0</text:p>
          </table:table-cell>
          <table:table-cell table:formula="of:=IF([.AD150]=&quot;&quot;;0;MIN([.$AE$106]-[.C150];[.$AE$106]-[.$AD$106];[.D150]-[.AH150]-[.AI150]-[.AJ150]-[.AK150]))" office:value-type="float" office:value="0" calcext:value-type="float">
            <text:p>0</text:p>
          </table:table-cell>
          <table:table-cell table:formula="of:=IF([.AE150]=&quot;&quot;;0;MIN([.$AF$106]-[.C150];[.$AF$106]-[.$AE$106];[.D150]-[.AH150]-[.AI150]-[.AJ150]-[.AK150]-[.AL150]))" office:value-type="float" office:value="0" calcext:value-type="float">
            <text:p>0</text:p>
          </table:table-cell>
          <table:table-cell table:formula="of:=IF([.AF150]=&quot;&quot;;0;MIN([.$AG$106]-[.C150];[.$AG$106]-[.$AF$106];[.D150]-[.AH150]-[.AI150]-[.AJ150]-[.AK150]-[.AL150]-[.AM150]))" office:value-type="float" office:value="0" calcext:value-type="float">
            <text:p>0</text:p>
          </table:table-cell>
          <table:table-cell/>
          <table:table-cell table:style-name="ce2" table:formula="of:=IF([.AH150]&gt;=1;[.$AH$112]&amp;&quot;*&quot;&amp;[.AH150]&amp;&quot; &quot;;&quot;&quot;)&amp;IF([.AI150]&gt;=1;[.$AI$112]&amp;&quot;*&quot;&amp;[.AI150]&amp;&quot; &quot;;&quot;&quot;)&amp;IF([.AJ150]&gt;=1;[.$AJ$112]&amp;&quot;*&quot;&amp;[.AJ150]&amp;&quot; &quot;;&quot;&quot;)&amp;IF([.AK150]&gt;=1;[.$AK$112]&amp;&quot;*&quot;&amp;[.AK150]&amp;&quot; &quot;;&quot;&quot;)&amp;IF([.AL150]&gt;=1;[.$AL$112]&amp;&quot;*&quot;&amp;[.AL150]&amp;&quot; &quot;;&quot;&quot;)&amp;IF([.AM150]&gt;=1;[.$AM$112]&amp;&quot;*&quot;&amp;[.AM150]&amp;&quot; &quot;;&quot;&quot;)&amp;IF([.AN150]&gt;=1;[.$AN$112]&amp;&quot;*&quot;&amp;[.AN15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formula="of:=IF([.$B$6]=&quot;Y&quot;;&quot;%&quot;;&quot;&quot;)&amp;IF([.U150]=&quot;Y&quot;;&quot;\acciaccatura s8 &quot;;&quot;&quot;)&amp;[.AP150]&amp;&quot; &quot;&amp;IF([.E150]=&quot;b&quot;;&quot;\break&quot;;IF([.E15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6]&lt;[.$AZ$9];[.AZ146]+1;&quot;-&quot;)" office:value-type="float" office:value="35" calcext:value-type="float">
            <text:p>35</text:p>
          </table:table-cell>
          <table:table-cell table:formula="of:=IF([.AZ146]&lt;[.$AZ$9];[.BA146];&quot;-&quot;)" office:value-type="float" office:value="4" calcext:value-type="float">
            <text:p>4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50]=&quot;pb&quot;;[.A150]+1;[.A150])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table:style-name="ce7" table:formula="of:=IF([.C152]=&quot;&quot;;&quot;&quot;;[.C152]-[.C15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51];[.$Z$106:.$AG$106];1)" office:value-type="float" office:value="1" calcext:value-type="float">
            <text:p>1</text:p>
          </table:table-cell>
          <table:table-cell table:style-name="ce44" table:formula="of:=MATCH([.D151]+[.C151];[.$Z$106:.$AG$106];1)" office:value-type="float" office:value="1" calcext:value-type="float">
            <text:p>1</text:p>
          </table:table-cell>
          <table:table-cell table:style-name="ce2" table:formula="of:=IF(AND([.Z$112]&lt;=[.$Y151];[.Z$112]&gt;=[.$X15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1];[.AA$112]&gt;=[.$X151]);INDEX([.$Z$106:.$AG$106];[.AA$112]);&quot;&quot;)">
            <text:p/>
          </table:table-cell>
          <table:table-cell table:style-name="ce2" table:formula="of:=IF(AND([.AB$112]&lt;=[.$Y151];[.AB$112]&gt;=[.$X151]);INDEX([.$Z$106:.$AG$106];[.AB$112]);&quot;&quot;)">
            <text:p/>
          </table:table-cell>
          <table:table-cell table:style-name="ce2" table:formula="of:=IF(AND([.AC$112]&lt;=[.$Y151];[.AC$112]&gt;=[.$X151]);INDEX([.$Z$106:.$AG$106];[.AC$112]);&quot;&quot;)">
            <text:p/>
          </table:table-cell>
          <table:table-cell table:style-name="ce2" table:formula="of:=IF(AND([.AD$112]&lt;=[.$Y151];[.AD$112]&gt;=[.$X151]);INDEX([.$Z$106:.$AG$106];[.AD$112]);&quot;&quot;)">
            <text:p/>
          </table:table-cell>
          <table:table-cell table:style-name="ce2" table:formula="of:=IF(AND([.AE$112]&lt;=[.$Y151];[.AE$112]&gt;=[.$X151]);INDEX([.$Z$106:.$AG$106];[.AE$112]);&quot;&quot;)">
            <text:p/>
          </table:table-cell>
          <table:table-cell table:style-name="ce2" table:formula="of:=IF(AND([.AF$112]&lt;=[.$Y151];[.AF$112]&gt;=[.$X151]);INDEX([.$Z$106:.$AG$106];[.AF$112]);&quot;&quot;)">
            <text:p/>
          </table:table-cell>
          <table:table-cell table:style-name="ce2" table:formula="of:=IF(AND([.AG$112]&lt;=[.$Y151];[.AG$112]&gt;=[.$X151]);INDEX([.$Z$106:.$AG$106];[.AG$112]);&quot;&quot;)">
            <text:p/>
          </table:table-cell>
          <table:table-cell table:formula="of:=IF([.Z151]=&quot;&quot;;0;MIN([.D151];[.$AA$106]-[.C151]))" office:value-type="float" office:value="5" calcext:value-type="float">
            <text:p>5</text:p>
          </table:table-cell>
          <table:table-cell table:formula="of:=IF([.AA151]=&quot;&quot;;0;MIN([.$AB$106]-[.C151];[.$AB$106]-[.$AA$106];[.D151]-[.AH151]))" office:value-type="float" office:value="0" calcext:value-type="float">
            <text:p>0</text:p>
          </table:table-cell>
          <table:table-cell table:formula="of:=IF([.AB151]=&quot;&quot;;0;MIN([.$AC$106]-[.C151];[.$AC$106]-[.$AB$106];[.D151]-[.AH151]-[.AI151]))" office:value-type="float" office:value="0" calcext:value-type="float">
            <text:p>0</text:p>
          </table:table-cell>
          <table:table-cell table:formula="of:=IF([.AC151]=&quot;&quot;;0;MIN([.$AD$106]-[.C151];[.$AD$106]-[.$AC$106];[.D151]-[.AH151]-[.AI151]-[.AJ151]))" office:value-type="float" office:value="0" calcext:value-type="float">
            <text:p>0</text:p>
          </table:table-cell>
          <table:table-cell table:formula="of:=IF([.AD151]=&quot;&quot;;0;MIN([.$AE$106]-[.C151];[.$AE$106]-[.$AD$106];[.D151]-[.AH151]-[.AI151]-[.AJ151]-[.AK151]))" office:value-type="float" office:value="0" calcext:value-type="float">
            <text:p>0</text:p>
          </table:table-cell>
          <table:table-cell table:formula="of:=IF([.AE151]=&quot;&quot;;0;MIN([.$AF$106]-[.C151];[.$AF$106]-[.$AE$106];[.D151]-[.AH151]-[.AI151]-[.AJ151]-[.AK151]-[.AL151]))" office:value-type="float" office:value="0" calcext:value-type="float">
            <text:p>0</text:p>
          </table:table-cell>
          <table:table-cell table:formula="of:=IF([.AF151]=&quot;&quot;;0;MIN([.$AG$106]-[.C151];[.$AG$106]-[.$AF$106];[.D151]-[.AH151]-[.AI151]-[.AJ151]-[.AK151]-[.AL151]-[.AM151]))" office:value-type="float" office:value="0" calcext:value-type="float">
            <text:p>0</text:p>
          </table:table-cell>
          <table:table-cell/>
          <table:table-cell table:style-name="ce2" table:formula="of:=IF([.AH151]&gt;=1;[.$AH$112]&amp;&quot;*&quot;&amp;[.AH151]&amp;&quot; &quot;;&quot;&quot;)&amp;IF([.AI151]&gt;=1;[.$AI$112]&amp;&quot;*&quot;&amp;[.AI151]&amp;&quot; &quot;;&quot;&quot;)&amp;IF([.AJ151]&gt;=1;[.$AJ$112]&amp;&quot;*&quot;&amp;[.AJ151]&amp;&quot; &quot;;&quot;&quot;)&amp;IF([.AK151]&gt;=1;[.$AK$112]&amp;&quot;*&quot;&amp;[.AK151]&amp;&quot; &quot;;&quot;&quot;)&amp;IF([.AL151]&gt;=1;[.$AL$112]&amp;&quot;*&quot;&amp;[.AL151]&amp;&quot; &quot;;&quot;&quot;)&amp;IF([.AM151]&gt;=1;[.$AM$112]&amp;&quot;*&quot;&amp;[.AM151]&amp;&quot; &quot;;&quot;&quot;)&amp;IF([.AN151]&gt;=1;[.$AN$112]&amp;&quot;*&quot;&amp;[.AN15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  <table:table-cell table:formula="of:=IF([.$B$6]=&quot;Y&quot;;&quot;%&quot;;&quot;&quot;)&amp;IF([.U151]=&quot;Y&quot;;&quot;\acciaccatura s8 &quot;;&quot;&quot;)&amp;[.AP151]&amp;&quot; &quot;&amp;IF([.E151]=&quot;b&quot;;&quot;\break&quot;;IF([.E15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7]&lt;[.$AZ$9];[.AZ147]+1;&quot;-&quot;)" office:value-type="float" office:value="36" calcext:value-type="float">
            <text:p>36</text:p>
          </table:table-cell>
          <table:table-cell table:formula="of:=IF([.AZ147]&lt;[.$AZ$9];[.BA147];&quot;-&quot;)" office:value-type="float" office:value="1" calcext:value-type="float">
            <text:p>1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1]=&quot;pb&quot;;[.A151]+1;[.A151])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 table:style-name="ce7" table:formula="of:=IF([.C153]=&quot;&quot;;&quot;&quot;;[.C153]-[.C15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152];[.$Z$106:.$AG$106];1)" office:value-type="float" office:value="1" calcext:value-type="float">
            <text:p>1</text:p>
          </table:table-cell>
          <table:table-cell table:style-name="ce44" table:formula="of:=MATCH([.D152]+[.C152];[.$Z$106:.$AG$106];1)" office:value-type="float" office:value="1" calcext:value-type="float">
            <text:p>1</text:p>
          </table:table-cell>
          <table:table-cell table:style-name="ce2" table:formula="of:=IF(AND([.Z$112]&lt;=[.$Y152];[.Z$112]&gt;=[.$X15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2];[.AA$112]&gt;=[.$X152]);INDEX([.$Z$106:.$AG$106];[.AA$112]);&quot;&quot;)">
            <text:p/>
          </table:table-cell>
          <table:table-cell table:style-name="ce2" table:formula="of:=IF(AND([.AB$112]&lt;=[.$Y152];[.AB$112]&gt;=[.$X152]);INDEX([.$Z$106:.$AG$106];[.AB$112]);&quot;&quot;)">
            <text:p/>
          </table:table-cell>
          <table:table-cell table:style-name="ce2" table:formula="of:=IF(AND([.AC$112]&lt;=[.$Y152];[.AC$112]&gt;=[.$X152]);INDEX([.$Z$106:.$AG$106];[.AC$112]);&quot;&quot;)">
            <text:p/>
          </table:table-cell>
          <table:table-cell table:style-name="ce2" table:formula="of:=IF(AND([.AD$112]&lt;=[.$Y152];[.AD$112]&gt;=[.$X152]);INDEX([.$Z$106:.$AG$106];[.AD$112]);&quot;&quot;)">
            <text:p/>
          </table:table-cell>
          <table:table-cell table:style-name="ce2" table:formula="of:=IF(AND([.AE$112]&lt;=[.$Y152];[.AE$112]&gt;=[.$X152]);INDEX([.$Z$106:.$AG$106];[.AE$112]);&quot;&quot;)">
            <text:p/>
          </table:table-cell>
          <table:table-cell table:style-name="ce2" table:formula="of:=IF(AND([.AF$112]&lt;=[.$Y152];[.AF$112]&gt;=[.$X152]);INDEX([.$Z$106:.$AG$106];[.AF$112]);&quot;&quot;)">
            <text:p/>
          </table:table-cell>
          <table:table-cell table:style-name="ce2" table:formula="of:=IF(AND([.AG$112]&lt;=[.$Y152];[.AG$112]&gt;=[.$X152]);INDEX([.$Z$106:.$AG$106];[.AG$112]);&quot;&quot;)">
            <text:p/>
          </table:table-cell>
          <table:table-cell table:formula="of:=IF([.Z152]=&quot;&quot;;0;MIN([.D152];[.$AA$106]-[.C152]))" office:value-type="float" office:value="5" calcext:value-type="float">
            <text:p>5</text:p>
          </table:table-cell>
          <table:table-cell table:formula="of:=IF([.AA152]=&quot;&quot;;0;MIN([.$AB$106]-[.C152];[.$AB$106]-[.$AA$106];[.D152]-[.AH152]))" office:value-type="float" office:value="0" calcext:value-type="float">
            <text:p>0</text:p>
          </table:table-cell>
          <table:table-cell table:formula="of:=IF([.AB152]=&quot;&quot;;0;MIN([.$AC$106]-[.C152];[.$AC$106]-[.$AB$106];[.D152]-[.AH152]-[.AI152]))" office:value-type="float" office:value="0" calcext:value-type="float">
            <text:p>0</text:p>
          </table:table-cell>
          <table:table-cell table:formula="of:=IF([.AC152]=&quot;&quot;;0;MIN([.$AD$106]-[.C152];[.$AD$106]-[.$AC$106];[.D152]-[.AH152]-[.AI152]-[.AJ152]))" office:value-type="float" office:value="0" calcext:value-type="float">
            <text:p>0</text:p>
          </table:table-cell>
          <table:table-cell table:formula="of:=IF([.AD152]=&quot;&quot;;0;MIN([.$AE$106]-[.C152];[.$AE$106]-[.$AD$106];[.D152]-[.AH152]-[.AI152]-[.AJ152]-[.AK152]))" office:value-type="float" office:value="0" calcext:value-type="float">
            <text:p>0</text:p>
          </table:table-cell>
          <table:table-cell table:formula="of:=IF([.AE152]=&quot;&quot;;0;MIN([.$AF$106]-[.C152];[.$AF$106]-[.$AE$106];[.D152]-[.AH152]-[.AI152]-[.AJ152]-[.AK152]-[.AL152]))" office:value-type="float" office:value="0" calcext:value-type="float">
            <text:p>0</text:p>
          </table:table-cell>
          <table:table-cell table:formula="of:=IF([.AF152]=&quot;&quot;;0;MIN([.$AG$106]-[.C152];[.$AG$106]-[.$AF$106];[.D152]-[.AH152]-[.AI152]-[.AJ152]-[.AK152]-[.AL152]-[.AM152]))" office:value-type="float" office:value="0" calcext:value-type="float">
            <text:p>0</text:p>
          </table:table-cell>
          <table:table-cell/>
          <table:table-cell table:style-name="ce2" table:formula="of:=IF([.AH152]&gt;=1;[.$AH$112]&amp;&quot;*&quot;&amp;[.AH152]&amp;&quot; &quot;;&quot;&quot;)&amp;IF([.AI152]&gt;=1;[.$AI$112]&amp;&quot;*&quot;&amp;[.AI152]&amp;&quot; &quot;;&quot;&quot;)&amp;IF([.AJ152]&gt;=1;[.$AJ$112]&amp;&quot;*&quot;&amp;[.AJ152]&amp;&quot; &quot;;&quot;&quot;)&amp;IF([.AK152]&gt;=1;[.$AK$112]&amp;&quot;*&quot;&amp;[.AK152]&amp;&quot; &quot;;&quot;&quot;)&amp;IF([.AL152]&gt;=1;[.$AL$112]&amp;&quot;*&quot;&amp;[.AL152]&amp;&quot; &quot;;&quot;&quot;)&amp;IF([.AM152]&gt;=1;[.$AM$112]&amp;&quot;*&quot;&amp;[.AM152]&amp;&quot; &quot;;&quot;&quot;)&amp;IF([.AN152]&gt;=1;[.$AN$112]&amp;&quot;*&quot;&amp;[.AN15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formula="of:=IF([.$B$6]=&quot;Y&quot;;&quot;%&quot;;&quot;&quot;)&amp;IF([.U152]=&quot;Y&quot;;&quot;\acciaccatura s8 &quot;;&quot;&quot;)&amp;[.AP152]&amp;&quot; &quot;&amp;IF([.E152]=&quot;b&quot;;&quot;\break&quot;;IF([.E15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8]&lt;[.$AZ$9];[.AZ148]+1;&quot;-&quot;)" office:value-type="float" office:value="36" calcext:value-type="float">
            <text:p>36</text:p>
          </table:table-cell>
          <table:table-cell table:formula="of:=IF([.AZ148]&lt;[.$AZ$9];[.BA148];&quot;-&quot;)" office:value-type="float" office:value="2" calcext:value-type="float">
            <text:p>2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52]=&quot;pb&quot;;[.A152]+1;[.A152])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154]=&quot;&quot;;&quot;&quot;;[.C154]-[.C15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3];[.$Z$106:.$AG$106];1)" office:value-type="float" office:value="1" calcext:value-type="float">
            <text:p>1</text:p>
          </table:table-cell>
          <table:table-cell table:style-name="ce44" table:formula="of:=MATCH([.D153]+[.C153];[.$Z$106:.$AG$106];1)" office:value-type="float" office:value="1" calcext:value-type="float">
            <text:p>1</text:p>
          </table:table-cell>
          <table:table-cell table:style-name="ce2" table:formula="of:=IF(AND([.Z$112]&lt;=[.$Y153];[.Z$112]&gt;=[.$X15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3];[.AA$112]&gt;=[.$X153]);INDEX([.$Z$106:.$AG$106];[.AA$112]);&quot;&quot;)">
            <text:p/>
          </table:table-cell>
          <table:table-cell table:style-name="ce2" table:formula="of:=IF(AND([.AB$112]&lt;=[.$Y153];[.AB$112]&gt;=[.$X153]);INDEX([.$Z$106:.$AG$106];[.AB$112]);&quot;&quot;)">
            <text:p/>
          </table:table-cell>
          <table:table-cell table:style-name="ce2" table:formula="of:=IF(AND([.AC$112]&lt;=[.$Y153];[.AC$112]&gt;=[.$X153]);INDEX([.$Z$106:.$AG$106];[.AC$112]);&quot;&quot;)">
            <text:p/>
          </table:table-cell>
          <table:table-cell table:style-name="ce2" table:formula="of:=IF(AND([.AD$112]&lt;=[.$Y153];[.AD$112]&gt;=[.$X153]);INDEX([.$Z$106:.$AG$106];[.AD$112]);&quot;&quot;)">
            <text:p/>
          </table:table-cell>
          <table:table-cell table:style-name="ce2" table:formula="of:=IF(AND([.AE$112]&lt;=[.$Y153];[.AE$112]&gt;=[.$X153]);INDEX([.$Z$106:.$AG$106];[.AE$112]);&quot;&quot;)">
            <text:p/>
          </table:table-cell>
          <table:table-cell table:style-name="ce2" table:formula="of:=IF(AND([.AF$112]&lt;=[.$Y153];[.AF$112]&gt;=[.$X153]);INDEX([.$Z$106:.$AG$106];[.AF$112]);&quot;&quot;)">
            <text:p/>
          </table:table-cell>
          <table:table-cell table:style-name="ce2" table:formula="of:=IF(AND([.AG$112]&lt;=[.$Y153];[.AG$112]&gt;=[.$X153]);INDEX([.$Z$106:.$AG$106];[.AG$112]);&quot;&quot;)">
            <text:p/>
          </table:table-cell>
          <table:table-cell table:formula="of:=IF([.Z153]=&quot;&quot;;0;MIN([.D153];[.$AA$106]-[.C153]))" office:value-type="float" office:value="7" calcext:value-type="float">
            <text:p>7</text:p>
          </table:table-cell>
          <table:table-cell table:formula="of:=IF([.AA153]=&quot;&quot;;0;MIN([.$AB$106]-[.C153];[.$AB$106]-[.$AA$106];[.D153]-[.AH153]))" office:value-type="float" office:value="0" calcext:value-type="float">
            <text:p>0</text:p>
          </table:table-cell>
          <table:table-cell table:formula="of:=IF([.AB153]=&quot;&quot;;0;MIN([.$AC$106]-[.C153];[.$AC$106]-[.$AB$106];[.D153]-[.AH153]-[.AI153]))" office:value-type="float" office:value="0" calcext:value-type="float">
            <text:p>0</text:p>
          </table:table-cell>
          <table:table-cell table:formula="of:=IF([.AC153]=&quot;&quot;;0;MIN([.$AD$106]-[.C153];[.$AD$106]-[.$AC$106];[.D153]-[.AH153]-[.AI153]-[.AJ153]))" office:value-type="float" office:value="0" calcext:value-type="float">
            <text:p>0</text:p>
          </table:table-cell>
          <table:table-cell table:formula="of:=IF([.AD153]=&quot;&quot;;0;MIN([.$AE$106]-[.C153];[.$AE$106]-[.$AD$106];[.D153]-[.AH153]-[.AI153]-[.AJ153]-[.AK153]))" office:value-type="float" office:value="0" calcext:value-type="float">
            <text:p>0</text:p>
          </table:table-cell>
          <table:table-cell table:formula="of:=IF([.AE153]=&quot;&quot;;0;MIN([.$AF$106]-[.C153];[.$AF$106]-[.$AE$106];[.D153]-[.AH153]-[.AI153]-[.AJ153]-[.AK153]-[.AL153]))" office:value-type="float" office:value="0" calcext:value-type="float">
            <text:p>0</text:p>
          </table:table-cell>
          <table:table-cell table:formula="of:=IF([.AF153]=&quot;&quot;;0;MIN([.$AG$106]-[.C153];[.$AG$106]-[.$AF$106];[.D153]-[.AH153]-[.AI153]-[.AJ153]-[.AK153]-[.AL153]-[.AM153]))" office:value-type="float" office:value="0" calcext:value-type="float">
            <text:p>0</text:p>
          </table:table-cell>
          <table:table-cell/>
          <table:table-cell table:style-name="ce2" table:formula="of:=IF([.AH153]&gt;=1;[.$AH$112]&amp;&quot;*&quot;&amp;[.AH153]&amp;&quot; &quot;;&quot;&quot;)&amp;IF([.AI153]&gt;=1;[.$AI$112]&amp;&quot;*&quot;&amp;[.AI153]&amp;&quot; &quot;;&quot;&quot;)&amp;IF([.AJ153]&gt;=1;[.$AJ$112]&amp;&quot;*&quot;&amp;[.AJ153]&amp;&quot; &quot;;&quot;&quot;)&amp;IF([.AK153]&gt;=1;[.$AK$112]&amp;&quot;*&quot;&amp;[.AK153]&amp;&quot; &quot;;&quot;&quot;)&amp;IF([.AL153]&gt;=1;[.$AL$112]&amp;&quot;*&quot;&amp;[.AL153]&amp;&quot; &quot;;&quot;&quot;)&amp;IF([.AM153]&gt;=1;[.$AM$112]&amp;&quot;*&quot;&amp;[.AM153]&amp;&quot; &quot;;&quot;&quot;)&amp;IF([.AN153]&gt;=1;[.$AN$112]&amp;&quot;*&quot;&amp;[.AN15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formula="of:=IF([.$B$6]=&quot;Y&quot;;&quot;%&quot;;&quot;&quot;)&amp;IF([.U153]=&quot;Y&quot;;&quot;\acciaccatura s8 &quot;;&quot;&quot;)&amp;[.AP153]&amp;&quot; &quot;&amp;IF([.E153]=&quot;b&quot;;&quot;\break&quot;;IF([.E15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49]&lt;[.$AZ$9];[.AZ149]+1;&quot;-&quot;)" office:value-type="float" office:value="36" calcext:value-type="float">
            <text:p>36</text:p>
          </table:table-cell>
          <table:table-cell table:formula="of:=IF([.AZ149]&lt;[.$AZ$9];[.BA149];&quot;-&quot;)" office:value-type="float" office:value="3" calcext:value-type="float">
            <text:p>3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number-columns-repeated="10"/>
        </table:table-row>
        <table:table-row table:style-name="ro1">
          <table:table-cell table:formula="of:=IF([.E153]=&quot;pb&quot;;[.A153]+1;[.A153])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155]=&quot;&quot;;&quot;&quot;;[.C155]-[.C15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154];[.$Z$106:.$AG$106];1)" office:value-type="float" office:value="1" calcext:value-type="float">
            <text:p>1</text:p>
          </table:table-cell>
          <table:table-cell table:style-name="ce44" table:formula="of:=MATCH([.D154]+[.C154];[.$Z$106:.$AG$106];1)" office:value-type="float" office:value="1" calcext:value-type="float">
            <text:p>1</text:p>
          </table:table-cell>
          <table:table-cell table:style-name="ce2" table:formula="of:=IF(AND([.Z$112]&lt;=[.$Y154];[.Z$112]&gt;=[.$X15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4];[.AA$112]&gt;=[.$X154]);INDEX([.$Z$106:.$AG$106];[.AA$112]);&quot;&quot;)">
            <text:p/>
          </table:table-cell>
          <table:table-cell table:style-name="ce2" table:formula="of:=IF(AND([.AB$112]&lt;=[.$Y154];[.AB$112]&gt;=[.$X154]);INDEX([.$Z$106:.$AG$106];[.AB$112]);&quot;&quot;)">
            <text:p/>
          </table:table-cell>
          <table:table-cell table:style-name="ce2" table:formula="of:=IF(AND([.AC$112]&lt;=[.$Y154];[.AC$112]&gt;=[.$X154]);INDEX([.$Z$106:.$AG$106];[.AC$112]);&quot;&quot;)">
            <text:p/>
          </table:table-cell>
          <table:table-cell table:style-name="ce2" table:formula="of:=IF(AND([.AD$112]&lt;=[.$Y154];[.AD$112]&gt;=[.$X154]);INDEX([.$Z$106:.$AG$106];[.AD$112]);&quot;&quot;)">
            <text:p/>
          </table:table-cell>
          <table:table-cell table:style-name="ce2" table:formula="of:=IF(AND([.AE$112]&lt;=[.$Y154];[.AE$112]&gt;=[.$X154]);INDEX([.$Z$106:.$AG$106];[.AE$112]);&quot;&quot;)">
            <text:p/>
          </table:table-cell>
          <table:table-cell table:style-name="ce2" table:formula="of:=IF(AND([.AF$112]&lt;=[.$Y154];[.AF$112]&gt;=[.$X154]);INDEX([.$Z$106:.$AG$106];[.AF$112]);&quot;&quot;)">
            <text:p/>
          </table:table-cell>
          <table:table-cell table:style-name="ce2" table:formula="of:=IF(AND([.AG$112]&lt;=[.$Y154];[.AG$112]&gt;=[.$X154]);INDEX([.$Z$106:.$AG$106];[.AG$112]);&quot;&quot;)">
            <text:p/>
          </table:table-cell>
          <table:table-cell table:formula="of:=IF([.Z154]=&quot;&quot;;0;MIN([.D154];[.$AA$106]-[.C154]))" office:value-type="float" office:value="5" calcext:value-type="float">
            <text:p>5</text:p>
          </table:table-cell>
          <table:table-cell table:formula="of:=IF([.AA154]=&quot;&quot;;0;MIN([.$AB$106]-[.C154];[.$AB$106]-[.$AA$106];[.D154]-[.AH154]))" office:value-type="float" office:value="0" calcext:value-type="float">
            <text:p>0</text:p>
          </table:table-cell>
          <table:table-cell table:formula="of:=IF([.AB154]=&quot;&quot;;0;MIN([.$AC$106]-[.C154];[.$AC$106]-[.$AB$106];[.D154]-[.AH154]-[.AI154]))" office:value-type="float" office:value="0" calcext:value-type="float">
            <text:p>0</text:p>
          </table:table-cell>
          <table:table-cell table:formula="of:=IF([.AC154]=&quot;&quot;;0;MIN([.$AD$106]-[.C154];[.$AD$106]-[.$AC$106];[.D154]-[.AH154]-[.AI154]-[.AJ154]))" office:value-type="float" office:value="0" calcext:value-type="float">
            <text:p>0</text:p>
          </table:table-cell>
          <table:table-cell table:formula="of:=IF([.AD154]=&quot;&quot;;0;MIN([.$AE$106]-[.C154];[.$AE$106]-[.$AD$106];[.D154]-[.AH154]-[.AI154]-[.AJ154]-[.AK154]))" office:value-type="float" office:value="0" calcext:value-type="float">
            <text:p>0</text:p>
          </table:table-cell>
          <table:table-cell table:formula="of:=IF([.AE154]=&quot;&quot;;0;MIN([.$AF$106]-[.C154];[.$AF$106]-[.$AE$106];[.D154]-[.AH154]-[.AI154]-[.AJ154]-[.AK154]-[.AL154]))" office:value-type="float" office:value="0" calcext:value-type="float">
            <text:p>0</text:p>
          </table:table-cell>
          <table:table-cell table:formula="of:=IF([.AF154]=&quot;&quot;;0;MIN([.$AG$106]-[.C154];[.$AG$106]-[.$AF$106];[.D154]-[.AH154]-[.AI154]-[.AJ154]-[.AK154]-[.AL154]-[.AM154]))" office:value-type="float" office:value="0" calcext:value-type="float">
            <text:p>0</text:p>
          </table:table-cell>
          <table:table-cell/>
          <table:table-cell table:style-name="ce2" table:formula="of:=IF([.AH154]&gt;=1;[.$AH$112]&amp;&quot;*&quot;&amp;[.AH154]&amp;&quot; &quot;;&quot;&quot;)&amp;IF([.AI154]&gt;=1;[.$AI$112]&amp;&quot;*&quot;&amp;[.AI154]&amp;&quot; &quot;;&quot;&quot;)&amp;IF([.AJ154]&gt;=1;[.$AJ$112]&amp;&quot;*&quot;&amp;[.AJ154]&amp;&quot; &quot;;&quot;&quot;)&amp;IF([.AK154]&gt;=1;[.$AK$112]&amp;&quot;*&quot;&amp;[.AK154]&amp;&quot; &quot;;&quot;&quot;)&amp;IF([.AL154]&gt;=1;[.$AL$112]&amp;&quot;*&quot;&amp;[.AL154]&amp;&quot; &quot;;&quot;&quot;)&amp;IF([.AM154]&gt;=1;[.$AM$112]&amp;&quot;*&quot;&amp;[.AM154]&amp;&quot; &quot;;&quot;&quot;)&amp;IF([.AN154]&gt;=1;[.$AN$112]&amp;&quot;*&quot;&amp;[.AN15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formula="of:=IF([.$B$6]=&quot;Y&quot;;&quot;%&quot;;&quot;&quot;)&amp;IF([.U154]=&quot;Y&quot;;&quot;\acciaccatura s8 &quot;;&quot;&quot;)&amp;[.AP154]&amp;&quot; &quot;&amp;IF([.E154]=&quot;b&quot;;&quot;\break&quot;;IF([.E15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0]&lt;[.$AZ$9];[.AZ150]+1;&quot;-&quot;)" office:value-type="float" office:value="36" calcext:value-type="float">
            <text:p>36</text:p>
          </table:table-cell>
          <table:table-cell table:formula="of:=IF([.AZ150]&lt;[.$AZ$9];[.BA150];&quot;-&quot;)" office:value-type="float" office:value="4" calcext:value-type="float">
            <text:p>4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 table:formula="of:=IF([.E154]=&quot;pb&quot;;[.A154]+1;[.A154])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31" calcext:value-type="float">
            <text:p>231</text:p>
          </table:table-cell>
          <table:table-cell table:style-name="ce7" table:formula="of:=IF([.C156]=&quot;&quot;;&quot;&quot;;[.C156]-[.C15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5];[.$Z$106:.$AG$106];1)" office:value-type="float" office:value="1" calcext:value-type="float">
            <text:p>1</text:p>
          </table:table-cell>
          <table:table-cell table:style-name="ce44" table:formula="of:=MATCH([.D155]+[.C155];[.$Z$106:.$AG$106];1)" office:value-type="float" office:value="1" calcext:value-type="float">
            <text:p>1</text:p>
          </table:table-cell>
          <table:table-cell table:style-name="ce2" table:formula="of:=IF(AND([.Z$112]&lt;=[.$Y155];[.Z$112]&gt;=[.$X15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5];[.AA$112]&gt;=[.$X155]);INDEX([.$Z$106:.$AG$106];[.AA$112]);&quot;&quot;)">
            <text:p/>
          </table:table-cell>
          <table:table-cell table:style-name="ce2" table:formula="of:=IF(AND([.AB$112]&lt;=[.$Y155];[.AB$112]&gt;=[.$X155]);INDEX([.$Z$106:.$AG$106];[.AB$112]);&quot;&quot;)">
            <text:p/>
          </table:table-cell>
          <table:table-cell table:style-name="ce2" table:formula="of:=IF(AND([.AC$112]&lt;=[.$Y155];[.AC$112]&gt;=[.$X155]);INDEX([.$Z$106:.$AG$106];[.AC$112]);&quot;&quot;)">
            <text:p/>
          </table:table-cell>
          <table:table-cell table:style-name="ce2" table:formula="of:=IF(AND([.AD$112]&lt;=[.$Y155];[.AD$112]&gt;=[.$X155]);INDEX([.$Z$106:.$AG$106];[.AD$112]);&quot;&quot;)">
            <text:p/>
          </table:table-cell>
          <table:table-cell table:style-name="ce2" table:formula="of:=IF(AND([.AE$112]&lt;=[.$Y155];[.AE$112]&gt;=[.$X155]);INDEX([.$Z$106:.$AG$106];[.AE$112]);&quot;&quot;)">
            <text:p/>
          </table:table-cell>
          <table:table-cell table:style-name="ce2" table:formula="of:=IF(AND([.AF$112]&lt;=[.$Y155];[.AF$112]&gt;=[.$X155]);INDEX([.$Z$106:.$AG$106];[.AF$112]);&quot;&quot;)">
            <text:p/>
          </table:table-cell>
          <table:table-cell table:style-name="ce2" table:formula="of:=IF(AND([.AG$112]&lt;=[.$Y155];[.AG$112]&gt;=[.$X155]);INDEX([.$Z$106:.$AG$106];[.AG$112]);&quot;&quot;)">
            <text:p/>
          </table:table-cell>
          <table:table-cell table:formula="of:=IF([.Z155]=&quot;&quot;;0;MIN([.D155];[.$AA$106]-[.C155]))" office:value-type="float" office:value="5" calcext:value-type="float">
            <text:p>5</text:p>
          </table:table-cell>
          <table:table-cell table:formula="of:=IF([.AA155]=&quot;&quot;;0;MIN([.$AB$106]-[.C155];[.$AB$106]-[.$AA$106];[.D155]-[.AH155]))" office:value-type="float" office:value="0" calcext:value-type="float">
            <text:p>0</text:p>
          </table:table-cell>
          <table:table-cell table:formula="of:=IF([.AB155]=&quot;&quot;;0;MIN([.$AC$106]-[.C155];[.$AC$106]-[.$AB$106];[.D155]-[.AH155]-[.AI155]))" office:value-type="float" office:value="0" calcext:value-type="float">
            <text:p>0</text:p>
          </table:table-cell>
          <table:table-cell table:formula="of:=IF([.AC155]=&quot;&quot;;0;MIN([.$AD$106]-[.C155];[.$AD$106]-[.$AC$106];[.D155]-[.AH155]-[.AI155]-[.AJ155]))" office:value-type="float" office:value="0" calcext:value-type="float">
            <text:p>0</text:p>
          </table:table-cell>
          <table:table-cell table:formula="of:=IF([.AD155]=&quot;&quot;;0;MIN([.$AE$106]-[.C155];[.$AE$106]-[.$AD$106];[.D155]-[.AH155]-[.AI155]-[.AJ155]-[.AK155]))" office:value-type="float" office:value="0" calcext:value-type="float">
            <text:p>0</text:p>
          </table:table-cell>
          <table:table-cell table:formula="of:=IF([.AE155]=&quot;&quot;;0;MIN([.$AF$106]-[.C155];[.$AF$106]-[.$AE$106];[.D155]-[.AH155]-[.AI155]-[.AJ155]-[.AK155]-[.AL155]))" office:value-type="float" office:value="0" calcext:value-type="float">
            <text:p>0</text:p>
          </table:table-cell>
          <table:table-cell table:formula="of:=IF([.AF155]=&quot;&quot;;0;MIN([.$AG$106]-[.C155];[.$AG$106]-[.$AF$106];[.D155]-[.AH155]-[.AI155]-[.AJ155]-[.AK155]-[.AL155]-[.AM155]))" office:value-type="float" office:value="0" calcext:value-type="float">
            <text:p>0</text:p>
          </table:table-cell>
          <table:table-cell/>
          <table:table-cell table:style-name="ce2" table:formula="of:=IF([.AH155]&gt;=1;[.$AH$112]&amp;&quot;*&quot;&amp;[.AH155]&amp;&quot; &quot;;&quot;&quot;)&amp;IF([.AI155]&gt;=1;[.$AI$112]&amp;&quot;*&quot;&amp;[.AI155]&amp;&quot; &quot;;&quot;&quot;)&amp;IF([.AJ155]&gt;=1;[.$AJ$112]&amp;&quot;*&quot;&amp;[.AJ155]&amp;&quot; &quot;;&quot;&quot;)&amp;IF([.AK155]&gt;=1;[.$AK$112]&amp;&quot;*&quot;&amp;[.AK155]&amp;&quot; &quot;;&quot;&quot;)&amp;IF([.AL155]&gt;=1;[.$AL$112]&amp;&quot;*&quot;&amp;[.AL155]&amp;&quot; &quot;;&quot;&quot;)&amp;IF([.AM155]&gt;=1;[.$AM$112]&amp;&quot;*&quot;&amp;[.AM155]&amp;&quot; &quot;;&quot;&quot;)&amp;IF([.AN155]&gt;=1;[.$AN$112]&amp;&quot;*&quot;&amp;[.AN15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formula="of:=IF([.$B$6]=&quot;Y&quot;;&quot;%&quot;;&quot;&quot;)&amp;IF([.U155]=&quot;Y&quot;;&quot;\acciaccatura s8 &quot;;&quot;&quot;)&amp;[.AP155]&amp;&quot; &quot;&amp;IF([.E155]=&quot;b&quot;;&quot;\break&quot;;IF([.E15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51]&lt;[.$AZ$9];[.AZ151]+1;&quot;-&quot;)" office:value-type="float" office:value="37" calcext:value-type="float">
            <text:p>37</text:p>
          </table:table-cell>
          <table:table-cell table:formula="of:=IF([.AZ151]&lt;[.$AZ$9];[.BA151];&quot;-&quot;)" office:value-type="float" office:value="1" calcext:value-type="float">
            <text:p>1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5]=&quot;pb&quot;;[.A155]+1;[.A155])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table:style-name="ce7" table:formula="of:=IF([.C157]=&quot;&quot;;&quot;&quot;;[.C157]-[.C15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56];[.$Z$106:.$AG$106];1)" office:value-type="float" office:value="1" calcext:value-type="float">
            <text:p>1</text:p>
          </table:table-cell>
          <table:table-cell table:style-name="ce44" table:formula="of:=MATCH([.D156]+[.C156];[.$Z$106:.$AG$106];1)" office:value-type="float" office:value="1" calcext:value-type="float">
            <text:p>1</text:p>
          </table:table-cell>
          <table:table-cell table:style-name="ce2" table:formula="of:=IF(AND([.Z$112]&lt;=[.$Y156];[.Z$112]&gt;=[.$X15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6];[.AA$112]&gt;=[.$X156]);INDEX([.$Z$106:.$AG$106];[.AA$112]);&quot;&quot;)">
            <text:p/>
          </table:table-cell>
          <table:table-cell table:style-name="ce2" table:formula="of:=IF(AND([.AB$112]&lt;=[.$Y156];[.AB$112]&gt;=[.$X156]);INDEX([.$Z$106:.$AG$106];[.AB$112]);&quot;&quot;)">
            <text:p/>
          </table:table-cell>
          <table:table-cell table:style-name="ce2" table:formula="of:=IF(AND([.AC$112]&lt;=[.$Y156];[.AC$112]&gt;=[.$X156]);INDEX([.$Z$106:.$AG$106];[.AC$112]);&quot;&quot;)">
            <text:p/>
          </table:table-cell>
          <table:table-cell table:style-name="ce2" table:formula="of:=IF(AND([.AD$112]&lt;=[.$Y156];[.AD$112]&gt;=[.$X156]);INDEX([.$Z$106:.$AG$106];[.AD$112]);&quot;&quot;)">
            <text:p/>
          </table:table-cell>
          <table:table-cell table:style-name="ce2" table:formula="of:=IF(AND([.AE$112]&lt;=[.$Y156];[.AE$112]&gt;=[.$X156]);INDEX([.$Z$106:.$AG$106];[.AE$112]);&quot;&quot;)">
            <text:p/>
          </table:table-cell>
          <table:table-cell table:style-name="ce2" table:formula="of:=IF(AND([.AF$112]&lt;=[.$Y156];[.AF$112]&gt;=[.$X156]);INDEX([.$Z$106:.$AG$106];[.AF$112]);&quot;&quot;)">
            <text:p/>
          </table:table-cell>
          <table:table-cell table:style-name="ce2" table:formula="of:=IF(AND([.AG$112]&lt;=[.$Y156];[.AG$112]&gt;=[.$X156]);INDEX([.$Z$106:.$AG$106];[.AG$112]);&quot;&quot;)">
            <text:p/>
          </table:table-cell>
          <table:table-cell table:formula="of:=IF([.Z156]=&quot;&quot;;0;MIN([.D156];[.$AA$106]-[.C156]))" office:value-type="float" office:value="4" calcext:value-type="float">
            <text:p>4</text:p>
          </table:table-cell>
          <table:table-cell table:formula="of:=IF([.AA156]=&quot;&quot;;0;MIN([.$AB$106]-[.C156];[.$AB$106]-[.$AA$106];[.D156]-[.AH156]))" office:value-type="float" office:value="0" calcext:value-type="float">
            <text:p>0</text:p>
          </table:table-cell>
          <table:table-cell table:formula="of:=IF([.AB156]=&quot;&quot;;0;MIN([.$AC$106]-[.C156];[.$AC$106]-[.$AB$106];[.D156]-[.AH156]-[.AI156]))" office:value-type="float" office:value="0" calcext:value-type="float">
            <text:p>0</text:p>
          </table:table-cell>
          <table:table-cell table:formula="of:=IF([.AC156]=&quot;&quot;;0;MIN([.$AD$106]-[.C156];[.$AD$106]-[.$AC$106];[.D156]-[.AH156]-[.AI156]-[.AJ156]))" office:value-type="float" office:value="0" calcext:value-type="float">
            <text:p>0</text:p>
          </table:table-cell>
          <table:table-cell table:formula="of:=IF([.AD156]=&quot;&quot;;0;MIN([.$AE$106]-[.C156];[.$AE$106]-[.$AD$106];[.D156]-[.AH156]-[.AI156]-[.AJ156]-[.AK156]))" office:value-type="float" office:value="0" calcext:value-type="float">
            <text:p>0</text:p>
          </table:table-cell>
          <table:table-cell table:formula="of:=IF([.AE156]=&quot;&quot;;0;MIN([.$AF$106]-[.C156];[.$AF$106]-[.$AE$106];[.D156]-[.AH156]-[.AI156]-[.AJ156]-[.AK156]-[.AL156]))" office:value-type="float" office:value="0" calcext:value-type="float">
            <text:p>0</text:p>
          </table:table-cell>
          <table:table-cell table:formula="of:=IF([.AF156]=&quot;&quot;;0;MIN([.$AG$106]-[.C156];[.$AG$106]-[.$AF$106];[.D156]-[.AH156]-[.AI156]-[.AJ156]-[.AK156]-[.AL156]-[.AM156]))" office:value-type="float" office:value="0" calcext:value-type="float">
            <text:p>0</text:p>
          </table:table-cell>
          <table:table-cell/>
          <table:table-cell table:style-name="ce2" table:formula="of:=IF([.AH156]&gt;=1;[.$AH$112]&amp;&quot;*&quot;&amp;[.AH156]&amp;&quot; &quot;;&quot;&quot;)&amp;IF([.AI156]&gt;=1;[.$AI$112]&amp;&quot;*&quot;&amp;[.AI156]&amp;&quot; &quot;;&quot;&quot;)&amp;IF([.AJ156]&gt;=1;[.$AJ$112]&amp;&quot;*&quot;&amp;[.AJ156]&amp;&quot; &quot;;&quot;&quot;)&amp;IF([.AK156]&gt;=1;[.$AK$112]&amp;&quot;*&quot;&amp;[.AK156]&amp;&quot; &quot;;&quot;&quot;)&amp;IF([.AL156]&gt;=1;[.$AL$112]&amp;&quot;*&quot;&amp;[.AL156]&amp;&quot; &quot;;&quot;&quot;)&amp;IF([.AM156]&gt;=1;[.$AM$112]&amp;&quot;*&quot;&amp;[.AM156]&amp;&quot; &quot;;&quot;&quot;)&amp;IF([.AN156]&gt;=1;[.$AN$112]&amp;&quot;*&quot;&amp;[.AN15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formula="of:=IF([.$B$6]=&quot;Y&quot;;&quot;%&quot;;&quot;&quot;)&amp;IF([.U156]=&quot;Y&quot;;&quot;\acciaccatura s8 &quot;;&quot;&quot;)&amp;[.AP156]&amp;&quot; &quot;&amp;IF([.E156]=&quot;b&quot;;&quot;\break&quot;;IF([.E15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52]&lt;[.$AZ$9];[.AZ152]+1;&quot;-&quot;)" office:value-type="float" office:value="37" calcext:value-type="float">
            <text:p>37</text:p>
          </table:table-cell>
          <table:table-cell table:formula="of:=IF([.AZ152]&lt;[.$AZ$9];[.BA152];&quot;-&quot;)" office:value-type="float" office:value="2" calcext:value-type="float">
            <text:p>2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156]=&quot;pb&quot;;[.A156]+1;[.A156])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style-name="ce7" table:formula="of:=IF([.C158]=&quot;&quot;;&quot;&quot;;[.C158]-[.C15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57];[.$Z$106:.$AG$106];1)" office:value-type="float" office:value="1" calcext:value-type="float">
            <text:p>1</text:p>
          </table:table-cell>
          <table:table-cell table:style-name="ce44" table:formula="of:=MATCH([.D157]+[.C157];[.$Z$106:.$AG$106];1)" office:value-type="float" office:value="1" calcext:value-type="float">
            <text:p>1</text:p>
          </table:table-cell>
          <table:table-cell table:style-name="ce2" table:formula="of:=IF(AND([.Z$112]&lt;=[.$Y157];[.Z$112]&gt;=[.$X15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7];[.AA$112]&gt;=[.$X157]);INDEX([.$Z$106:.$AG$106];[.AA$112]);&quot;&quot;)">
            <text:p/>
          </table:table-cell>
          <table:table-cell table:style-name="ce2" table:formula="of:=IF(AND([.AB$112]&lt;=[.$Y157];[.AB$112]&gt;=[.$X157]);INDEX([.$Z$106:.$AG$106];[.AB$112]);&quot;&quot;)">
            <text:p/>
          </table:table-cell>
          <table:table-cell table:style-name="ce2" table:formula="of:=IF(AND([.AC$112]&lt;=[.$Y157];[.AC$112]&gt;=[.$X157]);INDEX([.$Z$106:.$AG$106];[.AC$112]);&quot;&quot;)">
            <text:p/>
          </table:table-cell>
          <table:table-cell table:style-name="ce2" table:formula="of:=IF(AND([.AD$112]&lt;=[.$Y157];[.AD$112]&gt;=[.$X157]);INDEX([.$Z$106:.$AG$106];[.AD$112]);&quot;&quot;)">
            <text:p/>
          </table:table-cell>
          <table:table-cell table:style-name="ce2" table:formula="of:=IF(AND([.AE$112]&lt;=[.$Y157];[.AE$112]&gt;=[.$X157]);INDEX([.$Z$106:.$AG$106];[.AE$112]);&quot;&quot;)">
            <text:p/>
          </table:table-cell>
          <table:table-cell table:style-name="ce2" table:formula="of:=IF(AND([.AF$112]&lt;=[.$Y157];[.AF$112]&gt;=[.$X157]);INDEX([.$Z$106:.$AG$106];[.AF$112]);&quot;&quot;)">
            <text:p/>
          </table:table-cell>
          <table:table-cell table:style-name="ce2" table:formula="of:=IF(AND([.AG$112]&lt;=[.$Y157];[.AG$112]&gt;=[.$X157]);INDEX([.$Z$106:.$AG$106];[.AG$112]);&quot;&quot;)">
            <text:p/>
          </table:table-cell>
          <table:table-cell table:formula="of:=IF([.Z157]=&quot;&quot;;0;MIN([.D157];[.$AA$106]-[.C157]))" office:value-type="float" office:value="4" calcext:value-type="float">
            <text:p>4</text:p>
          </table:table-cell>
          <table:table-cell table:formula="of:=IF([.AA157]=&quot;&quot;;0;MIN([.$AB$106]-[.C157];[.$AB$106]-[.$AA$106];[.D157]-[.AH157]))" office:value-type="float" office:value="0" calcext:value-type="float">
            <text:p>0</text:p>
          </table:table-cell>
          <table:table-cell table:formula="of:=IF([.AB157]=&quot;&quot;;0;MIN([.$AC$106]-[.C157];[.$AC$106]-[.$AB$106];[.D157]-[.AH157]-[.AI157]))" office:value-type="float" office:value="0" calcext:value-type="float">
            <text:p>0</text:p>
          </table:table-cell>
          <table:table-cell table:formula="of:=IF([.AC157]=&quot;&quot;;0;MIN([.$AD$106]-[.C157];[.$AD$106]-[.$AC$106];[.D157]-[.AH157]-[.AI157]-[.AJ157]))" office:value-type="float" office:value="0" calcext:value-type="float">
            <text:p>0</text:p>
          </table:table-cell>
          <table:table-cell table:formula="of:=IF([.AD157]=&quot;&quot;;0;MIN([.$AE$106]-[.C157];[.$AE$106]-[.$AD$106];[.D157]-[.AH157]-[.AI157]-[.AJ157]-[.AK157]))" office:value-type="float" office:value="0" calcext:value-type="float">
            <text:p>0</text:p>
          </table:table-cell>
          <table:table-cell table:formula="of:=IF([.AE157]=&quot;&quot;;0;MIN([.$AF$106]-[.C157];[.$AF$106]-[.$AE$106];[.D157]-[.AH157]-[.AI157]-[.AJ157]-[.AK157]-[.AL157]))" office:value-type="float" office:value="0" calcext:value-type="float">
            <text:p>0</text:p>
          </table:table-cell>
          <table:table-cell table:formula="of:=IF([.AF157]=&quot;&quot;;0;MIN([.$AG$106]-[.C157];[.$AG$106]-[.$AF$106];[.D157]-[.AH157]-[.AI157]-[.AJ157]-[.AK157]-[.AL157]-[.AM157]))" office:value-type="float" office:value="0" calcext:value-type="float">
            <text:p>0</text:p>
          </table:table-cell>
          <table:table-cell/>
          <table:table-cell table:style-name="ce2" table:formula="of:=IF([.AH157]&gt;=1;[.$AH$112]&amp;&quot;*&quot;&amp;[.AH157]&amp;&quot; &quot;;&quot;&quot;)&amp;IF([.AI157]&gt;=1;[.$AI$112]&amp;&quot;*&quot;&amp;[.AI157]&amp;&quot; &quot;;&quot;&quot;)&amp;IF([.AJ157]&gt;=1;[.$AJ$112]&amp;&quot;*&quot;&amp;[.AJ157]&amp;&quot; &quot;;&quot;&quot;)&amp;IF([.AK157]&gt;=1;[.$AK$112]&amp;&quot;*&quot;&amp;[.AK157]&amp;&quot; &quot;;&quot;&quot;)&amp;IF([.AL157]&gt;=1;[.$AL$112]&amp;&quot;*&quot;&amp;[.AL157]&amp;&quot; &quot;;&quot;&quot;)&amp;IF([.AM157]&gt;=1;[.$AM$112]&amp;&quot;*&quot;&amp;[.AM157]&amp;&quot; &quot;;&quot;&quot;)&amp;IF([.AN157]&gt;=1;[.$AN$112]&amp;&quot;*&quot;&amp;[.AN15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formula="of:=IF([.$B$6]=&quot;Y&quot;;&quot;%&quot;;&quot;&quot;)&amp;IF([.U157]=&quot;Y&quot;;&quot;\acciaccatura s8 &quot;;&quot;&quot;)&amp;[.AP157]&amp;&quot; &quot;&amp;IF([.E157]=&quot;b&quot;;&quot;\break&quot;;IF([.E15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53]&lt;[.$AZ$9];[.AZ153]+1;&quot;-&quot;)" office:value-type="float" office:value="37" calcext:value-type="float">
            <text:p>37</text:p>
          </table:table-cell>
          <table:table-cell table:formula="of:=IF([.AZ153]&lt;[.$AZ$9];[.BA153];&quot;-&quot;)" office:value-type="float" office:value="3" calcext:value-type="float">
            <text:p>3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number-columns-repeated="10"/>
        </table:table-row>
        <table:table-row table:style-name="ro1">
          <table:table-cell table:formula="of:=IF([.E157]=&quot;pb&quot;;[.A157]+1;[.A157])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159]=&quot;&quot;;&quot;&quot;;[.C159]-[.C1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58];[.$Z$106:.$AG$106];1)" office:value-type="float" office:value="1" calcext:value-type="float">
            <text:p>1</text:p>
          </table:table-cell>
          <table:table-cell table:style-name="ce44" table:formula="of:=MATCH([.D158]+[.C158];[.$Z$106:.$AG$106];1)" office:value-type="float" office:value="1" calcext:value-type="float">
            <text:p>1</text:p>
          </table:table-cell>
          <table:table-cell table:style-name="ce2" table:formula="of:=IF(AND([.Z$112]&lt;=[.$Y158];[.Z$112]&gt;=[.$X15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8];[.AA$112]&gt;=[.$X158]);INDEX([.$Z$106:.$AG$106];[.AA$112]);&quot;&quot;)">
            <text:p/>
          </table:table-cell>
          <table:table-cell table:style-name="ce2" table:formula="of:=IF(AND([.AB$112]&lt;=[.$Y158];[.AB$112]&gt;=[.$X158]);INDEX([.$Z$106:.$AG$106];[.AB$112]);&quot;&quot;)">
            <text:p/>
          </table:table-cell>
          <table:table-cell table:style-name="ce2" table:formula="of:=IF(AND([.AC$112]&lt;=[.$Y158];[.AC$112]&gt;=[.$X158]);INDEX([.$Z$106:.$AG$106];[.AC$112]);&quot;&quot;)">
            <text:p/>
          </table:table-cell>
          <table:table-cell table:style-name="ce2" table:formula="of:=IF(AND([.AD$112]&lt;=[.$Y158];[.AD$112]&gt;=[.$X158]);INDEX([.$Z$106:.$AG$106];[.AD$112]);&quot;&quot;)">
            <text:p/>
          </table:table-cell>
          <table:table-cell table:style-name="ce2" table:formula="of:=IF(AND([.AE$112]&lt;=[.$Y158];[.AE$112]&gt;=[.$X158]);INDEX([.$Z$106:.$AG$106];[.AE$112]);&quot;&quot;)">
            <text:p/>
          </table:table-cell>
          <table:table-cell table:style-name="ce2" table:formula="of:=IF(AND([.AF$112]&lt;=[.$Y158];[.AF$112]&gt;=[.$X158]);INDEX([.$Z$106:.$AG$106];[.AF$112]);&quot;&quot;)">
            <text:p/>
          </table:table-cell>
          <table:table-cell table:style-name="ce2" table:formula="of:=IF(AND([.AG$112]&lt;=[.$Y158];[.AG$112]&gt;=[.$X158]);INDEX([.$Z$106:.$AG$106];[.AG$112]);&quot;&quot;)">
            <text:p/>
          </table:table-cell>
          <table:table-cell table:formula="of:=IF([.Z158]=&quot;&quot;;0;MIN([.D158];[.$AA$106]-[.C158]))" office:value-type="float" office:value="6" calcext:value-type="float">
            <text:p>6</text:p>
          </table:table-cell>
          <table:table-cell table:formula="of:=IF([.AA158]=&quot;&quot;;0;MIN([.$AB$106]-[.C158];[.$AB$106]-[.$AA$106];[.D158]-[.AH158]))" office:value-type="float" office:value="0" calcext:value-type="float">
            <text:p>0</text:p>
          </table:table-cell>
          <table:table-cell table:formula="of:=IF([.AB158]=&quot;&quot;;0;MIN([.$AC$106]-[.C158];[.$AC$106]-[.$AB$106];[.D158]-[.AH158]-[.AI158]))" office:value-type="float" office:value="0" calcext:value-type="float">
            <text:p>0</text:p>
          </table:table-cell>
          <table:table-cell table:formula="of:=IF([.AC158]=&quot;&quot;;0;MIN([.$AD$106]-[.C158];[.$AD$106]-[.$AC$106];[.D158]-[.AH158]-[.AI158]-[.AJ158]))" office:value-type="float" office:value="0" calcext:value-type="float">
            <text:p>0</text:p>
          </table:table-cell>
          <table:table-cell table:formula="of:=IF([.AD158]=&quot;&quot;;0;MIN([.$AE$106]-[.C158];[.$AE$106]-[.$AD$106];[.D158]-[.AH158]-[.AI158]-[.AJ158]-[.AK158]))" office:value-type="float" office:value="0" calcext:value-type="float">
            <text:p>0</text:p>
          </table:table-cell>
          <table:table-cell table:formula="of:=IF([.AE158]=&quot;&quot;;0;MIN([.$AF$106]-[.C158];[.$AF$106]-[.$AE$106];[.D158]-[.AH158]-[.AI158]-[.AJ158]-[.AK158]-[.AL158]))" office:value-type="float" office:value="0" calcext:value-type="float">
            <text:p>0</text:p>
          </table:table-cell>
          <table:table-cell table:formula="of:=IF([.AF158]=&quot;&quot;;0;MIN([.$AG$106]-[.C158];[.$AG$106]-[.$AF$106];[.D158]-[.AH158]-[.AI158]-[.AJ158]-[.AK158]-[.AL158]-[.AM158]))" office:value-type="float" office:value="0" calcext:value-type="float">
            <text:p>0</text:p>
          </table:table-cell>
          <table:table-cell/>
          <table:table-cell table:style-name="ce2" table:formula="of:=IF([.AH158]&gt;=1;[.$AH$112]&amp;&quot;*&quot;&amp;[.AH158]&amp;&quot; &quot;;&quot;&quot;)&amp;IF([.AI158]&gt;=1;[.$AI$112]&amp;&quot;*&quot;&amp;[.AI158]&amp;&quot; &quot;;&quot;&quot;)&amp;IF([.AJ158]&gt;=1;[.$AJ$112]&amp;&quot;*&quot;&amp;[.AJ158]&amp;&quot; &quot;;&quot;&quot;)&amp;IF([.AK158]&gt;=1;[.$AK$112]&amp;&quot;*&quot;&amp;[.AK158]&amp;&quot; &quot;;&quot;&quot;)&amp;IF([.AL158]&gt;=1;[.$AL$112]&amp;&quot;*&quot;&amp;[.AL158]&amp;&quot; &quot;;&quot;&quot;)&amp;IF([.AM158]&gt;=1;[.$AM$112]&amp;&quot;*&quot;&amp;[.AM158]&amp;&quot; &quot;;&quot;&quot;)&amp;IF([.AN158]&gt;=1;[.$AN$112]&amp;&quot;*&quot;&amp;[.AN158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formula="of:=IF([.$B$6]=&quot;Y&quot;;&quot;%&quot;;&quot;&quot;)&amp;IF([.U158]=&quot;Y&quot;;&quot;\acciaccatura s8 &quot;;&quot;&quot;)&amp;[.AP158]&amp;&quot; &quot;&amp;IF([.E158]=&quot;b&quot;;&quot;\break&quot;;IF([.E158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54]&lt;[.$AZ$9];[.AZ154]+1;&quot;-&quot;)" office:value-type="float" office:value="37" calcext:value-type="float">
            <text:p>37</text:p>
          </table:table-cell>
          <table:table-cell table:formula="of:=IF([.AZ154]&lt;[.$AZ$9];[.BA154];&quot;-&quot;)" office:value-type="float" office:value="4" calcext:value-type="float">
            <text:p>4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58]=&quot;pb&quot;;[.A158]+1;[.A158])"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table:style-name="ce7" table:formula="of:=IF([.C160]=&quot;&quot;;&quot;&quot;;[.C160]-[.C1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59];[.$Z$106:.$AG$106];1)" office:value-type="float" office:value="1" calcext:value-type="float">
            <text:p>1</text:p>
          </table:table-cell>
          <table:table-cell table:style-name="ce44" table:formula="of:=MATCH([.D159]+[.C159];[.$Z$106:.$AG$106];1)" office:value-type="float" office:value="1" calcext:value-type="float">
            <text:p>1</text:p>
          </table:table-cell>
          <table:table-cell table:style-name="ce2" table:formula="of:=IF(AND([.Z$112]&lt;=[.$Y159];[.Z$112]&gt;=[.$X15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9];[.AA$112]&gt;=[.$X159]);INDEX([.$Z$106:.$AG$106];[.AA$112]);&quot;&quot;)">
            <text:p/>
          </table:table-cell>
          <table:table-cell table:style-name="ce2" table:formula="of:=IF(AND([.AB$112]&lt;=[.$Y159];[.AB$112]&gt;=[.$X159]);INDEX([.$Z$106:.$AG$106];[.AB$112]);&quot;&quot;)">
            <text:p/>
          </table:table-cell>
          <table:table-cell table:style-name="ce2" table:formula="of:=IF(AND([.AC$112]&lt;=[.$Y159];[.AC$112]&gt;=[.$X159]);INDEX([.$Z$106:.$AG$106];[.AC$112]);&quot;&quot;)">
            <text:p/>
          </table:table-cell>
          <table:table-cell table:style-name="ce2" table:formula="of:=IF(AND([.AD$112]&lt;=[.$Y159];[.AD$112]&gt;=[.$X159]);INDEX([.$Z$106:.$AG$106];[.AD$112]);&quot;&quot;)">
            <text:p/>
          </table:table-cell>
          <table:table-cell table:style-name="ce2" table:formula="of:=IF(AND([.AE$112]&lt;=[.$Y159];[.AE$112]&gt;=[.$X159]);INDEX([.$Z$106:.$AG$106];[.AE$112]);&quot;&quot;)">
            <text:p/>
          </table:table-cell>
          <table:table-cell table:style-name="ce2" table:formula="of:=IF(AND([.AF$112]&lt;=[.$Y159];[.AF$112]&gt;=[.$X159]);INDEX([.$Z$106:.$AG$106];[.AF$112]);&quot;&quot;)">
            <text:p/>
          </table:table-cell>
          <table:table-cell table:style-name="ce2" table:formula="of:=IF(AND([.AG$112]&lt;=[.$Y159];[.AG$112]&gt;=[.$X159]);INDEX([.$Z$106:.$AG$106];[.AG$112]);&quot;&quot;)">
            <text:p/>
          </table:table-cell>
          <table:table-cell table:formula="of:=IF([.Z159]=&quot;&quot;;0;MIN([.D159];[.$AA$106]-[.C159]))" office:value-type="float" office:value="6" calcext:value-type="float">
            <text:p>6</text:p>
          </table:table-cell>
          <table:table-cell table:formula="of:=IF([.AA159]=&quot;&quot;;0;MIN([.$AB$106]-[.C159];[.$AB$106]-[.$AA$106];[.D159]-[.AH159]))" office:value-type="float" office:value="0" calcext:value-type="float">
            <text:p>0</text:p>
          </table:table-cell>
          <table:table-cell table:formula="of:=IF([.AB159]=&quot;&quot;;0;MIN([.$AC$106]-[.C159];[.$AC$106]-[.$AB$106];[.D159]-[.AH159]-[.AI159]))" office:value-type="float" office:value="0" calcext:value-type="float">
            <text:p>0</text:p>
          </table:table-cell>
          <table:table-cell table:formula="of:=IF([.AC159]=&quot;&quot;;0;MIN([.$AD$106]-[.C159];[.$AD$106]-[.$AC$106];[.D159]-[.AH159]-[.AI159]-[.AJ159]))" office:value-type="float" office:value="0" calcext:value-type="float">
            <text:p>0</text:p>
          </table:table-cell>
          <table:table-cell table:formula="of:=IF([.AD159]=&quot;&quot;;0;MIN([.$AE$106]-[.C159];[.$AE$106]-[.$AD$106];[.D159]-[.AH159]-[.AI159]-[.AJ159]-[.AK159]))" office:value-type="float" office:value="0" calcext:value-type="float">
            <text:p>0</text:p>
          </table:table-cell>
          <table:table-cell table:formula="of:=IF([.AE159]=&quot;&quot;;0;MIN([.$AF$106]-[.C159];[.$AF$106]-[.$AE$106];[.D159]-[.AH159]-[.AI159]-[.AJ159]-[.AK159]-[.AL159]))" office:value-type="float" office:value="0" calcext:value-type="float">
            <text:p>0</text:p>
          </table:table-cell>
          <table:table-cell table:formula="of:=IF([.AF159]=&quot;&quot;;0;MIN([.$AG$106]-[.C159];[.$AG$106]-[.$AF$106];[.D159]-[.AH159]-[.AI159]-[.AJ159]-[.AK159]-[.AL159]-[.AM159]))" office:value-type="float" office:value="0" calcext:value-type="float">
            <text:p>0</text:p>
          </table:table-cell>
          <table:table-cell/>
          <table:table-cell table:style-name="ce2" table:formula="of:=IF([.AH159]&gt;=1;[.$AH$112]&amp;&quot;*&quot;&amp;[.AH159]&amp;&quot; &quot;;&quot;&quot;)&amp;IF([.AI159]&gt;=1;[.$AI$112]&amp;&quot;*&quot;&amp;[.AI159]&amp;&quot; &quot;;&quot;&quot;)&amp;IF([.AJ159]&gt;=1;[.$AJ$112]&amp;&quot;*&quot;&amp;[.AJ159]&amp;&quot; &quot;;&quot;&quot;)&amp;IF([.AK159]&gt;=1;[.$AK$112]&amp;&quot;*&quot;&amp;[.AK159]&amp;&quot; &quot;;&quot;&quot;)&amp;IF([.AL159]&gt;=1;[.$AL$112]&amp;&quot;*&quot;&amp;[.AL159]&amp;&quot; &quot;;&quot;&quot;)&amp;IF([.AM159]&gt;=1;[.$AM$112]&amp;&quot;*&quot;&amp;[.AM159]&amp;&quot; &quot;;&quot;&quot;)&amp;IF([.AN159]&gt;=1;[.$AN$112]&amp;&quot;*&quot;&amp;[.AN15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formula="of:=IF([.$B$6]=&quot;Y&quot;;&quot;%&quot;;&quot;&quot;)&amp;IF([.U159]=&quot;Y&quot;;&quot;\acciaccatura s8 &quot;;&quot;&quot;)&amp;[.AP159]&amp;&quot; &quot;&amp;IF([.E159]=&quot;b&quot;;&quot;\break&quot;;IF([.E15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5]&lt;[.$AZ$9];[.AZ155]+1;&quot;-&quot;)" office:value-type="float" office:value="38" calcext:value-type="float">
            <text:p>38</text:p>
          </table:table-cell>
          <table:table-cell table:formula="of:=IF([.AZ155]&lt;[.$AZ$9];[.BA155];&quot;-&quot;)" office:value-type="float" office:value="1" calcext:value-type="float">
            <text:p>1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9]=&quot;pb&quot;;[.A159]+1;[.A159])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table:style-name="ce7" table:formula="of:=IF([.C161]=&quot;&quot;;&quot;&quot;;[.C161]-[.C16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60];[.$Z$106:.$AG$106];1)" office:value-type="float" office:value="1" calcext:value-type="float">
            <text:p>1</text:p>
          </table:table-cell>
          <table:table-cell table:style-name="ce44" table:formula="of:=MATCH([.D160]+[.C160];[.$Z$106:.$AG$106];1)" office:value-type="float" office:value="1" calcext:value-type="float">
            <text:p>1</text:p>
          </table:table-cell>
          <table:table-cell table:style-name="ce2" table:formula="of:=IF(AND([.Z$112]&lt;=[.$Y160];[.Z$112]&gt;=[.$X16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0];[.AA$112]&gt;=[.$X160]);INDEX([.$Z$106:.$AG$106];[.AA$112]);&quot;&quot;)">
            <text:p/>
          </table:table-cell>
          <table:table-cell table:style-name="ce2" table:formula="of:=IF(AND([.AB$112]&lt;=[.$Y160];[.AB$112]&gt;=[.$X160]);INDEX([.$Z$106:.$AG$106];[.AB$112]);&quot;&quot;)">
            <text:p/>
          </table:table-cell>
          <table:table-cell table:style-name="ce2" table:formula="of:=IF(AND([.AC$112]&lt;=[.$Y160];[.AC$112]&gt;=[.$X160]);INDEX([.$Z$106:.$AG$106];[.AC$112]);&quot;&quot;)">
            <text:p/>
          </table:table-cell>
          <table:table-cell table:style-name="ce2" table:formula="of:=IF(AND([.AD$112]&lt;=[.$Y160];[.AD$112]&gt;=[.$X160]);INDEX([.$Z$106:.$AG$106];[.AD$112]);&quot;&quot;)">
            <text:p/>
          </table:table-cell>
          <table:table-cell table:style-name="ce2" table:formula="of:=IF(AND([.AE$112]&lt;=[.$Y160];[.AE$112]&gt;=[.$X160]);INDEX([.$Z$106:.$AG$106];[.AE$112]);&quot;&quot;)">
            <text:p/>
          </table:table-cell>
          <table:table-cell table:style-name="ce2" table:formula="of:=IF(AND([.AF$112]&lt;=[.$Y160];[.AF$112]&gt;=[.$X160]);INDEX([.$Z$106:.$AG$106];[.AF$112]);&quot;&quot;)">
            <text:p/>
          </table:table-cell>
          <table:table-cell table:style-name="ce2" table:formula="of:=IF(AND([.AG$112]&lt;=[.$Y160];[.AG$112]&gt;=[.$X160]);INDEX([.$Z$106:.$AG$106];[.AG$112]);&quot;&quot;)">
            <text:p/>
          </table:table-cell>
          <table:table-cell table:formula="of:=IF([.Z160]=&quot;&quot;;0;MIN([.D160];[.$AA$106]-[.C160]))" office:value-type="float" office:value="5" calcext:value-type="float">
            <text:p>5</text:p>
          </table:table-cell>
          <table:table-cell table:formula="of:=IF([.AA160]=&quot;&quot;;0;MIN([.$AB$106]-[.C160];[.$AB$106]-[.$AA$106];[.D160]-[.AH160]))" office:value-type="float" office:value="0" calcext:value-type="float">
            <text:p>0</text:p>
          </table:table-cell>
          <table:table-cell table:formula="of:=IF([.AB160]=&quot;&quot;;0;MIN([.$AC$106]-[.C160];[.$AC$106]-[.$AB$106];[.D160]-[.AH160]-[.AI160]))" office:value-type="float" office:value="0" calcext:value-type="float">
            <text:p>0</text:p>
          </table:table-cell>
          <table:table-cell table:formula="of:=IF([.AC160]=&quot;&quot;;0;MIN([.$AD$106]-[.C160];[.$AD$106]-[.$AC$106];[.D160]-[.AH160]-[.AI160]-[.AJ160]))" office:value-type="float" office:value="0" calcext:value-type="float">
            <text:p>0</text:p>
          </table:table-cell>
          <table:table-cell table:formula="of:=IF([.AD160]=&quot;&quot;;0;MIN([.$AE$106]-[.C160];[.$AE$106]-[.$AD$106];[.D160]-[.AH160]-[.AI160]-[.AJ160]-[.AK160]))" office:value-type="float" office:value="0" calcext:value-type="float">
            <text:p>0</text:p>
          </table:table-cell>
          <table:table-cell table:formula="of:=IF([.AE160]=&quot;&quot;;0;MIN([.$AF$106]-[.C160];[.$AF$106]-[.$AE$106];[.D160]-[.AH160]-[.AI160]-[.AJ160]-[.AK160]-[.AL160]))" office:value-type="float" office:value="0" calcext:value-type="float">
            <text:p>0</text:p>
          </table:table-cell>
          <table:table-cell table:formula="of:=IF([.AF160]=&quot;&quot;;0;MIN([.$AG$106]-[.C160];[.$AG$106]-[.$AF$106];[.D160]-[.AH160]-[.AI160]-[.AJ160]-[.AK160]-[.AL160]-[.AM160]))" office:value-type="float" office:value="0" calcext:value-type="float">
            <text:p>0</text:p>
          </table:table-cell>
          <table:table-cell/>
          <table:table-cell table:style-name="ce2" table:formula="of:=IF([.AH160]&gt;=1;[.$AH$112]&amp;&quot;*&quot;&amp;[.AH160]&amp;&quot; &quot;;&quot;&quot;)&amp;IF([.AI160]&gt;=1;[.$AI$112]&amp;&quot;*&quot;&amp;[.AI160]&amp;&quot; &quot;;&quot;&quot;)&amp;IF([.AJ160]&gt;=1;[.$AJ$112]&amp;&quot;*&quot;&amp;[.AJ160]&amp;&quot; &quot;;&quot;&quot;)&amp;IF([.AK160]&gt;=1;[.$AK$112]&amp;&quot;*&quot;&amp;[.AK160]&amp;&quot; &quot;;&quot;&quot;)&amp;IF([.AL160]&gt;=1;[.$AL$112]&amp;&quot;*&quot;&amp;[.AL160]&amp;&quot; &quot;;&quot;&quot;)&amp;IF([.AM160]&gt;=1;[.$AM$112]&amp;&quot;*&quot;&amp;[.AM160]&amp;&quot; &quot;;&quot;&quot;)&amp;IF([.AN160]&gt;=1;[.$AN$112]&amp;&quot;*&quot;&amp;[.AN16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formula="of:=IF([.$B$6]=&quot;Y&quot;;&quot;%&quot;;&quot;&quot;)&amp;IF([.U160]=&quot;Y&quot;;&quot;\acciaccatura s8 &quot;;&quot;&quot;)&amp;[.AP160]&amp;&quot; &quot;&amp;IF([.E160]=&quot;b&quot;;&quot;\break&quot;;IF([.E16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6]&lt;[.$AZ$9];[.AZ156]+1;&quot;-&quot;)" office:value-type="float" office:value="38" calcext:value-type="float">
            <text:p>38</text:p>
          </table:table-cell>
          <table:table-cell table:formula="of:=IF([.AZ156]&lt;[.$AZ$9];[.BA156];&quot;-&quot;)" office:value-type="float" office:value="2" calcext:value-type="float">
            <text:p>2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 office:value-type="string" office:string-value="    #'((Y-offset . 89)" calcext:value-type="string">
            <text:p><text:s text:c="4"/>#'((Y-offset . 89)</text:p>
          </table:table-cell>
          <table:table-cell table:number-columns-repeated="10"/>
        </table:table-row>
        <table:table-row table:style-name="ro1">
          <table:table-cell table:formula="of:=IF([.E160]=&quot;pb&quot;;[.A160]+1;[.A160])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table:style-name="ce7" table:formula="of:=IF([.C162]=&quot;&quot;;&quot;&quot;;[.C162]-[.C161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1];[.$Z$106:.$AG$106];1)" office:value-type="float" office:value="1" calcext:value-type="float">
            <text:p>1</text:p>
          </table:table-cell>
          <table:table-cell table:style-name="ce44" table:formula="of:=MATCH([.D161]+[.C161];[.$Z$106:.$AG$106];1)" office:value-type="float" office:value="1" calcext:value-type="float">
            <text:p>1</text:p>
          </table:table-cell>
          <table:table-cell table:style-name="ce2" table:formula="of:=IF(AND([.Z$112]&lt;=[.$Y161];[.Z$112]&gt;=[.$X16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1];[.AA$112]&gt;=[.$X161]);INDEX([.$Z$106:.$AG$106];[.AA$112]);&quot;&quot;)">
            <text:p/>
          </table:table-cell>
          <table:table-cell table:style-name="ce2" table:formula="of:=IF(AND([.AB$112]&lt;=[.$Y161];[.AB$112]&gt;=[.$X161]);INDEX([.$Z$106:.$AG$106];[.AB$112]);&quot;&quot;)">
            <text:p/>
          </table:table-cell>
          <table:table-cell table:style-name="ce2" table:formula="of:=IF(AND([.AC$112]&lt;=[.$Y161];[.AC$112]&gt;=[.$X161]);INDEX([.$Z$106:.$AG$106];[.AC$112]);&quot;&quot;)">
            <text:p/>
          </table:table-cell>
          <table:table-cell table:style-name="ce2" table:formula="of:=IF(AND([.AD$112]&lt;=[.$Y161];[.AD$112]&gt;=[.$X161]);INDEX([.$Z$106:.$AG$106];[.AD$112]);&quot;&quot;)">
            <text:p/>
          </table:table-cell>
          <table:table-cell table:style-name="ce2" table:formula="of:=IF(AND([.AE$112]&lt;=[.$Y161];[.AE$112]&gt;=[.$X161]);INDEX([.$Z$106:.$AG$106];[.AE$112]);&quot;&quot;)">
            <text:p/>
          </table:table-cell>
          <table:table-cell table:style-name="ce2" table:formula="of:=IF(AND([.AF$112]&lt;=[.$Y161];[.AF$112]&gt;=[.$X161]);INDEX([.$Z$106:.$AG$106];[.AF$112]);&quot;&quot;)">
            <text:p/>
          </table:table-cell>
          <table:table-cell table:style-name="ce2" table:formula="of:=IF(AND([.AG$112]&lt;=[.$Y161];[.AG$112]&gt;=[.$X161]);INDEX([.$Z$106:.$AG$106];[.AG$112]);&quot;&quot;)">
            <text:p/>
          </table:table-cell>
          <table:table-cell table:formula="of:=IF([.Z161]=&quot;&quot;;0;MIN([.D161];[.$AA$106]-[.C161]))" office:value-type="float" office:value="6" calcext:value-type="float">
            <text:p>6</text:p>
          </table:table-cell>
          <table:table-cell table:formula="of:=IF([.AA161]=&quot;&quot;;0;MIN([.$AB$106]-[.C161];[.$AB$106]-[.$AA$106];[.D161]-[.AH161]))" office:value-type="float" office:value="0" calcext:value-type="float">
            <text:p>0</text:p>
          </table:table-cell>
          <table:table-cell table:formula="of:=IF([.AB161]=&quot;&quot;;0;MIN([.$AC$106]-[.C161];[.$AC$106]-[.$AB$106];[.D161]-[.AH161]-[.AI161]))" office:value-type="float" office:value="0" calcext:value-type="float">
            <text:p>0</text:p>
          </table:table-cell>
          <table:table-cell table:formula="of:=IF([.AC161]=&quot;&quot;;0;MIN([.$AD$106]-[.C161];[.$AD$106]-[.$AC$106];[.D161]-[.AH161]-[.AI161]-[.AJ161]))" office:value-type="float" office:value="0" calcext:value-type="float">
            <text:p>0</text:p>
          </table:table-cell>
          <table:table-cell table:formula="of:=IF([.AD161]=&quot;&quot;;0;MIN([.$AE$106]-[.C161];[.$AE$106]-[.$AD$106];[.D161]-[.AH161]-[.AI161]-[.AJ161]-[.AK161]))" office:value-type="float" office:value="0" calcext:value-type="float">
            <text:p>0</text:p>
          </table:table-cell>
          <table:table-cell table:formula="of:=IF([.AE161]=&quot;&quot;;0;MIN([.$AF$106]-[.C161];[.$AF$106]-[.$AE$106];[.D161]-[.AH161]-[.AI161]-[.AJ161]-[.AK161]-[.AL161]))" office:value-type="float" office:value="0" calcext:value-type="float">
            <text:p>0</text:p>
          </table:table-cell>
          <table:table-cell table:formula="of:=IF([.AF161]=&quot;&quot;;0;MIN([.$AG$106]-[.C161];[.$AG$106]-[.$AF$106];[.D161]-[.AH161]-[.AI161]-[.AJ161]-[.AK161]-[.AL161]-[.AM161]))" office:value-type="float" office:value="0" calcext:value-type="float">
            <text:p>0</text:p>
          </table:table-cell>
          <table:table-cell/>
          <table:table-cell table:style-name="ce2" table:formula="of:=IF([.AH161]&gt;=1;[.$AH$112]&amp;&quot;*&quot;&amp;[.AH161]&amp;&quot; &quot;;&quot;&quot;)&amp;IF([.AI161]&gt;=1;[.$AI$112]&amp;&quot;*&quot;&amp;[.AI161]&amp;&quot; &quot;;&quot;&quot;)&amp;IF([.AJ161]&gt;=1;[.$AJ$112]&amp;&quot;*&quot;&amp;[.AJ161]&amp;&quot; &quot;;&quot;&quot;)&amp;IF([.AK161]&gt;=1;[.$AK$112]&amp;&quot;*&quot;&amp;[.AK161]&amp;&quot; &quot;;&quot;&quot;)&amp;IF([.AL161]&gt;=1;[.$AL$112]&amp;&quot;*&quot;&amp;[.AL161]&amp;&quot; &quot;;&quot;&quot;)&amp;IF([.AM161]&gt;=1;[.$AM$112]&amp;&quot;*&quot;&amp;[.AM161]&amp;&quot; &quot;;&quot;&quot;)&amp;IF([.AN161]&gt;=1;[.$AN$112]&amp;&quot;*&quot;&amp;[.AN161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formula="of:=IF([.$B$6]=&quot;Y&quot;;&quot;%&quot;;&quot;&quot;)&amp;IF([.U161]=&quot;Y&quot;;&quot;\acciaccatura s8 &quot;;&quot;&quot;)&amp;[.AP161]&amp;&quot; &quot;&amp;IF([.E161]=&quot;b&quot;;&quot;\break&quot;;IF([.E161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7]&lt;[.$AZ$9];[.AZ157]+1;&quot;-&quot;)" office:value-type="float" office:value="38" calcext:value-type="float">
            <text:p>38</text:p>
          </table:table-cell>
          <table:table-cell table:formula="of:=IF([.AZ157]&lt;[.$AZ$9];[.BA157];&quot;-&quot;)" office:value-type="float" office:value="3" calcext:value-type="float">
            <text:p>3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number-columns-repeated="10"/>
        </table:table-row>
        <table:table-row table:style-name="ro1">
          <table:table-cell table:formula="of:=IF([.E161]=&quot;pb&quot;;[.A161]+1;[.A161])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table:style-name="ce7" table:formula="of:=IF([.C163]=&quot;&quot;;&quot;&quot;;[.C163]-[.C16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2];[.$Z$106:.$AG$106];1)" office:value-type="float" office:value="1" calcext:value-type="float">
            <text:p>1</text:p>
          </table:table-cell>
          <table:table-cell table:style-name="ce44" table:formula="of:=MATCH([.D162]+[.C162];[.$Z$106:.$AG$106];1)" office:value-type="float" office:value="1" calcext:value-type="float">
            <text:p>1</text:p>
          </table:table-cell>
          <table:table-cell table:style-name="ce2" table:formula="of:=IF(AND([.Z$112]&lt;=[.$Y162];[.Z$112]&gt;=[.$X16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2];[.AA$112]&gt;=[.$X162]);INDEX([.$Z$106:.$AG$106];[.AA$112]);&quot;&quot;)">
            <text:p/>
          </table:table-cell>
          <table:table-cell table:style-name="ce2" table:formula="of:=IF(AND([.AB$112]&lt;=[.$Y162];[.AB$112]&gt;=[.$X162]);INDEX([.$Z$106:.$AG$106];[.AB$112]);&quot;&quot;)">
            <text:p/>
          </table:table-cell>
          <table:table-cell table:style-name="ce2" table:formula="of:=IF(AND([.AC$112]&lt;=[.$Y162];[.AC$112]&gt;=[.$X162]);INDEX([.$Z$106:.$AG$106];[.AC$112]);&quot;&quot;)">
            <text:p/>
          </table:table-cell>
          <table:table-cell table:style-name="ce2" table:formula="of:=IF(AND([.AD$112]&lt;=[.$Y162];[.AD$112]&gt;=[.$X162]);INDEX([.$Z$106:.$AG$106];[.AD$112]);&quot;&quot;)">
            <text:p/>
          </table:table-cell>
          <table:table-cell table:style-name="ce2" table:formula="of:=IF(AND([.AE$112]&lt;=[.$Y162];[.AE$112]&gt;=[.$X162]);INDEX([.$Z$106:.$AG$106];[.AE$112]);&quot;&quot;)">
            <text:p/>
          </table:table-cell>
          <table:table-cell table:style-name="ce2" table:formula="of:=IF(AND([.AF$112]&lt;=[.$Y162];[.AF$112]&gt;=[.$X162]);INDEX([.$Z$106:.$AG$106];[.AF$112]);&quot;&quot;)">
            <text:p/>
          </table:table-cell>
          <table:table-cell table:style-name="ce2" table:formula="of:=IF(AND([.AG$112]&lt;=[.$Y162];[.AG$112]&gt;=[.$X162]);INDEX([.$Z$106:.$AG$106];[.AG$112]);&quot;&quot;)">
            <text:p/>
          </table:table-cell>
          <table:table-cell table:formula="of:=IF([.Z162]=&quot;&quot;;0;MIN([.D162];[.$AA$106]-[.C162]))" office:value-type="float" office:value="7" calcext:value-type="float">
            <text:p>7</text:p>
          </table:table-cell>
          <table:table-cell table:formula="of:=IF([.AA162]=&quot;&quot;;0;MIN([.$AB$106]-[.C162];[.$AB$106]-[.$AA$106];[.D162]-[.AH162]))" office:value-type="float" office:value="0" calcext:value-type="float">
            <text:p>0</text:p>
          </table:table-cell>
          <table:table-cell table:formula="of:=IF([.AB162]=&quot;&quot;;0;MIN([.$AC$106]-[.C162];[.$AC$106]-[.$AB$106];[.D162]-[.AH162]-[.AI162]))" office:value-type="float" office:value="0" calcext:value-type="float">
            <text:p>0</text:p>
          </table:table-cell>
          <table:table-cell table:formula="of:=IF([.AC162]=&quot;&quot;;0;MIN([.$AD$106]-[.C162];[.$AD$106]-[.$AC$106];[.D162]-[.AH162]-[.AI162]-[.AJ162]))" office:value-type="float" office:value="0" calcext:value-type="float">
            <text:p>0</text:p>
          </table:table-cell>
          <table:table-cell table:formula="of:=IF([.AD162]=&quot;&quot;;0;MIN([.$AE$106]-[.C162];[.$AE$106]-[.$AD$106];[.D162]-[.AH162]-[.AI162]-[.AJ162]-[.AK162]))" office:value-type="float" office:value="0" calcext:value-type="float">
            <text:p>0</text:p>
          </table:table-cell>
          <table:table-cell table:formula="of:=IF([.AE162]=&quot;&quot;;0;MIN([.$AF$106]-[.C162];[.$AF$106]-[.$AE$106];[.D162]-[.AH162]-[.AI162]-[.AJ162]-[.AK162]-[.AL162]))" office:value-type="float" office:value="0" calcext:value-type="float">
            <text:p>0</text:p>
          </table:table-cell>
          <table:table-cell table:formula="of:=IF([.AF162]=&quot;&quot;;0;MIN([.$AG$106]-[.C162];[.$AG$106]-[.$AF$106];[.D162]-[.AH162]-[.AI162]-[.AJ162]-[.AK162]-[.AL162]-[.AM162]))" office:value-type="float" office:value="0" calcext:value-type="float">
            <text:p>0</text:p>
          </table:table-cell>
          <table:table-cell/>
          <table:table-cell table:style-name="ce2" table:formula="of:=IF([.AH162]&gt;=1;[.$AH$112]&amp;&quot;*&quot;&amp;[.AH162]&amp;&quot; &quot;;&quot;&quot;)&amp;IF([.AI162]&gt;=1;[.$AI$112]&amp;&quot;*&quot;&amp;[.AI162]&amp;&quot; &quot;;&quot;&quot;)&amp;IF([.AJ162]&gt;=1;[.$AJ$112]&amp;&quot;*&quot;&amp;[.AJ162]&amp;&quot; &quot;;&quot;&quot;)&amp;IF([.AK162]&gt;=1;[.$AK$112]&amp;&quot;*&quot;&amp;[.AK162]&amp;&quot; &quot;;&quot;&quot;)&amp;IF([.AL162]&gt;=1;[.$AL$112]&amp;&quot;*&quot;&amp;[.AL162]&amp;&quot; &quot;;&quot;&quot;)&amp;IF([.AM162]&gt;=1;[.$AM$112]&amp;&quot;*&quot;&amp;[.AM162]&amp;&quot; &quot;;&quot;&quot;)&amp;IF([.AN162]&gt;=1;[.$AN$112]&amp;&quot;*&quot;&amp;[.AN162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formula="of:=IF([.$B$6]=&quot;Y&quot;;&quot;%&quot;;&quot;&quot;)&amp;IF([.U162]=&quot;Y&quot;;&quot;\acciaccatura s8 &quot;;&quot;&quot;)&amp;[.AP162]&amp;&quot; &quot;&amp;IF([.E162]=&quot;b&quot;;&quot;\break&quot;;IF([.E162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58]&lt;[.$AZ$9];[.AZ158]+1;&quot;-&quot;)" office:value-type="float" office:value="38" calcext:value-type="float">
            <text:p>38</text:p>
          </table:table-cell>
          <table:table-cell table:formula="of:=IF([.AZ158]&lt;[.$AZ$9];[.BA158];&quot;-&quot;)" office:value-type="float" office:value="4" calcext:value-type="float">
            <text:p>4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 table:formula="of:=IF([.E162]=&quot;pb&quot;;[.A162]+1;[.A162])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164]=&quot;&quot;;&quot;&quot;;[.C164]-[.C16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3];[.$Z$106:.$AG$106];1)" office:value-type="float" office:value="1" calcext:value-type="float">
            <text:p>1</text:p>
          </table:table-cell>
          <table:table-cell table:style-name="ce44" table:formula="of:=MATCH([.D163]+[.C163];[.$Z$106:.$AG$106];1)" office:value-type="float" office:value="1" calcext:value-type="float">
            <text:p>1</text:p>
          </table:table-cell>
          <table:table-cell table:style-name="ce2" table:formula="of:=IF(AND([.Z$112]&lt;=[.$Y163];[.Z$112]&gt;=[.$X16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3];[.AA$112]&gt;=[.$X163]);INDEX([.$Z$106:.$AG$106];[.AA$112]);&quot;&quot;)">
            <text:p/>
          </table:table-cell>
          <table:table-cell table:style-name="ce2" table:formula="of:=IF(AND([.AB$112]&lt;=[.$Y163];[.AB$112]&gt;=[.$X163]);INDEX([.$Z$106:.$AG$106];[.AB$112]);&quot;&quot;)">
            <text:p/>
          </table:table-cell>
          <table:table-cell table:style-name="ce2" table:formula="of:=IF(AND([.AC$112]&lt;=[.$Y163];[.AC$112]&gt;=[.$X163]);INDEX([.$Z$106:.$AG$106];[.AC$112]);&quot;&quot;)">
            <text:p/>
          </table:table-cell>
          <table:table-cell table:style-name="ce2" table:formula="of:=IF(AND([.AD$112]&lt;=[.$Y163];[.AD$112]&gt;=[.$X163]);INDEX([.$Z$106:.$AG$106];[.AD$112]);&quot;&quot;)">
            <text:p/>
          </table:table-cell>
          <table:table-cell table:style-name="ce2" table:formula="of:=IF(AND([.AE$112]&lt;=[.$Y163];[.AE$112]&gt;=[.$X163]);INDEX([.$Z$106:.$AG$106];[.AE$112]);&quot;&quot;)">
            <text:p/>
          </table:table-cell>
          <table:table-cell table:style-name="ce2" table:formula="of:=IF(AND([.AF$112]&lt;=[.$Y163];[.AF$112]&gt;=[.$X163]);INDEX([.$Z$106:.$AG$106];[.AF$112]);&quot;&quot;)">
            <text:p/>
          </table:table-cell>
          <table:table-cell table:style-name="ce2" table:formula="of:=IF(AND([.AG$112]&lt;=[.$Y163];[.AG$112]&gt;=[.$X163]);INDEX([.$Z$106:.$AG$106];[.AG$112]);&quot;&quot;)">
            <text:p/>
          </table:table-cell>
          <table:table-cell table:formula="of:=IF([.Z163]=&quot;&quot;;0;MIN([.D163];[.$AA$106]-[.C163]))" office:value-type="float" office:value="7" calcext:value-type="float">
            <text:p>7</text:p>
          </table:table-cell>
          <table:table-cell table:formula="of:=IF([.AA163]=&quot;&quot;;0;MIN([.$AB$106]-[.C163];[.$AB$106]-[.$AA$106];[.D163]-[.AH163]))" office:value-type="float" office:value="0" calcext:value-type="float">
            <text:p>0</text:p>
          </table:table-cell>
          <table:table-cell table:formula="of:=IF([.AB163]=&quot;&quot;;0;MIN([.$AC$106]-[.C163];[.$AC$106]-[.$AB$106];[.D163]-[.AH163]-[.AI163]))" office:value-type="float" office:value="0" calcext:value-type="float">
            <text:p>0</text:p>
          </table:table-cell>
          <table:table-cell table:formula="of:=IF([.AC163]=&quot;&quot;;0;MIN([.$AD$106]-[.C163];[.$AD$106]-[.$AC$106];[.D163]-[.AH163]-[.AI163]-[.AJ163]))" office:value-type="float" office:value="0" calcext:value-type="float">
            <text:p>0</text:p>
          </table:table-cell>
          <table:table-cell table:formula="of:=IF([.AD163]=&quot;&quot;;0;MIN([.$AE$106]-[.C163];[.$AE$106]-[.$AD$106];[.D163]-[.AH163]-[.AI163]-[.AJ163]-[.AK163]))" office:value-type="float" office:value="0" calcext:value-type="float">
            <text:p>0</text:p>
          </table:table-cell>
          <table:table-cell table:formula="of:=IF([.AE163]=&quot;&quot;;0;MIN([.$AF$106]-[.C163];[.$AF$106]-[.$AE$106];[.D163]-[.AH163]-[.AI163]-[.AJ163]-[.AK163]-[.AL163]))" office:value-type="float" office:value="0" calcext:value-type="float">
            <text:p>0</text:p>
          </table:table-cell>
          <table:table-cell table:formula="of:=IF([.AF163]=&quot;&quot;;0;MIN([.$AG$106]-[.C163];[.$AG$106]-[.$AF$106];[.D163]-[.AH163]-[.AI163]-[.AJ163]-[.AK163]-[.AL163]-[.AM163]))" office:value-type="float" office:value="0" calcext:value-type="float">
            <text:p>0</text:p>
          </table:table-cell>
          <table:table-cell/>
          <table:table-cell table:style-name="ce2" table:formula="of:=IF([.AH163]&gt;=1;[.$AH$112]&amp;&quot;*&quot;&amp;[.AH163]&amp;&quot; &quot;;&quot;&quot;)&amp;IF([.AI163]&gt;=1;[.$AI$112]&amp;&quot;*&quot;&amp;[.AI163]&amp;&quot; &quot;;&quot;&quot;)&amp;IF([.AJ163]&gt;=1;[.$AJ$112]&amp;&quot;*&quot;&amp;[.AJ163]&amp;&quot; &quot;;&quot;&quot;)&amp;IF([.AK163]&gt;=1;[.$AK$112]&amp;&quot;*&quot;&amp;[.AK163]&amp;&quot; &quot;;&quot;&quot;)&amp;IF([.AL163]&gt;=1;[.$AL$112]&amp;&quot;*&quot;&amp;[.AL163]&amp;&quot; &quot;;&quot;&quot;)&amp;IF([.AM163]&gt;=1;[.$AM$112]&amp;&quot;*&quot;&amp;[.AM163]&amp;&quot; &quot;;&quot;&quot;)&amp;IF([.AN163]&gt;=1;[.$AN$112]&amp;&quot;*&quot;&amp;[.AN16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formula="of:=IF([.$B$6]=&quot;Y&quot;;&quot;%&quot;;&quot;&quot;)&amp;IF([.U163]=&quot;Y&quot;;&quot;\acciaccatura s8 &quot;;&quot;&quot;)&amp;[.AP163]&amp;&quot; &quot;&amp;IF([.E163]=&quot;b&quot;;&quot;\break&quot;;IF([.E16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59]&lt;[.$AZ$9];[.AZ159]+1;&quot;-&quot;)" office:value-type="float" office:value="39" calcext:value-type="float">
            <text:p>39</text:p>
          </table:table-cell>
          <table:table-cell table:formula="of:=IF([.AZ159]&lt;[.$AZ$9];[.BA159];&quot;-&quot;)" office:value-type="float" office:value="1" calcext:value-type="float">
            <text:p>1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3]=&quot;pb&quot;;[.A163]+1;[.A163])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table:style-name="ce7" table:formula="of:=IF([.C165]=&quot;&quot;;&quot;&quot;;[.C165]-[.C16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64];[.$Z$106:.$AG$106];1)" office:value-type="float" office:value="1" calcext:value-type="float">
            <text:p>1</text:p>
          </table:table-cell>
          <table:table-cell table:style-name="ce44" table:formula="of:=MATCH([.D164]+[.C164];[.$Z$106:.$AG$106];1)" office:value-type="float" office:value="1" calcext:value-type="float">
            <text:p>1</text:p>
          </table:table-cell>
          <table:table-cell table:style-name="ce2" table:formula="of:=IF(AND([.Z$112]&lt;=[.$Y164];[.Z$112]&gt;=[.$X16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4];[.AA$112]&gt;=[.$X164]);INDEX([.$Z$106:.$AG$106];[.AA$112]);&quot;&quot;)">
            <text:p/>
          </table:table-cell>
          <table:table-cell table:style-name="ce2" table:formula="of:=IF(AND([.AB$112]&lt;=[.$Y164];[.AB$112]&gt;=[.$X164]);INDEX([.$Z$106:.$AG$106];[.AB$112]);&quot;&quot;)">
            <text:p/>
          </table:table-cell>
          <table:table-cell table:style-name="ce2" table:formula="of:=IF(AND([.AC$112]&lt;=[.$Y164];[.AC$112]&gt;=[.$X164]);INDEX([.$Z$106:.$AG$106];[.AC$112]);&quot;&quot;)">
            <text:p/>
          </table:table-cell>
          <table:table-cell table:style-name="ce2" table:formula="of:=IF(AND([.AD$112]&lt;=[.$Y164];[.AD$112]&gt;=[.$X164]);INDEX([.$Z$106:.$AG$106];[.AD$112]);&quot;&quot;)">
            <text:p/>
          </table:table-cell>
          <table:table-cell table:style-name="ce2" table:formula="of:=IF(AND([.AE$112]&lt;=[.$Y164];[.AE$112]&gt;=[.$X164]);INDEX([.$Z$106:.$AG$106];[.AE$112]);&quot;&quot;)">
            <text:p/>
          </table:table-cell>
          <table:table-cell table:style-name="ce2" table:formula="of:=IF(AND([.AF$112]&lt;=[.$Y164];[.AF$112]&gt;=[.$X164]);INDEX([.$Z$106:.$AG$106];[.AF$112]);&quot;&quot;)">
            <text:p/>
          </table:table-cell>
          <table:table-cell table:style-name="ce2" table:formula="of:=IF(AND([.AG$112]&lt;=[.$Y164];[.AG$112]&gt;=[.$X164]);INDEX([.$Z$106:.$AG$106];[.AG$112]);&quot;&quot;)">
            <text:p/>
          </table:table-cell>
          <table:table-cell table:formula="of:=IF([.Z164]=&quot;&quot;;0;MIN([.D164];[.$AA$106]-[.C164]))" office:value-type="float" office:value="4" calcext:value-type="float">
            <text:p>4</text:p>
          </table:table-cell>
          <table:table-cell table:formula="of:=IF([.AA164]=&quot;&quot;;0;MIN([.$AB$106]-[.C164];[.$AB$106]-[.$AA$106];[.D164]-[.AH164]))" office:value-type="float" office:value="0" calcext:value-type="float">
            <text:p>0</text:p>
          </table:table-cell>
          <table:table-cell table:formula="of:=IF([.AB164]=&quot;&quot;;0;MIN([.$AC$106]-[.C164];[.$AC$106]-[.$AB$106];[.D164]-[.AH164]-[.AI164]))" office:value-type="float" office:value="0" calcext:value-type="float">
            <text:p>0</text:p>
          </table:table-cell>
          <table:table-cell table:formula="of:=IF([.AC164]=&quot;&quot;;0;MIN([.$AD$106]-[.C164];[.$AD$106]-[.$AC$106];[.D164]-[.AH164]-[.AI164]-[.AJ164]))" office:value-type="float" office:value="0" calcext:value-type="float">
            <text:p>0</text:p>
          </table:table-cell>
          <table:table-cell table:formula="of:=IF([.AD164]=&quot;&quot;;0;MIN([.$AE$106]-[.C164];[.$AE$106]-[.$AD$106];[.D164]-[.AH164]-[.AI164]-[.AJ164]-[.AK164]))" office:value-type="float" office:value="0" calcext:value-type="float">
            <text:p>0</text:p>
          </table:table-cell>
          <table:table-cell table:formula="of:=IF([.AE164]=&quot;&quot;;0;MIN([.$AF$106]-[.C164];[.$AF$106]-[.$AE$106];[.D164]-[.AH164]-[.AI164]-[.AJ164]-[.AK164]-[.AL164]))" office:value-type="float" office:value="0" calcext:value-type="float">
            <text:p>0</text:p>
          </table:table-cell>
          <table:table-cell table:formula="of:=IF([.AF164]=&quot;&quot;;0;MIN([.$AG$106]-[.C164];[.$AG$106]-[.$AF$106];[.D164]-[.AH164]-[.AI164]-[.AJ164]-[.AK164]-[.AL164]-[.AM164]))" office:value-type="float" office:value="0" calcext:value-type="float">
            <text:p>0</text:p>
          </table:table-cell>
          <table:table-cell/>
          <table:table-cell table:style-name="ce2" table:formula="of:=IF([.AH164]&gt;=1;[.$AH$112]&amp;&quot;*&quot;&amp;[.AH164]&amp;&quot; &quot;;&quot;&quot;)&amp;IF([.AI164]&gt;=1;[.$AI$112]&amp;&quot;*&quot;&amp;[.AI164]&amp;&quot; &quot;;&quot;&quot;)&amp;IF([.AJ164]&gt;=1;[.$AJ$112]&amp;&quot;*&quot;&amp;[.AJ164]&amp;&quot; &quot;;&quot;&quot;)&amp;IF([.AK164]&gt;=1;[.$AK$112]&amp;&quot;*&quot;&amp;[.AK164]&amp;&quot; &quot;;&quot;&quot;)&amp;IF([.AL164]&gt;=1;[.$AL$112]&amp;&quot;*&quot;&amp;[.AL164]&amp;&quot; &quot;;&quot;&quot;)&amp;IF([.AM164]&gt;=1;[.$AM$112]&amp;&quot;*&quot;&amp;[.AM164]&amp;&quot; &quot;;&quot;&quot;)&amp;IF([.AN164]&gt;=1;[.$AN$112]&amp;&quot;*&quot;&amp;[.AN16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formula="of:=IF([.$B$6]=&quot;Y&quot;;&quot;%&quot;;&quot;&quot;)&amp;IF([.U164]=&quot;Y&quot;;&quot;\acciaccatura s8 &quot;;&quot;&quot;)&amp;[.AP164]&amp;&quot; &quot;&amp;IF([.E164]=&quot;b&quot;;&quot;\break&quot;;IF([.E16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60]&lt;[.$AZ$9];[.AZ160]+1;&quot;-&quot;)" office:value-type="float" office:value="39" calcext:value-type="float">
            <text:p>39</text:p>
          </table:table-cell>
          <table:table-cell table:formula="of:=IF([.AZ160]&lt;[.$AZ$9];[.BA160];&quot;-&quot;)" office:value-type="float" office:value="2" calcext:value-type="float">
            <text:p>2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164]=&quot;pb&quot;;[.A164]+1;[.A164])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table:style-name="ce7" table:formula="of:=IF([.C166]=&quot;&quot;;&quot;&quot;;[.C166]-[.C165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65];[.$Z$106:.$AG$106];1)" office:value-type="float" office:value="1" calcext:value-type="float">
            <text:p>1</text:p>
          </table:table-cell>
          <table:table-cell table:style-name="ce44" table:formula="of:=MATCH([.D165]+[.C165];[.$Z$106:.$AG$106];1)" office:value-type="float" office:value="1" calcext:value-type="float">
            <text:p>1</text:p>
          </table:table-cell>
          <table:table-cell table:style-name="ce2" table:formula="of:=IF(AND([.Z$112]&lt;=[.$Y165];[.Z$112]&gt;=[.$X16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5];[.AA$112]&gt;=[.$X165]);INDEX([.$Z$106:.$AG$106];[.AA$112]);&quot;&quot;)">
            <text:p/>
          </table:table-cell>
          <table:table-cell table:style-name="ce2" table:formula="of:=IF(AND([.AB$112]&lt;=[.$Y165];[.AB$112]&gt;=[.$X165]);INDEX([.$Z$106:.$AG$106];[.AB$112]);&quot;&quot;)">
            <text:p/>
          </table:table-cell>
          <table:table-cell table:style-name="ce2" table:formula="of:=IF(AND([.AC$112]&lt;=[.$Y165];[.AC$112]&gt;=[.$X165]);INDEX([.$Z$106:.$AG$106];[.AC$112]);&quot;&quot;)">
            <text:p/>
          </table:table-cell>
          <table:table-cell table:style-name="ce2" table:formula="of:=IF(AND([.AD$112]&lt;=[.$Y165];[.AD$112]&gt;=[.$X165]);INDEX([.$Z$106:.$AG$106];[.AD$112]);&quot;&quot;)">
            <text:p/>
          </table:table-cell>
          <table:table-cell table:style-name="ce2" table:formula="of:=IF(AND([.AE$112]&lt;=[.$Y165];[.AE$112]&gt;=[.$X165]);INDEX([.$Z$106:.$AG$106];[.AE$112]);&quot;&quot;)">
            <text:p/>
          </table:table-cell>
          <table:table-cell table:style-name="ce2" table:formula="of:=IF(AND([.AF$112]&lt;=[.$Y165];[.AF$112]&gt;=[.$X165]);INDEX([.$Z$106:.$AG$106];[.AF$112]);&quot;&quot;)">
            <text:p/>
          </table:table-cell>
          <table:table-cell table:style-name="ce2" table:formula="of:=IF(AND([.AG$112]&lt;=[.$Y165];[.AG$112]&gt;=[.$X165]);INDEX([.$Z$106:.$AG$106];[.AG$112]);&quot;&quot;)">
            <text:p/>
          </table:table-cell>
          <table:table-cell table:formula="of:=IF([.Z165]=&quot;&quot;;0;MIN([.D165];[.$AA$106]-[.C165]))" office:value-type="float" office:value="8" calcext:value-type="float">
            <text:p>8</text:p>
          </table:table-cell>
          <table:table-cell table:formula="of:=IF([.AA165]=&quot;&quot;;0;MIN([.$AB$106]-[.C165];[.$AB$106]-[.$AA$106];[.D165]-[.AH165]))" office:value-type="float" office:value="0" calcext:value-type="float">
            <text:p>0</text:p>
          </table:table-cell>
          <table:table-cell table:formula="of:=IF([.AB165]=&quot;&quot;;0;MIN([.$AC$106]-[.C165];[.$AC$106]-[.$AB$106];[.D165]-[.AH165]-[.AI165]))" office:value-type="float" office:value="0" calcext:value-type="float">
            <text:p>0</text:p>
          </table:table-cell>
          <table:table-cell table:formula="of:=IF([.AC165]=&quot;&quot;;0;MIN([.$AD$106]-[.C165];[.$AD$106]-[.$AC$106];[.D165]-[.AH165]-[.AI165]-[.AJ165]))" office:value-type="float" office:value="0" calcext:value-type="float">
            <text:p>0</text:p>
          </table:table-cell>
          <table:table-cell table:formula="of:=IF([.AD165]=&quot;&quot;;0;MIN([.$AE$106]-[.C165];[.$AE$106]-[.$AD$106];[.D165]-[.AH165]-[.AI165]-[.AJ165]-[.AK165]))" office:value-type="float" office:value="0" calcext:value-type="float">
            <text:p>0</text:p>
          </table:table-cell>
          <table:table-cell table:formula="of:=IF([.AE165]=&quot;&quot;;0;MIN([.$AF$106]-[.C165];[.$AF$106]-[.$AE$106];[.D165]-[.AH165]-[.AI165]-[.AJ165]-[.AK165]-[.AL165]))" office:value-type="float" office:value="0" calcext:value-type="float">
            <text:p>0</text:p>
          </table:table-cell>
          <table:table-cell table:formula="of:=IF([.AF165]=&quot;&quot;;0;MIN([.$AG$106]-[.C165];[.$AG$106]-[.$AF$106];[.D165]-[.AH165]-[.AI165]-[.AJ165]-[.AK165]-[.AL165]-[.AM165]))" office:value-type="float" office:value="0" calcext:value-type="float">
            <text:p>0</text:p>
          </table:table-cell>
          <table:table-cell/>
          <table:table-cell table:style-name="ce2" table:formula="of:=IF([.AH165]&gt;=1;[.$AH$112]&amp;&quot;*&quot;&amp;[.AH165]&amp;&quot; &quot;;&quot;&quot;)&amp;IF([.AI165]&gt;=1;[.$AI$112]&amp;&quot;*&quot;&amp;[.AI165]&amp;&quot; &quot;;&quot;&quot;)&amp;IF([.AJ165]&gt;=1;[.$AJ$112]&amp;&quot;*&quot;&amp;[.AJ165]&amp;&quot; &quot;;&quot;&quot;)&amp;IF([.AK165]&gt;=1;[.$AK$112]&amp;&quot;*&quot;&amp;[.AK165]&amp;&quot; &quot;;&quot;&quot;)&amp;IF([.AL165]&gt;=1;[.$AL$112]&amp;&quot;*&quot;&amp;[.AL165]&amp;&quot; &quot;;&quot;&quot;)&amp;IF([.AM165]&gt;=1;[.$AM$112]&amp;&quot;*&quot;&amp;[.AM165]&amp;&quot; &quot;;&quot;&quot;)&amp;IF([.AN165]&gt;=1;[.$AN$112]&amp;&quot;*&quot;&amp;[.AN165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    #'((Y-offset . 112)" calcext:value-type="string">
            <text:p><text:s text:c="4"/>#'((Y-offset . 112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formula="of:=IF([.$B$6]=&quot;Y&quot;;&quot;%&quot;;&quot;&quot;)&amp;IF([.U165]=&quot;Y&quot;;&quot;\acciaccatura s8 &quot;;&quot;&quot;)&amp;[.AP165]&amp;&quot; &quot;&amp;IF([.E165]=&quot;b&quot;;&quot;\break&quot;;IF([.E165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1]&lt;[.$AZ$9];[.AZ161]+1;&quot;-&quot;)" office:value-type="float" office:value="39" calcext:value-type="float">
            <text:p>39</text:p>
          </table:table-cell>
          <table:table-cell table:formula="of:=IF([.AZ161]&lt;[.$AZ$9];[.BA161];&quot;-&quot;)" office:value-type="float" office:value="3" calcext:value-type="float">
            <text:p>3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number-columns-repeated="10"/>
        </table:table-row>
        <table:table-row table:style-name="ro1">
          <table:table-cell table:formula="of:=IF([.E165]=&quot;pb&quot;;[.A165]+1;[.A165])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93" calcext:value-type="float">
            <text:p>293</text:p>
          </table:table-cell>
          <table:table-cell table:style-name="ce7" table:formula="of:=IF([.C167]=&quot;&quot;;&quot;&quot;;[.C167]-[.C16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6];[.$Z$106:.$AG$106];1)" office:value-type="float" office:value="1" calcext:value-type="float">
            <text:p>1</text:p>
          </table:table-cell>
          <table:table-cell table:style-name="ce44" table:formula="of:=MATCH([.D166]+[.C166];[.$Z$106:.$AG$106];1)" office:value-type="float" office:value="1" calcext:value-type="float">
            <text:p>1</text:p>
          </table:table-cell>
          <table:table-cell table:style-name="ce2" table:formula="of:=IF(AND([.Z$112]&lt;=[.$Y166];[.Z$112]&gt;=[.$X16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6];[.AA$112]&gt;=[.$X166]);INDEX([.$Z$106:.$AG$106];[.AA$112]);&quot;&quot;)">
            <text:p/>
          </table:table-cell>
          <table:table-cell table:style-name="ce2" table:formula="of:=IF(AND([.AB$112]&lt;=[.$Y166];[.AB$112]&gt;=[.$X166]);INDEX([.$Z$106:.$AG$106];[.AB$112]);&quot;&quot;)">
            <text:p/>
          </table:table-cell>
          <table:table-cell table:style-name="ce2" table:formula="of:=IF(AND([.AC$112]&lt;=[.$Y166];[.AC$112]&gt;=[.$X166]);INDEX([.$Z$106:.$AG$106];[.AC$112]);&quot;&quot;)">
            <text:p/>
          </table:table-cell>
          <table:table-cell table:style-name="ce2" table:formula="of:=IF(AND([.AD$112]&lt;=[.$Y166];[.AD$112]&gt;=[.$X166]);INDEX([.$Z$106:.$AG$106];[.AD$112]);&quot;&quot;)">
            <text:p/>
          </table:table-cell>
          <table:table-cell table:style-name="ce2" table:formula="of:=IF(AND([.AE$112]&lt;=[.$Y166];[.AE$112]&gt;=[.$X166]);INDEX([.$Z$106:.$AG$106];[.AE$112]);&quot;&quot;)">
            <text:p/>
          </table:table-cell>
          <table:table-cell table:style-name="ce2" table:formula="of:=IF(AND([.AF$112]&lt;=[.$Y166];[.AF$112]&gt;=[.$X166]);INDEX([.$Z$106:.$AG$106];[.AF$112]);&quot;&quot;)">
            <text:p/>
          </table:table-cell>
          <table:table-cell table:style-name="ce2" table:formula="of:=IF(AND([.AG$112]&lt;=[.$Y166];[.AG$112]&gt;=[.$X166]);INDEX([.$Z$106:.$AG$106];[.AG$112]);&quot;&quot;)">
            <text:p/>
          </table:table-cell>
          <table:table-cell table:formula="of:=IF([.Z166]=&quot;&quot;;0;MIN([.D166];[.$AA$106]-[.C166]))" office:value-type="float" office:value="8" calcext:value-type="float">
            <text:p>8</text:p>
          </table:table-cell>
          <table:table-cell table:formula="of:=IF([.AA166]=&quot;&quot;;0;MIN([.$AB$106]-[.C166];[.$AB$106]-[.$AA$106];[.D166]-[.AH166]))" office:value-type="float" office:value="0" calcext:value-type="float">
            <text:p>0</text:p>
          </table:table-cell>
          <table:table-cell table:formula="of:=IF([.AB166]=&quot;&quot;;0;MIN([.$AC$106]-[.C166];[.$AC$106]-[.$AB$106];[.D166]-[.AH166]-[.AI166]))" office:value-type="float" office:value="0" calcext:value-type="float">
            <text:p>0</text:p>
          </table:table-cell>
          <table:table-cell table:formula="of:=IF([.AC166]=&quot;&quot;;0;MIN([.$AD$106]-[.C166];[.$AD$106]-[.$AC$106];[.D166]-[.AH166]-[.AI166]-[.AJ166]))" office:value-type="float" office:value="0" calcext:value-type="float">
            <text:p>0</text:p>
          </table:table-cell>
          <table:table-cell table:formula="of:=IF([.AD166]=&quot;&quot;;0;MIN([.$AE$106]-[.C166];[.$AE$106]-[.$AD$106];[.D166]-[.AH166]-[.AI166]-[.AJ166]-[.AK166]))" office:value-type="float" office:value="0" calcext:value-type="float">
            <text:p>0</text:p>
          </table:table-cell>
          <table:table-cell table:formula="of:=IF([.AE166]=&quot;&quot;;0;MIN([.$AF$106]-[.C166];[.$AF$106]-[.$AE$106];[.D166]-[.AH166]-[.AI166]-[.AJ166]-[.AK166]-[.AL166]))" office:value-type="float" office:value="0" calcext:value-type="float">
            <text:p>0</text:p>
          </table:table-cell>
          <table:table-cell table:formula="of:=IF([.AF166]=&quot;&quot;;0;MIN([.$AG$106]-[.C166];[.$AG$106]-[.$AF$106];[.D166]-[.AH166]-[.AI166]-[.AJ166]-[.AK166]-[.AL166]-[.AM166]))" office:value-type="float" office:value="0" calcext:value-type="float">
            <text:p>0</text:p>
          </table:table-cell>
          <table:table-cell/>
          <table:table-cell table:style-name="ce2" table:formula="of:=IF([.AH166]&gt;=1;[.$AH$112]&amp;&quot;*&quot;&amp;[.AH166]&amp;&quot; &quot;;&quot;&quot;)&amp;IF([.AI166]&gt;=1;[.$AI$112]&amp;&quot;*&quot;&amp;[.AI166]&amp;&quot; &quot;;&quot;&quot;)&amp;IF([.AJ166]&gt;=1;[.$AJ$112]&amp;&quot;*&quot;&amp;[.AJ166]&amp;&quot; &quot;;&quot;&quot;)&amp;IF([.AK166]&gt;=1;[.$AK$112]&amp;&quot;*&quot;&amp;[.AK166]&amp;&quot; &quot;;&quot;&quot;)&amp;IF([.AL166]&gt;=1;[.$AL$112]&amp;&quot;*&quot;&amp;[.AL166]&amp;&quot; &quot;;&quot;&quot;)&amp;IF([.AM166]&gt;=1;[.$AM$112]&amp;&quot;*&quot;&amp;[.AM166]&amp;&quot; &quot;;&quot;&quot;)&amp;IF([.AN166]&gt;=1;[.$AN$112]&amp;&quot;*&quot;&amp;[.AN16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formula="of:=IF([.$B$6]=&quot;Y&quot;;&quot;%&quot;;&quot;&quot;)&amp;IF([.U166]=&quot;Y&quot;;&quot;\acciaccatura s8 &quot;;&quot;&quot;)&amp;[.AP166]&amp;&quot; &quot;&amp;IF([.E166]=&quot;b&quot;;&quot;\break&quot;;IF([.E166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62]&lt;[.$AZ$9];[.AZ162]+1;&quot;-&quot;)" office:value-type="float" office:value="39" calcext:value-type="float">
            <text:p>39</text:p>
          </table:table-cell>
          <table:table-cell table:formula="of:=IF([.AZ162]&lt;[.$AZ$9];[.BA162];&quot;-&quot;)" office:value-type="float" office:value="4" calcext:value-type="float">
            <text:p>4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166]=&quot;pb&quot;;[.A166]+1;[.A166]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168]=&quot;&quot;;&quot;&quot;;[.C168]-[.C16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67];[.$Z$106:.$AG$106];1)" office:value-type="float" office:value="1" calcext:value-type="float">
            <text:p>1</text:p>
          </table:table-cell>
          <table:table-cell table:style-name="ce44" table:formula="of:=MATCH([.D167]+[.C167];[.$Z$106:.$AG$106];1)" office:value-type="float" office:value="1" calcext:value-type="float">
            <text:p>1</text:p>
          </table:table-cell>
          <table:table-cell table:style-name="ce2" table:formula="of:=IF(AND([.Z$112]&lt;=[.$Y167];[.Z$112]&gt;=[.$X16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7];[.AA$112]&gt;=[.$X167]);INDEX([.$Z$106:.$AG$106];[.AA$112]);&quot;&quot;)">
            <text:p/>
          </table:table-cell>
          <table:table-cell table:style-name="ce2" table:formula="of:=IF(AND([.AB$112]&lt;=[.$Y167];[.AB$112]&gt;=[.$X167]);INDEX([.$Z$106:.$AG$106];[.AB$112]);&quot;&quot;)">
            <text:p/>
          </table:table-cell>
          <table:table-cell table:style-name="ce2" table:formula="of:=IF(AND([.AC$112]&lt;=[.$Y167];[.AC$112]&gt;=[.$X167]);INDEX([.$Z$106:.$AG$106];[.AC$112]);&quot;&quot;)">
            <text:p/>
          </table:table-cell>
          <table:table-cell table:style-name="ce2" table:formula="of:=IF(AND([.AD$112]&lt;=[.$Y167];[.AD$112]&gt;=[.$X167]);INDEX([.$Z$106:.$AG$106];[.AD$112]);&quot;&quot;)">
            <text:p/>
          </table:table-cell>
          <table:table-cell table:style-name="ce2" table:formula="of:=IF(AND([.AE$112]&lt;=[.$Y167];[.AE$112]&gt;=[.$X167]);INDEX([.$Z$106:.$AG$106];[.AE$112]);&quot;&quot;)">
            <text:p/>
          </table:table-cell>
          <table:table-cell table:style-name="ce2" table:formula="of:=IF(AND([.AF$112]&lt;=[.$Y167];[.AF$112]&gt;=[.$X167]);INDEX([.$Z$106:.$AG$106];[.AF$112]);&quot;&quot;)">
            <text:p/>
          </table:table-cell>
          <table:table-cell table:style-name="ce2" table:formula="of:=IF(AND([.AG$112]&lt;=[.$Y167];[.AG$112]&gt;=[.$X167]);INDEX([.$Z$106:.$AG$106];[.AG$112]);&quot;&quot;)">
            <text:p/>
          </table:table-cell>
          <table:table-cell table:formula="of:=IF([.Z167]=&quot;&quot;;0;MIN([.D167];[.$AA$106]-[.C167]))" office:value-type="float" office:value="5" calcext:value-type="float">
            <text:p>5</text:p>
          </table:table-cell>
          <table:table-cell table:formula="of:=IF([.AA167]=&quot;&quot;;0;MIN([.$AB$106]-[.C167];[.$AB$106]-[.$AA$106];[.D167]-[.AH167]))" office:value-type="float" office:value="0" calcext:value-type="float">
            <text:p>0</text:p>
          </table:table-cell>
          <table:table-cell table:formula="of:=IF([.AB167]=&quot;&quot;;0;MIN([.$AC$106]-[.C167];[.$AC$106]-[.$AB$106];[.D167]-[.AH167]-[.AI167]))" office:value-type="float" office:value="0" calcext:value-type="float">
            <text:p>0</text:p>
          </table:table-cell>
          <table:table-cell table:formula="of:=IF([.AC167]=&quot;&quot;;0;MIN([.$AD$106]-[.C167];[.$AD$106]-[.$AC$106];[.D167]-[.AH167]-[.AI167]-[.AJ167]))" office:value-type="float" office:value="0" calcext:value-type="float">
            <text:p>0</text:p>
          </table:table-cell>
          <table:table-cell table:formula="of:=IF([.AD167]=&quot;&quot;;0;MIN([.$AE$106]-[.C167];[.$AE$106]-[.$AD$106];[.D167]-[.AH167]-[.AI167]-[.AJ167]-[.AK167]))" office:value-type="float" office:value="0" calcext:value-type="float">
            <text:p>0</text:p>
          </table:table-cell>
          <table:table-cell table:formula="of:=IF([.AE167]=&quot;&quot;;0;MIN([.$AF$106]-[.C167];[.$AF$106]-[.$AE$106];[.D167]-[.AH167]-[.AI167]-[.AJ167]-[.AK167]-[.AL167]))" office:value-type="float" office:value="0" calcext:value-type="float">
            <text:p>0</text:p>
          </table:table-cell>
          <table:table-cell table:formula="of:=IF([.AF167]=&quot;&quot;;0;MIN([.$AG$106]-[.C167];[.$AG$106]-[.$AF$106];[.D167]-[.AH167]-[.AI167]-[.AJ167]-[.AK167]-[.AL167]-[.AM167]))" office:value-type="float" office:value="0" calcext:value-type="float">
            <text:p>0</text:p>
          </table:table-cell>
          <table:table-cell/>
          <table:table-cell table:style-name="ce2" table:formula="of:=IF([.AH167]&gt;=1;[.$AH$112]&amp;&quot;*&quot;&amp;[.AH167]&amp;&quot; &quot;;&quot;&quot;)&amp;IF([.AI167]&gt;=1;[.$AI$112]&amp;&quot;*&quot;&amp;[.AI167]&amp;&quot; &quot;;&quot;&quot;)&amp;IF([.AJ167]&gt;=1;[.$AJ$112]&amp;&quot;*&quot;&amp;[.AJ167]&amp;&quot; &quot;;&quot;&quot;)&amp;IF([.AK167]&gt;=1;[.$AK$112]&amp;&quot;*&quot;&amp;[.AK167]&amp;&quot; &quot;;&quot;&quot;)&amp;IF([.AL167]&gt;=1;[.$AL$112]&amp;&quot;*&quot;&amp;[.AL167]&amp;&quot; &quot;;&quot;&quot;)&amp;IF([.AM167]&gt;=1;[.$AM$112]&amp;&quot;*&quot;&amp;[.AM167]&amp;&quot; &quot;;&quot;&quot;)&amp;IF([.AN167]&gt;=1;[.$AN$112]&amp;&quot;*&quot;&amp;[.AN16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formula="of:=IF([.$B$6]=&quot;Y&quot;;&quot;%&quot;;&quot;&quot;)&amp;IF([.U167]=&quot;Y&quot;;&quot;\acciaccatura s8 &quot;;&quot;&quot;)&amp;[.AP167]&amp;&quot; &quot;&amp;IF([.E167]=&quot;b&quot;;&quot;\break&quot;;IF([.E16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3]&lt;[.$AZ$9];[.AZ163]+1;&quot;-&quot;)" office:value-type="float" office:value="40" calcext:value-type="float">
            <text:p>40</text:p>
          </table:table-cell>
          <table:table-cell table:formula="of:=IF([.AZ163]&lt;[.$AZ$9];[.BA163];&quot;-&quot;)" office:value-type="float" office:value="1" calcext:value-type="float">
            <text:p>1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7]=&quot;pb&quot;;[.A167]+1;[.A167]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169]=&quot;&quot;;&quot;&quot;;[.C169]-[.C16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8];[.$Z$106:.$AG$106];1)" office:value-type="float" office:value="1" calcext:value-type="float">
            <text:p>1</text:p>
          </table:table-cell>
          <table:table-cell table:style-name="ce44" table:formula="of:=MATCH([.D168]+[.C168];[.$Z$106:.$AG$106];1)" office:value-type="float" office:value="1" calcext:value-type="float">
            <text:p>1</text:p>
          </table:table-cell>
          <table:table-cell table:style-name="ce2" table:formula="of:=IF(AND([.Z$112]&lt;=[.$Y168];[.Z$112]&gt;=[.$X16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8];[.AA$112]&gt;=[.$X168]);INDEX([.$Z$106:.$AG$106];[.AA$112]);&quot;&quot;)">
            <text:p/>
          </table:table-cell>
          <table:table-cell table:style-name="ce2" table:formula="of:=IF(AND([.AB$112]&lt;=[.$Y168];[.AB$112]&gt;=[.$X168]);INDEX([.$Z$106:.$AG$106];[.AB$112]);&quot;&quot;)">
            <text:p/>
          </table:table-cell>
          <table:table-cell table:style-name="ce2" table:formula="of:=IF(AND([.AC$112]&lt;=[.$Y168];[.AC$112]&gt;=[.$X168]);INDEX([.$Z$106:.$AG$106];[.AC$112]);&quot;&quot;)">
            <text:p/>
          </table:table-cell>
          <table:table-cell table:style-name="ce2" table:formula="of:=IF(AND([.AD$112]&lt;=[.$Y168];[.AD$112]&gt;=[.$X168]);INDEX([.$Z$106:.$AG$106];[.AD$112]);&quot;&quot;)">
            <text:p/>
          </table:table-cell>
          <table:table-cell table:style-name="ce2" table:formula="of:=IF(AND([.AE$112]&lt;=[.$Y168];[.AE$112]&gt;=[.$X168]);INDEX([.$Z$106:.$AG$106];[.AE$112]);&quot;&quot;)">
            <text:p/>
          </table:table-cell>
          <table:table-cell table:style-name="ce2" table:formula="of:=IF(AND([.AF$112]&lt;=[.$Y168];[.AF$112]&gt;=[.$X168]);INDEX([.$Z$106:.$AG$106];[.AF$112]);&quot;&quot;)">
            <text:p/>
          </table:table-cell>
          <table:table-cell table:style-name="ce2" table:formula="of:=IF(AND([.AG$112]&lt;=[.$Y168];[.AG$112]&gt;=[.$X168]);INDEX([.$Z$106:.$AG$106];[.AG$112]);&quot;&quot;)">
            <text:p/>
          </table:table-cell>
          <table:table-cell table:formula="of:=IF([.Z168]=&quot;&quot;;0;MIN([.D168];[.$AA$106]-[.C168]))" office:value-type="float" office:value="5" calcext:value-type="float">
            <text:p>5</text:p>
          </table:table-cell>
          <table:table-cell table:formula="of:=IF([.AA168]=&quot;&quot;;0;MIN([.$AB$106]-[.C168];[.$AB$106]-[.$AA$106];[.D168]-[.AH168]))" office:value-type="float" office:value="0" calcext:value-type="float">
            <text:p>0</text:p>
          </table:table-cell>
          <table:table-cell table:formula="of:=IF([.AB168]=&quot;&quot;;0;MIN([.$AC$106]-[.C168];[.$AC$106]-[.$AB$106];[.D168]-[.AH168]-[.AI168]))" office:value-type="float" office:value="0" calcext:value-type="float">
            <text:p>0</text:p>
          </table:table-cell>
          <table:table-cell table:formula="of:=IF([.AC168]=&quot;&quot;;0;MIN([.$AD$106]-[.C168];[.$AD$106]-[.$AC$106];[.D168]-[.AH168]-[.AI168]-[.AJ168]))" office:value-type="float" office:value="0" calcext:value-type="float">
            <text:p>0</text:p>
          </table:table-cell>
          <table:table-cell table:formula="of:=IF([.AD168]=&quot;&quot;;0;MIN([.$AE$106]-[.C168];[.$AE$106]-[.$AD$106];[.D168]-[.AH168]-[.AI168]-[.AJ168]-[.AK168]))" office:value-type="float" office:value="0" calcext:value-type="float">
            <text:p>0</text:p>
          </table:table-cell>
          <table:table-cell table:formula="of:=IF([.AE168]=&quot;&quot;;0;MIN([.$AF$106]-[.C168];[.$AF$106]-[.$AE$106];[.D168]-[.AH168]-[.AI168]-[.AJ168]-[.AK168]-[.AL168]))" office:value-type="float" office:value="0" calcext:value-type="float">
            <text:p>0</text:p>
          </table:table-cell>
          <table:table-cell table:formula="of:=IF([.AF168]=&quot;&quot;;0;MIN([.$AG$106]-[.C168];[.$AG$106]-[.$AF$106];[.D168]-[.AH168]-[.AI168]-[.AJ168]-[.AK168]-[.AL168]-[.AM168]))" office:value-type="float" office:value="0" calcext:value-type="float">
            <text:p>0</text:p>
          </table:table-cell>
          <table:table-cell/>
          <table:table-cell table:style-name="ce2" table:formula="of:=IF([.AH168]&gt;=1;[.$AH$112]&amp;&quot;*&quot;&amp;[.AH168]&amp;&quot; &quot;;&quot;&quot;)&amp;IF([.AI168]&gt;=1;[.$AI$112]&amp;&quot;*&quot;&amp;[.AI168]&amp;&quot; &quot;;&quot;&quot;)&amp;IF([.AJ168]&gt;=1;[.$AJ$112]&amp;&quot;*&quot;&amp;[.AJ168]&amp;&quot; &quot;;&quot;&quot;)&amp;IF([.AK168]&gt;=1;[.$AK$112]&amp;&quot;*&quot;&amp;[.AK168]&amp;&quot; &quot;;&quot;&quot;)&amp;IF([.AL168]&gt;=1;[.$AL$112]&amp;&quot;*&quot;&amp;[.AL168]&amp;&quot; &quot;;&quot;&quot;)&amp;IF([.AM168]&gt;=1;[.$AM$112]&amp;&quot;*&quot;&amp;[.AM168]&amp;&quot; &quot;;&quot;&quot;)&amp;IF([.AN168]&gt;=1;[.$AN$112]&amp;&quot;*&quot;&amp;[.AN16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formula="of:=IF([.$B$6]=&quot;Y&quot;;&quot;%&quot;;&quot;&quot;)&amp;IF([.U168]=&quot;Y&quot;;&quot;\acciaccatura s8 &quot;;&quot;&quot;)&amp;[.AP168]&amp;&quot; &quot;&amp;IF([.E168]=&quot;b&quot;;&quot;\break&quot;;IF([.E16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4]&lt;[.$AZ$9];[.AZ164]+1;&quot;-&quot;)" office:value-type="float" office:value="40" calcext:value-type="float">
            <text:p>40</text:p>
          </table:table-cell>
          <table:table-cell table:formula="of:=IF([.AZ164]&lt;[.$AZ$9];[.BA164];&quot;-&quot;)" office:value-type="float" office:value="2" calcext:value-type="float">
            <text:p>2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 office:value-type="string" office:string-value="    #'((Y-offset . 115)" calcext:value-type="string">
            <text:p><text:s text:c="4"/>#'((Y-offset . 115)</text:p>
          </table:table-cell>
          <table:table-cell table:number-columns-repeated="10"/>
        </table:table-row>
        <table:table-row table:style-name="ro1">
          <table:table-cell table:formula="of:=IF([.E168]=&quot;pb&quot;;[.A168]+1;[.A168])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170]=&quot;&quot;;&quot;&quot;;[.C170]-[.C16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69];[.$Z$106:.$AG$106];1)" office:value-type="float" office:value="1" calcext:value-type="float">
            <text:p>1</text:p>
          </table:table-cell>
          <table:table-cell table:style-name="ce44" table:formula="of:=MATCH([.D169]+[.C169];[.$Z$106:.$AG$106];1)" office:value-type="float" office:value="1" calcext:value-type="float">
            <text:p>1</text:p>
          </table:table-cell>
          <table:table-cell table:style-name="ce2" table:formula="of:=IF(AND([.Z$112]&lt;=[.$Y169];[.Z$112]&gt;=[.$X16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9];[.AA$112]&gt;=[.$X169]);INDEX([.$Z$106:.$AG$106];[.AA$112]);&quot;&quot;)">
            <text:p/>
          </table:table-cell>
          <table:table-cell table:style-name="ce2" table:formula="of:=IF(AND([.AB$112]&lt;=[.$Y169];[.AB$112]&gt;=[.$X169]);INDEX([.$Z$106:.$AG$106];[.AB$112]);&quot;&quot;)">
            <text:p/>
          </table:table-cell>
          <table:table-cell table:style-name="ce2" table:formula="of:=IF(AND([.AC$112]&lt;=[.$Y169];[.AC$112]&gt;=[.$X169]);INDEX([.$Z$106:.$AG$106];[.AC$112]);&quot;&quot;)">
            <text:p/>
          </table:table-cell>
          <table:table-cell table:style-name="ce2" table:formula="of:=IF(AND([.AD$112]&lt;=[.$Y169];[.AD$112]&gt;=[.$X169]);INDEX([.$Z$106:.$AG$106];[.AD$112]);&quot;&quot;)">
            <text:p/>
          </table:table-cell>
          <table:table-cell table:style-name="ce2" table:formula="of:=IF(AND([.AE$112]&lt;=[.$Y169];[.AE$112]&gt;=[.$X169]);INDEX([.$Z$106:.$AG$106];[.AE$112]);&quot;&quot;)">
            <text:p/>
          </table:table-cell>
          <table:table-cell table:style-name="ce2" table:formula="of:=IF(AND([.AF$112]&lt;=[.$Y169];[.AF$112]&gt;=[.$X169]);INDEX([.$Z$106:.$AG$106];[.AF$112]);&quot;&quot;)">
            <text:p/>
          </table:table-cell>
          <table:table-cell table:style-name="ce2" table:formula="of:=IF(AND([.AG$112]&lt;=[.$Y169];[.AG$112]&gt;=[.$X169]);INDEX([.$Z$106:.$AG$106];[.AG$112]);&quot;&quot;)">
            <text:p/>
          </table:table-cell>
          <table:table-cell table:formula="of:=IF([.Z169]=&quot;&quot;;0;MIN([.D169];[.$AA$106]-[.C169]))" office:value-type="float" office:value="4" calcext:value-type="float">
            <text:p>4</text:p>
          </table:table-cell>
          <table:table-cell table:formula="of:=IF([.AA169]=&quot;&quot;;0;MIN([.$AB$106]-[.C169];[.$AB$106]-[.$AA$106];[.D169]-[.AH169]))" office:value-type="float" office:value="0" calcext:value-type="float">
            <text:p>0</text:p>
          </table:table-cell>
          <table:table-cell table:formula="of:=IF([.AB169]=&quot;&quot;;0;MIN([.$AC$106]-[.C169];[.$AC$106]-[.$AB$106];[.D169]-[.AH169]-[.AI169]))" office:value-type="float" office:value="0" calcext:value-type="float">
            <text:p>0</text:p>
          </table:table-cell>
          <table:table-cell table:formula="of:=IF([.AC169]=&quot;&quot;;0;MIN([.$AD$106]-[.C169];[.$AD$106]-[.$AC$106];[.D169]-[.AH169]-[.AI169]-[.AJ169]))" office:value-type="float" office:value="0" calcext:value-type="float">
            <text:p>0</text:p>
          </table:table-cell>
          <table:table-cell table:formula="of:=IF([.AD169]=&quot;&quot;;0;MIN([.$AE$106]-[.C169];[.$AE$106]-[.$AD$106];[.D169]-[.AH169]-[.AI169]-[.AJ169]-[.AK169]))" office:value-type="float" office:value="0" calcext:value-type="float">
            <text:p>0</text:p>
          </table:table-cell>
          <table:table-cell table:formula="of:=IF([.AE169]=&quot;&quot;;0;MIN([.$AF$106]-[.C169];[.$AF$106]-[.$AE$106];[.D169]-[.AH169]-[.AI169]-[.AJ169]-[.AK169]-[.AL169]))" office:value-type="float" office:value="0" calcext:value-type="float">
            <text:p>0</text:p>
          </table:table-cell>
          <table:table-cell table:formula="of:=IF([.AF169]=&quot;&quot;;0;MIN([.$AG$106]-[.C169];[.$AG$106]-[.$AF$106];[.D169]-[.AH169]-[.AI169]-[.AJ169]-[.AK169]-[.AL169]-[.AM169]))" office:value-type="float" office:value="0" calcext:value-type="float">
            <text:p>0</text:p>
          </table:table-cell>
          <table:table-cell/>
          <table:table-cell table:style-name="ce2" table:formula="of:=IF([.AH169]&gt;=1;[.$AH$112]&amp;&quot;*&quot;&amp;[.AH169]&amp;&quot; &quot;;&quot;&quot;)&amp;IF([.AI169]&gt;=1;[.$AI$112]&amp;&quot;*&quot;&amp;[.AI169]&amp;&quot; &quot;;&quot;&quot;)&amp;IF([.AJ169]&gt;=1;[.$AJ$112]&amp;&quot;*&quot;&amp;[.AJ169]&amp;&quot; &quot;;&quot;&quot;)&amp;IF([.AK169]&gt;=1;[.$AK$112]&amp;&quot;*&quot;&amp;[.AK169]&amp;&quot; &quot;;&quot;&quot;)&amp;IF([.AL169]&gt;=1;[.$AL$112]&amp;&quot;*&quot;&amp;[.AL169]&amp;&quot; &quot;;&quot;&quot;)&amp;IF([.AM169]&gt;=1;[.$AM$112]&amp;&quot;*&quot;&amp;[.AM169]&amp;&quot; &quot;;&quot;&quot;)&amp;IF([.AN169]&gt;=1;[.$AN$112]&amp;&quot;*&quot;&amp;[.AN16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formula="of:=IF([.$B$6]=&quot;Y&quot;;&quot;%&quot;;&quot;&quot;)&amp;IF([.U169]=&quot;Y&quot;;&quot;\acciaccatura s8 &quot;;&quot;&quot;)&amp;[.AP169]&amp;&quot; &quot;&amp;IF([.E169]=&quot;b&quot;;&quot;\break&quot;;IF([.E16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65]&lt;[.$AZ$9];[.AZ165]+1;&quot;-&quot;)" office:value-type="float" office:value="40" calcext:value-type="float">
            <text:p>40</text:p>
          </table:table-cell>
          <table:table-cell table:formula="of:=IF([.AZ165]&lt;[.$AZ$9];[.BA165];&quot;-&quot;)" office:value-type="float" office:value="3" calcext:value-type="float">
            <text:p>3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number-columns-repeated="10"/>
        </table:table-row>
        <table:table-row table:style-name="ro1">
          <table:table-cell table:formula="of:=IF([.E169]=&quot;pb&quot;;[.A169]+1;[.A169])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171]=&quot;&quot;;&quot;&quot;;[.C171]-[.C17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70];[.$Z$106:.$AG$106];1)" office:value-type="float" office:value="1" calcext:value-type="float">
            <text:p>1</text:p>
          </table:table-cell>
          <table:table-cell table:style-name="ce44" table:formula="of:=MATCH([.D170]+[.C170];[.$Z$106:.$AG$106];1)" office:value-type="float" office:value="1" calcext:value-type="float">
            <text:p>1</text:p>
          </table:table-cell>
          <table:table-cell table:style-name="ce2" table:formula="of:=IF(AND([.Z$112]&lt;=[.$Y170];[.Z$112]&gt;=[.$X17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0];[.AA$112]&gt;=[.$X170]);INDEX([.$Z$106:.$AG$106];[.AA$112]);&quot;&quot;)">
            <text:p/>
          </table:table-cell>
          <table:table-cell table:style-name="ce2" table:formula="of:=IF(AND([.AB$112]&lt;=[.$Y170];[.AB$112]&gt;=[.$X170]);INDEX([.$Z$106:.$AG$106];[.AB$112]);&quot;&quot;)">
            <text:p/>
          </table:table-cell>
          <table:table-cell table:style-name="ce2" table:formula="of:=IF(AND([.AC$112]&lt;=[.$Y170];[.AC$112]&gt;=[.$X170]);INDEX([.$Z$106:.$AG$106];[.AC$112]);&quot;&quot;)">
            <text:p/>
          </table:table-cell>
          <table:table-cell table:style-name="ce2" table:formula="of:=IF(AND([.AD$112]&lt;=[.$Y170];[.AD$112]&gt;=[.$X170]);INDEX([.$Z$106:.$AG$106];[.AD$112]);&quot;&quot;)">
            <text:p/>
          </table:table-cell>
          <table:table-cell table:style-name="ce2" table:formula="of:=IF(AND([.AE$112]&lt;=[.$Y170];[.AE$112]&gt;=[.$X170]);INDEX([.$Z$106:.$AG$106];[.AE$112]);&quot;&quot;)">
            <text:p/>
          </table:table-cell>
          <table:table-cell table:style-name="ce2" table:formula="of:=IF(AND([.AF$112]&lt;=[.$Y170];[.AF$112]&gt;=[.$X170]);INDEX([.$Z$106:.$AG$106];[.AF$112]);&quot;&quot;)">
            <text:p/>
          </table:table-cell>
          <table:table-cell table:style-name="ce2" table:formula="of:=IF(AND([.AG$112]&lt;=[.$Y170];[.AG$112]&gt;=[.$X170]);INDEX([.$Z$106:.$AG$106];[.AG$112]);&quot;&quot;)">
            <text:p/>
          </table:table-cell>
          <table:table-cell table:formula="of:=IF([.Z170]=&quot;&quot;;0;MIN([.D170];[.$AA$106]-[.C170]))" office:value-type="float" office:value="5" calcext:value-type="float">
            <text:p>5</text:p>
          </table:table-cell>
          <table:table-cell table:formula="of:=IF([.AA170]=&quot;&quot;;0;MIN([.$AB$106]-[.C170];[.$AB$106]-[.$AA$106];[.D170]-[.AH170]))" office:value-type="float" office:value="0" calcext:value-type="float">
            <text:p>0</text:p>
          </table:table-cell>
          <table:table-cell table:formula="of:=IF([.AB170]=&quot;&quot;;0;MIN([.$AC$106]-[.C170];[.$AC$106]-[.$AB$106];[.D170]-[.AH170]-[.AI170]))" office:value-type="float" office:value="0" calcext:value-type="float">
            <text:p>0</text:p>
          </table:table-cell>
          <table:table-cell table:formula="of:=IF([.AC170]=&quot;&quot;;0;MIN([.$AD$106]-[.C170];[.$AD$106]-[.$AC$106];[.D170]-[.AH170]-[.AI170]-[.AJ170]))" office:value-type="float" office:value="0" calcext:value-type="float">
            <text:p>0</text:p>
          </table:table-cell>
          <table:table-cell table:formula="of:=IF([.AD170]=&quot;&quot;;0;MIN([.$AE$106]-[.C170];[.$AE$106]-[.$AD$106];[.D170]-[.AH170]-[.AI170]-[.AJ170]-[.AK170]))" office:value-type="float" office:value="0" calcext:value-type="float">
            <text:p>0</text:p>
          </table:table-cell>
          <table:table-cell table:formula="of:=IF([.AE170]=&quot;&quot;;0;MIN([.$AF$106]-[.C170];[.$AF$106]-[.$AE$106];[.D170]-[.AH170]-[.AI170]-[.AJ170]-[.AK170]-[.AL170]))" office:value-type="float" office:value="0" calcext:value-type="float">
            <text:p>0</text:p>
          </table:table-cell>
          <table:table-cell table:formula="of:=IF([.AF170]=&quot;&quot;;0;MIN([.$AG$106]-[.C170];[.$AG$106]-[.$AF$106];[.D170]-[.AH170]-[.AI170]-[.AJ170]-[.AK170]-[.AL170]-[.AM170]))" office:value-type="float" office:value="0" calcext:value-type="float">
            <text:p>0</text:p>
          </table:table-cell>
          <table:table-cell/>
          <table:table-cell table:style-name="ce2" table:formula="of:=IF([.AH170]&gt;=1;[.$AH$112]&amp;&quot;*&quot;&amp;[.AH170]&amp;&quot; &quot;;&quot;&quot;)&amp;IF([.AI170]&gt;=1;[.$AI$112]&amp;&quot;*&quot;&amp;[.AI170]&amp;&quot; &quot;;&quot;&quot;)&amp;IF([.AJ170]&gt;=1;[.$AJ$112]&amp;&quot;*&quot;&amp;[.AJ170]&amp;&quot; &quot;;&quot;&quot;)&amp;IF([.AK170]&gt;=1;[.$AK$112]&amp;&quot;*&quot;&amp;[.AK170]&amp;&quot; &quot;;&quot;&quot;)&amp;IF([.AL170]&gt;=1;[.$AL$112]&amp;&quot;*&quot;&amp;[.AL170]&amp;&quot; &quot;;&quot;&quot;)&amp;IF([.AM170]&gt;=1;[.$AM$112]&amp;&quot;*&quot;&amp;[.AM170]&amp;&quot; &quot;;&quot;&quot;)&amp;IF([.AN170]&gt;=1;[.$AN$112]&amp;&quot;*&quot;&amp;[.AN17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formula="of:=IF([.$B$6]=&quot;Y&quot;;&quot;%&quot;;&quot;&quot;)&amp;IF([.U170]=&quot;Y&quot;;&quot;\acciaccatura s8 &quot;;&quot;&quot;)&amp;[.AP170]&amp;&quot; &quot;&amp;IF([.E170]=&quot;b&quot;;&quot;\break&quot;;IF([.E17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6]&lt;[.$AZ$9];[.AZ166]+1;&quot;-&quot;)" office:value-type="float" office:value="40" calcext:value-type="float">
            <text:p>40</text:p>
          </table:table-cell>
          <table:table-cell table:formula="of:=IF([.AZ166]&lt;[.$AZ$9];[.BA166];&quot;-&quot;)" office:value-type="float" office:value="4" calcext:value-type="float">
            <text:p>4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170]=&quot;pb&quot;;[.A170]+1;[.A170])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table:style-name="ce7" table:formula="of:=IF([.C172]=&quot;&quot;;&quot;&quot;;[.C172]-[.C17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1];[.$Z$106:.$AG$106];1)" office:value-type="float" office:value="1" calcext:value-type="float">
            <text:p>1</text:p>
          </table:table-cell>
          <table:table-cell table:style-name="ce44" table:formula="of:=MATCH([.D171]+[.C171];[.$Z$106:.$AG$106];1)" office:value-type="float" office:value="1" calcext:value-type="float">
            <text:p>1</text:p>
          </table:table-cell>
          <table:table-cell table:style-name="ce2" table:formula="of:=IF(AND([.Z$112]&lt;=[.$Y171];[.Z$112]&gt;=[.$X17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1];[.AA$112]&gt;=[.$X171]);INDEX([.$Z$106:.$AG$106];[.AA$112]);&quot;&quot;)">
            <text:p/>
          </table:table-cell>
          <table:table-cell table:style-name="ce2" table:formula="of:=IF(AND([.AB$112]&lt;=[.$Y171];[.AB$112]&gt;=[.$X171]);INDEX([.$Z$106:.$AG$106];[.AB$112]);&quot;&quot;)">
            <text:p/>
          </table:table-cell>
          <table:table-cell table:style-name="ce2" table:formula="of:=IF(AND([.AC$112]&lt;=[.$Y171];[.AC$112]&gt;=[.$X171]);INDEX([.$Z$106:.$AG$106];[.AC$112]);&quot;&quot;)">
            <text:p/>
          </table:table-cell>
          <table:table-cell table:style-name="ce2" table:formula="of:=IF(AND([.AD$112]&lt;=[.$Y171];[.AD$112]&gt;=[.$X171]);INDEX([.$Z$106:.$AG$106];[.AD$112]);&quot;&quot;)">
            <text:p/>
          </table:table-cell>
          <table:table-cell table:style-name="ce2" table:formula="of:=IF(AND([.AE$112]&lt;=[.$Y171];[.AE$112]&gt;=[.$X171]);INDEX([.$Z$106:.$AG$106];[.AE$112]);&quot;&quot;)">
            <text:p/>
          </table:table-cell>
          <table:table-cell table:style-name="ce2" table:formula="of:=IF(AND([.AF$112]&lt;=[.$Y171];[.AF$112]&gt;=[.$X171]);INDEX([.$Z$106:.$AG$106];[.AF$112]);&quot;&quot;)">
            <text:p/>
          </table:table-cell>
          <table:table-cell table:style-name="ce2" table:formula="of:=IF(AND([.AG$112]&lt;=[.$Y171];[.AG$112]&gt;=[.$X171]);INDEX([.$Z$106:.$AG$106];[.AG$112]);&quot;&quot;)">
            <text:p/>
          </table:table-cell>
          <table:table-cell table:formula="of:=IF([.Z171]=&quot;&quot;;0;MIN([.D171];[.$AA$106]-[.C171]))" office:value-type="float" office:value="5" calcext:value-type="float">
            <text:p>5</text:p>
          </table:table-cell>
          <table:table-cell table:formula="of:=IF([.AA171]=&quot;&quot;;0;MIN([.$AB$106]-[.C171];[.$AB$106]-[.$AA$106];[.D171]-[.AH171]))" office:value-type="float" office:value="0" calcext:value-type="float">
            <text:p>0</text:p>
          </table:table-cell>
          <table:table-cell table:formula="of:=IF([.AB171]=&quot;&quot;;0;MIN([.$AC$106]-[.C171];[.$AC$106]-[.$AB$106];[.D171]-[.AH171]-[.AI171]))" office:value-type="float" office:value="0" calcext:value-type="float">
            <text:p>0</text:p>
          </table:table-cell>
          <table:table-cell table:formula="of:=IF([.AC171]=&quot;&quot;;0;MIN([.$AD$106]-[.C171];[.$AD$106]-[.$AC$106];[.D171]-[.AH171]-[.AI171]-[.AJ171]))" office:value-type="float" office:value="0" calcext:value-type="float">
            <text:p>0</text:p>
          </table:table-cell>
          <table:table-cell table:formula="of:=IF([.AD171]=&quot;&quot;;0;MIN([.$AE$106]-[.C171];[.$AE$106]-[.$AD$106];[.D171]-[.AH171]-[.AI171]-[.AJ171]-[.AK171]))" office:value-type="float" office:value="0" calcext:value-type="float">
            <text:p>0</text:p>
          </table:table-cell>
          <table:table-cell table:formula="of:=IF([.AE171]=&quot;&quot;;0;MIN([.$AF$106]-[.C171];[.$AF$106]-[.$AE$106];[.D171]-[.AH171]-[.AI171]-[.AJ171]-[.AK171]-[.AL171]))" office:value-type="float" office:value="0" calcext:value-type="float">
            <text:p>0</text:p>
          </table:table-cell>
          <table:table-cell table:formula="of:=IF([.AF171]=&quot;&quot;;0;MIN([.$AG$106]-[.C171];[.$AG$106]-[.$AF$106];[.D171]-[.AH171]-[.AI171]-[.AJ171]-[.AK171]-[.AL171]-[.AM171]))" office:value-type="float" office:value="0" calcext:value-type="float">
            <text:p>0</text:p>
          </table:table-cell>
          <table:table-cell/>
          <table:table-cell table:style-name="ce2" table:formula="of:=IF([.AH171]&gt;=1;[.$AH$112]&amp;&quot;*&quot;&amp;[.AH171]&amp;&quot; &quot;;&quot;&quot;)&amp;IF([.AI171]&gt;=1;[.$AI$112]&amp;&quot;*&quot;&amp;[.AI171]&amp;&quot; &quot;;&quot;&quot;)&amp;IF([.AJ171]&gt;=1;[.$AJ$112]&amp;&quot;*&quot;&amp;[.AJ171]&amp;&quot; &quot;;&quot;&quot;)&amp;IF([.AK171]&gt;=1;[.$AK$112]&amp;&quot;*&quot;&amp;[.AK171]&amp;&quot; &quot;;&quot;&quot;)&amp;IF([.AL171]&gt;=1;[.$AL$112]&amp;&quot;*&quot;&amp;[.AL171]&amp;&quot; &quot;;&quot;&quot;)&amp;IF([.AM171]&gt;=1;[.$AM$112]&amp;&quot;*&quot;&amp;[.AM171]&amp;&quot; &quot;;&quot;&quot;)&amp;IF([.AN171]&gt;=1;[.$AN$112]&amp;&quot;*&quot;&amp;[.AN17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formula="of:=IF([.$B$6]=&quot;Y&quot;;&quot;%&quot;;&quot;&quot;)&amp;IF([.U171]=&quot;Y&quot;;&quot;\acciaccatura s8 &quot;;&quot;&quot;)&amp;[.AP171]&amp;&quot; &quot;&amp;IF([.E171]=&quot;b&quot;;&quot;\break&quot;;IF([.E17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7]&lt;[.$AZ$9];[.AZ167]+1;&quot;-&quot;)" office:value-type="float" office:value="41" calcext:value-type="float">
            <text:p>41</text:p>
          </table:table-cell>
          <table:table-cell table:formula="of:=IF([.AZ167]&lt;[.$AZ$9];[.BA167];&quot;-&quot;)" office:value-type="float" office:value="1" calcext:value-type="float">
            <text:p>1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1]=&quot;pb&quot;;[.A171]+1;[.A171])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table:style-name="ce7" table:formula="of:=IF([.C173]=&quot;&quot;;&quot;&quot;;[.C173]-[.C17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8"/>
          <table:table-cell table:number-columns-repeated="3"/>
          <table:table-cell table:style-name="ce44" table:formula="of:=MATCH([.C172];[.$Z$106:.$AG$106];1)" office:value-type="float" office:value="1" calcext:value-type="float">
            <text:p>1</text:p>
          </table:table-cell>
          <table:table-cell table:style-name="ce44" table:formula="of:=MATCH([.D172]+[.C172];[.$Z$106:.$AG$106];1)" office:value-type="float" office:value="1" calcext:value-type="float">
            <text:p>1</text:p>
          </table:table-cell>
          <table:table-cell table:style-name="ce2" table:formula="of:=IF(AND([.Z$112]&lt;=[.$Y172];[.Z$112]&gt;=[.$X17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2];[.AA$112]&gt;=[.$X172]);INDEX([.$Z$106:.$AG$106];[.AA$112]);&quot;&quot;)">
            <text:p/>
          </table:table-cell>
          <table:table-cell table:style-name="ce2" table:formula="of:=IF(AND([.AB$112]&lt;=[.$Y172];[.AB$112]&gt;=[.$X172]);INDEX([.$Z$106:.$AG$106];[.AB$112]);&quot;&quot;)">
            <text:p/>
          </table:table-cell>
          <table:table-cell table:style-name="ce2" table:formula="of:=IF(AND([.AC$112]&lt;=[.$Y172];[.AC$112]&gt;=[.$X172]);INDEX([.$Z$106:.$AG$106];[.AC$112]);&quot;&quot;)">
            <text:p/>
          </table:table-cell>
          <table:table-cell table:style-name="ce2" table:formula="of:=IF(AND([.AD$112]&lt;=[.$Y172];[.AD$112]&gt;=[.$X172]);INDEX([.$Z$106:.$AG$106];[.AD$112]);&quot;&quot;)">
            <text:p/>
          </table:table-cell>
          <table:table-cell table:style-name="ce2" table:formula="of:=IF(AND([.AE$112]&lt;=[.$Y172];[.AE$112]&gt;=[.$X172]);INDEX([.$Z$106:.$AG$106];[.AE$112]);&quot;&quot;)">
            <text:p/>
          </table:table-cell>
          <table:table-cell table:style-name="ce2" table:formula="of:=IF(AND([.AF$112]&lt;=[.$Y172];[.AF$112]&gt;=[.$X172]);INDEX([.$Z$106:.$AG$106];[.AF$112]);&quot;&quot;)">
            <text:p/>
          </table:table-cell>
          <table:table-cell table:style-name="ce2" table:formula="of:=IF(AND([.AG$112]&lt;=[.$Y172];[.AG$112]&gt;=[.$X172]);INDEX([.$Z$106:.$AG$106];[.AG$112]);&quot;&quot;)">
            <text:p/>
          </table:table-cell>
          <table:table-cell table:formula="of:=IF([.Z172]=&quot;&quot;;0;MIN([.D172];[.$AA$106]-[.C172]))" office:value-type="float" office:value="5" calcext:value-type="float">
            <text:p>5</text:p>
          </table:table-cell>
          <table:table-cell table:formula="of:=IF([.AA172]=&quot;&quot;;0;MIN([.$AB$106]-[.C172];[.$AB$106]-[.$AA$106];[.D172]-[.AH172]))" office:value-type="float" office:value="0" calcext:value-type="float">
            <text:p>0</text:p>
          </table:table-cell>
          <table:table-cell table:formula="of:=IF([.AB172]=&quot;&quot;;0;MIN([.$AC$106]-[.C172];[.$AC$106]-[.$AB$106];[.D172]-[.AH172]-[.AI172]))" office:value-type="float" office:value="0" calcext:value-type="float">
            <text:p>0</text:p>
          </table:table-cell>
          <table:table-cell table:formula="of:=IF([.AC172]=&quot;&quot;;0;MIN([.$AD$106]-[.C172];[.$AD$106]-[.$AC$106];[.D172]-[.AH172]-[.AI172]-[.AJ172]))" office:value-type="float" office:value="0" calcext:value-type="float">
            <text:p>0</text:p>
          </table:table-cell>
          <table:table-cell table:formula="of:=IF([.AD172]=&quot;&quot;;0;MIN([.$AE$106]-[.C172];[.$AE$106]-[.$AD$106];[.D172]-[.AH172]-[.AI172]-[.AJ172]-[.AK172]))" office:value-type="float" office:value="0" calcext:value-type="float">
            <text:p>0</text:p>
          </table:table-cell>
          <table:table-cell table:formula="of:=IF([.AE172]=&quot;&quot;;0;MIN([.$AF$106]-[.C172];[.$AF$106]-[.$AE$106];[.D172]-[.AH172]-[.AI172]-[.AJ172]-[.AK172]-[.AL172]))" office:value-type="float" office:value="0" calcext:value-type="float">
            <text:p>0</text:p>
          </table:table-cell>
          <table:table-cell table:formula="of:=IF([.AF172]=&quot;&quot;;0;MIN([.$AG$106]-[.C172];[.$AG$106]-[.$AF$106];[.D172]-[.AH172]-[.AI172]-[.AJ172]-[.AK172]-[.AL172]-[.AM172]))" office:value-type="float" office:value="0" calcext:value-type="float">
            <text:p>0</text:p>
          </table:table-cell>
          <table:table-cell/>
          <table:table-cell table:style-name="ce2" table:formula="of:=IF([.AH172]&gt;=1;[.$AH$112]&amp;&quot;*&quot;&amp;[.AH172]&amp;&quot; &quot;;&quot;&quot;)&amp;IF([.AI172]&gt;=1;[.$AI$112]&amp;&quot;*&quot;&amp;[.AI172]&amp;&quot; &quot;;&quot;&quot;)&amp;IF([.AJ172]&gt;=1;[.$AJ$112]&amp;&quot;*&quot;&amp;[.AJ172]&amp;&quot; &quot;;&quot;&quot;)&amp;IF([.AK172]&gt;=1;[.$AK$112]&amp;&quot;*&quot;&amp;[.AK172]&amp;&quot; &quot;;&quot;&quot;)&amp;IF([.AL172]&gt;=1;[.$AL$112]&amp;&quot;*&quot;&amp;[.AL172]&amp;&quot; &quot;;&quot;&quot;)&amp;IF([.AM172]&gt;=1;[.$AM$112]&amp;&quot;*&quot;&amp;[.AM172]&amp;&quot; &quot;;&quot;&quot;)&amp;IF([.AN172]&gt;=1;[.$AN$112]&amp;&quot;*&quot;&amp;[.AN17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formula="of:=IF([.$B$6]=&quot;Y&quot;;&quot;%&quot;;&quot;&quot;)&amp;IF([.U172]=&quot;Y&quot;;&quot;\acciaccatura s8 &quot;;&quot;&quot;)&amp;[.AP172]&amp;&quot; &quot;&amp;IF([.E172]=&quot;b&quot;;&quot;\break&quot;;IF([.E17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8]&lt;[.$AZ$9];[.AZ168]+1;&quot;-&quot;)" office:value-type="float" office:value="41" calcext:value-type="float">
            <text:p>41</text:p>
          </table:table-cell>
          <table:table-cell table:formula="of:=IF([.AZ168]&lt;[.$AZ$9];[.BA168];&quot;-&quot;)" office:value-type="float" office:value="2" calcext:value-type="float">
            <text:p>2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172]=&quot;pb&quot;;[.A172]+1;[.A172])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30" calcext:value-type="float">
            <text:p>330</text:p>
          </table:table-cell>
          <table:table-cell table:style-name="ce7" table:formula="of:=IF([.C174]=&quot;&quot;;&quot;&quot;;[.C174]-[.C1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73];[.$Z$106:.$AG$106];1)" office:value-type="float" office:value="1" calcext:value-type="float">
            <text:p>1</text:p>
          </table:table-cell>
          <table:table-cell table:style-name="ce44" table:formula="of:=MATCH([.D173]+[.C173];[.$Z$106:.$AG$106];1)" office:value-type="float" office:value="1" calcext:value-type="float">
            <text:p>1</text:p>
          </table:table-cell>
          <table:table-cell table:style-name="ce2" table:formula="of:=IF(AND([.Z$112]&lt;=[.$Y173];[.Z$112]&gt;=[.$X17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3];[.AA$112]&gt;=[.$X173]);INDEX([.$Z$106:.$AG$106];[.AA$112]);&quot;&quot;)">
            <text:p/>
          </table:table-cell>
          <table:table-cell table:style-name="ce2" table:formula="of:=IF(AND([.AB$112]&lt;=[.$Y173];[.AB$112]&gt;=[.$X173]);INDEX([.$Z$106:.$AG$106];[.AB$112]);&quot;&quot;)">
            <text:p/>
          </table:table-cell>
          <table:table-cell table:style-name="ce2" table:formula="of:=IF(AND([.AC$112]&lt;=[.$Y173];[.AC$112]&gt;=[.$X173]);INDEX([.$Z$106:.$AG$106];[.AC$112]);&quot;&quot;)">
            <text:p/>
          </table:table-cell>
          <table:table-cell table:style-name="ce2" table:formula="of:=IF(AND([.AD$112]&lt;=[.$Y173];[.AD$112]&gt;=[.$X173]);INDEX([.$Z$106:.$AG$106];[.AD$112]);&quot;&quot;)">
            <text:p/>
          </table:table-cell>
          <table:table-cell table:style-name="ce2" table:formula="of:=IF(AND([.AE$112]&lt;=[.$Y173];[.AE$112]&gt;=[.$X173]);INDEX([.$Z$106:.$AG$106];[.AE$112]);&quot;&quot;)">
            <text:p/>
          </table:table-cell>
          <table:table-cell table:style-name="ce2" table:formula="of:=IF(AND([.AF$112]&lt;=[.$Y173];[.AF$112]&gt;=[.$X173]);INDEX([.$Z$106:.$AG$106];[.AF$112]);&quot;&quot;)">
            <text:p/>
          </table:table-cell>
          <table:table-cell table:style-name="ce2" table:formula="of:=IF(AND([.AG$112]&lt;=[.$Y173];[.AG$112]&gt;=[.$X173]);INDEX([.$Z$106:.$AG$106];[.AG$112]);&quot;&quot;)">
            <text:p/>
          </table:table-cell>
          <table:table-cell table:formula="of:=IF([.Z173]=&quot;&quot;;0;MIN([.D173];[.$AA$106]-[.C173]))" office:value-type="float" office:value="8" calcext:value-type="float">
            <text:p>8</text:p>
          </table:table-cell>
          <table:table-cell table:formula="of:=IF([.AA173]=&quot;&quot;;0;MIN([.$AB$106]-[.C173];[.$AB$106]-[.$AA$106];[.D173]-[.AH173]))" office:value-type="float" office:value="0" calcext:value-type="float">
            <text:p>0</text:p>
          </table:table-cell>
          <table:table-cell table:formula="of:=IF([.AB173]=&quot;&quot;;0;MIN([.$AC$106]-[.C173];[.$AC$106]-[.$AB$106];[.D173]-[.AH173]-[.AI173]))" office:value-type="float" office:value="0" calcext:value-type="float">
            <text:p>0</text:p>
          </table:table-cell>
          <table:table-cell table:formula="of:=IF([.AC173]=&quot;&quot;;0;MIN([.$AD$106]-[.C173];[.$AD$106]-[.$AC$106];[.D173]-[.AH173]-[.AI173]-[.AJ173]))" office:value-type="float" office:value="0" calcext:value-type="float">
            <text:p>0</text:p>
          </table:table-cell>
          <table:table-cell table:formula="of:=IF([.AD173]=&quot;&quot;;0;MIN([.$AE$106]-[.C173];[.$AE$106]-[.$AD$106];[.D173]-[.AH173]-[.AI173]-[.AJ173]-[.AK173]))" office:value-type="float" office:value="0" calcext:value-type="float">
            <text:p>0</text:p>
          </table:table-cell>
          <table:table-cell table:formula="of:=IF([.AE173]=&quot;&quot;;0;MIN([.$AF$106]-[.C173];[.$AF$106]-[.$AE$106];[.D173]-[.AH173]-[.AI173]-[.AJ173]-[.AK173]-[.AL173]))" office:value-type="float" office:value="0" calcext:value-type="float">
            <text:p>0</text:p>
          </table:table-cell>
          <table:table-cell table:formula="of:=IF([.AF173]=&quot;&quot;;0;MIN([.$AG$106]-[.C173];[.$AG$106]-[.$AF$106];[.D173]-[.AH173]-[.AI173]-[.AJ173]-[.AK173]-[.AL173]-[.AM173]))" office:value-type="float" office:value="0" calcext:value-type="float">
            <text:p>0</text:p>
          </table:table-cell>
          <table:table-cell/>
          <table:table-cell table:style-name="ce2" table:formula="of:=IF([.AH173]&gt;=1;[.$AH$112]&amp;&quot;*&quot;&amp;[.AH173]&amp;&quot; &quot;;&quot;&quot;)&amp;IF([.AI173]&gt;=1;[.$AI$112]&amp;&quot;*&quot;&amp;[.AI173]&amp;&quot; &quot;;&quot;&quot;)&amp;IF([.AJ173]&gt;=1;[.$AJ$112]&amp;&quot;*&quot;&amp;[.AJ173]&amp;&quot; &quot;;&quot;&quot;)&amp;IF([.AK173]&gt;=1;[.$AK$112]&amp;&quot;*&quot;&amp;[.AK173]&amp;&quot; &quot;;&quot;&quot;)&amp;IF([.AL173]&gt;=1;[.$AL$112]&amp;&quot;*&quot;&amp;[.AL173]&amp;&quot; &quot;;&quot;&quot;)&amp;IF([.AM173]&gt;=1;[.$AM$112]&amp;&quot;*&quot;&amp;[.AM173]&amp;&quot; &quot;;&quot;&quot;)&amp;IF([.AN173]&gt;=1;[.$AN$112]&amp;&quot;*&quot;&amp;[.AN173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formula="of:=IF([.$B$6]=&quot;Y&quot;;&quot;%&quot;;&quot;&quot;)&amp;IF([.U173]=&quot;Y&quot;;&quot;\acciaccatura s8 &quot;;&quot;&quot;)&amp;[.AP173]&amp;&quot; &quot;&amp;IF([.E173]=&quot;b&quot;;&quot;\break&quot;;IF([.E173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9]&lt;[.$AZ$9];[.AZ169]+1;&quot;-&quot;)" office:value-type="float" office:value="41" calcext:value-type="float">
            <text:p>41</text:p>
          </table:table-cell>
          <table:table-cell table:formula="of:=IF([.AZ169]&lt;[.$AZ$9];[.BA169];&quot;-&quot;)" office:value-type="float" office:value="3" calcext:value-type="float">
            <text:p>3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number-columns-repeated="10"/>
        </table:table-row>
        <table:table-row table:style-name="ro1">
          <table:table-cell table:formula="of:=IF([.E173]=&quot;pb&quot;;[.A173]+1;[.A173])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38" calcext:value-type="float">
            <text:p>338</text:p>
          </table:table-cell>
          <table:table-cell table:style-name="ce7" table:formula="of:=IF([.C175]=&quot;&quot;;&quot;&quot;;[.C175]-[.C17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4];[.$Z$106:.$AG$106];1)" office:value-type="float" office:value="1" calcext:value-type="float">
            <text:p>1</text:p>
          </table:table-cell>
          <table:table-cell table:style-name="ce44" table:formula="of:=MATCH([.D174]+[.C174];[.$Z$106:.$AG$106];1)" office:value-type="float" office:value="1" calcext:value-type="float">
            <text:p>1</text:p>
          </table:table-cell>
          <table:table-cell table:style-name="ce2" table:formula="of:=IF(AND([.Z$112]&lt;=[.$Y174];[.Z$112]&gt;=[.$X17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4];[.AA$112]&gt;=[.$X174]);INDEX([.$Z$106:.$AG$106];[.AA$112]);&quot;&quot;)">
            <text:p/>
          </table:table-cell>
          <table:table-cell table:style-name="ce2" table:formula="of:=IF(AND([.AB$112]&lt;=[.$Y174];[.AB$112]&gt;=[.$X174]);INDEX([.$Z$106:.$AG$106];[.AB$112]);&quot;&quot;)">
            <text:p/>
          </table:table-cell>
          <table:table-cell table:style-name="ce2" table:formula="of:=IF(AND([.AC$112]&lt;=[.$Y174];[.AC$112]&gt;=[.$X174]);INDEX([.$Z$106:.$AG$106];[.AC$112]);&quot;&quot;)">
            <text:p/>
          </table:table-cell>
          <table:table-cell table:style-name="ce2" table:formula="of:=IF(AND([.AD$112]&lt;=[.$Y174];[.AD$112]&gt;=[.$X174]);INDEX([.$Z$106:.$AG$106];[.AD$112]);&quot;&quot;)">
            <text:p/>
          </table:table-cell>
          <table:table-cell table:style-name="ce2" table:formula="of:=IF(AND([.AE$112]&lt;=[.$Y174];[.AE$112]&gt;=[.$X174]);INDEX([.$Z$106:.$AG$106];[.AE$112]);&quot;&quot;)">
            <text:p/>
          </table:table-cell>
          <table:table-cell table:style-name="ce2" table:formula="of:=IF(AND([.AF$112]&lt;=[.$Y174];[.AF$112]&gt;=[.$X174]);INDEX([.$Z$106:.$AG$106];[.AF$112]);&quot;&quot;)">
            <text:p/>
          </table:table-cell>
          <table:table-cell table:style-name="ce2" table:formula="of:=IF(AND([.AG$112]&lt;=[.$Y174];[.AG$112]&gt;=[.$X174]);INDEX([.$Z$106:.$AG$106];[.AG$112]);&quot;&quot;)">
            <text:p/>
          </table:table-cell>
          <table:table-cell table:formula="of:=IF([.Z174]=&quot;&quot;;0;MIN([.D174];[.$AA$106]-[.C174]))" office:value-type="float" office:value="5" calcext:value-type="float">
            <text:p>5</text:p>
          </table:table-cell>
          <table:table-cell table:formula="of:=IF([.AA174]=&quot;&quot;;0;MIN([.$AB$106]-[.C174];[.$AB$106]-[.$AA$106];[.D174]-[.AH174]))" office:value-type="float" office:value="0" calcext:value-type="float">
            <text:p>0</text:p>
          </table:table-cell>
          <table:table-cell table:formula="of:=IF([.AB174]=&quot;&quot;;0;MIN([.$AC$106]-[.C174];[.$AC$106]-[.$AB$106];[.D174]-[.AH174]-[.AI174]))" office:value-type="float" office:value="0" calcext:value-type="float">
            <text:p>0</text:p>
          </table:table-cell>
          <table:table-cell table:formula="of:=IF([.AC174]=&quot;&quot;;0;MIN([.$AD$106]-[.C174];[.$AD$106]-[.$AC$106];[.D174]-[.AH174]-[.AI174]-[.AJ174]))" office:value-type="float" office:value="0" calcext:value-type="float">
            <text:p>0</text:p>
          </table:table-cell>
          <table:table-cell table:formula="of:=IF([.AD174]=&quot;&quot;;0;MIN([.$AE$106]-[.C174];[.$AE$106]-[.$AD$106];[.D174]-[.AH174]-[.AI174]-[.AJ174]-[.AK174]))" office:value-type="float" office:value="0" calcext:value-type="float">
            <text:p>0</text:p>
          </table:table-cell>
          <table:table-cell table:formula="of:=IF([.AE174]=&quot;&quot;;0;MIN([.$AF$106]-[.C174];[.$AF$106]-[.$AE$106];[.D174]-[.AH174]-[.AI174]-[.AJ174]-[.AK174]-[.AL174]))" office:value-type="float" office:value="0" calcext:value-type="float">
            <text:p>0</text:p>
          </table:table-cell>
          <table:table-cell table:formula="of:=IF([.AF174]=&quot;&quot;;0;MIN([.$AG$106]-[.C174];[.$AG$106]-[.$AF$106];[.D174]-[.AH174]-[.AI174]-[.AJ174]-[.AK174]-[.AL174]-[.AM174]))" office:value-type="float" office:value="0" calcext:value-type="float">
            <text:p>0</text:p>
          </table:table-cell>
          <table:table-cell/>
          <table:table-cell table:style-name="ce2" table:formula="of:=IF([.AH174]&gt;=1;[.$AH$112]&amp;&quot;*&quot;&amp;[.AH174]&amp;&quot; &quot;;&quot;&quot;)&amp;IF([.AI174]&gt;=1;[.$AI$112]&amp;&quot;*&quot;&amp;[.AI174]&amp;&quot; &quot;;&quot;&quot;)&amp;IF([.AJ174]&gt;=1;[.$AJ$112]&amp;&quot;*&quot;&amp;[.AJ174]&amp;&quot; &quot;;&quot;&quot;)&amp;IF([.AK174]&gt;=1;[.$AK$112]&amp;&quot;*&quot;&amp;[.AK174]&amp;&quot; &quot;;&quot;&quot;)&amp;IF([.AL174]&gt;=1;[.$AL$112]&amp;&quot;*&quot;&amp;[.AL174]&amp;&quot; &quot;;&quot;&quot;)&amp;IF([.AM174]&gt;=1;[.$AM$112]&amp;&quot;*&quot;&amp;[.AM174]&amp;&quot; &quot;;&quot;&quot;)&amp;IF([.AN174]&gt;=1;[.$AN$112]&amp;&quot;*&quot;&amp;[.AN17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formula="of:=IF([.$B$6]=&quot;Y&quot;;&quot;%&quot;;&quot;&quot;)&amp;IF([.U174]=&quot;Y&quot;;&quot;\acciaccatura s8 &quot;;&quot;&quot;)&amp;[.AP174]&amp;&quot; &quot;&amp;IF([.E174]=&quot;b&quot;;&quot;\break&quot;;IF([.E17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0]&lt;[.$AZ$9];[.AZ170]+1;&quot;-&quot;)" office:value-type="float" office:value="41" calcext:value-type="float">
            <text:p>41</text:p>
          </table:table-cell>
          <table:table-cell table:formula="of:=IF([.AZ170]&lt;[.$AZ$9];[.BA170];&quot;-&quot;)" office:value-type="float" office:value="4" calcext:value-type="float">
            <text:p>4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 office:value-type="string" office:string-value="s2*10  \break" calcext:value-type="string">
            <text:p>s2*10 <text:s/>\break</text:p>
          </table:table-cell>
          <table:table-cell table:number-columns-repeated="10"/>
        </table:table-row>
        <table:table-row table:style-name="ro1">
          <table:table-cell table:formula="of:=IF([.E174]=&quot;pb&quot;;[.A174]+1;[.A174])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43" calcext:value-type="float">
            <text:p>343</text:p>
          </table:table-cell>
          <table:table-cell table:style-name="ce7" table:formula="of:=IF([.C176]=&quot;&quot;;&quot;&quot;;[.C176]-[.C17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5];[.$Z$106:.$AG$106];1)" office:value-type="float" office:value="1" calcext:value-type="float">
            <text:p>1</text:p>
          </table:table-cell>
          <table:table-cell table:style-name="ce44" table:formula="of:=MATCH([.D175]+[.C175];[.$Z$106:.$AG$106];1)" office:value-type="float" office:value="1" calcext:value-type="float">
            <text:p>1</text:p>
          </table:table-cell>
          <table:table-cell table:style-name="ce2" table:formula="of:=IF(AND([.Z$112]&lt;=[.$Y175];[.Z$112]&gt;=[.$X17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5];[.AA$112]&gt;=[.$X175]);INDEX([.$Z$106:.$AG$106];[.AA$112]);&quot;&quot;)">
            <text:p/>
          </table:table-cell>
          <table:table-cell table:style-name="ce2" table:formula="of:=IF(AND([.AB$112]&lt;=[.$Y175];[.AB$112]&gt;=[.$X175]);INDEX([.$Z$106:.$AG$106];[.AB$112]);&quot;&quot;)">
            <text:p/>
          </table:table-cell>
          <table:table-cell table:style-name="ce2" table:formula="of:=IF(AND([.AC$112]&lt;=[.$Y175];[.AC$112]&gt;=[.$X175]);INDEX([.$Z$106:.$AG$106];[.AC$112]);&quot;&quot;)">
            <text:p/>
          </table:table-cell>
          <table:table-cell table:style-name="ce2" table:formula="of:=IF(AND([.AD$112]&lt;=[.$Y175];[.AD$112]&gt;=[.$X175]);INDEX([.$Z$106:.$AG$106];[.AD$112]);&quot;&quot;)">
            <text:p/>
          </table:table-cell>
          <table:table-cell table:style-name="ce2" table:formula="of:=IF(AND([.AE$112]&lt;=[.$Y175];[.AE$112]&gt;=[.$X175]);INDEX([.$Z$106:.$AG$106];[.AE$112]);&quot;&quot;)">
            <text:p/>
          </table:table-cell>
          <table:table-cell table:style-name="ce2" table:formula="of:=IF(AND([.AF$112]&lt;=[.$Y175];[.AF$112]&gt;=[.$X175]);INDEX([.$Z$106:.$AG$106];[.AF$112]);&quot;&quot;)">
            <text:p/>
          </table:table-cell>
          <table:table-cell table:style-name="ce2" table:formula="of:=IF(AND([.AG$112]&lt;=[.$Y175];[.AG$112]&gt;=[.$X175]);INDEX([.$Z$106:.$AG$106];[.AG$112]);&quot;&quot;)">
            <text:p/>
          </table:table-cell>
          <table:table-cell table:formula="of:=IF([.Z175]=&quot;&quot;;0;MIN([.D175];[.$AA$106]-[.C175]))" office:value-type="float" office:value="4" calcext:value-type="float">
            <text:p>4</text:p>
          </table:table-cell>
          <table:table-cell table:formula="of:=IF([.AA175]=&quot;&quot;;0;MIN([.$AB$106]-[.C175];[.$AB$106]-[.$AA$106];[.D175]-[.AH175]))" office:value-type="float" office:value="0" calcext:value-type="float">
            <text:p>0</text:p>
          </table:table-cell>
          <table:table-cell table:formula="of:=IF([.AB175]=&quot;&quot;;0;MIN([.$AC$106]-[.C175];[.$AC$106]-[.$AB$106];[.D175]-[.AH175]-[.AI175]))" office:value-type="float" office:value="0" calcext:value-type="float">
            <text:p>0</text:p>
          </table:table-cell>
          <table:table-cell table:formula="of:=IF([.AC175]=&quot;&quot;;0;MIN([.$AD$106]-[.C175];[.$AD$106]-[.$AC$106];[.D175]-[.AH175]-[.AI175]-[.AJ175]))" office:value-type="float" office:value="0" calcext:value-type="float">
            <text:p>0</text:p>
          </table:table-cell>
          <table:table-cell table:formula="of:=IF([.AD175]=&quot;&quot;;0;MIN([.$AE$106]-[.C175];[.$AE$106]-[.$AD$106];[.D175]-[.AH175]-[.AI175]-[.AJ175]-[.AK175]))" office:value-type="float" office:value="0" calcext:value-type="float">
            <text:p>0</text:p>
          </table:table-cell>
          <table:table-cell table:formula="of:=IF([.AE175]=&quot;&quot;;0;MIN([.$AF$106]-[.C175];[.$AF$106]-[.$AE$106];[.D175]-[.AH175]-[.AI175]-[.AJ175]-[.AK175]-[.AL175]))" office:value-type="float" office:value="0" calcext:value-type="float">
            <text:p>0</text:p>
          </table:table-cell>
          <table:table-cell table:formula="of:=IF([.AF175]=&quot;&quot;;0;MIN([.$AG$106]-[.C175];[.$AG$106]-[.$AF$106];[.D175]-[.AH175]-[.AI175]-[.AJ175]-[.AK175]-[.AL175]-[.AM175]))" office:value-type="float" office:value="0" calcext:value-type="float">
            <text:p>0</text:p>
          </table:table-cell>
          <table:table-cell/>
          <table:table-cell table:style-name="ce2" table:formula="of:=IF([.AH175]&gt;=1;[.$AH$112]&amp;&quot;*&quot;&amp;[.AH175]&amp;&quot; &quot;;&quot;&quot;)&amp;IF([.AI175]&gt;=1;[.$AI$112]&amp;&quot;*&quot;&amp;[.AI175]&amp;&quot; &quot;;&quot;&quot;)&amp;IF([.AJ175]&gt;=1;[.$AJ$112]&amp;&quot;*&quot;&amp;[.AJ175]&amp;&quot; &quot;;&quot;&quot;)&amp;IF([.AK175]&gt;=1;[.$AK$112]&amp;&quot;*&quot;&amp;[.AK175]&amp;&quot; &quot;;&quot;&quot;)&amp;IF([.AL175]&gt;=1;[.$AL$112]&amp;&quot;*&quot;&amp;[.AL175]&amp;&quot; &quot;;&quot;&quot;)&amp;IF([.AM175]&gt;=1;[.$AM$112]&amp;&quot;*&quot;&amp;[.AM175]&amp;&quot; &quot;;&quot;&quot;)&amp;IF([.AN175]&gt;=1;[.$AN$112]&amp;&quot;*&quot;&amp;[.AN17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formula="of:=IF([.$B$6]=&quot;Y&quot;;&quot;%&quot;;&quot;&quot;)&amp;IF([.U175]=&quot;Y&quot;;&quot;\acciaccatura s8 &quot;;&quot;&quot;)&amp;[.AP175]&amp;&quot; &quot;&amp;IF([.E175]=&quot;b&quot;;&quot;\break&quot;;IF([.E17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1]&lt;[.$AZ$9];[.AZ171]+1;&quot;-&quot;)" office:value-type="float" office:value="42" calcext:value-type="float">
            <text:p>42</text:p>
          </table:table-cell>
          <table:table-cell table:formula="of:=IF([.AZ171]&lt;[.$AZ$9];[.BA171];&quot;-&quot;)" office:value-type="float" office:value="1" calcext:value-type="float">
            <text:p>1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5]=&quot;pb&quot;;[.A175]+1;[.A175])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47" calcext:value-type="float">
            <text:p>347</text:p>
          </table:table-cell>
          <table:table-cell table:style-name="ce7" table:formula="of:=IF([.C177]=&quot;&quot;;&quot;&quot;;[.C177]-[.C17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6];[.$Z$106:.$AG$106];1)" office:value-type="float" office:value="1" calcext:value-type="float">
            <text:p>1</text:p>
          </table:table-cell>
          <table:table-cell table:style-name="ce44" table:formula="of:=MATCH([.D176]+[.C176];[.$Z$106:.$AG$106];1)" office:value-type="float" office:value="1" calcext:value-type="float">
            <text:p>1</text:p>
          </table:table-cell>
          <table:table-cell table:style-name="ce2" table:formula="of:=IF(AND([.Z$112]&lt;=[.$Y176];[.Z$112]&gt;=[.$X17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6];[.AA$112]&gt;=[.$X176]);INDEX([.$Z$106:.$AG$106];[.AA$112]);&quot;&quot;)">
            <text:p/>
          </table:table-cell>
          <table:table-cell table:style-name="ce2" table:formula="of:=IF(AND([.AB$112]&lt;=[.$Y176];[.AB$112]&gt;=[.$X176]);INDEX([.$Z$106:.$AG$106];[.AB$112]);&quot;&quot;)">
            <text:p/>
          </table:table-cell>
          <table:table-cell table:style-name="ce2" table:formula="of:=IF(AND([.AC$112]&lt;=[.$Y176];[.AC$112]&gt;=[.$X176]);INDEX([.$Z$106:.$AG$106];[.AC$112]);&quot;&quot;)">
            <text:p/>
          </table:table-cell>
          <table:table-cell table:style-name="ce2" table:formula="of:=IF(AND([.AD$112]&lt;=[.$Y176];[.AD$112]&gt;=[.$X176]);INDEX([.$Z$106:.$AG$106];[.AD$112]);&quot;&quot;)">
            <text:p/>
          </table:table-cell>
          <table:table-cell table:style-name="ce2" table:formula="of:=IF(AND([.AE$112]&lt;=[.$Y176];[.AE$112]&gt;=[.$X176]);INDEX([.$Z$106:.$AG$106];[.AE$112]);&quot;&quot;)">
            <text:p/>
          </table:table-cell>
          <table:table-cell table:style-name="ce2" table:formula="of:=IF(AND([.AF$112]&lt;=[.$Y176];[.AF$112]&gt;=[.$X176]);INDEX([.$Z$106:.$AG$106];[.AF$112]);&quot;&quot;)">
            <text:p/>
          </table:table-cell>
          <table:table-cell table:style-name="ce2" table:formula="of:=IF(AND([.AG$112]&lt;=[.$Y176];[.AG$112]&gt;=[.$X176]);INDEX([.$Z$106:.$AG$106];[.AG$112]);&quot;&quot;)">
            <text:p/>
          </table:table-cell>
          <table:table-cell table:formula="of:=IF([.Z176]=&quot;&quot;;0;MIN([.D176];[.$AA$106]-[.C176]))" office:value-type="float" office:value="4" calcext:value-type="float">
            <text:p>4</text:p>
          </table:table-cell>
          <table:table-cell table:formula="of:=IF([.AA176]=&quot;&quot;;0;MIN([.$AB$106]-[.C176];[.$AB$106]-[.$AA$106];[.D176]-[.AH176]))" office:value-type="float" office:value="0" calcext:value-type="float">
            <text:p>0</text:p>
          </table:table-cell>
          <table:table-cell table:formula="of:=IF([.AB176]=&quot;&quot;;0;MIN([.$AC$106]-[.C176];[.$AC$106]-[.$AB$106];[.D176]-[.AH176]-[.AI176]))" office:value-type="float" office:value="0" calcext:value-type="float">
            <text:p>0</text:p>
          </table:table-cell>
          <table:table-cell table:formula="of:=IF([.AC176]=&quot;&quot;;0;MIN([.$AD$106]-[.C176];[.$AD$106]-[.$AC$106];[.D176]-[.AH176]-[.AI176]-[.AJ176]))" office:value-type="float" office:value="0" calcext:value-type="float">
            <text:p>0</text:p>
          </table:table-cell>
          <table:table-cell table:formula="of:=IF([.AD176]=&quot;&quot;;0;MIN([.$AE$106]-[.C176];[.$AE$106]-[.$AD$106];[.D176]-[.AH176]-[.AI176]-[.AJ176]-[.AK176]))" office:value-type="float" office:value="0" calcext:value-type="float">
            <text:p>0</text:p>
          </table:table-cell>
          <table:table-cell table:formula="of:=IF([.AE176]=&quot;&quot;;0;MIN([.$AF$106]-[.C176];[.$AF$106]-[.$AE$106];[.D176]-[.AH176]-[.AI176]-[.AJ176]-[.AK176]-[.AL176]))" office:value-type="float" office:value="0" calcext:value-type="float">
            <text:p>0</text:p>
          </table:table-cell>
          <table:table-cell table:formula="of:=IF([.AF176]=&quot;&quot;;0;MIN([.$AG$106]-[.C176];[.$AG$106]-[.$AF$106];[.D176]-[.AH176]-[.AI176]-[.AJ176]-[.AK176]-[.AL176]-[.AM176]))" office:value-type="float" office:value="0" calcext:value-type="float">
            <text:p>0</text:p>
          </table:table-cell>
          <table:table-cell/>
          <table:table-cell table:style-name="ce2" table:formula="of:=IF([.AH176]&gt;=1;[.$AH$112]&amp;&quot;*&quot;&amp;[.AH176]&amp;&quot; &quot;;&quot;&quot;)&amp;IF([.AI176]&gt;=1;[.$AI$112]&amp;&quot;*&quot;&amp;[.AI176]&amp;&quot; &quot;;&quot;&quot;)&amp;IF([.AJ176]&gt;=1;[.$AJ$112]&amp;&quot;*&quot;&amp;[.AJ176]&amp;&quot; &quot;;&quot;&quot;)&amp;IF([.AK176]&gt;=1;[.$AK$112]&amp;&quot;*&quot;&amp;[.AK176]&amp;&quot; &quot;;&quot;&quot;)&amp;IF([.AL176]&gt;=1;[.$AL$112]&amp;&quot;*&quot;&amp;[.AL176]&amp;&quot; &quot;;&quot;&quot;)&amp;IF([.AM176]&gt;=1;[.$AM$112]&amp;&quot;*&quot;&amp;[.AM176]&amp;&quot; &quot;;&quot;&quot;)&amp;IF([.AN176]&gt;=1;[.$AN$112]&amp;&quot;*&quot;&amp;[.AN17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formula="of:=IF([.$B$6]=&quot;Y&quot;;&quot;%&quot;;&quot;&quot;)&amp;IF([.U176]=&quot;Y&quot;;&quot;\acciaccatura s8 &quot;;&quot;&quot;)&amp;[.AP176]&amp;&quot; &quot;&amp;IF([.E176]=&quot;b&quot;;&quot;\break&quot;;IF([.E17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2]&lt;[.$AZ$9];[.AZ172]+1;&quot;-&quot;)" office:value-type="float" office:value="42" calcext:value-type="float">
            <text:p>42</text:p>
          </table:table-cell>
          <table:table-cell table:formula="of:=IF([.AZ172]&lt;[.$AZ$9];[.BA172];&quot;-&quot;)" office:value-type="float" office:value="2" calcext:value-type="float">
            <text:p>2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 office:value-type="string" office:string-value="    #'((Y-offset . 125)" calcext:value-type="string">
            <text:p><text:s text:c="4"/>#'((Y-offset . 125)</text:p>
          </table:table-cell>
          <table:table-cell table:number-columns-repeated="10"/>
        </table:table-row>
        <table:table-row table:style-name="ro1">
          <table:table-cell table:formula="of:=IF([.E176]=&quot;pb&quot;;[.A176]+1;[.A176])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7" table:formula="of:=IF([.C178]=&quot;&quot;;&quot;&quot;;[.C178]-[.C17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1" calcext:value-type="float">
            <text:p>13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7];[.$Z$106:.$AG$106];1)" office:value-type="float" office:value="1" calcext:value-type="float">
            <text:p>1</text:p>
          </table:table-cell>
          <table:table-cell table:style-name="ce44" table:formula="of:=MATCH([.D177]+[.C177];[.$Z$106:.$AG$106];1)" office:value-type="float" office:value="1" calcext:value-type="float">
            <text:p>1</text:p>
          </table:table-cell>
          <table:table-cell table:style-name="ce2" table:formula="of:=IF(AND([.Z$112]&lt;=[.$Y177];[.Z$112]&gt;=[.$X17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7];[.AA$112]&gt;=[.$X177]);INDEX([.$Z$106:.$AG$106];[.AA$112]);&quot;&quot;)">
            <text:p/>
          </table:table-cell>
          <table:table-cell table:style-name="ce2" table:formula="of:=IF(AND([.AB$112]&lt;=[.$Y177];[.AB$112]&gt;=[.$X177]);INDEX([.$Z$106:.$AG$106];[.AB$112]);&quot;&quot;)">
            <text:p/>
          </table:table-cell>
          <table:table-cell table:style-name="ce2" table:formula="of:=IF(AND([.AC$112]&lt;=[.$Y177];[.AC$112]&gt;=[.$X177]);INDEX([.$Z$106:.$AG$106];[.AC$112]);&quot;&quot;)">
            <text:p/>
          </table:table-cell>
          <table:table-cell table:style-name="ce2" table:formula="of:=IF(AND([.AD$112]&lt;=[.$Y177];[.AD$112]&gt;=[.$X177]);INDEX([.$Z$106:.$AG$106];[.AD$112]);&quot;&quot;)">
            <text:p/>
          </table:table-cell>
          <table:table-cell table:style-name="ce2" table:formula="of:=IF(AND([.AE$112]&lt;=[.$Y177];[.AE$112]&gt;=[.$X177]);INDEX([.$Z$106:.$AG$106];[.AE$112]);&quot;&quot;)">
            <text:p/>
          </table:table-cell>
          <table:table-cell table:style-name="ce2" table:formula="of:=IF(AND([.AF$112]&lt;=[.$Y177];[.AF$112]&gt;=[.$X177]);INDEX([.$Z$106:.$AG$106];[.AF$112]);&quot;&quot;)">
            <text:p/>
          </table:table-cell>
          <table:table-cell table:style-name="ce2" table:formula="of:=IF(AND([.AG$112]&lt;=[.$Y177];[.AG$112]&gt;=[.$X177]);INDEX([.$Z$106:.$AG$106];[.AG$112]);&quot;&quot;)">
            <text:p/>
          </table:table-cell>
          <table:table-cell table:formula="of:=IF([.Z177]=&quot;&quot;;0;MIN([.D177];[.$AA$106]-[.C177]))" office:value-type="float" office:value="4" calcext:value-type="float">
            <text:p>4</text:p>
          </table:table-cell>
          <table:table-cell table:formula="of:=IF([.AA177]=&quot;&quot;;0;MIN([.$AB$106]-[.C177];[.$AB$106]-[.$AA$106];[.D177]-[.AH177]))" office:value-type="float" office:value="0" calcext:value-type="float">
            <text:p>0</text:p>
          </table:table-cell>
          <table:table-cell table:formula="of:=IF([.AB177]=&quot;&quot;;0;MIN([.$AC$106]-[.C177];[.$AC$106]-[.$AB$106];[.D177]-[.AH177]-[.AI177]))" office:value-type="float" office:value="0" calcext:value-type="float">
            <text:p>0</text:p>
          </table:table-cell>
          <table:table-cell table:formula="of:=IF([.AC177]=&quot;&quot;;0;MIN([.$AD$106]-[.C177];[.$AD$106]-[.$AC$106];[.D177]-[.AH177]-[.AI177]-[.AJ177]))" office:value-type="float" office:value="0" calcext:value-type="float">
            <text:p>0</text:p>
          </table:table-cell>
          <table:table-cell table:formula="of:=IF([.AD177]=&quot;&quot;;0;MIN([.$AE$106]-[.C177];[.$AE$106]-[.$AD$106];[.D177]-[.AH177]-[.AI177]-[.AJ177]-[.AK177]))" office:value-type="float" office:value="0" calcext:value-type="float">
            <text:p>0</text:p>
          </table:table-cell>
          <table:table-cell table:formula="of:=IF([.AE177]=&quot;&quot;;0;MIN([.$AF$106]-[.C177];[.$AF$106]-[.$AE$106];[.D177]-[.AH177]-[.AI177]-[.AJ177]-[.AK177]-[.AL177]))" office:value-type="float" office:value="0" calcext:value-type="float">
            <text:p>0</text:p>
          </table:table-cell>
          <table:table-cell table:formula="of:=IF([.AF177]=&quot;&quot;;0;MIN([.$AG$106]-[.C177];[.$AG$106]-[.$AF$106];[.D177]-[.AH177]-[.AI177]-[.AJ177]-[.AK177]-[.AL177]-[.AM177]))" office:value-type="float" office:value="0" calcext:value-type="float">
            <text:p>0</text:p>
          </table:table-cell>
          <table:table-cell/>
          <table:table-cell table:style-name="ce2" table:formula="of:=IF([.AH177]&gt;=1;[.$AH$112]&amp;&quot;*&quot;&amp;[.AH177]&amp;&quot; &quot;;&quot;&quot;)&amp;IF([.AI177]&gt;=1;[.$AI$112]&amp;&quot;*&quot;&amp;[.AI177]&amp;&quot; &quot;;&quot;&quot;)&amp;IF([.AJ177]&gt;=1;[.$AJ$112]&amp;&quot;*&quot;&amp;[.AJ177]&amp;&quot; &quot;;&quot;&quot;)&amp;IF([.AK177]&gt;=1;[.$AK$112]&amp;&quot;*&quot;&amp;[.AK177]&amp;&quot; &quot;;&quot;&quot;)&amp;IF([.AL177]&gt;=1;[.$AL$112]&amp;&quot;*&quot;&amp;[.AL177]&amp;&quot; &quot;;&quot;&quot;)&amp;IF([.AM177]&gt;=1;[.$AM$112]&amp;&quot;*&quot;&amp;[.AM177]&amp;&quot; &quot;;&quot;&quot;)&amp;IF([.AN177]&gt;=1;[.$AN$112]&amp;&quot;*&quot;&amp;[.AN17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    #'((Y-offset . 131)" calcext:value-type="string">
            <text:p><text:s text:c="4"/>#'((Y-offset . 131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formula="of:=IF([.$B$6]=&quot;Y&quot;;&quot;%&quot;;&quot;&quot;)&amp;IF([.U177]=&quot;Y&quot;;&quot;\acciaccatura s8 &quot;;&quot;&quot;)&amp;[.AP177]&amp;&quot; &quot;&amp;IF([.E177]=&quot;b&quot;;&quot;\break&quot;;IF([.E17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3]&lt;[.$AZ$9];[.AZ173]+1;&quot;-&quot;)" office:value-type="float" office:value="42" calcext:value-type="float">
            <text:p>42</text:p>
          </table:table-cell>
          <table:table-cell table:formula="of:=IF([.AZ173]&lt;[.$AZ$9];[.BA173];&quot;-&quot;)" office:value-type="float" office:value="3" calcext:value-type="float">
            <text:p>3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number-columns-repeated="10"/>
        </table:table-row>
        <table:table-row table:style-name="ro1">
          <table:table-cell table:formula="of:=IF([.E177]=&quot;pb&quot;;[.A177]+1;[.A177])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55" calcext:value-type="float">
            <text:p>355</text:p>
          </table:table-cell>
          <table:table-cell table:style-name="ce7" table:formula="of:=IF([.C179]=&quot;&quot;;&quot;&quot;;[.C179]-[.C17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78];[.$Z$106:.$AG$106];1)" office:value-type="float" office:value="1" calcext:value-type="float">
            <text:p>1</text:p>
          </table:table-cell>
          <table:table-cell table:style-name="ce44" table:formula="of:=MATCH([.D178]+[.C178];[.$Z$106:.$AG$106];1)" office:value-type="float" office:value="1" calcext:value-type="float">
            <text:p>1</text:p>
          </table:table-cell>
          <table:table-cell table:style-name="ce2" table:formula="of:=IF(AND([.Z$112]&lt;=[.$Y178];[.Z$112]&gt;=[.$X17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8];[.AA$112]&gt;=[.$X178]);INDEX([.$Z$106:.$AG$106];[.AA$112]);&quot;&quot;)">
            <text:p/>
          </table:table-cell>
          <table:table-cell table:style-name="ce2" table:formula="of:=IF(AND([.AB$112]&lt;=[.$Y178];[.AB$112]&gt;=[.$X178]);INDEX([.$Z$106:.$AG$106];[.AB$112]);&quot;&quot;)">
            <text:p/>
          </table:table-cell>
          <table:table-cell table:style-name="ce2" table:formula="of:=IF(AND([.AC$112]&lt;=[.$Y178];[.AC$112]&gt;=[.$X178]);INDEX([.$Z$106:.$AG$106];[.AC$112]);&quot;&quot;)">
            <text:p/>
          </table:table-cell>
          <table:table-cell table:style-name="ce2" table:formula="of:=IF(AND([.AD$112]&lt;=[.$Y178];[.AD$112]&gt;=[.$X178]);INDEX([.$Z$106:.$AG$106];[.AD$112]);&quot;&quot;)">
            <text:p/>
          </table:table-cell>
          <table:table-cell table:style-name="ce2" table:formula="of:=IF(AND([.AE$112]&lt;=[.$Y178];[.AE$112]&gt;=[.$X178]);INDEX([.$Z$106:.$AG$106];[.AE$112]);&quot;&quot;)">
            <text:p/>
          </table:table-cell>
          <table:table-cell table:style-name="ce2" table:formula="of:=IF(AND([.AF$112]&lt;=[.$Y178];[.AF$112]&gt;=[.$X178]);INDEX([.$Z$106:.$AG$106];[.AF$112]);&quot;&quot;)">
            <text:p/>
          </table:table-cell>
          <table:table-cell table:style-name="ce2" table:formula="of:=IF(AND([.AG$112]&lt;=[.$Y178];[.AG$112]&gt;=[.$X178]);INDEX([.$Z$106:.$AG$106];[.AG$112]);&quot;&quot;)">
            <text:p/>
          </table:table-cell>
          <table:table-cell table:formula="of:=IF([.Z178]=&quot;&quot;;0;MIN([.D178];[.$AA$106]-[.C178]))" office:value-type="float" office:value="4" calcext:value-type="float">
            <text:p>4</text:p>
          </table:table-cell>
          <table:table-cell table:formula="of:=IF([.AA178]=&quot;&quot;;0;MIN([.$AB$106]-[.C178];[.$AB$106]-[.$AA$106];[.D178]-[.AH178]))" office:value-type="float" office:value="0" calcext:value-type="float">
            <text:p>0</text:p>
          </table:table-cell>
          <table:table-cell table:formula="of:=IF([.AB178]=&quot;&quot;;0;MIN([.$AC$106]-[.C178];[.$AC$106]-[.$AB$106];[.D178]-[.AH178]-[.AI178]))" office:value-type="float" office:value="0" calcext:value-type="float">
            <text:p>0</text:p>
          </table:table-cell>
          <table:table-cell table:formula="of:=IF([.AC178]=&quot;&quot;;0;MIN([.$AD$106]-[.C178];[.$AD$106]-[.$AC$106];[.D178]-[.AH178]-[.AI178]-[.AJ178]))" office:value-type="float" office:value="0" calcext:value-type="float">
            <text:p>0</text:p>
          </table:table-cell>
          <table:table-cell table:formula="of:=IF([.AD178]=&quot;&quot;;0;MIN([.$AE$106]-[.C178];[.$AE$106]-[.$AD$106];[.D178]-[.AH178]-[.AI178]-[.AJ178]-[.AK178]))" office:value-type="float" office:value="0" calcext:value-type="float">
            <text:p>0</text:p>
          </table:table-cell>
          <table:table-cell table:formula="of:=IF([.AE178]=&quot;&quot;;0;MIN([.$AF$106]-[.C178];[.$AF$106]-[.$AE$106];[.D178]-[.AH178]-[.AI178]-[.AJ178]-[.AK178]-[.AL178]))" office:value-type="float" office:value="0" calcext:value-type="float">
            <text:p>0</text:p>
          </table:table-cell>
          <table:table-cell table:formula="of:=IF([.AF178]=&quot;&quot;;0;MIN([.$AG$106]-[.C178];[.$AG$106]-[.$AF$106];[.D178]-[.AH178]-[.AI178]-[.AJ178]-[.AK178]-[.AL178]-[.AM178]))" office:value-type="float" office:value="0" calcext:value-type="float">
            <text:p>0</text:p>
          </table:table-cell>
          <table:table-cell/>
          <table:table-cell table:style-name="ce2" table:formula="of:=IF([.AH178]&gt;=1;[.$AH$112]&amp;&quot;*&quot;&amp;[.AH178]&amp;&quot; &quot;;&quot;&quot;)&amp;IF([.AI178]&gt;=1;[.$AI$112]&amp;&quot;*&quot;&amp;[.AI178]&amp;&quot; &quot;;&quot;&quot;)&amp;IF([.AJ178]&gt;=1;[.$AJ$112]&amp;&quot;*&quot;&amp;[.AJ178]&amp;&quot; &quot;;&quot;&quot;)&amp;IF([.AK178]&gt;=1;[.$AK$112]&amp;&quot;*&quot;&amp;[.AK178]&amp;&quot; &quot;;&quot;&quot;)&amp;IF([.AL178]&gt;=1;[.$AL$112]&amp;&quot;*&quot;&amp;[.AL178]&amp;&quot; &quot;;&quot;&quot;)&amp;IF([.AM178]&gt;=1;[.$AM$112]&amp;&quot;*&quot;&amp;[.AM178]&amp;&quot; &quot;;&quot;&quot;)&amp;IF([.AN178]&gt;=1;[.$AN$112]&amp;&quot;*&quot;&amp;[.AN17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formula="of:=IF([.$B$6]=&quot;Y&quot;;&quot;%&quot;;&quot;&quot;)&amp;IF([.U178]=&quot;Y&quot;;&quot;\acciaccatura s8 &quot;;&quot;&quot;)&amp;[.AP178]&amp;&quot; &quot;&amp;IF([.E178]=&quot;b&quot;;&quot;\break&quot;;IF([.E17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4]&lt;[.$AZ$9];[.AZ174]+1;&quot;-&quot;)" office:value-type="float" office:value="42" calcext:value-type="float">
            <text:p>42</text:p>
          </table:table-cell>
          <table:table-cell table:formula="of:=IF([.AZ174]&lt;[.$AZ$9];[.BA174];&quot;-&quot;)" office:value-type="float" office:value="4" calcext:value-type="float">
            <text:p>4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 office:value-type="string" office:string-value="s2*5 s2.*1  \pageBreak" calcext:value-type="string">
            <text:p>s2*5 s2.*1 <text:s/>\pageBreak</text:p>
          </table:table-cell>
          <table:table-cell table:number-columns-repeated="10"/>
        </table:table-row>
        <table:table-row table:style-name="ro1">
          <table:table-cell table:formula="of:=IF([.E178]=&quot;pb&quot;;[.A178]+1;[.A178])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table:style-name="ce7" table:formula="of:=IF([.C180]=&quot;&quot;;&quot;&quot;;[.C180]-[.C1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79];[.$Z$106:.$AG$106];1)" office:value-type="float" office:value="1" calcext:value-type="float">
            <text:p>1</text:p>
          </table:table-cell>
          <table:table-cell table:style-name="ce44" table:formula="of:=MATCH([.D179]+[.C179];[.$Z$106:.$AG$106];1)" office:value-type="float" office:value="1" calcext:value-type="float">
            <text:p>1</text:p>
          </table:table-cell>
          <table:table-cell table:style-name="ce2" table:formula="of:=IF(AND([.Z$112]&lt;=[.$Y179];[.Z$112]&gt;=[.$X17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9];[.AA$112]&gt;=[.$X179]);INDEX([.$Z$106:.$AG$106];[.AA$112]);&quot;&quot;)">
            <text:p/>
          </table:table-cell>
          <table:table-cell table:style-name="ce2" table:formula="of:=IF(AND([.AB$112]&lt;=[.$Y179];[.AB$112]&gt;=[.$X179]);INDEX([.$Z$106:.$AG$106];[.AB$112]);&quot;&quot;)">
            <text:p/>
          </table:table-cell>
          <table:table-cell table:style-name="ce2" table:formula="of:=IF(AND([.AC$112]&lt;=[.$Y179];[.AC$112]&gt;=[.$X179]);INDEX([.$Z$106:.$AG$106];[.AC$112]);&quot;&quot;)">
            <text:p/>
          </table:table-cell>
          <table:table-cell table:style-name="ce2" table:formula="of:=IF(AND([.AD$112]&lt;=[.$Y179];[.AD$112]&gt;=[.$X179]);INDEX([.$Z$106:.$AG$106];[.AD$112]);&quot;&quot;)">
            <text:p/>
          </table:table-cell>
          <table:table-cell table:style-name="ce2" table:formula="of:=IF(AND([.AE$112]&lt;=[.$Y179];[.AE$112]&gt;=[.$X179]);INDEX([.$Z$106:.$AG$106];[.AE$112]);&quot;&quot;)">
            <text:p/>
          </table:table-cell>
          <table:table-cell table:style-name="ce2" table:formula="of:=IF(AND([.AF$112]&lt;=[.$Y179];[.AF$112]&gt;=[.$X179]);INDEX([.$Z$106:.$AG$106];[.AF$112]);&quot;&quot;)">
            <text:p/>
          </table:table-cell>
          <table:table-cell table:style-name="ce2" table:formula="of:=IF(AND([.AG$112]&lt;=[.$Y179];[.AG$112]&gt;=[.$X179]);INDEX([.$Z$106:.$AG$106];[.AG$112]);&quot;&quot;)">
            <text:p/>
          </table:table-cell>
          <table:table-cell table:formula="of:=IF([.Z179]=&quot;&quot;;0;MIN([.D179];[.$AA$106]-[.C179]))" office:value-type="float" office:value="5" calcext:value-type="float">
            <text:p>5</text:p>
          </table:table-cell>
          <table:table-cell table:formula="of:=IF([.AA179]=&quot;&quot;;0;MIN([.$AB$106]-[.C179];[.$AB$106]-[.$AA$106];[.D179]-[.AH179]))" office:value-type="float" office:value="0" calcext:value-type="float">
            <text:p>0</text:p>
          </table:table-cell>
          <table:table-cell table:formula="of:=IF([.AB179]=&quot;&quot;;0;MIN([.$AC$106]-[.C179];[.$AC$106]-[.$AB$106];[.D179]-[.AH179]-[.AI179]))" office:value-type="float" office:value="0" calcext:value-type="float">
            <text:p>0</text:p>
          </table:table-cell>
          <table:table-cell table:formula="of:=IF([.AC179]=&quot;&quot;;0;MIN([.$AD$106]-[.C179];[.$AD$106]-[.$AC$106];[.D179]-[.AH179]-[.AI179]-[.AJ179]))" office:value-type="float" office:value="0" calcext:value-type="float">
            <text:p>0</text:p>
          </table:table-cell>
          <table:table-cell table:formula="of:=IF([.AD179]=&quot;&quot;;0;MIN([.$AE$106]-[.C179];[.$AE$106]-[.$AD$106];[.D179]-[.AH179]-[.AI179]-[.AJ179]-[.AK179]))" office:value-type="float" office:value="0" calcext:value-type="float">
            <text:p>0</text:p>
          </table:table-cell>
          <table:table-cell table:formula="of:=IF([.AE179]=&quot;&quot;;0;MIN([.$AF$106]-[.C179];[.$AF$106]-[.$AE$106];[.D179]-[.AH179]-[.AI179]-[.AJ179]-[.AK179]-[.AL179]))" office:value-type="float" office:value="0" calcext:value-type="float">
            <text:p>0</text:p>
          </table:table-cell>
          <table:table-cell table:formula="of:=IF([.AF179]=&quot;&quot;;0;MIN([.$AG$106]-[.C179];[.$AG$106]-[.$AF$106];[.D179]-[.AH179]-[.AI179]-[.AJ179]-[.AK179]-[.AL179]-[.AM179]))" office:value-type="float" office:value="0" calcext:value-type="float">
            <text:p>0</text:p>
          </table:table-cell>
          <table:table-cell/>
          <table:table-cell table:style-name="ce2" table:formula="of:=IF([.AH179]&gt;=1;[.$AH$112]&amp;&quot;*&quot;&amp;[.AH179]&amp;&quot; &quot;;&quot;&quot;)&amp;IF([.AI179]&gt;=1;[.$AI$112]&amp;&quot;*&quot;&amp;[.AI179]&amp;&quot; &quot;;&quot;&quot;)&amp;IF([.AJ179]&gt;=1;[.$AJ$112]&amp;&quot;*&quot;&amp;[.AJ179]&amp;&quot; &quot;;&quot;&quot;)&amp;IF([.AK179]&gt;=1;[.$AK$112]&amp;&quot;*&quot;&amp;[.AK179]&amp;&quot; &quot;;&quot;&quot;)&amp;IF([.AL179]&gt;=1;[.$AL$112]&amp;&quot;*&quot;&amp;[.AL179]&amp;&quot; &quot;;&quot;&quot;)&amp;IF([.AM179]&gt;=1;[.$AM$112]&amp;&quot;*&quot;&amp;[.AM179]&amp;&quot; &quot;;&quot;&quot;)&amp;IF([.AN179]&gt;=1;[.$AN$112]&amp;&quot;*&quot;&amp;[.AN17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formula="of:=IF([.$B$6]=&quot;Y&quot;;&quot;%&quot;;&quot;&quot;)&amp;IF([.U179]=&quot;Y&quot;;&quot;\acciaccatura s8 &quot;;&quot;&quot;)&amp;[.AP179]&amp;&quot; &quot;&amp;IF([.E179]=&quot;b&quot;;&quot;\break&quot;;IF([.E17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75]&lt;[.$AZ$9];[.AZ175]+1;&quot;-&quot;)" office:value-type="float" office:value="43" calcext:value-type="float">
            <text:p>43</text:p>
          </table:table-cell>
          <table:table-cell table:formula="of:=IF([.AZ175]&lt;[.$AZ$9];[.BA175];&quot;-&quot;)" office:value-type="float" office:value="1" calcext:value-type="float">
            <text:p>1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9]=&quot;pb&quot;;[.A179]+1;[.A179])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4" calcext:value-type="float">
            <text:p>364</text:p>
          </table:table-cell>
          <table:table-cell table:style-name="ce7" table:formula="of:=IF([.C181]=&quot;&quot;;&quot;&quot;;[.C181]-[.C1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0];[.$Z$106:.$AG$106];1)" office:value-type="float" office:value="1" calcext:value-type="float">
            <text:p>1</text:p>
          </table:table-cell>
          <table:table-cell table:style-name="ce44" table:formula="of:=MATCH([.D180]+[.C180];[.$Z$106:.$AG$106];1)" office:value-type="float" office:value="1" calcext:value-type="float">
            <text:p>1</text:p>
          </table:table-cell>
          <table:table-cell table:style-name="ce2" table:formula="of:=IF(AND([.Z$112]&lt;=[.$Y180];[.Z$112]&gt;=[.$X18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0];[.AA$112]&gt;=[.$X180]);INDEX([.$Z$106:.$AG$106];[.AA$112]);&quot;&quot;)">
            <text:p/>
          </table:table-cell>
          <table:table-cell table:style-name="ce2" table:formula="of:=IF(AND([.AB$112]&lt;=[.$Y180];[.AB$112]&gt;=[.$X180]);INDEX([.$Z$106:.$AG$106];[.AB$112]);&quot;&quot;)">
            <text:p/>
          </table:table-cell>
          <table:table-cell table:style-name="ce2" table:formula="of:=IF(AND([.AC$112]&lt;=[.$Y180];[.AC$112]&gt;=[.$X180]);INDEX([.$Z$106:.$AG$106];[.AC$112]);&quot;&quot;)">
            <text:p/>
          </table:table-cell>
          <table:table-cell table:style-name="ce2" table:formula="of:=IF(AND([.AD$112]&lt;=[.$Y180];[.AD$112]&gt;=[.$X180]);INDEX([.$Z$106:.$AG$106];[.AD$112]);&quot;&quot;)">
            <text:p/>
          </table:table-cell>
          <table:table-cell table:style-name="ce2" table:formula="of:=IF(AND([.AE$112]&lt;=[.$Y180];[.AE$112]&gt;=[.$X180]);INDEX([.$Z$106:.$AG$106];[.AE$112]);&quot;&quot;)">
            <text:p/>
          </table:table-cell>
          <table:table-cell table:style-name="ce2" table:formula="of:=IF(AND([.AF$112]&lt;=[.$Y180];[.AF$112]&gt;=[.$X180]);INDEX([.$Z$106:.$AG$106];[.AF$112]);&quot;&quot;)">
            <text:p/>
          </table:table-cell>
          <table:table-cell table:style-name="ce2" table:formula="of:=IF(AND([.AG$112]&lt;=[.$Y180];[.AG$112]&gt;=[.$X180]);INDEX([.$Z$106:.$AG$106];[.AG$112]);&quot;&quot;)">
            <text:p/>
          </table:table-cell>
          <table:table-cell table:formula="of:=IF([.Z180]=&quot;&quot;;0;MIN([.D180];[.$AA$106]-[.C180]))" office:value-type="float" office:value="5" calcext:value-type="float">
            <text:p>5</text:p>
          </table:table-cell>
          <table:table-cell table:formula="of:=IF([.AA180]=&quot;&quot;;0;MIN([.$AB$106]-[.C180];[.$AB$106]-[.$AA$106];[.D180]-[.AH180]))" office:value-type="float" office:value="0" calcext:value-type="float">
            <text:p>0</text:p>
          </table:table-cell>
          <table:table-cell table:formula="of:=IF([.AB180]=&quot;&quot;;0;MIN([.$AC$106]-[.C180];[.$AC$106]-[.$AB$106];[.D180]-[.AH180]-[.AI180]))" office:value-type="float" office:value="0" calcext:value-type="float">
            <text:p>0</text:p>
          </table:table-cell>
          <table:table-cell table:formula="of:=IF([.AC180]=&quot;&quot;;0;MIN([.$AD$106]-[.C180];[.$AD$106]-[.$AC$106];[.D180]-[.AH180]-[.AI180]-[.AJ180]))" office:value-type="float" office:value="0" calcext:value-type="float">
            <text:p>0</text:p>
          </table:table-cell>
          <table:table-cell table:formula="of:=IF([.AD180]=&quot;&quot;;0;MIN([.$AE$106]-[.C180];[.$AE$106]-[.$AD$106];[.D180]-[.AH180]-[.AI180]-[.AJ180]-[.AK180]))" office:value-type="float" office:value="0" calcext:value-type="float">
            <text:p>0</text:p>
          </table:table-cell>
          <table:table-cell table:formula="of:=IF([.AE180]=&quot;&quot;;0;MIN([.$AF$106]-[.C180];[.$AF$106]-[.$AE$106];[.D180]-[.AH180]-[.AI180]-[.AJ180]-[.AK180]-[.AL180]))" office:value-type="float" office:value="0" calcext:value-type="float">
            <text:p>0</text:p>
          </table:table-cell>
          <table:table-cell table:formula="of:=IF([.AF180]=&quot;&quot;;0;MIN([.$AG$106]-[.C180];[.$AG$106]-[.$AF$106];[.D180]-[.AH180]-[.AI180]-[.AJ180]-[.AK180]-[.AL180]-[.AM180]))" office:value-type="float" office:value="0" calcext:value-type="float">
            <text:p>0</text:p>
          </table:table-cell>
          <table:table-cell/>
          <table:table-cell table:style-name="ce2" table:formula="of:=IF([.AH180]&gt;=1;[.$AH$112]&amp;&quot;*&quot;&amp;[.AH180]&amp;&quot; &quot;;&quot;&quot;)&amp;IF([.AI180]&gt;=1;[.$AI$112]&amp;&quot;*&quot;&amp;[.AI180]&amp;&quot; &quot;;&quot;&quot;)&amp;IF([.AJ180]&gt;=1;[.$AJ$112]&amp;&quot;*&quot;&amp;[.AJ180]&amp;&quot; &quot;;&quot;&quot;)&amp;IF([.AK180]&gt;=1;[.$AK$112]&amp;&quot;*&quot;&amp;[.AK180]&amp;&quot; &quot;;&quot;&quot;)&amp;IF([.AL180]&gt;=1;[.$AL$112]&amp;&quot;*&quot;&amp;[.AL180]&amp;&quot; &quot;;&quot;&quot;)&amp;IF([.AM180]&gt;=1;[.$AM$112]&amp;&quot;*&quot;&amp;[.AM180]&amp;&quot; &quot;;&quot;&quot;)&amp;IF([.AN180]&gt;=1;[.$AN$112]&amp;&quot;*&quot;&amp;[.AN18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formula="of:=IF([.$B$6]=&quot;Y&quot;;&quot;%&quot;;&quot;&quot;)&amp;IF([.U180]=&quot;Y&quot;;&quot;\acciaccatura s8 &quot;;&quot;&quot;)&amp;[.AP180]&amp;&quot; &quot;&amp;IF([.E180]=&quot;b&quot;;&quot;\break&quot;;IF([.E18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6]&lt;[.$AZ$9];[.AZ176]+1;&quot;-&quot;)" office:value-type="float" office:value="43" calcext:value-type="float">
            <text:p>43</text:p>
          </table:table-cell>
          <table:table-cell table:formula="of:=IF([.AZ176]&lt;[.$AZ$9];[.BA176];&quot;-&quot;)" office:value-type="float" office:value="2" calcext:value-type="float">
            <text:p>2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formula="of:=IF([.E180]=&quot;pb&quot;;[.A180]+1;[.A180])"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table:style-name="ce7" table:formula="of:=IF([.C182]=&quot;&quot;;&quot;&quot;;[.C182]-[.C18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2" calcext:value-type="float">
            <text:p>14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81];[.$Z$106:.$AG$106];1)" office:value-type="float" office:value="1" calcext:value-type="float">
            <text:p>1</text:p>
          </table:table-cell>
          <table:table-cell table:style-name="ce44" table:formula="of:=MATCH([.D181]+[.C181];[.$Z$106:.$AG$106];1)" office:value-type="float" office:value="1" calcext:value-type="float">
            <text:p>1</text:p>
          </table:table-cell>
          <table:table-cell table:style-name="ce2" table:formula="of:=IF(AND([.Z$112]&lt;=[.$Y181];[.Z$112]&gt;=[.$X18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1];[.AA$112]&gt;=[.$X181]);INDEX([.$Z$106:.$AG$106];[.AA$112]);&quot;&quot;)">
            <text:p/>
          </table:table-cell>
          <table:table-cell table:style-name="ce2" table:formula="of:=IF(AND([.AB$112]&lt;=[.$Y181];[.AB$112]&gt;=[.$X181]);INDEX([.$Z$106:.$AG$106];[.AB$112]);&quot;&quot;)">
            <text:p/>
          </table:table-cell>
          <table:table-cell table:style-name="ce2" table:formula="of:=IF(AND([.AC$112]&lt;=[.$Y181];[.AC$112]&gt;=[.$X181]);INDEX([.$Z$106:.$AG$106];[.AC$112]);&quot;&quot;)">
            <text:p/>
          </table:table-cell>
          <table:table-cell table:style-name="ce2" table:formula="of:=IF(AND([.AD$112]&lt;=[.$Y181];[.AD$112]&gt;=[.$X181]);INDEX([.$Z$106:.$AG$106];[.AD$112]);&quot;&quot;)">
            <text:p/>
          </table:table-cell>
          <table:table-cell table:style-name="ce2" table:formula="of:=IF(AND([.AE$112]&lt;=[.$Y181];[.AE$112]&gt;=[.$X181]);INDEX([.$Z$106:.$AG$106];[.AE$112]);&quot;&quot;)">
            <text:p/>
          </table:table-cell>
          <table:table-cell table:style-name="ce2" table:formula="of:=IF(AND([.AF$112]&lt;=[.$Y181];[.AF$112]&gt;=[.$X181]);INDEX([.$Z$106:.$AG$106];[.AF$112]);&quot;&quot;)">
            <text:p/>
          </table:table-cell>
          <table:table-cell table:style-name="ce2" table:formula="of:=IF(AND([.AG$112]&lt;=[.$Y181];[.AG$112]&gt;=[.$X181]);INDEX([.$Z$106:.$AG$106];[.AG$112]);&quot;&quot;)">
            <text:p/>
          </table:table-cell>
          <table:table-cell table:formula="of:=IF([.Z181]=&quot;&quot;;0;MIN([.D181];[.$AA$106]-[.C181]))" office:value-type="float" office:value="4" calcext:value-type="float">
            <text:p>4</text:p>
          </table:table-cell>
          <table:table-cell table:formula="of:=IF([.AA181]=&quot;&quot;;0;MIN([.$AB$106]-[.C181];[.$AB$106]-[.$AA$106];[.D181]-[.AH181]))" office:value-type="float" office:value="0" calcext:value-type="float">
            <text:p>0</text:p>
          </table:table-cell>
          <table:table-cell table:formula="of:=IF([.AB181]=&quot;&quot;;0;MIN([.$AC$106]-[.C181];[.$AC$106]-[.$AB$106];[.D181]-[.AH181]-[.AI181]))" office:value-type="float" office:value="0" calcext:value-type="float">
            <text:p>0</text:p>
          </table:table-cell>
          <table:table-cell table:formula="of:=IF([.AC181]=&quot;&quot;;0;MIN([.$AD$106]-[.C181];[.$AD$106]-[.$AC$106];[.D181]-[.AH181]-[.AI181]-[.AJ181]))" office:value-type="float" office:value="0" calcext:value-type="float">
            <text:p>0</text:p>
          </table:table-cell>
          <table:table-cell table:formula="of:=IF([.AD181]=&quot;&quot;;0;MIN([.$AE$106]-[.C181];[.$AE$106]-[.$AD$106];[.D181]-[.AH181]-[.AI181]-[.AJ181]-[.AK181]))" office:value-type="float" office:value="0" calcext:value-type="float">
            <text:p>0</text:p>
          </table:table-cell>
          <table:table-cell table:formula="of:=IF([.AE181]=&quot;&quot;;0;MIN([.$AF$106]-[.C181];[.$AF$106]-[.$AE$106];[.D181]-[.AH181]-[.AI181]-[.AJ181]-[.AK181]-[.AL181]))" office:value-type="float" office:value="0" calcext:value-type="float">
            <text:p>0</text:p>
          </table:table-cell>
          <table:table-cell table:formula="of:=IF([.AF181]=&quot;&quot;;0;MIN([.$AG$106]-[.C181];[.$AG$106]-[.$AF$106];[.D181]-[.AH181]-[.AI181]-[.AJ181]-[.AK181]-[.AL181]-[.AM181]))" office:value-type="float" office:value="0" calcext:value-type="float">
            <text:p>0</text:p>
          </table:table-cell>
          <table:table-cell/>
          <table:table-cell table:style-name="ce2" table:formula="of:=IF([.AH181]&gt;=1;[.$AH$112]&amp;&quot;*&quot;&amp;[.AH181]&amp;&quot; &quot;;&quot;&quot;)&amp;IF([.AI181]&gt;=1;[.$AI$112]&amp;&quot;*&quot;&amp;[.AI181]&amp;&quot; &quot;;&quot;&quot;)&amp;IF([.AJ181]&gt;=1;[.$AJ$112]&amp;&quot;*&quot;&amp;[.AJ181]&amp;&quot; &quot;;&quot;&quot;)&amp;IF([.AK181]&gt;=1;[.$AK$112]&amp;&quot;*&quot;&amp;[.AK181]&amp;&quot; &quot;;&quot;&quot;)&amp;IF([.AL181]&gt;=1;[.$AL$112]&amp;&quot;*&quot;&amp;[.AL181]&amp;&quot; &quot;;&quot;&quot;)&amp;IF([.AM181]&gt;=1;[.$AM$112]&amp;&quot;*&quot;&amp;[.AM181]&amp;&quot; &quot;;&quot;&quot;)&amp;IF([.AN181]&gt;=1;[.$AN$112]&amp;&quot;*&quot;&amp;[.AN18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    #'((Y-offset . 142)" calcext:value-type="string">
            <text:p><text:s text:c="4"/>#'((Y-offset . 142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formula="of:=IF([.$B$6]=&quot;Y&quot;;&quot;%&quot;;&quot;&quot;)&amp;IF([.U181]=&quot;Y&quot;;&quot;\acciaccatura s8 &quot;;&quot;&quot;)&amp;[.AP181]&amp;&quot; &quot;&amp;IF([.E181]=&quot;b&quot;;&quot;\break&quot;;IF([.E18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7]&lt;[.$AZ$9];[.AZ177]+1;&quot;-&quot;)" office:value-type="float" office:value="43" calcext:value-type="float">
            <text:p>43</text:p>
          </table:table-cell>
          <table:table-cell table:formula="of:=IF([.AZ177]&lt;[.$AZ$9];[.BA177];&quot;-&quot;)" office:value-type="float" office:value="3" calcext:value-type="float">
            <text:p>3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number-columns-repeated="10"/>
        </table:table-row>
        <table:table-row table:style-name="ro1">
          <table:table-cell table:formula="of:=IF([.E181]=&quot;pb&quot;;[.A181]+1;[.A181])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table:style-name="ce7" table:formula="of:=IF([.C183]=&quot;&quot;;&quot;&quot;;[.C183]-[.C18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82];[.$Z$106:.$AG$106];1)" office:value-type="float" office:value="1" calcext:value-type="float">
            <text:p>1</text:p>
          </table:table-cell>
          <table:table-cell table:style-name="ce44" table:formula="of:=MATCH([.D182]+[.C182];[.$Z$106:.$AG$106];1)" office:value-type="float" office:value="1" calcext:value-type="float">
            <text:p>1</text:p>
          </table:table-cell>
          <table:table-cell table:style-name="ce2" table:formula="of:=IF(AND([.Z$112]&lt;=[.$Y182];[.Z$112]&gt;=[.$X18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2];[.AA$112]&gt;=[.$X182]);INDEX([.$Z$106:.$AG$106];[.AA$112]);&quot;&quot;)">
            <text:p/>
          </table:table-cell>
          <table:table-cell table:style-name="ce2" table:formula="of:=IF(AND([.AB$112]&lt;=[.$Y182];[.AB$112]&gt;=[.$X182]);INDEX([.$Z$106:.$AG$106];[.AB$112]);&quot;&quot;)">
            <text:p/>
          </table:table-cell>
          <table:table-cell table:style-name="ce2" table:formula="of:=IF(AND([.AC$112]&lt;=[.$Y182];[.AC$112]&gt;=[.$X182]);INDEX([.$Z$106:.$AG$106];[.AC$112]);&quot;&quot;)">
            <text:p/>
          </table:table-cell>
          <table:table-cell table:style-name="ce2" table:formula="of:=IF(AND([.AD$112]&lt;=[.$Y182];[.AD$112]&gt;=[.$X182]);INDEX([.$Z$106:.$AG$106];[.AD$112]);&quot;&quot;)">
            <text:p/>
          </table:table-cell>
          <table:table-cell table:style-name="ce2" table:formula="of:=IF(AND([.AE$112]&lt;=[.$Y182];[.AE$112]&gt;=[.$X182]);INDEX([.$Z$106:.$AG$106];[.AE$112]);&quot;&quot;)">
            <text:p/>
          </table:table-cell>
          <table:table-cell table:style-name="ce2" table:formula="of:=IF(AND([.AF$112]&lt;=[.$Y182];[.AF$112]&gt;=[.$X182]);INDEX([.$Z$106:.$AG$106];[.AF$112]);&quot;&quot;)">
            <text:p/>
          </table:table-cell>
          <table:table-cell table:style-name="ce2" table:formula="of:=IF(AND([.AG$112]&lt;=[.$Y182];[.AG$112]&gt;=[.$X182]);INDEX([.$Z$106:.$AG$106];[.AG$112]);&quot;&quot;)">
            <text:p/>
          </table:table-cell>
          <table:table-cell table:formula="of:=IF([.Z182]=&quot;&quot;;0;MIN([.D182];[.$AA$106]-[.C182]))" office:value-type="float" office:value="4" calcext:value-type="float">
            <text:p>4</text:p>
          </table:table-cell>
          <table:table-cell table:formula="of:=IF([.AA182]=&quot;&quot;;0;MIN([.$AB$106]-[.C182];[.$AB$106]-[.$AA$106];[.D182]-[.AH182]))" office:value-type="float" office:value="0" calcext:value-type="float">
            <text:p>0</text:p>
          </table:table-cell>
          <table:table-cell table:formula="of:=IF([.AB182]=&quot;&quot;;0;MIN([.$AC$106]-[.C182];[.$AC$106]-[.$AB$106];[.D182]-[.AH182]-[.AI182]))" office:value-type="float" office:value="0" calcext:value-type="float">
            <text:p>0</text:p>
          </table:table-cell>
          <table:table-cell table:formula="of:=IF([.AC182]=&quot;&quot;;0;MIN([.$AD$106]-[.C182];[.$AD$106]-[.$AC$106];[.D182]-[.AH182]-[.AI182]-[.AJ182]))" office:value-type="float" office:value="0" calcext:value-type="float">
            <text:p>0</text:p>
          </table:table-cell>
          <table:table-cell table:formula="of:=IF([.AD182]=&quot;&quot;;0;MIN([.$AE$106]-[.C182];[.$AE$106]-[.$AD$106];[.D182]-[.AH182]-[.AI182]-[.AJ182]-[.AK182]))" office:value-type="float" office:value="0" calcext:value-type="float">
            <text:p>0</text:p>
          </table:table-cell>
          <table:table-cell table:formula="of:=IF([.AE182]=&quot;&quot;;0;MIN([.$AF$106]-[.C182];[.$AF$106]-[.$AE$106];[.D182]-[.AH182]-[.AI182]-[.AJ182]-[.AK182]-[.AL182]))" office:value-type="float" office:value="0" calcext:value-type="float">
            <text:p>0</text:p>
          </table:table-cell>
          <table:table-cell table:formula="of:=IF([.AF182]=&quot;&quot;;0;MIN([.$AG$106]-[.C182];[.$AG$106]-[.$AF$106];[.D182]-[.AH182]-[.AI182]-[.AJ182]-[.AK182]-[.AL182]-[.AM182]))" office:value-type="float" office:value="0" calcext:value-type="float">
            <text:p>0</text:p>
          </table:table-cell>
          <table:table-cell/>
          <table:table-cell table:style-name="ce2" table:formula="of:=IF([.AH182]&gt;=1;[.$AH$112]&amp;&quot;*&quot;&amp;[.AH182]&amp;&quot; &quot;;&quot;&quot;)&amp;IF([.AI182]&gt;=1;[.$AI$112]&amp;&quot;*&quot;&amp;[.AI182]&amp;&quot; &quot;;&quot;&quot;)&amp;IF([.AJ182]&gt;=1;[.$AJ$112]&amp;&quot;*&quot;&amp;[.AJ182]&amp;&quot; &quot;;&quot;&quot;)&amp;IF([.AK182]&gt;=1;[.$AK$112]&amp;&quot;*&quot;&amp;[.AK182]&amp;&quot; &quot;;&quot;&quot;)&amp;IF([.AL182]&gt;=1;[.$AL$112]&amp;&quot;*&quot;&amp;[.AL182]&amp;&quot; &quot;;&quot;&quot;)&amp;IF([.AM182]&gt;=1;[.$AM$112]&amp;&quot;*&quot;&amp;[.AM182]&amp;&quot; &quot;;&quot;&quot;)&amp;IF([.AN182]&gt;=1;[.$AN$112]&amp;&quot;*&quot;&amp;[.AN18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formula="of:=IF([.$B$6]=&quot;Y&quot;;&quot;%&quot;;&quot;&quot;)&amp;IF([.U182]=&quot;Y&quot;;&quot;\acciaccatura s8 &quot;;&quot;&quot;)&amp;[.AP182]&amp;&quot; &quot;&amp;IF([.E182]=&quot;b&quot;;&quot;\break&quot;;IF([.E18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8]&lt;[.$AZ$9];[.AZ178]+1;&quot;-&quot;)" office:value-type="float" office:value="43" calcext:value-type="float">
            <text:p>43</text:p>
          </table:table-cell>
          <table:table-cell table:formula="of:=IF([.AZ178]&lt;[.$AZ$9];[.BA178];&quot;-&quot;)" office:value-type="float" office:value="4" calcext:value-type="float">
            <text:p>4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 office:value-type="string" office:string-value="s2.*1 s1*2 s2*2  \break" calcext:value-type="string">
            <text:p>s2.*1 s1*2 s2*2 <text:s/>\break</text:p>
          </table:table-cell>
          <table:table-cell table:number-columns-repeated="10"/>
        </table:table-row>
        <table:table-row table:style-name="ro1">
          <table:table-cell table:formula="of:=IF([.E182]=&quot;pb&quot;;[.A182]+1;[.A182])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77" calcext:value-type="float">
            <text:p>377</text:p>
          </table:table-cell>
          <table:table-cell table:style-name="ce7" table:formula="of:=IF([.C184]=&quot;&quot;;&quot;&quot;;[.C184]-[.C18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3];[.$Z$106:.$AG$106];1)" office:value-type="float" office:value="1" calcext:value-type="float">
            <text:p>1</text:p>
          </table:table-cell>
          <table:table-cell table:style-name="ce44" table:formula="of:=MATCH([.D183]+[.C183];[.$Z$106:.$AG$106];1)" office:value-type="float" office:value="1" calcext:value-type="float">
            <text:p>1</text:p>
          </table:table-cell>
          <table:table-cell table:style-name="ce2" table:formula="of:=IF(AND([.Z$112]&lt;=[.$Y183];[.Z$112]&gt;=[.$X18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3];[.AA$112]&gt;=[.$X183]);INDEX([.$Z$106:.$AG$106];[.AA$112]);&quot;&quot;)">
            <text:p/>
          </table:table-cell>
          <table:table-cell table:style-name="ce2" table:formula="of:=IF(AND([.AB$112]&lt;=[.$Y183];[.AB$112]&gt;=[.$X183]);INDEX([.$Z$106:.$AG$106];[.AB$112]);&quot;&quot;)">
            <text:p/>
          </table:table-cell>
          <table:table-cell table:style-name="ce2" table:formula="of:=IF(AND([.AC$112]&lt;=[.$Y183];[.AC$112]&gt;=[.$X183]);INDEX([.$Z$106:.$AG$106];[.AC$112]);&quot;&quot;)">
            <text:p/>
          </table:table-cell>
          <table:table-cell table:style-name="ce2" table:formula="of:=IF(AND([.AD$112]&lt;=[.$Y183];[.AD$112]&gt;=[.$X183]);INDEX([.$Z$106:.$AG$106];[.AD$112]);&quot;&quot;)">
            <text:p/>
          </table:table-cell>
          <table:table-cell table:style-name="ce2" table:formula="of:=IF(AND([.AE$112]&lt;=[.$Y183];[.AE$112]&gt;=[.$X183]);INDEX([.$Z$106:.$AG$106];[.AE$112]);&quot;&quot;)">
            <text:p/>
          </table:table-cell>
          <table:table-cell table:style-name="ce2" table:formula="of:=IF(AND([.AF$112]&lt;=[.$Y183];[.AF$112]&gt;=[.$X183]);INDEX([.$Z$106:.$AG$106];[.AF$112]);&quot;&quot;)">
            <text:p/>
          </table:table-cell>
          <table:table-cell table:style-name="ce2" table:formula="of:=IF(AND([.AG$112]&lt;=[.$Y183];[.AG$112]&gt;=[.$X183]);INDEX([.$Z$106:.$AG$106];[.AG$112]);&quot;&quot;)">
            <text:p/>
          </table:table-cell>
          <table:table-cell table:formula="of:=IF([.Z183]=&quot;&quot;;0;MIN([.D183];[.$AA$106]-[.C183]))" office:value-type="float" office:value="4" calcext:value-type="float">
            <text:p>4</text:p>
          </table:table-cell>
          <table:table-cell table:formula="of:=IF([.AA183]=&quot;&quot;;0;MIN([.$AB$106]-[.C183];[.$AB$106]-[.$AA$106];[.D183]-[.AH183]))" office:value-type="float" office:value="0" calcext:value-type="float">
            <text:p>0</text:p>
          </table:table-cell>
          <table:table-cell table:formula="of:=IF([.AB183]=&quot;&quot;;0;MIN([.$AC$106]-[.C183];[.$AC$106]-[.$AB$106];[.D183]-[.AH183]-[.AI183]))" office:value-type="float" office:value="0" calcext:value-type="float">
            <text:p>0</text:p>
          </table:table-cell>
          <table:table-cell table:formula="of:=IF([.AC183]=&quot;&quot;;0;MIN([.$AD$106]-[.C183];[.$AD$106]-[.$AC$106];[.D183]-[.AH183]-[.AI183]-[.AJ183]))" office:value-type="float" office:value="0" calcext:value-type="float">
            <text:p>0</text:p>
          </table:table-cell>
          <table:table-cell table:formula="of:=IF([.AD183]=&quot;&quot;;0;MIN([.$AE$106]-[.C183];[.$AE$106]-[.$AD$106];[.D183]-[.AH183]-[.AI183]-[.AJ183]-[.AK183]))" office:value-type="float" office:value="0" calcext:value-type="float">
            <text:p>0</text:p>
          </table:table-cell>
          <table:table-cell table:formula="of:=IF([.AE183]=&quot;&quot;;0;MIN([.$AF$106]-[.C183];[.$AF$106]-[.$AE$106];[.D183]-[.AH183]-[.AI183]-[.AJ183]-[.AK183]-[.AL183]))" office:value-type="float" office:value="0" calcext:value-type="float">
            <text:p>0</text:p>
          </table:table-cell>
          <table:table-cell table:formula="of:=IF([.AF183]=&quot;&quot;;0;MIN([.$AG$106]-[.C183];[.$AG$106]-[.$AF$106];[.D183]-[.AH183]-[.AI183]-[.AJ183]-[.AK183]-[.AL183]-[.AM183]))" office:value-type="float" office:value="0" calcext:value-type="float">
            <text:p>0</text:p>
          </table:table-cell>
          <table:table-cell/>
          <table:table-cell table:style-name="ce2" table:formula="of:=IF([.AH183]&gt;=1;[.$AH$112]&amp;&quot;*&quot;&amp;[.AH183]&amp;&quot; &quot;;&quot;&quot;)&amp;IF([.AI183]&gt;=1;[.$AI$112]&amp;&quot;*&quot;&amp;[.AI183]&amp;&quot; &quot;;&quot;&quot;)&amp;IF([.AJ183]&gt;=1;[.$AJ$112]&amp;&quot;*&quot;&amp;[.AJ183]&amp;&quot; &quot;;&quot;&quot;)&amp;IF([.AK183]&gt;=1;[.$AK$112]&amp;&quot;*&quot;&amp;[.AK183]&amp;&quot; &quot;;&quot;&quot;)&amp;IF([.AL183]&gt;=1;[.$AL$112]&amp;&quot;*&quot;&amp;[.AL183]&amp;&quot; &quot;;&quot;&quot;)&amp;IF([.AM183]&gt;=1;[.$AM$112]&amp;&quot;*&quot;&amp;[.AM183]&amp;&quot; &quot;;&quot;&quot;)&amp;IF([.AN183]&gt;=1;[.$AN$112]&amp;&quot;*&quot;&amp;[.AN18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formula="of:=IF([.$B$6]=&quot;Y&quot;;&quot;%&quot;;&quot;&quot;)&amp;IF([.U183]=&quot;Y&quot;;&quot;\acciaccatura s8 &quot;;&quot;&quot;)&amp;[.AP183]&amp;&quot; &quot;&amp;IF([.E183]=&quot;b&quot;;&quot;\break&quot;;IF([.E18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9]&lt;[.$AZ$9];[.AZ179]+1;&quot;-&quot;)" office:value-type="float" office:value="44" calcext:value-type="float">
            <text:p>44</text:p>
          </table:table-cell>
          <table:table-cell table:formula="of:=IF([.AZ179]&lt;[.$AZ$9];[.BA179];&quot;-&quot;)" office:value-type="float" office:value="1" calcext:value-type="float">
            <text:p>1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3]=&quot;pb&quot;;[.A183]+1;[.A183])"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table:style-name="ce7" table:formula="of:=IF([.C185]=&quot;&quot;;&quot;&quot;;[.C185]-[.C18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84];[.$Z$106:.$AG$106];1)" office:value-type="float" office:value="1" calcext:value-type="float">
            <text:p>1</text:p>
          </table:table-cell>
          <table:table-cell table:style-name="ce44" table:formula="of:=MATCH([.D184]+[.C184];[.$Z$106:.$AG$106];1)" office:value-type="float" office:value="1" calcext:value-type="float">
            <text:p>1</text:p>
          </table:table-cell>
          <table:table-cell table:style-name="ce2" table:formula="of:=IF(AND([.Z$112]&lt;=[.$Y184];[.Z$112]&gt;=[.$X18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4];[.AA$112]&gt;=[.$X184]);INDEX([.$Z$106:.$AG$106];[.AA$112]);&quot;&quot;)">
            <text:p/>
          </table:table-cell>
          <table:table-cell table:style-name="ce2" table:formula="of:=IF(AND([.AB$112]&lt;=[.$Y184];[.AB$112]&gt;=[.$X184]);INDEX([.$Z$106:.$AG$106];[.AB$112]);&quot;&quot;)">
            <text:p/>
          </table:table-cell>
          <table:table-cell table:style-name="ce2" table:formula="of:=IF(AND([.AC$112]&lt;=[.$Y184];[.AC$112]&gt;=[.$X184]);INDEX([.$Z$106:.$AG$106];[.AC$112]);&quot;&quot;)">
            <text:p/>
          </table:table-cell>
          <table:table-cell table:style-name="ce2" table:formula="of:=IF(AND([.AD$112]&lt;=[.$Y184];[.AD$112]&gt;=[.$X184]);INDEX([.$Z$106:.$AG$106];[.AD$112]);&quot;&quot;)">
            <text:p/>
          </table:table-cell>
          <table:table-cell table:style-name="ce2" table:formula="of:=IF(AND([.AE$112]&lt;=[.$Y184];[.AE$112]&gt;=[.$X184]);INDEX([.$Z$106:.$AG$106];[.AE$112]);&quot;&quot;)">
            <text:p/>
          </table:table-cell>
          <table:table-cell table:style-name="ce2" table:formula="of:=IF(AND([.AF$112]&lt;=[.$Y184];[.AF$112]&gt;=[.$X184]);INDEX([.$Z$106:.$AG$106];[.AF$112]);&quot;&quot;)">
            <text:p/>
          </table:table-cell>
          <table:table-cell table:style-name="ce2" table:formula="of:=IF(AND([.AG$112]&lt;=[.$Y184];[.AG$112]&gt;=[.$X184]);INDEX([.$Z$106:.$AG$106];[.AG$112]);&quot;&quot;)">
            <text:p/>
          </table:table-cell>
          <table:table-cell table:formula="of:=IF([.Z184]=&quot;&quot;;0;MIN([.D184];[.$AA$106]-[.C184]))" office:value-type="float" office:value="4" calcext:value-type="float">
            <text:p>4</text:p>
          </table:table-cell>
          <table:table-cell table:formula="of:=IF([.AA184]=&quot;&quot;;0;MIN([.$AB$106]-[.C184];[.$AB$106]-[.$AA$106];[.D184]-[.AH184]))" office:value-type="float" office:value="0" calcext:value-type="float">
            <text:p>0</text:p>
          </table:table-cell>
          <table:table-cell table:formula="of:=IF([.AB184]=&quot;&quot;;0;MIN([.$AC$106]-[.C184];[.$AC$106]-[.$AB$106];[.D184]-[.AH184]-[.AI184]))" office:value-type="float" office:value="0" calcext:value-type="float">
            <text:p>0</text:p>
          </table:table-cell>
          <table:table-cell table:formula="of:=IF([.AC184]=&quot;&quot;;0;MIN([.$AD$106]-[.C184];[.$AD$106]-[.$AC$106];[.D184]-[.AH184]-[.AI184]-[.AJ184]))" office:value-type="float" office:value="0" calcext:value-type="float">
            <text:p>0</text:p>
          </table:table-cell>
          <table:table-cell table:formula="of:=IF([.AD184]=&quot;&quot;;0;MIN([.$AE$106]-[.C184];[.$AE$106]-[.$AD$106];[.D184]-[.AH184]-[.AI184]-[.AJ184]-[.AK184]))" office:value-type="float" office:value="0" calcext:value-type="float">
            <text:p>0</text:p>
          </table:table-cell>
          <table:table-cell table:formula="of:=IF([.AE184]=&quot;&quot;;0;MIN([.$AF$106]-[.C184];[.$AF$106]-[.$AE$106];[.D184]-[.AH184]-[.AI184]-[.AJ184]-[.AK184]-[.AL184]))" office:value-type="float" office:value="0" calcext:value-type="float">
            <text:p>0</text:p>
          </table:table-cell>
          <table:table-cell table:formula="of:=IF([.AF184]=&quot;&quot;;0;MIN([.$AG$106]-[.C184];[.$AG$106]-[.$AF$106];[.D184]-[.AH184]-[.AI184]-[.AJ184]-[.AK184]-[.AL184]-[.AM184]))" office:value-type="float" office:value="0" calcext:value-type="float">
            <text:p>0</text:p>
          </table:table-cell>
          <table:table-cell/>
          <table:table-cell table:style-name="ce2" table:formula="of:=IF([.AH184]&gt;=1;[.$AH$112]&amp;&quot;*&quot;&amp;[.AH184]&amp;&quot; &quot;;&quot;&quot;)&amp;IF([.AI184]&gt;=1;[.$AI$112]&amp;&quot;*&quot;&amp;[.AI184]&amp;&quot; &quot;;&quot;&quot;)&amp;IF([.AJ184]&gt;=1;[.$AJ$112]&amp;&quot;*&quot;&amp;[.AJ184]&amp;&quot; &quot;;&quot;&quot;)&amp;IF([.AK184]&gt;=1;[.$AK$112]&amp;&quot;*&quot;&amp;[.AK184]&amp;&quot; &quot;;&quot;&quot;)&amp;IF([.AL184]&gt;=1;[.$AL$112]&amp;&quot;*&quot;&amp;[.AL184]&amp;&quot; &quot;;&quot;&quot;)&amp;IF([.AM184]&gt;=1;[.$AM$112]&amp;&quot;*&quot;&amp;[.AM184]&amp;&quot; &quot;;&quot;&quot;)&amp;IF([.AN184]&gt;=1;[.$AN$112]&amp;&quot;*&quot;&amp;[.AN18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  <table:table-cell table:formula="of:=IF([.$B$6]=&quot;Y&quot;;&quot;%&quot;;&quot;&quot;)&amp;IF([.U184]=&quot;Y&quot;;&quot;\acciaccatura s8 &quot;;&quot;&quot;)&amp;[.AP184]&amp;&quot; &quot;&amp;IF([.E184]=&quot;b&quot;;&quot;\break&quot;;IF([.E18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0]&lt;[.$AZ$9];[.AZ180]+1;&quot;-&quot;)" office:value-type="float" office:value="44" calcext:value-type="float">
            <text:p>44</text:p>
          </table:table-cell>
          <table:table-cell table:formula="of:=IF([.AZ180]&lt;[.$AZ$9];[.BA180];&quot;-&quot;)" office:value-type="float" office:value="2" calcext:value-type="float">
            <text:p>2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 office:value-type="string" office:string-value="    #'((Y-offset . 118)" calcext:value-type="string">
            <text:p><text:s text:c="4"/>#'((Y-offset . 118)</text:p>
          </table:table-cell>
          <table:table-cell table:number-columns-repeated="10"/>
        </table:table-row>
        <table:table-row table:style-name="ro1">
          <table:table-cell table:formula="of:=IF([.E184]=&quot;pb&quot;;[.A184]+1;[.A184])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385" calcext:value-type="float">
            <text:p>385</text:p>
          </table:table-cell>
          <table:table-cell table:style-name="ce7" table:formula="of:=IF([.C186]=&quot;&quot;;&quot;&quot;;[.C186]-[.C18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5];[.$Z$106:.$AG$106];1)" office:value-type="float" office:value="1" calcext:value-type="float">
            <text:p>1</text:p>
          </table:table-cell>
          <table:table-cell table:style-name="ce44" table:formula="of:=MATCH([.D185]+[.C185];[.$Z$106:.$AG$106];1)" office:value-type="float" office:value="1" calcext:value-type="float">
            <text:p>1</text:p>
          </table:table-cell>
          <table:table-cell table:style-name="ce2" table:formula="of:=IF(AND([.Z$112]&lt;=[.$Y185];[.Z$112]&gt;=[.$X18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5];[.AA$112]&gt;=[.$X185]);INDEX([.$Z$106:.$AG$106];[.AA$112]);&quot;&quot;)">
            <text:p/>
          </table:table-cell>
          <table:table-cell table:style-name="ce2" table:formula="of:=IF(AND([.AB$112]&lt;=[.$Y185];[.AB$112]&gt;=[.$X185]);INDEX([.$Z$106:.$AG$106];[.AB$112]);&quot;&quot;)">
            <text:p/>
          </table:table-cell>
          <table:table-cell table:style-name="ce2" table:formula="of:=IF(AND([.AC$112]&lt;=[.$Y185];[.AC$112]&gt;=[.$X185]);INDEX([.$Z$106:.$AG$106];[.AC$112]);&quot;&quot;)">
            <text:p/>
          </table:table-cell>
          <table:table-cell table:style-name="ce2" table:formula="of:=IF(AND([.AD$112]&lt;=[.$Y185];[.AD$112]&gt;=[.$X185]);INDEX([.$Z$106:.$AG$106];[.AD$112]);&quot;&quot;)">
            <text:p/>
          </table:table-cell>
          <table:table-cell table:style-name="ce2" table:formula="of:=IF(AND([.AE$112]&lt;=[.$Y185];[.AE$112]&gt;=[.$X185]);INDEX([.$Z$106:.$AG$106];[.AE$112]);&quot;&quot;)">
            <text:p/>
          </table:table-cell>
          <table:table-cell table:style-name="ce2" table:formula="of:=IF(AND([.AF$112]&lt;=[.$Y185];[.AF$112]&gt;=[.$X185]);INDEX([.$Z$106:.$AG$106];[.AF$112]);&quot;&quot;)">
            <text:p/>
          </table:table-cell>
          <table:table-cell table:style-name="ce2" table:formula="of:=IF(AND([.AG$112]&lt;=[.$Y185];[.AG$112]&gt;=[.$X185]);INDEX([.$Z$106:.$AG$106];[.AG$112]);&quot;&quot;)">
            <text:p/>
          </table:table-cell>
          <table:table-cell table:formula="of:=IF([.Z185]=&quot;&quot;;0;MIN([.D185];[.$AA$106]-[.C185]))" office:value-type="float" office:value="5" calcext:value-type="float">
            <text:p>5</text:p>
          </table:table-cell>
          <table:table-cell table:formula="of:=IF([.AA185]=&quot;&quot;;0;MIN([.$AB$106]-[.C185];[.$AB$106]-[.$AA$106];[.D185]-[.AH185]))" office:value-type="float" office:value="0" calcext:value-type="float">
            <text:p>0</text:p>
          </table:table-cell>
          <table:table-cell table:formula="of:=IF([.AB185]=&quot;&quot;;0;MIN([.$AC$106]-[.C185];[.$AC$106]-[.$AB$106];[.D185]-[.AH185]-[.AI185]))" office:value-type="float" office:value="0" calcext:value-type="float">
            <text:p>0</text:p>
          </table:table-cell>
          <table:table-cell table:formula="of:=IF([.AC185]=&quot;&quot;;0;MIN([.$AD$106]-[.C185];[.$AD$106]-[.$AC$106];[.D185]-[.AH185]-[.AI185]-[.AJ185]))" office:value-type="float" office:value="0" calcext:value-type="float">
            <text:p>0</text:p>
          </table:table-cell>
          <table:table-cell table:formula="of:=IF([.AD185]=&quot;&quot;;0;MIN([.$AE$106]-[.C185];[.$AE$106]-[.$AD$106];[.D185]-[.AH185]-[.AI185]-[.AJ185]-[.AK185]))" office:value-type="float" office:value="0" calcext:value-type="float">
            <text:p>0</text:p>
          </table:table-cell>
          <table:table-cell table:formula="of:=IF([.AE185]=&quot;&quot;;0;MIN([.$AF$106]-[.C185];[.$AF$106]-[.$AE$106];[.D185]-[.AH185]-[.AI185]-[.AJ185]-[.AK185]-[.AL185]))" office:value-type="float" office:value="0" calcext:value-type="float">
            <text:p>0</text:p>
          </table:table-cell>
          <table:table-cell table:formula="of:=IF([.AF185]=&quot;&quot;;0;MIN([.$AG$106]-[.C185];[.$AG$106]-[.$AF$106];[.D185]-[.AH185]-[.AI185]-[.AJ185]-[.AK185]-[.AL185]-[.AM185]))" office:value-type="float" office:value="0" calcext:value-type="float">
            <text:p>0</text:p>
          </table:table-cell>
          <table:table-cell/>
          <table:table-cell table:style-name="ce2" table:formula="of:=IF([.AH185]&gt;=1;[.$AH$112]&amp;&quot;*&quot;&amp;[.AH185]&amp;&quot; &quot;;&quot;&quot;)&amp;IF([.AI185]&gt;=1;[.$AI$112]&amp;&quot;*&quot;&amp;[.AI185]&amp;&quot; &quot;;&quot;&quot;)&amp;IF([.AJ185]&gt;=1;[.$AJ$112]&amp;&quot;*&quot;&amp;[.AJ185]&amp;&quot; &quot;;&quot;&quot;)&amp;IF([.AK185]&gt;=1;[.$AK$112]&amp;&quot;*&quot;&amp;[.AK185]&amp;&quot; &quot;;&quot;&quot;)&amp;IF([.AL185]&gt;=1;[.$AL$112]&amp;&quot;*&quot;&amp;[.AL185]&amp;&quot; &quot;;&quot;&quot;)&amp;IF([.AM185]&gt;=1;[.$AM$112]&amp;&quot;*&quot;&amp;[.AM185]&amp;&quot; &quot;;&quot;&quot;)&amp;IF([.AN185]&gt;=1;[.$AN$112]&amp;&quot;*&quot;&amp;[.AN18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formula="of:=IF([.$B$6]=&quot;Y&quot;;&quot;%&quot;;&quot;&quot;)&amp;IF([.U185]=&quot;Y&quot;;&quot;\acciaccatura s8 &quot;;&quot;&quot;)&amp;[.AP185]&amp;&quot; &quot;&amp;IF([.E185]=&quot;b&quot;;&quot;\break&quot;;IF([.E18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1]&lt;[.$AZ$9];[.AZ181]+1;&quot;-&quot;)" office:value-type="float" office:value="44" calcext:value-type="float">
            <text:p>44</text:p>
          </table:table-cell>
          <table:table-cell table:formula="of:=IF([.AZ181]&lt;[.$AZ$9];[.BA181];&quot;-&quot;)" office:value-type="float" office:value="3" calcext:value-type="float">
            <text:p>3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  <table:table-cell table:number-columns-repeated="10"/>
        </table:table-row>
        <table:table-row table:style-name="ro1">
          <table:table-cell table:formula="of:=IF([.E185]=&quot;pb&quot;;[.A185]+1;[.A185])"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table:style-name="ce7" table:formula="of:=IF([.C187]=&quot;&quot;;&quot;&quot;;[.C187]-[.C18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6];[.$Z$106:.$AG$106];1)" office:value-type="float" office:value="1" calcext:value-type="float">
            <text:p>1</text:p>
          </table:table-cell>
          <table:table-cell table:style-name="ce44" table:formula="of:=MATCH([.D186]+[.C186];[.$Z$106:.$AG$106];1)" office:value-type="float" office:value="1" calcext:value-type="float">
            <text:p>1</text:p>
          </table:table-cell>
          <table:table-cell table:style-name="ce2" table:formula="of:=IF(AND([.Z$112]&lt;=[.$Y186];[.Z$112]&gt;=[.$X18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6];[.AA$112]&gt;=[.$X186]);INDEX([.$Z$106:.$AG$106];[.AA$112]);&quot;&quot;)">
            <text:p/>
          </table:table-cell>
          <table:table-cell table:style-name="ce2" table:formula="of:=IF(AND([.AB$112]&lt;=[.$Y186];[.AB$112]&gt;=[.$X186]);INDEX([.$Z$106:.$AG$106];[.AB$112]);&quot;&quot;)">
            <text:p/>
          </table:table-cell>
          <table:table-cell table:style-name="ce2" table:formula="of:=IF(AND([.AC$112]&lt;=[.$Y186];[.AC$112]&gt;=[.$X186]);INDEX([.$Z$106:.$AG$106];[.AC$112]);&quot;&quot;)">
            <text:p/>
          </table:table-cell>
          <table:table-cell table:style-name="ce2" table:formula="of:=IF(AND([.AD$112]&lt;=[.$Y186];[.AD$112]&gt;=[.$X186]);INDEX([.$Z$106:.$AG$106];[.AD$112]);&quot;&quot;)">
            <text:p/>
          </table:table-cell>
          <table:table-cell table:style-name="ce2" table:formula="of:=IF(AND([.AE$112]&lt;=[.$Y186];[.AE$112]&gt;=[.$X186]);INDEX([.$Z$106:.$AG$106];[.AE$112]);&quot;&quot;)">
            <text:p/>
          </table:table-cell>
          <table:table-cell table:style-name="ce2" table:formula="of:=IF(AND([.AF$112]&lt;=[.$Y186];[.AF$112]&gt;=[.$X186]);INDEX([.$Z$106:.$AG$106];[.AF$112]);&quot;&quot;)">
            <text:p/>
          </table:table-cell>
          <table:table-cell table:style-name="ce2" table:formula="of:=IF(AND([.AG$112]&lt;=[.$Y186];[.AG$112]&gt;=[.$X186]);INDEX([.$Z$106:.$AG$106];[.AG$112]);&quot;&quot;)">
            <text:p/>
          </table:table-cell>
          <table:table-cell table:formula="of:=IF([.Z186]=&quot;&quot;;0;MIN([.D186];[.$AA$106]-[.C186]))" office:value-type="float" office:value="6" calcext:value-type="float">
            <text:p>6</text:p>
          </table:table-cell>
          <table:table-cell table:formula="of:=IF([.AA186]=&quot;&quot;;0;MIN([.$AB$106]-[.C186];[.$AB$106]-[.$AA$106];[.D186]-[.AH186]))" office:value-type="float" office:value="0" calcext:value-type="float">
            <text:p>0</text:p>
          </table:table-cell>
          <table:table-cell table:formula="of:=IF([.AB186]=&quot;&quot;;0;MIN([.$AC$106]-[.C186];[.$AC$106]-[.$AB$106];[.D186]-[.AH186]-[.AI186]))" office:value-type="float" office:value="0" calcext:value-type="float">
            <text:p>0</text:p>
          </table:table-cell>
          <table:table-cell table:formula="of:=IF([.AC186]=&quot;&quot;;0;MIN([.$AD$106]-[.C186];[.$AD$106]-[.$AC$106];[.D186]-[.AH186]-[.AI186]-[.AJ186]))" office:value-type="float" office:value="0" calcext:value-type="float">
            <text:p>0</text:p>
          </table:table-cell>
          <table:table-cell table:formula="of:=IF([.AD186]=&quot;&quot;;0;MIN([.$AE$106]-[.C186];[.$AE$106]-[.$AD$106];[.D186]-[.AH186]-[.AI186]-[.AJ186]-[.AK186]))" office:value-type="float" office:value="0" calcext:value-type="float">
            <text:p>0</text:p>
          </table:table-cell>
          <table:table-cell table:formula="of:=IF([.AE186]=&quot;&quot;;0;MIN([.$AF$106]-[.C186];[.$AF$106]-[.$AE$106];[.D186]-[.AH186]-[.AI186]-[.AJ186]-[.AK186]-[.AL186]))" office:value-type="float" office:value="0" calcext:value-type="float">
            <text:p>0</text:p>
          </table:table-cell>
          <table:table-cell table:formula="of:=IF([.AF186]=&quot;&quot;;0;MIN([.$AG$106]-[.C186];[.$AG$106]-[.$AF$106];[.D186]-[.AH186]-[.AI186]-[.AJ186]-[.AK186]-[.AL186]-[.AM186]))" office:value-type="float" office:value="0" calcext:value-type="float">
            <text:p>0</text:p>
          </table:table-cell>
          <table:table-cell/>
          <table:table-cell table:style-name="ce2" table:formula="of:=IF([.AH186]&gt;=1;[.$AH$112]&amp;&quot;*&quot;&amp;[.AH186]&amp;&quot; &quot;;&quot;&quot;)&amp;IF([.AI186]&gt;=1;[.$AI$112]&amp;&quot;*&quot;&amp;[.AI186]&amp;&quot; &quot;;&quot;&quot;)&amp;IF([.AJ186]&gt;=1;[.$AJ$112]&amp;&quot;*&quot;&amp;[.AJ186]&amp;&quot; &quot;;&quot;&quot;)&amp;IF([.AK186]&gt;=1;[.$AK$112]&amp;&quot;*&quot;&amp;[.AK186]&amp;&quot; &quot;;&quot;&quot;)&amp;IF([.AL186]&gt;=1;[.$AL$112]&amp;&quot;*&quot;&amp;[.AL186]&amp;&quot; &quot;;&quot;&quot;)&amp;IF([.AM186]&gt;=1;[.$AM$112]&amp;&quot;*&quot;&amp;[.AM186]&amp;&quot; &quot;;&quot;&quot;)&amp;IF([.AN186]&gt;=1;[.$AN$112]&amp;&quot;*&quot;&amp;[.AN186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formula="of:=IF([.$B$6]=&quot;Y&quot;;&quot;%&quot;;&quot;&quot;)&amp;IF([.U186]=&quot;Y&quot;;&quot;\acciaccatura s8 &quot;;&quot;&quot;)&amp;[.AP186]&amp;&quot; &quot;&amp;IF([.E186]=&quot;b&quot;;&quot;\break&quot;;IF([.E186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82]&lt;[.$AZ$9];[.AZ182]+1;&quot;-&quot;)" office:value-type="float" office:value="44" calcext:value-type="float">
            <text:p>44</text:p>
          </table:table-cell>
          <table:table-cell table:formula="of:=IF([.AZ182]&lt;[.$AZ$9];[.BA182];&quot;-&quot;)" office:value-type="float" office:value="4" calcext:value-type="float">
            <text:p>4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formula="of:=IF([.E186]=&quot;pb&quot;;[.A186]+1;[.A186])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96" calcext:value-type="float">
            <text:p>396</text:p>
          </table:table-cell>
          <table:table-cell table:style-name="ce7" table:formula="of:=IF([.C188]=&quot;&quot;;&quot;&quot;;[.C188]-[.C1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87];[.$Z$106:.$AG$106];1)" office:value-type="float" office:value="1" calcext:value-type="float">
            <text:p>1</text:p>
          </table:table-cell>
          <table:table-cell table:style-name="ce44" table:formula="of:=MATCH([.D187]+[.C187];[.$Z$106:.$AG$106];1)" office:value-type="float" office:value="1" calcext:value-type="float">
            <text:p>1</text:p>
          </table:table-cell>
          <table:table-cell table:style-name="ce2" table:formula="of:=IF(AND([.Z$112]&lt;=[.$Y187];[.Z$112]&gt;=[.$X18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7];[.AA$112]&gt;=[.$X187]);INDEX([.$Z$106:.$AG$106];[.AA$112]);&quot;&quot;)">
            <text:p/>
          </table:table-cell>
          <table:table-cell table:style-name="ce2" table:formula="of:=IF(AND([.AB$112]&lt;=[.$Y187];[.AB$112]&gt;=[.$X187]);INDEX([.$Z$106:.$AG$106];[.AB$112]);&quot;&quot;)">
            <text:p/>
          </table:table-cell>
          <table:table-cell table:style-name="ce2" table:formula="of:=IF(AND([.AC$112]&lt;=[.$Y187];[.AC$112]&gt;=[.$X187]);INDEX([.$Z$106:.$AG$106];[.AC$112]);&quot;&quot;)">
            <text:p/>
          </table:table-cell>
          <table:table-cell table:style-name="ce2" table:formula="of:=IF(AND([.AD$112]&lt;=[.$Y187];[.AD$112]&gt;=[.$X187]);INDEX([.$Z$106:.$AG$106];[.AD$112]);&quot;&quot;)">
            <text:p/>
          </table:table-cell>
          <table:table-cell table:style-name="ce2" table:formula="of:=IF(AND([.AE$112]&lt;=[.$Y187];[.AE$112]&gt;=[.$X187]);INDEX([.$Z$106:.$AG$106];[.AE$112]);&quot;&quot;)">
            <text:p/>
          </table:table-cell>
          <table:table-cell table:style-name="ce2" table:formula="of:=IF(AND([.AF$112]&lt;=[.$Y187];[.AF$112]&gt;=[.$X187]);INDEX([.$Z$106:.$AG$106];[.AF$112]);&quot;&quot;)">
            <text:p/>
          </table:table-cell>
          <table:table-cell table:style-name="ce2" table:formula="of:=IF(AND([.AG$112]&lt;=[.$Y187];[.AG$112]&gt;=[.$X187]);INDEX([.$Z$106:.$AG$106];[.AG$112]);&quot;&quot;)">
            <text:p/>
          </table:table-cell>
          <table:table-cell table:formula="of:=IF([.Z187]=&quot;&quot;;0;MIN([.D187];[.$AA$106]-[.C187]))" office:value-type="float" office:value="6" calcext:value-type="float">
            <text:p>6</text:p>
          </table:table-cell>
          <table:table-cell table:formula="of:=IF([.AA187]=&quot;&quot;;0;MIN([.$AB$106]-[.C187];[.$AB$106]-[.$AA$106];[.D187]-[.AH187]))" office:value-type="float" office:value="0" calcext:value-type="float">
            <text:p>0</text:p>
          </table:table-cell>
          <table:table-cell table:formula="of:=IF([.AB187]=&quot;&quot;;0;MIN([.$AC$106]-[.C187];[.$AC$106]-[.$AB$106];[.D187]-[.AH187]-[.AI187]))" office:value-type="float" office:value="0" calcext:value-type="float">
            <text:p>0</text:p>
          </table:table-cell>
          <table:table-cell table:formula="of:=IF([.AC187]=&quot;&quot;;0;MIN([.$AD$106]-[.C187];[.$AD$106]-[.$AC$106];[.D187]-[.AH187]-[.AI187]-[.AJ187]))" office:value-type="float" office:value="0" calcext:value-type="float">
            <text:p>0</text:p>
          </table:table-cell>
          <table:table-cell table:formula="of:=IF([.AD187]=&quot;&quot;;0;MIN([.$AE$106]-[.C187];[.$AE$106]-[.$AD$106];[.D187]-[.AH187]-[.AI187]-[.AJ187]-[.AK187]))" office:value-type="float" office:value="0" calcext:value-type="float">
            <text:p>0</text:p>
          </table:table-cell>
          <table:table-cell table:formula="of:=IF([.AE187]=&quot;&quot;;0;MIN([.$AF$106]-[.C187];[.$AF$106]-[.$AE$106];[.D187]-[.AH187]-[.AI187]-[.AJ187]-[.AK187]-[.AL187]))" office:value-type="float" office:value="0" calcext:value-type="float">
            <text:p>0</text:p>
          </table:table-cell>
          <table:table-cell table:formula="of:=IF([.AF187]=&quot;&quot;;0;MIN([.$AG$106]-[.C187];[.$AG$106]-[.$AF$106];[.D187]-[.AH187]-[.AI187]-[.AJ187]-[.AK187]-[.AL187]-[.AM187]))" office:value-type="float" office:value="0" calcext:value-type="float">
            <text:p>0</text:p>
          </table:table-cell>
          <table:table-cell/>
          <table:table-cell table:style-name="ce2" table:formula="of:=IF([.AH187]&gt;=1;[.$AH$112]&amp;&quot;*&quot;&amp;[.AH187]&amp;&quot; &quot;;&quot;&quot;)&amp;IF([.AI187]&gt;=1;[.$AI$112]&amp;&quot;*&quot;&amp;[.AI187]&amp;&quot; &quot;;&quot;&quot;)&amp;IF([.AJ187]&gt;=1;[.$AJ$112]&amp;&quot;*&quot;&amp;[.AJ187]&amp;&quot; &quot;;&quot;&quot;)&amp;IF([.AK187]&gt;=1;[.$AK$112]&amp;&quot;*&quot;&amp;[.AK187]&amp;&quot; &quot;;&quot;&quot;)&amp;IF([.AL187]&gt;=1;[.$AL$112]&amp;&quot;*&quot;&amp;[.AL187]&amp;&quot; &quot;;&quot;&quot;)&amp;IF([.AM187]&gt;=1;[.$AM$112]&amp;&quot;*&quot;&amp;[.AM187]&amp;&quot; &quot;;&quot;&quot;)&amp;IF([.AN187]&gt;=1;[.$AN$112]&amp;&quot;*&quot;&amp;[.AN187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formula="of:=IF([.$B$6]=&quot;Y&quot;;&quot;%&quot;;&quot;&quot;)&amp;IF([.U187]=&quot;Y&quot;;&quot;\acciaccatura s8 &quot;;&quot;&quot;)&amp;[.AP187]&amp;&quot; &quot;&amp;IF([.E187]=&quot;b&quot;;&quot;\break&quot;;IF([.E187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3]&lt;[.$AZ$9];[.AZ183]+1;&quot;-&quot;)" office:value-type="float" office:value="45" calcext:value-type="float">
            <text:p>45</text:p>
          </table:table-cell>
          <table:table-cell table:formula="of:=IF([.AZ183]&lt;[.$AZ$9];[.BA183];&quot;-&quot;)" office:value-type="float" office:value="1" calcext:value-type="float">
            <text:p>1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7]=&quot;pb&quot;;[.A187]+1;[.A187])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02" calcext:value-type="float">
            <text:p>402</text:p>
          </table:table-cell>
          <table:table-cell table:style-name="ce7" table:formula="of:=IF([.C189]=&quot;&quot;;&quot;&quot;;[.C189]-[.C18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88];[.$Z$106:.$AG$106];1)" office:value-type="float" office:value="1" calcext:value-type="float">
            <text:p>1</text:p>
          </table:table-cell>
          <table:table-cell table:style-name="ce44" table:formula="of:=MATCH([.D188]+[.C188];[.$Z$106:.$AG$106];1)" office:value-type="float" office:value="1" calcext:value-type="float">
            <text:p>1</text:p>
          </table:table-cell>
          <table:table-cell table:style-name="ce2" table:formula="of:=IF(AND([.Z$112]&lt;=[.$Y188];[.Z$112]&gt;=[.$X18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8];[.AA$112]&gt;=[.$X188]);INDEX([.$Z$106:.$AG$106];[.AA$112]);&quot;&quot;)">
            <text:p/>
          </table:table-cell>
          <table:table-cell table:style-name="ce2" table:formula="of:=IF(AND([.AB$112]&lt;=[.$Y188];[.AB$112]&gt;=[.$X188]);INDEX([.$Z$106:.$AG$106];[.AB$112]);&quot;&quot;)">
            <text:p/>
          </table:table-cell>
          <table:table-cell table:style-name="ce2" table:formula="of:=IF(AND([.AC$112]&lt;=[.$Y188];[.AC$112]&gt;=[.$X188]);INDEX([.$Z$106:.$AG$106];[.AC$112]);&quot;&quot;)">
            <text:p/>
          </table:table-cell>
          <table:table-cell table:style-name="ce2" table:formula="of:=IF(AND([.AD$112]&lt;=[.$Y188];[.AD$112]&gt;=[.$X188]);INDEX([.$Z$106:.$AG$106];[.AD$112]);&quot;&quot;)">
            <text:p/>
          </table:table-cell>
          <table:table-cell table:style-name="ce2" table:formula="of:=IF(AND([.AE$112]&lt;=[.$Y188];[.AE$112]&gt;=[.$X188]);INDEX([.$Z$106:.$AG$106];[.AE$112]);&quot;&quot;)">
            <text:p/>
          </table:table-cell>
          <table:table-cell table:style-name="ce2" table:formula="of:=IF(AND([.AF$112]&lt;=[.$Y188];[.AF$112]&gt;=[.$X188]);INDEX([.$Z$106:.$AG$106];[.AF$112]);&quot;&quot;)">
            <text:p/>
          </table:table-cell>
          <table:table-cell table:style-name="ce2" table:formula="of:=IF(AND([.AG$112]&lt;=[.$Y188];[.AG$112]&gt;=[.$X188]);INDEX([.$Z$106:.$AG$106];[.AG$112]);&quot;&quot;)">
            <text:p/>
          </table:table-cell>
          <table:table-cell table:formula="of:=IF([.Z188]=&quot;&quot;;0;MIN([.D188];[.$AA$106]-[.C188]))" office:value-type="float" office:value="4" calcext:value-type="float">
            <text:p>4</text:p>
          </table:table-cell>
          <table:table-cell table:formula="of:=IF([.AA188]=&quot;&quot;;0;MIN([.$AB$106]-[.C188];[.$AB$106]-[.$AA$106];[.D188]-[.AH188]))" office:value-type="float" office:value="0" calcext:value-type="float">
            <text:p>0</text:p>
          </table:table-cell>
          <table:table-cell table:formula="of:=IF([.AB188]=&quot;&quot;;0;MIN([.$AC$106]-[.C188];[.$AC$106]-[.$AB$106];[.D188]-[.AH188]-[.AI188]))" office:value-type="float" office:value="0" calcext:value-type="float">
            <text:p>0</text:p>
          </table:table-cell>
          <table:table-cell table:formula="of:=IF([.AC188]=&quot;&quot;;0;MIN([.$AD$106]-[.C188];[.$AD$106]-[.$AC$106];[.D188]-[.AH188]-[.AI188]-[.AJ188]))" office:value-type="float" office:value="0" calcext:value-type="float">
            <text:p>0</text:p>
          </table:table-cell>
          <table:table-cell table:formula="of:=IF([.AD188]=&quot;&quot;;0;MIN([.$AE$106]-[.C188];[.$AE$106]-[.$AD$106];[.D188]-[.AH188]-[.AI188]-[.AJ188]-[.AK188]))" office:value-type="float" office:value="0" calcext:value-type="float">
            <text:p>0</text:p>
          </table:table-cell>
          <table:table-cell table:formula="of:=IF([.AE188]=&quot;&quot;;0;MIN([.$AF$106]-[.C188];[.$AF$106]-[.$AE$106];[.D188]-[.AH188]-[.AI188]-[.AJ188]-[.AK188]-[.AL188]))" office:value-type="float" office:value="0" calcext:value-type="float">
            <text:p>0</text:p>
          </table:table-cell>
          <table:table-cell table:formula="of:=IF([.AF188]=&quot;&quot;;0;MIN([.$AG$106]-[.C188];[.$AG$106]-[.$AF$106];[.D188]-[.AH188]-[.AI188]-[.AJ188]-[.AK188]-[.AL188]-[.AM188]))" office:value-type="float" office:value="0" calcext:value-type="float">
            <text:p>0</text:p>
          </table:table-cell>
          <table:table-cell/>
          <table:table-cell table:style-name="ce2" table:formula="of:=IF([.AH188]&gt;=1;[.$AH$112]&amp;&quot;*&quot;&amp;[.AH188]&amp;&quot; &quot;;&quot;&quot;)&amp;IF([.AI188]&gt;=1;[.$AI$112]&amp;&quot;*&quot;&amp;[.AI188]&amp;&quot; &quot;;&quot;&quot;)&amp;IF([.AJ188]&gt;=1;[.$AJ$112]&amp;&quot;*&quot;&amp;[.AJ188]&amp;&quot; &quot;;&quot;&quot;)&amp;IF([.AK188]&gt;=1;[.$AK$112]&amp;&quot;*&quot;&amp;[.AK188]&amp;&quot; &quot;;&quot;&quot;)&amp;IF([.AL188]&gt;=1;[.$AL$112]&amp;&quot;*&quot;&amp;[.AL188]&amp;&quot; &quot;;&quot;&quot;)&amp;IF([.AM188]&gt;=1;[.$AM$112]&amp;&quot;*&quot;&amp;[.AM188]&amp;&quot; &quot;;&quot;&quot;)&amp;IF([.AN188]&gt;=1;[.$AN$112]&amp;&quot;*&quot;&amp;[.AN18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formula="of:=IF([.$B$6]=&quot;Y&quot;;&quot;%&quot;;&quot;&quot;)&amp;IF([.U188]=&quot;Y&quot;;&quot;\acciaccatura s8 &quot;;&quot;&quot;)&amp;[.AP188]&amp;&quot; &quot;&amp;IF([.E188]=&quot;b&quot;;&quot;\break&quot;;IF([.E18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4]&lt;[.$AZ$9];[.AZ184]+1;&quot;-&quot;)" office:value-type="float" office:value="45" calcext:value-type="float">
            <text:p>45</text:p>
          </table:table-cell>
          <table:table-cell table:formula="of:=IF([.AZ184]&lt;[.$AZ$9];[.BA184];&quot;-&quot;)" office:value-type="float" office:value="2" calcext:value-type="float">
            <text:p>2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88]=&quot;pb&quot;;[.A188]+1;[.A188])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06" calcext:value-type="float">
            <text:p>406</text:p>
          </table:table-cell>
          <table:table-cell table:style-name="ce7" table:formula="of:=IF([.C190]=&quot;&quot;;&quot;&quot;;[.C190]-[.C1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89];[.$Z$106:.$AG$106];1)" office:value-type="float" office:value="1" calcext:value-type="float">
            <text:p>1</text:p>
          </table:table-cell>
          <table:table-cell table:style-name="ce44" table:formula="of:=MATCH([.D189]+[.C189];[.$Z$106:.$AG$106];1)" office:value-type="float" office:value="1" calcext:value-type="float">
            <text:p>1</text:p>
          </table:table-cell>
          <table:table-cell table:style-name="ce2" table:formula="of:=IF(AND([.Z$112]&lt;=[.$Y189];[.Z$112]&gt;=[.$X18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9];[.AA$112]&gt;=[.$X189]);INDEX([.$Z$106:.$AG$106];[.AA$112]);&quot;&quot;)">
            <text:p/>
          </table:table-cell>
          <table:table-cell table:style-name="ce2" table:formula="of:=IF(AND([.AB$112]&lt;=[.$Y189];[.AB$112]&gt;=[.$X189]);INDEX([.$Z$106:.$AG$106];[.AB$112]);&quot;&quot;)">
            <text:p/>
          </table:table-cell>
          <table:table-cell table:style-name="ce2" table:formula="of:=IF(AND([.AC$112]&lt;=[.$Y189];[.AC$112]&gt;=[.$X189]);INDEX([.$Z$106:.$AG$106];[.AC$112]);&quot;&quot;)">
            <text:p/>
          </table:table-cell>
          <table:table-cell table:style-name="ce2" table:formula="of:=IF(AND([.AD$112]&lt;=[.$Y189];[.AD$112]&gt;=[.$X189]);INDEX([.$Z$106:.$AG$106];[.AD$112]);&quot;&quot;)">
            <text:p/>
          </table:table-cell>
          <table:table-cell table:style-name="ce2" table:formula="of:=IF(AND([.AE$112]&lt;=[.$Y189];[.AE$112]&gt;=[.$X189]);INDEX([.$Z$106:.$AG$106];[.AE$112]);&quot;&quot;)">
            <text:p/>
          </table:table-cell>
          <table:table-cell table:style-name="ce2" table:formula="of:=IF(AND([.AF$112]&lt;=[.$Y189];[.AF$112]&gt;=[.$X189]);INDEX([.$Z$106:.$AG$106];[.AF$112]);&quot;&quot;)">
            <text:p/>
          </table:table-cell>
          <table:table-cell table:style-name="ce2" table:formula="of:=IF(AND([.AG$112]&lt;=[.$Y189];[.AG$112]&gt;=[.$X189]);INDEX([.$Z$106:.$AG$106];[.AG$112]);&quot;&quot;)">
            <text:p/>
          </table:table-cell>
          <table:table-cell table:formula="of:=IF([.Z189]=&quot;&quot;;0;MIN([.D189];[.$AA$106]-[.C189]))" office:value-type="float" office:value="5" calcext:value-type="float">
            <text:p>5</text:p>
          </table:table-cell>
          <table:table-cell table:formula="of:=IF([.AA189]=&quot;&quot;;0;MIN([.$AB$106]-[.C189];[.$AB$106]-[.$AA$106];[.D189]-[.AH189]))" office:value-type="float" office:value="0" calcext:value-type="float">
            <text:p>0</text:p>
          </table:table-cell>
          <table:table-cell table:formula="of:=IF([.AB189]=&quot;&quot;;0;MIN([.$AC$106]-[.C189];[.$AC$106]-[.$AB$106];[.D189]-[.AH189]-[.AI189]))" office:value-type="float" office:value="0" calcext:value-type="float">
            <text:p>0</text:p>
          </table:table-cell>
          <table:table-cell table:formula="of:=IF([.AC189]=&quot;&quot;;0;MIN([.$AD$106]-[.C189];[.$AD$106]-[.$AC$106];[.D189]-[.AH189]-[.AI189]-[.AJ189]))" office:value-type="float" office:value="0" calcext:value-type="float">
            <text:p>0</text:p>
          </table:table-cell>
          <table:table-cell table:formula="of:=IF([.AD189]=&quot;&quot;;0;MIN([.$AE$106]-[.C189];[.$AE$106]-[.$AD$106];[.D189]-[.AH189]-[.AI189]-[.AJ189]-[.AK189]))" office:value-type="float" office:value="0" calcext:value-type="float">
            <text:p>0</text:p>
          </table:table-cell>
          <table:table-cell table:formula="of:=IF([.AE189]=&quot;&quot;;0;MIN([.$AF$106]-[.C189];[.$AF$106]-[.$AE$106];[.D189]-[.AH189]-[.AI189]-[.AJ189]-[.AK189]-[.AL189]))" office:value-type="float" office:value="0" calcext:value-type="float">
            <text:p>0</text:p>
          </table:table-cell>
          <table:table-cell table:formula="of:=IF([.AF189]=&quot;&quot;;0;MIN([.$AG$106]-[.C189];[.$AG$106]-[.$AF$106];[.D189]-[.AH189]-[.AI189]-[.AJ189]-[.AK189]-[.AL189]-[.AM189]))" office:value-type="float" office:value="0" calcext:value-type="float">
            <text:p>0</text:p>
          </table:table-cell>
          <table:table-cell/>
          <table:table-cell table:style-name="ce2" table:formula="of:=IF([.AH189]&gt;=1;[.$AH$112]&amp;&quot;*&quot;&amp;[.AH189]&amp;&quot; &quot;;&quot;&quot;)&amp;IF([.AI189]&gt;=1;[.$AI$112]&amp;&quot;*&quot;&amp;[.AI189]&amp;&quot; &quot;;&quot;&quot;)&amp;IF([.AJ189]&gt;=1;[.$AJ$112]&amp;&quot;*&quot;&amp;[.AJ189]&amp;&quot; &quot;;&quot;&quot;)&amp;IF([.AK189]&gt;=1;[.$AK$112]&amp;&quot;*&quot;&amp;[.AK189]&amp;&quot; &quot;;&quot;&quot;)&amp;IF([.AL189]&gt;=1;[.$AL$112]&amp;&quot;*&quot;&amp;[.AL189]&amp;&quot; &quot;;&quot;&quot;)&amp;IF([.AM189]&gt;=1;[.$AM$112]&amp;&quot;*&quot;&amp;[.AM189]&amp;&quot; &quot;;&quot;&quot;)&amp;IF([.AN189]&gt;=1;[.$AN$112]&amp;&quot;*&quot;&amp;[.AN18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formula="of:=IF([.$B$6]=&quot;Y&quot;;&quot;%&quot;;&quot;&quot;)&amp;IF([.U189]=&quot;Y&quot;;&quot;\acciaccatura s8 &quot;;&quot;&quot;)&amp;[.AP189]&amp;&quot; &quot;&amp;IF([.E189]=&quot;b&quot;;&quot;\break&quot;;IF([.E18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5]&lt;[.$AZ$9];[.AZ185]+1;&quot;-&quot;)" office:value-type="float" office:value="45" calcext:value-type="float">
            <text:p>45</text:p>
          </table:table-cell>
          <table:table-cell table:formula="of:=IF([.AZ185]&lt;[.$AZ$9];[.BA185];&quot;-&quot;)" office:value-type="float" office:value="3" calcext:value-type="float">
            <text:p>3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number-columns-repeated="10"/>
        </table:table-row>
        <table:table-row table:style-name="ro1">
          <table:table-cell table:formula="of:=IF([.E189]=&quot;pb&quot;;[.A189]+1;[.A189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11" calcext:value-type="float">
            <text:p>411</text:p>
          </table:table-cell>
          <table:table-cell table:style-name="ce7" table:formula="of:=IF([.C191]=&quot;&quot;;&quot;&quot;;[.C191]-[.C19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90];[.$Z$106:.$AG$106];1)" office:value-type="float" office:value="1" calcext:value-type="float">
            <text:p>1</text:p>
          </table:table-cell>
          <table:table-cell table:style-name="ce44" table:formula="of:=MATCH([.D190]+[.C190];[.$Z$106:.$AG$106];1)" office:value-type="float" office:value="1" calcext:value-type="float">
            <text:p>1</text:p>
          </table:table-cell>
          <table:table-cell table:style-name="ce2" table:formula="of:=IF(AND([.Z$112]&lt;=[.$Y190];[.Z$112]&gt;=[.$X19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0];[.AA$112]&gt;=[.$X190]);INDEX([.$Z$106:.$AG$106];[.AA$112]);&quot;&quot;)">
            <text:p/>
          </table:table-cell>
          <table:table-cell table:style-name="ce2" table:formula="of:=IF(AND([.AB$112]&lt;=[.$Y190];[.AB$112]&gt;=[.$X190]);INDEX([.$Z$106:.$AG$106];[.AB$112]);&quot;&quot;)">
            <text:p/>
          </table:table-cell>
          <table:table-cell table:style-name="ce2" table:formula="of:=IF(AND([.AC$112]&lt;=[.$Y190];[.AC$112]&gt;=[.$X190]);INDEX([.$Z$106:.$AG$106];[.AC$112]);&quot;&quot;)">
            <text:p/>
          </table:table-cell>
          <table:table-cell table:style-name="ce2" table:formula="of:=IF(AND([.AD$112]&lt;=[.$Y190];[.AD$112]&gt;=[.$X190]);INDEX([.$Z$106:.$AG$106];[.AD$112]);&quot;&quot;)">
            <text:p/>
          </table:table-cell>
          <table:table-cell table:style-name="ce2" table:formula="of:=IF(AND([.AE$112]&lt;=[.$Y190];[.AE$112]&gt;=[.$X190]);INDEX([.$Z$106:.$AG$106];[.AE$112]);&quot;&quot;)">
            <text:p/>
          </table:table-cell>
          <table:table-cell table:style-name="ce2" table:formula="of:=IF(AND([.AF$112]&lt;=[.$Y190];[.AF$112]&gt;=[.$X190]);INDEX([.$Z$106:.$AG$106];[.AF$112]);&quot;&quot;)">
            <text:p/>
          </table:table-cell>
          <table:table-cell table:style-name="ce2" table:formula="of:=IF(AND([.AG$112]&lt;=[.$Y190];[.AG$112]&gt;=[.$X190]);INDEX([.$Z$106:.$AG$106];[.AG$112]);&quot;&quot;)">
            <text:p/>
          </table:table-cell>
          <table:table-cell table:formula="of:=IF([.Z190]=&quot;&quot;;0;MIN([.D190];[.$AA$106]-[.C190]))" office:value-type="float" office:value="7" calcext:value-type="float">
            <text:p>7</text:p>
          </table:table-cell>
          <table:table-cell table:formula="of:=IF([.AA190]=&quot;&quot;;0;MIN([.$AB$106]-[.C190];[.$AB$106]-[.$AA$106];[.D190]-[.AH190]))" office:value-type="float" office:value="0" calcext:value-type="float">
            <text:p>0</text:p>
          </table:table-cell>
          <table:table-cell table:formula="of:=IF([.AB190]=&quot;&quot;;0;MIN([.$AC$106]-[.C190];[.$AC$106]-[.$AB$106];[.D190]-[.AH190]-[.AI190]))" office:value-type="float" office:value="0" calcext:value-type="float">
            <text:p>0</text:p>
          </table:table-cell>
          <table:table-cell table:formula="of:=IF([.AC190]=&quot;&quot;;0;MIN([.$AD$106]-[.C190];[.$AD$106]-[.$AC$106];[.D190]-[.AH190]-[.AI190]-[.AJ190]))" office:value-type="float" office:value="0" calcext:value-type="float">
            <text:p>0</text:p>
          </table:table-cell>
          <table:table-cell table:formula="of:=IF([.AD190]=&quot;&quot;;0;MIN([.$AE$106]-[.C190];[.$AE$106]-[.$AD$106];[.D190]-[.AH190]-[.AI190]-[.AJ190]-[.AK190]))" office:value-type="float" office:value="0" calcext:value-type="float">
            <text:p>0</text:p>
          </table:table-cell>
          <table:table-cell table:formula="of:=IF([.AE190]=&quot;&quot;;0;MIN([.$AF$106]-[.C190];[.$AF$106]-[.$AE$106];[.D190]-[.AH190]-[.AI190]-[.AJ190]-[.AK190]-[.AL190]))" office:value-type="float" office:value="0" calcext:value-type="float">
            <text:p>0</text:p>
          </table:table-cell>
          <table:table-cell table:formula="of:=IF([.AF190]=&quot;&quot;;0;MIN([.$AG$106]-[.C190];[.$AG$106]-[.$AF$106];[.D190]-[.AH190]-[.AI190]-[.AJ190]-[.AK190]-[.AL190]-[.AM190]))" office:value-type="float" office:value="0" calcext:value-type="float">
            <text:p>0</text:p>
          </table:table-cell>
          <table:table-cell/>
          <table:table-cell table:style-name="ce2" table:formula="of:=IF([.AH190]&gt;=1;[.$AH$112]&amp;&quot;*&quot;&amp;[.AH190]&amp;&quot; &quot;;&quot;&quot;)&amp;IF([.AI190]&gt;=1;[.$AI$112]&amp;&quot;*&quot;&amp;[.AI190]&amp;&quot; &quot;;&quot;&quot;)&amp;IF([.AJ190]&gt;=1;[.$AJ$112]&amp;&quot;*&quot;&amp;[.AJ190]&amp;&quot; &quot;;&quot;&quot;)&amp;IF([.AK190]&gt;=1;[.$AK$112]&amp;&quot;*&quot;&amp;[.AK190]&amp;&quot; &quot;;&quot;&quot;)&amp;IF([.AL190]&gt;=1;[.$AL$112]&amp;&quot;*&quot;&amp;[.AL190]&amp;&quot; &quot;;&quot;&quot;)&amp;IF([.AM190]&gt;=1;[.$AM$112]&amp;&quot;*&quot;&amp;[.AM190]&amp;&quot; &quot;;&quot;&quot;)&amp;IF([.AN190]&gt;=1;[.$AN$112]&amp;&quot;*&quot;&amp;[.AN190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formula="of:=IF([.$B$6]=&quot;Y&quot;;&quot;%&quot;;&quot;&quot;)&amp;IF([.U190]=&quot;Y&quot;;&quot;\acciaccatura s8 &quot;;&quot;&quot;)&amp;[.AP190]&amp;&quot; &quot;&amp;IF([.E190]=&quot;b&quot;;&quot;\break&quot;;IF([.E190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86]&lt;[.$AZ$9];[.AZ186]+1;&quot;-&quot;)" office:value-type="float" office:value="45" calcext:value-type="float">
            <text:p>45</text:p>
          </table:table-cell>
          <table:table-cell table:formula="of:=IF([.AZ186]&lt;[.$AZ$9];[.BA186];&quot;-&quot;)" office:value-type="float" office:value="4" calcext:value-type="float">
            <text:p>4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90]=&quot;pb&quot;;[.A190]+1;[.A190])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18" calcext:value-type="float">
            <text:p>418</text:p>
          </table:table-cell>
          <table:table-cell table:style-name="ce7" table:formula="of:=IF([.C192]=&quot;&quot;;&quot;&quot;;[.C192]-[.C1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91];[.$Z$106:.$AG$106];1)" office:value-type="float" office:value="1" calcext:value-type="float">
            <text:p>1</text:p>
          </table:table-cell>
          <table:table-cell table:style-name="ce44" table:formula="of:=MATCH([.D191]+[.C191];[.$Z$106:.$AG$106];1)" office:value-type="float" office:value="1" calcext:value-type="float">
            <text:p>1</text:p>
          </table:table-cell>
          <table:table-cell table:style-name="ce2" table:formula="of:=IF(AND([.Z$112]&lt;=[.$Y191];[.Z$112]&gt;=[.$X19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1];[.AA$112]&gt;=[.$X191]);INDEX([.$Z$106:.$AG$106];[.AA$112]);&quot;&quot;)">
            <text:p/>
          </table:table-cell>
          <table:table-cell table:style-name="ce2" table:formula="of:=IF(AND([.AB$112]&lt;=[.$Y191];[.AB$112]&gt;=[.$X191]);INDEX([.$Z$106:.$AG$106];[.AB$112]);&quot;&quot;)">
            <text:p/>
          </table:table-cell>
          <table:table-cell table:style-name="ce2" table:formula="of:=IF(AND([.AC$112]&lt;=[.$Y191];[.AC$112]&gt;=[.$X191]);INDEX([.$Z$106:.$AG$106];[.AC$112]);&quot;&quot;)">
            <text:p/>
          </table:table-cell>
          <table:table-cell table:style-name="ce2" table:formula="of:=IF(AND([.AD$112]&lt;=[.$Y191];[.AD$112]&gt;=[.$X191]);INDEX([.$Z$106:.$AG$106];[.AD$112]);&quot;&quot;)">
            <text:p/>
          </table:table-cell>
          <table:table-cell table:style-name="ce2" table:formula="of:=IF(AND([.AE$112]&lt;=[.$Y191];[.AE$112]&gt;=[.$X191]);INDEX([.$Z$106:.$AG$106];[.AE$112]);&quot;&quot;)">
            <text:p/>
          </table:table-cell>
          <table:table-cell table:style-name="ce2" table:formula="of:=IF(AND([.AF$112]&lt;=[.$Y191];[.AF$112]&gt;=[.$X191]);INDEX([.$Z$106:.$AG$106];[.AF$112]);&quot;&quot;)">
            <text:p/>
          </table:table-cell>
          <table:table-cell table:style-name="ce2" table:formula="of:=IF(AND([.AG$112]&lt;=[.$Y191];[.AG$112]&gt;=[.$X191]);INDEX([.$Z$106:.$AG$106];[.AG$112]);&quot;&quot;)">
            <text:p/>
          </table:table-cell>
          <table:table-cell table:formula="of:=IF([.Z191]=&quot;&quot;;0;MIN([.D191];[.$AA$106]-[.C191]))" office:value-type="float" office:value="4" calcext:value-type="float">
            <text:p>4</text:p>
          </table:table-cell>
          <table:table-cell table:formula="of:=IF([.AA191]=&quot;&quot;;0;MIN([.$AB$106]-[.C191];[.$AB$106]-[.$AA$106];[.D191]-[.AH191]))" office:value-type="float" office:value="0" calcext:value-type="float">
            <text:p>0</text:p>
          </table:table-cell>
          <table:table-cell table:formula="of:=IF([.AB191]=&quot;&quot;;0;MIN([.$AC$106]-[.C191];[.$AC$106]-[.$AB$106];[.D191]-[.AH191]-[.AI191]))" office:value-type="float" office:value="0" calcext:value-type="float">
            <text:p>0</text:p>
          </table:table-cell>
          <table:table-cell table:formula="of:=IF([.AC191]=&quot;&quot;;0;MIN([.$AD$106]-[.C191];[.$AD$106]-[.$AC$106];[.D191]-[.AH191]-[.AI191]-[.AJ191]))" office:value-type="float" office:value="0" calcext:value-type="float">
            <text:p>0</text:p>
          </table:table-cell>
          <table:table-cell table:formula="of:=IF([.AD191]=&quot;&quot;;0;MIN([.$AE$106]-[.C191];[.$AE$106]-[.$AD$106];[.D191]-[.AH191]-[.AI191]-[.AJ191]-[.AK191]))" office:value-type="float" office:value="0" calcext:value-type="float">
            <text:p>0</text:p>
          </table:table-cell>
          <table:table-cell table:formula="of:=IF([.AE191]=&quot;&quot;;0;MIN([.$AF$106]-[.C191];[.$AF$106]-[.$AE$106];[.D191]-[.AH191]-[.AI191]-[.AJ191]-[.AK191]-[.AL191]))" office:value-type="float" office:value="0" calcext:value-type="float">
            <text:p>0</text:p>
          </table:table-cell>
          <table:table-cell table:formula="of:=IF([.AF191]=&quot;&quot;;0;MIN([.$AG$106]-[.C191];[.$AG$106]-[.$AF$106];[.D191]-[.AH191]-[.AI191]-[.AJ191]-[.AK191]-[.AL191]-[.AM191]))" office:value-type="float" office:value="0" calcext:value-type="float">
            <text:p>0</text:p>
          </table:table-cell>
          <table:table-cell/>
          <table:table-cell table:style-name="ce2" table:formula="of:=IF([.AH191]&gt;=1;[.$AH$112]&amp;&quot;*&quot;&amp;[.AH191]&amp;&quot; &quot;;&quot;&quot;)&amp;IF([.AI191]&gt;=1;[.$AI$112]&amp;&quot;*&quot;&amp;[.AI191]&amp;&quot; &quot;;&quot;&quot;)&amp;IF([.AJ191]&gt;=1;[.$AJ$112]&amp;&quot;*&quot;&amp;[.AJ191]&amp;&quot; &quot;;&quot;&quot;)&amp;IF([.AK191]&gt;=1;[.$AK$112]&amp;&quot;*&quot;&amp;[.AK191]&amp;&quot; &quot;;&quot;&quot;)&amp;IF([.AL191]&gt;=1;[.$AL$112]&amp;&quot;*&quot;&amp;[.AL191]&amp;&quot; &quot;;&quot;&quot;)&amp;IF([.AM191]&gt;=1;[.$AM$112]&amp;&quot;*&quot;&amp;[.AM191]&amp;&quot; &quot;;&quot;&quot;)&amp;IF([.AN191]&gt;=1;[.$AN$112]&amp;&quot;*&quot;&amp;[.AN19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formula="of:=IF([.$B$6]=&quot;Y&quot;;&quot;%&quot;;&quot;&quot;)&amp;IF([.U191]=&quot;Y&quot;;&quot;\acciaccatura s8 &quot;;&quot;&quot;)&amp;[.AP191]&amp;&quot; &quot;&amp;IF([.E191]=&quot;b&quot;;&quot;\break&quot;;IF([.E19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87]&lt;[.$AZ$9];[.AZ187]+1;&quot;-&quot;)" office:value-type="float" office:value="46" calcext:value-type="float">
            <text:p>46</text:p>
          </table:table-cell>
          <table:table-cell table:formula="of:=IF([.AZ187]&lt;[.$AZ$9];[.BA187];&quot;-&quot;)" office:value-type="float" office:value="1" calcext:value-type="float">
            <text:p>1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1]=&quot;pb&quot;;[.A191]+1;[.A191])"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table:style-name="ce7" table:formula="of:=IF([.C193]=&quot;&quot;;&quot;&quot;;[.C193]-[.C1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92];[.$Z$106:.$AG$106];1)" office:value-type="float" office:value="1" calcext:value-type="float">
            <text:p>1</text:p>
          </table:table-cell>
          <table:table-cell table:style-name="ce44" table:formula="of:=MATCH([.D192]+[.C192];[.$Z$106:.$AG$106];1)" office:value-type="float" office:value="1" calcext:value-type="float">
            <text:p>1</text:p>
          </table:table-cell>
          <table:table-cell table:style-name="ce2" table:formula="of:=IF(AND([.Z$112]&lt;=[.$Y192];[.Z$112]&gt;=[.$X19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2];[.AA$112]&gt;=[.$X192]);INDEX([.$Z$106:.$AG$106];[.AA$112]);&quot;&quot;)">
            <text:p/>
          </table:table-cell>
          <table:table-cell table:style-name="ce2" table:formula="of:=IF(AND([.AB$112]&lt;=[.$Y192];[.AB$112]&gt;=[.$X192]);INDEX([.$Z$106:.$AG$106];[.AB$112]);&quot;&quot;)">
            <text:p/>
          </table:table-cell>
          <table:table-cell table:style-name="ce2" table:formula="of:=IF(AND([.AC$112]&lt;=[.$Y192];[.AC$112]&gt;=[.$X192]);INDEX([.$Z$106:.$AG$106];[.AC$112]);&quot;&quot;)">
            <text:p/>
          </table:table-cell>
          <table:table-cell table:style-name="ce2" table:formula="of:=IF(AND([.AD$112]&lt;=[.$Y192];[.AD$112]&gt;=[.$X192]);INDEX([.$Z$106:.$AG$106];[.AD$112]);&quot;&quot;)">
            <text:p/>
          </table:table-cell>
          <table:table-cell table:style-name="ce2" table:formula="of:=IF(AND([.AE$112]&lt;=[.$Y192];[.AE$112]&gt;=[.$X192]);INDEX([.$Z$106:.$AG$106];[.AE$112]);&quot;&quot;)">
            <text:p/>
          </table:table-cell>
          <table:table-cell table:style-name="ce2" table:formula="of:=IF(AND([.AF$112]&lt;=[.$Y192];[.AF$112]&gt;=[.$X192]);INDEX([.$Z$106:.$AG$106];[.AF$112]);&quot;&quot;)">
            <text:p/>
          </table:table-cell>
          <table:table-cell table:style-name="ce2" table:formula="of:=IF(AND([.AG$112]&lt;=[.$Y192];[.AG$112]&gt;=[.$X192]);INDEX([.$Z$106:.$AG$106];[.AG$112]);&quot;&quot;)">
            <text:p/>
          </table:table-cell>
          <table:table-cell table:formula="of:=IF([.Z192]=&quot;&quot;;0;MIN([.D192];[.$AA$106]-[.C192]))" office:value-type="float" office:value="4" calcext:value-type="float">
            <text:p>4</text:p>
          </table:table-cell>
          <table:table-cell table:formula="of:=IF([.AA192]=&quot;&quot;;0;MIN([.$AB$106]-[.C192];[.$AB$106]-[.$AA$106];[.D192]-[.AH192]))" office:value-type="float" office:value="0" calcext:value-type="float">
            <text:p>0</text:p>
          </table:table-cell>
          <table:table-cell table:formula="of:=IF([.AB192]=&quot;&quot;;0;MIN([.$AC$106]-[.C192];[.$AC$106]-[.$AB$106];[.D192]-[.AH192]-[.AI192]))" office:value-type="float" office:value="0" calcext:value-type="float">
            <text:p>0</text:p>
          </table:table-cell>
          <table:table-cell table:formula="of:=IF([.AC192]=&quot;&quot;;0;MIN([.$AD$106]-[.C192];[.$AD$106]-[.$AC$106];[.D192]-[.AH192]-[.AI192]-[.AJ192]))" office:value-type="float" office:value="0" calcext:value-type="float">
            <text:p>0</text:p>
          </table:table-cell>
          <table:table-cell table:formula="of:=IF([.AD192]=&quot;&quot;;0;MIN([.$AE$106]-[.C192];[.$AE$106]-[.$AD$106];[.D192]-[.AH192]-[.AI192]-[.AJ192]-[.AK192]))" office:value-type="float" office:value="0" calcext:value-type="float">
            <text:p>0</text:p>
          </table:table-cell>
          <table:table-cell table:formula="of:=IF([.AE192]=&quot;&quot;;0;MIN([.$AF$106]-[.C192];[.$AF$106]-[.$AE$106];[.D192]-[.AH192]-[.AI192]-[.AJ192]-[.AK192]-[.AL192]))" office:value-type="float" office:value="0" calcext:value-type="float">
            <text:p>0</text:p>
          </table:table-cell>
          <table:table-cell table:formula="of:=IF([.AF192]=&quot;&quot;;0;MIN([.$AG$106]-[.C192];[.$AG$106]-[.$AF$106];[.D192]-[.AH192]-[.AI192]-[.AJ192]-[.AK192]-[.AL192]-[.AM192]))" office:value-type="float" office:value="0" calcext:value-type="float">
            <text:p>0</text:p>
          </table:table-cell>
          <table:table-cell/>
          <table:table-cell table:style-name="ce2" table:formula="of:=IF([.AH192]&gt;=1;[.$AH$112]&amp;&quot;*&quot;&amp;[.AH192]&amp;&quot; &quot;;&quot;&quot;)&amp;IF([.AI192]&gt;=1;[.$AI$112]&amp;&quot;*&quot;&amp;[.AI192]&amp;&quot; &quot;;&quot;&quot;)&amp;IF([.AJ192]&gt;=1;[.$AJ$112]&amp;&quot;*&quot;&amp;[.AJ192]&amp;&quot; &quot;;&quot;&quot;)&amp;IF([.AK192]&gt;=1;[.$AK$112]&amp;&quot;*&quot;&amp;[.AK192]&amp;&quot; &quot;;&quot;&quot;)&amp;IF([.AL192]&gt;=1;[.$AL$112]&amp;&quot;*&quot;&amp;[.AL192]&amp;&quot; &quot;;&quot;&quot;)&amp;IF([.AM192]&gt;=1;[.$AM$112]&amp;&quot;*&quot;&amp;[.AM192]&amp;&quot; &quot;;&quot;&quot;)&amp;IF([.AN192]&gt;=1;[.$AN$112]&amp;&quot;*&quot;&amp;[.AN19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formula="of:=IF([.$B$6]=&quot;Y&quot;;&quot;%&quot;;&quot;&quot;)&amp;IF([.U192]=&quot;Y&quot;;&quot;\acciaccatura s8 &quot;;&quot;&quot;)&amp;[.AP192]&amp;&quot; &quot;&amp;IF([.E192]=&quot;b&quot;;&quot;\break&quot;;IF([.E19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8]&lt;[.$AZ$9];[.AZ188]+1;&quot;-&quot;)" office:value-type="float" office:value="46" calcext:value-type="float">
            <text:p>46</text:p>
          </table:table-cell>
          <table:table-cell table:formula="of:=IF([.AZ188]&lt;[.$AZ$9];[.BA188];&quot;-&quot;)" office:value-type="float" office:value="2" calcext:value-type="float">
            <text:p>2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formula="of:=IF([.E192]=&quot;pb&quot;;[.A192]+1;[.A192])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style-name="ce7" table:formula="of:=IF([.C194]=&quot;&quot;;&quot;&quot;;[.C194]-[.C1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93];[.$Z$106:.$AG$106];1)" office:value-type="float" office:value="1" calcext:value-type="float">
            <text:p>1</text:p>
          </table:table-cell>
          <table:table-cell table:style-name="ce44" table:formula="of:=MATCH([.D193]+[.C193];[.$Z$106:.$AG$106];1)" office:value-type="float" office:value="2" calcext:value-type="float">
            <text:p>2</text:p>
          </table:table-cell>
          <table:table-cell table:style-name="ce2" table:formula="of:=IF(AND([.Z$112]&lt;=[.$Y193];[.Z$112]&gt;=[.$X19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3];[.AA$112]&gt;=[.$X193]);INDEX([.$Z$106:.$AG$106];[.AA$112]);&quot;&quot;)" office:value-type="float" office:value="432" calcext:value-type="float">
            <text:p>432</text:p>
          </table:table-cell>
          <table:table-cell table:style-name="ce2" table:formula="of:=IF(AND([.AB$112]&lt;=[.$Y193];[.AB$112]&gt;=[.$X193]);INDEX([.$Z$106:.$AG$106];[.AB$112]);&quot;&quot;)">
            <text:p/>
          </table:table-cell>
          <table:table-cell table:style-name="ce2" table:formula="of:=IF(AND([.AC$112]&lt;=[.$Y193];[.AC$112]&gt;=[.$X193]);INDEX([.$Z$106:.$AG$106];[.AC$112]);&quot;&quot;)">
            <text:p/>
          </table:table-cell>
          <table:table-cell table:style-name="ce2" table:formula="of:=IF(AND([.AD$112]&lt;=[.$Y193];[.AD$112]&gt;=[.$X193]);INDEX([.$Z$106:.$AG$106];[.AD$112]);&quot;&quot;)">
            <text:p/>
          </table:table-cell>
          <table:table-cell table:style-name="ce2" table:formula="of:=IF(AND([.AE$112]&lt;=[.$Y193];[.AE$112]&gt;=[.$X193]);INDEX([.$Z$106:.$AG$106];[.AE$112]);&quot;&quot;)">
            <text:p/>
          </table:table-cell>
          <table:table-cell table:style-name="ce2" table:formula="of:=IF(AND([.AF$112]&lt;=[.$Y193];[.AF$112]&gt;=[.$X193]);INDEX([.$Z$106:.$AG$106];[.AF$112]);&quot;&quot;)">
            <text:p/>
          </table:table-cell>
          <table:table-cell table:style-name="ce2" table:formula="of:=IF(AND([.AG$112]&lt;=[.$Y193];[.AG$112]&gt;=[.$X193]);INDEX([.$Z$106:.$AG$106];[.AG$112]);&quot;&quot;)">
            <text:p/>
          </table:table-cell>
          <table:table-cell table:formula="of:=IF([.Z193]=&quot;&quot;;0;MIN([.D193];[.$AA$106]-[.C193]))" office:value-type="float" office:value="6" calcext:value-type="float">
            <text:p>6</text:p>
          </table:table-cell>
          <table:table-cell table:formula="of:=IF([.AA193]=&quot;&quot;;0;MIN([.$AB$106]-[.C193];[.$AB$106]-[.$AA$106];[.D193]-[.AH193]))" office:value-type="float" office:value="-432" calcext:value-type="float">
            <text:p>-432</text:p>
          </table:table-cell>
          <table:table-cell table:formula="of:=IF([.AB193]=&quot;&quot;;0;MIN([.$AC$106]-[.C193];[.$AC$106]-[.$AB$106];[.D193]-[.AH193]-[.AI193]))" office:value-type="float" office:value="0" calcext:value-type="float">
            <text:p>0</text:p>
          </table:table-cell>
          <table:table-cell table:formula="of:=IF([.AC193]=&quot;&quot;;0;MIN([.$AD$106]-[.C193];[.$AD$106]-[.$AC$106];[.D193]-[.AH193]-[.AI193]-[.AJ193]))" office:value-type="float" office:value="0" calcext:value-type="float">
            <text:p>0</text:p>
          </table:table-cell>
          <table:table-cell table:formula="of:=IF([.AD193]=&quot;&quot;;0;MIN([.$AE$106]-[.C193];[.$AE$106]-[.$AD$106];[.D193]-[.AH193]-[.AI193]-[.AJ193]-[.AK193]))" office:value-type="float" office:value="0" calcext:value-type="float">
            <text:p>0</text:p>
          </table:table-cell>
          <table:table-cell table:formula="of:=IF([.AE193]=&quot;&quot;;0;MIN([.$AF$106]-[.C193];[.$AF$106]-[.$AE$106];[.D193]-[.AH193]-[.AI193]-[.AJ193]-[.AK193]-[.AL193]))" office:value-type="float" office:value="0" calcext:value-type="float">
            <text:p>0</text:p>
          </table:table-cell>
          <table:table-cell table:formula="of:=IF([.AF193]=&quot;&quot;;0;MIN([.$AG$106]-[.C193];[.$AG$106]-[.$AF$106];[.D193]-[.AH193]-[.AI193]-[.AJ193]-[.AK193]-[.AL193]-[.AM193]))" office:value-type="float" office:value="0" calcext:value-type="float">
            <text:p>0</text:p>
          </table:table-cell>
          <table:table-cell/>
          <table:table-cell table:style-name="ce2" table:formula="of:=IF([.AH193]&gt;=1;[.$AH$112]&amp;&quot;*&quot;&amp;[.AH193]&amp;&quot; &quot;;&quot;&quot;)&amp;IF([.AI193]&gt;=1;[.$AI$112]&amp;&quot;*&quot;&amp;[.AI193]&amp;&quot; &quot;;&quot;&quot;)&amp;IF([.AJ193]&gt;=1;[.$AJ$112]&amp;&quot;*&quot;&amp;[.AJ193]&amp;&quot; &quot;;&quot;&quot;)&amp;IF([.AK193]&gt;=1;[.$AK$112]&amp;&quot;*&quot;&amp;[.AK193]&amp;&quot; &quot;;&quot;&quot;)&amp;IF([.AL193]&gt;=1;[.$AL$112]&amp;&quot;*&quot;&amp;[.AL193]&amp;&quot; &quot;;&quot;&quot;)&amp;IF([.AM193]&gt;=1;[.$AM$112]&amp;&quot;*&quot;&amp;[.AM193]&amp;&quot; &quot;;&quot;&quot;)&amp;IF([.AN193]&gt;=1;[.$AN$112]&amp;&quot;*&quot;&amp;[.AN193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formula="of:=IF([.$B$6]=&quot;Y&quot;;&quot;%&quot;;&quot;&quot;)&amp;IF([.U193]=&quot;Y&quot;;&quot;\acciaccatura s8 &quot;;&quot;&quot;)&amp;[.AP193]&amp;&quot; &quot;&amp;IF([.E193]=&quot;b&quot;;&quot;\break&quot;;IF([.E193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9]&lt;[.$AZ$9];[.AZ189]+1;&quot;-&quot;)" office:value-type="float" office:value="46" calcext:value-type="float">
            <text:p>46</text:p>
          </table:table-cell>
          <table:table-cell table:formula="of:=IF([.AZ189]&lt;[.$AZ$9];[.BA189];&quot;-&quot;)" office:value-type="float" office:value="3" calcext:value-type="float">
            <text:p>3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32" calcext:value-type="float">
            <text:p>432</text:p>
          </table:table-cell>
          <table:table-cell table:style-name="ce7" table:formula="of:=IF([.C195]=&quot;&quot;;&quot;&quot;;[.C195]-[.C194])">
            <text:p/>
          </table:table-cell>
          <table:table-cell table:number-columns-repeated="19"/>
          <table:table-cell table:style-name="ce44" table:formula="of:=MATCH([.C194];[.$Z$106:.$AG$106];1)" office:value-type="float" office:value="2" calcext:value-type="float">
            <text:p>2</text:p>
          </table:table-cell>
          <table:table-cell table:style-name="ce44" table:formula="of:=MATCH([.D194]+[.C194];[.$Z$106:.$AG$106];1)" office:value-type="string" office:string-value="" calcext:value-type="error">
            <text:p>#VALEUR !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VALEUR !</text:p>
          </table:table-cell>
          <table:table-cell table:formula="of:=IF([.Z194]=&quot;&quot;;0;MIN([.D194];[.$AA$106]-[.C194]))" office:value-type="string" office:string-value="" calcext:value-type="error">
            <text:p>#VALEUR !</text:p>
          </table:table-cell>
          <table:table-cell table:formula="of:=IF([.AA194]=&quot;&quot;;0;MIN([.$AB$106]-[.C194];[.$AB$106]-[.$AA$106];[.D194]-[.AH194]))" office:value-type="string" office:string-value="" calcext:value-type="error">
            <text:p>#VALEUR !</text:p>
          </table:table-cell>
          <table:table-cell table:formula="of:=IF([.AB194]=&quot;&quot;;0;MIN([.$AC$106]-[.C194];[.$AC$106]-[.$AB$106];[.D194]-[.AH194]-[.AI194]))" office:value-type="string" office:string-value="" calcext:value-type="error">
            <text:p>#VALEUR !</text:p>
          </table:table-cell>
          <table:table-cell table:formula="of:=IF([.AC194]=&quot;&quot;;0;MIN([.$AD$106]-[.C194];[.$AD$106]-[.$AC$106];[.D194]-[.AH194]-[.AI194]-[.AJ194]))" office:value-type="string" office:string-value="" calcext:value-type="error">
            <text:p>#VALEUR !</text:p>
          </table:table-cell>
          <table:table-cell table:formula="of:=IF([.AD194]=&quot;&quot;;0;MIN([.$AE$106]-[.C194];[.$AE$106]-[.$AD$106];[.D194]-[.AH194]-[.AI194]-[.AJ194]-[.AK194]))" office:value-type="string" office:string-value="" calcext:value-type="error">
            <text:p>#VALEUR !</text:p>
          </table:table-cell>
          <table:table-cell table:formula="of:=IF([.AE194]=&quot;&quot;;0;MIN([.$AF$106]-[.C194];[.$AF$106]-[.$AE$106];[.D194]-[.AH194]-[.AI194]-[.AJ194]-[.AK194]-[.AL194]))" office:value-type="string" office:string-value="" calcext:value-type="error">
            <text:p>#VALEUR !</text:p>
          </table:table-cell>
          <table:table-cell table:formula="of:=IF([.AF194]=&quot;&quot;;0;MIN([.$AG$106]-[.C194];[.$AG$106]-[.$AF$106];[.D194]-[.AH194]-[.AI194]-[.AJ194]-[.AK194]-[.AL194]-[.AM194]))" office:value-type="string" office:string-value="" calcext:value-type="error">
            <text:p>#VALEUR !</text:p>
          </table:table-cell>
          <table:table-cell/>
          <table:table-cell table:style-name="ce2" table:formula="of:=IF([.AH194]&gt;=1;[.$AH$112]&amp;&quot;*&quot;&amp;[.AH194]&amp;&quot; &quot;;&quot;&quot;)&amp;IF([.AI194]&gt;=1;[.$AI$112]&amp;&quot;*&quot;&amp;[.AI194]&amp;&quot; &quot;;&quot;&quot;)&amp;IF([.AJ194]&gt;=1;[.$AJ$112]&amp;&quot;*&quot;&amp;[.AJ194]&amp;&quot; &quot;;&quot;&quot;)&amp;IF([.AK194]&gt;=1;[.$AK$112]&amp;&quot;*&quot;&amp;[.AK194]&amp;&quot; &quot;;&quot;&quot;)&amp;IF([.AL194]&gt;=1;[.$AL$112]&amp;&quot;*&quot;&amp;[.AL194]&amp;&quot; &quot;;&quot;&quot;)&amp;IF([.AM194]&gt;=1;[.$AM$112]&amp;&quot;*&quot;&amp;[.AM194]&amp;&quot; &quot;;&quot;&quot;)&amp;IF([.AN194]&gt;=1;[.$AN$112]&amp;&quot;*&quot;&amp;[.AN19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4]=&quot;Y&quot;;&quot;\acciaccatura s8 &quot;;&quot;&quot;)&amp;[.AP194]&amp;&quot; &quot;&amp;IF([.E194]=&quot;b&quot;;&quot;\break&quot;;IF([.E19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0]&lt;[.$AZ$9];[.AZ190]+1;&quot;-&quot;)" office:value-type="float" office:value="46" calcext:value-type="float">
            <text:p>46</text:p>
          </table:table-cell>
          <table:table-cell table:formula="of:=IF([.AZ190]&lt;[.$AZ$9];[.BA190];&quot;-&quot;)" office:value-type="float" office:value="4" calcext:value-type="float">
            <text:p>4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style-name="ce7" table:formula="of:=IF([.C196]=&quot;&quot;;&quot;&quot;;[.C196]-[.C195])">
            <text:p/>
          </table:table-cell>
          <table:table-cell table:number-columns-repeated="19"/>
          <table:table-cell table:style-name="ce44" table:formula="of:=MATCH([.C195];[.$Z$106:.$AG$106];1)" office:value-type="string" office:string-value="" calcext:value-type="error">
            <text:p>#N/D</text:p>
          </table:table-cell>
          <table:table-cell table:style-name="ce44" table:formula="of:=MATCH([.D195]+[.C195];[.$Z$106:.$AG$106];1)" office:value-type="string" office:string-value="" calcext:value-type="error">
            <text:p>#VALEUR !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VALEUR !</text:p>
          </table:table-cell>
          <table:table-cell table:formula="of:=IF([.Z195]=&quot;&quot;;0;MIN([.D195];[.$AA$106]-[.C195]))" office:value-type="string" office:string-value="" calcext:value-type="error">
            <text:p>#VALEUR !</text:p>
          </table:table-cell>
          <table:table-cell table:formula="of:=IF([.AA195]=&quot;&quot;;0;MIN([.$AB$106]-[.C195];[.$AB$106]-[.$AA$106];[.D195]-[.AH195]))" office:value-type="string" office:string-value="" calcext:value-type="error">
            <text:p>#VALEUR !</text:p>
          </table:table-cell>
          <table:table-cell table:formula="of:=IF([.AB195]=&quot;&quot;;0;MIN([.$AC$106]-[.C195];[.$AC$106]-[.$AB$106];[.D195]-[.AH195]-[.AI195]))" office:value-type="string" office:string-value="" calcext:value-type="error">
            <text:p>#VALEUR !</text:p>
          </table:table-cell>
          <table:table-cell table:formula="of:=IF([.AC195]=&quot;&quot;;0;MIN([.$AD$106]-[.C195];[.$AD$106]-[.$AC$106];[.D195]-[.AH195]-[.AI195]-[.AJ195]))" office:value-type="string" office:string-value="" calcext:value-type="error">
            <text:p>#VALEUR !</text:p>
          </table:table-cell>
          <table:table-cell table:formula="of:=IF([.AD195]=&quot;&quot;;0;MIN([.$AE$106]-[.C195];[.$AE$106]-[.$AD$106];[.D195]-[.AH195]-[.AI195]-[.AJ195]-[.AK195]))" office:value-type="string" office:string-value="" calcext:value-type="error">
            <text:p>#VALEUR !</text:p>
          </table:table-cell>
          <table:table-cell table:formula="of:=IF([.AE195]=&quot;&quot;;0;MIN([.$AF$106]-[.C195];[.$AF$106]-[.$AE$106];[.D195]-[.AH195]-[.AI195]-[.AJ195]-[.AK195]-[.AL195]))" office:value-type="string" office:string-value="" calcext:value-type="error">
            <text:p>#VALEUR !</text:p>
          </table:table-cell>
          <table:table-cell table:formula="of:=IF([.AF195]=&quot;&quot;;0;MIN([.$AG$106]-[.C195];[.$AG$106]-[.$AF$106];[.D195]-[.AH195]-[.AI195]-[.AJ195]-[.AK195]-[.AL195]-[.AM195]))" office:value-type="string" office:string-value="" calcext:value-type="error">
            <text:p>#VALEUR !</text:p>
          </table:table-cell>
          <table:table-cell/>
          <table:table-cell table:style-name="ce2" table:formula="of:=IF([.AH195]&gt;=1;[.$AH$112]&amp;&quot;*&quot;&amp;[.AH195]&amp;&quot; &quot;;&quot;&quot;)&amp;IF([.AI195]&gt;=1;[.$AI$112]&amp;&quot;*&quot;&amp;[.AI195]&amp;&quot; &quot;;&quot;&quot;)&amp;IF([.AJ195]&gt;=1;[.$AJ$112]&amp;&quot;*&quot;&amp;[.AJ195]&amp;&quot; &quot;;&quot;&quot;)&amp;IF([.AK195]&gt;=1;[.$AK$112]&amp;&quot;*&quot;&amp;[.AK195]&amp;&quot; &quot;;&quot;&quot;)&amp;IF([.AL195]&gt;=1;[.$AL$112]&amp;&quot;*&quot;&amp;[.AL195]&amp;&quot; &quot;;&quot;&quot;)&amp;IF([.AM195]&gt;=1;[.$AM$112]&amp;&quot;*&quot;&amp;[.AM195]&amp;&quot; &quot;;&quot;&quot;)&amp;IF([.AN195]&gt;=1;[.$AN$112]&amp;&quot;*&quot;&amp;[.AN19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5]=&quot;Y&quot;;&quot;\acciaccatura s8 &quot;;&quot;&quot;)&amp;[.AP195]&amp;&quot; &quot;&amp;IF([.E195]=&quot;b&quot;;&quot;\break&quot;;IF([.E19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1]&lt;[.$AZ$9];[.AZ191]+1;&quot;-&quot;)" office:value-type="float" office:value="47" calcext:value-type="float">
            <text:p>47</text:p>
          </table:table-cell>
          <table:table-cell table:formula="of:=IF([.AZ191]&lt;[.$AZ$9];[.BA191];&quot;-&quot;)" office:value-type="float" office:value="1" calcext:value-type="float">
            <text:p>1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style-name="ce7" table:formula="of:=IF([.C197]=&quot;&quot;;&quot;&quot;;[.C197]-[.C196])">
            <text:p/>
          </table:table-cell>
          <table:table-cell table:number-columns-repeated="19"/>
          <table:table-cell table:style-name="ce44" table:formula="of:=MATCH([.C196];[.$Z$106:.$AG$106];1)" office:value-type="string" office:string-value="" calcext:value-type="error">
            <text:p>#N/D</text:p>
          </table:table-cell>
          <table:table-cell table:style-name="ce44" table:formula="of:=MATCH([.D196]+[.C196];[.$Z$106:.$AG$106];1)" office:value-type="string" office:string-value="" calcext:value-type="error">
            <text:p>#VALEUR !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VALEUR !</text:p>
          </table:table-cell>
          <table:table-cell table:formula="of:=IF([.Z196]=&quot;&quot;;0;MIN([.D196];[.$AA$106]-[.C196]))" office:value-type="string" office:string-value="" calcext:value-type="error">
            <text:p>#VALEUR !</text:p>
          </table:table-cell>
          <table:table-cell table:formula="of:=IF([.AA196]=&quot;&quot;;0;MIN([.$AB$106]-[.C196];[.$AB$106]-[.$AA$106];[.D196]-[.AH196]))" office:value-type="string" office:string-value="" calcext:value-type="error">
            <text:p>#VALEUR !</text:p>
          </table:table-cell>
          <table:table-cell table:formula="of:=IF([.AB196]=&quot;&quot;;0;MIN([.$AC$106]-[.C196];[.$AC$106]-[.$AB$106];[.D196]-[.AH196]-[.AI196]))" office:value-type="string" office:string-value="" calcext:value-type="error">
            <text:p>#VALEUR !</text:p>
          </table:table-cell>
          <table:table-cell table:formula="of:=IF([.AC196]=&quot;&quot;;0;MIN([.$AD$106]-[.C196];[.$AD$106]-[.$AC$106];[.D196]-[.AH196]-[.AI196]-[.AJ196]))" office:value-type="string" office:string-value="" calcext:value-type="error">
            <text:p>#VALEUR !</text:p>
          </table:table-cell>
          <table:table-cell table:formula="of:=IF([.AD196]=&quot;&quot;;0;MIN([.$AE$106]-[.C196];[.$AE$106]-[.$AD$106];[.D196]-[.AH196]-[.AI196]-[.AJ196]-[.AK196]))" office:value-type="string" office:string-value="" calcext:value-type="error">
            <text:p>#VALEUR !</text:p>
          </table:table-cell>
          <table:table-cell table:formula="of:=IF([.AE196]=&quot;&quot;;0;MIN([.$AF$106]-[.C196];[.$AF$106]-[.$AE$106];[.D196]-[.AH196]-[.AI196]-[.AJ196]-[.AK196]-[.AL196]))" office:value-type="string" office:string-value="" calcext:value-type="error">
            <text:p>#VALEUR !</text:p>
          </table:table-cell>
          <table:table-cell table:formula="of:=IF([.AF196]=&quot;&quot;;0;MIN([.$AG$106]-[.C196];[.$AG$106]-[.$AF$106];[.D196]-[.AH196]-[.AI196]-[.AJ196]-[.AK196]-[.AL196]-[.AM196]))" office:value-type="string" office:string-value="" calcext:value-type="error">
            <text:p>#VALEUR !</text:p>
          </table:table-cell>
          <table:table-cell/>
          <table:table-cell table:style-name="ce2" table:formula="of:=IF([.AH196]&gt;=1;[.$AH$112]&amp;&quot;*&quot;&amp;[.AH196]&amp;&quot; &quot;;&quot;&quot;)&amp;IF([.AI196]&gt;=1;[.$AI$112]&amp;&quot;*&quot;&amp;[.AI196]&amp;&quot; &quot;;&quot;&quot;)&amp;IF([.AJ196]&gt;=1;[.$AJ$112]&amp;&quot;*&quot;&amp;[.AJ196]&amp;&quot; &quot;;&quot;&quot;)&amp;IF([.AK196]&gt;=1;[.$AK$112]&amp;&quot;*&quot;&amp;[.AK196]&amp;&quot; &quot;;&quot;&quot;)&amp;IF([.AL196]&gt;=1;[.$AL$112]&amp;&quot;*&quot;&amp;[.AL196]&amp;&quot; &quot;;&quot;&quot;)&amp;IF([.AM196]&gt;=1;[.$AM$112]&amp;&quot;*&quot;&amp;[.AM196]&amp;&quot; &quot;;&quot;&quot;)&amp;IF([.AN196]&gt;=1;[.$AN$112]&amp;&quot;*&quot;&amp;[.AN19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6]=&quot;Y&quot;;&quot;\acciaccatura s8 &quot;;&quot;&quot;)&amp;[.AP196]&amp;&quot; &quot;&amp;IF([.E196]=&quot;b&quot;;&quot;\break&quot;;IF([.E19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2]&lt;[.$AZ$9];[.AZ192]+1;&quot;-&quot;)" office:value-type="float" office:value="47" calcext:value-type="float">
            <text:p>47</text:p>
          </table:table-cell>
          <table:table-cell table:formula="of:=IF([.AZ192]&lt;[.$AZ$9];[.BA192];&quot;-&quot;)" office:value-type="float" office:value="2" calcext:value-type="float">
            <text:p>2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style-name="ce7" table:formula="of:=IF([.C198]=&quot;&quot;;&quot;&quot;;[.C198]-[.C197])">
            <text:p/>
          </table:table-cell>
          <table:table-cell table:number-columns-repeated="19"/>
          <table:table-cell table:style-name="ce44" table:formula="of:=MATCH([.C197];[.$Z$106:.$AG$106];1)" office:value-type="string" office:string-value="" calcext:value-type="error">
            <text:p>#N/D</text:p>
          </table:table-cell>
          <table:table-cell table:style-name="ce44" table:formula="of:=MATCH([.D197]+[.C197];[.$Z$106:.$AG$106];1)" office:value-type="string" office:string-value="" calcext:value-type="error">
            <text:p>#VALEUR !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VALEUR !</text:p>
          </table:table-cell>
          <table:table-cell table:formula="of:=IF([.Z197]=&quot;&quot;;0;MIN([.D197];[.$AA$106]-[.C197]))" office:value-type="string" office:string-value="" calcext:value-type="error">
            <text:p>#VALEUR !</text:p>
          </table:table-cell>
          <table:table-cell table:formula="of:=IF([.AA197]=&quot;&quot;;0;MIN([.$AB$106]-[.C197];[.$AB$106]-[.$AA$106];[.D197]-[.AH197]))" office:value-type="string" office:string-value="" calcext:value-type="error">
            <text:p>#VALEUR !</text:p>
          </table:table-cell>
          <table:table-cell table:formula="of:=IF([.AB197]=&quot;&quot;;0;MIN([.$AC$106]-[.C197];[.$AC$106]-[.$AB$106];[.D197]-[.AH197]-[.AI197]))" office:value-type="string" office:string-value="" calcext:value-type="error">
            <text:p>#VALEUR !</text:p>
          </table:table-cell>
          <table:table-cell table:formula="of:=IF([.AC197]=&quot;&quot;;0;MIN([.$AD$106]-[.C197];[.$AD$106]-[.$AC$106];[.D197]-[.AH197]-[.AI197]-[.AJ197]))" office:value-type="string" office:string-value="" calcext:value-type="error">
            <text:p>#VALEUR !</text:p>
          </table:table-cell>
          <table:table-cell table:formula="of:=IF([.AD197]=&quot;&quot;;0;MIN([.$AE$106]-[.C197];[.$AE$106]-[.$AD$106];[.D197]-[.AH197]-[.AI197]-[.AJ197]-[.AK197]))" office:value-type="string" office:string-value="" calcext:value-type="error">
            <text:p>#VALEUR !</text:p>
          </table:table-cell>
          <table:table-cell table:formula="of:=IF([.AE197]=&quot;&quot;;0;MIN([.$AF$106]-[.C197];[.$AF$106]-[.$AE$106];[.D197]-[.AH197]-[.AI197]-[.AJ197]-[.AK197]-[.AL197]))" office:value-type="string" office:string-value="" calcext:value-type="error">
            <text:p>#VALEUR !</text:p>
          </table:table-cell>
          <table:table-cell table:formula="of:=IF([.AF197]=&quot;&quot;;0;MIN([.$AG$106]-[.C197];[.$AG$106]-[.$AF$106];[.D197]-[.AH197]-[.AI197]-[.AJ197]-[.AK197]-[.AL197]-[.AM197]))" office:value-type="string" office:string-value="" calcext:value-type="error">
            <text:p>#VALEUR !</text:p>
          </table:table-cell>
          <table:table-cell/>
          <table:table-cell table:style-name="ce2" table:formula="of:=IF([.AH197]&gt;=1;[.$AH$112]&amp;&quot;*&quot;&amp;[.AH197]&amp;&quot; &quot;;&quot;&quot;)&amp;IF([.AI197]&gt;=1;[.$AI$112]&amp;&quot;*&quot;&amp;[.AI197]&amp;&quot; &quot;;&quot;&quot;)&amp;IF([.AJ197]&gt;=1;[.$AJ$112]&amp;&quot;*&quot;&amp;[.AJ197]&amp;&quot; &quot;;&quot;&quot;)&amp;IF([.AK197]&gt;=1;[.$AK$112]&amp;&quot;*&quot;&amp;[.AK197]&amp;&quot; &quot;;&quot;&quot;)&amp;IF([.AL197]&gt;=1;[.$AL$112]&amp;&quot;*&quot;&amp;[.AL197]&amp;&quot; &quot;;&quot;&quot;)&amp;IF([.AM197]&gt;=1;[.$AM$112]&amp;&quot;*&quot;&amp;[.AM197]&amp;&quot; &quot;;&quot;&quot;)&amp;IF([.AN197]&gt;=1;[.$AN$112]&amp;&quot;*&quot;&amp;[.AN19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7]=&quot;Y&quot;;&quot;\acciaccatura s8 &quot;;&quot;&quot;)&amp;[.AP197]&amp;&quot; &quot;&amp;IF([.E197]=&quot;b&quot;;&quot;\break&quot;;IF([.E19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3]&lt;[.$AZ$9];[.AZ193]+1;&quot;-&quot;)" office:value-type="float" office:value="47" calcext:value-type="float">
            <text:p>47</text:p>
          </table:table-cell>
          <table:table-cell table:formula="of:=IF([.AZ193]&lt;[.$AZ$9];[.BA193];&quot;-&quot;)" office:value-type="float" office:value="3" calcext:value-type="float">
            <text:p>3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style-name="ce7" table:formula="of:=IF([.C199]=&quot;&quot;;&quot;&quot;;[.C199]-[.C198])">
            <text:p/>
          </table:table-cell>
          <table:table-cell table:number-columns-repeated="19"/>
          <table:table-cell table:style-name="ce44" table:formula="of:=MATCH([.C198];[.$Z$106:.$AG$106];1)" office:value-type="string" office:string-value="" calcext:value-type="error">
            <text:p>#N/D</text:p>
          </table:table-cell>
          <table:table-cell table:style-name="ce44" table:formula="of:=MATCH([.D198]+[.C198];[.$Z$106:.$AG$106];1)" office:value-type="string" office:string-value="" calcext:value-type="error">
            <text:p>#VALEUR !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VALEUR !</text:p>
          </table:table-cell>
          <table:table-cell table:formula="of:=IF([.Z198]=&quot;&quot;;0;MIN([.D198];[.$AA$106]-[.C198]))" office:value-type="string" office:string-value="" calcext:value-type="error">
            <text:p>#VALEUR !</text:p>
          </table:table-cell>
          <table:table-cell table:formula="of:=IF([.AA198]=&quot;&quot;;0;MIN([.$AB$106]-[.C198];[.$AB$106]-[.$AA$106];[.D198]-[.AH198]))" office:value-type="string" office:string-value="" calcext:value-type="error">
            <text:p>#VALEUR !</text:p>
          </table:table-cell>
          <table:table-cell table:formula="of:=IF([.AB198]=&quot;&quot;;0;MIN([.$AC$106]-[.C198];[.$AC$106]-[.$AB$106];[.D198]-[.AH198]-[.AI198]))" office:value-type="string" office:string-value="" calcext:value-type="error">
            <text:p>#VALEUR !</text:p>
          </table:table-cell>
          <table:table-cell table:formula="of:=IF([.AC198]=&quot;&quot;;0;MIN([.$AD$106]-[.C198];[.$AD$106]-[.$AC$106];[.D198]-[.AH198]-[.AI198]-[.AJ198]))" office:value-type="string" office:string-value="" calcext:value-type="error">
            <text:p>#VALEUR !</text:p>
          </table:table-cell>
          <table:table-cell table:formula="of:=IF([.AD198]=&quot;&quot;;0;MIN([.$AE$106]-[.C198];[.$AE$106]-[.$AD$106];[.D198]-[.AH198]-[.AI198]-[.AJ198]-[.AK198]))" office:value-type="string" office:string-value="" calcext:value-type="error">
            <text:p>#VALEUR !</text:p>
          </table:table-cell>
          <table:table-cell table:formula="of:=IF([.AE198]=&quot;&quot;;0;MIN([.$AF$106]-[.C198];[.$AF$106]-[.$AE$106];[.D198]-[.AH198]-[.AI198]-[.AJ198]-[.AK198]-[.AL198]))" office:value-type="string" office:string-value="" calcext:value-type="error">
            <text:p>#VALEUR !</text:p>
          </table:table-cell>
          <table:table-cell table:formula="of:=IF([.AF198]=&quot;&quot;;0;MIN([.$AG$106]-[.C198];[.$AG$106]-[.$AF$106];[.D198]-[.AH198]-[.AI198]-[.AJ198]-[.AK198]-[.AL198]-[.AM198]))" office:value-type="string" office:string-value="" calcext:value-type="error">
            <text:p>#VALEUR !</text:p>
          </table:table-cell>
          <table:table-cell/>
          <table:table-cell table:style-name="ce2" table:formula="of:=IF([.AH198]&gt;=1;[.$AH$112]&amp;&quot;*&quot;&amp;[.AH198]&amp;&quot; &quot;;&quot;&quot;)&amp;IF([.AI198]&gt;=1;[.$AI$112]&amp;&quot;*&quot;&amp;[.AI198]&amp;&quot; &quot;;&quot;&quot;)&amp;IF([.AJ198]&gt;=1;[.$AJ$112]&amp;&quot;*&quot;&amp;[.AJ198]&amp;&quot; &quot;;&quot;&quot;)&amp;IF([.AK198]&gt;=1;[.$AK$112]&amp;&quot;*&quot;&amp;[.AK198]&amp;&quot; &quot;;&quot;&quot;)&amp;IF([.AL198]&gt;=1;[.$AL$112]&amp;&quot;*&quot;&amp;[.AL198]&amp;&quot; &quot;;&quot;&quot;)&amp;IF([.AM198]&gt;=1;[.$AM$112]&amp;&quot;*&quot;&amp;[.AM198]&amp;&quot; &quot;;&quot;&quot;)&amp;IF([.AN198]&gt;=1;[.$AN$112]&amp;&quot;*&quot;&amp;[.AN19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8]=&quot;Y&quot;;&quot;\acciaccatura s8 &quot;;&quot;&quot;)&amp;[.AP198]&amp;&quot; &quot;&amp;IF([.E198]=&quot;b&quot;;&quot;\break&quot;;IF([.E19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4]&lt;[.$AZ$9];[.AZ194]+1;&quot;-&quot;)" office:value-type="float" office:value="47" calcext:value-type="float">
            <text:p>47</text:p>
          </table:table-cell>
          <table:table-cell table:formula="of:=IF([.AZ194]&lt;[.$AZ$9];[.BA194];&quot;-&quot;)" office:value-type="float" office:value="4" calcext:value-type="float">
            <text:p>4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7" table:formula="of:=IF([.C200]=&quot;&quot;;&quot;&quot;;[.C200]-[.C199])">
            <text:p/>
          </table:table-cell>
          <table:table-cell table:number-columns-repeated="19"/>
          <table:table-cell table:style-name="ce44" table:formula="of:=MATCH([.C199];[.$Z$106:.$AG$106];1)" office:value-type="string" office:string-value="" calcext:value-type="error">
            <text:p>#N/D</text:p>
          </table:table-cell>
          <table:table-cell table:style-name="ce44" table:formula="of:=MATCH([.D199]+[.C199];[.$Z$106:.$AG$106];1)" office:value-type="string" office:string-value="" calcext:value-type="error">
            <text:p>#VALEUR !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VALEUR !</text:p>
          </table:table-cell>
          <table:table-cell table:formula="of:=IF([.Z199]=&quot;&quot;;0;MIN([.D199];[.$AA$106]-[.C199]))" office:value-type="string" office:string-value="" calcext:value-type="error">
            <text:p>#VALEUR !</text:p>
          </table:table-cell>
          <table:table-cell table:formula="of:=IF([.AA199]=&quot;&quot;;0;MIN([.$AB$106]-[.C199];[.$AB$106]-[.$AA$106];[.D199]-[.AH199]))" office:value-type="string" office:string-value="" calcext:value-type="error">
            <text:p>#VALEUR !</text:p>
          </table:table-cell>
          <table:table-cell table:formula="of:=IF([.AB199]=&quot;&quot;;0;MIN([.$AC$106]-[.C199];[.$AC$106]-[.$AB$106];[.D199]-[.AH199]-[.AI199]))" office:value-type="string" office:string-value="" calcext:value-type="error">
            <text:p>#VALEUR !</text:p>
          </table:table-cell>
          <table:table-cell table:formula="of:=IF([.AC199]=&quot;&quot;;0;MIN([.$AD$106]-[.C199];[.$AD$106]-[.$AC$106];[.D199]-[.AH199]-[.AI199]-[.AJ199]))" office:value-type="string" office:string-value="" calcext:value-type="error">
            <text:p>#VALEUR !</text:p>
          </table:table-cell>
          <table:table-cell table:formula="of:=IF([.AD199]=&quot;&quot;;0;MIN([.$AE$106]-[.C199];[.$AE$106]-[.$AD$106];[.D199]-[.AH199]-[.AI199]-[.AJ199]-[.AK199]))" office:value-type="string" office:string-value="" calcext:value-type="error">
            <text:p>#VALEUR !</text:p>
          </table:table-cell>
          <table:table-cell table:formula="of:=IF([.AE199]=&quot;&quot;;0;MIN([.$AF$106]-[.C199];[.$AF$106]-[.$AE$106];[.D199]-[.AH199]-[.AI199]-[.AJ199]-[.AK199]-[.AL199]))" office:value-type="string" office:string-value="" calcext:value-type="error">
            <text:p>#VALEUR !</text:p>
          </table:table-cell>
          <table:table-cell table:formula="of:=IF([.AF199]=&quot;&quot;;0;MIN([.$AG$106]-[.C199];[.$AG$106]-[.$AF$106];[.D199]-[.AH199]-[.AI199]-[.AJ199]-[.AK199]-[.AL199]-[.AM199]))" office:value-type="string" office:string-value="" calcext:value-type="error">
            <text:p>#VALEUR !</text:p>
          </table:table-cell>
          <table:table-cell/>
          <table:table-cell table:style-name="ce2" table:formula="of:=IF([.AH199]&gt;=1;[.$AH$112]&amp;&quot;*&quot;&amp;[.AH199]&amp;&quot; &quot;;&quot;&quot;)&amp;IF([.AI199]&gt;=1;[.$AI$112]&amp;&quot;*&quot;&amp;[.AI199]&amp;&quot; &quot;;&quot;&quot;)&amp;IF([.AJ199]&gt;=1;[.$AJ$112]&amp;&quot;*&quot;&amp;[.AJ199]&amp;&quot; &quot;;&quot;&quot;)&amp;IF([.AK199]&gt;=1;[.$AK$112]&amp;&quot;*&quot;&amp;[.AK199]&amp;&quot; &quot;;&quot;&quot;)&amp;IF([.AL199]&gt;=1;[.$AL$112]&amp;&quot;*&quot;&amp;[.AL199]&amp;&quot; &quot;;&quot;&quot;)&amp;IF([.AM199]&gt;=1;[.$AM$112]&amp;&quot;*&quot;&amp;[.AM199]&amp;&quot; &quot;;&quot;&quot;)&amp;IF([.AN199]&gt;=1;[.$AN$112]&amp;&quot;*&quot;&amp;[.AN19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9]=&quot;Y&quot;;&quot;\acciaccatura s8 &quot;;&quot;&quot;)&amp;[.AP199]&amp;&quot; &quot;&amp;IF([.E199]=&quot;b&quot;;&quot;\break&quot;;IF([.E19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5]&lt;[.$AZ$9];[.AZ195]+1;&quot;-&quot;)" office:value-type="float" office:value="48" calcext:value-type="float">
            <text:p>48</text:p>
          </table:table-cell>
          <table:table-cell table:formula="of:=IF([.AZ195]&lt;[.$AZ$9];[.BA195];&quot;-&quot;)" office:value-type="float" office:value="1" calcext:value-type="float">
            <text:p>1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style-name="ce7" table:formula="of:=IF([.C201]=&quot;&quot;;&quot;&quot;;[.C201]-[.C200])">
            <text:p/>
          </table:table-cell>
          <table:table-cell table:number-columns-repeated="19"/>
          <table:table-cell table:style-name="ce44" table:formula="of:=MATCH([.C200];[.$Z$106:.$AG$106];1)" office:value-type="string" office:string-value="" calcext:value-type="error">
            <text:p>#N/D</text:p>
          </table:table-cell>
          <table:table-cell table:style-name="ce44" table:formula="of:=MATCH([.D200]+[.C200];[.$Z$106:.$AG$106];1)" office:value-type="string" office:string-value="" calcext:value-type="error">
            <text:p>#VALEUR !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VALEUR !</text:p>
          </table:table-cell>
          <table:table-cell table:formula="of:=IF([.Z200]=&quot;&quot;;0;MIN([.D200];[.$AA$106]-[.C200]))" office:value-type="string" office:string-value="" calcext:value-type="error">
            <text:p>#VALEUR !</text:p>
          </table:table-cell>
          <table:table-cell table:formula="of:=IF([.AA200]=&quot;&quot;;0;MIN([.$AB$106]-[.C200];[.$AB$106]-[.$AA$106];[.D200]-[.AH200]))" office:value-type="string" office:string-value="" calcext:value-type="error">
            <text:p>#VALEUR !</text:p>
          </table:table-cell>
          <table:table-cell table:formula="of:=IF([.AB200]=&quot;&quot;;0;MIN([.$AC$106]-[.C200];[.$AC$106]-[.$AB$106];[.D200]-[.AH200]-[.AI200]))" office:value-type="string" office:string-value="" calcext:value-type="error">
            <text:p>#VALEUR !</text:p>
          </table:table-cell>
          <table:table-cell table:formula="of:=IF([.AC200]=&quot;&quot;;0;MIN([.$AD$106]-[.C200];[.$AD$106]-[.$AC$106];[.D200]-[.AH200]-[.AI200]-[.AJ200]))" office:value-type="string" office:string-value="" calcext:value-type="error">
            <text:p>#VALEUR !</text:p>
          </table:table-cell>
          <table:table-cell table:formula="of:=IF([.AD200]=&quot;&quot;;0;MIN([.$AE$106]-[.C200];[.$AE$106]-[.$AD$106];[.D200]-[.AH200]-[.AI200]-[.AJ200]-[.AK200]))" office:value-type="string" office:string-value="" calcext:value-type="error">
            <text:p>#VALEUR !</text:p>
          </table:table-cell>
          <table:table-cell table:formula="of:=IF([.AE200]=&quot;&quot;;0;MIN([.$AF$106]-[.C200];[.$AF$106]-[.$AE$106];[.D200]-[.AH200]-[.AI200]-[.AJ200]-[.AK200]-[.AL200]))" office:value-type="string" office:string-value="" calcext:value-type="error">
            <text:p>#VALEUR !</text:p>
          </table:table-cell>
          <table:table-cell table:formula="of:=IF([.AF200]=&quot;&quot;;0;MIN([.$AG$106]-[.C200];[.$AG$106]-[.$AF$106];[.D200]-[.AH200]-[.AI200]-[.AJ200]-[.AK200]-[.AL200]-[.AM200]))" office:value-type="string" office:string-value="" calcext:value-type="error">
            <text:p>#VALEUR !</text:p>
          </table:table-cell>
          <table:table-cell/>
          <table:table-cell table:style-name="ce2" table:formula="of:=IF([.AH200]&gt;=1;[.$AH$112]&amp;&quot;*&quot;&amp;[.AH200]&amp;&quot; &quot;;&quot;&quot;)&amp;IF([.AI200]&gt;=1;[.$AI$112]&amp;&quot;*&quot;&amp;[.AI200]&amp;&quot; &quot;;&quot;&quot;)&amp;IF([.AJ200]&gt;=1;[.$AJ$112]&amp;&quot;*&quot;&amp;[.AJ200]&amp;&quot; &quot;;&quot;&quot;)&amp;IF([.AK200]&gt;=1;[.$AK$112]&amp;&quot;*&quot;&amp;[.AK200]&amp;&quot; &quot;;&quot;&quot;)&amp;IF([.AL200]&gt;=1;[.$AL$112]&amp;&quot;*&quot;&amp;[.AL200]&amp;&quot; &quot;;&quot;&quot;)&amp;IF([.AM200]&gt;=1;[.$AM$112]&amp;&quot;*&quot;&amp;[.AM200]&amp;&quot; &quot;;&quot;&quot;)&amp;IF([.AN200]&gt;=1;[.$AN$112]&amp;&quot;*&quot;&amp;[.AN20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0]=&quot;Y&quot;;&quot;\acciaccatura s8 &quot;;&quot;&quot;)&amp;[.AP200]&amp;&quot; &quot;&amp;IF([.E200]=&quot;b&quot;;&quot;\break&quot;;IF([.E20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6]&lt;[.$AZ$9];[.AZ196]+1;&quot;-&quot;)" office:value-type="float" office:value="48" calcext:value-type="float">
            <text:p>48</text:p>
          </table:table-cell>
          <table:table-cell table:formula="of:=IF([.AZ196]&lt;[.$AZ$9];[.BA196];&quot;-&quot;)" office:value-type="float" office:value="2" calcext:value-type="float">
            <text:p>2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 office:value-type="string" office:string-value="    #'((Y-offset . 123)" calcext:value-type="string">
            <text:p><text:s text:c="4"/>#'((Y-offset . 123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style-name="ce7" table:formula="of:=IF([.C202]=&quot;&quot;;&quot;&quot;;[.C202]-[.C201])">
            <text:p/>
          </table:table-cell>
          <table:table-cell table:number-columns-repeated="19"/>
          <table:table-cell table:style-name="ce44" table:formula="of:=MATCH([.C201];[.$Z$106:.$AG$106];1)" office:value-type="string" office:string-value="" calcext:value-type="error">
            <text:p>#N/D</text:p>
          </table:table-cell>
          <table:table-cell table:style-name="ce44" table:formula="of:=MATCH([.D201]+[.C201];[.$Z$106:.$AG$106];1)" office:value-type="string" office:string-value="" calcext:value-type="error">
            <text:p>#VALEUR !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VALEUR !</text:p>
          </table:table-cell>
          <table:table-cell table:formula="of:=IF([.Z201]=&quot;&quot;;0;MIN([.D201];[.$AA$106]-[.C201]))" office:value-type="string" office:string-value="" calcext:value-type="error">
            <text:p>#VALEUR !</text:p>
          </table:table-cell>
          <table:table-cell table:formula="of:=IF([.AA201]=&quot;&quot;;0;MIN([.$AB$106]-[.C201];[.$AB$106]-[.$AA$106];[.D201]-[.AH201]))" office:value-type="string" office:string-value="" calcext:value-type="error">
            <text:p>#VALEUR !</text:p>
          </table:table-cell>
          <table:table-cell table:formula="of:=IF([.AB201]=&quot;&quot;;0;MIN([.$AC$106]-[.C201];[.$AC$106]-[.$AB$106];[.D201]-[.AH201]-[.AI201]))" office:value-type="string" office:string-value="" calcext:value-type="error">
            <text:p>#VALEUR !</text:p>
          </table:table-cell>
          <table:table-cell table:formula="of:=IF([.AC201]=&quot;&quot;;0;MIN([.$AD$106]-[.C201];[.$AD$106]-[.$AC$106];[.D201]-[.AH201]-[.AI201]-[.AJ201]))" office:value-type="string" office:string-value="" calcext:value-type="error">
            <text:p>#VALEUR !</text:p>
          </table:table-cell>
          <table:table-cell table:formula="of:=IF([.AD201]=&quot;&quot;;0;MIN([.$AE$106]-[.C201];[.$AE$106]-[.$AD$106];[.D201]-[.AH201]-[.AI201]-[.AJ201]-[.AK201]))" office:value-type="string" office:string-value="" calcext:value-type="error">
            <text:p>#VALEUR !</text:p>
          </table:table-cell>
          <table:table-cell table:formula="of:=IF([.AE201]=&quot;&quot;;0;MIN([.$AF$106]-[.C201];[.$AF$106]-[.$AE$106];[.D201]-[.AH201]-[.AI201]-[.AJ201]-[.AK201]-[.AL201]))" office:value-type="string" office:string-value="" calcext:value-type="error">
            <text:p>#VALEUR !</text:p>
          </table:table-cell>
          <table:table-cell table:formula="of:=IF([.AF201]=&quot;&quot;;0;MIN([.$AG$106]-[.C201];[.$AG$106]-[.$AF$106];[.D201]-[.AH201]-[.AI201]-[.AJ201]-[.AK201]-[.AL201]-[.AM201]))" office:value-type="string" office:string-value="" calcext:value-type="error">
            <text:p>#VALEUR !</text:p>
          </table:table-cell>
          <table:table-cell/>
          <table:table-cell table:style-name="ce2" table:formula="of:=IF([.AH201]&gt;=1;[.$AH$112]&amp;&quot;*&quot;&amp;[.AH201]&amp;&quot; &quot;;&quot;&quot;)&amp;IF([.AI201]&gt;=1;[.$AI$112]&amp;&quot;*&quot;&amp;[.AI201]&amp;&quot; &quot;;&quot;&quot;)&amp;IF([.AJ201]&gt;=1;[.$AJ$112]&amp;&quot;*&quot;&amp;[.AJ201]&amp;&quot; &quot;;&quot;&quot;)&amp;IF([.AK201]&gt;=1;[.$AK$112]&amp;&quot;*&quot;&amp;[.AK201]&amp;&quot; &quot;;&quot;&quot;)&amp;IF([.AL201]&gt;=1;[.$AL$112]&amp;&quot;*&quot;&amp;[.AL201]&amp;&quot; &quot;;&quot;&quot;)&amp;IF([.AM201]&gt;=1;[.$AM$112]&amp;&quot;*&quot;&amp;[.AM201]&amp;&quot; &quot;;&quot;&quot;)&amp;IF([.AN201]&gt;=1;[.$AN$112]&amp;&quot;*&quot;&amp;[.AN20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1]=&quot;Y&quot;;&quot;\acciaccatura s8 &quot;;&quot;&quot;)&amp;[.AP201]&amp;&quot; &quot;&amp;IF([.E201]=&quot;b&quot;;&quot;\break&quot;;IF([.E20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7]&lt;[.$AZ$9];[.AZ197]+1;&quot;-&quot;)" office:value-type="float" office:value="48" calcext:value-type="float">
            <text:p>48</text:p>
          </table:table-cell>
          <table:table-cell table:formula="of:=IF([.AZ197]&lt;[.$AZ$9];[.BA197];&quot;-&quot;)" office:value-type="float" office:value="3" calcext:value-type="float">
            <text:p>3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style-name="ce7" table:formula="of:=IF([.C203]=&quot;&quot;;&quot;&quot;;[.C203]-[.C202])">
            <text:p/>
          </table:table-cell>
          <table:table-cell table:number-columns-repeated="19"/>
          <table:table-cell table:style-name="ce44" table:formula="of:=MATCH([.C202];[.$Z$106:.$AG$106];1)" office:value-type="string" office:string-value="" calcext:value-type="error">
            <text:p>#N/D</text:p>
          </table:table-cell>
          <table:table-cell table:style-name="ce44" table:formula="of:=MATCH([.D202]+[.C202];[.$Z$106:.$AG$106];1)" office:value-type="string" office:string-value="" calcext:value-type="error">
            <text:p>#VALEUR !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VALEUR !</text:p>
          </table:table-cell>
          <table:table-cell table:formula="of:=IF([.Z202]=&quot;&quot;;0;MIN([.D202];[.$AA$106]-[.C202]))" office:value-type="string" office:string-value="" calcext:value-type="error">
            <text:p>#VALEUR !</text:p>
          </table:table-cell>
          <table:table-cell table:formula="of:=IF([.AA202]=&quot;&quot;;0;MIN([.$AB$106]-[.C202];[.$AB$106]-[.$AA$106];[.D202]-[.AH202]))" office:value-type="string" office:string-value="" calcext:value-type="error">
            <text:p>#VALEUR !</text:p>
          </table:table-cell>
          <table:table-cell table:formula="of:=IF([.AB202]=&quot;&quot;;0;MIN([.$AC$106]-[.C202];[.$AC$106]-[.$AB$106];[.D202]-[.AH202]-[.AI202]))" office:value-type="string" office:string-value="" calcext:value-type="error">
            <text:p>#VALEUR !</text:p>
          </table:table-cell>
          <table:table-cell table:formula="of:=IF([.AC202]=&quot;&quot;;0;MIN([.$AD$106]-[.C202];[.$AD$106]-[.$AC$106];[.D202]-[.AH202]-[.AI202]-[.AJ202]))" office:value-type="string" office:string-value="" calcext:value-type="error">
            <text:p>#VALEUR !</text:p>
          </table:table-cell>
          <table:table-cell table:formula="of:=IF([.AD202]=&quot;&quot;;0;MIN([.$AE$106]-[.C202];[.$AE$106]-[.$AD$106];[.D202]-[.AH202]-[.AI202]-[.AJ202]-[.AK202]))" office:value-type="string" office:string-value="" calcext:value-type="error">
            <text:p>#VALEUR !</text:p>
          </table:table-cell>
          <table:table-cell table:formula="of:=IF([.AE202]=&quot;&quot;;0;MIN([.$AF$106]-[.C202];[.$AF$106]-[.$AE$106];[.D202]-[.AH202]-[.AI202]-[.AJ202]-[.AK202]-[.AL202]))" office:value-type="string" office:string-value="" calcext:value-type="error">
            <text:p>#VALEUR !</text:p>
          </table:table-cell>
          <table:table-cell table:formula="of:=IF([.AF202]=&quot;&quot;;0;MIN([.$AG$106]-[.C202];[.$AG$106]-[.$AF$106];[.D202]-[.AH202]-[.AI202]-[.AJ202]-[.AK202]-[.AL202]-[.AM202]))" office:value-type="string" office:string-value="" calcext:value-type="error">
            <text:p>#VALEUR !</text:p>
          </table:table-cell>
          <table:table-cell/>
          <table:table-cell table:style-name="ce2" table:formula="of:=IF([.AH202]&gt;=1;[.$AH$112]&amp;&quot;*&quot;&amp;[.AH202]&amp;&quot; &quot;;&quot;&quot;)&amp;IF([.AI202]&gt;=1;[.$AI$112]&amp;&quot;*&quot;&amp;[.AI202]&amp;&quot; &quot;;&quot;&quot;)&amp;IF([.AJ202]&gt;=1;[.$AJ$112]&amp;&quot;*&quot;&amp;[.AJ202]&amp;&quot; &quot;;&quot;&quot;)&amp;IF([.AK202]&gt;=1;[.$AK$112]&amp;&quot;*&quot;&amp;[.AK202]&amp;&quot; &quot;;&quot;&quot;)&amp;IF([.AL202]&gt;=1;[.$AL$112]&amp;&quot;*&quot;&amp;[.AL202]&amp;&quot; &quot;;&quot;&quot;)&amp;IF([.AM202]&gt;=1;[.$AM$112]&amp;&quot;*&quot;&amp;[.AM202]&amp;&quot; &quot;;&quot;&quot;)&amp;IF([.AN202]&gt;=1;[.$AN$112]&amp;&quot;*&quot;&amp;[.AN20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2]=&quot;Y&quot;;&quot;\acciaccatura s8 &quot;;&quot;&quot;)&amp;[.AP202]&amp;&quot; &quot;&amp;IF([.E202]=&quot;b&quot;;&quot;\break&quot;;IF([.E20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8]&lt;[.$AZ$9];[.AZ198]+1;&quot;-&quot;)" office:value-type="float" office:value="48" calcext:value-type="float">
            <text:p>48</text:p>
          </table:table-cell>
          <table:table-cell table:formula="of:=IF([.AZ198]&lt;[.$AZ$9];[.BA198];&quot;-&quot;)" office:value-type="float" office:value="4" calcext:value-type="float">
            <text:p>4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 office:value-type="string" office:string-value="s2*4  \pageBreak" calcext:value-type="string">
            <text:p>s2*4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7" table:formula="of:=IF([.C204]=&quot;&quot;;&quot;&quot;;[.C204]-[.C203])">
            <text:p/>
          </table:table-cell>
          <table:table-cell table:number-columns-repeated="19"/>
          <table:table-cell table:style-name="ce44" table:formula="of:=MATCH([.C203];[.$Z$106:.$AG$106];1)" office:value-type="string" office:string-value="" calcext:value-type="error">
            <text:p>#N/D</text:p>
          </table:table-cell>
          <table:table-cell table:style-name="ce44" table:formula="of:=MATCH([.D203]+[.C203];[.$Z$106:.$AG$106];1)" office:value-type="string" office:string-value="" calcext:value-type="error">
            <text:p>#VALEUR !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VALEUR !</text:p>
          </table:table-cell>
          <table:table-cell table:formula="of:=IF([.Z203]=&quot;&quot;;0;MIN([.D203];[.$AA$106]-[.C203]))" office:value-type="string" office:string-value="" calcext:value-type="error">
            <text:p>#VALEUR !</text:p>
          </table:table-cell>
          <table:table-cell table:formula="of:=IF([.AA203]=&quot;&quot;;0;MIN([.$AB$106]-[.C203];[.$AB$106]-[.$AA$106];[.D203]-[.AH203]))" office:value-type="string" office:string-value="" calcext:value-type="error">
            <text:p>#VALEUR !</text:p>
          </table:table-cell>
          <table:table-cell table:formula="of:=IF([.AB203]=&quot;&quot;;0;MIN([.$AC$106]-[.C203];[.$AC$106]-[.$AB$106];[.D203]-[.AH203]-[.AI203]))" office:value-type="string" office:string-value="" calcext:value-type="error">
            <text:p>#VALEUR !</text:p>
          </table:table-cell>
          <table:table-cell table:formula="of:=IF([.AC203]=&quot;&quot;;0;MIN([.$AD$106]-[.C203];[.$AD$106]-[.$AC$106];[.D203]-[.AH203]-[.AI203]-[.AJ203]))" office:value-type="string" office:string-value="" calcext:value-type="error">
            <text:p>#VALEUR !</text:p>
          </table:table-cell>
          <table:table-cell table:formula="of:=IF([.AD203]=&quot;&quot;;0;MIN([.$AE$106]-[.C203];[.$AE$106]-[.$AD$106];[.D203]-[.AH203]-[.AI203]-[.AJ203]-[.AK203]))" office:value-type="string" office:string-value="" calcext:value-type="error">
            <text:p>#VALEUR !</text:p>
          </table:table-cell>
          <table:table-cell table:formula="of:=IF([.AE203]=&quot;&quot;;0;MIN([.$AF$106]-[.C203];[.$AF$106]-[.$AE$106];[.D203]-[.AH203]-[.AI203]-[.AJ203]-[.AK203]-[.AL203]))" office:value-type="string" office:string-value="" calcext:value-type="error">
            <text:p>#VALEUR !</text:p>
          </table:table-cell>
          <table:table-cell table:formula="of:=IF([.AF203]=&quot;&quot;;0;MIN([.$AG$106]-[.C203];[.$AG$106]-[.$AF$106];[.D203]-[.AH203]-[.AI203]-[.AJ203]-[.AK203]-[.AL203]-[.AM203]))" office:value-type="string" office:string-value="" calcext:value-type="error">
            <text:p>#VALEUR !</text:p>
          </table:table-cell>
          <table:table-cell/>
          <table:table-cell table:style-name="ce2" table:formula="of:=IF([.AH203]&gt;=1;[.$AH$112]&amp;&quot;*&quot;&amp;[.AH203]&amp;&quot; &quot;;&quot;&quot;)&amp;IF([.AI203]&gt;=1;[.$AI$112]&amp;&quot;*&quot;&amp;[.AI203]&amp;&quot; &quot;;&quot;&quot;)&amp;IF([.AJ203]&gt;=1;[.$AJ$112]&amp;&quot;*&quot;&amp;[.AJ203]&amp;&quot; &quot;;&quot;&quot;)&amp;IF([.AK203]&gt;=1;[.$AK$112]&amp;&quot;*&quot;&amp;[.AK203]&amp;&quot; &quot;;&quot;&quot;)&amp;IF([.AL203]&gt;=1;[.$AL$112]&amp;&quot;*&quot;&amp;[.AL203]&amp;&quot; &quot;;&quot;&quot;)&amp;IF([.AM203]&gt;=1;[.$AM$112]&amp;&quot;*&quot;&amp;[.AM203]&amp;&quot; &quot;;&quot;&quot;)&amp;IF([.AN203]&gt;=1;[.$AN$112]&amp;&quot;*&quot;&amp;[.AN20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3]=&quot;Y&quot;;&quot;\acciaccatura s8 &quot;;&quot;&quot;)&amp;[.AP203]&amp;&quot; &quot;&amp;IF([.E203]=&quot;b&quot;;&quot;\break&quot;;IF([.E20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9]&lt;[.$AZ$9];[.AZ199]+1;&quot;-&quot;)" office:value-type="float" office:value="49" calcext:value-type="float">
            <text:p>49</text:p>
          </table:table-cell>
          <table:table-cell table:formula="of:=IF([.AZ199]&lt;[.$AZ$9];[.BA199];&quot;-&quot;)" office:value-type="float" office:value="1" calcext:value-type="float">
            <text:p>1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style-name="ce7" table:formula="of:=IF([.C205]=&quot;&quot;;&quot;&quot;;[.C205]-[.C204])">
            <text:p/>
          </table:table-cell>
          <table:table-cell table:number-columns-repeated="19"/>
          <table:table-cell table:style-name="ce44" table:formula="of:=MATCH([.C204];[.$Z$106:.$AG$106];1)" office:value-type="string" office:string-value="" calcext:value-type="error">
            <text:p>#N/D</text:p>
          </table:table-cell>
          <table:table-cell table:style-name="ce44" table:formula="of:=MATCH([.D204]+[.C204];[.$Z$106:.$AG$106];1)" office:value-type="string" office:string-value="" calcext:value-type="error">
            <text:p>#VALEUR !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VALEUR !</text:p>
          </table:table-cell>
          <table:table-cell table:formula="of:=IF([.Z204]=&quot;&quot;;0;MIN([.D204];[.$AA$106]-[.C204]))" office:value-type="string" office:string-value="" calcext:value-type="error">
            <text:p>#VALEUR !</text:p>
          </table:table-cell>
          <table:table-cell table:formula="of:=IF([.AA204]=&quot;&quot;;0;MIN([.$AB$106]-[.C204];[.$AB$106]-[.$AA$106];[.D204]-[.AH204]))" office:value-type="string" office:string-value="" calcext:value-type="error">
            <text:p>#VALEUR !</text:p>
          </table:table-cell>
          <table:table-cell table:formula="of:=IF([.AB204]=&quot;&quot;;0;MIN([.$AC$106]-[.C204];[.$AC$106]-[.$AB$106];[.D204]-[.AH204]-[.AI204]))" office:value-type="string" office:string-value="" calcext:value-type="error">
            <text:p>#VALEUR !</text:p>
          </table:table-cell>
          <table:table-cell table:formula="of:=IF([.AC204]=&quot;&quot;;0;MIN([.$AD$106]-[.C204];[.$AD$106]-[.$AC$106];[.D204]-[.AH204]-[.AI204]-[.AJ204]))" office:value-type="string" office:string-value="" calcext:value-type="error">
            <text:p>#VALEUR !</text:p>
          </table:table-cell>
          <table:table-cell table:formula="of:=IF([.AD204]=&quot;&quot;;0;MIN([.$AE$106]-[.C204];[.$AE$106]-[.$AD$106];[.D204]-[.AH204]-[.AI204]-[.AJ204]-[.AK204]))" office:value-type="string" office:string-value="" calcext:value-type="error">
            <text:p>#VALEUR !</text:p>
          </table:table-cell>
          <table:table-cell table:formula="of:=IF([.AE204]=&quot;&quot;;0;MIN([.$AF$106]-[.C204];[.$AF$106]-[.$AE$106];[.D204]-[.AH204]-[.AI204]-[.AJ204]-[.AK204]-[.AL204]))" office:value-type="string" office:string-value="" calcext:value-type="error">
            <text:p>#VALEUR !</text:p>
          </table:table-cell>
          <table:table-cell table:formula="of:=IF([.AF204]=&quot;&quot;;0;MIN([.$AG$106]-[.C204];[.$AG$106]-[.$AF$106];[.D204]-[.AH204]-[.AI204]-[.AJ204]-[.AK204]-[.AL204]-[.AM204]))" office:value-type="string" office:string-value="" calcext:value-type="error">
            <text:p>#VALEUR !</text:p>
          </table:table-cell>
          <table:table-cell/>
          <table:table-cell table:style-name="ce2" table:formula="of:=IF([.AH204]&gt;=1;[.$AH$112]&amp;&quot;*&quot;&amp;[.AH204]&amp;&quot; &quot;;&quot;&quot;)&amp;IF([.AI204]&gt;=1;[.$AI$112]&amp;&quot;*&quot;&amp;[.AI204]&amp;&quot; &quot;;&quot;&quot;)&amp;IF([.AJ204]&gt;=1;[.$AJ$112]&amp;&quot;*&quot;&amp;[.AJ204]&amp;&quot; &quot;;&quot;&quot;)&amp;IF([.AK204]&gt;=1;[.$AK$112]&amp;&quot;*&quot;&amp;[.AK204]&amp;&quot; &quot;;&quot;&quot;)&amp;IF([.AL204]&gt;=1;[.$AL$112]&amp;&quot;*&quot;&amp;[.AL204]&amp;&quot; &quot;;&quot;&quot;)&amp;IF([.AM204]&gt;=1;[.$AM$112]&amp;&quot;*&quot;&amp;[.AM204]&amp;&quot; &quot;;&quot;&quot;)&amp;IF([.AN204]&gt;=1;[.$AN$112]&amp;&quot;*&quot;&amp;[.AN20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4]=&quot;Y&quot;;&quot;\acciaccatura s8 &quot;;&quot;&quot;)&amp;[.AP204]&amp;&quot; &quot;&amp;IF([.E204]=&quot;b&quot;;&quot;\break&quot;;IF([.E20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0]&lt;[.$AZ$9];[.AZ200]+1;&quot;-&quot;)" office:value-type="float" office:value="49" calcext:value-type="float">
            <text:p>49</text:p>
          </table:table-cell>
          <table:table-cell table:formula="of:=IF([.AZ200]&lt;[.$AZ$9];[.BA200];&quot;-&quot;)" office:value-type="float" office:value="2" calcext:value-type="float">
            <text:p>2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style-name="ce7" table:formula="of:=IF([.C206]=&quot;&quot;;&quot;&quot;;[.C206]-[.C205])">
            <text:p/>
          </table:table-cell>
          <table:table-cell table:number-columns-repeated="19"/>
          <table:table-cell table:style-name="ce44" table:formula="of:=MATCH([.C205];[.$Z$106:.$AG$106];1)" office:value-type="string" office:string-value="" calcext:value-type="error">
            <text:p>#N/D</text:p>
          </table:table-cell>
          <table:table-cell table:style-name="ce44" table:formula="of:=MATCH([.D205]+[.C205];[.$Z$106:.$AG$106];1)" office:value-type="string" office:string-value="" calcext:value-type="error">
            <text:p>#VALEUR !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VALEUR !</text:p>
          </table:table-cell>
          <table:table-cell table:formula="of:=IF([.Z205]=&quot;&quot;;0;MIN([.D205];[.$AA$106]-[.C205]))" office:value-type="string" office:string-value="" calcext:value-type="error">
            <text:p>#VALEUR !</text:p>
          </table:table-cell>
          <table:table-cell table:formula="of:=IF([.AA205]=&quot;&quot;;0;MIN([.$AB$106]-[.C205];[.$AB$106]-[.$AA$106];[.D205]-[.AH205]))" office:value-type="string" office:string-value="" calcext:value-type="error">
            <text:p>#VALEUR !</text:p>
          </table:table-cell>
          <table:table-cell table:formula="of:=IF([.AB205]=&quot;&quot;;0;MIN([.$AC$106]-[.C205];[.$AC$106]-[.$AB$106];[.D205]-[.AH205]-[.AI205]))" office:value-type="string" office:string-value="" calcext:value-type="error">
            <text:p>#VALEUR !</text:p>
          </table:table-cell>
          <table:table-cell table:formula="of:=IF([.AC205]=&quot;&quot;;0;MIN([.$AD$106]-[.C205];[.$AD$106]-[.$AC$106];[.D205]-[.AH205]-[.AI205]-[.AJ205]))" office:value-type="string" office:string-value="" calcext:value-type="error">
            <text:p>#VALEUR !</text:p>
          </table:table-cell>
          <table:table-cell table:formula="of:=IF([.AD205]=&quot;&quot;;0;MIN([.$AE$106]-[.C205];[.$AE$106]-[.$AD$106];[.D205]-[.AH205]-[.AI205]-[.AJ205]-[.AK205]))" office:value-type="string" office:string-value="" calcext:value-type="error">
            <text:p>#VALEUR !</text:p>
          </table:table-cell>
          <table:table-cell table:formula="of:=IF([.AE205]=&quot;&quot;;0;MIN([.$AF$106]-[.C205];[.$AF$106]-[.$AE$106];[.D205]-[.AH205]-[.AI205]-[.AJ205]-[.AK205]-[.AL205]))" office:value-type="string" office:string-value="" calcext:value-type="error">
            <text:p>#VALEUR !</text:p>
          </table:table-cell>
          <table:table-cell table:formula="of:=IF([.AF205]=&quot;&quot;;0;MIN([.$AG$106]-[.C205];[.$AG$106]-[.$AF$106];[.D205]-[.AH205]-[.AI205]-[.AJ205]-[.AK205]-[.AL205]-[.AM205]))" office:value-type="string" office:string-value="" calcext:value-type="error">
            <text:p>#VALEUR !</text:p>
          </table:table-cell>
          <table:table-cell/>
          <table:table-cell table:style-name="ce2" table:formula="of:=IF([.AH205]&gt;=1;[.$AH$112]&amp;&quot;*&quot;&amp;[.AH205]&amp;&quot; &quot;;&quot;&quot;)&amp;IF([.AI205]&gt;=1;[.$AI$112]&amp;&quot;*&quot;&amp;[.AI205]&amp;&quot; &quot;;&quot;&quot;)&amp;IF([.AJ205]&gt;=1;[.$AJ$112]&amp;&quot;*&quot;&amp;[.AJ205]&amp;&quot; &quot;;&quot;&quot;)&amp;IF([.AK205]&gt;=1;[.$AK$112]&amp;&quot;*&quot;&amp;[.AK205]&amp;&quot; &quot;;&quot;&quot;)&amp;IF([.AL205]&gt;=1;[.$AL$112]&amp;&quot;*&quot;&amp;[.AL205]&amp;&quot; &quot;;&quot;&quot;)&amp;IF([.AM205]&gt;=1;[.$AM$112]&amp;&quot;*&quot;&amp;[.AM205]&amp;&quot; &quot;;&quot;&quot;)&amp;IF([.AN205]&gt;=1;[.$AN$112]&amp;&quot;*&quot;&amp;[.AN20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5]=&quot;Y&quot;;&quot;\acciaccatura s8 &quot;;&quot;&quot;)&amp;[.AP205]&amp;&quot; &quot;&amp;IF([.E205]=&quot;b&quot;;&quot;\break&quot;;IF([.E20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1]&lt;[.$AZ$9];[.AZ201]+1;&quot;-&quot;)" office:value-type="float" office:value="49" calcext:value-type="float">
            <text:p>49</text:p>
          </table:table-cell>
          <table:table-cell table:formula="of:=IF([.AZ201]&lt;[.$AZ$9];[.BA201];&quot;-&quot;)" office:value-type="float" office:value="3" calcext:value-type="float">
            <text:p>3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style-name="ce7" table:formula="of:=IF([.C207]=&quot;&quot;;&quot;&quot;;[.C207]-[.C206])">
            <text:p/>
          </table:table-cell>
          <table:table-cell table:number-columns-repeated="19"/>
          <table:table-cell table:style-name="ce44" table:formula="of:=MATCH([.C206];[.$Z$106:.$AG$106];1)" office:value-type="string" office:string-value="" calcext:value-type="error">
            <text:p>#N/D</text:p>
          </table:table-cell>
          <table:table-cell table:style-name="ce44" table:formula="of:=MATCH([.D206]+[.C206];[.$Z$106:.$AG$106];1)" office:value-type="string" office:string-value="" calcext:value-type="error">
            <text:p>#VALEUR !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VALEUR !</text:p>
          </table:table-cell>
          <table:table-cell table:formula="of:=IF([.Z206]=&quot;&quot;;0;MIN([.D206];[.$AA$106]-[.C206]))" office:value-type="string" office:string-value="" calcext:value-type="error">
            <text:p>#VALEUR !</text:p>
          </table:table-cell>
          <table:table-cell table:formula="of:=IF([.AA206]=&quot;&quot;;0;MIN([.$AB$106]-[.C206];[.$AB$106]-[.$AA$106];[.D206]-[.AH206]))" office:value-type="string" office:string-value="" calcext:value-type="error">
            <text:p>#VALEUR !</text:p>
          </table:table-cell>
          <table:table-cell table:formula="of:=IF([.AB206]=&quot;&quot;;0;MIN([.$AC$106]-[.C206];[.$AC$106]-[.$AB$106];[.D206]-[.AH206]-[.AI206]))" office:value-type="string" office:string-value="" calcext:value-type="error">
            <text:p>#VALEUR !</text:p>
          </table:table-cell>
          <table:table-cell table:formula="of:=IF([.AC206]=&quot;&quot;;0;MIN([.$AD$106]-[.C206];[.$AD$106]-[.$AC$106];[.D206]-[.AH206]-[.AI206]-[.AJ206]))" office:value-type="string" office:string-value="" calcext:value-type="error">
            <text:p>#VALEUR !</text:p>
          </table:table-cell>
          <table:table-cell table:formula="of:=IF([.AD206]=&quot;&quot;;0;MIN([.$AE$106]-[.C206];[.$AE$106]-[.$AD$106];[.D206]-[.AH206]-[.AI206]-[.AJ206]-[.AK206]))" office:value-type="string" office:string-value="" calcext:value-type="error">
            <text:p>#VALEUR !</text:p>
          </table:table-cell>
          <table:table-cell table:formula="of:=IF([.AE206]=&quot;&quot;;0;MIN([.$AF$106]-[.C206];[.$AF$106]-[.$AE$106];[.D206]-[.AH206]-[.AI206]-[.AJ206]-[.AK206]-[.AL206]))" office:value-type="string" office:string-value="" calcext:value-type="error">
            <text:p>#VALEUR !</text:p>
          </table:table-cell>
          <table:table-cell table:formula="of:=IF([.AF206]=&quot;&quot;;0;MIN([.$AG$106]-[.C206];[.$AG$106]-[.$AF$106];[.D206]-[.AH206]-[.AI206]-[.AJ206]-[.AK206]-[.AL206]-[.AM206]))" office:value-type="string" office:string-value="" calcext:value-type="error">
            <text:p>#VALEUR !</text:p>
          </table:table-cell>
          <table:table-cell/>
          <table:table-cell table:style-name="ce2" table:formula="of:=IF([.AH206]&gt;=1;[.$AH$112]&amp;&quot;*&quot;&amp;[.AH206]&amp;&quot; &quot;;&quot;&quot;)&amp;IF([.AI206]&gt;=1;[.$AI$112]&amp;&quot;*&quot;&amp;[.AI206]&amp;&quot; &quot;;&quot;&quot;)&amp;IF([.AJ206]&gt;=1;[.$AJ$112]&amp;&quot;*&quot;&amp;[.AJ206]&amp;&quot; &quot;;&quot;&quot;)&amp;IF([.AK206]&gt;=1;[.$AK$112]&amp;&quot;*&quot;&amp;[.AK206]&amp;&quot; &quot;;&quot;&quot;)&amp;IF([.AL206]&gt;=1;[.$AL$112]&amp;&quot;*&quot;&amp;[.AL206]&amp;&quot; &quot;;&quot;&quot;)&amp;IF([.AM206]&gt;=1;[.$AM$112]&amp;&quot;*&quot;&amp;[.AM206]&amp;&quot; &quot;;&quot;&quot;)&amp;IF([.AN206]&gt;=1;[.$AN$112]&amp;&quot;*&quot;&amp;[.AN20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6]=&quot;Y&quot;;&quot;\acciaccatura s8 &quot;;&quot;&quot;)&amp;[.AP206]&amp;&quot; &quot;&amp;IF([.E206]=&quot;b&quot;;&quot;\break&quot;;IF([.E20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2]&lt;[.$AZ$9];[.AZ202]+1;&quot;-&quot;)" office:value-type="float" office:value="49" calcext:value-type="float">
            <text:p>49</text:p>
          </table:table-cell>
          <table:table-cell table:formula="of:=IF([.AZ202]&lt;[.$AZ$9];[.BA202];&quot;-&quot;)" office:value-type="float" office:value="4" calcext:value-type="float">
            <text:p>4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7" table:formula="of:=IF([.C208]=&quot;&quot;;&quot;&quot;;[.C208]-[.C207])">
            <text:p/>
          </table:table-cell>
          <table:table-cell table:number-columns-repeated="19"/>
          <table:table-cell table:style-name="ce44" table:formula="of:=MATCH([.C207];[.$Z$106:.$AG$106];1)" office:value-type="string" office:string-value="" calcext:value-type="error">
            <text:p>#N/D</text:p>
          </table:table-cell>
          <table:table-cell table:style-name="ce44" table:formula="of:=MATCH([.D207]+[.C207];[.$Z$106:.$AG$106];1)" office:value-type="string" office:string-value="" calcext:value-type="error">
            <text:p>#VALEUR !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VALEUR !</text:p>
          </table:table-cell>
          <table:table-cell table:formula="of:=IF([.Z207]=&quot;&quot;;0;MIN([.D207];[.$AA$106]-[.C207]))" office:value-type="string" office:string-value="" calcext:value-type="error">
            <text:p>#VALEUR !</text:p>
          </table:table-cell>
          <table:table-cell table:formula="of:=IF([.AA207]=&quot;&quot;;0;MIN([.$AB$106]-[.C207];[.$AB$106]-[.$AA$106];[.D207]-[.AH207]))" office:value-type="string" office:string-value="" calcext:value-type="error">
            <text:p>#VALEUR !</text:p>
          </table:table-cell>
          <table:table-cell table:formula="of:=IF([.AB207]=&quot;&quot;;0;MIN([.$AC$106]-[.C207];[.$AC$106]-[.$AB$106];[.D207]-[.AH207]-[.AI207]))" office:value-type="string" office:string-value="" calcext:value-type="error">
            <text:p>#VALEUR !</text:p>
          </table:table-cell>
          <table:table-cell table:formula="of:=IF([.AC207]=&quot;&quot;;0;MIN([.$AD$106]-[.C207];[.$AD$106]-[.$AC$106];[.D207]-[.AH207]-[.AI207]-[.AJ207]))" office:value-type="string" office:string-value="" calcext:value-type="error">
            <text:p>#VALEUR !</text:p>
          </table:table-cell>
          <table:table-cell table:formula="of:=IF([.AD207]=&quot;&quot;;0;MIN([.$AE$106]-[.C207];[.$AE$106]-[.$AD$106];[.D207]-[.AH207]-[.AI207]-[.AJ207]-[.AK207]))" office:value-type="string" office:string-value="" calcext:value-type="error">
            <text:p>#VALEUR !</text:p>
          </table:table-cell>
          <table:table-cell table:formula="of:=IF([.AE207]=&quot;&quot;;0;MIN([.$AF$106]-[.C207];[.$AF$106]-[.$AE$106];[.D207]-[.AH207]-[.AI207]-[.AJ207]-[.AK207]-[.AL207]))" office:value-type="string" office:string-value="" calcext:value-type="error">
            <text:p>#VALEUR !</text:p>
          </table:table-cell>
          <table:table-cell table:formula="of:=IF([.AF207]=&quot;&quot;;0;MIN([.$AG$106]-[.C207];[.$AG$106]-[.$AF$106];[.D207]-[.AH207]-[.AI207]-[.AJ207]-[.AK207]-[.AL207]-[.AM207]))" office:value-type="string" office:string-value="" calcext:value-type="error">
            <text:p>#VALEUR !</text:p>
          </table:table-cell>
          <table:table-cell/>
          <table:table-cell table:style-name="ce2" table:formula="of:=IF([.AH207]&gt;=1;[.$AH$112]&amp;&quot;*&quot;&amp;[.AH207]&amp;&quot; &quot;;&quot;&quot;)&amp;IF([.AI207]&gt;=1;[.$AI$112]&amp;&quot;*&quot;&amp;[.AI207]&amp;&quot; &quot;;&quot;&quot;)&amp;IF([.AJ207]&gt;=1;[.$AJ$112]&amp;&quot;*&quot;&amp;[.AJ207]&amp;&quot; &quot;;&quot;&quot;)&amp;IF([.AK207]&gt;=1;[.$AK$112]&amp;&quot;*&quot;&amp;[.AK207]&amp;&quot; &quot;;&quot;&quot;)&amp;IF([.AL207]&gt;=1;[.$AL$112]&amp;&quot;*&quot;&amp;[.AL207]&amp;&quot; &quot;;&quot;&quot;)&amp;IF([.AM207]&gt;=1;[.$AM$112]&amp;&quot;*&quot;&amp;[.AM207]&amp;&quot; &quot;;&quot;&quot;)&amp;IF([.AN207]&gt;=1;[.$AN$112]&amp;&quot;*&quot;&amp;[.AN20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7]=&quot;Y&quot;;&quot;\acciaccatura s8 &quot;;&quot;&quot;)&amp;[.AP207]&amp;&quot; &quot;&amp;IF([.E207]=&quot;b&quot;;&quot;\break&quot;;IF([.E20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3]&lt;[.$AZ$9];[.AZ203]+1;&quot;-&quot;)" office:value-type="float" office:value="50" calcext:value-type="float">
            <text:p>50</text:p>
          </table:table-cell>
          <table:table-cell table:formula="of:=IF([.AZ203]&lt;[.$AZ$9];[.BA203];&quot;-&quot;)" office:value-type="float" office:value="1" calcext:value-type="float">
            <text:p>1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style-name="ce7" table:formula="of:=IF([.C209]=&quot;&quot;;&quot;&quot;;[.C209]-[.C208])">
            <text:p/>
          </table:table-cell>
          <table:table-cell table:number-columns-repeated="19"/>
          <table:table-cell table:style-name="ce44" table:formula="of:=MATCH([.C208];[.$Z$106:.$AG$106];1)" office:value-type="string" office:string-value="" calcext:value-type="error">
            <text:p>#N/D</text:p>
          </table:table-cell>
          <table:table-cell table:style-name="ce44" table:formula="of:=MATCH([.D208]+[.C208];[.$Z$106:.$AG$106];1)" office:value-type="string" office:string-value="" calcext:value-type="error">
            <text:p>#VALEUR !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VALEUR !</text:p>
          </table:table-cell>
          <table:table-cell table:formula="of:=IF([.Z208]=&quot;&quot;;0;MIN([.D208];[.$AA$106]-[.C208]))" office:value-type="string" office:string-value="" calcext:value-type="error">
            <text:p>#VALEUR !</text:p>
          </table:table-cell>
          <table:table-cell table:formula="of:=IF([.AA208]=&quot;&quot;;0;MIN([.$AB$106]-[.C208];[.$AB$106]-[.$AA$106];[.D208]-[.AH208]))" office:value-type="string" office:string-value="" calcext:value-type="error">
            <text:p>#VALEUR !</text:p>
          </table:table-cell>
          <table:table-cell table:formula="of:=IF([.AB208]=&quot;&quot;;0;MIN([.$AC$106]-[.C208];[.$AC$106]-[.$AB$106];[.D208]-[.AH208]-[.AI208]))" office:value-type="string" office:string-value="" calcext:value-type="error">
            <text:p>#VALEUR !</text:p>
          </table:table-cell>
          <table:table-cell table:formula="of:=IF([.AC208]=&quot;&quot;;0;MIN([.$AD$106]-[.C208];[.$AD$106]-[.$AC$106];[.D208]-[.AH208]-[.AI208]-[.AJ208]))" office:value-type="string" office:string-value="" calcext:value-type="error">
            <text:p>#VALEUR !</text:p>
          </table:table-cell>
          <table:table-cell table:formula="of:=IF([.AD208]=&quot;&quot;;0;MIN([.$AE$106]-[.C208];[.$AE$106]-[.$AD$106];[.D208]-[.AH208]-[.AI208]-[.AJ208]-[.AK208]))" office:value-type="string" office:string-value="" calcext:value-type="error">
            <text:p>#VALEUR !</text:p>
          </table:table-cell>
          <table:table-cell table:formula="of:=IF([.AE208]=&quot;&quot;;0;MIN([.$AF$106]-[.C208];[.$AF$106]-[.$AE$106];[.D208]-[.AH208]-[.AI208]-[.AJ208]-[.AK208]-[.AL208]))" office:value-type="string" office:string-value="" calcext:value-type="error">
            <text:p>#VALEUR !</text:p>
          </table:table-cell>
          <table:table-cell table:formula="of:=IF([.AF208]=&quot;&quot;;0;MIN([.$AG$106]-[.C208];[.$AG$106]-[.$AF$106];[.D208]-[.AH208]-[.AI208]-[.AJ208]-[.AK208]-[.AL208]-[.AM208]))" office:value-type="string" office:string-value="" calcext:value-type="error">
            <text:p>#VALEUR !</text:p>
          </table:table-cell>
          <table:table-cell/>
          <table:table-cell table:style-name="ce2" table:formula="of:=IF([.AH208]&gt;=1;[.$AH$112]&amp;&quot;*&quot;&amp;[.AH208]&amp;&quot; &quot;;&quot;&quot;)&amp;IF([.AI208]&gt;=1;[.$AI$112]&amp;&quot;*&quot;&amp;[.AI208]&amp;&quot; &quot;;&quot;&quot;)&amp;IF([.AJ208]&gt;=1;[.$AJ$112]&amp;&quot;*&quot;&amp;[.AJ208]&amp;&quot; &quot;;&quot;&quot;)&amp;IF([.AK208]&gt;=1;[.$AK$112]&amp;&quot;*&quot;&amp;[.AK208]&amp;&quot; &quot;;&quot;&quot;)&amp;IF([.AL208]&gt;=1;[.$AL$112]&amp;&quot;*&quot;&amp;[.AL208]&amp;&quot; &quot;;&quot;&quot;)&amp;IF([.AM208]&gt;=1;[.$AM$112]&amp;&quot;*&quot;&amp;[.AM208]&amp;&quot; &quot;;&quot;&quot;)&amp;IF([.AN208]&gt;=1;[.$AN$112]&amp;&quot;*&quot;&amp;[.AN20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8]=&quot;Y&quot;;&quot;\acciaccatura s8 &quot;;&quot;&quot;)&amp;[.AP208]&amp;&quot; &quot;&amp;IF([.E208]=&quot;b&quot;;&quot;\break&quot;;IF([.E20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4]&lt;[.$AZ$9];[.AZ204]+1;&quot;-&quot;)" office:value-type="float" office:value="50" calcext:value-type="float">
            <text:p>50</text:p>
          </table:table-cell>
          <table:table-cell table:formula="of:=IF([.AZ204]&lt;[.$AZ$9];[.BA204];&quot;-&quot;)" office:value-type="float" office:value="2" calcext:value-type="float">
            <text:p>2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 office:value-type="string" office:string-value="    #'((Y-offset . 124)" calcext:value-type="string">
            <text:p><text:s text:c="4"/>#'((Y-offset . 12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style-name="ce7" table:formula="of:=IF([.C210]=&quot;&quot;;&quot;&quot;;[.C210]-[.C209])">
            <text:p/>
          </table:table-cell>
          <table:table-cell table:number-columns-repeated="19"/>
          <table:table-cell table:style-name="ce44" table:formula="of:=MATCH([.C209];[.$Z$106:.$AG$106];1)" office:value-type="string" office:string-value="" calcext:value-type="error">
            <text:p>#N/D</text:p>
          </table:table-cell>
          <table:table-cell table:style-name="ce44" table:formula="of:=MATCH([.D209]+[.C209];[.$Z$106:.$AG$106];1)" office:value-type="string" office:string-value="" calcext:value-type="error">
            <text:p>#VALEUR !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VALEUR !</text:p>
          </table:table-cell>
          <table:table-cell table:formula="of:=IF([.Z209]=&quot;&quot;;0;MIN([.D209];[.$AA$106]-[.C209]))" office:value-type="string" office:string-value="" calcext:value-type="error">
            <text:p>#VALEUR !</text:p>
          </table:table-cell>
          <table:table-cell table:formula="of:=IF([.AA209]=&quot;&quot;;0;MIN([.$AB$106]-[.C209];[.$AB$106]-[.$AA$106];[.D209]-[.AH209]))" office:value-type="string" office:string-value="" calcext:value-type="error">
            <text:p>#VALEUR !</text:p>
          </table:table-cell>
          <table:table-cell table:formula="of:=IF([.AB209]=&quot;&quot;;0;MIN([.$AC$106]-[.C209];[.$AC$106]-[.$AB$106];[.D209]-[.AH209]-[.AI209]))" office:value-type="string" office:string-value="" calcext:value-type="error">
            <text:p>#VALEUR !</text:p>
          </table:table-cell>
          <table:table-cell table:formula="of:=IF([.AC209]=&quot;&quot;;0;MIN([.$AD$106]-[.C209];[.$AD$106]-[.$AC$106];[.D209]-[.AH209]-[.AI209]-[.AJ209]))" office:value-type="string" office:string-value="" calcext:value-type="error">
            <text:p>#VALEUR !</text:p>
          </table:table-cell>
          <table:table-cell table:formula="of:=IF([.AD209]=&quot;&quot;;0;MIN([.$AE$106]-[.C209];[.$AE$106]-[.$AD$106];[.D209]-[.AH209]-[.AI209]-[.AJ209]-[.AK209]))" office:value-type="string" office:string-value="" calcext:value-type="error">
            <text:p>#VALEUR !</text:p>
          </table:table-cell>
          <table:table-cell table:formula="of:=IF([.AE209]=&quot;&quot;;0;MIN([.$AF$106]-[.C209];[.$AF$106]-[.$AE$106];[.D209]-[.AH209]-[.AI209]-[.AJ209]-[.AK209]-[.AL209]))" office:value-type="string" office:string-value="" calcext:value-type="error">
            <text:p>#VALEUR !</text:p>
          </table:table-cell>
          <table:table-cell table:formula="of:=IF([.AF209]=&quot;&quot;;0;MIN([.$AG$106]-[.C209];[.$AG$106]-[.$AF$106];[.D209]-[.AH209]-[.AI209]-[.AJ209]-[.AK209]-[.AL209]-[.AM209]))" office:value-type="string" office:string-value="" calcext:value-type="error">
            <text:p>#VALEUR !</text:p>
          </table:table-cell>
          <table:table-cell/>
          <table:table-cell table:style-name="ce2" table:formula="of:=IF([.AH209]&gt;=1;[.$AH$112]&amp;&quot;*&quot;&amp;[.AH209]&amp;&quot; &quot;;&quot;&quot;)&amp;IF([.AI209]&gt;=1;[.$AI$112]&amp;&quot;*&quot;&amp;[.AI209]&amp;&quot; &quot;;&quot;&quot;)&amp;IF([.AJ209]&gt;=1;[.$AJ$112]&amp;&quot;*&quot;&amp;[.AJ209]&amp;&quot; &quot;;&quot;&quot;)&amp;IF([.AK209]&gt;=1;[.$AK$112]&amp;&quot;*&quot;&amp;[.AK209]&amp;&quot; &quot;;&quot;&quot;)&amp;IF([.AL209]&gt;=1;[.$AL$112]&amp;&quot;*&quot;&amp;[.AL209]&amp;&quot; &quot;;&quot;&quot;)&amp;IF([.AM209]&gt;=1;[.$AM$112]&amp;&quot;*&quot;&amp;[.AM209]&amp;&quot; &quot;;&quot;&quot;)&amp;IF([.AN209]&gt;=1;[.$AN$112]&amp;&quot;*&quot;&amp;[.AN20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9]=&quot;Y&quot;;&quot;\acciaccatura s8 &quot;;&quot;&quot;)&amp;[.AP209]&amp;&quot; &quot;&amp;IF([.E209]=&quot;b&quot;;&quot;\break&quot;;IF([.E20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5]&lt;[.$AZ$9];[.AZ205]+1;&quot;-&quot;)" office:value-type="float" office:value="50" calcext:value-type="float">
            <text:p>50</text:p>
          </table:table-cell>
          <table:table-cell table:formula="of:=IF([.AZ205]&lt;[.$AZ$9];[.BA205];&quot;-&quot;)" office:value-type="float" office:value="3" calcext:value-type="float">
            <text:p>3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style-name="ce7" table:formula="of:=IF([.C211]=&quot;&quot;;&quot;&quot;;[.C211]-[.C210])">
            <text:p/>
          </table:table-cell>
          <table:table-cell table:number-columns-repeated="19"/>
          <table:table-cell table:style-name="ce44" table:formula="of:=MATCH([.C210];[.$Z$106:.$AG$106];1)" office:value-type="string" office:string-value="" calcext:value-type="error">
            <text:p>#N/D</text:p>
          </table:table-cell>
          <table:table-cell table:style-name="ce44" table:formula="of:=MATCH([.D210]+[.C210];[.$Z$106:.$AG$106];1)" office:value-type="string" office:string-value="" calcext:value-type="error">
            <text:p>#VALEUR !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VALEUR !</text:p>
          </table:table-cell>
          <table:table-cell table:formula="of:=IF([.Z210]=&quot;&quot;;0;MIN([.D210];[.$AA$106]-[.C210]))" office:value-type="string" office:string-value="" calcext:value-type="error">
            <text:p>#VALEUR !</text:p>
          </table:table-cell>
          <table:table-cell table:formula="of:=IF([.AA210]=&quot;&quot;;0;MIN([.$AB$106]-[.C210];[.$AB$106]-[.$AA$106];[.D210]-[.AH210]))" office:value-type="string" office:string-value="" calcext:value-type="error">
            <text:p>#VALEUR !</text:p>
          </table:table-cell>
          <table:table-cell table:formula="of:=IF([.AB210]=&quot;&quot;;0;MIN([.$AC$106]-[.C210];[.$AC$106]-[.$AB$106];[.D210]-[.AH210]-[.AI210]))" office:value-type="string" office:string-value="" calcext:value-type="error">
            <text:p>#VALEUR !</text:p>
          </table:table-cell>
          <table:table-cell table:formula="of:=IF([.AC210]=&quot;&quot;;0;MIN([.$AD$106]-[.C210];[.$AD$106]-[.$AC$106];[.D210]-[.AH210]-[.AI210]-[.AJ210]))" office:value-type="string" office:string-value="" calcext:value-type="error">
            <text:p>#VALEUR !</text:p>
          </table:table-cell>
          <table:table-cell table:formula="of:=IF([.AD210]=&quot;&quot;;0;MIN([.$AE$106]-[.C210];[.$AE$106]-[.$AD$106];[.D210]-[.AH210]-[.AI210]-[.AJ210]-[.AK210]))" office:value-type="string" office:string-value="" calcext:value-type="error">
            <text:p>#VALEUR !</text:p>
          </table:table-cell>
          <table:table-cell table:formula="of:=IF([.AE210]=&quot;&quot;;0;MIN([.$AF$106]-[.C210];[.$AF$106]-[.$AE$106];[.D210]-[.AH210]-[.AI210]-[.AJ210]-[.AK210]-[.AL210]))" office:value-type="string" office:string-value="" calcext:value-type="error">
            <text:p>#VALEUR !</text:p>
          </table:table-cell>
          <table:table-cell table:formula="of:=IF([.AF210]=&quot;&quot;;0;MIN([.$AG$106]-[.C210];[.$AG$106]-[.$AF$106];[.D210]-[.AH210]-[.AI210]-[.AJ210]-[.AK210]-[.AL210]-[.AM210]))" office:value-type="string" office:string-value="" calcext:value-type="error">
            <text:p>#VALEUR !</text:p>
          </table:table-cell>
          <table:table-cell/>
          <table:table-cell table:style-name="ce2" table:formula="of:=IF([.AH210]&gt;=1;[.$AH$112]&amp;&quot;*&quot;&amp;[.AH210]&amp;&quot; &quot;;&quot;&quot;)&amp;IF([.AI210]&gt;=1;[.$AI$112]&amp;&quot;*&quot;&amp;[.AI210]&amp;&quot; &quot;;&quot;&quot;)&amp;IF([.AJ210]&gt;=1;[.$AJ$112]&amp;&quot;*&quot;&amp;[.AJ210]&amp;&quot; &quot;;&quot;&quot;)&amp;IF([.AK210]&gt;=1;[.$AK$112]&amp;&quot;*&quot;&amp;[.AK210]&amp;&quot; &quot;;&quot;&quot;)&amp;IF([.AL210]&gt;=1;[.$AL$112]&amp;&quot;*&quot;&amp;[.AL210]&amp;&quot; &quot;;&quot;&quot;)&amp;IF([.AM210]&gt;=1;[.$AM$112]&amp;&quot;*&quot;&amp;[.AM210]&amp;&quot; &quot;;&quot;&quot;)&amp;IF([.AN210]&gt;=1;[.$AN$112]&amp;&quot;*&quot;&amp;[.AN21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0]=&quot;Y&quot;;&quot;\acciaccatura s8 &quot;;&quot;&quot;)&amp;[.AP210]&amp;&quot; &quot;&amp;IF([.E210]=&quot;b&quot;;&quot;\break&quot;;IF([.E21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6]&lt;[.$AZ$9];[.AZ206]+1;&quot;-&quot;)" office:value-type="float" office:value="50" calcext:value-type="float">
            <text:p>50</text:p>
          </table:table-cell>
          <table:table-cell table:formula="of:=IF([.AZ206]&lt;[.$AZ$9];[.BA206];&quot;-&quot;)" office:value-type="float" office:value="4" calcext:value-type="float">
            <text:p>4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7" table:formula="of:=IF([.C212]=&quot;&quot;;&quot;&quot;;[.C212]-[.C211])">
            <text:p/>
          </table:table-cell>
          <table:table-cell table:number-columns-repeated="19"/>
          <table:table-cell table:style-name="ce44" table:formula="of:=MATCH([.C211];[.$Z$106:.$AG$106];1)" office:value-type="string" office:string-value="" calcext:value-type="error">
            <text:p>#N/D</text:p>
          </table:table-cell>
          <table:table-cell table:style-name="ce44" table:formula="of:=MATCH([.D211]+[.C211];[.$Z$106:.$AG$106];1)" office:value-type="string" office:string-value="" calcext:value-type="error">
            <text:p>#VALEUR !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VALEUR !</text:p>
          </table:table-cell>
          <table:table-cell table:formula="of:=IF([.Z211]=&quot;&quot;;0;MIN([.D211];[.$AA$106]-[.C211]))" office:value-type="string" office:string-value="" calcext:value-type="error">
            <text:p>#VALEUR !</text:p>
          </table:table-cell>
          <table:table-cell table:formula="of:=IF([.AA211]=&quot;&quot;;0;MIN([.$AB$106]-[.C211];[.$AB$106]-[.$AA$106];[.D211]-[.AH211]))" office:value-type="string" office:string-value="" calcext:value-type="error">
            <text:p>#VALEUR !</text:p>
          </table:table-cell>
          <table:table-cell table:formula="of:=IF([.AB211]=&quot;&quot;;0;MIN([.$AC$106]-[.C211];[.$AC$106]-[.$AB$106];[.D211]-[.AH211]-[.AI211]))" office:value-type="string" office:string-value="" calcext:value-type="error">
            <text:p>#VALEUR !</text:p>
          </table:table-cell>
          <table:table-cell table:formula="of:=IF([.AC211]=&quot;&quot;;0;MIN([.$AD$106]-[.C211];[.$AD$106]-[.$AC$106];[.D211]-[.AH211]-[.AI211]-[.AJ211]))" office:value-type="string" office:string-value="" calcext:value-type="error">
            <text:p>#VALEUR !</text:p>
          </table:table-cell>
          <table:table-cell table:formula="of:=IF([.AD211]=&quot;&quot;;0;MIN([.$AE$106]-[.C211];[.$AE$106]-[.$AD$106];[.D211]-[.AH211]-[.AI211]-[.AJ211]-[.AK211]))" office:value-type="string" office:string-value="" calcext:value-type="error">
            <text:p>#VALEUR !</text:p>
          </table:table-cell>
          <table:table-cell table:formula="of:=IF([.AE211]=&quot;&quot;;0;MIN([.$AF$106]-[.C211];[.$AF$106]-[.$AE$106];[.D211]-[.AH211]-[.AI211]-[.AJ211]-[.AK211]-[.AL211]))" office:value-type="string" office:string-value="" calcext:value-type="error">
            <text:p>#VALEUR !</text:p>
          </table:table-cell>
          <table:table-cell table:formula="of:=IF([.AF211]=&quot;&quot;;0;MIN([.$AG$106]-[.C211];[.$AG$106]-[.$AF$106];[.D211]-[.AH211]-[.AI211]-[.AJ211]-[.AK211]-[.AL211]-[.AM211]))" office:value-type="string" office:string-value="" calcext:value-type="error">
            <text:p>#VALEUR !</text:p>
          </table:table-cell>
          <table:table-cell/>
          <table:table-cell table:style-name="ce2" table:formula="of:=IF([.AH211]&gt;=1;[.$AH$112]&amp;&quot;*&quot;&amp;[.AH211]&amp;&quot; &quot;;&quot;&quot;)&amp;IF([.AI211]&gt;=1;[.$AI$112]&amp;&quot;*&quot;&amp;[.AI211]&amp;&quot; &quot;;&quot;&quot;)&amp;IF([.AJ211]&gt;=1;[.$AJ$112]&amp;&quot;*&quot;&amp;[.AJ211]&amp;&quot; &quot;;&quot;&quot;)&amp;IF([.AK211]&gt;=1;[.$AK$112]&amp;&quot;*&quot;&amp;[.AK211]&amp;&quot; &quot;;&quot;&quot;)&amp;IF([.AL211]&gt;=1;[.$AL$112]&amp;&quot;*&quot;&amp;[.AL211]&amp;&quot; &quot;;&quot;&quot;)&amp;IF([.AM211]&gt;=1;[.$AM$112]&amp;&quot;*&quot;&amp;[.AM211]&amp;&quot; &quot;;&quot;&quot;)&amp;IF([.AN211]&gt;=1;[.$AN$112]&amp;&quot;*&quot;&amp;[.AN21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1]=&quot;Y&quot;;&quot;\acciaccatura s8 &quot;;&quot;&quot;)&amp;[.AP211]&amp;&quot; &quot;&amp;IF([.E211]=&quot;b&quot;;&quot;\break&quot;;IF([.E21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7]&lt;[.$AZ$9];[.AZ207]+1;&quot;-&quot;)" office:value-type="float" office:value="51" calcext:value-type="float">
            <text:p>51</text:p>
          </table:table-cell>
          <table:table-cell table:formula="of:=IF([.AZ207]&lt;[.$AZ$9];[.BA207];&quot;-&quot;)" office:value-type="float" office:value="1" calcext:value-type="float">
            <text:p>1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7" table:formula="of:=IF([.C213]=&quot;&quot;;&quot;&quot;;[.C213]-[.C212])">
            <text:p/>
          </table:table-cell>
          <table:table-cell table:number-columns-repeated="19"/>
          <table:table-cell table:style-name="ce44" table:formula="of:=MATCH([.C212];[.$Z$106:.$AG$106];1)" office:value-type="string" office:string-value="" calcext:value-type="error">
            <text:p>#N/D</text:p>
          </table:table-cell>
          <table:table-cell table:style-name="ce44" table:formula="of:=MATCH([.D212]+[.C212];[.$Z$106:.$AG$106];1)" office:value-type="string" office:string-value="" calcext:value-type="error">
            <text:p>#VALEUR !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VALEUR !</text:p>
          </table:table-cell>
          <table:table-cell table:formula="of:=IF([.Z212]=&quot;&quot;;0;MIN([.D212];[.$AA$106]-[.C212]))" office:value-type="string" office:string-value="" calcext:value-type="error">
            <text:p>#VALEUR !</text:p>
          </table:table-cell>
          <table:table-cell table:formula="of:=IF([.AA212]=&quot;&quot;;0;MIN([.$AB$106]-[.C212];[.$AB$106]-[.$AA$106];[.D212]-[.AH212]))" office:value-type="string" office:string-value="" calcext:value-type="error">
            <text:p>#VALEUR !</text:p>
          </table:table-cell>
          <table:table-cell table:formula="of:=IF([.AB212]=&quot;&quot;;0;MIN([.$AC$106]-[.C212];[.$AC$106]-[.$AB$106];[.D212]-[.AH212]-[.AI212]))" office:value-type="string" office:string-value="" calcext:value-type="error">
            <text:p>#VALEUR !</text:p>
          </table:table-cell>
          <table:table-cell table:formula="of:=IF([.AC212]=&quot;&quot;;0;MIN([.$AD$106]-[.C212];[.$AD$106]-[.$AC$106];[.D212]-[.AH212]-[.AI212]-[.AJ212]))" office:value-type="string" office:string-value="" calcext:value-type="error">
            <text:p>#VALEUR !</text:p>
          </table:table-cell>
          <table:table-cell table:formula="of:=IF([.AD212]=&quot;&quot;;0;MIN([.$AE$106]-[.C212];[.$AE$106]-[.$AD$106];[.D212]-[.AH212]-[.AI212]-[.AJ212]-[.AK212]))" office:value-type="string" office:string-value="" calcext:value-type="error">
            <text:p>#VALEUR !</text:p>
          </table:table-cell>
          <table:table-cell table:formula="of:=IF([.AE212]=&quot;&quot;;0;MIN([.$AF$106]-[.C212];[.$AF$106]-[.$AE$106];[.D212]-[.AH212]-[.AI212]-[.AJ212]-[.AK212]-[.AL212]))" office:value-type="string" office:string-value="" calcext:value-type="error">
            <text:p>#VALEUR !</text:p>
          </table:table-cell>
          <table:table-cell table:formula="of:=IF([.AF212]=&quot;&quot;;0;MIN([.$AG$106]-[.C212];[.$AG$106]-[.$AF$106];[.D212]-[.AH212]-[.AI212]-[.AJ212]-[.AK212]-[.AL212]-[.AM212]))" office:value-type="string" office:string-value="" calcext:value-type="error">
            <text:p>#VALEUR !</text:p>
          </table:table-cell>
          <table:table-cell/>
          <table:table-cell table:style-name="ce2" table:formula="of:=IF([.AH212]&gt;=1;[.$AH$112]&amp;&quot;*&quot;&amp;[.AH212]&amp;&quot; &quot;;&quot;&quot;)&amp;IF([.AI212]&gt;=1;[.$AI$112]&amp;&quot;*&quot;&amp;[.AI212]&amp;&quot; &quot;;&quot;&quot;)&amp;IF([.AJ212]&gt;=1;[.$AJ$112]&amp;&quot;*&quot;&amp;[.AJ212]&amp;&quot; &quot;;&quot;&quot;)&amp;IF([.AK212]&gt;=1;[.$AK$112]&amp;&quot;*&quot;&amp;[.AK212]&amp;&quot; &quot;;&quot;&quot;)&amp;IF([.AL212]&gt;=1;[.$AL$112]&amp;&quot;*&quot;&amp;[.AL212]&amp;&quot; &quot;;&quot;&quot;)&amp;IF([.AM212]&gt;=1;[.$AM$112]&amp;&quot;*&quot;&amp;[.AM212]&amp;&quot; &quot;;&quot;&quot;)&amp;IF([.AN212]&gt;=1;[.$AN$112]&amp;&quot;*&quot;&amp;[.AN21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2]=&quot;Y&quot;;&quot;\acciaccatura s8 &quot;;&quot;&quot;)&amp;[.AP212]&amp;&quot; &quot;&amp;IF([.E212]=&quot;b&quot;;&quot;\break&quot;;IF([.E21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8]&lt;[.$AZ$9];[.AZ208]+1;&quot;-&quot;)" office:value-type="float" office:value="51" calcext:value-type="float">
            <text:p>51</text:p>
          </table:table-cell>
          <table:table-cell table:formula="of:=IF([.AZ208]&lt;[.$AZ$9];[.BA208];&quot;-&quot;)" office:value-type="float" office:value="2" calcext:value-type="float">
            <text:p>2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style-name="ce7" table:formula="of:=IF([.C214]=&quot;&quot;;&quot;&quot;;[.C214]-[.C213])">
            <text:p/>
          </table:table-cell>
          <table:table-cell table:number-columns-repeated="19"/>
          <table:table-cell table:style-name="ce44" table:formula="of:=MATCH([.C213];[.$Z$106:.$AG$106];1)" office:value-type="string" office:string-value="" calcext:value-type="error">
            <text:p>#N/D</text:p>
          </table:table-cell>
          <table:table-cell table:style-name="ce44" table:formula="of:=MATCH([.D213]+[.C213];[.$Z$106:.$AG$106];1)" office:value-type="string" office:string-value="" calcext:value-type="error">
            <text:p>#VALEUR !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VALEUR !</text:p>
          </table:table-cell>
          <table:table-cell table:formula="of:=IF([.Z213]=&quot;&quot;;0;MIN([.D213];[.$AA$106]-[.C213]))" office:value-type="string" office:string-value="" calcext:value-type="error">
            <text:p>#VALEUR !</text:p>
          </table:table-cell>
          <table:table-cell table:formula="of:=IF([.AA213]=&quot;&quot;;0;MIN([.$AB$106]-[.C213];[.$AB$106]-[.$AA$106];[.D213]-[.AH213]))" office:value-type="string" office:string-value="" calcext:value-type="error">
            <text:p>#VALEUR !</text:p>
          </table:table-cell>
          <table:table-cell table:formula="of:=IF([.AB213]=&quot;&quot;;0;MIN([.$AC$106]-[.C213];[.$AC$106]-[.$AB$106];[.D213]-[.AH213]-[.AI213]))" office:value-type="string" office:string-value="" calcext:value-type="error">
            <text:p>#VALEUR !</text:p>
          </table:table-cell>
          <table:table-cell table:formula="of:=IF([.AC213]=&quot;&quot;;0;MIN([.$AD$106]-[.C213];[.$AD$106]-[.$AC$106];[.D213]-[.AH213]-[.AI213]-[.AJ213]))" office:value-type="string" office:string-value="" calcext:value-type="error">
            <text:p>#VALEUR !</text:p>
          </table:table-cell>
          <table:table-cell table:formula="of:=IF([.AD213]=&quot;&quot;;0;MIN([.$AE$106]-[.C213];[.$AE$106]-[.$AD$106];[.D213]-[.AH213]-[.AI213]-[.AJ213]-[.AK213]))" office:value-type="string" office:string-value="" calcext:value-type="error">
            <text:p>#VALEUR !</text:p>
          </table:table-cell>
          <table:table-cell table:formula="of:=IF([.AE213]=&quot;&quot;;0;MIN([.$AF$106]-[.C213];[.$AF$106]-[.$AE$106];[.D213]-[.AH213]-[.AI213]-[.AJ213]-[.AK213]-[.AL213]))" office:value-type="string" office:string-value="" calcext:value-type="error">
            <text:p>#VALEUR !</text:p>
          </table:table-cell>
          <table:table-cell table:formula="of:=IF([.AF213]=&quot;&quot;;0;MIN([.$AG$106]-[.C213];[.$AG$106]-[.$AF$106];[.D213]-[.AH213]-[.AI213]-[.AJ213]-[.AK213]-[.AL213]-[.AM213]))" office:value-type="string" office:string-value="" calcext:value-type="error">
            <text:p>#VALEUR !</text:p>
          </table:table-cell>
          <table:table-cell/>
          <table:table-cell table:style-name="ce2" table:formula="of:=IF([.AH213]&gt;=1;[.$AH$112]&amp;&quot;*&quot;&amp;[.AH213]&amp;&quot; &quot;;&quot;&quot;)&amp;IF([.AI213]&gt;=1;[.$AI$112]&amp;&quot;*&quot;&amp;[.AI213]&amp;&quot; &quot;;&quot;&quot;)&amp;IF([.AJ213]&gt;=1;[.$AJ$112]&amp;&quot;*&quot;&amp;[.AJ213]&amp;&quot; &quot;;&quot;&quot;)&amp;IF([.AK213]&gt;=1;[.$AK$112]&amp;&quot;*&quot;&amp;[.AK213]&amp;&quot; &quot;;&quot;&quot;)&amp;IF([.AL213]&gt;=1;[.$AL$112]&amp;&quot;*&quot;&amp;[.AL213]&amp;&quot; &quot;;&quot;&quot;)&amp;IF([.AM213]&gt;=1;[.$AM$112]&amp;&quot;*&quot;&amp;[.AM213]&amp;&quot; &quot;;&quot;&quot;)&amp;IF([.AN213]&gt;=1;[.$AN$112]&amp;&quot;*&quot;&amp;[.AN21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3]=&quot;Y&quot;;&quot;\acciaccatura s8 &quot;;&quot;&quot;)&amp;[.AP213]&amp;&quot; &quot;&amp;IF([.E213]=&quot;b&quot;;&quot;\break&quot;;IF([.E21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9]&lt;[.$AZ$9];[.AZ209]+1;&quot;-&quot;)" office:value-type="float" office:value="51" calcext:value-type="float">
            <text:p>51</text:p>
          </table:table-cell>
          <table:table-cell table:formula="of:=IF([.AZ209]&lt;[.$AZ$9];[.BA209];&quot;-&quot;)" office:value-type="float" office:value="3" calcext:value-type="float">
            <text:p>3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style-name="ce7" table:formula="of:=IF([.C215]=&quot;&quot;;&quot;&quot;;[.C215]-[.C214])">
            <text:p/>
          </table:table-cell>
          <table:table-cell table:number-columns-repeated="19"/>
          <table:table-cell table:style-name="ce44" table:formula="of:=MATCH([.C214];[.$Z$106:.$AG$106];1)" office:value-type="string" office:string-value="" calcext:value-type="error">
            <text:p>#N/D</text:p>
          </table:table-cell>
          <table:table-cell table:style-name="ce44" table:formula="of:=MATCH([.D214]+[.C214];[.$Z$106:.$AG$106];1)" office:value-type="string" office:string-value="" calcext:value-type="error">
            <text:p>#VALEUR !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VALEUR !</text:p>
          </table:table-cell>
          <table:table-cell table:formula="of:=IF([.Z214]=&quot;&quot;;0;MIN([.D214];[.$AA$106]-[.C214]))" office:value-type="string" office:string-value="" calcext:value-type="error">
            <text:p>#VALEUR !</text:p>
          </table:table-cell>
          <table:table-cell table:formula="of:=IF([.AA214]=&quot;&quot;;0;MIN([.$AB$106]-[.C214];[.$AB$106]-[.$AA$106];[.D214]-[.AH214]))" office:value-type="string" office:string-value="" calcext:value-type="error">
            <text:p>#VALEUR !</text:p>
          </table:table-cell>
          <table:table-cell table:formula="of:=IF([.AB214]=&quot;&quot;;0;MIN([.$AC$106]-[.C214];[.$AC$106]-[.$AB$106];[.D214]-[.AH214]-[.AI214]))" office:value-type="string" office:string-value="" calcext:value-type="error">
            <text:p>#VALEUR !</text:p>
          </table:table-cell>
          <table:table-cell table:formula="of:=IF([.AC214]=&quot;&quot;;0;MIN([.$AD$106]-[.C214];[.$AD$106]-[.$AC$106];[.D214]-[.AH214]-[.AI214]-[.AJ214]))" office:value-type="string" office:string-value="" calcext:value-type="error">
            <text:p>#VALEUR !</text:p>
          </table:table-cell>
          <table:table-cell table:formula="of:=IF([.AD214]=&quot;&quot;;0;MIN([.$AE$106]-[.C214];[.$AE$106]-[.$AD$106];[.D214]-[.AH214]-[.AI214]-[.AJ214]-[.AK214]))" office:value-type="string" office:string-value="" calcext:value-type="error">
            <text:p>#VALEUR !</text:p>
          </table:table-cell>
          <table:table-cell table:formula="of:=IF([.AE214]=&quot;&quot;;0;MIN([.$AF$106]-[.C214];[.$AF$106]-[.$AE$106];[.D214]-[.AH214]-[.AI214]-[.AJ214]-[.AK214]-[.AL214]))" office:value-type="string" office:string-value="" calcext:value-type="error">
            <text:p>#VALEUR !</text:p>
          </table:table-cell>
          <table:table-cell table:formula="of:=IF([.AF214]=&quot;&quot;;0;MIN([.$AG$106]-[.C214];[.$AG$106]-[.$AF$106];[.D214]-[.AH214]-[.AI214]-[.AJ214]-[.AK214]-[.AL214]-[.AM214]))" office:value-type="string" office:string-value="" calcext:value-type="error">
            <text:p>#VALEUR !</text:p>
          </table:table-cell>
          <table:table-cell/>
          <table:table-cell table:style-name="ce2" table:formula="of:=IF([.AH214]&gt;=1;[.$AH$112]&amp;&quot;*&quot;&amp;[.AH214]&amp;&quot; &quot;;&quot;&quot;)&amp;IF([.AI214]&gt;=1;[.$AI$112]&amp;&quot;*&quot;&amp;[.AI214]&amp;&quot; &quot;;&quot;&quot;)&amp;IF([.AJ214]&gt;=1;[.$AJ$112]&amp;&quot;*&quot;&amp;[.AJ214]&amp;&quot; &quot;;&quot;&quot;)&amp;IF([.AK214]&gt;=1;[.$AK$112]&amp;&quot;*&quot;&amp;[.AK214]&amp;&quot; &quot;;&quot;&quot;)&amp;IF([.AL214]&gt;=1;[.$AL$112]&amp;&quot;*&quot;&amp;[.AL214]&amp;&quot; &quot;;&quot;&quot;)&amp;IF([.AM214]&gt;=1;[.$AM$112]&amp;&quot;*&quot;&amp;[.AM214]&amp;&quot; &quot;;&quot;&quot;)&amp;IF([.AN214]&gt;=1;[.$AN$112]&amp;&quot;*&quot;&amp;[.AN21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4]=&quot;Y&quot;;&quot;\acciaccatura s8 &quot;;&quot;&quot;)&amp;[.AP214]&amp;&quot; &quot;&amp;IF([.E214]=&quot;b&quot;;&quot;\break&quot;;IF([.E21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0]&lt;[.$AZ$9];[.AZ210]+1;&quot;-&quot;)" office:value-type="float" office:value="51" calcext:value-type="float">
            <text:p>51</text:p>
          </table:table-cell>
          <table:table-cell table:formula="of:=IF([.AZ210]&lt;[.$AZ$9];[.BA210];&quot;-&quot;)" office:value-type="float" office:value="4" calcext:value-type="float">
            <text:p>4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7" table:formula="of:=IF([.C216]=&quot;&quot;;&quot;&quot;;[.C216]-[.C215])">
            <text:p/>
          </table:table-cell>
          <table:table-cell table:number-columns-repeated="19"/>
          <table:table-cell table:style-name="ce44" table:formula="of:=MATCH([.C215];[.$Z$106:.$AG$106];1)" office:value-type="string" office:string-value="" calcext:value-type="error">
            <text:p>#N/D</text:p>
          </table:table-cell>
          <table:table-cell table:style-name="ce44" table:formula="of:=MATCH([.D215]+[.C215];[.$Z$106:.$AG$106];1)" office:value-type="string" office:string-value="" calcext:value-type="error">
            <text:p>#VALEUR !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VALEUR !</text:p>
          </table:table-cell>
          <table:table-cell table:formula="of:=IF([.Z215]=&quot;&quot;;0;MIN([.D215];[.$AA$106]-[.C215]))" office:value-type="string" office:string-value="" calcext:value-type="error">
            <text:p>#VALEUR !</text:p>
          </table:table-cell>
          <table:table-cell table:formula="of:=IF([.AA215]=&quot;&quot;;0;MIN([.$AB$106]-[.C215];[.$AB$106]-[.$AA$106];[.D215]-[.AH215]))" office:value-type="string" office:string-value="" calcext:value-type="error">
            <text:p>#VALEUR !</text:p>
          </table:table-cell>
          <table:table-cell table:formula="of:=IF([.AB215]=&quot;&quot;;0;MIN([.$AC$106]-[.C215];[.$AC$106]-[.$AB$106];[.D215]-[.AH215]-[.AI215]))" office:value-type="string" office:string-value="" calcext:value-type="error">
            <text:p>#VALEUR !</text:p>
          </table:table-cell>
          <table:table-cell table:formula="of:=IF([.AC215]=&quot;&quot;;0;MIN([.$AD$106]-[.C215];[.$AD$106]-[.$AC$106];[.D215]-[.AH215]-[.AI215]-[.AJ215]))" office:value-type="string" office:string-value="" calcext:value-type="error">
            <text:p>#VALEUR !</text:p>
          </table:table-cell>
          <table:table-cell table:formula="of:=IF([.AD215]=&quot;&quot;;0;MIN([.$AE$106]-[.C215];[.$AE$106]-[.$AD$106];[.D215]-[.AH215]-[.AI215]-[.AJ215]-[.AK215]))" office:value-type="string" office:string-value="" calcext:value-type="error">
            <text:p>#VALEUR !</text:p>
          </table:table-cell>
          <table:table-cell table:formula="of:=IF([.AE215]=&quot;&quot;;0;MIN([.$AF$106]-[.C215];[.$AF$106]-[.$AE$106];[.D215]-[.AH215]-[.AI215]-[.AJ215]-[.AK215]-[.AL215]))" office:value-type="string" office:string-value="" calcext:value-type="error">
            <text:p>#VALEUR !</text:p>
          </table:table-cell>
          <table:table-cell table:formula="of:=IF([.AF215]=&quot;&quot;;0;MIN([.$AG$106]-[.C215];[.$AG$106]-[.$AF$106];[.D215]-[.AH215]-[.AI215]-[.AJ215]-[.AK215]-[.AL215]-[.AM215]))" office:value-type="string" office:string-value="" calcext:value-type="error">
            <text:p>#VALEUR !</text:p>
          </table:table-cell>
          <table:table-cell/>
          <table:table-cell table:style-name="ce2" table:formula="of:=IF([.AH215]&gt;=1;[.$AH$112]&amp;&quot;*&quot;&amp;[.AH215]&amp;&quot; &quot;;&quot;&quot;)&amp;IF([.AI215]&gt;=1;[.$AI$112]&amp;&quot;*&quot;&amp;[.AI215]&amp;&quot; &quot;;&quot;&quot;)&amp;IF([.AJ215]&gt;=1;[.$AJ$112]&amp;&quot;*&quot;&amp;[.AJ215]&amp;&quot; &quot;;&quot;&quot;)&amp;IF([.AK215]&gt;=1;[.$AK$112]&amp;&quot;*&quot;&amp;[.AK215]&amp;&quot; &quot;;&quot;&quot;)&amp;IF([.AL215]&gt;=1;[.$AL$112]&amp;&quot;*&quot;&amp;[.AL215]&amp;&quot; &quot;;&quot;&quot;)&amp;IF([.AM215]&gt;=1;[.$AM$112]&amp;&quot;*&quot;&amp;[.AM215]&amp;&quot; &quot;;&quot;&quot;)&amp;IF([.AN215]&gt;=1;[.$AN$112]&amp;&quot;*&quot;&amp;[.AN21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5]=&quot;Y&quot;;&quot;\acciaccatura s8 &quot;;&quot;&quot;)&amp;[.AP215]&amp;&quot; &quot;&amp;IF([.E215]=&quot;b&quot;;&quot;\break&quot;;IF([.E21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1]&lt;[.$AZ$9];[.AZ211]+1;&quot;-&quot;)" office:value-type="float" office:value="52" calcext:value-type="float">
            <text:p>52</text:p>
          </table:table-cell>
          <table:table-cell table:formula="of:=IF([.AZ211]&lt;[.$AZ$9];[.BA211];&quot;-&quot;)" office:value-type="float" office:value="1" calcext:value-type="float">
            <text:p>1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6:.$AG$106];1)" office:value-type="string" office:string-value="" calcext:value-type="error">
            <text:p>#N/D</text:p>
          </table:table-cell>
          <table:table-cell table:style-name="ce44" table:formula="of:=MATCH([.D216]+[.C216];[.$Z$106:.$AG$106];1)" office:value-type="float" office:value="1" calcext:value-type="float">
            <text:p>1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C216];[.$AB$106]-[.$AA$106];[.D216]-[.AH216]))" office:value-type="string" office:string-value="" calcext:value-type="error">
            <text:p>#N/D</text:p>
          </table:table-cell>
          <table:table-cell table:formula="of:=IF([.AB216]=&quot;&quot;;0;MIN([.$AC$106]-[.C216];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C216];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C216];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C216];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C216];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112]&amp;&quot;*&quot;&amp;[.AH216]&amp;&quot; &quot;;&quot;&quot;)&amp;IF([.AI216]&gt;=1;[.$AI$112]&amp;&quot;*&quot;&amp;[.AI216]&amp;&quot; &quot;;&quot;&quot;)&amp;IF([.AJ216]&gt;=1;[.$AJ$112]&amp;&quot;*&quot;&amp;[.AJ216]&amp;&quot; &quot;;&quot;&quot;)&amp;IF([.AK216]&gt;=1;[.$AK$112]&amp;&quot;*&quot;&amp;[.AK216]&amp;&quot; &quot;;&quot;&quot;)&amp;IF([.AL216]&gt;=1;[.$AL$112]&amp;&quot;*&quot;&amp;[.AL216]&amp;&quot; &quot;;&quot;&quot;)&amp;IF([.AM216]&gt;=1;[.$AM$112]&amp;&quot;*&quot;&amp;[.AM216]&amp;&quot; &quot;;&quot;&quot;)&amp;IF([.AN216]&gt;=1;[.$AN$112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6]=&quot;Y&quot;;&quot;\acciaccatura s8 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float" office:value="52" calcext:value-type="float">
            <text:p>52</text:p>
          </table:table-cell>
          <table:table-cell table:formula="of:=IF([.AZ212]&lt;[.$AZ$9];[.BA212];&quot;-&quot;)" office:value-type="float" office:value="2" calcext:value-type="float">
            <text:p>2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 office:value-type="string" office:string-value="    #'((Y-offset . 102)" calcext:value-type="string">
            <text:p><text:s text:c="4"/>#'((Y-offset . 10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6:.$AG$106];1)" office:value-type="string" office:string-value="" calcext:value-type="error">
            <text:p>#N/D</text:p>
          </table:table-cell>
          <table:table-cell table:style-name="ce44" table:formula="of:=MATCH([.D217]+[.C217];[.$Z$106:.$AG$106];1)" office:value-type="float" office:value="1" calcext:value-type="float">
            <text:p>1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C217];[.$AB$106]-[.$AA$106];[.D217]-[.AH217]))" office:value-type="string" office:string-value="" calcext:value-type="error">
            <text:p>#N/D</text:p>
          </table:table-cell>
          <table:table-cell table:formula="of:=IF([.AB217]=&quot;&quot;;0;MIN([.$AC$106]-[.C217];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C217];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C217];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C217];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C217];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112]&amp;&quot;*&quot;&amp;[.AH217]&amp;&quot; &quot;;&quot;&quot;)&amp;IF([.AI217]&gt;=1;[.$AI$112]&amp;&quot;*&quot;&amp;[.AI217]&amp;&quot; &quot;;&quot;&quot;)&amp;IF([.AJ217]&gt;=1;[.$AJ$112]&amp;&quot;*&quot;&amp;[.AJ217]&amp;&quot; &quot;;&quot;&quot;)&amp;IF([.AK217]&gt;=1;[.$AK$112]&amp;&quot;*&quot;&amp;[.AK217]&amp;&quot; &quot;;&quot;&quot;)&amp;IF([.AL217]&gt;=1;[.$AL$112]&amp;&quot;*&quot;&amp;[.AL217]&amp;&quot; &quot;;&quot;&quot;)&amp;IF([.AM217]&gt;=1;[.$AM$112]&amp;&quot;*&quot;&amp;[.AM217]&amp;&quot; &quot;;&quot;&quot;)&amp;IF([.AN217]&gt;=1;[.$AN$112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7]=&quot;Y&quot;;&quot;\acciaccatura s8 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float" office:value="52" calcext:value-type="float">
            <text:p>52</text:p>
          </table:table-cell>
          <table:table-cell table:formula="of:=IF([.AZ213]&lt;[.$AZ$9];[.BA213];&quot;-&quot;)" office:value-type="float" office:value="3" calcext:value-type="float">
            <text:p>3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6:.$AG$106];1)" office:value-type="string" office:string-value="" calcext:value-type="error">
            <text:p>#N/D</text:p>
          </table:table-cell>
          <table:table-cell table:style-name="ce44" table:formula="of:=MATCH([.D218]+[.C218];[.$Z$106:.$AG$106];1)" office:value-type="float" office:value="1" calcext:value-type="float">
            <text:p>1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C218];[.$AB$106]-[.$AA$106];[.D218]-[.AH218]))" office:value-type="string" office:string-value="" calcext:value-type="error">
            <text:p>#N/D</text:p>
          </table:table-cell>
          <table:table-cell table:formula="of:=IF([.AB218]=&quot;&quot;;0;MIN([.$AC$106]-[.C218];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C218];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C218];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C218];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C218];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112]&amp;&quot;*&quot;&amp;[.AH218]&amp;&quot; &quot;;&quot;&quot;)&amp;IF([.AI218]&gt;=1;[.$AI$112]&amp;&quot;*&quot;&amp;[.AI218]&amp;&quot; &quot;;&quot;&quot;)&amp;IF([.AJ218]&gt;=1;[.$AJ$112]&amp;&quot;*&quot;&amp;[.AJ218]&amp;&quot; &quot;;&quot;&quot;)&amp;IF([.AK218]&gt;=1;[.$AK$112]&amp;&quot;*&quot;&amp;[.AK218]&amp;&quot; &quot;;&quot;&quot;)&amp;IF([.AL218]&gt;=1;[.$AL$112]&amp;&quot;*&quot;&amp;[.AL218]&amp;&quot; &quot;;&quot;&quot;)&amp;IF([.AM218]&gt;=1;[.$AM$112]&amp;&quot;*&quot;&amp;[.AM218]&amp;&quot; &quot;;&quot;&quot;)&amp;IF([.AN218]&gt;=1;[.$AN$112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8]=&quot;Y&quot;;&quot;\acciaccatura s8 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float" office:value="52" calcext:value-type="float">
            <text:p>52</text:p>
          </table:table-cell>
          <table:table-cell table:formula="of:=IF([.AZ214]&lt;[.$AZ$9];[.BA214];&quot;-&quot;)" office:value-type="float" office:value="4" calcext:value-type="float">
            <text:p>4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5]&lt;[.$AZ$9];[.AZ215]+1;&quot;-&quot;)" office:value-type="string" office:string-value="-" calcext:value-type="string">
            <text:p>-</text:p>
          </table:table-cell>
          <table:table-cell table:formula="of:=IF([.AZ215]&lt;[.$AZ$9];[.BA215];&quot;-&quot;)" office:value-type="string" office:string-value="-" calcext:value-type="string">
            <text:p>-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6]&lt;[.$AZ$9];[.AZ216]+1;&quot;-&quot;)" office:value-type="string" office:string-value="-" calcext:value-type="string">
            <text:p>-</text:p>
          </table:table-cell>
          <table:table-cell table:formula="of:=IF([.AZ216]&lt;[.$AZ$9];[.BA216];&quot;-&quot;)" office:value-type="string" office:string-value="-" calcext:value-type="string">
            <text:p>-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7]&lt;[.$AZ$9];[.AZ217]+1;&quot;-&quot;)" office:value-type="string" office:string-value="-" calcext:value-type="string">
            <text:p>-</text:p>
          </table:table-cell>
          <table:table-cell table:formula="of:=IF([.AZ217]&lt;[.$AZ$9];[.BA217];&quot;-&quot;)" office:value-type="string" office:string-value="-" calcext:value-type="string">
            <text:p>-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8]&lt;[.$AZ$9];[.AZ218]+1;&quot;-&quot;)" office:value-type="string" office:string-value="-" calcext:value-type="string">
            <text:p>-</text:p>
          </table:table-cell>
          <table:table-cell table:formula="of:=IF([.AZ218]&lt;[.$AZ$9];[.BA218];&quot;-&quot;)" office:value-type="string" office:string-value="-" calcext:value-type="string">
            <text:p>-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9]&lt;[.$AZ$9];[.AZ219]+1;&quot;-&quot;)" office:value-type="string" office:string-value="-" calcext:value-type="string">
            <text:p>-</text:p>
          </table:table-cell>
          <table:table-cell table:formula="of:=IF([.AZ219]&lt;[.$AZ$9];[.BA219];&quot;-&quot;)" office:value-type="string" office:string-value="-" calcext:value-type="string">
            <text:p>-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0]&lt;[.$AZ$9];[.AZ220]+1;&quot;-&quot;)" office:value-type="string" office:string-value="-" calcext:value-type="string">
            <text:p>-</text:p>
          </table:table-cell>
          <table:table-cell table:formula="of:=IF([.AZ220]&lt;[.$AZ$9];[.BA220];&quot;-&quot;)" office:value-type="string" office:string-value="-" calcext:value-type="string">
            <text:p>-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1]&lt;[.$AZ$9];[.AZ221]+1;&quot;-&quot;)" office:value-type="string" office:string-value="-" calcext:value-type="string">
            <text:p>-</text:p>
          </table:table-cell>
          <table:table-cell table:formula="of:=IF([.AZ221]&lt;[.$AZ$9];[.BA221];&quot;-&quot;)" office:value-type="string" office:string-value="-" calcext:value-type="string">
            <text:p>-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2]&lt;[.$AZ$9];[.AZ222]+1;&quot;-&quot;)" office:value-type="string" office:string-value="-" calcext:value-type="string">
            <text:p>-</text:p>
          </table:table-cell>
          <table:table-cell table:formula="of:=IF([.AZ222]&lt;[.$AZ$9];[.BA222];&quot;-&quot;)" office:value-type="string" office:string-value="-" calcext:value-type="string">
            <text:p>-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3]&lt;[.$AZ$9];[.AZ223]+1;&quot;-&quot;)" office:value-type="string" office:string-value="-" calcext:value-type="string">
            <text:p>-</text:p>
          </table:table-cell>
          <table:table-cell table:formula="of:=IF([.AZ223]&lt;[.$AZ$9];[.BA223];&quot;-&quot;)" office:value-type="string" office:string-value="-" calcext:value-type="string">
            <text:p>-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4]&lt;[.$AZ$9];[.AZ224]+1;&quot;-&quot;)" office:value-type="string" office:string-value="-" calcext:value-type="string">
            <text:p>-</text:p>
          </table:table-cell>
          <table:table-cell table:formula="of:=IF([.AZ224]&lt;[.$AZ$9];[.BA224];&quot;-&quot;)" office:value-type="string" office:string-value="-" calcext:value-type="string">
            <text:p>-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5]&lt;[.$AZ$9];[.AZ225]+1;&quot;-&quot;)" office:value-type="string" office:string-value="-" calcext:value-type="string">
            <text:p>-</text:p>
          </table:table-cell>
          <table:table-cell table:formula="of:=IF([.AZ225]&lt;[.$AZ$9];[.BA225];&quot;-&quot;)" office:value-type="string" office:string-value="-" calcext:value-type="string">
            <text:p>-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6]&lt;[.$AZ$9];[.AZ226]+1;&quot;-&quot;)" office:value-type="string" office:string-value="-" calcext:value-type="string">
            <text:p>-</text:p>
          </table:table-cell>
          <table:table-cell table:formula="of:=IF([.AZ226]&lt;[.$AZ$9];[.BA226];&quot;-&quot;)" office:value-type="string" office:string-value="-" calcext:value-type="string">
            <text:p>-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7]&lt;[.$AZ$9];[.AZ227]+1;&quot;-&quot;)" office:value-type="string" office:string-value="-" calcext:value-type="string">
            <text:p>-</text:p>
          </table:table-cell>
          <table:table-cell table:formula="of:=IF([.AZ227]&lt;[.$AZ$9];[.BA227];&quot;-&quot;)" office:value-type="string" office:string-value="-" calcext:value-type="string">
            <text:p>-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8]&lt;[.$AZ$9];[.AZ228]+1;&quot;-&quot;)" office:value-type="string" office:string-value="-" calcext:value-type="string">
            <text:p>-</text:p>
          </table:table-cell>
          <table:table-cell table:formula="of:=IF([.AZ228]&lt;[.$AZ$9];[.BA228];&quot;-&quot;)" office:value-type="string" office:string-value="-" calcext:value-type="string">
            <text:p>-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9]&lt;[.$AZ$9];[.AZ229]+1;&quot;-&quot;)" office:value-type="string" office:string-value="-" calcext:value-type="string">
            <text:p>-</text:p>
          </table:table-cell>
          <table:table-cell table:formula="of:=IF([.AZ229]&lt;[.$AZ$9];[.BA229];&quot;-&quot;)" office:value-type="string" office:string-value="-" calcext:value-type="string">
            <text:p>-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0]&lt;[.$AZ$9];[.AZ230]+1;&quot;-&quot;)" office:value-type="string" office:string-value="-" calcext:value-type="string">
            <text:p>-</text:p>
          </table:table-cell>
          <table:table-cell table:formula="of:=IF([.AZ230]&lt;[.$AZ$9];[.BA230];&quot;-&quot;)" office:value-type="string" office:string-value="-" calcext:value-type="string">
            <text:p>-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1]&lt;[.$AZ$9];[.AZ231]+1;&quot;-&quot;)" office:value-type="string" office:string-value="-" calcext:value-type="string">
            <text:p>-</text:p>
          </table:table-cell>
          <table:table-cell table:formula="of:=IF([.AZ231]&lt;[.$AZ$9];[.BA231];&quot;-&quot;)" office:value-type="string" office:string-value="-" calcext:value-type="string">
            <text:p>-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2]&lt;[.$AZ$9];[.AZ232]+1;&quot;-&quot;)" office:value-type="string" office:string-value="-" calcext:value-type="string">
            <text:p>-</text:p>
          </table:table-cell>
          <table:table-cell table:formula="of:=IF([.AZ232]&lt;[.$AZ$9];[.BA232];&quot;-&quot;)" office:value-type="string" office:string-value="-" calcext:value-type="string">
            <text:p>-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3]&lt;[.$AZ$9];[.AZ233]+1;&quot;-&quot;)" office:value-type="string" office:string-value="-" calcext:value-type="string">
            <text:p>-</text:p>
          </table:table-cell>
          <table:table-cell table:formula="of:=IF([.AZ233]&lt;[.$AZ$9];[.BA233];&quot;-&quot;)" office:value-type="string" office:string-value="-" calcext:value-type="string">
            <text:p>-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4]&lt;[.$AZ$9];[.AZ234]+1;&quot;-&quot;)" office:value-type="string" office:string-value="-" calcext:value-type="string">
            <text:p>-</text:p>
          </table:table-cell>
          <table:table-cell table:formula="of:=IF([.AZ234]&lt;[.$AZ$9];[.BA234];&quot;-&quot;)" office:value-type="string" office:string-value="-" calcext:value-type="string">
            <text:p>-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5]&lt;[.$AZ$9];[.AZ235]+1;&quot;-&quot;)" office:value-type="string" office:string-value="-" calcext:value-type="string">
            <text:p>-</text:p>
          </table:table-cell>
          <table:table-cell table:formula="of:=IF([.AZ235]&lt;[.$AZ$9];[.BA235];&quot;-&quot;)" office:value-type="string" office:string-value="-" calcext:value-type="string">
            <text:p>-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6]&lt;[.$AZ$9];[.AZ236]+1;&quot;-&quot;)" office:value-type="string" office:string-value="-" calcext:value-type="string">
            <text:p>-</text:p>
          </table:table-cell>
          <table:table-cell table:formula="of:=IF([.AZ236]&lt;[.$AZ$9];[.BA236];&quot;-&quot;)" office:value-type="string" office:string-value="-" calcext:value-type="string">
            <text:p>-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7]&lt;[.$AZ$9];[.AZ237]+1;&quot;-&quot;)" office:value-type="string" office:string-value="-" calcext:value-type="string">
            <text:p>-</text:p>
          </table:table-cell>
          <table:table-cell table:formula="of:=IF([.AZ237]&lt;[.$AZ$9];[.BA237];&quot;-&quot;)" office:value-type="string" office:string-value="-" calcext:value-type="string">
            <text:p>-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8]&lt;[.$AZ$9];[.AZ238]+1;&quot;-&quot;)" office:value-type="string" office:string-value="-" calcext:value-type="string">
            <text:p>-</text:p>
          </table:table-cell>
          <table:table-cell table:formula="of:=IF([.AZ238]&lt;[.$AZ$9];[.BA238];&quot;-&quot;)" office:value-type="string" office:string-value="-" calcext:value-type="string">
            <text:p>-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9]&lt;[.$AZ$9];[.AZ239]+1;&quot;-&quot;)" office:value-type="string" office:string-value="-" calcext:value-type="string">
            <text:p>-</text:p>
          </table:table-cell>
          <table:table-cell table:formula="of:=IF([.AZ239]&lt;[.$AZ$9];[.BA239];&quot;-&quot;)" office:value-type="string" office:string-value="-" calcext:value-type="string">
            <text:p>-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0]&lt;[.$AZ$9];[.AZ240]+1;&quot;-&quot;)" office:value-type="string" office:string-value="-" calcext:value-type="string">
            <text:p>-</text:p>
          </table:table-cell>
          <table:table-cell table:formula="of:=IF([.AZ240]&lt;[.$AZ$9];[.BA240];&quot;-&quot;)" office:value-type="string" office:string-value="-" calcext:value-type="string">
            <text:p>-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1]&lt;[.$AZ$9];[.AZ241]+1;&quot;-&quot;)" office:value-type="string" office:string-value="-" calcext:value-type="string">
            <text:p>-</text:p>
          </table:table-cell>
          <table:table-cell table:formula="of:=IF([.AZ241]&lt;[.$AZ$9];[.BA241];&quot;-&quot;)" office:value-type="string" office:string-value="-" calcext:value-type="string">
            <text:p>-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2]&lt;[.$AZ$9];[.AZ242]+1;&quot;-&quot;)" office:value-type="string" office:string-value="-" calcext:value-type="string">
            <text:p>-</text:p>
          </table:table-cell>
          <table:table-cell table:formula="of:=IF([.AZ242]&lt;[.$AZ$9];[.BA242];&quot;-&quot;)" office:value-type="string" office:string-value="-" calcext:value-type="string">
            <text:p>-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3]&lt;[.$AZ$9];[.AZ243]+1;&quot;-&quot;)" office:value-type="string" office:string-value="-" calcext:value-type="string">
            <text:p>-</text:p>
          </table:table-cell>
          <table:table-cell table:formula="of:=IF([.AZ243]&lt;[.$AZ$9];[.BA243];&quot;-&quot;)" office:value-type="string" office:string-value="-" calcext:value-type="string">
            <text:p>-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4]&lt;[.$AZ$9];[.AZ244]+1;&quot;-&quot;)" office:value-type="string" office:string-value="-" calcext:value-type="string">
            <text:p>-</text:p>
          </table:table-cell>
          <table:table-cell table:formula="of:=IF([.AZ244]&lt;[.$AZ$9];[.BA244];&quot;-&quot;)" office:value-type="string" office:string-value="-" calcext:value-type="string">
            <text:p>-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5]&lt;[.$AZ$9];[.AZ245]+1;&quot;-&quot;)" office:value-type="string" office:string-value="-" calcext:value-type="string">
            <text:p>-</text:p>
          </table:table-cell>
          <table:table-cell table:formula="of:=IF([.AZ245]&lt;[.$AZ$9];[.BA245];&quot;-&quot;)" office:value-type="string" office:string-value="-" calcext:value-type="string">
            <text:p>-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6]&lt;[.$AZ$9];[.AZ246]+1;&quot;-&quot;)" office:value-type="string" office:string-value="-" calcext:value-type="string">
            <text:p>-</text:p>
          </table:table-cell>
          <table:table-cell table:formula="of:=IF([.AZ246]&lt;[.$AZ$9];[.BA246];&quot;-&quot;)" office:value-type="string" office:string-value="-" calcext:value-type="string">
            <text:p>-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7]&lt;[.$AZ$9];[.AZ247]+1;&quot;-&quot;)" office:value-type="string" office:string-value="-" calcext:value-type="string">
            <text:p>-</text:p>
          </table:table-cell>
          <table:table-cell table:formula="of:=IF([.AZ247]&lt;[.$AZ$9];[.BA247];&quot;-&quot;)" office:value-type="string" office:string-value="-" calcext:value-type="string">
            <text:p>-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8]&lt;[.$AZ$9];[.AZ248]+1;&quot;-&quot;)" office:value-type="string" office:string-value="-" calcext:value-type="string">
            <text:p>-</text:p>
          </table:table-cell>
          <table:table-cell table:formula="of:=IF([.AZ248]&lt;[.$AZ$9];[.BA248];&quot;-&quot;)" office:value-type="string" office:string-value="-" calcext:value-type="string">
            <text:p>-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9]&lt;[.$AZ$9];[.AZ249]+1;&quot;-&quot;)" office:value-type="string" office:string-value="-" calcext:value-type="string">
            <text:p>-</text:p>
          </table:table-cell>
          <table:table-cell table:formula="of:=IF([.AZ249]&lt;[.$AZ$9];[.BA249];&quot;-&quot;)" office:value-type="string" office:string-value="-" calcext:value-type="string">
            <text:p>-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0]&lt;[.$AZ$9];[.AZ250]+1;&quot;-&quot;)" office:value-type="string" office:string-value="-" calcext:value-type="string">
            <text:p>-</text:p>
          </table:table-cell>
          <table:table-cell table:formula="of:=IF([.AZ250]&lt;[.$AZ$9];[.BA250];&quot;-&quot;)" office:value-type="string" office:string-value="-" calcext:value-type="string">
            <text:p>-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1]&lt;[.$AZ$9];[.AZ251]+1;&quot;-&quot;)" office:value-type="string" office:string-value="-" calcext:value-type="string">
            <text:p>-</text:p>
          </table:table-cell>
          <table:table-cell table:formula="of:=IF([.AZ251]&lt;[.$AZ$9];[.BA251];&quot;-&quot;)" office:value-type="string" office:string-value="-" calcext:value-type="string">
            <text:p>-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2]&lt;[.$AZ$9];[.AZ252]+1;&quot;-&quot;)" office:value-type="string" office:string-value="-" calcext:value-type="string">
            <text:p>-</text:p>
          </table:table-cell>
          <table:table-cell table:formula="of:=IF([.AZ252]&lt;[.$AZ$9];[.BA252];&quot;-&quot;)" office:value-type="string" office:string-value="-" calcext:value-type="string">
            <text:p>-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3]&lt;[.$AZ$9];[.AZ253]+1;&quot;-&quot;)" office:value-type="string" office:string-value="-" calcext:value-type="string">
            <text:p>-</text:p>
          </table:table-cell>
          <table:table-cell table:formula="of:=IF([.AZ253]&lt;[.$AZ$9];[.BA253];&quot;-&quot;)" office:value-type="string" office:string-value="-" calcext:value-type="string">
            <text:p>-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4]&lt;[.$AZ$9];[.AZ254]+1;&quot;-&quot;)" office:value-type="string" office:string-value="-" calcext:value-type="string">
            <text:p>-</text:p>
          </table:table-cell>
          <table:table-cell table:formula="of:=IF([.AZ254]&lt;[.$AZ$9];[.BA254];&quot;-&quot;)" office:value-type="string" office:string-value="-" calcext:value-type="string">
            <text:p>-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5]&lt;[.$AZ$9];[.AZ255]+1;&quot;-&quot;)" office:value-type="string" office:string-value="-" calcext:value-type="string">
            <text:p>-</text:p>
          </table:table-cell>
          <table:table-cell table:formula="of:=IF([.AZ255]&lt;[.$AZ$9];[.BA255];&quot;-&quot;)" office:value-type="string" office:string-value="-" calcext:value-type="string">
            <text:p>-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6]&lt;[.$AZ$9];[.AZ256]+1;&quot;-&quot;)" office:value-type="string" office:string-value="-" calcext:value-type="string">
            <text:p>-</text:p>
          </table:table-cell>
          <table:table-cell table:formula="of:=IF([.AZ256]&lt;[.$AZ$9];[.BA256];&quot;-&quot;)" office:value-type="string" office:string-value="-" calcext:value-type="string">
            <text:p>-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7]&lt;[.$AZ$9];[.AZ257]+1;&quot;-&quot;)" office:value-type="string" office:string-value="-" calcext:value-type="string">
            <text:p>-</text:p>
          </table:table-cell>
          <table:table-cell table:formula="of:=IF([.AZ257]&lt;[.$AZ$9];[.BA257];&quot;-&quot;)" office:value-type="string" office:string-value="-" calcext:value-type="string">
            <text:p>-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8]&lt;[.$AZ$9];[.AZ258]+1;&quot;-&quot;)" office:value-type="string" office:string-value="-" calcext:value-type="string">
            <text:p>-</text:p>
          </table:table-cell>
          <table:table-cell table:formula="of:=IF([.AZ258]&lt;[.$AZ$9];[.BA258];&quot;-&quot;)" office:value-type="string" office:string-value="-" calcext:value-type="string">
            <text:p>-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9]&lt;[.$AZ$9];[.AZ259]+1;&quot;-&quot;)" office:value-type="string" office:string-value="-" calcext:value-type="string">
            <text:p>-</text:p>
          </table:table-cell>
          <table:table-cell table:formula="of:=IF([.AZ259]&lt;[.$AZ$9];[.BA259];&quot;-&quot;)" office:value-type="string" office:string-value="-" calcext:value-type="string">
            <text:p>-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0]&lt;[.$AZ$9];[.AZ260]+1;&quot;-&quot;)" office:value-type="string" office:string-value="-" calcext:value-type="string">
            <text:p>-</text:p>
          </table:table-cell>
          <table:table-cell table:formula="of:=IF([.AZ260]&lt;[.$AZ$9];[.BA260];&quot;-&quot;)" office:value-type="string" office:string-value="-" calcext:value-type="string">
            <text:p>-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1]&lt;[.$AZ$9];[.AZ261]+1;&quot;-&quot;)" office:value-type="string" office:string-value="-" calcext:value-type="string">
            <text:p>-</text:p>
          </table:table-cell>
          <table:table-cell table:formula="of:=IF([.AZ261]&lt;[.$AZ$9];[.BA261];&quot;-&quot;)" office:value-type="string" office:string-value="-" calcext:value-type="string">
            <text:p>-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2]&lt;[.$AZ$9];[.AZ262]+1;&quot;-&quot;)" office:value-type="string" office:string-value="-" calcext:value-type="string">
            <text:p>-</text:p>
          </table:table-cell>
          <table:table-cell table:formula="of:=IF([.AZ262]&lt;[.$AZ$9];[.BA262];&quot;-&quot;)" office:value-type="string" office:string-value="-" calcext:value-type="string">
            <text:p>-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3]&lt;[.$AZ$9];[.AZ263]+1;&quot;-&quot;)" office:value-type="string" office:string-value="-" calcext:value-type="string">
            <text:p>-</text:p>
          </table:table-cell>
          <table:table-cell table:formula="of:=IF([.AZ263]&lt;[.$AZ$9];[.BA263];&quot;-&quot;)" office:value-type="string" office:string-value="-" calcext:value-type="string">
            <text:p>-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4]&lt;[.$AZ$9];[.AZ264]+1;&quot;-&quot;)" office:value-type="string" office:string-value="-" calcext:value-type="string">
            <text:p>-</text:p>
          </table:table-cell>
          <table:table-cell table:formula="of:=IF([.AZ264]&lt;[.$AZ$9];[.BA264];&quot;-&quot;)" office:value-type="string" office:string-value="-" calcext:value-type="string">
            <text:p>-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5]&lt;[.$AZ$9];[.AZ265]+1;&quot;-&quot;)" office:value-type="string" office:string-value="-" calcext:value-type="string">
            <text:p>-</text:p>
          </table:table-cell>
          <table:table-cell table:formula="of:=IF([.AZ265]&lt;[.$AZ$9];[.BA265];&quot;-&quot;)" office:value-type="string" office:string-value="-" calcext:value-type="string">
            <text:p>-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6]&lt;[.$AZ$9];[.AZ266]+1;&quot;-&quot;)" office:value-type="string" office:string-value="-" calcext:value-type="string">
            <text:p>-</text:p>
          </table:table-cell>
          <table:table-cell table:formula="of:=IF([.AZ266]&lt;[.$AZ$9];[.BA266];&quot;-&quot;)" office:value-type="string" office:string-value="-" calcext:value-type="string">
            <text:p>-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7]&lt;[.$AZ$9];[.AZ267]+1;&quot;-&quot;)" office:value-type="string" office:string-value="-" calcext:value-type="string">
            <text:p>-</text:p>
          </table:table-cell>
          <table:table-cell table:formula="of:=IF([.AZ267]&lt;[.$AZ$9];[.BA267];&quot;-&quot;)" office:value-type="string" office:string-value="-" calcext:value-type="string">
            <text:p>-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8]&lt;[.$AZ$9];[.AZ268]+1;&quot;-&quot;)" office:value-type="string" office:string-value="-" calcext:value-type="string">
            <text:p>-</text:p>
          </table:table-cell>
          <table:table-cell table:formula="of:=IF([.AZ268]&lt;[.$AZ$9];[.BA268];&quot;-&quot;)" office:value-type="string" office:string-value="-" calcext:value-type="string">
            <text:p>-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9]&lt;[.$AZ$9];[.AZ269]+1;&quot;-&quot;)" office:value-type="string" office:string-value="-" calcext:value-type="string">
            <text:p>-</text:p>
          </table:table-cell>
          <table:table-cell table:formula="of:=IF([.AZ269]&lt;[.$AZ$9];[.BA269];&quot;-&quot;)" office:value-type="string" office:string-value="-" calcext:value-type="string">
            <text:p>-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0]&lt;[.$AZ$9];[.AZ270]+1;&quot;-&quot;)" office:value-type="string" office:string-value="-" calcext:value-type="string">
            <text:p>-</text:p>
          </table:table-cell>
          <table:table-cell table:formula="of:=IF([.AZ270]&lt;[.$AZ$9];[.BA270];&quot;-&quot;)" office:value-type="string" office:string-value="-" calcext:value-type="string">
            <text:p>-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1]&lt;[.$AZ$9];[.AZ271]+1;&quot;-&quot;)" office:value-type="string" office:string-value="-" calcext:value-type="string">
            <text:p>-</text:p>
          </table:table-cell>
          <table:table-cell table:formula="of:=IF([.AZ271]&lt;[.$AZ$9];[.BA271];&quot;-&quot;)" office:value-type="string" office:string-value="-" calcext:value-type="string">
            <text:p>-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2]&lt;[.$AZ$9];[.AZ272]+1;&quot;-&quot;)" office:value-type="string" office:string-value="-" calcext:value-type="string">
            <text:p>-</text:p>
          </table:table-cell>
          <table:table-cell table:formula="of:=IF([.AZ272]&lt;[.$AZ$9];[.BA272];&quot;-&quot;)" office:value-type="string" office:string-value="-" calcext:value-type="string">
            <text:p>-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3]&lt;[.$AZ$9];[.AZ273]+1;&quot;-&quot;)" office:value-type="string" office:string-value="-" calcext:value-type="string">
            <text:p>-</text:p>
          </table:table-cell>
          <table:table-cell table:formula="of:=IF([.AZ273]&lt;[.$AZ$9];[.BA273];&quot;-&quot;)" office:value-type="string" office:string-value="-" calcext:value-type="string">
            <text:p>-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4]&lt;[.$AZ$9];[.AZ274]+1;&quot;-&quot;)" office:value-type="string" office:string-value="-" calcext:value-type="string">
            <text:p>-</text:p>
          </table:table-cell>
          <table:table-cell table:formula="of:=IF([.AZ274]&lt;[.$AZ$9];[.BA274];&quot;-&quot;)" office:value-type="string" office:string-value="-" calcext:value-type="string">
            <text:p>-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5]&lt;[.$AZ$9];[.AZ275]+1;&quot;-&quot;)" office:value-type="string" office:string-value="-" calcext:value-type="string">
            <text:p>-</text:p>
          </table:table-cell>
          <table:table-cell table:formula="of:=IF([.AZ275]&lt;[.$AZ$9];[.BA275];&quot;-&quot;)" office:value-type="string" office:string-value="-" calcext:value-type="string">
            <text:p>-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6]&lt;[.$AZ$9];[.AZ276]+1;&quot;-&quot;)" office:value-type="string" office:string-value="-" calcext:value-type="string">
            <text:p>-</text:p>
          </table:table-cell>
          <table:table-cell table:formula="of:=IF([.AZ276]&lt;[.$AZ$9];[.BA276];&quot;-&quot;)" office:value-type="string" office:string-value="-" calcext:value-type="string">
            <text:p>-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7]&lt;[.$AZ$9];[.AZ277]+1;&quot;-&quot;)" office:value-type="string" office:string-value="-" calcext:value-type="string">
            <text:p>-</text:p>
          </table:table-cell>
          <table:table-cell table:formula="of:=IF([.AZ277]&lt;[.$AZ$9];[.BA277];&quot;-&quot;)" office:value-type="string" office:string-value="-" calcext:value-type="string">
            <text:p>-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8]&lt;[.$AZ$9];[.AZ278]+1;&quot;-&quot;)" office:value-type="string" office:string-value="-" calcext:value-type="string">
            <text:p>-</text:p>
          </table:table-cell>
          <table:table-cell table:formula="of:=IF([.AZ278]&lt;[.$AZ$9];[.BA278];&quot;-&quot;)" office:value-type="string" office:string-value="-" calcext:value-type="string">
            <text:p>-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9]&lt;[.$AZ$9];[.AZ279]+1;&quot;-&quot;)" office:value-type="string" office:string-value="-" calcext:value-type="string">
            <text:p>-</text:p>
          </table:table-cell>
          <table:table-cell table:formula="of:=IF([.AZ279]&lt;[.$AZ$9];[.BA279];&quot;-&quot;)" office:value-type="string" office:string-value="-" calcext:value-type="string">
            <text:p>-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0]&lt;[.$AZ$9];[.AZ280]+1;&quot;-&quot;)" office:value-type="string" office:string-value="-" calcext:value-type="string">
            <text:p>-</text:p>
          </table:table-cell>
          <table:table-cell table:formula="of:=IF([.AZ280]&lt;[.$AZ$9];[.BA280];&quot;-&quot;)" office:value-type="string" office:string-value="-" calcext:value-type="string">
            <text:p>-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1]&lt;[.$AZ$9];[.AZ281]+1;&quot;-&quot;)" office:value-type="string" office:string-value="-" calcext:value-type="string">
            <text:p>-</text:p>
          </table:table-cell>
          <table:table-cell table:formula="of:=IF([.AZ281]&lt;[.$AZ$9];[.BA281];&quot;-&quot;)" office:value-type="string" office:string-value="-" calcext:value-type="string">
            <text:p>-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2]&lt;[.$AZ$9];[.AZ282]+1;&quot;-&quot;)" office:value-type="string" office:string-value="-" calcext:value-type="string">
            <text:p>-</text:p>
          </table:table-cell>
          <table:table-cell table:formula="of:=IF([.AZ282]&lt;[.$AZ$9];[.BA282];&quot;-&quot;)" office:value-type="string" office:string-value="-" calcext:value-type="string">
            <text:p>-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3]&lt;[.$AZ$9];[.AZ283]+1;&quot;-&quot;)" office:value-type="string" office:string-value="-" calcext:value-type="string">
            <text:p>-</text:p>
          </table:table-cell>
          <table:table-cell table:formula="of:=IF([.AZ283]&lt;[.$AZ$9];[.BA283];&quot;-&quot;)" office:value-type="string" office:string-value="-" calcext:value-type="string">
            <text:p>-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4]&lt;[.$AZ$9];[.AZ284]+1;&quot;-&quot;)" office:value-type="string" office:string-value="-" calcext:value-type="string">
            <text:p>-</text:p>
          </table:table-cell>
          <table:table-cell table:formula="of:=IF([.AZ284]&lt;[.$AZ$9];[.BA284];&quot;-&quot;)" office:value-type="string" office:string-value="-" calcext:value-type="string">
            <text:p>-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5]&lt;[.$AZ$9];[.AZ285]+1;&quot;-&quot;)" office:value-type="string" office:string-value="-" calcext:value-type="string">
            <text:p>-</text:p>
          </table:table-cell>
          <table:table-cell table:formula="of:=IF([.AZ285]&lt;[.$AZ$9];[.BA285];&quot;-&quot;)" office:value-type="string" office:string-value="-" calcext:value-type="string">
            <text:p>-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6]&lt;[.$AZ$9];[.AZ286]+1;&quot;-&quot;)" office:value-type="string" office:string-value="-" calcext:value-type="string">
            <text:p>-</text:p>
          </table:table-cell>
          <table:table-cell table:formula="of:=IF([.AZ286]&lt;[.$AZ$9];[.BA286];&quot;-&quot;)" office:value-type="string" office:string-value="-" calcext:value-type="string">
            <text:p>-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7]&lt;[.$AZ$9];[.AZ287]+1;&quot;-&quot;)" office:value-type="string" office:string-value="-" calcext:value-type="string">
            <text:p>-</text:p>
          </table:table-cell>
          <table:table-cell table:formula="of:=IF([.AZ287]&lt;[.$AZ$9];[.BA287];&quot;-&quot;)" office:value-type="string" office:string-value="-" calcext:value-type="string">
            <text:p>-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8]&lt;[.$AZ$9];[.AZ288]+1;&quot;-&quot;)" office:value-type="string" office:string-value="-" calcext:value-type="string">
            <text:p>-</text:p>
          </table:table-cell>
          <table:table-cell table:formula="of:=IF([.AZ288]&lt;[.$AZ$9];[.BA288];&quot;-&quot;)" office:value-type="string" office:string-value="-" calcext:value-type="string">
            <text:p>-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9]&lt;[.$AZ$9];[.AZ289]+1;&quot;-&quot;)" office:value-type="string" office:string-value="-" calcext:value-type="string">
            <text:p>-</text:p>
          </table:table-cell>
          <table:table-cell table:formula="of:=IF([.AZ289]&lt;[.$AZ$9];[.BA289];&quot;-&quot;)" office:value-type="string" office:string-value="-" calcext:value-type="string">
            <text:p>-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0]&lt;[.$AZ$9];[.AZ290]+1;&quot;-&quot;)" office:value-type="string" office:string-value="-" calcext:value-type="string">
            <text:p>-</text:p>
          </table:table-cell>
          <table:table-cell table:formula="of:=IF([.AZ290]&lt;[.$AZ$9];[.BA290];&quot;-&quot;)" office:value-type="string" office:string-value="-" calcext:value-type="string">
            <text:p>-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1]&lt;[.$AZ$9];[.AZ291]+1;&quot;-&quot;)" office:value-type="string" office:string-value="-" calcext:value-type="string">
            <text:p>-</text:p>
          </table:table-cell>
          <table:table-cell table:formula="of:=IF([.AZ291]&lt;[.$AZ$9];[.BA291];&quot;-&quot;)" office:value-type="string" office:string-value="-" calcext:value-type="string">
            <text:p>-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2]&lt;[.$AZ$9];[.AZ292]+1;&quot;-&quot;)" office:value-type="string" office:string-value="-" calcext:value-type="string">
            <text:p>-</text:p>
          </table:table-cell>
          <table:table-cell table:formula="of:=IF([.AZ292]&lt;[.$AZ$9];[.BA292];&quot;-&quot;)" office:value-type="string" office:string-value="-" calcext:value-type="string">
            <text:p>-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3]&lt;[.$AZ$9];[.AZ293]+1;&quot;-&quot;)" office:value-type="string" office:string-value="-" calcext:value-type="string">
            <text:p>-</text:p>
          </table:table-cell>
          <table:table-cell table:formula="of:=IF([.AZ293]&lt;[.$AZ$9];[.BA293];&quot;-&quot;)" office:value-type="string" office:string-value="-" calcext:value-type="string">
            <text:p>-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4]&lt;[.$AZ$9];[.AZ294]+1;&quot;-&quot;)" office:value-type="string" office:string-value="-" calcext:value-type="string">
            <text:p>-</text:p>
          </table:table-cell>
          <table:table-cell table:formula="of:=IF([.AZ294]&lt;[.$AZ$9];[.BA294];&quot;-&quot;)" office:value-type="string" office:string-value="-" calcext:value-type="string">
            <text:p>-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5]&lt;[.$AZ$9];[.AZ295]+1;&quot;-&quot;)" office:value-type="string" office:string-value="-" calcext:value-type="string">
            <text:p>-</text:p>
          </table:table-cell>
          <table:table-cell table:formula="of:=IF([.AZ295]&lt;[.$AZ$9];[.BA295];&quot;-&quot;)" office:value-type="string" office:string-value="-" calcext:value-type="string">
            <text:p>-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6]&lt;[.$AZ$9];[.AZ296]+1;&quot;-&quot;)" office:value-type="string" office:string-value="-" calcext:value-type="string">
            <text:p>-</text:p>
          </table:table-cell>
          <table:table-cell table:formula="of:=IF([.AZ296]&lt;[.$AZ$9];[.BA296];&quot;-&quot;)" office:value-type="string" office:string-value="-" calcext:value-type="string">
            <text:p>-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7]&lt;[.$AZ$9];[.AZ297]+1;&quot;-&quot;)" office:value-type="string" office:string-value="-" calcext:value-type="string">
            <text:p>-</text:p>
          </table:table-cell>
          <table:table-cell table:formula="of:=IF([.AZ297]&lt;[.$AZ$9];[.BA297];&quot;-&quot;)" office:value-type="string" office:string-value="-" calcext:value-type="string">
            <text:p>-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8]&lt;[.$AZ$9];[.AZ298]+1;&quot;-&quot;)" office:value-type="string" office:string-value="-" calcext:value-type="string">
            <text:p>-</text:p>
          </table:table-cell>
          <table:table-cell table:formula="of:=IF([.AZ298]&lt;[.$AZ$9];[.BA298];&quot;-&quot;)" office:value-type="string" office:string-value="-" calcext:value-type="string">
            <text:p>-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9]&lt;[.$AZ$9];[.AZ299]+1;&quot;-&quot;)" office:value-type="string" office:string-value="-" calcext:value-type="string">
            <text:p>-</text:p>
          </table:table-cell>
          <table:table-cell table:formula="of:=IF([.AZ299]&lt;[.$AZ$9];[.BA299];&quot;-&quot;)" office:value-type="string" office:string-value="-" calcext:value-type="string">
            <text:p>-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0]&lt;[.$AZ$9];[.AZ300]+1;&quot;-&quot;)" office:value-type="string" office:string-value="-" calcext:value-type="string">
            <text:p>-</text:p>
          </table:table-cell>
          <table:table-cell table:formula="of:=IF([.AZ300]&lt;[.$AZ$9];[.BA300];&quot;-&quot;)" office:value-type="string" office:string-value="-" calcext:value-type="string">
            <text:p>-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1]&lt;[.$AZ$9];[.AZ301]+1;&quot;-&quot;)" office:value-type="string" office:string-value="-" calcext:value-type="string">
            <text:p>-</text:p>
          </table:table-cell>
          <table:table-cell table:formula="of:=IF([.AZ301]&lt;[.$AZ$9];[.BA301];&quot;-&quot;)" office:value-type="string" office:string-value="-" calcext:value-type="string">
            <text:p>-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2]&lt;[.$AZ$9];[.AZ302]+1;&quot;-&quot;)" office:value-type="string" office:string-value="-" calcext:value-type="string">
            <text:p>-</text:p>
          </table:table-cell>
          <table:table-cell table:formula="of:=IF([.AZ302]&lt;[.$AZ$9];[.BA302];&quot;-&quot;)" office:value-type="string" office:string-value="-" calcext:value-type="string">
            <text:p>-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3]&lt;[.$AZ$9];[.AZ303]+1;&quot;-&quot;)" office:value-type="string" office:string-value="-" calcext:value-type="string">
            <text:p>-</text:p>
          </table:table-cell>
          <table:table-cell table:formula="of:=IF([.AZ303]&lt;[.$AZ$9];[.BA303];&quot;-&quot;)" office:value-type="string" office:string-value="-" calcext:value-type="string">
            <text:p>-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4]&lt;[.$AZ$9];[.AZ304]+1;&quot;-&quot;)" office:value-type="string" office:string-value="-" calcext:value-type="string">
            <text:p>-</text:p>
          </table:table-cell>
          <table:table-cell table:formula="of:=IF([.AZ304]&lt;[.$AZ$9];[.BA304];&quot;-&quot;)" office:value-type="string" office:string-value="-" calcext:value-type="string">
            <text:p>-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5]&lt;[.$AZ$9];[.AZ305]+1;&quot;-&quot;)" office:value-type="string" office:string-value="-" calcext:value-type="string">
            <text:p>-</text:p>
          </table:table-cell>
          <table:table-cell table:formula="of:=IF([.AZ305]&lt;[.$AZ$9];[.BA305];&quot;-&quot;)" office:value-type="string" office:string-value="-" calcext:value-type="string">
            <text:p>-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6]&lt;[.$AZ$9];[.AZ306]+1;&quot;-&quot;)" office:value-type="string" office:string-value="-" calcext:value-type="string">
            <text:p>-</text:p>
          </table:table-cell>
          <table:table-cell table:formula="of:=IF([.AZ306]&lt;[.$AZ$9];[.BA306];&quot;-&quot;)" office:value-type="string" office:string-value="-" calcext:value-type="string">
            <text:p>-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7]&lt;[.$AZ$9];[.AZ307]+1;&quot;-&quot;)" office:value-type="string" office:string-value="-" calcext:value-type="string">
            <text:p>-</text:p>
          </table:table-cell>
          <table:table-cell table:formula="of:=IF([.AZ307]&lt;[.$AZ$9];[.BA307];&quot;-&quot;)" office:value-type="string" office:string-value="-" calcext:value-type="string">
            <text:p>-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8]&lt;[.$AZ$9];[.AZ308]+1;&quot;-&quot;)" office:value-type="string" office:string-value="-" calcext:value-type="string">
            <text:p>-</text:p>
          </table:table-cell>
          <table:table-cell table:formula="of:=IF([.AZ308]&lt;[.$AZ$9];[.BA308];&quot;-&quot;)" office:value-type="string" office:string-value="-" calcext:value-type="string">
            <text:p>-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9]&lt;[.$AZ$9];[.AZ309]+1;&quot;-&quot;)" office:value-type="string" office:string-value="-" calcext:value-type="string">
            <text:p>-</text:p>
          </table:table-cell>
          <table:table-cell table:formula="of:=IF([.AZ309]&lt;[.$AZ$9];[.BA309];&quot;-&quot;)" office:value-type="string" office:string-value="-" calcext:value-type="string">
            <text:p>-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0]&lt;[.$AZ$9];[.AZ310]+1;&quot;-&quot;)" office:value-type="string" office:string-value="-" calcext:value-type="string">
            <text:p>-</text:p>
          </table:table-cell>
          <table:table-cell table:formula="of:=IF([.AZ310]&lt;[.$AZ$9];[.BA310];&quot;-&quot;)" office:value-type="string" office:string-value="-" calcext:value-type="string">
            <text:p>-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1]&lt;[.$AZ$9];[.AZ311]+1;&quot;-&quot;)" office:value-type="string" office:string-value="-" calcext:value-type="string">
            <text:p>-</text:p>
          </table:table-cell>
          <table:table-cell table:formula="of:=IF([.AZ311]&lt;[.$AZ$9];[.BA311];&quot;-&quot;)" office:value-type="string" office:string-value="-" calcext:value-type="string">
            <text:p>-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2]&lt;[.$AZ$9];[.AZ312]+1;&quot;-&quot;)" office:value-type="string" office:string-value="-" calcext:value-type="string">
            <text:p>-</text:p>
          </table:table-cell>
          <table:table-cell table:formula="of:=IF([.AZ312]&lt;[.$AZ$9];[.BA312];&quot;-&quot;)" office:value-type="string" office:string-value="-" calcext:value-type="string">
            <text:p>-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3]&lt;[.$AZ$9];[.AZ313]+1;&quot;-&quot;)" office:value-type="string" office:string-value="-" calcext:value-type="string">
            <text:p>-</text:p>
          </table:table-cell>
          <table:table-cell table:formula="of:=IF([.AZ313]&lt;[.$AZ$9];[.BA313];&quot;-&quot;)" office:value-type="string" office:string-value="-" calcext:value-type="string">
            <text:p>-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4]&lt;[.$AZ$9];[.AZ314]+1;&quot;-&quot;)" office:value-type="string" office:string-value="-" calcext:value-type="string">
            <text:p>-</text:p>
          </table:table-cell>
          <table:table-cell table:formula="of:=IF([.AZ314]&lt;[.$AZ$9];[.BA314];&quot;-&quot;)" office:value-type="string" office:string-value="-" calcext:value-type="string">
            <text:p>-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5]&lt;[.$AZ$9];[.AZ315]+1;&quot;-&quot;)" office:value-type="string" office:string-value="-" calcext:value-type="string">
            <text:p>-</text:p>
          </table:table-cell>
          <table:table-cell table:formula="of:=IF([.AZ315]&lt;[.$AZ$9];[.BA315];&quot;-&quot;)" office:value-type="string" office:string-value="-" calcext:value-type="string">
            <text:p>-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6]&lt;[.$AZ$9];[.AZ316]+1;&quot;-&quot;)" office:value-type="string" office:string-value="-" calcext:value-type="string">
            <text:p>-</text:p>
          </table:table-cell>
          <table:table-cell table:formula="of:=IF([.AZ316]&lt;[.$AZ$9];[.BA316];&quot;-&quot;)" office:value-type="string" office:string-value="-" calcext:value-type="string">
            <text:p>-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7]&lt;[.$AZ$9];[.AZ317]+1;&quot;-&quot;)" office:value-type="string" office:string-value="-" calcext:value-type="string">
            <text:p>-</text:p>
          </table:table-cell>
          <table:table-cell table:formula="of:=IF([.AZ317]&lt;[.$AZ$9];[.BA317];&quot;-&quot;)" office:value-type="string" office:string-value="-" calcext:value-type="string">
            <text:p>-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8]&lt;[.$AZ$9];[.AZ318]+1;&quot;-&quot;)" office:value-type="string" office:string-value="-" calcext:value-type="string">
            <text:p>-</text:p>
          </table:table-cell>
          <table:table-cell table:formula="of:=IF([.AZ318]&lt;[.$AZ$9];[.BA318];&quot;-&quot;)" office:value-type="string" office:string-value="-" calcext:value-type="string">
            <text:p>-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9]&lt;[.$AZ$9];[.AZ319]+1;&quot;-&quot;)" office:value-type="string" office:string-value="-" calcext:value-type="string">
            <text:p>-</text:p>
          </table:table-cell>
          <table:table-cell table:formula="of:=IF([.AZ319]&lt;[.$AZ$9];[.BA319];&quot;-&quot;)" office:value-type="string" office:string-value="-" calcext:value-type="string">
            <text:p>-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0]&lt;[.$AZ$9];[.AZ320]+1;&quot;-&quot;)" office:value-type="string" office:string-value="-" calcext:value-type="string">
            <text:p>-</text:p>
          </table:table-cell>
          <table:table-cell table:formula="of:=IF([.AZ320]&lt;[.$AZ$9];[.BA320];&quot;-&quot;)" office:value-type="string" office:string-value="-" calcext:value-type="string">
            <text:p>-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1]&lt;[.$AZ$9];[.AZ321]+1;&quot;-&quot;)" office:value-type="string" office:string-value="-" calcext:value-type="string">
            <text:p>-</text:p>
          </table:table-cell>
          <table:table-cell table:formula="of:=IF([.AZ321]&lt;[.$AZ$9];[.BA321];&quot;-&quot;)" office:value-type="string" office:string-value="-" calcext:value-type="string">
            <text:p>-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2]&lt;[.$AZ$9];[.AZ322]+1;&quot;-&quot;)" office:value-type="string" office:string-value="-" calcext:value-type="string">
            <text:p>-</text:p>
          </table:table-cell>
          <table:table-cell table:formula="of:=IF([.AZ322]&lt;[.$AZ$9];[.BA322];&quot;-&quot;)" office:value-type="string" office:string-value="-" calcext:value-type="string">
            <text:p>-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3]&lt;[.$AZ$9];[.AZ323]+1;&quot;-&quot;)" office:value-type="string" office:string-value="-" calcext:value-type="string">
            <text:p>-</text:p>
          </table:table-cell>
          <table:table-cell table:formula="of:=IF([.AZ323]&lt;[.$AZ$9];[.BA323];&quot;-&quot;)" office:value-type="string" office:string-value="-" calcext:value-type="string">
            <text:p>-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4]&lt;[.$AZ$9];[.AZ324]+1;&quot;-&quot;)" office:value-type="string" office:string-value="-" calcext:value-type="string">
            <text:p>-</text:p>
          </table:table-cell>
          <table:table-cell table:formula="of:=IF([.AZ324]&lt;[.$AZ$9];[.BA324];&quot;-&quot;)" office:value-type="string" office:string-value="-" calcext:value-type="string">
            <text:p>-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5]&lt;[.$AZ$9];[.AZ325]+1;&quot;-&quot;)" office:value-type="string" office:string-value="-" calcext:value-type="string">
            <text:p>-</text:p>
          </table:table-cell>
          <table:table-cell table:formula="of:=IF([.AZ325]&lt;[.$AZ$9];[.BA325];&quot;-&quot;)" office:value-type="string" office:string-value="-" calcext:value-type="string">
            <text:p>-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6]&lt;[.$AZ$9];[.AZ326]+1;&quot;-&quot;)" office:value-type="string" office:string-value="-" calcext:value-type="string">
            <text:p>-</text:p>
          </table:table-cell>
          <table:table-cell table:formula="of:=IF([.AZ326]&lt;[.$AZ$9];[.BA326];&quot;-&quot;)" office:value-type="string" office:string-value="-" calcext:value-type="string">
            <text:p>-</text:p>
          </table:table-cell>
          <table:table-cell table:style-name="ce2" table:formula="of:=IF([.BA330]=&quot;-&quot;;&quot;&quot;;IF([.$B$1]=2;INDEX([.$AR$16:.$AU$31];[.AZ330];[.BA330]);IF([.$B$1]=3;INDEX([.$AR$44:.$AU$98];[.AZ330];[.BA330]);INDEX([.$AR$113:.$AU$218];[.AZ330];[.BA3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7]&lt;[.$AZ$9];[.AZ327]+1;&quot;-&quot;)" office:value-type="string" office:string-value="-" calcext:value-type="string">
            <text:p>-</text:p>
          </table:table-cell>
          <table:table-cell table:formula="of:=IF([.AZ327]&lt;[.$AZ$9];[.BA327];&quot;-&quot;)" office:value-type="string" office:string-value="-" calcext:value-type="string">
            <text:p>-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8]&lt;[.$AZ$9];[.AZ328]+1;&quot;-&quot;)" office:value-type="string" office:string-value="-" calcext:value-type="string">
            <text:p>-</text:p>
          </table:table-cell>
          <table:table-cell table:formula="of:=IF([.AZ328]&lt;[.$AZ$9];[.BA328];&quot;-&quot;)" office:value-type="string" office:string-value="-" calcext:value-type="string">
            <text:p>-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9]&lt;[.$AZ$9];[.AZ329]+1;&quot;-&quot;)" office:value-type="string" office:string-value="-" calcext:value-type="string">
            <text:p>-</text:p>
          </table:table-cell>
          <table:table-cell table:formula="of:=IF([.AZ329]&lt;[.$AZ$9];[.BA329];&quot;-&quot;)" office:value-type="string" office:string-value="-" calcext:value-type="string">
            <text:p>-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0]&lt;[.$AZ$9];[.AZ330]+1;&quot;-&quot;)" office:value-type="string" office:string-value="-" calcext:value-type="string">
            <text:p>-</text:p>
          </table:table-cell>
          <table:table-cell table:formula="of:=IF([.AZ330]&lt;[.$AZ$9];[.BA330];&quot;-&quot;)" office:value-type="string" office:string-value="-" calcext:value-type="string">
            <text:p>-</text:p>
          </table:table-cell>
          <table:table-cell table:style-name="ce2" table:formula="of:=IF([.BA334]=&quot;-&quot;;&quot;&quot;;IF([.$B$1]=2;INDEX([.$AR$16:.$AU$31];[.AZ334];[.BA334]);IF([.$B$1]=3;INDEX([.$AR$44:.$AU$98];[.AZ334];[.BA334]);INDEX([.$AR$113:.$AU$218];[.AZ334];[.BA3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10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10"/>
        </table:table-row>
      </table:table>
      <table:table table:name="COND_EXPORT" table:style-name="ta1">
        <table:table-column table:style-name="co7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%\set Score.skipTypesetting = ##t s2*84 s2.*2 s1*2 " calcext:value-type="string">
            <text:p>%\set Score.skipTypesetting = ##t s2*84 s2.*2 s1*2 </text:p>
          </table:table-cell>
        </table:table-row>
        <table:table-row table:style-name="ro1">
          <table:table-cell table:formula="of:=[$COND.BB5]" office:value-type="string" office:string-value="%\set Score.skipTypesetting = ##f s2*14 " calcext:value-type="string">
            <text:p>%\set Score.skipTypesetting = ##f s2*14 </text:p>
          </table:table-cell>
        </table:table-row>
        <table:table-row table:style-name="ro1">
          <table:table-cell table:formula="of:=[$COND.BB6]" office:value-type="string" office:string-value="%\set Score.skipTypesetting = ##t s2*186 s2.*2 s1*2 s2*48 " calcext:value-type="string">
            <text:p>%\set Score.skipTypesetting = ##t s2*186 s2.*2 s1*2 s2*48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II = {" calcext:value-type="string">
            <text:p>formatConductorMvtII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]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</table:table-row>
        <table:table-row table:style-name="ro1">
          <table:table-cell table:formula="of:=[$COND.BB1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    #'((Y-offset . 155)" calcext:value-type="string">
            <text:p><text:s text:c="4"/>#'((Y-offset . 155)</text:p>
          </table:table-cell>
        </table:table-row>
        <table:table-row table:style-name="ro1">
          <table:table-cell table:formula="of:=[$COND.BB17]" office:value-type="string" office:string-value="      (alignment-distances . (9 11 9 11 9 9 9 9)))" calcext:value-type="string">
            <text:p><text:s text:c="6"/>(alignment-distances . (9 11 9 11 9 9 9 9)))</text:p>
          </table:table-cell>
        </table:table-row>
        <table:table-row table:style-name="ro1">
          <table:table-cell table:formula="of:=[$COND.BB1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21]" office:value-type="string" office:string-value="      (alignment-distances . (13 11 13 11 11 11 11)))" calcext:value-type="string">
            <text:p><text:s text:c="6"/>(alignment-distances . (13 11 13 11 11 11 11)))</text:p>
          </table:table-cell>
        </table:table-row>
        <table:table-row table:style-name="ro1">
          <table:table-cell table:formula="of:=[$COND.BB22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5]" office:value-type="string" office:string-value="      (alignment-distances . (11 11 13 11 13 11 11 11)))" calcext:value-type="string">
            <text:p><text:s text:c="6"/>(alignment-distances . (11 11 13 11 13 11 11 11)))</text:p>
          </table:table-cell>
        </table:table-row>
        <table:table-row table:style-name="ro1">
          <table:table-cell table:formula="of:=[$COND.BB2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9]" office:value-type="string" office:string-value="      (alignment-distances . (9 9 13 11 10 9 9 9)))" calcext:value-type="string">
            <text:p><text:s text:c="6"/>(alignment-distances . (9 9 13 11 10 9 9 9)))</text:p>
          </table:table-cell>
        </table:table-row>
        <table:table-row table:style-name="ro1">
          <table:table-cell table:formula="of:=[$COND.BB30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    #'((Y-offset . 98)" calcext:value-type="string">
            <text:p><text:s text:c="4"/>#'((Y-offset . 98)</text:p>
          </table:table-cell>
        </table:table-row>
        <table:table-row table:style-name="ro1">
          <table:table-cell table:formula="of:=[$COND.BB33]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</table:table-row>
        <table:table-row table:style-name="ro1">
          <table:table-cell table:formula="of:=[$COND.BB34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7]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</table:table-row>
        <table:table-row table:style-name="ro1">
          <table:table-cell table:formula="of:=[$COND.BB38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    #'((Y-offset . 150)" calcext:value-type="string">
            <text:p><text:s text:c="4"/>#'((Y-offset . 150)</text:p>
          </table:table-cell>
        </table:table-row>
        <table:table-row table:style-name="ro1">
          <table:table-cell table:formula="of:=[$COND.BB41]" office:value-type="string" office:string-value="      (alignment-distances . (8 9 9 11 12 12 9 9 9)))" calcext:value-type="string">
            <text:p><text:s text:c="6"/>(alignment-distances . (8 9 9 11 12 12 9 9 9)))</text:p>
          </table:table-cell>
        </table:table-row>
        <table:table-row table:style-name="ro1">
          <table:table-cell table:formula="of:=[$COND.BB42]" office:value-type="string" office:string-value="s2*9  \pageBreak" calcext:value-type="string">
            <text:p>s2*9 <text:s/>\pageBreak</text:p>
          </table:table-cell>
        </table:table-row>
        <table:table-row table:style-name="ro1">
          <table:table-cell table:formula="of:=[$COND.BB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45]" office:value-type="string" office:string-value="      (alignment-distances . (10 9 13 11 13 10 11 11 9)))" calcext:value-type="string">
            <text:p><text:s text:c="6"/>(alignment-distances . (10 9 13 11 13 10 11 11 9)))</text:p>
          </table:table-cell>
        </table:table-row>
        <table:table-row table:style-name="ro1">
          <table:table-cell table:formula="of:=[$COND.BB46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49]" office:value-type="string" office:string-value="      (alignment-distances . (10 10 12 11 12 9 9 10 10)))" calcext:value-type="string">
            <text:p><text:s text:c="6"/>(alignment-distances . (10 10 12 11 12 9 9 10 10)))</text:p>
          </table:table-cell>
        </table:table-row>
        <table:table-row table:style-name="ro1">
          <table:table-cell table:formula="of:=[$COND.BB50]" office:value-type="string" office:string-value="s2*11  \pageBreak" calcext:value-type="string">
            <text:p>s2*11 <text:s/>\pageBreak</text:p>
          </table:table-cell>
        </table:table-row>
        <table:table-row table:style-name="ro1">
          <table:table-cell table:formula="of:=[$COND.BB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53]" office:value-type="string" office:string-value="      (alignment-distances . (13 12 9 12 11 10)))" calcext:value-type="string">
            <text:p><text:s text:c="6"/>(alignment-distances . (13 12 9 12 11 10)))</text:p>
          </table:table-cell>
        </table:table-row>
        <table:table-row table:style-name="ro1">
          <table:table-cell table:formula="of:=[$COND.BB5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    #'((Y-offset . 100)" calcext:value-type="string">
            <text:p><text:s text:c="4"/>#'((Y-offset . 100)</text:p>
          </table:table-cell>
        </table:table-row>
        <table:table-row table:style-name="ro1">
          <table:table-cell table:formula="of:=[$COND.BB57]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</table:table-row>
        <table:table-row table:style-name="ro1">
          <table:table-cell table:formula="of:=[$COND.BB58]" office:value-type="string" office:string-value="s2.*2 s1*2  \pageBreak" calcext:value-type="string">
            <text:p>s2.*2 s1*2 <text:s/>\pageBreak</text:p>
          </table:table-cell>
        </table:table-row>
        <table:table-row table:style-name="ro1">
          <table:table-cell table:formula="of:=[$COND.BB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61]" office:value-type="string" office:string-value="      (alignment-distances . (11 12 13 12 13 9 9 9 9)))" calcext:value-type="string">
            <text:p><text:s text:c="6"/>(alignment-distances . (11 12 13 12 13 9 9 9 9)))</text:p>
          </table:table-cell>
        </table:table-row>
        <table:table-row table:style-name="ro1">
          <table:table-cell table:formula="of:=[$COND.BB62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    #'((Y-offset . 125)" calcext:value-type="string">
            <text:p><text:s text:c="4"/>#'((Y-offset . 125)</text:p>
          </table:table-cell>
        </table:table-row>
        <table:table-row table:style-name="ro1">
          <table:table-cell table:formula="of:=[$COND.BB65]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</table:table-row>
        <table:table-row table:style-name="ro1">
          <table:table-cell table:formula="of:=[$COND.BB6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69]" office:value-type="string" office:string-value="      (alignment-distances . (9 11 9 11 9 10 9)))" calcext:value-type="string">
            <text:p><text:s text:c="6"/>(alignment-distances . (9 11 9 11 9 10 9)))</text:p>
          </table:table-cell>
        </table:table-row>
        <table:table-row table:style-name="ro1">
          <table:table-cell table:formula="of:=[$COND.BB70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    #'((Y-offset . 110)" calcext:value-type="string">
            <text:p><text:s text:c="4"/>#'((Y-offset . 110)</text:p>
          </table:table-cell>
        </table:table-row>
        <table:table-row table:style-name="ro1">
          <table:table-cell table:formula="of:=[$COND.BB73]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</table:table-row>
        <table:table-row table:style-name="ro1">
          <table:table-cell table:formula="of:=[$COND.BB74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77]" office:value-type="string" office:string-value="      (alignment-distances . (9 9 9 13 11 13 9 10 9 9)))" calcext:value-type="string">
            <text:p><text:s text:c="6"/>(alignment-distances . (9 9 9 13 11 13 9 10 9 9)))</text:p>
          </table:table-cell>
        </table:table-row>
        <table:table-row table:style-name="ro1">
          <table:table-cell table:formula="of:=[$COND.BB78]" office:value-type="string" office:string-value="s2*9  \break" calcext:value-type="string">
            <text:p>s2*9 <text:s/>\break</text:p>
          </table:table-cell>
        </table:table-row>
        <table:table-row table:style-name="ro1">
          <table:table-cell table:formula="of:=[$COND.BB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0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81]" office:value-type="string" office:string-value="      (alignment-distances . (19 12 10 11 10 9)))" calcext:value-type="string">
            <text:p><text:s text:c="6"/>(alignment-distances . (19 12 10 11 10 9)))</text:p>
          </table:table-cell>
        </table:table-row>
        <table:table-row table:style-name="ro1">
          <table:table-cell table:formula="of:=[$COND.BB82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85]" office:value-type="string" office:string-value="      (alignment-distances . (12 16 10 9 11 9 9)))" calcext:value-type="string">
            <text:p><text:s text:c="6"/>(alignment-distances . (12 16 10 9 11 9 9)))</text:p>
          </table:table-cell>
        </table:table-row>
        <table:table-row table:style-name="ro1">
          <table:table-cell table:formula="of:=[$COND.BB86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8]" office:value-type="string" office:string-value="    #'((Y-offset . 100)" calcext:value-type="string">
            <text:p><text:s text:c="4"/>#'((Y-offset . 100)</text:p>
          </table:table-cell>
        </table:table-row>
        <table:table-row table:style-name="ro1">
          <table:table-cell table:formula="of:=[$COND.BB89]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</table:table-row>
        <table:table-row table:style-name="ro1">
          <table:table-cell table:formula="of:=[$COND.BB90]" office:value-type="string" office:string-value="s2*9  \pageBreak" calcext:value-type="string">
            <text:p>s2*9 <text:s/>\pageBreak</text:p>
          </table:table-cell>
        </table:table-row>
        <table:table-row table:style-name="ro1">
          <table:table-cell table:formula="of:=[$COND.BB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93]" office:value-type="string" office:string-value="      (alignment-distances . (12 12 10 12 11 10 9)))" calcext:value-type="string">
            <text:p><text:s text:c="6"/>(alignment-distances . (12 12 10 12 11 10 9)))</text:p>
          </table:table-cell>
        </table:table-row>
        <table:table-row table:style-name="ro1">
          <table:table-cell table:formula="of:=[$COND.BB9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6]" office:value-type="string" office:string-value="    #'((Y-offset . 103)" calcext:value-type="string">
            <text:p><text:s text:c="4"/>#'((Y-offset . 103)</text:p>
          </table:table-cell>
        </table:table-row>
        <table:table-row table:style-name="ro1">
          <table:table-cell table:formula="of:=[$COND.BB97]" office:value-type="string" office:string-value="      (alignment-distances . (12 12 10 12 9)))" calcext:value-type="string">
            <text:p><text:s text:c="6"/>(alignment-distances . (12 12 10 12 9)))</text:p>
          </table:table-cell>
        </table:table-row>
        <table:table-row table:style-name="ro1">
          <table:table-cell table:formula="of:=[$COND.BB98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0]" office:value-type="string" office:string-value="    #'((Y-offset . 177)" calcext:value-type="string">
            <text:p><text:s text:c="4"/>#'((Y-offset . 177)</text:p>
          </table:table-cell>
        </table:table-row>
        <table:table-row table:style-name="ro1">
          <table:table-cell table:formula="of:=[$COND.BB101]" office:value-type="string" office:string-value="      (alignment-distances . (14 13 10 13 9)))" calcext:value-type="string">
            <text:p><text:s text:c="6"/>(alignment-distances . (14 13 10 13 9)))</text:p>
          </table:table-cell>
        </table:table-row>
        <table:table-row table:style-name="ro1">
          <table:table-cell table:formula="of:=[$COND.BB102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4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05]" office:value-type="string" office:string-value="      (alignment-distances . (11 15 13)))" calcext:value-type="string">
            <text:p><text:s text:c="6"/>(alignment-distances . (11 15 13)))</text:p>
          </table:table-cell>
        </table:table-row>
        <table:table-row table:style-name="ro1">
          <table:table-cell table:formula="of:=[$COND.BB106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1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8]" office:value-type="string" office:string-value="    #'((Y-offset . 95)" calcext:value-type="string">
            <text:p><text:s text:c="4"/>#'((Y-offset . 95)</text:p>
          </table:table-cell>
        </table:table-row>
        <table:table-row table:style-name="ro1">
          <table:table-cell table:formula="of:=[$COND.BB109]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</table:table-row>
        <table:table-row table:style-name="ro1">
          <table:table-cell table:formula="of:=[$COND.BB110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13]" office:value-type="string" office:string-value="      (alignment-distances . (10 16 12 14 10 10 10 10)))" calcext:value-type="string">
            <text:p><text:s text:c="6"/>(alignment-distances . (10 16 12 14 10 10 10 10)))</text:p>
          </table:table-cell>
        </table:table-row>
        <table:table-row table:style-name="ro1">
          <table:table-cell table:formula="of:=[$COND.BB114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17]" office:value-type="string" office:string-value="      (alignment-distances . (9 9 16 12 12 10 11 10 10)))" calcext:value-type="string">
            <text:p><text:s text:c="6"/>(alignment-distances . (9 9 16 12 12 10 11 10 10)))</text:p>
          </table:table-cell>
        </table:table-row>
        <table:table-row table:style-name="ro1">
          <table:table-cell table:formula="of:=[$COND.BB118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1]" office:value-type="string" office:string-value="      (alignment-distances . (9 9 13 10 12 9 11 10 9)))" calcext:value-type="string">
            <text:p><text:s text:c="6"/>(alignment-distances . (9 9 13 10 12 9 11 10 9)))</text:p>
          </table:table-cell>
        </table:table-row>
        <table:table-row table:style-name="ro1">
          <table:table-cell table:formula="of:=[$COND.BB122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1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4]" office:value-type="string" office:string-value="    #'((Y-offset . 113)" calcext:value-type="string">
            <text:p><text:s text:c="4"/>#'((Y-offset . 113)</text:p>
          </table:table-cell>
        </table:table-row>
        <table:table-row table:style-name="ro1">
          <table:table-cell table:formula="of:=[$COND.BB125]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</table:table-row>
        <table:table-row table:style-name="ro1">
          <table:table-cell table:formula="of:=[$COND.BB12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8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29]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</table:table-row>
        <table:table-row table:style-name="ro1">
          <table:table-cell table:formula="of:=[$COND.BB130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2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33]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</table:table-row>
        <table:table-row table:style-name="ro1">
          <table:table-cell table:formula="of:=[$COND.BB13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6]" office:value-type="string" office:string-value="    #'((Y-offset . 175)" calcext:value-type="string">
            <text:p><text:s text:c="4"/>#'((Y-offset . 175)</text:p>
          </table:table-cell>
        </table:table-row>
        <table:table-row table:style-name="ro1">
          <table:table-cell table:formula="of:=[$COND.BB137]" office:value-type="string" office:string-value="      (alignment-distances . (9 11 10 9 9 9 9)))" calcext:value-type="string">
            <text:p><text:s text:c="6"/>(alignment-distances . (9 11 10 9 9 9 9)))</text:p>
          </table:table-cell>
        </table:table-row>
        <table:table-row table:style-name="ro1">
          <table:table-cell table:formula="of:=[$COND.BB13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1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1]" office:value-type="string" office:string-value="      (alignment-distances . (9 9 12 9 12 8 10 10 9)))" calcext:value-type="string">
            <text:p><text:s text:c="6"/>(alignment-distances . (9 9 12 9 12 8 10 10 9)))</text:p>
          </table:table-cell>
        </table:table-row>
        <table:table-row table:style-name="ro1">
          <table:table-cell table:formula="of:=[$COND.BB142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4]" office:value-type="string" office:string-value="    #'((Y-offset . 107)" calcext:value-type="string">
            <text:p><text:s text:c="4"/>#'((Y-offset . 107)</text:p>
          </table:table-cell>
        </table:table-row>
        <table:table-row table:style-name="ro1">
          <table:table-cell table:formula="of:=[$COND.BB145]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</table:table-row>
        <table:table-row table:style-name="ro1">
          <table:table-cell table:formula="of:=[$COND.BB146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9]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</table:table-row>
        <table:table-row table:style-name="ro1">
          <table:table-cell table:formula="of:=[$COND.BB150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53]" office:value-type="string" office:string-value="      (alignment-distances . (9 9 13 11 13 11 12 10 10)))" calcext:value-type="string">
            <text:p><text:s text:c="6"/>(alignment-distances . (9 9 13 11 13 11 12 10 10)))</text:p>
          </table:table-cell>
        </table:table-row>
        <table:table-row table:style-name="ro1">
          <table:table-cell table:formula="of:=[$COND.BB154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6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57]" office:value-type="string" office:string-value="      (alignment-distances . (9 10 13 10 8 9 8 8)))" calcext:value-type="string">
            <text:p><text:s text:c="6"/>(alignment-distances . (9 10 13 10 8 9 8 8)))</text:p>
          </table:table-cell>
        </table:table-row>
        <table:table-row table:style-name="ro1">
          <table:table-cell table:formula="of:=[$COND.BB158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0]" office:value-type="string" office:string-value="    #'((Y-offset . 89)" calcext:value-type="string">
            <text:p><text:s text:c="4"/>#'((Y-offset . 89)</text:p>
          </table:table-cell>
        </table:table-row>
        <table:table-row table:style-name="ro1">
          <table:table-cell table:formula="of:=[$COND.BB161]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</table:table-row>
        <table:table-row table:style-name="ro1">
          <table:table-cell table:formula="of:=[$COND.BB162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4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65]" office:value-type="string" office:string-value="      (alignment-distances . (8 8 9 9 8 9 9 11 7 9 9 8)))" calcext:value-type="string">
            <text:p><text:s text:c="6"/>(alignment-distances . (8 8 9 9 8 9 9 11 7 9 9 8)))</text:p>
          </table:table-cell>
        </table:table-row>
        <table:table-row table:style-name="ro1">
          <table:table-cell table:formula="of:=[$COND.BB166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8]" office:value-type="string" office:string-value="    #'((Y-offset . 115)" calcext:value-type="string">
            <text:p><text:s text:c="4"/>#'((Y-offset . 115)</text:p>
          </table:table-cell>
        </table:table-row>
        <table:table-row table:style-name="ro1">
          <table:table-cell table:formula="of:=[$COND.BB169]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</table:table-row>
        <table:table-row table:style-name="ro1">
          <table:table-cell table:formula="of:=[$COND.BB170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2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73]" office:value-type="string" office:string-value="      (alignment-distances . (11 14 12 14 11)))" calcext:value-type="string">
            <text:p><text:s text:c="6"/>(alignment-distances . (11 14 12 14 11)))</text:p>
          </table:table-cell>
        </table:table-row>
        <table:table-row table:style-name="ro1">
          <table:table-cell table:formula="of:=[$COND.BB174]" office:value-type="string" office:string-value="s2*10  \break" calcext:value-type="string">
            <text:p>s2*10 <text:s/>\break</text:p>
          </table:table-cell>
        </table:table-row>
        <table:table-row table:style-name="ro1">
          <table:table-cell table:formula="of:=[$COND.BB1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6]" office:value-type="string" office:string-value="    #'((Y-offset . 125)" calcext:value-type="string">
            <text:p><text:s text:c="4"/>#'((Y-offset . 125)</text:p>
          </table:table-cell>
        </table:table-row>
        <table:table-row table:style-name="ro1">
          <table:table-cell table:formula="of:=[$COND.BB177]" office:value-type="string" office:string-value="      (alignment-distances . (10 14 10 14 11 9)))" calcext:value-type="string">
            <text:p><text:s text:c="6"/>(alignment-distances . (10 14 10 14 11 9)))</text:p>
          </table:table-cell>
        </table:table-row>
        <table:table-row table:style-name="ro1">
          <table:table-cell table:formula="of:=[$COND.BB178]" office:value-type="string" office:string-value="s2*5 s2.*1  \pageBreak" calcext:value-type="string">
            <text:p>s2*5 s2.*1 <text:s/>\pageBreak</text:p>
          </table:table-cell>
        </table:table-row>
        <table:table-row table:style-name="ro1">
          <table:table-cell table:formula="of:=[$COND.BB1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0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181]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</table:table-row>
        <table:table-row table:style-name="ro1">
          <table:table-cell table:formula="of:=[$COND.BB182]" office:value-type="string" office:string-value="s2.*1 s1*2 s2*2  \break" calcext:value-type="string">
            <text:p>s2.*1 s1*2 s2*2 <text:s/>\break</text:p>
          </table:table-cell>
        </table:table-row>
        <table:table-row table:style-name="ro1">
          <table:table-cell table:formula="of:=[$COND.BB1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4]" office:value-type="string" office:string-value="    #'((Y-offset . 118)" calcext:value-type="string">
            <text:p><text:s text:c="4"/>#'((Y-offset . 118)</text:p>
          </table:table-cell>
        </table:table-row>
        <table:table-row table:style-name="ro1">
          <table:table-cell table:formula="of:=[$COND.BB185]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</table:table-row>
        <table:table-row table:style-name="ro1">
          <table:table-cell table:formula="of:=[$COND.BB186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89]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</table:table-row>
        <table:table-row table:style-name="ro1">
          <table:table-cell table:formula="of:=[$COND.BB190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2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193]" office:value-type="string" office:string-value="      (alignment-distances . (9 9 11 12 10 13 12 13 8)))" calcext:value-type="string">
            <text:p><text:s text:c="6"/>(alignment-distances . (9 9 11 12 10 13 12 13 8)))</text:p>
          </table:table-cell>
        </table:table-row>
        <table:table-row table:style-name="ro1">
          <table:table-cell table:formula="of:=[$COND.BB194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6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197]" office:value-type="string" office:string-value="      (alignment-distances . (8 8 11 9 8 14 11 11 9 9 9)))" calcext:value-type="string">
            <text:p><text:s text:c="6"/>(alignment-distances . (8 8 11 9 8 14 11 11 9 9 9)))</text:p>
          </table:table-cell>
        </table:table-row>
        <table:table-row table:style-name="ro1">
          <table:table-cell table:formula="of:=[$COND.BB198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1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0]" office:value-type="string" office:string-value="    #'((Y-offset . 123)" calcext:value-type="string">
            <text:p><text:s text:c="4"/>#'((Y-offset . 123)</text:p>
          </table:table-cell>
        </table:table-row>
        <table:table-row table:style-name="ro1">
          <table:table-cell table:formula="of:=[$COND.BB201]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</table:table-row>
        <table:table-row table:style-name="ro1">
          <table:table-cell table:formula="of:=[$COND.BB202]" office:value-type="string" office:string-value="s2*4  \pageBreak" calcext:value-type="string">
            <text:p>s2*4 <text:s/>\pageBreak</text:p>
          </table:table-cell>
        </table:table-row>
        <table:table-row table:style-name="ro1">
          <table:table-cell table:formula="of:=[$COND.BB2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4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205]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</table:table-row>
        <table:table-row table:style-name="ro1">
          <table:table-cell table:formula="of:=[$COND.BB206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2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8]" office:value-type="string" office:string-value="    #'((Y-offset . 124)" calcext:value-type="string">
            <text:p><text:s text:c="4"/>#'((Y-offset . 124)</text:p>
          </table:table-cell>
        </table:table-row>
        <table:table-row table:style-name="ro1">
          <table:table-cell table:formula="of:=[$COND.BB209]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</table:table-row>
        <table:table-row table:style-name="ro1">
          <table:table-cell table:formula="of:=[$COND.BB210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2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2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13]" office:value-type="string" office:string-value="      (alignment-distances . (9 9 12 8 9 9 9 9 9)))" calcext:value-type="string">
            <text:p><text:s text:c="6"/>(alignment-distances . (9 9 12 8 9 9 9 9 9)))</text:p>
          </table:table-cell>
        </table:table-row>
        <table:table-row table:style-name="ro1">
          <table:table-cell table:formula="of:=[$COND.BB214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2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6]" office:value-type="string" office:string-value="    #'((Y-offset . 102)" calcext:value-type="string">
            <text:p><text:s text:c="4"/>#'((Y-offset . 102)</text:p>
          </table:table-cell>
        </table:table-row>
        <table:table-row table:style-name="ro1">
          <table:table-cell table:formula="of:=[$COND.BB217]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</table:table-row>
        <table:table-row table:style-name="ro1">
          <table:table-cell table:formula="of:=[$COND.BB21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219]">
            <text:p/>
          </table:table-cell>
        </table:table-row>
        <table:table-row table:style-name="ro1">
          <table:table-cell table:formula="of:=[$COND.BB220]">
            <text:p/>
          </table:table-cell>
        </table:table-row>
        <table:table-row table:style-name="ro1">
          <table:table-cell table:formula="of:=[$COND.BB221]">
            <text:p/>
          </table:table-cell>
        </table:table-row>
        <table:table-row table:style-name="ro1">
          <table:table-cell table:formula="of:=[$COND.BB222]">
            <text:p/>
          </table:table-cell>
        </table:table-row>
        <table:table-row table:style-name="ro1">
          <table:table-cell table:formula="of:=[$COND.BB223]">
            <text:p/>
          </table:table-cell>
        </table:table-row>
        <table:table-row table:style-name="ro1">
          <table:table-cell table:formula="of:=[$COND.BB224]">
            <text:p/>
          </table:table-cell>
        </table:table-row>
        <table:table-row table:style-name="ro1">
          <table:table-cell table:formula="of:=[$COND.BB225]">
            <text:p/>
          </table:table-cell>
        </table:table-row>
        <table:table-row table:style-name="ro1">
          <table:table-cell table:formula="of:=[$COND.BB226]">
            <text:p/>
          </table:table-cell>
        </table:table-row>
        <table:table-row table:style-name="ro1">
          <table:table-cell table:formula="of:=[$COND.BB227]">
            <text:p/>
          </table:table-cell>
        </table:table-row>
        <table:table-row table:style-name="ro1">
          <table:table-cell table:formula="of:=[$COND.BB228]">
            <text:p/>
          </table:table-cell>
        </table:table-row>
        <table:table-row table:style-name="ro1">
          <table:table-cell table:formula="of:=[$COND.BB229]">
            <text:p/>
          </table:table-cell>
        </table:table-row>
        <table:table-row table:style-name="ro1">
          <table:table-cell table:formula="of:=[$COND.BB230]">
            <text:p/>
          </table:table-cell>
        </table:table-row>
        <table:table-row table:style-name="ro1">
          <table:table-cell table:formula="of:=[$COND.BB231]">
            <text:p/>
          </table:table-cell>
        </table:table-row>
        <table:table-row table:style-name="ro1">
          <table:table-cell table:formula="of:=[$COND.BB232]">
            <text:p/>
          </table:table-cell>
        </table:table-row>
        <table:table-row table:style-name="ro1">
          <table:table-cell table:formula="of:=[$COND.BB233]">
            <text:p/>
          </table:table-cell>
        </table:table-row>
        <table:table-row table:style-name="ro1">
          <table:table-cell table:formula="of:=[$COND.BB234]">
            <text:p/>
          </table:table-cell>
        </table:table-row>
        <table:table-row table:style-name="ro1">
          <table:table-cell table:formula="of:=[$COND.BB235]">
            <text:p/>
          </table:table-cell>
        </table:table-row>
        <table:table-row table:style-name="ro1">
          <table:table-cell table:formula="of:=[$COND.BB236]">
            <text:p/>
          </table:table-cell>
        </table:table-row>
        <table:table-row table:style-name="ro1">
          <table:table-cell table:formula="of:=[$COND.BB237]">
            <text:p/>
          </table:table-cell>
        </table:table-row>
        <table:table-row table:style-name="ro1">
          <table:table-cell table:formula="of:=[$COND.BB238]">
            <text:p/>
          </table:table-cell>
        </table:table-row>
        <table:table-row table:style-name="ro1">
          <table:table-cell table:formula="of:=[$COND.BB239]">
            <text:p/>
          </table:table-cell>
        </table:table-row>
        <table:table-row table:style-name="ro1">
          <table:table-cell table:formula="of:=[$COND.BB240]">
            <text:p/>
          </table:table-cell>
        </table:table-row>
        <table:table-row table:style-name="ro1">
          <table:table-cell table:formula="of:=[$COND.BB241]">
            <text:p/>
          </table:table-cell>
        </table:table-row>
        <table:table-row table:style-name="ro1">
          <table:table-cell table:formula="of:=[$COND.BB242]">
            <text:p/>
          </table:table-cell>
        </table:table-row>
        <table:table-row table:style-name="ro1">
          <table:table-cell table:formula="of:=[$COND.BB243]">
            <text:p/>
          </table:table-cell>
        </table:table-row>
        <table:table-row table:style-name="ro1">
          <table:table-cell table:formula="of:=[$COND.BB244]">
            <text:p/>
          </table:table-cell>
        </table:table-row>
        <table:table-row table:style-name="ro1">
          <table:table-cell table:formula="of:=[$COND.BB245]">
            <text:p/>
          </table:table-cell>
        </table:table-row>
        <table:table-row table:style-name="ro1">
          <table:table-cell table:formula="of:=[$COND.BB246]">
            <text:p/>
          </table:table-cell>
        </table:table-row>
        <table:table-row table:style-name="ro1">
          <table:table-cell table:formula="of:=[$COND.BB247]">
            <text:p/>
          </table:table-cell>
        </table:table-row>
        <table:table-row table:style-name="ro1">
          <table:table-cell table:formula="of:=[$COND.BB248]">
            <text:p/>
          </table:table-cell>
        </table:table-row>
        <table:table-row table:style-name="ro1">
          <table:table-cell table:formula="of:=[$COND.BB249]">
            <text:p/>
          </table:table-cell>
        </table:table-row>
        <table:table-row table:style-name="ro1">
          <table:table-cell table:formula="of:=[$COND.BB250]">
            <text:p/>
          </table:table-cell>
        </table:table-row>
        <table:table-row table:style-name="ro1">
          <table:table-cell table:formula="of:=[$COND.BB251]">
            <text:p/>
          </table:table-cell>
        </table:table-row>
        <table:table-row table:style-name="ro1">
          <table:table-cell table:formula="of:=[$COND.BB252]">
            <text:p/>
          </table:table-cell>
        </table:table-row>
        <table:table-row table:style-name="ro1">
          <table:table-cell table:formula="of:=[$COND.BB253]">
            <text:p/>
          </table:table-cell>
        </table:table-row>
        <table:table-row table:style-name="ro1">
          <table:table-cell table:formula="of:=[$COND.BB254]">
            <text:p/>
          </table:table-cell>
        </table:table-row>
        <table:table-row table:style-name="ro1">
          <table:table-cell table:formula="of:=[$COND.BB255]">
            <text:p/>
          </table:table-cell>
        </table:table-row>
        <table:table-row table:style-name="ro1">
          <table:table-cell table:formula="of:=[$COND.BB256]">
            <text:p/>
          </table:table-cell>
        </table:table-row>
        <table:table-row table:style-name="ro1">
          <table:table-cell table:formula="of:=[$COND.BB257]">
            <text:p/>
          </table:table-cell>
        </table:table-row>
        <table:table-row table:style-name="ro1">
          <table:table-cell table:formula="of:=[$COND.BB258]">
            <text:p/>
          </table:table-cell>
        </table:table-row>
        <table:table-row table:style-name="ro1">
          <table:table-cell table:formula="of:=[$COND.BB259]">
            <text:p/>
          </table:table-cell>
        </table:table-row>
        <table:table-row table:style-name="ro1">
          <table:table-cell table:formula="of:=[$COND.BB260]">
            <text:p/>
          </table:table-cell>
        </table:table-row>
        <table:table-row table:style-name="ro1">
          <table:table-cell table:formula="of:=[$COND.BB261]">
            <text:p/>
          </table:table-cell>
        </table:table-row>
        <table:table-row table:style-name="ro1">
          <table:table-cell table:formula="of:=[$COND.BB262]">
            <text:p/>
          </table:table-cell>
        </table:table-row>
        <table:table-row table:style-name="ro1">
          <table:table-cell table:formula="of:=[$COND.BB263]">
            <text:p/>
          </table:table-cell>
        </table:table-row>
        <table:table-row table:style-name="ro1">
          <table:table-cell table:formula="of:=[$COND.BB264]">
            <text:p/>
          </table:table-cell>
        </table:table-row>
        <table:table-row table:style-name="ro1">
          <table:table-cell table:formula="of:=[$COND.BB265]">
            <text:p/>
          </table:table-cell>
        </table:table-row>
        <table:table-row table:style-name="ro1">
          <table:table-cell table:formula="of:=[$COND.BB266]">
            <text:p/>
          </table:table-cell>
        </table:table-row>
        <table:table-row table:style-name="ro1">
          <table:table-cell table:formula="of:=[$COND.BB267]">
            <text:p/>
          </table:table-cell>
        </table:table-row>
        <table:table-row table:style-name="ro1">
          <table:table-cell table:formula="of:=[$COND.BB268]">
            <text:p/>
          </table:table-cell>
        </table:table-row>
        <table:table-row table:style-name="ro1">
          <table:table-cell table:formula="of:=[$COND.BB269]">
            <text:p/>
          </table:table-cell>
        </table:table-row>
        <table:table-row table:style-name="ro1">
          <table:table-cell table:formula="of:=[$COND.BB270]">
            <text:p/>
          </table:table-cell>
        </table:table-row>
        <table:table-row table:style-name="ro1">
          <table:table-cell table:formula="of:=[$COND.BB271]">
            <text:p/>
          </table:table-cell>
        </table:table-row>
        <table:table-row table:style-name="ro1">
          <table:table-cell table:formula="of:=[$COND.BB272]">
            <text:p/>
          </table:table-cell>
        </table:table-row>
        <table:table-row table:style-name="ro1">
          <table:table-cell table:formula="of:=[$COND.BB273]">
            <text:p/>
          </table:table-cell>
        </table:table-row>
        <table:table-row table:style-name="ro1">
          <table:table-cell table:formula="of:=[$COND.BB274]">
            <text:p/>
          </table:table-cell>
        </table:table-row>
        <table:table-row table:style-name="ro1">
          <table:table-cell table:formula="of:=[$COND.BB275]">
            <text:p/>
          </table:table-cell>
        </table:table-row>
        <table:table-row table:style-name="ro1">
          <table:table-cell table:formula="of:=[$COND.BB276]">
            <text:p/>
          </table:table-cell>
        </table:table-row>
        <table:table-row table:style-name="ro1">
          <table:table-cell table:formula="of:=[$COND.BB277]">
            <text:p/>
          </table:table-cell>
        </table:table-row>
        <table:table-row table:style-name="ro1">
          <table:table-cell table:formula="of:=[$COND.BB278]">
            <text:p/>
          </table:table-cell>
        </table:table-row>
        <table:table-row table:style-name="ro1">
          <table:table-cell table:formula="of:=[$COND.BB279]">
            <text:p/>
          </table:table-cell>
        </table:table-row>
        <table:table-row table:style-name="ro1">
          <table:table-cell table:formula="of:=[$COND.BB280]">
            <text:p/>
          </table:table-cell>
        </table:table-row>
        <table:table-row table:style-name="ro1">
          <table:table-cell table:formula="of:=[$COND.BB281]">
            <text:p/>
          </table:table-cell>
        </table:table-row>
        <table:table-row table:style-name="ro1">
          <table:table-cell table:formula="of:=[$COND.BB282]">
            <text:p/>
          </table:table-cell>
        </table:table-row>
        <table:table-row table:style-name="ro1">
          <table:table-cell table:formula="of:=[$COND.BB283]">
            <text:p/>
          </table:table-cell>
        </table:table-row>
        <table:table-row table:style-name="ro1">
          <table:table-cell table:formula="of:=[$COND.BB284]">
            <text:p/>
          </table:table-cell>
        </table:table-row>
        <table:table-row table:style-name="ro1">
          <table:table-cell table:formula="of:=[$COND.BB285]">
            <text:p/>
          </table:table-cell>
        </table:table-row>
        <table:table-row table:style-name="ro1">
          <table:table-cell table:formula="of:=[$COND.BB286]">
            <text:p/>
          </table:table-cell>
        </table:table-row>
        <table:table-row table:style-name="ro1">
          <table:table-cell table:formula="of:=[$COND.BB287]">
            <text:p/>
          </table:table-cell>
        </table:table-row>
        <table:table-row table:style-name="ro1">
          <table:table-cell table:formula="of:=[$COND.BB288]">
            <text:p/>
          </table:table-cell>
        </table:table-row>
        <table:table-row table:style-name="ro1">
          <table:table-cell table:formula="of:=[$COND.BB289]">
            <text:p/>
          </table:table-cell>
        </table:table-row>
        <table:table-row table:style-name="ro1">
          <table:table-cell table:formula="of:=[$COND.BB290]">
            <text:p/>
          </table:table-cell>
        </table:table-row>
        <table:table-row table:style-name="ro1">
          <table:table-cell table:formula="of:=[$COND.BB291]">
            <text:p/>
          </table:table-cell>
        </table:table-row>
        <table:table-row table:style-name="ro1">
          <table:table-cell table:formula="of:=[$COND.BB292]">
            <text:p/>
          </table:table-cell>
        </table:table-row>
        <table:table-row table:style-name="ro1">
          <table:table-cell table:formula="of:=[$COND.BB293]">
            <text:p/>
          </table:table-cell>
        </table:table-row>
        <table:table-row table:style-name="ro1">
          <table:table-cell table:formula="of:=[$COND.BB294]">
            <text:p/>
          </table:table-cell>
        </table:table-row>
        <table:table-row table:style-name="ro1">
          <table:table-cell table:formula="of:=[$COND.BB295]">
            <text:p/>
          </table:table-cell>
        </table:table-row>
        <table:table-row table:style-name="ro1">
          <table:table-cell table:formula="of:=[$COND.BB296]">
            <text:p/>
          </table:table-cell>
        </table:table-row>
        <table:table-row table:style-name="ro1">
          <table:table-cell table:formula="of:=[$COND.BB297]">
            <text:p/>
          </table:table-cell>
        </table:table-row>
        <table:table-row table:style-name="ro1">
          <table:table-cell table:formula="of:=[$COND.BB298]">
            <text:p/>
          </table:table-cell>
        </table:table-row>
        <table:table-row table:style-name="ro1">
          <table:table-cell table:formula="of:=[$COND.BB299]">
            <text:p/>
          </table:table-cell>
        </table:table-row>
        <table:table-row table:style-name="ro1">
          <table:table-cell table:formula="of:=[$COND.BB300]">
            <text:p/>
          </table:table-cell>
        </table:table-row>
        <table:table-row table:style-name="ro1">
          <table:table-cell table:formula="of:=[$COND.BB301]">
            <text:p/>
          </table:table-cell>
        </table:table-row>
        <table:table-row table:style-name="ro1">
          <table:table-cell table:formula="of:=[$COND.BB302]">
            <text:p/>
          </table:table-cell>
        </table:table-row>
        <table:table-row table:style-name="ro1">
          <table:table-cell table:formula="of:=[$COND.BB303]">
            <text:p/>
          </table:table-cell>
        </table:table-row>
        <table:table-row table:style-name="ro1">
          <table:table-cell table:formula="of:=[$COND.BB304]">
            <text:p/>
          </table:table-cell>
        </table:table-row>
        <table:table-row table:style-name="ro1">
          <table:table-cell table:formula="of:=[$COND.BB305]">
            <text:p/>
          </table:table-cell>
        </table:table-row>
        <table:table-row table:style-name="ro1">
          <table:table-cell table:formula="of:=[$COND.BB306]">
            <text:p/>
          </table:table-cell>
        </table:table-row>
        <table:table-row table:style-name="ro1">
          <table:table-cell table:formula="of:=[$COND.BB307]">
            <text:p/>
          </table:table-cell>
        </table:table-row>
        <table:table-row table:style-name="ro1">
          <table:table-cell table:formula="of:=[$COND.BB308]">
            <text:p/>
          </table:table-cell>
        </table:table-row>
        <table:table-row table:style-name="ro1">
          <table:table-cell table:formula="of:=[$COND.BB309]">
            <text:p/>
          </table:table-cell>
        </table:table-row>
        <table:table-row table:style-name="ro1">
          <table:table-cell table:formula="of:=[$COND.BB310]">
            <text:p/>
          </table:table-cell>
        </table:table-row>
        <table:table-row table:style-name="ro1">
          <table:table-cell table:formula="of:=[$COND.BB311]">
            <text:p/>
          </table:table-cell>
        </table:table-row>
        <table:table-row table:style-name="ro1">
          <table:table-cell table:formula="of:=[$COND.BB312]">
            <text:p/>
          </table:table-cell>
        </table:table-row>
        <table:table-row table:style-name="ro1">
          <table:table-cell table:formula="of:=[$COND.BB313]">
            <text:p/>
          </table:table-cell>
        </table:table-row>
        <table:table-row table:style-name="ro1">
          <table:table-cell table:formula="of:=[$COND.BB314]">
            <text:p/>
          </table:table-cell>
        </table:table-row>
        <table:table-row table:style-name="ro1">
          <table:table-cell table:formula="of:=[$COND.BB315]">
            <text:p/>
          </table:table-cell>
        </table:table-row>
        <table:table-row table:style-name="ro1">
          <table:table-cell table:formula="of:=[$COND.BB316]">
            <text:p/>
          </table:table-cell>
        </table:table-row>
        <table:table-row table:style-name="ro1">
          <table:table-cell table:formula="of:=[$COND.BB317]">
            <text:p/>
          </table:table-cell>
        </table:table-row>
        <table:table-row table:style-name="ro1">
          <table:table-cell table:formula="of:=[$COND.BB318]">
            <text:p/>
          </table:table-cell>
        </table:table-row>
        <table:table-row table:style-name="ro1">
          <table:table-cell table:formula="of:=[$COND.BB319]">
            <text:p/>
          </table:table-cell>
        </table:table-row>
        <table:table-row table:style-name="ro1">
          <table:table-cell table:formula="of:=[$COND.BB320]">
            <text:p/>
          </table:table-cell>
        </table:table-row>
        <table:table-row table:style-name="ro1">
          <table:table-cell table:formula="of:=[$COND.BB321]">
            <text:p/>
          </table:table-cell>
        </table:table-row>
        <table:table-row table:style-name="ro1">
          <table:table-cell table:formula="of:=[$COND.BB322]">
            <text:p/>
          </table:table-cell>
        </table:table-row>
        <table:table-row table:style-name="ro1">
          <table:table-cell table:formula="of:=[$COND.BB323]">
            <text:p/>
          </table:table-cell>
        </table:table-row>
        <table:table-row table:style-name="ro1">
          <table:table-cell table:formula="of:=[$COND.BB324]">
            <text:p/>
          </table:table-cell>
        </table:table-row>
        <table:table-row table:style-name="ro1">
          <table:table-cell table:formula="of:=[$COND.BB325]">
            <text:p/>
          </table:table-cell>
        </table:table-row>
        <table:table-row table:style-name="ro1">
          <table:table-cell table:formula="of:=[$COND.BB326]">
            <text:p/>
          </table:table-cell>
        </table:table-row>
        <table:table-row table:style-name="ro1">
          <table:table-cell table:formula="of:=[$COND.BB327]">
            <text:p/>
          </table:table-cell>
        </table:table-row>
        <table:table-row table:style-name="ro1">
          <table:table-cell table:formula="of:=[$COND.BB328]">
            <text:p/>
          </table:table-cell>
        </table:table-row>
        <table:table-row table:style-name="ro1">
          <table:table-cell table:formula="of:=[$COND.BB329]">
            <text:p/>
          </table:table-cell>
        </table:table-row>
        <table:table-row table:style-name="ro1">
          <table:table-cell table:style-name="ce2" table:formula="of:=[$COND.BB330]">
            <text:p/>
          </table:table-cell>
        </table:table-row>
        <table:table-row table:style-name="ro1">
          <table:table-cell table:formula="of:=[$COND.BB331]">
            <text:p/>
          </table:table-cell>
        </table:table-row>
        <table:table-row table:style-name="ro1">
          <table:table-cell table:formula="of:=[$COND.BB332]">
            <text:p/>
          </table:table-cell>
        </table:table-row>
        <table:table-row table:style-name="ro1">
          <table:table-cell table:formula="of:=[$COND.BB333]">
            <text:p/>
          </table:table-cell>
        </table:table-row>
        <table:table-row table:style-name="ro1">
          <table:table-cell table:style-name="ce2" table:formula="of:=[$COND.BB334]">
            <text:p/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table table:name="Feuille5" table:style-name="ta1">
        <office:forms form:automatic-focus="false" form:apply-design-mode="false"/>
        <table:table-column table:style-name="co7" table:default-cell-style-name="Default"/>
        <table:table-column table:style-name="co7" table:number-columns-repeated="2" table:default-cell-style-name="ce7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08:33:28.058929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5T19:30:38.758808289</meta:creation-date>
    <dc:date>2020-09-12T14:21:45.135122588</dc:date>
    <meta:editing-duration>P9DT8H42M42S</meta:editing-duration>
    <meta:editing-cycles>1685</meta:editing-cycles>
    <meta:generator>LibreOffice/6.4.5.2$Linux_X86_64 LibreOffice_project/40$Build-2</meta:generator>
    <meta:document-statistic meta:table-count="5" meta:cell-count="12737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9-TripleConcerto/ToolPartFormatting_triple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9-TripleConcerto/ToolPartFormatting_triple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